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Unifont" style:font-name-complex="Unifont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6" table:default-cell-style-name="ce3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hg.</text:p>
          </table:table-cell>
          <table:table-cell table:style-name="ce1" office:value-type="string" calcext:value-type="string">
            <text:p>Chg. %</text:p>
          </table:table-cell>
          <table:table-cell table:style-name="ce1" office:value-type="string" calcext:value-type="string">
            <text:p>Vol.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ily </text:p>
          </table:table-cell>
          <table:table-cell table:style-name="ce1" office:value-type="string" calcext:value-type="string">
            <text:p>1 Week </text:p>
          </table:table-cell>
          <table:table-cell table:style-name="ce1" office:value-type="string" calcext:value-type="string">
            <text:p>1 Month </text:p>
          </table:table-cell>
          <table:table-cell table:style-name="ce1" office:value-type="string" calcext:value-type="string">
            <text:p>YTD </text:p>
          </table:table-cell>
          <table:table-cell table:style-name="ce1" office:value-type="string" calcext:value-type="string">
            <text:p>1 Year </text:p>
          </table:table-cell>
          <table:table-cell table:style-name="ce1" office:value-type="string" calcext:value-type="string">
            <text:p>3 Years </text:p>
          </table:table-cell>
          <table:table-cell table:style-name="ce1" office:value-type="string" calcext:value-type="string">
            <text:p>Hourly </text:p>
          </table:table-cell>
          <table:table-cell table:style-name="ce1" office:value-type="string" calcext:value-type="string">
            <text:p>Daily </text:p>
          </table:table-cell>
          <table:table-cell table:style-name="ce1" office:value-type="string" calcext:value-type="string">
            <text:p>Monthly </text:p>
          </table:table-cell>
          <table:table-cell table:style-name="ce1" office:value-type="string" calcext:value-type="string">
            <text:p>Change %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daily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ytd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3 year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investing.com/equities/3m-co" xlink:type="simple">3M</text:a></text:p>
          </table:table-cell>
          <table:table-cell office:value-type="float" office:value="146.69" calcext:value-type="float">
            <text:p>146.69</text:p>
          </table:table-cell>
          <table:table-cell office:value-type="float" office:value="147.87" calcext:value-type="float">
            <text:p>147.87</text:p>
          </table:table-cell>
          <table:table-cell office:value-type="float" office:value="146.52" calcext:value-type="float">
            <text:p>146.52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7.4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1.52%</text:p>
          </table:table-cell>
          <table:table-cell office:value-type="string" calcext:value-type="string">
            <text:p>4.59%</text:p>
          </table:table-cell>
          <table:table-cell office:value-type="string" calcext:value-type="string">
            <text:p>22.23%</text:p>
          </table:table-cell>
          <table:table-cell office:value-type="string" calcext:value-type="string">
            <text:p>92.1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];1;LEN([.F2])-1))" office:value-type="float" office:value="-0.1" calcext:value-type="float">
            <text:p>-0.1</text:p>
          </table:table-cell>
          <table:table-cell table:formula="of:=VALUE(SUBSTITUTE(SUBSTITUTE(SUBSTITUTE([.G2];&quot;M&quot;;&quot;0000&quot;);&quot;K&quot;;&quot;0&quot;);&quot;.&quot;;&quot;&quot;))" office:value-type="float" office:value="7490000" calcext:value-type="float">
            <text:p>7490000</text:p>
          </table:table-cell>
          <table:table-cell table:formula="of:=IF([.I2]=&quot;-&quot;;&quot;NULL&quot;;VALUE(MID([.I2];1;LEN([.I2])-1)))" office:value-type="float" office:value="-0.1" calcext:value-type="float">
            <text:p>-0.1</text:p>
          </table:table-cell>
          <table:table-cell table:formula="of:=IF([.J2]=&quot;-&quot;;&quot;NULL&quot;;VALUE(MID([.J2];1;LEN([.J2])-1)))" office:value-type="float" office:value="1.91" calcext:value-type="float">
            <text:p>1.91</text:p>
          </table:table-cell>
          <table:table-cell table:formula="of:=IF([.K2]=&quot;-&quot;;&quot;NULL&quot;;VALUE(MID([.K2];1;LEN([.K2])-1)))" office:value-type="float" office:value="1.52" calcext:value-type="float">
            <text:p>1.52</text:p>
          </table:table-cell>
          <table:table-cell table:formula="of:=IF([.L2]=&quot;-&quot;;&quot;NULL&quot;;VALUE(MID([.L2];1;LEN([.L2])-1)))" office:value-type="float" office:value="4.59" calcext:value-type="float">
            <text:p>4.59</text:p>
          </table:table-cell>
          <table:table-cell table:formula="of:=IF([.M2]=&quot;-&quot;;&quot;NULL&quot;;VALUE(MID([.M2];1;LEN([.M2])-1)))" office:value-type="float" office:value="22.23" calcext:value-type="float">
            <text:p>22.23</text:p>
          </table:table-cell>
          <table:table-cell table:formula="of:=IF([.N2]=&quot;-&quot;;&quot;NULL&quot;;VALUE(MID([.N2];1;LEN([.N2])-1)))" office:value-type="float" office:value="92.15" calcext:value-type="float">
            <text:p>92.15</text:p>
          </table:table-cell>
          <table:table-cell table:formula="of:=&quot;( &quot; &amp; (ROW()-1) &amp; &quot;, '&quot; &amp; [.A2] &amp; &quot;',&quot; &amp; [.B2] &amp; &quot;,&quot; &amp; [.C2] &amp; &quot;,&quot; &amp; [.D2] &amp; &quot;,&quot; &amp; [.E2] &amp; &quot;,&quot; &amp; [.R2] &amp; &quot;,&quot; &amp; [.S2] &amp; &quot;,'2014/09/19',&quot; &amp; [.T2] &amp; &quot;,&quot; &amp; [.U2] &amp; &quot;,&quot; &amp; [.V2] &amp; &quot;,&quot; &amp; [.W2] &amp; &quot;,&quot; &amp; [.X2] &amp; &quot;,&quot; &amp; [.Y2] &amp; &quot;,'&quot; &amp; [.O2] &amp; &quot;','&quot; &amp; [.P2] &amp; &quot;','&quot; &amp; [.Q2] &amp; &quot;'),&quot;" office:value-type="string" office:string-value="( 1, '3M',146.69,147.87,146.52,-0.15,-0.1,7490000,'2014/09/19',-0.1,1.91,1.52,4.59,22.23,92.15,'Strong Buy','Strong Buy','Strong Buy')," calcext:value-type="string">
            <text:p>( 1, '3M',146.69,147.87,146.52,-0.15,-0.1,7490000,'2014/09/19',-0.1,1.91,1.52,4.59,22.23,92.1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bbott-laboratories" xlink:type="simple">Abbott Labs</text:a></text:p>
          </table:table-cell>
          <table:table-cell office:value-type="float" office:value="43.59" calcext:value-type="float">
            <text:p>43.59</text:p>
          </table:table-cell>
          <table:table-cell office:value-type="float" office:value="44.2" calcext:value-type="float">
            <text:p>44.2</text:p>
          </table:table-cell>
          <table:table-cell office:value-type="float" office:value="43.56" calcext:value-type="float">
            <text:p>43.5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5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2.44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13.72%</text:p>
          </table:table-cell>
          <table:table-cell office:value-type="string" calcext:value-type="string">
            <text:p>23.52%</text:p>
          </table:table-cell>
          <table:table-cell office:value-type="string" calcext:value-type="string">
            <text:p>76.0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];1;LEN([.F3])-1))" office:value-type="float" office:value="-0.23" calcext:value-type="float">
            <text:p>-0.23</text:p>
          </table:table-cell>
          <table:table-cell table:formula="of:=VALUE(SUBSTITUTE(SUBSTITUTE(SUBSTITUTE([.G3];&quot;M&quot;;&quot;0000&quot;);&quot;K&quot;;&quot;0&quot;);&quot;.&quot;;&quot;&quot;))" office:value-type="float" office:value="5970000" calcext:value-type="float">
            <text:p>5970000</text:p>
          </table:table-cell>
          <table:table-cell table:formula="of:=IF([.I3]=&quot;-&quot;;&quot;NULL&quot;;VALUE(MID([.I3];1;LEN([.I3])-1)))" office:value-type="float" office:value="-0.23" calcext:value-type="float">
            <text:p>-0.23</text:p>
          </table:table-cell>
          <table:table-cell table:formula="of:=IF([.J3]=&quot;-&quot;;&quot;NULL&quot;;VALUE(MID([.J3];1;LEN([.J3])-1)))" office:value-type="float" office:value="2.44" calcext:value-type="float">
            <text:p>2.44</text:p>
          </table:table-cell>
          <table:table-cell table:formula="of:=IF([.K3]=&quot;-&quot;;&quot;NULL&quot;;VALUE(MID([.K3];1;LEN([.K3])-1)))" office:value-type="float" office:value="3" calcext:value-type="float">
            <text:p>3</text:p>
          </table:table-cell>
          <table:table-cell table:formula="of:=IF([.L3]=&quot;-&quot;;&quot;NULL&quot;;VALUE(MID([.L3];1;LEN([.L3])-1)))" office:value-type="float" office:value="13.72" calcext:value-type="float">
            <text:p>13.72</text:p>
          </table:table-cell>
          <table:table-cell table:formula="of:=IF([.M3]=&quot;-&quot;;&quot;NULL&quot;;VALUE(MID([.M3];1;LEN([.M3])-1)))" office:value-type="float" office:value="23.52" calcext:value-type="float">
            <text:p>23.52</text:p>
          </table:table-cell>
          <table:table-cell table:formula="of:=IF([.N3]=&quot;-&quot;;&quot;NULL&quot;;VALUE(MID([.N3];1;LEN([.N3])-1)))" office:value-type="float" office:value="76.05" calcext:value-type="float">
            <text:p>76.05</text:p>
          </table:table-cell>
          <table:table-cell table:formula="of:=&quot;( &quot; &amp; (ROW()-1) &amp; &quot;, '&quot; &amp; [.A3] &amp; &quot;',&quot; &amp; [.B3] &amp; &quot;,&quot; &amp; [.C3] &amp; &quot;,&quot; &amp; [.D3] &amp; &quot;,&quot; &amp; [.E3] &amp; &quot;,&quot; &amp; [.R3] &amp; &quot;,&quot; &amp; [.S3] &amp; &quot;,'2014/09/19',&quot; &amp; [.T3] &amp; &quot;,&quot; &amp; [.U3] &amp; &quot;,&quot; &amp; [.V3] &amp; &quot;,&quot; &amp; [.W3] &amp; &quot;,&quot; &amp; [.X3] &amp; &quot;,&quot; &amp; [.Y3] &amp; &quot;,'&quot; &amp; [.O3] &amp; &quot;','&quot; &amp; [.P3] &amp; &quot;','&quot; &amp; [.Q3] &amp; &quot;'),&quot;" office:value-type="string" office:string-value="( 2, 'Abbott Labs',43.59,44.2,43.56,-0.1,-0.23,5970000,'2014/09/19',-0.23,2.44,3,13.72,23.52,76.05,'Neutral','Strong Buy','Strong Buy')," calcext:value-type="string">
            <text:p>( 2, 'Abbott Labs',43.59,44.2,43.56,-0.1,-0.23,5970000,'2014/09/19',-0.23,2.44,3,13.72,23.52,76.0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bbvie-inc" xlink:type="simple">AbbVie</text:a></text:p>
          </table:table-cell>
          <table:table-cell office:value-type="float" office:value="59.06" calcext:value-type="float">
            <text:p>59.06</text:p>
          </table:table-cell>
          <table:table-cell office:value-type="float" office:value="59.93" calcext:value-type="float">
            <text:p>59.93</text:p>
          </table:table-cell>
          <table:table-cell office:value-type="float" office:value="59.01" calcext:value-type="float">
            <text:p>59.01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13.4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2.04%</text:p>
          </table:table-cell>
          <table:table-cell office:value-type="string" calcext:value-type="string">
            <text:p>7.46%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23.45%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];1;LEN([.F4])-1))" office:value-type="float" office:value="-0.66" calcext:value-type="float">
            <text:p>-0.66</text:p>
          </table:table-cell>
          <table:table-cell table:formula="of:=VALUE(SUBSTITUTE(SUBSTITUTE(SUBSTITUTE([.G4];&quot;M&quot;;&quot;0000&quot;);&quot;K&quot;;&quot;0&quot;);&quot;.&quot;;&quot;&quot;))" office:value-type="float" office:value="13470000" calcext:value-type="float">
            <text:p>13470000</text:p>
          </table:table-cell>
          <table:table-cell table:formula="of:=IF([.I4]=&quot;-&quot;;&quot;NULL&quot;;VALUE(MID([.I4];1;LEN([.I4])-1)))" office:value-type="float" office:value="-0.66" calcext:value-type="float">
            <text:p>-0.66</text:p>
          </table:table-cell>
          <table:table-cell table:formula="of:=IF([.J4]=&quot;-&quot;;&quot;NULL&quot;;VALUE(MID([.J4];1;LEN([.J4])-1)))" office:value-type="float" office:value="2.04" calcext:value-type="float">
            <text:p>2.04</text:p>
          </table:table-cell>
          <table:table-cell table:formula="of:=IF([.K4]=&quot;-&quot;;&quot;NULL&quot;;VALUE(MID([.K4];1;LEN([.K4])-1)))" office:value-type="float" office:value="7.46" calcext:value-type="float">
            <text:p>7.46</text:p>
          </table:table-cell>
          <table:table-cell table:formula="of:=IF([.L4]=&quot;-&quot;;&quot;NULL&quot;;VALUE(MID([.L4];1;LEN([.L4])-1)))" office:value-type="float" office:value="11.83" calcext:value-type="float">
            <text:p>11.83</text:p>
          </table:table-cell>
          <table:table-cell table:formula="of:=IF([.M4]=&quot;-&quot;;&quot;NULL&quot;;VALUE(MID([.M4];1;LEN([.M4])-1)))" office:value-type="float" office:value="23.45" calcext:value-type="float">
            <text:p>23.45</text:p>
          </table:table-cell>
          <table:table-cell table:formula="of:=IF([.N4]=&quot;-&quot;;&quot;NULL&quot;;VALUE(MID([.N4];1;LEN([.N4])-1)))" office:value-type="string" office:string-value="NULL" calcext:value-type="string">
            <text:p>NULL</text:p>
          </table:table-cell>
          <table:table-cell table:formula="of:=&quot;( &quot; &amp; (ROW()-1) &amp; &quot;, '&quot; &amp; [.A4] &amp; &quot;',&quot; &amp; [.B4] &amp; &quot;,&quot; &amp; [.C4] &amp; &quot;,&quot; &amp; [.D4] &amp; &quot;,&quot; &amp; [.E4] &amp; &quot;,&quot; &amp; [.R4] &amp; &quot;,&quot; &amp; [.S4] &amp; &quot;,'2014/09/19',&quot; &amp; [.T4] &amp; &quot;,&quot; &amp; [.U4] &amp; &quot;,&quot; &amp; [.V4] &amp; &quot;,&quot; &amp; [.W4] &amp; &quot;,&quot; &amp; [.X4] &amp; &quot;,&quot; &amp; [.Y4] &amp; &quot;,'&quot; &amp; [.O4] &amp; &quot;','&quot; &amp; [.P4] &amp; &quot;','&quot; &amp; [.Q4] &amp; &quot;'),&quot;" office:value-type="string" office:string-value="( 3, 'AbbVie',59.06,59.93,59.01,-0.39,-0.66,13470000,'2014/09/19',-0.66,2.04,7.46,11.83,23.45,NULL,'Sell','Strong Buy','Strong Buy')," calcext:value-type="string">
            <text:p>( 3, 'AbbVie',59.06,59.93,59.01,-0.39,-0.66,13470000,'2014/09/19',-0.66,2.04,7.46,11.83,23.45,NULL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ccenture-ltd" xlink:type="simple">Accenture</text:a></text:p>
          </table:table-cell>
          <table:table-cell office:value-type="float" office:value="79.93" calcext:value-type="float">
            <text:p>79.93</text:p>
          </table:table-cell>
          <table:table-cell office:value-type="float" office:value="80.84" calcext:value-type="float">
            <text:p>80.84</text:p>
          </table:table-cell>
          <table:table-cell office:value-type="float" office:value="79.65" calcext:value-type="float">
            <text:p>79.65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4.2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-1.28%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-2.79%</text:p>
          </table:table-cell>
          <table:table-cell office:value-type="string" calcext:value-type="string">
            <text:p>3.38%</text:p>
          </table:table-cell>
          <table:table-cell office:value-type="string" calcext:value-type="string">
            <text:p>49.7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5];1;LEN([.F5])-1))" office:value-type="float" office:value="-0.66" calcext:value-type="float">
            <text:p>-0.66</text:p>
          </table:table-cell>
          <table:table-cell table:formula="of:=VALUE(SUBSTITUTE(SUBSTITUTE(SUBSTITUTE([.G5];&quot;M&quot;;&quot;0000&quot;);&quot;K&quot;;&quot;0&quot;);&quot;.&quot;;&quot;&quot;))" office:value-type="float" office:value="4280000" calcext:value-type="float">
            <text:p>4280000</text:p>
          </table:table-cell>
          <table:table-cell table:formula="of:=IF([.I5]=&quot;-&quot;;&quot;NULL&quot;;VALUE(MID([.I5];1;LEN([.I5])-1)))" office:value-type="float" office:value="-0.66" calcext:value-type="float">
            <text:p>-0.66</text:p>
          </table:table-cell>
          <table:table-cell table:formula="of:=IF([.J5]=&quot;-&quot;;&quot;NULL&quot;;VALUE(MID([.J5];1;LEN([.J5])-1)))" office:value-type="float" office:value="-1.28" calcext:value-type="float">
            <text:p>-1.28</text:p>
          </table:table-cell>
          <table:table-cell table:formula="of:=IF([.K5]=&quot;-&quot;;&quot;NULL&quot;;VALUE(MID([.K5];1;LEN([.K5])-1)))" office:value-type="float" office:value="-1.1" calcext:value-type="float">
            <text:p>-1.1</text:p>
          </table:table-cell>
          <table:table-cell table:formula="of:=IF([.L5]=&quot;-&quot;;&quot;NULL&quot;;VALUE(MID([.L5];1;LEN([.L5])-1)))" office:value-type="float" office:value="-2.79" calcext:value-type="float">
            <text:p>-2.79</text:p>
          </table:table-cell>
          <table:table-cell table:formula="of:=IF([.M5]=&quot;-&quot;;&quot;NULL&quot;;VALUE(MID([.M5];1;LEN([.M5])-1)))" office:value-type="float" office:value="3.38" calcext:value-type="float">
            <text:p>3.38</text:p>
          </table:table-cell>
          <table:table-cell table:formula="of:=IF([.N5]=&quot;-&quot;;&quot;NULL&quot;;VALUE(MID([.N5];1;LEN([.N5])-1)))" office:value-type="float" office:value="49.71" calcext:value-type="float">
            <text:p>49.71</text:p>
          </table:table-cell>
          <table:table-cell table:formula="of:=&quot;( &quot; &amp; (ROW()-1) &amp; &quot;, '&quot; &amp; [.A5] &amp; &quot;',&quot; &amp; [.B5] &amp; &quot;,&quot; &amp; [.C5] &amp; &quot;,&quot; &amp; [.D5] &amp; &quot;,&quot; &amp; [.E5] &amp; &quot;,&quot; &amp; [.R5] &amp; &quot;,&quot; &amp; [.S5] &amp; &quot;,'2014/09/19',&quot; &amp; [.T5] &amp; &quot;,&quot; &amp; [.U5] &amp; &quot;,&quot; &amp; [.V5] &amp; &quot;,&quot; &amp; [.W5] &amp; &quot;,&quot; &amp; [.X5] &amp; &quot;,&quot; &amp; [.Y5] &amp; &quot;,'&quot; &amp; [.O5] &amp; &quot;','&quot; &amp; [.P5] &amp; &quot;','&quot; &amp; [.Q5] &amp; &quot;'),&quot;" office:value-type="string" office:string-value="( 4, 'Accenture',79.93,80.84,79.65,-0.53,-0.66,4280000,'2014/09/19',-0.66,-1.28,-1.1,-2.79,3.38,49.71,'Strong Sell','Strong Sell','Strong Buy')," calcext:value-type="string">
            <text:p>( 4, 'Accenture',79.93,80.84,79.65,-0.53,-0.66,4280000,'2014/09/19',-0.66,-1.28,-1.1,-2.79,3.38,49.7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ce-ltd" xlink:type="simple">Ace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107.95" calcext:value-type="float">
            <text:p>107.95</text:p>
          </table:table-cell>
          <table:table-cell office:value-type="float" office:value="106.92" calcext:value-type="float">
            <text:p>106.92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1.4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2.01%</text:p>
          </table:table-cell>
          <table:table-cell office:value-type="string" calcext:value-type="string">
            <text:p>1.61%</text:p>
          </table:table-cell>
          <table:table-cell office:value-type="string" calcext:value-type="string">
            <text:p>3.35%</text:p>
          </table:table-cell>
          <table:table-cell office:value-type="string" calcext:value-type="string">
            <text:p>12.64%</text:p>
          </table:table-cell>
          <table:table-cell office:value-type="string" calcext:value-type="string">
            <text:p>77.62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6];1;LEN([.F6])-1))" office:value-type="float" office:value="-0.36" calcext:value-type="float">
            <text:p>-0.36</text:p>
          </table:table-cell>
          <table:table-cell table:formula="of:=VALUE(SUBSTITUTE(SUBSTITUTE(SUBSTITUTE([.G6];&quot;M&quot;;&quot;0000&quot;);&quot;K&quot;;&quot;0&quot;);&quot;.&quot;;&quot;&quot;))" office:value-type="float" office:value="1410000" calcext:value-type="float">
            <text:p>1410000</text:p>
          </table:table-cell>
          <table:table-cell table:formula="of:=IF([.I6]=&quot;-&quot;;&quot;NULL&quot;;VALUE(MID([.I6];1;LEN([.I6])-1)))" office:value-type="float" office:value="-0.36" calcext:value-type="float">
            <text:p>-0.36</text:p>
          </table:table-cell>
          <table:table-cell table:formula="of:=IF([.J6]=&quot;-&quot;;&quot;NULL&quot;;VALUE(MID([.J6];1;LEN([.J6])-1)))" office:value-type="float" office:value="2.01" calcext:value-type="float">
            <text:p>2.01</text:p>
          </table:table-cell>
          <table:table-cell table:formula="of:=IF([.K6]=&quot;-&quot;;&quot;NULL&quot;;VALUE(MID([.K6];1;LEN([.K6])-1)))" office:value-type="float" office:value="1.61" calcext:value-type="float">
            <text:p>1.61</text:p>
          </table:table-cell>
          <table:table-cell table:formula="of:=IF([.L6]=&quot;-&quot;;&quot;NULL&quot;;VALUE(MID([.L6];1;LEN([.L6])-1)))" office:value-type="float" office:value="3.35" calcext:value-type="float">
            <text:p>3.35</text:p>
          </table:table-cell>
          <table:table-cell table:formula="of:=IF([.M6]=&quot;-&quot;;&quot;NULL&quot;;VALUE(MID([.M6];1;LEN([.M6])-1)))" office:value-type="float" office:value="12.64" calcext:value-type="float">
            <text:p>12.64</text:p>
          </table:table-cell>
          <table:table-cell table:formula="of:=IF([.N6]=&quot;-&quot;;&quot;NULL&quot;;VALUE(MID([.N6];1;LEN([.N6])-1)))" office:value-type="float" office:value="77.62" calcext:value-type="float">
            <text:p>77.62</text:p>
          </table:table-cell>
          <table:table-cell table:formula="of:=&quot;( &quot; &amp; (ROW()-1) &amp; &quot;, '&quot; &amp; [.A6] &amp; &quot;',&quot; &amp; [.B6] &amp; &quot;,&quot; &amp; [.C6] &amp; &quot;,&quot; &amp; [.D6] &amp; &quot;,&quot; &amp; [.E6] &amp; &quot;,&quot; &amp; [.R6] &amp; &quot;,&quot; &amp; [.S6] &amp; &quot;,'2014/09/19',&quot; &amp; [.T6] &amp; &quot;,&quot; &amp; [.U6] &amp; &quot;,&quot; &amp; [.V6] &amp; &quot;,&quot; &amp; [.W6] &amp; &quot;,&quot; &amp; [.X6] &amp; &quot;,&quot; &amp; [.Y6] &amp; &quot;,'&quot; &amp; [.O6] &amp; &quot;','&quot; &amp; [.P6] &amp; &quot;','&quot; &amp; [.Q6] &amp; &quot;'),&quot;" office:value-type="string" office:string-value="( 5, 'Ace',107,107.95,106.92,-0.39,-0.36,1410000,'2014/09/19',-0.36,2.01,1.61,3.35,12.64,77.62,'Buy','Strong Buy','Strong Buy')," calcext:value-type="string">
            <text:p>( 5, 'Ace',107,107.95,106.92,-0.39,-0.36,1410000,'2014/09/19',-0.36,2.01,1.61,3.35,12.64,77.62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ctavis" xlink:type="simple">Actavis</text:a></text:p>
          </table:table-cell>
          <table:table-cell office:value-type="float" office:value="241.81" calcext:value-type="float">
            <text:p>241.81</text:p>
          </table:table-cell>
          <table:table-cell office:value-type="float" office:value="245.5" calcext:value-type="float">
            <text:p>245.5</text:p>
          </table:table-cell>
          <table:table-cell office:value-type="float" office:value="236.41" calcext:value-type="float">
            <text:p>236.41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+1.63%</text:p>
          </table:table-cell>
          <table:table-cell office:value-type="string" calcext:value-type="string">
            <text:p>3.5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63%</text:p>
          </table:table-cell>
          <table:table-cell office:value-type="string" calcext:value-type="string">
            <text:p>3.17%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43.93%</text:p>
          </table:table-cell>
          <table:table-cell office:value-type="string" calcext:value-type="string">
            <text:p>78.46%</text:p>
          </table:table-cell>
          <table:table-cell office:value-type="string" calcext:value-type="string">
            <text:p>245.2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7];1;LEN([.F7])-1))" office:value-type="float" office:value="1.63" calcext:value-type="float">
            <text:p>1.63</text:p>
          </table:table-cell>
          <table:table-cell table:formula="of:=VALUE(SUBSTITUTE(SUBSTITUTE(SUBSTITUTE([.G7];&quot;M&quot;;&quot;0000&quot;);&quot;K&quot;;&quot;0&quot;);&quot;.&quot;;&quot;&quot;))" office:value-type="float" office:value="3570000" calcext:value-type="float">
            <text:p>3570000</text:p>
          </table:table-cell>
          <table:table-cell table:formula="of:=IF([.I7]=&quot;-&quot;;&quot;NULL&quot;;VALUE(MID([.I7];1;LEN([.I7])-1)))" office:value-type="float" office:value="1.63" calcext:value-type="float">
            <text:p>1.63</text:p>
          </table:table-cell>
          <table:table-cell table:formula="of:=IF([.J7]=&quot;-&quot;;&quot;NULL&quot;;VALUE(MID([.J7];1;LEN([.J7])-1)))" office:value-type="float" office:value="3.17" calcext:value-type="float">
            <text:p>3.17</text:p>
          </table:table-cell>
          <table:table-cell table:formula="of:=IF([.K7]=&quot;-&quot;;&quot;NULL&quot;;VALUE(MID([.K7];1;LEN([.K7])-1)))" office:value-type="float" office:value="6.88" calcext:value-type="float">
            <text:p>6.88</text:p>
          </table:table-cell>
          <table:table-cell table:formula="of:=IF([.L7]=&quot;-&quot;;&quot;NULL&quot;;VALUE(MID([.L7];1;LEN([.L7])-1)))" office:value-type="float" office:value="43.93" calcext:value-type="float">
            <text:p>43.93</text:p>
          </table:table-cell>
          <table:table-cell table:formula="of:=IF([.M7]=&quot;-&quot;;&quot;NULL&quot;;VALUE(MID([.M7];1;LEN([.M7])-1)))" office:value-type="float" office:value="78.46" calcext:value-type="float">
            <text:p>78.46</text:p>
          </table:table-cell>
          <table:table-cell table:formula="of:=IF([.N7]=&quot;-&quot;;&quot;NULL&quot;;VALUE(MID([.N7];1;LEN([.N7])-1)))" office:value-type="float" office:value="245.25" calcext:value-type="float">
            <text:p>245.25</text:p>
          </table:table-cell>
          <table:table-cell table:formula="of:=&quot;( &quot; &amp; (ROW()-1) &amp; &quot;, '&quot; &amp; [.A7] &amp; &quot;',&quot; &amp; [.B7] &amp; &quot;,&quot; &amp; [.C7] &amp; &quot;,&quot; &amp; [.D7] &amp; &quot;,&quot; &amp; [.E7] &amp; &quot;,&quot; &amp; [.R7] &amp; &quot;,&quot; &amp; [.S7] &amp; &quot;,'2014/09/19',&quot; &amp; [.T7] &amp; &quot;,&quot; &amp; [.U7] &amp; &quot;,&quot; &amp; [.V7] &amp; &quot;,&quot; &amp; [.W7] &amp; &quot;,&quot; &amp; [.X7] &amp; &quot;,&quot; &amp; [.Y7] &amp; &quot;,'&quot; &amp; [.O7] &amp; &quot;','&quot; &amp; [.P7] &amp; &quot;','&quot; &amp; [.Q7] &amp; &quot;'),&quot;" office:value-type="string" office:string-value="( 6, 'Actavis',241.81,245.5,236.41,3.88,1.63,3570000,'2014/09/19',1.63,3.17,6.88,43.93,78.46,245.25,'Strong Buy','Strong Buy','Strong Buy')," calcext:value-type="string">
            <text:p>( 6, 'Actavis',241.81,245.5,236.41,3.88,1.63,3570000,'2014/09/19',1.63,3.17,6.88,43.93,78.46,245.2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dobe-sys-inc" xlink:type="simple">Adobe</text:a></text:p>
          </table:table-cell>
          <table:table-cell office:value-type="float" office:value="66.94" calcext:value-type="float">
            <text:p>66.94</text:p>
          </table:table-cell>
          <table:table-cell office:value-type="float" office:value="68.2" calcext:value-type="float">
            <text:p>68.2</text:p>
          </table:table-cell>
          <table:table-cell office:value-type="float" office:value="66.35" calcext:value-type="float">
            <text:p>66.35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-1.43%</text:p>
          </table:table-cell>
          <table:table-cell office:value-type="string" calcext:value-type="string">
            <text:p>5.8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3%</text:p>
          </table:table-cell>
          <table:table-cell office:value-type="string" calcext:value-type="string">
            <text:p>-5.69%</text:p>
          </table:table-cell>
          <table:table-cell office:value-type="string" calcext:value-type="string">
            <text:p>-6.68%</text:p>
          </table:table-cell>
          <table:table-cell office:value-type="string" calcext:value-type="string">
            <text:p>11.79%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168.9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8];1;LEN([.F8])-1))" office:value-type="float" office:value="-1.43" calcext:value-type="float">
            <text:p>-1.43</text:p>
          </table:table-cell>
          <table:table-cell table:formula="of:=VALUE(SUBSTITUTE(SUBSTITUTE(SUBSTITUTE([.G8];&quot;M&quot;;&quot;0000&quot;);&quot;K&quot;;&quot;0&quot;);&quot;.&quot;;&quot;&quot;))" office:value-type="float" office:value="5810000" calcext:value-type="float">
            <text:p>5810000</text:p>
          </table:table-cell>
          <table:table-cell table:formula="of:=IF([.I8]=&quot;-&quot;;&quot;NULL&quot;;VALUE(MID([.I8];1;LEN([.I8])-1)))" office:value-type="float" office:value="-1.43" calcext:value-type="float">
            <text:p>-1.43</text:p>
          </table:table-cell>
          <table:table-cell table:formula="of:=IF([.J8]=&quot;-&quot;;&quot;NULL&quot;;VALUE(MID([.J8];1;LEN([.J8])-1)))" office:value-type="float" office:value="-5.69" calcext:value-type="float">
            <text:p>-5.69</text:p>
          </table:table-cell>
          <table:table-cell table:formula="of:=IF([.K8]=&quot;-&quot;;&quot;NULL&quot;;VALUE(MID([.K8];1;LEN([.K8])-1)))" office:value-type="float" office:value="-6.68" calcext:value-type="float">
            <text:p>-6.68</text:p>
          </table:table-cell>
          <table:table-cell table:formula="of:=IF([.L8]=&quot;-&quot;;&quot;NULL&quot;;VALUE(MID([.L8];1;LEN([.L8])-1)))" office:value-type="float" office:value="11.79" calcext:value-type="float">
            <text:p>11.79</text:p>
          </table:table-cell>
          <table:table-cell table:formula="of:=IF([.M8]=&quot;-&quot;;&quot;NULL&quot;;VALUE(MID([.M8];1;LEN([.M8])-1)))" office:value-type="float" office:value="27.97" calcext:value-type="float">
            <text:p>27.97</text:p>
          </table:table-cell>
          <table:table-cell table:formula="of:=IF([.N8]=&quot;-&quot;;&quot;NULL&quot;;VALUE(MID([.N8];1;LEN([.N8])-1)))" office:value-type="float" office:value="168.94" calcext:value-type="float">
            <text:p>168.94</text:p>
          </table:table-cell>
          <table:table-cell table:formula="of:=&quot;( &quot; &amp; (ROW()-1) &amp; &quot;, '&quot; &amp; [.A8] &amp; &quot;',&quot; &amp; [.B8] &amp; &quot;,&quot; &amp; [.C8] &amp; &quot;,&quot; &amp; [.D8] &amp; &quot;,&quot; &amp; [.E8] &amp; &quot;,&quot; &amp; [.R8] &amp; &quot;,&quot; &amp; [.S8] &amp; &quot;,'2014/09/19',&quot; &amp; [.T8] &amp; &quot;,&quot; &amp; [.U8] &amp; &quot;,&quot; &amp; [.V8] &amp; &quot;,&quot; &amp; [.W8] &amp; &quot;,&quot; &amp; [.X8] &amp; &quot;,&quot; &amp; [.Y8] &amp; &quot;,'&quot; &amp; [.O8] &amp; &quot;','&quot; &amp; [.P8] &amp; &quot;','&quot; &amp; [.Q8] &amp; &quot;'),&quot;" office:value-type="string" office:string-value="( 7, 'Adobe',66.94,68.2,66.35,-0.97,-1.43,5810000,'2014/09/19',-1.43,-5.69,-6.68,11.79,27.97,168.94,'Strong Sell','Strong Sell','Strong Buy')," calcext:value-type="string">
            <text:p>( 7, 'Adobe',66.94,68.2,66.35,-0.97,-1.43,5810000,'2014/09/19',-1.43,-5.69,-6.68,11.79,27.97,168.9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dt-corp" xlink:type="simple">ADT</text:a></text:p>
          </table:table-cell>
          <table:table-cell office:value-type="float" office:value="37.07" calcext:value-type="float">
            <text:p>37.07</text:p>
          </table:table-cell>
          <table:table-cell office:value-type="float" office:value="37.5" calcext:value-type="float">
            <text:p>37.5</text:p>
          </table:table-cell>
          <table:table-cell office:value-type="float" office:value="36.84" calcext:value-type="float">
            <text:p>36.84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1.9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-8.40%</text:p>
          </table:table-cell>
          <table:table-cell office:value-type="string" calcext:value-type="string">
            <text:p>-12.41%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9];1;LEN([.F9])-1))" office:value-type="float" office:value="-0.78" calcext:value-type="float">
            <text:p>-0.78</text:p>
          </table:table-cell>
          <table:table-cell table:formula="of:=VALUE(SUBSTITUTE(SUBSTITUTE(SUBSTITUTE([.G9];&quot;M&quot;;&quot;0000&quot;);&quot;K&quot;;&quot;0&quot;);&quot;.&quot;;&quot;&quot;))" office:value-type="float" office:value="1980000" calcext:value-type="float">
            <text:p>1980000</text:p>
          </table:table-cell>
          <table:table-cell table:formula="of:=IF([.I9]=&quot;-&quot;;&quot;NULL&quot;;VALUE(MID([.I9];1;LEN([.I9])-1)))" office:value-type="float" office:value="-0.78" calcext:value-type="float">
            <text:p>-0.78</text:p>
          </table:table-cell>
          <table:table-cell table:formula="of:=IF([.J9]=&quot;-&quot;;&quot;NULL&quot;;VALUE(MID([.J9];1;LEN([.J9])-1)))" office:value-type="float" office:value="0.54" calcext:value-type="float">
            <text:p>0.54</text:p>
          </table:table-cell>
          <table:table-cell table:formula="of:=IF([.K9]=&quot;-&quot;;&quot;NULL&quot;;VALUE(MID([.K9];1;LEN([.K9])-1)))" office:value-type="float" office:value="0.08" calcext:value-type="float">
            <text:p>0.08</text:p>
          </table:table-cell>
          <table:table-cell table:formula="of:=IF([.L9]=&quot;-&quot;;&quot;NULL&quot;;VALUE(MID([.L9];1;LEN([.L9])-1)))" office:value-type="float" office:value="-8.4" calcext:value-type="float">
            <text:p>-8.4</text:p>
          </table:table-cell>
          <table:table-cell table:formula="of:=IF([.M9]=&quot;-&quot;;&quot;NULL&quot;;VALUE(MID([.M9];1;LEN([.M9])-1)))" office:value-type="float" office:value="-12.41" calcext:value-type="float">
            <text:p>-12.41</text:p>
          </table:table-cell>
          <table:table-cell table:formula="of:=IF([.N9]=&quot;-&quot;;&quot;NULL&quot;;VALUE(MID([.N9];1;LEN([.N9])-1)))" office:value-type="string" office:string-value="NULL" calcext:value-type="string">
            <text:p>NULL</text:p>
          </table:table-cell>
          <table:table-cell table:formula="of:=&quot;( &quot; &amp; (ROW()-1) &amp; &quot;, '&quot; &amp; [.A9] &amp; &quot;',&quot; &amp; [.B9] &amp; &quot;,&quot; &amp; [.C9] &amp; &quot;,&quot; &amp; [.D9] &amp; &quot;,&quot; &amp; [.E9] &amp; &quot;,&quot; &amp; [.R9] &amp; &quot;,&quot; &amp; [.S9] &amp; &quot;,'2014/09/19',&quot; &amp; [.T9] &amp; &quot;,&quot; &amp; [.U9] &amp; &quot;,&quot; &amp; [.V9] &amp; &quot;,&quot; &amp; [.W9] &amp; &quot;,&quot; &amp; [.X9] &amp; &quot;,&quot; &amp; [.Y9] &amp; &quot;,'&quot; &amp; [.O9] &amp; &quot;','&quot; &amp; [.P9] &amp; &quot;','&quot; &amp; [.Q9] &amp; &quot;'),&quot;" office:value-type="string" office:string-value="( 8, 'ADT',37.07,37.5,36.84,-0.29,-0.78,1980000,'2014/09/19',-0.78,0.54,0.08,-8.4,-12.41,NULL,'Buy','Strong Buy','Buy')," calcext:value-type="string">
            <text:p>( 8, 'ADT',37.07,37.5,36.84,-0.29,-0.78,1980000,'2014/09/19',-0.78,0.54,0.08,-8.4,-12.41,NULL,'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etna-inc" xlink:type="simple">Aetna</text:a></text:p>
          </table:table-cell>
          <table:table-cell office:value-type="float" office:value="83.69" calcext:value-type="float">
            <text:p>83.69</text:p>
          </table:table-cell>
          <table:table-cell office:value-type="float" office:value="84.63" calcext:value-type="float">
            <text:p>84.63</text:p>
          </table:table-cell>
          <table:table-cell office:value-type="float" office:value="83.55" calcext:value-type="float">
            <text:p>83.55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1.8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5.47%</text:p>
          </table:table-cell>
          <table:table-cell office:value-type="string" calcext:value-type="string">
            <text:p>22.01%</text:p>
          </table:table-cell>
          <table:table-cell office:value-type="string" calcext:value-type="string">
            <text:p>29.29%</text:p>
          </table:table-cell>
          <table:table-cell office:value-type="string" calcext:value-type="string">
            <text:p>115.5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0];1;LEN([.F10])-1))" office:value-type="float" office:value="-0.26" calcext:value-type="float">
            <text:p>-0.26</text:p>
          </table:table-cell>
          <table:table-cell table:formula="of:=VALUE(SUBSTITUTE(SUBSTITUTE(SUBSTITUTE([.G10];&quot;M&quot;;&quot;0000&quot;);&quot;K&quot;;&quot;0&quot;);&quot;.&quot;;&quot;&quot;))" office:value-type="float" office:value="1840000" calcext:value-type="float">
            <text:p>1840000</text:p>
          </table:table-cell>
          <table:table-cell table:formula="of:=IF([.I10]=&quot;-&quot;;&quot;NULL&quot;;VALUE(MID([.I10];1;LEN([.I10])-1)))" office:value-type="float" office:value="-0.26" calcext:value-type="float">
            <text:p>-0.26</text:p>
          </table:table-cell>
          <table:table-cell table:formula="of:=IF([.J10]=&quot;-&quot;;&quot;NULL&quot;;VALUE(MID([.J10];1;LEN([.J10])-1)))" office:value-type="float" office:value="1.81" calcext:value-type="float">
            <text:p>1.81</text:p>
          </table:table-cell>
          <table:table-cell table:formula="of:=IF([.K10]=&quot;-&quot;;&quot;NULL&quot;;VALUE(MID([.K10];1;LEN([.K10])-1)))" office:value-type="float" office:value="5.47" calcext:value-type="float">
            <text:p>5.47</text:p>
          </table:table-cell>
          <table:table-cell table:formula="of:=IF([.L10]=&quot;-&quot;;&quot;NULL&quot;;VALUE(MID([.L10];1;LEN([.L10])-1)))" office:value-type="float" office:value="22.01" calcext:value-type="float">
            <text:p>22.01</text:p>
          </table:table-cell>
          <table:table-cell table:formula="of:=IF([.M10]=&quot;-&quot;;&quot;NULL&quot;;VALUE(MID([.M10];1;LEN([.M10])-1)))" office:value-type="float" office:value="29.29" calcext:value-type="float">
            <text:p>29.29</text:p>
          </table:table-cell>
          <table:table-cell table:formula="of:=IF([.N10]=&quot;-&quot;;&quot;NULL&quot;;VALUE(MID([.N10];1;LEN([.N10])-1)))" office:value-type="float" office:value="115.58" calcext:value-type="float">
            <text:p>115.58</text:p>
          </table:table-cell>
          <table:table-cell table:formula="of:=&quot;( &quot; &amp; (ROW()-1) &amp; &quot;, '&quot; &amp; [.A10] &amp; &quot;',&quot; &amp; [.B10] &amp; &quot;,&quot; &amp; [.C10] &amp; &quot;,&quot; &amp; [.D10] &amp; &quot;,&quot; &amp; [.E10] &amp; &quot;,&quot; &amp; [.R10] &amp; &quot;,&quot; &amp; [.S10] &amp; &quot;,'2014/09/19',&quot; &amp; [.T10] &amp; &quot;,&quot; &amp; [.U10] &amp; &quot;,&quot; &amp; [.V10] &amp; &quot;,&quot; &amp; [.W10] &amp; &quot;,&quot; &amp; [.X10] &amp; &quot;,&quot; &amp; [.Y10] &amp; &quot;,'&quot; &amp; [.O10] &amp; &quot;','&quot; &amp; [.P10] &amp; &quot;','&quot; &amp; [.Q10] &amp; &quot;'),&quot;" office:value-type="string" office:string-value="( 9, 'Aetna',83.69,84.63,83.55,-0.22,-0.26,1840000,'2014/09/19',-0.26,1.81,5.47,22.01,29.29,115.58,'Buy','Strong Buy','Strong Buy')," calcext:value-type="string">
            <text:p>( 9, 'Aetna',83.69,84.63,83.55,-0.22,-0.26,1840000,'2014/09/19',-0.26,1.81,5.47,22.01,29.29,115.5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ffiliated-managers-group-inc" xlink:type="simple">Affiliated Managers</text:a></text:p>
          </table:table-cell>
          <table:table-cell office:value-type="float" office:value="208.54" calcext:value-type="float">
            <text:p>208.54</text:p>
          </table:table-cell>
          <table:table-cell office:value-type="float" office:value="211.32" calcext:value-type="float">
            <text:p>211.32</text:p>
          </table:table-cell>
          <table:table-cell office:value-type="float" office:value="207.17" calcext:value-type="float">
            <text:p>207.17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366.5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1.34%</text:p>
          </table:table-cell>
          <table:table-cell office:value-type="string" calcext:value-type="string">
            <text:p>3.85%</text:p>
          </table:table-cell>
          <table:table-cell office:value-type="string" calcext:value-type="string">
            <text:p>-3.85%</text:p>
          </table:table-cell>
          <table:table-cell office:value-type="string" calcext:value-type="string">
            <text:p>11.84%</text:p>
          </table:table-cell>
          <table:table-cell office:value-type="string" calcext:value-type="string">
            <text:p>158.1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1];1;LEN([.F11])-1))" office:value-type="float" office:value="-0.46" calcext:value-type="float">
            <text:p>-0.46</text:p>
          </table:table-cell>
          <table:table-cell table:formula="of:=VALUE(SUBSTITUTE(SUBSTITUTE(SUBSTITUTE([.G11];&quot;M&quot;;&quot;0000&quot;);&quot;K&quot;;&quot;0&quot;);&quot;.&quot;;&quot;&quot;))" office:value-type="float" office:value="366580" calcext:value-type="float">
            <text:p>366580</text:p>
          </table:table-cell>
          <table:table-cell table:formula="of:=IF([.I11]=&quot;-&quot;;&quot;NULL&quot;;VALUE(MID([.I11];1;LEN([.I11])-1)))" office:value-type="float" office:value="-0.46" calcext:value-type="float">
            <text:p>-0.46</text:p>
          </table:table-cell>
          <table:table-cell table:formula="of:=IF([.J11]=&quot;-&quot;;&quot;NULL&quot;;VALUE(MID([.J11];1;LEN([.J11])-1)))" office:value-type="float" office:value="1.34" calcext:value-type="float">
            <text:p>1.34</text:p>
          </table:table-cell>
          <table:table-cell table:formula="of:=IF([.K11]=&quot;-&quot;;&quot;NULL&quot;;VALUE(MID([.K11];1;LEN([.K11])-1)))" office:value-type="float" office:value="3.85" calcext:value-type="float">
            <text:p>3.85</text:p>
          </table:table-cell>
          <table:table-cell table:formula="of:=IF([.L11]=&quot;-&quot;;&quot;NULL&quot;;VALUE(MID([.L11];1;LEN([.L11])-1)))" office:value-type="float" office:value="-3.85" calcext:value-type="float">
            <text:p>-3.85</text:p>
          </table:table-cell>
          <table:table-cell table:formula="of:=IF([.M11]=&quot;-&quot;;&quot;NULL&quot;;VALUE(MID([.M11];1;LEN([.M11])-1)))" office:value-type="float" office:value="11.84" calcext:value-type="float">
            <text:p>11.84</text:p>
          </table:table-cell>
          <table:table-cell table:formula="of:=IF([.N11]=&quot;-&quot;;&quot;NULL&quot;;VALUE(MID([.N11];1;LEN([.N11])-1)))" office:value-type="float" office:value="158.16" calcext:value-type="float">
            <text:p>158.16</text:p>
          </table:table-cell>
          <table:table-cell table:formula="of:=&quot;( &quot; &amp; (ROW()-1) &amp; &quot;, '&quot; &amp; [.A11] &amp; &quot;',&quot; &amp; [.B11] &amp; &quot;,&quot; &amp; [.C11] &amp; &quot;,&quot; &amp; [.D11] &amp; &quot;,&quot; &amp; [.E11] &amp; &quot;,&quot; &amp; [.R11] &amp; &quot;,&quot; &amp; [.S11] &amp; &quot;,'2014/09/19',&quot; &amp; [.T11] &amp; &quot;,&quot; &amp; [.U11] &amp; &quot;,&quot; &amp; [.V11] &amp; &quot;,&quot; &amp; [.W11] &amp; &quot;,&quot; &amp; [.X11] &amp; &quot;,&quot; &amp; [.Y11] &amp; &quot;,'&quot; &amp; [.O11] &amp; &quot;','&quot; &amp; [.P11] &amp; &quot;','&quot; &amp; [.Q11] &amp; &quot;'),&quot;" office:value-type="string" office:string-value="( 10, 'Affiliated Managers',208.54,211.32,207.17,-0.96,-0.46,366580,'2014/09/19',-0.46,1.34,3.85,-3.85,11.84,158.16,'Neutral','Strong Buy','Strong Buy')," calcext:value-type="string">
            <text:p>( 10, 'Affiliated Managers',208.54,211.32,207.17,-0.96,-0.46,366580,'2014/09/19',-0.46,1.34,3.85,-3.85,11.84,158.1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flac-inc" xlink:type="simple">Aflac</text:a></text:p>
          </table:table-cell>
          <table:table-cell office:value-type="float" office:value="58.4" calcext:value-type="float">
            <text:p>58.4</text:p>
          </table:table-cell>
          <table:table-cell office:value-type="float" office:value="59" calcext:value-type="float">
            <text:p>59</text:p>
          </table:table-cell>
          <table:table-cell office:value-type="float" office:value="58.11" calcext:value-type="float">
            <text:p>58.1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4.2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-2.32%</text:p>
          </table:table-cell>
          <table:table-cell office:value-type="string" calcext:value-type="string">
            <text:p>-4.28%</text:p>
          </table:table-cell>
          <table:table-cell office:value-type="string" calcext:value-type="string">
            <text:p>-12.57%</text:p>
          </table:table-cell>
          <table:table-cell office:value-type="string" calcext:value-type="string">
            <text:p>-6.29%</text:p>
          </table:table-cell>
          <table:table-cell office:value-type="string" calcext:value-type="string">
            <text:p>75.9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12];1;LEN([.F12])-1))" office:value-type="float" office:value="-0.49" calcext:value-type="float">
            <text:p>-0.49</text:p>
          </table:table-cell>
          <table:table-cell table:formula="of:=VALUE(SUBSTITUTE(SUBSTITUTE(SUBSTITUTE([.G12];&quot;M&quot;;&quot;0000&quot;);&quot;K&quot;;&quot;0&quot;);&quot;.&quot;;&quot;&quot;))" office:value-type="float" office:value="4280000" calcext:value-type="float">
            <text:p>4280000</text:p>
          </table:table-cell>
          <table:table-cell table:formula="of:=IF([.I12]=&quot;-&quot;;&quot;NULL&quot;;VALUE(MID([.I12];1;LEN([.I12])-1)))" office:value-type="float" office:value="-0.49" calcext:value-type="float">
            <text:p>-0.49</text:p>
          </table:table-cell>
          <table:table-cell table:formula="of:=IF([.J12]=&quot;-&quot;;&quot;NULL&quot;;VALUE(MID([.J12];1;LEN([.J12])-1)))" office:value-type="float" office:value="-2.32" calcext:value-type="float">
            <text:p>-2.32</text:p>
          </table:table-cell>
          <table:table-cell table:formula="of:=IF([.K12]=&quot;-&quot;;&quot;NULL&quot;;VALUE(MID([.K12];1;LEN([.K12])-1)))" office:value-type="float" office:value="-4.28" calcext:value-type="float">
            <text:p>-4.28</text:p>
          </table:table-cell>
          <table:table-cell table:formula="of:=IF([.L12]=&quot;-&quot;;&quot;NULL&quot;;VALUE(MID([.L12];1;LEN([.L12])-1)))" office:value-type="float" office:value="-12.57" calcext:value-type="float">
            <text:p>-12.57</text:p>
          </table:table-cell>
          <table:table-cell table:formula="of:=IF([.M12]=&quot;-&quot;;&quot;NULL&quot;;VALUE(MID([.M12];1;LEN([.M12])-1)))" office:value-type="float" office:value="-6.29" calcext:value-type="float">
            <text:p>-6.29</text:p>
          </table:table-cell>
          <table:table-cell table:formula="of:=IF([.N12]=&quot;-&quot;;&quot;NULL&quot;;VALUE(MID([.N12];1;LEN([.N12])-1)))" office:value-type="float" office:value="75.96" calcext:value-type="float">
            <text:p>75.96</text:p>
          </table:table-cell>
          <table:table-cell table:formula="of:=&quot;( &quot; &amp; (ROW()-1) &amp; &quot;, '&quot; &amp; [.A12] &amp; &quot;',&quot; &amp; [.B12] &amp; &quot;,&quot; &amp; [.C12] &amp; &quot;,&quot; &amp; [.D12] &amp; &quot;,&quot; &amp; [.E12] &amp; &quot;,&quot; &amp; [.R12] &amp; &quot;,&quot; &amp; [.S12] &amp; &quot;,'2014/09/19',&quot; &amp; [.T12] &amp; &quot;,&quot; &amp; [.U12] &amp; &quot;,&quot; &amp; [.V12] &amp; &quot;,&quot; &amp; [.W12] &amp; &quot;,&quot; &amp; [.X12] &amp; &quot;,&quot; &amp; [.Y12] &amp; &quot;,'&quot; &amp; [.O12] &amp; &quot;','&quot; &amp; [.P12] &amp; &quot;','&quot; &amp; [.Q12] &amp; &quot;'),&quot;" office:value-type="string" office:string-value="( 11, 'Aflac',58.4,59,58.11,-0.29,-0.49,4280000,'2014/09/19',-0.49,-2.32,-4.28,-12.57,-6.29,75.96,'Strong Sell','Strong Sell','Sell')," calcext:value-type="string">
            <text:p>( 11, 'Aflac',58.4,59,58.11,-0.29,-0.49,4280000,'2014/09/19',-0.49,-2.32,-4.28,-12.57,-6.29,75.96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agilent-tech" xlink:type="simple">Agilent Technologies</text:a></text:p>
          </table:table-cell>
          <table:table-cell office:value-type="float" office:value="58.25" calcext:value-type="float">
            <text:p>58.25</text:p>
          </table:table-cell>
          <table:table-cell office:value-type="float" office:value="58.98" calcext:value-type="float">
            <text:p>58.98</text:p>
          </table:table-cell>
          <table:table-cell office:value-type="float" office:value="58.1" calcext:value-type="float">
            <text:p>58.1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2.1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1.85%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80.62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3];1;LEN([.F13])-1))" office:value-type="float" office:value="-0.26" calcext:value-type="float">
            <text:p>-0.26</text:p>
          </table:table-cell>
          <table:table-cell table:formula="of:=VALUE(SUBSTITUTE(SUBSTITUTE(SUBSTITUTE([.G13];&quot;M&quot;;&quot;0000&quot;);&quot;K&quot;;&quot;0&quot;);&quot;.&quot;;&quot;&quot;))" office:value-type="float" office:value="2140000" calcext:value-type="float">
            <text:p>2140000</text:p>
          </table:table-cell>
          <table:table-cell table:formula="of:=IF([.I13]=&quot;-&quot;;&quot;NULL&quot;;VALUE(MID([.I13];1;LEN([.I13])-1)))" office:value-type="float" office:value="-0.26" calcext:value-type="float">
            <text:p>-0.26</text:p>
          </table:table-cell>
          <table:table-cell table:formula="of:=IF([.J13]=&quot;-&quot;;&quot;NULL&quot;;VALUE(MID([.J13];1;LEN([.J13])-1)))" office:value-type="float" office:value="-0.6" calcext:value-type="float">
            <text:p>-0.6</text:p>
          </table:table-cell>
          <table:table-cell table:formula="of:=IF([.K13]=&quot;-&quot;;&quot;NULL&quot;;VALUE(MID([.K13];1;LEN([.K13])-1)))" office:value-type="float" office:value="0.45" calcext:value-type="float">
            <text:p>0.45</text:p>
          </table:table-cell>
          <table:table-cell table:formula="of:=IF([.L13]=&quot;-&quot;;&quot;NULL&quot;;VALUE(MID([.L13];1;LEN([.L13])-1)))" office:value-type="float" office:value="1.85" calcext:value-type="float">
            <text:p>1.85</text:p>
          </table:table-cell>
          <table:table-cell table:formula="of:=IF([.M13]=&quot;-&quot;;&quot;NULL&quot;;VALUE(MID([.M13];1;LEN([.M13])-1)))" office:value-type="float" office:value="11.7" calcext:value-type="float">
            <text:p>11.7</text:p>
          </table:table-cell>
          <table:table-cell table:formula="of:=IF([.N13]=&quot;-&quot;;&quot;NULL&quot;;VALUE(MID([.N13];1;LEN([.N13])-1)))" office:value-type="float" office:value="80.62" calcext:value-type="float">
            <text:p>80.62</text:p>
          </table:table-cell>
          <table:table-cell table:formula="of:=&quot;( &quot; &amp; (ROW()-1) &amp; &quot;, '&quot; &amp; [.A13] &amp; &quot;',&quot; &amp; [.B13] &amp; &quot;,&quot; &amp; [.C13] &amp; &quot;,&quot; &amp; [.D13] &amp; &quot;,&quot; &amp; [.E13] &amp; &quot;,&quot; &amp; [.R13] &amp; &quot;,&quot; &amp; [.S13] &amp; &quot;,'2014/09/19',&quot; &amp; [.T13] &amp; &quot;,&quot; &amp; [.U13] &amp; &quot;,&quot; &amp; [.V13] &amp; &quot;,&quot; &amp; [.W13] &amp; &quot;,&quot; &amp; [.X13] &amp; &quot;,&quot; &amp; [.Y13] &amp; &quot;,'&quot; &amp; [.O13] &amp; &quot;','&quot; &amp; [.P13] &amp; &quot;','&quot; &amp; [.Q13] &amp; &quot;'),&quot;" office:value-type="string" office:string-value="( 12, 'Agilent Technologies',58.25,58.98,58.1,-0.15,-0.26,2140000,'2014/09/19',-0.26,-0.6,0.45,1.85,11.7,80.62,'Sell','Strong Buy','Strong Buy')," calcext:value-type="string">
            <text:p>( 12, 'Agilent Technologies',58.25,58.98,58.1,-0.15,-0.26,2140000,'2014/09/19',-0.26,-0.6,0.45,1.85,11.7,80.62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gl-resources" xlink:type="simple">AGL Resources</text:a></text:p>
          </table:table-cell>
          <table:table-cell office:value-type="float" office:value="52.43" calcext:value-type="float">
            <text:p>52.43</text:p>
          </table:table-cell>
          <table:table-cell office:value-type="float" office:value="52.87" calcext:value-type="float">
            <text:p>52.87</text:p>
          </table:table-cell>
          <table:table-cell office:value-type="float" office:value="52.4" calcext:value-type="float">
            <text:p>52.4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706.2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11.01%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-4.2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4];1;LEN([.F14])-1))" office:value-type="float" office:value="-0.13" calcext:value-type="float">
            <text:p>-0.13</text:p>
          </table:table-cell>
          <table:table-cell table:formula="of:=VALUE(SUBSTITUTE(SUBSTITUTE(SUBSTITUTE([.G14];&quot;M&quot;;&quot;0000&quot;);&quot;K&quot;;&quot;0&quot;);&quot;.&quot;;&quot;&quot;))" office:value-type="float" office:value="706200" calcext:value-type="float">
            <text:p>706200</text:p>
          </table:table-cell>
          <table:table-cell table:formula="of:=IF([.I14]=&quot;-&quot;;&quot;NULL&quot;;VALUE(MID([.I14];1;LEN([.I14])-1)))" office:value-type="float" office:value="-0.13" calcext:value-type="float">
            <text:p>-0.13</text:p>
          </table:table-cell>
          <table:table-cell table:formula="of:=IF([.J14]=&quot;-&quot;;&quot;NULL&quot;;VALUE(MID([.J14];1;LEN([.J14])-1)))" office:value-type="float" office:value="-0.11" calcext:value-type="float">
            <text:p>-0.11</text:p>
          </table:table-cell>
          <table:table-cell table:formula="of:=IF([.K14]=&quot;-&quot;;&quot;NULL&quot;;VALUE(MID([.K14];1;LEN([.K14])-1)))" office:value-type="float" office:value="-0.06" calcext:value-type="float">
            <text:p>-0.06</text:p>
          </table:table-cell>
          <table:table-cell table:formula="of:=IF([.L14]=&quot;-&quot;;&quot;NULL&quot;;VALUE(MID([.L14];1;LEN([.L14])-1)))" office:value-type="float" office:value="11.01" calcext:value-type="float">
            <text:p>11.01</text:p>
          </table:table-cell>
          <table:table-cell table:formula="of:=IF([.M14]=&quot;-&quot;;&quot;NULL&quot;;VALUE(MID([.M14];1;LEN([.M14])-1)))" office:value-type="float" office:value="14.5" calcext:value-type="float">
            <text:p>14.5</text:p>
          </table:table-cell>
          <table:table-cell table:formula="of:=IF([.N14]=&quot;-&quot;;&quot;NULL&quot;;VALUE(MID([.N14];1;LEN([.N14])-1)))" office:value-type="float" office:value="-4.2" calcext:value-type="float">
            <text:p>-4.2</text:p>
          </table:table-cell>
          <table:table-cell table:formula="of:=&quot;( &quot; &amp; (ROW()-1) &amp; &quot;, '&quot; &amp; [.A14] &amp; &quot;',&quot; &amp; [.B14] &amp; &quot;,&quot; &amp; [.C14] &amp; &quot;,&quot; &amp; [.D14] &amp; &quot;,&quot; &amp; [.E14] &amp; &quot;,&quot; &amp; [.R14] &amp; &quot;,&quot; &amp; [.S14] &amp; &quot;,'2014/09/19',&quot; &amp; [.T14] &amp; &quot;,&quot; &amp; [.U14] &amp; &quot;,&quot; &amp; [.V14] &amp; &quot;,&quot; &amp; [.W14] &amp; &quot;,&quot; &amp; [.X14] &amp; &quot;,&quot; &amp; [.Y14] &amp; &quot;,'&quot; &amp; [.O14] &amp; &quot;','&quot; &amp; [.P14] &amp; &quot;','&quot; &amp; [.Q14] &amp; &quot;'),&quot;" office:value-type="string" office:string-value="( 13, 'AGL Resources',52.43,52.87,52.4,-0.07,-0.13,706200,'2014/09/19',-0.13,-0.11,-0.06,11.01,14.5,-4.2,'Strong Sell','Strong Sell','Strong Buy')," calcext:value-type="string">
            <text:p>( 13, 'AGL Resources',52.43,52.87,52.4,-0.07,-0.13,706200,'2014/09/19',-0.13,-0.11,-0.06,11.01,14.5,-4.2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ir-prods---chem" xlink:type="simple">Air Products&amp;Chemicals</text:a></text:p>
          </table:table-cell>
          <table:table-cell office:value-type="float" office:value="134.5" calcext:value-type="float">
            <text:p>134.5</text:p>
          </table:table-cell>
          <table:table-cell office:value-type="float" office:value="135.96" calcext:value-type="float">
            <text:p>135.96</text:p>
          </table:table-cell>
          <table:table-cell office:value-type="float" office:value="133.37" calcext:value-type="float">
            <text:p>133.37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+1.10%</text:p>
          </table:table-cell>
          <table:table-cell office:value-type="string" calcext:value-type="string">
            <text:p>6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20.33%</text:p>
          </table:table-cell>
          <table:table-cell office:value-type="string" calcext:value-type="string">
            <text:p>23.88%</text:p>
          </table:table-cell>
          <table:table-cell office:value-type="string" calcext:value-type="string">
            <text:p>72.1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5];1;LEN([.F15])-1))" office:value-type="float" office:value="1.1" calcext:value-type="float">
            <text:p>1.1</text:p>
          </table:table-cell>
          <table:table-cell table:formula="of:=VALUE(SUBSTITUTE(SUBSTITUTE(SUBSTITUTE([.G15];&quot;M&quot;;&quot;0000&quot;);&quot;K&quot;;&quot;0&quot;);&quot;.&quot;;&quot;&quot;))" office:value-type="float" office:value="6220000" calcext:value-type="float">
            <text:p>6220000</text:p>
          </table:table-cell>
          <table:table-cell table:formula="of:=IF([.I15]=&quot;-&quot;;&quot;NULL&quot;;VALUE(MID([.I15];1;LEN([.I15])-1)))" office:value-type="float" office:value="1.1" calcext:value-type="float">
            <text:p>1.1</text:p>
          </table:table-cell>
          <table:table-cell table:formula="of:=IF([.J15]=&quot;-&quot;;&quot;NULL&quot;;VALUE(MID([.J15];1;LEN([.J15])-1)))" office:value-type="float" office:value="4.9" calcext:value-type="float">
            <text:p>4.9</text:p>
          </table:table-cell>
          <table:table-cell table:formula="of:=IF([.K15]=&quot;-&quot;;&quot;NULL&quot;;VALUE(MID([.K15];1;LEN([.K15])-1)))" office:value-type="float" office:value="1.03" calcext:value-type="float">
            <text:p>1.03</text:p>
          </table:table-cell>
          <table:table-cell table:formula="of:=IF([.L15]=&quot;-&quot;;&quot;NULL&quot;;VALUE(MID([.L15];1;LEN([.L15])-1)))" office:value-type="float" office:value="20.33" calcext:value-type="float">
            <text:p>20.33</text:p>
          </table:table-cell>
          <table:table-cell table:formula="of:=IF([.M15]=&quot;-&quot;;&quot;NULL&quot;;VALUE(MID([.M15];1;LEN([.M15])-1)))" office:value-type="float" office:value="23.88" calcext:value-type="float">
            <text:p>23.88</text:p>
          </table:table-cell>
          <table:table-cell table:formula="of:=IF([.N15]=&quot;-&quot;;&quot;NULL&quot;;VALUE(MID([.N15];1;LEN([.N15])-1)))" office:value-type="float" office:value="72.15" calcext:value-type="float">
            <text:p>72.15</text:p>
          </table:table-cell>
          <table:table-cell table:formula="of:=&quot;( &quot; &amp; (ROW()-1) &amp; &quot;, '&quot; &amp; [.A15] &amp; &quot;',&quot; &amp; [.B15] &amp; &quot;,&quot; &amp; [.C15] &amp; &quot;,&quot; &amp; [.D15] &amp; &quot;,&quot; &amp; [.E15] &amp; &quot;,&quot; &amp; [.R15] &amp; &quot;,&quot; &amp; [.S15] &amp; &quot;,'2014/09/19',&quot; &amp; [.T15] &amp; &quot;,&quot; &amp; [.U15] &amp; &quot;,&quot; &amp; [.V15] &amp; &quot;,&quot; &amp; [.W15] &amp; &quot;,&quot; &amp; [.X15] &amp; &quot;,&quot; &amp; [.Y15] &amp; &quot;,'&quot; &amp; [.O15] &amp; &quot;','&quot; &amp; [.P15] &amp; &quot;','&quot; &amp; [.Q15] &amp; &quot;'),&quot;" office:value-type="string" office:string-value="( 14, 'Air Products&amp;Chemicals',134.5,135.96,133.37,1.46,1.1,6220000,'2014/09/19',1.1,4.9,1.03,20.33,23.88,72.15,'Strong Buy','Strong Buy','Strong Buy')," calcext:value-type="string">
            <text:p>( 14, 'Air Products&amp;Chemicals',134.5,135.96,133.37,1.46,1.1,6220000,'2014/09/19',1.1,4.9,1.03,20.33,23.88,72.1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irgas-inc" xlink:type="simple">Airgas</text:a></text:p>
          </table:table-cell>
          <table:table-cell office:value-type="float" office:value="113.1" calcext:value-type="float">
            <text:p>113.1</text:p>
          </table:table-cell>
          <table:table-cell office:value-type="float" office:value="113.49" calcext:value-type="float">
            <text:p>113.49</text:p>
          </table:table-cell>
          <table:table-cell office:value-type="float" office:value="112.08" calcext:value-type="float">
            <text:p>112.0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+0.93%</text:p>
          </table:table-cell>
          <table:table-cell office:value-type="string" calcext:value-type="string">
            <text:p>534.8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3%</text:p>
          </table:table-cell>
          <table:table-cell office:value-type="string" calcext:value-type="string">
            <text:p>3.97%</text:p>
          </table:table-cell>
          <table:table-cell office:value-type="string" calcext:value-type="string">
            <text:p>2.45%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7.36%</text:p>
          </table:table-cell>
          <table:table-cell office:value-type="string" calcext:value-type="string">
            <text:p>73.2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6];1;LEN([.F16])-1))" office:value-type="float" office:value="0.93" calcext:value-type="float">
            <text:p>0.93</text:p>
          </table:table-cell>
          <table:table-cell table:formula="of:=VALUE(SUBSTITUTE(SUBSTITUTE(SUBSTITUTE([.G16];&quot;M&quot;;&quot;0000&quot;);&quot;K&quot;;&quot;0&quot;);&quot;.&quot;;&quot;&quot;))" office:value-type="float" office:value="534820" calcext:value-type="float">
            <text:p>534820</text:p>
          </table:table-cell>
          <table:table-cell table:formula="of:=IF([.I16]=&quot;-&quot;;&quot;NULL&quot;;VALUE(MID([.I16];1;LEN([.I16])-1)))" office:value-type="float" office:value="0.93" calcext:value-type="float">
            <text:p>0.93</text:p>
          </table:table-cell>
          <table:table-cell table:formula="of:=IF([.J16]=&quot;-&quot;;&quot;NULL&quot;;VALUE(MID([.J16];1;LEN([.J16])-1)))" office:value-type="float" office:value="3.97" calcext:value-type="float">
            <text:p>3.97</text:p>
          </table:table-cell>
          <table:table-cell table:formula="of:=IF([.K16]=&quot;-&quot;;&quot;NULL&quot;;VALUE(MID([.K16];1;LEN([.K16])-1)))" office:value-type="float" office:value="2.45" calcext:value-type="float">
            <text:p>2.45</text:p>
          </table:table-cell>
          <table:table-cell table:formula="of:=IF([.L16]=&quot;-&quot;;&quot;NULL&quot;;VALUE(MID([.L16];1;LEN([.L16])-1)))" office:value-type="float" office:value="1.12" calcext:value-type="float">
            <text:p>1.12</text:p>
          </table:table-cell>
          <table:table-cell table:formula="of:=IF([.M16]=&quot;-&quot;;&quot;NULL&quot;;VALUE(MID([.M16];1;LEN([.M16])-1)))" office:value-type="float" office:value="7.36" calcext:value-type="float">
            <text:p>7.36</text:p>
          </table:table-cell>
          <table:table-cell table:formula="of:=IF([.N16]=&quot;-&quot;;&quot;NULL&quot;;VALUE(MID([.N16];1;LEN([.N16])-1)))" office:value-type="float" office:value="73.23" calcext:value-type="float">
            <text:p>73.23</text:p>
          </table:table-cell>
          <table:table-cell table:formula="of:=&quot;( &quot; &amp; (ROW()-1) &amp; &quot;, '&quot; &amp; [.A16] &amp; &quot;',&quot; &amp; [.B16] &amp; &quot;,&quot; &amp; [.C16] &amp; &quot;,&quot; &amp; [.D16] &amp; &quot;,&quot; &amp; [.E16] &amp; &quot;,&quot; &amp; [.R16] &amp; &quot;,&quot; &amp; [.S16] &amp; &quot;,'2014/09/19',&quot; &amp; [.T16] &amp; &quot;,&quot; &amp; [.U16] &amp; &quot;,&quot; &amp; [.V16] &amp; &quot;,&quot; &amp; [.W16] &amp; &quot;,&quot; &amp; [.X16] &amp; &quot;,&quot; &amp; [.Y16] &amp; &quot;,'&quot; &amp; [.O16] &amp; &quot;','&quot; &amp; [.P16] &amp; &quot;','&quot; &amp; [.Q16] &amp; &quot;'),&quot;" office:value-type="string" office:string-value="( 15, 'Airgas',113.1,113.49,112.08,1.04,0.93,534820,'2014/09/19',0.93,3.97,2.45,1.12,7.36,73.23,'Strong Buy','Strong Buy','Strong Buy')," calcext:value-type="string">
            <text:p>( 15, 'Airgas',113.1,113.49,112.08,1.04,0.93,534820,'2014/09/19',0.93,3.97,2.45,1.12,7.36,73.2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kamai-technologies-inc" xlink:type="simple">Akamai</text:a></text:p>
          </table:table-cell>
          <table:table-cell office:value-type="float" office:value="62.42" calcext:value-type="float">
            <text:p>62.42</text:p>
          </table:table-cell>
          <table:table-cell office:value-type="float" office:value="64.74" calcext:value-type="float">
            <text:p>64.74</text:p>
          </table:table-cell>
          <table:table-cell office:value-type="float" office:value="62.01" calcext:value-type="float">
            <text:p>62.01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>-3.00%</text:p>
          </table:table-cell>
          <table:table-cell office:value-type="string" calcext:value-type="string">
            <text:p>3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3.00%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2.56%</text:p>
          </table:table-cell>
          <table:table-cell office:value-type="string" calcext:value-type="string">
            <text:p>32.30%</text:p>
          </table:table-cell>
          <table:table-cell office:value-type="string" calcext:value-type="string">
            <text:p>18.42%</text:p>
          </table:table-cell>
          <table:table-cell office:value-type="string" calcext:value-type="string">
            <text:p>192.23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7];1;LEN([.F17])-1))" office:value-type="float" office:value="-3" calcext:value-type="float">
            <text:p>-3</text:p>
          </table:table-cell>
          <table:table-cell table:formula="of:=VALUE(SUBSTITUTE(SUBSTITUTE(SUBSTITUTE([.G17];&quot;M&quot;;&quot;0000&quot;);&quot;K&quot;;&quot;0&quot;);&quot;.&quot;;&quot;&quot;))" office:value-type="float" office:value="3290000" calcext:value-type="float">
            <text:p>3290000</text:p>
          </table:table-cell>
          <table:table-cell table:formula="of:=IF([.I17]=&quot;-&quot;;&quot;NULL&quot;;VALUE(MID([.I17];1;LEN([.I17])-1)))" office:value-type="float" office:value="-3" calcext:value-type="float">
            <text:p>-3</text:p>
          </table:table-cell>
          <table:table-cell table:formula="of:=IF([.J17]=&quot;-&quot;;&quot;NULL&quot;;VALUE(MID([.J17];1;LEN([.J17])-1)))" office:value-type="float" office:value="-0.08" calcext:value-type="float">
            <text:p>-0.08</text:p>
          </table:table-cell>
          <table:table-cell table:formula="of:=IF([.K17]=&quot;-&quot;;&quot;NULL&quot;;VALUE(MID([.K17];1;LEN([.K17])-1)))" office:value-type="float" office:value="2.56" calcext:value-type="float">
            <text:p>2.56</text:p>
          </table:table-cell>
          <table:table-cell table:formula="of:=IF([.L17]=&quot;-&quot;;&quot;NULL&quot;;VALUE(MID([.L17];1;LEN([.L17])-1)))" office:value-type="float" office:value="32.3" calcext:value-type="float">
            <text:p>32.3</text:p>
          </table:table-cell>
          <table:table-cell table:formula="of:=IF([.M17]=&quot;-&quot;;&quot;NULL&quot;;VALUE(MID([.M17];1;LEN([.M17])-1)))" office:value-type="float" office:value="18.42" calcext:value-type="float">
            <text:p>18.42</text:p>
          </table:table-cell>
          <table:table-cell table:formula="of:=IF([.N17]=&quot;-&quot;;&quot;NULL&quot;;VALUE(MID([.N17];1;LEN([.N17])-1)))" office:value-type="float" office:value="192.23" calcext:value-type="float">
            <text:p>192.23</text:p>
          </table:table-cell>
          <table:table-cell table:formula="of:=&quot;( &quot; &amp; (ROW()-1) &amp; &quot;, '&quot; &amp; [.A17] &amp; &quot;',&quot; &amp; [.B17] &amp; &quot;,&quot; &amp; [.C17] &amp; &quot;,&quot; &amp; [.D17] &amp; &quot;,&quot; &amp; [.E17] &amp; &quot;,&quot; &amp; [.R17] &amp; &quot;,&quot; &amp; [.S17] &amp; &quot;,'2014/09/19',&quot; &amp; [.T17] &amp; &quot;,&quot; &amp; [.U17] &amp; &quot;,&quot; &amp; [.V17] &amp; &quot;,&quot; &amp; [.W17] &amp; &quot;,&quot; &amp; [.X17] &amp; &quot;,&quot; &amp; [.Y17] &amp; &quot;,'&quot; &amp; [.O17] &amp; &quot;','&quot; &amp; [.P17] &amp; &quot;','&quot; &amp; [.Q17] &amp; &quot;'),&quot;" office:value-type="string" office:string-value="( 16, 'Akamai',62.42,64.74,62.01,-1.93,-3,3290000,'2014/09/19',-3,-0.08,2.56,32.3,18.42,192.23,'Sell','Strong Buy','Strong Buy')," calcext:value-type="string">
            <text:p>( 16, 'Akamai',62.42,64.74,62.01,-1.93,-3,3290000,'2014/09/19',-3,-0.08,2.56,32.3,18.42,192.23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coa" xlink:type="simple">Alcoa</text:a></text:p>
          </table:table-cell>
          <table:table-cell office:value-type="float" office:value="16.21" calcext:value-type="float">
            <text:p>16.21</text:p>
          </table:table-cell>
          <table:table-cell office:value-type="float" office:value="16.34" calcext:value-type="float">
            <text:p>16.34</text:p>
          </table:table-cell>
          <table:table-cell office:value-type="float" office:value="16.16" calcext:value-type="float">
            <text:p>16.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6%</text:p>
          </table:table-cell>
          <table:table-cell office:value-type="string" calcext:value-type="string">
            <text:p>19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-3.05%</text:p>
          </table:table-cell>
          <table:table-cell office:value-type="string" calcext:value-type="string">
            <text:p>-0.86%</text:p>
          </table:table-cell>
          <table:table-cell office:value-type="string" calcext:value-type="string">
            <text:p>52.49%</text:p>
          </table:table-cell>
          <table:table-cell office:value-type="string" calcext:value-type="string">
            <text:p>95.54%</text:p>
          </table:table-cell>
          <table:table-cell office:value-type="string" calcext:value-type="string">
            <text:p>49.5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8];1;LEN([.F18])-1))" office:value-type="float" office:value="0.06" calcext:value-type="float">
            <text:p>0.06</text:p>
          </table:table-cell>
          <table:table-cell table:formula="of:=VALUE(SUBSTITUTE(SUBSTITUTE(SUBSTITUTE([.G18];&quot;M&quot;;&quot;0000&quot;);&quot;K&quot;;&quot;0&quot;);&quot;.&quot;;&quot;&quot;))" office:value-type="float" office:value="19420000" calcext:value-type="float">
            <text:p>19420000</text:p>
          </table:table-cell>
          <table:table-cell table:formula="of:=IF([.I18]=&quot;-&quot;;&quot;NULL&quot;;VALUE(MID([.I18];1;LEN([.I18])-1)))" office:value-type="float" office:value="0.06" calcext:value-type="float">
            <text:p>0.06</text:p>
          </table:table-cell>
          <table:table-cell table:formula="of:=IF([.J18]=&quot;-&quot;;&quot;NULL&quot;;VALUE(MID([.J18];1;LEN([.J18])-1)))" office:value-type="float" office:value="-3.05" calcext:value-type="float">
            <text:p>-3.05</text:p>
          </table:table-cell>
          <table:table-cell table:formula="of:=IF([.K18]=&quot;-&quot;;&quot;NULL&quot;;VALUE(MID([.K18];1;LEN([.K18])-1)))" office:value-type="float" office:value="-0.86" calcext:value-type="float">
            <text:p>-0.86</text:p>
          </table:table-cell>
          <table:table-cell table:formula="of:=IF([.L18]=&quot;-&quot;;&quot;NULL&quot;;VALUE(MID([.L18];1;LEN([.L18])-1)))" office:value-type="float" office:value="52.49" calcext:value-type="float">
            <text:p>52.49</text:p>
          </table:table-cell>
          <table:table-cell table:formula="of:=IF([.M18]=&quot;-&quot;;&quot;NULL&quot;;VALUE(MID([.M18];1;LEN([.M18])-1)))" office:value-type="float" office:value="95.54" calcext:value-type="float">
            <text:p>95.54</text:p>
          </table:table-cell>
          <table:table-cell table:formula="of:=IF([.N18]=&quot;-&quot;;&quot;NULL&quot;;VALUE(MID([.N18];1;LEN([.N18])-1)))" office:value-type="float" office:value="49.54" calcext:value-type="float">
            <text:p>49.54</text:p>
          </table:table-cell>
          <table:table-cell table:formula="of:=&quot;( &quot; &amp; (ROW()-1) &amp; &quot;, '&quot; &amp; [.A18] &amp; &quot;',&quot; &amp; [.B18] &amp; &quot;,&quot; &amp; [.C18] &amp; &quot;,&quot; &amp; [.D18] &amp; &quot;,&quot; &amp; [.E18] &amp; &quot;,&quot; &amp; [.R18] &amp; &quot;,&quot; &amp; [.S18] &amp; &quot;,'2014/09/19',&quot; &amp; [.T18] &amp; &quot;,&quot; &amp; [.U18] &amp; &quot;,&quot; &amp; [.V18] &amp; &quot;,&quot; &amp; [.W18] &amp; &quot;,&quot; &amp; [.X18] &amp; &quot;,&quot; &amp; [.Y18] &amp; &quot;,'&quot; &amp; [.O18] &amp; &quot;','&quot; &amp; [.P18] &amp; &quot;','&quot; &amp; [.Q18] &amp; &quot;'),&quot;" office:value-type="string" office:string-value="( 17, 'Alcoa',16.21,16.34,16.16,0.01,0.06,19420000,'2014/09/19',0.06,-3.05,-0.86,52.49,95.54,49.54,'Strong Sell','Strong Sell','Strong Buy')," calcext:value-type="string">
            <text:p>( 17, 'Alcoa',16.21,16.34,16.16,0.01,0.06,19420000,'2014/09/19',0.06,-3.05,-0.86,52.49,95.54,49.5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exion-pharmaceuticals,-inc." xlink:type="simple">Alexion</text:a>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3.5" calcext:value-type="float">
            <text:p>163.5</text:p>
          </table:table-cell>
          <table:table-cell office:value-type="float" office:value="159.28" calcext:value-type="float">
            <text:p>159.28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2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-3.02%</text:p>
          </table:table-cell>
          <table:table-cell office:value-type="string" calcext:value-type="string">
            <text:p>21.49%</text:p>
          </table:table-cell>
          <table:table-cell office:value-type="string" calcext:value-type="string">
            <text:p>42.05%</text:p>
          </table:table-cell>
          <table:table-cell office:value-type="string" calcext:value-type="string">
            <text:p>145.6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9];1;LEN([.F19])-1))" office:value-type="float" office:value="-0.07" calcext:value-type="float">
            <text:p>-0.07</text:p>
          </table:table-cell>
          <table:table-cell table:formula="of:=VALUE(SUBSTITUTE(SUBSTITUTE(SUBSTITUTE([.G19];&quot;M&quot;;&quot;0000&quot;);&quot;K&quot;;&quot;0&quot;);&quot;.&quot;;&quot;&quot;))" office:value-type="float" office:value="2860000" calcext:value-type="float">
            <text:p>2860000</text:p>
          </table:table-cell>
          <table:table-cell table:formula="of:=IF([.I19]=&quot;-&quot;;&quot;NULL&quot;;VALUE(MID([.I19];1;LEN([.I19])-1)))" office:value-type="float" office:value="-0.07" calcext:value-type="float">
            <text:p>-0.07</text:p>
          </table:table-cell>
          <table:table-cell table:formula="of:=IF([.J19]=&quot;-&quot;;&quot;NULL&quot;;VALUE(MID([.J19];1;LEN([.J19])-1)))" office:value-type="float" office:value="-0.79" calcext:value-type="float">
            <text:p>-0.79</text:p>
          </table:table-cell>
          <table:table-cell table:formula="of:=IF([.K19]=&quot;-&quot;;&quot;NULL&quot;;VALUE(MID([.K19];1;LEN([.K19])-1)))" office:value-type="float" office:value="-3.02" calcext:value-type="float">
            <text:p>-3.02</text:p>
          </table:table-cell>
          <table:table-cell table:formula="of:=IF([.L19]=&quot;-&quot;;&quot;NULL&quot;;VALUE(MID([.L19];1;LEN([.L19])-1)))" office:value-type="float" office:value="21.49" calcext:value-type="float">
            <text:p>21.49</text:p>
          </table:table-cell>
          <table:table-cell table:formula="of:=IF([.M19]=&quot;-&quot;;&quot;NULL&quot;;VALUE(MID([.M19];1;LEN([.M19])-1)))" office:value-type="float" office:value="42.05" calcext:value-type="float">
            <text:p>42.05</text:p>
          </table:table-cell>
          <table:table-cell table:formula="of:=IF([.N19]=&quot;-&quot;;&quot;NULL&quot;;VALUE(MID([.N19];1;LEN([.N19])-1)))" office:value-type="float" office:value="145.69" calcext:value-type="float">
            <text:p>145.69</text:p>
          </table:table-cell>
          <table:table-cell table:formula="of:=&quot;( &quot; &amp; (ROW()-1) &amp; &quot;, '&quot; &amp; [.A19] &amp; &quot;',&quot; &amp; [.B19] &amp; &quot;,&quot; &amp; [.C19] &amp; &quot;,&quot; &amp; [.D19] &amp; &quot;,&quot; &amp; [.E19] &amp; &quot;,&quot; &amp; [.R19] &amp; &quot;,&quot; &amp; [.S19] &amp; &quot;,'2014/09/19',&quot; &amp; [.T19] &amp; &quot;,&quot; &amp; [.U19] &amp; &quot;,&quot; &amp; [.V19] &amp; &quot;,&quot; &amp; [.W19] &amp; &quot;,&quot; &amp; [.X19] &amp; &quot;,&quot; &amp; [.Y19] &amp; &quot;,'&quot; &amp; [.O19] &amp; &quot;','&quot; &amp; [.P19] &amp; &quot;','&quot; &amp; [.Q19] &amp; &quot;'),&quot;" office:value-type="string" office:string-value="( 18, 'Alexion',161.44,163.5,159.28,-0.12,-0.07,2860000,'2014/09/19',-0.07,-0.79,-3.02,21.49,42.05,145.69,'Neutral','Strong Sell','Strong Buy')," calcext:value-type="string">
            <text:p>( 18, 'Alexion',161.44,163.5,159.28,-0.12,-0.07,2860000,'2014/09/19',-0.07,-0.79,-3.02,21.49,42.05,145.69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legheny-tech" xlink:type="simple">Allegheny Technologies</text:a></text:p>
          </table:table-cell>
          <table:table-cell office:value-type="float" office:value="42.47" calcext:value-type="float">
            <text:p>42.47</text:p>
          </table:table-cell>
          <table:table-cell office:value-type="float" office:value="43.26" calcext:value-type="float">
            <text:p>43.26</text:p>
          </table:table-cell>
          <table:table-cell office:value-type="float" office:value="42.28" calcext:value-type="float">
            <text:p>42.2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+1.02%</text:p>
          </table:table-cell>
          <table:table-cell office:value-type="string" calcext:value-type="string">
            <text:p>1.5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19.20%</text:p>
          </table:table-cell>
          <table:table-cell office:value-type="string" calcext:value-type="string">
            <text:p>37.04%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0];1;LEN([.F20])-1))" office:value-type="float" office:value="1.02" calcext:value-type="float">
            <text:p>1.02</text:p>
          </table:table-cell>
          <table:table-cell table:formula="of:=VALUE(SUBSTITUTE(SUBSTITUTE(SUBSTITUTE([.G20];&quot;M&quot;;&quot;0000&quot;);&quot;K&quot;;&quot;0&quot;);&quot;.&quot;;&quot;&quot;))" office:value-type="float" office:value="1590000" calcext:value-type="float">
            <text:p>1590000</text:p>
          </table:table-cell>
          <table:table-cell table:formula="of:=IF([.I20]=&quot;-&quot;;&quot;NULL&quot;;VALUE(MID([.I20];1;LEN([.I20])-1)))" office:value-type="float" office:value="1.02" calcext:value-type="float">
            <text:p>1.02</text:p>
          </table:table-cell>
          <table:table-cell table:formula="of:=IF([.J20]=&quot;-&quot;;&quot;NULL&quot;;VALUE(MID([.J20];1;LEN([.J20])-1)))" office:value-type="float" office:value="1.75" calcext:value-type="float">
            <text:p>1.75</text:p>
          </table:table-cell>
          <table:table-cell table:formula="of:=IF([.K20]=&quot;-&quot;;&quot;NULL&quot;;VALUE(MID([.K20];1;LEN([.K20])-1)))" office:value-type="float" office:value="0.9" calcext:value-type="float">
            <text:p>0.9</text:p>
          </table:table-cell>
          <table:table-cell table:formula="of:=IF([.L20]=&quot;-&quot;;&quot;NULL&quot;;VALUE(MID([.L20];1;LEN([.L20])-1)))" office:value-type="float" office:value="19.2" calcext:value-type="float">
            <text:p>19.2</text:p>
          </table:table-cell>
          <table:table-cell table:formula="of:=IF([.M20]=&quot;-&quot;;&quot;NULL&quot;;VALUE(MID([.M20];1;LEN([.M20])-1)))" office:value-type="float" office:value="37.04" calcext:value-type="float">
            <text:p>37.04</text:p>
          </table:table-cell>
          <table:table-cell table:formula="of:=IF([.N20]=&quot;-&quot;;&quot;NULL&quot;;VALUE(MID([.N20];1;LEN([.N20])-1)))" office:value-type="float" office:value="0.17" calcext:value-type="float">
            <text:p>0.17</text:p>
          </table:table-cell>
          <table:table-cell table:formula="of:=&quot;( &quot; &amp; (ROW()-1) &amp; &quot;, '&quot; &amp; [.A20] &amp; &quot;',&quot; &amp; [.B20] &amp; &quot;,&quot; &amp; [.C20] &amp; &quot;,&quot; &amp; [.D20] &amp; &quot;,&quot; &amp; [.E20] &amp; &quot;,&quot; &amp; [.R20] &amp; &quot;,&quot; &amp; [.S20] &amp; &quot;,'2014/09/19',&quot; &amp; [.T20] &amp; &quot;,&quot; &amp; [.U20] &amp; &quot;,&quot; &amp; [.V20] &amp; &quot;,&quot; &amp; [.W20] &amp; &quot;,&quot; &amp; [.X20] &amp; &quot;,&quot; &amp; [.Y20] &amp; &quot;,'&quot; &amp; [.O20] &amp; &quot;','&quot; &amp; [.P20] &amp; &quot;','&quot; &amp; [.Q20] &amp; &quot;'),&quot;" office:value-type="string" office:string-value="( 19, 'Allegheny Technologies',42.47,43.26,42.28,0.43,1.02,1590000,'2014/09/19',1.02,1.75,0.9,19.2,37.04,0.17,'Buy','Strong Buy','Strong Buy')," calcext:value-type="string">
            <text:p>( 19, 'Allegheny Technologies',42.47,43.26,42.28,0.43,1.02,1590000,'2014/09/19',1.02,1.75,0.9,19.2,37.04,0.17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legion-public" xlink:type="simple">Allegion Public</text:a></text:p>
          </table:table-cell>
          <table:table-cell office:value-type="float" office:value="49.86" calcext:value-type="float">
            <text:p>49.86</text:p>
          </table:table-cell>
          <table:table-cell office:value-type="float" office:value="50.88" calcext:value-type="float">
            <text:p>50.88</text:p>
          </table:table-cell>
          <table:table-cell office:value-type="float" office:value="47.47" calcext:value-type="float">
            <text:p>47.47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1.7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-1.99%</text:p>
          </table:table-cell>
          <table:table-cell office:value-type="string" calcext:value-type="string">
            <text:p>-4.37%</text:p>
          </table:table-cell>
          <table:table-cell office:value-type="string" calcext:value-type="string">
            <text:p>12.83%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1];1;LEN([.F21])-1))" office:value-type="float" office:value="-1.5" calcext:value-type="float">
            <text:p>-1.5</text:p>
          </table:table-cell>
          <table:table-cell table:formula="of:=VALUE(SUBSTITUTE(SUBSTITUTE(SUBSTITUTE([.G21];&quot;M&quot;;&quot;0000&quot;);&quot;K&quot;;&quot;0&quot;);&quot;.&quot;;&quot;&quot;))" office:value-type="float" office:value="1790000" calcext:value-type="float">
            <text:p>1790000</text:p>
          </table:table-cell>
          <table:table-cell table:formula="of:=IF([.I21]=&quot;-&quot;;&quot;NULL&quot;;VALUE(MID([.I21];1;LEN([.I21])-1)))" office:value-type="float" office:value="-1.5" calcext:value-type="float">
            <text:p>-1.5</text:p>
          </table:table-cell>
          <table:table-cell table:formula="of:=IF([.J21]=&quot;-&quot;;&quot;NULL&quot;;VALUE(MID([.J21];1;LEN([.J21])-1)))" office:value-type="float" office:value="-1.99" calcext:value-type="float">
            <text:p>-1.99</text:p>
          </table:table-cell>
          <table:table-cell table:formula="of:=IF([.K21]=&quot;-&quot;;&quot;NULL&quot;;VALUE(MID([.K21];1;LEN([.K21])-1)))" office:value-type="float" office:value="-4.37" calcext:value-type="float">
            <text:p>-4.37</text:p>
          </table:table-cell>
          <table:table-cell table:formula="of:=IF([.L21]=&quot;-&quot;;&quot;NULL&quot;;VALUE(MID([.L21];1;LEN([.L21])-1)))" office:value-type="float" office:value="12.83" calcext:value-type="float">
            <text:p>12.83</text:p>
          </table:table-cell>
          <table:table-cell table:formula="of:=IF([.M21]=&quot;-&quot;;&quot;NULL&quot;;VALUE(MID([.M21];1;LEN([.M21])-1)))" office:value-type="string" office:string-value="NULL" calcext:value-type="string">
            <text:p>NULL</text:p>
          </table:table-cell>
          <table:table-cell table:formula="of:=IF([.N21]=&quot;-&quot;;&quot;NULL&quot;;VALUE(MID([.N21];1;LEN([.N21])-1)))" office:value-type="string" office:string-value="NULL" calcext:value-type="string">
            <text:p>NULL</text:p>
          </table:table-cell>
          <table:table-cell table:formula="of:=&quot;( &quot; &amp; (ROW()-1) &amp; &quot;, '&quot; &amp; [.A21] &amp; &quot;',&quot; &amp; [.B21] &amp; &quot;,&quot; &amp; [.C21] &amp; &quot;,&quot; &amp; [.D21] &amp; &quot;,&quot; &amp; [.E21] &amp; &quot;,&quot; &amp; [.R21] &amp; &quot;,&quot; &amp; [.S21] &amp; &quot;,'2014/09/19',&quot; &amp; [.T21] &amp; &quot;,&quot; &amp; [.U21] &amp; &quot;,&quot; &amp; [.V21] &amp; &quot;,&quot; &amp; [.W21] &amp; &quot;,&quot; &amp; [.X21] &amp; &quot;,&quot; &amp; [.Y21] &amp; &quot;,'&quot; &amp; [.O21] &amp; &quot;','&quot; &amp; [.P21] &amp; &quot;','&quot; &amp; [.Q21] &amp; &quot;'),&quot;" office:value-type="string" office:string-value="( 20, 'Allegion Public',49.86,50.88,47.47,-0.76,-1.5,1790000,'2014/09/19',-1.5,-1.99,-4.37,12.83,NULL,NULL,'Strong Sell','Strong Sell','Buy')," calcext:value-type="string">
            <text:p>( 20, 'Allegion Public',49.86,50.88,47.47,-0.76,-1.5,1790000,'2014/09/19',-1.5,-1.99,-4.37,12.83,NULL,NULL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lergan-inc" xlink:type="simple">Allergan</text:a></text:p>
          </table:table-cell>
          <table:table-cell office:value-type="float" office:value="168.21" calcext:value-type="float">
            <text:p>168.21</text:p>
          </table:table-cell>
          <table:table-cell office:value-type="float" office:value="171.27" calcext:value-type="float">
            <text:p>171.27</text:p>
          </table:table-cell>
          <table:table-cell office:value-type="float" office:value="167.26" calcext:value-type="float">
            <text:p>167.26</text:p>
          </table:table-cell>
          <table:table-cell office:value-type="float" office:value="-1.76" calcext:value-type="float">
            <text:p>-1.76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1.8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2.33%</text:p>
          </table:table-cell>
          <table:table-cell office:value-type="string" calcext:value-type="string">
            <text:p>51.43%</text:p>
          </table:table-cell>
          <table:table-cell office:value-type="string" calcext:value-type="string">
            <text:p>81.59%</text:p>
          </table:table-cell>
          <table:table-cell office:value-type="string" calcext:value-type="string">
            <text:p>106.52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2];1;LEN([.F22])-1))" office:value-type="float" office:value="-1.04" calcext:value-type="float">
            <text:p>-1.04</text:p>
          </table:table-cell>
          <table:table-cell table:formula="of:=VALUE(SUBSTITUTE(SUBSTITUTE(SUBSTITUTE([.G22];&quot;M&quot;;&quot;0000&quot;);&quot;K&quot;;&quot;0&quot;);&quot;.&quot;;&quot;&quot;))" office:value-type="float" office:value="1880000" calcext:value-type="float">
            <text:p>1880000</text:p>
          </table:table-cell>
          <table:table-cell table:formula="of:=IF([.I22]=&quot;-&quot;;&quot;NULL&quot;;VALUE(MID([.I22];1;LEN([.I22])-1)))" office:value-type="float" office:value="-1.04" calcext:value-type="float">
            <text:p>-1.04</text:p>
          </table:table-cell>
          <table:table-cell table:formula="of:=IF([.J22]=&quot;-&quot;;&quot;NULL&quot;;VALUE(MID([.J22];1;LEN([.J22])-1)))" office:value-type="float" office:value="-0.61" calcext:value-type="float">
            <text:p>-0.61</text:p>
          </table:table-cell>
          <table:table-cell table:formula="of:=IF([.K22]=&quot;-&quot;;&quot;NULL&quot;;VALUE(MID([.K22];1;LEN([.K22])-1)))" office:value-type="float" office:value="2.33" calcext:value-type="float">
            <text:p>2.33</text:p>
          </table:table-cell>
          <table:table-cell table:formula="of:=IF([.L22]=&quot;-&quot;;&quot;NULL&quot;;VALUE(MID([.L22];1;LEN([.L22])-1)))" office:value-type="float" office:value="51.43" calcext:value-type="float">
            <text:p>51.43</text:p>
          </table:table-cell>
          <table:table-cell table:formula="of:=IF([.M22]=&quot;-&quot;;&quot;NULL&quot;;VALUE(MID([.M22];1;LEN([.M22])-1)))" office:value-type="float" office:value="81.59" calcext:value-type="float">
            <text:p>81.59</text:p>
          </table:table-cell>
          <table:table-cell table:formula="of:=IF([.N22]=&quot;-&quot;;&quot;NULL&quot;;VALUE(MID([.N22];1;LEN([.N22])-1)))" office:value-type="float" office:value="106.52" calcext:value-type="float">
            <text:p>106.52</text:p>
          </table:table-cell>
          <table:table-cell table:formula="of:=&quot;( &quot; &amp; (ROW()-1) &amp; &quot;, '&quot; &amp; [.A22] &amp; &quot;',&quot; &amp; [.B22] &amp; &quot;,&quot; &amp; [.C22] &amp; &quot;,&quot; &amp; [.D22] &amp; &quot;,&quot; &amp; [.E22] &amp; &quot;,&quot; &amp; [.R22] &amp; &quot;,&quot; &amp; [.S22] &amp; &quot;,'2014/09/19',&quot; &amp; [.T22] &amp; &quot;,&quot; &amp; [.U22] &amp; &quot;,&quot; &amp; [.V22] &amp; &quot;,&quot; &amp; [.W22] &amp; &quot;,&quot; &amp; [.X22] &amp; &quot;,&quot; &amp; [.Y22] &amp; &quot;,'&quot; &amp; [.O22] &amp; &quot;','&quot; &amp; [.P22] &amp; &quot;','&quot; &amp; [.Q22] &amp; &quot;'),&quot;" office:value-type="string" office:string-value="( 21, 'Allergan',168.21,171.27,167.26,-1.76,-1.04,1880000,'2014/09/19',-1.04,-0.61,2.33,51.43,81.59,106.52,'Sell','Strong Buy','Strong Buy')," calcext:value-type="string">
            <text:p>( 21, 'Allergan',168.21,171.27,167.26,-1.76,-1.04,1880000,'2014/09/19',-1.04,-0.61,2.33,51.43,81.59,106.52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liance-data-systems" xlink:type="simple">Alliance Data Systems</text:a></text:p>
          </table:table-cell>
          <table:table-cell office:value-type="float" office:value="246.25" calcext:value-type="float">
            <text:p>246.25</text:p>
          </table:table-cell>
          <table:table-cell office:value-type="float" office:value="250.68" calcext:value-type="float">
            <text:p>250.68</text:p>
          </table:table-cell>
          <table:table-cell office:value-type="float" office:value="245.03" calcext:value-type="float">
            <text:p>245.03</text:p>
          </table:table-cell>
          <table:table-cell office:value-type="float" office:value="-3.07" calcext:value-type="float">
            <text:p>-3.07</text:p>
          </table:table-cell>
          <table:table-cell office:value-type="string" calcext:value-type="string">
            <text:p>-1.23%</text:p>
          </table:table-cell>
          <table:table-cell office:value-type="string" calcext:value-type="string">
            <text:p>1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3%</text:p>
          </table:table-cell>
          <table:table-cell office:value-type="string" calcext:value-type="string">
            <text:p>-4.52%</text:p>
          </table:table-cell>
          <table:table-cell office:value-type="string" calcext:value-type="string">
            <text:p>-8.19%</text:p>
          </table:table-cell>
          <table:table-cell office:value-type="string" calcext:value-type="string">
            <text:p>-6.34%</text:p>
          </table:table-cell>
          <table:table-cell office:value-type="string" calcext:value-type="string">
            <text:p>17.40%</text:p>
          </table:table-cell>
          <table:table-cell office:value-type="string" calcext:value-type="string">
            <text:p>154.8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3];1;LEN([.F23])-1))" office:value-type="float" office:value="-1.23" calcext:value-type="float">
            <text:p>-1.23</text:p>
          </table:table-cell>
          <table:table-cell table:formula="of:=VALUE(SUBSTITUTE(SUBSTITUTE(SUBSTITUTE([.G23];&quot;M&quot;;&quot;0000&quot;);&quot;K&quot;;&quot;0&quot;);&quot;.&quot;;&quot;&quot;))" office:value-type="float" office:value="1120000" calcext:value-type="float">
            <text:p>1120000</text:p>
          </table:table-cell>
          <table:table-cell table:formula="of:=IF([.I23]=&quot;-&quot;;&quot;NULL&quot;;VALUE(MID([.I23];1;LEN([.I23])-1)))" office:value-type="float" office:value="-1.23" calcext:value-type="float">
            <text:p>-1.23</text:p>
          </table:table-cell>
          <table:table-cell table:formula="of:=IF([.J23]=&quot;-&quot;;&quot;NULL&quot;;VALUE(MID([.J23];1;LEN([.J23])-1)))" office:value-type="float" office:value="-4.52" calcext:value-type="float">
            <text:p>-4.52</text:p>
          </table:table-cell>
          <table:table-cell table:formula="of:=IF([.K23]=&quot;-&quot;;&quot;NULL&quot;;VALUE(MID([.K23];1;LEN([.K23])-1)))" office:value-type="float" office:value="-8.19" calcext:value-type="float">
            <text:p>-8.19</text:p>
          </table:table-cell>
          <table:table-cell table:formula="of:=IF([.L23]=&quot;-&quot;;&quot;NULL&quot;;VALUE(MID([.L23];1;LEN([.L23])-1)))" office:value-type="float" office:value="-6.34" calcext:value-type="float">
            <text:p>-6.34</text:p>
          </table:table-cell>
          <table:table-cell table:formula="of:=IF([.M23]=&quot;-&quot;;&quot;NULL&quot;;VALUE(MID([.M23];1;LEN([.M23])-1)))" office:value-type="float" office:value="17.4" calcext:value-type="float">
            <text:p>17.4</text:p>
          </table:table-cell>
          <table:table-cell table:formula="of:=IF([.N23]=&quot;-&quot;;&quot;NULL&quot;;VALUE(MID([.N23];1;LEN([.N23])-1)))" office:value-type="float" office:value="154.84" calcext:value-type="float">
            <text:p>154.84</text:p>
          </table:table-cell>
          <table:table-cell table:formula="of:=&quot;( &quot; &amp; (ROW()-1) &amp; &quot;, '&quot; &amp; [.A23] &amp; &quot;',&quot; &amp; [.B23] &amp; &quot;,&quot; &amp; [.C23] &amp; &quot;,&quot; &amp; [.D23] &amp; &quot;,&quot; &amp; [.E23] &amp; &quot;,&quot; &amp; [.R23] &amp; &quot;,&quot; &amp; [.S23] &amp; &quot;,'2014/09/19',&quot; &amp; [.T23] &amp; &quot;,&quot; &amp; [.U23] &amp; &quot;,&quot; &amp; [.V23] &amp; &quot;,&quot; &amp; [.W23] &amp; &quot;,&quot; &amp; [.X23] &amp; &quot;,&quot; &amp; [.Y23] &amp; &quot;,'&quot; &amp; [.O23] &amp; &quot;','&quot; &amp; [.P23] &amp; &quot;','&quot; &amp; [.Q23] &amp; &quot;'),&quot;" office:value-type="string" office:string-value="( 22, 'Alliance Data Systems',246.25,250.68,245.03,-3.07,-1.23,1120000,'2014/09/19',-1.23,-4.52,-8.19,-6.34,17.4,154.84,'Strong Sell','Strong Sell','Buy')," calcext:value-type="string">
            <text:p>( 22, 'Alliance Data Systems',246.25,250.68,245.03,-3.07,-1.23,1120000,'2014/09/19',-1.23,-4.52,-8.19,-6.34,17.4,154.84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lstate-corporation" xlink:type="simple">Allstate</text:a></text:p>
          </table:table-cell>
          <table:table-cell office:value-type="float" office:value="62.2" calcext:value-type="float">
            <text:p>62.2</text:p>
          </table:table-cell>
          <table:table-cell office:value-type="float" office:value="62.59" calcext:value-type="float">
            <text:p>62.59</text:p>
          </table:table-cell>
          <table:table-cell office:value-type="float" office:value="62.02" calcext:value-type="float">
            <text:p>62.02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2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.97%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14.04%</text:p>
          </table:table-cell>
          <table:table-cell office:value-type="string" calcext:value-type="string">
            <text:p>19.62%</text:p>
          </table:table-cell>
          <table:table-cell office:value-type="string" calcext:value-type="string">
            <text:p>169.3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4];1;LEN([.F24])-1))" office:value-type="float" office:value="-0.19" calcext:value-type="float">
            <text:p>-0.19</text:p>
          </table:table-cell>
          <table:table-cell table:formula="of:=VALUE(SUBSTITUTE(SUBSTITUTE(SUBSTITUTE([.G24];&quot;M&quot;;&quot;0000&quot;);&quot;K&quot;;&quot;0&quot;);&quot;.&quot;;&quot;&quot;))" office:value-type="float" office:value="2670000" calcext:value-type="float">
            <text:p>2670000</text:p>
          </table:table-cell>
          <table:table-cell table:formula="of:=IF([.I24]=&quot;-&quot;;&quot;NULL&quot;;VALUE(MID([.I24];1;LEN([.I24])-1)))" office:value-type="float" office:value="-0.19" calcext:value-type="float">
            <text:p>-0.19</text:p>
          </table:table-cell>
          <table:table-cell table:formula="of:=IF([.J24]=&quot;-&quot;;&quot;NULL&quot;;VALUE(MID([.J24];1;LEN([.J24])-1)))" office:value-type="float" office:value="1.97" calcext:value-type="float">
            <text:p>1.97</text:p>
          </table:table-cell>
          <table:table-cell table:formula="of:=IF([.K24]=&quot;-&quot;;&quot;NULL&quot;;VALUE(MID([.K24];1;LEN([.K24])-1)))" office:value-type="float" office:value="1.12" calcext:value-type="float">
            <text:p>1.12</text:p>
          </table:table-cell>
          <table:table-cell table:formula="of:=IF([.L24]=&quot;-&quot;;&quot;NULL&quot;;VALUE(MID([.L24];1;LEN([.L24])-1)))" office:value-type="float" office:value="14.04" calcext:value-type="float">
            <text:p>14.04</text:p>
          </table:table-cell>
          <table:table-cell table:formula="of:=IF([.M24]=&quot;-&quot;;&quot;NULL&quot;;VALUE(MID([.M24];1;LEN([.M24])-1)))" office:value-type="float" office:value="19.62" calcext:value-type="float">
            <text:p>19.62</text:p>
          </table:table-cell>
          <table:table-cell table:formula="of:=IF([.N24]=&quot;-&quot;;&quot;NULL&quot;;VALUE(MID([.N24];1;LEN([.N24])-1)))" office:value-type="float" office:value="169.38" calcext:value-type="float">
            <text:p>169.38</text:p>
          </table:table-cell>
          <table:table-cell table:formula="of:=&quot;( &quot; &amp; (ROW()-1) &amp; &quot;, '&quot; &amp; [.A24] &amp; &quot;',&quot; &amp; [.B24] &amp; &quot;,&quot; &amp; [.C24] &amp; &quot;,&quot; &amp; [.D24] &amp; &quot;,&quot; &amp; [.E24] &amp; &quot;,&quot; &amp; [.R24] &amp; &quot;,&quot; &amp; [.S24] &amp; &quot;,'2014/09/19',&quot; &amp; [.T24] &amp; &quot;,&quot; &amp; [.U24] &amp; &quot;,&quot; &amp; [.V24] &amp; &quot;,&quot; &amp; [.W24] &amp; &quot;,&quot; &amp; [.X24] &amp; &quot;,&quot; &amp; [.Y24] &amp; &quot;,'&quot; &amp; [.O24] &amp; &quot;','&quot; &amp; [.P24] &amp; &quot;','&quot; &amp; [.Q24] &amp; &quot;'),&quot;" office:value-type="string" office:string-value="( 23, 'Allstate',62.2,62.59,62.02,-0.12,-0.19,2670000,'2014/09/19',-0.19,1.97,1.12,14.04,19.62,169.38,'Strong Buy','Strong Buy','Strong Buy')," calcext:value-type="string">
            <text:p>( 23, 'Allstate',62.2,62.59,62.02,-0.12,-0.19,2670000,'2014/09/19',-0.19,1.97,1.12,14.04,19.62,169.3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tera-corp" xlink:type="simple">Altera</text:a></text:p>
          </table:table-cell>
          <table:table-cell office:value-type="float" office:value="36.48" calcext:value-type="float">
            <text:p>36.48</text:p>
          </table:table-cell>
          <table:table-cell office:value-type="float" office:value="37.63" calcext:value-type="float">
            <text:p>37.63</text:p>
          </table:table-cell>
          <table:table-cell office:value-type="float" office:value="36.48" calcext:value-type="float">
            <text:p>36.48</text:p>
          </table:table-cell>
          <table:table-cell office:value-type="float" office:value="-0.58" calcext:value-type="float">
            <text:p>-0.58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8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4.62%</text:p>
          </table:table-cell>
          <table:table-cell office:value-type="string" calcext:value-type="string">
            <text:p>12.21%</text:p>
          </table:table-cell>
          <table:table-cell office:value-type="string" calcext:value-type="string">
            <text:p>-2.98%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5];1;LEN([.F25])-1))" office:value-type="float" office:value="-1.58" calcext:value-type="float">
            <text:p>-1.58</text:p>
          </table:table-cell>
          <table:table-cell table:formula="of:=VALUE(SUBSTITUTE(SUBSTITUTE(SUBSTITUTE([.G25];&quot;M&quot;;&quot;0000&quot;);&quot;K&quot;;&quot;0&quot;);&quot;.&quot;;&quot;&quot;))" office:value-type="float" office:value="8800000" calcext:value-type="float">
            <text:p>8800000</text:p>
          </table:table-cell>
          <table:table-cell table:formula="of:=IF([.I25]=&quot;-&quot;;&quot;NULL&quot;;VALUE(MID([.I25];1;LEN([.I25])-1)))" office:value-type="float" office:value="-1.58" calcext:value-type="float">
            <text:p>-1.58</text:p>
          </table:table-cell>
          <table:table-cell table:formula="of:=IF([.J25]=&quot;-&quot;;&quot;NULL&quot;;VALUE(MID([.J25];1;LEN([.J25])-1)))" office:value-type="float" office:value="2.79" calcext:value-type="float">
            <text:p>2.79</text:p>
          </table:table-cell>
          <table:table-cell table:formula="of:=IF([.K25]=&quot;-&quot;;&quot;NULL&quot;;VALUE(MID([.K25];1;LEN([.K25])-1)))" office:value-type="float" office:value="4.62" calcext:value-type="float">
            <text:p>4.62</text:p>
          </table:table-cell>
          <table:table-cell table:formula="of:=IF([.L25]=&quot;-&quot;;&quot;NULL&quot;;VALUE(MID([.L25];1;LEN([.L25])-1)))" office:value-type="float" office:value="12.21" calcext:value-type="float">
            <text:p>12.21</text:p>
          </table:table-cell>
          <table:table-cell table:formula="of:=IF([.M25]=&quot;-&quot;;&quot;NULL&quot;;VALUE(MID([.M25];1;LEN([.M25])-1)))" office:value-type="float" office:value="-2.98" calcext:value-type="float">
            <text:p>-2.98</text:p>
          </table:table-cell>
          <table:table-cell table:formula="of:=IF([.N25]=&quot;-&quot;;&quot;NULL&quot;;VALUE(MID([.N25];1;LEN([.N25])-1)))" office:value-type="float" office:value="0.05" calcext:value-type="float">
            <text:p>0.05</text:p>
          </table:table-cell>
          <table:table-cell table:formula="of:=&quot;( &quot; &amp; (ROW()-1) &amp; &quot;, '&quot; &amp; [.A25] &amp; &quot;',&quot; &amp; [.B25] &amp; &quot;,&quot; &amp; [.C25] &amp; &quot;,&quot; &amp; [.D25] &amp; &quot;,&quot; &amp; [.E25] &amp; &quot;,&quot; &amp; [.R25] &amp; &quot;,&quot; &amp; [.S25] &amp; &quot;,'2014/09/19',&quot; &amp; [.T25] &amp; &quot;,&quot; &amp; [.U25] &amp; &quot;,&quot; &amp; [.V25] &amp; &quot;,&quot; &amp; [.W25] &amp; &quot;,&quot; &amp; [.X25] &amp; &quot;,&quot; &amp; [.Y25] &amp; &quot;,'&quot; &amp; [.O25] &amp; &quot;','&quot; &amp; [.P25] &amp; &quot;','&quot; &amp; [.Q25] &amp; &quot;'),&quot;" office:value-type="string" office:string-value="( 24, 'Altera',36.48,37.63,36.48,-0.58,-1.58,8800000,'2014/09/19',-1.58,2.79,4.62,12.21,-2.98,0.05,'Sell','Strong Buy','Strong Buy')," calcext:value-type="string">
            <text:p>( 24, 'Altera',36.48,37.63,36.48,-0.58,-1.58,8800000,'2014/09/19',-1.58,2.79,4.62,12.21,-2.98,0.05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ltria-group" xlink:type="simple">Altria</text:a></text:p>
          </table:table-cell>
          <table:table-cell office:value-type="float" office:value="44.99" calcext:value-type="float">
            <text:p>44.99</text:p>
          </table:table-cell>
          <table:table-cell office:value-type="float" office:value="45.1" calcext:value-type="float">
            <text:p>45.1</text:p>
          </table:table-cell>
          <table:table-cell office:value-type="float" office:value="44.82" calcext:value-type="float">
            <text:p>44.8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+0.56%</text:p>
          </table:table-cell>
          <table:table-cell office:value-type="string" calcext:value-type="string">
            <text:p>7.7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6%</text:p>
          </table:table-cell>
          <table:table-cell office:value-type="string" calcext:value-type="string">
            <text:p>4.24%</text:p>
          </table:table-cell>
          <table:table-cell office:value-type="string" calcext:value-type="string">
            <text:p>5.66%</text:p>
          </table:table-cell>
          <table:table-cell office:value-type="string" calcext:value-type="string">
            <text:p>17.19%</text:p>
          </table:table-cell>
          <table:table-cell office:value-type="string" calcext:value-type="string">
            <text:p>26.55%</text:p>
          </table:table-cell>
          <table:table-cell office:value-type="string" calcext:value-type="string">
            <text:p>72.2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6];1;LEN([.F26])-1))" office:value-type="float" office:value="0.56" calcext:value-type="float">
            <text:p>0.56</text:p>
          </table:table-cell>
          <table:table-cell table:formula="of:=VALUE(SUBSTITUTE(SUBSTITUTE(SUBSTITUTE([.G26];&quot;M&quot;;&quot;0000&quot;);&quot;K&quot;;&quot;0&quot;);&quot;.&quot;;&quot;&quot;))" office:value-type="float" office:value="7790000" calcext:value-type="float">
            <text:p>7790000</text:p>
          </table:table-cell>
          <table:table-cell table:formula="of:=IF([.I26]=&quot;-&quot;;&quot;NULL&quot;;VALUE(MID([.I26];1;LEN([.I26])-1)))" office:value-type="float" office:value="0.56" calcext:value-type="float">
            <text:p>0.56</text:p>
          </table:table-cell>
          <table:table-cell table:formula="of:=IF([.J26]=&quot;-&quot;;&quot;NULL&quot;;VALUE(MID([.J26];1;LEN([.J26])-1)))" office:value-type="float" office:value="4.24" calcext:value-type="float">
            <text:p>4.24</text:p>
          </table:table-cell>
          <table:table-cell table:formula="of:=IF([.K26]=&quot;-&quot;;&quot;NULL&quot;;VALUE(MID([.K26];1;LEN([.K26])-1)))" office:value-type="float" office:value="5.66" calcext:value-type="float">
            <text:p>5.66</text:p>
          </table:table-cell>
          <table:table-cell table:formula="of:=IF([.L26]=&quot;-&quot;;&quot;NULL&quot;;VALUE(MID([.L26];1;LEN([.L26])-1)))" office:value-type="float" office:value="17.19" calcext:value-type="float">
            <text:p>17.19</text:p>
          </table:table-cell>
          <table:table-cell table:formula="of:=IF([.M26]=&quot;-&quot;;&quot;NULL&quot;;VALUE(MID([.M26];1;LEN([.M26])-1)))" office:value-type="float" office:value="26.55" calcext:value-type="float">
            <text:p>26.55</text:p>
          </table:table-cell>
          <table:table-cell table:formula="of:=IF([.N26]=&quot;-&quot;;&quot;NULL&quot;;VALUE(MID([.N26];1;LEN([.N26])-1)))" office:value-type="float" office:value="72.24" calcext:value-type="float">
            <text:p>72.24</text:p>
          </table:table-cell>
          <table:table-cell table:formula="of:=&quot;( &quot; &amp; (ROW()-1) &amp; &quot;, '&quot; &amp; [.A26] &amp; &quot;',&quot; &amp; [.B26] &amp; &quot;,&quot; &amp; [.C26] &amp; &quot;,&quot; &amp; [.D26] &amp; &quot;,&quot; &amp; [.E26] &amp; &quot;,&quot; &amp; [.R26] &amp; &quot;,&quot; &amp; [.S26] &amp; &quot;,'2014/09/19',&quot; &amp; [.T26] &amp; &quot;,&quot; &amp; [.U26] &amp; &quot;,&quot; &amp; [.V26] &amp; &quot;,&quot; &amp; [.W26] &amp; &quot;,&quot; &amp; [.X26] &amp; &quot;,&quot; &amp; [.Y26] &amp; &quot;,'&quot; &amp; [.O26] &amp; &quot;','&quot; &amp; [.P26] &amp; &quot;','&quot; &amp; [.Q26] &amp; &quot;'),&quot;" office:value-type="string" office:string-value="( 25, 'Altria',44.99,45.1,44.82,0.25,0.56,7790000,'2014/09/19',0.56,4.24,5.66,17.19,26.55,72.24,'Strong Buy','Strong Buy','Strong Buy')," calcext:value-type="string">
            <text:p>( 25, 'Altria',44.99,45.1,44.82,0.25,0.56,7790000,'2014/09/19',0.56,4.24,5.66,17.19,26.55,72.2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azon-com-inc" xlink:type="simple">Amazon.com</text:a></text:p>
          </table:table-cell>
          <table:table-cell office:value-type="float" office:value="331.32" calcext:value-type="float">
            <text:p>331.32</text:p>
          </table:table-cell>
          <table:table-cell office:value-type="float" office:value="332.76" calcext:value-type="float">
            <text:p>332.76</text:p>
          </table:table-cell>
          <table:table-cell office:value-type="float" office:value="325.57" calcext:value-type="float">
            <text:p>325.57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+1.94%</text:p>
          </table:table-cell>
          <table:table-cell office:value-type="string" calcext:value-type="string">
            <text:p>6.1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94%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-16.92%</text:p>
          </table:table-cell>
          <table:table-cell office:value-type="string" calcext:value-type="string">
            <text:p>4.74%</text:p>
          </table:table-cell>
          <table:table-cell office:value-type="string" calcext:value-type="string">
            <text:p>42.89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7];1;LEN([.F27])-1))" office:value-type="float" office:value="1.94" calcext:value-type="float">
            <text:p>1.94</text:p>
          </table:table-cell>
          <table:table-cell table:formula="of:=VALUE(SUBSTITUTE(SUBSTITUTE(SUBSTITUTE([.G27];&quot;M&quot;;&quot;0000&quot;);&quot;K&quot;;&quot;0&quot;);&quot;.&quot;;&quot;&quot;))" office:value-type="float" office:value="6140000" calcext:value-type="float">
            <text:p>6140000</text:p>
          </table:table-cell>
          <table:table-cell table:formula="of:=IF([.I27]=&quot;-&quot;;&quot;NULL&quot;;VALUE(MID([.I27];1;LEN([.I27])-1)))" office:value-type="float" office:value="1.94" calcext:value-type="float">
            <text:p>1.94</text:p>
          </table:table-cell>
          <table:table-cell table:formula="of:=IF([.J27]=&quot;-&quot;;&quot;NULL&quot;;VALUE(MID([.J27];1;LEN([.J27])-1)))" office:value-type="float" office:value="0.04" calcext:value-type="float">
            <text:p>0.04</text:p>
          </table:table-cell>
          <table:table-cell table:formula="of:=IF([.K27]=&quot;-&quot;;&quot;NULL&quot;;VALUE(MID([.K27];1;LEN([.K27])-1)))" office:value-type="float" office:value="-0.48" calcext:value-type="float">
            <text:p>-0.48</text:p>
          </table:table-cell>
          <table:table-cell table:formula="of:=IF([.L27]=&quot;-&quot;;&quot;NULL&quot;;VALUE(MID([.L27];1;LEN([.L27])-1)))" office:value-type="float" office:value="-16.92" calcext:value-type="float">
            <text:p>-16.92</text:p>
          </table:table-cell>
          <table:table-cell table:formula="of:=IF([.M27]=&quot;-&quot;;&quot;NULL&quot;;VALUE(MID([.M27];1;LEN([.M27])-1)))" office:value-type="float" office:value="4.74" calcext:value-type="float">
            <text:p>4.74</text:p>
          </table:table-cell>
          <table:table-cell table:formula="of:=IF([.N27]=&quot;-&quot;;&quot;NULL&quot;;VALUE(MID([.N27];1;LEN([.N27])-1)))" office:value-type="float" office:value="42.89" calcext:value-type="float">
            <text:p>42.89</text:p>
          </table:table-cell>
          <table:table-cell table:formula="of:=&quot;( &quot; &amp; (ROW()-1) &amp; &quot;, '&quot; &amp; [.A27] &amp; &quot;',&quot; &amp; [.B27] &amp; &quot;,&quot; &amp; [.C27] &amp; &quot;,&quot; &amp; [.D27] &amp; &quot;,&quot; &amp; [.E27] &amp; &quot;,&quot; &amp; [.R27] &amp; &quot;,&quot; &amp; [.S27] &amp; &quot;,'2014/09/19',&quot; &amp; [.T27] &amp; &quot;,&quot; &amp; [.U27] &amp; &quot;,&quot; &amp; [.V27] &amp; &quot;,&quot; &amp; [.W27] &amp; &quot;,&quot; &amp; [.X27] &amp; &quot;,&quot; &amp; [.Y27] &amp; &quot;,'&quot; &amp; [.O27] &amp; &quot;','&quot; &amp; [.P27] &amp; &quot;','&quot; &amp; [.Q27] &amp; &quot;'),&quot;" office:value-type="string" office:string-value="( 26, 'Amazon.com',331.32,332.76,325.57,6.32,1.94,6140000,'2014/09/19',1.94,0.04,-0.48,-16.92,4.74,42.89,'Strong Buy','Neutral','Strong Buy')," calcext:value-type="string">
            <text:p>( 26, 'Amazon.com',331.32,332.76,325.57,6.32,1.94,6140000,'2014/09/19',1.94,0.04,-0.48,-16.92,4.74,42.89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en-corp" xlink:type="simple">Ameren</text:a></text:p>
          </table:table-cell>
          <table:table-cell office:value-type="float" office:value="38.64" calcext:value-type="float">
            <text:p>38.64</text:p>
          </table:table-cell>
          <table:table-cell office:value-type="float" office:value="38.76" calcext:value-type="float">
            <text:p>38.76</text:p>
          </table:table-cell>
          <table:table-cell office:value-type="float" office:value="38.2" calcext:value-type="float">
            <text:p>38.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+1.02%</text:p>
          </table:table-cell>
          <table:table-cell office:value-type="string" calcext:value-type="string">
            <text:p>1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-2.25%</text:p>
          </table:table-cell>
          <table:table-cell office:value-type="string" calcext:value-type="string">
            <text:p>6.86%</text:p>
          </table:table-cell>
          <table:table-cell office:value-type="string" calcext:value-type="string">
            <text:p>11.68%</text:p>
          </table:table-cell>
          <table:table-cell office:value-type="string" calcext:value-type="string">
            <text:p>26.9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8];1;LEN([.F28])-1))" office:value-type="float" office:value="1.02" calcext:value-type="float">
            <text:p>1.02</text:p>
          </table:table-cell>
          <table:table-cell table:formula="of:=VALUE(SUBSTITUTE(SUBSTITUTE(SUBSTITUTE([.G28];&quot;M&quot;;&quot;0000&quot;);&quot;K&quot;;&quot;0&quot;);&quot;.&quot;;&quot;&quot;))" office:value-type="float" office:value="1860000" calcext:value-type="float">
            <text:p>1860000</text:p>
          </table:table-cell>
          <table:table-cell table:formula="of:=IF([.I28]=&quot;-&quot;;&quot;NULL&quot;;VALUE(MID([.I28];1;LEN([.I28])-1)))" office:value-type="float" office:value="1.02" calcext:value-type="float">
            <text:p>1.02</text:p>
          </table:table-cell>
          <table:table-cell table:formula="of:=IF([.J28]=&quot;-&quot;;&quot;NULL&quot;;VALUE(MID([.J28];1;LEN([.J28])-1)))" office:value-type="float" office:value="1.05" calcext:value-type="float">
            <text:p>1.05</text:p>
          </table:table-cell>
          <table:table-cell table:formula="of:=IF([.K28]=&quot;-&quot;;&quot;NULL&quot;;VALUE(MID([.K28];1;LEN([.K28])-1)))" office:value-type="float" office:value="-2.25" calcext:value-type="float">
            <text:p>-2.25</text:p>
          </table:table-cell>
          <table:table-cell table:formula="of:=IF([.L28]=&quot;-&quot;;&quot;NULL&quot;;VALUE(MID([.L28];1;LEN([.L28])-1)))" office:value-type="float" office:value="6.86" calcext:value-type="float">
            <text:p>6.86</text:p>
          </table:table-cell>
          <table:table-cell table:formula="of:=IF([.M28]=&quot;-&quot;;&quot;NULL&quot;;VALUE(MID([.M28];1;LEN([.M28])-1)))" office:value-type="float" office:value="11.68" calcext:value-type="float">
            <text:p>11.68</text:p>
          </table:table-cell>
          <table:table-cell table:formula="of:=IF([.N28]=&quot;-&quot;;&quot;NULL&quot;;VALUE(MID([.N28];1;LEN([.N28])-1)))" office:value-type="float" office:value="26.98" calcext:value-type="float">
            <text:p>26.98</text:p>
          </table:table-cell>
          <table:table-cell table:formula="of:=&quot;( &quot; &amp; (ROW()-1) &amp; &quot;, '&quot; &amp; [.A28] &amp; &quot;',&quot; &amp; [.B28] &amp; &quot;,&quot; &amp; [.C28] &amp; &quot;,&quot; &amp; [.D28] &amp; &quot;,&quot; &amp; [.E28] &amp; &quot;,&quot; &amp; [.R28] &amp; &quot;,&quot; &amp; [.S28] &amp; &quot;,'2014/09/19',&quot; &amp; [.T28] &amp; &quot;,&quot; &amp; [.U28] &amp; &quot;,&quot; &amp; [.V28] &amp; &quot;,&quot; &amp; [.W28] &amp; &quot;,&quot; &amp; [.X28] &amp; &quot;,&quot; &amp; [.Y28] &amp; &quot;,'&quot; &amp; [.O28] &amp; &quot;','&quot; &amp; [.P28] &amp; &quot;','&quot; &amp; [.Q28] &amp; &quot;'),&quot;" office:value-type="string" office:string-value="( 27, 'Ameren',38.64,38.76,38.2,0.39,1.02,1860000,'2014/09/19',1.02,1.05,-2.25,6.86,11.68,26.98,'Strong Buy','Strong Sell','Strong Buy')," calcext:value-type="string">
            <text:p>( 27, 'Ameren',38.64,38.76,38.2,0.39,1.02,1860000,'2014/09/19',1.02,1.05,-2.25,6.86,11.68,26.98,'Strong 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ican-electric" xlink:type="simple">American Electric Power</text:a></text:p>
          </table:table-cell>
          <table:table-cell office:value-type="float" office:value="53.28" calcext:value-type="float">
            <text:p>53.28</text:p>
          </table:table-cell>
          <table:table-cell office:value-type="float" office:value="53.36" calcext:value-type="float">
            <text:p>53.36</text:p>
          </table:table-cell>
          <table:table-cell office:value-type="float" office:value="52.71" calcext:value-type="float">
            <text:p>52.7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+1.02%</text:p>
          </table:table-cell>
          <table:table-cell office:value-type="string" calcext:value-type="string">
            <text:p>2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1.52%</text:p>
          </table:table-cell>
          <table:table-cell office:value-type="string" calcext:value-type="string">
            <text:p>0.91%</text:p>
          </table:table-cell>
          <table:table-cell office:value-type="string" calcext:value-type="string">
            <text:p>13.99%</text:p>
          </table:table-cell>
          <table:table-cell office:value-type="string" calcext:value-type="string">
            <text:p>21.84%</text:p>
          </table:table-cell>
          <table:table-cell office:value-type="string" calcext:value-type="string">
            <text:p>42.27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29];1;LEN([.F29])-1))" office:value-type="float" office:value="1.02" calcext:value-type="float">
            <text:p>1.02</text:p>
          </table:table-cell>
          <table:table-cell table:formula="of:=VALUE(SUBSTITUTE(SUBSTITUTE(SUBSTITUTE([.G29];&quot;M&quot;;&quot;0000&quot;);&quot;K&quot;;&quot;0&quot;);&quot;.&quot;;&quot;&quot;))" office:value-type="float" office:value="2290000" calcext:value-type="float">
            <text:p>2290000</text:p>
          </table:table-cell>
          <table:table-cell table:formula="of:=IF([.I29]=&quot;-&quot;;&quot;NULL&quot;;VALUE(MID([.I29];1;LEN([.I29])-1)))" office:value-type="float" office:value="1.02" calcext:value-type="float">
            <text:p>1.02</text:p>
          </table:table-cell>
          <table:table-cell table:formula="of:=IF([.J29]=&quot;-&quot;;&quot;NULL&quot;;VALUE(MID([.J29];1;LEN([.J29])-1)))" office:value-type="float" office:value="1.52" calcext:value-type="float">
            <text:p>1.52</text:p>
          </table:table-cell>
          <table:table-cell table:formula="of:=IF([.K29]=&quot;-&quot;;&quot;NULL&quot;;VALUE(MID([.K29];1;LEN([.K29])-1)))" office:value-type="float" office:value="0.91" calcext:value-type="float">
            <text:p>0.91</text:p>
          </table:table-cell>
          <table:table-cell table:formula="of:=IF([.L29]=&quot;-&quot;;&quot;NULL&quot;;VALUE(MID([.L29];1;LEN([.L29])-1)))" office:value-type="float" office:value="13.99" calcext:value-type="float">
            <text:p>13.99</text:p>
          </table:table-cell>
          <table:table-cell table:formula="of:=IF([.M29]=&quot;-&quot;;&quot;NULL&quot;;VALUE(MID([.M29];1;LEN([.M29])-1)))" office:value-type="float" office:value="21.84" calcext:value-type="float">
            <text:p>21.84</text:p>
          </table:table-cell>
          <table:table-cell table:formula="of:=IF([.N29]=&quot;-&quot;;&quot;NULL&quot;;VALUE(MID([.N29];1;LEN([.N29])-1)))" office:value-type="float" office:value="42.27" calcext:value-type="float">
            <text:p>42.27</text:p>
          </table:table-cell>
          <table:table-cell table:formula="of:=&quot;( &quot; &amp; (ROW()-1) &amp; &quot;, '&quot; &amp; [.A29] &amp; &quot;',&quot; &amp; [.B29] &amp; &quot;,&quot; &amp; [.C29] &amp; &quot;,&quot; &amp; [.D29] &amp; &quot;,&quot; &amp; [.E29] &amp; &quot;,&quot; &amp; [.R29] &amp; &quot;,&quot; &amp; [.S29] &amp; &quot;,'2014/09/19',&quot; &amp; [.T29] &amp; &quot;,&quot; &amp; [.U29] &amp; &quot;,&quot; &amp; [.V29] &amp; &quot;,&quot; &amp; [.W29] &amp; &quot;,&quot; &amp; [.X29] &amp; &quot;,&quot; &amp; [.Y29] &amp; &quot;,'&quot; &amp; [.O29] &amp; &quot;','&quot; &amp; [.P29] &amp; &quot;','&quot; &amp; [.Q29] &amp; &quot;'),&quot;" office:value-type="string" office:string-value="( 28, 'American Electric Power',53.28,53.36,52.71,0.54,1.02,2290000,'2014/09/19',1.02,1.52,0.91,13.99,21.84,42.27,'Strong Buy','Buy','Strong Buy')," calcext:value-type="string">
            <text:p>( 28, 'American Electric Power',53.28,53.36,52.71,0.54,1.02,2290000,'2014/09/19',1.02,1.52,0.91,13.99,21.84,42.27,'Strong Buy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ican-express" xlink:type="simple">American Express</text:a></text:p>
          </table:table-cell>
          <table:table-cell office:value-type="float" office:value="89.7" calcext:value-type="float">
            <text:p>89.7</text:p>
          </table:table-cell>
          <table:table-cell office:value-type="float" office:value="90.68" calcext:value-type="float">
            <text:p>90.68</text:p>
          </table:table-cell>
          <table:table-cell office:value-type="float" office:value="89.42" calcext:value-type="float">
            <text:p>89.4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6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2.35%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16.01%</text:p>
          </table:table-cell>
          <table:table-cell office:value-type="string" calcext:value-type="string">
            <text:p>85.9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0];1;LEN([.F30])-1))" office:value-type="float" office:value="-0.44" calcext:value-type="float">
            <text:p>-0.44</text:p>
          </table:table-cell>
          <table:table-cell table:formula="of:=VALUE(SUBSTITUTE(SUBSTITUTE(SUBSTITUTE([.G30];&quot;M&quot;;&quot;0000&quot;);&quot;K&quot;;&quot;0&quot;);&quot;.&quot;;&quot;&quot;))" office:value-type="float" office:value="6820000" calcext:value-type="float">
            <text:p>6820000</text:p>
          </table:table-cell>
          <table:table-cell table:formula="of:=IF([.I30]=&quot;-&quot;;&quot;NULL&quot;;VALUE(MID([.I30];1;LEN([.I30])-1)))" office:value-type="float" office:value="-0.44" calcext:value-type="float">
            <text:p>-0.44</text:p>
          </table:table-cell>
          <table:table-cell table:formula="of:=IF([.J30]=&quot;-&quot;;&quot;NULL&quot;;VALUE(MID([.J30];1;LEN([.J30])-1)))" office:value-type="float" office:value="2.35" calcext:value-type="float">
            <text:p>2.35</text:p>
          </table:table-cell>
          <table:table-cell table:formula="of:=IF([.K30]=&quot;-&quot;;&quot;NULL&quot;;VALUE(MID([.K30];1;LEN([.K30])-1)))" office:value-type="float" office:value="0.63" calcext:value-type="float">
            <text:p>0.63</text:p>
          </table:table-cell>
          <table:table-cell table:formula="of:=IF([.L30]=&quot;-&quot;;&quot;NULL&quot;;VALUE(MID([.L30];1;LEN([.L30])-1)))" office:value-type="float" office:value="-1.14" calcext:value-type="float">
            <text:p>-1.14</text:p>
          </table:table-cell>
          <table:table-cell table:formula="of:=IF([.M30]=&quot;-&quot;;&quot;NULL&quot;;VALUE(MID([.M30];1;LEN([.M30])-1)))" office:value-type="float" office:value="16.01" calcext:value-type="float">
            <text:p>16.01</text:p>
          </table:table-cell>
          <table:table-cell table:formula="of:=IF([.N30]=&quot;-&quot;;&quot;NULL&quot;;VALUE(MID([.N30];1;LEN([.N30])-1)))" office:value-type="float" office:value="85.98" calcext:value-type="float">
            <text:p>85.98</text:p>
          </table:table-cell>
          <table:table-cell table:formula="of:=&quot;( &quot; &amp; (ROW()-1) &amp; &quot;, '&quot; &amp; [.A30] &amp; &quot;',&quot; &amp; [.B30] &amp; &quot;,&quot; &amp; [.C30] &amp; &quot;,&quot; &amp; [.D30] &amp; &quot;,&quot; &amp; [.E30] &amp; &quot;,&quot; &amp; [.R30] &amp; &quot;,&quot; &amp; [.S30] &amp; &quot;,'2014/09/19',&quot; &amp; [.T30] &amp; &quot;,&quot; &amp; [.U30] &amp; &quot;,&quot; &amp; [.V30] &amp; &quot;,&quot; &amp; [.W30] &amp; &quot;,&quot; &amp; [.X30] &amp; &quot;,&quot; &amp; [.Y30] &amp; &quot;,'&quot; &amp; [.O30] &amp; &quot;','&quot; &amp; [.P30] &amp; &quot;','&quot; &amp; [.Q30] &amp; &quot;'),&quot;" office:value-type="string" office:string-value="( 29, 'American Express',89.7,90.68,89.42,-0.4,-0.44,6820000,'2014/09/19',-0.44,2.35,0.63,-1.14,16.01,85.98,'Buy','Strong Buy','Strong Buy')," calcext:value-type="string">
            <text:p>( 29, 'American Express',89.7,90.68,89.42,-0.4,-0.44,6820000,'2014/09/19',-0.44,2.35,0.63,-1.14,16.01,85.9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ican-intl-group" xlink:type="simple">AIG</text:a></text:p>
          </table:table-cell>
          <table:table-cell office:value-type="float" office:value="55.24" calcext:value-type="float">
            <text:p>55.24</text:p>
          </table:table-cell>
          <table:table-cell office:value-type="float" office:value="56.56" calcext:value-type="float">
            <text:p>56.56</text:p>
          </table:table-cell>
          <table:table-cell office:value-type="float" office:value="55.11" calcext:value-type="float">
            <text:p>55.11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-1.94%</text:p>
          </table:table-cell>
          <table:table-cell office:value-type="string" calcext:value-type="string">
            <text:p>13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94%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8.21%</text:p>
          </table:table-cell>
          <table:table-cell office:value-type="string" calcext:value-type="string">
            <text:p>10.59%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1];1;LEN([.F31])-1))" office:value-type="float" office:value="-1.94" calcext:value-type="float">
            <text:p>-1.94</text:p>
          </table:table-cell>
          <table:table-cell table:formula="of:=VALUE(SUBSTITUTE(SUBSTITUTE(SUBSTITUTE([.G31];&quot;M&quot;;&quot;0000&quot;);&quot;K&quot;;&quot;0&quot;);&quot;.&quot;;&quot;&quot;))" office:value-type="float" office:value="13820000" calcext:value-type="float">
            <text:p>13820000</text:p>
          </table:table-cell>
          <table:table-cell table:formula="of:=IF([.I31]=&quot;-&quot;;&quot;NULL&quot;;VALUE(MID([.I31];1;LEN([.I31])-1)))" office:value-type="float" office:value="-1.94" calcext:value-type="float">
            <text:p>-1.94</text:p>
          </table:table-cell>
          <table:table-cell table:formula="of:=IF([.J31]=&quot;-&quot;;&quot;NULL&quot;;VALUE(MID([.J31];1;LEN([.J31])-1)))" office:value-type="float" office:value="0.09" calcext:value-type="float">
            <text:p>0.09</text:p>
          </table:table-cell>
          <table:table-cell table:formula="of:=IF([.K31]=&quot;-&quot;;&quot;NULL&quot;;VALUE(MID([.K31];1;LEN([.K31])-1)))" office:value-type="float" office:value="-0.61" calcext:value-type="float">
            <text:p>-0.61</text:p>
          </table:table-cell>
          <table:table-cell table:formula="of:=IF([.L31]=&quot;-&quot;;&quot;NULL&quot;;VALUE(MID([.L31];1;LEN([.L31])-1)))" office:value-type="float" office:value="8.21" calcext:value-type="float">
            <text:p>8.21</text:p>
          </table:table-cell>
          <table:table-cell table:formula="of:=IF([.M31]=&quot;-&quot;;&quot;NULL&quot;;VALUE(MID([.M31];1;LEN([.M31])-1)))" office:value-type="float" office:value="10.59" calcext:value-type="float">
            <text:p>10.59</text:p>
          </table:table-cell>
          <table:table-cell table:formula="of:=IF([.N31]=&quot;-&quot;;&quot;NULL&quot;;VALUE(MID([.N31];1;LEN([.N31])-1)))" office:value-type="float" office:value="140.7" calcext:value-type="float">
            <text:p>140.7</text:p>
          </table:table-cell>
          <table:table-cell table:formula="of:=&quot;( &quot; &amp; (ROW()-1) &amp; &quot;, '&quot; &amp; [.A31] &amp; &quot;',&quot; &amp; [.B31] &amp; &quot;,&quot; &amp; [.C31] &amp; &quot;,&quot; &amp; [.D31] &amp; &quot;,&quot; &amp; [.E31] &amp; &quot;,&quot; &amp; [.R31] &amp; &quot;,&quot; &amp; [.S31] &amp; &quot;,'2014/09/19',&quot; &amp; [.T31] &amp; &quot;,&quot; &amp; [.U31] &amp; &quot;,&quot; &amp; [.V31] &amp; &quot;,&quot; &amp; [.W31] &amp; &quot;,&quot; &amp; [.X31] &amp; &quot;,&quot; &amp; [.Y31] &amp; &quot;,'&quot; &amp; [.O31] &amp; &quot;','&quot; &amp; [.P31] &amp; &quot;','&quot; &amp; [.Q31] &amp; &quot;'),&quot;" office:value-type="string" office:string-value="( 30, 'AIG',55.24,56.56,55.11,-1.09,-1.94,13820000,'2014/09/19',-1.94,0.09,-0.61,8.21,10.59,140.7,'Strong Sell','Neutral','Strong Buy')," calcext:value-type="string">
            <text:p>( 30, 'AIG',55.24,56.56,55.11,-1.09,-1.94,13820000,'2014/09/19',-1.94,0.09,-0.61,8.21,10.59,140.7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-tower-corp" xlink:type="simple">American Tower</text:a></text:p>
          </table:table-cell>
          <table:table-cell office:value-type="float" office:value="95.16" calcext:value-type="float">
            <text:p>95.16</text:p>
          </table:table-cell>
          <table:table-cell office:value-type="float" office:value="96.42" calcext:value-type="float">
            <text:p>96.42</text:p>
          </table:table-cell>
          <table:table-cell office:value-type="float" office:value="94.86" calcext:value-type="float">
            <text:p>94.86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0.38%</text:p>
          </table:table-cell>
          <table:table-cell office:value-type="string" calcext:value-type="string">
            <text:p>2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8%</text:p>
          </table:table-cell>
          <table:table-cell office:value-type="string" calcext:value-type="string">
            <text:p>-0.89%</text:p>
          </table:table-cell>
          <table:table-cell office:value-type="string" calcext:value-type="string">
            <text:p>-3.81%</text:p>
          </table:table-cell>
          <table:table-cell office:value-type="string" calcext:value-type="string">
            <text:p>19.22%</text:p>
          </table:table-cell>
          <table:table-cell office:value-type="string" calcext:value-type="string">
            <text:p>28.73%</text:p>
          </table:table-cell>
          <table:table-cell office:value-type="string" calcext:value-type="string">
            <text:p>75.9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2];1;LEN([.F32])-1))" office:value-type="float" office:value="-0.38" calcext:value-type="float">
            <text:p>-0.38</text:p>
          </table:table-cell>
          <table:table-cell table:formula="of:=VALUE(SUBSTITUTE(SUBSTITUTE(SUBSTITUTE([.G32];&quot;M&quot;;&quot;0000&quot;);&quot;K&quot;;&quot;0&quot;);&quot;.&quot;;&quot;&quot;))" office:value-type="float" office:value="2520000" calcext:value-type="float">
            <text:p>2520000</text:p>
          </table:table-cell>
          <table:table-cell table:formula="of:=IF([.I32]=&quot;-&quot;;&quot;NULL&quot;;VALUE(MID([.I32];1;LEN([.I32])-1)))" office:value-type="float" office:value="-0.38" calcext:value-type="float">
            <text:p>-0.38</text:p>
          </table:table-cell>
          <table:table-cell table:formula="of:=IF([.J32]=&quot;-&quot;;&quot;NULL&quot;;VALUE(MID([.J32];1;LEN([.J32])-1)))" office:value-type="float" office:value="-0.89" calcext:value-type="float">
            <text:p>-0.89</text:p>
          </table:table-cell>
          <table:table-cell table:formula="of:=IF([.K32]=&quot;-&quot;;&quot;NULL&quot;;VALUE(MID([.K32];1;LEN([.K32])-1)))" office:value-type="float" office:value="-3.81" calcext:value-type="float">
            <text:p>-3.81</text:p>
          </table:table-cell>
          <table:table-cell table:formula="of:=IF([.L32]=&quot;-&quot;;&quot;NULL&quot;;VALUE(MID([.L32];1;LEN([.L32])-1)))" office:value-type="float" office:value="19.22" calcext:value-type="float">
            <text:p>19.22</text:p>
          </table:table-cell>
          <table:table-cell table:formula="of:=IF([.M32]=&quot;-&quot;;&quot;NULL&quot;;VALUE(MID([.M32];1;LEN([.M32])-1)))" office:value-type="float" office:value="28.73" calcext:value-type="float">
            <text:p>28.73</text:p>
          </table:table-cell>
          <table:table-cell table:formula="of:=IF([.N32]=&quot;-&quot;;&quot;NULL&quot;;VALUE(MID([.N32];1;LEN([.N32])-1)))" office:value-type="float" office:value="75.9" calcext:value-type="float">
            <text:p>75.9</text:p>
          </table:table-cell>
          <table:table-cell table:formula="of:=&quot;( &quot; &amp; (ROW()-1) &amp; &quot;, '&quot; &amp; [.A32] &amp; &quot;',&quot; &amp; [.B32] &amp; &quot;,&quot; &amp; [.C32] &amp; &quot;,&quot; &amp; [.D32] &amp; &quot;,&quot; &amp; [.E32] &amp; &quot;,&quot; &amp; [.R32] &amp; &quot;,&quot; &amp; [.S32] &amp; &quot;,'2014/09/19',&quot; &amp; [.T32] &amp; &quot;,&quot; &amp; [.U32] &amp; &quot;,&quot; &amp; [.V32] &amp; &quot;,&quot; &amp; [.W32] &amp; &quot;,&quot; &amp; [.X32] &amp; &quot;,&quot; &amp; [.Y32] &amp; &quot;,'&quot; &amp; [.O32] &amp; &quot;','&quot; &amp; [.P32] &amp; &quot;','&quot; &amp; [.Q32] &amp; &quot;'),&quot;" office:value-type="string" office:string-value="( 31, 'American Tower',95.16,96.42,94.86,-0.36,-0.38,2520000,'2014/09/19',-0.38,-0.89,-3.81,19.22,28.73,75.9,'Strong Sell','Strong Sell','Strong Buy')," calcext:value-type="string">
            <text:p>( 31, 'American Tower',95.16,96.42,94.86,-0.36,-0.38,2520000,'2014/09/19',-0.38,-0.89,-3.81,19.22,28.73,75.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iprise-fincl" xlink:type="simple">Ameriprise Financial</text:a></text:p>
          </table:table-cell>
          <table:table-cell office:value-type="float" office:value="126.65" calcext:value-type="float">
            <text:p>126.65</text:p>
          </table:table-cell>
          <table:table-cell office:value-type="float" office:value="128.37" calcext:value-type="float">
            <text:p>128.37</text:p>
          </table:table-cell>
          <table:table-cell office:value-type="float" office:value="125.82" calcext:value-type="float">
            <text:p>125.82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-0.72%</text:p>
          </table:table-cell>
          <table:table-cell office:value-type="string" calcext:value-type="string">
            <text:p>1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2%</text:p>
          </table:table-cell>
          <table:table-cell office:value-type="string" calcext:value-type="string">
            <text:p>1.45%</text:p>
          </table:table-cell>
          <table:table-cell office:value-type="string" calcext:value-type="string">
            <text:p>2.57%</text:p>
          </table:table-cell>
          <table:table-cell office:value-type="string" calcext:value-type="string">
            <text:p>10.08%</text:p>
          </table:table-cell>
          <table:table-cell office:value-type="string" calcext:value-type="string">
            <text:p>37.33%</text:p>
          </table:table-cell>
          <table:table-cell office:value-type="string" calcext:value-type="string">
            <text:p>203.9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3];1;LEN([.F33])-1))" office:value-type="float" office:value="-0.72" calcext:value-type="float">
            <text:p>-0.72</text:p>
          </table:table-cell>
          <table:table-cell table:formula="of:=VALUE(SUBSTITUTE(SUBSTITUTE(SUBSTITUTE([.G33];&quot;M&quot;;&quot;0000&quot;);&quot;K&quot;;&quot;0&quot;);&quot;.&quot;;&quot;&quot;))" office:value-type="float" office:value="1220000" calcext:value-type="float">
            <text:p>1220000</text:p>
          </table:table-cell>
          <table:table-cell table:formula="of:=IF([.I33]=&quot;-&quot;;&quot;NULL&quot;;VALUE(MID([.I33];1;LEN([.I33])-1)))" office:value-type="float" office:value="-0.72" calcext:value-type="float">
            <text:p>-0.72</text:p>
          </table:table-cell>
          <table:table-cell table:formula="of:=IF([.J33]=&quot;-&quot;;&quot;NULL&quot;;VALUE(MID([.J33];1;LEN([.J33])-1)))" office:value-type="float" office:value="1.45" calcext:value-type="float">
            <text:p>1.45</text:p>
          </table:table-cell>
          <table:table-cell table:formula="of:=IF([.K33]=&quot;-&quot;;&quot;NULL&quot;;VALUE(MID([.K33];1;LEN([.K33])-1)))" office:value-type="float" office:value="2.57" calcext:value-type="float">
            <text:p>2.57</text:p>
          </table:table-cell>
          <table:table-cell table:formula="of:=IF([.L33]=&quot;-&quot;;&quot;NULL&quot;;VALUE(MID([.L33];1;LEN([.L33])-1)))" office:value-type="float" office:value="10.08" calcext:value-type="float">
            <text:p>10.08</text:p>
          </table:table-cell>
          <table:table-cell table:formula="of:=IF([.M33]=&quot;-&quot;;&quot;NULL&quot;;VALUE(MID([.M33];1;LEN([.M33])-1)))" office:value-type="float" office:value="37.33" calcext:value-type="float">
            <text:p>37.33</text:p>
          </table:table-cell>
          <table:table-cell table:formula="of:=IF([.N33]=&quot;-&quot;;&quot;NULL&quot;;VALUE(MID([.N33];1;LEN([.N33])-1)))" office:value-type="float" office:value="203.94" calcext:value-type="float">
            <text:p>203.94</text:p>
          </table:table-cell>
          <table:table-cell table:formula="of:=&quot;( &quot; &amp; (ROW()-1) &amp; &quot;, '&quot; &amp; [.A33] &amp; &quot;',&quot; &amp; [.B33] &amp; &quot;,&quot; &amp; [.C33] &amp; &quot;,&quot; &amp; [.D33] &amp; &quot;,&quot; &amp; [.E33] &amp; &quot;,&quot; &amp; [.R33] &amp; &quot;,&quot; &amp; [.S33] &amp; &quot;,'2014/09/19',&quot; &amp; [.T33] &amp; &quot;,&quot; &amp; [.U33] &amp; &quot;,&quot; &amp; [.V33] &amp; &quot;,&quot; &amp; [.W33] &amp; &quot;,&quot; &amp; [.X33] &amp; &quot;,&quot; &amp; [.Y33] &amp; &quot;,'&quot; &amp; [.O33] &amp; &quot;','&quot; &amp; [.P33] &amp; &quot;','&quot; &amp; [.Q33] &amp; &quot;'),&quot;" office:value-type="string" office:string-value="( 32, 'Ameriprise Financial',126.65,128.37,125.82,-0.92,-0.72,1220000,'2014/09/19',-0.72,1.45,2.57,10.08,37.33,203.94,'Neutral','Strong Buy','Strong Buy')," calcext:value-type="string">
            <text:p>( 32, 'Ameriprise Financial',126.65,128.37,125.82,-0.92,-0.72,1220000,'2014/09/19',-0.72,1.45,2.57,10.08,37.33,203.9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risourcebergn" xlink:type="simple">AmerisourceBergen</text:a></text:p>
          </table:table-cell>
          <table:table-cell office:value-type="float" office:value="77.33" calcext:value-type="float">
            <text:p>77.33</text:p>
          </table:table-cell>
          <table:table-cell office:value-type="float" office:value="78.12" calcext:value-type="float">
            <text:p>78.12</text:p>
          </table:table-cell>
          <table:table-cell office:value-type="float" office:value="77.32" calcext:value-type="float">
            <text:p>77.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+0.26%</text:p>
          </table:table-cell>
          <table:table-cell office:value-type="string" calcext:value-type="string">
            <text:p>2.7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0.52%</text:p>
          </table:table-cell>
          <table:table-cell office:value-type="string" calcext:value-type="string">
            <text:p>9.98%</text:p>
          </table:table-cell>
          <table:table-cell office:value-type="string" calcext:value-type="string">
            <text:p>25.43%</text:p>
          </table:table-cell>
          <table:table-cell office:value-type="string" calcext:value-type="string">
            <text:p>101.5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4];1;LEN([.F34])-1))" office:value-type="float" office:value="0.26" calcext:value-type="float">
            <text:p>0.26</text:p>
          </table:table-cell>
          <table:table-cell table:formula="of:=VALUE(SUBSTITUTE(SUBSTITUTE(SUBSTITUTE([.G34];&quot;M&quot;;&quot;0000&quot;);&quot;K&quot;;&quot;0&quot;);&quot;.&quot;;&quot;&quot;))" office:value-type="float" office:value="2770000" calcext:value-type="float">
            <text:p>2770000</text:p>
          </table:table-cell>
          <table:table-cell table:formula="of:=IF([.I34]=&quot;-&quot;;&quot;NULL&quot;;VALUE(MID([.I34];1;LEN([.I34])-1)))" office:value-type="float" office:value="0.26" calcext:value-type="float">
            <text:p>0.26</text:p>
          </table:table-cell>
          <table:table-cell table:formula="of:=IF([.J34]=&quot;-&quot;;&quot;NULL&quot;;VALUE(MID([.J34];1;LEN([.J34])-1)))" office:value-type="float" office:value="0.3" calcext:value-type="float">
            <text:p>0.3</text:p>
          </table:table-cell>
          <table:table-cell table:formula="of:=IF([.K34]=&quot;-&quot;;&quot;NULL&quot;;VALUE(MID([.K34];1;LEN([.K34])-1)))" office:value-type="float" office:value="0.52" calcext:value-type="float">
            <text:p>0.52</text:p>
          </table:table-cell>
          <table:table-cell table:formula="of:=IF([.L34]=&quot;-&quot;;&quot;NULL&quot;;VALUE(MID([.L34];1;LEN([.L34])-1)))" office:value-type="float" office:value="9.98" calcext:value-type="float">
            <text:p>9.98</text:p>
          </table:table-cell>
          <table:table-cell table:formula="of:=IF([.M34]=&quot;-&quot;;&quot;NULL&quot;;VALUE(MID([.M34];1;LEN([.M34])-1)))" office:value-type="float" office:value="25.43" calcext:value-type="float">
            <text:p>25.43</text:p>
          </table:table-cell>
          <table:table-cell table:formula="of:=IF([.N34]=&quot;-&quot;;&quot;NULL&quot;;VALUE(MID([.N34];1;LEN([.N34])-1)))" office:value-type="float" office:value="101.54" calcext:value-type="float">
            <text:p>101.54</text:p>
          </table:table-cell>
          <table:table-cell table:formula="of:=&quot;( &quot; &amp; (ROW()-1) &amp; &quot;, '&quot; &amp; [.A34] &amp; &quot;',&quot; &amp; [.B34] &amp; &quot;,&quot; &amp; [.C34] &amp; &quot;,&quot; &amp; [.D34] &amp; &quot;,&quot; &amp; [.E34] &amp; &quot;,&quot; &amp; [.R34] &amp; &quot;,&quot; &amp; [.S34] &amp; &quot;,'2014/09/19',&quot; &amp; [.T34] &amp; &quot;,&quot; &amp; [.U34] &amp; &quot;,&quot; &amp; [.V34] &amp; &quot;,&quot; &amp; [.W34] &amp; &quot;,&quot; &amp; [.X34] &amp; &quot;,&quot; &amp; [.Y34] &amp; &quot;,'&quot; &amp; [.O34] &amp; &quot;','&quot; &amp; [.P34] &amp; &quot;','&quot; &amp; [.Q34] &amp; &quot;'),&quot;" office:value-type="string" office:string-value="( 33, 'AmerisourceBergen',77.33,78.12,77.32,0.2,0.26,2770000,'2014/09/19',0.26,0.3,0.52,9.98,25.43,101.54,'Strong Buy','Strong Buy','Strong Buy')," calcext:value-type="string">
            <text:p>( 33, 'AmerisourceBergen',77.33,78.12,77.32,0.2,0.26,2770000,'2014/09/19',0.26,0.3,0.52,9.98,25.43,101.5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gen-inc" xlink:type="simple">Amgen</text:a></text:p>
          </table:table-cell>
          <table:table-cell office:value-type="float" office:value="144.01" calcext:value-type="float">
            <text:p>144.01</text:p>
          </table:table-cell>
          <table:table-cell office:value-type="float" office:value="144.46" calcext:value-type="float">
            <text:p>144.46</text:p>
          </table:table-cell>
          <table:table-cell office:value-type="float" office:value="142.29" calcext:value-type="float">
            <text:p>142.29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+1.40%</text:p>
          </table:table-cell>
          <table:table-cell office:value-type="string" calcext:value-type="string">
            <text:p>6.2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4.44%</text:p>
          </table:table-cell>
          <table:table-cell office:value-type="string" calcext:value-type="string">
            <text:p>8.66%</text:p>
          </table:table-cell>
          <table:table-cell office:value-type="string" calcext:value-type="string">
            <text:p>26.24%</text:p>
          </table:table-cell>
          <table:table-cell office:value-type="string" calcext:value-type="string">
            <text:p>23.24%</text:p>
          </table:table-cell>
          <table:table-cell office:value-type="string" calcext:value-type="string">
            <text:p>156.9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5];1;LEN([.F35])-1))" office:value-type="float" office:value="1.4" calcext:value-type="float">
            <text:p>1.4</text:p>
          </table:table-cell>
          <table:table-cell table:formula="of:=VALUE(SUBSTITUTE(SUBSTITUTE(SUBSTITUTE([.G35];&quot;M&quot;;&quot;0000&quot;);&quot;K&quot;;&quot;0&quot;);&quot;.&quot;;&quot;&quot;))" office:value-type="float" office:value="6200000" calcext:value-type="float">
            <text:p>6200000</text:p>
          </table:table-cell>
          <table:table-cell table:formula="of:=IF([.I35]=&quot;-&quot;;&quot;NULL&quot;;VALUE(MID([.I35];1;LEN([.I35])-1)))" office:value-type="float" office:value="1.4" calcext:value-type="float">
            <text:p>1.4</text:p>
          </table:table-cell>
          <table:table-cell table:formula="of:=IF([.J35]=&quot;-&quot;;&quot;NULL&quot;;VALUE(MID([.J35];1;LEN([.J35])-1)))" office:value-type="float" office:value="4.44" calcext:value-type="float">
            <text:p>4.44</text:p>
          </table:table-cell>
          <table:table-cell table:formula="of:=IF([.K35]=&quot;-&quot;;&quot;NULL&quot;;VALUE(MID([.K35];1;LEN([.K35])-1)))" office:value-type="float" office:value="8.66" calcext:value-type="float">
            <text:p>8.66</text:p>
          </table:table-cell>
          <table:table-cell table:formula="of:=IF([.L35]=&quot;-&quot;;&quot;NULL&quot;;VALUE(MID([.L35];1;LEN([.L35])-1)))" office:value-type="float" office:value="26.24" calcext:value-type="float">
            <text:p>26.24</text:p>
          </table:table-cell>
          <table:table-cell table:formula="of:=IF([.M35]=&quot;-&quot;;&quot;NULL&quot;;VALUE(MID([.M35];1;LEN([.M35])-1)))" office:value-type="float" office:value="23.24" calcext:value-type="float">
            <text:p>23.24</text:p>
          </table:table-cell>
          <table:table-cell table:formula="of:=IF([.N35]=&quot;-&quot;;&quot;NULL&quot;;VALUE(MID([.N35];1;LEN([.N35])-1)))" office:value-type="float" office:value="156.98" calcext:value-type="float">
            <text:p>156.98</text:p>
          </table:table-cell>
          <table:table-cell table:formula="of:=&quot;( &quot; &amp; (ROW()-1) &amp; &quot;, '&quot; &amp; [.A35] &amp; &quot;',&quot; &amp; [.B35] &amp; &quot;,&quot; &amp; [.C35] &amp; &quot;,&quot; &amp; [.D35] &amp; &quot;,&quot; &amp; [.E35] &amp; &quot;,&quot; &amp; [.R35] &amp; &quot;,&quot; &amp; [.S35] &amp; &quot;,'2014/09/19',&quot; &amp; [.T35] &amp; &quot;,&quot; &amp; [.U35] &amp; &quot;,&quot; &amp; [.V35] &amp; &quot;,&quot; &amp; [.W35] &amp; &quot;,&quot; &amp; [.X35] &amp; &quot;,&quot; &amp; [.Y35] &amp; &quot;,'&quot; &amp; [.O35] &amp; &quot;','&quot; &amp; [.P35] &amp; &quot;','&quot; &amp; [.Q35] &amp; &quot;'),&quot;" office:value-type="string" office:string-value="( 34, 'Amgen',144.01,144.46,142.29,1.99,1.4,6200000,'2014/09/19',1.4,4.44,8.66,26.24,23.24,156.98,'Strong Buy','Strong Buy','Strong Buy')," calcext:value-type="string">
            <text:p>( 34, 'Amgen',144.01,144.46,142.29,1.99,1.4,6200000,'2014/09/19',1.4,4.44,8.66,26.24,23.24,156.9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phenol-corp" xlink:type="simple">Amphenol</text:a>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85" calcext:value-type="float">
            <text:p>103.85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767.4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16.53%</text:p>
          </table:table-cell>
          <table:table-cell office:value-type="string" calcext:value-type="string">
            <text:p>35.38%</text:p>
          </table:table-cell>
          <table:table-cell office:value-type="string" calcext:value-type="string">
            <text:p>144.46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6];1;LEN([.F36])-1))" office:value-type="float" office:value="-1.33" calcext:value-type="float">
            <text:p>-1.33</text:p>
          </table:table-cell>
          <table:table-cell table:formula="of:=VALUE(SUBSTITUTE(SUBSTITUTE(SUBSTITUTE([.G36];&quot;M&quot;;&quot;0000&quot;);&quot;K&quot;;&quot;0&quot;);&quot;.&quot;;&quot;&quot;))" office:value-type="float" office:value="767400" calcext:value-type="float">
            <text:p>767400</text:p>
          </table:table-cell>
          <table:table-cell table:formula="of:=IF([.I36]=&quot;-&quot;;&quot;NULL&quot;;VALUE(MID([.I36];1;LEN([.I36])-1)))" office:value-type="float" office:value="-1.33" calcext:value-type="float">
            <text:p>-1.33</text:p>
          </table:table-cell>
          <table:table-cell table:formula="of:=IF([.J36]=&quot;-&quot;;&quot;NULL&quot;;VALUE(MID([.J36];1;LEN([.J36])-1)))" office:value-type="float" office:value="-0.29" calcext:value-type="float">
            <text:p>-0.29</text:p>
          </table:table-cell>
          <table:table-cell table:formula="of:=IF([.K36]=&quot;-&quot;;&quot;NULL&quot;;VALUE(MID([.K36];1;LEN([.K36])-1)))" office:value-type="float" office:value="-0.44" calcext:value-type="float">
            <text:p>-0.44</text:p>
          </table:table-cell>
          <table:table-cell table:formula="of:=IF([.L36]=&quot;-&quot;;&quot;NULL&quot;;VALUE(MID([.L36];1;LEN([.L36])-1)))" office:value-type="float" office:value="16.53" calcext:value-type="float">
            <text:p>16.53</text:p>
          </table:table-cell>
          <table:table-cell table:formula="of:=IF([.M36]=&quot;-&quot;;&quot;NULL&quot;;VALUE(MID([.M36];1;LEN([.M36])-1)))" office:value-type="float" office:value="35.38" calcext:value-type="float">
            <text:p>35.38</text:p>
          </table:table-cell>
          <table:table-cell table:formula="of:=IF([.N36]=&quot;-&quot;;&quot;NULL&quot;;VALUE(MID([.N36];1;LEN([.N36])-1)))" office:value-type="float" office:value="144.46" calcext:value-type="float">
            <text:p>144.46</text:p>
          </table:table-cell>
          <table:table-cell table:formula="of:=&quot;( &quot; &amp; (ROW()-1) &amp; &quot;, '&quot; &amp; [.A36] &amp; &quot;',&quot; &amp; [.B36] &amp; &quot;,&quot; &amp; [.C36] &amp; &quot;,&quot; &amp; [.D36] &amp; &quot;,&quot; &amp; [.E36] &amp; &quot;,&quot; &amp; [.R36] &amp; &quot;,&quot; &amp; [.S36] &amp; &quot;,'2014/09/19',&quot; &amp; [.T36] &amp; &quot;,&quot; &amp; [.U36] &amp; &quot;,&quot; &amp; [.V36] &amp; &quot;,&quot; &amp; [.W36] &amp; &quot;,&quot; &amp; [.X36] &amp; &quot;,&quot; &amp; [.Y36] &amp; &quot;,'&quot; &amp; [.O36] &amp; &quot;','&quot; &amp; [.P36] &amp; &quot;','&quot; &amp; [.Q36] &amp; &quot;'),&quot;" office:value-type="string" office:string-value="( 35, 'Amphenol',103.92,105.94,103.85,-1.4,-1.33,767400,'2014/09/19',-1.33,-0.29,-0.44,16.53,35.38,144.46,'Strong Sell','Strong Buy','Strong Buy')," calcext:value-type="string">
            <text:p>( 35, 'Amphenol',103.92,105.94,103.85,-1.4,-1.33,767400,'2014/09/19',-1.33,-0.29,-0.44,16.53,35.38,144.46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metek-inc" xlink:type="simple">AMTEK</text:a></text:p>
          </table:table-cell>
          <table:table-cell office:value-type="float" office:value="52.16" calcext:value-type="float">
            <text:p>52.16</text:p>
          </table:table-cell>
          <table:table-cell office:value-type="float" office:value="52.49" calcext:value-type="float">
            <text:p>52.49</text:p>
          </table:table-cell>
          <table:table-cell office:value-type="float" office:value="52" calcext:value-type="float">
            <text:p>5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+0.40%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-1.81%</text:p>
          </table:table-cell>
          <table:table-cell office:value-type="string" calcext:value-type="string">
            <text:p>-0.97%</text:p>
          </table:table-cell>
          <table:table-cell office:value-type="string" calcext:value-type="string">
            <text:p>13.39%</text:p>
          </table:table-cell>
          <table:table-cell office:value-type="string" calcext:value-type="string">
            <text:p>118.33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7];1;LEN([.F37])-1))" office:value-type="float" office:value="0.4" calcext:value-type="float">
            <text:p>0.4</text:p>
          </table:table-cell>
          <table:table-cell table:formula="of:=VALUE(SUBSTITUTE(SUBSTITUTE(SUBSTITUTE([.G37];&quot;M&quot;;&quot;0000&quot;);&quot;K&quot;;&quot;0&quot;);&quot;.&quot;;&quot;&quot;))" office:value-type="float" office:value="1090000" calcext:value-type="float">
            <text:p>1090000</text:p>
          </table:table-cell>
          <table:table-cell table:formula="of:=IF([.I37]=&quot;-&quot;;&quot;NULL&quot;;VALUE(MID([.I37];1;LEN([.I37])-1)))" office:value-type="float" office:value="0.4" calcext:value-type="float">
            <text:p>0.4</text:p>
          </table:table-cell>
          <table:table-cell table:formula="of:=IF([.J37]=&quot;-&quot;;&quot;NULL&quot;;VALUE(MID([.J37];1;LEN([.J37])-1)))" office:value-type="float" office:value="0.12" calcext:value-type="float">
            <text:p>0.12</text:p>
          </table:table-cell>
          <table:table-cell table:formula="of:=IF([.K37]=&quot;-&quot;;&quot;NULL&quot;;VALUE(MID([.K37];1;LEN([.K37])-1)))" office:value-type="float" office:value="-1.81" calcext:value-type="float">
            <text:p>-1.81</text:p>
          </table:table-cell>
          <table:table-cell table:formula="of:=IF([.L37]=&quot;-&quot;;&quot;NULL&quot;;VALUE(MID([.L37];1;LEN([.L37])-1)))" office:value-type="float" office:value="-0.97" calcext:value-type="float">
            <text:p>-0.97</text:p>
          </table:table-cell>
          <table:table-cell table:formula="of:=IF([.M37]=&quot;-&quot;;&quot;NULL&quot;;VALUE(MID([.M37];1;LEN([.M37])-1)))" office:value-type="float" office:value="13.39" calcext:value-type="float">
            <text:p>13.39</text:p>
          </table:table-cell>
          <table:table-cell table:formula="of:=IF([.N37]=&quot;-&quot;;&quot;NULL&quot;;VALUE(MID([.N37];1;LEN([.N37])-1)))" office:value-type="float" office:value="118.33" calcext:value-type="float">
            <text:p>118.33</text:p>
          </table:table-cell>
          <table:table-cell table:formula="of:=&quot;( &quot; &amp; (ROW()-1) &amp; &quot;, '&quot; &amp; [.A37] &amp; &quot;',&quot; &amp; [.B37] &amp; &quot;,&quot; &amp; [.C37] &amp; &quot;,&quot; &amp; [.D37] &amp; &quot;,&quot; &amp; [.E37] &amp; &quot;,&quot; &amp; [.R37] &amp; &quot;,&quot; &amp; [.S37] &amp; &quot;,'2014/09/19',&quot; &amp; [.T37] &amp; &quot;,&quot; &amp; [.U37] &amp; &quot;,&quot; &amp; [.V37] &amp; &quot;,&quot; &amp; [.W37] &amp; &quot;,&quot; &amp; [.X37] &amp; &quot;,&quot; &amp; [.Y37] &amp; &quot;,'&quot; &amp; [.O37] &amp; &quot;','&quot; &amp; [.P37] &amp; &quot;','&quot; &amp; [.Q37] &amp; &quot;'),&quot;" office:value-type="string" office:string-value="( 36, 'AMTEK',52.16,52.49,52,0.21,0.4,1090000,'2014/09/19',0.4,0.12,-1.81,-0.97,13.39,118.33,'Strong Buy','Strong Sell','Strong Buy')," calcext:value-type="string">
            <text:p>( 36, 'AMTEK',52.16,52.49,52,0.21,0.4,1090000,'2014/09/19',0.4,0.12,-1.81,-0.97,13.39,118.33,'Strong 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nadarko-petro" xlink:type="simple">Anadarko Petroleum</text:a></text:p>
          </table:table-cell>
          <table:table-cell office:value-type="float" office:value="105.13" calcext:value-type="float">
            <text:p>105.13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5.07" calcext:value-type="float">
            <text:p>105.07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-0.63%</text:p>
          </table:table-cell>
          <table:table-cell office:value-type="string" calcext:value-type="string">
            <text:p>3.1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3%</text:p>
          </table:table-cell>
          <table:table-cell office:value-type="string" calcext:value-type="string">
            <text:p>-0.31%</text:p>
          </table:table-cell>
          <table:table-cell office:value-type="string" calcext:value-type="string">
            <text:p>-5.06%</text:p>
          </table:table-cell>
          <table:table-cell office:value-type="string" calcext:value-type="string">
            <text:p>32.54%</text:p>
          </table:table-cell>
          <table:table-cell office:value-type="string" calcext:value-type="string">
            <text:p>12.21%</text:p>
          </table:table-cell>
          <table:table-cell office:value-type="string" calcext:value-type="string">
            <text:p>44.5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8];1;LEN([.F38])-1))" office:value-type="float" office:value="-0.63" calcext:value-type="float">
            <text:p>-0.63</text:p>
          </table:table-cell>
          <table:table-cell table:formula="of:=VALUE(SUBSTITUTE(SUBSTITUTE(SUBSTITUTE([.G38];&quot;M&quot;;&quot;0000&quot;);&quot;K&quot;;&quot;0&quot;);&quot;.&quot;;&quot;&quot;))" office:value-type="float" office:value="3110000" calcext:value-type="float">
            <text:p>3110000</text:p>
          </table:table-cell>
          <table:table-cell table:formula="of:=IF([.I38]=&quot;-&quot;;&quot;NULL&quot;;VALUE(MID([.I38];1;LEN([.I38])-1)))" office:value-type="float" office:value="-0.63" calcext:value-type="float">
            <text:p>-0.63</text:p>
          </table:table-cell>
          <table:table-cell table:formula="of:=IF([.J38]=&quot;-&quot;;&quot;NULL&quot;;VALUE(MID([.J38];1;LEN([.J38])-1)))" office:value-type="float" office:value="-0.31" calcext:value-type="float">
            <text:p>-0.31</text:p>
          </table:table-cell>
          <table:table-cell table:formula="of:=IF([.K38]=&quot;-&quot;;&quot;NULL&quot;;VALUE(MID([.K38];1;LEN([.K38])-1)))" office:value-type="float" office:value="-5.06" calcext:value-type="float">
            <text:p>-5.06</text:p>
          </table:table-cell>
          <table:table-cell table:formula="of:=IF([.L38]=&quot;-&quot;;&quot;NULL&quot;;VALUE(MID([.L38];1;LEN([.L38])-1)))" office:value-type="float" office:value="32.54" calcext:value-type="float">
            <text:p>32.54</text:p>
          </table:table-cell>
          <table:table-cell table:formula="of:=IF([.M38]=&quot;-&quot;;&quot;NULL&quot;;VALUE(MID([.M38];1;LEN([.M38])-1)))" office:value-type="float" office:value="12.21" calcext:value-type="float">
            <text:p>12.21</text:p>
          </table:table-cell>
          <table:table-cell table:formula="of:=IF([.N38]=&quot;-&quot;;&quot;NULL&quot;;VALUE(MID([.N38];1;LEN([.N38])-1)))" office:value-type="float" office:value="44.57" calcext:value-type="float">
            <text:p>44.57</text:p>
          </table:table-cell>
          <table:table-cell table:formula="of:=&quot;( &quot; &amp; (ROW()-1) &amp; &quot;, '&quot; &amp; [.A38] &amp; &quot;',&quot; &amp; [.B38] &amp; &quot;,&quot; &amp; [.C38] &amp; &quot;,&quot; &amp; [.D38] &amp; &quot;,&quot; &amp; [.E38] &amp; &quot;,&quot; &amp; [.R38] &amp; &quot;,&quot; &amp; [.S38] &amp; &quot;,'2014/09/19',&quot; &amp; [.T38] &amp; &quot;,&quot; &amp; [.U38] &amp; &quot;,&quot; &amp; [.V38] &amp; &quot;,&quot; &amp; [.W38] &amp; &quot;,&quot; &amp; [.X38] &amp; &quot;,&quot; &amp; [.Y38] &amp; &quot;,'&quot; &amp; [.O38] &amp; &quot;','&quot; &amp; [.P38] &amp; &quot;','&quot; &amp; [.Q38] &amp; &quot;'),&quot;" office:value-type="string" office:string-value="( 37, 'Anadarko Petroleum',105.13,106.58,105.07,-0.67,-0.63,3110000,'2014/09/19',-0.63,-0.31,-5.06,32.54,12.21,44.57,'Strong Sell','Strong Sell','Strong Buy')," calcext:value-type="string">
            <text:p>( 37, 'Anadarko Petroleum',105.13,106.58,105.07,-0.67,-0.63,3110000,'2014/09/19',-0.63,-0.31,-5.06,32.54,12.21,44.57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nalog-devices" xlink:type="simple">Analog Devices</text:a></text:p>
          </table:table-cell>
          <table:table-cell office:value-type="float" office:value="49.99" calcext:value-type="float">
            <text:p>49.99</text:p>
          </table:table-cell>
          <table:table-cell office:value-type="float" office:value="50.64" calcext:value-type="float">
            <text:p>50.64</text:p>
          </table:table-cell>
          <table:table-cell office:value-type="float" office:value="49.81" calcext:value-type="float">
            <text:p>49.8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2.6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1.77%</text:p>
          </table:table-cell>
          <table:table-cell office:value-type="string" calcext:value-type="string">
            <text:p>-4.85%</text:p>
          </table:table-cell>
          <table:table-cell office:value-type="string" calcext:value-type="string">
            <text:p>-1.85%</text:p>
          </table:table-cell>
          <table:table-cell office:value-type="string" calcext:value-type="string">
            <text:p>4.17%</text:p>
          </table:table-cell>
          <table:table-cell office:value-type="string" calcext:value-type="string">
            <text:p>50.3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table:formula="of:=VALUE(MID([.F39];1;LEN([.F39])-1))" office:value-type="float" office:value="-0.6" calcext:value-type="float">
            <text:p>-0.6</text:p>
          </table:table-cell>
          <table:table-cell table:formula="of:=VALUE(SUBSTITUTE(SUBSTITUTE(SUBSTITUTE([.G39];&quot;M&quot;;&quot;0000&quot;);&quot;K&quot;;&quot;0&quot;);&quot;.&quot;;&quot;&quot;))" office:value-type="float" office:value="2660000" calcext:value-type="float">
            <text:p>2660000</text:p>
          </table:table-cell>
          <table:table-cell table:formula="of:=IF([.I39]=&quot;-&quot;;&quot;NULL&quot;;VALUE(MID([.I39];1;LEN([.I39])-1)))" office:value-type="float" office:value="-0.6" calcext:value-type="float">
            <text:p>-0.6</text:p>
          </table:table-cell>
          <table:table-cell table:formula="of:=IF([.J39]=&quot;-&quot;;&quot;NULL&quot;;VALUE(MID([.J39];1;LEN([.J39])-1)))" office:value-type="float" office:value="1.77" calcext:value-type="float">
            <text:p>1.77</text:p>
          </table:table-cell>
          <table:table-cell table:formula="of:=IF([.K39]=&quot;-&quot;;&quot;NULL&quot;;VALUE(MID([.K39];1;LEN([.K39])-1)))" office:value-type="float" office:value="-4.85" calcext:value-type="float">
            <text:p>-4.85</text:p>
          </table:table-cell>
          <table:table-cell table:formula="of:=IF([.L39]=&quot;-&quot;;&quot;NULL&quot;;VALUE(MID([.L39];1;LEN([.L39])-1)))" office:value-type="float" office:value="-1.85" calcext:value-type="float">
            <text:p>-1.85</text:p>
          </table:table-cell>
          <table:table-cell table:formula="of:=IF([.M39]=&quot;-&quot;;&quot;NULL&quot;;VALUE(MID([.M39];1;LEN([.M39])-1)))" office:value-type="float" office:value="4.17" calcext:value-type="float">
            <text:p>4.17</text:p>
          </table:table-cell>
          <table:table-cell table:formula="of:=IF([.N39]=&quot;-&quot;;&quot;NULL&quot;;VALUE(MID([.N39];1;LEN([.N39])-1)))" office:value-type="float" office:value="50.39" calcext:value-type="float">
            <text:p>50.39</text:p>
          </table:table-cell>
          <table:table-cell table:formula="of:=&quot;( &quot; &amp; (ROW()-1) &amp; &quot;, '&quot; &amp; [.A39] &amp; &quot;',&quot; &amp; [.B39] &amp; &quot;,&quot; &amp; [.C39] &amp; &quot;,&quot; &amp; [.D39] &amp; &quot;,&quot; &amp; [.E39] &amp; &quot;,&quot; &amp; [.R39] &amp; &quot;,&quot; &amp; [.S39] &amp; &quot;,'2014/09/19',&quot; &amp; [.T39] &amp; &quot;,&quot; &amp; [.U39] &amp; &quot;,&quot; &amp; [.V39] &amp; &quot;,&quot; &amp; [.W39] &amp; &quot;,&quot; &amp; [.X39] &amp; &quot;,&quot; &amp; [.Y39] &amp; &quot;,'&quot; &amp; [.O39] &amp; &quot;','&quot; &amp; [.P39] &amp; &quot;','&quot; &amp; [.Q39] &amp; &quot;'),&quot;" office:value-type="string" office:string-value="( 38, 'Analog Devices',49.99,50.64,49.81,-0.3,-0.6,2660000,'2014/09/19',-0.6,1.77,-4.85,-1.85,4.17,50.39,'Neutral','Sell','Buy')," calcext:value-type="string">
            <text:p>( 38, 'Analog Devices',49.99,50.64,49.81,-0.3,-0.6,2660000,'2014/09/19',-0.6,1.77,-4.85,-1.85,4.17,50.39,'Neutral','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on-corp" xlink:type="simple">Aon</text:a></text:p>
          </table:table-cell>
          <table:table-cell office:value-type="float" office:value="86.92" calcext:value-type="float">
            <text:p>86.92</text:p>
          </table:table-cell>
          <table:table-cell office:value-type="float" office:value="87.82" calcext:value-type="float">
            <text:p>87.82</text:p>
          </table:table-cell>
          <table:table-cell office:value-type="float" office:value="86.81" calcext:value-type="float">
            <text:p>86.81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-1.11%</text:p>
          </table:table-cell>
          <table:table-cell office:value-type="string" calcext:value-type="string">
            <text:p>2.3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1%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3.61%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111.33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0];1;LEN([.F40])-1))" office:value-type="float" office:value="-1.11" calcext:value-type="float">
            <text:p>-1.11</text:p>
          </table:table-cell>
          <table:table-cell table:formula="of:=VALUE(SUBSTITUTE(SUBSTITUTE(SUBSTITUTE([.G40];&quot;M&quot;;&quot;0000&quot;);&quot;K&quot;;&quot;0&quot;);&quot;.&quot;;&quot;&quot;))" office:value-type="float" office:value="2390000" calcext:value-type="float">
            <text:p>2390000</text:p>
          </table:table-cell>
          <table:table-cell table:formula="of:=IF([.I40]=&quot;-&quot;;&quot;NULL&quot;;VALUE(MID([.I40];1;LEN([.I40])-1)))" office:value-type="float" office:value="-1.11" calcext:value-type="float">
            <text:p>-1.11</text:p>
          </table:table-cell>
          <table:table-cell table:formula="of:=IF([.J40]=&quot;-&quot;;&quot;NULL&quot;;VALUE(MID([.J40];1;LEN([.J40])-1)))" office:value-type="float" office:value="-0.18" calcext:value-type="float">
            <text:p>-0.18</text:p>
          </table:table-cell>
          <table:table-cell table:formula="of:=IF([.K40]=&quot;-&quot;;&quot;NULL&quot;;VALUE(MID([.K40];1;LEN([.K40])-1)))" office:value-type="float" office:value="-0.01" calcext:value-type="float">
            <text:p>-0.01</text:p>
          </table:table-cell>
          <table:table-cell table:formula="of:=IF([.L40]=&quot;-&quot;;&quot;NULL&quot;;VALUE(MID([.L40];1;LEN([.L40])-1)))" office:value-type="float" office:value="3.61" calcext:value-type="float">
            <text:p>3.61</text:p>
          </table:table-cell>
          <table:table-cell table:formula="of:=IF([.M40]=&quot;-&quot;;&quot;NULL&quot;;VALUE(MID([.M40];1;LEN([.M40])-1)))" office:value-type="float" office:value="15.1" calcext:value-type="float">
            <text:p>15.1</text:p>
          </table:table-cell>
          <table:table-cell table:formula="of:=IF([.N40]=&quot;-&quot;;&quot;NULL&quot;;VALUE(MID([.N40];1;LEN([.N40])-1)))" office:value-type="float" office:value="111.33" calcext:value-type="float">
            <text:p>111.33</text:p>
          </table:table-cell>
          <table:table-cell table:formula="of:=&quot;( &quot; &amp; (ROW()-1) &amp; &quot;, '&quot; &amp; [.A40] &amp; &quot;',&quot; &amp; [.B40] &amp; &quot;,&quot; &amp; [.C40] &amp; &quot;,&quot; &amp; [.D40] &amp; &quot;,&quot; &amp; [.E40] &amp; &quot;,&quot; &amp; [.R40] &amp; &quot;,&quot; &amp; [.S40] &amp; &quot;,'2014/09/19',&quot; &amp; [.T40] &amp; &quot;,&quot; &amp; [.U40] &amp; &quot;,&quot; &amp; [.V40] &amp; &quot;,&quot; &amp; [.W40] &amp; &quot;,&quot; &amp; [.X40] &amp; &quot;,&quot; &amp; [.Y40] &amp; &quot;,'&quot; &amp; [.O40] &amp; &quot;','&quot; &amp; [.P40] &amp; &quot;','&quot; &amp; [.Q40] &amp; &quot;'),&quot;" office:value-type="string" office:string-value="( 39, 'Aon',86.92,87.82,86.81,-0.98,-1.11,2390000,'2014/09/19',-1.11,-0.18,-0.01,3.61,15.1,111.33,'Strong Sell','Neutral','Strong Buy')," calcext:value-type="string">
            <text:p>( 39, 'Aon',86.92,87.82,86.81,-0.98,-1.11,2390000,'2014/09/19',-1.11,-0.18,-0.01,3.61,15.1,111.33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pache-corp" xlink:type="simple">Apache</text:a></text:p>
          </table:table-cell>
          <table:table-cell office:value-type="float" office:value="96.51" calcext:value-type="float">
            <text:p>96.5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51" calcext:value-type="float">
            <text:p>96.5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2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0.28%</text:p>
          </table:table-cell>
          <table:table-cell office:value-type="string" calcext:value-type="string">
            <text:p>-4.57%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9.86%</text:p>
          </table:table-cell>
          <table:table-cell office:value-type="string" calcext:value-type="string">
            <text:p>5.6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1];1;LEN([.F41])-1))" office:value-type="float" office:value="-0.52" calcext:value-type="float">
            <text:p>-0.52</text:p>
          </table:table-cell>
          <table:table-cell table:formula="of:=VALUE(SUBSTITUTE(SUBSTITUTE(SUBSTITUTE([.G41];&quot;M&quot;;&quot;0000&quot;);&quot;K&quot;;&quot;0&quot;);&quot;.&quot;;&quot;&quot;))" office:value-type="float" office:value="2420000" calcext:value-type="float">
            <text:p>2420000</text:p>
          </table:table-cell>
          <table:table-cell table:formula="of:=IF([.I41]=&quot;-&quot;;&quot;NULL&quot;;VALUE(MID([.I41];1;LEN([.I41])-1)))" office:value-type="float" office:value="-0.52" calcext:value-type="float">
            <text:p>-0.52</text:p>
          </table:table-cell>
          <table:table-cell table:formula="of:=IF([.J41]=&quot;-&quot;;&quot;NULL&quot;;VALUE(MID([.J41];1;LEN([.J41])-1)))" office:value-type="float" office:value="0.28" calcext:value-type="float">
            <text:p>0.28</text:p>
          </table:table-cell>
          <table:table-cell table:formula="of:=IF([.K41]=&quot;-&quot;;&quot;NULL&quot;;VALUE(MID([.K41];1;LEN([.K41])-1)))" office:value-type="float" office:value="-4.57" calcext:value-type="float">
            <text:p>-4.57</text:p>
          </table:table-cell>
          <table:table-cell table:formula="of:=IF([.L41]=&quot;-&quot;;&quot;NULL&quot;;VALUE(MID([.L41];1;LEN([.L41])-1)))" office:value-type="float" office:value="12.3" calcext:value-type="float">
            <text:p>12.3</text:p>
          </table:table-cell>
          <table:table-cell table:formula="of:=IF([.M41]=&quot;-&quot;;&quot;NULL&quot;;VALUE(MID([.M41];1;LEN([.M41])-1)))" office:value-type="float" office:value="9.86" calcext:value-type="float">
            <text:p>9.86</text:p>
          </table:table-cell>
          <table:table-cell table:formula="of:=IF([.N41]=&quot;-&quot;;&quot;NULL&quot;;VALUE(MID([.N41];1;LEN([.N41])-1)))" office:value-type="float" office:value="5.65" calcext:value-type="float">
            <text:p>5.65</text:p>
          </table:table-cell>
          <table:table-cell table:formula="of:=&quot;( &quot; &amp; (ROW()-1) &amp; &quot;, '&quot; &amp; [.A41] &amp; &quot;',&quot; &amp; [.B41] &amp; &quot;,&quot; &amp; [.C41] &amp; &quot;,&quot; &amp; [.D41] &amp; &quot;,&quot; &amp; [.E41] &amp; &quot;,&quot; &amp; [.R41] &amp; &quot;,&quot; &amp; [.S41] &amp; &quot;,'2014/09/19',&quot; &amp; [.T41] &amp; &quot;,&quot; &amp; [.U41] &amp; &quot;,&quot; &amp; [.V41] &amp; &quot;,&quot; &amp; [.W41] &amp; &quot;,&quot; &amp; [.X41] &amp; &quot;,&quot; &amp; [.Y41] &amp; &quot;,'&quot; &amp; [.O41] &amp; &quot;','&quot; &amp; [.P41] &amp; &quot;','&quot; &amp; [.Q41] &amp; &quot;'),&quot;" office:value-type="string" office:string-value="( 40, 'Apache',96.51,97.97,96.51,-0.5,-0.52,2420000,'2014/09/19',-0.52,0.28,-4.57,12.3,9.86,5.65,'Strong Sell','Strong Sell','Strong Buy')," calcext:value-type="string">
            <text:p>( 40, 'Apache',96.51,97.97,96.51,-0.5,-0.52,2420000,'2014/09/19',-0.52,0.28,-4.57,12.3,9.86,5.6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pt-inv-manage" xlink:type="simple">Apartment Inv. &amp; Manag.</text:a></text:p>
          </table:table-cell>
          <table:table-cell office:value-type="float" office:value="32.71" calcext:value-type="float">
            <text:p>32.71</text:p>
          </table:table-cell>
          <table:table-cell office:value-type="float" office:value="32.8" calcext:value-type="float">
            <text:p>32.8</text:p>
          </table:table-cell>
          <table:table-cell office:value-type="float" office:value="32.47" calcext:value-type="float">
            <text:p>32.4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0.58%</text:p>
          </table:table-cell>
          <table:table-cell office:value-type="string" calcext:value-type="string">
            <text:p>1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-4.19%</text:p>
          </table:table-cell>
          <table:table-cell office:value-type="string" calcext:value-type="string">
            <text:p>26.24%</text:p>
          </table:table-cell>
          <table:table-cell office:value-type="string" calcext:value-type="string">
            <text:p>12.75%</text:p>
          </table:table-cell>
          <table:table-cell office:value-type="string" calcext:value-type="string">
            <text:p>35.22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2];1;LEN([.F42])-1))" office:value-type="float" office:value="0.58" calcext:value-type="float">
            <text:p>0.58</text:p>
          </table:table-cell>
          <table:table-cell table:formula="of:=VALUE(SUBSTITUTE(SUBSTITUTE(SUBSTITUTE([.G42];&quot;M&quot;;&quot;0000&quot;);&quot;K&quot;;&quot;0&quot;);&quot;.&quot;;&quot;&quot;))" office:value-type="float" office:value="1600000" calcext:value-type="float">
            <text:p>1600000</text:p>
          </table:table-cell>
          <table:table-cell table:formula="of:=IF([.I42]=&quot;-&quot;;&quot;NULL&quot;;VALUE(MID([.I42];1;LEN([.I42])-1)))" office:value-type="float" office:value="0.58" calcext:value-type="float">
            <text:p>0.58</text:p>
          </table:table-cell>
          <table:table-cell table:formula="of:=IF([.J42]=&quot;-&quot;;&quot;NULL&quot;;VALUE(MID([.J42];1;LEN([.J42])-1)))" office:value-type="float" office:value="-0.67" calcext:value-type="float">
            <text:p>-0.67</text:p>
          </table:table-cell>
          <table:table-cell table:formula="of:=IF([.K42]=&quot;-&quot;;&quot;NULL&quot;;VALUE(MID([.K42];1;LEN([.K42])-1)))" office:value-type="float" office:value="-4.19" calcext:value-type="float">
            <text:p>-4.19</text:p>
          </table:table-cell>
          <table:table-cell table:formula="of:=IF([.L42]=&quot;-&quot;;&quot;NULL&quot;;VALUE(MID([.L42];1;LEN([.L42])-1)))" office:value-type="float" office:value="26.24" calcext:value-type="float">
            <text:p>26.24</text:p>
          </table:table-cell>
          <table:table-cell table:formula="of:=IF([.M42]=&quot;-&quot;;&quot;NULL&quot;;VALUE(MID([.M42];1;LEN([.M42])-1)))" office:value-type="float" office:value="12.75" calcext:value-type="float">
            <text:p>12.75</text:p>
          </table:table-cell>
          <table:table-cell table:formula="of:=IF([.N42]=&quot;-&quot;;&quot;NULL&quot;;VALUE(MID([.N42];1;LEN([.N42])-1)))" office:value-type="float" office:value="35.22" calcext:value-type="float">
            <text:p>35.22</text:p>
          </table:table-cell>
          <table:table-cell table:formula="of:=&quot;( &quot; &amp; (ROW()-1) &amp; &quot;, '&quot; &amp; [.A42] &amp; &quot;',&quot; &amp; [.B42] &amp; &quot;,&quot; &amp; [.C42] &amp; &quot;,&quot; &amp; [.D42] &amp; &quot;,&quot; &amp; [.E42] &amp; &quot;,&quot; &amp; [.R42] &amp; &quot;,&quot; &amp; [.S42] &amp; &quot;,'2014/09/19',&quot; &amp; [.T42] &amp; &quot;,&quot; &amp; [.U42] &amp; &quot;,&quot; &amp; [.V42] &amp; &quot;,&quot; &amp; [.W42] &amp; &quot;,&quot; &amp; [.X42] &amp; &quot;,&quot; &amp; [.Y42] &amp; &quot;,'&quot; &amp; [.O42] &amp; &quot;','&quot; &amp; [.P42] &amp; &quot;','&quot; &amp; [.Q42] &amp; &quot;'),&quot;" office:value-type="string" office:string-value="( 41, 'Apartment Inv. &amp; Manag.',32.71,32.8,32.47,0.19,0.58,1600000,'2014/09/19',0.58,-0.67,-4.19,26.24,12.75,35.22,'Sell','Strong Sell','Strong Buy')," calcext:value-type="string">
            <text:p>( 41, 'Apartment Inv. &amp; Manag.',32.71,32.8,32.47,0.19,0.58,1600000,'2014/09/19',0.58,-0.67,-4.19,26.24,12.75,35.22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pple-computer-inc" xlink:type="simple">Apple</text:a></text:p>
          </table:table-cell>
          <table:table-cell office:value-type="float" office:value="100.96" calcext:value-type="float">
            <text:p>100.96</text:p>
          </table:table-cell>
          <table:table-cell office:value-type="float" office:value="102.35" calcext:value-type="float">
            <text:p>102.35</text:p>
          </table:table-cell>
          <table:table-cell office:value-type="float" office:value="100.5" calcext:value-type="float">
            <text:p>100.5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64.0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-0.69%</text:p>
          </table:table-cell>
          <table:table-cell office:value-type="string" calcext:value-type="string">
            <text:p>0.38%</text:p>
          </table:table-cell>
          <table:table-cell office:value-type="string" calcext:value-type="string">
            <text:p>25.96%</text:p>
          </table:table-cell>
          <table:table-cell office:value-type="string" calcext:value-type="string">
            <text:p>51.21%</text:p>
          </table:table-cell>
          <table:table-cell office:value-type="string" calcext:value-type="string">
            <text:p>71.48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3];1;LEN([.F43])-1))" office:value-type="float" office:value="-0.82" calcext:value-type="float">
            <text:p>-0.82</text:p>
          </table:table-cell>
          <table:table-cell table:formula="of:=VALUE(SUBSTITUTE(SUBSTITUTE(SUBSTITUTE([.G43];&quot;M&quot;;&quot;0000&quot;);&quot;K&quot;;&quot;0&quot;);&quot;.&quot;;&quot;&quot;))" office:value-type="float" office:value="64080000" calcext:value-type="float">
            <text:p>64080000</text:p>
          </table:table-cell>
          <table:table-cell table:formula="of:=IF([.I43]=&quot;-&quot;;&quot;NULL&quot;;VALUE(MID([.I43];1;LEN([.I43])-1)))" office:value-type="float" office:value="-0.82" calcext:value-type="float">
            <text:p>-0.82</text:p>
          </table:table-cell>
          <table:table-cell table:formula="of:=IF([.J43]=&quot;-&quot;;&quot;NULL&quot;;VALUE(MID([.J43];1;LEN([.J43])-1)))" office:value-type="float" office:value="-0.69" calcext:value-type="float">
            <text:p>-0.69</text:p>
          </table:table-cell>
          <table:table-cell table:formula="of:=IF([.K43]=&quot;-&quot;;&quot;NULL&quot;;VALUE(MID([.K43];1;LEN([.K43])-1)))" office:value-type="float" office:value="0.38" calcext:value-type="float">
            <text:p>0.38</text:p>
          </table:table-cell>
          <table:table-cell table:formula="of:=IF([.L43]=&quot;-&quot;;&quot;NULL&quot;;VALUE(MID([.L43];1;LEN([.L43])-1)))" office:value-type="float" office:value="25.96" calcext:value-type="float">
            <text:p>25.96</text:p>
          </table:table-cell>
          <table:table-cell table:formula="of:=IF([.M43]=&quot;-&quot;;&quot;NULL&quot;;VALUE(MID([.M43];1;LEN([.M43])-1)))" office:value-type="float" office:value="51.21" calcext:value-type="float">
            <text:p>51.21</text:p>
          </table:table-cell>
          <table:table-cell table:formula="of:=IF([.N43]=&quot;-&quot;;&quot;NULL&quot;;VALUE(MID([.N43];1;LEN([.N43])-1)))" office:value-type="float" office:value="71.48" calcext:value-type="float">
            <text:p>71.48</text:p>
          </table:table-cell>
          <table:table-cell table:formula="of:=&quot;( &quot; &amp; (ROW()-1) &amp; &quot;, '&quot; &amp; [.A43] &amp; &quot;',&quot; &amp; [.B43] &amp; &quot;,&quot; &amp; [.C43] &amp; &quot;,&quot; &amp; [.D43] &amp; &quot;,&quot; &amp; [.E43] &amp; &quot;,&quot; &amp; [.R43] &amp; &quot;,&quot; &amp; [.S43] &amp; &quot;,'2014/09/19',&quot; &amp; [.T43] &amp; &quot;,&quot; &amp; [.U43] &amp; &quot;,&quot; &amp; [.V43] &amp; &quot;,&quot; &amp; [.W43] &amp; &quot;,&quot; &amp; [.X43] &amp; &quot;,&quot; &amp; [.Y43] &amp; &quot;,'&quot; &amp; [.O43] &amp; &quot;','&quot; &amp; [.P43] &amp; &quot;','&quot; &amp; [.Q43] &amp; &quot;'),&quot;" office:value-type="string" office:string-value="( 42, 'Apple',100.96,102.35,100.5,-0.83,-0.82,64080000,'2014/09/19',-0.82,-0.69,0.38,25.96,51.21,71.48,'Strong Sell','Strong Buy','Strong Buy')," calcext:value-type="string">
            <text:p>( 42, 'Apple',100.96,102.35,100.5,-0.83,-0.82,64080000,'2014/09/19',-0.82,-0.69,0.38,25.96,51.21,71.48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pplied-matls-inc" xlink:type="simple">Applied Materials</text:a></text:p>
          </table:table-cell>
          <table:table-cell office:value-type="float" office:value="22.55" calcext:value-type="float">
            <text:p>22.55</text:p>
          </table:table-cell>
          <table:table-cell office:value-type="float" office:value="22.73" calcext:value-type="float">
            <text:p>22.73</text:p>
          </table:table-cell>
          <table:table-cell office:value-type="float" office:value="22.5" calcext:value-type="float">
            <text:p>22.5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9.9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1.58%</text:p>
          </table:table-cell>
          <table:table-cell office:value-type="string" calcext:value-type="string">
            <text:p>27.55%</text:p>
          </table:table-cell>
          <table:table-cell office:value-type="string" calcext:value-type="string">
            <text:p>41.56%</text:p>
          </table:table-cell>
          <table:table-cell office:value-type="string" calcext:value-type="string">
            <text:p>107.83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4];1;LEN([.F44])-1))" office:value-type="float" office:value="-0.22" calcext:value-type="float">
            <text:p>-0.22</text:p>
          </table:table-cell>
          <table:table-cell table:formula="of:=VALUE(SUBSTITUTE(SUBSTITUTE(SUBSTITUTE([.G44];&quot;M&quot;;&quot;0000&quot;);&quot;K&quot;;&quot;0&quot;);&quot;.&quot;;&quot;&quot;))" office:value-type="float" office:value="9940000" calcext:value-type="float">
            <text:p>9940000</text:p>
          </table:table-cell>
          <table:table-cell table:formula="of:=IF([.I44]=&quot;-&quot;;&quot;NULL&quot;;VALUE(MID([.I44];1;LEN([.I44])-1)))" office:value-type="float" office:value="-0.22" calcext:value-type="float">
            <text:p>-0.22</text:p>
          </table:table-cell>
          <table:table-cell table:formula="of:=IF([.J44]=&quot;-&quot;;&quot;NULL&quot;;VALUE(MID([.J44];1;LEN([.J44])-1)))" office:value-type="float" office:value="1.12" calcext:value-type="float">
            <text:p>1.12</text:p>
          </table:table-cell>
          <table:table-cell table:formula="of:=IF([.K44]=&quot;-&quot;;&quot;NULL&quot;;VALUE(MID([.K44];1;LEN([.K44])-1)))" office:value-type="float" office:value="1.58" calcext:value-type="float">
            <text:p>1.58</text:p>
          </table:table-cell>
          <table:table-cell table:formula="of:=IF([.L44]=&quot;-&quot;;&quot;NULL&quot;;VALUE(MID([.L44];1;LEN([.L44])-1)))" office:value-type="float" office:value="27.55" calcext:value-type="float">
            <text:p>27.55</text:p>
          </table:table-cell>
          <table:table-cell table:formula="of:=IF([.M44]=&quot;-&quot;;&quot;NULL&quot;;VALUE(MID([.M44];1;LEN([.M44])-1)))" office:value-type="float" office:value="41.56" calcext:value-type="float">
            <text:p>41.56</text:p>
          </table:table-cell>
          <table:table-cell table:formula="of:=IF([.N44]=&quot;-&quot;;&quot;NULL&quot;;VALUE(MID([.N44];1;LEN([.N44])-1)))" office:value-type="float" office:value="107.83" calcext:value-type="float">
            <text:p>107.83</text:p>
          </table:table-cell>
          <table:table-cell table:formula="of:=&quot;( &quot; &amp; (ROW()-1) &amp; &quot;, '&quot; &amp; [.A44] &amp; &quot;',&quot; &amp; [.B44] &amp; &quot;,&quot; &amp; [.C44] &amp; &quot;,&quot; &amp; [.D44] &amp; &quot;,&quot; &amp; [.E44] &amp; &quot;,&quot; &amp; [.R44] &amp; &quot;,&quot; &amp; [.S44] &amp; &quot;,'2014/09/19',&quot; &amp; [.T44] &amp; &quot;,&quot; &amp; [.U44] &amp; &quot;,&quot; &amp; [.V44] &amp; &quot;,&quot; &amp; [.W44] &amp; &quot;,&quot; &amp; [.X44] &amp; &quot;,&quot; &amp; [.Y44] &amp; &quot;,'&quot; &amp; [.O44] &amp; &quot;','&quot; &amp; [.P44] &amp; &quot;','&quot; &amp; [.Q44] &amp; &quot;'),&quot;" office:value-type="string" office:string-value="( 43, 'Applied Materials',22.55,22.73,22.5,-0.05,-0.22,9940000,'2014/09/19',-0.22,1.12,1.58,27.55,41.56,107.83,'Neutral','Strong Buy','Strong Buy')," calcext:value-type="string">
            <text:p>( 43, 'Applied Materials',22.55,22.73,22.5,-0.05,-0.22,9940000,'2014/09/19',-0.22,1.12,1.58,27.55,41.56,107.83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rcher-daniels-mid" xlink:type="simple">Archer-Daniels-Midland</text:a></text:p>
          </table:table-cell>
          <table:table-cell office:value-type="float" office:value="51.69" calcext:value-type="float">
            <text:p>51.69</text:p>
          </table:table-cell>
          <table:table-cell office:value-type="float" office:value="52.32" calcext:value-type="float">
            <text:p>52.32</text:p>
          </table:table-cell>
          <table:table-cell office:value-type="float" office:value="51.69" calcext:value-type="float">
            <text:p>51.69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-0.71%</text:p>
          </table:table-cell>
          <table:table-cell office:value-type="string" calcext:value-type="string">
            <text:p>3.3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1%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4.28%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90.1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5];1;LEN([.F45])-1))" office:value-type="float" office:value="-0.71" calcext:value-type="float">
            <text:p>-0.71</text:p>
          </table:table-cell>
          <table:table-cell table:formula="of:=VALUE(SUBSTITUTE(SUBSTITUTE(SUBSTITUTE([.G45];&quot;M&quot;;&quot;0000&quot;);&quot;K&quot;;&quot;0&quot;);&quot;.&quot;;&quot;&quot;))" office:value-type="float" office:value="3380000" calcext:value-type="float">
            <text:p>3380000</text:p>
          </table:table-cell>
          <table:table-cell table:formula="of:=IF([.I45]=&quot;-&quot;;&quot;NULL&quot;;VALUE(MID([.I45];1;LEN([.I45])-1)))" office:value-type="float" office:value="-0.71" calcext:value-type="float">
            <text:p>-0.71</text:p>
          </table:table-cell>
          <table:table-cell table:formula="of:=IF([.J45]=&quot;-&quot;;&quot;NULL&quot;;VALUE(MID([.J45];1;LEN([.J45])-1)))" office:value-type="float" office:value="2.54" calcext:value-type="float">
            <text:p>2.54</text:p>
          </table:table-cell>
          <table:table-cell table:formula="of:=IF([.K45]=&quot;-&quot;;&quot;NULL&quot;;VALUE(MID([.K45];1;LEN([.K45])-1)))" office:value-type="float" office:value="4.28" calcext:value-type="float">
            <text:p>4.28</text:p>
          </table:table-cell>
          <table:table-cell table:formula="of:=IF([.L45]=&quot;-&quot;;&quot;NULL&quot;;VALUE(MID([.L45];1;LEN([.L45])-1)))" office:value-type="float" office:value="19.1" calcext:value-type="float">
            <text:p>19.1</text:p>
          </table:table-cell>
          <table:table-cell table:formula="of:=IF([.M45]=&quot;-&quot;;&quot;NULL&quot;;VALUE(MID([.M45];1;LEN([.M45])-1)))" office:value-type="float" office:value="38.8" calcext:value-type="float">
            <text:p>38.8</text:p>
          </table:table-cell>
          <table:table-cell table:formula="of:=IF([.N45]=&quot;-&quot;;&quot;NULL&quot;;VALUE(MID([.N45];1;LEN([.N45])-1)))" office:value-type="float" office:value="90.18" calcext:value-type="float">
            <text:p>90.18</text:p>
          </table:table-cell>
          <table:table-cell table:formula="of:=&quot;( &quot; &amp; (ROW()-1) &amp; &quot;, '&quot; &amp; [.A45] &amp; &quot;',&quot; &amp; [.B45] &amp; &quot;,&quot; &amp; [.C45] &amp; &quot;,&quot; &amp; [.D45] &amp; &quot;,&quot; &amp; [.E45] &amp; &quot;,&quot; &amp; [.R45] &amp; &quot;,&quot; &amp; [.S45] &amp; &quot;,'2014/09/19',&quot; &amp; [.T45] &amp; &quot;,&quot; &amp; [.U45] &amp; &quot;,&quot; &amp; [.V45] &amp; &quot;,&quot; &amp; [.W45] &amp; &quot;,&quot; &amp; [.X45] &amp; &quot;,&quot; &amp; [.Y45] &amp; &quot;,'&quot; &amp; [.O45] &amp; &quot;','&quot; &amp; [.P45] &amp; &quot;','&quot; &amp; [.Q45] &amp; &quot;'),&quot;" office:value-type="string" office:string-value="( 44, 'Archer-Daniels-Midland',51.69,52.32,51.69,-0.37,-0.71,3380000,'2014/09/19',-0.71,2.54,4.28,19.1,38.8,90.18,'Buy','Strong Buy','Strong Buy')," calcext:value-type="string">
            <text:p>( 44, 'Archer-Daniels-Midland',51.69,52.32,51.69,-0.37,-0.71,3380000,'2014/09/19',-0.71,2.54,4.28,19.1,38.8,90.1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ssurant" xlink:type="simple">Assurant</text:a></text:p>
          </table:table-cell>
          <table:table-cell office:value-type="float" office:value="66.32" calcext:value-type="float">
            <text:p>66.32</text:p>
          </table:table-cell>
          <table:table-cell office:value-type="float" office:value="66.49" calcext:value-type="float">
            <text:p>66.49</text:p>
          </table:table-cell>
          <table:table-cell office:value-type="float" office:value="65.82" calcext:value-type="float">
            <text:p>65.82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+0.84%</text:p>
          </table:table-cell>
          <table:table-cell office:value-type="string" calcext:value-type="string">
            <text:p>659.2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0.82%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23.25%</text:p>
          </table:table-cell>
          <table:table-cell office:value-type="string" calcext:value-type="string">
            <text:p>98.9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6];1;LEN([.F46])-1))" office:value-type="float" office:value="0.84" calcext:value-type="float">
            <text:p>0.84</text:p>
          </table:table-cell>
          <table:table-cell table:formula="of:=VALUE(SUBSTITUTE(SUBSTITUTE(SUBSTITUTE([.G46];&quot;M&quot;;&quot;0000&quot;);&quot;K&quot;;&quot;0&quot;);&quot;.&quot;;&quot;&quot;))" office:value-type="float" office:value="659200" calcext:value-type="float">
            <text:p>659200</text:p>
          </table:table-cell>
          <table:table-cell table:formula="of:=IF([.I46]=&quot;-&quot;;&quot;NULL&quot;;VALUE(MID([.I46];1;LEN([.I46])-1)))" office:value-type="float" office:value="0.84" calcext:value-type="float">
            <text:p>0.84</text:p>
          </table:table-cell>
          <table:table-cell table:formula="of:=IF([.J46]=&quot;-&quot;;&quot;NULL&quot;;VALUE(MID([.J46];1;LEN([.J46])-1)))" office:value-type="float" office:value="2.54" calcext:value-type="float">
            <text:p>2.54</text:p>
          </table:table-cell>
          <table:table-cell table:formula="of:=IF([.K46]=&quot;-&quot;;&quot;NULL&quot;;VALUE(MID([.K46];1;LEN([.K46])-1)))" office:value-type="float" office:value="0.82" calcext:value-type="float">
            <text:p>0.82</text:p>
          </table:table-cell>
          <table:table-cell table:formula="of:=IF([.L46]=&quot;-&quot;;&quot;NULL&quot;;VALUE(MID([.L46];1;LEN([.L46])-1)))" office:value-type="float" office:value="-0.08" calcext:value-type="float">
            <text:p>-0.08</text:p>
          </table:table-cell>
          <table:table-cell table:formula="of:=IF([.M46]=&quot;-&quot;;&quot;NULL&quot;;VALUE(MID([.M46];1;LEN([.M46])-1)))" office:value-type="float" office:value="23.25" calcext:value-type="float">
            <text:p>23.25</text:p>
          </table:table-cell>
          <table:table-cell table:formula="of:=IF([.N46]=&quot;-&quot;;&quot;NULL&quot;;VALUE(MID([.N46];1;LEN([.N46])-1)))" office:value-type="float" office:value="98.92" calcext:value-type="float">
            <text:p>98.92</text:p>
          </table:table-cell>
          <table:table-cell table:formula="of:=&quot;( &quot; &amp; (ROW()-1) &amp; &quot;, '&quot; &amp; [.A46] &amp; &quot;',&quot; &amp; [.B46] &amp; &quot;,&quot; &amp; [.C46] &amp; &quot;,&quot; &amp; [.D46] &amp; &quot;,&quot; &amp; [.E46] &amp; &quot;,&quot; &amp; [.R46] &amp; &quot;,&quot; &amp; [.S46] &amp; &quot;,'2014/09/19',&quot; &amp; [.T46] &amp; &quot;,&quot; &amp; [.U46] &amp; &quot;,&quot; &amp; [.V46] &amp; &quot;,&quot; &amp; [.W46] &amp; &quot;,&quot; &amp; [.X46] &amp; &quot;,&quot; &amp; [.Y46] &amp; &quot;,'&quot; &amp; [.O46] &amp; &quot;','&quot; &amp; [.P46] &amp; &quot;','&quot; &amp; [.Q46] &amp; &quot;'),&quot;" office:value-type="string" office:string-value="( 45, 'Assurant',66.32,66.49,65.82,0.55,0.84,659200,'2014/09/19',0.84,2.54,0.82,-0.08,23.25,98.92,'Strong Buy','Strong Buy','Strong Buy')," calcext:value-type="string">
            <text:p>( 45, 'Assurant',66.32,66.49,65.82,0.55,0.84,659200,'2014/09/19',0.84,2.54,0.82,-0.08,23.25,98.9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t-t" xlink:type="simple">AT&amp;T</text:a></text:p>
          </table:table-cell>
          <table:table-cell office:value-type="float" office:value="35.47" calcext:value-type="float">
            <text:p>35.47</text:p>
          </table:table-cell>
          <table:table-cell office:value-type="float" office:value="35.48" calcext:value-type="float">
            <text:p>35.48</text:p>
          </table:table-cell>
          <table:table-cell office:value-type="float" office:value="35.23" calcext:value-type="float">
            <text:p>35.23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+0.88%</text:p>
          </table:table-cell>
          <table:table-cell office:value-type="string" calcext:value-type="string">
            <text:p>20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2.81%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3.38%</text:p>
          </table:table-cell>
          <table:table-cell office:value-type="string" calcext:value-type="string">
            <text:p>25.3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7];1;LEN([.F47])-1))" office:value-type="float" office:value="0.88" calcext:value-type="float">
            <text:p>0.88</text:p>
          </table:table-cell>
          <table:table-cell table:formula="of:=VALUE(SUBSTITUTE(SUBSTITUTE(SUBSTITUTE([.G47];&quot;M&quot;;&quot;0000&quot;);&quot;K&quot;;&quot;0&quot;);&quot;.&quot;;&quot;&quot;))" office:value-type="float" office:value="20970000" calcext:value-type="float">
            <text:p>20970000</text:p>
          </table:table-cell>
          <table:table-cell table:formula="of:=IF([.I47]=&quot;-&quot;;&quot;NULL&quot;;VALUE(MID([.I47];1;LEN([.I47])-1)))" office:value-type="float" office:value="0.88" calcext:value-type="float">
            <text:p>0.88</text:p>
          </table:table-cell>
          <table:table-cell table:formula="of:=IF([.J47]=&quot;-&quot;;&quot;NULL&quot;;VALUE(MID([.J47];1;LEN([.J47])-1)))" office:value-type="float" office:value="2.81" calcext:value-type="float">
            <text:p>2.81</text:p>
          </table:table-cell>
          <table:table-cell table:formula="of:=IF([.K47]=&quot;-&quot;;&quot;NULL&quot;;VALUE(MID([.K47];1;LEN([.K47])-1)))" office:value-type="float" office:value="2.4" calcext:value-type="float">
            <text:p>2.4</text:p>
          </table:table-cell>
          <table:table-cell table:formula="of:=IF([.L47]=&quot;-&quot;;&quot;NULL&quot;;VALUE(MID([.L47];1;LEN([.L47])-1)))" office:value-type="float" office:value="0.88" calcext:value-type="float">
            <text:p>0.88</text:p>
          </table:table-cell>
          <table:table-cell table:formula="of:=IF([.M47]=&quot;-&quot;;&quot;NULL&quot;;VALUE(MID([.M47];1;LEN([.M47])-1)))" office:value-type="float" office:value="3.38" calcext:value-type="float">
            <text:p>3.38</text:p>
          </table:table-cell>
          <table:table-cell table:formula="of:=IF([.N47]=&quot;-&quot;;&quot;NULL&quot;;VALUE(MID([.N47];1;LEN([.N47])-1)))" office:value-type="float" office:value="25.34" calcext:value-type="float">
            <text:p>25.34</text:p>
          </table:table-cell>
          <table:table-cell table:formula="of:=&quot;( &quot; &amp; (ROW()-1) &amp; &quot;, '&quot; &amp; [.A47] &amp; &quot;',&quot; &amp; [.B47] &amp; &quot;,&quot; &amp; [.C47] &amp; &quot;,&quot; &amp; [.D47] &amp; &quot;,&quot; &amp; [.E47] &amp; &quot;,&quot; &amp; [.R47] &amp; &quot;,&quot; &amp; [.S47] &amp; &quot;,'2014/09/19',&quot; &amp; [.T47] &amp; &quot;,&quot; &amp; [.U47] &amp; &quot;,&quot; &amp; [.V47] &amp; &quot;,&quot; &amp; [.W47] &amp; &quot;,&quot; &amp; [.X47] &amp; &quot;,&quot; &amp; [.Y47] &amp; &quot;,'&quot; &amp; [.O47] &amp; &quot;','&quot; &amp; [.P47] &amp; &quot;','&quot; &amp; [.Q47] &amp; &quot;'),&quot;" office:value-type="string" office:string-value="( 46, 'AT&amp;T',35.47,35.48,35.23,0.31,0.88,20970000,'2014/09/19',0.88,2.81,2.4,0.88,3.38,25.34,'Strong Buy','Strong Buy','Strong Buy')," calcext:value-type="string">
            <text:p>( 46, 'AT&amp;T',35.47,35.48,35.23,0.31,0.88,20970000,'2014/09/19',0.88,2.81,2.4,0.88,3.38,25.3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utodesk-inc" xlink:type="simple">Autodesk</text:a></text:p>
          </table:table-cell>
          <table:table-cell office:value-type="float" office:value="55.61" calcext:value-type="float">
            <text:p>55.61</text:p>
          </table:table-cell>
          <table:table-cell office:value-type="float" office:value="55.98" calcext:value-type="float">
            <text:p>55.98</text:p>
          </table:table-cell>
          <table:table-cell office:value-type="float" office:value="54.85" calcext:value-type="float">
            <text:p>54.85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4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3.87%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10.51%</text:p>
          </table:table-cell>
          <table:table-cell office:value-type="string" calcext:value-type="string">
            <text:p>35.63%</text:p>
          </table:table-cell>
          <table:table-cell office:value-type="string" calcext:value-type="string">
            <text:p>94.7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8];1;LEN([.F48])-1))" office:value-type="float" office:value="-0.22" calcext:value-type="float">
            <text:p>-0.22</text:p>
          </table:table-cell>
          <table:table-cell table:formula="of:=VALUE(SUBSTITUTE(SUBSTITUTE(SUBSTITUTE([.G48];&quot;M&quot;;&quot;0000&quot;);&quot;K&quot;;&quot;0&quot;);&quot;.&quot;;&quot;&quot;))" office:value-type="float" office:value="4520000" calcext:value-type="float">
            <text:p>4520000</text:p>
          </table:table-cell>
          <table:table-cell table:formula="of:=IF([.I48]=&quot;-&quot;;&quot;NULL&quot;;VALUE(MID([.I48];1;LEN([.I48])-1)))" office:value-type="float" office:value="-0.22" calcext:value-type="float">
            <text:p>-0.22</text:p>
          </table:table-cell>
          <table:table-cell table:formula="of:=IF([.J48]=&quot;-&quot;;&quot;NULL&quot;;VALUE(MID([.J48];1;LEN([.J48])-1)))" office:value-type="float" office:value="3.87" calcext:value-type="float">
            <text:p>3.87</text:p>
          </table:table-cell>
          <table:table-cell table:formula="of:=IF([.K48]=&quot;-&quot;;&quot;NULL&quot;;VALUE(MID([.K48];1;LEN([.K48])-1)))" office:value-type="float" office:value="3.4" calcext:value-type="float">
            <text:p>3.4</text:p>
          </table:table-cell>
          <table:table-cell table:formula="of:=IF([.L48]=&quot;-&quot;;&quot;NULL&quot;;VALUE(MID([.L48];1;LEN([.L48])-1)))" office:value-type="float" office:value="10.51" calcext:value-type="float">
            <text:p>10.51</text:p>
          </table:table-cell>
          <table:table-cell table:formula="of:=IF([.M48]=&quot;-&quot;;&quot;NULL&quot;;VALUE(MID([.M48];1;LEN([.M48])-1)))" office:value-type="float" office:value="35.63" calcext:value-type="float">
            <text:p>35.63</text:p>
          </table:table-cell>
          <table:table-cell table:formula="of:=IF([.N48]=&quot;-&quot;;&quot;NULL&quot;;VALUE(MID([.N48];1;LEN([.N48])-1)))" office:value-type="float" office:value="94.71" calcext:value-type="float">
            <text:p>94.71</text:p>
          </table:table-cell>
          <table:table-cell table:formula="of:=&quot;( &quot; &amp; (ROW()-1) &amp; &quot;, '&quot; &amp; [.A48] &amp; &quot;',&quot; &amp; [.B48] &amp; &quot;,&quot; &amp; [.C48] &amp; &quot;,&quot; &amp; [.D48] &amp; &quot;,&quot; &amp; [.E48] &amp; &quot;,&quot; &amp; [.R48] &amp; &quot;,&quot; &amp; [.S48] &amp; &quot;,'2014/09/19',&quot; &amp; [.T48] &amp; &quot;,&quot; &amp; [.U48] &amp; &quot;,&quot; &amp; [.V48] &amp; &quot;,&quot; &amp; [.W48] &amp; &quot;,&quot; &amp; [.X48] &amp; &quot;,&quot; &amp; [.Y48] &amp; &quot;,'&quot; &amp; [.O48] &amp; &quot;','&quot; &amp; [.P48] &amp; &quot;','&quot; &amp; [.Q48] &amp; &quot;'),&quot;" office:value-type="string" office:string-value="( 47, 'Autodesk',55.61,55.98,54.85,-0.12,-0.22,4520000,'2014/09/19',-0.22,3.87,3.4,10.51,35.63,94.71,'Strong Buy','Strong Buy','Strong Buy')," calcext:value-type="string">
            <text:p>( 47, 'Autodesk',55.61,55.98,54.85,-0.12,-0.22,4520000,'2014/09/19',-0.22,3.87,3.4,10.51,35.63,94.7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uto-data-process" xlink:type="simple">ADP</text:a></text:p>
          </table:table-cell>
          <table:table-cell office:value-type="float" office:value="83.88" calcext:value-type="float">
            <text:p>83.88</text:p>
          </table:table-cell>
          <table:table-cell office:value-type="float" office:value="84.68" calcext:value-type="float">
            <text:p>84.68</text:p>
          </table:table-cell>
          <table:table-cell office:value-type="float" office:value="83.56" calcext:value-type="float">
            <text:p>83.56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37%</text:p>
          </table:table-cell>
          <table:table-cell office:value-type="string" calcext:value-type="string">
            <text:p>2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7%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3.81%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70.77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9];1;LEN([.F49])-1))" office:value-type="float" office:value="-0.37" calcext:value-type="float">
            <text:p>-0.37</text:p>
          </table:table-cell>
          <table:table-cell table:formula="of:=VALUE(SUBSTITUTE(SUBSTITUTE(SUBSTITUTE([.G49];&quot;M&quot;;&quot;0000&quot;);&quot;K&quot;;&quot;0&quot;);&quot;.&quot;;&quot;&quot;))" office:value-type="float" office:value="2220000" calcext:value-type="float">
            <text:p>2220000</text:p>
          </table:table-cell>
          <table:table-cell table:formula="of:=IF([.I49]=&quot;-&quot;;&quot;NULL&quot;;VALUE(MID([.I49];1;LEN([.I49])-1)))" office:value-type="float" office:value="-0.37" calcext:value-type="float">
            <text:p>-0.37</text:p>
          </table:table-cell>
          <table:table-cell table:formula="of:=IF([.J49]=&quot;-&quot;;&quot;NULL&quot;;VALUE(MID([.J49];1;LEN([.J49])-1)))" office:value-type="float" office:value="1.04" calcext:value-type="float">
            <text:p>1.04</text:p>
          </table:table-cell>
          <table:table-cell table:formula="of:=IF([.K49]=&quot;-&quot;;&quot;NULL&quot;;VALUE(MID([.K49];1;LEN([.K49])-1)))" office:value-type="float" office:value="-0.01" calcext:value-type="float">
            <text:p>-0.01</text:p>
          </table:table-cell>
          <table:table-cell table:formula="of:=IF([.L49]=&quot;-&quot;;&quot;NULL&quot;;VALUE(MID([.L49];1;LEN([.L49])-1)))" office:value-type="float" office:value="3.81" calcext:value-type="float">
            <text:p>3.81</text:p>
          </table:table-cell>
          <table:table-cell table:formula="of:=IF([.M49]=&quot;-&quot;;&quot;NULL&quot;;VALUE(MID([.M49];1;LEN([.M49])-1)))" office:value-type="float" office:value="12.7" calcext:value-type="float">
            <text:p>12.7</text:p>
          </table:table-cell>
          <table:table-cell table:formula="of:=IF([.N49]=&quot;-&quot;;&quot;NULL&quot;;VALUE(MID([.N49];1;LEN([.N49])-1)))" office:value-type="float" office:value="70.77" calcext:value-type="float">
            <text:p>70.77</text:p>
          </table:table-cell>
          <table:table-cell table:formula="of:=&quot;( &quot; &amp; (ROW()-1) &amp; &quot;, '&quot; &amp; [.A49] &amp; &quot;',&quot; &amp; [.B49] &amp; &quot;,&quot; &amp; [.C49] &amp; &quot;,&quot; &amp; [.D49] &amp; &quot;,&quot; &amp; [.E49] &amp; &quot;,&quot; &amp; [.R49] &amp; &quot;,&quot; &amp; [.S49] &amp; &quot;,'2014/09/19',&quot; &amp; [.T49] &amp; &quot;,&quot; &amp; [.U49] &amp; &quot;,&quot; &amp; [.V49] &amp; &quot;,&quot; &amp; [.W49] &amp; &quot;,&quot; &amp; [.X49] &amp; &quot;,&quot; &amp; [.Y49] &amp; &quot;,'&quot; &amp; [.O49] &amp; &quot;','&quot; &amp; [.P49] &amp; &quot;','&quot; &amp; [.Q49] &amp; &quot;'),&quot;" office:value-type="string" office:string-value="( 48, 'ADP',83.88,84.68,83.56,-0.31,-0.37,2220000,'2014/09/19',-0.37,1.04,-0.01,3.81,12.7,70.77,'Buy','Strong Buy','Strong Buy')," calcext:value-type="string">
            <text:p>( 48, 'ADP',83.88,84.68,83.56,-0.31,-0.37,2220000,'2014/09/19',-0.37,1.04,-0.01,3.81,12.7,70.77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utonation-inc" xlink:type="simple">AutoNation</text:a></text:p>
          </table:table-cell>
          <table:table-cell office:value-type="float" office:value="51.44" calcext:value-type="float">
            <text:p>51.44</text:p>
          </table:table-cell>
          <table:table-cell office:value-type="float" office:value="52.09" calcext:value-type="float">
            <text:p>52.09</text:p>
          </table:table-cell>
          <table:table-cell office:value-type="float" office:value="51.39" calcext:value-type="float">
            <text:p>51.39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2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-4.88%</text:p>
          </table:table-cell>
          <table:table-cell office:value-type="string" calcext:value-type="string">
            <text:p>3.52%</text:p>
          </table:table-cell>
          <table:table-cell office:value-type="string" calcext:value-type="string">
            <text:p>-3.53%</text:p>
          </table:table-cell>
          <table:table-cell office:value-type="string" calcext:value-type="string">
            <text:p>45.9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50];1;LEN([.F50])-1))" office:value-type="float" office:value="-0.54" calcext:value-type="float">
            <text:p>-0.54</text:p>
          </table:table-cell>
          <table:table-cell table:formula="of:=VALUE(SUBSTITUTE(SUBSTITUTE(SUBSTITUTE([.G50];&quot;M&quot;;&quot;0000&quot;);&quot;K&quot;;&quot;0&quot;);&quot;.&quot;;&quot;&quot;))" office:value-type="float" office:value="2900000" calcext:value-type="float">
            <text:p>2900000</text:p>
          </table:table-cell>
          <table:table-cell table:formula="of:=IF([.I50]=&quot;-&quot;;&quot;NULL&quot;;VALUE(MID([.I50];1;LEN([.I50])-1)))" office:value-type="float" office:value="-0.54" calcext:value-type="float">
            <text:p>-0.54</text:p>
          </table:table-cell>
          <table:table-cell table:formula="of:=IF([.J50]=&quot;-&quot;;&quot;NULL&quot;;VALUE(MID([.J50];1;LEN([.J50])-1)))" office:value-type="float" office:value="-1.76" calcext:value-type="float">
            <text:p>-1.76</text:p>
          </table:table-cell>
          <table:table-cell table:formula="of:=IF([.K50]=&quot;-&quot;;&quot;NULL&quot;;VALUE(MID([.K50];1;LEN([.K50])-1)))" office:value-type="float" office:value="-4.88" calcext:value-type="float">
            <text:p>-4.88</text:p>
          </table:table-cell>
          <table:table-cell table:formula="of:=IF([.L50]=&quot;-&quot;;&quot;NULL&quot;;VALUE(MID([.L50];1;LEN([.L50])-1)))" office:value-type="float" office:value="3.52" calcext:value-type="float">
            <text:p>3.52</text:p>
          </table:table-cell>
          <table:table-cell table:formula="of:=IF([.M50]=&quot;-&quot;;&quot;NULL&quot;;VALUE(MID([.M50];1;LEN([.M50])-1)))" office:value-type="float" office:value="-3.53" calcext:value-type="float">
            <text:p>-3.53</text:p>
          </table:table-cell>
          <table:table-cell table:formula="of:=IF([.N50]=&quot;-&quot;;&quot;NULL&quot;;VALUE(MID([.N50];1;LEN([.N50])-1)))" office:value-type="float" office:value="45.93" calcext:value-type="float">
            <text:p>45.93</text:p>
          </table:table-cell>
          <table:table-cell table:formula="of:=&quot;( &quot; &amp; (ROW()-1) &amp; &quot;, '&quot; &amp; [.A50] &amp; &quot;',&quot; &amp; [.B50] &amp; &quot;,&quot; &amp; [.C50] &amp; &quot;,&quot; &amp; [.D50] &amp; &quot;,&quot; &amp; [.E50] &amp; &quot;,&quot; &amp; [.R50] &amp; &quot;,&quot; &amp; [.S50] &amp; &quot;,'2014/09/19',&quot; &amp; [.T50] &amp; &quot;,&quot; &amp; [.U50] &amp; &quot;,&quot; &amp; [.V50] &amp; &quot;,&quot; &amp; [.W50] &amp; &quot;,&quot; &amp; [.X50] &amp; &quot;,&quot; &amp; [.Y50] &amp; &quot;,'&quot; &amp; [.O50] &amp; &quot;','&quot; &amp; [.P50] &amp; &quot;','&quot; &amp; [.Q50] &amp; &quot;'),&quot;" office:value-type="string" office:string-value="( 49, 'AutoNation',51.44,52.09,51.39,-0.28,-0.54,2900000,'2014/09/19',-0.54,-1.76,-4.88,3.52,-3.53,45.93,'Strong Sell','Strong Sell','Strong Buy')," calcext:value-type="string">
            <text:p>( 49, 'AutoNation',51.44,52.09,51.39,-0.28,-0.54,2900000,'2014/09/19',-0.54,-1.76,-4.88,3.52,-3.53,45.9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utozone-inc" xlink:type="simple">AutoZone</text:a></text:p>
          </table:table-cell>
          <table:table-cell office:value-type="float" office:value="526.44" calcext:value-type="float">
            <text:p>526.44</text:p>
          </table:table-cell>
          <table:table-cell office:value-type="float" office:value="536.03" calcext:value-type="float">
            <text:p>536.03</text:p>
          </table:table-cell>
          <table:table-cell office:value-type="float" office:value="525.7" calcext:value-type="float">
            <text:p>525.7</text:p>
          </table:table-cell>
          <table:table-cell office:value-type="float" office:value="-5.87" calcext:value-type="float">
            <text:p>-5.87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425.43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-2.11%</text:p>
          </table:table-cell>
          <table:table-cell office:value-type="string" calcext:value-type="string">
            <text:p>10.15%</text:p>
          </table:table-cell>
          <table:table-cell office:value-type="string" calcext:value-type="string">
            <text:p>25.34%</text:p>
          </table:table-cell>
          <table:table-cell office:value-type="string" calcext:value-type="string">
            <text:p>63.0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51];1;LEN([.F51])-1))" office:value-type="float" office:value="-1.1" calcext:value-type="float">
            <text:p>-1.1</text:p>
          </table:table-cell>
          <table:table-cell table:formula="of:=VALUE(SUBSTITUTE(SUBSTITUTE(SUBSTITUTE([.G51];&quot;M&quot;;&quot;0000&quot;);&quot;K&quot;;&quot;0&quot;);&quot;.&quot;;&quot;&quot;))" office:value-type="float" office:value="425430" calcext:value-type="float">
            <text:p>425430</text:p>
          </table:table-cell>
          <table:table-cell table:formula="of:=IF([.I51]=&quot;-&quot;;&quot;NULL&quot;;VALUE(MID([.I51];1;LEN([.I51])-1)))" office:value-type="float" office:value="-1.1" calcext:value-type="float">
            <text:p>-1.1</text:p>
          </table:table-cell>
          <table:table-cell table:formula="of:=IF([.J51]=&quot;-&quot;;&quot;NULL&quot;;VALUE(MID([.J51];1;LEN([.J51])-1)))" office:value-type="float" office:value="-0.67" calcext:value-type="float">
            <text:p>-0.67</text:p>
          </table:table-cell>
          <table:table-cell table:formula="of:=IF([.K51]=&quot;-&quot;;&quot;NULL&quot;;VALUE(MID([.K51];1;LEN([.K51])-1)))" office:value-type="float" office:value="-2.11" calcext:value-type="float">
            <text:p>-2.11</text:p>
          </table:table-cell>
          <table:table-cell table:formula="of:=IF([.L51]=&quot;-&quot;;&quot;NULL&quot;;VALUE(MID([.L51];1;LEN([.L51])-1)))" office:value-type="float" office:value="10.15" calcext:value-type="float">
            <text:p>10.15</text:p>
          </table:table-cell>
          <table:table-cell table:formula="of:=IF([.M51]=&quot;-&quot;;&quot;NULL&quot;;VALUE(MID([.M51];1;LEN([.M51])-1)))" office:value-type="float" office:value="25.34" calcext:value-type="float">
            <text:p>25.34</text:p>
          </table:table-cell>
          <table:table-cell table:formula="of:=IF([.N51]=&quot;-&quot;;&quot;NULL&quot;;VALUE(MID([.N51];1;LEN([.N51])-1)))" office:value-type="float" office:value="63.09" calcext:value-type="float">
            <text:p>63.09</text:p>
          </table:table-cell>
          <table:table-cell table:formula="of:=&quot;( &quot; &amp; (ROW()-1) &amp; &quot;, '&quot; &amp; [.A51] &amp; &quot;',&quot; &amp; [.B51] &amp; &quot;,&quot; &amp; [.C51] &amp; &quot;,&quot; &amp; [.D51] &amp; &quot;,&quot; &amp; [.E51] &amp; &quot;,&quot; &amp; [.R51] &amp; &quot;,&quot; &amp; [.S51] &amp; &quot;,'2014/09/19',&quot; &amp; [.T51] &amp; &quot;,&quot; &amp; [.U51] &amp; &quot;,&quot; &amp; [.V51] &amp; &quot;,&quot; &amp; [.W51] &amp; &quot;,&quot; &amp; [.X51] &amp; &quot;,&quot; &amp; [.Y51] &amp; &quot;,'&quot; &amp; [.O51] &amp; &quot;','&quot; &amp; [.P51] &amp; &quot;','&quot; &amp; [.Q51] &amp; &quot;'),&quot;" office:value-type="string" office:string-value="( 50, 'AutoZone',526.44,536.03,525.7,-5.87,-1.1,425430,'2014/09/19',-1.1,-0.67,-2.11,10.15,25.34,63.09,'Strong Sell','Strong Sell','Strong Buy')," calcext:value-type="string">
            <text:p>( 50, 'AutoZone',526.44,536.03,525.7,-5.87,-1.1,425430,'2014/09/19',-1.1,-0.67,-2.11,10.15,25.34,63.0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vago-technologies" xlink:type="simple">Avago</text:a></text:p>
          </table:table-cell>
          <table:table-cell office:value-type="float" office:value="89.1" calcext:value-type="float">
            <text:p>89.1</text:p>
          </table:table-cell>
          <table:table-cell office:value-type="float" office:value="90.88" calcext:value-type="float">
            <text:p>90.88</text:p>
          </table:table-cell>
          <table:table-cell office:value-type="float" office:value="88.9" calcext:value-type="float">
            <text:p>88.9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3.9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16.82%</text:p>
          </table:table-cell>
          <table:table-cell office:value-type="string" calcext:value-type="string">
            <text:p>68.49%</text:p>
          </table:table-cell>
          <table:table-cell office:value-type="string" calcext:value-type="string">
            <text:p>114.08%</text:p>
          </table:table-cell>
          <table:table-cell office:value-type="string" calcext:value-type="string">
            <text:p>147.64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52];1;LEN([.F52])-1))" office:value-type="float" office:value="-0.47" calcext:value-type="float">
            <text:p>-0.47</text:p>
          </table:table-cell>
          <table:table-cell table:formula="of:=VALUE(SUBSTITUTE(SUBSTITUTE(SUBSTITUTE([.G52];&quot;M&quot;;&quot;0000&quot;);&quot;K&quot;;&quot;0&quot;);&quot;.&quot;;&quot;&quot;))" office:value-type="float" office:value="3910000" calcext:value-type="float">
            <text:p>3910000</text:p>
          </table:table-cell>
          <table:table-cell table:formula="of:=IF([.I52]=&quot;-&quot;;&quot;NULL&quot;;VALUE(MID([.I52];1;LEN([.I52])-1)))" office:value-type="float" office:value="-0.47" calcext:value-type="float">
            <text:p>-0.47</text:p>
          </table:table-cell>
          <table:table-cell table:formula="of:=IF([.J52]=&quot;-&quot;;&quot;NULL&quot;;VALUE(MID([.J52];1;LEN([.J52])-1)))" office:value-type="float" office:value="1.42" calcext:value-type="float">
            <text:p>1.42</text:p>
          </table:table-cell>
          <table:table-cell table:formula="of:=IF([.K52]=&quot;-&quot;;&quot;NULL&quot;;VALUE(MID([.K52];1;LEN([.K52])-1)))" office:value-type="float" office:value="16.82" calcext:value-type="float">
            <text:p>16.82</text:p>
          </table:table-cell>
          <table:table-cell table:formula="of:=IF([.L52]=&quot;-&quot;;&quot;NULL&quot;;VALUE(MID([.L52];1;LEN([.L52])-1)))" office:value-type="float" office:value="68.49" calcext:value-type="float">
            <text:p>68.49</text:p>
          </table:table-cell>
          <table:table-cell table:formula="of:=IF([.M52]=&quot;-&quot;;&quot;NULL&quot;;VALUE(MID([.M52];1;LEN([.M52])-1)))" office:value-type="float" office:value="114.08" calcext:value-type="float">
            <text:p>114.08</text:p>
          </table:table-cell>
          <table:table-cell table:formula="of:=IF([.N52]=&quot;-&quot;;&quot;NULL&quot;;VALUE(MID([.N52];1;LEN([.N52])-1)))" office:value-type="float" office:value="147.64" calcext:value-type="float">
            <text:p>147.64</text:p>
          </table:table-cell>
          <table:table-cell table:formula="of:=&quot;( &quot; &amp; (ROW()-1) &amp; &quot;, '&quot; &amp; [.A52] &amp; &quot;',&quot; &amp; [.B52] &amp; &quot;,&quot; &amp; [.C52] &amp; &quot;,&quot; &amp; [.D52] &amp; &quot;,&quot; &amp; [.E52] &amp; &quot;,&quot; &amp; [.R52] &amp; &quot;,&quot; &amp; [.S52] &amp; &quot;,'2014/09/19',&quot; &amp; [.T52] &amp; &quot;,&quot; &amp; [.U52] &amp; &quot;,&quot; &amp; [.V52] &amp; &quot;,&quot; &amp; [.W52] &amp; &quot;,&quot; &amp; [.X52] &amp; &quot;,&quot; &amp; [.Y52] &amp; &quot;,'&quot; &amp; [.O52] &amp; &quot;','&quot; &amp; [.P52] &amp; &quot;','&quot; &amp; [.Q52] &amp; &quot;'),&quot;" office:value-type="string" office:string-value="( 51, 'Avago',89.1,90.88,88.9,-0.42,-0.47,3910000,'2014/09/19',-0.47,1.42,16.82,68.49,114.08,147.64,'Buy','Strong Buy','Strong Buy')," calcext:value-type="string">
            <text:p>( 51, 'Avago',89.1,90.88,88.9,-0.42,-0.47,3910000,'2014/09/19',-0.47,1.42,16.82,68.49,114.08,147.64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valonbay-comm" xlink:type="simple">AvalonBay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145.71" calcext:value-type="float">
            <text:p>145.71</text:p>
          </table:table-cell>
          <table:table-cell office:value-type="float" office:value="144.08" calcext:value-type="float">
            <text:p>144.0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+0.52%</text:p>
          </table:table-cell>
          <table:table-cell office:value-type="string" calcext:value-type="string">
            <text:p>2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2%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-6.71%</text:p>
          </table:table-cell>
          <table:table-cell office:value-type="string" calcext:value-type="string">
            <text:p>22.64%</text:p>
          </table:table-cell>
          <table:table-cell office:value-type="string" calcext:value-type="string">
            <text:p>8.99%</text:p>
          </table:table-cell>
          <table:table-cell office:value-type="string" calcext:value-type="string">
            <text:p>22.11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53];1;LEN([.F53])-1))" office:value-type="float" office:value="0.52" calcext:value-type="float">
            <text:p>0.52</text:p>
          </table:table-cell>
          <table:table-cell table:formula="of:=VALUE(SUBSTITUTE(SUBSTITUTE(SUBSTITUTE([.G53];&quot;M&quot;;&quot;0000&quot;);&quot;K&quot;;&quot;0&quot;);&quot;.&quot;;&quot;&quot;))" office:value-type="float" office:value="2540000" calcext:value-type="float">
            <text:p>2540000</text:p>
          </table:table-cell>
          <table:table-cell table:formula="of:=IF([.I53]=&quot;-&quot;;&quot;NULL&quot;;VALUE(MID([.I53];1;LEN([.I53])-1)))" office:value-type="float" office:value="0.52" calcext:value-type="float">
            <text:p>0.52</text:p>
          </table:table-cell>
          <table:table-cell table:formula="of:=IF([.J53]=&quot;-&quot;;&quot;NULL&quot;;VALUE(MID([.J53];1;LEN([.J53])-1)))" office:value-type="float" office:value="0.02" calcext:value-type="float">
            <text:p>0.02</text:p>
          </table:table-cell>
          <table:table-cell table:formula="of:=IF([.K53]=&quot;-&quot;;&quot;NULL&quot;;VALUE(MID([.K53];1;LEN([.K53])-1)))" office:value-type="float" office:value="-6.71" calcext:value-type="float">
            <text:p>-6.71</text:p>
          </table:table-cell>
          <table:table-cell table:formula="of:=IF([.L53]=&quot;-&quot;;&quot;NULL&quot;;VALUE(MID([.L53];1;LEN([.L53])-1)))" office:value-type="float" office:value="22.64" calcext:value-type="float">
            <text:p>22.64</text:p>
          </table:table-cell>
          <table:table-cell table:formula="of:=IF([.M53]=&quot;-&quot;;&quot;NULL&quot;;VALUE(MID([.M53];1;LEN([.M53])-1)))" office:value-type="float" office:value="8.99" calcext:value-type="float">
            <text:p>8.99</text:p>
          </table:table-cell>
          <table:table-cell table:formula="of:=IF([.N53]=&quot;-&quot;;&quot;NULL&quot;;VALUE(MID([.N53];1;LEN([.N53])-1)))" office:value-type="float" office:value="22.11" calcext:value-type="float">
            <text:p>22.11</text:p>
          </table:table-cell>
          <table:table-cell table:formula="of:=&quot;( &quot; &amp; (ROW()-1) &amp; &quot;, '&quot; &amp; [.A53] &amp; &quot;',&quot; &amp; [.B53] &amp; &quot;,&quot; &amp; [.C53] &amp; &quot;,&quot; &amp; [.D53] &amp; &quot;,&quot; &amp; [.E53] &amp; &quot;,&quot; &amp; [.R53] &amp; &quot;,&quot; &amp; [.S53] &amp; &quot;,'2014/09/19',&quot; &amp; [.T53] &amp; &quot;,&quot; &amp; [.U53] &amp; &quot;,&quot; &amp; [.V53] &amp; &quot;,&quot; &amp; [.W53] &amp; &quot;,&quot; &amp; [.X53] &amp; &quot;,&quot; &amp; [.Y53] &amp; &quot;,'&quot; &amp; [.O53] &amp; &quot;','&quot; &amp; [.P53] &amp; &quot;','&quot; &amp; [.Q53] &amp; &quot;'),&quot;" office:value-type="string" office:string-value="( 52, 'AvalonBay',145,145.71,144.08,0.75,0.52,2540000,'2014/09/19',0.52,0.02,-6.71,22.64,8.99,22.11,'Neutral','Strong Sell','Strong Buy')," calcext:value-type="string">
            <text:p>( 52, 'AvalonBay',145,145.71,144.08,0.75,0.52,2540000,'2014/09/19',0.52,0.02,-6.71,22.64,8.99,22.11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very-dennison" xlink:type="simple">Avery Dennison</text:a></text:p>
          </table:table-cell>
          <table:table-cell office:value-type="float" office:value="47.79" calcext:value-type="float">
            <text:p>47.79</text:p>
          </table:table-cell>
          <table:table-cell office:value-type="float" office:value="48.24" calcext:value-type="float">
            <text:p>48.24</text:p>
          </table:table-cell>
          <table:table-cell office:value-type="float" office:value="47.32" calcext:value-type="float">
            <text:p>47.32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1.0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-0.97%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-4.78%</text:p>
          </table:table-cell>
          <table:table-cell office:value-type="string" calcext:value-type="string">
            <text:p>8.27%</text:p>
          </table:table-cell>
          <table:table-cell office:value-type="string" calcext:value-type="string">
            <text:p>84.37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54];1;LEN([.F54])-1))" office:value-type="float" office:value="-0.25" calcext:value-type="float">
            <text:p>-0.25</text:p>
          </table:table-cell>
          <table:table-cell table:formula="of:=VALUE(SUBSTITUTE(SUBSTITUTE(SUBSTITUTE([.G54];&quot;M&quot;;&quot;0000&quot;);&quot;K&quot;;&quot;0&quot;);&quot;.&quot;;&quot;&quot;))" office:value-type="float" office:value="1060000" calcext:value-type="float">
            <text:p>1060000</text:p>
          </table:table-cell>
          <table:table-cell table:formula="of:=IF([.I54]=&quot;-&quot;;&quot;NULL&quot;;VALUE(MID([.I54];1;LEN([.I54])-1)))" office:value-type="float" office:value="-0.25" calcext:value-type="float">
            <text:p>-0.25</text:p>
          </table:table-cell>
          <table:table-cell table:formula="of:=IF([.J54]=&quot;-&quot;;&quot;NULL&quot;;VALUE(MID([.J54];1;LEN([.J54])-1)))" office:value-type="float" office:value="-0.97" calcext:value-type="float">
            <text:p>-0.97</text:p>
          </table:table-cell>
          <table:table-cell table:formula="of:=IF([.K54]=&quot;-&quot;;&quot;NULL&quot;;VALUE(MID([.K54];1;LEN([.K54])-1)))" office:value-type="float" office:value="-1.52" calcext:value-type="float">
            <text:p>-1.52</text:p>
          </table:table-cell>
          <table:table-cell table:formula="of:=IF([.L54]=&quot;-&quot;;&quot;NULL&quot;;VALUE(MID([.L54];1;LEN([.L54])-1)))" office:value-type="float" office:value="-4.78" calcext:value-type="float">
            <text:p>-4.78</text:p>
          </table:table-cell>
          <table:table-cell table:formula="of:=IF([.M54]=&quot;-&quot;;&quot;NULL&quot;;VALUE(MID([.M54];1;LEN([.M54])-1)))" office:value-type="float" office:value="8.27" calcext:value-type="float">
            <text:p>8.27</text:p>
          </table:table-cell>
          <table:table-cell table:formula="of:=IF([.N54]=&quot;-&quot;;&quot;NULL&quot;;VALUE(MID([.N54];1;LEN([.N54])-1)))" office:value-type="float" office:value="84.37" calcext:value-type="float">
            <text:p>84.37</text:p>
          </table:table-cell>
          <table:table-cell table:formula="of:=&quot;( &quot; &amp; (ROW()-1) &amp; &quot;, '&quot; &amp; [.A54] &amp; &quot;',&quot; &amp; [.B54] &amp; &quot;,&quot; &amp; [.C54] &amp; &quot;,&quot; &amp; [.D54] &amp; &quot;,&quot; &amp; [.E54] &amp; &quot;,&quot; &amp; [.R54] &amp; &quot;,&quot; &amp; [.S54] &amp; &quot;,'2014/09/19',&quot; &amp; [.T54] &amp; &quot;,&quot; &amp; [.U54] &amp; &quot;,&quot; &amp; [.V54] &amp; &quot;,&quot; &amp; [.W54] &amp; &quot;,&quot; &amp; [.X54] &amp; &quot;,&quot; &amp; [.Y54] &amp; &quot;,'&quot; &amp; [.O54] &amp; &quot;','&quot; &amp; [.P54] &amp; &quot;','&quot; &amp; [.Q54] &amp; &quot;'),&quot;" office:value-type="string" office:string-value="( 53, 'Avery Dennison',47.79,48.24,47.32,-0.12,-0.25,1060000,'2014/09/19',-0.25,-0.97,-1.52,-4.78,8.27,84.37,'Neutral','Strong Sell','Buy')," calcext:value-type="string">
            <text:p>( 53, 'Avery Dennison',47.79,48.24,47.32,-0.12,-0.25,1060000,'2014/09/19',-0.25,-0.97,-1.52,-4.78,8.27,84.37,'Neutra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von-products" xlink:type="simple">Avon Products</text:a>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1" calcext:value-type="float">
            <text:p>13.31</text:p>
          </table:table-cell>
          <table:table-cell office:value-type="float" office:value="13.14" calcext:value-type="float">
            <text:p>13.14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4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-2.80%</text:p>
          </table:table-cell>
          <table:table-cell office:value-type="string" calcext:value-type="string">
            <text:p>-6.91%</text:p>
          </table:table-cell>
          <table:table-cell office:value-type="string" calcext:value-type="string">
            <text:p>-23.29%</text:p>
          </table:table-cell>
          <table:table-cell office:value-type="string" calcext:value-type="string">
            <text:p>-38.33%</text:p>
          </table:table-cell>
          <table:table-cell office:value-type="string" calcext:value-type="string">
            <text:p>-37.13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55];1;LEN([.F55])-1))" office:value-type="float" office:value="-0.23" calcext:value-type="float">
            <text:p>-0.23</text:p>
          </table:table-cell>
          <table:table-cell table:formula="of:=VALUE(SUBSTITUTE(SUBSTITUTE(SUBSTITUTE([.G55];&quot;M&quot;;&quot;0000&quot;);&quot;K&quot;;&quot;0&quot;);&quot;.&quot;;&quot;&quot;))" office:value-type="float" office:value="4600000" calcext:value-type="float">
            <text:p>4600000</text:p>
          </table:table-cell>
          <table:table-cell table:formula="of:=IF([.I55]=&quot;-&quot;;&quot;NULL&quot;;VALUE(MID([.I55];1;LEN([.I55])-1)))" office:value-type="float" office:value="-0.23" calcext:value-type="float">
            <text:p>-0.23</text:p>
          </table:table-cell>
          <table:table-cell table:formula="of:=IF([.J55]=&quot;-&quot;;&quot;NULL&quot;;VALUE(MID([.J55];1;LEN([.J55])-1)))" office:value-type="float" office:value="-2.8" calcext:value-type="float">
            <text:p>-2.8</text:p>
          </table:table-cell>
          <table:table-cell table:formula="of:=IF([.K55]=&quot;-&quot;;&quot;NULL&quot;;VALUE(MID([.K55];1;LEN([.K55])-1)))" office:value-type="float" office:value="-6.91" calcext:value-type="float">
            <text:p>-6.91</text:p>
          </table:table-cell>
          <table:table-cell table:formula="of:=IF([.L55]=&quot;-&quot;;&quot;NULL&quot;;VALUE(MID([.L55];1;LEN([.L55])-1)))" office:value-type="float" office:value="-23.29" calcext:value-type="float">
            <text:p>-23.29</text:p>
          </table:table-cell>
          <table:table-cell table:formula="of:=IF([.M55]=&quot;-&quot;;&quot;NULL&quot;;VALUE(MID([.M55];1;LEN([.M55])-1)))" office:value-type="float" office:value="-38.33" calcext:value-type="float">
            <text:p>-38.33</text:p>
          </table:table-cell>
          <table:table-cell table:formula="of:=IF([.N55]=&quot;-&quot;;&quot;NULL&quot;;VALUE(MID([.N55];1;LEN([.N55])-1)))" office:value-type="float" office:value="-37.13" calcext:value-type="float">
            <text:p>-37.13</text:p>
          </table:table-cell>
          <table:table-cell table:formula="of:=&quot;( &quot; &amp; (ROW()-1) &amp; &quot;, '&quot; &amp; [.A55] &amp; &quot;',&quot; &amp; [.B55] &amp; &quot;,&quot; &amp; [.C55] &amp; &quot;,&quot; &amp; [.D55] &amp; &quot;,&quot; &amp; [.E55] &amp; &quot;,&quot; &amp; [.R55] &amp; &quot;,&quot; &amp; [.S55] &amp; &quot;,'2014/09/19',&quot; &amp; [.T55] &amp; &quot;,&quot; &amp; [.U55] &amp; &quot;,&quot; &amp; [.V55] &amp; &quot;,&quot; &amp; [.W55] &amp; &quot;,&quot; &amp; [.X55] &amp; &quot;,&quot; &amp; [.Y55] &amp; &quot;,'&quot; &amp; [.O55] &amp; &quot;','&quot; &amp; [.P55] &amp; &quot;','&quot; &amp; [.Q55] &amp; &quot;'),&quot;" office:value-type="string" office:string-value="( 54, 'Avon Products',13.21,13.31,13.14,-0.03,-0.23,4600000,'2014/09/19',-0.23,-2.8,-6.91,-23.29,-38.33,-37.13,'Strong Sell','Strong Sell','Strong Sell')," calcext:value-type="string">
            <text:p>( 54, 'Avon Products',13.21,13.31,13.14,-0.03,-0.23,4600000,'2014/09/19',-0.23,-2.8,-6.91,-23.29,-38.33,-37.13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baker-hughes" xlink:type="simple">Baker Hughes</text:a></text:p>
          </table:table-cell>
          <table:table-cell office:value-type="float" office:value="67.74" calcext:value-type="float">
            <text:p>67.74</text:p>
          </table:table-cell>
          <table:table-cell office:value-type="float" office:value="68.5" calcext:value-type="float">
            <text:p>68.5</text:p>
          </table:table-cell>
          <table:table-cell office:value-type="float" office:value="67.48" calcext:value-type="float">
            <text:p>67.48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4%</text:p>
          </table:table-cell>
          <table:table-cell office:value-type="string" calcext:value-type="string">
            <text:p>2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4%</text:p>
          </table:table-cell>
          <table:table-cell office:value-type="string" calcext:value-type="string">
            <text:p>1.88%</text:p>
          </table:table-cell>
          <table:table-cell office:value-type="string" calcext:value-type="string">
            <text:p>-1.38%</text:p>
          </table:table-cell>
          <table:table-cell office:value-type="string" calcext:value-type="string">
            <text:p>22.58%</text:p>
          </table:table-cell>
          <table:table-cell office:value-type="string" calcext:value-type="string">
            <text:p>35.91%</text:p>
          </table:table-cell>
          <table:table-cell office:value-type="string" calcext:value-type="string">
            <text:p>24.68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56];1;LEN([.F56])-1))" office:value-type="float" office:value="-0.24" calcext:value-type="float">
            <text:p>-0.24</text:p>
          </table:table-cell>
          <table:table-cell table:formula="of:=VALUE(SUBSTITUTE(SUBSTITUTE(SUBSTITUTE([.G56];&quot;M&quot;;&quot;0000&quot;);&quot;K&quot;;&quot;0&quot;);&quot;.&quot;;&quot;&quot;))" office:value-type="float" office:value="2900000" calcext:value-type="float">
            <text:p>2900000</text:p>
          </table:table-cell>
          <table:table-cell table:formula="of:=IF([.I56]=&quot;-&quot;;&quot;NULL&quot;;VALUE(MID([.I56];1;LEN([.I56])-1)))" office:value-type="float" office:value="-0.24" calcext:value-type="float">
            <text:p>-0.24</text:p>
          </table:table-cell>
          <table:table-cell table:formula="of:=IF([.J56]=&quot;-&quot;;&quot;NULL&quot;;VALUE(MID([.J56];1;LEN([.J56])-1)))" office:value-type="float" office:value="1.88" calcext:value-type="float">
            <text:p>1.88</text:p>
          </table:table-cell>
          <table:table-cell table:formula="of:=IF([.K56]=&quot;-&quot;;&quot;NULL&quot;;VALUE(MID([.K56];1;LEN([.K56])-1)))" office:value-type="float" office:value="-1.38" calcext:value-type="float">
            <text:p>-1.38</text:p>
          </table:table-cell>
          <table:table-cell table:formula="of:=IF([.L56]=&quot;-&quot;;&quot;NULL&quot;;VALUE(MID([.L56];1;LEN([.L56])-1)))" office:value-type="float" office:value="22.58" calcext:value-type="float">
            <text:p>22.58</text:p>
          </table:table-cell>
          <table:table-cell table:formula="of:=IF([.M56]=&quot;-&quot;;&quot;NULL&quot;;VALUE(MID([.M56];1;LEN([.M56])-1)))" office:value-type="float" office:value="35.91" calcext:value-type="float">
            <text:p>35.91</text:p>
          </table:table-cell>
          <table:table-cell table:formula="of:=IF([.N56]=&quot;-&quot;;&quot;NULL&quot;;VALUE(MID([.N56];1;LEN([.N56])-1)))" office:value-type="float" office:value="24.68" calcext:value-type="float">
            <text:p>24.68</text:p>
          </table:table-cell>
          <table:table-cell table:formula="of:=&quot;( &quot; &amp; (ROW()-1) &amp; &quot;, '&quot; &amp; [.A56] &amp; &quot;',&quot; &amp; [.B56] &amp; &quot;,&quot; &amp; [.C56] &amp; &quot;,&quot; &amp; [.D56] &amp; &quot;,&quot; &amp; [.E56] &amp; &quot;,&quot; &amp; [.R56] &amp; &quot;,&quot; &amp; [.S56] &amp; &quot;,'2014/09/19',&quot; &amp; [.T56] &amp; &quot;,&quot; &amp; [.U56] &amp; &quot;,&quot; &amp; [.V56] &amp; &quot;,&quot; &amp; [.W56] &amp; &quot;,&quot; &amp; [.X56] &amp; &quot;,&quot; &amp; [.Y56] &amp; &quot;,'&quot; &amp; [.O56] &amp; &quot;','&quot; &amp; [.P56] &amp; &quot;','&quot; &amp; [.Q56] &amp; &quot;'),&quot;" office:value-type="string" office:string-value="( 55, 'Baker Hughes',67.74,68.5,67.48,-0.16,-0.24,2900000,'2014/09/19',-0.24,1.88,-1.38,22.58,35.91,24.68,'Sell','Neutral','Strong Buy')," calcext:value-type="string">
            <text:p>( 55, 'Baker Hughes',67.74,68.5,67.48,-0.16,-0.24,2900000,'2014/09/19',-0.24,1.88,-1.38,22.58,35.91,24.68,'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all-corp" xlink:type="simple">Ball</text:a></text:p>
          </table:table-cell>
          <table:table-cell office:value-type="float" office:value="64.38" calcext:value-type="float">
            <text:p>64.38</text:p>
          </table:table-cell>
          <table:table-cell office:value-type="float" office:value="64.65" calcext:value-type="float">
            <text:p>64.65</text:p>
          </table:table-cell>
          <table:table-cell office:value-type="float" office:value="64.27" calcext:value-type="float">
            <text:p>64.2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+0.28%</text:p>
          </table:table-cell>
          <table:table-cell office:value-type="string" calcext:value-type="string">
            <text:p>1.3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8%</text:p>
          </table:table-cell>
          <table:table-cell office:value-type="string" calcext:value-type="string">
            <text:p>-2.02%</text:p>
          </table:table-cell>
          <table:table-cell office:value-type="string" calcext:value-type="string">
            <text:p>1.26%</text:p>
          </table:table-cell>
          <table:table-cell office:value-type="string" calcext:value-type="string">
            <text:p>24.62%</text:p>
          </table:table-cell>
          <table:table-cell office:value-type="string" calcext:value-type="string">
            <text:p>40.60%</text:p>
          </table:table-cell>
          <table:table-cell office:value-type="string" calcext:value-type="string">
            <text:p>96.46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57];1;LEN([.F57])-1))" office:value-type="float" office:value="0.28" calcext:value-type="float">
            <text:p>0.28</text:p>
          </table:table-cell>
          <table:table-cell table:formula="of:=VALUE(SUBSTITUTE(SUBSTITUTE(SUBSTITUTE([.G57];&quot;M&quot;;&quot;0000&quot;);&quot;K&quot;;&quot;0&quot;);&quot;.&quot;;&quot;&quot;))" office:value-type="float" office:value="1300000" calcext:value-type="float">
            <text:p>1300000</text:p>
          </table:table-cell>
          <table:table-cell table:formula="of:=IF([.I57]=&quot;-&quot;;&quot;NULL&quot;;VALUE(MID([.I57];1;LEN([.I57])-1)))" office:value-type="float" office:value="0.28" calcext:value-type="float">
            <text:p>0.28</text:p>
          </table:table-cell>
          <table:table-cell table:formula="of:=IF([.J57]=&quot;-&quot;;&quot;NULL&quot;;VALUE(MID([.J57];1;LEN([.J57])-1)))" office:value-type="float" office:value="-2.02" calcext:value-type="float">
            <text:p>-2.02</text:p>
          </table:table-cell>
          <table:table-cell table:formula="of:=IF([.K57]=&quot;-&quot;;&quot;NULL&quot;;VALUE(MID([.K57];1;LEN([.K57])-1)))" office:value-type="float" office:value="1.26" calcext:value-type="float">
            <text:p>1.26</text:p>
          </table:table-cell>
          <table:table-cell table:formula="of:=IF([.L57]=&quot;-&quot;;&quot;NULL&quot;;VALUE(MID([.L57];1;LEN([.L57])-1)))" office:value-type="float" office:value="24.62" calcext:value-type="float">
            <text:p>24.62</text:p>
          </table:table-cell>
          <table:table-cell table:formula="of:=IF([.M57]=&quot;-&quot;;&quot;NULL&quot;;VALUE(MID([.M57];1;LEN([.M57])-1)))" office:value-type="float" office:value="40.6" calcext:value-type="float">
            <text:p>40.6</text:p>
          </table:table-cell>
          <table:table-cell table:formula="of:=IF([.N57]=&quot;-&quot;;&quot;NULL&quot;;VALUE(MID([.N57];1;LEN([.N57])-1)))" office:value-type="float" office:value="96.46" calcext:value-type="float">
            <text:p>96.46</text:p>
          </table:table-cell>
          <table:table-cell table:formula="of:=&quot;( &quot; &amp; (ROW()-1) &amp; &quot;, '&quot; &amp; [.A57] &amp; &quot;',&quot; &amp; [.B57] &amp; &quot;,&quot; &amp; [.C57] &amp; &quot;,&quot; &amp; [.D57] &amp; &quot;,&quot; &amp; [.E57] &amp; &quot;,&quot; &amp; [.R57] &amp; &quot;,&quot; &amp; [.S57] &amp; &quot;,'2014/09/19',&quot; &amp; [.T57] &amp; &quot;,&quot; &amp; [.U57] &amp; &quot;,&quot; &amp; [.V57] &amp; &quot;,&quot; &amp; [.W57] &amp; &quot;,&quot; &amp; [.X57] &amp; &quot;,&quot; &amp; [.Y57] &amp; &quot;,'&quot; &amp; [.O57] &amp; &quot;','&quot; &amp; [.P57] &amp; &quot;','&quot; &amp; [.Q57] &amp; &quot;'),&quot;" office:value-type="string" office:string-value="( 56, 'Ball',64.38,64.65,64.27,0.18,0.28,1300000,'2014/09/19',0.28,-2.02,1.26,24.62,40.6,96.46,'Strong Sell','Neutral','Strong Buy')," calcext:value-type="string">
            <text:p>( 56, 'Ball',64.38,64.65,64.27,0.18,0.28,1300000,'2014/09/19',0.28,-2.02,1.26,24.62,40.6,96.46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ank-of-america" xlink:type="simple">Bank of America</text:a></text:p>
          </table:table-cell>
          <table:table-cell office:value-type="float" office:value="16.95" calcext:value-type="float">
            <text:p>16.95</text:p>
          </table:table-cell>
          <table:table-cell office:value-type="float" office:value="17.17" calcext:value-type="float">
            <text:p>17.17</text:p>
          </table:table-cell>
          <table:table-cell office:value-type="float" office:value="16.88" calcext:value-type="float">
            <text:p>16.88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86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0.95%</text:p>
          </table:table-cell>
          <table:table-cell office:value-type="string" calcext:value-type="string">
            <text:p>4.89%</text:p>
          </table:table-cell>
          <table:table-cell office:value-type="string" calcext:value-type="string">
            <text:p>8.86%</text:p>
          </table:table-cell>
          <table:table-cell office:value-type="string" calcext:value-type="string">
            <text:p>17.38%</text:p>
          </table:table-cell>
          <table:table-cell office:value-type="string" calcext:value-type="string">
            <text:p>165.67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58];1;LEN([.F58])-1))" office:value-type="float" office:value="-0.53" calcext:value-type="float">
            <text:p>-0.53</text:p>
          </table:table-cell>
          <table:table-cell table:formula="of:=VALUE(SUBSTITUTE(SUBSTITUTE(SUBSTITUTE([.G58];&quot;M&quot;;&quot;0000&quot;);&quot;K&quot;;&quot;0&quot;);&quot;.&quot;;&quot;&quot;))" office:value-type="float" office:value="86750000" calcext:value-type="float">
            <text:p>86750000</text:p>
          </table:table-cell>
          <table:table-cell table:formula="of:=IF([.I58]=&quot;-&quot;;&quot;NULL&quot;;VALUE(MID([.I58];1;LEN([.I58])-1)))" office:value-type="float" office:value="-0.53" calcext:value-type="float">
            <text:p>-0.53</text:p>
          </table:table-cell>
          <table:table-cell table:formula="of:=IF([.J58]=&quot;-&quot;;&quot;NULL&quot;;VALUE(MID([.J58];1;LEN([.J58])-1)))" office:value-type="float" office:value="0.95" calcext:value-type="float">
            <text:p>0.95</text:p>
          </table:table-cell>
          <table:table-cell table:formula="of:=IF([.K58]=&quot;-&quot;;&quot;NULL&quot;;VALUE(MID([.K58];1;LEN([.K58])-1)))" office:value-type="float" office:value="4.89" calcext:value-type="float">
            <text:p>4.89</text:p>
          </table:table-cell>
          <table:table-cell table:formula="of:=IF([.L58]=&quot;-&quot;;&quot;NULL&quot;;VALUE(MID([.L58];1;LEN([.L58])-1)))" office:value-type="float" office:value="8.86" calcext:value-type="float">
            <text:p>8.86</text:p>
          </table:table-cell>
          <table:table-cell table:formula="of:=IF([.M58]=&quot;-&quot;;&quot;NULL&quot;;VALUE(MID([.M58];1;LEN([.M58])-1)))" office:value-type="float" office:value="17.38" calcext:value-type="float">
            <text:p>17.38</text:p>
          </table:table-cell>
          <table:table-cell table:formula="of:=IF([.N58]=&quot;-&quot;;&quot;NULL&quot;;VALUE(MID([.N58];1;LEN([.N58])-1)))" office:value-type="float" office:value="165.67" calcext:value-type="float">
            <text:p>165.67</text:p>
          </table:table-cell>
          <table:table-cell table:formula="of:=&quot;( &quot; &amp; (ROW()-1) &amp; &quot;, '&quot; &amp; [.A58] &amp; &quot;',&quot; &amp; [.B58] &amp; &quot;,&quot; &amp; [.C58] &amp; &quot;,&quot; &amp; [.D58] &amp; &quot;,&quot; &amp; [.E58] &amp; &quot;,&quot; &amp; [.R58] &amp; &quot;,&quot; &amp; [.S58] &amp; &quot;,'2014/09/19',&quot; &amp; [.T58] &amp; &quot;,&quot; &amp; [.U58] &amp; &quot;,&quot; &amp; [.V58] &amp; &quot;,&quot; &amp; [.W58] &amp; &quot;,&quot; &amp; [.X58] &amp; &quot;,&quot; &amp; [.Y58] &amp; &quot;,'&quot; &amp; [.O58] &amp; &quot;','&quot; &amp; [.P58] &amp; &quot;','&quot; &amp; [.Q58] &amp; &quot;'),&quot;" office:value-type="string" office:string-value="( 57, 'Bank of America',16.95,17.17,16.88,-0.09,-0.53,86750000,'2014/09/19',-0.53,0.95,4.89,8.86,17.38,165.67,'Sell','Strong Buy','Strong Buy')," calcext:value-type="string">
            <text:p>( 57, 'Bank of America',16.95,17.17,16.88,-0.09,-0.53,86750000,'2014/09/19',-0.53,0.95,4.89,8.86,17.38,165.67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k-of-ny" xlink:type="simple">Bank of NY Mellon</text:a></text:p>
          </table:table-cell>
          <table:table-cell office:value-type="float" office:value="39.68" calcext:value-type="float">
            <text:p>39.68</text:p>
          </table:table-cell>
          <table:table-cell office:value-type="float" office:value="40.51" calcext:value-type="float">
            <text:p>40.51</text:p>
          </table:table-cell>
          <table:table-cell office:value-type="float" office:value="39.68" calcext:value-type="float">
            <text:p>39.68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-1.42%</text:p>
          </table:table-cell>
          <table:table-cell office:value-type="string" calcext:value-type="string">
            <text:p>9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2%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1.38%</text:p>
          </table:table-cell>
          <table:table-cell office:value-type="string" calcext:value-type="string">
            <text:p>13.57%</text:p>
          </table:table-cell>
          <table:table-cell office:value-type="string" calcext:value-type="string">
            <text:p>28.62%</text:p>
          </table:table-cell>
          <table:table-cell office:value-type="string" calcext:value-type="string">
            <text:p>107.53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59];1;LEN([.F59])-1))" office:value-type="float" office:value="-1.42" calcext:value-type="float">
            <text:p>-1.42</text:p>
          </table:table-cell>
          <table:table-cell table:formula="of:=VALUE(SUBSTITUTE(SUBSTITUTE(SUBSTITUTE([.G59];&quot;M&quot;;&quot;0000&quot;);&quot;K&quot;;&quot;0&quot;);&quot;.&quot;;&quot;&quot;))" office:value-type="float" office:value="9010000" calcext:value-type="float">
            <text:p>9010000</text:p>
          </table:table-cell>
          <table:table-cell table:formula="of:=IF([.I59]=&quot;-&quot;;&quot;NULL&quot;;VALUE(MID([.I59];1;LEN([.I59])-1)))" office:value-type="float" office:value="-1.42" calcext:value-type="float">
            <text:p>-1.42</text:p>
          </table:table-cell>
          <table:table-cell table:formula="of:=IF([.J59]=&quot;-&quot;;&quot;NULL&quot;;VALUE(MID([.J59];1;LEN([.J59])-1)))" office:value-type="float" office:value="-0.55" calcext:value-type="float">
            <text:p>-0.55</text:p>
          </table:table-cell>
          <table:table-cell table:formula="of:=IF([.K59]=&quot;-&quot;;&quot;NULL&quot;;VALUE(MID([.K59];1;LEN([.K59])-1)))" office:value-type="float" office:value="1.38" calcext:value-type="float">
            <text:p>1.38</text:p>
          </table:table-cell>
          <table:table-cell table:formula="of:=IF([.L59]=&quot;-&quot;;&quot;NULL&quot;;VALUE(MID([.L59];1;LEN([.L59])-1)))" office:value-type="float" office:value="13.57" calcext:value-type="float">
            <text:p>13.57</text:p>
          </table:table-cell>
          <table:table-cell table:formula="of:=IF([.M59]=&quot;-&quot;;&quot;NULL&quot;;VALUE(MID([.M59];1;LEN([.M59])-1)))" office:value-type="float" office:value="28.62" calcext:value-type="float">
            <text:p>28.62</text:p>
          </table:table-cell>
          <table:table-cell table:formula="of:=IF([.N59]=&quot;-&quot;;&quot;NULL&quot;;VALUE(MID([.N59];1;LEN([.N59])-1)))" office:value-type="float" office:value="107.53" calcext:value-type="float">
            <text:p>107.53</text:p>
          </table:table-cell>
          <table:table-cell table:formula="of:=&quot;( &quot; &amp; (ROW()-1) &amp; &quot;, '&quot; &amp; [.A59] &amp; &quot;',&quot; &amp; [.B59] &amp; &quot;,&quot; &amp; [.C59] &amp; &quot;,&quot; &amp; [.D59] &amp; &quot;,&quot; &amp; [.E59] &amp; &quot;,&quot; &amp; [.R59] &amp; &quot;,&quot; &amp; [.S59] &amp; &quot;,'2014/09/19',&quot; &amp; [.T59] &amp; &quot;,&quot; &amp; [.U59] &amp; &quot;,&quot; &amp; [.V59] &amp; &quot;,&quot; &amp; [.W59] &amp; &quot;,&quot; &amp; [.X59] &amp; &quot;,&quot; &amp; [.Y59] &amp; &quot;,'&quot; &amp; [.O59] &amp; &quot;','&quot; &amp; [.P59] &amp; &quot;','&quot; &amp; [.Q59] &amp; &quot;'),&quot;" office:value-type="string" office:string-value="( 58, 'Bank of NY Mellon',39.68,40.51,39.68,-0.57,-1.42,9010000,'2014/09/19',-1.42,-0.55,1.38,13.57,28.62,107.53,'Strong Sell','Strong Buy','Strong Buy')," calcext:value-type="string">
            <text:p>( 58, 'Bank of NY Mellon',39.68,40.51,39.68,-0.57,-1.42,9010000,'2014/09/19',-1.42,-0.55,1.38,13.57,28.62,107.53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axter-intl" xlink:type="simple">Baxter</text:a></text:p>
          </table:table-cell>
          <table:table-cell office:value-type="float" office:value="72.54" calcext:value-type="float">
            <text:p>72.54</text:p>
          </table:table-cell>
          <table:table-cell office:value-type="float" office:value="73.47" calcext:value-type="float">
            <text:p>73.47</text:p>
          </table:table-cell>
          <table:table-cell office:value-type="float" office:value="72.34" calcext:value-type="float">
            <text:p>72.34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2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-2.89%</text:p>
          </table:table-cell>
          <table:table-cell office:value-type="string" calcext:value-type="string">
            <text:p>-4.30%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1.34%</text:p>
          </table:table-cell>
          <table:table-cell office:value-type="string" calcext:value-type="string">
            <text:p>32.9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60];1;LEN([.F60])-1))" office:value-type="float" office:value="-0.77" calcext:value-type="float">
            <text:p>-0.77</text:p>
          </table:table-cell>
          <table:table-cell table:formula="of:=VALUE(SUBSTITUTE(SUBSTITUTE(SUBSTITUTE([.G60];&quot;M&quot;;&quot;0000&quot;);&quot;K&quot;;&quot;0&quot;);&quot;.&quot;;&quot;&quot;))" office:value-type="float" office:value="2650000" calcext:value-type="float">
            <text:p>2650000</text:p>
          </table:table-cell>
          <table:table-cell table:formula="of:=IF([.I60]=&quot;-&quot;;&quot;NULL&quot;;VALUE(MID([.I60];1;LEN([.I60])-1)))" office:value-type="float" office:value="-0.77" calcext:value-type="float">
            <text:p>-0.77</text:p>
          </table:table-cell>
          <table:table-cell table:formula="of:=IF([.J60]=&quot;-&quot;;&quot;NULL&quot;;VALUE(MID([.J60];1;LEN([.J60])-1)))" office:value-type="float" office:value="-2.89" calcext:value-type="float">
            <text:p>-2.89</text:p>
          </table:table-cell>
          <table:table-cell table:formula="of:=IF([.K60]=&quot;-&quot;;&quot;NULL&quot;;VALUE(MID([.K60];1;LEN([.K60])-1)))" office:value-type="float" office:value="-4.3" calcext:value-type="float">
            <text:p>-4.3</text:p>
          </table:table-cell>
          <table:table-cell table:formula="of:=IF([.L60]=&quot;-&quot;;&quot;NULL&quot;;VALUE(MID([.L60];1;LEN([.L60])-1)))" office:value-type="float" office:value="4.3" calcext:value-type="float">
            <text:p>4.3</text:p>
          </table:table-cell>
          <table:table-cell table:formula="of:=IF([.M60]=&quot;-&quot;;&quot;NULL&quot;;VALUE(MID([.M60];1;LEN([.M60])-1)))" office:value-type="float" office:value="1.34" calcext:value-type="float">
            <text:p>1.34</text:p>
          </table:table-cell>
          <table:table-cell table:formula="of:=IF([.N60]=&quot;-&quot;;&quot;NULL&quot;;VALUE(MID([.N60];1;LEN([.N60])-1)))" office:value-type="float" office:value="32.95" calcext:value-type="float">
            <text:p>32.95</text:p>
          </table:table-cell>
          <table:table-cell table:formula="of:=&quot;( &quot; &amp; (ROW()-1) &amp; &quot;, '&quot; &amp; [.A60] &amp; &quot;',&quot; &amp; [.B60] &amp; &quot;,&quot; &amp; [.C60] &amp; &quot;,&quot; &amp; [.D60] &amp; &quot;,&quot; &amp; [.E60] &amp; &quot;,&quot; &amp; [.R60] &amp; &quot;,&quot; &amp; [.S60] &amp; &quot;,'2014/09/19',&quot; &amp; [.T60] &amp; &quot;,&quot; &amp; [.U60] &amp; &quot;,&quot; &amp; [.V60] &amp; &quot;,&quot; &amp; [.W60] &amp; &quot;,&quot; &amp; [.X60] &amp; &quot;,&quot; &amp; [.Y60] &amp; &quot;,'&quot; &amp; [.O60] &amp; &quot;','&quot; &amp; [.P60] &amp; &quot;','&quot; &amp; [.Q60] &amp; &quot;'),&quot;" office:value-type="string" office:string-value="( 59, 'Baxter',72.54,73.47,72.34,-0.56,-0.77,2650000,'2014/09/19',-0.77,-2.89,-4.3,4.3,1.34,32.95,'Strong Sell','Strong Sell','Strong Buy')," calcext:value-type="string">
            <text:p>( 59, 'Baxter',72.54,73.47,72.34,-0.56,-0.77,2650000,'2014/09/19',-0.77,-2.89,-4.3,4.3,1.34,32.9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b-t-corp" xlink:type="simple">BB&amp;T</text:a></text:p>
          </table:table-cell>
          <table:table-cell office:value-type="float" office:value="38.62" calcext:value-type="float">
            <text:p>38.62</text:p>
          </table:table-cell>
          <table:table-cell office:value-type="float" office:value="39.1" calcext:value-type="float">
            <text:p>39.1</text:p>
          </table:table-cell>
          <table:table-cell office:value-type="float" office:value="38.61" calcext:value-type="float">
            <text:p>38.6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4.04%</text:p>
          </table:table-cell>
          <table:table-cell office:value-type="string" calcext:value-type="string">
            <text:p>3.48%</text:p>
          </table:table-cell>
          <table:table-cell office:value-type="string" calcext:value-type="string">
            <text:p>10.19%</text:p>
          </table:table-cell>
          <table:table-cell office:value-type="string" calcext:value-type="string">
            <text:p>83.90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61];1;LEN([.F61])-1))" office:value-type="float" office:value="-0.03" calcext:value-type="float">
            <text:p>-0.03</text:p>
          </table:table-cell>
          <table:table-cell table:formula="of:=VALUE(SUBSTITUTE(SUBSTITUTE(SUBSTITUTE([.G61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61]=&quot;-&quot;;&quot;NULL&quot;;VALUE(MID([.I61];1;LEN([.I61])-1)))" office:value-type="float" office:value="-0.03" calcext:value-type="float">
            <text:p>-0.03</text:p>
          </table:table-cell>
          <table:table-cell table:formula="of:=IF([.J61]=&quot;-&quot;;&quot;NULL&quot;;VALUE(MID([.J61];1;LEN([.J61])-1)))" office:value-type="float" office:value="1.21" calcext:value-type="float">
            <text:p>1.21</text:p>
          </table:table-cell>
          <table:table-cell table:formula="of:=IF([.K61]=&quot;-&quot;;&quot;NULL&quot;;VALUE(MID([.K61];1;LEN([.K61])-1)))" office:value-type="float" office:value="4.04" calcext:value-type="float">
            <text:p>4.04</text:p>
          </table:table-cell>
          <table:table-cell table:formula="of:=IF([.L61]=&quot;-&quot;;&quot;NULL&quot;;VALUE(MID([.L61];1;LEN([.L61])-1)))" office:value-type="float" office:value="3.48" calcext:value-type="float">
            <text:p>3.48</text:p>
          </table:table-cell>
          <table:table-cell table:formula="of:=IF([.M61]=&quot;-&quot;;&quot;NULL&quot;;VALUE(MID([.M61];1;LEN([.M61])-1)))" office:value-type="float" office:value="10.19" calcext:value-type="float">
            <text:p>10.19</text:p>
          </table:table-cell>
          <table:table-cell table:formula="of:=IF([.N61]=&quot;-&quot;;&quot;NULL&quot;;VALUE(MID([.N61];1;LEN([.N61])-1)))" office:value-type="float" office:value="83.9" calcext:value-type="float">
            <text:p>83.9</text:p>
          </table:table-cell>
          <table:table-cell table:formula="of:=&quot;( &quot; &amp; (ROW()-1) &amp; &quot;, '&quot; &amp; [.A61] &amp; &quot;',&quot; &amp; [.B61] &amp; &quot;,&quot; &amp; [.C61] &amp; &quot;,&quot; &amp; [.D61] &amp; &quot;,&quot; &amp; [.E61] &amp; &quot;,&quot; &amp; [.R61] &amp; &quot;,&quot; &amp; [.S61] &amp; &quot;,'2014/09/19',&quot; &amp; [.T61] &amp; &quot;,&quot; &amp; [.U61] &amp; &quot;,&quot; &amp; [.V61] &amp; &quot;,&quot; &amp; [.W61] &amp; &quot;,&quot; &amp; [.X61] &amp; &quot;,&quot; &amp; [.Y61] &amp; &quot;,'&quot; &amp; [.O61] &amp; &quot;','&quot; &amp; [.P61] &amp; &quot;','&quot; &amp; [.Q61] &amp; &quot;'),&quot;" office:value-type="string" office:string-value="( 60, 'BB&amp;T',38.62,39.1,38.61,-0.01,-0.03,3540000,'2014/09/19',-0.03,1.21,4.04,3.48,10.19,83.9,'Buy','Strong Buy','Strong Buy')," calcext:value-type="string">
            <text:p>( 60, 'BB&amp;T',38.62,39.1,38.61,-0.01,-0.03,3540000,'2014/09/19',-0.03,1.21,4.04,3.48,10.19,83.9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ecton-dickinsn" xlink:type="simple">Becton Dickinson</text:a></text:p>
          </table:table-cell>
          <table:table-cell office:value-type="float" office:value="113.7" calcext:value-type="float">
            <text:p>113.7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3.6" calcext:value-type="float">
            <text:p>113.6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1.3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-3.26%</text:p>
          </table:table-cell>
          <table:table-cell office:value-type="string" calcext:value-type="string">
            <text:p>2.91%</text:p>
          </table:table-cell>
          <table:table-cell office:value-type="string" calcext:value-type="string">
            <text:p>11.41%</text:p>
          </table:table-cell>
          <table:table-cell office:value-type="string" calcext:value-type="string">
            <text:p>54.2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62];1;LEN([.F62])-1))" office:value-type="float" office:value="-1.14" calcext:value-type="float">
            <text:p>-1.14</text:p>
          </table:table-cell>
          <table:table-cell table:formula="of:=VALUE(SUBSTITUTE(SUBSTITUTE(SUBSTITUTE([.G62];&quot;M&quot;;&quot;0000&quot;);&quot;K&quot;;&quot;0&quot;);&quot;.&quot;;&quot;&quot;))" office:value-type="float" office:value="1350000" calcext:value-type="float">
            <text:p>1350000</text:p>
          </table:table-cell>
          <table:table-cell table:formula="of:=IF([.I62]=&quot;-&quot;;&quot;NULL&quot;;VALUE(MID([.I62];1;LEN([.I62])-1)))" office:value-type="float" office:value="-1.14" calcext:value-type="float">
            <text:p>-1.14</text:p>
          </table:table-cell>
          <table:table-cell table:formula="of:=IF([.J62]=&quot;-&quot;;&quot;NULL&quot;;VALUE(MID([.J62];1;LEN([.J62])-1)))" office:value-type="float" office:value="-0.01" calcext:value-type="float">
            <text:p>-0.01</text:p>
          </table:table-cell>
          <table:table-cell table:formula="of:=IF([.K62]=&quot;-&quot;;&quot;NULL&quot;;VALUE(MID([.K62];1;LEN([.K62])-1)))" office:value-type="float" office:value="-3.26" calcext:value-type="float">
            <text:p>-3.26</text:p>
          </table:table-cell>
          <table:table-cell table:formula="of:=IF([.L62]=&quot;-&quot;;&quot;NULL&quot;;VALUE(MID([.L62];1;LEN([.L62])-1)))" office:value-type="float" office:value="2.91" calcext:value-type="float">
            <text:p>2.91</text:p>
          </table:table-cell>
          <table:table-cell table:formula="of:=IF([.M62]=&quot;-&quot;;&quot;NULL&quot;;VALUE(MID([.M62];1;LEN([.M62])-1)))" office:value-type="float" office:value="11.41" calcext:value-type="float">
            <text:p>11.41</text:p>
          </table:table-cell>
          <table:table-cell table:formula="of:=IF([.N62]=&quot;-&quot;;&quot;NULL&quot;;VALUE(MID([.N62];1;LEN([.N62])-1)))" office:value-type="float" office:value="54.27" calcext:value-type="float">
            <text:p>54.27</text:p>
          </table:table-cell>
          <table:table-cell table:formula="of:=&quot;( &quot; &amp; (ROW()-1) &amp; &quot;, '&quot; &amp; [.A62] &amp; &quot;',&quot; &amp; [.B62] &amp; &quot;,&quot; &amp; [.C62] &amp; &quot;,&quot; &amp; [.D62] &amp; &quot;,&quot; &amp; [.E62] &amp; &quot;,&quot; &amp; [.R62] &amp; &quot;,&quot; &amp; [.S62] &amp; &quot;,'2014/09/19',&quot; &amp; [.T62] &amp; &quot;,&quot; &amp; [.U62] &amp; &quot;,&quot; &amp; [.V62] &amp; &quot;,&quot; &amp; [.W62] &amp; &quot;,&quot; &amp; [.X62] &amp; &quot;,&quot; &amp; [.Y62] &amp; &quot;,'&quot; &amp; [.O62] &amp; &quot;','&quot; &amp; [.P62] &amp; &quot;','&quot; &amp; [.Q62] &amp; &quot;'),&quot;" office:value-type="string" office:string-value="( 61, 'Becton Dickinson',113.7,115.74,113.6,-1.31,-1.14,1350000,'2014/09/19',-1.14,-0.01,-3.26,2.91,11.41,54.27,'Strong Sell','Strong Sell','Strong Buy')," calcext:value-type="string">
            <text:p>( 61, 'Becton Dickinson',113.7,115.74,113.6,-1.31,-1.14,1350000,'2014/09/19',-1.14,-0.01,-3.26,2.91,11.41,54.27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ed-bath---beyond-inc" xlink:type="simple">Bed Bath&amp;Beyond</text:a></text:p>
          </table:table-cell>
          <table:table-cell office:value-type="float" office:value="63.85" calcext:value-type="float">
            <text:p>63.85</text:p>
          </table:table-cell>
          <table:table-cell office:value-type="float" office:value="64.35" calcext:value-type="float">
            <text:p>64.35</text:p>
          </table:table-cell>
          <table:table-cell office:value-type="float" office:value="63.52" calcext:value-type="float">
            <text:p>63.52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3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-1.94%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-20.49%</text:p>
          </table:table-cell>
          <table:table-cell office:value-type="string" calcext:value-type="string">
            <text:p>-15.40%</text:p>
          </table:table-cell>
          <table:table-cell office:value-type="string" calcext:value-type="string">
            <text:p>11.0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63];1;LEN([.F63])-1))" office:value-type="float" office:value="-0.22" calcext:value-type="float">
            <text:p>-0.22</text:p>
          </table:table-cell>
          <table:table-cell table:formula="of:=VALUE(SUBSTITUTE(SUBSTITUTE(SUBSTITUTE([.G63];&quot;M&quot;;&quot;0000&quot;);&quot;K&quot;;&quot;0&quot;);&quot;.&quot;;&quot;&quot;))" office:value-type="float" office:value="3820000" calcext:value-type="float">
            <text:p>3820000</text:p>
          </table:table-cell>
          <table:table-cell table:formula="of:=IF([.I63]=&quot;-&quot;;&quot;NULL&quot;;VALUE(MID([.I63];1;LEN([.I63])-1)))" office:value-type="float" office:value="-0.22" calcext:value-type="float">
            <text:p>-0.22</text:p>
          </table:table-cell>
          <table:table-cell table:formula="of:=IF([.J63]=&quot;-&quot;;&quot;NULL&quot;;VALUE(MID([.J63];1;LEN([.J63])-1)))" office:value-type="float" office:value="-1.94" calcext:value-type="float">
            <text:p>-1.94</text:p>
          </table:table-cell>
          <table:table-cell table:formula="of:=IF([.K63]=&quot;-&quot;;&quot;NULL&quot;;VALUE(MID([.K63];1;LEN([.K63])-1)))" office:value-type="float" office:value="0.17" calcext:value-type="float">
            <text:p>0.17</text:p>
          </table:table-cell>
          <table:table-cell table:formula="of:=IF([.L63]=&quot;-&quot;;&quot;NULL&quot;;VALUE(MID([.L63];1;LEN([.L63])-1)))" office:value-type="float" office:value="-20.49" calcext:value-type="float">
            <text:p>-20.49</text:p>
          </table:table-cell>
          <table:table-cell table:formula="of:=IF([.M63]=&quot;-&quot;;&quot;NULL&quot;;VALUE(MID([.M63];1;LEN([.M63])-1)))" office:value-type="float" office:value="-15.4" calcext:value-type="float">
            <text:p>-15.4</text:p>
          </table:table-cell>
          <table:table-cell table:formula="of:=IF([.N63]=&quot;-&quot;;&quot;NULL&quot;;VALUE(MID([.N63];1;LEN([.N63])-1)))" office:value-type="float" office:value="11.08" calcext:value-type="float">
            <text:p>11.08</text:p>
          </table:table-cell>
          <table:table-cell table:formula="of:=&quot;( &quot; &amp; (ROW()-1) &amp; &quot;, '&quot; &amp; [.A63] &amp; &quot;',&quot; &amp; [.B63] &amp; &quot;,&quot; &amp; [.C63] &amp; &quot;,&quot; &amp; [.D63] &amp; &quot;,&quot; &amp; [.E63] &amp; &quot;,&quot; &amp; [.R63] &amp; &quot;,&quot; &amp; [.S63] &amp; &quot;,'2014/09/19',&quot; &amp; [.T63] &amp; &quot;,&quot; &amp; [.U63] &amp; &quot;,&quot; &amp; [.V63] &amp; &quot;,&quot; &amp; [.W63] &amp; &quot;,&quot; &amp; [.X63] &amp; &quot;,&quot; &amp; [.Y63] &amp; &quot;,'&quot; &amp; [.O63] &amp; &quot;','&quot; &amp; [.P63] &amp; &quot;','&quot; &amp; [.Q63] &amp; &quot;'),&quot;" office:value-type="string" office:string-value="( 62, 'Bed Bath&amp;Beyond',63.85,64.35,63.52,-0.14,-0.22,3820000,'2014/09/19',-0.22,-1.94,0.17,-20.49,-15.4,11.08,'Strong Sell','Strong Sell','Neutral')," calcext:value-type="string">
            <text:p>( 62, 'Bed Bath&amp;Beyond',63.85,64.35,63.52,-0.14,-0.22,3820000,'2014/09/19',-0.22,-1.94,0.17,-20.49,-15.4,11.08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bemis-company" xlink:type="simple">Bemis</text:a></text:p>
          </table:table-cell>
          <table:table-cell office:value-type="float" office:value="39.17" calcext:value-type="float">
            <text:p>39.17</text:p>
          </table:table-cell>
          <table:table-cell office:value-type="float" office:value="39.31" calcext:value-type="float">
            <text:p>39.31</text:p>
          </table:table-cell>
          <table:table-cell office:value-type="float" office:value="39.08" calcext:value-type="float">
            <text:p>39.0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41%</text:p>
          </table:table-cell>
          <table:table-cell office:value-type="string" calcext:value-type="string">
            <text:p>755.99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-3.31%</text:p>
          </table:table-cell>
          <table:table-cell office:value-type="string" calcext:value-type="string">
            <text:p>-4.37%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29.62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64];1;LEN([.F64])-1))" office:value-type="float" office:value="0.41" calcext:value-type="float">
            <text:p>0.41</text:p>
          </table:table-cell>
          <table:table-cell table:formula="of:=VALUE(SUBSTITUTE(SUBSTITUTE(SUBSTITUTE([.G64];&quot;M&quot;;&quot;0000&quot;);&quot;K&quot;;&quot;0&quot;);&quot;.&quot;;&quot;&quot;))" office:value-type="float" office:value="755990" calcext:value-type="float">
            <text:p>755990</text:p>
          </table:table-cell>
          <table:table-cell table:formula="of:=IF([.I64]=&quot;-&quot;;&quot;NULL&quot;;VALUE(MID([.I64];1;LEN([.I64])-1)))" office:value-type="float" office:value="0.41" calcext:value-type="float">
            <text:p>0.41</text:p>
          </table:table-cell>
          <table:table-cell table:formula="of:=IF([.J64]=&quot;-&quot;;&quot;NULL&quot;;VALUE(MID([.J64];1;LEN([.J64])-1)))" office:value-type="float" office:value="-0.79" calcext:value-type="float">
            <text:p>-0.79</text:p>
          </table:table-cell>
          <table:table-cell table:formula="of:=IF([.K64]=&quot;-&quot;;&quot;NULL&quot;;VALUE(MID([.K64];1;LEN([.K64])-1)))" office:value-type="float" office:value="-3.31" calcext:value-type="float">
            <text:p>-3.31</text:p>
          </table:table-cell>
          <table:table-cell table:formula="of:=IF([.L64]=&quot;-&quot;;&quot;NULL&quot;;VALUE(MID([.L64];1;LEN([.L64])-1)))" office:value-type="float" office:value="-4.37" calcext:value-type="float">
            <text:p>-4.37</text:p>
          </table:table-cell>
          <table:table-cell table:formula="of:=IF([.M64]=&quot;-&quot;;&quot;NULL&quot;;VALUE(MID([.M64];1;LEN([.M64])-1)))" office:value-type="float" office:value="-1.04" calcext:value-type="float">
            <text:p>-1.04</text:p>
          </table:table-cell>
          <table:table-cell table:formula="of:=IF([.N64]=&quot;-&quot;;&quot;NULL&quot;;VALUE(MID([.N64];1;LEN([.N64])-1)))" office:value-type="float" office:value="29.62" calcext:value-type="float">
            <text:p>29.62</text:p>
          </table:table-cell>
          <table:table-cell table:formula="of:=&quot;( &quot; &amp; (ROW()-1) &amp; &quot;, '&quot; &amp; [.A64] &amp; &quot;',&quot; &amp; [.B64] &amp; &quot;,&quot; &amp; [.C64] &amp; &quot;,&quot; &amp; [.D64] &amp; &quot;,&quot; &amp; [.E64] &amp; &quot;,&quot; &amp; [.R64] &amp; &quot;,&quot; &amp; [.S64] &amp; &quot;,'2014/09/19',&quot; &amp; [.T64] &amp; &quot;,&quot; &amp; [.U64] &amp; &quot;,&quot; &amp; [.V64] &amp; &quot;,&quot; &amp; [.W64] &amp; &quot;,&quot; &amp; [.X64] &amp; &quot;,&quot; &amp; [.Y64] &amp; &quot;,'&quot; &amp; [.O64] &amp; &quot;','&quot; &amp; [.P64] &amp; &quot;','&quot; &amp; [.Q64] &amp; &quot;'),&quot;" office:value-type="string" office:string-value="( 63, 'Bemis',39.17,39.31,39.08,0.16,0.41,755990,'2014/09/19',0.41,-0.79,-3.31,-4.37,-1.04,29.62,'Neutral','Strong Sell','Buy')," calcext:value-type="string">
            <text:p>( 63, 'Bemis',39.17,39.31,39.08,0.16,0.41,755990,'2014/09/19',0.41,-0.79,-3.31,-4.37,-1.04,29.62,'Neutra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erkshire-hathaway" xlink:type="simple">Berkshire Hathaway B</text:a></text:p>
          </table:table-cell>
          <table:table-cell office:value-type="float" office:value="140.56" calcext:value-type="float">
            <text:p>140.56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0.3" calcext:value-type="float">
            <text:p>140.3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8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2.53%</text:p>
          </table:table-cell>
          <table:table-cell office:value-type="string" calcext:value-type="string">
            <text:p>2.74%</text:p>
          </table:table-cell>
          <table:table-cell office:value-type="string" calcext:value-type="string">
            <text:p>18.56%</text:p>
          </table:table-cell>
          <table:table-cell office:value-type="string" calcext:value-type="string">
            <text:p>19.22%</text:p>
          </table:table-cell>
          <table:table-cell office:value-type="string" calcext:value-type="string">
            <text:p>109.1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65];1;LEN([.F65])-1))" office:value-type="float" office:value="-0.51" calcext:value-type="float">
            <text:p>-0.51</text:p>
          </table:table-cell>
          <table:table-cell table:formula="of:=VALUE(SUBSTITUTE(SUBSTITUTE(SUBSTITUTE([.G65];&quot;M&quot;;&quot;0000&quot;);&quot;K&quot;;&quot;0&quot;);&quot;.&quot;;&quot;&quot;))" office:value-type="float" office:value="8900000" calcext:value-type="float">
            <text:p>8900000</text:p>
          </table:table-cell>
          <table:table-cell table:formula="of:=IF([.I65]=&quot;-&quot;;&quot;NULL&quot;;VALUE(MID([.I65];1;LEN([.I65])-1)))" office:value-type="float" office:value="-0.51" calcext:value-type="float">
            <text:p>-0.51</text:p>
          </table:table-cell>
          <table:table-cell table:formula="of:=IF([.J65]=&quot;-&quot;;&quot;NULL&quot;;VALUE(MID([.J65];1;LEN([.J65])-1)))" office:value-type="float" office:value="2.53" calcext:value-type="float">
            <text:p>2.53</text:p>
          </table:table-cell>
          <table:table-cell table:formula="of:=IF([.K65]=&quot;-&quot;;&quot;NULL&quot;;VALUE(MID([.K65];1;LEN([.K65])-1)))" office:value-type="float" office:value="2.74" calcext:value-type="float">
            <text:p>2.74</text:p>
          </table:table-cell>
          <table:table-cell table:formula="of:=IF([.L65]=&quot;-&quot;;&quot;NULL&quot;;VALUE(MID([.L65];1;LEN([.L65])-1)))" office:value-type="float" office:value="18.56" calcext:value-type="float">
            <text:p>18.56</text:p>
          </table:table-cell>
          <table:table-cell table:formula="of:=IF([.M65]=&quot;-&quot;;&quot;NULL&quot;;VALUE(MID([.M65];1;LEN([.M65])-1)))" office:value-type="float" office:value="19.22" calcext:value-type="float">
            <text:p>19.22</text:p>
          </table:table-cell>
          <table:table-cell table:formula="of:=IF([.N65]=&quot;-&quot;;&quot;NULL&quot;;VALUE(MID([.N65];1;LEN([.N65])-1)))" office:value-type="float" office:value="109.1" calcext:value-type="float">
            <text:p>109.1</text:p>
          </table:table-cell>
          <table:table-cell table:formula="of:=&quot;( &quot; &amp; (ROW()-1) &amp; &quot;, '&quot; &amp; [.A65] &amp; &quot;',&quot; &amp; [.B65] &amp; &quot;,&quot; &amp; [.C65] &amp; &quot;,&quot; &amp; [.D65] &amp; &quot;,&quot; &amp; [.E65] &amp; &quot;,&quot; &amp; [.R65] &amp; &quot;,&quot; &amp; [.S65] &amp; &quot;,'2014/09/19',&quot; &amp; [.T65] &amp; &quot;,&quot; &amp; [.U65] &amp; &quot;,&quot; &amp; [.V65] &amp; &quot;,&quot; &amp; [.W65] &amp; &quot;,&quot; &amp; [.X65] &amp; &quot;,&quot; &amp; [.Y65] &amp; &quot;,'&quot; &amp; [.O65] &amp; &quot;','&quot; &amp; [.P65] &amp; &quot;','&quot; &amp; [.Q65] &amp; &quot;'),&quot;" office:value-type="string" office:string-value="( 64, 'Berkshire Hathaway B',140.56,142.45,140.3,-0.72,-0.51,8900000,'2014/09/19',-0.51,2.53,2.74,18.56,19.22,109.1,'Neutral','Strong Buy','Strong Buy')," calcext:value-type="string">
            <text:p>( 64, 'Berkshire Hathaway B',140.56,142.45,140.3,-0.72,-0.51,8900000,'2014/09/19',-0.51,2.53,2.74,18.56,19.22,109.1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est-buy" xlink:type="simple">Best Buy</text:a></text:p>
          </table:table-cell>
          <table:table-cell office:value-type="float" office:value="34.61" calcext:value-type="float">
            <text:p>34.61</text:p>
          </table:table-cell>
          <table:table-cell office:value-type="float" office:value="35.53" calcext:value-type="float">
            <text:p>35.53</text:p>
          </table:table-cell>
          <table:table-cell office:value-type="float" office:value="34.26" calcext:value-type="float">
            <text:p>34.26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8.4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11.18%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-9.63%</text:p>
          </table:table-cell>
          <table:table-cell office:value-type="string" calcext:value-type="string">
            <text:p>43.49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66];1;LEN([.F66])-1))" office:value-type="float" office:value="-1" calcext:value-type="float">
            <text:p>-1</text:p>
          </table:table-cell>
          <table:table-cell table:formula="of:=VALUE(SUBSTITUTE(SUBSTITUTE(SUBSTITUTE([.G66];&quot;M&quot;;&quot;0000&quot;);&quot;K&quot;;&quot;0&quot;);&quot;.&quot;;&quot;&quot;))" office:value-type="float" office:value="8410000" calcext:value-type="float">
            <text:p>8410000</text:p>
          </table:table-cell>
          <table:table-cell table:formula="of:=IF([.I66]=&quot;-&quot;;&quot;NULL&quot;;VALUE(MID([.I66];1;LEN([.I66])-1)))" office:value-type="float" office:value="-1" calcext:value-type="float">
            <text:p>-1</text:p>
          </table:table-cell>
          <table:table-cell table:formula="of:=IF([.J66]=&quot;-&quot;;&quot;NULL&quot;;VALUE(MID([.J66];1;LEN([.J66])-1)))" office:value-type="float" office:value="2.94" calcext:value-type="float">
            <text:p>2.94</text:p>
          </table:table-cell>
          <table:table-cell table:formula="of:=IF([.K66]=&quot;-&quot;;&quot;NULL&quot;;VALUE(MID([.K66];1;LEN([.K66])-1)))" office:value-type="float" office:value="11.18" calcext:value-type="float">
            <text:p>11.18</text:p>
          </table:table-cell>
          <table:table-cell table:formula="of:=IF([.L66]=&quot;-&quot;;&quot;NULL&quot;;VALUE(MID([.L66];1;LEN([.L66])-1)))" office:value-type="float" office:value="-13.21" calcext:value-type="float">
            <text:p>-13.21</text:p>
          </table:table-cell>
          <table:table-cell table:formula="of:=IF([.M66]=&quot;-&quot;;&quot;NULL&quot;;VALUE(MID([.M66];1;LEN([.M66])-1)))" office:value-type="float" office:value="-9.63" calcext:value-type="float">
            <text:p>-9.63</text:p>
          </table:table-cell>
          <table:table-cell table:formula="of:=IF([.N66]=&quot;-&quot;;&quot;NULL&quot;;VALUE(MID([.N66];1;LEN([.N66])-1)))" office:value-type="float" office:value="43.49" calcext:value-type="float">
            <text:p>43.49</text:p>
          </table:table-cell>
          <table:table-cell table:formula="of:=&quot;( &quot; &amp; (ROW()-1) &amp; &quot;, '&quot; &amp; [.A66] &amp; &quot;',&quot; &amp; [.B66] &amp; &quot;,&quot; &amp; [.C66] &amp; &quot;,&quot; &amp; [.D66] &amp; &quot;,&quot; &amp; [.E66] &amp; &quot;,&quot; &amp; [.R66] &amp; &quot;,&quot; &amp; [.S66] &amp; &quot;,'2014/09/19',&quot; &amp; [.T66] &amp; &quot;,&quot; &amp; [.U66] &amp; &quot;,&quot; &amp; [.V66] &amp; &quot;,&quot; &amp; [.W66] &amp; &quot;,&quot; &amp; [.X66] &amp; &quot;,&quot; &amp; [.Y66] &amp; &quot;,'&quot; &amp; [.O66] &amp; &quot;','&quot; &amp; [.P66] &amp; &quot;','&quot; &amp; [.Q66] &amp; &quot;'),&quot;" office:value-type="string" office:string-value="( 65, 'Best Buy',34.61,35.53,34.26,-0.35,-1,8410000,'2014/09/19',-1,2.94,11.18,-13.21,-9.63,43.49,'Neutral','Strong Buy','Strong Buy')," calcext:value-type="string">
            <text:p>( 65, 'Best Buy',34.61,35.53,34.26,-0.35,-1,8410000,'2014/09/19',-1,2.94,11.18,-13.21,-9.63,43.49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iogen-idec-inc" xlink:type="simple">Biogen Idec</text:a></text:p>
          </table:table-cell>
          <table:table-cell office:value-type="float" office:value="329.24" calcext:value-type="float">
            <text:p>329.24</text:p>
          </table:table-cell>
          <table:table-cell office:value-type="float" office:value="334.82" calcext:value-type="float">
            <text:p>334.82</text:p>
          </table:table-cell>
          <table:table-cell office:value-type="float" office:value="327.49" calcext:value-type="float">
            <text:p>327.49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1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-2.78%</text:p>
          </table:table-cell>
          <table:table-cell office:value-type="string" calcext:value-type="string">
            <text:p>17.77%</text:p>
          </table:table-cell>
          <table:table-cell office:value-type="string" calcext:value-type="string">
            <text:p>32.69%</text:p>
          </table:table-cell>
          <table:table-cell office:value-type="string" calcext:value-type="string">
            <text:p>239.56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67];1;LEN([.F67])-1))" office:value-type="float" office:value="-0.23" calcext:value-type="float">
            <text:p>-0.23</text:p>
          </table:table-cell>
          <table:table-cell table:formula="of:=VALUE(SUBSTITUTE(SUBSTITUTE(SUBSTITUTE([.G67];&quot;M&quot;;&quot;0000&quot;);&quot;K&quot;;&quot;0&quot;);&quot;.&quot;;&quot;&quot;))" office:value-type="float" office:value="1600000" calcext:value-type="float">
            <text:p>1600000</text:p>
          </table:table-cell>
          <table:table-cell table:formula="of:=IF([.I67]=&quot;-&quot;;&quot;NULL&quot;;VALUE(MID([.I67];1;LEN([.I67])-1)))" office:value-type="float" office:value="-0.23" calcext:value-type="float">
            <text:p>-0.23</text:p>
          </table:table-cell>
          <table:table-cell table:formula="of:=IF([.J67]=&quot;-&quot;;&quot;NULL&quot;;VALUE(MID([.J67];1;LEN([.J67])-1)))" office:value-type="float" office:value="1.81" calcext:value-type="float">
            <text:p>1.81</text:p>
          </table:table-cell>
          <table:table-cell table:formula="of:=IF([.K67]=&quot;-&quot;;&quot;NULL&quot;;VALUE(MID([.K67];1;LEN([.K67])-1)))" office:value-type="float" office:value="-2.78" calcext:value-type="float">
            <text:p>-2.78</text:p>
          </table:table-cell>
          <table:table-cell table:formula="of:=IF([.L67]=&quot;-&quot;;&quot;NULL&quot;;VALUE(MID([.L67];1;LEN([.L67])-1)))" office:value-type="float" office:value="17.77" calcext:value-type="float">
            <text:p>17.77</text:p>
          </table:table-cell>
          <table:table-cell table:formula="of:=IF([.M67]=&quot;-&quot;;&quot;NULL&quot;;VALUE(MID([.M67];1;LEN([.M67])-1)))" office:value-type="float" office:value="32.69" calcext:value-type="float">
            <text:p>32.69</text:p>
          </table:table-cell>
          <table:table-cell table:formula="of:=IF([.N67]=&quot;-&quot;;&quot;NULL&quot;;VALUE(MID([.N67];1;LEN([.N67])-1)))" office:value-type="float" office:value="239.56" calcext:value-type="float">
            <text:p>239.56</text:p>
          </table:table-cell>
          <table:table-cell table:formula="of:=&quot;( &quot; &amp; (ROW()-1) &amp; &quot;, '&quot; &amp; [.A67] &amp; &quot;',&quot; &amp; [.B67] &amp; &quot;,&quot; &amp; [.C67] &amp; &quot;,&quot; &amp; [.D67] &amp; &quot;,&quot; &amp; [.E67] &amp; &quot;,&quot; &amp; [.R67] &amp; &quot;,&quot; &amp; [.S67] &amp; &quot;,'2014/09/19',&quot; &amp; [.T67] &amp; &quot;,&quot; &amp; [.U67] &amp; &quot;,&quot; &amp; [.V67] &amp; &quot;,&quot; &amp; [.W67] &amp; &quot;,&quot; &amp; [.X67] &amp; &quot;,&quot; &amp; [.Y67] &amp; &quot;,'&quot; &amp; [.O67] &amp; &quot;','&quot; &amp; [.P67] &amp; &quot;','&quot; &amp; [.Q67] &amp; &quot;'),&quot;" office:value-type="string" office:string-value="( 66, 'Biogen Idec',329.24,334.82,327.49,-0.75,-0.23,1600000,'2014/09/19',-0.23,1.81,-2.78,17.77,32.69,239.56,'Neutral','Neutral','Strong Buy')," calcext:value-type="string">
            <text:p>( 66, 'Biogen Idec',329.24,334.82,327.49,-0.75,-0.23,1600000,'2014/09/19',-0.23,1.81,-2.78,17.77,32.69,239.56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lackrock,-inc.-c" xlink:type="simple">BlackRock</text:a></text:p>
          </table:table-cell>
          <table:table-cell office:value-type="float" office:value="331.75" calcext:value-type="float">
            <text:p>331.75</text:p>
          </table:table-cell>
          <table:table-cell office:value-type="float" office:value="336" calcext:value-type="float">
            <text:p>336</text:p>
          </table:table-cell>
          <table:table-cell office:value-type="float" office:value="330.42" calcext:value-type="float">
            <text:p>330.42</text:p>
          </table:table-cell>
          <table:table-cell office:value-type="float" office:value="-1.86" calcext:value-type="float">
            <text:p>-1.86</text:p>
          </table:table-cell>
          <table:table-cell office:value-type="string" calcext:value-type="string">
            <text:p>-0.56%</text:p>
          </table:table-cell>
          <table:table-cell office:value-type="string" calcext:value-type="string">
            <text:p>779.2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6%</text:p>
          </table:table-cell>
          <table:table-cell office:value-type="string" calcext:value-type="string">
            <text:p>0.81%</text:p>
          </table:table-cell>
          <table:table-cell office:value-type="string" calcext:value-type="string">
            <text:p>1.67%</text:p>
          </table:table-cell>
          <table:table-cell office:value-type="string" calcext:value-type="string">
            <text:p>4.83%</text:p>
          </table:table-cell>
          <table:table-cell office:value-type="string" calcext:value-type="string">
            <text:p>19.21%</text:p>
          </table:table-cell>
          <table:table-cell office:value-type="string" calcext:value-type="string">
            <text:p>124.82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68];1;LEN([.F68])-1))" office:value-type="float" office:value="-0.56" calcext:value-type="float">
            <text:p>-0.56</text:p>
          </table:table-cell>
          <table:table-cell table:formula="of:=VALUE(SUBSTITUTE(SUBSTITUTE(SUBSTITUTE([.G68];&quot;M&quot;;&quot;0000&quot;);&quot;K&quot;;&quot;0&quot;);&quot;.&quot;;&quot;&quot;))" office:value-type="float" office:value="779200" calcext:value-type="float">
            <text:p>779200</text:p>
          </table:table-cell>
          <table:table-cell table:formula="of:=IF([.I68]=&quot;-&quot;;&quot;NULL&quot;;VALUE(MID([.I68];1;LEN([.I68])-1)))" office:value-type="float" office:value="-0.56" calcext:value-type="float">
            <text:p>-0.56</text:p>
          </table:table-cell>
          <table:table-cell table:formula="of:=IF([.J68]=&quot;-&quot;;&quot;NULL&quot;;VALUE(MID([.J68];1;LEN([.J68])-1)))" office:value-type="float" office:value="0.81" calcext:value-type="float">
            <text:p>0.81</text:p>
          </table:table-cell>
          <table:table-cell table:formula="of:=IF([.K68]=&quot;-&quot;;&quot;NULL&quot;;VALUE(MID([.K68];1;LEN([.K68])-1)))" office:value-type="float" office:value="1.67" calcext:value-type="float">
            <text:p>1.67</text:p>
          </table:table-cell>
          <table:table-cell table:formula="of:=IF([.L68]=&quot;-&quot;;&quot;NULL&quot;;VALUE(MID([.L68];1;LEN([.L68])-1)))" office:value-type="float" office:value="4.83" calcext:value-type="float">
            <text:p>4.83</text:p>
          </table:table-cell>
          <table:table-cell table:formula="of:=IF([.M68]=&quot;-&quot;;&quot;NULL&quot;;VALUE(MID([.M68];1;LEN([.M68])-1)))" office:value-type="float" office:value="19.21" calcext:value-type="float">
            <text:p>19.21</text:p>
          </table:table-cell>
          <table:table-cell table:formula="of:=IF([.N68]=&quot;-&quot;;&quot;NULL&quot;;VALUE(MID([.N68];1;LEN([.N68])-1)))" office:value-type="float" office:value="124.82" calcext:value-type="float">
            <text:p>124.82</text:p>
          </table:table-cell>
          <table:table-cell table:formula="of:=&quot;( &quot; &amp; (ROW()-1) &amp; &quot;, '&quot; &amp; [.A68] &amp; &quot;',&quot; &amp; [.B68] &amp; &quot;,&quot; &amp; [.C68] &amp; &quot;,&quot; &amp; [.D68] &amp; &quot;,&quot; &amp; [.E68] &amp; &quot;,&quot; &amp; [.R68] &amp; &quot;,&quot; &amp; [.S68] &amp; &quot;,'2014/09/19',&quot; &amp; [.T68] &amp; &quot;,&quot; &amp; [.U68] &amp; &quot;,&quot; &amp; [.V68] &amp; &quot;,&quot; &amp; [.W68] &amp; &quot;,&quot; &amp; [.X68] &amp; &quot;,&quot; &amp; [.Y68] &amp; &quot;,'&quot; &amp; [.O68] &amp; &quot;','&quot; &amp; [.P68] &amp; &quot;','&quot; &amp; [.Q68] &amp; &quot;'),&quot;" office:value-type="string" office:string-value="( 67, 'BlackRock',331.75,336,330.42,-1.86,-0.56,779200,'2014/09/19',-0.56,0.81,1.67,4.83,19.21,124.82,'Neutral','Strong Buy','Strong Buy')," calcext:value-type="string">
            <text:p>( 67, 'BlackRock',331.75,336,330.42,-1.86,-0.56,779200,'2014/09/19',-0.56,0.81,1.67,4.83,19.21,124.82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oeing-co" xlink:type="simple">Boeing</text:a>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9.7" calcext:value-type="float">
            <text:p>129.7</text:p>
          </table:table-cell>
          <table:table-cell office:value-type="float" office:value="128.92" calcext:value-type="float">
            <text:p>128.9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+0.60%</text:p>
          </table:table-cell>
          <table:table-cell office:value-type="string" calcext:value-type="string">
            <text:p>5.5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1.45%</text:p>
          </table:table-cell>
          <table:table-cell office:value-type="string" calcext:value-type="string">
            <text:p>-5.23%</text:p>
          </table:table-cell>
          <table:table-cell office:value-type="string" calcext:value-type="string">
            <text:p>10.91%</text:p>
          </table:table-cell>
          <table:table-cell office:value-type="string" calcext:value-type="string">
            <text:p>111.9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69];1;LEN([.F69])-1))" office:value-type="float" office:value="0.6" calcext:value-type="float">
            <text:p>0.6</text:p>
          </table:table-cell>
          <table:table-cell table:formula="of:=VALUE(SUBSTITUTE(SUBSTITUTE(SUBSTITUTE([.G69];&quot;M&quot;;&quot;0000&quot;);&quot;K&quot;;&quot;0&quot;);&quot;.&quot;;&quot;&quot;))" office:value-type="float" office:value="5530000" calcext:value-type="float">
            <text:p>5530000</text:p>
          </table:table-cell>
          <table:table-cell table:formula="of:=IF([.I69]=&quot;-&quot;;&quot;NULL&quot;;VALUE(MID([.I69];1;LEN([.I69])-1)))" office:value-type="float" office:value="0.6" calcext:value-type="float">
            <text:p>0.6</text:p>
          </table:table-cell>
          <table:table-cell table:formula="of:=IF([.J69]=&quot;-&quot;;&quot;NULL&quot;;VALUE(MID([.J69];1;LEN([.J69])-1)))" office:value-type="float" office:value="1.89" calcext:value-type="float">
            <text:p>1.89</text:p>
          </table:table-cell>
          <table:table-cell table:formula="of:=IF([.K69]=&quot;-&quot;;&quot;NULL&quot;;VALUE(MID([.K69];1;LEN([.K69])-1)))" office:value-type="float" office:value="1.45" calcext:value-type="float">
            <text:p>1.45</text:p>
          </table:table-cell>
          <table:table-cell table:formula="of:=IF([.L69]=&quot;-&quot;;&quot;NULL&quot;;VALUE(MID([.L69];1;LEN([.L69])-1)))" office:value-type="float" office:value="-5.23" calcext:value-type="float">
            <text:p>-5.23</text:p>
          </table:table-cell>
          <table:table-cell table:formula="of:=IF([.M69]=&quot;-&quot;;&quot;NULL&quot;;VALUE(MID([.M69];1;LEN([.M69])-1)))" office:value-type="float" office:value="10.91" calcext:value-type="float">
            <text:p>10.91</text:p>
          </table:table-cell>
          <table:table-cell table:formula="of:=IF([.N69]=&quot;-&quot;;&quot;NULL&quot;;VALUE(MID([.N69];1;LEN([.N69])-1)))" office:value-type="float" office:value="111.98" calcext:value-type="float">
            <text:p>111.98</text:p>
          </table:table-cell>
          <table:table-cell table:formula="of:=&quot;( &quot; &amp; (ROW()-1) &amp; &quot;, '&quot; &amp; [.A69] &amp; &quot;',&quot; &amp; [.B69] &amp; &quot;,&quot; &amp; [.C69] &amp; &quot;,&quot; &amp; [.D69] &amp; &quot;,&quot; &amp; [.E69] &amp; &quot;,&quot; &amp; [.R69] &amp; &quot;,&quot; &amp; [.S69] &amp; &quot;,'2014/09/19',&quot; &amp; [.T69] &amp; &quot;,&quot; &amp; [.U69] &amp; &quot;,&quot; &amp; [.V69] &amp; &quot;,&quot; &amp; [.W69] &amp; &quot;,&quot; &amp; [.X69] &amp; &quot;,&quot; &amp; [.Y69] &amp; &quot;,'&quot; &amp; [.O69] &amp; &quot;','&quot; &amp; [.P69] &amp; &quot;','&quot; &amp; [.Q69] &amp; &quot;'),&quot;" office:value-type="string" office:string-value="( 68, 'Boeing',129.35,129.7,128.92,0.77,0.6,5530000,'2014/09/19',0.6,1.89,1.45,-5.23,10.91,111.98,'Strong Buy','Strong Buy','Strong Buy')," calcext:value-type="string">
            <text:p>( 68, 'Boeing',129.35,129.7,128.92,0.77,0.6,5530000,'2014/09/19',0.6,1.89,1.45,-5.23,10.91,111.9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orgwarner" xlink:type="simple">BorgWarner</text:a></text:p>
          </table:table-cell>
          <table:table-cell office:value-type="float" office:value="57.8" calcext:value-type="float">
            <text:p>57.8</text:p>
          </table:table-cell>
          <table:table-cell office:value-type="float" office:value="58.68" calcext:value-type="float">
            <text:p>58.68</text:p>
          </table:table-cell>
          <table:table-cell office:value-type="float" office:value="57.73" calcext:value-type="float">
            <text:p>57.73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1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-3.99%</text:p>
          </table:table-cell>
          <table:table-cell office:value-type="string" calcext:value-type="string">
            <text:p>-7.83%</text:p>
          </table:table-cell>
          <table:table-cell office:value-type="string" calcext:value-type="string">
            <text:p>3.38%</text:p>
          </table:table-cell>
          <table:table-cell office:value-type="string" calcext:value-type="string">
            <text:p>14.61%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70];1;LEN([.F70])-1))" office:value-type="float" office:value="-0.93" calcext:value-type="float">
            <text:p>-0.93</text:p>
          </table:table-cell>
          <table:table-cell table:formula="of:=VALUE(SUBSTITUTE(SUBSTITUTE(SUBSTITUTE([.G70];&quot;M&quot;;&quot;0000&quot;);&quot;K&quot;;&quot;0&quot;);&quot;.&quot;;&quot;&quot;))" office:value-type="float" office:value="1670000" calcext:value-type="float">
            <text:p>1670000</text:p>
          </table:table-cell>
          <table:table-cell table:formula="of:=IF([.I70]=&quot;-&quot;;&quot;NULL&quot;;VALUE(MID([.I70];1;LEN([.I70])-1)))" office:value-type="float" office:value="-0.93" calcext:value-type="float">
            <text:p>-0.93</text:p>
          </table:table-cell>
          <table:table-cell table:formula="of:=IF([.J70]=&quot;-&quot;;&quot;NULL&quot;;VALUE(MID([.J70];1;LEN([.J70])-1)))" office:value-type="float" office:value="-3.99" calcext:value-type="float">
            <text:p>-3.99</text:p>
          </table:table-cell>
          <table:table-cell table:formula="of:=IF([.K70]=&quot;-&quot;;&quot;NULL&quot;;VALUE(MID([.K70];1;LEN([.K70])-1)))" office:value-type="float" office:value="-7.83" calcext:value-type="float">
            <text:p>-7.83</text:p>
          </table:table-cell>
          <table:table-cell table:formula="of:=IF([.L70]=&quot;-&quot;;&quot;NULL&quot;;VALUE(MID([.L70];1;LEN([.L70])-1)))" office:value-type="float" office:value="3.38" calcext:value-type="float">
            <text:p>3.38</text:p>
          </table:table-cell>
          <table:table-cell table:formula="of:=IF([.M70]=&quot;-&quot;;&quot;NULL&quot;;VALUE(MID([.M70];1;LEN([.M70])-1)))" office:value-type="float" office:value="14.61" calcext:value-type="float">
            <text:p>14.61</text:p>
          </table:table-cell>
          <table:table-cell table:formula="of:=IF([.N70]=&quot;-&quot;;&quot;NULL&quot;;VALUE(MID([.N70];1;LEN([.N70])-1)))" office:value-type="string" office:string-value="NULL" calcext:value-type="string">
            <text:p>NULL</text:p>
          </table:table-cell>
          <table:table-cell table:formula="of:=&quot;( &quot; &amp; (ROW()-1) &amp; &quot;, '&quot; &amp; [.A70] &amp; &quot;',&quot; &amp; [.B70] &amp; &quot;,&quot; &amp; [.C70] &amp; &quot;,&quot; &amp; [.D70] &amp; &quot;,&quot; &amp; [.E70] &amp; &quot;,&quot; &amp; [.R70] &amp; &quot;,&quot; &amp; [.S70] &amp; &quot;,'2014/09/19',&quot; &amp; [.T70] &amp; &quot;,&quot; &amp; [.U70] &amp; &quot;,&quot; &amp; [.V70] &amp; &quot;,&quot; &amp; [.W70] &amp; &quot;,&quot; &amp; [.X70] &amp; &quot;,&quot; &amp; [.Y70] &amp; &quot;,'&quot; &amp; [.O70] &amp; &quot;','&quot; &amp; [.P70] &amp; &quot;','&quot; &amp; [.Q70] &amp; &quot;'),&quot;" office:value-type="string" office:string-value="( 69, 'BorgWarner',57.8,58.68,57.73,-0.54,-0.93,1670000,'2014/09/19',-0.93,-3.99,-7.83,3.38,14.61,NULL,'Strong Sell','Strong Sell','Strong Buy')," calcext:value-type="string">
            <text:p>( 69, 'BorgWarner',57.8,58.68,57.73,-0.54,-0.93,1670000,'2014/09/19',-0.93,-3.99,-7.83,3.38,14.61,NULL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oston-ppty" xlink:type="simple">Boston Properties</text:a></text:p>
          </table:table-cell>
          <table:table-cell office:value-type="float" office:value="117.21" calcext:value-type="float">
            <text:p>117.21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6.99" calcext:value-type="float">
            <text:p>116.99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891.7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1.66%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16.78%</text:p>
          </table:table-cell>
          <table:table-cell office:value-type="string" calcext:value-type="string">
            <text:p>9.55%</text:p>
          </table:table-cell>
          <table:table-cell office:value-type="string" calcext:value-type="string">
            <text:p>23.3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71];1;LEN([.F71])-1))" office:value-type="float" office:value="-0.13" calcext:value-type="float">
            <text:p>-0.13</text:p>
          </table:table-cell>
          <table:table-cell table:formula="of:=VALUE(SUBSTITUTE(SUBSTITUTE(SUBSTITUTE([.G71];&quot;M&quot;;&quot;0000&quot;);&quot;K&quot;;&quot;0&quot;);&quot;.&quot;;&quot;&quot;))" office:value-type="float" office:value="891720" calcext:value-type="float">
            <text:p>891720</text:p>
          </table:table-cell>
          <table:table-cell table:formula="of:=IF([.I71]=&quot;-&quot;;&quot;NULL&quot;;VALUE(MID([.I71];1;LEN([.I71])-1)))" office:value-type="float" office:value="-0.13" calcext:value-type="float">
            <text:p>-0.13</text:p>
          </table:table-cell>
          <table:table-cell table:formula="of:=IF([.J71]=&quot;-&quot;;&quot;NULL&quot;;VALUE(MID([.J71];1;LEN([.J71])-1)))" office:value-type="float" office:value="1.66" calcext:value-type="float">
            <text:p>1.66</text:p>
          </table:table-cell>
          <table:table-cell table:formula="of:=IF([.K71]=&quot;-&quot;;&quot;NULL&quot;;VALUE(MID([.K71];1;LEN([.K71])-1)))" office:value-type="float" office:value="-4.7" calcext:value-type="float">
            <text:p>-4.7</text:p>
          </table:table-cell>
          <table:table-cell table:formula="of:=IF([.L71]=&quot;-&quot;;&quot;NULL&quot;;VALUE(MID([.L71];1;LEN([.L71])-1)))" office:value-type="float" office:value="16.78" calcext:value-type="float">
            <text:p>16.78</text:p>
          </table:table-cell>
          <table:table-cell table:formula="of:=IF([.M71]=&quot;-&quot;;&quot;NULL&quot;;VALUE(MID([.M71];1;LEN([.M71])-1)))" office:value-type="float" office:value="9.55" calcext:value-type="float">
            <text:p>9.55</text:p>
          </table:table-cell>
          <table:table-cell table:formula="of:=IF([.N71]=&quot;-&quot;;&quot;NULL&quot;;VALUE(MID([.N71];1;LEN([.N71])-1)))" office:value-type="float" office:value="23.31" calcext:value-type="float">
            <text:p>23.31</text:p>
          </table:table-cell>
          <table:table-cell table:formula="of:=&quot;( &quot; &amp; (ROW()-1) &amp; &quot;, '&quot; &amp; [.A71] &amp; &quot;',&quot; &amp; [.B71] &amp; &quot;,&quot; &amp; [.C71] &amp; &quot;,&quot; &amp; [.D71] &amp; &quot;,&quot; &amp; [.E71] &amp; &quot;,&quot; &amp; [.R71] &amp; &quot;,&quot; &amp; [.S71] &amp; &quot;,'2014/09/19',&quot; &amp; [.T71] &amp; &quot;,&quot; &amp; [.U71] &amp; &quot;,&quot; &amp; [.V71] &amp; &quot;,&quot; &amp; [.W71] &amp; &quot;,&quot; &amp; [.X71] &amp; &quot;,&quot; &amp; [.Y71] &amp; &quot;,'&quot; &amp; [.O71] &amp; &quot;','&quot; &amp; [.P71] &amp; &quot;','&quot; &amp; [.Q71] &amp; &quot;'),&quot;" office:value-type="string" office:string-value="( 70, 'Boston Properties',117.21,117.99,116.99,-0.15,-0.13,891720,'2014/09/19',-0.13,1.66,-4.7,16.78,9.55,23.31,'Strong Sell','Strong Sell','Strong Buy')," calcext:value-type="string">
            <text:p>( 70, 'Boston Properties',117.21,117.99,116.99,-0.15,-0.13,891720,'2014/09/19',-0.13,1.66,-4.7,16.78,9.55,23.3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oston-scien-cp" xlink:type="simple">Boston Scientific</text:a></text:p>
          </table:table-cell>
          <table:table-cell office:value-type="float" office:value="12.41" calcext:value-type="float">
            <text:p>12.4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28" calcext:value-type="float">
            <text:p>12.28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10.2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-0.72%</text:p>
          </table:table-cell>
          <table:table-cell office:value-type="string" calcext:value-type="string">
            <text:p>-1.97%</text:p>
          </table:table-cell>
          <table:table-cell office:value-type="string" calcext:value-type="string">
            <text:p>3.24%</text:p>
          </table:table-cell>
          <table:table-cell office:value-type="string" calcext:value-type="string">
            <text:p>6.71%</text:p>
          </table:table-cell>
          <table:table-cell office:value-type="string" calcext:value-type="string">
            <text:p>109.27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72];1;LEN([.F72])-1))" office:value-type="float" office:value="-0.08" calcext:value-type="float">
            <text:p>-0.08</text:p>
          </table:table-cell>
          <table:table-cell table:formula="of:=VALUE(SUBSTITUTE(SUBSTITUTE(SUBSTITUTE([.G72];&quot;M&quot;;&quot;0000&quot;);&quot;K&quot;;&quot;0&quot;);&quot;.&quot;;&quot;&quot;))" office:value-type="float" office:value="10250000" calcext:value-type="float">
            <text:p>10250000</text:p>
          </table:table-cell>
          <table:table-cell table:formula="of:=IF([.I72]=&quot;-&quot;;&quot;NULL&quot;;VALUE(MID([.I72];1;LEN([.I72])-1)))" office:value-type="float" office:value="-0.08" calcext:value-type="float">
            <text:p>-0.08</text:p>
          </table:table-cell>
          <table:table-cell table:formula="of:=IF([.J72]=&quot;-&quot;;&quot;NULL&quot;;VALUE(MID([.J72];1;LEN([.J72])-1)))" office:value-type="float" office:value="-0.72" calcext:value-type="float">
            <text:p>-0.72</text:p>
          </table:table-cell>
          <table:table-cell table:formula="of:=IF([.K72]=&quot;-&quot;;&quot;NULL&quot;;VALUE(MID([.K72];1;LEN([.K72])-1)))" office:value-type="float" office:value="-1.97" calcext:value-type="float">
            <text:p>-1.97</text:p>
          </table:table-cell>
          <table:table-cell table:formula="of:=IF([.L72]=&quot;-&quot;;&quot;NULL&quot;;VALUE(MID([.L72];1;LEN([.L72])-1)))" office:value-type="float" office:value="3.24" calcext:value-type="float">
            <text:p>3.24</text:p>
          </table:table-cell>
          <table:table-cell table:formula="of:=IF([.M72]=&quot;-&quot;;&quot;NULL&quot;;VALUE(MID([.M72];1;LEN([.M72])-1)))" office:value-type="float" office:value="6.71" calcext:value-type="float">
            <text:p>6.71</text:p>
          </table:table-cell>
          <table:table-cell table:formula="of:=IF([.N72]=&quot;-&quot;;&quot;NULL&quot;;VALUE(MID([.N72];1;LEN([.N72])-1)))" office:value-type="float" office:value="109.27" calcext:value-type="float">
            <text:p>109.27</text:p>
          </table:table-cell>
          <table:table-cell table:formula="of:=&quot;( &quot; &amp; (ROW()-1) &amp; &quot;, '&quot; &amp; [.A72] &amp; &quot;',&quot; &amp; [.B72] &amp; &quot;,&quot; &amp; [.C72] &amp; &quot;,&quot; &amp; [.D72] &amp; &quot;,&quot; &amp; [.E72] &amp; &quot;,&quot; &amp; [.R72] &amp; &quot;,&quot; &amp; [.S72] &amp; &quot;,'2014/09/19',&quot; &amp; [.T72] &amp; &quot;,&quot; &amp; [.U72] &amp; &quot;,&quot; &amp; [.V72] &amp; &quot;,&quot; &amp; [.W72] &amp; &quot;,&quot; &amp; [.X72] &amp; &quot;,&quot; &amp; [.Y72] &amp; &quot;,'&quot; &amp; [.O72] &amp; &quot;','&quot; &amp; [.P72] &amp; &quot;','&quot; &amp; [.Q72] &amp; &quot;'),&quot;" office:value-type="string" office:string-value="( 71, 'Boston Scientific',12.41,12.51,12.28,-0.01,-0.08,10250000,'2014/09/19',-0.08,-0.72,-1.97,3.24,6.71,109.27,'Strong Buy','Sell','Strong Buy')," calcext:value-type="string">
            <text:p>( 71, 'Boston Scientific',12.41,12.51,12.28,-0.01,-0.08,10250000,'2014/09/19',-0.08,-0.72,-1.97,3.24,6.71,109.27,'Strong Buy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ristol-myer-squiib" xlink:type="simple">Bristol-Myers Squibb</text:a></text:p>
          </table:table-cell>
          <table:table-cell office:value-type="float" office:value="51.51" calcext:value-type="float">
            <text:p>51.51</text:p>
          </table:table-cell>
          <table:table-cell office:value-type="float" office:value="51.77" calcext:value-type="float">
            <text:p>51.77</text:p>
          </table:table-cell>
          <table:table-cell office:value-type="float" office:value="51.38" calcext:value-type="float">
            <text:p>51.3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+0.76%</text:p>
          </table:table-cell>
          <table:table-cell office:value-type="string" calcext:value-type="string">
            <text:p>6.7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6%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-3.09%</text:p>
          </table:table-cell>
          <table:table-cell office:value-type="string" calcext:value-type="string">
            <text:p>10.11%</text:p>
          </table:table-cell>
          <table:table-cell office:value-type="string" calcext:value-type="string">
            <text:p>66.4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73];1;LEN([.F73])-1))" office:value-type="float" office:value="0.76" calcext:value-type="float">
            <text:p>0.76</text:p>
          </table:table-cell>
          <table:table-cell table:formula="of:=VALUE(SUBSTITUTE(SUBSTITUTE(SUBSTITUTE([.G73];&quot;M&quot;;&quot;0000&quot;);&quot;K&quot;;&quot;0&quot;);&quot;.&quot;;&quot;&quot;))" office:value-type="float" office:value="6770000" calcext:value-type="float">
            <text:p>6770000</text:p>
          </table:table-cell>
          <table:table-cell table:formula="of:=IF([.I73]=&quot;-&quot;;&quot;NULL&quot;;VALUE(MID([.I73];1;LEN([.I73])-1)))" office:value-type="float" office:value="0.76" calcext:value-type="float">
            <text:p>0.76</text:p>
          </table:table-cell>
          <table:table-cell table:formula="of:=IF([.J73]=&quot;-&quot;;&quot;NULL&quot;;VALUE(MID([.J73];1;LEN([.J73])-1)))" office:value-type="float" office:value="2.49" calcext:value-type="float">
            <text:p>2.49</text:p>
          </table:table-cell>
          <table:table-cell table:formula="of:=IF([.K73]=&quot;-&quot;;&quot;NULL&quot;;VALUE(MID([.K73];1;LEN([.K73])-1)))" office:value-type="float" office:value="3.04" calcext:value-type="float">
            <text:p>3.04</text:p>
          </table:table-cell>
          <table:table-cell table:formula="of:=IF([.L73]=&quot;-&quot;;&quot;NULL&quot;;VALUE(MID([.L73];1;LEN([.L73])-1)))" office:value-type="float" office:value="-3.09" calcext:value-type="float">
            <text:p>-3.09</text:p>
          </table:table-cell>
          <table:table-cell table:formula="of:=IF([.M73]=&quot;-&quot;;&quot;NULL&quot;;VALUE(MID([.M73];1;LEN([.M73])-1)))" office:value-type="float" office:value="10.11" calcext:value-type="float">
            <text:p>10.11</text:p>
          </table:table-cell>
          <table:table-cell table:formula="of:=IF([.N73]=&quot;-&quot;;&quot;NULL&quot;;VALUE(MID([.N73];1;LEN([.N73])-1)))" office:value-type="float" office:value="66.43" calcext:value-type="float">
            <text:p>66.43</text:p>
          </table:table-cell>
          <table:table-cell table:formula="of:=&quot;( &quot; &amp; (ROW()-1) &amp; &quot;, '&quot; &amp; [.A73] &amp; &quot;',&quot; &amp; [.B73] &amp; &quot;,&quot; &amp; [.C73] &amp; &quot;,&quot; &amp; [.D73] &amp; &quot;,&quot; &amp; [.E73] &amp; &quot;,&quot; &amp; [.R73] &amp; &quot;,&quot; &amp; [.S73] &amp; &quot;,'2014/09/19',&quot; &amp; [.T73] &amp; &quot;,&quot; &amp; [.U73] &amp; &quot;,&quot; &amp; [.V73] &amp; &quot;,&quot; &amp; [.W73] &amp; &quot;,&quot; &amp; [.X73] &amp; &quot;,&quot; &amp; [.Y73] &amp; &quot;,'&quot; &amp; [.O73] &amp; &quot;','&quot; &amp; [.P73] &amp; &quot;','&quot; &amp; [.Q73] &amp; &quot;'),&quot;" office:value-type="string" office:string-value="( 72, 'Bristol-Myers Squibb',51.51,51.77,51.38,0.39,0.76,6770000,'2014/09/19',0.76,2.49,3.04,-3.09,10.11,66.43,'Strong Buy','Strong Buy','Strong Buy')," calcext:value-type="string">
            <text:p>( 72, 'Bristol-Myers Squibb',51.51,51.77,51.38,0.39,0.76,6770000,'2014/09/19',0.76,2.49,3.04,-3.09,10.11,66.4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roadcom-corp" xlink:type="simple">Broadcom</text:a></text:p>
          </table:table-cell>
          <table:table-cell office:value-type="float" office:value="40.89" calcext:value-type="float">
            <text:p>40.89</text:p>
          </table:table-cell>
          <table:table-cell office:value-type="float" office:value="41.65" calcext:value-type="float">
            <text:p>41.65</text:p>
          </table:table-cell>
          <table:table-cell office:value-type="float" office:value="40.65" calcext:value-type="float">
            <text:p>40.65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8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1.26%</text:p>
          </table:table-cell>
          <table:table-cell office:value-type="string" calcext:value-type="string">
            <text:p>4.42%</text:p>
          </table:table-cell>
          <table:table-cell office:value-type="string" calcext:value-type="string">
            <text:p>37.96%</text:p>
          </table:table-cell>
          <table:table-cell office:value-type="string" calcext:value-type="string">
            <text:p>49.56%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74];1;LEN([.F74])-1))" office:value-type="float" office:value="-1.33" calcext:value-type="float">
            <text:p>-1.33</text:p>
          </table:table-cell>
          <table:table-cell table:formula="of:=VALUE(SUBSTITUTE(SUBSTITUTE(SUBSTITUTE([.G74];&quot;M&quot;;&quot;0000&quot;);&quot;K&quot;;&quot;0&quot;);&quot;.&quot;;&quot;&quot;))" office:value-type="float" office:value="8560000" calcext:value-type="float">
            <text:p>8560000</text:p>
          </table:table-cell>
          <table:table-cell table:formula="of:=IF([.I74]=&quot;-&quot;;&quot;NULL&quot;;VALUE(MID([.I74];1;LEN([.I74])-1)))" office:value-type="float" office:value="-1.33" calcext:value-type="float">
            <text:p>-1.33</text:p>
          </table:table-cell>
          <table:table-cell table:formula="of:=IF([.J74]=&quot;-&quot;;&quot;NULL&quot;;VALUE(MID([.J74];1;LEN([.J74])-1)))" office:value-type="float" office:value="1.26" calcext:value-type="float">
            <text:p>1.26</text:p>
          </table:table-cell>
          <table:table-cell table:formula="of:=IF([.K74]=&quot;-&quot;;&quot;NULL&quot;;VALUE(MID([.K74];1;LEN([.K74])-1)))" office:value-type="float" office:value="4.42" calcext:value-type="float">
            <text:p>4.42</text:p>
          </table:table-cell>
          <table:table-cell table:formula="of:=IF([.L74]=&quot;-&quot;;&quot;NULL&quot;;VALUE(MID([.L74];1;LEN([.L74])-1)))" office:value-type="float" office:value="37.96" calcext:value-type="float">
            <text:p>37.96</text:p>
          </table:table-cell>
          <table:table-cell table:formula="of:=IF([.M74]=&quot;-&quot;;&quot;NULL&quot;;VALUE(MID([.M74];1;LEN([.M74])-1)))" office:value-type="float" office:value="49.56" calcext:value-type="float">
            <text:p>49.56</text:p>
          </table:table-cell>
          <table:table-cell table:formula="of:=IF([.N74]=&quot;-&quot;;&quot;NULL&quot;;VALUE(MID([.N74];1;LEN([.N74])-1)))" office:value-type="float" office:value="16" calcext:value-type="float">
            <text:p>16</text:p>
          </table:table-cell>
          <table:table-cell table:formula="of:=&quot;( &quot; &amp; (ROW()-1) &amp; &quot;, '&quot; &amp; [.A74] &amp; &quot;',&quot; &amp; [.B74] &amp; &quot;,&quot; &amp; [.C74] &amp; &quot;,&quot; &amp; [.D74] &amp; &quot;,&quot; &amp; [.E74] &amp; &quot;,&quot; &amp; [.R74] &amp; &quot;,&quot; &amp; [.S74] &amp; &quot;,'2014/09/19',&quot; &amp; [.T74] &amp; &quot;,&quot; &amp; [.U74] &amp; &quot;,&quot; &amp; [.V74] &amp; &quot;,&quot; &amp; [.W74] &amp; &quot;,&quot; &amp; [.X74] &amp; &quot;,&quot; &amp; [.Y74] &amp; &quot;,'&quot; &amp; [.O74] &amp; &quot;','&quot; &amp; [.P74] &amp; &quot;','&quot; &amp; [.Q74] &amp; &quot;'),&quot;" office:value-type="string" office:string-value="( 73, 'Broadcom',40.89,41.65,40.65,-0.55,-1.33,8560000,'2014/09/19',-1.33,1.26,4.42,37.96,49.56,16,'Neutral','Strong Buy','Strong Buy')," calcext:value-type="string">
            <text:p>( 73, 'Broadcom',40.89,41.65,40.65,-0.55,-1.33,8560000,'2014/09/19',-1.33,1.26,4.42,37.96,49.56,1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brown-forman-b" xlink:type="simple">Brown Forman</text:a></text:p>
          </table:table-cell>
          <table:table-cell office:value-type="float" office:value="93.07" calcext:value-type="float">
            <text:p>93.07</text:p>
          </table:table-cell>
          <table:table-cell office:value-type="float" office:value="93.49" calcext:value-type="float">
            <text:p>93.49</text:p>
          </table:table-cell>
          <table:table-cell office:value-type="float" office:value="92.5" calcext:value-type="float">
            <text:p>92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+0.34%</text:p>
          </table:table-cell>
          <table:table-cell office:value-type="string" calcext:value-type="string">
            <text:p>814.1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3.41%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23.16%</text:p>
          </table:table-cell>
          <table:table-cell office:value-type="string" calcext:value-type="string">
            <text:p>32.09%</text:p>
          </table:table-cell>
          <table:table-cell office:value-type="string" calcext:value-type="string">
            <text:p>38.1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75];1;LEN([.F75])-1))" office:value-type="float" office:value="0.34" calcext:value-type="float">
            <text:p>0.34</text:p>
          </table:table-cell>
          <table:table-cell table:formula="of:=VALUE(SUBSTITUTE(SUBSTITUTE(SUBSTITUTE([.G75];&quot;M&quot;;&quot;0000&quot;);&quot;K&quot;;&quot;0&quot;);&quot;.&quot;;&quot;&quot;))" office:value-type="float" office:value="814180" calcext:value-type="float">
            <text:p>814180</text:p>
          </table:table-cell>
          <table:table-cell table:formula="of:=IF([.I75]=&quot;-&quot;;&quot;NULL&quot;;VALUE(MID([.I75];1;LEN([.I75])-1)))" office:value-type="float" office:value="0.34" calcext:value-type="float">
            <text:p>0.34</text:p>
          </table:table-cell>
          <table:table-cell table:formula="of:=IF([.J75]=&quot;-&quot;;&quot;NULL&quot;;VALUE(MID([.J75];1;LEN([.J75])-1)))" office:value-type="float" office:value="3.41" calcext:value-type="float">
            <text:p>3.41</text:p>
          </table:table-cell>
          <table:table-cell table:formula="of:=IF([.K75]=&quot;-&quot;;&quot;NULL&quot;;VALUE(MID([.K75];1;LEN([.K75])-1)))" office:value-type="float" office:value="0.36" calcext:value-type="float">
            <text:p>0.36</text:p>
          </table:table-cell>
          <table:table-cell table:formula="of:=IF([.L75]=&quot;-&quot;;&quot;NULL&quot;;VALUE(MID([.L75];1;LEN([.L75])-1)))" office:value-type="float" office:value="23.16" calcext:value-type="float">
            <text:p>23.16</text:p>
          </table:table-cell>
          <table:table-cell table:formula="of:=IF([.M75]=&quot;-&quot;;&quot;NULL&quot;;VALUE(MID([.M75];1;LEN([.M75])-1)))" office:value-type="float" office:value="32.09" calcext:value-type="float">
            <text:p>32.09</text:p>
          </table:table-cell>
          <table:table-cell table:formula="of:=IF([.N75]=&quot;-&quot;;&quot;NULL&quot;;VALUE(MID([.N75];1;LEN([.N75])-1)))" office:value-type="float" office:value="38.19" calcext:value-type="float">
            <text:p>38.19</text:p>
          </table:table-cell>
          <table:table-cell table:formula="of:=&quot;( &quot; &amp; (ROW()-1) &amp; &quot;, '&quot; &amp; [.A75] &amp; &quot;',&quot; &amp; [.B75] &amp; &quot;,&quot; &amp; [.C75] &amp; &quot;,&quot; &amp; [.D75] &amp; &quot;,&quot; &amp; [.E75] &amp; &quot;,&quot; &amp; [.R75] &amp; &quot;,&quot; &amp; [.S75] &amp; &quot;,'2014/09/19',&quot; &amp; [.T75] &amp; &quot;,&quot; &amp; [.U75] &amp; &quot;,&quot; &amp; [.V75] &amp; &quot;,&quot; &amp; [.W75] &amp; &quot;,&quot; &amp; [.X75] &amp; &quot;,&quot; &amp; [.Y75] &amp; &quot;,'&quot; &amp; [.O75] &amp; &quot;','&quot; &amp; [.P75] &amp; &quot;','&quot; &amp; [.Q75] &amp; &quot;'),&quot;" office:value-type="string" office:string-value="( 74, 'Brown Forman',93.07,93.49,92.5,0.32,0.34,814180,'2014/09/19',0.34,3.41,0.36,23.16,32.09,38.19,'Strong Buy','Strong Buy','Strong Buy')," calcext:value-type="string">
            <text:p>( 74, 'Brown Forman',93.07,93.49,92.5,0.32,0.34,814180,'2014/09/19',0.34,3.41,0.36,23.16,32.09,38.1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-inc" xlink:type="simple">CA</text:a></text:p>
          </table:table-cell>
          <table:table-cell office:value-type="float" office:value="28.48" calcext:value-type="float">
            <text:p>28.48</text:p>
          </table:table-cell>
          <table:table-cell office:value-type="float" office:value="28.82" calcext:value-type="float">
            <text:p>28.82</text:p>
          </table:table-cell>
          <table:table-cell office:value-type="float" office:value="28.31" calcext:value-type="float">
            <text:p>28.3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-15.36%</text:p>
          </table:table-cell>
          <table:table-cell office:value-type="string" calcext:value-type="string">
            <text:p>-7.29%</text:p>
          </table:table-cell>
          <table:table-cell office:value-type="string" calcext:value-type="string">
            <text:p>37.0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76];1;LEN([.F76])-1))" office:value-type="float" office:value="-1.04" calcext:value-type="float">
            <text:p>-1.04</text:p>
          </table:table-cell>
          <table:table-cell table:formula="of:=VALUE(SUBSTITUTE(SUBSTITUTE(SUBSTITUTE([.G76];&quot;M&quot;;&quot;0000&quot;);&quot;K&quot;;&quot;0&quot;);&quot;.&quot;;&quot;&quot;))" office:value-type="float" office:value="2820000" calcext:value-type="float">
            <text:p>2820000</text:p>
          </table:table-cell>
          <table:table-cell table:formula="of:=IF([.I76]=&quot;-&quot;;&quot;NULL&quot;;VALUE(MID([.I76];1;LEN([.I76])-1)))" office:value-type="float" office:value="-1.04" calcext:value-type="float">
            <text:p>-1.04</text:p>
          </table:table-cell>
          <table:table-cell table:formula="of:=IF([.J76]=&quot;-&quot;;&quot;NULL&quot;;VALUE(MID([.J76];1;LEN([.J76])-1)))" office:value-type="float" office:value="-0.07" calcext:value-type="float">
            <text:p>-0.07</text:p>
          </table:table-cell>
          <table:table-cell table:formula="of:=IF([.K76]=&quot;-&quot;;&quot;NULL&quot;;VALUE(MID([.K76];1;LEN([.K76])-1)))" office:value-type="float" office:value="1.03" calcext:value-type="float">
            <text:p>1.03</text:p>
          </table:table-cell>
          <table:table-cell table:formula="of:=IF([.L76]=&quot;-&quot;;&quot;NULL&quot;;VALUE(MID([.L76];1;LEN([.L76])-1)))" office:value-type="float" office:value="-15.36" calcext:value-type="float">
            <text:p>-15.36</text:p>
          </table:table-cell>
          <table:table-cell table:formula="of:=IF([.M76]=&quot;-&quot;;&quot;NULL&quot;;VALUE(MID([.M76];1;LEN([.M76])-1)))" office:value-type="float" office:value="-7.29" calcext:value-type="float">
            <text:p>-7.29</text:p>
          </table:table-cell>
          <table:table-cell table:formula="of:=IF([.N76]=&quot;-&quot;;&quot;NULL&quot;;VALUE(MID([.N76];1;LEN([.N76])-1)))" office:value-type="float" office:value="37.09" calcext:value-type="float">
            <text:p>37.09</text:p>
          </table:table-cell>
          <table:table-cell table:formula="of:=&quot;( &quot; &amp; (ROW()-1) &amp; &quot;, '&quot; &amp; [.A76] &amp; &quot;',&quot; &amp; [.B76] &amp; &quot;,&quot; &amp; [.C76] &amp; &quot;,&quot; &amp; [.D76] &amp; &quot;,&quot; &amp; [.E76] &amp; &quot;,&quot; &amp; [.R76] &amp; &quot;,&quot; &amp; [.S76] &amp; &quot;,'2014/09/19',&quot; &amp; [.T76] &amp; &quot;,&quot; &amp; [.U76] &amp; &quot;,&quot; &amp; [.V76] &amp; &quot;,&quot; &amp; [.W76] &amp; &quot;,&quot; &amp; [.X76] &amp; &quot;,&quot; &amp; [.Y76] &amp; &quot;,'&quot; &amp; [.O76] &amp; &quot;','&quot; &amp; [.P76] &amp; &quot;','&quot; &amp; [.Q76] &amp; &quot;'),&quot;" office:value-type="string" office:string-value="( 75, 'CA',28.48,28.82,28.31,-0.3,-1.04,2820000,'2014/09/19',-1.04,-0.07,1.03,-15.36,-7.29,37.09,'Strong Sell','Strong Sell','Neutral')," calcext:value-type="string">
            <text:p>( 75, 'CA',28.48,28.82,28.31,-0.3,-1.04,2820000,'2014/09/19',-1.04,-0.07,1.03,-15.36,-7.29,37.09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cablevision-systems-corp." xlink:type="simple">Cablevision Systems</text:a></text:p>
          </table:table-cell>
          <table:table-cell office:value-type="float" office:value="19.17" calcext:value-type="float">
            <text:p>19.17</text:p>
          </table:table-cell>
          <table:table-cell office:value-type="float" office:value="19.27" calcext:value-type="float">
            <text:p>19.27</text:p>
          </table:table-cell>
          <table:table-cell office:value-type="float" office:value="18.99" calcext:value-type="float">
            <text:p>18.9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84%</text:p>
          </table:table-cell>
          <table:table-cell office:value-type="string" calcext:value-type="string">
            <text:p>1.5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4.07%</text:p>
          </table:table-cell>
          <table:table-cell office:value-type="string" calcext:value-type="string">
            <text:p>6.92%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13.8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77];1;LEN([.F77])-1))" office:value-type="float" office:value="0.84" calcext:value-type="float">
            <text:p>0.84</text:p>
          </table:table-cell>
          <table:table-cell table:formula="of:=VALUE(SUBSTITUTE(SUBSTITUTE(SUBSTITUTE([.G77];&quot;M&quot;;&quot;0000&quot;);&quot;K&quot;;&quot;0&quot;);&quot;.&quot;;&quot;&quot;))" office:value-type="float" office:value="1530000" calcext:value-type="float">
            <text:p>1530000</text:p>
          </table:table-cell>
          <table:table-cell table:formula="of:=IF([.I77]=&quot;-&quot;;&quot;NULL&quot;;VALUE(MID([.I77];1;LEN([.I77])-1)))" office:value-type="float" office:value="0.84" calcext:value-type="float">
            <text:p>0.84</text:p>
          </table:table-cell>
          <table:table-cell table:formula="of:=IF([.J77]=&quot;-&quot;;&quot;NULL&quot;;VALUE(MID([.J77];1;LEN([.J77])-1)))" office:value-type="float" office:value="0.1" calcext:value-type="float">
            <text:p>0.1</text:p>
          </table:table-cell>
          <table:table-cell table:formula="of:=IF([.K77]=&quot;-&quot;;&quot;NULL&quot;;VALUE(MID([.K77];1;LEN([.K77])-1)))" office:value-type="float" office:value="4.07" calcext:value-type="float">
            <text:p>4.07</text:p>
          </table:table-cell>
          <table:table-cell table:formula="of:=IF([.L77]=&quot;-&quot;;&quot;NULL&quot;;VALUE(MID([.L77];1;LEN([.L77])-1)))" office:value-type="float" office:value="6.92" calcext:value-type="float">
            <text:p>6.92</text:p>
          </table:table-cell>
          <table:table-cell table:formula="of:=IF([.M77]=&quot;-&quot;;&quot;NULL&quot;;VALUE(MID([.M77];1;LEN([.M77])-1)))" office:value-type="float" office:value="8.8" calcext:value-type="float">
            <text:p>8.8</text:p>
          </table:table-cell>
          <table:table-cell table:formula="of:=IF([.N77]=&quot;-&quot;;&quot;NULL&quot;;VALUE(MID([.N77];1;LEN([.N77])-1)))" office:value-type="float" office:value="13.84" calcext:value-type="float">
            <text:p>13.84</text:p>
          </table:table-cell>
          <table:table-cell table:formula="of:=&quot;( &quot; &amp; (ROW()-1) &amp; &quot;, '&quot; &amp; [.A77] &amp; &quot;',&quot; &amp; [.B77] &amp; &quot;,&quot; &amp; [.C77] &amp; &quot;,&quot; &amp; [.D77] &amp; &quot;,&quot; &amp; [.E77] &amp; &quot;,&quot; &amp; [.R77] &amp; &quot;,&quot; &amp; [.S77] &amp; &quot;,'2014/09/19',&quot; &amp; [.T77] &amp; &quot;,&quot; &amp; [.U77] &amp; &quot;,&quot; &amp; [.V77] &amp; &quot;,&quot; &amp; [.W77] &amp; &quot;,&quot; &amp; [.X77] &amp; &quot;,&quot; &amp; [.Y77] &amp; &quot;,'&quot; &amp; [.O77] &amp; &quot;','&quot; &amp; [.P77] &amp; &quot;','&quot; &amp; [.Q77] &amp; &quot;'),&quot;" office:value-type="string" office:string-value="( 76, 'Cablevision Systems',19.17,19.27,18.99,0.16,0.84,1530000,'2014/09/19',0.84,0.1,4.07,6.92,8.8,13.84,'Neutral','Strong Buy','Strong Buy')," calcext:value-type="string">
            <text:p>( 76, 'Cablevision Systems',19.17,19.27,18.99,0.16,0.84,1530000,'2014/09/19',0.84,0.1,4.07,6.92,8.8,13.8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bot-oil---gas" xlink:type="simple">Cabot Oil&amp;Gas</text:a></text:p>
          </table:table-cell>
          <table:table-cell office:value-type="float" office:value="32.97" calcext:value-type="float">
            <text:p>32.97</text:p>
          </table:table-cell>
          <table:table-cell office:value-type="float" office:value="33.45" calcext:value-type="float">
            <text:p>33.45</text:p>
          </table:table-cell>
          <table:table-cell office:value-type="float" office:value="32.91" calcext:value-type="float">
            <text:p>32.91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-0.69%</text:p>
          </table:table-cell>
          <table:table-cell office:value-type="string" calcext:value-type="string">
            <text:p>4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9%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-14.94%</text:p>
          </table:table-cell>
          <table:table-cell office:value-type="string" calcext:value-type="string">
            <text:p>-12.57%</text:p>
          </table:table-cell>
          <table:table-cell office:value-type="string" calcext:value-type="string">
            <text:p>88.2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78];1;LEN([.F78])-1))" office:value-type="float" office:value="-0.69" calcext:value-type="float">
            <text:p>-0.69</text:p>
          </table:table-cell>
          <table:table-cell table:formula="of:=VALUE(SUBSTITUTE(SUBSTITUTE(SUBSTITUTE([.G78];&quot;M&quot;;&quot;0000&quot;);&quot;K&quot;;&quot;0&quot;);&quot;.&quot;;&quot;&quot;))" office:value-type="float" office:value="4010000" calcext:value-type="float">
            <text:p>4010000</text:p>
          </table:table-cell>
          <table:table-cell table:formula="of:=IF([.I78]=&quot;-&quot;;&quot;NULL&quot;;VALUE(MID([.I78];1;LEN([.I78])-1)))" office:value-type="float" office:value="-0.69" calcext:value-type="float">
            <text:p>-0.69</text:p>
          </table:table-cell>
          <table:table-cell table:formula="of:=IF([.J78]=&quot;-&quot;;&quot;NULL&quot;;VALUE(MID([.J78];1;LEN([.J78])-1)))" office:value-type="float" office:value="-0.12" calcext:value-type="float">
            <text:p>-0.12</text:p>
          </table:table-cell>
          <table:table-cell table:formula="of:=IF([.K78]=&quot;-&quot;;&quot;NULL&quot;;VALUE(MID([.K78];1;LEN([.K78])-1)))" office:value-type="float" office:value="-1.58" calcext:value-type="float">
            <text:p>-1.58</text:p>
          </table:table-cell>
          <table:table-cell table:formula="of:=IF([.L78]=&quot;-&quot;;&quot;NULL&quot;;VALUE(MID([.L78];1;LEN([.L78])-1)))" office:value-type="float" office:value="-14.94" calcext:value-type="float">
            <text:p>-14.94</text:p>
          </table:table-cell>
          <table:table-cell table:formula="of:=IF([.M78]=&quot;-&quot;;&quot;NULL&quot;;VALUE(MID([.M78];1;LEN([.M78])-1)))" office:value-type="float" office:value="-12.57" calcext:value-type="float">
            <text:p>-12.57</text:p>
          </table:table-cell>
          <table:table-cell table:formula="of:=IF([.N78]=&quot;-&quot;;&quot;NULL&quot;;VALUE(MID([.N78];1;LEN([.N78])-1)))" office:value-type="float" office:value="88.29" calcext:value-type="float">
            <text:p>88.29</text:p>
          </table:table-cell>
          <table:table-cell table:formula="of:=&quot;( &quot; &amp; (ROW()-1) &amp; &quot;, '&quot; &amp; [.A78] &amp; &quot;',&quot; &amp; [.B78] &amp; &quot;,&quot; &amp; [.C78] &amp; &quot;,&quot; &amp; [.D78] &amp; &quot;,&quot; &amp; [.E78] &amp; &quot;,&quot; &amp; [.R78] &amp; &quot;,&quot; &amp; [.S78] &amp; &quot;,'2014/09/19',&quot; &amp; [.T78] &amp; &quot;,&quot; &amp; [.U78] &amp; &quot;,&quot; &amp; [.V78] &amp; &quot;,&quot; &amp; [.W78] &amp; &quot;,&quot; &amp; [.X78] &amp; &quot;,&quot; &amp; [.Y78] &amp; &quot;,'&quot; &amp; [.O78] &amp; &quot;','&quot; &amp; [.P78] &amp; &quot;','&quot; &amp; [.Q78] &amp; &quot;'),&quot;" office:value-type="string" office:string-value="( 77, 'Cabot Oil&amp;Gas',32.97,33.45,32.91,-0.23,-0.69,4010000,'2014/09/19',-0.69,-0.12,-1.58,-14.94,-12.57,88.29,'Strong Sell','Strong Sell','Sell')," calcext:value-type="string">
            <text:p>( 77, 'Cabot Oil&amp;Gas',32.97,33.45,32.91,-0.23,-0.69,4010000,'2014/09/19',-0.69,-0.12,-1.58,-14.94,-12.57,88.29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cameron-international" xlink:type="simple">Cameron</text:a>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69.86" calcext:value-type="float">
            <text:p>69.86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2.3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-1.39%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17.76%</text:p>
          </table:table-cell>
          <table:table-cell office:value-type="string" calcext:value-type="string">
            <text:p>16.43%</text:p>
          </table:table-cell>
          <table:table-cell office:value-type="string" calcext:value-type="string">
            <text:p>47.3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79];1;LEN([.F79])-1))" office:value-type="float" office:value="-0.64" calcext:value-type="float">
            <text:p>-0.64</text:p>
          </table:table-cell>
          <table:table-cell table:formula="of:=VALUE(SUBSTITUTE(SUBSTITUTE(SUBSTITUTE([.G79];&quot;M&quot;;&quot;0000&quot;);&quot;K&quot;;&quot;0&quot;);&quot;.&quot;;&quot;&quot;))" office:value-type="float" office:value="2380000" calcext:value-type="float">
            <text:p>2380000</text:p>
          </table:table-cell>
          <table:table-cell table:formula="of:=IF([.I79]=&quot;-&quot;;&quot;NULL&quot;;VALUE(MID([.I79];1;LEN([.I79])-1)))" office:value-type="float" office:value="-0.64" calcext:value-type="float">
            <text:p>-0.64</text:p>
          </table:table-cell>
          <table:table-cell table:formula="of:=IF([.J79]=&quot;-&quot;;&quot;NULL&quot;;VALUE(MID([.J79];1;LEN([.J79])-1)))" office:value-type="float" office:value="-1.39" calcext:value-type="float">
            <text:p>-1.39</text:p>
          </table:table-cell>
          <table:table-cell table:formula="of:=IF([.K79]=&quot;-&quot;;&quot;NULL&quot;;VALUE(MID([.K79];1;LEN([.K79])-1)))" office:value-type="float" office:value="-4.1" calcext:value-type="float">
            <text:p>-4.1</text:p>
          </table:table-cell>
          <table:table-cell table:formula="of:=IF([.L79]=&quot;-&quot;;&quot;NULL&quot;;VALUE(MID([.L79];1;LEN([.L79])-1)))" office:value-type="float" office:value="17.76" calcext:value-type="float">
            <text:p>17.76</text:p>
          </table:table-cell>
          <table:table-cell table:formula="of:=IF([.M79]=&quot;-&quot;;&quot;NULL&quot;;VALUE(MID([.M79];1;LEN([.M79])-1)))" office:value-type="float" office:value="16.43" calcext:value-type="float">
            <text:p>16.43</text:p>
          </table:table-cell>
          <table:table-cell table:formula="of:=IF([.N79]=&quot;-&quot;;&quot;NULL&quot;;VALUE(MID([.N79];1;LEN([.N79])-1)))" office:value-type="float" office:value="47.33" calcext:value-type="float">
            <text:p>47.33</text:p>
          </table:table-cell>
          <table:table-cell table:formula="of:=&quot;( &quot; &amp; (ROW()-1) &amp; &quot;, '&quot; &amp; [.A79] &amp; &quot;',&quot; &amp; [.B79] &amp; &quot;,&quot; &amp; [.C79] &amp; &quot;,&quot; &amp; [.D79] &amp; &quot;,&quot; &amp; [.E79] &amp; &quot;,&quot; &amp; [.R79] &amp; &quot;,&quot; &amp; [.S79] &amp; &quot;,'2014/09/19',&quot; &amp; [.T79] &amp; &quot;,&quot; &amp; [.U79] &amp; &quot;,&quot; &amp; [.V79] &amp; &quot;,&quot; &amp; [.W79] &amp; &quot;,&quot; &amp; [.X79] &amp; &quot;,&quot; &amp; [.Y79] &amp; &quot;,'&quot; &amp; [.O79] &amp; &quot;','&quot; &amp; [.P79] &amp; &quot;','&quot; &amp; [.Q79] &amp; &quot;'),&quot;" office:value-type="string" office:string-value="( 78, 'Cameron',70.1,71.3,69.86,-0.45,-0.64,2380000,'2014/09/19',-0.64,-1.39,-4.1,17.76,16.43,47.33,'Strong Sell','Strong Sell','Strong Buy')," calcext:value-type="string">
            <text:p>( 78, 'Cameron',70.1,71.3,69.86,-0.45,-0.64,2380000,'2014/09/19',-0.64,-1.39,-4.1,17.76,16.43,47.3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mpbell-soup" xlink:type="simple">Campbell Soup</text:a></text:p>
          </table:table-cell>
          <table:table-cell office:value-type="float" office:value="43.06" calcext:value-type="float">
            <text:p>43.06</text:p>
          </table:table-cell>
          <table:table-cell office:value-type="float" office:value="43.64" calcext:value-type="float">
            <text:p>43.64</text:p>
          </table:table-cell>
          <table:table-cell office:value-type="float" office:value="43.03" calcext:value-type="float">
            <text:p>43.03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1.67M</text:p>
          </table:table-cell>
          <table:table-cell office:value-type="string" calcext:value-type="string">
            <text:p>19/09</text:p>
          </table:table-cell>
          <table:table-cell table:number-columns-repeated="2" office:value-type="string" calcext:value-type="string">
            <text:p>-0.78%</text:p>
          </table:table-cell>
          <table:table-cell office:value-type="string" calcext:value-type="string">
            <text:p>-3.13%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3.01%</text:p>
          </table:table-cell>
          <table:table-cell office:value-type="string" calcext:value-type="string">
            <text:p>40.4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80];1;LEN([.F80])-1))" office:value-type="float" office:value="-0.78" calcext:value-type="float">
            <text:p>-0.78</text:p>
          </table:table-cell>
          <table:table-cell table:formula="of:=VALUE(SUBSTITUTE(SUBSTITUTE(SUBSTITUTE([.G80];&quot;M&quot;;&quot;0000&quot;);&quot;K&quot;;&quot;0&quot;);&quot;.&quot;;&quot;&quot;))" office:value-type="float" office:value="1670000" calcext:value-type="float">
            <text:p>1670000</text:p>
          </table:table-cell>
          <table:table-cell table:formula="of:=IF([.I80]=&quot;-&quot;;&quot;NULL&quot;;VALUE(MID([.I80];1;LEN([.I80])-1)))" office:value-type="float" office:value="-0.78" calcext:value-type="float">
            <text:p>-0.78</text:p>
          </table:table-cell>
          <table:table-cell table:formula="of:=IF([.J80]=&quot;-&quot;;&quot;NULL&quot;;VALUE(MID([.J80];1;LEN([.J80])-1)))" office:value-type="float" office:value="-0.78" calcext:value-type="float">
            <text:p>-0.78</text:p>
          </table:table-cell>
          <table:table-cell table:formula="of:=IF([.K80]=&quot;-&quot;;&quot;NULL&quot;;VALUE(MID([.K80];1;LEN([.K80])-1)))" office:value-type="float" office:value="-3.13" calcext:value-type="float">
            <text:p>-3.13</text:p>
          </table:table-cell>
          <table:table-cell table:formula="of:=IF([.L80]=&quot;-&quot;;&quot;NULL&quot;;VALUE(MID([.L80];1;LEN([.L80])-1)))" office:value-type="float" office:value="-0.51" calcext:value-type="float">
            <text:p>-0.51</text:p>
          </table:table-cell>
          <table:table-cell table:formula="of:=IF([.M80]=&quot;-&quot;;&quot;NULL&quot;;VALUE(MID([.M80];1;LEN([.M80])-1)))" office:value-type="float" office:value="3.01" calcext:value-type="float">
            <text:p>3.01</text:p>
          </table:table-cell>
          <table:table-cell table:formula="of:=IF([.N80]=&quot;-&quot;;&quot;NULL&quot;;VALUE(MID([.N80];1;LEN([.N80])-1)))" office:value-type="float" office:value="40.4" calcext:value-type="float">
            <text:p>40.4</text:p>
          </table:table-cell>
          <table:table-cell table:formula="of:=&quot;( &quot; &amp; (ROW()-1) &amp; &quot;, '&quot; &amp; [.A80] &amp; &quot;',&quot; &amp; [.B80] &amp; &quot;,&quot; &amp; [.C80] &amp; &quot;,&quot; &amp; [.D80] &amp; &quot;,&quot; &amp; [.E80] &amp; &quot;,&quot; &amp; [.R80] &amp; &quot;,&quot; &amp; [.S80] &amp; &quot;,'2014/09/19',&quot; &amp; [.T80] &amp; &quot;,&quot; &amp; [.U80] &amp; &quot;,&quot; &amp; [.V80] &amp; &quot;,&quot; &amp; [.W80] &amp; &quot;,&quot; &amp; [.X80] &amp; &quot;,&quot; &amp; [.Y80] &amp; &quot;,'&quot; &amp; [.O80] &amp; &quot;','&quot; &amp; [.P80] &amp; &quot;','&quot; &amp; [.Q80] &amp; &quot;'),&quot;" office:value-type="string" office:string-value="( 79, 'Campbell Soup',43.06,43.64,43.03,-0.34,-0.78,1670000,'2014/09/19',-0.78,-0.78,-3.13,-0.51,3.01,40.4,'Strong Sell','Strong Sell','Buy')," calcext:value-type="string">
            <text:p>( 79, 'Campbell Soup',43.06,43.64,43.03,-0.34,-0.78,1670000,'2014/09/19',-0.78,-0.78,-3.13,-0.51,3.01,40.4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pital-one" xlink:type="simple">Capital One Financial</text:a></text:p>
          </table:table-cell>
          <table:table-cell office:value-type="float" office:value="84.07" calcext:value-type="float">
            <text:p>84.07</text:p>
          </table:table-cell>
          <table:table-cell office:value-type="float" office:value="84.66" calcext:value-type="float">
            <text:p>84.66</text:p>
          </table:table-cell>
          <table:table-cell office:value-type="float" office:value="83.89" calcext:value-type="float">
            <text:p>83.8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+0.48%</text:p>
          </table:table-cell>
          <table:table-cell office:value-type="string" calcext:value-type="string">
            <text:p>4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3.87%</text:p>
          </table:table-cell>
          <table:table-cell office:value-type="string" calcext:value-type="string">
            <text:p>2.91%</text:p>
          </table:table-cell>
          <table:table-cell office:value-type="string" calcext:value-type="string">
            <text:p>9.74%</text:p>
          </table:table-cell>
          <table:table-cell office:value-type="string" calcext:value-type="string">
            <text:p>21.66%</text:p>
          </table:table-cell>
          <table:table-cell office:value-type="string" calcext:value-type="string">
            <text:p>103.1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1];1;LEN([.F81])-1))" office:value-type="float" office:value="0.48" calcext:value-type="float">
            <text:p>0.48</text:p>
          </table:table-cell>
          <table:table-cell table:formula="of:=VALUE(SUBSTITUTE(SUBSTITUTE(SUBSTITUTE([.G81];&quot;M&quot;;&quot;0000&quot;);&quot;K&quot;;&quot;0&quot;);&quot;.&quot;;&quot;&quot;))" office:value-type="float" office:value="4130000" calcext:value-type="float">
            <text:p>4130000</text:p>
          </table:table-cell>
          <table:table-cell table:formula="of:=IF([.I81]=&quot;-&quot;;&quot;NULL&quot;;VALUE(MID([.I81];1;LEN([.I81])-1)))" office:value-type="float" office:value="0.48" calcext:value-type="float">
            <text:p>0.48</text:p>
          </table:table-cell>
          <table:table-cell table:formula="of:=IF([.J81]=&quot;-&quot;;&quot;NULL&quot;;VALUE(MID([.J81];1;LEN([.J81])-1)))" office:value-type="float" office:value="3.87" calcext:value-type="float">
            <text:p>3.87</text:p>
          </table:table-cell>
          <table:table-cell table:formula="of:=IF([.K81]=&quot;-&quot;;&quot;NULL&quot;;VALUE(MID([.K81];1;LEN([.K81])-1)))" office:value-type="float" office:value="2.91" calcext:value-type="float">
            <text:p>2.91</text:p>
          </table:table-cell>
          <table:table-cell table:formula="of:=IF([.L81]=&quot;-&quot;;&quot;NULL&quot;;VALUE(MID([.L81];1;LEN([.L81])-1)))" office:value-type="float" office:value="9.74" calcext:value-type="float">
            <text:p>9.74</text:p>
          </table:table-cell>
          <table:table-cell table:formula="of:=IF([.M81]=&quot;-&quot;;&quot;NULL&quot;;VALUE(MID([.M81];1;LEN([.M81])-1)))" office:value-type="float" office:value="21.66" calcext:value-type="float">
            <text:p>21.66</text:p>
          </table:table-cell>
          <table:table-cell table:formula="of:=IF([.N81]=&quot;-&quot;;&quot;NULL&quot;;VALUE(MID([.N81];1;LEN([.N81])-1)))" office:value-type="float" office:value="103.12" calcext:value-type="float">
            <text:p>103.12</text:p>
          </table:table-cell>
          <table:table-cell table:formula="of:=&quot;( &quot; &amp; (ROW()-1) &amp; &quot;, '&quot; &amp; [.A81] &amp; &quot;',&quot; &amp; [.B81] &amp; &quot;,&quot; &amp; [.C81] &amp; &quot;,&quot; &amp; [.D81] &amp; &quot;,&quot; &amp; [.E81] &amp; &quot;,&quot; &amp; [.R81] &amp; &quot;,&quot; &amp; [.S81] &amp; &quot;,'2014/09/19',&quot; &amp; [.T81] &amp; &quot;,&quot; &amp; [.U81] &amp; &quot;,&quot; &amp; [.V81] &amp; &quot;,&quot; &amp; [.W81] &amp; &quot;,&quot; &amp; [.X81] &amp; &quot;,&quot; &amp; [.Y81] &amp; &quot;,'&quot; &amp; [.O81] &amp; &quot;','&quot; &amp; [.P81] &amp; &quot;','&quot; &amp; [.Q81] &amp; &quot;'),&quot;" office:value-type="string" office:string-value="( 80, 'Capital One Financial',84.07,84.66,83.89,0.4,0.48,4130000,'2014/09/19',0.48,3.87,2.91,9.74,21.66,103.12,'Strong Buy','Strong Buy','Strong Buy')," calcext:value-type="string">
            <text:p>( 80, 'Capital One Financial',84.07,84.66,83.89,0.4,0.48,4130000,'2014/09/19',0.48,3.87,2.91,9.74,21.66,103.1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rdinal-health" xlink:type="simple">Cardinal Health</text:a></text:p>
          </table:table-cell>
          <table:table-cell office:value-type="float" office:value="76.09" calcext:value-type="float">
            <text:p>76.09</text:p>
          </table:table-cell>
          <table:table-cell office:value-type="float" office:value="76.32" calcext:value-type="float">
            <text:p>76.32</text:p>
          </table:table-cell>
          <table:table-cell office:value-type="float" office:value="75.81" calcext:value-type="float">
            <text:p>75.8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+0.89%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0.93%</text:p>
          </table:table-cell>
          <table:table-cell office:value-type="string" calcext:value-type="string">
            <text:p>4.09%</text:p>
          </table:table-cell>
          <table:table-cell office:value-type="string" calcext:value-type="string">
            <text:p>13.89%</text:p>
          </table:table-cell>
          <table:table-cell office:value-type="string" calcext:value-type="string">
            <text:p>42.38%</text:p>
          </table:table-cell>
          <table:table-cell office:value-type="string" calcext:value-type="string">
            <text:p>78.4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2];1;LEN([.F82])-1))" office:value-type="float" office:value="0.89" calcext:value-type="float">
            <text:p>0.89</text:p>
          </table:table-cell>
          <table:table-cell table:formula="of:=VALUE(SUBSTITUTE(SUBSTITUTE(SUBSTITUTE([.G82];&quot;M&quot;;&quot;0000&quot;);&quot;K&quot;;&quot;0&quot;);&quot;.&quot;;&quot;&quot;))" office:value-type="float" office:value="2070000" calcext:value-type="float">
            <text:p>2070000</text:p>
          </table:table-cell>
          <table:table-cell table:formula="of:=IF([.I82]=&quot;-&quot;;&quot;NULL&quot;;VALUE(MID([.I82];1;LEN([.I82])-1)))" office:value-type="float" office:value="0.89" calcext:value-type="float">
            <text:p>0.89</text:p>
          </table:table-cell>
          <table:table-cell table:formula="of:=IF([.J82]=&quot;-&quot;;&quot;NULL&quot;;VALUE(MID([.J82];1;LEN([.J82])-1)))" office:value-type="float" office:value="0.93" calcext:value-type="float">
            <text:p>0.93</text:p>
          </table:table-cell>
          <table:table-cell table:formula="of:=IF([.K82]=&quot;-&quot;;&quot;NULL&quot;;VALUE(MID([.K82];1;LEN([.K82])-1)))" office:value-type="float" office:value="4.09" calcext:value-type="float">
            <text:p>4.09</text:p>
          </table:table-cell>
          <table:table-cell table:formula="of:=IF([.L82]=&quot;-&quot;;&quot;NULL&quot;;VALUE(MID([.L82];1;LEN([.L82])-1)))" office:value-type="float" office:value="13.89" calcext:value-type="float">
            <text:p>13.89</text:p>
          </table:table-cell>
          <table:table-cell table:formula="of:=IF([.M82]=&quot;-&quot;;&quot;NULL&quot;;VALUE(MID([.M82];1;LEN([.M82])-1)))" office:value-type="float" office:value="42.38" calcext:value-type="float">
            <text:p>42.38</text:p>
          </table:table-cell>
          <table:table-cell table:formula="of:=IF([.N82]=&quot;-&quot;;&quot;NULL&quot;;VALUE(MID([.N82];1;LEN([.N82])-1)))" office:value-type="float" office:value="78.41" calcext:value-type="float">
            <text:p>78.41</text:p>
          </table:table-cell>
          <table:table-cell table:formula="of:=&quot;( &quot; &amp; (ROW()-1) &amp; &quot;, '&quot; &amp; [.A82] &amp; &quot;',&quot; &amp; [.B82] &amp; &quot;,&quot; &amp; [.C82] &amp; &quot;,&quot; &amp; [.D82] &amp; &quot;,&quot; &amp; [.E82] &amp; &quot;,&quot; &amp; [.R82] &amp; &quot;,&quot; &amp; [.S82] &amp; &quot;,'2014/09/19',&quot; &amp; [.T82] &amp; &quot;,&quot; &amp; [.U82] &amp; &quot;,&quot; &amp; [.V82] &amp; &quot;,&quot; &amp; [.W82] &amp; &quot;,&quot; &amp; [.X82] &amp; &quot;,&quot; &amp; [.Y82] &amp; &quot;,'&quot; &amp; [.O82] &amp; &quot;','&quot; &amp; [.P82] &amp; &quot;','&quot; &amp; [.Q82] &amp; &quot;'),&quot;" office:value-type="string" office:string-value="( 81, 'Cardinal Health',76.09,76.32,75.81,0.67,0.89,2070000,'2014/09/19',0.89,0.93,4.09,13.89,42.38,78.41,'Strong Buy','Strong Buy','Strong Buy')," calcext:value-type="string">
            <text:p>( 81, 'Cardinal Health',76.09,76.32,75.81,0.67,0.89,2070000,'2014/09/19',0.89,0.93,4.09,13.89,42.38,78.4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refusion-corp." xlink:type="simple">CareFusion</text:a></text:p>
          </table:table-cell>
          <table:table-cell office:value-type="float" office:value="46.75" calcext:value-type="float">
            <text:p>46.75</text:p>
          </table:table-cell>
          <table:table-cell office:value-type="float" office:value="47.06" calcext:value-type="float">
            <text:p>47.06</text:p>
          </table:table-cell>
          <table:table-cell office:value-type="float" office:value="46.55" calcext:value-type="float">
            <text:p>46.5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6%</text:p>
          </table:table-cell>
          <table:table-cell office:value-type="string" calcext:value-type="string">
            <text:p>2.0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0.78%</text:p>
          </table:table-cell>
          <table:table-cell office:value-type="string" calcext:value-type="string">
            <text:p>3.77%</text:p>
          </table:table-cell>
          <table:table-cell office:value-type="string" calcext:value-type="string">
            <text:p>17.40%</text:p>
          </table:table-cell>
          <table:table-cell office:value-type="string" calcext:value-type="string">
            <text:p>22.74%</text:p>
          </table:table-cell>
          <table:table-cell office:value-type="string" calcext:value-type="string">
            <text:p>98.0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3];1;LEN([.F83])-1))" office:value-type="float" office:value="0.06" calcext:value-type="float">
            <text:p>0.06</text:p>
          </table:table-cell>
          <table:table-cell table:formula="of:=VALUE(SUBSTITUTE(SUBSTITUTE(SUBSTITUTE([.G83];&quot;M&quot;;&quot;0000&quot;);&quot;K&quot;;&quot;0&quot;);&quot;.&quot;;&quot;&quot;))" office:value-type="float" office:value="2020000" calcext:value-type="float">
            <text:p>2020000</text:p>
          </table:table-cell>
          <table:table-cell table:formula="of:=IF([.I83]=&quot;-&quot;;&quot;NULL&quot;;VALUE(MID([.I83];1;LEN([.I83])-1)))" office:value-type="float" office:value="0.06" calcext:value-type="float">
            <text:p>0.06</text:p>
          </table:table-cell>
          <table:table-cell table:formula="of:=IF([.J83]=&quot;-&quot;;&quot;NULL&quot;;VALUE(MID([.J83];1;LEN([.J83])-1)))" office:value-type="float" office:value="0.78" calcext:value-type="float">
            <text:p>0.78</text:p>
          </table:table-cell>
          <table:table-cell table:formula="of:=IF([.K83]=&quot;-&quot;;&quot;NULL&quot;;VALUE(MID([.K83];1;LEN([.K83])-1)))" office:value-type="float" office:value="3.77" calcext:value-type="float">
            <text:p>3.77</text:p>
          </table:table-cell>
          <table:table-cell table:formula="of:=IF([.L83]=&quot;-&quot;;&quot;NULL&quot;;VALUE(MID([.L83];1;LEN([.L83])-1)))" office:value-type="float" office:value="17.4" calcext:value-type="float">
            <text:p>17.4</text:p>
          </table:table-cell>
          <table:table-cell table:formula="of:=IF([.M83]=&quot;-&quot;;&quot;NULL&quot;;VALUE(MID([.M83];1;LEN([.M83])-1)))" office:value-type="float" office:value="22.74" calcext:value-type="float">
            <text:p>22.74</text:p>
          </table:table-cell>
          <table:table-cell table:formula="of:=IF([.N83]=&quot;-&quot;;&quot;NULL&quot;;VALUE(MID([.N83];1;LEN([.N83])-1)))" office:value-type="float" office:value="98.09" calcext:value-type="float">
            <text:p>98.09</text:p>
          </table:table-cell>
          <table:table-cell table:formula="of:=&quot;( &quot; &amp; (ROW()-1) &amp; &quot;, '&quot; &amp; [.A83] &amp; &quot;',&quot; &amp; [.B83] &amp; &quot;,&quot; &amp; [.C83] &amp; &quot;,&quot; &amp; [.D83] &amp; &quot;,&quot; &amp; [.E83] &amp; &quot;,&quot; &amp; [.R83] &amp; &quot;,&quot; &amp; [.S83] &amp; &quot;,'2014/09/19',&quot; &amp; [.T83] &amp; &quot;,&quot; &amp; [.U83] &amp; &quot;,&quot; &amp; [.V83] &amp; &quot;,&quot; &amp; [.W83] &amp; &quot;,&quot; &amp; [.X83] &amp; &quot;,&quot; &amp; [.Y83] &amp; &quot;,'&quot; &amp; [.O83] &amp; &quot;','&quot; &amp; [.P83] &amp; &quot;','&quot; &amp; [.Q83] &amp; &quot;'),&quot;" office:value-type="string" office:string-value="( 82, 'CareFusion',46.75,47.06,46.55,0.03,0.06,2020000,'2014/09/19',0.06,0.78,3.77,17.4,22.74,98.09,'Strong Buy','Strong Buy','Strong Buy')," calcext:value-type="string">
            <text:p>( 82, 'CareFusion',46.75,47.06,46.55,0.03,0.06,2020000,'2014/09/19',0.06,0.78,3.77,17.4,22.74,98.0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rmax-inc" xlink:type="simple">CarMax</text:a></text:p>
          </table:table-cell>
          <table:table-cell office:value-type="float" office:value="53.57" calcext:value-type="float">
            <text:p>53.57</text:p>
          </table:table-cell>
          <table:table-cell office:value-type="float" office:value="54.01" calcext:value-type="float">
            <text:p>54.01</text:p>
          </table:table-cell>
          <table:table-cell office:value-type="float" office:value="53.25" calcext:value-type="float">
            <text:p>53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+0.09%</text:p>
          </table:table-cell>
          <table:table-cell office:value-type="string" calcext:value-type="string">
            <text:p>1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1.98%</text:p>
          </table:table-cell>
          <table:table-cell office:value-type="string" calcext:value-type="string">
            <text:p>4.87%</text:p>
          </table:table-cell>
          <table:table-cell office:value-type="string" calcext:value-type="string">
            <text:p>13.93%</text:p>
          </table:table-cell>
          <table:table-cell office:value-type="string" calcext:value-type="string">
            <text:p>4.65%</text:p>
          </table:table-cell>
          <table:table-cell office:value-type="string" calcext:value-type="string">
            <text:p>95.3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4];1;LEN([.F84])-1))" office:value-type="float" office:value="0.09" calcext:value-type="float">
            <text:p>0.09</text:p>
          </table:table-cell>
          <table:table-cell table:formula="of:=VALUE(SUBSTITUTE(SUBSTITUTE(SUBSTITUTE([.G84];&quot;M&quot;;&quot;0000&quot;);&quot;K&quot;;&quot;0&quot;);&quot;.&quot;;&quot;&quot;))" office:value-type="float" office:value="1670000" calcext:value-type="float">
            <text:p>1670000</text:p>
          </table:table-cell>
          <table:table-cell table:formula="of:=IF([.I84]=&quot;-&quot;;&quot;NULL&quot;;VALUE(MID([.I84];1;LEN([.I84])-1)))" office:value-type="float" office:value="0.09" calcext:value-type="float">
            <text:p>0.09</text:p>
          </table:table-cell>
          <table:table-cell table:formula="of:=IF([.J84]=&quot;-&quot;;&quot;NULL&quot;;VALUE(MID([.J84];1;LEN([.J84])-1)))" office:value-type="float" office:value="1.98" calcext:value-type="float">
            <text:p>1.98</text:p>
          </table:table-cell>
          <table:table-cell table:formula="of:=IF([.K84]=&quot;-&quot;;&quot;NULL&quot;;VALUE(MID([.K84];1;LEN([.K84])-1)))" office:value-type="float" office:value="4.87" calcext:value-type="float">
            <text:p>4.87</text:p>
          </table:table-cell>
          <table:table-cell table:formula="of:=IF([.L84]=&quot;-&quot;;&quot;NULL&quot;;VALUE(MID([.L84];1;LEN([.L84])-1)))" office:value-type="float" office:value="13.93" calcext:value-type="float">
            <text:p>13.93</text:p>
          </table:table-cell>
          <table:table-cell table:formula="of:=IF([.M84]=&quot;-&quot;;&quot;NULL&quot;;VALUE(MID([.M84];1;LEN([.M84])-1)))" office:value-type="float" office:value="4.65" calcext:value-type="float">
            <text:p>4.65</text:p>
          </table:table-cell>
          <table:table-cell table:formula="of:=IF([.N84]=&quot;-&quot;;&quot;NULL&quot;;VALUE(MID([.N84];1;LEN([.N84])-1)))" office:value-type="float" office:value="95.3" calcext:value-type="float">
            <text:p>95.3</text:p>
          </table:table-cell>
          <table:table-cell table:formula="of:=&quot;( &quot; &amp; (ROW()-1) &amp; &quot;, '&quot; &amp; [.A84] &amp; &quot;',&quot; &amp; [.B84] &amp; &quot;,&quot; &amp; [.C84] &amp; &quot;,&quot; &amp; [.D84] &amp; &quot;,&quot; &amp; [.E84] &amp; &quot;,&quot; &amp; [.R84] &amp; &quot;,&quot; &amp; [.S84] &amp; &quot;,'2014/09/19',&quot; &amp; [.T84] &amp; &quot;,&quot; &amp; [.U84] &amp; &quot;,&quot; &amp; [.V84] &amp; &quot;,&quot; &amp; [.W84] &amp; &quot;,&quot; &amp; [.X84] &amp; &quot;,&quot; &amp; [.Y84] &amp; &quot;,'&quot; &amp; [.O84] &amp; &quot;','&quot; &amp; [.P84] &amp; &quot;','&quot; &amp; [.Q84] &amp; &quot;'),&quot;" office:value-type="string" office:string-value="( 83, 'CarMax',53.57,54.01,53.25,0.05,0.09,1670000,'2014/09/19',0.09,1.98,4.87,13.93,4.65,95.3,'Strong Buy','Strong Buy','Strong Buy')," calcext:value-type="string">
            <text:p>( 83, 'CarMax',53.57,54.01,53.25,0.05,0.09,1670000,'2014/09/19',0.09,1.98,4.87,13.93,4.65,95.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rnival-corporation?cid=7994" xlink:type="simple">Carnival</text:a></text:p>
          </table:table-cell>
          <table:table-cell office:value-type="float" office:value="40.72" calcext:value-type="float">
            <text:p>40.72</text:p>
          </table:table-cell>
          <table:table-cell office:value-type="float" office:value="41.16" calcext:value-type="float">
            <text:p>41.16</text:p>
          </table:table-cell>
          <table:table-cell office:value-type="float" office:value="40.43" calcext:value-type="float">
            <text:p>40.4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+1.52%</text:p>
          </table:table-cell>
          <table:table-cell office:value-type="string" calcext:value-type="string">
            <text:p>8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52%</text:p>
          </table:table-cell>
          <table:table-cell office:value-type="string" calcext:value-type="string">
            <text:p>3.93%</text:p>
          </table:table-cell>
          <table:table-cell office:value-type="string" calcext:value-type="string">
            <text:p>7.81%</text:p>
          </table:table-cell>
          <table:table-cell office:value-type="string" calcext:value-type="string">
            <text:p>1.37%</text:p>
          </table:table-cell>
          <table:table-cell office:value-type="string" calcext:value-type="string">
            <text:p>9.82%</text:p>
          </table:table-cell>
          <table:table-cell office:value-type="string" calcext:value-type="string">
            <text:p>24.3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5];1;LEN([.F85])-1))" office:value-type="float" office:value="1.52" calcext:value-type="float">
            <text:p>1.52</text:p>
          </table:table-cell>
          <table:table-cell table:formula="of:=VALUE(SUBSTITUTE(SUBSTITUTE(SUBSTITUTE([.G85];&quot;M&quot;;&quot;0000&quot;);&quot;K&quot;;&quot;0&quot;);&quot;.&quot;;&quot;&quot;))" office:value-type="float" office:value="8400000" calcext:value-type="float">
            <text:p>8400000</text:p>
          </table:table-cell>
          <table:table-cell table:formula="of:=IF([.I85]=&quot;-&quot;;&quot;NULL&quot;;VALUE(MID([.I85];1;LEN([.I85])-1)))" office:value-type="float" office:value="1.52" calcext:value-type="float">
            <text:p>1.52</text:p>
          </table:table-cell>
          <table:table-cell table:formula="of:=IF([.J85]=&quot;-&quot;;&quot;NULL&quot;;VALUE(MID([.J85];1;LEN([.J85])-1)))" office:value-type="float" office:value="3.93" calcext:value-type="float">
            <text:p>3.93</text:p>
          </table:table-cell>
          <table:table-cell table:formula="of:=IF([.K85]=&quot;-&quot;;&quot;NULL&quot;;VALUE(MID([.K85];1;LEN([.K85])-1)))" office:value-type="float" office:value="7.81" calcext:value-type="float">
            <text:p>7.81</text:p>
          </table:table-cell>
          <table:table-cell table:formula="of:=IF([.L85]=&quot;-&quot;;&quot;NULL&quot;;VALUE(MID([.L85];1;LEN([.L85])-1)))" office:value-type="float" office:value="1.37" calcext:value-type="float">
            <text:p>1.37</text:p>
          </table:table-cell>
          <table:table-cell table:formula="of:=IF([.M85]=&quot;-&quot;;&quot;NULL&quot;;VALUE(MID([.M85];1;LEN([.M85])-1)))" office:value-type="float" office:value="9.82" calcext:value-type="float">
            <text:p>9.82</text:p>
          </table:table-cell>
          <table:table-cell table:formula="of:=IF([.N85]=&quot;-&quot;;&quot;NULL&quot;;VALUE(MID([.N85];1;LEN([.N85])-1)))" office:value-type="float" office:value="24.3" calcext:value-type="float">
            <text:p>24.3</text:p>
          </table:table-cell>
          <table:table-cell table:formula="of:=&quot;( &quot; &amp; (ROW()-1) &amp; &quot;, '&quot; &amp; [.A85] &amp; &quot;',&quot; &amp; [.B85] &amp; &quot;,&quot; &amp; [.C85] &amp; &quot;,&quot; &amp; [.D85] &amp; &quot;,&quot; &amp; [.E85] &amp; &quot;,&quot; &amp; [.R85] &amp; &quot;,&quot; &amp; [.S85] &amp; &quot;,'2014/09/19',&quot; &amp; [.T85] &amp; &quot;,&quot; &amp; [.U85] &amp; &quot;,&quot; &amp; [.V85] &amp; &quot;,&quot; &amp; [.W85] &amp; &quot;,&quot; &amp; [.X85] &amp; &quot;,&quot; &amp; [.Y85] &amp; &quot;,'&quot; &amp; [.O85] &amp; &quot;','&quot; &amp; [.P85] &amp; &quot;','&quot; &amp; [.Q85] &amp; &quot;'),&quot;" office:value-type="string" office:string-value="( 84, 'Carnival',40.72,41.16,40.43,0.61,1.52,8400000,'2014/09/19',1.52,3.93,7.81,1.37,9.82,24.3,'Strong Buy','Strong Buy','Strong Buy')," calcext:value-type="string">
            <text:p>( 84, 'Carnival',40.72,41.16,40.43,0.61,1.52,8400000,'2014/09/19',1.52,3.93,7.81,1.37,9.82,24.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aterpillar" xlink:type="simple">Caterpillar</text:a>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5" calcext:value-type="float">
            <text:p>105</text:p>
          </table:table-cell>
          <table:table-cell office:value-type="float" office:value="102.08" calcext:value-type="float">
            <text:p>102.08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-1.75%</text:p>
          </table:table-cell>
          <table:table-cell office:value-type="string" calcext:value-type="string">
            <text:p>7.9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75%</text:p>
          </table:table-cell>
          <table:table-cell office:value-type="string" calcext:value-type="string">
            <text:p>-2.39%</text:p>
          </table:table-cell>
          <table:table-cell office:value-type="string" calcext:value-type="string">
            <text:p>-5.06%</text:p>
          </table:table-cell>
          <table:table-cell office:value-type="string" calcext:value-type="string">
            <text:p>12.88%</text:p>
          </table:table-cell>
          <table:table-cell office:value-type="string" calcext:value-type="string">
            <text:p>20.96%</text:p>
          </table:table-cell>
          <table:table-cell office:value-type="string" calcext:value-type="string">
            <text:p>29.1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86];1;LEN([.F86])-1))" office:value-type="float" office:value="-1.75" calcext:value-type="float">
            <text:p>-1.75</text:p>
          </table:table-cell>
          <table:table-cell table:formula="of:=VALUE(SUBSTITUTE(SUBSTITUTE(SUBSTITUTE([.G86];&quot;M&quot;;&quot;0000&quot;);&quot;K&quot;;&quot;0&quot;);&quot;.&quot;;&quot;&quot;))" office:value-type="float" office:value="7940000" calcext:value-type="float">
            <text:p>7940000</text:p>
          </table:table-cell>
          <table:table-cell table:formula="of:=IF([.I86]=&quot;-&quot;;&quot;NULL&quot;;VALUE(MID([.I86];1;LEN([.I86])-1)))" office:value-type="float" office:value="-1.75" calcext:value-type="float">
            <text:p>-1.75</text:p>
          </table:table-cell>
          <table:table-cell table:formula="of:=IF([.J86]=&quot;-&quot;;&quot;NULL&quot;;VALUE(MID([.J86];1;LEN([.J86])-1)))" office:value-type="float" office:value="-2.39" calcext:value-type="float">
            <text:p>-2.39</text:p>
          </table:table-cell>
          <table:table-cell table:formula="of:=IF([.K86]=&quot;-&quot;;&quot;NULL&quot;;VALUE(MID([.K86];1;LEN([.K86])-1)))" office:value-type="float" office:value="-5.06" calcext:value-type="float">
            <text:p>-5.06</text:p>
          </table:table-cell>
          <table:table-cell table:formula="of:=IF([.L86]=&quot;-&quot;;&quot;NULL&quot;;VALUE(MID([.L86];1;LEN([.L86])-1)))" office:value-type="float" office:value="12.88" calcext:value-type="float">
            <text:p>12.88</text:p>
          </table:table-cell>
          <table:table-cell table:formula="of:=IF([.M86]=&quot;-&quot;;&quot;NULL&quot;;VALUE(MID([.M86];1;LEN([.M86])-1)))" office:value-type="float" office:value="20.96" calcext:value-type="float">
            <text:p>20.96</text:p>
          </table:table-cell>
          <table:table-cell table:formula="of:=IF([.N86]=&quot;-&quot;;&quot;NULL&quot;;VALUE(MID([.N86];1;LEN([.N86])-1)))" office:value-type="float" office:value="29.17" calcext:value-type="float">
            <text:p>29.17</text:p>
          </table:table-cell>
          <table:table-cell table:formula="of:=&quot;( &quot; &amp; (ROW()-1) &amp; &quot;, '&quot; &amp; [.A86] &amp; &quot;',&quot; &amp; [.B86] &amp; &quot;,&quot; &amp; [.C86] &amp; &quot;,&quot; &amp; [.D86] &amp; &quot;,&quot; &amp; [.E86] &amp; &quot;,&quot; &amp; [.R86] &amp; &quot;,&quot; &amp; [.S86] &amp; &quot;,'2014/09/19',&quot; &amp; [.T86] &amp; &quot;,&quot; &amp; [.U86] &amp; &quot;,&quot; &amp; [.V86] &amp; &quot;,&quot; &amp; [.W86] &amp; &quot;,&quot; &amp; [.X86] &amp; &quot;,&quot; &amp; [.Y86] &amp; &quot;,'&quot; &amp; [.O86] &amp; &quot;','&quot; &amp; [.P86] &amp; &quot;','&quot; &amp; [.Q86] &amp; &quot;'),&quot;" office:value-type="string" office:string-value="( 85, 'Caterpillar',102.51,105,102.08,-1.83,-1.75,7940000,'2014/09/19',-1.75,-2.39,-5.06,12.88,20.96,29.17,'Strong Sell','Strong Sell','Strong Buy')," calcext:value-type="string">
            <text:p>( 85, 'Caterpillar',102.51,105,102.08,-1.83,-1.75,7940000,'2014/09/19',-1.75,-2.39,-5.06,12.88,20.96,29.17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bre" xlink:type="simple">CBRE</text:a></text:p>
          </table:table-cell>
          <table:table-cell office:value-type="float" office:value="30.37" calcext:value-type="float">
            <text:p>30.37</text:p>
          </table:table-cell>
          <table:table-cell office:value-type="float" office:value="30.55" calcext:value-type="float">
            <text:p>30.55</text:p>
          </table:table-cell>
          <table:table-cell office:value-type="float" office:value="30.25" calcext:value-type="float">
            <text:p>30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+0.33%</text:p>
          </table:table-cell>
          <table:table-cell office:value-type="string" calcext:value-type="string">
            <text:p>1.9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3%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-4.44%</text:p>
          </table:table-cell>
          <table:table-cell office:value-type="string" calcext:value-type="string">
            <text:p>15.48%</text:p>
          </table:table-cell>
          <table:table-cell office:value-type="string" calcext:value-type="string">
            <text:p>27.55%</text:p>
          </table:table-cell>
          <table:table-cell office:value-type="string" calcext:value-type="string">
            <text:p>129.73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87];1;LEN([.F87])-1))" office:value-type="float" office:value="0.33" calcext:value-type="float">
            <text:p>0.33</text:p>
          </table:table-cell>
          <table:table-cell table:formula="of:=VALUE(SUBSTITUTE(SUBSTITUTE(SUBSTITUTE([.G87];&quot;M&quot;;&quot;0000&quot;);&quot;K&quot;;&quot;0&quot;);&quot;.&quot;;&quot;&quot;))" office:value-type="float" office:value="1920000" calcext:value-type="float">
            <text:p>1920000</text:p>
          </table:table-cell>
          <table:table-cell table:formula="of:=IF([.I87]=&quot;-&quot;;&quot;NULL&quot;;VALUE(MID([.I87];1;LEN([.I87])-1)))" office:value-type="float" office:value="0.33" calcext:value-type="float">
            <text:p>0.33</text:p>
          </table:table-cell>
          <table:table-cell table:formula="of:=IF([.J87]=&quot;-&quot;;&quot;NULL&quot;;VALUE(MID([.J87];1;LEN([.J87])-1)))" office:value-type="float" office:value="1.1" calcext:value-type="float">
            <text:p>1.1</text:p>
          </table:table-cell>
          <table:table-cell table:formula="of:=IF([.K87]=&quot;-&quot;;&quot;NULL&quot;;VALUE(MID([.K87];1;LEN([.K87])-1)))" office:value-type="float" office:value="-4.44" calcext:value-type="float">
            <text:p>-4.44</text:p>
          </table:table-cell>
          <table:table-cell table:formula="of:=IF([.L87]=&quot;-&quot;;&quot;NULL&quot;;VALUE(MID([.L87];1;LEN([.L87])-1)))" office:value-type="float" office:value="15.48" calcext:value-type="float">
            <text:p>15.48</text:p>
          </table:table-cell>
          <table:table-cell table:formula="of:=IF([.M87]=&quot;-&quot;;&quot;NULL&quot;;VALUE(MID([.M87];1;LEN([.M87])-1)))" office:value-type="float" office:value="27.55" calcext:value-type="float">
            <text:p>27.55</text:p>
          </table:table-cell>
          <table:table-cell table:formula="of:=IF([.N87]=&quot;-&quot;;&quot;NULL&quot;;VALUE(MID([.N87];1;LEN([.N87])-1)))" office:value-type="float" office:value="129.73" calcext:value-type="float">
            <text:p>129.73</text:p>
          </table:table-cell>
          <table:table-cell table:formula="of:=&quot;( &quot; &amp; (ROW()-1) &amp; &quot;, '&quot; &amp; [.A87] &amp; &quot;',&quot; &amp; [.B87] &amp; &quot;,&quot; &amp; [.C87] &amp; &quot;,&quot; &amp; [.D87] &amp; &quot;,&quot; &amp; [.E87] &amp; &quot;,&quot; &amp; [.R87] &amp; &quot;,&quot; &amp; [.S87] &amp; &quot;,'2014/09/19',&quot; &amp; [.T87] &amp; &quot;,&quot; &amp; [.U87] &amp; &quot;,&quot; &amp; [.V87] &amp; &quot;,&quot; &amp; [.W87] &amp; &quot;,&quot; &amp; [.X87] &amp; &quot;,&quot; &amp; [.Y87] &amp; &quot;,'&quot; &amp; [.O87] &amp; &quot;','&quot; &amp; [.P87] &amp; &quot;','&quot; &amp; [.Q87] &amp; &quot;'),&quot;" office:value-type="string" office:string-value="( 86, 'CBRE',30.37,30.55,30.25,0.1,0.33,1920000,'2014/09/19',0.33,1.1,-4.44,15.48,27.55,129.73,'Neutral','Strong Sell','Strong Buy')," calcext:value-type="string">
            <text:p>( 86, 'CBRE',30.37,30.55,30.25,0.1,0.33,1920000,'2014/09/19',0.33,1.1,-4.44,15.48,27.55,129.73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bs-corp-cl-b" xlink:type="simple">CBS</text:a></text:p>
          </table:table-cell>
          <table:table-cell office:value-type="float" office:value="55.91" calcext:value-type="float">
            <text:p>55.91</text:p>
          </table:table-cell>
          <table:table-cell office:value-type="float" office:value="56.88" calcext:value-type="float">
            <text:p>56.88</text:p>
          </table:table-cell>
          <table:table-cell office:value-type="float" office:value="55.62" calcext:value-type="float">
            <text:p>55.62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10.3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-2.36%</text:p>
          </table:table-cell>
          <table:table-cell office:value-type="string" calcext:value-type="string">
            <text:p>-7.37%</text:p>
          </table:table-cell>
          <table:table-cell office:value-type="string" calcext:value-type="string">
            <text:p>-12.28%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145.9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88];1;LEN([.F88])-1))" office:value-type="float" office:value="-1.04" calcext:value-type="float">
            <text:p>-1.04</text:p>
          </table:table-cell>
          <table:table-cell table:formula="of:=VALUE(SUBSTITUTE(SUBSTITUTE(SUBSTITUTE([.G88];&quot;M&quot;;&quot;0000&quot;);&quot;K&quot;;&quot;0&quot;);&quot;.&quot;;&quot;&quot;))" office:value-type="float" office:value="10370000" calcext:value-type="float">
            <text:p>10370000</text:p>
          </table:table-cell>
          <table:table-cell table:formula="of:=IF([.I88]=&quot;-&quot;;&quot;NULL&quot;;VALUE(MID([.I88];1;LEN([.I88])-1)))" office:value-type="float" office:value="-1.04" calcext:value-type="float">
            <text:p>-1.04</text:p>
          </table:table-cell>
          <table:table-cell table:formula="of:=IF([.J88]=&quot;-&quot;;&quot;NULL&quot;;VALUE(MID([.J88];1;LEN([.J88])-1)))" office:value-type="float" office:value="-2.36" calcext:value-type="float">
            <text:p>-2.36</text:p>
          </table:table-cell>
          <table:table-cell table:formula="of:=IF([.K88]=&quot;-&quot;;&quot;NULL&quot;;VALUE(MID([.K88];1;LEN([.K88])-1)))" office:value-type="float" office:value="-7.37" calcext:value-type="float">
            <text:p>-7.37</text:p>
          </table:table-cell>
          <table:table-cell table:formula="of:=IF([.L88]=&quot;-&quot;;&quot;NULL&quot;;VALUE(MID([.L88];1;LEN([.L88])-1)))" office:value-type="float" office:value="-12.28" calcext:value-type="float">
            <text:p>-12.28</text:p>
          </table:table-cell>
          <table:table-cell table:formula="of:=IF([.M88]=&quot;-&quot;;&quot;NULL&quot;;VALUE(MID([.M88];1;LEN([.M88])-1)))" office:value-type="float" office:value="-0.3" calcext:value-type="float">
            <text:p>-0.3</text:p>
          </table:table-cell>
          <table:table-cell table:formula="of:=IF([.N88]=&quot;-&quot;;&quot;NULL&quot;;VALUE(MID([.N88];1;LEN([.N88])-1)))" office:value-type="float" office:value="145.97" calcext:value-type="float">
            <text:p>145.97</text:p>
          </table:table-cell>
          <table:table-cell table:formula="of:=&quot;( &quot; &amp; (ROW()-1) &amp; &quot;, '&quot; &amp; [.A88] &amp; &quot;',&quot; &amp; [.B88] &amp; &quot;,&quot; &amp; [.C88] &amp; &quot;,&quot; &amp; [.D88] &amp; &quot;,&quot; &amp; [.E88] &amp; &quot;,&quot; &amp; [.R88] &amp; &quot;,&quot; &amp; [.S88] &amp; &quot;,'2014/09/19',&quot; &amp; [.T88] &amp; &quot;,&quot; &amp; [.U88] &amp; &quot;,&quot; &amp; [.V88] &amp; &quot;,&quot; &amp; [.W88] &amp; &quot;,&quot; &amp; [.X88] &amp; &quot;,&quot; &amp; [.Y88] &amp; &quot;,'&quot; &amp; [.O88] &amp; &quot;','&quot; &amp; [.P88] &amp; &quot;','&quot; &amp; [.Q88] &amp; &quot;'),&quot;" office:value-type="string" office:string-value="( 87, 'CBS',55.91,56.88,55.62,-0.59,-1.04,10370000,'2014/09/19',-1.04,-2.36,-7.37,-12.28,-0.3,145.97,'Strong Sell','Strong Sell','Buy')," calcext:value-type="string">
            <text:p>( 87, 'CBS',55.91,56.88,55.62,-0.59,-1.04,10370000,'2014/09/19',-1.04,-2.36,-7.37,-12.28,-0.3,145.97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elgene-corp" xlink:type="simple">Celgene</text:a></text:p>
          </table:table-cell>
          <table:table-cell office:value-type="float" office:value="93.85" calcext:value-type="float">
            <text:p>93.85</text:p>
          </table:table-cell>
          <table:table-cell office:value-type="float" office:value="94.96" calcext:value-type="float">
            <text:p>94.96</text:p>
          </table:table-cell>
          <table:table-cell office:value-type="float" office:value="93.34" calcext:value-type="float">
            <text:p>93.3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+0.62%</text:p>
          </table:table-cell>
          <table:table-cell office:value-type="string" calcext:value-type="string">
            <text:p>5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2.55%</text:p>
          </table:table-cell>
          <table:table-cell office:value-type="string" calcext:value-type="string">
            <text:p>2.39%</text:p>
          </table:table-cell>
          <table:table-cell office:value-type="string" calcext:value-type="string">
            <text:p>-44.46%</text:p>
          </table:table-cell>
          <table:table-cell office:value-type="string" calcext:value-type="string">
            <text:p>-37.37%</text:p>
          </table:table-cell>
          <table:table-cell office:value-type="string" calcext:value-type="string">
            <text:p>47.1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89];1;LEN([.F89])-1))" office:value-type="float" office:value="0.62" calcext:value-type="float">
            <text:p>0.62</text:p>
          </table:table-cell>
          <table:table-cell table:formula="of:=VALUE(SUBSTITUTE(SUBSTITUTE(SUBSTITUTE([.G89];&quot;M&quot;;&quot;0000&quot;);&quot;K&quot;;&quot;0&quot;);&quot;.&quot;;&quot;&quot;))" office:value-type="float" office:value="5640000" calcext:value-type="float">
            <text:p>5640000</text:p>
          </table:table-cell>
          <table:table-cell table:formula="of:=IF([.I89]=&quot;-&quot;;&quot;NULL&quot;;VALUE(MID([.I89];1;LEN([.I89])-1)))" office:value-type="float" office:value="0.62" calcext:value-type="float">
            <text:p>0.62</text:p>
          </table:table-cell>
          <table:table-cell table:formula="of:=IF([.J89]=&quot;-&quot;;&quot;NULL&quot;;VALUE(MID([.J89];1;LEN([.J89])-1)))" office:value-type="float" office:value="2.55" calcext:value-type="float">
            <text:p>2.55</text:p>
          </table:table-cell>
          <table:table-cell table:formula="of:=IF([.K89]=&quot;-&quot;;&quot;NULL&quot;;VALUE(MID([.K89];1;LEN([.K89])-1)))" office:value-type="float" office:value="2.39" calcext:value-type="float">
            <text:p>2.39</text:p>
          </table:table-cell>
          <table:table-cell table:formula="of:=IF([.L89]=&quot;-&quot;;&quot;NULL&quot;;VALUE(MID([.L89];1;LEN([.L89])-1)))" office:value-type="float" office:value="-44.46" calcext:value-type="float">
            <text:p>-44.46</text:p>
          </table:table-cell>
          <table:table-cell table:formula="of:=IF([.M89]=&quot;-&quot;;&quot;NULL&quot;;VALUE(MID([.M89];1;LEN([.M89])-1)))" office:value-type="float" office:value="-37.37" calcext:value-type="float">
            <text:p>-37.37</text:p>
          </table:table-cell>
          <table:table-cell table:formula="of:=IF([.N89]=&quot;-&quot;;&quot;NULL&quot;;VALUE(MID([.N89];1;LEN([.N89])-1)))" office:value-type="float" office:value="47.1" calcext:value-type="float">
            <text:p>47.1</text:p>
          </table:table-cell>
          <table:table-cell table:formula="of:=&quot;( &quot; &amp; (ROW()-1) &amp; &quot;, '&quot; &amp; [.A89] &amp; &quot;',&quot; &amp; [.B89] &amp; &quot;,&quot; &amp; [.C89] &amp; &quot;,&quot; &amp; [.D89] &amp; &quot;,&quot; &amp; [.E89] &amp; &quot;,&quot; &amp; [.R89] &amp; &quot;,&quot; &amp; [.S89] &amp; &quot;,'2014/09/19',&quot; &amp; [.T89] &amp; &quot;,&quot; &amp; [.U89] &amp; &quot;,&quot; &amp; [.V89] &amp; &quot;,&quot; &amp; [.W89] &amp; &quot;,&quot; &amp; [.X89] &amp; &quot;,&quot; &amp; [.Y89] &amp; &quot;,'&quot; &amp; [.O89] &amp; &quot;','&quot; &amp; [.P89] &amp; &quot;','&quot; &amp; [.Q89] &amp; &quot;'),&quot;" office:value-type="string" office:string-value="( 88, 'Celgene',93.85,94.96,93.34,0.58,0.62,5640000,'2014/09/19',0.62,2.55,2.39,-44.46,-37.37,47.1,'Strong Buy','Strong Buy','Strong Buy')," calcext:value-type="string">
            <text:p>( 88, 'Celgene',93.85,94.96,93.34,0.58,0.62,5640000,'2014/09/19',0.62,2.55,2.39,-44.46,-37.37,47.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enterpoint" xlink:type="simple">CenterPoint Energy</text:a>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8" calcext:value-type="float">
            <text:p>24.28</text:p>
          </table:table-cell>
          <table:table-cell office:value-type="float" office:value="24.03" calcext:value-type="float">
            <text:p>24.03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7.7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-2.55%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24.2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90];1;LEN([.F90])-1))" office:value-type="float" office:value="-0.66" calcext:value-type="float">
            <text:p>-0.66</text:p>
          </table:table-cell>
          <table:table-cell table:formula="of:=VALUE(SUBSTITUTE(SUBSTITUTE(SUBSTITUTE([.G90];&quot;M&quot;;&quot;0000&quot;);&quot;K&quot;;&quot;0&quot;);&quot;.&quot;;&quot;&quot;))" office:value-type="float" office:value="7730000" calcext:value-type="float">
            <text:p>7730000</text:p>
          </table:table-cell>
          <table:table-cell table:formula="of:=IF([.I90]=&quot;-&quot;;&quot;NULL&quot;;VALUE(MID([.I90];1;LEN([.I90])-1)))" office:value-type="float" office:value="-0.66" calcext:value-type="float">
            <text:p>-0.66</text:p>
          </table:table-cell>
          <table:table-cell table:formula="of:=IF([.J90]=&quot;-&quot;;&quot;NULL&quot;;VALUE(MID([.J90];1;LEN([.J90])-1)))" office:value-type="float" office:value="-0.78" calcext:value-type="float">
            <text:p>-0.78</text:p>
          </table:table-cell>
          <table:table-cell table:formula="of:=IF([.K90]=&quot;-&quot;;&quot;NULL&quot;;VALUE(MID([.K90];1;LEN([.K90])-1)))" office:value-type="float" office:value="-2.55" calcext:value-type="float">
            <text:p>-2.55</text:p>
          </table:table-cell>
          <table:table-cell table:formula="of:=IF([.L90]=&quot;-&quot;;&quot;NULL&quot;;VALUE(MID([.L90];1;LEN([.L90])-1)))" office:value-type="float" office:value="3.8" calcext:value-type="float">
            <text:p>3.8</text:p>
          </table:table-cell>
          <table:table-cell table:formula="of:=IF([.M90]=&quot;-&quot;;&quot;NULL&quot;;VALUE(MID([.M90];1;LEN([.M90])-1)))" office:value-type="float" office:value="0.59" calcext:value-type="float">
            <text:p>0.59</text:p>
          </table:table-cell>
          <table:table-cell table:formula="of:=IF([.N90]=&quot;-&quot;;&quot;NULL&quot;;VALUE(MID([.N90];1;LEN([.N90])-1)))" office:value-type="float" office:value="24.28" calcext:value-type="float">
            <text:p>24.28</text:p>
          </table:table-cell>
          <table:table-cell table:formula="of:=&quot;( &quot; &amp; (ROW()-1) &amp; &quot;, '&quot; &amp; [.A90] &amp; &quot;',&quot; &amp; [.B90] &amp; &quot;,&quot; &amp; [.C90] &amp; &quot;,&quot; &amp; [.D90] &amp; &quot;,&quot; &amp; [.E90] &amp; &quot;,&quot; &amp; [.R90] &amp; &quot;,&quot; &amp; [.S90] &amp; &quot;,'2014/09/19',&quot; &amp; [.T90] &amp; &quot;,&quot; &amp; [.U90] &amp; &quot;,&quot; &amp; [.V90] &amp; &quot;,&quot; &amp; [.W90] &amp; &quot;,&quot; &amp; [.X90] &amp; &quot;,&quot; &amp; [.Y90] &amp; &quot;,'&quot; &amp; [.O90] &amp; &quot;','&quot; &amp; [.P90] &amp; &quot;','&quot; &amp; [.Q90] &amp; &quot;'),&quot;" office:value-type="string" office:string-value="( 89, 'CenterPoint Energy',24.06,24.28,24.03,-0.16,-0.66,7730000,'2014/09/19',-0.66,-0.78,-2.55,3.8,0.59,24.28,'Strong Sell','Strong Sell','Strong Buy')," calcext:value-type="string">
            <text:p>( 89, 'CenterPoint Energy',24.06,24.28,24.03,-0.16,-0.66,7730000,'2014/09/19',-0.66,-0.78,-2.55,3.8,0.59,24.28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enturylink" xlink:type="simple">CenturyLink</text:a></text:p>
          </table:table-cell>
          <table:table-cell office:value-type="float" office:value="40.75" calcext:value-type="float">
            <text:p>40.75</text:p>
          </table:table-cell>
          <table:table-cell office:value-type="float" office:value="40.9" calcext:value-type="float">
            <text:p>40.9</text:p>
          </table:table-cell>
          <table:table-cell office:value-type="float" office:value="40.59" calcext:value-type="float">
            <text:p>40.5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+0.57%</text:p>
          </table:table-cell>
          <table:table-cell office:value-type="string" calcext:value-type="string">
            <text:p>3.2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7%</text:p>
          </table:table-cell>
          <table:table-cell office:value-type="string" calcext:value-type="string">
            <text:p>3.06%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27.94%</text:p>
          </table:table-cell>
          <table:table-cell office:value-type="string" calcext:value-type="string">
            <text:p>26.24%</text:p>
          </table:table-cell>
          <table:table-cell office:value-type="string" calcext:value-type="string">
            <text:p>21.8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91];1;LEN([.F91])-1))" office:value-type="float" office:value="0.57" calcext:value-type="float">
            <text:p>0.57</text:p>
          </table:table-cell>
          <table:table-cell table:formula="of:=VALUE(SUBSTITUTE(SUBSTITUTE(SUBSTITUTE([.G91];&quot;M&quot;;&quot;0000&quot;);&quot;K&quot;;&quot;0&quot;);&quot;.&quot;;&quot;&quot;))" office:value-type="float" office:value="3210000" calcext:value-type="float">
            <text:p>3210000</text:p>
          </table:table-cell>
          <table:table-cell table:formula="of:=IF([.I91]=&quot;-&quot;;&quot;NULL&quot;;VALUE(MID([.I91];1;LEN([.I91])-1)))" office:value-type="float" office:value="0.57" calcext:value-type="float">
            <text:p>0.57</text:p>
          </table:table-cell>
          <table:table-cell table:formula="of:=IF([.J91]=&quot;-&quot;;&quot;NULL&quot;;VALUE(MID([.J91];1;LEN([.J91])-1)))" office:value-type="float" office:value="3.06" calcext:value-type="float">
            <text:p>3.06</text:p>
          </table:table-cell>
          <table:table-cell table:formula="of:=IF([.K91]=&quot;-&quot;;&quot;NULL&quot;;VALUE(MID([.K91];1;LEN([.K91])-1)))" office:value-type="float" office:value="-0.39" calcext:value-type="float">
            <text:p>-0.39</text:p>
          </table:table-cell>
          <table:table-cell table:formula="of:=IF([.L91]=&quot;-&quot;;&quot;NULL&quot;;VALUE(MID([.L91];1;LEN([.L91])-1)))" office:value-type="float" office:value="27.94" calcext:value-type="float">
            <text:p>27.94</text:p>
          </table:table-cell>
          <table:table-cell table:formula="of:=IF([.M91]=&quot;-&quot;;&quot;NULL&quot;;VALUE(MID([.M91];1;LEN([.M91])-1)))" office:value-type="float" office:value="26.24" calcext:value-type="float">
            <text:p>26.24</text:p>
          </table:table-cell>
          <table:table-cell table:formula="of:=IF([.N91]=&quot;-&quot;;&quot;NULL&quot;;VALUE(MID([.N91];1;LEN([.N91])-1)))" office:value-type="float" office:value="21.82" calcext:value-type="float">
            <text:p>21.82</text:p>
          </table:table-cell>
          <table:table-cell table:formula="of:=&quot;( &quot; &amp; (ROW()-1) &amp; &quot;, '&quot; &amp; [.A91] &amp; &quot;',&quot; &amp; [.B91] &amp; &quot;,&quot; &amp; [.C91] &amp; &quot;,&quot; &amp; [.D91] &amp; &quot;,&quot; &amp; [.E91] &amp; &quot;,&quot; &amp; [.R91] &amp; &quot;,&quot; &amp; [.S91] &amp; &quot;,'2014/09/19',&quot; &amp; [.T91] &amp; &quot;,&quot; &amp; [.U91] &amp; &quot;,&quot; &amp; [.V91] &amp; &quot;,&quot; &amp; [.W91] &amp; &quot;,&quot; &amp; [.X91] &amp; &quot;,&quot; &amp; [.Y91] &amp; &quot;,'&quot; &amp; [.O91] &amp; &quot;','&quot; &amp; [.P91] &amp; &quot;','&quot; &amp; [.Q91] &amp; &quot;'),&quot;" office:value-type="string" office:string-value="( 90, 'CenturyLink',40.75,40.9,40.59,0.23,0.57,3210000,'2014/09/19',0.57,3.06,-0.39,27.94,26.24,21.82,'Strong Buy','Strong Buy','Strong Buy')," calcext:value-type="string">
            <text:p>( 90, 'CenturyLink',40.75,40.9,40.59,0.23,0.57,3210000,'2014/09/19',0.57,3.06,-0.39,27.94,26.24,21.8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erner-corporatio" xlink:type="simple">Cerner</text:a></text:p>
          </table:table-cell>
          <table:table-cell office:value-type="float" office:value="58.52" calcext:value-type="float">
            <text:p>58.52</text:p>
          </table:table-cell>
          <table:table-cell office:value-type="float" office:value="59.48" calcext:value-type="float">
            <text:p>59.48</text:p>
          </table:table-cell>
          <table:table-cell office:value-type="float" office:value="58.44" calcext:value-type="float">
            <text:p>58.44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2.4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3.43%</text:p>
          </table:table-cell>
          <table:table-cell office:value-type="string" calcext:value-type="string">
            <text:p>4.99%</text:p>
          </table:table-cell>
          <table:table-cell office:value-type="string" calcext:value-type="string">
            <text:p>17.46%</text:p>
          </table:table-cell>
          <table:table-cell office:value-type="string" calcext:value-type="string">
            <text:p>69.04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92];1;LEN([.F92])-1))" office:value-type="float" office:value="-0.68" calcext:value-type="float">
            <text:p>-0.68</text:p>
          </table:table-cell>
          <table:table-cell table:formula="of:=VALUE(SUBSTITUTE(SUBSTITUTE(SUBSTITUTE([.G92];&quot;M&quot;;&quot;0000&quot;);&quot;K&quot;;&quot;0&quot;);&quot;.&quot;;&quot;&quot;))" office:value-type="float" office:value="2450000" calcext:value-type="float">
            <text:p>2450000</text:p>
          </table:table-cell>
          <table:table-cell table:formula="of:=IF([.I92]=&quot;-&quot;;&quot;NULL&quot;;VALUE(MID([.I92];1;LEN([.I92])-1)))" office:value-type="float" office:value="-0.68" calcext:value-type="float">
            <text:p>-0.68</text:p>
          </table:table-cell>
          <table:table-cell table:formula="of:=IF([.J92]=&quot;-&quot;;&quot;NULL&quot;;VALUE(MID([.J92];1;LEN([.J92])-1)))" office:value-type="float" office:value="-0.39" calcext:value-type="float">
            <text:p>-0.39</text:p>
          </table:table-cell>
          <table:table-cell table:formula="of:=IF([.K92]=&quot;-&quot;;&quot;NULL&quot;;VALUE(MID([.K92];1;LEN([.K92])-1)))" office:value-type="float" office:value="3.43" calcext:value-type="float">
            <text:p>3.43</text:p>
          </table:table-cell>
          <table:table-cell table:formula="of:=IF([.L92]=&quot;-&quot;;&quot;NULL&quot;;VALUE(MID([.L92];1;LEN([.L92])-1)))" office:value-type="float" office:value="4.99" calcext:value-type="float">
            <text:p>4.99</text:p>
          </table:table-cell>
          <table:table-cell table:formula="of:=IF([.M92]=&quot;-&quot;;&quot;NULL&quot;;VALUE(MID([.M92];1;LEN([.M92])-1)))" office:value-type="float" office:value="17.46" calcext:value-type="float">
            <text:p>17.46</text:p>
          </table:table-cell>
          <table:table-cell table:formula="of:=IF([.N92]=&quot;-&quot;;&quot;NULL&quot;;VALUE(MID([.N92];1;LEN([.N92])-1)))" office:value-type="float" office:value="69.04" calcext:value-type="float">
            <text:p>69.04</text:p>
          </table:table-cell>
          <table:table-cell table:formula="of:=&quot;( &quot; &amp; (ROW()-1) &amp; &quot;, '&quot; &amp; [.A92] &amp; &quot;',&quot; &amp; [.B92] &amp; &quot;,&quot; &amp; [.C92] &amp; &quot;,&quot; &amp; [.D92] &amp; &quot;,&quot; &amp; [.E92] &amp; &quot;,&quot; &amp; [.R92] &amp; &quot;,&quot; &amp; [.S92] &amp; &quot;,'2014/09/19',&quot; &amp; [.T92] &amp; &quot;,&quot; &amp; [.U92] &amp; &quot;,&quot; &amp; [.V92] &amp; &quot;,&quot; &amp; [.W92] &amp; &quot;,&quot; &amp; [.X92] &amp; &quot;,&quot; &amp; [.Y92] &amp; &quot;,'&quot; &amp; [.O92] &amp; &quot;','&quot; &amp; [.P92] &amp; &quot;','&quot; &amp; [.Q92] &amp; &quot;'),&quot;" office:value-type="string" office:string-value="( 91, 'Cerner',58.52,59.48,58.44,-0.4,-0.68,2450000,'2014/09/19',-0.68,-0.39,3.43,4.99,17.46,69.04,'Strong Sell','Strong Buy','Strong Buy')," calcext:value-type="string">
            <text:p>( 91, 'Cerner',58.52,59.48,58.44,-0.4,-0.68,2450000,'2014/09/19',-0.68,-0.39,3.43,4.99,17.46,69.04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f-industries" xlink:type="simple">CF Industries</text:a></text:p>
          </table:table-cell>
          <table:table-cell office:value-type="float" office:value="258.38" calcext:value-type="float">
            <text:p>258.38</text:p>
          </table:table-cell>
          <table:table-cell office:value-type="float" office:value="262.51" calcext:value-type="float">
            <text:p>262.51</text:p>
          </table:table-cell>
          <table:table-cell office:value-type="float" office:value="258.38" calcext:value-type="float">
            <text:p>258.38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3.09%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10.87%</text:p>
          </table:table-cell>
          <table:table-cell office:value-type="string" calcext:value-type="string">
            <text:p>24.12%</text:p>
          </table:table-cell>
          <table:table-cell office:value-type="string" calcext:value-type="string">
            <text:p>68.9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93];1;LEN([.F93])-1))" office:value-type="float" office:value="-0.51" calcext:value-type="float">
            <text:p>-0.51</text:p>
          </table:table-cell>
          <table:table-cell table:formula="of:=VALUE(SUBSTITUTE(SUBSTITUTE(SUBSTITUTE([.G93];&quot;M&quot;;&quot;0000&quot;);&quot;K&quot;;&quot;0&quot;);&quot;.&quot;;&quot;&quot;))" office:value-type="float" office:value="1010000" calcext:value-type="float">
            <text:p>1010000</text:p>
          </table:table-cell>
          <table:table-cell table:formula="of:=IF([.I93]=&quot;-&quot;;&quot;NULL&quot;;VALUE(MID([.I93];1;LEN([.I93])-1)))" office:value-type="float" office:value="-0.51" calcext:value-type="float">
            <text:p>-0.51</text:p>
          </table:table-cell>
          <table:table-cell table:formula="of:=IF([.J93]=&quot;-&quot;;&quot;NULL&quot;;VALUE(MID([.J93];1;LEN([.J93])-1)))" office:value-type="float" office:value="3.09" calcext:value-type="float">
            <text:p>3.09</text:p>
          </table:table-cell>
          <table:table-cell table:formula="of:=IF([.K93]=&quot;-&quot;;&quot;NULL&quot;;VALUE(MID([.K93];1;LEN([.K93])-1)))" office:value-type="float" office:value="-0.12" calcext:value-type="float">
            <text:p>-0.12</text:p>
          </table:table-cell>
          <table:table-cell table:formula="of:=IF([.L93]=&quot;-&quot;;&quot;NULL&quot;;VALUE(MID([.L93];1;LEN([.L93])-1)))" office:value-type="float" office:value="10.87" calcext:value-type="float">
            <text:p>10.87</text:p>
          </table:table-cell>
          <table:table-cell table:formula="of:=IF([.M93]=&quot;-&quot;;&quot;NULL&quot;;VALUE(MID([.M93];1;LEN([.M93])-1)))" office:value-type="float" office:value="24.12" calcext:value-type="float">
            <text:p>24.12</text:p>
          </table:table-cell>
          <table:table-cell table:formula="of:=IF([.N93]=&quot;-&quot;;&quot;NULL&quot;;VALUE(MID([.N93];1;LEN([.N93])-1)))" office:value-type="float" office:value="68.94" calcext:value-type="float">
            <text:p>68.94</text:p>
          </table:table-cell>
          <table:table-cell table:formula="of:=&quot;( &quot; &amp; (ROW()-1) &amp; &quot;, '&quot; &amp; [.A93] &amp; &quot;',&quot; &amp; [.B93] &amp; &quot;,&quot; &amp; [.C93] &amp; &quot;,&quot; &amp; [.D93] &amp; &quot;,&quot; &amp; [.E93] &amp; &quot;,&quot; &amp; [.R93] &amp; &quot;,&quot; &amp; [.S93] &amp; &quot;,'2014/09/19',&quot; &amp; [.T93] &amp; &quot;,&quot; &amp; [.U93] &amp; &quot;,&quot; &amp; [.V93] &amp; &quot;,&quot; &amp; [.W93] &amp; &quot;,&quot; &amp; [.X93] &amp; &quot;,&quot; &amp; [.Y93] &amp; &quot;,'&quot; &amp; [.O93] &amp; &quot;','&quot; &amp; [.P93] &amp; &quot;','&quot; &amp; [.Q93] &amp; &quot;'),&quot;" office:value-type="string" office:string-value="( 92, 'CF Industries',258.38,262.51,258.38,-1.33,-0.51,1010000,'2014/09/19',-0.51,3.09,-0.12,10.87,24.12,68.94,'Neutral','Strong Buy','Strong Buy')," calcext:value-type="string">
            <text:p>( 92, 'CF Industries',258.38,262.51,258.38,-1.33,-0.51,1010000,'2014/09/19',-0.51,3.09,-0.12,10.87,24.12,68.9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-h-robinson-worldwide-inc" xlink:type="simple">CH Robinson</text:a></text:p>
          </table:table-cell>
          <table:table-cell office:value-type="float" office:value="67.82" calcext:value-type="float">
            <text:p>67.82</text:p>
          </table:table-cell>
          <table:table-cell office:value-type="float" office:value="68.57" calcext:value-type="float">
            <text:p>68.57</text:p>
          </table:table-cell>
          <table:table-cell office:value-type="float" office:value="67.36" calcext:value-type="float">
            <text:p>67.36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1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-1.17%</text:p>
          </table:table-cell>
          <table:table-cell office:value-type="string" calcext:value-type="string">
            <text:p>16.23%</text:p>
          </table:table-cell>
          <table:table-cell office:value-type="string" calcext:value-type="string">
            <text:p>9.23%</text:p>
          </table:table-cell>
          <table:table-cell office:value-type="string" calcext:value-type="string">
            <text:p>2.0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94];1;LEN([.F94])-1))" office:value-type="float" office:value="-0.6" calcext:value-type="float">
            <text:p>-0.6</text:p>
          </table:table-cell>
          <table:table-cell table:formula="of:=VALUE(SUBSTITUTE(SUBSTITUTE(SUBSTITUTE([.G94];&quot;M&quot;;&quot;0000&quot;);&quot;K&quot;;&quot;0&quot;);&quot;.&quot;;&quot;&quot;))" office:value-type="float" office:value="1500000" calcext:value-type="float">
            <text:p>1500000</text:p>
          </table:table-cell>
          <table:table-cell table:formula="of:=IF([.I94]=&quot;-&quot;;&quot;NULL&quot;;VALUE(MID([.I94];1;LEN([.I94])-1)))" office:value-type="float" office:value="-0.6" calcext:value-type="float">
            <text:p>-0.6</text:p>
          </table:table-cell>
          <table:table-cell table:formula="of:=IF([.J94]=&quot;-&quot;;&quot;NULL&quot;;VALUE(MID([.J94];1;LEN([.J94])-1)))" office:value-type="float" office:value="0.97" calcext:value-type="float">
            <text:p>0.97</text:p>
          </table:table-cell>
          <table:table-cell table:formula="of:=IF([.K94]=&quot;-&quot;;&quot;NULL&quot;;VALUE(MID([.K94];1;LEN([.K94])-1)))" office:value-type="float" office:value="-1.17" calcext:value-type="float">
            <text:p>-1.17</text:p>
          </table:table-cell>
          <table:table-cell table:formula="of:=IF([.L94]=&quot;-&quot;;&quot;NULL&quot;;VALUE(MID([.L94];1;LEN([.L94])-1)))" office:value-type="float" office:value="16.23" calcext:value-type="float">
            <text:p>16.23</text:p>
          </table:table-cell>
          <table:table-cell table:formula="of:=IF([.M94]=&quot;-&quot;;&quot;NULL&quot;;VALUE(MID([.M94];1;LEN([.M94])-1)))" office:value-type="float" office:value="9.23" calcext:value-type="float">
            <text:p>9.23</text:p>
          </table:table-cell>
          <table:table-cell table:formula="of:=IF([.N94]=&quot;-&quot;;&quot;NULL&quot;;VALUE(MID([.N94];1;LEN([.N94])-1)))" office:value-type="float" office:value="2.05" calcext:value-type="float">
            <text:p>2.05</text:p>
          </table:table-cell>
          <table:table-cell table:formula="of:=&quot;( &quot; &amp; (ROW()-1) &amp; &quot;, '&quot; &amp; [.A94] &amp; &quot;',&quot; &amp; [.B94] &amp; &quot;,&quot; &amp; [.C94] &amp; &quot;,&quot; &amp; [.D94] &amp; &quot;,&quot; &amp; [.E94] &amp; &quot;,&quot; &amp; [.R94] &amp; &quot;,&quot; &amp; [.S94] &amp; &quot;,'2014/09/19',&quot; &amp; [.T94] &amp; &quot;,&quot; &amp; [.U94] &amp; &quot;,&quot; &amp; [.V94] &amp; &quot;,&quot; &amp; [.W94] &amp; &quot;,&quot; &amp; [.X94] &amp; &quot;,&quot; &amp; [.Y94] &amp; &quot;,'&quot; &amp; [.O94] &amp; &quot;','&quot; &amp; [.P94] &amp; &quot;','&quot; &amp; [.Q94] &amp; &quot;'),&quot;" office:value-type="string" office:string-value="( 93, 'CH Robinson',67.82,68.57,67.36,-0.41,-0.6,1500000,'2014/09/19',-0.6,0.97,-1.17,16.23,9.23,2.05,'Neutral','Strong Buy','Strong Buy')," calcext:value-type="string">
            <text:p>( 93, 'CH Robinson',67.82,68.57,67.36,-0.41,-0.6,1500000,'2014/09/19',-0.6,0.97,-1.17,16.23,9.23,2.0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hesapeake-ener" xlink:type="simple">Chesapeake Energy</text:a></text:p>
          </table:table-cell>
          <table:table-cell office:value-type="float" office:value="24.67" calcext:value-type="float">
            <text:p>24.67</text:p>
          </table:table-cell>
          <table:table-cell office:value-type="float" office:value="25" calcext:value-type="float">
            <text:p>25</text:p>
          </table:table-cell>
          <table:table-cell office:value-type="float" office:value="24.62" calcext:value-type="float">
            <text:p>24.6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5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-0.96%</text:p>
          </table:table-cell>
          <table:table-cell office:value-type="string" calcext:value-type="string">
            <text:p>-6.76%</text:p>
          </table:table-cell>
          <table:table-cell office:value-type="string" calcext:value-type="string">
            <text:p>-9.10%</text:p>
          </table:table-cell>
          <table:table-cell office:value-type="string" calcext:value-type="string">
            <text:p>-7.19%</text:p>
          </table:table-cell>
          <table:table-cell office:value-type="string" calcext:value-type="string">
            <text:p>-16.1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95];1;LEN([.F95])-1))" office:value-type="float" office:value="-0.4" calcext:value-type="float">
            <text:p>-0.4</text:p>
          </table:table-cell>
          <table:table-cell table:formula="of:=VALUE(SUBSTITUTE(SUBSTITUTE(SUBSTITUTE([.G95];&quot;M&quot;;&quot;0000&quot;);&quot;K&quot;;&quot;0&quot;);&quot;.&quot;;&quot;&quot;))" office:value-type="float" office:value="5500000" calcext:value-type="float">
            <text:p>5500000</text:p>
          </table:table-cell>
          <table:table-cell table:formula="of:=IF([.I95]=&quot;-&quot;;&quot;NULL&quot;;VALUE(MID([.I95];1;LEN([.I95])-1)))" office:value-type="float" office:value="-0.4" calcext:value-type="float">
            <text:p>-0.4</text:p>
          </table:table-cell>
          <table:table-cell table:formula="of:=IF([.J95]=&quot;-&quot;;&quot;NULL&quot;;VALUE(MID([.J95];1;LEN([.J95])-1)))" office:value-type="float" office:value="-0.96" calcext:value-type="float">
            <text:p>-0.96</text:p>
          </table:table-cell>
          <table:table-cell table:formula="of:=IF([.K95]=&quot;-&quot;;&quot;NULL&quot;;VALUE(MID([.K95];1;LEN([.K95])-1)))" office:value-type="float" office:value="-6.76" calcext:value-type="float">
            <text:p>-6.76</text:p>
          </table:table-cell>
          <table:table-cell table:formula="of:=IF([.L95]=&quot;-&quot;;&quot;NULL&quot;;VALUE(MID([.L95];1;LEN([.L95])-1)))" office:value-type="float" office:value="-9.1" calcext:value-type="float">
            <text:p>-9.1</text:p>
          </table:table-cell>
          <table:table-cell table:formula="of:=IF([.M95]=&quot;-&quot;;&quot;NULL&quot;;VALUE(MID([.M95];1;LEN([.M95])-1)))" office:value-type="float" office:value="-7.19" calcext:value-type="float">
            <text:p>-7.19</text:p>
          </table:table-cell>
          <table:table-cell table:formula="of:=IF([.N95]=&quot;-&quot;;&quot;NULL&quot;;VALUE(MID([.N95];1;LEN([.N95])-1)))" office:value-type="float" office:value="-16.15" calcext:value-type="float">
            <text:p>-16.15</text:p>
          </table:table-cell>
          <table:table-cell table:formula="of:=&quot;( &quot; &amp; (ROW()-1) &amp; &quot;, '&quot; &amp; [.A95] &amp; &quot;',&quot; &amp; [.B95] &amp; &quot;,&quot; &amp; [.C95] &amp; &quot;,&quot; &amp; [.D95] &amp; &quot;,&quot; &amp; [.E95] &amp; &quot;,&quot; &amp; [.R95] &amp; &quot;,&quot; &amp; [.S95] &amp; &quot;,'2014/09/19',&quot; &amp; [.T95] &amp; &quot;,&quot; &amp; [.U95] &amp; &quot;,&quot; &amp; [.V95] &amp; &quot;,&quot; &amp; [.W95] &amp; &quot;,&quot; &amp; [.X95] &amp; &quot;,&quot; &amp; [.Y95] &amp; &quot;,'&quot; &amp; [.O95] &amp; &quot;','&quot; &amp; [.P95] &amp; &quot;','&quot; &amp; [.Q95] &amp; &quot;'),&quot;" office:value-type="string" office:string-value="( 94, 'Chesapeake Energy',24.67,25,24.62,-0.1,-0.4,5500000,'2014/09/19',-0.4,-0.96,-6.76,-9.1,-7.19,-16.15,'Strong Sell','Strong Sell','Buy')," calcext:value-type="string">
            <text:p>( 94, 'Chesapeake Energy',24.67,25,24.62,-0.1,-0.4,5500000,'2014/09/19',-0.4,-0.96,-6.76,-9.1,-7.19,-16.15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hevron" xlink:type="simple">Chevron</text:a></text:p>
          </table:table-cell>
          <table:table-cell office:value-type="float" office:value="124.8" calcext:value-type="float">
            <text:p>124.8</text:p>
          </table:table-cell>
          <table:table-cell office:value-type="float" office:value="125.7" calcext:value-type="float">
            <text:p>125.7</text:p>
          </table:table-cell>
          <table:table-cell office:value-type="float" office:value="124.65" calcext:value-type="float">
            <text:p>124.6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+0.53%</text:p>
          </table:table-cell>
          <table:table-cell office:value-type="string" calcext:value-type="string">
            <text:p>9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1.74%</text:p>
          </table:table-cell>
          <table:table-cell office:value-type="string" calcext:value-type="string">
            <text:p>-2.45%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32.3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96];1;LEN([.F96])-1))" office:value-type="float" office:value="0.53" calcext:value-type="float">
            <text:p>0.53</text:p>
          </table:table-cell>
          <table:table-cell table:formula="of:=VALUE(SUBSTITUTE(SUBSTITUTE(SUBSTITUTE([.G96];&quot;M&quot;;&quot;0000&quot;);&quot;K&quot;;&quot;0&quot;);&quot;.&quot;;&quot;&quot;))" office:value-type="float" office:value="9650000" calcext:value-type="float">
            <text:p>9650000</text:p>
          </table:table-cell>
          <table:table-cell table:formula="of:=IF([.I96]=&quot;-&quot;;&quot;NULL&quot;;VALUE(MID([.I96];1;LEN([.I96])-1)))" office:value-type="float" office:value="0.53" calcext:value-type="float">
            <text:p>0.53</text:p>
          </table:table-cell>
          <table:table-cell table:formula="of:=IF([.J96]=&quot;-&quot;;&quot;NULL&quot;;VALUE(MID([.J96];1;LEN([.J96])-1)))" office:value-type="float" office:value="1.74" calcext:value-type="float">
            <text:p>1.74</text:p>
          </table:table-cell>
          <table:table-cell table:formula="of:=IF([.K96]=&quot;-&quot;;&quot;NULL&quot;;VALUE(MID([.K96];1;LEN([.K96])-1)))" office:value-type="float" office:value="-2.45" calcext:value-type="float">
            <text:p>-2.45</text:p>
          </table:table-cell>
          <table:table-cell table:formula="of:=IF([.L96]=&quot;-&quot;;&quot;NULL&quot;;VALUE(MID([.L96];1;LEN([.L96])-1)))" office:value-type="float" office:value="-0.09" calcext:value-type="float">
            <text:p>-0.09</text:p>
          </table:table-cell>
          <table:table-cell table:formula="of:=IF([.M96]=&quot;-&quot;;&quot;NULL&quot;;VALUE(MID([.M96];1;LEN([.M96])-1)))" office:value-type="float" office:value="-0.1" calcext:value-type="float">
            <text:p>-0.1</text:p>
          </table:table-cell>
          <table:table-cell table:formula="of:=IF([.N96]=&quot;-&quot;;&quot;NULL&quot;;VALUE(MID([.N96];1;LEN([.N96])-1)))" office:value-type="float" office:value="32.39" calcext:value-type="float">
            <text:p>32.39</text:p>
          </table:table-cell>
          <table:table-cell table:formula="of:=&quot;( &quot; &amp; (ROW()-1) &amp; &quot;, '&quot; &amp; [.A96] &amp; &quot;',&quot; &amp; [.B96] &amp; &quot;,&quot; &amp; [.C96] &amp; &quot;,&quot; &amp; [.D96] &amp; &quot;,&quot; &amp; [.E96] &amp; &quot;,&quot; &amp; [.R96] &amp; &quot;,&quot; &amp; [.S96] &amp; &quot;,'2014/09/19',&quot; &amp; [.T96] &amp; &quot;,&quot; &amp; [.U96] &amp; &quot;,&quot; &amp; [.V96] &amp; &quot;,&quot; &amp; [.W96] &amp; &quot;,&quot; &amp; [.X96] &amp; &quot;,&quot; &amp; [.Y96] &amp; &quot;,'&quot; &amp; [.O96] &amp; &quot;','&quot; &amp; [.P96] &amp; &quot;','&quot; &amp; [.Q96] &amp; &quot;'),&quot;" office:value-type="string" office:string-value="( 95, 'Chevron',124.8,125.7,124.65,0.66,0.53,9650000,'2014/09/19',0.53,1.74,-2.45,-0.09,-0.1,32.39,'Neutral','Strong Sell','Strong Buy')," calcext:value-type="string">
            <text:p>( 95, 'Chevron',124.8,125.7,124.65,0.66,0.53,9650000,'2014/09/19',0.53,1.74,-2.45,-0.09,-0.1,32.39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hipotle-mexican-grill-inc" xlink:type="simple">Chipotle Mexican Grill</text:a></text:p>
          </table:table-cell>
          <table:table-cell office:value-type="float" office:value="664.09" calcext:value-type="float">
            <text:p>664.09</text:p>
          </table:table-cell>
          <table:table-cell office:value-type="float" office:value="668.08" calcext:value-type="float">
            <text:p>668.08</text:p>
          </table:table-cell>
          <table:table-cell office:value-type="float" office:value="661.46" calcext:value-type="float">
            <text:p>661.46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375.63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-2.49%</text:p>
          </table:table-cell>
          <table:table-cell office:value-type="string" calcext:value-type="string">
            <text:p>24.65%</text:p>
          </table:table-cell>
          <table:table-cell office:value-type="string" calcext:value-type="string">
            <text:p>59.99%</text:p>
          </table:table-cell>
          <table:table-cell office:value-type="string" calcext:value-type="string">
            <text:p>99.28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97];1;LEN([.F97])-1))" office:value-type="float" office:value="-0.03" calcext:value-type="float">
            <text:p>-0.03</text:p>
          </table:table-cell>
          <table:table-cell table:formula="of:=VALUE(SUBSTITUTE(SUBSTITUTE(SUBSTITUTE([.G97];&quot;M&quot;;&quot;0000&quot;);&quot;K&quot;;&quot;0&quot;);&quot;.&quot;;&quot;&quot;))" office:value-type="float" office:value="375630" calcext:value-type="float">
            <text:p>375630</text:p>
          </table:table-cell>
          <table:table-cell table:formula="of:=IF([.I97]=&quot;-&quot;;&quot;NULL&quot;;VALUE(MID([.I97];1;LEN([.I97])-1)))" office:value-type="float" office:value="-0.03" calcext:value-type="float">
            <text:p>-0.03</text:p>
          </table:table-cell>
          <table:table-cell table:formula="of:=IF([.J97]=&quot;-&quot;;&quot;NULL&quot;;VALUE(MID([.J97];1;LEN([.J97])-1)))" office:value-type="float" office:value="-0.11" calcext:value-type="float">
            <text:p>-0.11</text:p>
          </table:table-cell>
          <table:table-cell table:formula="of:=IF([.K97]=&quot;-&quot;;&quot;NULL&quot;;VALUE(MID([.K97];1;LEN([.K97])-1)))" office:value-type="float" office:value="-2.49" calcext:value-type="float">
            <text:p>-2.49</text:p>
          </table:table-cell>
          <table:table-cell table:formula="of:=IF([.L97]=&quot;-&quot;;&quot;NULL&quot;;VALUE(MID([.L97];1;LEN([.L97])-1)))" office:value-type="float" office:value="24.65" calcext:value-type="float">
            <text:p>24.65</text:p>
          </table:table-cell>
          <table:table-cell table:formula="of:=IF([.M97]=&quot;-&quot;;&quot;NULL&quot;;VALUE(MID([.M97];1;LEN([.M97])-1)))" office:value-type="float" office:value="59.99" calcext:value-type="float">
            <text:p>59.99</text:p>
          </table:table-cell>
          <table:table-cell table:formula="of:=IF([.N97]=&quot;-&quot;;&quot;NULL&quot;;VALUE(MID([.N97];1;LEN([.N97])-1)))" office:value-type="float" office:value="99.28" calcext:value-type="float">
            <text:p>99.28</text:p>
          </table:table-cell>
          <table:table-cell table:formula="of:=&quot;( &quot; &amp; (ROW()-1) &amp; &quot;, '&quot; &amp; [.A97] &amp; &quot;',&quot; &amp; [.B97] &amp; &quot;,&quot; &amp; [.C97] &amp; &quot;,&quot; &amp; [.D97] &amp; &quot;,&quot; &amp; [.E97] &amp; &quot;,&quot; &amp; [.R97] &amp; &quot;,&quot; &amp; [.S97] &amp; &quot;,'2014/09/19',&quot; &amp; [.T97] &amp; &quot;,&quot; &amp; [.U97] &amp; &quot;,&quot; &amp; [.V97] &amp; &quot;,&quot; &amp; [.W97] &amp; &quot;,&quot; &amp; [.X97] &amp; &quot;,&quot; &amp; [.Y97] &amp; &quot;,'&quot; &amp; [.O97] &amp; &quot;','&quot; &amp; [.P97] &amp; &quot;','&quot; &amp; [.Q97] &amp; &quot;'),&quot;" office:value-type="string" office:string-value="( 96, 'Chipotle Mexican Grill',664.09,668.08,661.46,-0.23,-0.03,375630,'2014/09/19',-0.03,-0.11,-2.49,24.65,59.99,99.28,'Neutral','Neutral','Strong Buy')," calcext:value-type="string">
            <text:p>( 96, 'Chipotle Mexican Grill',664.09,668.08,661.46,-0.23,-0.03,375630,'2014/09/19',-0.03,-0.11,-2.49,24.65,59.99,99.28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hubb-corp" xlink:type="simple">Chubb</text:a></text:p>
          </table:table-cell>
          <table:table-cell office:value-type="float" office:value="92.13" calcext:value-type="float">
            <text:p>92.13</text:p>
          </table:table-cell>
          <table:table-cell office:value-type="float" office:value="93.12" calcext:value-type="float">
            <text:p>93.12</text:p>
          </table:table-cell>
          <table:table-cell office:value-type="float" office:value="92.07" calcext:value-type="float">
            <text:p>92.07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1.6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1.09%</text:p>
          </table:table-cell>
          <table:table-cell office:value-type="string" calcext:value-type="string">
            <text:p>-4.66%</text:p>
          </table:table-cell>
          <table:table-cell office:value-type="string" calcext:value-type="string">
            <text:p>2.39%</text:p>
          </table:table-cell>
          <table:table-cell office:value-type="string" calcext:value-type="string">
            <text:p>60.09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98];1;LEN([.F98])-1))" office:value-type="float" office:value="-0.65" calcext:value-type="float">
            <text:p>-0.65</text:p>
          </table:table-cell>
          <table:table-cell table:formula="of:=VALUE(SUBSTITUTE(SUBSTITUTE(SUBSTITUTE([.G98];&quot;M&quot;;&quot;0000&quot;);&quot;K&quot;;&quot;0&quot;);&quot;.&quot;;&quot;&quot;))" office:value-type="float" office:value="1620000" calcext:value-type="float">
            <text:p>1620000</text:p>
          </table:table-cell>
          <table:table-cell table:formula="of:=IF([.I98]=&quot;-&quot;;&quot;NULL&quot;;VALUE(MID([.I98];1;LEN([.I98])-1)))" office:value-type="float" office:value="-0.65" calcext:value-type="float">
            <text:p>-0.65</text:p>
          </table:table-cell>
          <table:table-cell table:formula="of:=IF([.J98]=&quot;-&quot;;&quot;NULL&quot;;VALUE(MID([.J98];1;LEN([.J98])-1)))" office:value-type="float" office:value="1.5" calcext:value-type="float">
            <text:p>1.5</text:p>
          </table:table-cell>
          <table:table-cell table:formula="of:=IF([.K98]=&quot;-&quot;;&quot;NULL&quot;;VALUE(MID([.K98];1;LEN([.K98])-1)))" office:value-type="float" office:value="1.09" calcext:value-type="float">
            <text:p>1.09</text:p>
          </table:table-cell>
          <table:table-cell table:formula="of:=IF([.L98]=&quot;-&quot;;&quot;NULL&quot;;VALUE(MID([.L98];1;LEN([.L98])-1)))" office:value-type="float" office:value="-4.66" calcext:value-type="float">
            <text:p>-4.66</text:p>
          </table:table-cell>
          <table:table-cell table:formula="of:=IF([.M98]=&quot;-&quot;;&quot;NULL&quot;;VALUE(MID([.M98];1;LEN([.M98])-1)))" office:value-type="float" office:value="2.39" calcext:value-type="float">
            <text:p>2.39</text:p>
          </table:table-cell>
          <table:table-cell table:formula="of:=IF([.N98]=&quot;-&quot;;&quot;NULL&quot;;VALUE(MID([.N98];1;LEN([.N98])-1)))" office:value-type="float" office:value="60.09" calcext:value-type="float">
            <text:p>60.09</text:p>
          </table:table-cell>
          <table:table-cell table:formula="of:=&quot;( &quot; &amp; (ROW()-1) &amp; &quot;, '&quot; &amp; [.A98] &amp; &quot;',&quot; &amp; [.B98] &amp; &quot;,&quot; &amp; [.C98] &amp; &quot;,&quot; &amp; [.D98] &amp; &quot;,&quot; &amp; [.E98] &amp; &quot;,&quot; &amp; [.R98] &amp; &quot;,&quot; &amp; [.S98] &amp; &quot;,'2014/09/19',&quot; &amp; [.T98] &amp; &quot;,&quot; &amp; [.U98] &amp; &quot;,&quot; &amp; [.V98] &amp; &quot;,&quot; &amp; [.W98] &amp; &quot;,&quot; &amp; [.X98] &amp; &quot;,&quot; &amp; [.Y98] &amp; &quot;,'&quot; &amp; [.O98] &amp; &quot;','&quot; &amp; [.P98] &amp; &quot;','&quot; &amp; [.Q98] &amp; &quot;'),&quot;" office:value-type="string" office:string-value="( 97, 'Chubb',92.13,93.12,92.07,-0.6,-0.65,1620000,'2014/09/19',-0.65,1.5,1.09,-4.66,2.39,60.09,'Sell','Strong Buy','Strong Buy')," calcext:value-type="string">
            <text:p>( 97, 'Chubb',92.13,93.12,92.07,-0.6,-0.65,1620000,'2014/09/19',-0.65,1.5,1.09,-4.66,2.39,60.09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gna-corp" xlink:type="simple">Cigna</text:a></text:p>
          </table:table-cell>
          <table:table-cell office:value-type="float" office:value="95.25" calcext:value-type="float">
            <text:p>95.25</text:p>
          </table:table-cell>
          <table:table-cell office:value-type="float" office:value="95.97" calcext:value-type="float">
            <text:p>95.97</text:p>
          </table:table-cell>
          <table:table-cell office:value-type="float" office:value="95.01" calcext:value-type="float">
            <text:p>95.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+0.04%</text:p>
          </table:table-cell>
          <table:table-cell office:value-type="string" calcext:value-type="string">
            <text:p>1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3.17%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8.88%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118.3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99];1;LEN([.F99])-1))" office:value-type="float" office:value="0.04" calcext:value-type="float">
            <text:p>0.04</text:p>
          </table:table-cell>
          <table:table-cell table:formula="of:=VALUE(SUBSTITUTE(SUBSTITUTE(SUBSTITUTE([.G99];&quot;M&quot;;&quot;0000&quot;);&quot;K&quot;;&quot;0&quot;);&quot;.&quot;;&quot;&quot;))" office:value-type="float" office:value="1500000" calcext:value-type="float">
            <text:p>1500000</text:p>
          </table:table-cell>
          <table:table-cell table:formula="of:=IF([.I99]=&quot;-&quot;;&quot;NULL&quot;;VALUE(MID([.I99];1;LEN([.I99])-1)))" office:value-type="float" office:value="0.04" calcext:value-type="float">
            <text:p>0.04</text:p>
          </table:table-cell>
          <table:table-cell table:formula="of:=IF([.J99]=&quot;-&quot;;&quot;NULL&quot;;VALUE(MID([.J99];1;LEN([.J99])-1)))" office:value-type="float" office:value="3.17" calcext:value-type="float">
            <text:p>3.17</text:p>
          </table:table-cell>
          <table:table-cell table:formula="of:=IF([.K99]=&quot;-&quot;;&quot;NULL&quot;;VALUE(MID([.K99];1;LEN([.K99])-1)))" office:value-type="float" office:value="1.36" calcext:value-type="float">
            <text:p>1.36</text:p>
          </table:table-cell>
          <table:table-cell table:formula="of:=IF([.L99]=&quot;-&quot;;&quot;NULL&quot;;VALUE(MID([.L99];1;LEN([.L99])-1)))" office:value-type="float" office:value="8.88" calcext:value-type="float">
            <text:p>8.88</text:p>
          </table:table-cell>
          <table:table-cell table:formula="of:=IF([.M99]=&quot;-&quot;;&quot;NULL&quot;;VALUE(MID([.M99];1;LEN([.M99])-1)))" office:value-type="float" office:value="21.2" calcext:value-type="float">
            <text:p>21.2</text:p>
          </table:table-cell>
          <table:table-cell table:formula="of:=IF([.N99]=&quot;-&quot;;&quot;NULL&quot;;VALUE(MID([.N99];1;LEN([.N99])-1)))" office:value-type="float" office:value="118.36" calcext:value-type="float">
            <text:p>118.36</text:p>
          </table:table-cell>
          <table:table-cell table:formula="of:=&quot;( &quot; &amp; (ROW()-1) &amp; &quot;, '&quot; &amp; [.A99] &amp; &quot;',&quot; &amp; [.B99] &amp; &quot;,&quot; &amp; [.C99] &amp; &quot;,&quot; &amp; [.D99] &amp; &quot;,&quot; &amp; [.E99] &amp; &quot;,&quot; &amp; [.R99] &amp; &quot;,&quot; &amp; [.S99] &amp; &quot;,'2014/09/19',&quot; &amp; [.T99] &amp; &quot;,&quot; &amp; [.U99] &amp; &quot;,&quot; &amp; [.V99] &amp; &quot;,&quot; &amp; [.W99] &amp; &quot;,&quot; &amp; [.X99] &amp; &quot;,&quot; &amp; [.Y99] &amp; &quot;,'&quot; &amp; [.O99] &amp; &quot;','&quot; &amp; [.P99] &amp; &quot;','&quot; &amp; [.Q99] &amp; &quot;'),&quot;" office:value-type="string" office:string-value="( 98, 'Cigna',95.25,95.97,95.01,0.04,0.04,1500000,'2014/09/19',0.04,3.17,1.36,8.88,21.2,118.36,'Strong Buy','Strong Buy','Strong Buy')," calcext:value-type="string">
            <text:p>( 98, 'Cigna',95.25,95.97,95.01,0.04,0.04,1500000,'2014/09/19',0.04,3.17,1.36,8.88,21.2,118.3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marex-energy" xlink:type="simple">Cimarex Energy</text:a></text:p>
          </table:table-cell>
          <table:table-cell office:value-type="float" office:value="133.57" calcext:value-type="float">
            <text:p>133.57</text:p>
          </table:table-cell>
          <table:table-cell office:value-type="float" office:value="135.54" calcext:value-type="float">
            <text:p>135.54</text:p>
          </table:table-cell>
          <table:table-cell office:value-type="float" office:value="133.35" calcext:value-type="float">
            <text:p>133.35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-0.42%</text:p>
          </table:table-cell>
          <table:table-cell office:value-type="string" calcext:value-type="string">
            <text:p>1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2%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27.32%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116.3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00];1;LEN([.F100])-1))" office:value-type="float" office:value="-0.42" calcext:value-type="float">
            <text:p>-0.42</text:p>
          </table:table-cell>
          <table:table-cell table:formula="of:=VALUE(SUBSTITUTE(SUBSTITUTE(SUBSTITUTE([.G100];&quot;M&quot;;&quot;0000&quot;);&quot;K&quot;;&quot;0&quot;);&quot;.&quot;;&quot;&quot;))" office:value-type="float" office:value="1100000" calcext:value-type="float">
            <text:p>1100000</text:p>
          </table:table-cell>
          <table:table-cell table:formula="of:=IF([.I100]=&quot;-&quot;;&quot;NULL&quot;;VALUE(MID([.I100];1;LEN([.I100])-1)))" office:value-type="float" office:value="-0.42" calcext:value-type="float">
            <text:p>-0.42</text:p>
          </table:table-cell>
          <table:table-cell table:formula="of:=IF([.J100]=&quot;-&quot;;&quot;NULL&quot;;VALUE(MID([.J100];1;LEN([.J100])-1)))" office:value-type="float" office:value="-0.33" calcext:value-type="float">
            <text:p>-0.33</text:p>
          </table:table-cell>
          <table:table-cell table:formula="of:=IF([.K100]=&quot;-&quot;;&quot;NULL&quot;;VALUE(MID([.K100];1;LEN([.K100])-1)))" office:value-type="float" office:value="-1.1" calcext:value-type="float">
            <text:p>-1.1</text:p>
          </table:table-cell>
          <table:table-cell table:formula="of:=IF([.L100]=&quot;-&quot;;&quot;NULL&quot;;VALUE(MID([.L100];1;LEN([.L100])-1)))" office:value-type="float" office:value="27.32" calcext:value-type="float">
            <text:p>27.32</text:p>
          </table:table-cell>
          <table:table-cell table:formula="of:=IF([.M100]=&quot;-&quot;;&quot;NULL&quot;;VALUE(MID([.M100];1;LEN([.M100])-1)))" office:value-type="float" office:value="46.12" calcext:value-type="float">
            <text:p>46.12</text:p>
          </table:table-cell>
          <table:table-cell table:formula="of:=IF([.N100]=&quot;-&quot;;&quot;NULL&quot;;VALUE(MID([.N100];1;LEN([.N100])-1)))" office:value-type="float" office:value="116.31" calcext:value-type="float">
            <text:p>116.31</text:p>
          </table:table-cell>
          <table:table-cell table:formula="of:=&quot;( &quot; &amp; (ROW()-1) &amp; &quot;, '&quot; &amp; [.A100] &amp; &quot;',&quot; &amp; [.B100] &amp; &quot;,&quot; &amp; [.C100] &amp; &quot;,&quot; &amp; [.D100] &amp; &quot;,&quot; &amp; [.E100] &amp; &quot;,&quot; &amp; [.R100] &amp; &quot;,&quot; &amp; [.S100] &amp; &quot;,'2014/09/19',&quot; &amp; [.T100] &amp; &quot;,&quot; &amp; [.U100] &amp; &quot;,&quot; &amp; [.V100] &amp; &quot;,&quot; &amp; [.W100] &amp; &quot;,&quot; &amp; [.X100] &amp; &quot;,&quot; &amp; [.Y100] &amp; &quot;,'&quot; &amp; [.O100] &amp; &quot;','&quot; &amp; [.P100] &amp; &quot;','&quot; &amp; [.Q100] &amp; &quot;'),&quot;" office:value-type="string" office:string-value="( 99, 'Cimarex Energy',133.57,135.54,133.35,-0.56,-0.42,1100000,'2014/09/19',-0.42,-0.33,-1.1,27.32,46.12,116.31,'Strong Sell','Strong Sell','Strong Buy')," calcext:value-type="string">
            <text:p>( 99, 'Cimarex Energy',133.57,135.54,133.35,-0.56,-0.42,1100000,'2014/09/19',-0.42,-0.33,-1.1,27.32,46.12,116.3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ncinnati-fin" xlink:type="simple">Cincinnati Financial</text:a></text:p>
          </table:table-cell>
          <table:table-cell office:value-type="float" office:value="48.38" calcext:value-type="float">
            <text:p>48.38</text:p>
          </table:table-cell>
          <table:table-cell office:value-type="float" office:value="48.54" calcext:value-type="float">
            <text:p>48.54</text:p>
          </table:table-cell>
          <table:table-cell office:value-type="float" office:value="48.04" calcext:value-type="float">
            <text:p>48.0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968.6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-7.62%</text:p>
          </table:table-cell>
          <table:table-cell office:value-type="string" calcext:value-type="string">
            <text:p>1.98%</text:p>
          </table:table-cell>
          <table:table-cell office:value-type="string" calcext:value-type="string">
            <text:p>86.72%</text:p>
          </table:table-cell>
          <table:table-cell table:number-columns-repeated="2"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01];1;LEN([.F101])-1))" office:value-type="float" office:value="0.31" calcext:value-type="float">
            <text:p>0.31</text:p>
          </table:table-cell>
          <table:table-cell table:formula="of:=VALUE(SUBSTITUTE(SUBSTITUTE(SUBSTITUTE([.G101];&quot;M&quot;;&quot;0000&quot;);&quot;K&quot;;&quot;0&quot;);&quot;.&quot;;&quot;&quot;))" office:value-type="float" office:value="968680" calcext:value-type="float">
            <text:p>968680</text:p>
          </table:table-cell>
          <table:table-cell table:formula="of:=IF([.I101]=&quot;-&quot;;&quot;NULL&quot;;VALUE(MID([.I101];1;LEN([.I101])-1)))" office:value-type="float" office:value="0.31" calcext:value-type="float">
            <text:p>0.31</text:p>
          </table:table-cell>
          <table:table-cell table:formula="of:=IF([.J101]=&quot;-&quot;;&quot;NULL&quot;;VALUE(MID([.J101];1;LEN([.J101])-1)))" office:value-type="float" office:value="0.71" calcext:value-type="float">
            <text:p>0.71</text:p>
          </table:table-cell>
          <table:table-cell table:formula="of:=IF([.K101]=&quot;-&quot;;&quot;NULL&quot;;VALUE(MID([.K101];1;LEN([.K101])-1)))" office:value-type="float" office:value="-0.35" calcext:value-type="float">
            <text:p>-0.35</text:p>
          </table:table-cell>
          <table:table-cell table:formula="of:=IF([.L101]=&quot;-&quot;;&quot;NULL&quot;;VALUE(MID([.L101];1;LEN([.L101])-1)))" office:value-type="float" office:value="-7.62" calcext:value-type="float">
            <text:p>-7.62</text:p>
          </table:table-cell>
          <table:table-cell table:formula="of:=IF([.M101]=&quot;-&quot;;&quot;NULL&quot;;VALUE(MID([.M101];1;LEN([.M101])-1)))" office:value-type="float" office:value="1.98" calcext:value-type="float">
            <text:p>1.98</text:p>
          </table:table-cell>
          <table:table-cell table:formula="of:=IF([.N101]=&quot;-&quot;;&quot;NULL&quot;;VALUE(MID([.N101];1;LEN([.N101])-1)))" office:value-type="float" office:value="86.72" calcext:value-type="float">
            <text:p>86.72</text:p>
          </table:table-cell>
          <table:table-cell table:formula="of:=&quot;( &quot; &amp; (ROW()-1) &amp; &quot;, '&quot; &amp; [.A101] &amp; &quot;',&quot; &amp; [.B101] &amp; &quot;,&quot; &amp; [.C101] &amp; &quot;,&quot; &amp; [.D101] &amp; &quot;,&quot; &amp; [.E101] &amp; &quot;,&quot; &amp; [.R101] &amp; &quot;,&quot; &amp; [.S101] &amp; &quot;,'2014/09/19',&quot; &amp; [.T101] &amp; &quot;,&quot; &amp; [.U101] &amp; &quot;,&quot; &amp; [.V101] &amp; &quot;,&quot; &amp; [.W101] &amp; &quot;,&quot; &amp; [.X101] &amp; &quot;,&quot; &amp; [.Y101] &amp; &quot;,'&quot; &amp; [.O101] &amp; &quot;','&quot; &amp; [.P101] &amp; &quot;','&quot; &amp; [.Q101] &amp; &quot;'),&quot;" office:value-type="string" office:string-value="( 100, 'Cincinnati Financial',48.38,48.54,48.04,0.15,0.31,968680,'2014/09/19',0.31,0.71,-0.35,-7.62,1.98,86.72,'Strong Buy','Strong Buy','Buy')," calcext:value-type="string">
            <text:p>( 100, 'Cincinnati Financial',48.38,48.54,48.04,0.15,0.31,968680,'2014/09/19',0.31,0.71,-0.35,-7.62,1.98,86.72,'Strong 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ntas-corp" xlink:type="simple">Cintas</text:a></text:p>
          </table:table-cell>
          <table:table-cell office:value-type="float" office:value="67.16" calcext:value-type="float">
            <text:p>67.16</text:p>
          </table:table-cell>
          <table:table-cell office:value-type="float" office:value="67.59" calcext:value-type="float">
            <text:p>67.59</text:p>
          </table:table-cell>
          <table:table-cell office:value-type="float" office:value="67.02" calcext:value-type="float">
            <text:p>67.02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950.81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1.24%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31.02%</text:p>
          </table:table-cell>
          <table:table-cell office:value-type="string" calcext:value-type="string">
            <text:p>126.82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02];1;LEN([.F102])-1))" office:value-type="float" office:value="-0.08" calcext:value-type="float">
            <text:p>-0.08</text:p>
          </table:table-cell>
          <table:table-cell table:formula="of:=VALUE(SUBSTITUTE(SUBSTITUTE(SUBSTITUTE([.G102];&quot;M&quot;;&quot;0000&quot;);&quot;K&quot;;&quot;0&quot;);&quot;.&quot;;&quot;&quot;))" office:value-type="float" office:value="950810" calcext:value-type="float">
            <text:p>950810</text:p>
          </table:table-cell>
          <table:table-cell table:formula="of:=IF([.I102]=&quot;-&quot;;&quot;NULL&quot;;VALUE(MID([.I102];1;LEN([.I102])-1)))" office:value-type="float" office:value="-0.08" calcext:value-type="float">
            <text:p>-0.08</text:p>
          </table:table-cell>
          <table:table-cell table:formula="of:=IF([.J102]=&quot;-&quot;;&quot;NULL&quot;;VALUE(MID([.J102];1;LEN([.J102])-1)))" office:value-type="float" office:value="1.24" calcext:value-type="float">
            <text:p>1.24</text:p>
          </table:table-cell>
          <table:table-cell table:formula="of:=IF([.K102]=&quot;-&quot;;&quot;NULL&quot;;VALUE(MID([.K102];1;LEN([.K102])-1)))" office:value-type="float" office:value="1.9" calcext:value-type="float">
            <text:p>1.9</text:p>
          </table:table-cell>
          <table:table-cell table:formula="of:=IF([.L102]=&quot;-&quot;;&quot;NULL&quot;;VALUE(MID([.L102];1;LEN([.L102])-1)))" office:value-type="float" office:value="12.7" calcext:value-type="float">
            <text:p>12.7</text:p>
          </table:table-cell>
          <table:table-cell table:formula="of:=IF([.M102]=&quot;-&quot;;&quot;NULL&quot;;VALUE(MID([.M102];1;LEN([.M102])-1)))" office:value-type="float" office:value="31.02" calcext:value-type="float">
            <text:p>31.02</text:p>
          </table:table-cell>
          <table:table-cell table:formula="of:=IF([.N102]=&quot;-&quot;;&quot;NULL&quot;;VALUE(MID([.N102];1;LEN([.N102])-1)))" office:value-type="float" office:value="126.82" calcext:value-type="float">
            <text:p>126.82</text:p>
          </table:table-cell>
          <table:table-cell table:formula="of:=&quot;( &quot; &amp; (ROW()-1) &amp; &quot;, '&quot; &amp; [.A102] &amp; &quot;',&quot; &amp; [.B102] &amp; &quot;,&quot; &amp; [.C102] &amp; &quot;,&quot; &amp; [.D102] &amp; &quot;,&quot; &amp; [.E102] &amp; &quot;,&quot; &amp; [.R102] &amp; &quot;,&quot; &amp; [.S102] &amp; &quot;,'2014/09/19',&quot; &amp; [.T102] &amp; &quot;,&quot; &amp; [.U102] &amp; &quot;,&quot; &amp; [.V102] &amp; &quot;,&quot; &amp; [.W102] &amp; &quot;,&quot; &amp; [.X102] &amp; &quot;,&quot; &amp; [.Y102] &amp; &quot;,'&quot; &amp; [.O102] &amp; &quot;','&quot; &amp; [.P102] &amp; &quot;','&quot; &amp; [.Q102] &amp; &quot;'),&quot;" office:value-type="string" office:string-value="( 101, 'Cintas',67.16,67.59,67.02,-0.06,-0.08,950810,'2014/09/19',-0.08,1.24,1.9,12.7,31.02,126.82,'Buy','Strong Buy','Strong Buy')," calcext:value-type="string">
            <text:p>( 101, 'Cintas',67.16,67.59,67.02,-0.06,-0.08,950810,'2014/09/19',-0.08,1.24,1.9,12.7,31.02,126.82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sco-sys-inc" xlink:type="simple">Cisco</text:a>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25.01" calcext:value-type="float">
            <text:p>25.01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44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12.35%</text:p>
          </table:table-cell>
          <table:table-cell office:value-type="string" calcext:value-type="string">
            <text:p>2.82%</text:p>
          </table:table-cell>
          <table:table-cell office:value-type="string" calcext:value-type="string">
            <text:p>59.09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03];1;LEN([.F103])-1))" office:value-type="float" office:value="-0.08" calcext:value-type="float">
            <text:p>-0.08</text:p>
          </table:table-cell>
          <table:table-cell table:formula="of:=VALUE(SUBSTITUTE(SUBSTITUTE(SUBSTITUTE([.G103];&quot;M&quot;;&quot;0000&quot;);&quot;K&quot;;&quot;0&quot;);&quot;.&quot;;&quot;&quot;))" office:value-type="float" office:value="44640000" calcext:value-type="float">
            <text:p>44640000</text:p>
          </table:table-cell>
          <table:table-cell table:formula="of:=IF([.I103]=&quot;-&quot;;&quot;NULL&quot;;VALUE(MID([.I103];1;LEN([.I103])-1)))" office:value-type="float" office:value="-0.08" calcext:value-type="float">
            <text:p>-0.08</text:p>
          </table:table-cell>
          <table:table-cell table:formula="of:=IF([.J103]=&quot;-&quot;;&quot;NULL&quot;;VALUE(MID([.J103];1;LEN([.J103])-1)))" office:value-type="float" office:value="0.16" calcext:value-type="float">
            <text:p>0.16</text:p>
          </table:table-cell>
          <table:table-cell table:formula="of:=IF([.K103]=&quot;-&quot;;&quot;NULL&quot;;VALUE(MID([.K103];1;LEN([.K103])-1)))" office:value-type="float" office:value="1.25" calcext:value-type="float">
            <text:p>1.25</text:p>
          </table:table-cell>
          <table:table-cell table:formula="of:=IF([.L103]=&quot;-&quot;;&quot;NULL&quot;;VALUE(MID([.L103];1;LEN([.L103])-1)))" office:value-type="float" office:value="12.35" calcext:value-type="float">
            <text:p>12.35</text:p>
          </table:table-cell>
          <table:table-cell table:formula="of:=IF([.M103]=&quot;-&quot;;&quot;NULL&quot;;VALUE(MID([.M103];1;LEN([.M103])-1)))" office:value-type="float" office:value="2.82" calcext:value-type="float">
            <text:p>2.82</text:p>
          </table:table-cell>
          <table:table-cell table:formula="of:=IF([.N103]=&quot;-&quot;;&quot;NULL&quot;;VALUE(MID([.N103];1;LEN([.N103])-1)))" office:value-type="float" office:value="59.09" calcext:value-type="float">
            <text:p>59.09</text:p>
          </table:table-cell>
          <table:table-cell table:formula="of:=&quot;( &quot; &amp; (ROW()-1) &amp; &quot;, '&quot; &amp; [.A103] &amp; &quot;',&quot; &amp; [.B103] &amp; &quot;,&quot; &amp; [.C103] &amp; &quot;,&quot; &amp; [.D103] &amp; &quot;,&quot; &amp; [.E103] &amp; &quot;,&quot; &amp; [.R103] &amp; &quot;,&quot; &amp; [.S103] &amp; &quot;,'2014/09/19',&quot; &amp; [.T103] &amp; &quot;,&quot; &amp; [.U103] &amp; &quot;,&quot; &amp; [.V103] &amp; &quot;,&quot; &amp; [.W103] &amp; &quot;,&quot; &amp; [.X103] &amp; &quot;,&quot; &amp; [.Y103] &amp; &quot;,'&quot; &amp; [.O103] &amp; &quot;','&quot; &amp; [.P103] &amp; &quot;','&quot; &amp; [.Q103] &amp; &quot;'),&quot;" office:value-type="string" office:string-value="( 102, 'Cisco',25.2,25.3,25.01,-0.02,-0.08,44640000,'2014/09/19',-0.08,0.16,1.25,12.35,2.82,59.09,'Buy','Strong Buy','Strong Buy')," calcext:value-type="string">
            <text:p>( 102, 'Cisco',25.2,25.3,25.01,-0.02,-0.08,44640000,'2014/09/19',-0.08,0.16,1.25,12.35,2.82,59.09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tigroup" xlink:type="simple">Citigroup</text:a></text:p>
          </table:table-cell>
          <table:table-cell office:value-type="float" office:value="53.48" calcext:value-type="float">
            <text:p>53.48</text:p>
          </table:table-cell>
          <table:table-cell office:value-type="float" office:value="54.13" calcext:value-type="float">
            <text:p>54.13</text:p>
          </table:table-cell>
          <table:table-cell office:value-type="float" office:value="53.26" calcext:value-type="float">
            <text:p>53.26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21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4.72%</text:p>
          </table:table-cell>
          <table:table-cell office:value-type="string" calcext:value-type="string">
            <text:p>2.63%</text:p>
          </table:table-cell>
          <table:table-cell office:value-type="string" calcext:value-type="string">
            <text:p>4.43%</text:p>
          </table:table-cell>
          <table:table-cell office:value-type="string" calcext:value-type="string">
            <text:p>109.5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04];1;LEN([.F104])-1))" office:value-type="float" office:value="-0.34" calcext:value-type="float">
            <text:p>-0.34</text:p>
          </table:table-cell>
          <table:table-cell table:formula="of:=VALUE(SUBSTITUTE(SUBSTITUTE(SUBSTITUTE([.G104];&quot;M&quot;;&quot;0000&quot;);&quot;K&quot;;&quot;0&quot;);&quot;.&quot;;&quot;&quot;))" office:value-type="float" office:value="21650000" calcext:value-type="float">
            <text:p>21650000</text:p>
          </table:table-cell>
          <table:table-cell table:formula="of:=IF([.I104]=&quot;-&quot;;&quot;NULL&quot;;VALUE(MID([.I104];1;LEN([.I104])-1)))" office:value-type="float" office:value="-0.34" calcext:value-type="float">
            <text:p>-0.34</text:p>
          </table:table-cell>
          <table:table-cell table:formula="of:=IF([.J104]=&quot;-&quot;;&quot;NULL&quot;;VALUE(MID([.J104];1;LEN([.J104])-1)))" office:value-type="float" office:value="2.1" calcext:value-type="float">
            <text:p>2.1</text:p>
          </table:table-cell>
          <table:table-cell table:formula="of:=IF([.K104]=&quot;-&quot;;&quot;NULL&quot;;VALUE(MID([.K104];1;LEN([.K104])-1)))" office:value-type="float" office:value="4.72" calcext:value-type="float">
            <text:p>4.72</text:p>
          </table:table-cell>
          <table:table-cell table:formula="of:=IF([.L104]=&quot;-&quot;;&quot;NULL&quot;;VALUE(MID([.L104];1;LEN([.L104])-1)))" office:value-type="float" office:value="2.63" calcext:value-type="float">
            <text:p>2.63</text:p>
          </table:table-cell>
          <table:table-cell table:formula="of:=IF([.M104]=&quot;-&quot;;&quot;NULL&quot;;VALUE(MID([.M104];1;LEN([.M104])-1)))" office:value-type="float" office:value="4.43" calcext:value-type="float">
            <text:p>4.43</text:p>
          </table:table-cell>
          <table:table-cell table:formula="of:=IF([.N104]=&quot;-&quot;;&quot;NULL&quot;;VALUE(MID([.N104];1;LEN([.N104])-1)))" office:value-type="float" office:value="109.56" calcext:value-type="float">
            <text:p>109.56</text:p>
          </table:table-cell>
          <table:table-cell table:formula="of:=&quot;( &quot; &amp; (ROW()-1) &amp; &quot;, '&quot; &amp; [.A104] &amp; &quot;',&quot; &amp; [.B104] &amp; &quot;,&quot; &amp; [.C104] &amp; &quot;,&quot; &amp; [.D104] &amp; &quot;,&quot; &amp; [.E104] &amp; &quot;,&quot; &amp; [.R104] &amp; &quot;,&quot; &amp; [.S104] &amp; &quot;,'2014/09/19',&quot; &amp; [.T104] &amp; &quot;,&quot; &amp; [.U104] &amp; &quot;,&quot; &amp; [.V104] &amp; &quot;,&quot; &amp; [.W104] &amp; &quot;,&quot; &amp; [.X104] &amp; &quot;,&quot; &amp; [.Y104] &amp; &quot;,'&quot; &amp; [.O104] &amp; &quot;','&quot; &amp; [.P104] &amp; &quot;','&quot; &amp; [.Q104] &amp; &quot;'),&quot;" office:value-type="string" office:string-value="( 103, 'Citigroup',53.48,54.13,53.26,-0.18,-0.34,21650000,'2014/09/19',-0.34,2.1,4.72,2.63,4.43,109.56,'Strong Buy','Strong Buy','Strong Buy')," calcext:value-type="string">
            <text:p>( 103, 'Citigroup',53.48,54.13,53.26,-0.18,-0.34,21650000,'2014/09/19',-0.34,2.1,4.72,2.63,4.43,109.5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itrix-sys-inc" xlink:type="simple">Citrix Systems</text:a></text:p>
          </table:table-cell>
          <table:table-cell office:value-type="float" office:value="71.64" calcext:value-type="float">
            <text:p>71.64</text:p>
          </table:table-cell>
          <table:table-cell office:value-type="float" office:value="72.82" calcext:value-type="float">
            <text:p>72.82</text:p>
          </table:table-cell>
          <table:table-cell office:value-type="float" office:value="71.21" calcext:value-type="float">
            <text:p>71.21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-1.43%</text:p>
          </table:table-cell>
          <table:table-cell office:value-type="string" calcext:value-type="string">
            <text:p>2.6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3%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13.26%</text:p>
          </table:table-cell>
          <table:table-cell office:value-type="string" calcext:value-type="string">
            <text:p>-5.84%</text:p>
          </table:table-cell>
          <table:table-cell office:value-type="string" calcext:value-type="string">
            <text:p>30.25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05];1;LEN([.F105])-1))" office:value-type="float" office:value="-1.43" calcext:value-type="float">
            <text:p>-1.43</text:p>
          </table:table-cell>
          <table:table-cell table:formula="of:=VALUE(SUBSTITUTE(SUBSTITUTE(SUBSTITUTE([.G105];&quot;M&quot;;&quot;0000&quot;);&quot;K&quot;;&quot;0&quot;);&quot;.&quot;;&quot;&quot;))" office:value-type="float" office:value="2630000" calcext:value-type="float">
            <text:p>2630000</text:p>
          </table:table-cell>
          <table:table-cell table:formula="of:=IF([.I105]=&quot;-&quot;;&quot;NULL&quot;;VALUE(MID([.I105];1;LEN([.I105])-1)))" office:value-type="float" office:value="-1.43" calcext:value-type="float">
            <text:p>-1.43</text:p>
          </table:table-cell>
          <table:table-cell table:formula="of:=IF([.J105]=&quot;-&quot;;&quot;NULL&quot;;VALUE(MID([.J105];1;LEN([.J105])-1)))" office:value-type="float" office:value="-0.46" calcext:value-type="float">
            <text:p>-0.46</text:p>
          </table:table-cell>
          <table:table-cell table:formula="of:=IF([.K105]=&quot;-&quot;;&quot;NULL&quot;;VALUE(MID([.K105];1;LEN([.K105])-1)))" office:value-type="float" office:value="2.2" calcext:value-type="float">
            <text:p>2.2</text:p>
          </table:table-cell>
          <table:table-cell table:formula="of:=IF([.L105]=&quot;-&quot;;&quot;NULL&quot;;VALUE(MID([.L105];1;LEN([.L105])-1)))" office:value-type="float" office:value="13.26" calcext:value-type="float">
            <text:p>13.26</text:p>
          </table:table-cell>
          <table:table-cell table:formula="of:=IF([.M105]=&quot;-&quot;;&quot;NULL&quot;;VALUE(MID([.M105];1;LEN([.M105])-1)))" office:value-type="float" office:value="-5.84" calcext:value-type="float">
            <text:p>-5.84</text:p>
          </table:table-cell>
          <table:table-cell table:formula="of:=IF([.N105]=&quot;-&quot;;&quot;NULL&quot;;VALUE(MID([.N105];1;LEN([.N105])-1)))" office:value-type="float" office:value="30.25" calcext:value-type="float">
            <text:p>30.25</text:p>
          </table:table-cell>
          <table:table-cell table:formula="of:=&quot;( &quot; &amp; (ROW()-1) &amp; &quot;, '&quot; &amp; [.A105] &amp; &quot;',&quot; &amp; [.B105] &amp; &quot;,&quot; &amp; [.C105] &amp; &quot;,&quot; &amp; [.D105] &amp; &quot;,&quot; &amp; [.E105] &amp; &quot;,&quot; &amp; [.R105] &amp; &quot;,&quot; &amp; [.S105] &amp; &quot;,'2014/09/19',&quot; &amp; [.T105] &amp; &quot;,&quot; &amp; [.U105] &amp; &quot;,&quot; &amp; [.V105] &amp; &quot;,&quot; &amp; [.W105] &amp; &quot;,&quot; &amp; [.X105] &amp; &quot;,&quot; &amp; [.Y105] &amp; &quot;,'&quot; &amp; [.O105] &amp; &quot;','&quot; &amp; [.P105] &amp; &quot;','&quot; &amp; [.Q105] &amp; &quot;'),&quot;" office:value-type="string" office:string-value="( 104, 'Citrix Systems',71.64,72.82,71.21,-1.04,-1.43,2630000,'2014/09/19',-1.43,-0.46,2.2,13.26,-5.84,30.25,'Strong Sell','Strong Buy','Strong Buy')," calcext:value-type="string">
            <text:p>( 104, 'Citrix Systems',71.64,72.82,71.21,-1.04,-1.43,2630000,'2014/09/19',-1.43,-0.46,2.2,13.26,-5.84,30.25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lorox-co" xlink:type="simple">Clorox</text:a></text:p>
          </table:table-cell>
          <table:table-cell office:value-type="float" office:value="90.57" calcext:value-type="float">
            <text:p>90.57</text:p>
          </table:table-cell>
          <table:table-cell office:value-type="float" office:value="90.69" calcext:value-type="float">
            <text:p>90.69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+0.75%</text:p>
          </table:table-cell>
          <table:table-cell office:value-type="string" calcext:value-type="string">
            <text:p>1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5%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-2.36%</text:p>
          </table:table-cell>
          <table:table-cell office:value-type="string" calcext:value-type="string">
            <text:p>9.65%</text:p>
          </table:table-cell>
          <table:table-cell office:value-type="string" calcext:value-type="string">
            <text:p>35.6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06];1;LEN([.F106])-1))" office:value-type="float" office:value="0.75" calcext:value-type="float">
            <text:p>0.75</text:p>
          </table:table-cell>
          <table:table-cell table:formula="of:=VALUE(SUBSTITUTE(SUBSTITUTE(SUBSTITUTE([.G106];&quot;M&quot;;&quot;0000&quot;);&quot;K&quot;;&quot;0&quot;);&quot;.&quot;;&quot;&quot;))" office:value-type="float" office:value="1040000" calcext:value-type="float">
            <text:p>1040000</text:p>
          </table:table-cell>
          <table:table-cell table:formula="of:=IF([.I106]=&quot;-&quot;;&quot;NULL&quot;;VALUE(MID([.I106];1;LEN([.I106])-1)))" office:value-type="float" office:value="0.75" calcext:value-type="float">
            <text:p>0.75</text:p>
          </table:table-cell>
          <table:table-cell table:formula="of:=IF([.J106]=&quot;-&quot;;&quot;NULL&quot;;VALUE(MID([.J106];1;LEN([.J106])-1)))" office:value-type="float" office:value="1.79" calcext:value-type="float">
            <text:p>1.79</text:p>
          </table:table-cell>
          <table:table-cell table:formula="of:=IF([.K106]=&quot;-&quot;;&quot;NULL&quot;;VALUE(MID([.K106];1;LEN([.K106])-1)))" office:value-type="float" office:value="1.29" calcext:value-type="float">
            <text:p>1.29</text:p>
          </table:table-cell>
          <table:table-cell table:formula="of:=IF([.L106]=&quot;-&quot;;&quot;NULL&quot;;VALUE(MID([.L106];1;LEN([.L106])-1)))" office:value-type="float" office:value="-2.36" calcext:value-type="float">
            <text:p>-2.36</text:p>
          </table:table-cell>
          <table:table-cell table:formula="of:=IF([.M106]=&quot;-&quot;;&quot;NULL&quot;;VALUE(MID([.M106];1;LEN([.M106])-1)))" office:value-type="float" office:value="9.65" calcext:value-type="float">
            <text:p>9.65</text:p>
          </table:table-cell>
          <table:table-cell table:formula="of:=IF([.N106]=&quot;-&quot;;&quot;NULL&quot;;VALUE(MID([.N106];1;LEN([.N106])-1)))" office:value-type="float" office:value="35.69" calcext:value-type="float">
            <text:p>35.69</text:p>
          </table:table-cell>
          <table:table-cell table:formula="of:=&quot;( &quot; &amp; (ROW()-1) &amp; &quot;, '&quot; &amp; [.A106] &amp; &quot;',&quot; &amp; [.B106] &amp; &quot;,&quot; &amp; [.C106] &amp; &quot;,&quot; &amp; [.D106] &amp; &quot;,&quot; &amp; [.E106] &amp; &quot;,&quot; &amp; [.R106] &amp; &quot;,&quot; &amp; [.S106] &amp; &quot;,'2014/09/19',&quot; &amp; [.T106] &amp; &quot;,&quot; &amp; [.U106] &amp; &quot;,&quot; &amp; [.V106] &amp; &quot;,&quot; &amp; [.W106] &amp; &quot;,&quot; &amp; [.X106] &amp; &quot;,&quot; &amp; [.Y106] &amp; &quot;,'&quot; &amp; [.O106] &amp; &quot;','&quot; &amp; [.P106] &amp; &quot;','&quot; &amp; [.Q106] &amp; &quot;'),&quot;" office:value-type="string" office:string-value="( 105, 'Clorox',90.57,90.69,90,0.67,0.75,1040000,'2014/09/19',0.75,1.79,1.29,-2.36,9.65,35.69,'Strong Buy','Strong Buy','Strong Buy')," calcext:value-type="string">
            <text:p>( 105, 'Clorox',90.57,90.69,90,0.67,0.75,1040000,'2014/09/19',0.75,1.79,1.29,-2.36,9.65,35.6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me-group-inc." xlink:type="simple">CME Group</text:a></text:p>
          </table:table-cell>
          <table:table-cell office:value-type="float" office:value="82.84" calcext:value-type="float">
            <text:p>82.84</text:p>
          </table:table-cell>
          <table:table-cell office:value-type="float" office:value="83.66" calcext:value-type="float">
            <text:p>83.66</text:p>
          </table:table-cell>
          <table:table-cell office:value-type="float" office:value="82.14" calcext:value-type="float">
            <text:p>82.14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2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4.42%</text:p>
          </table:table-cell>
          <table:table-cell office:value-type="string" calcext:value-type="string">
            <text:p>10.99%</text:p>
          </table:table-cell>
          <table:table-cell office:value-type="string" calcext:value-type="string">
            <text:p>5.58%</text:p>
          </table:table-cell>
          <table:table-cell office:value-type="string" calcext:value-type="string">
            <text:p>14.71%</text:p>
          </table:table-cell>
          <table:table-cell office:value-type="string" calcext:value-type="string">
            <text:p>60.5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07];1;LEN([.F107])-1))" office:value-type="float" office:value="-0.14" calcext:value-type="float">
            <text:p>-0.14</text:p>
          </table:table-cell>
          <table:table-cell table:formula="of:=VALUE(SUBSTITUTE(SUBSTITUTE(SUBSTITUTE([.G107];&quot;M&quot;;&quot;0000&quot;);&quot;K&quot;;&quot;0&quot;);&quot;.&quot;;&quot;&quot;))" office:value-type="float" office:value="2100000" calcext:value-type="float">
            <text:p>2100000</text:p>
          </table:table-cell>
          <table:table-cell table:formula="of:=IF([.I107]=&quot;-&quot;;&quot;NULL&quot;;VALUE(MID([.I107];1;LEN([.I107])-1)))" office:value-type="float" office:value="-0.14" calcext:value-type="float">
            <text:p>-0.14</text:p>
          </table:table-cell>
          <table:table-cell table:formula="of:=IF([.J107]=&quot;-&quot;;&quot;NULL&quot;;VALUE(MID([.J107];1;LEN([.J107])-1)))" office:value-type="float" office:value="4.42" calcext:value-type="float">
            <text:p>4.42</text:p>
          </table:table-cell>
          <table:table-cell table:formula="of:=IF([.K107]=&quot;-&quot;;&quot;NULL&quot;;VALUE(MID([.K107];1;LEN([.K107])-1)))" office:value-type="float" office:value="10.99" calcext:value-type="float">
            <text:p>10.99</text:p>
          </table:table-cell>
          <table:table-cell table:formula="of:=IF([.L107]=&quot;-&quot;;&quot;NULL&quot;;VALUE(MID([.L107];1;LEN([.L107])-1)))" office:value-type="float" office:value="5.58" calcext:value-type="float">
            <text:p>5.58</text:p>
          </table:table-cell>
          <table:table-cell table:formula="of:=IF([.M107]=&quot;-&quot;;&quot;NULL&quot;;VALUE(MID([.M107];1;LEN([.M107])-1)))" office:value-type="float" office:value="14.71" calcext:value-type="float">
            <text:p>14.71</text:p>
          </table:table-cell>
          <table:table-cell table:formula="of:=IF([.N107]=&quot;-&quot;;&quot;NULL&quot;;VALUE(MID([.N107];1;LEN([.N107])-1)))" office:value-type="float" office:value="60.54" calcext:value-type="float">
            <text:p>60.54</text:p>
          </table:table-cell>
          <table:table-cell table:formula="of:=&quot;( &quot; &amp; (ROW()-1) &amp; &quot;, '&quot; &amp; [.A107] &amp; &quot;',&quot; &amp; [.B107] &amp; &quot;,&quot; &amp; [.C107] &amp; &quot;,&quot; &amp; [.D107] &amp; &quot;,&quot; &amp; [.E107] &amp; &quot;,&quot; &amp; [.R107] &amp; &quot;,&quot; &amp; [.S107] &amp; &quot;,'2014/09/19',&quot; &amp; [.T107] &amp; &quot;,&quot; &amp; [.U107] &amp; &quot;,&quot; &amp; [.V107] &amp; &quot;,&quot; &amp; [.W107] &amp; &quot;,&quot; &amp; [.X107] &amp; &quot;,&quot; &amp; [.Y107] &amp; &quot;,'&quot; &amp; [.O107] &amp; &quot;','&quot; &amp; [.P107] &amp; &quot;','&quot; &amp; [.Q107] &amp; &quot;'),&quot;" office:value-type="string" office:string-value="( 106, 'CME Group',82.84,83.66,82.14,-0.12,-0.14,2100000,'2014/09/19',-0.14,4.42,10.99,5.58,14.71,60.54,'Strong Buy','Strong Buy','Strong Buy')," calcext:value-type="string">
            <text:p>( 106, 'CME Group',82.84,83.66,82.14,-0.12,-0.14,2100000,'2014/09/19',-0.14,4.42,10.99,5.58,14.71,60.5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ms-energy-corp" xlink:type="simple">CMS Energy</text:a></text:p>
          </table:table-cell>
          <table:table-cell office:value-type="float" office:value="29.62" calcext:value-type="float">
            <text:p>29.62</text:p>
          </table:table-cell>
          <table:table-cell office:value-type="float" office:value="29.67" calcext:value-type="float">
            <text:p>29.67</text:p>
          </table:table-cell>
          <table:table-cell office:value-type="float" office:value="29.4" calcext:value-type="float">
            <text:p>29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0.65%</text:p>
          </table:table-cell>
          <table:table-cell office:value-type="string" calcext:value-type="string">
            <text:p>3.2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10.65%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47.66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08];1;LEN([.F108])-1))" office:value-type="float" office:value="0.65" calcext:value-type="float">
            <text:p>0.65</text:p>
          </table:table-cell>
          <table:table-cell table:formula="of:=VALUE(SUBSTITUTE(SUBSTITUTE(SUBSTITUTE([.G108];&quot;M&quot;;&quot;0000&quot;);&quot;K&quot;;&quot;0&quot;);&quot;.&quot;;&quot;&quot;))" office:value-type="float" office:value="3210000" calcext:value-type="float">
            <text:p>3210000</text:p>
          </table:table-cell>
          <table:table-cell table:formula="of:=IF([.I108]=&quot;-&quot;;&quot;NULL&quot;;VALUE(MID([.I108];1;LEN([.I108])-1)))" office:value-type="float" office:value="0.65" calcext:value-type="float">
            <text:p>0.65</text:p>
          </table:table-cell>
          <table:table-cell table:formula="of:=IF([.J108]=&quot;-&quot;;&quot;NULL&quot;;VALUE(MID([.J108];1;LEN([.J108])-1)))" office:value-type="float" office:value="-0.03" calcext:value-type="float">
            <text:p>-0.03</text:p>
          </table:table-cell>
          <table:table-cell table:formula="of:=IF([.K108]=&quot;-&quot;;&quot;NULL&quot;;VALUE(MID([.K108];1;LEN([.K108])-1)))" office:value-type="float" office:value="-1.46" calcext:value-type="float">
            <text:p>-1.46</text:p>
          </table:table-cell>
          <table:table-cell table:formula="of:=IF([.L108]=&quot;-&quot;;&quot;NULL&quot;;VALUE(MID([.L108];1;LEN([.L108])-1)))" office:value-type="float" office:value="10.65" calcext:value-type="float">
            <text:p>10.65</text:p>
          </table:table-cell>
          <table:table-cell table:formula="of:=IF([.M108]=&quot;-&quot;;&quot;NULL&quot;;VALUE(MID([.M108];1;LEN([.M108])-1)))" office:value-type="float" office:value="11.4" calcext:value-type="float">
            <text:p>11.4</text:p>
          </table:table-cell>
          <table:table-cell table:formula="of:=IF([.N108]=&quot;-&quot;;&quot;NULL&quot;;VALUE(MID([.N108];1;LEN([.N108])-1)))" office:value-type="float" office:value="47.66" calcext:value-type="float">
            <text:p>47.66</text:p>
          </table:table-cell>
          <table:table-cell table:formula="of:=&quot;( &quot; &amp; (ROW()-1) &amp; &quot;, '&quot; &amp; [.A108] &amp; &quot;',&quot; &amp; [.B108] &amp; &quot;,&quot; &amp; [.C108] &amp; &quot;,&quot; &amp; [.D108] &amp; &quot;,&quot; &amp; [.E108] &amp; &quot;,&quot; &amp; [.R108] &amp; &quot;,&quot; &amp; [.S108] &amp; &quot;,'2014/09/19',&quot; &amp; [.T108] &amp; &quot;,&quot; &amp; [.U108] &amp; &quot;,&quot; &amp; [.V108] &amp; &quot;,&quot; &amp; [.W108] &amp; &quot;,&quot; &amp; [.X108] &amp; &quot;,&quot; &amp; [.Y108] &amp; &quot;,'&quot; &amp; [.O108] &amp; &quot;','&quot; &amp; [.P108] &amp; &quot;','&quot; &amp; [.Q108] &amp; &quot;'),&quot;" office:value-type="string" office:string-value="( 107, 'CMS Energy',29.62,29.67,29.4,0.19,0.65,3210000,'2014/09/19',0.65,-0.03,-1.46,10.65,11.4,47.66,'Buy','Strong Sell','Strong Buy')," calcext:value-type="string">
            <text:p>( 107, 'CMS Energy',29.62,29.67,29.4,0.19,0.65,3210000,'2014/09/19',0.65,-0.03,-1.46,10.65,11.4,47.66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ach" xlink:type="simple">Coach</text:a></text:p>
          </table:table-cell>
          <table:table-cell office:value-type="float" office:value="37.05" calcext:value-type="float">
            <text:p>37.05</text:p>
          </table:table-cell>
          <table:table-cell office:value-type="float" office:value="37.55" calcext:value-type="float">
            <text:p>37.55</text:p>
          </table:table-cell>
          <table:table-cell office:value-type="float" office:value="37.04" calcext:value-type="float">
            <text:p>37.04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75%</text:p>
          </table:table-cell>
          <table:table-cell office:value-type="string" calcext:value-type="string">
            <text:p>6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5%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-33.99%</text:p>
          </table:table-cell>
          <table:table-cell office:value-type="string" calcext:value-type="string">
            <text:p>-32.69%</text:p>
          </table:table-cell>
          <table:table-cell office:value-type="string" calcext:value-type="string">
            <text:p>-34.73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table:formula="of:=VALUE(MID([.F109];1;LEN([.F109])-1))" office:value-type="float" office:value="-0.75" calcext:value-type="float">
            <text:p>-0.75</text:p>
          </table:table-cell>
          <table:table-cell table:formula="of:=VALUE(SUBSTITUTE(SUBSTITUTE(SUBSTITUTE([.G109];&quot;M&quot;;&quot;0000&quot;);&quot;K&quot;;&quot;0&quot;);&quot;.&quot;;&quot;&quot;))" office:value-type="float" office:value="6420000" calcext:value-type="float">
            <text:p>6420000</text:p>
          </table:table-cell>
          <table:table-cell table:formula="of:=IF([.I109]=&quot;-&quot;;&quot;NULL&quot;;VALUE(MID([.I109];1;LEN([.I109])-1)))" office:value-type="float" office:value="-0.75" calcext:value-type="float">
            <text:p>-0.75</text:p>
          </table:table-cell>
          <table:table-cell table:formula="of:=IF([.J109]=&quot;-&quot;;&quot;NULL&quot;;VALUE(MID([.J109];1;LEN([.J109])-1)))" office:value-type="float" office:value="0.24" calcext:value-type="float">
            <text:p>0.24</text:p>
          </table:table-cell>
          <table:table-cell table:formula="of:=IF([.K109]=&quot;-&quot;;&quot;NULL&quot;;VALUE(MID([.K109];1;LEN([.K109])-1)))" office:value-type="float" office:value="0.71" calcext:value-type="float">
            <text:p>0.71</text:p>
          </table:table-cell>
          <table:table-cell table:formula="of:=IF([.L109]=&quot;-&quot;;&quot;NULL&quot;;VALUE(MID([.L109];1;LEN([.L109])-1)))" office:value-type="float" office:value="-33.99" calcext:value-type="float">
            <text:p>-33.99</text:p>
          </table:table-cell>
          <table:table-cell table:formula="of:=IF([.M109]=&quot;-&quot;;&quot;NULL&quot;;VALUE(MID([.M109];1;LEN([.M109])-1)))" office:value-type="float" office:value="-32.69" calcext:value-type="float">
            <text:p>-32.69</text:p>
          </table:table-cell>
          <table:table-cell table:formula="of:=IF([.N109]=&quot;-&quot;;&quot;NULL&quot;;VALUE(MID([.N109];1;LEN([.N109])-1)))" office:value-type="float" office:value="-34.73" calcext:value-type="float">
            <text:p>-34.73</text:p>
          </table:table-cell>
          <table:table-cell table:formula="of:=&quot;( &quot; &amp; (ROW()-1) &amp; &quot;, '&quot; &amp; [.A109] &amp; &quot;',&quot; &amp; [.B109] &amp; &quot;,&quot; &amp; [.C109] &amp; &quot;,&quot; &amp; [.D109] &amp; &quot;,&quot; &amp; [.E109] &amp; &quot;,&quot; &amp; [.R109] &amp; &quot;,&quot; &amp; [.S109] &amp; &quot;,'2014/09/19',&quot; &amp; [.T109] &amp; &quot;,&quot; &amp; [.U109] &amp; &quot;,&quot; &amp; [.V109] &amp; &quot;,&quot; &amp; [.W109] &amp; &quot;,&quot; &amp; [.X109] &amp; &quot;,&quot; &amp; [.Y109] &amp; &quot;,'&quot; &amp; [.O109] &amp; &quot;','&quot; &amp; [.P109] &amp; &quot;','&quot; &amp; [.Q109] &amp; &quot;'),&quot;" office:value-type="string" office:string-value="( 108, 'Coach',37.05,37.55,37.04,-0.28,-0.75,6420000,'2014/09/19',-0.75,0.24,0.71,-33.99,-32.69,-34.73,'Strong Sell','Neutral','Strong Sell')," calcext:value-type="string">
            <text:p>( 108, 'Coach',37.05,37.55,37.04,-0.28,-0.75,6420000,'2014/09/19',-0.75,0.24,0.71,-33.99,-32.69,-34.73,'Strong Sell','Neutra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coca-cola-co" xlink:type="simple">Coca-Cola</text:a></text:p>
          </table:table-cell>
          <table:table-cell office:value-type="float" office:value="42.05" calcext:value-type="float">
            <text:p>42.05</text:p>
          </table:table-cell>
          <table:table-cell office:value-type="float" office:value="42.35" calcext:value-type="float">
            <text:p>42.35</text:p>
          </table:table-cell>
          <table:table-cell office:value-type="float" office:value="41.75" calcext:value-type="float">
            <text:p>41.7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+0.62%</text:p>
          </table:table-cell>
          <table:table-cell office:value-type="string" calcext:value-type="string">
            <text:p>44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1.55%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6.73%</text:p>
          </table:table-cell>
          <table:table-cell office:value-type="string" calcext:value-type="string">
            <text:p>21.3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10];1;LEN([.F110])-1))" office:value-type="float" office:value="0.62" calcext:value-type="float">
            <text:p>0.62</text:p>
          </table:table-cell>
          <table:table-cell table:formula="of:=VALUE(SUBSTITUTE(SUBSTITUTE(SUBSTITUTE([.G110];&quot;M&quot;;&quot;0000&quot;);&quot;K&quot;;&quot;0&quot;);&quot;.&quot;;&quot;&quot;))" office:value-type="float" office:value="44040000" calcext:value-type="float">
            <text:p>44040000</text:p>
          </table:table-cell>
          <table:table-cell table:formula="of:=IF([.I110]=&quot;-&quot;;&quot;NULL&quot;;VALUE(MID([.I110];1;LEN([.I110])-1)))" office:value-type="float" office:value="0.62" calcext:value-type="float">
            <text:p>0.62</text:p>
          </table:table-cell>
          <table:table-cell table:formula="of:=IF([.J110]=&quot;-&quot;;&quot;NULL&quot;;VALUE(MID([.J110];1;LEN([.J110])-1)))" office:value-type="float" office:value="1.42" calcext:value-type="float">
            <text:p>1.42</text:p>
          </table:table-cell>
          <table:table-cell table:formula="of:=IF([.K110]=&quot;-&quot;;&quot;NULL&quot;;VALUE(MID([.K110];1;LEN([.K110])-1)))" office:value-type="float" office:value="1.55" calcext:value-type="float">
            <text:p>1.55</text:p>
          </table:table-cell>
          <table:table-cell table:formula="of:=IF([.L110]=&quot;-&quot;;&quot;NULL&quot;;VALUE(MID([.L110];1;LEN([.L110])-1)))" office:value-type="float" office:value="1.79" calcext:value-type="float">
            <text:p>1.79</text:p>
          </table:table-cell>
          <table:table-cell table:formula="of:=IF([.M110]=&quot;-&quot;;&quot;NULL&quot;;VALUE(MID([.M110];1;LEN([.M110])-1)))" office:value-type="float" office:value="6.73" calcext:value-type="float">
            <text:p>6.73</text:p>
          </table:table-cell>
          <table:table-cell table:formula="of:=IF([.N110]=&quot;-&quot;;&quot;NULL&quot;;VALUE(MID([.N110];1;LEN([.N110])-1)))" office:value-type="float" office:value="21.39" calcext:value-type="float">
            <text:p>21.39</text:p>
          </table:table-cell>
          <table:table-cell table:formula="of:=&quot;( &quot; &amp; (ROW()-1) &amp; &quot;, '&quot; &amp; [.A110] &amp; &quot;',&quot; &amp; [.B110] &amp; &quot;,&quot; &amp; [.C110] &amp; &quot;,&quot; &amp; [.D110] &amp; &quot;,&quot; &amp; [.E110] &amp; &quot;,&quot; &amp; [.R110] &amp; &quot;,&quot; &amp; [.S110] &amp; &quot;,'2014/09/19',&quot; &amp; [.T110] &amp; &quot;,&quot; &amp; [.U110] &amp; &quot;,&quot; &amp; [.V110] &amp; &quot;,&quot; &amp; [.W110] &amp; &quot;,&quot; &amp; [.X110] &amp; &quot;,&quot; &amp; [.Y110] &amp; &quot;,'&quot; &amp; [.O110] &amp; &quot;','&quot; &amp; [.P110] &amp; &quot;','&quot; &amp; [.Q110] &amp; &quot;'),&quot;" office:value-type="string" office:string-value="( 109, 'Coca-Cola',42.05,42.35,41.75,0.26,0.62,44040000,'2014/09/19',0.62,1.42,1.55,1.79,6.73,21.39,'Strong Buy','Strong Buy','Strong Buy')," calcext:value-type="string">
            <text:p>( 109, 'Coca-Cola',42.05,42.35,41.75,0.26,0.62,44040000,'2014/09/19',0.62,1.42,1.55,1.79,6.73,21.3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ca-cola-ent" xlink:type="simple">Coca-Cola Enterprises</text:a></text:p>
          </table:table-cell>
          <table:table-cell office:value-type="float" office:value="46.27" calcext:value-type="float">
            <text:p>46.27</text:p>
          </table:table-cell>
          <table:table-cell office:value-type="float" office:value="46.38" calcext:value-type="float">
            <text:p>46.38</text:p>
          </table:table-cell>
          <table:table-cell office:value-type="float" office:value="45.78" calcext:value-type="float">
            <text:p>45.7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+1.20%</text:p>
          </table:table-cell>
          <table:table-cell office:value-type="string" calcext:value-type="string">
            <text:p>3.1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2.39%</text:p>
          </table:table-cell>
          <table:table-cell office:value-type="string" calcext:value-type="string">
            <text:p>-2.73%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13.32%</text:p>
          </table:table-cell>
          <table:table-cell office:value-type="string" calcext:value-type="string">
            <text:p>80.2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11];1;LEN([.F111])-1))" office:value-type="float" office:value="1.2" calcext:value-type="float">
            <text:p>1.2</text:p>
          </table:table-cell>
          <table:table-cell table:formula="of:=VALUE(SUBSTITUTE(SUBSTITUTE(SUBSTITUTE([.G111];&quot;M&quot;;&quot;0000&quot;);&quot;K&quot;;&quot;0&quot;);&quot;.&quot;;&quot;&quot;))" office:value-type="float" office:value="3180000" calcext:value-type="float">
            <text:p>3180000</text:p>
          </table:table-cell>
          <table:table-cell table:formula="of:=IF([.I111]=&quot;-&quot;;&quot;NULL&quot;;VALUE(MID([.I111];1;LEN([.I111])-1)))" office:value-type="float" office:value="1.2" calcext:value-type="float">
            <text:p>1.2</text:p>
          </table:table-cell>
          <table:table-cell table:formula="of:=IF([.J111]=&quot;-&quot;;&quot;NULL&quot;;VALUE(MID([.J111];1;LEN([.J111])-1)))" office:value-type="float" office:value="2.39" calcext:value-type="float">
            <text:p>2.39</text:p>
          </table:table-cell>
          <table:table-cell table:formula="of:=IF([.K111]=&quot;-&quot;;&quot;NULL&quot;;VALUE(MID([.K111];1;LEN([.K111])-1)))" office:value-type="float" office:value="-2.73" calcext:value-type="float">
            <text:p>-2.73</text:p>
          </table:table-cell>
          <table:table-cell table:formula="of:=IF([.L111]=&quot;-&quot;;&quot;NULL&quot;;VALUE(MID([.L111];1;LEN([.L111])-1)))" office:value-type="float" office:value="4.85" calcext:value-type="float">
            <text:p>4.85</text:p>
          </table:table-cell>
          <table:table-cell table:formula="of:=IF([.M111]=&quot;-&quot;;&quot;NULL&quot;;VALUE(MID([.M111];1;LEN([.M111])-1)))" office:value-type="float" office:value="13.32" calcext:value-type="float">
            <text:p>13.32</text:p>
          </table:table-cell>
          <table:table-cell table:formula="of:=IF([.N111]=&quot;-&quot;;&quot;NULL&quot;;VALUE(MID([.N111];1;LEN([.N111])-1)))" office:value-type="float" office:value="80.25" calcext:value-type="float">
            <text:p>80.25</text:p>
          </table:table-cell>
          <table:table-cell table:formula="of:=&quot;( &quot; &amp; (ROW()-1) &amp; &quot;, '&quot; &amp; [.A111] &amp; &quot;',&quot; &amp; [.B111] &amp; &quot;,&quot; &amp; [.C111] &amp; &quot;,&quot; &amp; [.D111] &amp; &quot;,&quot; &amp; [.E111] &amp; &quot;,&quot; &amp; [.R111] &amp; &quot;,&quot; &amp; [.S111] &amp; &quot;,'2014/09/19',&quot; &amp; [.T111] &amp; &quot;,&quot; &amp; [.U111] &amp; &quot;,&quot; &amp; [.V111] &amp; &quot;,&quot; &amp; [.W111] &amp; &quot;,&quot; &amp; [.X111] &amp; &quot;,&quot; &amp; [.Y111] &amp; &quot;,'&quot; &amp; [.O111] &amp; &quot;','&quot; &amp; [.P111] &amp; &quot;','&quot; &amp; [.Q111] &amp; &quot;'),&quot;" office:value-type="string" office:string-value="( 110, 'Coca-Cola Enterprises',46.27,46.38,45.78,0.55,1.2,3180000,'2014/09/19',1.2,2.39,-2.73,4.85,13.32,80.25,'Strong Buy','Neutral','Strong Buy')," calcext:value-type="string">
            <text:p>( 110, 'Coca-Cola Enterprises',46.27,46.38,45.78,0.55,1.2,3180000,'2014/09/19',1.2,2.39,-2.73,4.85,13.32,80.25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gnizant-technology-solutio" xlink:type="simple">Cognizant</text:a></text:p>
          </table:table-cell>
          <table:table-cell office:value-type="float" office:value="45" calcext:value-type="float">
            <text:p>45</text:p>
          </table:table-cell>
          <table:table-cell office:value-type="float" office:value="45.6" calcext:value-type="float">
            <text:p>45.6</text:p>
          </table:table-cell>
          <table:table-cell office:value-type="float" office:value="44.65" calcext:value-type="float">
            <text:p>44.65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6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-10.87%</text:p>
          </table:table-cell>
          <table:table-cell office:value-type="string" calcext:value-type="string">
            <text:p>9.36%</text:p>
          </table:table-cell>
          <table:table-cell office:value-type="string" calcext:value-type="string">
            <text:p>-28.4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112];1;LEN([.F112])-1))" office:value-type="float" office:value="-0.68" calcext:value-type="float">
            <text:p>-0.68</text:p>
          </table:table-cell>
          <table:table-cell table:formula="of:=VALUE(SUBSTITUTE(SUBSTITUTE(SUBSTITUTE([.G112];&quot;M&quot;;&quot;0000&quot;);&quot;K&quot;;&quot;0&quot;);&quot;.&quot;;&quot;&quot;))" office:value-type="float" office:value="6750000" calcext:value-type="float">
            <text:p>6750000</text:p>
          </table:table-cell>
          <table:table-cell table:formula="of:=IF([.I112]=&quot;-&quot;;&quot;NULL&quot;;VALUE(MID([.I112];1;LEN([.I112])-1)))" office:value-type="float" office:value="-0.68" calcext:value-type="float">
            <text:p>-0.68</text:p>
          </table:table-cell>
          <table:table-cell table:formula="of:=IF([.J112]=&quot;-&quot;;&quot;NULL&quot;;VALUE(MID([.J112];1;LEN([.J112])-1)))" office:value-type="float" office:value="0.54" calcext:value-type="float">
            <text:p>0.54</text:p>
          </table:table-cell>
          <table:table-cell table:formula="of:=IF([.K112]=&quot;-&quot;;&quot;NULL&quot;;VALUE(MID([.K112];1;LEN([.K112])-1)))" office:value-type="float" office:value="-2.2" calcext:value-type="float">
            <text:p>-2.2</text:p>
          </table:table-cell>
          <table:table-cell table:formula="of:=IF([.L112]=&quot;-&quot;;&quot;NULL&quot;;VALUE(MID([.L112];1;LEN([.L112])-1)))" office:value-type="float" office:value="-10.87" calcext:value-type="float">
            <text:p>-10.87</text:p>
          </table:table-cell>
          <table:table-cell table:formula="of:=IF([.M112]=&quot;-&quot;;&quot;NULL&quot;;VALUE(MID([.M112];1;LEN([.M112])-1)))" office:value-type="float" office:value="9.36" calcext:value-type="float">
            <text:p>9.36</text:p>
          </table:table-cell>
          <table:table-cell table:formula="of:=IF([.N112]=&quot;-&quot;;&quot;NULL&quot;;VALUE(MID([.N112];1;LEN([.N112])-1)))" office:value-type="float" office:value="-28.4" calcext:value-type="float">
            <text:p>-28.4</text:p>
          </table:table-cell>
          <table:table-cell table:formula="of:=&quot;( &quot; &amp; (ROW()-1) &amp; &quot;, '&quot; &amp; [.A112] &amp; &quot;',&quot; &amp; [.B112] &amp; &quot;,&quot; &amp; [.C112] &amp; &quot;,&quot; &amp; [.D112] &amp; &quot;,&quot; &amp; [.E112] &amp; &quot;,&quot; &amp; [.R112] &amp; &quot;,&quot; &amp; [.S112] &amp; &quot;,'2014/09/19',&quot; &amp; [.T112] &amp; &quot;,&quot; &amp; [.U112] &amp; &quot;,&quot; &amp; [.V112] &amp; &quot;,&quot; &amp; [.W112] &amp; &quot;,&quot; &amp; [.X112] &amp; &quot;,&quot; &amp; [.Y112] &amp; &quot;,'&quot; &amp; [.O112] &amp; &quot;','&quot; &amp; [.P112] &amp; &quot;','&quot; &amp; [.Q112] &amp; &quot;'),&quot;" office:value-type="string" office:string-value="( 111, 'Cognizant',45,45.6,44.65,-0.31,-0.68,6750000,'2014/09/19',-0.68,0.54,-2.2,-10.87,9.36,-28.4,'Strong Sell','Strong Sell','Buy')," calcext:value-type="string">
            <text:p>( 111, 'Cognizant',45,45.6,44.65,-0.31,-0.68,6750000,'2014/09/19',-0.68,0.54,-2.2,-10.87,9.36,-28.4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lgate-palmo" xlink:type="simple">Colgate-Palmolive</text:a></text:p>
          </table:table-cell>
          <table:table-cell office:value-type="float" office:value="65.28" calcext:value-type="float">
            <text:p>65.28</text:p>
          </table:table-cell>
          <table:table-cell office:value-type="float" office:value="65.67" calcext:value-type="float">
            <text:p>65.67</text:p>
          </table:table-cell>
          <table:table-cell office:value-type="float" office:value="65.23" calcext:value-type="float">
            <text:p>65.2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1.24%</text:p>
          </table:table-cell>
          <table:table-cell office:value-type="string" calcext:value-type="string">
            <text:p>0.73%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45.10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13];1;LEN([.F113])-1))" office:value-type="float" office:value="-0.05" calcext:value-type="float">
            <text:p>-0.05</text:p>
          </table:table-cell>
          <table:table-cell table:formula="of:=VALUE(SUBSTITUTE(SUBSTITUTE(SUBSTITUTE([.G113];&quot;M&quot;;&quot;0000&quot;);&quot;K&quot;;&quot;0&quot;);&quot;.&quot;;&quot;&quot;))" office:value-type="float" office:value="5030000" calcext:value-type="float">
            <text:p>5030000</text:p>
          </table:table-cell>
          <table:table-cell table:formula="of:=IF([.I113]=&quot;-&quot;;&quot;NULL&quot;;VALUE(MID([.I113];1;LEN([.I113])-1)))" office:value-type="float" office:value="-0.05" calcext:value-type="float">
            <text:p>-0.05</text:p>
          </table:table-cell>
          <table:table-cell table:formula="of:=IF([.J113]=&quot;-&quot;;&quot;NULL&quot;;VALUE(MID([.J113];1;LEN([.J113])-1)))" office:value-type="float" office:value="1.24" calcext:value-type="float">
            <text:p>1.24</text:p>
          </table:table-cell>
          <table:table-cell table:formula="of:=IF([.K113]=&quot;-&quot;;&quot;NULL&quot;;VALUE(MID([.K113];1;LEN([.K113])-1)))" office:value-type="float" office:value="0.73" calcext:value-type="float">
            <text:p>0.73</text:p>
          </table:table-cell>
          <table:table-cell table:formula="of:=IF([.L113]=&quot;-&quot;;&quot;NULL&quot;;VALUE(MID([.L113];1;LEN([.L113])-1)))" office:value-type="float" office:value="0.11" calcext:value-type="float">
            <text:p>0.11</text:p>
          </table:table-cell>
          <table:table-cell table:formula="of:=IF([.M113]=&quot;-&quot;;&quot;NULL&quot;;VALUE(MID([.M113];1;LEN([.M113])-1)))" office:value-type="float" office:value="8.01" calcext:value-type="float">
            <text:p>8.01</text:p>
          </table:table-cell>
          <table:table-cell table:formula="of:=IF([.N113]=&quot;-&quot;;&quot;NULL&quot;;VALUE(MID([.N113];1;LEN([.N113])-1)))" office:value-type="float" office:value="45.1" calcext:value-type="float">
            <text:p>45.1</text:p>
          </table:table-cell>
          <table:table-cell table:formula="of:=&quot;( &quot; &amp; (ROW()-1) &amp; &quot;, '&quot; &amp; [.A113] &amp; &quot;',&quot; &amp; [.B113] &amp; &quot;,&quot; &amp; [.C113] &amp; &quot;,&quot; &amp; [.D113] &amp; &quot;,&quot; &amp; [.E113] &amp; &quot;,&quot; &amp; [.R113] &amp; &quot;,&quot; &amp; [.S113] &amp; &quot;,'2014/09/19',&quot; &amp; [.T113] &amp; &quot;,&quot; &amp; [.U113] &amp; &quot;,&quot; &amp; [.V113] &amp; &quot;,&quot; &amp; [.W113] &amp; &quot;,&quot; &amp; [.X113] &amp; &quot;,&quot; &amp; [.Y113] &amp; &quot;,'&quot; &amp; [.O113] &amp; &quot;','&quot; &amp; [.P113] &amp; &quot;','&quot; &amp; [.Q113] &amp; &quot;'),&quot;" office:value-type="string" office:string-value="( 112, 'Colgate-Palmolive',65.28,65.67,65.23,-0.03,-0.05,5030000,'2014/09/19',-0.05,1.24,0.73,0.11,8.01,45.1,'Buy','Strong Buy','Strong Buy')," calcext:value-type="string">
            <text:p>( 112, 'Colgate-Palmolive',65.28,65.67,65.23,-0.03,-0.05,5030000,'2014/09/19',-0.05,1.24,0.73,0.11,8.01,45.1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mcast-corp-new" xlink:type="simple">Comcast</text:a></text:p>
          </table:table-cell>
          <table:table-cell office:value-type="float" office:value="56.74" calcext:value-type="float">
            <text:p>56.74</text:p>
          </table:table-cell>
          <table:table-cell office:value-type="float" office:value="57.27" calcext:value-type="float">
            <text:p>57.27</text:p>
          </table:table-cell>
          <table:table-cell office:value-type="float" office:value="56.5" calcext:value-type="float">
            <text:p>56.5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9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4.22%</text:p>
          </table:table-cell>
          <table:table-cell office:value-type="string" calcext:value-type="string">
            <text:p>9.18%</text:p>
          </table:table-cell>
          <table:table-cell office:value-type="string" calcext:value-type="string">
            <text:p>27.79%</text:p>
          </table:table-cell>
          <table:table-cell office:value-type="string" calcext:value-type="string">
            <text:p>159.56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14];1;LEN([.F114])-1))" office:value-type="float" office:value="-0.19" calcext:value-type="float">
            <text:p>-0.19</text:p>
          </table:table-cell>
          <table:table-cell table:formula="of:=VALUE(SUBSTITUTE(SUBSTITUTE(SUBSTITUTE([.G114];&quot;M&quot;;&quot;0000&quot;);&quot;K&quot;;&quot;0&quot;);&quot;.&quot;;&quot;&quot;))" office:value-type="float" office:value="19600000" calcext:value-type="float">
            <text:p>19600000</text:p>
          </table:table-cell>
          <table:table-cell table:formula="of:=IF([.I114]=&quot;-&quot;;&quot;NULL&quot;;VALUE(MID([.I114];1;LEN([.I114])-1)))" office:value-type="float" office:value="-0.19" calcext:value-type="float">
            <text:p>-0.19</text:p>
          </table:table-cell>
          <table:table-cell table:formula="of:=IF([.J114]=&quot;-&quot;;&quot;NULL&quot;;VALUE(MID([.J114];1;LEN([.J114])-1)))" office:value-type="float" office:value="-0.6" calcext:value-type="float">
            <text:p>-0.6</text:p>
          </table:table-cell>
          <table:table-cell table:formula="of:=IF([.K114]=&quot;-&quot;;&quot;NULL&quot;;VALUE(MID([.K114];1;LEN([.K114])-1)))" office:value-type="float" office:value="4.22" calcext:value-type="float">
            <text:p>4.22</text:p>
          </table:table-cell>
          <table:table-cell table:formula="of:=IF([.L114]=&quot;-&quot;;&quot;NULL&quot;;VALUE(MID([.L114];1;LEN([.L114])-1)))" office:value-type="float" office:value="9.18" calcext:value-type="float">
            <text:p>9.18</text:p>
          </table:table-cell>
          <table:table-cell table:formula="of:=IF([.M114]=&quot;-&quot;;&quot;NULL&quot;;VALUE(MID([.M114];1;LEN([.M114])-1)))" office:value-type="float" office:value="27.79" calcext:value-type="float">
            <text:p>27.79</text:p>
          </table:table-cell>
          <table:table-cell table:formula="of:=IF([.N114]=&quot;-&quot;;&quot;NULL&quot;;VALUE(MID([.N114];1;LEN([.N114])-1)))" office:value-type="float" office:value="159.56" calcext:value-type="float">
            <text:p>159.56</text:p>
          </table:table-cell>
          <table:table-cell table:formula="of:=&quot;( &quot; &amp; (ROW()-1) &amp; &quot;, '&quot; &amp; [.A114] &amp; &quot;',&quot; &amp; [.B114] &amp; &quot;,&quot; &amp; [.C114] &amp; &quot;,&quot; &amp; [.D114] &amp; &quot;,&quot; &amp; [.E114] &amp; &quot;,&quot; &amp; [.R114] &amp; &quot;,&quot; &amp; [.S114] &amp; &quot;,'2014/09/19',&quot; &amp; [.T114] &amp; &quot;,&quot; &amp; [.U114] &amp; &quot;,&quot; &amp; [.V114] &amp; &quot;,&quot; &amp; [.W114] &amp; &quot;,&quot; &amp; [.X114] &amp; &quot;,&quot; &amp; [.Y114] &amp; &quot;,'&quot; &amp; [.O114] &amp; &quot;','&quot; &amp; [.P114] &amp; &quot;','&quot; &amp; [.Q114] &amp; &quot;'),&quot;" office:value-type="string" office:string-value="( 113, 'Comcast',56.74,57.27,56.5,-0.11,-0.19,19600000,'2014/09/19',-0.19,-0.6,4.22,9.18,27.79,159.56,'Strong Sell','Strong Buy','Strong Buy')," calcext:value-type="string">
            <text:p>( 113, 'Comcast',56.74,57.27,56.5,-0.11,-0.19,19600000,'2014/09/19',-0.19,-0.6,4.22,9.18,27.79,159.56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merica-inc" xlink:type="simple">Comerica</text:a></text:p>
          </table:table-cell>
          <table:table-cell office:value-type="float" office:value="51.91" calcext:value-type="float">
            <text:p>51.91</text:p>
          </table:table-cell>
          <table:table-cell office:value-type="float" office:value="52.72" calcext:value-type="float">
            <text:p>52.72</text:p>
          </table:table-cell>
          <table:table-cell office:value-type="float" office:value="51.88" calcext:value-type="float">
            <text:p>51.88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1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1.31%</text:p>
          </table:table-cell>
          <table:table-cell office:value-type="string" calcext:value-type="string">
            <text:p>3.43%</text:p>
          </table:table-cell>
          <table:table-cell office:value-type="string" calcext:value-type="string">
            <text:p>9.19%</text:p>
          </table:table-cell>
          <table:table-cell office:value-type="string" calcext:value-type="string">
            <text:p>30.66%</text:p>
          </table:table-cell>
          <table:table-cell office:value-type="string" calcext:value-type="string">
            <text:p>128.78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15];1;LEN([.F115])-1))" office:value-type="float" office:value="-0.59" calcext:value-type="float">
            <text:p>-0.59</text:p>
          </table:table-cell>
          <table:table-cell table:formula="of:=VALUE(SUBSTITUTE(SUBSTITUTE(SUBSTITUTE([.G115];&quot;M&quot;;&quot;0000&quot;);&quot;K&quot;;&quot;0&quot;);&quot;.&quot;;&quot;&quot;))" office:value-type="float" office:value="1400000" calcext:value-type="float">
            <text:p>1400000</text:p>
          </table:table-cell>
          <table:table-cell table:formula="of:=IF([.I115]=&quot;-&quot;;&quot;NULL&quot;;VALUE(MID([.I115];1;LEN([.I115])-1)))" office:value-type="float" office:value="-0.59" calcext:value-type="float">
            <text:p>-0.59</text:p>
          </table:table-cell>
          <table:table-cell table:formula="of:=IF([.J115]=&quot;-&quot;;&quot;NULL&quot;;VALUE(MID([.J115];1;LEN([.J115])-1)))" office:value-type="float" office:value="1.31" calcext:value-type="float">
            <text:p>1.31</text:p>
          </table:table-cell>
          <table:table-cell table:formula="of:=IF([.K115]=&quot;-&quot;;&quot;NULL&quot;;VALUE(MID([.K115];1;LEN([.K115])-1)))" office:value-type="float" office:value="3.43" calcext:value-type="float">
            <text:p>3.43</text:p>
          </table:table-cell>
          <table:table-cell table:formula="of:=IF([.L115]=&quot;-&quot;;&quot;NULL&quot;;VALUE(MID([.L115];1;LEN([.L115])-1)))" office:value-type="float" office:value="9.19" calcext:value-type="float">
            <text:p>9.19</text:p>
          </table:table-cell>
          <table:table-cell table:formula="of:=IF([.M115]=&quot;-&quot;;&quot;NULL&quot;;VALUE(MID([.M115];1;LEN([.M115])-1)))" office:value-type="float" office:value="30.66" calcext:value-type="float">
            <text:p>30.66</text:p>
          </table:table-cell>
          <table:table-cell table:formula="of:=IF([.N115]=&quot;-&quot;;&quot;NULL&quot;;VALUE(MID([.N115];1;LEN([.N115])-1)))" office:value-type="float" office:value="128.78" calcext:value-type="float">
            <text:p>128.78</text:p>
          </table:table-cell>
          <table:table-cell table:formula="of:=&quot;( &quot; &amp; (ROW()-1) &amp; &quot;, '&quot; &amp; [.A115] &amp; &quot;',&quot; &amp; [.B115] &amp; &quot;,&quot; &amp; [.C115] &amp; &quot;,&quot; &amp; [.D115] &amp; &quot;,&quot; &amp; [.E115] &amp; &quot;,&quot; &amp; [.R115] &amp; &quot;,&quot; &amp; [.S115] &amp; &quot;,'2014/09/19',&quot; &amp; [.T115] &amp; &quot;,&quot; &amp; [.U115] &amp; &quot;,&quot; &amp; [.V115] &amp; &quot;,&quot; &amp; [.W115] &amp; &quot;,&quot; &amp; [.X115] &amp; &quot;,&quot; &amp; [.Y115] &amp; &quot;,'&quot; &amp; [.O115] &amp; &quot;','&quot; &amp; [.P115] &amp; &quot;','&quot; &amp; [.Q115] &amp; &quot;'),&quot;" office:value-type="string" office:string-value="( 114, 'Comerica',51.91,52.72,51.88,-0.31,-0.59,1400000,'2014/09/19',-0.59,1.31,3.43,9.19,30.66,128.78,'Neutral','Strong Buy','Strong Buy')," calcext:value-type="string">
            <text:p>( 114, 'Comerica',51.91,52.72,51.88,-0.31,-0.59,1400000,'2014/09/19',-0.59,1.31,3.43,9.19,30.66,128.78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mp-science" xlink:type="simple">Computer Sciences</text:a></text:p>
          </table:table-cell>
          <table:table-cell office:value-type="float" office:value="58.7" calcext:value-type="float">
            <text:p>58.7</text:p>
          </table:table-cell>
          <table:table-cell office:value-type="float" office:value="59.46" calcext:value-type="float">
            <text:p>59.46</text:p>
          </table:table-cell>
          <table:table-cell office:value-type="float" office:value="58.44" calcext:value-type="float">
            <text:p>58.4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84%</text:p>
          </table:table-cell>
          <table:table-cell office:value-type="string" calcext:value-type="string">
            <text:p>1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4%</text:p>
          </table:table-cell>
          <table:table-cell office:value-type="string" calcext:value-type="string">
            <text:p>-1.69%</text:p>
          </table:table-cell>
          <table:table-cell office:value-type="string" calcext:value-type="string">
            <text:p>-2.88%</text:p>
          </table:table-cell>
          <table:table-cell office:value-type="string" calcext:value-type="string">
            <text:p>5.05%</text:p>
          </table:table-cell>
          <table:table-cell office:value-type="string" calcext:value-type="string">
            <text:p>12.86%</text:p>
          </table:table-cell>
          <table:table-cell office:value-type="string" calcext:value-type="string">
            <text:p>117.7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16];1;LEN([.F116])-1))" office:value-type="float" office:value="-0.84" calcext:value-type="float">
            <text:p>-0.84</text:p>
          </table:table-cell>
          <table:table-cell table:formula="of:=VALUE(SUBSTITUTE(SUBSTITUTE(SUBSTITUTE([.G116];&quot;M&quot;;&quot;0000&quot;);&quot;K&quot;;&quot;0&quot;);&quot;.&quot;;&quot;&quot;))" office:value-type="float" office:value="1520000" calcext:value-type="float">
            <text:p>1520000</text:p>
          </table:table-cell>
          <table:table-cell table:formula="of:=IF([.I116]=&quot;-&quot;;&quot;NULL&quot;;VALUE(MID([.I116];1;LEN([.I116])-1)))" office:value-type="float" office:value="-0.84" calcext:value-type="float">
            <text:p>-0.84</text:p>
          </table:table-cell>
          <table:table-cell table:formula="of:=IF([.J116]=&quot;-&quot;;&quot;NULL&quot;;VALUE(MID([.J116];1;LEN([.J116])-1)))" office:value-type="float" office:value="-1.69" calcext:value-type="float">
            <text:p>-1.69</text:p>
          </table:table-cell>
          <table:table-cell table:formula="of:=IF([.K116]=&quot;-&quot;;&quot;NULL&quot;;VALUE(MID([.K116];1;LEN([.K116])-1)))" office:value-type="float" office:value="-2.88" calcext:value-type="float">
            <text:p>-2.88</text:p>
          </table:table-cell>
          <table:table-cell table:formula="of:=IF([.L116]=&quot;-&quot;;&quot;NULL&quot;;VALUE(MID([.L116];1;LEN([.L116])-1)))" office:value-type="float" office:value="5.05" calcext:value-type="float">
            <text:p>5.05</text:p>
          </table:table-cell>
          <table:table-cell table:formula="of:=IF([.M116]=&quot;-&quot;;&quot;NULL&quot;;VALUE(MID([.M116];1;LEN([.M116])-1)))" office:value-type="float" office:value="12.86" calcext:value-type="float">
            <text:p>12.86</text:p>
          </table:table-cell>
          <table:table-cell table:formula="of:=IF([.N116]=&quot;-&quot;;&quot;NULL&quot;;VALUE(MID([.N116];1;LEN([.N116])-1)))" office:value-type="float" office:value="117.73" calcext:value-type="float">
            <text:p>117.73</text:p>
          </table:table-cell>
          <table:table-cell table:formula="of:=&quot;( &quot; &amp; (ROW()-1) &amp; &quot;, '&quot; &amp; [.A116] &amp; &quot;',&quot; &amp; [.B116] &amp; &quot;,&quot; &amp; [.C116] &amp; &quot;,&quot; &amp; [.D116] &amp; &quot;,&quot; &amp; [.E116] &amp; &quot;,&quot; &amp; [.R116] &amp; &quot;,&quot; &amp; [.S116] &amp; &quot;,'2014/09/19',&quot; &amp; [.T116] &amp; &quot;,&quot; &amp; [.U116] &amp; &quot;,&quot; &amp; [.V116] &amp; &quot;,&quot; &amp; [.W116] &amp; &quot;,&quot; &amp; [.X116] &amp; &quot;,&quot; &amp; [.Y116] &amp; &quot;,'&quot; &amp; [.O116] &amp; &quot;','&quot; &amp; [.P116] &amp; &quot;','&quot; &amp; [.Q116] &amp; &quot;'),&quot;" office:value-type="string" office:string-value="( 115, 'Computer Sciences',58.7,59.46,58.44,-0.5,-0.84,1520000,'2014/09/19',-0.84,-1.69,-2.88,5.05,12.86,117.73,'Strong Sell','Strong Sell','Strong Buy')," calcext:value-type="string">
            <text:p>( 115, 'Computer Sciences',58.7,59.46,58.44,-0.5,-0.84,1520000,'2014/09/19',-0.84,-1.69,-2.88,5.05,12.86,117.7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nagra-foods" xlink:type="simple">ConAgra Foods</text:a></text:p>
          </table:table-cell>
          <table:table-cell office:value-type="float" office:value="33.61" calcext:value-type="float">
            <text:p>33.61</text:p>
          </table:table-cell>
          <table:table-cell office:value-type="float" office:value="33.95" calcext:value-type="float">
            <text:p>33.95</text:p>
          </table:table-cell>
          <table:table-cell office:value-type="float" office:value="33.53" calcext:value-type="float">
            <text:p>33.5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+0.39%</text:p>
          </table:table-cell>
          <table:table-cell office:value-type="string" calcext:value-type="string">
            <text:p>5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9%</text:p>
          </table:table-cell>
          <table:table-cell office:value-type="string" calcext:value-type="string">
            <text:p>3.93%</text:p>
          </table:table-cell>
          <table:table-cell office:value-type="string" calcext:value-type="string">
            <text:p>4.54%</text:p>
          </table:table-cell>
          <table:table-cell office:value-type="string" calcext:value-type="string">
            <text:p>-0.27%</text:p>
          </table:table-cell>
          <table:table-cell office:value-type="string" calcext:value-type="string">
            <text:p>8.42%</text:p>
          </table:table-cell>
          <table:table-cell office:value-type="string" calcext:value-type="string">
            <text:p>45.9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17];1;LEN([.F117])-1))" office:value-type="float" office:value="0.39" calcext:value-type="float">
            <text:p>0.39</text:p>
          </table:table-cell>
          <table:table-cell table:formula="of:=VALUE(SUBSTITUTE(SUBSTITUTE(SUBSTITUTE([.G117];&quot;M&quot;;&quot;0000&quot;);&quot;K&quot;;&quot;0&quot;);&quot;.&quot;;&quot;&quot;))" office:value-type="float" office:value="5780000" calcext:value-type="float">
            <text:p>5780000</text:p>
          </table:table-cell>
          <table:table-cell table:formula="of:=IF([.I117]=&quot;-&quot;;&quot;NULL&quot;;VALUE(MID([.I117];1;LEN([.I117])-1)))" office:value-type="float" office:value="0.39" calcext:value-type="float">
            <text:p>0.39</text:p>
          </table:table-cell>
          <table:table-cell table:formula="of:=IF([.J117]=&quot;-&quot;;&quot;NULL&quot;;VALUE(MID([.J117];1;LEN([.J117])-1)))" office:value-type="float" office:value="3.93" calcext:value-type="float">
            <text:p>3.93</text:p>
          </table:table-cell>
          <table:table-cell table:formula="of:=IF([.K117]=&quot;-&quot;;&quot;NULL&quot;;VALUE(MID([.K117];1;LEN([.K117])-1)))" office:value-type="float" office:value="4.54" calcext:value-type="float">
            <text:p>4.54</text:p>
          </table:table-cell>
          <table:table-cell table:formula="of:=IF([.L117]=&quot;-&quot;;&quot;NULL&quot;;VALUE(MID([.L117];1;LEN([.L117])-1)))" office:value-type="float" office:value="-0.27" calcext:value-type="float">
            <text:p>-0.27</text:p>
          </table:table-cell>
          <table:table-cell table:formula="of:=IF([.M117]=&quot;-&quot;;&quot;NULL&quot;;VALUE(MID([.M117];1;LEN([.M117])-1)))" office:value-type="float" office:value="8.42" calcext:value-type="float">
            <text:p>8.42</text:p>
          </table:table-cell>
          <table:table-cell table:formula="of:=IF([.N117]=&quot;-&quot;;&quot;NULL&quot;;VALUE(MID([.N117];1;LEN([.N117])-1)))" office:value-type="float" office:value="45.94" calcext:value-type="float">
            <text:p>45.94</text:p>
          </table:table-cell>
          <table:table-cell table:formula="of:=&quot;( &quot; &amp; (ROW()-1) &amp; &quot;, '&quot; &amp; [.A117] &amp; &quot;',&quot; &amp; [.B117] &amp; &quot;,&quot; &amp; [.C117] &amp; &quot;,&quot; &amp; [.D117] &amp; &quot;,&quot; &amp; [.E117] &amp; &quot;,&quot; &amp; [.R117] &amp; &quot;,&quot; &amp; [.S117] &amp; &quot;,'2014/09/19',&quot; &amp; [.T117] &amp; &quot;,&quot; &amp; [.U117] &amp; &quot;,&quot; &amp; [.V117] &amp; &quot;,&quot; &amp; [.W117] &amp; &quot;,&quot; &amp; [.X117] &amp; &quot;,&quot; &amp; [.Y117] &amp; &quot;,'&quot; &amp; [.O117] &amp; &quot;','&quot; &amp; [.P117] &amp; &quot;','&quot; &amp; [.Q117] &amp; &quot;'),&quot;" office:value-type="string" office:string-value="( 116, 'ConAgra Foods',33.61,33.95,33.53,0.13,0.39,5780000,'2014/09/19',0.39,3.93,4.54,-0.27,8.42,45.94,'Strong Buy','Strong Buy','Strong Buy')," calcext:value-type="string">
            <text:p>( 116, 'ConAgra Foods',33.61,33.95,33.53,0.13,0.39,5780000,'2014/09/19',0.39,3.93,4.54,-0.27,8.42,45.9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noco-phillips" xlink:type="simple">ConocoPhillips</text:a></text:p>
          </table:table-cell>
          <table:table-cell office:value-type="float" office:value="80.56" calcext:value-type="float">
            <text:p>80.56</text:p>
          </table:table-cell>
          <table:table-cell office:value-type="float" office:value="81" calcext:value-type="float">
            <text:p>81</text:p>
          </table:table-cell>
          <table:table-cell office:value-type="float" office:value="80.31" calcext:value-type="float">
            <text:p>80.3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+0.74%</text:p>
          </table:table-cell>
          <table:table-cell office:value-type="string" calcext:value-type="string">
            <text:p>7.7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4%</text:p>
          </table:table-cell>
          <table:table-cell office:value-type="string" calcext:value-type="string">
            <text:p>2.69%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14.03%</text:p>
          </table:table-cell>
          <table:table-cell office:value-type="string" calcext:value-type="string">
            <text:p>13.46%</text:p>
          </table:table-cell>
          <table:table-cell office:value-type="string" calcext:value-type="string">
            <text:p>62.7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18];1;LEN([.F118])-1))" office:value-type="float" office:value="0.74" calcext:value-type="float">
            <text:p>0.74</text:p>
          </table:table-cell>
          <table:table-cell table:formula="of:=VALUE(SUBSTITUTE(SUBSTITUTE(SUBSTITUTE([.G118];&quot;M&quot;;&quot;0000&quot;);&quot;K&quot;;&quot;0&quot;);&quot;.&quot;;&quot;&quot;))" office:value-type="float" office:value="7710000" calcext:value-type="float">
            <text:p>7710000</text:p>
          </table:table-cell>
          <table:table-cell table:formula="of:=IF([.I118]=&quot;-&quot;;&quot;NULL&quot;;VALUE(MID([.I118];1;LEN([.I118])-1)))" office:value-type="float" office:value="0.74" calcext:value-type="float">
            <text:p>0.74</text:p>
          </table:table-cell>
          <table:table-cell table:formula="of:=IF([.J118]=&quot;-&quot;;&quot;NULL&quot;;VALUE(MID([.J118];1;LEN([.J118])-1)))" office:value-type="float" office:value="2.69" calcext:value-type="float">
            <text:p>2.69</text:p>
          </table:table-cell>
          <table:table-cell table:formula="of:=IF([.K118]=&quot;-&quot;;&quot;NULL&quot;;VALUE(MID([.K118];1;LEN([.K118])-1)))" office:value-type="float" office:value="-0.52" calcext:value-type="float">
            <text:p>-0.52</text:p>
          </table:table-cell>
          <table:table-cell table:formula="of:=IF([.L118]=&quot;-&quot;;&quot;NULL&quot;;VALUE(MID([.L118];1;LEN([.L118])-1)))" office:value-type="float" office:value="14.03" calcext:value-type="float">
            <text:p>14.03</text:p>
          </table:table-cell>
          <table:table-cell table:formula="of:=IF([.M118]=&quot;-&quot;;&quot;NULL&quot;;VALUE(MID([.M118];1;LEN([.M118])-1)))" office:value-type="float" office:value="13.46" calcext:value-type="float">
            <text:p>13.46</text:p>
          </table:table-cell>
          <table:table-cell table:formula="of:=IF([.N118]=&quot;-&quot;;&quot;NULL&quot;;VALUE(MID([.N118];1;LEN([.N118])-1)))" office:value-type="float" office:value="62.71" calcext:value-type="float">
            <text:p>62.71</text:p>
          </table:table-cell>
          <table:table-cell table:formula="of:=&quot;( &quot; &amp; (ROW()-1) &amp; &quot;, '&quot; &amp; [.A118] &amp; &quot;',&quot; &amp; [.B118] &amp; &quot;,&quot; &amp; [.C118] &amp; &quot;,&quot; &amp; [.D118] &amp; &quot;,&quot; &amp; [.E118] &amp; &quot;,&quot; &amp; [.R118] &amp; &quot;,&quot; &amp; [.S118] &amp; &quot;,'2014/09/19',&quot; &amp; [.T118] &amp; &quot;,&quot; &amp; [.U118] &amp; &quot;,&quot; &amp; [.V118] &amp; &quot;,&quot; &amp; [.W118] &amp; &quot;,&quot; &amp; [.X118] &amp; &quot;,&quot; &amp; [.Y118] &amp; &quot;,'&quot; &amp; [.O118] &amp; &quot;','&quot; &amp; [.P118] &amp; &quot;','&quot; &amp; [.Q118] &amp; &quot;'),&quot;" office:value-type="string" office:string-value="( 117, 'ConocoPhillips',80.56,81,80.31,0.59,0.74,7710000,'2014/09/19',0.74,2.69,-0.52,14.03,13.46,62.71,'Strong Buy','Strong Buy','Strong Buy')," calcext:value-type="string">
            <text:p>( 117, 'ConocoPhillips',80.56,81,80.31,0.59,0.74,7710000,'2014/09/19',0.74,2.69,-0.52,14.03,13.46,62.7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nsol-energy" xlink:type="simple">CONSOL Energy</text:a></text:p>
          </table:table-cell>
          <table:table-cell office:value-type="float" office:value="38.01" calcext:value-type="float">
            <text:p>38.01</text:p>
          </table:table-cell>
          <table:table-cell office:value-type="float" office:value="38.17" calcext:value-type="float">
            <text:p>38.17</text:p>
          </table:table-cell>
          <table:table-cell office:value-type="float" office:value="37.73" calcext:value-type="float">
            <text:p>37.7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8%</text:p>
          </table:table-cell>
          <table:table-cell office:value-type="string" calcext:value-type="string">
            <text:p>2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-2.96%</text:p>
          </table:table-cell>
          <table:table-cell office:value-type="string" calcext:value-type="string">
            <text:p>-4.78%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8.94%</text:p>
          </table:table-cell>
          <table:table-cell office:value-type="string" calcext:value-type="string">
            <text:p>0.2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119];1;LEN([.F119])-1))" office:value-type="float" office:value="0.08" calcext:value-type="float">
            <text:p>0.08</text:p>
          </table:table-cell>
          <table:table-cell table:formula="of:=VALUE(SUBSTITUTE(SUBSTITUTE(SUBSTITUTE([.G119];&quot;M&quot;;&quot;0000&quot;);&quot;K&quot;;&quot;0&quot;);&quot;.&quot;;&quot;&quot;))" office:value-type="float" office:value="2640000" calcext:value-type="float">
            <text:p>2640000</text:p>
          </table:table-cell>
          <table:table-cell table:formula="of:=IF([.I119]=&quot;-&quot;;&quot;NULL&quot;;VALUE(MID([.I119];1;LEN([.I119])-1)))" office:value-type="float" office:value="0.08" calcext:value-type="float">
            <text:p>0.08</text:p>
          </table:table-cell>
          <table:table-cell table:formula="of:=IF([.J119]=&quot;-&quot;;&quot;NULL&quot;;VALUE(MID([.J119];1;LEN([.J119])-1)))" office:value-type="float" office:value="-2.96" calcext:value-type="float">
            <text:p>-2.96</text:p>
          </table:table-cell>
          <table:table-cell table:formula="of:=IF([.K119]=&quot;-&quot;;&quot;NULL&quot;;VALUE(MID([.K119];1;LEN([.K119])-1)))" office:value-type="float" office:value="-4.78" calcext:value-type="float">
            <text:p>-4.78</text:p>
          </table:table-cell>
          <table:table-cell table:formula="of:=IF([.L119]=&quot;-&quot;;&quot;NULL&quot;;VALUE(MID([.L119];1;LEN([.L119])-1)))" office:value-type="float" office:value="-0.08" calcext:value-type="float">
            <text:p>-0.08</text:p>
          </table:table-cell>
          <table:table-cell table:formula="of:=IF([.M119]=&quot;-&quot;;&quot;NULL&quot;;VALUE(MID([.M119];1;LEN([.M119])-1)))" office:value-type="float" office:value="8.94" calcext:value-type="float">
            <text:p>8.94</text:p>
          </table:table-cell>
          <table:table-cell table:formula="of:=IF([.N119]=&quot;-&quot;;&quot;NULL&quot;;VALUE(MID([.N119];1;LEN([.N119])-1)))" office:value-type="float" office:value="0.24" calcext:value-type="float">
            <text:p>0.24</text:p>
          </table:table-cell>
          <table:table-cell table:formula="of:=&quot;( &quot; &amp; (ROW()-1) &amp; &quot;, '&quot; &amp; [.A119] &amp; &quot;',&quot; &amp; [.B119] &amp; &quot;,&quot; &amp; [.C119] &amp; &quot;,&quot; &amp; [.D119] &amp; &quot;,&quot; &amp; [.E119] &amp; &quot;,&quot; &amp; [.R119] &amp; &quot;,&quot; &amp; [.S119] &amp; &quot;,'2014/09/19',&quot; &amp; [.T119] &amp; &quot;,&quot; &amp; [.U119] &amp; &quot;,&quot; &amp; [.V119] &amp; &quot;,&quot; &amp; [.W119] &amp; &quot;,&quot; &amp; [.X119] &amp; &quot;,&quot; &amp; [.Y119] &amp; &quot;,'&quot; &amp; [.O119] &amp; &quot;','&quot; &amp; [.P119] &amp; &quot;','&quot; &amp; [.Q119] &amp; &quot;'),&quot;" office:value-type="string" office:string-value="( 118, 'CONSOL Energy',38.01,38.17,37.73,0.03,0.08,2640000,'2014/09/19',0.08,-2.96,-4.78,-0.08,8.94,0.24,'Strong Sell','Strong Sell','Neutral')," calcext:value-type="string">
            <text:p>( 118, 'CONSOL Energy',38.01,38.17,37.73,0.03,0.08,2640000,'2014/09/19',0.08,-2.96,-4.78,-0.08,8.94,0.24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cocnsol-edison" xlink:type="simple">Consolidated Edison</text:a></text:p>
          </table:table-cell>
          <table:table-cell office:value-type="float" office:value="57.13" calcext:value-type="float">
            <text:p>57.13</text:p>
          </table:table-cell>
          <table:table-cell office:value-type="float" office:value="57.24" calcext:value-type="float">
            <text:p>57.24</text:p>
          </table:table-cell>
          <table:table-cell office:value-type="float" office:value="56.7" calcext:value-type="float">
            <text:p>56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0.88%</text:p>
          </table:table-cell>
          <table:table-cell office:value-type="string" calcext:value-type="string">
            <text:p>1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1.24%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3.35%</text:p>
          </table:table-cell>
          <table:table-cell office:value-type="string" calcext:value-type="string">
            <text:p>2.07%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20];1;LEN([.F120])-1))" office:value-type="float" office:value="0.88" calcext:value-type="float">
            <text:p>0.88</text:p>
          </table:table-cell>
          <table:table-cell table:formula="of:=VALUE(SUBSTITUTE(SUBSTITUTE(SUBSTITUTE([.G120];&quot;M&quot;;&quot;0000&quot;);&quot;K&quot;;&quot;0&quot;);&quot;.&quot;;&quot;&quot;))" office:value-type="float" office:value="1640000" calcext:value-type="float">
            <text:p>1640000</text:p>
          </table:table-cell>
          <table:table-cell table:formula="of:=IF([.I120]=&quot;-&quot;;&quot;NULL&quot;;VALUE(MID([.I120];1;LEN([.I120])-1)))" office:value-type="float" office:value="0.88" calcext:value-type="float">
            <text:p>0.88</text:p>
          </table:table-cell>
          <table:table-cell table:formula="of:=IF([.J120]=&quot;-&quot;;&quot;NULL&quot;;VALUE(MID([.J120];1;LEN([.J120])-1)))" office:value-type="float" office:value="1.24" calcext:value-type="float">
            <text:p>1.24</text:p>
          </table:table-cell>
          <table:table-cell table:formula="of:=IF([.K120]=&quot;-&quot;;&quot;NULL&quot;;VALUE(MID([.K120];1;LEN([.K120])-1)))" office:value-type="float" office:value="-0.78" calcext:value-type="float">
            <text:p>-0.78</text:p>
          </table:table-cell>
          <table:table-cell table:formula="of:=IF([.L120]=&quot;-&quot;;&quot;NULL&quot;;VALUE(MID([.L120];1;LEN([.L120])-1)))" office:value-type="float" office:value="3.35" calcext:value-type="float">
            <text:p>3.35</text:p>
          </table:table-cell>
          <table:table-cell table:formula="of:=IF([.M120]=&quot;-&quot;;&quot;NULL&quot;;VALUE(MID([.M120];1;LEN([.M120])-1)))" office:value-type="float" office:value="2.07" calcext:value-type="float">
            <text:p>2.07</text:p>
          </table:table-cell>
          <table:table-cell table:formula="of:=IF([.N120]=&quot;-&quot;;&quot;NULL&quot;;VALUE(MID([.N120];1;LEN([.N120])-1)))" office:value-type="float" office:value="-0.23" calcext:value-type="float">
            <text:p>-0.23</text:p>
          </table:table-cell>
          <table:table-cell table:formula="of:=&quot;( &quot; &amp; (ROW()-1) &amp; &quot;, '&quot; &amp; [.A120] &amp; &quot;',&quot; &amp; [.B120] &amp; &quot;,&quot; &amp; [.C120] &amp; &quot;,&quot; &amp; [.D120] &amp; &quot;,&quot; &amp; [.E120] &amp; &quot;,&quot; &amp; [.R120] &amp; &quot;,&quot; &amp; [.S120] &amp; &quot;,'2014/09/19',&quot; &amp; [.T120] &amp; &quot;,&quot; &amp; [.U120] &amp; &quot;,&quot; &amp; [.V120] &amp; &quot;,&quot; &amp; [.W120] &amp; &quot;,&quot; &amp; [.X120] &amp; &quot;,&quot; &amp; [.Y120] &amp; &quot;,'&quot; &amp; [.O120] &amp; &quot;','&quot; &amp; [.P120] &amp; &quot;','&quot; &amp; [.Q120] &amp; &quot;'),&quot;" office:value-type="string" office:string-value="( 119, 'Consolidated Edison',57.13,57.24,56.7,0.5,0.88,1640000,'2014/09/19',0.88,1.24,-0.78,3.35,2.07,-0.23,'Strong Buy','Neutral','Strong Buy')," calcext:value-type="string">
            <text:p>( 119, 'Consolidated Edison',57.13,57.24,56.7,0.5,0.88,1640000,'2014/09/19',0.88,1.24,-0.78,3.35,2.07,-0.23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nstellation-a" xlink:type="simple">Constellation Brands</text:a></text:p>
          </table:table-cell>
          <table:table-cell office:value-type="float" office:value="87.98" calcext:value-type="float">
            <text:p>87.98</text:p>
          </table:table-cell>
          <table:table-cell office:value-type="float" office:value="88.31" calcext:value-type="float">
            <text:p>88.31</text:p>
          </table:table-cell>
          <table:table-cell office:value-type="float" office:value="87.43" calcext:value-type="float">
            <text:p>87.4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939.1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2.42%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25.01%</text:p>
          </table:table-cell>
          <table:table-cell office:value-type="string" calcext:value-type="string">
            <text:p>53.70%</text:p>
          </table:table-cell>
          <table:table-cell office:value-type="string" calcext:value-type="string">
            <text:p>387.6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21];1;LEN([.F121])-1))" office:value-type="float" office:value="0.23" calcext:value-type="float">
            <text:p>0.23</text:p>
          </table:table-cell>
          <table:table-cell table:formula="of:=VALUE(SUBSTITUTE(SUBSTITUTE(SUBSTITUTE([.G121];&quot;M&quot;;&quot;0000&quot;);&quot;K&quot;;&quot;0&quot;);&quot;.&quot;;&quot;&quot;))" office:value-type="float" office:value="939140" calcext:value-type="float">
            <text:p>939140</text:p>
          </table:table-cell>
          <table:table-cell table:formula="of:=IF([.I121]=&quot;-&quot;;&quot;NULL&quot;;VALUE(MID([.I121];1;LEN([.I121])-1)))" office:value-type="float" office:value="0.23" calcext:value-type="float">
            <text:p>0.23</text:p>
          </table:table-cell>
          <table:table-cell table:formula="of:=IF([.J121]=&quot;-&quot;;&quot;NULL&quot;;VALUE(MID([.J121];1;LEN([.J121])-1)))" office:value-type="float" office:value="2.42" calcext:value-type="float">
            <text:p>2.42</text:p>
          </table:table-cell>
          <table:table-cell table:formula="of:=IF([.K121]=&quot;-&quot;;&quot;NULL&quot;;VALUE(MID([.K121];1;LEN([.K121])-1)))" office:value-type="float" office:value="0.59" calcext:value-type="float">
            <text:p>0.59</text:p>
          </table:table-cell>
          <table:table-cell table:formula="of:=IF([.L121]=&quot;-&quot;;&quot;NULL&quot;;VALUE(MID([.L121];1;LEN([.L121])-1)))" office:value-type="float" office:value="25.01" calcext:value-type="float">
            <text:p>25.01</text:p>
          </table:table-cell>
          <table:table-cell table:formula="of:=IF([.M121]=&quot;-&quot;;&quot;NULL&quot;;VALUE(MID([.M121];1;LEN([.M121])-1)))" office:value-type="float" office:value="53.7" calcext:value-type="float">
            <text:p>53.7</text:p>
          </table:table-cell>
          <table:table-cell table:formula="of:=IF([.N121]=&quot;-&quot;;&quot;NULL&quot;;VALUE(MID([.N121];1;LEN([.N121])-1)))" office:value-type="float" office:value="387.69" calcext:value-type="float">
            <text:p>387.69</text:p>
          </table:table-cell>
          <table:table-cell table:formula="of:=&quot;( &quot; &amp; (ROW()-1) &amp; &quot;, '&quot; &amp; [.A121] &amp; &quot;',&quot; &amp; [.B121] &amp; &quot;,&quot; &amp; [.C121] &amp; &quot;,&quot; &amp; [.D121] &amp; &quot;,&quot; &amp; [.E121] &amp; &quot;,&quot; &amp; [.R121] &amp; &quot;,&quot; &amp; [.S121] &amp; &quot;,'2014/09/19',&quot; &amp; [.T121] &amp; &quot;,&quot; &amp; [.U121] &amp; &quot;,&quot; &amp; [.V121] &amp; &quot;,&quot; &amp; [.W121] &amp; &quot;,&quot; &amp; [.X121] &amp; &quot;,&quot; &amp; [.Y121] &amp; &quot;,'&quot; &amp; [.O121] &amp; &quot;','&quot; &amp; [.P121] &amp; &quot;','&quot; &amp; [.Q121] &amp; &quot;'),&quot;" office:value-type="string" office:string-value="( 120, 'Constellation Brands',87.98,88.31,87.43,0.2,0.23,939140,'2014/09/19',0.23,2.42,0.59,25.01,53.7,387.69,'Strong Buy','Strong Buy','Strong Buy')," calcext:value-type="string">
            <text:p>( 120, 'Constellation Brands',87.98,88.31,87.43,0.2,0.23,939140,'2014/09/19',0.23,2.42,0.59,25.01,53.7,387.6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rning-inc" xlink:type="simple">Corning</text:a></text:p>
          </table:table-cell>
          <table:table-cell office:value-type="float" office:value="20.4" calcext:value-type="float">
            <text:p>20.4</text:p>
          </table:table-cell>
          <table:table-cell office:value-type="float" office:value="20.89" calcext:value-type="float">
            <text:p>20.89</text:p>
          </table:table-cell>
          <table:table-cell office:value-type="float" office:value="20.39" calcext:value-type="float">
            <text:p>20.39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1.69%</text:p>
          </table:table-cell>
          <table:table-cell office:value-type="string" calcext:value-type="string">
            <text:p>10.3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69%</text:p>
          </table:table-cell>
          <table:table-cell office:value-type="string" calcext:value-type="string">
            <text:p>-1.59%</text:p>
          </table:table-cell>
          <table:table-cell office:value-type="string" calcext:value-type="string">
            <text:p>-1.21%</text:p>
          </table:table-cell>
          <table:table-cell office:value-type="string" calcext:value-type="string">
            <text:p>14.48%</text:p>
          </table:table-cell>
          <table:table-cell office:value-type="string" calcext:value-type="string">
            <text:p>39.06%</text:p>
          </table:table-cell>
          <table:table-cell office:value-type="string" calcext:value-type="string">
            <text:p>58.2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22];1;LEN([.F122])-1))" office:value-type="float" office:value="-1.69" calcext:value-type="float">
            <text:p>-1.69</text:p>
          </table:table-cell>
          <table:table-cell table:formula="of:=VALUE(SUBSTITUTE(SUBSTITUTE(SUBSTITUTE([.G122];&quot;M&quot;;&quot;0000&quot;);&quot;K&quot;;&quot;0&quot;);&quot;.&quot;;&quot;&quot;))" office:value-type="float" office:value="10370000" calcext:value-type="float">
            <text:p>10370000</text:p>
          </table:table-cell>
          <table:table-cell table:formula="of:=IF([.I122]=&quot;-&quot;;&quot;NULL&quot;;VALUE(MID([.I122];1;LEN([.I122])-1)))" office:value-type="float" office:value="-1.69" calcext:value-type="float">
            <text:p>-1.69</text:p>
          </table:table-cell>
          <table:table-cell table:formula="of:=IF([.J122]=&quot;-&quot;;&quot;NULL&quot;;VALUE(MID([.J122];1;LEN([.J122])-1)))" office:value-type="float" office:value="-1.59" calcext:value-type="float">
            <text:p>-1.59</text:p>
          </table:table-cell>
          <table:table-cell table:formula="of:=IF([.K122]=&quot;-&quot;;&quot;NULL&quot;;VALUE(MID([.K122];1;LEN([.K122])-1)))" office:value-type="float" office:value="-1.21" calcext:value-type="float">
            <text:p>-1.21</text:p>
          </table:table-cell>
          <table:table-cell table:formula="of:=IF([.L122]=&quot;-&quot;;&quot;NULL&quot;;VALUE(MID([.L122];1;LEN([.L122])-1)))" office:value-type="float" office:value="14.48" calcext:value-type="float">
            <text:p>14.48</text:p>
          </table:table-cell>
          <table:table-cell table:formula="of:=IF([.M122]=&quot;-&quot;;&quot;NULL&quot;;VALUE(MID([.M122];1;LEN([.M122])-1)))" office:value-type="float" office:value="39.06" calcext:value-type="float">
            <text:p>39.06</text:p>
          </table:table-cell>
          <table:table-cell table:formula="of:=IF([.N122]=&quot;-&quot;;&quot;NULL&quot;;VALUE(MID([.N122];1;LEN([.N122])-1)))" office:value-type="float" office:value="58.26" calcext:value-type="float">
            <text:p>58.26</text:p>
          </table:table-cell>
          <table:table-cell table:formula="of:=&quot;( &quot; &amp; (ROW()-1) &amp; &quot;, '&quot; &amp; [.A122] &amp; &quot;',&quot; &amp; [.B122] &amp; &quot;,&quot; &amp; [.C122] &amp; &quot;,&quot; &amp; [.D122] &amp; &quot;,&quot; &amp; [.E122] &amp; &quot;,&quot; &amp; [.R122] &amp; &quot;,&quot; &amp; [.S122] &amp; &quot;,'2014/09/19',&quot; &amp; [.T122] &amp; &quot;,&quot; &amp; [.U122] &amp; &quot;,&quot; &amp; [.V122] &amp; &quot;,&quot; &amp; [.W122] &amp; &quot;,&quot; &amp; [.X122] &amp; &quot;,&quot; &amp; [.Y122] &amp; &quot;,'&quot; &amp; [.O122] &amp; &quot;','&quot; &amp; [.P122] &amp; &quot;','&quot; &amp; [.Q122] &amp; &quot;'),&quot;" office:value-type="string" office:string-value="( 121, 'Corning',20.4,20.89,20.39,-0.35,-1.69,10370000,'2014/09/19',-1.69,-1.59,-1.21,14.48,39.06,58.26,'Strong Sell','Strong Sell','Strong Buy')," calcext:value-type="string">
            <text:p>( 121, 'Corning',20.4,20.89,20.39,-0.35,-1.69,10370000,'2014/09/19',-1.69,-1.59,-1.21,14.48,39.06,58.2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stco-whsl-corp-new" xlink:type="simple">Costco</text:a></text:p>
          </table:table-cell>
          <table:table-cell office:value-type="float" office:value="126.5" calcext:value-type="float">
            <text:p>126.5</text:p>
          </table:table-cell>
          <table:table-cell office:value-type="float" office:value="127.29" calcext:value-type="float">
            <text:p>127.29</text:p>
          </table:table-cell>
          <table:table-cell office:value-type="float" office:value="126.47" calcext:value-type="float">
            <text:p>126.4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+0.02%</text:p>
          </table:table-cell>
          <table:table-cell office:value-type="string" calcext:value-type="string">
            <text:p>2.9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4.01%</text:p>
          </table:table-cell>
          <table:table-cell office:value-type="string" calcext:value-type="string">
            <text:p>6.28%</text:p>
          </table:table-cell>
          <table:table-cell office:value-type="string" calcext:value-type="string">
            <text:p>7.26%</text:p>
          </table:table-cell>
          <table:table-cell office:value-type="string" calcext:value-type="string">
            <text:p>49.8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23];1;LEN([.F123])-1))" office:value-type="float" office:value="0.02" calcext:value-type="float">
            <text:p>0.02</text:p>
          </table:table-cell>
          <table:table-cell table:formula="of:=VALUE(SUBSTITUTE(SUBSTITUTE(SUBSTITUTE([.G123];&quot;M&quot;;&quot;0000&quot;);&quot;K&quot;;&quot;0&quot;);&quot;.&quot;;&quot;&quot;))" office:value-type="float" office:value="2940000" calcext:value-type="float">
            <text:p>2940000</text:p>
          </table:table-cell>
          <table:table-cell table:formula="of:=IF([.I123]=&quot;-&quot;;&quot;NULL&quot;;VALUE(MID([.I123];1;LEN([.I123])-1)))" office:value-type="float" office:value="0.02" calcext:value-type="float">
            <text:p>0.02</text:p>
          </table:table-cell>
          <table:table-cell table:formula="of:=IF([.J123]=&quot;-&quot;;&quot;NULL&quot;;VALUE(MID([.J123];1;LEN([.J123])-1)))" office:value-type="float" office:value="0.9" calcext:value-type="float">
            <text:p>0.9</text:p>
          </table:table-cell>
          <table:table-cell table:formula="of:=IF([.K123]=&quot;-&quot;;&quot;NULL&quot;;VALUE(MID([.K123];1;LEN([.K123])-1)))" office:value-type="float" office:value="4.01" calcext:value-type="float">
            <text:p>4.01</text:p>
          </table:table-cell>
          <table:table-cell table:formula="of:=IF([.L123]=&quot;-&quot;;&quot;NULL&quot;;VALUE(MID([.L123];1;LEN([.L123])-1)))" office:value-type="float" office:value="6.28" calcext:value-type="float">
            <text:p>6.28</text:p>
          </table:table-cell>
          <table:table-cell table:formula="of:=IF([.M123]=&quot;-&quot;;&quot;NULL&quot;;VALUE(MID([.M123];1;LEN([.M123])-1)))" office:value-type="float" office:value="7.26" calcext:value-type="float">
            <text:p>7.26</text:p>
          </table:table-cell>
          <table:table-cell table:formula="of:=IF([.N123]=&quot;-&quot;;&quot;NULL&quot;;VALUE(MID([.N123];1;LEN([.N123])-1)))" office:value-type="float" office:value="49.83" calcext:value-type="float">
            <text:p>49.83</text:p>
          </table:table-cell>
          <table:table-cell table:formula="of:=&quot;( &quot; &amp; (ROW()-1) &amp; &quot;, '&quot; &amp; [.A123] &amp; &quot;',&quot; &amp; [.B123] &amp; &quot;,&quot; &amp; [.C123] &amp; &quot;,&quot; &amp; [.D123] &amp; &quot;,&quot; &amp; [.E123] &amp; &quot;,&quot; &amp; [.R123] &amp; &quot;,&quot; &amp; [.S123] &amp; &quot;,'2014/09/19',&quot; &amp; [.T123] &amp; &quot;,&quot; &amp; [.U123] &amp; &quot;,&quot; &amp; [.V123] &amp; &quot;,&quot; &amp; [.W123] &amp; &quot;,&quot; &amp; [.X123] &amp; &quot;,&quot; &amp; [.Y123] &amp; &quot;,'&quot; &amp; [.O123] &amp; &quot;','&quot; &amp; [.P123] &amp; &quot;','&quot; &amp; [.Q123] &amp; &quot;'),&quot;" office:value-type="string" office:string-value="( 122, 'Costco',126.5,127.29,126.47,0.02,0.02,2940000,'2014/09/19',0.02,0.9,4.01,6.28,7.26,49.83,'Strong Buy','Strong Buy','Strong Buy')," calcext:value-type="string">
            <text:p>( 122, 'Costco',126.5,127.29,126.47,0.02,0.02,2940000,'2014/09/19',0.02,0.9,4.01,6.28,7.26,49.8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ovidien-ltd" xlink:type="simple">Covidien</text:a></text:p>
          </table:table-cell>
          <table:table-cell office:value-type="float" office:value="90.85" calcext:value-type="float">
            <text:p>90.85</text:p>
          </table:table-cell>
          <table:table-cell office:value-type="float" office:value="92.15" calcext:value-type="float">
            <text:p>92.15</text:p>
          </table:table-cell>
          <table:table-cell office:value-type="float" office:value="90.85" calcext:value-type="float">
            <text:p>90.85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3.3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33.41%</text:p>
          </table:table-cell>
          <table:table-cell office:value-type="string" calcext:value-type="string">
            <text:p>44.09%</text:p>
          </table:table-cell>
          <table:table-cell office:value-type="string" calcext:value-type="string">
            <text:p>117.45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24];1;LEN([.F124])-1))" office:value-type="float" office:value="-0.82" calcext:value-type="float">
            <text:p>-0.82</text:p>
          </table:table-cell>
          <table:table-cell table:formula="of:=VALUE(SUBSTITUTE(SUBSTITUTE(SUBSTITUTE([.G124];&quot;M&quot;;&quot;0000&quot;);&quot;K&quot;;&quot;0&quot;);&quot;.&quot;;&quot;&quot;))" office:value-type="float" office:value="3360000" calcext:value-type="float">
            <text:p>3360000</text:p>
          </table:table-cell>
          <table:table-cell table:formula="of:=IF([.I124]=&quot;-&quot;;&quot;NULL&quot;;VALUE(MID([.I124];1;LEN([.I124])-1)))" office:value-type="float" office:value="-0.82" calcext:value-type="float">
            <text:p>-0.82</text:p>
          </table:table-cell>
          <table:table-cell table:formula="of:=IF([.J124]=&quot;-&quot;;&quot;NULL&quot;;VALUE(MID([.J124];1;LEN([.J124])-1)))" office:value-type="float" office:value="0.2" calcext:value-type="float">
            <text:p>0.2</text:p>
          </table:table-cell>
          <table:table-cell table:formula="of:=IF([.K124]=&quot;-&quot;;&quot;NULL&quot;;VALUE(MID([.K124];1;LEN([.K124])-1)))" office:value-type="float" office:value="2.06" calcext:value-type="float">
            <text:p>2.06</text:p>
          </table:table-cell>
          <table:table-cell table:formula="of:=IF([.L124]=&quot;-&quot;;&quot;NULL&quot;;VALUE(MID([.L124];1;LEN([.L124])-1)))" office:value-type="float" office:value="33.41" calcext:value-type="float">
            <text:p>33.41</text:p>
          </table:table-cell>
          <table:table-cell table:formula="of:=IF([.M124]=&quot;-&quot;;&quot;NULL&quot;;VALUE(MID([.M124];1;LEN([.M124])-1)))" office:value-type="float" office:value="44.09" calcext:value-type="float">
            <text:p>44.09</text:p>
          </table:table-cell>
          <table:table-cell table:formula="of:=IF([.N124]=&quot;-&quot;;&quot;NULL&quot;;VALUE(MID([.N124];1;LEN([.N124])-1)))" office:value-type="float" office:value="117.45" calcext:value-type="float">
            <text:p>117.45</text:p>
          </table:table-cell>
          <table:table-cell table:formula="of:=&quot;( &quot; &amp; (ROW()-1) &amp; &quot;, '&quot; &amp; [.A124] &amp; &quot;',&quot; &amp; [.B124] &amp; &quot;,&quot; &amp; [.C124] &amp; &quot;,&quot; &amp; [.D124] &amp; &quot;,&quot; &amp; [.E124] &amp; &quot;,&quot; &amp; [.R124] &amp; &quot;,&quot; &amp; [.S124] &amp; &quot;,'2014/09/19',&quot; &amp; [.T124] &amp; &quot;,&quot; &amp; [.U124] &amp; &quot;,&quot; &amp; [.V124] &amp; &quot;,&quot; &amp; [.W124] &amp; &quot;,&quot; &amp; [.X124] &amp; &quot;,&quot; &amp; [.Y124] &amp; &quot;,'&quot; &amp; [.O124] &amp; &quot;','&quot; &amp; [.P124] &amp; &quot;','&quot; &amp; [.Q124] &amp; &quot;'),&quot;" office:value-type="string" office:string-value="( 123, 'Covidien',90.85,92.15,90.85,-0.75,-0.82,3360000,'2014/09/19',-0.82,0.2,2.06,33.41,44.09,117.45,'Strong Sell','Strong Buy','Strong Buy')," calcext:value-type="string">
            <text:p>( 123, 'Covidien',90.85,92.15,90.85,-0.75,-0.82,3360000,'2014/09/19',-0.82,0.2,2.06,33.41,44.09,117.45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-r-bard" xlink:type="simple">CR Bard</text:a></text:p>
          </table:table-cell>
          <table:table-cell office:value-type="float" office:value="147.23" calcext:value-type="float">
            <text:p>147.23</text:p>
          </table:table-cell>
          <table:table-cell office:value-type="float" office:value="147.69" calcext:value-type="float">
            <text:p>147.69</text:p>
          </table:table-cell>
          <table:table-cell office:value-type="float" office:value="146.36" calcext:value-type="float">
            <text:p>146.3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+0.24%</text:p>
          </table:table-cell>
          <table:table-cell office:value-type="string" calcext:value-type="string">
            <text:p>620.07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9.92%</text:p>
          </table:table-cell>
          <table:table-cell office:value-type="string" calcext:value-type="string">
            <text:p>24.30%</text:p>
          </table:table-cell>
          <table:table-cell office:value-type="string" calcext:value-type="string">
            <text:p>66.17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25];1;LEN([.F125])-1))" office:value-type="float" office:value="0.24" calcext:value-type="float">
            <text:p>0.24</text:p>
          </table:table-cell>
          <table:table-cell table:formula="of:=VALUE(SUBSTITUTE(SUBSTITUTE(SUBSTITUTE([.G125];&quot;M&quot;;&quot;0000&quot;);&quot;K&quot;;&quot;0&quot;);&quot;.&quot;;&quot;&quot;))" office:value-type="float" office:value="620070" calcext:value-type="float">
            <text:p>620070</text:p>
          </table:table-cell>
          <table:table-cell table:formula="of:=IF([.I125]=&quot;-&quot;;&quot;NULL&quot;;VALUE(MID([.I125];1;LEN([.I125])-1)))" office:value-type="float" office:value="0.24" calcext:value-type="float">
            <text:p>0.24</text:p>
          </table:table-cell>
          <table:table-cell table:formula="of:=IF([.J125]=&quot;-&quot;;&quot;NULL&quot;;VALUE(MID([.J125];1;LEN([.J125])-1)))" office:value-type="float" office:value="-0.47" calcext:value-type="float">
            <text:p>-0.47</text:p>
          </table:table-cell>
          <table:table-cell table:formula="of:=IF([.K125]=&quot;-&quot;;&quot;NULL&quot;;VALUE(MID([.K125];1;LEN([.K125])-1)))" office:value-type="float" office:value="-0.99" calcext:value-type="float">
            <text:p>-0.99</text:p>
          </table:table-cell>
          <table:table-cell table:formula="of:=IF([.L125]=&quot;-&quot;;&quot;NULL&quot;;VALUE(MID([.L125];1;LEN([.L125])-1)))" office:value-type="float" office:value="9.92" calcext:value-type="float">
            <text:p>9.92</text:p>
          </table:table-cell>
          <table:table-cell table:formula="of:=IF([.M125]=&quot;-&quot;;&quot;NULL&quot;;VALUE(MID([.M125];1;LEN([.M125])-1)))" office:value-type="float" office:value="24.3" calcext:value-type="float">
            <text:p>24.3</text:p>
          </table:table-cell>
          <table:table-cell table:formula="of:=IF([.N125]=&quot;-&quot;;&quot;NULL&quot;;VALUE(MID([.N125];1;LEN([.N125])-1)))" office:value-type="float" office:value="66.17" calcext:value-type="float">
            <text:p>66.17</text:p>
          </table:table-cell>
          <table:table-cell table:formula="of:=&quot;( &quot; &amp; (ROW()-1) &amp; &quot;, '&quot; &amp; [.A125] &amp; &quot;',&quot; &amp; [.B125] &amp; &quot;,&quot; &amp; [.C125] &amp; &quot;,&quot; &amp; [.D125] &amp; &quot;,&quot; &amp; [.E125] &amp; &quot;,&quot; &amp; [.R125] &amp; &quot;,&quot; &amp; [.S125] &amp; &quot;,'2014/09/19',&quot; &amp; [.T125] &amp; &quot;,&quot; &amp; [.U125] &amp; &quot;,&quot; &amp; [.V125] &amp; &quot;,&quot; &amp; [.W125] &amp; &quot;,&quot; &amp; [.X125] &amp; &quot;,&quot; &amp; [.Y125] &amp; &quot;,'&quot; &amp; [.O125] &amp; &quot;','&quot; &amp; [.P125] &amp; &quot;','&quot; &amp; [.Q125] &amp; &quot;'),&quot;" office:value-type="string" office:string-value="( 124, 'CR Bard',147.23,147.69,146.36,0.35,0.24,620070,'2014/09/19',0.24,-0.47,-0.99,9.92,24.3,66.17,'Buy','Strong Sell','Strong Buy')," calcext:value-type="string">
            <text:p>( 124, 'CR Bard',147.23,147.69,146.36,0.35,0.24,620070,'2014/09/19',0.24,-0.47,-0.99,9.92,24.3,66.17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rown-castle-int" xlink:type="simple">Crown Castle</text:a></text:p>
          </table:table-cell>
          <table:table-cell office:value-type="float" office:value="79.74" calcext:value-type="float">
            <text:p>79.74</text:p>
          </table:table-cell>
          <table:table-cell office:value-type="float" office:value="80.73" calcext:value-type="float">
            <text:p>80.73</text:p>
          </table:table-cell>
          <table:table-cell office:value-type="float" office:value="79.68" calcext:value-type="float">
            <text:p>79.68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2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8.59%</text:p>
          </table:table-cell>
          <table:table-cell office:value-type="string" calcext:value-type="string">
            <text:p>12.91%</text:p>
          </table:table-cell>
          <table:table-cell office:value-type="string" calcext:value-type="string">
            <text:p>84.11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26];1;LEN([.F126])-1))" office:value-type="float" office:value="-0.55" calcext:value-type="float">
            <text:p>-0.55</text:p>
          </table:table-cell>
          <table:table-cell table:formula="of:=VALUE(SUBSTITUTE(SUBSTITUTE(SUBSTITUTE([.G126];&quot;M&quot;;&quot;0000&quot;);&quot;K&quot;;&quot;0&quot;);&quot;.&quot;;&quot;&quot;))" office:value-type="float" office:value="2750000" calcext:value-type="float">
            <text:p>2750000</text:p>
          </table:table-cell>
          <table:table-cell table:formula="of:=IF([.I126]=&quot;-&quot;;&quot;NULL&quot;;VALUE(MID([.I126];1;LEN([.I126])-1)))" office:value-type="float" office:value="-0.55" calcext:value-type="float">
            <text:p>-0.55</text:p>
          </table:table-cell>
          <table:table-cell table:formula="of:=IF([.J126]=&quot;-&quot;;&quot;NULL&quot;;VALUE(MID([.J126];1;LEN([.J126])-1)))" office:value-type="float" office:value="1.21" calcext:value-type="float">
            <text:p>1.21</text:p>
          </table:table-cell>
          <table:table-cell table:formula="of:=IF([.K126]=&quot;-&quot;;&quot;NULL&quot;;VALUE(MID([.K126];1;LEN([.K126])-1)))" office:value-type="float" office:value="-0.33" calcext:value-type="float">
            <text:p>-0.33</text:p>
          </table:table-cell>
          <table:table-cell table:formula="of:=IF([.L126]=&quot;-&quot;;&quot;NULL&quot;;VALUE(MID([.L126];1;LEN([.L126])-1)))" office:value-type="float" office:value="8.59" calcext:value-type="float">
            <text:p>8.59</text:p>
          </table:table-cell>
          <table:table-cell table:formula="of:=IF([.M126]=&quot;-&quot;;&quot;NULL&quot;;VALUE(MID([.M126];1;LEN([.M126])-1)))" office:value-type="float" office:value="12.91" calcext:value-type="float">
            <text:p>12.91</text:p>
          </table:table-cell>
          <table:table-cell table:formula="of:=IF([.N126]=&quot;-&quot;;&quot;NULL&quot;;VALUE(MID([.N126];1;LEN([.N126])-1)))" office:value-type="float" office:value="84.11" calcext:value-type="float">
            <text:p>84.11</text:p>
          </table:table-cell>
          <table:table-cell table:formula="of:=&quot;( &quot; &amp; (ROW()-1) &amp; &quot;, '&quot; &amp; [.A126] &amp; &quot;',&quot; &amp; [.B126] &amp; &quot;,&quot; &amp; [.C126] &amp; &quot;,&quot; &amp; [.D126] &amp; &quot;,&quot; &amp; [.E126] &amp; &quot;,&quot; &amp; [.R126] &amp; &quot;,&quot; &amp; [.S126] &amp; &quot;,'2014/09/19',&quot; &amp; [.T126] &amp; &quot;,&quot; &amp; [.U126] &amp; &quot;,&quot; &amp; [.V126] &amp; &quot;,&quot; &amp; [.W126] &amp; &quot;,&quot; &amp; [.X126] &amp; &quot;,&quot; &amp; [.Y126] &amp; &quot;,'&quot; &amp; [.O126] &amp; &quot;','&quot; &amp; [.P126] &amp; &quot;','&quot; &amp; [.Q126] &amp; &quot;'),&quot;" office:value-type="string" office:string-value="( 125, 'Crown Castle',79.74,80.73,79.68,-0.44,-0.55,2750000,'2014/09/19',-0.55,1.21,-0.33,8.59,12.91,84.11,'Neutral','Strong Buy','Strong Buy')," calcext:value-type="string">
            <text:p>( 125, 'Crown Castle',79.74,80.73,79.68,-0.44,-0.55,2750000,'2014/09/19',-0.55,1.21,-0.33,8.59,12.91,84.11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sx-corp" xlink:type="simple">CSX</text:a></text:p>
          </table:table-cell>
          <table:table-cell office:value-type="float" office:value="32.46" calcext:value-type="float">
            <text:p>32.46</text:p>
          </table:table-cell>
          <table:table-cell office:value-type="float" office:value="32.66" calcext:value-type="float">
            <text:p>32.66</text:p>
          </table:table-cell>
          <table:table-cell office:value-type="float" office:value="32.3" calcext:value-type="float">
            <text:p>32.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22%</text:p>
          </table:table-cell>
          <table:table-cell office:value-type="string" calcext:value-type="string">
            <text:p>4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3.74%</text:p>
          </table:table-cell>
          <table:table-cell office:value-type="string" calcext:value-type="string">
            <text:p>5.97%</text:p>
          </table:table-cell>
          <table:table-cell office:value-type="string" calcext:value-type="string">
            <text:p>12.83%</text:p>
          </table:table-cell>
          <table:table-cell office:value-type="string" calcext:value-type="string">
            <text:p>22.86%</text:p>
          </table:table-cell>
          <table:table-cell office:value-type="string" calcext:value-type="string">
            <text:p>74.6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27];1;LEN([.F127])-1))" office:value-type="float" office:value="0.22" calcext:value-type="float">
            <text:p>0.22</text:p>
          </table:table-cell>
          <table:table-cell table:formula="of:=VALUE(SUBSTITUTE(SUBSTITUTE(SUBSTITUTE([.G127];&quot;M&quot;;&quot;0000&quot;);&quot;K&quot;;&quot;0&quot;);&quot;.&quot;;&quot;&quot;))" office:value-type="float" office:value="4970000" calcext:value-type="float">
            <text:p>4970000</text:p>
          </table:table-cell>
          <table:table-cell table:formula="of:=IF([.I127]=&quot;-&quot;;&quot;NULL&quot;;VALUE(MID([.I127];1;LEN([.I127])-1)))" office:value-type="float" office:value="0.22" calcext:value-type="float">
            <text:p>0.22</text:p>
          </table:table-cell>
          <table:table-cell table:formula="of:=IF([.J127]=&quot;-&quot;;&quot;NULL&quot;;VALUE(MID([.J127];1;LEN([.J127])-1)))" office:value-type="float" office:value="3.74" calcext:value-type="float">
            <text:p>3.74</text:p>
          </table:table-cell>
          <table:table-cell table:formula="of:=IF([.K127]=&quot;-&quot;;&quot;NULL&quot;;VALUE(MID([.K127];1;LEN([.K127])-1)))" office:value-type="float" office:value="5.97" calcext:value-type="float">
            <text:p>5.97</text:p>
          </table:table-cell>
          <table:table-cell table:formula="of:=IF([.L127]=&quot;-&quot;;&quot;NULL&quot;;VALUE(MID([.L127];1;LEN([.L127])-1)))" office:value-type="float" office:value="12.83" calcext:value-type="float">
            <text:p>12.83</text:p>
          </table:table-cell>
          <table:table-cell table:formula="of:=IF([.M127]=&quot;-&quot;;&quot;NULL&quot;;VALUE(MID([.M127];1;LEN([.M127])-1)))" office:value-type="float" office:value="22.86" calcext:value-type="float">
            <text:p>22.86</text:p>
          </table:table-cell>
          <table:table-cell table:formula="of:=IF([.N127]=&quot;-&quot;;&quot;NULL&quot;;VALUE(MID([.N127];1;LEN([.N127])-1)))" office:value-type="float" office:value="74.61" calcext:value-type="float">
            <text:p>74.61</text:p>
          </table:table-cell>
          <table:table-cell table:formula="of:=&quot;( &quot; &amp; (ROW()-1) &amp; &quot;, '&quot; &amp; [.A127] &amp; &quot;',&quot; &amp; [.B127] &amp; &quot;,&quot; &amp; [.C127] &amp; &quot;,&quot; &amp; [.D127] &amp; &quot;,&quot; &amp; [.E127] &amp; &quot;,&quot; &amp; [.R127] &amp; &quot;,&quot; &amp; [.S127] &amp; &quot;,'2014/09/19',&quot; &amp; [.T127] &amp; &quot;,&quot; &amp; [.U127] &amp; &quot;,&quot; &amp; [.V127] &amp; &quot;,&quot; &amp; [.W127] &amp; &quot;,&quot; &amp; [.X127] &amp; &quot;,&quot; &amp; [.Y127] &amp; &quot;,'&quot; &amp; [.O127] &amp; &quot;','&quot; &amp; [.P127] &amp; &quot;','&quot; &amp; [.Q127] &amp; &quot;'),&quot;" office:value-type="string" office:string-value="( 126, 'CSX',32.46,32.66,32.3,0.07,0.22,4970000,'2014/09/19',0.22,3.74,5.97,12.83,22.86,74.61,'Strong Buy','Strong Buy','Strong Buy')," calcext:value-type="string">
            <text:p>( 126, 'CSX',32.46,32.66,32.3,0.07,0.22,4970000,'2014/09/19',0.22,3.74,5.97,12.83,22.86,74.6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ummins-inc" xlink:type="simple">Cummins</text:a></text:p>
          </table:table-cell>
          <table:table-cell office:value-type="float" office:value="137.89" calcext:value-type="float">
            <text:p>137.89</text:p>
          </table:table-cell>
          <table:table-cell office:value-type="float" office:value="140.15" calcext:value-type="float">
            <text:p>140.15</text:p>
          </table:table-cell>
          <table:table-cell office:value-type="float" office:value="136.86" calcext:value-type="float">
            <text:p>136.86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2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-5.69%</text:p>
          </table:table-cell>
          <table:table-cell office:value-type="string" calcext:value-type="string">
            <text:p>-2.18%</text:p>
          </table:table-cell>
          <table:table-cell office:value-type="string" calcext:value-type="string">
            <text:p>2.47%</text:p>
          </table:table-cell>
          <table:table-cell office:value-type="string" calcext:value-type="string">
            <text:p>50.52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28];1;LEN([.F128])-1))" office:value-type="float" office:value="-0.59" calcext:value-type="float">
            <text:p>-0.59</text:p>
          </table:table-cell>
          <table:table-cell table:formula="of:=VALUE(SUBSTITUTE(SUBSTITUTE(SUBSTITUTE([.G128];&quot;M&quot;;&quot;0000&quot;);&quot;K&quot;;&quot;0&quot;);&quot;.&quot;;&quot;&quot;))" office:value-type="float" office:value="2130000" calcext:value-type="float">
            <text:p>2130000</text:p>
          </table:table-cell>
          <table:table-cell table:formula="of:=IF([.I128]=&quot;-&quot;;&quot;NULL&quot;;VALUE(MID([.I128];1;LEN([.I128])-1)))" office:value-type="float" office:value="-0.59" calcext:value-type="float">
            <text:p>-0.59</text:p>
          </table:table-cell>
          <table:table-cell table:formula="of:=IF([.J128]=&quot;-&quot;;&quot;NULL&quot;;VALUE(MID([.J128];1;LEN([.J128])-1)))" office:value-type="float" office:value="-0.49" calcext:value-type="float">
            <text:p>-0.49</text:p>
          </table:table-cell>
          <table:table-cell table:formula="of:=IF([.K128]=&quot;-&quot;;&quot;NULL&quot;;VALUE(MID([.K128];1;LEN([.K128])-1)))" office:value-type="float" office:value="-5.69" calcext:value-type="float">
            <text:p>-5.69</text:p>
          </table:table-cell>
          <table:table-cell table:formula="of:=IF([.L128]=&quot;-&quot;;&quot;NULL&quot;;VALUE(MID([.L128];1;LEN([.L128])-1)))" office:value-type="float" office:value="-2.18" calcext:value-type="float">
            <text:p>-2.18</text:p>
          </table:table-cell>
          <table:table-cell table:formula="of:=IF([.M128]=&quot;-&quot;;&quot;NULL&quot;;VALUE(MID([.M128];1;LEN([.M128])-1)))" office:value-type="float" office:value="2.47" calcext:value-type="float">
            <text:p>2.47</text:p>
          </table:table-cell>
          <table:table-cell table:formula="of:=IF([.N128]=&quot;-&quot;;&quot;NULL&quot;;VALUE(MID([.N128];1;LEN([.N128])-1)))" office:value-type="float" office:value="50.52" calcext:value-type="float">
            <text:p>50.52</text:p>
          </table:table-cell>
          <table:table-cell table:formula="of:=&quot;( &quot; &amp; (ROW()-1) &amp; &quot;, '&quot; &amp; [.A128] &amp; &quot;',&quot; &amp; [.B128] &amp; &quot;,&quot; &amp; [.C128] &amp; &quot;,&quot; &amp; [.D128] &amp; &quot;,&quot; &amp; [.E128] &amp; &quot;,&quot; &amp; [.R128] &amp; &quot;,&quot; &amp; [.S128] &amp; &quot;,'2014/09/19',&quot; &amp; [.T128] &amp; &quot;,&quot; &amp; [.U128] &amp; &quot;,&quot; &amp; [.V128] &amp; &quot;,&quot; &amp; [.W128] &amp; &quot;,&quot; &amp; [.X128] &amp; &quot;,&quot; &amp; [.Y128] &amp; &quot;,'&quot; &amp; [.O128] &amp; &quot;','&quot; &amp; [.P128] &amp; &quot;','&quot; &amp; [.Q128] &amp; &quot;'),&quot;" office:value-type="string" office:string-value="( 127, 'Cummins',137.89,140.15,136.86,-0.82,-0.59,2130000,'2014/09/19',-0.59,-0.49,-5.69,-2.18,2.47,50.52,'Sell','Strong Sell','Strong Buy')," calcext:value-type="string">
            <text:p>( 127, 'Cummins',137.89,140.15,136.86,-0.82,-0.59,2130000,'2014/09/19',-0.59,-0.49,-5.69,-2.18,2.47,50.52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vs-corp" xlink:type="simple">CVS</text:a></text:p>
          </table:table-cell>
          <table:table-cell office:value-type="float" office:value="81.37" calcext:value-type="float">
            <text:p>81.37</text:p>
          </table:table-cell>
          <table:table-cell office:value-type="float" office:value="81.75" calcext:value-type="float">
            <text:p>81.75</text:p>
          </table:table-cell>
          <table:table-cell office:value-type="float" office:value="81.03" calcext:value-type="float">
            <text:p>81.0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5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0.99%</text:p>
          </table:table-cell>
          <table:table-cell office:value-type="string" calcext:value-type="string">
            <text:p>3.03%</text:p>
          </table:table-cell>
          <table:table-cell office:value-type="string" calcext:value-type="string">
            <text:p>13.69%</text:p>
          </table:table-cell>
          <table:table-cell office:value-type="string" calcext:value-type="string">
            <text:p>39.02%</text:p>
          </table:table-cell>
          <table:table-cell office:value-type="string" calcext:value-type="string">
            <text:p>130.31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29];1;LEN([.F129])-1))" office:value-type="float" office:value="0.23" calcext:value-type="float">
            <text:p>0.23</text:p>
          </table:table-cell>
          <table:table-cell table:formula="of:=VALUE(SUBSTITUTE(SUBSTITUTE(SUBSTITUTE([.G129];&quot;M&quot;;&quot;0000&quot;);&quot;K&quot;;&quot;0&quot;);&quot;.&quot;;&quot;&quot;))" office:value-type="float" office:value="5540000" calcext:value-type="float">
            <text:p>5540000</text:p>
          </table:table-cell>
          <table:table-cell table:formula="of:=IF([.I129]=&quot;-&quot;;&quot;NULL&quot;;VALUE(MID([.I129];1;LEN([.I129])-1)))" office:value-type="float" office:value="0.23" calcext:value-type="float">
            <text:p>0.23</text:p>
          </table:table-cell>
          <table:table-cell table:formula="of:=IF([.J129]=&quot;-&quot;;&quot;NULL&quot;;VALUE(MID([.J129];1;LEN([.J129])-1)))" office:value-type="float" office:value="0.99" calcext:value-type="float">
            <text:p>0.99</text:p>
          </table:table-cell>
          <table:table-cell table:formula="of:=IF([.K129]=&quot;-&quot;;&quot;NULL&quot;;VALUE(MID([.K129];1;LEN([.K129])-1)))" office:value-type="float" office:value="3.03" calcext:value-type="float">
            <text:p>3.03</text:p>
          </table:table-cell>
          <table:table-cell table:formula="of:=IF([.L129]=&quot;-&quot;;&quot;NULL&quot;;VALUE(MID([.L129];1;LEN([.L129])-1)))" office:value-type="float" office:value="13.69" calcext:value-type="float">
            <text:p>13.69</text:p>
          </table:table-cell>
          <table:table-cell table:formula="of:=IF([.M129]=&quot;-&quot;;&quot;NULL&quot;;VALUE(MID([.M129];1;LEN([.M129])-1)))" office:value-type="float" office:value="39.02" calcext:value-type="float">
            <text:p>39.02</text:p>
          </table:table-cell>
          <table:table-cell table:formula="of:=IF([.N129]=&quot;-&quot;;&quot;NULL&quot;;VALUE(MID([.N129];1;LEN([.N129])-1)))" office:value-type="float" office:value="130.31" calcext:value-type="float">
            <text:p>130.31</text:p>
          </table:table-cell>
          <table:table-cell table:formula="of:=&quot;( &quot; &amp; (ROW()-1) &amp; &quot;, '&quot; &amp; [.A129] &amp; &quot;',&quot; &amp; [.B129] &amp; &quot;,&quot; &amp; [.C129] &amp; &quot;,&quot; &amp; [.D129] &amp; &quot;,&quot; &amp; [.E129] &amp; &quot;,&quot; &amp; [.R129] &amp; &quot;,&quot; &amp; [.S129] &amp; &quot;,'2014/09/19',&quot; &amp; [.T129] &amp; &quot;,&quot; &amp; [.U129] &amp; &quot;,&quot; &amp; [.V129] &amp; &quot;,&quot; &amp; [.W129] &amp; &quot;,&quot; &amp; [.X129] &amp; &quot;,&quot; &amp; [.Y129] &amp; &quot;,'&quot; &amp; [.O129] &amp; &quot;','&quot; &amp; [.P129] &amp; &quot;','&quot; &amp; [.Q129] &amp; &quot;'),&quot;" office:value-type="string" office:string-value="( 128, 'CVS',81.37,81.75,81.03,0.19,0.23,5540000,'2014/09/19',0.23,0.99,3.03,13.69,39.02,130.31,'Neutral','Strong Buy','Strong Buy')," calcext:value-type="string">
            <text:p>( 128, 'CVS',81.37,81.75,81.03,0.19,0.23,5540000,'2014/09/19',0.23,0.99,3.03,13.69,39.02,130.31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anaher-corp" xlink:type="simple">Danaher</text:a></text:p>
          </table:table-cell>
          <table:table-cell office:value-type="float" office:value="79.45" calcext:value-type="float">
            <text:p>79.45</text:p>
          </table:table-cell>
          <table:table-cell office:value-type="float" office:value="80" calcext:value-type="float">
            <text:p>80</text:p>
          </table:table-cell>
          <table:table-cell office:value-type="float" office:value="79.34" calcext:value-type="float">
            <text:p>79.3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+0.11%</text:p>
          </table:table-cell>
          <table:table-cell office:value-type="string" calcext:value-type="string">
            <text:p>4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2.58%</text:p>
          </table:table-cell>
          <table:table-cell office:value-type="string" calcext:value-type="string">
            <text:p>2.91%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77.4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30];1;LEN([.F130])-1))" office:value-type="float" office:value="0.11" calcext:value-type="float">
            <text:p>0.11</text:p>
          </table:table-cell>
          <table:table-cell table:formula="of:=VALUE(SUBSTITUTE(SUBSTITUTE(SUBSTITUTE([.G130];&quot;M&quot;;&quot;0000&quot;);&quot;K&quot;;&quot;0&quot;);&quot;.&quot;;&quot;&quot;))" office:value-type="float" office:value="4650000" calcext:value-type="float">
            <text:p>4650000</text:p>
          </table:table-cell>
          <table:table-cell table:formula="of:=IF([.I130]=&quot;-&quot;;&quot;NULL&quot;;VALUE(MID([.I130];1;LEN([.I130])-1)))" office:value-type="float" office:value="0.11" calcext:value-type="float">
            <text:p>0.11</text:p>
          </table:table-cell>
          <table:table-cell table:formula="of:=IF([.J130]=&quot;-&quot;;&quot;NULL&quot;;VALUE(MID([.J130];1;LEN([.J130])-1)))" office:value-type="float" office:value="3.34" calcext:value-type="float">
            <text:p>3.34</text:p>
          </table:table-cell>
          <table:table-cell table:formula="of:=IF([.K130]=&quot;-&quot;;&quot;NULL&quot;;VALUE(MID([.K130];1;LEN([.K130])-1)))" office:value-type="float" office:value="2.58" calcext:value-type="float">
            <text:p>2.58</text:p>
          </table:table-cell>
          <table:table-cell table:formula="of:=IF([.L130]=&quot;-&quot;;&quot;NULL&quot;;VALUE(MID([.L130];1;LEN([.L130])-1)))" office:value-type="float" office:value="2.91" calcext:value-type="float">
            <text:p>2.91</text:p>
          </table:table-cell>
          <table:table-cell table:formula="of:=IF([.M130]=&quot;-&quot;;&quot;NULL&quot;;VALUE(MID([.M130];1;LEN([.M130])-1)))" office:value-type="float" office:value="14.2" calcext:value-type="float">
            <text:p>14.2</text:p>
          </table:table-cell>
          <table:table-cell table:formula="of:=IF([.N130]=&quot;-&quot;;&quot;NULL&quot;;VALUE(MID([.N130];1;LEN([.N130])-1)))" office:value-type="float" office:value="77.42" calcext:value-type="float">
            <text:p>77.42</text:p>
          </table:table-cell>
          <table:table-cell table:formula="of:=&quot;( &quot; &amp; (ROW()-1) &amp; &quot;, '&quot; &amp; [.A130] &amp; &quot;',&quot; &amp; [.B130] &amp; &quot;,&quot; &amp; [.C130] &amp; &quot;,&quot; &amp; [.D130] &amp; &quot;,&quot; &amp; [.E130] &amp; &quot;,&quot; &amp; [.R130] &amp; &quot;,&quot; &amp; [.S130] &amp; &quot;,'2014/09/19',&quot; &amp; [.T130] &amp; &quot;,&quot; &amp; [.U130] &amp; &quot;,&quot; &amp; [.V130] &amp; &quot;,&quot; &amp; [.W130] &amp; &quot;,&quot; &amp; [.X130] &amp; &quot;,&quot; &amp; [.Y130] &amp; &quot;,'&quot; &amp; [.O130] &amp; &quot;','&quot; &amp; [.P130] &amp; &quot;','&quot; &amp; [.Q130] &amp; &quot;'),&quot;" office:value-type="string" office:string-value="( 129, 'Danaher',79.45,80,79.34,0.09,0.11,4650000,'2014/09/19',0.11,3.34,2.58,2.91,14.2,77.42,'Strong Buy','Strong Buy','Strong Buy')," calcext:value-type="string">
            <text:p>( 129, 'Danaher',79.45,80,79.34,0.09,0.11,4650000,'2014/09/19',0.11,3.34,2.58,2.91,14.2,77.4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ardem-rest" xlink:type="simple">Darden Restaurants</text:a></text:p>
          </table:table-cell>
          <table:table-cell office:value-type="float" office:value="51.19" calcext:value-type="float">
            <text:p>51.19</text:p>
          </table:table-cell>
          <table:table-cell office:value-type="float" office:value="51.35" calcext:value-type="float">
            <text:p>51.35</text:p>
          </table:table-cell>
          <table:table-cell office:value-type="float" office:value="50.73" calcext:value-type="float">
            <text:p>50.73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+1.67%</text:p>
          </table:table-cell>
          <table:table-cell office:value-type="string" calcext:value-type="string">
            <text:p>2.5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67%</text:p>
          </table:table-cell>
          <table:table-cell office:value-type="string" calcext:value-type="string">
            <text:p>7.59%</text:p>
          </table:table-cell>
          <table:table-cell office:value-type="string" calcext:value-type="string">
            <text:p>7.88%</text:p>
          </table:table-cell>
          <table:table-cell office:value-type="string" calcext:value-type="string">
            <text:p>-5.85%</text:p>
          </table:table-cell>
          <table:table-cell office:value-type="string" calcext:value-type="string">
            <text:p>11.82%</text:p>
          </table:table-cell>
          <table:table-cell office:value-type="string" calcext:value-type="string">
            <text:p>16.6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31];1;LEN([.F131])-1))" office:value-type="float" office:value="1.67" calcext:value-type="float">
            <text:p>1.67</text:p>
          </table:table-cell>
          <table:table-cell table:formula="of:=VALUE(SUBSTITUTE(SUBSTITUTE(SUBSTITUTE([.G131];&quot;M&quot;;&quot;0000&quot;);&quot;K&quot;;&quot;0&quot;);&quot;.&quot;;&quot;&quot;))" office:value-type="float" office:value="2510000" calcext:value-type="float">
            <text:p>2510000</text:p>
          </table:table-cell>
          <table:table-cell table:formula="of:=IF([.I131]=&quot;-&quot;;&quot;NULL&quot;;VALUE(MID([.I131];1;LEN([.I131])-1)))" office:value-type="float" office:value="1.67" calcext:value-type="float">
            <text:p>1.67</text:p>
          </table:table-cell>
          <table:table-cell table:formula="of:=IF([.J131]=&quot;-&quot;;&quot;NULL&quot;;VALUE(MID([.J131];1;LEN([.J131])-1)))" office:value-type="float" office:value="7.59" calcext:value-type="float">
            <text:p>7.59</text:p>
          </table:table-cell>
          <table:table-cell table:formula="of:=IF([.K131]=&quot;-&quot;;&quot;NULL&quot;;VALUE(MID([.K131];1;LEN([.K131])-1)))" office:value-type="float" office:value="7.88" calcext:value-type="float">
            <text:p>7.88</text:p>
          </table:table-cell>
          <table:table-cell table:formula="of:=IF([.L131]=&quot;-&quot;;&quot;NULL&quot;;VALUE(MID([.L131];1;LEN([.L131])-1)))" office:value-type="float" office:value="-5.85" calcext:value-type="float">
            <text:p>-5.85</text:p>
          </table:table-cell>
          <table:table-cell table:formula="of:=IF([.M131]=&quot;-&quot;;&quot;NULL&quot;;VALUE(MID([.M131];1;LEN([.M131])-1)))" office:value-type="float" office:value="11.82" calcext:value-type="float">
            <text:p>11.82</text:p>
          </table:table-cell>
          <table:table-cell table:formula="of:=IF([.N131]=&quot;-&quot;;&quot;NULL&quot;;VALUE(MID([.N131];1;LEN([.N131])-1)))" office:value-type="float" office:value="16.66" calcext:value-type="float">
            <text:p>16.66</text:p>
          </table:table-cell>
          <table:table-cell table:formula="of:=&quot;( &quot; &amp; (ROW()-1) &amp; &quot;, '&quot; &amp; [.A131] &amp; &quot;',&quot; &amp; [.B131] &amp; &quot;,&quot; &amp; [.C131] &amp; &quot;,&quot; &amp; [.D131] &amp; &quot;,&quot; &amp; [.E131] &amp; &quot;,&quot; &amp; [.R131] &amp; &quot;,&quot; &amp; [.S131] &amp; &quot;,'2014/09/19',&quot; &amp; [.T131] &amp; &quot;,&quot; &amp; [.U131] &amp; &quot;,&quot; &amp; [.V131] &amp; &quot;,&quot; &amp; [.W131] &amp; &quot;,&quot; &amp; [.X131] &amp; &quot;,&quot; &amp; [.Y131] &amp; &quot;,'&quot; &amp; [.O131] &amp; &quot;','&quot; &amp; [.P131] &amp; &quot;','&quot; &amp; [.Q131] &amp; &quot;'),&quot;" office:value-type="string" office:string-value="( 130, 'Darden Restaurants',51.19,51.35,50.73,0.84,1.67,2510000,'2014/09/19',1.67,7.59,7.88,-5.85,11.82,16.66,'Strong Buy','Strong Buy','Strong Buy')," calcext:value-type="string">
            <text:p>( 130, 'Darden Restaurants',51.19,51.35,50.73,0.84,1.67,2510000,'2014/09/19',1.67,7.59,7.88,-5.85,11.82,16.6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avita-inc" xlink:type="simple">DaVita</text:a></text:p>
          </table:table-cell>
          <table:table-cell office:value-type="float" office:value="74.88" calcext:value-type="float">
            <text:p>74.88</text:p>
          </table:table-cell>
          <table:table-cell office:value-type="float" office:value="75.08" calcext:value-type="float">
            <text:p>75.08</text:p>
          </table:table-cell>
          <table:table-cell office:value-type="float" office:value="74.64" calcext:value-type="float">
            <text:p>74.6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1.5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1.09%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18.16%</text:p>
          </table:table-cell>
          <table:table-cell office:value-type="string" calcext:value-type="string">
            <text:p>28.07%</text:p>
          </table:table-cell>
          <table:table-cell office:value-type="string" calcext:value-type="string">
            <text:p>106.9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32];1;LEN([.F132])-1))" office:value-type="float" office:value="0.23" calcext:value-type="float">
            <text:p>0.23</text:p>
          </table:table-cell>
          <table:table-cell table:formula="of:=VALUE(SUBSTITUTE(SUBSTITUTE(SUBSTITUTE([.G132];&quot;M&quot;;&quot;0000&quot;);&quot;K&quot;;&quot;0&quot;);&quot;.&quot;;&quot;&quot;))" office:value-type="float" office:value="1580000" calcext:value-type="float">
            <text:p>1580000</text:p>
          </table:table-cell>
          <table:table-cell table:formula="of:=IF([.I132]=&quot;-&quot;;&quot;NULL&quot;;VALUE(MID([.I132];1;LEN([.I132])-1)))" office:value-type="float" office:value="0.23" calcext:value-type="float">
            <text:p>0.23</text:p>
          </table:table-cell>
          <table:table-cell table:formula="of:=IF([.J132]=&quot;-&quot;;&quot;NULL&quot;;VALUE(MID([.J132];1;LEN([.J132])-1)))" office:value-type="float" office:value="1.09" calcext:value-type="float">
            <text:p>1.09</text:p>
          </table:table-cell>
          <table:table-cell table:formula="of:=IF([.K132]=&quot;-&quot;;&quot;NULL&quot;;VALUE(MID([.K132];1;LEN([.K132])-1)))" office:value-type="float" office:value="1.42" calcext:value-type="float">
            <text:p>1.42</text:p>
          </table:table-cell>
          <table:table-cell table:formula="of:=IF([.L132]=&quot;-&quot;;&quot;NULL&quot;;VALUE(MID([.L132];1;LEN([.L132])-1)))" office:value-type="float" office:value="18.16" calcext:value-type="float">
            <text:p>18.16</text:p>
          </table:table-cell>
          <table:table-cell table:formula="of:=IF([.M132]=&quot;-&quot;;&quot;NULL&quot;;VALUE(MID([.M132];1;LEN([.M132])-1)))" office:value-type="float" office:value="28.07" calcext:value-type="float">
            <text:p>28.07</text:p>
          </table:table-cell>
          <table:table-cell table:formula="of:=IF([.N132]=&quot;-&quot;;&quot;NULL&quot;;VALUE(MID([.N132];1;LEN([.N132])-1)))" office:value-type="float" office:value="106.91" calcext:value-type="float">
            <text:p>106.91</text:p>
          </table:table-cell>
          <table:table-cell table:formula="of:=&quot;( &quot; &amp; (ROW()-1) &amp; &quot;, '&quot; &amp; [.A132] &amp; &quot;',&quot; &amp; [.B132] &amp; &quot;,&quot; &amp; [.C132] &amp; &quot;,&quot; &amp; [.D132] &amp; &quot;,&quot; &amp; [.E132] &amp; &quot;,&quot; &amp; [.R132] &amp; &quot;,&quot; &amp; [.S132] &amp; &quot;,'2014/09/19',&quot; &amp; [.T132] &amp; &quot;,&quot; &amp; [.U132] &amp; &quot;,&quot; &amp; [.V132] &amp; &quot;,&quot; &amp; [.W132] &amp; &quot;,&quot; &amp; [.X132] &amp; &quot;,&quot; &amp; [.Y132] &amp; &quot;,'&quot; &amp; [.O132] &amp; &quot;','&quot; &amp; [.P132] &amp; &quot;','&quot; &amp; [.Q132] &amp; &quot;'),&quot;" office:value-type="string" office:string-value="( 131, 'DaVita',74.88,75.08,74.64,0.17,0.23,1580000,'2014/09/19',0.23,1.09,1.42,18.16,28.07,106.91,'Strong Buy','Strong Buy','Strong Buy')," calcext:value-type="string">
            <text:p>( 131, 'DaVita',74.88,75.08,74.64,0.17,0.23,1580000,'2014/09/19',0.23,1.09,1.42,18.16,28.07,106.9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eere---co" xlink:type="simple">Deere&amp;Company</text:a></text:p>
          </table:table-cell>
          <table:table-cell office:value-type="float" office:value="83.64" calcext:value-type="float">
            <text:p>83.64</text:p>
          </table:table-cell>
          <table:table-cell office:value-type="float" office:value="84.51" calcext:value-type="float">
            <text:p>84.51</text:p>
          </table:table-cell>
          <table:table-cell office:value-type="float" office:value="83.6" calcext:value-type="float">
            <text:p>83.6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4.9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-2.98%</text:p>
          </table:table-cell>
          <table:table-cell office:value-type="string" calcext:value-type="string">
            <text:p>-8.42%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14.86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table:formula="of:=VALUE(MID([.F133];1;LEN([.F133])-1))" office:value-type="float" office:value="-0.61" calcext:value-type="float">
            <text:p>-0.61</text:p>
          </table:table-cell>
          <table:table-cell table:formula="of:=VALUE(SUBSTITUTE(SUBSTITUTE(SUBSTITUTE([.G133];&quot;M&quot;;&quot;0000&quot;);&quot;K&quot;;&quot;0&quot;);&quot;.&quot;;&quot;&quot;))" office:value-type="float" office:value="4990000" calcext:value-type="float">
            <text:p>4990000</text:p>
          </table:table-cell>
          <table:table-cell table:formula="of:=IF([.I133]=&quot;-&quot;;&quot;NULL&quot;;VALUE(MID([.I133];1;LEN([.I133])-1)))" office:value-type="float" office:value="-0.61" calcext:value-type="float">
            <text:p>-0.61</text:p>
          </table:table-cell>
          <table:table-cell table:formula="of:=IF([.J133]=&quot;-&quot;;&quot;NULL&quot;;VALUE(MID([.J133];1;LEN([.J133])-1)))" office:value-type="float" office:value="2.06" calcext:value-type="float">
            <text:p>2.06</text:p>
          </table:table-cell>
          <table:table-cell table:formula="of:=IF([.K133]=&quot;-&quot;;&quot;NULL&quot;;VALUE(MID([.K133];1;LEN([.K133])-1)))" office:value-type="float" office:value="-2.98" calcext:value-type="float">
            <text:p>-2.98</text:p>
          </table:table-cell>
          <table:table-cell table:formula="of:=IF([.L133]=&quot;-&quot;;&quot;NULL&quot;;VALUE(MID([.L133];1;LEN([.L133])-1)))" office:value-type="float" office:value="-8.42" calcext:value-type="float">
            <text:p>-8.42</text:p>
          </table:table-cell>
          <table:table-cell table:formula="of:=IF([.M133]=&quot;-&quot;;&quot;NULL&quot;;VALUE(MID([.M133];1;LEN([.M133])-1)))" office:value-type="float" office:value="-0.21" calcext:value-type="float">
            <text:p>-0.21</text:p>
          </table:table-cell>
          <table:table-cell table:formula="of:=IF([.N133]=&quot;-&quot;;&quot;NULL&quot;;VALUE(MID([.N133];1;LEN([.N133])-1)))" office:value-type="float" office:value="14.86" calcext:value-type="float">
            <text:p>14.86</text:p>
          </table:table-cell>
          <table:table-cell table:formula="of:=&quot;( &quot; &amp; (ROW()-1) &amp; &quot;, '&quot; &amp; [.A133] &amp; &quot;',&quot; &amp; [.B133] &amp; &quot;,&quot; &amp; [.C133] &amp; &quot;,&quot; &amp; [.D133] &amp; &quot;,&quot; &amp; [.E133] &amp; &quot;,&quot; &amp; [.R133] &amp; &quot;,&quot; &amp; [.S133] &amp; &quot;,'2014/09/19',&quot; &amp; [.T133] &amp; &quot;,&quot; &amp; [.U133] &amp; &quot;,&quot; &amp; [.V133] &amp; &quot;,&quot; &amp; [.W133] &amp; &quot;,&quot; &amp; [.X133] &amp; &quot;,&quot; &amp; [.Y133] &amp; &quot;,'&quot; &amp; [.O133] &amp; &quot;','&quot; &amp; [.P133] &amp; &quot;','&quot; &amp; [.Q133] &amp; &quot;'),&quot;" office:value-type="string" office:string-value="( 132, 'Deere&amp;Company',83.64,84.51,83.6,-0.51,-0.61,4990000,'2014/09/19',-0.61,2.06,-2.98,-8.42,-0.21,14.86,'Sell','Buy','Sell')," calcext:value-type="string">
            <text:p>( 132, 'Deere&amp;Company',83.64,84.51,83.6,-0.51,-0.61,4990000,'2014/09/19',-0.61,2.06,-2.98,-8.42,-0.21,14.86,'Sell','Buy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delphi-automotive" xlink:type="simple">Delphi Automotive</text:a></text:p>
          </table:table-cell>
          <table:table-cell office:value-type="float" office:value="65.44" calcext:value-type="float">
            <text:p>65.44</text:p>
          </table:table-cell>
          <table:table-cell office:value-type="float" office:value="66.23" calcext:value-type="float">
            <text:p>66.23</text:p>
          </table:table-cell>
          <table:table-cell office:value-type="float" office:value="65.31" calcext:value-type="float">
            <text:p>65.31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5.2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-6.74%</text:p>
          </table:table-cell>
          <table:table-cell office:value-type="string" calcext:value-type="string">
            <text:p>-7.37%</text:p>
          </table:table-cell>
          <table:table-cell office:value-type="string" calcext:value-type="string">
            <text:p>8.83%</text:p>
          </table:table-cell>
          <table:table-cell office:value-type="string" calcext:value-type="string">
            <text:p>12.83%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34];1;LEN([.F134])-1))" office:value-type="float" office:value="-0.68" calcext:value-type="float">
            <text:p>-0.68</text:p>
          </table:table-cell>
          <table:table-cell table:formula="of:=VALUE(SUBSTITUTE(SUBSTITUTE(SUBSTITUTE([.G134];&quot;M&quot;;&quot;0000&quot;);&quot;K&quot;;&quot;0&quot;);&quot;.&quot;;&quot;&quot;))" office:value-type="float" office:value="5210000" calcext:value-type="float">
            <text:p>5210000</text:p>
          </table:table-cell>
          <table:table-cell table:formula="of:=IF([.I134]=&quot;-&quot;;&quot;NULL&quot;;VALUE(MID([.I134];1;LEN([.I134])-1)))" office:value-type="float" office:value="-0.68" calcext:value-type="float">
            <text:p>-0.68</text:p>
          </table:table-cell>
          <table:table-cell table:formula="of:=IF([.J134]=&quot;-&quot;;&quot;NULL&quot;;VALUE(MID([.J134];1;LEN([.J134])-1)))" office:value-type="float" office:value="-6.74" calcext:value-type="float">
            <text:p>-6.74</text:p>
          </table:table-cell>
          <table:table-cell table:formula="of:=IF([.K134]=&quot;-&quot;;&quot;NULL&quot;;VALUE(MID([.K134];1;LEN([.K134])-1)))" office:value-type="float" office:value="-7.37" calcext:value-type="float">
            <text:p>-7.37</text:p>
          </table:table-cell>
          <table:table-cell table:formula="of:=IF([.L134]=&quot;-&quot;;&quot;NULL&quot;;VALUE(MID([.L134];1;LEN([.L134])-1)))" office:value-type="float" office:value="8.83" calcext:value-type="float">
            <text:p>8.83</text:p>
          </table:table-cell>
          <table:table-cell table:formula="of:=IF([.M134]=&quot;-&quot;;&quot;NULL&quot;;VALUE(MID([.M134];1;LEN([.M134])-1)))" office:value-type="float" office:value="12.83" calcext:value-type="float">
            <text:p>12.83</text:p>
          </table:table-cell>
          <table:table-cell table:formula="of:=IF([.N134]=&quot;-&quot;;&quot;NULL&quot;;VALUE(MID([.N134];1;LEN([.N134])-1)))" office:value-type="string" office:string-value="NULL" calcext:value-type="string">
            <text:p>NULL</text:p>
          </table:table-cell>
          <table:table-cell table:formula="of:=&quot;( &quot; &amp; (ROW()-1) &amp; &quot;, '&quot; &amp; [.A134] &amp; &quot;',&quot; &amp; [.B134] &amp; &quot;,&quot; &amp; [.C134] &amp; &quot;,&quot; &amp; [.D134] &amp; &quot;,&quot; &amp; [.E134] &amp; &quot;,&quot; &amp; [.R134] &amp; &quot;,&quot; &amp; [.S134] &amp; &quot;,'2014/09/19',&quot; &amp; [.T134] &amp; &quot;,&quot; &amp; [.U134] &amp; &quot;,&quot; &amp; [.V134] &amp; &quot;,&quot; &amp; [.W134] &amp; &quot;,&quot; &amp; [.X134] &amp; &quot;,&quot; &amp; [.Y134] &amp; &quot;,'&quot; &amp; [.O134] &amp; &quot;','&quot; &amp; [.P134] &amp; &quot;','&quot; &amp; [.Q134] &amp; &quot;'),&quot;" office:value-type="string" office:string-value="( 133, 'Delphi Automotive',65.44,66.23,65.31,-0.45,-0.68,5210000,'2014/09/19',-0.68,-6.74,-7.37,8.83,12.83,NULL,'Strong Sell','Strong Sell','Strong Buy')," calcext:value-type="string">
            <text:p>( 133, 'Delphi Automotive',65.44,66.23,65.31,-0.45,-0.68,5210000,'2014/09/19',-0.68,-6.74,-7.37,8.83,12.83,NULL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elta-air-lines-new" xlink:type="simple">Delta Air Lines</text:a></text:p>
          </table:table-cell>
          <table:table-cell office:value-type="float" office:value="38.64" calcext:value-type="float">
            <text:p>38.64</text:p>
          </table:table-cell>
          <table:table-cell office:value-type="float" office:value="39.68" calcext:value-type="float">
            <text:p>39.68</text:p>
          </table:table-cell>
          <table:table-cell office:value-type="float" office:value="38.64" calcext:value-type="float">
            <text:p>38.64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-2.03%</text:p>
          </table:table-cell>
          <table:table-cell office:value-type="string" calcext:value-type="string">
            <text:p>10.0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03%</text:p>
          </table:table-cell>
          <table:table-cell office:value-type="string" calcext:value-type="string">
            <text:p>-2.65%</text:p>
          </table:table-cell>
          <table:table-cell office:value-type="string" calcext:value-type="string">
            <text:p>-3.18%</text:p>
          </table:table-cell>
          <table:table-cell office:value-type="string" calcext:value-type="string">
            <text:p>40.66%</text:p>
          </table:table-cell>
          <table:table-cell office:value-type="string" calcext:value-type="string">
            <text:p>65.84%</text:p>
          </table:table-cell>
          <table:table-cell office:value-type="string" calcext:value-type="string">
            <text:p>383.0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135];1;LEN([.F135])-1))" office:value-type="float" office:value="-2.03" calcext:value-type="float">
            <text:p>-2.03</text:p>
          </table:table-cell>
          <table:table-cell table:formula="of:=VALUE(SUBSTITUTE(SUBSTITUTE(SUBSTITUTE([.G135];&quot;M&quot;;&quot;0000&quot;);&quot;K&quot;;&quot;0&quot;);&quot;.&quot;;&quot;&quot;))" office:value-type="float" office:value="10090000" calcext:value-type="float">
            <text:p>10090000</text:p>
          </table:table-cell>
          <table:table-cell table:formula="of:=IF([.I135]=&quot;-&quot;;&quot;NULL&quot;;VALUE(MID([.I135];1;LEN([.I135])-1)))" office:value-type="float" office:value="-2.03" calcext:value-type="float">
            <text:p>-2.03</text:p>
          </table:table-cell>
          <table:table-cell table:formula="of:=IF([.J135]=&quot;-&quot;;&quot;NULL&quot;;VALUE(MID([.J135];1;LEN([.J135])-1)))" office:value-type="float" office:value="-2.65" calcext:value-type="float">
            <text:p>-2.65</text:p>
          </table:table-cell>
          <table:table-cell table:formula="of:=IF([.K135]=&quot;-&quot;;&quot;NULL&quot;;VALUE(MID([.K135];1;LEN([.K135])-1)))" office:value-type="float" office:value="-3.18" calcext:value-type="float">
            <text:p>-3.18</text:p>
          </table:table-cell>
          <table:table-cell table:formula="of:=IF([.L135]=&quot;-&quot;;&quot;NULL&quot;;VALUE(MID([.L135];1;LEN([.L135])-1)))" office:value-type="float" office:value="40.66" calcext:value-type="float">
            <text:p>40.66</text:p>
          </table:table-cell>
          <table:table-cell table:formula="of:=IF([.M135]=&quot;-&quot;;&quot;NULL&quot;;VALUE(MID([.M135];1;LEN([.M135])-1)))" office:value-type="float" office:value="65.84" calcext:value-type="float">
            <text:p>65.84</text:p>
          </table:table-cell>
          <table:table-cell table:formula="of:=IF([.N135]=&quot;-&quot;;&quot;NULL&quot;;VALUE(MID([.N135];1;LEN([.N135])-1)))" office:value-type="float" office:value="383" calcext:value-type="float">
            <text:p>383</text:p>
          </table:table-cell>
          <table:table-cell table:formula="of:=&quot;( &quot; &amp; (ROW()-1) &amp; &quot;, '&quot; &amp; [.A135] &amp; &quot;',&quot; &amp; [.B135] &amp; &quot;,&quot; &amp; [.C135] &amp; &quot;,&quot; &amp; [.D135] &amp; &quot;,&quot; &amp; [.E135] &amp; &quot;,&quot; &amp; [.R135] &amp; &quot;,&quot; &amp; [.S135] &amp; &quot;,'2014/09/19',&quot; &amp; [.T135] &amp; &quot;,&quot; &amp; [.U135] &amp; &quot;,&quot; &amp; [.V135] &amp; &quot;,&quot; &amp; [.W135] &amp; &quot;,&quot; &amp; [.X135] &amp; &quot;,&quot; &amp; [.Y135] &amp; &quot;,'&quot; &amp; [.O135] &amp; &quot;','&quot; &amp; [.P135] &amp; &quot;','&quot; &amp; [.Q135] &amp; &quot;'),&quot;" office:value-type="string" office:string-value="( 134, 'Delta Air Lines',38.64,39.68,38.64,-0.8,-2.03,10090000,'2014/09/19',-2.03,-2.65,-3.18,40.66,65.84,383,'Strong Sell','Sell','Strong Buy')," calcext:value-type="string">
            <text:p>( 134, 'Delta Air Lines',38.64,39.68,38.64,-0.8,-2.03,10090000,'2014/09/19',-2.03,-2.65,-3.18,40.66,65.84,383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enbury-resources-inc" xlink:type="simple">Denbury Resources</text:a></text:p>
          </table:table-cell>
          <table:table-cell office:value-type="float" office:value="15.66" calcext:value-type="float">
            <text:p>15.66</text:p>
          </table:table-cell>
          <table:table-cell office:value-type="float" office:value="15.8" calcext:value-type="float">
            <text:p>15.8</text:p>
          </table:table-cell>
          <table:table-cell office:value-type="float" office:value="15.64" calcext:value-type="float">
            <text:p>15.64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4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-7.45%</text:p>
          </table:table-cell>
          <table:table-cell office:value-type="string" calcext:value-type="string">
            <text:p>-4.69%</text:p>
          </table:table-cell>
          <table:table-cell office:value-type="string" calcext:value-type="string">
            <text:p>-9.48%</text:p>
          </table:table-cell>
          <table:table-cell office:value-type="string" calcext:value-type="string">
            <text:p>20.55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136];1;LEN([.F136])-1))" office:value-type="float" office:value="-0.25" calcext:value-type="float">
            <text:p>-0.25</text:p>
          </table:table-cell>
          <table:table-cell table:formula="of:=VALUE(SUBSTITUTE(SUBSTITUTE(SUBSTITUTE([.G136];&quot;M&quot;;&quot;0000&quot;);&quot;K&quot;;&quot;0&quot;);&quot;.&quot;;&quot;&quot;))" office:value-type="float" office:value="4820000" calcext:value-type="float">
            <text:p>4820000</text:p>
          </table:table-cell>
          <table:table-cell table:formula="of:=IF([.I136]=&quot;-&quot;;&quot;NULL&quot;;VALUE(MID([.I136];1;LEN([.I136])-1)))" office:value-type="float" office:value="-0.25" calcext:value-type="float">
            <text:p>-0.25</text:p>
          </table:table-cell>
          <table:table-cell table:formula="of:=IF([.J136]=&quot;-&quot;;&quot;NULL&quot;;VALUE(MID([.J136];1;LEN([.J136])-1)))" office:value-type="float" office:value="-1.76" calcext:value-type="float">
            <text:p>-1.76</text:p>
          </table:table-cell>
          <table:table-cell table:formula="of:=IF([.K136]=&quot;-&quot;;&quot;NULL&quot;;VALUE(MID([.K136];1;LEN([.K136])-1)))" office:value-type="float" office:value="-7.45" calcext:value-type="float">
            <text:p>-7.45</text:p>
          </table:table-cell>
          <table:table-cell table:formula="of:=IF([.L136]=&quot;-&quot;;&quot;NULL&quot;;VALUE(MID([.L136];1;LEN([.L136])-1)))" office:value-type="float" office:value="-4.69" calcext:value-type="float">
            <text:p>-4.69</text:p>
          </table:table-cell>
          <table:table-cell table:formula="of:=IF([.M136]=&quot;-&quot;;&quot;NULL&quot;;VALUE(MID([.M136];1;LEN([.M136])-1)))" office:value-type="float" office:value="-9.48" calcext:value-type="float">
            <text:p>-9.48</text:p>
          </table:table-cell>
          <table:table-cell table:formula="of:=IF([.N136]=&quot;-&quot;;&quot;NULL&quot;;VALUE(MID([.N136];1;LEN([.N136])-1)))" office:value-type="float" office:value="20.55" calcext:value-type="float">
            <text:p>20.55</text:p>
          </table:table-cell>
          <table:table-cell table:formula="of:=&quot;( &quot; &amp; (ROW()-1) &amp; &quot;, '&quot; &amp; [.A136] &amp; &quot;',&quot; &amp; [.B136] &amp; &quot;,&quot; &amp; [.C136] &amp; &quot;,&quot; &amp; [.D136] &amp; &quot;,&quot; &amp; [.E136] &amp; &quot;,&quot; &amp; [.R136] &amp; &quot;,&quot; &amp; [.S136] &amp; &quot;,'2014/09/19',&quot; &amp; [.T136] &amp; &quot;,&quot; &amp; [.U136] &amp; &quot;,&quot; &amp; [.V136] &amp; &quot;,&quot; &amp; [.W136] &amp; &quot;,&quot; &amp; [.X136] &amp; &quot;,&quot; &amp; [.Y136] &amp; &quot;,'&quot; &amp; [.O136] &amp; &quot;','&quot; &amp; [.P136] &amp; &quot;','&quot; &amp; [.Q136] &amp; &quot;'),&quot;" office:value-type="string" office:string-value="( 135, 'Denbury Resources',15.66,15.8,15.64,-0.04,-0.25,4820000,'2014/09/19',-0.25,-1.76,-7.45,-4.69,-9.48,20.55,'Strong Sell','Strong Sell','Strong Sell')," calcext:value-type="string">
            <text:p>( 135, 'Denbury Resources',15.66,15.8,15.64,-0.04,-0.25,4820000,'2014/09/19',-0.25,-1.76,-7.45,-4.69,-9.48,20.55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dentsply-intl-inc-new" xlink:type="simple">DENTSPLY</text:a></text:p>
          </table:table-cell>
          <table:table-cell office:value-type="float" office:value="46.59" calcext:value-type="float">
            <text:p>46.59</text:p>
          </table:table-cell>
          <table:table-cell office:value-type="float" office:value="46.97" calcext:value-type="float">
            <text:p>46.97</text:p>
          </table:table-cell>
          <table:table-cell office:value-type="float" office:value="46.54" calcext:value-type="float">
            <text:p>46.5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627.41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-2.55%</text:p>
          </table:table-cell>
          <table:table-cell office:value-type="string" calcext:value-type="string">
            <text:p>-3.90%</text:p>
          </table:table-cell>
          <table:table-cell office:value-type="string" calcext:value-type="string">
            <text:p>5.69%</text:p>
          </table:table-cell>
          <table:table-cell office:value-type="string" calcext:value-type="string">
            <text:p>44.4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37];1;LEN([.F137])-1))" office:value-type="float" office:value="-0.22" calcext:value-type="float">
            <text:p>-0.22</text:p>
          </table:table-cell>
          <table:table-cell table:formula="of:=VALUE(SUBSTITUTE(SUBSTITUTE(SUBSTITUTE([.G137];&quot;M&quot;;&quot;0000&quot;);&quot;K&quot;;&quot;0&quot;);&quot;.&quot;;&quot;&quot;))" office:value-type="float" office:value="627410" calcext:value-type="float">
            <text:p>627410</text:p>
          </table:table-cell>
          <table:table-cell table:formula="of:=IF([.I137]=&quot;-&quot;;&quot;NULL&quot;;VALUE(MID([.I137];1;LEN([.I137])-1)))" office:value-type="float" office:value="-0.22" calcext:value-type="float">
            <text:p>-0.22</text:p>
          </table:table-cell>
          <table:table-cell table:formula="of:=IF([.J137]=&quot;-&quot;;&quot;NULL&quot;;VALUE(MID([.J137];1;LEN([.J137])-1)))" office:value-type="float" office:value="-0.34" calcext:value-type="float">
            <text:p>-0.34</text:p>
          </table:table-cell>
          <table:table-cell table:formula="of:=IF([.K137]=&quot;-&quot;;&quot;NULL&quot;;VALUE(MID([.K137];1;LEN([.K137])-1)))" office:value-type="float" office:value="-2.55" calcext:value-type="float">
            <text:p>-2.55</text:p>
          </table:table-cell>
          <table:table-cell table:formula="of:=IF([.L137]=&quot;-&quot;;&quot;NULL&quot;;VALUE(MID([.L137];1;LEN([.L137])-1)))" office:value-type="float" office:value="-3.9" calcext:value-type="float">
            <text:p>-3.9</text:p>
          </table:table-cell>
          <table:table-cell table:formula="of:=IF([.M137]=&quot;-&quot;;&quot;NULL&quot;;VALUE(MID([.M137];1;LEN([.M137])-1)))" office:value-type="float" office:value="5.69" calcext:value-type="float">
            <text:p>5.69</text:p>
          </table:table-cell>
          <table:table-cell table:formula="of:=IF([.N137]=&quot;-&quot;;&quot;NULL&quot;;VALUE(MID([.N137];1;LEN([.N137])-1)))" office:value-type="float" office:value="44.47" calcext:value-type="float">
            <text:p>44.47</text:p>
          </table:table-cell>
          <table:table-cell table:formula="of:=&quot;( &quot; &amp; (ROW()-1) &amp; &quot;, '&quot; &amp; [.A137] &amp; &quot;',&quot; &amp; [.B137] &amp; &quot;,&quot; &amp; [.C137] &amp; &quot;,&quot; &amp; [.D137] &amp; &quot;,&quot; &amp; [.E137] &amp; &quot;,&quot; &amp; [.R137] &amp; &quot;,&quot; &amp; [.S137] &amp; &quot;,'2014/09/19',&quot; &amp; [.T137] &amp; &quot;,&quot; &amp; [.U137] &amp; &quot;,&quot; &amp; [.V137] &amp; &quot;,&quot; &amp; [.W137] &amp; &quot;,&quot; &amp; [.X137] &amp; &quot;,&quot; &amp; [.Y137] &amp; &quot;,'&quot; &amp; [.O137] &amp; &quot;','&quot; &amp; [.P137] &amp; &quot;','&quot; &amp; [.Q137] &amp; &quot;'),&quot;" office:value-type="string" office:string-value="( 136, 'DENTSPLY',46.59,46.97,46.54,-0.1,-0.22,627410,'2014/09/19',-0.22,-0.34,-2.55,-3.9,5.69,44.47,'Strong Sell','Strong Sell','Strong Buy')," calcext:value-type="string">
            <text:p>( 136, 'DENTSPLY',46.59,46.97,46.54,-0.1,-0.22,627410,'2014/09/19',-0.22,-0.34,-2.55,-3.9,5.69,44.47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evon-energy" xlink:type="simple">Devon Energy</text:a></text:p>
          </table:table-cell>
          <table:table-cell office:value-type="float" office:value="70.97" calcext:value-type="float">
            <text:p>70.97</text:p>
          </table:table-cell>
          <table:table-cell office:value-type="float" office:value="72.2" calcext:value-type="float">
            <text:p>72.2</text:p>
          </table:table-cell>
          <table:table-cell office:value-type="float" office:value="70.82" calcext:value-type="float">
            <text:p>70.82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3.9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1.46%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14.71%</text:p>
          </table:table-cell>
          <table:table-cell office:value-type="string" calcext:value-type="string">
            <text:p>19.20%</text:p>
          </table:table-cell>
          <table:table-cell office:value-type="string" calcext:value-type="string">
            <text:p>15.1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38];1;LEN([.F138])-1))" office:value-type="float" office:value="-0.82" calcext:value-type="float">
            <text:p>-0.82</text:p>
          </table:table-cell>
          <table:table-cell table:formula="of:=VALUE(SUBSTITUTE(SUBSTITUTE(SUBSTITUTE([.G138];&quot;M&quot;;&quot;0000&quot;);&quot;K&quot;;&quot;0&quot;);&quot;.&quot;;&quot;&quot;))" office:value-type="float" office:value="3960000" calcext:value-type="float">
            <text:p>3960000</text:p>
          </table:table-cell>
          <table:table-cell table:formula="of:=IF([.I138]=&quot;-&quot;;&quot;NULL&quot;;VALUE(MID([.I138];1;LEN([.I138])-1)))" office:value-type="float" office:value="-0.82" calcext:value-type="float">
            <text:p>-0.82</text:p>
          </table:table-cell>
          <table:table-cell table:formula="of:=IF([.J138]=&quot;-&quot;;&quot;NULL&quot;;VALUE(MID([.J138];1;LEN([.J138])-1)))" office:value-type="float" office:value="1.46" calcext:value-type="float">
            <text:p>1.46</text:p>
          </table:table-cell>
          <table:table-cell table:formula="of:=IF([.K138]=&quot;-&quot;;&quot;NULL&quot;;VALUE(MID([.K138];1;LEN([.K138])-1)))" office:value-type="float" office:value="-5.25" calcext:value-type="float">
            <text:p>-5.25</text:p>
          </table:table-cell>
          <table:table-cell table:formula="of:=IF([.L138]=&quot;-&quot;;&quot;NULL&quot;;VALUE(MID([.L138];1;LEN([.L138])-1)))" office:value-type="float" office:value="14.71" calcext:value-type="float">
            <text:p>14.71</text:p>
          </table:table-cell>
          <table:table-cell table:formula="of:=IF([.M138]=&quot;-&quot;;&quot;NULL&quot;;VALUE(MID([.M138];1;LEN([.M138])-1)))" office:value-type="float" office:value="19.2" calcext:value-type="float">
            <text:p>19.2</text:p>
          </table:table-cell>
          <table:table-cell table:formula="of:=IF([.N138]=&quot;-&quot;;&quot;NULL&quot;;VALUE(MID([.N138];1;LEN([.N138])-1)))" office:value-type="float" office:value="15.19" calcext:value-type="float">
            <text:p>15.19</text:p>
          </table:table-cell>
          <table:table-cell table:formula="of:=&quot;( &quot; &amp; (ROW()-1) &amp; &quot;, '&quot; &amp; [.A138] &amp; &quot;',&quot; &amp; [.B138] &amp; &quot;,&quot; &amp; [.C138] &amp; &quot;,&quot; &amp; [.D138] &amp; &quot;,&quot; &amp; [.E138] &amp; &quot;,&quot; &amp; [.R138] &amp; &quot;,&quot; &amp; [.S138] &amp; &quot;,'2014/09/19',&quot; &amp; [.T138] &amp; &quot;,&quot; &amp; [.U138] &amp; &quot;,&quot; &amp; [.V138] &amp; &quot;,&quot; &amp; [.W138] &amp; &quot;,&quot; &amp; [.X138] &amp; &quot;,&quot; &amp; [.Y138] &amp; &quot;,'&quot; &amp; [.O138] &amp; &quot;','&quot; &amp; [.P138] &amp; &quot;','&quot; &amp; [.Q138] &amp; &quot;'),&quot;" office:value-type="string" office:string-value="( 137, 'Devon Energy',70.97,72.2,70.82,-0.59,-0.82,3960000,'2014/09/19',-0.82,1.46,-5.25,14.71,19.2,15.19,'Strong Sell','Strong Sell','Strong Buy')," calcext:value-type="string">
            <text:p>( 137, 'Devon Energy',70.97,72.2,70.82,-0.59,-0.82,3960000,'2014/09/19',-0.82,1.46,-5.25,14.71,19.2,15.1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iamond-offshore" xlink:type="simple">Diamond Offshore Drilling</text:a></text:p>
          </table:table-cell>
          <table:table-cell office:value-type="float" office:value="37.5" calcext:value-type="float">
            <text:p>37.5</text:p>
          </table:table-cell>
          <table:table-cell office:value-type="float" office:value="38.52" calcext:value-type="float">
            <text:p>38.52</text:p>
          </table:table-cell>
          <table:table-cell office:value-type="float" office:value="37.08" calcext:value-type="float">
            <text:p>37.08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3.7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-5.85%</text:p>
          </table:table-cell>
          <table:table-cell office:value-type="string" calcext:value-type="string">
            <text:p>-14.77%</text:p>
          </table:table-cell>
          <table:table-cell office:value-type="string" calcext:value-type="string">
            <text:p>-33.06%</text:p>
          </table:table-cell>
          <table:table-cell office:value-type="string" calcext:value-type="string">
            <text:p>-38.40%</text:p>
          </table:table-cell>
          <table:table-cell office:value-type="string" calcext:value-type="string">
            <text:p>-37.73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139];1;LEN([.F139])-1))" office:value-type="float" office:value="-1.7" calcext:value-type="float">
            <text:p>-1.7</text:p>
          </table:table-cell>
          <table:table-cell table:formula="of:=VALUE(SUBSTITUTE(SUBSTITUTE(SUBSTITUTE([.G139];&quot;M&quot;;&quot;0000&quot;);&quot;K&quot;;&quot;0&quot;);&quot;.&quot;;&quot;&quot;))" office:value-type="float" office:value="3740000" calcext:value-type="float">
            <text:p>3740000</text:p>
          </table:table-cell>
          <table:table-cell table:formula="of:=IF([.I139]=&quot;-&quot;;&quot;NULL&quot;;VALUE(MID([.I139];1;LEN([.I139])-1)))" office:value-type="float" office:value="-1.7" calcext:value-type="float">
            <text:p>-1.7</text:p>
          </table:table-cell>
          <table:table-cell table:formula="of:=IF([.J139]=&quot;-&quot;;&quot;NULL&quot;;VALUE(MID([.J139];1;LEN([.J139])-1)))" office:value-type="float" office:value="-5.85" calcext:value-type="float">
            <text:p>-5.85</text:p>
          </table:table-cell>
          <table:table-cell table:formula="of:=IF([.K139]=&quot;-&quot;;&quot;NULL&quot;;VALUE(MID([.K139];1;LEN([.K139])-1)))" office:value-type="float" office:value="-14.77" calcext:value-type="float">
            <text:p>-14.77</text:p>
          </table:table-cell>
          <table:table-cell table:formula="of:=IF([.L139]=&quot;-&quot;;&quot;NULL&quot;;VALUE(MID([.L139];1;LEN([.L139])-1)))" office:value-type="float" office:value="-33.06" calcext:value-type="float">
            <text:p>-33.06</text:p>
          </table:table-cell>
          <table:table-cell table:formula="of:=IF([.M139]=&quot;-&quot;;&quot;NULL&quot;;VALUE(MID([.M139];1;LEN([.M139])-1)))" office:value-type="float" office:value="-38.4" calcext:value-type="float">
            <text:p>-38.4</text:p>
          </table:table-cell>
          <table:table-cell table:formula="of:=IF([.N139]=&quot;-&quot;;&quot;NULL&quot;;VALUE(MID([.N139];1;LEN([.N139])-1)))" office:value-type="float" office:value="-37.73" calcext:value-type="float">
            <text:p>-37.73</text:p>
          </table:table-cell>
          <table:table-cell table:formula="of:=&quot;( &quot; &amp; (ROW()-1) &amp; &quot;, '&quot; &amp; [.A139] &amp; &quot;',&quot; &amp; [.B139] &amp; &quot;,&quot; &amp; [.C139] &amp; &quot;,&quot; &amp; [.D139] &amp; &quot;,&quot; &amp; [.E139] &amp; &quot;,&quot; &amp; [.R139] &amp; &quot;,&quot; &amp; [.S139] &amp; &quot;,'2014/09/19',&quot; &amp; [.T139] &amp; &quot;,&quot; &amp; [.U139] &amp; &quot;,&quot; &amp; [.V139] &amp; &quot;,&quot; &amp; [.W139] &amp; &quot;,&quot; &amp; [.X139] &amp; &quot;,&quot; &amp; [.Y139] &amp; &quot;,'&quot; &amp; [.O139] &amp; &quot;','&quot; &amp; [.P139] &amp; &quot;','&quot; &amp; [.Q139] &amp; &quot;'),&quot;" office:value-type="string" office:string-value="( 138, 'Diamond Offshore Drilling',37.5,38.52,37.08,-0.65,-1.7,3740000,'2014/09/19',-1.7,-5.85,-14.77,-33.06,-38.4,-37.73,'Strong Sell','Strong Sell','Strong Sell')," calcext:value-type="string">
            <text:p>( 138, 'Diamond Offshore Drilling',37.5,38.52,37.08,-0.65,-1.7,3740000,'2014/09/19',-1.7,-5.85,-14.77,-33.06,-38.4,-37.73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directv" xlink:type="simple">DIRECTV</text:a></text:p>
          </table:table-cell>
          <table:table-cell office:value-type="float" office:value="87.72" calcext:value-type="float">
            <text:p>87.72</text:p>
          </table:table-cell>
          <table:table-cell office:value-type="float" office:value="87.94" calcext:value-type="float">
            <text:p>87.94</text:p>
          </table:table-cell>
          <table:table-cell office:value-type="float" office:value="87.1" calcext:value-type="float">
            <text:p>87.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+0.54%</text:p>
          </table:table-cell>
          <table:table-cell office:value-type="string" calcext:value-type="string">
            <text:p>6.9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3.42%</text:p>
          </table:table-cell>
          <table:table-cell office:value-type="string" calcext:value-type="string">
            <text:p>27.02%</text:p>
          </table:table-cell>
          <table:table-cell office:value-type="string" calcext:value-type="string">
            <text:p>38.34%</text:p>
          </table:table-cell>
          <table:table-cell office:value-type="string" calcext:value-type="string">
            <text:p>110.8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40];1;LEN([.F140])-1))" office:value-type="float" office:value="0.54" calcext:value-type="float">
            <text:p>0.54</text:p>
          </table:table-cell>
          <table:table-cell table:formula="of:=VALUE(SUBSTITUTE(SUBSTITUTE(SUBSTITUTE([.G140];&quot;M&quot;;&quot;0000&quot;);&quot;K&quot;;&quot;0&quot;);&quot;.&quot;;&quot;&quot;))" office:value-type="float" office:value="6930000" calcext:value-type="float">
            <text:p>6930000</text:p>
          </table:table-cell>
          <table:table-cell table:formula="of:=IF([.I140]=&quot;-&quot;;&quot;NULL&quot;;VALUE(MID([.I140];1;LEN([.I140])-1)))" office:value-type="float" office:value="0.54" calcext:value-type="float">
            <text:p>0.54</text:p>
          </table:table-cell>
          <table:table-cell table:formula="of:=IF([.J140]=&quot;-&quot;;&quot;NULL&quot;;VALUE(MID([.J140];1;LEN([.J140])-1)))" office:value-type="float" office:value="1" calcext:value-type="float">
            <text:p>1</text:p>
          </table:table-cell>
          <table:table-cell table:formula="of:=IF([.K140]=&quot;-&quot;;&quot;NULL&quot;;VALUE(MID([.K140];1;LEN([.K140])-1)))" office:value-type="float" office:value="3.42" calcext:value-type="float">
            <text:p>3.42</text:p>
          </table:table-cell>
          <table:table-cell table:formula="of:=IF([.L140]=&quot;-&quot;;&quot;NULL&quot;;VALUE(MID([.L140];1;LEN([.L140])-1)))" office:value-type="float" office:value="27.02" calcext:value-type="float">
            <text:p>27.02</text:p>
          </table:table-cell>
          <table:table-cell table:formula="of:=IF([.M140]=&quot;-&quot;;&quot;NULL&quot;;VALUE(MID([.M140];1;LEN([.M140])-1)))" office:value-type="float" office:value="38.34" calcext:value-type="float">
            <text:p>38.34</text:p>
          </table:table-cell>
          <table:table-cell table:formula="of:=IF([.N140]=&quot;-&quot;;&quot;NULL&quot;;VALUE(MID([.N140];1;LEN([.N140])-1)))" office:value-type="float" office:value="110.81" calcext:value-type="float">
            <text:p>110.81</text:p>
          </table:table-cell>
          <table:table-cell table:formula="of:=&quot;( &quot; &amp; (ROW()-1) &amp; &quot;, '&quot; &amp; [.A140] &amp; &quot;',&quot; &amp; [.B140] &amp; &quot;,&quot; &amp; [.C140] &amp; &quot;,&quot; &amp; [.D140] &amp; &quot;,&quot; &amp; [.E140] &amp; &quot;,&quot; &amp; [.R140] &amp; &quot;,&quot; &amp; [.S140] &amp; &quot;,'2014/09/19',&quot; &amp; [.T140] &amp; &quot;,&quot; &amp; [.U140] &amp; &quot;,&quot; &amp; [.V140] &amp; &quot;,&quot; &amp; [.W140] &amp; &quot;,&quot; &amp; [.X140] &amp; &quot;,&quot; &amp; [.Y140] &amp; &quot;,'&quot; &amp; [.O140] &amp; &quot;','&quot; &amp; [.P140] &amp; &quot;','&quot; &amp; [.Q140] &amp; &quot;'),&quot;" office:value-type="string" office:string-value="( 139, 'DIRECTV',87.72,87.94,87.1,0.47,0.54,6930000,'2014/09/19',0.54,1,3.42,27.02,38.34,110.81,'Strong Buy','Strong Buy','Strong Buy')," calcext:value-type="string">
            <text:p>( 139, 'DIRECTV',87.72,87.94,87.1,0.47,0.54,6930000,'2014/09/19',0.54,1,3.42,27.02,38.34,110.8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iscover-financl" xlink:type="simple">Discover</text:a></text:p>
          </table:table-cell>
          <table:table-cell office:value-type="float" office:value="65.3" calcext:value-type="float">
            <text:p>65.3</text:p>
          </table:table-cell>
          <table:table-cell office:value-type="float" office:value="65.98" calcext:value-type="float">
            <text:p>65.98</text:p>
          </table:table-cell>
          <table:table-cell office:value-type="float" office:value="65.22" calcext:value-type="float">
            <text:p>65.22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2.8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4.58%</text:p>
          </table:table-cell>
          <table:table-cell office:value-type="string" calcext:value-type="string">
            <text:p>16.71%</text:p>
          </table:table-cell>
          <table:table-cell office:value-type="string" calcext:value-type="string">
            <text:p>25.29%</text:p>
          </table:table-cell>
          <table:table-cell office:value-type="string" calcext:value-type="string">
            <text:p>157.7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41];1;LEN([.F141])-1))" office:value-type="float" office:value="-0.44" calcext:value-type="float">
            <text:p>-0.44</text:p>
          </table:table-cell>
          <table:table-cell table:formula="of:=VALUE(SUBSTITUTE(SUBSTITUTE(SUBSTITUTE([.G141];&quot;M&quot;;&quot;0000&quot;);&quot;K&quot;;&quot;0&quot;);&quot;.&quot;;&quot;&quot;))" office:value-type="float" office:value="2850000" calcext:value-type="float">
            <text:p>2850000</text:p>
          </table:table-cell>
          <table:table-cell table:formula="of:=IF([.I141]=&quot;-&quot;;&quot;NULL&quot;;VALUE(MID([.I141];1;LEN([.I141])-1)))" office:value-type="float" office:value="-0.44" calcext:value-type="float">
            <text:p>-0.44</text:p>
          </table:table-cell>
          <table:table-cell table:formula="of:=IF([.J141]=&quot;-&quot;;&quot;NULL&quot;;VALUE(MID([.J141];1;LEN([.J141])-1)))" office:value-type="float" office:value="4.6" calcext:value-type="float">
            <text:p>4.6</text:p>
          </table:table-cell>
          <table:table-cell table:formula="of:=IF([.K141]=&quot;-&quot;;&quot;NULL&quot;;VALUE(MID([.K141];1;LEN([.K141])-1)))" office:value-type="float" office:value="4.58" calcext:value-type="float">
            <text:p>4.58</text:p>
          </table:table-cell>
          <table:table-cell table:formula="of:=IF([.L141]=&quot;-&quot;;&quot;NULL&quot;;VALUE(MID([.L141];1;LEN([.L141])-1)))" office:value-type="float" office:value="16.71" calcext:value-type="float">
            <text:p>16.71</text:p>
          </table:table-cell>
          <table:table-cell table:formula="of:=IF([.M141]=&quot;-&quot;;&quot;NULL&quot;;VALUE(MID([.M141];1;LEN([.M141])-1)))" office:value-type="float" office:value="25.29" calcext:value-type="float">
            <text:p>25.29</text:p>
          </table:table-cell>
          <table:table-cell table:formula="of:=IF([.N141]=&quot;-&quot;;&quot;NULL&quot;;VALUE(MID([.N141];1;LEN([.N141])-1)))" office:value-type="float" office:value="157.7" calcext:value-type="float">
            <text:p>157.7</text:p>
          </table:table-cell>
          <table:table-cell table:formula="of:=&quot;( &quot; &amp; (ROW()-1) &amp; &quot;, '&quot; &amp; [.A141] &amp; &quot;',&quot; &amp; [.B141] &amp; &quot;,&quot; &amp; [.C141] &amp; &quot;,&quot; &amp; [.D141] &amp; &quot;,&quot; &amp; [.E141] &amp; &quot;,&quot; &amp; [.R141] &amp; &quot;,&quot; &amp; [.S141] &amp; &quot;,'2014/09/19',&quot; &amp; [.T141] &amp; &quot;,&quot; &amp; [.U141] &amp; &quot;,&quot; &amp; [.V141] &amp; &quot;,&quot; &amp; [.W141] &amp; &quot;,&quot; &amp; [.X141] &amp; &quot;,&quot; &amp; [.Y141] &amp; &quot;,'&quot; &amp; [.O141] &amp; &quot;','&quot; &amp; [.P141] &amp; &quot;','&quot; &amp; [.Q141] &amp; &quot;'),&quot;" office:value-type="string" office:string-value="( 140, 'Discover',65.3,65.98,65.22,-0.29,-0.44,2850000,'2014/09/19',-0.44,4.6,4.58,16.71,25.29,157.7,'Neutral','Strong Buy','Strong Buy')," calcext:value-type="string">
            <text:p>( 140, 'Discover',65.3,65.98,65.22,-0.29,-0.44,2850000,'2014/09/19',-0.44,4.6,4.58,16.71,25.29,157.7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iscovery-communications-%28c%29" xlink:type="simple">Discovery C</text:a></text:p>
          </table:table-cell>
          <table:table-cell office:value-type="float" office:value="39.52" calcext:value-type="float">
            <text:p>39.52</text:p>
          </table:table-cell>
          <table:table-cell office:value-type="float" office:value="39.67" calcext:value-type="float">
            <text:p>39.67</text:p>
          </table:table-cell>
          <table:table-cell office:value-type="float" office:value="39.21" calcext:value-type="float">
            <text:p>39.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+0.25%</text:p>
          </table:table-cell>
          <table:table-cell office:value-type="string" calcext:value-type="string">
            <text:p>8.2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5%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-8.50%</text:p>
          </table:table-cell>
          <table:table-cell office:value-type="string" calcext:value-type="string">
            <text:p>-52.87%</text:p>
          </table:table-cell>
          <table:table-cell office:value-type="string" calcext:value-type="string">
            <text:p>-47.05%</text:p>
          </table:table-cell>
          <table:table-cell office:value-type="string" calcext:value-type="string">
            <text:p>4.16%</text:p>
          </table:table-cell>
          <table:table-cell office:value-type="string" calcext:value-type="string">
            <text:p>Strong Buy</text:p>
          </table:table-cell>
          <table:table-cell table:number-columns-repeated="2" office:value-type="string" calcext:value-type="string">
            <text:p>Strong Sell</text:p>
          </table:table-cell>
          <table:table-cell table:formula="of:=VALUE(MID([.F142];1;LEN([.F142])-1))" office:value-type="float" office:value="0.25" calcext:value-type="float">
            <text:p>0.25</text:p>
          </table:table-cell>
          <table:table-cell table:formula="of:=VALUE(SUBSTITUTE(SUBSTITUTE(SUBSTITUTE([.G142];&quot;M&quot;;&quot;0000&quot;);&quot;K&quot;;&quot;0&quot;);&quot;.&quot;;&quot;&quot;))" office:value-type="float" office:value="8240000" calcext:value-type="float">
            <text:p>8240000</text:p>
          </table:table-cell>
          <table:table-cell table:formula="of:=IF([.I142]=&quot;-&quot;;&quot;NULL&quot;;VALUE(MID([.I142];1;LEN([.I142])-1)))" office:value-type="float" office:value="0.25" calcext:value-type="float">
            <text:p>0.25</text:p>
          </table:table-cell>
          <table:table-cell table:formula="of:=IF([.J142]=&quot;-&quot;;&quot;NULL&quot;;VALUE(MID([.J142];1;LEN([.J142])-1)))" office:value-type="float" office:value="1.86" calcext:value-type="float">
            <text:p>1.86</text:p>
          </table:table-cell>
          <table:table-cell table:formula="of:=IF([.K142]=&quot;-&quot;;&quot;NULL&quot;;VALUE(MID([.K142];1;LEN([.K142])-1)))" office:value-type="float" office:value="-8.5" calcext:value-type="float">
            <text:p>-8.5</text:p>
          </table:table-cell>
          <table:table-cell table:formula="of:=IF([.L142]=&quot;-&quot;;&quot;NULL&quot;;VALUE(MID([.L142];1;LEN([.L142])-1)))" office:value-type="float" office:value="-52.87" calcext:value-type="float">
            <text:p>-52.87</text:p>
          </table:table-cell>
          <table:table-cell table:formula="of:=IF([.M142]=&quot;-&quot;;&quot;NULL&quot;;VALUE(MID([.M142];1;LEN([.M142])-1)))" office:value-type="float" office:value="-47.05" calcext:value-type="float">
            <text:p>-47.05</text:p>
          </table:table-cell>
          <table:table-cell table:formula="of:=IF([.N142]=&quot;-&quot;;&quot;NULL&quot;;VALUE(MID([.N142];1;LEN([.N142])-1)))" office:value-type="float" office:value="4.16" calcext:value-type="float">
            <text:p>4.16</text:p>
          </table:table-cell>
          <table:table-cell table:formula="of:=&quot;( &quot; &amp; (ROW()-1) &amp; &quot;, '&quot; &amp; [.A142] &amp; &quot;',&quot; &amp; [.B142] &amp; &quot;,&quot; &amp; [.C142] &amp; &quot;,&quot; &amp; [.D142] &amp; &quot;,&quot; &amp; [.E142] &amp; &quot;,&quot; &amp; [.R142] &amp; &quot;,&quot; &amp; [.S142] &amp; &quot;,'2014/09/19',&quot; &amp; [.T142] &amp; &quot;,&quot; &amp; [.U142] &amp; &quot;,&quot; &amp; [.V142] &amp; &quot;,&quot; &amp; [.W142] &amp; &quot;,&quot; &amp; [.X142] &amp; &quot;,&quot; &amp; [.Y142] &amp; &quot;,'&quot; &amp; [.O142] &amp; &quot;','&quot; &amp; [.P142] &amp; &quot;','&quot; &amp; [.Q142] &amp; &quot;'),&quot;" office:value-type="string" office:string-value="( 141, 'Discovery C',39.52,39.67,39.21,0.1,0.25,8240000,'2014/09/19',0.25,1.86,-8.5,-52.87,-47.05,4.16,'Strong Buy','Strong Sell','Strong Sell')," calcext:value-type="string">
            <text:p>( 141, 'Discovery C',39.52,39.67,39.21,0.1,0.25,8240000,'2014/09/19',0.25,1.86,-8.5,-52.87,-47.05,4.16,'Strong Buy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discovery-holding-co" xlink:type="simple">Discovery</text:a></text:p>
          </table:table-cell>
          <table:table-cell office:value-type="float" office:value="40.5" calcext:value-type="float">
            <text:p>40.5</text:p>
          </table:table-cell>
          <table:table-cell office:value-type="float" office:value="40.67" calcext:value-type="float">
            <text:p>40.67</text:p>
          </table:table-cell>
          <table:table-cell office:value-type="float" office:value="39.91" calcext:value-type="float">
            <text:p>39.9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+1.33%</text:p>
          </table:table-cell>
          <table:table-cell office:value-type="string" calcext:value-type="string">
            <text:p>10.0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3%</text:p>
          </table:table-cell>
          <table:table-cell office:value-type="string" calcext:value-type="string">
            <text:p>2.12%</text:p>
          </table:table-cell>
          <table:table-cell office:value-type="string" calcext:value-type="string">
            <text:p>-9.52%</text:p>
          </table:table-cell>
          <table:table-cell office:value-type="string" calcext:value-type="string">
            <text:p>-55.21%</text:p>
          </table:table-cell>
          <table:table-cell office:value-type="string" calcext:value-type="string">
            <text:p>-50.49%</text:p>
          </table:table-cell>
          <table:table-cell office:value-type="string" calcext:value-type="string">
            <text:p>1.43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143];1;LEN([.F143])-1))" office:value-type="float" office:value="1.33" calcext:value-type="float">
            <text:p>1.33</text:p>
          </table:table-cell>
          <table:table-cell table:formula="of:=VALUE(SUBSTITUTE(SUBSTITUTE(SUBSTITUTE([.G143];&quot;M&quot;;&quot;0000&quot;);&quot;K&quot;;&quot;0&quot;);&quot;.&quot;;&quot;&quot;))" office:value-type="float" office:value="10000000" calcext:value-type="float">
            <text:p>10000000</text:p>
          </table:table-cell>
          <table:table-cell table:formula="of:=IF([.I143]=&quot;-&quot;;&quot;NULL&quot;;VALUE(MID([.I143];1;LEN([.I143])-1)))" office:value-type="float" office:value="1.33" calcext:value-type="float">
            <text:p>1.33</text:p>
          </table:table-cell>
          <table:table-cell table:formula="of:=IF([.J143]=&quot;-&quot;;&quot;NULL&quot;;VALUE(MID([.J143];1;LEN([.J143])-1)))" office:value-type="float" office:value="2.12" calcext:value-type="float">
            <text:p>2.12</text:p>
          </table:table-cell>
          <table:table-cell table:formula="of:=IF([.K143]=&quot;-&quot;;&quot;NULL&quot;;VALUE(MID([.K143];1;LEN([.K143])-1)))" office:value-type="float" office:value="-9.52" calcext:value-type="float">
            <text:p>-9.52</text:p>
          </table:table-cell>
          <table:table-cell table:formula="of:=IF([.L143]=&quot;-&quot;;&quot;NULL&quot;;VALUE(MID([.L143];1;LEN([.L143])-1)))" office:value-type="float" office:value="-55.21" calcext:value-type="float">
            <text:p>-55.21</text:p>
          </table:table-cell>
          <table:table-cell table:formula="of:=IF([.M143]=&quot;-&quot;;&quot;NULL&quot;;VALUE(MID([.M143];1;LEN([.M143])-1)))" office:value-type="float" office:value="-50.49" calcext:value-type="float">
            <text:p>-50.49</text:p>
          </table:table-cell>
          <table:table-cell table:formula="of:=IF([.N143]=&quot;-&quot;;&quot;NULL&quot;;VALUE(MID([.N143];1;LEN([.N143])-1)))" office:value-type="float" office:value="1.43" calcext:value-type="float">
            <text:p>1.43</text:p>
          </table:table-cell>
          <table:table-cell table:formula="of:=&quot;( &quot; &amp; (ROW()-1) &amp; &quot;, '&quot; &amp; [.A143] &amp; &quot;',&quot; &amp; [.B143] &amp; &quot;,&quot; &amp; [.C143] &amp; &quot;,&quot; &amp; [.D143] &amp; &quot;,&quot; &amp; [.E143] &amp; &quot;,&quot; &amp; [.R143] &amp; &quot;,&quot; &amp; [.S143] &amp; &quot;,'2014/09/19',&quot; &amp; [.T143] &amp; &quot;,&quot; &amp; [.U143] &amp; &quot;,&quot; &amp; [.V143] &amp; &quot;,&quot; &amp; [.W143] &amp; &quot;,&quot; &amp; [.X143] &amp; &quot;,&quot; &amp; [.Y143] &amp; &quot;,'&quot; &amp; [.O143] &amp; &quot;','&quot; &amp; [.P143] &amp; &quot;','&quot; &amp; [.Q143] &amp; &quot;'),&quot;" office:value-type="string" office:string-value="( 142, 'Discovery',40.5,40.67,39.91,0.53,1.33,10000000,'2014/09/19',1.33,2.12,-9.52,-55.21,-50.49,1.43,'Strong Buy','Strong Sell','Neutral')," calcext:value-type="string">
            <text:p>( 142, 'Discovery',40.5,40.67,39.91,0.53,1.33,10000000,'2014/09/19',1.33,2.12,-9.52,-55.21,-50.49,1.43,'Strong Buy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dollar-general-corp" xlink:type="simple">Dollar General</text:a></text:p>
          </table:table-cell>
          <table:table-cell office:value-type="float" office:value="63.1" calcext:value-type="float">
            <text:p>63.1</text:p>
          </table:table-cell>
          <table:table-cell office:value-type="float" office:value="63.46" calcext:value-type="float">
            <text:p>63.46</text:p>
          </table:table-cell>
          <table:table-cell office:value-type="float" office:value="62.66" calcext:value-type="float">
            <text:p>62.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+0.16%</text:p>
          </table:table-cell>
          <table:table-cell office:value-type="string" calcext:value-type="string">
            <text:p>4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4.61%</text:p>
          </table:table-cell>
          <table:table-cell office:value-type="string" calcext:value-type="string">
            <text:p>9.45%</text:p>
          </table:table-cell>
          <table:table-cell office:value-type="string" calcext:value-type="string">
            <text:p>70.17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44];1;LEN([.F144])-1))" office:value-type="float" office:value="0.16" calcext:value-type="float">
            <text:p>0.16</text:p>
          </table:table-cell>
          <table:table-cell table:formula="of:=VALUE(SUBSTITUTE(SUBSTITUTE(SUBSTITUTE([.G144];&quot;M&quot;;&quot;0000&quot;);&quot;K&quot;;&quot;0&quot;);&quot;.&quot;;&quot;&quot;))" office:value-type="float" office:value="4400000" calcext:value-type="float">
            <text:p>4400000</text:p>
          </table:table-cell>
          <table:table-cell table:formula="of:=IF([.I144]=&quot;-&quot;;&quot;NULL&quot;;VALUE(MID([.I144];1;LEN([.I144])-1)))" office:value-type="float" office:value="0.16" calcext:value-type="float">
            <text:p>0.16</text:p>
          </table:table-cell>
          <table:table-cell table:formula="of:=IF([.J144]=&quot;-&quot;;&quot;NULL&quot;;VALUE(MID([.J144];1;LEN([.J144])-1)))" office:value-type="float" office:value="-1.3" calcext:value-type="float">
            <text:p>-1.3</text:p>
          </table:table-cell>
          <table:table-cell table:formula="of:=IF([.K144]=&quot;-&quot;;&quot;NULL&quot;;VALUE(MID([.K144];1;LEN([.K144])-1)))" office:value-type="float" office:value="-0.8" calcext:value-type="float">
            <text:p>-0.8</text:p>
          </table:table-cell>
          <table:table-cell table:formula="of:=IF([.L144]=&quot;-&quot;;&quot;NULL&quot;;VALUE(MID([.L144];1;LEN([.L144])-1)))" office:value-type="float" office:value="4.61" calcext:value-type="float">
            <text:p>4.61</text:p>
          </table:table-cell>
          <table:table-cell table:formula="of:=IF([.M144]=&quot;-&quot;;&quot;NULL&quot;;VALUE(MID([.M144];1;LEN([.M144])-1)))" office:value-type="float" office:value="9.45" calcext:value-type="float">
            <text:p>9.45</text:p>
          </table:table-cell>
          <table:table-cell table:formula="of:=IF([.N144]=&quot;-&quot;;&quot;NULL&quot;;VALUE(MID([.N144];1;LEN([.N144])-1)))" office:value-type="float" office:value="70.17" calcext:value-type="float">
            <text:p>70.17</text:p>
          </table:table-cell>
          <table:table-cell table:formula="of:=&quot;( &quot; &amp; (ROW()-1) &amp; &quot;, '&quot; &amp; [.A144] &amp; &quot;',&quot; &amp; [.B144] &amp; &quot;,&quot; &amp; [.C144] &amp; &quot;,&quot; &amp; [.D144] &amp; &quot;,&quot; &amp; [.E144] &amp; &quot;,&quot; &amp; [.R144] &amp; &quot;,&quot; &amp; [.S144] &amp; &quot;,'2014/09/19',&quot; &amp; [.T144] &amp; &quot;,&quot; &amp; [.U144] &amp; &quot;,&quot; &amp; [.V144] &amp; &quot;,&quot; &amp; [.W144] &amp; &quot;,&quot; &amp; [.X144] &amp; &quot;,&quot; &amp; [.Y144] &amp; &quot;,'&quot; &amp; [.O144] &amp; &quot;','&quot; &amp; [.P144] &amp; &quot;','&quot; &amp; [.Q144] &amp; &quot;'),&quot;" office:value-type="string" office:string-value="( 143, 'Dollar General',63.1,63.46,62.66,0.1,0.16,4400000,'2014/09/19',0.16,-1.3,-0.8,4.61,9.45,70.17,'Neutral','Neutral','Strong Buy')," calcext:value-type="string">
            <text:p>( 143, 'Dollar General',63.1,63.46,62.66,0.1,0.16,4400000,'2014/09/19',0.16,-1.3,-0.8,4.61,9.45,70.17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ollar-tree-inc" xlink:type="simple">Dollar Tree</text:a></text:p>
          </table:table-cell>
          <table:table-cell office:value-type="float" office:value="57.01" calcext:value-type="float">
            <text:p>57.01</text:p>
          </table:table-cell>
          <table:table-cell office:value-type="float" office:value="57.32" calcext:value-type="float">
            <text:p>57.32</text:p>
          </table:table-cell>
          <table:table-cell office:value-type="float" office:value="56.8" calcext:value-type="float">
            <text:p>56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2.9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1.95%</text:p>
          </table:table-cell>
          <table:table-cell office:value-type="string" calcext:value-type="string">
            <text:p>5.03%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50.0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45];1;LEN([.F145])-1))" office:value-type="float" office:value="-0.18" calcext:value-type="float">
            <text:p>-0.18</text:p>
          </table:table-cell>
          <table:table-cell table:formula="of:=VALUE(SUBSTITUTE(SUBSTITUTE(SUBSTITUTE([.G145];&quot;M&quot;;&quot;0000&quot;);&quot;K&quot;;&quot;0&quot;);&quot;.&quot;;&quot;&quot;))" office:value-type="float" office:value="2990000" calcext:value-type="float">
            <text:p>2990000</text:p>
          </table:table-cell>
          <table:table-cell table:formula="of:=IF([.I145]=&quot;-&quot;;&quot;NULL&quot;;VALUE(MID([.I145];1;LEN([.I145])-1)))" office:value-type="float" office:value="-0.18" calcext:value-type="float">
            <text:p>-0.18</text:p>
          </table:table-cell>
          <table:table-cell table:formula="of:=IF([.J145]=&quot;-&quot;;&quot;NULL&quot;;VALUE(MID([.J145];1;LEN([.J145])-1)))" office:value-type="float" office:value="1.95" calcext:value-type="float">
            <text:p>1.95</text:p>
          </table:table-cell>
          <table:table-cell table:formula="of:=IF([.K145]=&quot;-&quot;;&quot;NULL&quot;;VALUE(MID([.K145];1;LEN([.K145])-1)))" office:value-type="float" office:value="5.03" calcext:value-type="float">
            <text:p>5.03</text:p>
          </table:table-cell>
          <table:table-cell table:formula="of:=IF([.L145]=&quot;-&quot;;&quot;NULL&quot;;VALUE(MID([.L145];1;LEN([.L145])-1)))" office:value-type="float" office:value="1.05" calcext:value-type="float">
            <text:p>1.05</text:p>
          </table:table-cell>
          <table:table-cell table:formula="of:=IF([.M145]=&quot;-&quot;;&quot;NULL&quot;;VALUE(MID([.M145];1;LEN([.M145])-1)))" office:value-type="float" office:value="-1.71" calcext:value-type="float">
            <text:p>-1.71</text:p>
          </table:table-cell>
          <table:table-cell table:formula="of:=IF([.N145]=&quot;-&quot;;&quot;NULL&quot;;VALUE(MID([.N145];1;LEN([.N145])-1)))" office:value-type="float" office:value="50.03" calcext:value-type="float">
            <text:p>50.03</text:p>
          </table:table-cell>
          <table:table-cell table:formula="of:=&quot;( &quot; &amp; (ROW()-1) &amp; &quot;, '&quot; &amp; [.A145] &amp; &quot;',&quot; &amp; [.B145] &amp; &quot;,&quot; &amp; [.C145] &amp; &quot;,&quot; &amp; [.D145] &amp; &quot;,&quot; &amp; [.E145] &amp; &quot;,&quot; &amp; [.R145] &amp; &quot;,&quot; &amp; [.S145] &amp; &quot;,'2014/09/19',&quot; &amp; [.T145] &amp; &quot;,&quot; &amp; [.U145] &amp; &quot;,&quot; &amp; [.V145] &amp; &quot;,&quot; &amp; [.W145] &amp; &quot;,&quot; &amp; [.X145] &amp; &quot;,&quot; &amp; [.Y145] &amp; &quot;,'&quot; &amp; [.O145] &amp; &quot;','&quot; &amp; [.P145] &amp; &quot;','&quot; &amp; [.Q145] &amp; &quot;'),&quot;" office:value-type="string" office:string-value="( 144, 'Dollar Tree',57.01,57.32,56.8,-0.1,-0.18,2990000,'2014/09/19',-0.18,1.95,5.03,1.05,-1.71,50.03,'Strong Buy','Strong Buy','Strong Buy')," calcext:value-type="string">
            <text:p>( 144, 'Dollar Tree',57.01,57.32,56.8,-0.1,-0.18,2990000,'2014/09/19',-0.18,1.95,5.03,1.05,-1.71,50.0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ominion-res" xlink:type="simple">Dominion Resources</text:a></text:p>
          </table:table-cell>
          <table:table-cell office:value-type="float" office:value="68.92" calcext:value-type="float">
            <text:p>68.92</text:p>
          </table:table-cell>
          <table:table-cell office:value-type="float" office:value="69.07" calcext:value-type="float">
            <text:p>69.07</text:p>
          </table:table-cell>
          <table:table-cell office:value-type="float" office:value="68.38" calcext:value-type="float">
            <text:p>68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+0.58%</text:p>
          </table:table-cell>
          <table:table-cell office:value-type="string" calcext:value-type="string">
            <text:p>2.9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6.54%</text:p>
          </table:table-cell>
          <table:table-cell office:value-type="string" calcext:value-type="string">
            <text:p>10.68%</text:p>
          </table:table-cell>
          <table:table-cell office:value-type="string" calcext:value-type="string">
            <text:p>38.14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46];1;LEN([.F146])-1))" office:value-type="float" office:value="0.58" calcext:value-type="float">
            <text:p>0.58</text:p>
          </table:table-cell>
          <table:table-cell table:formula="of:=VALUE(SUBSTITUTE(SUBSTITUTE(SUBSTITUTE([.G146];&quot;M&quot;;&quot;0000&quot;);&quot;K&quot;;&quot;0&quot;);&quot;.&quot;;&quot;&quot;))" office:value-type="float" office:value="2920000" calcext:value-type="float">
            <text:p>2920000</text:p>
          </table:table-cell>
          <table:table-cell table:formula="of:=IF([.I146]=&quot;-&quot;;&quot;NULL&quot;;VALUE(MID([.I146];1;LEN([.I146])-1)))" office:value-type="float" office:value="0.58" calcext:value-type="float">
            <text:p>0.58</text:p>
          </table:table-cell>
          <table:table-cell table:formula="of:=IF([.J146]=&quot;-&quot;;&quot;NULL&quot;;VALUE(MID([.J146];1;LEN([.J146])-1)))" office:value-type="float" office:value="0.5" calcext:value-type="float">
            <text:p>0.5</text:p>
          </table:table-cell>
          <table:table-cell table:formula="of:=IF([.K146]=&quot;-&quot;;&quot;NULL&quot;;VALUE(MID([.K146];1;LEN([.K146])-1)))" office:value-type="float" office:value="-1.1" calcext:value-type="float">
            <text:p>-1.1</text:p>
          </table:table-cell>
          <table:table-cell table:formula="of:=IF([.L146]=&quot;-&quot;;&quot;NULL&quot;;VALUE(MID([.L146];1;LEN([.L146])-1)))" office:value-type="float" office:value="6.54" calcext:value-type="float">
            <text:p>6.54</text:p>
          </table:table-cell>
          <table:table-cell table:formula="of:=IF([.M146]=&quot;-&quot;;&quot;NULL&quot;;VALUE(MID([.M146];1;LEN([.M146])-1)))" office:value-type="float" office:value="10.68" calcext:value-type="float">
            <text:p>10.68</text:p>
          </table:table-cell>
          <table:table-cell table:formula="of:=IF([.N146]=&quot;-&quot;;&quot;NULL&quot;;VALUE(MID([.N146];1;LEN([.N146])-1)))" office:value-type="float" office:value="38.14" calcext:value-type="float">
            <text:p>38.14</text:p>
          </table:table-cell>
          <table:table-cell table:formula="of:=&quot;( &quot; &amp; (ROW()-1) &amp; &quot;, '&quot; &amp; [.A146] &amp; &quot;',&quot; &amp; [.B146] &amp; &quot;,&quot; &amp; [.C146] &amp; &quot;,&quot; &amp; [.D146] &amp; &quot;,&quot; &amp; [.E146] &amp; &quot;,&quot; &amp; [.R146] &amp; &quot;,&quot; &amp; [.S146] &amp; &quot;,'2014/09/19',&quot; &amp; [.T146] &amp; &quot;,&quot; &amp; [.U146] &amp; &quot;,&quot; &amp; [.V146] &amp; &quot;,&quot; &amp; [.W146] &amp; &quot;,&quot; &amp; [.X146] &amp; &quot;,&quot; &amp; [.Y146] &amp; &quot;,'&quot; &amp; [.O146] &amp; &quot;','&quot; &amp; [.P146] &amp; &quot;','&quot; &amp; [.Q146] &amp; &quot;'),&quot;" office:value-type="string" office:string-value="( 145, 'Dominion Resources',68.92,69.07,68.38,0.4,0.58,2920000,'2014/09/19',0.58,0.5,-1.1,6.54,10.68,38.14,'Neutral','Strong Sell','Strong Buy')," calcext:value-type="string">
            <text:p>( 145, 'Dominion Resources',68.92,69.07,68.38,0.4,0.58,2920000,'2014/09/19',0.58,0.5,-1.1,6.54,10.68,38.14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over-corp" xlink:type="simple">Dover</text:a></text:p>
          </table:table-cell>
          <table:table-cell office:value-type="float" office:value="85.33" calcext:value-type="float">
            <text:p>85.33</text:p>
          </table:table-cell>
          <table:table-cell office:value-type="float" office:value="86.13" calcext:value-type="float">
            <text:p>86.13</text:p>
          </table:table-cell>
          <table:table-cell office:value-type="float" office:value="85.05" calcext:value-type="float">
            <text:p>85.05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809.6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-4.77%</text:p>
          </table:table-cell>
          <table:table-cell office:value-type="string" calcext:value-type="string">
            <text:p>6.56%</text:p>
          </table:table-cell>
          <table:table-cell office:value-type="string" calcext:value-type="string">
            <text:p>13.49%</text:p>
          </table:table-cell>
          <table:table-cell office:value-type="string" calcext:value-type="string">
            <text:p>73.15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47];1;LEN([.F147])-1))" office:value-type="float" office:value="-0.08" calcext:value-type="float">
            <text:p>-0.08</text:p>
          </table:table-cell>
          <table:table-cell table:formula="of:=VALUE(SUBSTITUTE(SUBSTITUTE(SUBSTITUTE([.G147];&quot;M&quot;;&quot;0000&quot;);&quot;K&quot;;&quot;0&quot;);&quot;.&quot;;&quot;&quot;))" office:value-type="float" office:value="809680" calcext:value-type="float">
            <text:p>809680</text:p>
          </table:table-cell>
          <table:table-cell table:formula="of:=IF([.I147]=&quot;-&quot;;&quot;NULL&quot;;VALUE(MID([.I147];1;LEN([.I147])-1)))" office:value-type="float" office:value="-0.08" calcext:value-type="float">
            <text:p>-0.08</text:p>
          </table:table-cell>
          <table:table-cell table:formula="of:=IF([.J147]=&quot;-&quot;;&quot;NULL&quot;;VALUE(MID([.J147];1;LEN([.J147])-1)))" office:value-type="float" office:value="-0.52" calcext:value-type="float">
            <text:p>-0.52</text:p>
          </table:table-cell>
          <table:table-cell table:formula="of:=IF([.K147]=&quot;-&quot;;&quot;NULL&quot;;VALUE(MID([.K147];1;LEN([.K147])-1)))" office:value-type="float" office:value="-4.77" calcext:value-type="float">
            <text:p>-4.77</text:p>
          </table:table-cell>
          <table:table-cell table:formula="of:=IF([.L147]=&quot;-&quot;;&quot;NULL&quot;;VALUE(MID([.L147];1;LEN([.L147])-1)))" office:value-type="float" office:value="6.56" calcext:value-type="float">
            <text:p>6.56</text:p>
          </table:table-cell>
          <table:table-cell table:formula="of:=IF([.M147]=&quot;-&quot;;&quot;NULL&quot;;VALUE(MID([.M147];1;LEN([.M147])-1)))" office:value-type="float" office:value="13.49" calcext:value-type="float">
            <text:p>13.49</text:p>
          </table:table-cell>
          <table:table-cell table:formula="of:=IF([.N147]=&quot;-&quot;;&quot;NULL&quot;;VALUE(MID([.N147];1;LEN([.N147])-1)))" office:value-type="float" office:value="73.15" calcext:value-type="float">
            <text:p>73.15</text:p>
          </table:table-cell>
          <table:table-cell table:formula="of:=&quot;( &quot; &amp; (ROW()-1) &amp; &quot;, '&quot; &amp; [.A147] &amp; &quot;',&quot; &amp; [.B147] &amp; &quot;,&quot; &amp; [.C147] &amp; &quot;,&quot; &amp; [.D147] &amp; &quot;,&quot; &amp; [.E147] &amp; &quot;,&quot; &amp; [.R147] &amp; &quot;,&quot; &amp; [.S147] &amp; &quot;,'2014/09/19',&quot; &amp; [.T147] &amp; &quot;,&quot; &amp; [.U147] &amp; &quot;,&quot; &amp; [.V147] &amp; &quot;,&quot; &amp; [.W147] &amp; &quot;,&quot; &amp; [.X147] &amp; &quot;,&quot; &amp; [.Y147] &amp; &quot;,'&quot; &amp; [.O147] &amp; &quot;','&quot; &amp; [.P147] &amp; &quot;','&quot; &amp; [.Q147] &amp; &quot;'),&quot;" office:value-type="string" office:string-value="( 146, 'Dover',85.33,86.13,85.05,-0.07,-0.08,809680,'2014/09/19',-0.08,-0.52,-4.77,6.56,13.49,73.15,'Sell','Strong Sell','Strong Buy')," calcext:value-type="string">
            <text:p>( 146, 'Dover',85.33,86.13,85.05,-0.07,-0.08,809680,'2014/09/19',-0.08,-0.52,-4.77,6.56,13.49,73.15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ow-chemical" xlink:type="simple">Dow Chemical</text:a></text:p>
          </table:table-cell>
          <table:table-cell office:value-type="float" office:value="53.49" calcext:value-type="float">
            <text:p>53.49</text:p>
          </table:table-cell>
          <table:table-cell office:value-type="float" office:value="54.33" calcext:value-type="float">
            <text:p>54.33</text:p>
          </table:table-cell>
          <table:table-cell office:value-type="float" office:value="53.35" calcext:value-type="float">
            <text:p>53.3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7.8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.56%</text:p>
          </table:table-cell>
          <table:table-cell office:value-type="string" calcext:value-type="string">
            <text:p>0.79%</text:p>
          </table:table-cell>
          <table:table-cell office:value-type="string" calcext:value-type="string">
            <text:p>20.47%</text:p>
          </table:table-cell>
          <table:table-cell office:value-type="string" calcext:value-type="string">
            <text:p>34.74%</text:p>
          </table:table-cell>
          <table:table-cell office:value-type="string" calcext:value-type="string">
            <text:p>109.44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48];1;LEN([.F148])-1))" office:value-type="float" office:value="-0.19" calcext:value-type="float">
            <text:p>-0.19</text:p>
          </table:table-cell>
          <table:table-cell table:formula="of:=VALUE(SUBSTITUTE(SUBSTITUTE(SUBSTITUTE([.G148];&quot;M&quot;;&quot;0000&quot;);&quot;K&quot;;&quot;0&quot;);&quot;.&quot;;&quot;&quot;))" office:value-type="float" office:value="17850000" calcext:value-type="float">
            <text:p>17850000</text:p>
          </table:table-cell>
          <table:table-cell table:formula="of:=IF([.I148]=&quot;-&quot;;&quot;NULL&quot;;VALUE(MID([.I148];1;LEN([.I148])-1)))" office:value-type="float" office:value="-0.19" calcext:value-type="float">
            <text:p>-0.19</text:p>
          </table:table-cell>
          <table:table-cell table:formula="of:=IF([.J148]=&quot;-&quot;;&quot;NULL&quot;;VALUE(MID([.J148];1;LEN([.J148])-1)))" office:value-type="float" office:value="1.56" calcext:value-type="float">
            <text:p>1.56</text:p>
          </table:table-cell>
          <table:table-cell table:formula="of:=IF([.K148]=&quot;-&quot;;&quot;NULL&quot;;VALUE(MID([.K148];1;LEN([.K148])-1)))" office:value-type="float" office:value="0.79" calcext:value-type="float">
            <text:p>0.79</text:p>
          </table:table-cell>
          <table:table-cell table:formula="of:=IF([.L148]=&quot;-&quot;;&quot;NULL&quot;;VALUE(MID([.L148];1;LEN([.L148])-1)))" office:value-type="float" office:value="20.47" calcext:value-type="float">
            <text:p>20.47</text:p>
          </table:table-cell>
          <table:table-cell table:formula="of:=IF([.M148]=&quot;-&quot;;&quot;NULL&quot;;VALUE(MID([.M148];1;LEN([.M148])-1)))" office:value-type="float" office:value="34.74" calcext:value-type="float">
            <text:p>34.74</text:p>
          </table:table-cell>
          <table:table-cell table:formula="of:=IF([.N148]=&quot;-&quot;;&quot;NULL&quot;;VALUE(MID([.N148];1;LEN([.N148])-1)))" office:value-type="float" office:value="109.44" calcext:value-type="float">
            <text:p>109.44</text:p>
          </table:table-cell>
          <table:table-cell table:formula="of:=&quot;( &quot; &amp; (ROW()-1) &amp; &quot;, '&quot; &amp; [.A148] &amp; &quot;',&quot; &amp; [.B148] &amp; &quot;,&quot; &amp; [.C148] &amp; &quot;,&quot; &amp; [.D148] &amp; &quot;,&quot; &amp; [.E148] &amp; &quot;,&quot; &amp; [.R148] &amp; &quot;,&quot; &amp; [.S148] &amp; &quot;,'2014/09/19',&quot; &amp; [.T148] &amp; &quot;,&quot; &amp; [.U148] &amp; &quot;,&quot; &amp; [.V148] &amp; &quot;,&quot; &amp; [.W148] &amp; &quot;,&quot; &amp; [.X148] &amp; &quot;,&quot; &amp; [.Y148] &amp; &quot;,'&quot; &amp; [.O148] &amp; &quot;','&quot; &amp; [.P148] &amp; &quot;','&quot; &amp; [.Q148] &amp; &quot;'),&quot;" office:value-type="string" office:string-value="( 147, 'Dow Chemical',53.49,54.33,53.35,-0.1,-0.19,17850000,'2014/09/19',-0.19,1.56,0.79,20.47,34.74,109.44,'Strong Sell','Neutral','Strong Buy')," calcext:value-type="string">
            <text:p>( 147, 'Dow Chemical',53.49,54.33,53.35,-0.1,-0.19,17850000,'2014/09/19',-0.19,1.56,0.79,20.47,34.74,109.44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.r.-horton-inc" xlink:type="simple">DR Horton</text:a></text:p>
          </table:table-cell>
          <table:table-cell office:value-type="float" office:value="21.95" calcext:value-type="float">
            <text:p>21.95</text:p>
          </table:table-cell>
          <table:table-cell office:value-type="float" office:value="22.28" calcext:value-type="float">
            <text:p>22.28</text:p>
          </table:table-cell>
          <table:table-cell office:value-type="float" office:value="21.77" calcext:value-type="float">
            <text:p>21.77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6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2.28%</text:p>
          </table:table-cell>
          <table:table-cell office:value-type="string" calcext:value-type="string">
            <text:p>0.69%</text:p>
          </table:table-cell>
          <table:table-cell office:value-type="string" calcext:value-type="string">
            <text:p>-1.66%</text:p>
          </table:table-cell>
          <table:table-cell office:value-type="string" calcext:value-type="string">
            <text:p>8.66%</text:p>
          </table:table-cell>
          <table:table-cell office:value-type="string" calcext:value-type="string">
            <text:p>127.46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49];1;LEN([.F149])-1))" office:value-type="float" office:value="-0.95" calcext:value-type="float">
            <text:p>-0.95</text:p>
          </table:table-cell>
          <table:table-cell table:formula="of:=VALUE(SUBSTITUTE(SUBSTITUTE(SUBSTITUTE([.G149];&quot;M&quot;;&quot;0000&quot;);&quot;K&quot;;&quot;0&quot;);&quot;.&quot;;&quot;&quot;))" office:value-type="float" office:value="6290000" calcext:value-type="float">
            <text:p>6290000</text:p>
          </table:table-cell>
          <table:table-cell table:formula="of:=IF([.I149]=&quot;-&quot;;&quot;NULL&quot;;VALUE(MID([.I149];1;LEN([.I149])-1)))" office:value-type="float" office:value="-0.95" calcext:value-type="float">
            <text:p>-0.95</text:p>
          </table:table-cell>
          <table:table-cell table:formula="of:=IF([.J149]=&quot;-&quot;;&quot;NULL&quot;;VALUE(MID([.J149];1;LEN([.J149])-1)))" office:value-type="float" office:value="2.28" calcext:value-type="float">
            <text:p>2.28</text:p>
          </table:table-cell>
          <table:table-cell table:formula="of:=IF([.K149]=&quot;-&quot;;&quot;NULL&quot;;VALUE(MID([.K149];1;LEN([.K149])-1)))" office:value-type="float" office:value="0.69" calcext:value-type="float">
            <text:p>0.69</text:p>
          </table:table-cell>
          <table:table-cell table:formula="of:=IF([.L149]=&quot;-&quot;;&quot;NULL&quot;;VALUE(MID([.L149];1;LEN([.L149])-1)))" office:value-type="float" office:value="-1.66" calcext:value-type="float">
            <text:p>-1.66</text:p>
          </table:table-cell>
          <table:table-cell table:formula="of:=IF([.M149]=&quot;-&quot;;&quot;NULL&quot;;VALUE(MID([.M149];1;LEN([.M149])-1)))" office:value-type="float" office:value="8.66" calcext:value-type="float">
            <text:p>8.66</text:p>
          </table:table-cell>
          <table:table-cell table:formula="of:=IF([.N149]=&quot;-&quot;;&quot;NULL&quot;;VALUE(MID([.N149];1;LEN([.N149])-1)))" office:value-type="float" office:value="127.46" calcext:value-type="float">
            <text:p>127.46</text:p>
          </table:table-cell>
          <table:table-cell table:formula="of:=&quot;( &quot; &amp; (ROW()-1) &amp; &quot;, '&quot; &amp; [.A149] &amp; &quot;',&quot; &amp; [.B149] &amp; &quot;,&quot; &amp; [.C149] &amp; &quot;,&quot; &amp; [.D149] &amp; &quot;,&quot; &amp; [.E149] &amp; &quot;,&quot; &amp; [.R149] &amp; &quot;,&quot; &amp; [.S149] &amp; &quot;,'2014/09/19',&quot; &amp; [.T149] &amp; &quot;,&quot; &amp; [.U149] &amp; &quot;,&quot; &amp; [.V149] &amp; &quot;,&quot; &amp; [.W149] &amp; &quot;,&quot; &amp; [.X149] &amp; &quot;,&quot; &amp; [.Y149] &amp; &quot;,'&quot; &amp; [.O149] &amp; &quot;','&quot; &amp; [.P149] &amp; &quot;','&quot; &amp; [.Q149] &amp; &quot;'),&quot;" office:value-type="string" office:string-value="( 148, 'DR Horton',21.95,22.28,21.77,-0.21,-0.95,6290000,'2014/09/19',-0.95,2.28,0.69,-1.66,8.66,127.46,'Neutral','Strong Buy','Buy')," calcext:value-type="string">
            <text:p>( 148, 'DR Horton',21.95,22.28,21.77,-0.21,-0.95,6290000,'2014/09/19',-0.95,2.28,0.69,-1.66,8.66,127.46,'Neutra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r-pepper-snapple" xlink:type="simple">Dr Pepper Snapple</text:a></text:p>
          </table:table-cell>
          <table:table-cell office:value-type="float" office:value="64.17" calcext:value-type="float">
            <text:p>64.17</text:p>
          </table:table-cell>
          <table:table-cell office:value-type="float" office:value="64.54" calcext:value-type="float">
            <text:p>64.54</text:p>
          </table:table-cell>
          <table:table-cell office:value-type="float" office:value="63.23" calcext:value-type="float">
            <text:p>63.2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+1.28%</text:p>
          </table:table-cell>
          <table:table-cell office:value-type="string" calcext:value-type="string">
            <text:p>2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4.96%</text:p>
          </table:table-cell>
          <table:table-cell office:value-type="string" calcext:value-type="string">
            <text:p>31.71%</text:p>
          </table:table-cell>
          <table:table-cell office:value-type="string" calcext:value-type="string">
            <text:p>40.75%</text:p>
          </table:table-cell>
          <table:table-cell office:value-type="string" calcext:value-type="string">
            <text:p>71.7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50];1;LEN([.F150])-1))" office:value-type="float" office:value="1.28" calcext:value-type="float">
            <text:p>1.28</text:p>
          </table:table-cell>
          <table:table-cell table:formula="of:=VALUE(SUBSTITUTE(SUBSTITUTE(SUBSTITUTE([.G150];&quot;M&quot;;&quot;0000&quot;);&quot;K&quot;;&quot;0&quot;);&quot;.&quot;;&quot;&quot;))" office:value-type="float" office:value="2100000" calcext:value-type="float">
            <text:p>2100000</text:p>
          </table:table-cell>
          <table:table-cell table:formula="of:=IF([.I150]=&quot;-&quot;;&quot;NULL&quot;;VALUE(MID([.I150];1;LEN([.I150])-1)))" office:value-type="float" office:value="1.28" calcext:value-type="float">
            <text:p>1.28</text:p>
          </table:table-cell>
          <table:table-cell table:formula="of:=IF([.J150]=&quot;-&quot;;&quot;NULL&quot;;VALUE(MID([.J150];1;LEN([.J150])-1)))" office:value-type="float" office:value="3.7" calcext:value-type="float">
            <text:p>3.7</text:p>
          </table:table-cell>
          <table:table-cell table:formula="of:=IF([.K150]=&quot;-&quot;;&quot;NULL&quot;;VALUE(MID([.K150];1;LEN([.K150])-1)))" office:value-type="float" office:value="4.96" calcext:value-type="float">
            <text:p>4.96</text:p>
          </table:table-cell>
          <table:table-cell table:formula="of:=IF([.L150]=&quot;-&quot;;&quot;NULL&quot;;VALUE(MID([.L150];1;LEN([.L150])-1)))" office:value-type="float" office:value="31.71" calcext:value-type="float">
            <text:p>31.71</text:p>
          </table:table-cell>
          <table:table-cell table:formula="of:=IF([.M150]=&quot;-&quot;;&quot;NULL&quot;;VALUE(MID([.M150];1;LEN([.M150])-1)))" office:value-type="float" office:value="40.75" calcext:value-type="float">
            <text:p>40.75</text:p>
          </table:table-cell>
          <table:table-cell table:formula="of:=IF([.N150]=&quot;-&quot;;&quot;NULL&quot;;VALUE(MID([.N150];1;LEN([.N150])-1)))" office:value-type="float" office:value="71.72" calcext:value-type="float">
            <text:p>71.72</text:p>
          </table:table-cell>
          <table:table-cell table:formula="of:=&quot;( &quot; &amp; (ROW()-1) &amp; &quot;, '&quot; &amp; [.A150] &amp; &quot;',&quot; &amp; [.B150] &amp; &quot;,&quot; &amp; [.C150] &amp; &quot;,&quot; &amp; [.D150] &amp; &quot;,&quot; &amp; [.E150] &amp; &quot;,&quot; &amp; [.R150] &amp; &quot;,&quot; &amp; [.S150] &amp; &quot;,'2014/09/19',&quot; &amp; [.T150] &amp; &quot;,&quot; &amp; [.U150] &amp; &quot;,&quot; &amp; [.V150] &amp; &quot;,&quot; &amp; [.W150] &amp; &quot;,&quot; &amp; [.X150] &amp; &quot;,&quot; &amp; [.Y150] &amp; &quot;,'&quot; &amp; [.O150] &amp; &quot;','&quot; &amp; [.P150] &amp; &quot;','&quot; &amp; [.Q150] &amp; &quot;'),&quot;" office:value-type="string" office:string-value="( 149, 'Dr Pepper Snapple',64.17,64.54,63.23,0.81,1.28,2100000,'2014/09/19',1.28,3.7,4.96,31.71,40.75,71.72,'Strong Buy','Strong Buy','Strong Buy')," calcext:value-type="string">
            <text:p>( 149, 'Dr Pepper Snapple',64.17,64.54,63.23,0.81,1.28,2100000,'2014/09/19',1.28,3.7,4.96,31.71,40.75,71.7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te-energy" xlink:type="simple">DTE Energy</text:a></text:p>
          </table:table-cell>
          <table:table-cell office:value-type="float" office:value="76.3" calcext:value-type="float">
            <text:p>76.3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" calcext:value-type="float">
            <text:p>75.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+0.73%</text:p>
          </table:table-cell>
          <table:table-cell office:value-type="string" calcext:value-type="string">
            <text:p>1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3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14.93%</text:p>
          </table:table-cell>
          <table:table-cell office:value-type="string" calcext:value-type="string">
            <text:p>13.58%</text:p>
          </table:table-cell>
          <table:table-cell office:value-type="string" calcext:value-type="string">
            <text:p>54.14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51];1;LEN([.F151])-1))" office:value-type="float" office:value="0.73" calcext:value-type="float">
            <text:p>0.73</text:p>
          </table:table-cell>
          <table:table-cell table:formula="of:=VALUE(SUBSTITUTE(SUBSTITUTE(SUBSTITUTE([.G151];&quot;M&quot;;&quot;0000&quot;);&quot;K&quot;;&quot;0&quot;);&quot;.&quot;;&quot;&quot;))" office:value-type="float" office:value="1120000" calcext:value-type="float">
            <text:p>1120000</text:p>
          </table:table-cell>
          <table:table-cell table:formula="of:=IF([.I151]=&quot;-&quot;;&quot;NULL&quot;;VALUE(MID([.I151];1;LEN([.I151])-1)))" office:value-type="float" office:value="0.73" calcext:value-type="float">
            <text:p>0.73</text:p>
          </table:table-cell>
          <table:table-cell table:formula="of:=IF([.J151]=&quot;-&quot;;&quot;NULL&quot;;VALUE(MID([.J151];1;LEN([.J151])-1)))" office:value-type="float" office:value="0.97" calcext:value-type="float">
            <text:p>0.97</text:p>
          </table:table-cell>
          <table:table-cell table:formula="of:=IF([.K151]=&quot;-&quot;;&quot;NULL&quot;;VALUE(MID([.K151];1;LEN([.K151])-1)))" office:value-type="float" office:value="-1.33" calcext:value-type="float">
            <text:p>-1.33</text:p>
          </table:table-cell>
          <table:table-cell table:formula="of:=IF([.L151]=&quot;-&quot;;&quot;NULL&quot;;VALUE(MID([.L151];1;LEN([.L151])-1)))" office:value-type="float" office:value="14.93" calcext:value-type="float">
            <text:p>14.93</text:p>
          </table:table-cell>
          <table:table-cell table:formula="of:=IF([.M151]=&quot;-&quot;;&quot;NULL&quot;;VALUE(MID([.M151];1;LEN([.M151])-1)))" office:value-type="float" office:value="13.58" calcext:value-type="float">
            <text:p>13.58</text:p>
          </table:table-cell>
          <table:table-cell table:formula="of:=IF([.N151]=&quot;-&quot;;&quot;NULL&quot;;VALUE(MID([.N151];1;LEN([.N151])-1)))" office:value-type="float" office:value="54.14" calcext:value-type="float">
            <text:p>54.14</text:p>
          </table:table-cell>
          <table:table-cell table:formula="of:=&quot;( &quot; &amp; (ROW()-1) &amp; &quot;, '&quot; &amp; [.A151] &amp; &quot;',&quot; &amp; [.B151] &amp; &quot;,&quot; &amp; [.C151] &amp; &quot;,&quot; &amp; [.D151] &amp; &quot;,&quot; &amp; [.E151] &amp; &quot;,&quot; &amp; [.R151] &amp; &quot;,&quot; &amp; [.S151] &amp; &quot;,'2014/09/19',&quot; &amp; [.T151] &amp; &quot;,&quot; &amp; [.U151] &amp; &quot;,&quot; &amp; [.V151] &amp; &quot;,&quot; &amp; [.W151] &amp; &quot;,&quot; &amp; [.X151] &amp; &quot;,&quot; &amp; [.Y151] &amp; &quot;,'&quot; &amp; [.O151] &amp; &quot;','&quot; &amp; [.P151] &amp; &quot;','&quot; &amp; [.Q151] &amp; &quot;'),&quot;" office:value-type="string" office:string-value="( 150, 'DTE Energy',76.3,76.42,75.8,0.55,0.73,1120000,'2014/09/19',0.73,0.97,-1.33,14.93,13.58,54.14,'Buy','Strong Sell','Strong Buy')," calcext:value-type="string">
            <text:p>( 150, 'DTE Energy',76.3,76.42,75.8,0.55,0.73,1120000,'2014/09/19',0.73,0.97,-1.33,14.93,13.58,54.14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uke-energy" xlink:type="simple">Duke Energy</text:a></text:p>
          </table:table-cell>
          <table:table-cell office:value-type="float" office:value="74.38" calcext:value-type="float">
            <text:p>74.38</text:p>
          </table:table-cell>
          <table:table-cell office:value-type="float" office:value="74.47" calcext:value-type="float">
            <text:p>74.47</text:p>
          </table:table-cell>
          <table:table-cell office:value-type="float" office:value="73.65" calcext:value-type="float">
            <text:p>73.6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+1.22%</text:p>
          </table:table-cell>
          <table:table-cell office:value-type="string" calcext:value-type="string">
            <text:p>3.9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2%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1.83%</text:p>
          </table:table-cell>
          <table:table-cell office:value-type="string" calcext:value-type="string">
            <text:p>7.78%</text:p>
          </table:table-cell>
          <table:table-cell office:value-type="string" calcext:value-type="string">
            <text:p>10.42%</text:p>
          </table:table-cell>
          <table:table-cell office:value-type="string" calcext:value-type="string">
            <text:p>26.1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52];1;LEN([.F152])-1))" office:value-type="float" office:value="1.22" calcext:value-type="float">
            <text:p>1.22</text:p>
          </table:table-cell>
          <table:table-cell table:formula="of:=VALUE(SUBSTITUTE(SUBSTITUTE(SUBSTITUTE([.G152];&quot;M&quot;;&quot;0000&quot;);&quot;K&quot;;&quot;0&quot;);&quot;.&quot;;&quot;&quot;))" office:value-type="float" office:value="3920000" calcext:value-type="float">
            <text:p>3920000</text:p>
          </table:table-cell>
          <table:table-cell table:formula="of:=IF([.I152]=&quot;-&quot;;&quot;NULL&quot;;VALUE(MID([.I152];1;LEN([.I152])-1)))" office:value-type="float" office:value="1.22" calcext:value-type="float">
            <text:p>1.22</text:p>
          </table:table-cell>
          <table:table-cell table:formula="of:=IF([.J152]=&quot;-&quot;;&quot;NULL&quot;;VALUE(MID([.J152];1;LEN([.J152])-1)))" office:value-type="float" office:value="1.81" calcext:value-type="float">
            <text:p>1.81</text:p>
          </table:table-cell>
          <table:table-cell table:formula="of:=IF([.K152]=&quot;-&quot;;&quot;NULL&quot;;VALUE(MID([.K152];1;LEN([.K152])-1)))" office:value-type="float" office:value="1.83" calcext:value-type="float">
            <text:p>1.83</text:p>
          </table:table-cell>
          <table:table-cell table:formula="of:=IF([.L152]=&quot;-&quot;;&quot;NULL&quot;;VALUE(MID([.L152];1;LEN([.L152])-1)))" office:value-type="float" office:value="7.78" calcext:value-type="float">
            <text:p>7.78</text:p>
          </table:table-cell>
          <table:table-cell table:formula="of:=IF([.M152]=&quot;-&quot;;&quot;NULL&quot;;VALUE(MID([.M152];1;LEN([.M152])-1)))" office:value-type="float" office:value="10.42" calcext:value-type="float">
            <text:p>10.42</text:p>
          </table:table-cell>
          <table:table-cell table:formula="of:=IF([.N152]=&quot;-&quot;;&quot;NULL&quot;;VALUE(MID([.N152];1;LEN([.N152])-1)))" office:value-type="float" office:value="26.11" calcext:value-type="float">
            <text:p>26.11</text:p>
          </table:table-cell>
          <table:table-cell table:formula="of:=&quot;( &quot; &amp; (ROW()-1) &amp; &quot;, '&quot; &amp; [.A152] &amp; &quot;',&quot; &amp; [.B152] &amp; &quot;,&quot; &amp; [.C152] &amp; &quot;,&quot; &amp; [.D152] &amp; &quot;,&quot; &amp; [.E152] &amp; &quot;,&quot; &amp; [.R152] &amp; &quot;,&quot; &amp; [.S152] &amp; &quot;,'2014/09/19',&quot; &amp; [.T152] &amp; &quot;,&quot; &amp; [.U152] &amp; &quot;,&quot; &amp; [.V152] &amp; &quot;,&quot; &amp; [.W152] &amp; &quot;,&quot; &amp; [.X152] &amp; &quot;,&quot; &amp; [.Y152] &amp; &quot;,'&quot; &amp; [.O152] &amp; &quot;','&quot; &amp; [.P152] &amp; &quot;','&quot; &amp; [.Q152] &amp; &quot;'),&quot;" office:value-type="string" office:string-value="( 151, 'Duke Energy',74.38,74.47,73.65,0.9,1.22,3920000,'2014/09/19',1.22,1.81,1.83,7.78,10.42,26.11,'Strong Buy','Strong Buy','Strong Buy')," calcext:value-type="string">
            <text:p>( 151, 'Duke Energy',74.38,74.47,73.65,0.9,1.22,3920000,'2014/09/19',1.22,1.81,1.83,7.78,10.42,26.1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un---bradstreet" xlink:type="simple">Dun&amp;Bradstreet</text:a></text:p>
          </table:table-cell>
          <table:table-cell office:value-type="float" office:value="117.22" calcext:value-type="float">
            <text:p>117.22</text:p>
          </table:table-cell>
          <table:table-cell office:value-type="float" office:value="118.34" calcext:value-type="float">
            <text:p>118.34</text:p>
          </table:table-cell>
          <table:table-cell office:value-type="float" office:value="117.03" calcext:value-type="float">
            <text:p>117.03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402.6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0.25%</text:p>
          </table:table-cell>
          <table:table-cell office:value-type="string" calcext:value-type="string">
            <text:p>-1.35%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12.85%</text:p>
          </table:table-cell>
          <table:table-cell office:value-type="string" calcext:value-type="string">
            <text:p>86.03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153];1;LEN([.F153])-1))" office:value-type="float" office:value="-0.11" calcext:value-type="float">
            <text:p>-0.11</text:p>
          </table:table-cell>
          <table:table-cell table:formula="of:=VALUE(SUBSTITUTE(SUBSTITUTE(SUBSTITUTE([.G153];&quot;M&quot;;&quot;0000&quot;);&quot;K&quot;;&quot;0&quot;);&quot;.&quot;;&quot;&quot;))" office:value-type="float" office:value="402650" calcext:value-type="float">
            <text:p>402650</text:p>
          </table:table-cell>
          <table:table-cell table:formula="of:=IF([.I153]=&quot;-&quot;;&quot;NULL&quot;;VALUE(MID([.I153];1;LEN([.I153])-1)))" office:value-type="float" office:value="-0.11" calcext:value-type="float">
            <text:p>-0.11</text:p>
          </table:table-cell>
          <table:table-cell table:formula="of:=IF([.J153]=&quot;-&quot;;&quot;NULL&quot;;VALUE(MID([.J153];1;LEN([.J153])-1)))" office:value-type="float" office:value="0.25" calcext:value-type="float">
            <text:p>0.25</text:p>
          </table:table-cell>
          <table:table-cell table:formula="of:=IF([.K153]=&quot;-&quot;;&quot;NULL&quot;;VALUE(MID([.K153];1;LEN([.K153])-1)))" office:value-type="float" office:value="-1.35" calcext:value-type="float">
            <text:p>-1.35</text:p>
          </table:table-cell>
          <table:table-cell table:formula="of:=IF([.L153]=&quot;-&quot;;&quot;NULL&quot;;VALUE(MID([.L153];1;LEN([.L153])-1)))" office:value-type="float" office:value="-4.51" calcext:value-type="float">
            <text:p>-4.51</text:p>
          </table:table-cell>
          <table:table-cell table:formula="of:=IF([.M153]=&quot;-&quot;;&quot;NULL&quot;;VALUE(MID([.M153];1;LEN([.M153])-1)))" office:value-type="float" office:value="12.85" calcext:value-type="float">
            <text:p>12.85</text:p>
          </table:table-cell>
          <table:table-cell table:formula="of:=IF([.N153]=&quot;-&quot;;&quot;NULL&quot;;VALUE(MID([.N153];1;LEN([.N153])-1)))" office:value-type="float" office:value="86.03" calcext:value-type="float">
            <text:p>86.03</text:p>
          </table:table-cell>
          <table:table-cell table:formula="of:=&quot;( &quot; &amp; (ROW()-1) &amp; &quot;, '&quot; &amp; [.A153] &amp; &quot;',&quot; &amp; [.B153] &amp; &quot;,&quot; &amp; [.C153] &amp; &quot;,&quot; &amp; [.D153] &amp; &quot;,&quot; &amp; [.E153] &amp; &quot;,&quot; &amp; [.R153] &amp; &quot;,&quot; &amp; [.S153] &amp; &quot;,'2014/09/19',&quot; &amp; [.T153] &amp; &quot;,&quot; &amp; [.U153] &amp; &quot;,&quot; &amp; [.V153] &amp; &quot;,&quot; &amp; [.W153] &amp; &quot;,&quot; &amp; [.X153] &amp; &quot;,&quot; &amp; [.Y153] &amp; &quot;,'&quot; &amp; [.O153] &amp; &quot;','&quot; &amp; [.P153] &amp; &quot;','&quot; &amp; [.Q153] &amp; &quot;'),&quot;" office:value-type="string" office:string-value="( 152, 'Dun&amp;Bradstreet',117.22,118.34,117.03,-0.13,-0.11,402650,'2014/09/19',-0.11,0.25,-1.35,-4.51,12.85,86.03,'Strong Sell','Buy','Strong Buy')," calcext:value-type="string">
            <text:p>( 152, 'Dun&amp;Bradstreet',117.22,118.34,117.03,-0.13,-0.11,402650,'2014/09/19',-0.11,0.25,-1.35,-4.51,12.85,86.03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trade-fincl-cp" xlink:type="simple">E-TRADE</text:a></text:p>
          </table:table-cell>
          <table:table-cell office:value-type="float" office:value="23.73" calcext:value-type="float">
            <text:p>23.73</text:p>
          </table:table-cell>
          <table:table-cell office:value-type="float" office:value="24.38" calcext:value-type="float">
            <text:p>24.38</text:p>
          </table:table-cell>
          <table:table-cell office:value-type="float" office:value="23.51" calcext:value-type="float">
            <text:p>23.5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1.66%</text:p>
          </table:table-cell>
          <table:table-cell office:value-type="string" calcext:value-type="string">
            <text:p>4.8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66%</text:p>
          </table:table-cell>
          <table:table-cell office:value-type="string" calcext:value-type="string">
            <text:p>2.55%</text:p>
          </table:table-cell>
          <table:table-cell office:value-type="string" calcext:value-type="string">
            <text:p>7.08%</text:p>
          </table:table-cell>
          <table:table-cell office:value-type="string" calcext:value-type="string">
            <text:p>20.82%</text:p>
          </table:table-cell>
          <table:table-cell office:value-type="string" calcext:value-type="string">
            <text:p>42.01%</text:p>
          </table:table-cell>
          <table:table-cell office:value-type="string" calcext:value-type="string">
            <text:p>131.51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54];1;LEN([.F154])-1))" office:value-type="float" office:value="-1.66" calcext:value-type="float">
            <text:p>-1.66</text:p>
          </table:table-cell>
          <table:table-cell table:formula="of:=VALUE(SUBSTITUTE(SUBSTITUTE(SUBSTITUTE([.G154];&quot;M&quot;;&quot;0000&quot;);&quot;K&quot;;&quot;0&quot;);&quot;.&quot;;&quot;&quot;))" office:value-type="float" office:value="4830000" calcext:value-type="float">
            <text:p>4830000</text:p>
          </table:table-cell>
          <table:table-cell table:formula="of:=IF([.I154]=&quot;-&quot;;&quot;NULL&quot;;VALUE(MID([.I154];1;LEN([.I154])-1)))" office:value-type="float" office:value="-1.66" calcext:value-type="float">
            <text:p>-1.66</text:p>
          </table:table-cell>
          <table:table-cell table:formula="of:=IF([.J154]=&quot;-&quot;;&quot;NULL&quot;;VALUE(MID([.J154];1;LEN([.J154])-1)))" office:value-type="float" office:value="2.55" calcext:value-type="float">
            <text:p>2.55</text:p>
          </table:table-cell>
          <table:table-cell table:formula="of:=IF([.K154]=&quot;-&quot;;&quot;NULL&quot;;VALUE(MID([.K154];1;LEN([.K154])-1)))" office:value-type="float" office:value="7.08" calcext:value-type="float">
            <text:p>7.08</text:p>
          </table:table-cell>
          <table:table-cell table:formula="of:=IF([.L154]=&quot;-&quot;;&quot;NULL&quot;;VALUE(MID([.L154];1;LEN([.L154])-1)))" office:value-type="float" office:value="20.82" calcext:value-type="float">
            <text:p>20.82</text:p>
          </table:table-cell>
          <table:table-cell table:formula="of:=IF([.M154]=&quot;-&quot;;&quot;NULL&quot;;VALUE(MID([.M154];1;LEN([.M154])-1)))" office:value-type="float" office:value="42.01" calcext:value-type="float">
            <text:p>42.01</text:p>
          </table:table-cell>
          <table:table-cell table:formula="of:=IF([.N154]=&quot;-&quot;;&quot;NULL&quot;;VALUE(MID([.N154];1;LEN([.N154])-1)))" office:value-type="float" office:value="131.51" calcext:value-type="float">
            <text:p>131.51</text:p>
          </table:table-cell>
          <table:table-cell table:formula="of:=&quot;( &quot; &amp; (ROW()-1) &amp; &quot;, '&quot; &amp; [.A154] &amp; &quot;',&quot; &amp; [.B154] &amp; &quot;,&quot; &amp; [.C154] &amp; &quot;,&quot; &amp; [.D154] &amp; &quot;,&quot; &amp; [.E154] &amp; &quot;,&quot; &amp; [.R154] &amp; &quot;,&quot; &amp; [.S154] &amp; &quot;,'2014/09/19',&quot; &amp; [.T154] &amp; &quot;,&quot; &amp; [.U154] &amp; &quot;,&quot; &amp; [.V154] &amp; &quot;,&quot; &amp; [.W154] &amp; &quot;,&quot; &amp; [.X154] &amp; &quot;,&quot; &amp; [.Y154] &amp; &quot;,'&quot; &amp; [.O154] &amp; &quot;','&quot; &amp; [.P154] &amp; &quot;','&quot; &amp; [.Q154] &amp; &quot;'),&quot;" office:value-type="string" office:string-value="( 153, 'E-TRADE',23.73,24.38,23.51,-0.4,-1.66,4830000,'2014/09/19',-1.66,2.55,7.08,20.82,42.01,131.51,'Neutral','Strong Buy','Strong Buy')," calcext:value-type="string">
            <text:p>( 153, 'E-TRADE',23.73,24.38,23.51,-0.4,-1.66,4830000,'2014/09/19',-1.66,2.55,7.08,20.82,42.01,131.51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astman-chem" xlink:type="simple">Eastman Chemical</text:a></text:p>
          </table:table-cell>
          <table:table-cell office:value-type="float" office:value="84.81" calcext:value-type="float">
            <text:p>84.81</text:p>
          </table:table-cell>
          <table:table-cell office:value-type="float" office:value="85.18" calcext:value-type="float">
            <text:p>85.18</text:p>
          </table:table-cell>
          <table:table-cell office:value-type="float" office:value="84.46" calcext:value-type="float">
            <text:p>84.4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+0.21%</text:p>
          </table:table-cell>
          <table:table-cell office:value-type="string" calcext:value-type="string">
            <text:p>1.6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2.12%</text:p>
          </table:table-cell>
          <table:table-cell office:value-type="string" calcext:value-type="string">
            <text:p>3.44%</text:p>
          </table:table-cell>
          <table:table-cell office:value-type="string" calcext:value-type="string">
            <text:p>5.09%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138.8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55];1;LEN([.F155])-1))" office:value-type="float" office:value="0.21" calcext:value-type="float">
            <text:p>0.21</text:p>
          </table:table-cell>
          <table:table-cell table:formula="of:=VALUE(SUBSTITUTE(SUBSTITUTE(SUBSTITUTE([.G155];&quot;M&quot;;&quot;0000&quot;);&quot;K&quot;;&quot;0&quot;);&quot;.&quot;;&quot;&quot;))" office:value-type="float" office:value="1680000" calcext:value-type="float">
            <text:p>1680000</text:p>
          </table:table-cell>
          <table:table-cell table:formula="of:=IF([.I155]=&quot;-&quot;;&quot;NULL&quot;;VALUE(MID([.I155];1;LEN([.I155])-1)))" office:value-type="float" office:value="0.21" calcext:value-type="float">
            <text:p>0.21</text:p>
          </table:table-cell>
          <table:table-cell table:formula="of:=IF([.J155]=&quot;-&quot;;&quot;NULL&quot;;VALUE(MID([.J155];1;LEN([.J155])-1)))" office:value-type="float" office:value="2.12" calcext:value-type="float">
            <text:p>2.12</text:p>
          </table:table-cell>
          <table:table-cell table:formula="of:=IF([.K155]=&quot;-&quot;;&quot;NULL&quot;;VALUE(MID([.K155];1;LEN([.K155])-1)))" office:value-type="float" office:value="3.44" calcext:value-type="float">
            <text:p>3.44</text:p>
          </table:table-cell>
          <table:table-cell table:formula="of:=IF([.L155]=&quot;-&quot;;&quot;NULL&quot;;VALUE(MID([.L155];1;LEN([.L155])-1)))" office:value-type="float" office:value="5.09" calcext:value-type="float">
            <text:p>5.09</text:p>
          </table:table-cell>
          <table:table-cell table:formula="of:=IF([.M155]=&quot;-&quot;;&quot;NULL&quot;;VALUE(MID([.M155];1;LEN([.M155])-1)))" office:value-type="float" office:value="8" calcext:value-type="float">
            <text:p>8</text:p>
          </table:table-cell>
          <table:table-cell table:formula="of:=IF([.N155]=&quot;-&quot;;&quot;NULL&quot;;VALUE(MID([.N155];1;LEN([.N155])-1)))" office:value-type="float" office:value="138.83" calcext:value-type="float">
            <text:p>138.83</text:p>
          </table:table-cell>
          <table:table-cell table:formula="of:=&quot;( &quot; &amp; (ROW()-1) &amp; &quot;, '&quot; &amp; [.A155] &amp; &quot;',&quot; &amp; [.B155] &amp; &quot;,&quot; &amp; [.C155] &amp; &quot;,&quot; &amp; [.D155] &amp; &quot;,&quot; &amp; [.E155] &amp; &quot;,&quot; &amp; [.R155] &amp; &quot;,&quot; &amp; [.S155] &amp; &quot;,'2014/09/19',&quot; &amp; [.T155] &amp; &quot;,&quot; &amp; [.U155] &amp; &quot;,&quot; &amp; [.V155] &amp; &quot;,&quot; &amp; [.W155] &amp; &quot;,&quot; &amp; [.X155] &amp; &quot;,&quot; &amp; [.Y155] &amp; &quot;,'&quot; &amp; [.O155] &amp; &quot;','&quot; &amp; [.P155] &amp; &quot;','&quot; &amp; [.Q155] &amp; &quot;'),&quot;" office:value-type="string" office:string-value="( 154, 'Eastman Chemical',84.81,85.18,84.46,0.18,0.21,1680000,'2014/09/19',0.21,2.12,3.44,5.09,8,138.83,'Strong Buy','Strong Buy','Strong Buy')," calcext:value-type="string">
            <text:p>( 154, 'Eastman Chemical',84.81,85.18,84.46,0.18,0.21,1680000,'2014/09/19',0.21,2.12,3.44,5.09,8,138.8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aton" xlink:type="simple">Eaton</text:a></text:p>
          </table:table-cell>
          <table:table-cell office:value-type="float" office:value="66.37" calcext:value-type="float">
            <text:p>66.37</text:p>
          </table:table-cell>
          <table:table-cell office:value-type="float" office:value="67.05" calcext:value-type="float">
            <text:p>67.05</text:p>
          </table:table-cell>
          <table:table-cell office:value-type="float" office:value="66.12" calcext:value-type="float">
            <text:p>66.12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2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-1.07%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-12.81%</text:p>
          </table:table-cell>
          <table:table-cell office:value-type="string" calcext:value-type="string">
            <text:p>-5.95%</text:p>
          </table:table-cell>
          <table:table-cell office:value-type="string" calcext:value-type="string">
            <text:p>83.2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156];1;LEN([.F156])-1))" office:value-type="float" office:value="-0.29" calcext:value-type="float">
            <text:p>-0.29</text:p>
          </table:table-cell>
          <table:table-cell table:formula="of:=VALUE(SUBSTITUTE(SUBSTITUTE(SUBSTITUTE([.G156];&quot;M&quot;;&quot;0000&quot;);&quot;K&quot;;&quot;0&quot;);&quot;.&quot;;&quot;&quot;))" office:value-type="float" office:value="2540000" calcext:value-type="float">
            <text:p>2540000</text:p>
          </table:table-cell>
          <table:table-cell table:formula="of:=IF([.I156]=&quot;-&quot;;&quot;NULL&quot;;VALUE(MID([.I156];1;LEN([.I156])-1)))" office:value-type="float" office:value="-0.29" calcext:value-type="float">
            <text:p>-0.29</text:p>
          </table:table-cell>
          <table:table-cell table:formula="of:=IF([.J156]=&quot;-&quot;;&quot;NULL&quot;;VALUE(MID([.J156];1;LEN([.J156])-1)))" office:value-type="float" office:value="-1.07" calcext:value-type="float">
            <text:p>-1.07</text:p>
          </table:table-cell>
          <table:table-cell table:formula="of:=IF([.K156]=&quot;-&quot;;&quot;NULL&quot;;VALUE(MID([.K156];1;LEN([.K156])-1)))" office:value-type="float" office:value="-5.25" calcext:value-type="float">
            <text:p>-5.25</text:p>
          </table:table-cell>
          <table:table-cell table:formula="of:=IF([.L156]=&quot;-&quot;;&quot;NULL&quot;;VALUE(MID([.L156];1;LEN([.L156])-1)))" office:value-type="float" office:value="-12.81" calcext:value-type="float">
            <text:p>-12.81</text:p>
          </table:table-cell>
          <table:table-cell table:formula="of:=IF([.M156]=&quot;-&quot;;&quot;NULL&quot;;VALUE(MID([.M156];1;LEN([.M156])-1)))" office:value-type="float" office:value="-5.95" calcext:value-type="float">
            <text:p>-5.95</text:p>
          </table:table-cell>
          <table:table-cell table:formula="of:=IF([.N156]=&quot;-&quot;;&quot;NULL&quot;;VALUE(MID([.N156];1;LEN([.N156])-1)))" office:value-type="float" office:value="83.29" calcext:value-type="float">
            <text:p>83.29</text:p>
          </table:table-cell>
          <table:table-cell table:formula="of:=&quot;( &quot; &amp; (ROW()-1) &amp; &quot;, '&quot; &amp; [.A156] &amp; &quot;',&quot; &amp; [.B156] &amp; &quot;,&quot; &amp; [.C156] &amp; &quot;,&quot; &amp; [.D156] &amp; &quot;,&quot; &amp; [.E156] &amp; &quot;,&quot; &amp; [.R156] &amp; &quot;,&quot; &amp; [.S156] &amp; &quot;,'2014/09/19',&quot; &amp; [.T156] &amp; &quot;,&quot; &amp; [.U156] &amp; &quot;,&quot; &amp; [.V156] &amp; &quot;,&quot; &amp; [.W156] &amp; &quot;,&quot; &amp; [.X156] &amp; &quot;,&quot; &amp; [.Y156] &amp; &quot;,'&quot; &amp; [.O156] &amp; &quot;','&quot; &amp; [.P156] &amp; &quot;','&quot; &amp; [.Q156] &amp; &quot;'),&quot;" office:value-type="string" office:string-value="( 155, 'Eaton',66.37,67.05,66.12,-0.19,-0.29,2540000,'2014/09/19',-0.29,-1.07,-5.25,-12.81,-5.95,83.29,'Strong Sell','Strong Sell','Sell')," calcext:value-type="string">
            <text:p>( 155, 'Eaton',66.37,67.05,66.12,-0.19,-0.29,2540000,'2014/09/19',-0.29,-1.07,-5.25,-12.81,-5.95,83.29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ebay-inc" xlink:type="simple">eBay</text:a></text:p>
          </table:table-cell>
          <table:table-cell office:value-type="float" office:value="52.4" calcext:value-type="float">
            <text:p>52.4</text:p>
          </table:table-cell>
          <table:table-cell office:value-type="float" office:value="53.06" calcext:value-type="float">
            <text:p>53.06</text:p>
          </table:table-cell>
          <table:table-cell office:value-type="float" office:value="52.33" calcext:value-type="float">
            <text:p>52.3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18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-6.24%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-4.64%</text:p>
          </table:table-cell>
          <table:table-cell office:value-type="string" calcext:value-type="string">
            <text:p>62.53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Neutral</text:p>
          </table:table-cell>
          <table:table-cell table:formula="of:=VALUE(MID([.F157];1;LEN([.F157])-1))" office:value-type="float" office:value="-0.57" calcext:value-type="float">
            <text:p>-0.57</text:p>
          </table:table-cell>
          <table:table-cell table:formula="of:=VALUE(SUBSTITUTE(SUBSTITUTE(SUBSTITUTE([.G157];&quot;M&quot;;&quot;0000&quot;);&quot;K&quot;;&quot;0&quot;);&quot;.&quot;;&quot;&quot;))" office:value-type="float" office:value="18420000" calcext:value-type="float">
            <text:p>18420000</text:p>
          </table:table-cell>
          <table:table-cell table:formula="of:=IF([.I157]=&quot;-&quot;;&quot;NULL&quot;;VALUE(MID([.I157];1;LEN([.I157])-1)))" office:value-type="float" office:value="-0.57" calcext:value-type="float">
            <text:p>-0.57</text:p>
          </table:table-cell>
          <table:table-cell table:formula="of:=IF([.J157]=&quot;-&quot;;&quot;NULL&quot;;VALUE(MID([.J157];1;LEN([.J157])-1)))" office:value-type="float" office:value="0.4" calcext:value-type="float">
            <text:p>0.4</text:p>
          </table:table-cell>
          <table:table-cell table:formula="of:=IF([.K157]=&quot;-&quot;;&quot;NULL&quot;;VALUE(MID([.K157];1;LEN([.K157])-1)))" office:value-type="float" office:value="-6.24" calcext:value-type="float">
            <text:p>-6.24</text:p>
          </table:table-cell>
          <table:table-cell table:formula="of:=IF([.L157]=&quot;-&quot;;&quot;NULL&quot;;VALUE(MID([.L157];1;LEN([.L157])-1)))" office:value-type="float" office:value="-4.5" calcext:value-type="float">
            <text:p>-4.5</text:p>
          </table:table-cell>
          <table:table-cell table:formula="of:=IF([.M157]=&quot;-&quot;;&quot;NULL&quot;;VALUE(MID([.M157];1;LEN([.M157])-1)))" office:value-type="float" office:value="-4.64" calcext:value-type="float">
            <text:p>-4.64</text:p>
          </table:table-cell>
          <table:table-cell table:formula="of:=IF([.N157]=&quot;-&quot;;&quot;NULL&quot;;VALUE(MID([.N157];1;LEN([.N157])-1)))" office:value-type="float" office:value="62.53" calcext:value-type="float">
            <text:p>62.53</text:p>
          </table:table-cell>
          <table:table-cell table:formula="of:=&quot;( &quot; &amp; (ROW()-1) &amp; &quot;, '&quot; &amp; [.A157] &amp; &quot;',&quot; &amp; [.B157] &amp; &quot;,&quot; &amp; [.C157] &amp; &quot;,&quot; &amp; [.D157] &amp; &quot;,&quot; &amp; [.E157] &amp; &quot;,&quot; &amp; [.R157] &amp; &quot;,&quot; &amp; [.S157] &amp; &quot;,'2014/09/19',&quot; &amp; [.T157] &amp; &quot;,&quot; &amp; [.U157] &amp; &quot;,&quot; &amp; [.V157] &amp; &quot;,&quot; &amp; [.W157] &amp; &quot;,&quot; &amp; [.X157] &amp; &quot;,&quot; &amp; [.Y157] &amp; &quot;,'&quot; &amp; [.O157] &amp; &quot;','&quot; &amp; [.P157] &amp; &quot;','&quot; &amp; [.Q157] &amp; &quot;'),&quot;" office:value-type="string" office:string-value="( 156, 'eBay',52.4,53.06,52.33,-0.3,-0.57,18420000,'2014/09/19',-0.57,0.4,-6.24,-4.5,-4.64,62.53,'Neutral','Sell','Neutral')," calcext:value-type="string">
            <text:p>( 156, 'eBay',52.4,53.06,52.33,-0.3,-0.57,18420000,'2014/09/19',-0.57,0.4,-6.24,-4.5,-4.64,62.53,'Neutral','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ecolab-inc" xlink:type="simple">Ecolab</text:a></text:p>
          </table:table-cell>
          <table:table-cell office:value-type="float" office:value="118.07" calcext:value-type="float">
            <text:p>118.07</text:p>
          </table:table-cell>
          <table:table-cell office:value-type="float" office:value="118.46" calcext:value-type="float">
            <text:p>118.46</text:p>
          </table:table-cell>
          <table:table-cell office:value-type="float" office:value="117.73" calcext:value-type="float">
            <text:p>117.73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+0.46%</text:p>
          </table:table-cell>
          <table:table-cell office:value-type="string" calcext:value-type="string">
            <text:p>1.1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3.78%</text:p>
          </table:table-cell>
          <table:table-cell office:value-type="string" calcext:value-type="string">
            <text:p>13.23%</text:p>
          </table:table-cell>
          <table:table-cell office:value-type="string" calcext:value-type="string">
            <text:p>20.32%</text:p>
          </table:table-cell>
          <table:table-cell office:value-type="string" calcext:value-type="string">
            <text:p>135.0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58];1;LEN([.F158])-1))" office:value-type="float" office:value="0.46" calcext:value-type="float">
            <text:p>0.46</text:p>
          </table:table-cell>
          <table:table-cell table:formula="of:=VALUE(SUBSTITUTE(SUBSTITUTE(SUBSTITUTE([.G158];&quot;M&quot;;&quot;0000&quot;);&quot;K&quot;;&quot;0&quot;);&quot;.&quot;;&quot;&quot;))" office:value-type="float" office:value="1160000" calcext:value-type="float">
            <text:p>1160000</text:p>
          </table:table-cell>
          <table:table-cell table:formula="of:=IF([.I158]=&quot;-&quot;;&quot;NULL&quot;;VALUE(MID([.I158];1;LEN([.I158])-1)))" office:value-type="float" office:value="0.46" calcext:value-type="float">
            <text:p>0.46</text:p>
          </table:table-cell>
          <table:table-cell table:formula="of:=IF([.J158]=&quot;-&quot;;&quot;NULL&quot;;VALUE(MID([.J158];1;LEN([.J158])-1)))" office:value-type="float" office:value="2.25" calcext:value-type="float">
            <text:p>2.25</text:p>
          </table:table-cell>
          <table:table-cell table:formula="of:=IF([.K158]=&quot;-&quot;;&quot;NULL&quot;;VALUE(MID([.K158];1;LEN([.K158])-1)))" office:value-type="float" office:value="3.78" calcext:value-type="float">
            <text:p>3.78</text:p>
          </table:table-cell>
          <table:table-cell table:formula="of:=IF([.L158]=&quot;-&quot;;&quot;NULL&quot;;VALUE(MID([.L158];1;LEN([.L158])-1)))" office:value-type="float" office:value="13.23" calcext:value-type="float">
            <text:p>13.23</text:p>
          </table:table-cell>
          <table:table-cell table:formula="of:=IF([.M158]=&quot;-&quot;;&quot;NULL&quot;;VALUE(MID([.M158];1;LEN([.M158])-1)))" office:value-type="float" office:value="20.32" calcext:value-type="float">
            <text:p>20.32</text:p>
          </table:table-cell>
          <table:table-cell table:formula="of:=IF([.N158]=&quot;-&quot;;&quot;NULL&quot;;VALUE(MID([.N158];1;LEN([.N158])-1)))" office:value-type="float" office:value="135.06" calcext:value-type="float">
            <text:p>135.06</text:p>
          </table:table-cell>
          <table:table-cell table:formula="of:=&quot;( &quot; &amp; (ROW()-1) &amp; &quot;, '&quot; &amp; [.A158] &amp; &quot;',&quot; &amp; [.B158] &amp; &quot;,&quot; &amp; [.C158] &amp; &quot;,&quot; &amp; [.D158] &amp; &quot;,&quot; &amp; [.E158] &amp; &quot;,&quot; &amp; [.R158] &amp; &quot;,&quot; &amp; [.S158] &amp; &quot;,'2014/09/19',&quot; &amp; [.T158] &amp; &quot;,&quot; &amp; [.U158] &amp; &quot;,&quot; &amp; [.V158] &amp; &quot;,&quot; &amp; [.W158] &amp; &quot;,&quot; &amp; [.X158] &amp; &quot;,&quot; &amp; [.Y158] &amp; &quot;,'&quot; &amp; [.O158] &amp; &quot;','&quot; &amp; [.P158] &amp; &quot;','&quot; &amp; [.Q158] &amp; &quot;'),&quot;" office:value-type="string" office:string-value="( 157, 'Ecolab',118.07,118.46,117.73,0.54,0.46,1160000,'2014/09/19',0.46,2.25,3.78,13.23,20.32,135.06,'Strong Buy','Strong Buy','Strong Buy')," calcext:value-type="string">
            <text:p>( 157, 'Ecolab',118.07,118.46,117.73,0.54,0.46,1160000,'2014/09/19',0.46,2.25,3.78,13.23,20.32,135.0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dison-intl" xlink:type="simple">Edison</text:a></text:p>
          </table:table-cell>
          <table:table-cell office:value-type="float" office:value="57.91" calcext:value-type="float">
            <text:p>57.91</text:p>
          </table:table-cell>
          <table:table-cell office:value-type="float" office:value="58.06" calcext:value-type="float">
            <text:p>58.06</text:p>
          </table:table-cell>
          <table:table-cell office:value-type="float" office:value="57.69" calcext:value-type="float">
            <text:p>57.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+0.35%</text:p>
          </table:table-cell>
          <table:table-cell office:value-type="string" calcext:value-type="string">
            <text:p>1.7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25.08%</text:p>
          </table:table-cell>
          <table:table-cell office:value-type="string" calcext:value-type="string">
            <text:p>25.84%</text:p>
          </table:table-cell>
          <table:table-cell office:value-type="string" calcext:value-type="string">
            <text:p>55.13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59];1;LEN([.F159])-1))" office:value-type="float" office:value="0.35" calcext:value-type="float">
            <text:p>0.35</text:p>
          </table:table-cell>
          <table:table-cell table:formula="of:=VALUE(SUBSTITUTE(SUBSTITUTE(SUBSTITUTE([.G159];&quot;M&quot;;&quot;0000&quot;);&quot;K&quot;;&quot;0&quot;);&quot;.&quot;;&quot;&quot;))" office:value-type="float" office:value="1790000" calcext:value-type="float">
            <text:p>1790000</text:p>
          </table:table-cell>
          <table:table-cell table:formula="of:=IF([.I159]=&quot;-&quot;;&quot;NULL&quot;;VALUE(MID([.I159];1;LEN([.I159])-1)))" office:value-type="float" office:value="0.35" calcext:value-type="float">
            <text:p>0.35</text:p>
          </table:table-cell>
          <table:table-cell table:formula="of:=IF([.J159]=&quot;-&quot;;&quot;NULL&quot;;VALUE(MID([.J159];1;LEN([.J159])-1)))" office:value-type="float" office:value="1.81" calcext:value-type="float">
            <text:p>1.81</text:p>
          </table:table-cell>
          <table:table-cell table:formula="of:=IF([.K159]=&quot;-&quot;;&quot;NULL&quot;;VALUE(MID([.K159];1;LEN([.K159])-1)))" office:value-type="float" office:value="-0.7" calcext:value-type="float">
            <text:p>-0.7</text:p>
          </table:table-cell>
          <table:table-cell table:formula="of:=IF([.L159]=&quot;-&quot;;&quot;NULL&quot;;VALUE(MID([.L159];1;LEN([.L159])-1)))" office:value-type="float" office:value="25.08" calcext:value-type="float">
            <text:p>25.08</text:p>
          </table:table-cell>
          <table:table-cell table:formula="of:=IF([.M159]=&quot;-&quot;;&quot;NULL&quot;;VALUE(MID([.M159];1;LEN([.M159])-1)))" office:value-type="float" office:value="25.84" calcext:value-type="float">
            <text:p>25.84</text:p>
          </table:table-cell>
          <table:table-cell table:formula="of:=IF([.N159]=&quot;-&quot;;&quot;NULL&quot;;VALUE(MID([.N159];1;LEN([.N159])-1)))" office:value-type="float" office:value="55.13" calcext:value-type="float">
            <text:p>55.13</text:p>
          </table:table-cell>
          <table:table-cell table:formula="of:=&quot;( &quot; &amp; (ROW()-1) &amp; &quot;, '&quot; &amp; [.A159] &amp; &quot;',&quot; &amp; [.B159] &amp; &quot;,&quot; &amp; [.C159] &amp; &quot;,&quot; &amp; [.D159] &amp; &quot;,&quot; &amp; [.E159] &amp; &quot;,&quot; &amp; [.R159] &amp; &quot;,&quot; &amp; [.S159] &amp; &quot;,'2014/09/19',&quot; &amp; [.T159] &amp; &quot;,&quot; &amp; [.U159] &amp; &quot;,&quot; &amp; [.V159] &amp; &quot;,&quot; &amp; [.W159] &amp; &quot;,&quot; &amp; [.X159] &amp; &quot;,&quot; &amp; [.Y159] &amp; &quot;,'&quot; &amp; [.O159] &amp; &quot;','&quot; &amp; [.P159] &amp; &quot;','&quot; &amp; [.Q159] &amp; &quot;'),&quot;" office:value-type="string" office:string-value="( 158, 'Edison',57.91,58.06,57.69,0.2,0.35,1790000,'2014/09/19',0.35,1.81,-0.7,25.08,25.84,55.13,'Buy','Neutral','Strong Buy')," calcext:value-type="string">
            <text:p>( 158, 'Edison',57.91,58.06,57.69,0.2,0.35,1790000,'2014/09/19',0.35,1.81,-0.7,25.08,25.84,55.13,'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dward-lifescience" xlink:type="simple">Edwards Lifesciences</text:a></text:p>
          </table:table-cell>
          <table:table-cell office:value-type="float" office:value="104.02" calcext:value-type="float">
            <text:p>104.02</text:p>
          </table:table-cell>
          <table:table-cell office:value-type="float" office:value="104.66" calcext:value-type="float">
            <text:p>104.66</text:p>
          </table:table-cell>
          <table:table-cell office:value-type="float" office:value="103.24" calcext:value-type="float">
            <text:p>103.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+0.68%</text:p>
          </table:table-cell>
          <table:table-cell office:value-type="string" calcext:value-type="string">
            <text:p>1.3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4.35%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58.18%</text:p>
          </table:table-cell>
          <table:table-cell office:value-type="string" calcext:value-type="string">
            <text:p>48.54%</text:p>
          </table:table-cell>
          <table:table-cell office:value-type="string" calcext:value-type="string">
            <text:p>36.0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60];1;LEN([.F160])-1))" office:value-type="float" office:value="0.68" calcext:value-type="float">
            <text:p>0.68</text:p>
          </table:table-cell>
          <table:table-cell table:formula="of:=VALUE(SUBSTITUTE(SUBSTITUTE(SUBSTITUTE([.G160];&quot;M&quot;;&quot;0000&quot;);&quot;K&quot;;&quot;0&quot;);&quot;.&quot;;&quot;&quot;))" office:value-type="float" office:value="1350000" calcext:value-type="float">
            <text:p>1350000</text:p>
          </table:table-cell>
          <table:table-cell table:formula="of:=IF([.I160]=&quot;-&quot;;&quot;NULL&quot;;VALUE(MID([.I160];1;LEN([.I160])-1)))" office:value-type="float" office:value="0.68" calcext:value-type="float">
            <text:p>0.68</text:p>
          </table:table-cell>
          <table:table-cell table:formula="of:=IF([.J160]=&quot;-&quot;;&quot;NULL&quot;;VALUE(MID([.J160];1;LEN([.J160])-1)))" office:value-type="float" office:value="4.35" calcext:value-type="float">
            <text:p>4.35</text:p>
          </table:table-cell>
          <table:table-cell table:formula="of:=IF([.K160]=&quot;-&quot;;&quot;NULL&quot;;VALUE(MID([.K160];1;LEN([.K160])-1)))" office:value-type="float" office:value="5.39" calcext:value-type="float">
            <text:p>5.39</text:p>
          </table:table-cell>
          <table:table-cell table:formula="of:=IF([.L160]=&quot;-&quot;;&quot;NULL&quot;;VALUE(MID([.L160];1;LEN([.L160])-1)))" office:value-type="float" office:value="58.18" calcext:value-type="float">
            <text:p>58.18</text:p>
          </table:table-cell>
          <table:table-cell table:formula="of:=IF([.M160]=&quot;-&quot;;&quot;NULL&quot;;VALUE(MID([.M160];1;LEN([.M160])-1)))" office:value-type="float" office:value="48.54" calcext:value-type="float">
            <text:p>48.54</text:p>
          </table:table-cell>
          <table:table-cell table:formula="of:=IF([.N160]=&quot;-&quot;;&quot;NULL&quot;;VALUE(MID([.N160];1;LEN([.N160])-1)))" office:value-type="float" office:value="36.01" calcext:value-type="float">
            <text:p>36.01</text:p>
          </table:table-cell>
          <table:table-cell table:formula="of:=&quot;( &quot; &amp; (ROW()-1) &amp; &quot;, '&quot; &amp; [.A160] &amp; &quot;',&quot; &amp; [.B160] &amp; &quot;,&quot; &amp; [.C160] &amp; &quot;,&quot; &amp; [.D160] &amp; &quot;,&quot; &amp; [.E160] &amp; &quot;,&quot; &amp; [.R160] &amp; &quot;,&quot; &amp; [.S160] &amp; &quot;,'2014/09/19',&quot; &amp; [.T160] &amp; &quot;,&quot; &amp; [.U160] &amp; &quot;,&quot; &amp; [.V160] &amp; &quot;,&quot; &amp; [.W160] &amp; &quot;,&quot; &amp; [.X160] &amp; &quot;,&quot; &amp; [.Y160] &amp; &quot;,'&quot; &amp; [.O160] &amp; &quot;','&quot; &amp; [.P160] &amp; &quot;','&quot; &amp; [.Q160] &amp; &quot;'),&quot;" office:value-type="string" office:string-value="( 159, 'Edwards Lifesciences',104.02,104.66,103.24,0.7,0.68,1350000,'2014/09/19',0.68,4.35,5.39,58.18,48.54,36.01,'Strong Buy','Strong Buy','Strong Buy')," calcext:value-type="string">
            <text:p>( 159, 'Edwards Lifesciences',104.02,104.66,103.24,0.7,0.68,1350000,'2014/09/19',0.68,4.35,5.39,58.18,48.54,36.0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u-pont" xlink:type="simple">DuPont</text:a></text:p>
          </table:table-cell>
          <table:table-cell office:value-type="float" office:value="71.25" calcext:value-type="float">
            <text:p>71.25</text:p>
          </table:table-cell>
          <table:table-cell office:value-type="float" office:value="72.15" calcext:value-type="float">
            <text:p>72.15</text:p>
          </table:table-cell>
          <table:table-cell office:value-type="float" office:value="71.22" calcext:value-type="float">
            <text:p>71.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+0.07%</text:p>
          </table:table-cell>
          <table:table-cell office:value-type="string" calcext:value-type="string">
            <text:p>8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9.99%</text:p>
          </table:table-cell>
          <table:table-cell office:value-type="string" calcext:value-type="string">
            <text:p>7.47%</text:p>
          </table:table-cell>
          <table:table-cell office:value-type="string" calcext:value-type="string">
            <text:p>9.67%</text:p>
          </table:table-cell>
          <table:table-cell office:value-type="string" calcext:value-type="string">
            <text:p>19.91%</text:p>
          </table:table-cell>
          <table:table-cell office:value-type="string" calcext:value-type="string">
            <text:p>59.7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61];1;LEN([.F161])-1))" office:value-type="float" office:value="0.07" calcext:value-type="float">
            <text:p>0.07</text:p>
          </table:table-cell>
          <table:table-cell table:formula="of:=VALUE(SUBSTITUTE(SUBSTITUTE(SUBSTITUTE([.G161];&quot;M&quot;;&quot;0000&quot;);&quot;K&quot;;&quot;0&quot;);&quot;.&quot;;&quot;&quot;))" office:value-type="float" office:value="8780000" calcext:value-type="float">
            <text:p>8780000</text:p>
          </table:table-cell>
          <table:table-cell table:formula="of:=IF([.I161]=&quot;-&quot;;&quot;NULL&quot;;VALUE(MID([.I161];1;LEN([.I161])-1)))" office:value-type="float" office:value="0.07" calcext:value-type="float">
            <text:p>0.07</text:p>
          </table:table-cell>
          <table:table-cell table:formula="of:=IF([.J161]=&quot;-&quot;;&quot;NULL&quot;;VALUE(MID([.J161];1;LEN([.J161])-1)))" office:value-type="float" office:value="9.99" calcext:value-type="float">
            <text:p>9.99</text:p>
          </table:table-cell>
          <table:table-cell table:formula="of:=IF([.K161]=&quot;-&quot;;&quot;NULL&quot;;VALUE(MID([.K161];1;LEN([.K161])-1)))" office:value-type="float" office:value="7.47" calcext:value-type="float">
            <text:p>7.47</text:p>
          </table:table-cell>
          <table:table-cell table:formula="of:=IF([.L161]=&quot;-&quot;;&quot;NULL&quot;;VALUE(MID([.L161];1;LEN([.L161])-1)))" office:value-type="float" office:value="9.67" calcext:value-type="float">
            <text:p>9.67</text:p>
          </table:table-cell>
          <table:table-cell table:formula="of:=IF([.M161]=&quot;-&quot;;&quot;NULL&quot;;VALUE(MID([.M161];1;LEN([.M161])-1)))" office:value-type="float" office:value="19.91" calcext:value-type="float">
            <text:p>19.91</text:p>
          </table:table-cell>
          <table:table-cell table:formula="of:=IF([.N161]=&quot;-&quot;;&quot;NULL&quot;;VALUE(MID([.N161];1;LEN([.N161])-1)))" office:value-type="float" office:value="59.72" calcext:value-type="float">
            <text:p>59.72</text:p>
          </table:table-cell>
          <table:table-cell table:formula="of:=&quot;( &quot; &amp; (ROW()-1) &amp; &quot;, '&quot; &amp; [.A161] &amp; &quot;',&quot; &amp; [.B161] &amp; &quot;,&quot; &amp; [.C161] &amp; &quot;,&quot; &amp; [.D161] &amp; &quot;,&quot; &amp; [.E161] &amp; &quot;,&quot; &amp; [.R161] &amp; &quot;,&quot; &amp; [.S161] &amp; &quot;,'2014/09/19',&quot; &amp; [.T161] &amp; &quot;,&quot; &amp; [.U161] &amp; &quot;,&quot; &amp; [.V161] &amp; &quot;,&quot; &amp; [.W161] &amp; &quot;,&quot; &amp; [.X161] &amp; &quot;,&quot; &amp; [.Y161] &amp; &quot;,'&quot; &amp; [.O161] &amp; &quot;','&quot; &amp; [.P161] &amp; &quot;','&quot; &amp; [.Q161] &amp; &quot;'),&quot;" office:value-type="string" office:string-value="( 160, 'DuPont',71.25,72.15,71.22,0.05,0.07,8780000,'2014/09/19',0.07,9.99,7.47,9.67,19.91,59.72,'Strong Buy','Strong Buy','Strong Buy')," calcext:value-type="string">
            <text:p>( 160, 'DuPont',71.25,72.15,71.22,0.05,0.07,8780000,'2014/09/19',0.07,9.99,7.47,9.67,19.91,59.7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lectronic-arts-inc" xlink:type="simple">Electronic Arts</text:a></text:p>
          </table:table-cell>
          <table:table-cell office:value-type="float" office:value="36.71" calcext:value-type="float">
            <text:p>36.71</text:p>
          </table:table-cell>
          <table:table-cell office:value-type="float" office:value="37.45" calcext:value-type="float">
            <text:p>37.45</text:p>
          </table:table-cell>
          <table:table-cell office:value-type="float" office:value="36.7" calcext:value-type="float">
            <text:p>36.7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-1.45%</text:p>
          </table:table-cell>
          <table:table-cell office:value-type="string" calcext:value-type="string">
            <text:p>2.9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5%</text:p>
          </table:table-cell>
          <table:table-cell office:value-type="string" calcext:value-type="string">
            <text:p>-1.21%</text:p>
          </table:table-cell>
          <table:table-cell office:value-type="string" calcext:value-type="string">
            <text:p>-2.78%</text:p>
          </table:table-cell>
          <table:table-cell office:value-type="string" calcext:value-type="string">
            <text:p>60.03%</text:p>
          </table:table-cell>
          <table:table-cell office:value-type="string" calcext:value-type="string">
            <text:p>38.32%</text:p>
          </table:table-cell>
          <table:table-cell office:value-type="string" calcext:value-type="string">
            <text:p>67.24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162];1;LEN([.F162])-1))" office:value-type="float" office:value="-1.45" calcext:value-type="float">
            <text:p>-1.45</text:p>
          </table:table-cell>
          <table:table-cell table:formula="of:=VALUE(SUBSTITUTE(SUBSTITUTE(SUBSTITUTE([.G162];&quot;M&quot;;&quot;0000&quot;);&quot;K&quot;;&quot;0&quot;);&quot;.&quot;;&quot;&quot;))" office:value-type="float" office:value="2940000" calcext:value-type="float">
            <text:p>2940000</text:p>
          </table:table-cell>
          <table:table-cell table:formula="of:=IF([.I162]=&quot;-&quot;;&quot;NULL&quot;;VALUE(MID([.I162];1;LEN([.I162])-1)))" office:value-type="float" office:value="-1.45" calcext:value-type="float">
            <text:p>-1.45</text:p>
          </table:table-cell>
          <table:table-cell table:formula="of:=IF([.J162]=&quot;-&quot;;&quot;NULL&quot;;VALUE(MID([.J162];1;LEN([.J162])-1)))" office:value-type="float" office:value="-1.21" calcext:value-type="float">
            <text:p>-1.21</text:p>
          </table:table-cell>
          <table:table-cell table:formula="of:=IF([.K162]=&quot;-&quot;;&quot;NULL&quot;;VALUE(MID([.K162];1;LEN([.K162])-1)))" office:value-type="float" office:value="-2.78" calcext:value-type="float">
            <text:p>-2.78</text:p>
          </table:table-cell>
          <table:table-cell table:formula="of:=IF([.L162]=&quot;-&quot;;&quot;NULL&quot;;VALUE(MID([.L162];1;LEN([.L162])-1)))" office:value-type="float" office:value="60.03" calcext:value-type="float">
            <text:p>60.03</text:p>
          </table:table-cell>
          <table:table-cell table:formula="of:=IF([.M162]=&quot;-&quot;;&quot;NULL&quot;;VALUE(MID([.M162];1;LEN([.M162])-1)))" office:value-type="float" office:value="38.32" calcext:value-type="float">
            <text:p>38.32</text:p>
          </table:table-cell>
          <table:table-cell table:formula="of:=IF([.N162]=&quot;-&quot;;&quot;NULL&quot;;VALUE(MID([.N162];1;LEN([.N162])-1)))" office:value-type="float" office:value="67.24" calcext:value-type="float">
            <text:p>67.24</text:p>
          </table:table-cell>
          <table:table-cell table:formula="of:=&quot;( &quot; &amp; (ROW()-1) &amp; &quot;, '&quot; &amp; [.A162] &amp; &quot;',&quot; &amp; [.B162] &amp; &quot;,&quot; &amp; [.C162] &amp; &quot;,&quot; &amp; [.D162] &amp; &quot;,&quot; &amp; [.E162] &amp; &quot;,&quot; &amp; [.R162] &amp; &quot;,&quot; &amp; [.S162] &amp; &quot;,'2014/09/19',&quot; &amp; [.T162] &amp; &quot;,&quot; &amp; [.U162] &amp; &quot;,&quot; &amp; [.V162] &amp; &quot;,&quot; &amp; [.W162] &amp; &quot;,&quot; &amp; [.X162] &amp; &quot;,&quot; &amp; [.Y162] &amp; &quot;,'&quot; &amp; [.O162] &amp; &quot;','&quot; &amp; [.P162] &amp; &quot;','&quot; &amp; [.Q162] &amp; &quot;'),&quot;" office:value-type="string" office:string-value="( 161, 'Electronic Arts',36.71,37.45,36.7,-0.54,-1.45,2940000,'2014/09/19',-1.45,-1.21,-2.78,60.03,38.32,67.24,'Strong Sell','Sell','Strong Buy')," calcext:value-type="string">
            <text:p>( 161, 'Electronic Arts',36.71,37.45,36.7,-0.54,-1.45,2940000,'2014/09/19',-1.45,-1.21,-2.78,60.03,38.32,67.24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li-lilly-and-co" xlink:type="simple">Eli Lilly</text:a></text:p>
          </table:table-cell>
          <table:table-cell office:value-type="float" office:value="66.53" calcext:value-type="float">
            <text:p>66.53</text:p>
          </table:table-cell>
          <table:table-cell office:value-type="float" office:value="67.14" calcext:value-type="float">
            <text:p>67.14</text:p>
          </table:table-cell>
          <table:table-cell office:value-type="float" office:value="66.4" calcext:value-type="float">
            <text:p>66.4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5.1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1.93%</text:p>
          </table:table-cell>
          <table:table-cell office:value-type="string" calcext:value-type="string">
            <text:p>7.25%</text:p>
          </table:table-cell>
          <table:table-cell office:value-type="string" calcext:value-type="string">
            <text:p>30.45%</text:p>
          </table:table-cell>
          <table:table-cell office:value-type="string" calcext:value-type="string">
            <text:p>23.36%</text:p>
          </table:table-cell>
          <table:table-cell office:value-type="string" calcext:value-type="string">
            <text:p>79.2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63];1;LEN([.F163])-1))" office:value-type="float" office:value="-0.09" calcext:value-type="float">
            <text:p>-0.09</text:p>
          </table:table-cell>
          <table:table-cell table:formula="of:=VALUE(SUBSTITUTE(SUBSTITUTE(SUBSTITUTE([.G163];&quot;M&quot;;&quot;0000&quot;);&quot;K&quot;;&quot;0&quot;);&quot;.&quot;;&quot;&quot;))" office:value-type="float" office:value="5110000" calcext:value-type="float">
            <text:p>5110000</text:p>
          </table:table-cell>
          <table:table-cell table:formula="of:=IF([.I163]=&quot;-&quot;;&quot;NULL&quot;;VALUE(MID([.I163];1;LEN([.I163])-1)))" office:value-type="float" office:value="-0.09" calcext:value-type="float">
            <text:p>-0.09</text:p>
          </table:table-cell>
          <table:table-cell table:formula="of:=IF([.J163]=&quot;-&quot;;&quot;NULL&quot;;VALUE(MID([.J163];1;LEN([.J163])-1)))" office:value-type="float" office:value="1.93" calcext:value-type="float">
            <text:p>1.93</text:p>
          </table:table-cell>
          <table:table-cell table:formula="of:=IF([.K163]=&quot;-&quot;;&quot;NULL&quot;;VALUE(MID([.K163];1;LEN([.K163])-1)))" office:value-type="float" office:value="7.25" calcext:value-type="float">
            <text:p>7.25</text:p>
          </table:table-cell>
          <table:table-cell table:formula="of:=IF([.L163]=&quot;-&quot;;&quot;NULL&quot;;VALUE(MID([.L163];1;LEN([.L163])-1)))" office:value-type="float" office:value="30.45" calcext:value-type="float">
            <text:p>30.45</text:p>
          </table:table-cell>
          <table:table-cell table:formula="of:=IF([.M163]=&quot;-&quot;;&quot;NULL&quot;;VALUE(MID([.M163];1;LEN([.M163])-1)))" office:value-type="float" office:value="23.36" calcext:value-type="float">
            <text:p>23.36</text:p>
          </table:table-cell>
          <table:table-cell table:formula="of:=IF([.N163]=&quot;-&quot;;&quot;NULL&quot;;VALUE(MID([.N163];1;LEN([.N163])-1)))" office:value-type="float" office:value="79.28" calcext:value-type="float">
            <text:p>79.28</text:p>
          </table:table-cell>
          <table:table-cell table:formula="of:=&quot;( &quot; &amp; (ROW()-1) &amp; &quot;, '&quot; &amp; [.A163] &amp; &quot;',&quot; &amp; [.B163] &amp; &quot;,&quot; &amp; [.C163] &amp; &quot;,&quot; &amp; [.D163] &amp; &quot;,&quot; &amp; [.E163] &amp; &quot;,&quot; &amp; [.R163] &amp; &quot;,&quot; &amp; [.S163] &amp; &quot;,'2014/09/19',&quot; &amp; [.T163] &amp; &quot;,&quot; &amp; [.U163] &amp; &quot;,&quot; &amp; [.V163] &amp; &quot;,&quot; &amp; [.W163] &amp; &quot;,&quot; &amp; [.X163] &amp; &quot;,&quot; &amp; [.Y163] &amp; &quot;,'&quot; &amp; [.O163] &amp; &quot;','&quot; &amp; [.P163] &amp; &quot;','&quot; &amp; [.Q163] &amp; &quot;'),&quot;" office:value-type="string" office:string-value="( 162, 'Eli Lilly',66.53,67.14,66.4,-0.06,-0.09,5110000,'2014/09/19',-0.09,1.93,7.25,30.45,23.36,79.28,'Strong Buy','Strong Buy','Strong Buy')," calcext:value-type="string">
            <text:p>( 162, 'Eli Lilly',66.53,67.14,66.4,-0.06,-0.09,5110000,'2014/09/19',-0.09,1.93,7.25,30.45,23.36,79.2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mc-corp-mass" xlink:type="simple">EMC</text:a></text:p>
          </table:table-cell>
          <table:table-cell office:value-type="float" office:value="29.53" calcext:value-type="float">
            <text:p>29.53</text:p>
          </table:table-cell>
          <table:table-cell office:value-type="float" office:value="29.94" calcext:value-type="float">
            <text:p>29.94</text:p>
          </table:table-cell>
          <table:table-cell office:value-type="float" office:value="29.51" calcext:value-type="float">
            <text:p>29.5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21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17.42%</text:p>
          </table:table-cell>
          <table:table-cell office:value-type="string" calcext:value-type="string">
            <text:p>11.73%</text:p>
          </table:table-cell>
          <table:table-cell office:value-type="string" calcext:value-type="string">
            <text:p>38.38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64];1;LEN([.F164])-1))" office:value-type="float" office:value="-0.64" calcext:value-type="float">
            <text:p>-0.64</text:p>
          </table:table-cell>
          <table:table-cell table:formula="of:=VALUE(SUBSTITUTE(SUBSTITUTE(SUBSTITUTE([.G164];&quot;M&quot;;&quot;0000&quot;);&quot;K&quot;;&quot;0&quot;);&quot;.&quot;;&quot;&quot;))" office:value-type="float" office:value="21860000" calcext:value-type="float">
            <text:p>21860000</text:p>
          </table:table-cell>
          <table:table-cell table:formula="of:=IF([.I164]=&quot;-&quot;;&quot;NULL&quot;;VALUE(MID([.I164];1;LEN([.I164])-1)))" office:value-type="float" office:value="-0.64" calcext:value-type="float">
            <text:p>-0.64</text:p>
          </table:table-cell>
          <table:table-cell table:formula="of:=IF([.J164]=&quot;-&quot;;&quot;NULL&quot;;VALUE(MID([.J164];1;LEN([.J164])-1)))" office:value-type="float" office:value="-0.4" calcext:value-type="float">
            <text:p>-0.4</text:p>
          </table:table-cell>
          <table:table-cell table:formula="of:=IF([.K164]=&quot;-&quot;;&quot;NULL&quot;;VALUE(MID([.K164];1;LEN([.K164])-1)))" office:value-type="float" office:value="-0.3" calcext:value-type="float">
            <text:p>-0.3</text:p>
          </table:table-cell>
          <table:table-cell table:formula="of:=IF([.L164]=&quot;-&quot;;&quot;NULL&quot;;VALUE(MID([.L164];1;LEN([.L164])-1)))" office:value-type="float" office:value="17.42" calcext:value-type="float">
            <text:p>17.42</text:p>
          </table:table-cell>
          <table:table-cell table:formula="of:=IF([.M164]=&quot;-&quot;;&quot;NULL&quot;;VALUE(MID([.M164];1;LEN([.M164])-1)))" office:value-type="float" office:value="11.73" calcext:value-type="float">
            <text:p>11.73</text:p>
          </table:table-cell>
          <table:table-cell table:formula="of:=IF([.N164]=&quot;-&quot;;&quot;NULL&quot;;VALUE(MID([.N164];1;LEN([.N164])-1)))" office:value-type="float" office:value="38.38" calcext:value-type="float">
            <text:p>38.38</text:p>
          </table:table-cell>
          <table:table-cell table:formula="of:=&quot;( &quot; &amp; (ROW()-1) &amp; &quot;, '&quot; &amp; [.A164] &amp; &quot;',&quot; &amp; [.B164] &amp; &quot;,&quot; &amp; [.C164] &amp; &quot;,&quot; &amp; [.D164] &amp; &quot;,&quot; &amp; [.E164] &amp; &quot;,&quot; &amp; [.R164] &amp; &quot;,&quot; &amp; [.S164] &amp; &quot;,'2014/09/19',&quot; &amp; [.T164] &amp; &quot;,&quot; &amp; [.U164] &amp; &quot;,&quot; &amp; [.V164] &amp; &quot;,&quot; &amp; [.W164] &amp; &quot;,&quot; &amp; [.X164] &amp; &quot;,&quot; &amp; [.Y164] &amp; &quot;,'&quot; &amp; [.O164] &amp; &quot;','&quot; &amp; [.P164] &amp; &quot;','&quot; &amp; [.Q164] &amp; &quot;'),&quot;" office:value-type="string" office:string-value="( 163, 'EMC',29.53,29.94,29.51,-0.19,-0.64,21860000,'2014/09/19',-0.64,-0.4,-0.3,17.42,11.73,38.38,'Sell','Strong Buy','Strong Buy')," calcext:value-type="string">
            <text:p>( 163, 'EMC',29.53,29.94,29.51,-0.19,-0.64,21860000,'2014/09/19',-0.64,-0.4,-0.3,17.42,11.73,38.38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merson-elec" xlink:type="simple">Emers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5.22" calcext:value-type="float">
            <text:p>65.22</text:p>
          </table:table-cell>
          <table:table-cell office:value-type="float" office:value="64.58" calcext:value-type="float">
            <text:p>64.5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+0.40%</text:p>
          </table:table-cell>
          <table:table-cell office:value-type="string" calcext:value-type="string">
            <text:p>4.1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79%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-7.38%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48.57%</text:p>
          </table:table-cell>
          <table:table-cell table:number-columns-repeated="2"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65];1;LEN([.F165])-1))" office:value-type="float" office:value="0.4" calcext:value-type="float">
            <text:p>0.4</text:p>
          </table:table-cell>
          <table:table-cell table:formula="of:=VALUE(SUBSTITUTE(SUBSTITUTE(SUBSTITUTE([.G165];&quot;M&quot;;&quot;0000&quot;);&quot;K&quot;;&quot;0&quot;);&quot;.&quot;;&quot;&quot;))" office:value-type="float" office:value="4140000" calcext:value-type="float">
            <text:p>4140000</text:p>
          </table:table-cell>
          <table:table-cell table:formula="of:=IF([.I165]=&quot;-&quot;;&quot;NULL&quot;;VALUE(MID([.I165];1;LEN([.I165])-1)))" office:value-type="float" office:value="0.4" calcext:value-type="float">
            <text:p>0.4</text:p>
          </table:table-cell>
          <table:table-cell table:formula="of:=IF([.J165]=&quot;-&quot;;&quot;NULL&quot;;VALUE(MID([.J165];1;LEN([.J165])-1)))" office:value-type="float" office:value="0.79" calcext:value-type="float">
            <text:p>0.79</text:p>
          </table:table-cell>
          <table:table-cell table:formula="of:=IF([.K165]=&quot;-&quot;;&quot;NULL&quot;;VALUE(MID([.K165];1;LEN([.K165])-1)))" office:value-type="float" office:value="0.68" calcext:value-type="float">
            <text:p>0.68</text:p>
          </table:table-cell>
          <table:table-cell table:formula="of:=IF([.L165]=&quot;-&quot;;&quot;NULL&quot;;VALUE(MID([.L165];1;LEN([.L165])-1)))" office:value-type="float" office:value="-7.38" calcext:value-type="float">
            <text:p>-7.38</text:p>
          </table:table-cell>
          <table:table-cell table:formula="of:=IF([.M165]=&quot;-&quot;;&quot;NULL&quot;;VALUE(MID([.M165];1;LEN([.M165])-1)))" office:value-type="float" office:value="0.12" calcext:value-type="float">
            <text:p>0.12</text:p>
          </table:table-cell>
          <table:table-cell table:formula="of:=IF([.N165]=&quot;-&quot;;&quot;NULL&quot;;VALUE(MID([.N165];1;LEN([.N165])-1)))" office:value-type="float" office:value="48.57" calcext:value-type="float">
            <text:p>48.57</text:p>
          </table:table-cell>
          <table:table-cell table:formula="of:=&quot;( &quot; &amp; (ROW()-1) &amp; &quot;, '&quot; &amp; [.A165] &amp; &quot;',&quot; &amp; [.B165] &amp; &quot;,&quot; &amp; [.C165] &amp; &quot;,&quot; &amp; [.D165] &amp; &quot;,&quot; &amp; [.E165] &amp; &quot;,&quot; &amp; [.R165] &amp; &quot;,&quot; &amp; [.S165] &amp; &quot;,'2014/09/19',&quot; &amp; [.T165] &amp; &quot;,&quot; &amp; [.U165] &amp; &quot;,&quot; &amp; [.V165] &amp; &quot;,&quot; &amp; [.W165] &amp; &quot;,&quot; &amp; [.X165] &amp; &quot;,&quot; &amp; [.Y165] &amp; &quot;,'&quot; &amp; [.O165] &amp; &quot;','&quot; &amp; [.P165] &amp; &quot;','&quot; &amp; [.Q165] &amp; &quot;'),&quot;" office:value-type="string" office:string-value="( 164, 'Emerson',65,65.22,64.58,0.26,0.4,4140000,'2014/09/19',0.4,0.79,0.68,-7.38,0.12,48.57,'Strong Buy','Strong Buy','Buy')," calcext:value-type="string">
            <text:p>( 164, 'Emerson',65,65.22,64.58,0.26,0.4,4140000,'2014/09/19',0.4,0.79,0.68,-7.38,0.12,48.57,'Strong 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nsco-intl" xlink:type="simple">ENSCO</text:a></text:p>
          </table:table-cell>
          <table:table-cell office:value-type="float" office:value="44.5" calcext:value-type="float">
            <text:p>44.5</text:p>
          </table:table-cell>
          <table:table-cell office:value-type="float" office:value="45.18" calcext:value-type="float">
            <text:p>45.18</text:p>
          </table:table-cell>
          <table:table-cell office:value-type="float" office:value="44.19" calcext:value-type="float">
            <text:p>44.19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0.89%</text:p>
          </table:table-cell>
          <table:table-cell office:value-type="string" calcext:value-type="string">
            <text:p>6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9%</text:p>
          </table:table-cell>
          <table:table-cell office:value-type="string" calcext:value-type="string">
            <text:p>-3.78%</text:p>
          </table:table-cell>
          <table:table-cell office:value-type="string" calcext:value-type="string">
            <text:p>-11.86%</text:p>
          </table:table-cell>
          <table:table-cell office:value-type="string" calcext:value-type="string">
            <text:p>-22.18%</text:p>
          </table:table-cell>
          <table:table-cell office:value-type="string" calcext:value-type="string">
            <text:p>-18.74%</text:p>
          </table:table-cell>
          <table:table-cell office:value-type="string" calcext:value-type="string">
            <text:p>-3.66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166];1;LEN([.F166])-1))" office:value-type="float" office:value="-0.89" calcext:value-type="float">
            <text:p>-0.89</text:p>
          </table:table-cell>
          <table:table-cell table:formula="of:=VALUE(SUBSTITUTE(SUBSTITUTE(SUBSTITUTE([.G166];&quot;M&quot;;&quot;0000&quot;);&quot;K&quot;;&quot;0&quot;);&quot;.&quot;;&quot;&quot;))" office:value-type="float" office:value="6560000" calcext:value-type="float">
            <text:p>6560000</text:p>
          </table:table-cell>
          <table:table-cell table:formula="of:=IF([.I166]=&quot;-&quot;;&quot;NULL&quot;;VALUE(MID([.I166];1;LEN([.I166])-1)))" office:value-type="float" office:value="-0.89" calcext:value-type="float">
            <text:p>-0.89</text:p>
          </table:table-cell>
          <table:table-cell table:formula="of:=IF([.J166]=&quot;-&quot;;&quot;NULL&quot;;VALUE(MID([.J166];1;LEN([.J166])-1)))" office:value-type="float" office:value="-3.78" calcext:value-type="float">
            <text:p>-3.78</text:p>
          </table:table-cell>
          <table:table-cell table:formula="of:=IF([.K166]=&quot;-&quot;;&quot;NULL&quot;;VALUE(MID([.K166];1;LEN([.K166])-1)))" office:value-type="float" office:value="-11.86" calcext:value-type="float">
            <text:p>-11.86</text:p>
          </table:table-cell>
          <table:table-cell table:formula="of:=IF([.L166]=&quot;-&quot;;&quot;NULL&quot;;VALUE(MID([.L166];1;LEN([.L166])-1)))" office:value-type="float" office:value="-22.18" calcext:value-type="float">
            <text:p>-22.18</text:p>
          </table:table-cell>
          <table:table-cell table:formula="of:=IF([.M166]=&quot;-&quot;;&quot;NULL&quot;;VALUE(MID([.M166];1;LEN([.M166])-1)))" office:value-type="float" office:value="-18.74" calcext:value-type="float">
            <text:p>-18.74</text:p>
          </table:table-cell>
          <table:table-cell table:formula="of:=IF([.N166]=&quot;-&quot;;&quot;NULL&quot;;VALUE(MID([.N166];1;LEN([.N166])-1)))" office:value-type="float" office:value="-3.66" calcext:value-type="float">
            <text:p>-3.66</text:p>
          </table:table-cell>
          <table:table-cell table:formula="of:=&quot;( &quot; &amp; (ROW()-1) &amp; &quot;, '&quot; &amp; [.A166] &amp; &quot;',&quot; &amp; [.B166] &amp; &quot;,&quot; &amp; [.C166] &amp; &quot;,&quot; &amp; [.D166] &amp; &quot;,&quot; &amp; [.E166] &amp; &quot;,&quot; &amp; [.R166] &amp; &quot;,&quot; &amp; [.S166] &amp; &quot;,'2014/09/19',&quot; &amp; [.T166] &amp; &quot;,&quot; &amp; [.U166] &amp; &quot;,&quot; &amp; [.V166] &amp; &quot;,&quot; &amp; [.W166] &amp; &quot;,&quot; &amp; [.X166] &amp; &quot;,&quot; &amp; [.Y166] &amp; &quot;,'&quot; &amp; [.O166] &amp; &quot;','&quot; &amp; [.P166] &amp; &quot;','&quot; &amp; [.Q166] &amp; &quot;'),&quot;" office:value-type="string" office:string-value="( 165, 'ENSCO',44.5,45.18,44.19,-0.4,-0.89,6560000,'2014/09/19',-0.89,-3.78,-11.86,-22.18,-18.74,-3.66,'Strong Sell','Strong Sell','Strong Sell')," calcext:value-type="string">
            <text:p>( 165, 'ENSCO',44.5,45.18,44.19,-0.4,-0.89,6560000,'2014/09/19',-0.89,-3.78,-11.86,-22.18,-18.74,-3.66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entergy-corp" xlink:type="simple">Entergy</text:a></text:p>
          </table:table-cell>
          <table:table-cell office:value-type="float" office:value="76.82" calcext:value-type="float">
            <text:p>76.82</text:p>
          </table:table-cell>
          <table:table-cell office:value-type="float" office:value="76.88" calcext:value-type="float">
            <text:p>76.88</text:p>
          </table:table-cell>
          <table:table-cell office:value-type="float" office:value="75.86" calcext:value-type="float">
            <text:p>75.8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+1.29%</text:p>
          </table:table-cell>
          <table:table-cell office:value-type="string" calcext:value-type="string">
            <text:p>1.4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1.78%</text:p>
          </table:table-cell>
          <table:table-cell office:value-type="string" calcext:value-type="string">
            <text:p>2.67%</text:p>
          </table:table-cell>
          <table:table-cell office:value-type="string" calcext:value-type="string">
            <text:p>21.42%</text:p>
          </table:table-cell>
          <table:table-cell office:value-type="string" calcext:value-type="string">
            <text:p>20.73%</text:p>
          </table:table-cell>
          <table:table-cell office:value-type="string" calcext:value-type="string">
            <text:p>17.86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167];1;LEN([.F167])-1))" office:value-type="float" office:value="1.29" calcext:value-type="float">
            <text:p>1.29</text:p>
          </table:table-cell>
          <table:table-cell table:formula="of:=VALUE(SUBSTITUTE(SUBSTITUTE(SUBSTITUTE([.G167];&quot;M&quot;;&quot;0000&quot;);&quot;K&quot;;&quot;0&quot;);&quot;.&quot;;&quot;&quot;))" office:value-type="float" office:value="1430000" calcext:value-type="float">
            <text:p>1430000</text:p>
          </table:table-cell>
          <table:table-cell table:formula="of:=IF([.I167]=&quot;-&quot;;&quot;NULL&quot;;VALUE(MID([.I167];1;LEN([.I167])-1)))" office:value-type="float" office:value="1.29" calcext:value-type="float">
            <text:p>1.29</text:p>
          </table:table-cell>
          <table:table-cell table:formula="of:=IF([.J167]=&quot;-&quot;;&quot;NULL&quot;;VALUE(MID([.J167];1;LEN([.J167])-1)))" office:value-type="float" office:value="1.78" calcext:value-type="float">
            <text:p>1.78</text:p>
          </table:table-cell>
          <table:table-cell table:formula="of:=IF([.K167]=&quot;-&quot;;&quot;NULL&quot;;VALUE(MID([.K167];1;LEN([.K167])-1)))" office:value-type="float" office:value="2.67" calcext:value-type="float">
            <text:p>2.67</text:p>
          </table:table-cell>
          <table:table-cell table:formula="of:=IF([.L167]=&quot;-&quot;;&quot;NULL&quot;;VALUE(MID([.L167];1;LEN([.L167])-1)))" office:value-type="float" office:value="21.42" calcext:value-type="float">
            <text:p>21.42</text:p>
          </table:table-cell>
          <table:table-cell table:formula="of:=IF([.M167]=&quot;-&quot;;&quot;NULL&quot;;VALUE(MID([.M167];1;LEN([.M167])-1)))" office:value-type="float" office:value="20.73" calcext:value-type="float">
            <text:p>20.73</text:p>
          </table:table-cell>
          <table:table-cell table:formula="of:=IF([.N167]=&quot;-&quot;;&quot;NULL&quot;;VALUE(MID([.N167];1;LEN([.N167])-1)))" office:value-type="float" office:value="17.86" calcext:value-type="float">
            <text:p>17.86</text:p>
          </table:table-cell>
          <table:table-cell table:formula="of:=&quot;( &quot; &amp; (ROW()-1) &amp; &quot;, '&quot; &amp; [.A167] &amp; &quot;',&quot; &amp; [.B167] &amp; &quot;,&quot; &amp; [.C167] &amp; &quot;,&quot; &amp; [.D167] &amp; &quot;,&quot; &amp; [.E167] &amp; &quot;,&quot; &amp; [.R167] &amp; &quot;,&quot; &amp; [.S167] &amp; &quot;,'2014/09/19',&quot; &amp; [.T167] &amp; &quot;,&quot; &amp; [.U167] &amp; &quot;,&quot; &amp; [.V167] &amp; &quot;,&quot; &amp; [.W167] &amp; &quot;,&quot; &amp; [.X167] &amp; &quot;,&quot; &amp; [.Y167] &amp; &quot;,'&quot; &amp; [.O167] &amp; &quot;','&quot; &amp; [.P167] &amp; &quot;','&quot; &amp; [.Q167] &amp; &quot;'),&quot;" office:value-type="string" office:string-value="( 166, 'Entergy',76.82,76.88,75.86,0.98,1.29,1430000,'2014/09/19',1.29,1.78,2.67,21.42,20.73,17.86,'Strong Buy','Buy','Strong Buy')," calcext:value-type="string">
            <text:p>( 166, 'Entergy',76.82,76.88,75.86,0.98,1.29,1430000,'2014/09/19',1.29,1.78,2.67,21.42,20.73,17.86,'Strong Buy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og-resources" xlink:type="simple">EOG Resources</text:a></text:p>
          </table:table-cell>
          <table:table-cell office:value-type="float" office:value="104.37" calcext:value-type="float">
            <text:p>104.37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96" calcext:value-type="float">
            <text:p>103.96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-0.58%</text:p>
          </table:table-cell>
          <table:table-cell office:value-type="string" calcext:value-type="string">
            <text:p>5.8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8%</text:p>
          </table:table-cell>
          <table:table-cell office:value-type="string" calcext:value-type="string">
            <text:p>3.01%</text:p>
          </table:table-cell>
          <table:table-cell office:value-type="string" calcext:value-type="string">
            <text:p>-2.63%</text:p>
          </table:table-cell>
          <table:table-cell office:value-type="string" calcext:value-type="string">
            <text:p>24.37%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25.1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68];1;LEN([.F168])-1))" office:value-type="float" office:value="-0.58" calcext:value-type="float">
            <text:p>-0.58</text:p>
          </table:table-cell>
          <table:table-cell table:formula="of:=VALUE(SUBSTITUTE(SUBSTITUTE(SUBSTITUTE([.G168];&quot;M&quot;;&quot;0000&quot;);&quot;K&quot;;&quot;0&quot;);&quot;.&quot;;&quot;&quot;))" office:value-type="float" office:value="5880000" calcext:value-type="float">
            <text:p>5880000</text:p>
          </table:table-cell>
          <table:table-cell table:formula="of:=IF([.I168]=&quot;-&quot;;&quot;NULL&quot;;VALUE(MID([.I168];1;LEN([.I168])-1)))" office:value-type="float" office:value="-0.58" calcext:value-type="float">
            <text:p>-0.58</text:p>
          </table:table-cell>
          <table:table-cell table:formula="of:=IF([.J168]=&quot;-&quot;;&quot;NULL&quot;;VALUE(MID([.J168];1;LEN([.J168])-1)))" office:value-type="float" office:value="3.01" calcext:value-type="float">
            <text:p>3.01</text:p>
          </table:table-cell>
          <table:table-cell table:formula="of:=IF([.K168]=&quot;-&quot;;&quot;NULL&quot;;VALUE(MID([.K168];1;LEN([.K168])-1)))" office:value-type="float" office:value="-2.63" calcext:value-type="float">
            <text:p>-2.63</text:p>
          </table:table-cell>
          <table:table-cell table:formula="of:=IF([.L168]=&quot;-&quot;;&quot;NULL&quot;;VALUE(MID([.L168];1;LEN([.L168])-1)))" office:value-type="float" office:value="24.37" calcext:value-type="float">
            <text:p>24.37</text:p>
          </table:table-cell>
          <table:table-cell table:formula="of:=IF([.M168]=&quot;-&quot;;&quot;NULL&quot;;VALUE(MID([.M168];1;LEN([.M168])-1)))" office:value-type="float" office:value="23.6" calcext:value-type="float">
            <text:p>23.6</text:p>
          </table:table-cell>
          <table:table-cell table:formula="of:=IF([.N168]=&quot;-&quot;;&quot;NULL&quot;;VALUE(MID([.N168];1;LEN([.N168])-1)))" office:value-type="float" office:value="25.1" calcext:value-type="float">
            <text:p>25.1</text:p>
          </table:table-cell>
          <table:table-cell table:formula="of:=&quot;( &quot; &amp; (ROW()-1) &amp; &quot;, '&quot; &amp; [.A168] &amp; &quot;',&quot; &amp; [.B168] &amp; &quot;,&quot; &amp; [.C168] &amp; &quot;,&quot; &amp; [.D168] &amp; &quot;,&quot; &amp; [.E168] &amp; &quot;,&quot; &amp; [.R168] &amp; &quot;,&quot; &amp; [.S168] &amp; &quot;,'2014/09/19',&quot; &amp; [.T168] &amp; &quot;,&quot; &amp; [.U168] &amp; &quot;,&quot; &amp; [.V168] &amp; &quot;,&quot; &amp; [.W168] &amp; &quot;,&quot; &amp; [.X168] &amp; &quot;,&quot; &amp; [.Y168] &amp; &quot;,'&quot; &amp; [.O168] &amp; &quot;','&quot; &amp; [.P168] &amp; &quot;','&quot; &amp; [.Q168] &amp; &quot;'),&quot;" office:value-type="string" office:string-value="( 167, 'EOG Resources',104.37,105.9,103.96,-0.61,-0.58,5880000,'2014/09/19',-0.58,3.01,-2.63,24.37,23.6,25.1,'Strong Sell','Neutral','Strong Buy')," calcext:value-type="string">
            <text:p>( 167, 'EOG Resources',104.37,105.9,103.96,-0.61,-0.58,5880000,'2014/09/19',-0.58,3.01,-2.63,24.37,23.6,25.1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qt-corporation" xlink:type="simple">EQT</text:a></text:p>
          </table:table-cell>
          <table:table-cell office:value-type="float" office:value="93.47" calcext:value-type="float">
            <text:p>93.47</text:p>
          </table:table-cell>
          <table:table-cell office:value-type="float" office:value="95.44" calcext:value-type="float">
            <text:p>95.44</text:p>
          </table:table-cell>
          <table:table-cell office:value-type="float" office:value="93.4" calcext:value-type="float">
            <text:p>93.4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1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4.11%</text:p>
          </table:table-cell>
          <table:table-cell office:value-type="string" calcext:value-type="string">
            <text:p>2.43%</text:p>
          </table:table-cell>
          <table:table-cell office:value-type="string" calcext:value-type="string">
            <text:p>54.3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69];1;LEN([.F169])-1))" office:value-type="float" office:value="-1.4" calcext:value-type="float">
            <text:p>-1.4</text:p>
          </table:table-cell>
          <table:table-cell table:formula="of:=VALUE(SUBSTITUTE(SUBSTITUTE(SUBSTITUTE([.G169];&quot;M&quot;;&quot;0000&quot;);&quot;K&quot;;&quot;0&quot;);&quot;.&quot;;&quot;&quot;))" office:value-type="float" office:value="1400000" calcext:value-type="float">
            <text:p>1400000</text:p>
          </table:table-cell>
          <table:table-cell table:formula="of:=IF([.I169]=&quot;-&quot;;&quot;NULL&quot;;VALUE(MID([.I169];1;LEN([.I169])-1)))" office:value-type="float" office:value="-1.4" calcext:value-type="float">
            <text:p>-1.4</text:p>
          </table:table-cell>
          <table:table-cell table:formula="of:=IF([.J169]=&quot;-&quot;;&quot;NULL&quot;;VALUE(MID([.J169];1;LEN([.J169])-1)))" office:value-type="float" office:value="-1" calcext:value-type="float">
            <text:p>-1</text:p>
          </table:table-cell>
          <table:table-cell table:formula="of:=IF([.K169]=&quot;-&quot;;&quot;NULL&quot;;VALUE(MID([.K169];1;LEN([.K169])-1)))" office:value-type="float" office:value="-1.57" calcext:value-type="float">
            <text:p>-1.57</text:p>
          </table:table-cell>
          <table:table-cell table:formula="of:=IF([.L169]=&quot;-&quot;;&quot;NULL&quot;;VALUE(MID([.L169];1;LEN([.L169])-1)))" office:value-type="float" office:value="4.11" calcext:value-type="float">
            <text:p>4.11</text:p>
          </table:table-cell>
          <table:table-cell table:formula="of:=IF([.M169]=&quot;-&quot;;&quot;NULL&quot;;VALUE(MID([.M169];1;LEN([.M169])-1)))" office:value-type="float" office:value="2.43" calcext:value-type="float">
            <text:p>2.43</text:p>
          </table:table-cell>
          <table:table-cell table:formula="of:=IF([.N169]=&quot;-&quot;;&quot;NULL&quot;;VALUE(MID([.N169];1;LEN([.N169])-1)))" office:value-type="float" office:value="54.37" calcext:value-type="float">
            <text:p>54.37</text:p>
          </table:table-cell>
          <table:table-cell table:formula="of:=&quot;( &quot; &amp; (ROW()-1) &amp; &quot;, '&quot; &amp; [.A169] &amp; &quot;',&quot; &amp; [.B169] &amp; &quot;,&quot; &amp; [.C169] &amp; &quot;,&quot; &amp; [.D169] &amp; &quot;,&quot; &amp; [.E169] &amp; &quot;,&quot; &amp; [.R169] &amp; &quot;,&quot; &amp; [.S169] &amp; &quot;,'2014/09/19',&quot; &amp; [.T169] &amp; &quot;,&quot; &amp; [.U169] &amp; &quot;,&quot; &amp; [.V169] &amp; &quot;,&quot; &amp; [.W169] &amp; &quot;,&quot; &amp; [.X169] &amp; &quot;,&quot; &amp; [.Y169] &amp; &quot;,'&quot; &amp; [.O169] &amp; &quot;','&quot; &amp; [.P169] &amp; &quot;','&quot; &amp; [.Q169] &amp; &quot;'),&quot;" office:value-type="string" office:string-value="( 168, 'EQT',93.47,95.44,93.4,-1.33,-1.4,1400000,'2014/09/19',-1.4,-1,-1.57,4.11,2.43,54.37,'Strong Sell','Strong Sell','Strong Buy')," calcext:value-type="string">
            <text:p>( 168, 'EQT',93.47,95.44,93.4,-1.33,-1.4,1400000,'2014/09/19',-1.4,-1,-1.57,4.11,2.43,54.37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quifax-inc" xlink:type="simple">Equifax</text:a></text:p>
          </table:table-cell>
          <table:table-cell office:value-type="float" office:value="76.77" calcext:value-type="float">
            <text:p>76.77</text:p>
          </table:table-cell>
          <table:table-cell office:value-type="float" office:value="78.35" calcext:value-type="float">
            <text:p>78.35</text:p>
          </table:table-cell>
          <table:table-cell office:value-type="float" office:value="76.56" calcext:value-type="float">
            <text:p>76.56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-1.65%</text:p>
          </table:table-cell>
          <table:table-cell office:value-type="string" calcext:value-type="string">
            <text:p>-2.17%</text:p>
          </table:table-cell>
          <table:table-cell office:value-type="string" calcext:value-type="string">
            <text:p>11.12%</text:p>
          </table:table-cell>
          <table:table-cell office:value-type="string" calcext:value-type="string">
            <text:p>24.77%</text:p>
          </table:table-cell>
          <table:table-cell office:value-type="string" calcext:value-type="string">
            <text:p>151.0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70];1;LEN([.F170])-1))" office:value-type="float" office:value="-1.3" calcext:value-type="float">
            <text:p>-1.3</text:p>
          </table:table-cell>
          <table:table-cell table:formula="of:=VALUE(SUBSTITUTE(SUBSTITUTE(SUBSTITUTE([.G170];&quot;M&quot;;&quot;0000&quot;);&quot;K&quot;;&quot;0&quot;);&quot;.&quot;;&quot;&quot;))" office:value-type="float" office:value="1050000" calcext:value-type="float">
            <text:p>1050000</text:p>
          </table:table-cell>
          <table:table-cell table:formula="of:=IF([.I170]=&quot;-&quot;;&quot;NULL&quot;;VALUE(MID([.I170];1;LEN([.I170])-1)))" office:value-type="float" office:value="-1.3" calcext:value-type="float">
            <text:p>-1.3</text:p>
          </table:table-cell>
          <table:table-cell table:formula="of:=IF([.J170]=&quot;-&quot;;&quot;NULL&quot;;VALUE(MID([.J170];1;LEN([.J170])-1)))" office:value-type="float" office:value="-1.65" calcext:value-type="float">
            <text:p>-1.65</text:p>
          </table:table-cell>
          <table:table-cell table:formula="of:=IF([.K170]=&quot;-&quot;;&quot;NULL&quot;;VALUE(MID([.K170];1;LEN([.K170])-1)))" office:value-type="float" office:value="-2.17" calcext:value-type="float">
            <text:p>-2.17</text:p>
          </table:table-cell>
          <table:table-cell table:formula="of:=IF([.L170]=&quot;-&quot;;&quot;NULL&quot;;VALUE(MID([.L170];1;LEN([.L170])-1)))" office:value-type="float" office:value="11.12" calcext:value-type="float">
            <text:p>11.12</text:p>
          </table:table-cell>
          <table:table-cell table:formula="of:=IF([.M170]=&quot;-&quot;;&quot;NULL&quot;;VALUE(MID([.M170];1;LEN([.M170])-1)))" office:value-type="float" office:value="24.77" calcext:value-type="float">
            <text:p>24.77</text:p>
          </table:table-cell>
          <table:table-cell table:formula="of:=IF([.N170]=&quot;-&quot;;&quot;NULL&quot;;VALUE(MID([.N170];1;LEN([.N170])-1)))" office:value-type="float" office:value="151.05" calcext:value-type="float">
            <text:p>151.05</text:p>
          </table:table-cell>
          <table:table-cell table:formula="of:=&quot;( &quot; &amp; (ROW()-1) &amp; &quot;, '&quot; &amp; [.A170] &amp; &quot;',&quot; &amp; [.B170] &amp; &quot;,&quot; &amp; [.C170] &amp; &quot;,&quot; &amp; [.D170] &amp; &quot;,&quot; &amp; [.E170] &amp; &quot;,&quot; &amp; [.R170] &amp; &quot;,&quot; &amp; [.S170] &amp; &quot;,'2014/09/19',&quot; &amp; [.T170] &amp; &quot;,&quot; &amp; [.U170] &amp; &quot;,&quot; &amp; [.V170] &amp; &quot;,&quot; &amp; [.W170] &amp; &quot;,&quot; &amp; [.X170] &amp; &quot;,&quot; &amp; [.Y170] &amp; &quot;,'&quot; &amp; [.O170] &amp; &quot;','&quot; &amp; [.P170] &amp; &quot;','&quot; &amp; [.Q170] &amp; &quot;'),&quot;" office:value-type="string" office:string-value="( 169, 'Equifax',76.77,78.35,76.56,-1.01,-1.3,1050000,'2014/09/19',-1.3,-1.65,-2.17,11.12,24.77,151.05,'Strong Sell','Strong Sell','Strong Buy')," calcext:value-type="string">
            <text:p>( 169, 'Equifax',76.77,78.35,76.56,-1.01,-1.3,1050000,'2014/09/19',-1.3,-1.65,-2.17,11.12,24.77,151.0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q-resident" xlink:type="simple">Equity Residential</text:a></text:p>
          </table:table-cell>
          <table:table-cell office:value-type="float" office:value="61.94" calcext:value-type="float">
            <text:p>61.94</text:p>
          </table:table-cell>
          <table:table-cell office:value-type="float" office:value="61.96" calcext:value-type="float">
            <text:p>61.96</text:p>
          </table:table-cell>
          <table:table-cell office:value-type="float" office:value="61.32" calcext:value-type="float">
            <text:p>61.3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+0.88%</text:p>
          </table:table-cell>
          <table:table-cell office:value-type="string" calcext:value-type="string">
            <text:p>5.4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-1.12%</text:p>
          </table:table-cell>
          <table:table-cell office:value-type="string" calcext:value-type="string">
            <text:p>-7.69%</text:p>
          </table:table-cell>
          <table:table-cell office:value-type="string" calcext:value-type="string">
            <text:p>19.41%</text:p>
          </table:table-cell>
          <table:table-cell office:value-type="string" calcext:value-type="string">
            <text:p>10.41%</text:p>
          </table:table-cell>
          <table:table-cell office:value-type="string" calcext:value-type="string">
            <text:p>18.36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71];1;LEN([.F171])-1))" office:value-type="float" office:value="0.88" calcext:value-type="float">
            <text:p>0.88</text:p>
          </table:table-cell>
          <table:table-cell table:formula="of:=VALUE(SUBSTITUTE(SUBSTITUTE(SUBSTITUTE([.G171];&quot;M&quot;;&quot;0000&quot;);&quot;K&quot;;&quot;0&quot;);&quot;.&quot;;&quot;&quot;))" office:value-type="float" office:value="5460000" calcext:value-type="float">
            <text:p>5460000</text:p>
          </table:table-cell>
          <table:table-cell table:formula="of:=IF([.I171]=&quot;-&quot;;&quot;NULL&quot;;VALUE(MID([.I171];1;LEN([.I171])-1)))" office:value-type="float" office:value="0.88" calcext:value-type="float">
            <text:p>0.88</text:p>
          </table:table-cell>
          <table:table-cell table:formula="of:=IF([.J171]=&quot;-&quot;;&quot;NULL&quot;;VALUE(MID([.J171];1;LEN([.J171])-1)))" office:value-type="float" office:value="-1.12" calcext:value-type="float">
            <text:p>-1.12</text:p>
          </table:table-cell>
          <table:table-cell table:formula="of:=IF([.K171]=&quot;-&quot;;&quot;NULL&quot;;VALUE(MID([.K171];1;LEN([.K171])-1)))" office:value-type="float" office:value="-7.69" calcext:value-type="float">
            <text:p>-7.69</text:p>
          </table:table-cell>
          <table:table-cell table:formula="of:=IF([.L171]=&quot;-&quot;;&quot;NULL&quot;;VALUE(MID([.L171];1;LEN([.L171])-1)))" office:value-type="float" office:value="19.41" calcext:value-type="float">
            <text:p>19.41</text:p>
          </table:table-cell>
          <table:table-cell table:formula="of:=IF([.M171]=&quot;-&quot;;&quot;NULL&quot;;VALUE(MID([.M171];1;LEN([.M171])-1)))" office:value-type="float" office:value="10.41" calcext:value-type="float">
            <text:p>10.41</text:p>
          </table:table-cell>
          <table:table-cell table:formula="of:=IF([.N171]=&quot;-&quot;;&quot;NULL&quot;;VALUE(MID([.N171];1;LEN([.N171])-1)))" office:value-type="float" office:value="18.36" calcext:value-type="float">
            <text:p>18.36</text:p>
          </table:table-cell>
          <table:table-cell table:formula="of:=&quot;( &quot; &amp; (ROW()-1) &amp; &quot;, '&quot; &amp; [.A171] &amp; &quot;',&quot; &amp; [.B171] &amp; &quot;,&quot; &amp; [.C171] &amp; &quot;,&quot; &amp; [.D171] &amp; &quot;,&quot; &amp; [.E171] &amp; &quot;,&quot; &amp; [.R171] &amp; &quot;,&quot; &amp; [.S171] &amp; &quot;,'2014/09/19',&quot; &amp; [.T171] &amp; &quot;,&quot; &amp; [.U171] &amp; &quot;,&quot; &amp; [.V171] &amp; &quot;,&quot; &amp; [.W171] &amp; &quot;,&quot; &amp; [.X171] &amp; &quot;,&quot; &amp; [.Y171] &amp; &quot;,'&quot; &amp; [.O171] &amp; &quot;','&quot; &amp; [.P171] &amp; &quot;','&quot; &amp; [.Q171] &amp; &quot;'),&quot;" office:value-type="string" office:string-value="( 170, 'Equity Residential',61.94,61.96,61.32,0.54,0.88,5460000,'2014/09/19',0.88,-1.12,-7.69,19.41,10.41,18.36,'Neutral','Strong Sell','Strong Buy')," calcext:value-type="string">
            <text:p>( 170, 'Equity Residential',61.94,61.96,61.32,0.54,0.88,5460000,'2014/09/19',0.88,-1.12,-7.69,19.41,10.41,18.36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ssex-property-trust-inc" xlink:type="simple">Essex Property</text:a></text:p>
          </table:table-cell>
          <table:table-cell office:value-type="float" office:value="182.67" calcext:value-type="float">
            <text:p>182.67</text:p>
          </table:table-cell>
          <table:table-cell office:value-type="float" office:value="182.77" calcext:value-type="float">
            <text:p>182.77</text:p>
          </table:table-cell>
          <table:table-cell office:value-type="float" office:value="180.66" calcext:value-type="float">
            <text:p>180.6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+0.83%</text:p>
          </table:table-cell>
          <table:table-cell office:value-type="string" calcext:value-type="string">
            <text:p>926.6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-0.27%</text:p>
          </table:table-cell>
          <table:table-cell office:value-type="string" calcext:value-type="string">
            <text:p>-5.58%</text:p>
          </table:table-cell>
          <table:table-cell office:value-type="string" calcext:value-type="string">
            <text:p>27.29%</text:p>
          </table:table-cell>
          <table:table-cell office:value-type="string" calcext:value-type="string">
            <text:p>19.79%</text:p>
          </table:table-cell>
          <table:table-cell office:value-type="string" calcext:value-type="string">
            <text:p>43.36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72];1;LEN([.F172])-1))" office:value-type="float" office:value="0.83" calcext:value-type="float">
            <text:p>0.83</text:p>
          </table:table-cell>
          <table:table-cell table:formula="of:=VALUE(SUBSTITUTE(SUBSTITUTE(SUBSTITUTE([.G172];&quot;M&quot;;&quot;0000&quot;);&quot;K&quot;;&quot;0&quot;);&quot;.&quot;;&quot;&quot;))" office:value-type="float" office:value="926640" calcext:value-type="float">
            <text:p>926640</text:p>
          </table:table-cell>
          <table:table-cell table:formula="of:=IF([.I172]=&quot;-&quot;;&quot;NULL&quot;;VALUE(MID([.I172];1;LEN([.I172])-1)))" office:value-type="float" office:value="0.83" calcext:value-type="float">
            <text:p>0.83</text:p>
          </table:table-cell>
          <table:table-cell table:formula="of:=IF([.J172]=&quot;-&quot;;&quot;NULL&quot;;VALUE(MID([.J172];1;LEN([.J172])-1)))" office:value-type="float" office:value="-0.27" calcext:value-type="float">
            <text:p>-0.27</text:p>
          </table:table-cell>
          <table:table-cell table:formula="of:=IF([.K172]=&quot;-&quot;;&quot;NULL&quot;;VALUE(MID([.K172];1;LEN([.K172])-1)))" office:value-type="float" office:value="-5.58" calcext:value-type="float">
            <text:p>-5.58</text:p>
          </table:table-cell>
          <table:table-cell table:formula="of:=IF([.L172]=&quot;-&quot;;&quot;NULL&quot;;VALUE(MID([.L172];1;LEN([.L172])-1)))" office:value-type="float" office:value="27.29" calcext:value-type="float">
            <text:p>27.29</text:p>
          </table:table-cell>
          <table:table-cell table:formula="of:=IF([.M172]=&quot;-&quot;;&quot;NULL&quot;;VALUE(MID([.M172];1;LEN([.M172])-1)))" office:value-type="float" office:value="19.79" calcext:value-type="float">
            <text:p>19.79</text:p>
          </table:table-cell>
          <table:table-cell table:formula="of:=IF([.N172]=&quot;-&quot;;&quot;NULL&quot;;VALUE(MID([.N172];1;LEN([.N172])-1)))" office:value-type="float" office:value="43.36" calcext:value-type="float">
            <text:p>43.36</text:p>
          </table:table-cell>
          <table:table-cell table:formula="of:=&quot;( &quot; &amp; (ROW()-1) &amp; &quot;, '&quot; &amp; [.A172] &amp; &quot;',&quot; &amp; [.B172] &amp; &quot;,&quot; &amp; [.C172] &amp; &quot;,&quot; &amp; [.D172] &amp; &quot;,&quot; &amp; [.E172] &amp; &quot;,&quot; &amp; [.R172] &amp; &quot;,&quot; &amp; [.S172] &amp; &quot;,'2014/09/19',&quot; &amp; [.T172] &amp; &quot;,&quot; &amp; [.U172] &amp; &quot;,&quot; &amp; [.V172] &amp; &quot;,&quot; &amp; [.W172] &amp; &quot;,&quot; &amp; [.X172] &amp; &quot;,&quot; &amp; [.Y172] &amp; &quot;,'&quot; &amp; [.O172] &amp; &quot;','&quot; &amp; [.P172] &amp; &quot;','&quot; &amp; [.Q172] &amp; &quot;'),&quot;" office:value-type="string" office:string-value="( 171, 'Essex Property',182.67,182.77,180.66,1.5,0.83,926640,'2014/09/19',0.83,-0.27,-5.58,27.29,19.79,43.36,'Buy','Strong Sell','Strong Buy')," calcext:value-type="string">
            <text:p>( 171, 'Essex Property',182.67,182.77,180.66,1.5,0.83,926640,'2014/09/19',0.83,-0.27,-5.58,27.29,19.79,43.36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stee-lauder" xlink:type="simple">Estee Lauder</text:a></text:p>
          </table:table-cell>
          <table:table-cell office:value-type="float" office:value="75.43" calcext:value-type="float">
            <text:p>75.43</text:p>
          </table:table-cell>
          <table:table-cell office:value-type="float" office:value="75.86" calcext:value-type="float">
            <text:p>75.86</text:p>
          </table:table-cell>
          <table:table-cell office:value-type="float" office:value="75.24" calcext:value-type="float">
            <text:p>75.2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+0.63%</text:p>
          </table:table-cell>
          <table:table-cell office:value-type="string" calcext:value-type="string">
            <text:p>4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5.13%</text:p>
          </table:table-cell>
          <table:table-cell office:value-type="string" calcext:value-type="string">
            <text:p>-24.27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173];1;LEN([.F173])-1))" office:value-type="float" office:value="0.63" calcext:value-type="float">
            <text:p>0.63</text:p>
          </table:table-cell>
          <table:table-cell table:formula="of:=VALUE(SUBSTITUTE(SUBSTITUTE(SUBSTITUTE([.G173];&quot;M&quot;;&quot;0000&quot;);&quot;K&quot;;&quot;0&quot;);&quot;.&quot;;&quot;&quot;))" office:value-type="float" office:value="4780000" calcext:value-type="float">
            <text:p>4780000</text:p>
          </table:table-cell>
          <table:table-cell table:formula="of:=IF([.I173]=&quot;-&quot;;&quot;NULL&quot;;VALUE(MID([.I173];1;LEN([.I173])-1)))" office:value-type="float" office:value="0.63" calcext:value-type="float">
            <text:p>0.63</text:p>
          </table:table-cell>
          <table:table-cell table:formula="of:=IF([.J173]=&quot;-&quot;;&quot;NULL&quot;;VALUE(MID([.J173];1;LEN([.J173])-1)))" office:value-type="float" office:value="1.28" calcext:value-type="float">
            <text:p>1.28</text:p>
          </table:table-cell>
          <table:table-cell table:formula="of:=IF([.K173]=&quot;-&quot;;&quot;NULL&quot;;VALUE(MID([.K173];1;LEN([.K173])-1)))" office:value-type="float" office:value="-1.1" calcext:value-type="float">
            <text:p>-1.1</text:p>
          </table:table-cell>
          <table:table-cell table:formula="of:=IF([.L173]=&quot;-&quot;;&quot;NULL&quot;;VALUE(MID([.L173];1;LEN([.L173])-1)))" office:value-type="float" office:value="0.15" calcext:value-type="float">
            <text:p>0.15</text:p>
          </table:table-cell>
          <table:table-cell table:formula="of:=IF([.M173]=&quot;-&quot;;&quot;NULL&quot;;VALUE(MID([.M173];1;LEN([.M173])-1)))" office:value-type="float" office:value="5.13" calcext:value-type="float">
            <text:p>5.13</text:p>
          </table:table-cell>
          <table:table-cell table:formula="of:=IF([.N173]=&quot;-&quot;;&quot;NULL&quot;;VALUE(MID([.N173];1;LEN([.N173])-1)))" office:value-type="float" office:value="-24.27" calcext:value-type="float">
            <text:p>-24.27</text:p>
          </table:table-cell>
          <table:table-cell table:formula="of:=&quot;( &quot; &amp; (ROW()-1) &amp; &quot;, '&quot; &amp; [.A173] &amp; &quot;',&quot; &amp; [.B173] &amp; &quot;,&quot; &amp; [.C173] &amp; &quot;,&quot; &amp; [.D173] &amp; &quot;,&quot; &amp; [.E173] &amp; &quot;,&quot; &amp; [.R173] &amp; &quot;,&quot; &amp; [.S173] &amp; &quot;,'2014/09/19',&quot; &amp; [.T173] &amp; &quot;,&quot; &amp; [.U173] &amp; &quot;,&quot; &amp; [.V173] &amp; &quot;,&quot; &amp; [.W173] &amp; &quot;,&quot; &amp; [.X173] &amp; &quot;,&quot; &amp; [.Y173] &amp; &quot;,'&quot; &amp; [.O173] &amp; &quot;','&quot; &amp; [.P173] &amp; &quot;','&quot; &amp; [.Q173] &amp; &quot;'),&quot;" office:value-type="string" office:string-value="( 172, 'Estee Lauder',75.43,75.86,75.24,0.47,0.63,4780000,'2014/09/19',0.63,1.28,-1.1,0.15,5.13,-24.27,'Strong Buy','Neutral','Strong Buy')," calcext:value-type="string">
            <text:p>( 172, 'Estee Lauder',75.43,75.86,75.24,0.47,0.63,4780000,'2014/09/19',0.63,1.28,-1.1,0.15,5.13,-24.27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xelon-corp" xlink:type="simple">Exelon</text:a></text:p>
          </table:table-cell>
          <table:table-cell office:value-type="float" office:value="34.41" calcext:value-type="float">
            <text:p>34.41</text:p>
          </table:table-cell>
          <table:table-cell office:value-type="float" office:value="34.42" calcext:value-type="float">
            <text:p>34.42</text:p>
          </table:table-cell>
          <table:table-cell office:value-type="float" office:value="33.81" calcext:value-type="float">
            <text:p>33.8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+1.86%</text:p>
          </table:table-cell>
          <table:table-cell office:value-type="string" calcext:value-type="string">
            <text:p>8.0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4.72%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25.63%</text:p>
          </table:table-cell>
          <table:table-cell office:value-type="string" calcext:value-type="string">
            <text:p>14.21%</text:p>
          </table:table-cell>
          <table:table-cell office:value-type="string" calcext:value-type="string">
            <text:p>-20.79%</text:p>
          </table:table-cell>
          <table:table-cell table:number-columns-repeated="2"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74];1;LEN([.F174])-1))" office:value-type="float" office:value="1.86" calcext:value-type="float">
            <text:p>1.86</text:p>
          </table:table-cell>
          <table:table-cell table:formula="of:=VALUE(SUBSTITUTE(SUBSTITUTE(SUBSTITUTE([.G174];&quot;M&quot;;&quot;0000&quot;);&quot;K&quot;;&quot;0&quot;);&quot;.&quot;;&quot;&quot;))" office:value-type="float" office:value="8050000" calcext:value-type="float">
            <text:p>8050000</text:p>
          </table:table-cell>
          <table:table-cell table:formula="of:=IF([.I174]=&quot;-&quot;;&quot;NULL&quot;;VALUE(MID([.I174];1;LEN([.I174])-1)))" office:value-type="float" office:value="1.86" calcext:value-type="float">
            <text:p>1.86</text:p>
          </table:table-cell>
          <table:table-cell table:formula="of:=IF([.J174]=&quot;-&quot;;&quot;NULL&quot;;VALUE(MID([.J174];1;LEN([.J174])-1)))" office:value-type="float" office:value="4.72" calcext:value-type="float">
            <text:p>4.72</text:p>
          </table:table-cell>
          <table:table-cell table:formula="of:=IF([.K174]=&quot;-&quot;;&quot;NULL&quot;;VALUE(MID([.K174];1;LEN([.K174])-1)))" office:value-type="float" office:value="6.7" calcext:value-type="float">
            <text:p>6.7</text:p>
          </table:table-cell>
          <table:table-cell table:formula="of:=IF([.L174]=&quot;-&quot;;&quot;NULL&quot;;VALUE(MID([.L174];1;LEN([.L174])-1)))" office:value-type="float" office:value="25.63" calcext:value-type="float">
            <text:p>25.63</text:p>
          </table:table-cell>
          <table:table-cell table:formula="of:=IF([.M174]=&quot;-&quot;;&quot;NULL&quot;;VALUE(MID([.M174];1;LEN([.M174])-1)))" office:value-type="float" office:value="14.21" calcext:value-type="float">
            <text:p>14.21</text:p>
          </table:table-cell>
          <table:table-cell table:formula="of:=IF([.N174]=&quot;-&quot;;&quot;NULL&quot;;VALUE(MID([.N174];1;LEN([.N174])-1)))" office:value-type="float" office:value="-20.79" calcext:value-type="float">
            <text:p>-20.79</text:p>
          </table:table-cell>
          <table:table-cell table:formula="of:=&quot;( &quot; &amp; (ROW()-1) &amp; &quot;, '&quot; &amp; [.A174] &amp; &quot;',&quot; &amp; [.B174] &amp; &quot;,&quot; &amp; [.C174] &amp; &quot;,&quot; &amp; [.D174] &amp; &quot;,&quot; &amp; [.E174] &amp; &quot;,&quot; &amp; [.R174] &amp; &quot;,&quot; &amp; [.S174] &amp; &quot;,'2014/09/19',&quot; &amp; [.T174] &amp; &quot;,&quot; &amp; [.U174] &amp; &quot;,&quot; &amp; [.V174] &amp; &quot;,&quot; &amp; [.W174] &amp; &quot;,&quot; &amp; [.X174] &amp; &quot;,&quot; &amp; [.Y174] &amp; &quot;,'&quot; &amp; [.O174] &amp; &quot;','&quot; &amp; [.P174] &amp; &quot;','&quot; &amp; [.Q174] &amp; &quot;'),&quot;" office:value-type="string" office:string-value="( 173, 'Exelon',34.41,34.42,33.81,0.63,1.86,8050000,'2014/09/19',1.86,4.72,6.7,25.63,14.21,-20.79,'Strong Buy','Strong Buy','Buy')," calcext:value-type="string">
            <text:p>( 173, 'Exelon',34.41,34.42,33.81,0.63,1.86,8050000,'2014/09/19',1.86,4.72,6.7,25.63,14.21,-20.79,'Strong 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xpedia" xlink:type="simple">Expedia</text:a></text:p>
          </table:table-cell>
          <table:table-cell office:value-type="float" office:value="85.16" calcext:value-type="float">
            <text:p>85.16</text:p>
          </table:table-cell>
          <table:table-cell office:value-type="float" office:value="86.51" calcext:value-type="float">
            <text:p>86.51</text:p>
          </table:table-cell>
          <table:table-cell office:value-type="float" office:value="84.52" calcext:value-type="float">
            <text:p>84.52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-0.87%</text:p>
          </table:table-cell>
          <table:table-cell office:value-type="string" calcext:value-type="string">
            <text:p>1.8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7%</text:p>
          </table:table-cell>
          <table:table-cell office:value-type="string" calcext:value-type="string">
            <text:p>-1.61%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22.25%</text:p>
          </table:table-cell>
          <table:table-cell office:value-type="string" calcext:value-type="string">
            <text:p>61.23%</text:p>
          </table:table-cell>
          <table:table-cell office:value-type="string" calcext:value-type="string">
            <text:p>220.8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175];1;LEN([.F175])-1))" office:value-type="float" office:value="-0.87" calcext:value-type="float">
            <text:p>-0.87</text:p>
          </table:table-cell>
          <table:table-cell table:formula="of:=VALUE(SUBSTITUTE(SUBSTITUTE(SUBSTITUTE([.G175];&quot;M&quot;;&quot;0000&quot;);&quot;K&quot;;&quot;0&quot;);&quot;.&quot;;&quot;&quot;))" office:value-type="float" office:value="1890000" calcext:value-type="float">
            <text:p>1890000</text:p>
          </table:table-cell>
          <table:table-cell table:formula="of:=IF([.I175]=&quot;-&quot;;&quot;NULL&quot;;VALUE(MID([.I175];1;LEN([.I175])-1)))" office:value-type="float" office:value="-0.87" calcext:value-type="float">
            <text:p>-0.87</text:p>
          </table:table-cell>
          <table:table-cell table:formula="of:=IF([.J175]=&quot;-&quot;;&quot;NULL&quot;;VALUE(MID([.J175];1;LEN([.J175])-1)))" office:value-type="float" office:value="-1.61" calcext:value-type="float">
            <text:p>-1.61</text:p>
          </table:table-cell>
          <table:table-cell table:formula="of:=IF([.K175]=&quot;-&quot;;&quot;NULL&quot;;VALUE(MID([.K175];1;LEN([.K175])-1)))" office:value-type="float" office:value="-2.1" calcext:value-type="float">
            <text:p>-2.1</text:p>
          </table:table-cell>
          <table:table-cell table:formula="of:=IF([.L175]=&quot;-&quot;;&quot;NULL&quot;;VALUE(MID([.L175];1;LEN([.L175])-1)))" office:value-type="float" office:value="22.25" calcext:value-type="float">
            <text:p>22.25</text:p>
          </table:table-cell>
          <table:table-cell table:formula="of:=IF([.M175]=&quot;-&quot;;&quot;NULL&quot;;VALUE(MID([.M175];1;LEN([.M175])-1)))" office:value-type="float" office:value="61.23" calcext:value-type="float">
            <text:p>61.23</text:p>
          </table:table-cell>
          <table:table-cell table:formula="of:=IF([.N175]=&quot;-&quot;;&quot;NULL&quot;;VALUE(MID([.N175];1;LEN([.N175])-1)))" office:value-type="float" office:value="220.87" calcext:value-type="float">
            <text:p>220.87</text:p>
          </table:table-cell>
          <table:table-cell table:formula="of:=&quot;( &quot; &amp; (ROW()-1) &amp; &quot;, '&quot; &amp; [.A175] &amp; &quot;',&quot; &amp; [.B175] &amp; &quot;,&quot; &amp; [.C175] &amp; &quot;,&quot; &amp; [.D175] &amp; &quot;,&quot; &amp; [.E175] &amp; &quot;,&quot; &amp; [.R175] &amp; &quot;,&quot; &amp; [.S175] &amp; &quot;,'2014/09/19',&quot; &amp; [.T175] &amp; &quot;,&quot; &amp; [.U175] &amp; &quot;,&quot; &amp; [.V175] &amp; &quot;,&quot; &amp; [.W175] &amp; &quot;,&quot; &amp; [.X175] &amp; &quot;,&quot; &amp; [.Y175] &amp; &quot;,'&quot; &amp; [.O175] &amp; &quot;','&quot; &amp; [.P175] &amp; &quot;','&quot; &amp; [.Q175] &amp; &quot;'),&quot;" office:value-type="string" office:string-value="( 174, 'Expedia',85.16,86.51,84.52,-0.75,-0.87,1890000,'2014/09/19',-0.87,-1.61,-2.1,22.25,61.23,220.87,'Strong Sell','Sell','Strong Buy')," calcext:value-type="string">
            <text:p>( 174, 'Expedia',85.16,86.51,84.52,-0.75,-0.87,1890000,'2014/09/19',-0.87,-1.61,-2.1,22.25,61.23,220.87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xpeditors-intl-wash-inc" xlink:type="simple">Expeditors Washington</text:a></text:p>
          </table:table-cell>
          <table:table-cell office:value-type="float" office:value="42.35" calcext:value-type="float">
            <text:p>42.35</text:p>
          </table:table-cell>
          <table:table-cell office:value-type="float" office:value="43.18" calcext:value-type="float">
            <text:p>43.18</text:p>
          </table:table-cell>
          <table:table-cell office:value-type="float" office:value="41.67" calcext:value-type="float">
            <text:p>41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1%</text:p>
          </table:table-cell>
          <table:table-cell office:value-type="string" calcext:value-type="string">
            <text:p>4.0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3.19%</text:p>
          </table:table-cell>
          <table:table-cell office:value-type="string" calcext:value-type="string">
            <text:p>-4.29%</text:p>
          </table:table-cell>
          <table:table-cell office:value-type="string" calcext:value-type="string">
            <text:p>-5.49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76];1;LEN([.F176])-1))" office:value-type="float" office:value="0.01" calcext:value-type="float">
            <text:p>0.01</text:p>
          </table:table-cell>
          <table:table-cell table:formula="of:=VALUE(SUBSTITUTE(SUBSTITUTE(SUBSTITUTE([.G176];&quot;M&quot;;&quot;0000&quot;);&quot;K&quot;;&quot;0&quot;);&quot;.&quot;;&quot;&quot;))" office:value-type="float" office:value="4050000" calcext:value-type="float">
            <text:p>4050000</text:p>
          </table:table-cell>
          <table:table-cell table:formula="of:=IF([.I176]=&quot;-&quot;;&quot;NULL&quot;;VALUE(MID([.I176];1;LEN([.I176])-1)))" office:value-type="float" office:value="0.01" calcext:value-type="float">
            <text:p>0.01</text:p>
          </table:table-cell>
          <table:table-cell table:formula="of:=IF([.J176]=&quot;-&quot;;&quot;NULL&quot;;VALUE(MID([.J176];1;LEN([.J176])-1)))" office:value-type="float" office:value="-0.14" calcext:value-type="float">
            <text:p>-0.14</text:p>
          </table:table-cell>
          <table:table-cell table:formula="of:=IF([.K176]=&quot;-&quot;;&quot;NULL&quot;;VALUE(MID([.K176];1;LEN([.K176])-1)))" office:value-type="float" office:value="3.19" calcext:value-type="float">
            <text:p>3.19</text:p>
          </table:table-cell>
          <table:table-cell table:formula="of:=IF([.L176]=&quot;-&quot;;&quot;NULL&quot;;VALUE(MID([.L176];1;LEN([.L176])-1)))" office:value-type="float" office:value="-4.29" calcext:value-type="float">
            <text:p>-4.29</text:p>
          </table:table-cell>
          <table:table-cell table:formula="of:=IF([.M176]=&quot;-&quot;;&quot;NULL&quot;;VALUE(MID([.M176];1;LEN([.M176])-1)))" office:value-type="float" office:value="-5.49" calcext:value-type="float">
            <text:p>-5.49</text:p>
          </table:table-cell>
          <table:table-cell table:formula="of:=IF([.N176]=&quot;-&quot;;&quot;NULL&quot;;VALUE(MID([.N176];1;LEN([.N176])-1)))" office:value-type="float" office:value="0.4" calcext:value-type="float">
            <text:p>0.4</text:p>
          </table:table-cell>
          <table:table-cell table:formula="of:=&quot;( &quot; &amp; (ROW()-1) &amp; &quot;, '&quot; &amp; [.A176] &amp; &quot;',&quot; &amp; [.B176] &amp; &quot;,&quot; &amp; [.C176] &amp; &quot;,&quot; &amp; [.D176] &amp; &quot;,&quot; &amp; [.E176] &amp; &quot;,&quot; &amp; [.R176] &amp; &quot;,&quot; &amp; [.S176] &amp; &quot;,'2014/09/19',&quot; &amp; [.T176] &amp; &quot;,&quot; &amp; [.U176] &amp; &quot;,&quot; &amp; [.V176] &amp; &quot;,&quot; &amp; [.W176] &amp; &quot;,&quot; &amp; [.X176] &amp; &quot;,&quot; &amp; [.Y176] &amp; &quot;,'&quot; &amp; [.O176] &amp; &quot;','&quot; &amp; [.P176] &amp; &quot;','&quot; &amp; [.Q176] &amp; &quot;'),&quot;" office:value-type="string" office:string-value="( 175, 'Expeditors Washington',42.35,43.18,41.67,0.01,0.01,4050000,'2014/09/19',0.01,-0.14,3.19,-4.29,-5.49,0.4,'Neutral','Strong Buy','Buy')," calcext:value-type="string">
            <text:p>( 175, 'Expeditors Washington',42.35,43.18,41.67,0.01,0.01,4050000,'2014/09/19',0.01,-0.14,3.19,-4.29,-5.49,0.4,'Neutra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xpress-scripts-inc" xlink:type="simple">Express Scripts</text:a></text:p>
          </table:table-cell>
          <table:table-cell office:value-type="float" office:value="74.35" calcext:value-type="float">
            <text:p>74.35</text:p>
          </table:table-cell>
          <table:table-cell office:value-type="float" office:value="75.05" calcext:value-type="float">
            <text:p>75.05</text:p>
          </table:table-cell>
          <table:table-cell office:value-type="float" office:value="74.25" calcext:value-type="float">
            <text:p>74.2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8.1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5.85%</text:p>
          </table:table-cell>
          <table:table-cell office:value-type="string" calcext:value-type="string">
            <text:p>19.82%</text:p>
          </table:table-cell>
          <table:table-cell office:value-type="string" calcext:value-type="string">
            <text:p>84.67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77];1;LEN([.F177])-1))" office:value-type="float" office:value="-0.34" calcext:value-type="float">
            <text:p>-0.34</text:p>
          </table:table-cell>
          <table:table-cell table:formula="of:=VALUE(SUBSTITUTE(SUBSTITUTE(SUBSTITUTE([.G177];&quot;M&quot;;&quot;0000&quot;);&quot;K&quot;;&quot;0&quot;);&quot;.&quot;;&quot;&quot;))" office:value-type="float" office:value="8160000" calcext:value-type="float">
            <text:p>8160000</text:p>
          </table:table-cell>
          <table:table-cell table:formula="of:=IF([.I177]=&quot;-&quot;;&quot;NULL&quot;;VALUE(MID([.I177];1;LEN([.I177])-1)))" office:value-type="float" office:value="-0.34" calcext:value-type="float">
            <text:p>-0.34</text:p>
          </table:table-cell>
          <table:table-cell table:formula="of:=IF([.J177]=&quot;-&quot;;&quot;NULL&quot;;VALUE(MID([.J177];1;LEN([.J177])-1)))" office:value-type="float" office:value="0.84" calcext:value-type="float">
            <text:p>0.84</text:p>
          </table:table-cell>
          <table:table-cell table:formula="of:=IF([.K177]=&quot;-&quot;;&quot;NULL&quot;;VALUE(MID([.K177];1;LEN([.K177])-1)))" office:value-type="float" office:value="-1.33" calcext:value-type="float">
            <text:p>-1.33</text:p>
          </table:table-cell>
          <table:table-cell table:formula="of:=IF([.L177]=&quot;-&quot;;&quot;NULL&quot;;VALUE(MID([.L177];1;LEN([.L177])-1)))" office:value-type="float" office:value="5.85" calcext:value-type="float">
            <text:p>5.85</text:p>
          </table:table-cell>
          <table:table-cell table:formula="of:=IF([.M177]=&quot;-&quot;;&quot;NULL&quot;;VALUE(MID([.M177];1;LEN([.M177])-1)))" office:value-type="float" office:value="19.82" calcext:value-type="float">
            <text:p>19.82</text:p>
          </table:table-cell>
          <table:table-cell table:formula="of:=IF([.N177]=&quot;-&quot;;&quot;NULL&quot;;VALUE(MID([.N177];1;LEN([.N177])-1)))" office:value-type="float" office:value="84.67" calcext:value-type="float">
            <text:p>84.67</text:p>
          </table:table-cell>
          <table:table-cell table:formula="of:=&quot;( &quot; &amp; (ROW()-1) &amp; &quot;, '&quot; &amp; [.A177] &amp; &quot;',&quot; &amp; [.B177] &amp; &quot;,&quot; &amp; [.C177] &amp; &quot;,&quot; &amp; [.D177] &amp; &quot;,&quot; &amp; [.E177] &amp; &quot;,&quot; &amp; [.R177] &amp; &quot;,&quot; &amp; [.S177] &amp; &quot;,'2014/09/19',&quot; &amp; [.T177] &amp; &quot;,&quot; &amp; [.U177] &amp; &quot;,&quot; &amp; [.V177] &amp; &quot;,&quot; &amp; [.W177] &amp; &quot;,&quot; &amp; [.X177] &amp; &quot;,&quot; &amp; [.Y177] &amp; &quot;,'&quot; &amp; [.O177] &amp; &quot;','&quot; &amp; [.P177] &amp; &quot;','&quot; &amp; [.Q177] &amp; &quot;'),&quot;" office:value-type="string" office:string-value="( 176, 'Express Scripts',74.35,75.05,74.25,-0.25,-0.34,8160000,'2014/09/19',-0.34,0.84,-1.33,5.85,19.82,84.67,'Neutral','Strong Buy','Strong Buy')," calcext:value-type="string">
            <text:p>( 176, 'Express Scripts',74.35,75.05,74.25,-0.25,-0.34,8160000,'2014/09/19',-0.34,0.84,-1.33,5.85,19.82,84.67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exxon-mobil" xlink:type="simple">Exxon Mobil</text:a></text:p>
          </table:table-cell>
          <table:table-cell office:value-type="float" office:value="97.12" calcext:value-type="float">
            <text:p>97.12</text:p>
          </table:table-cell>
          <table:table-cell office:value-type="float" office:value="97.56" calcext:value-type="float">
            <text:p>97.56</text:p>
          </table:table-cell>
          <table:table-cell office:value-type="float" office:value="96.87" calcext:value-type="float">
            <text:p>96.8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+0.53%</text:p>
          </table:table-cell>
          <table:table-cell office:value-type="string" calcext:value-type="string">
            <text:p>17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-2.18%</text:p>
          </table:table-cell>
          <table:table-cell office:value-type="string" calcext:value-type="string">
            <text:p>-4.03%</text:p>
          </table:table-cell>
          <table:table-cell office:value-type="string" calcext:value-type="string">
            <text:p>9.54%</text:p>
          </table:table-cell>
          <table:table-cell office:value-type="string" calcext:value-type="string">
            <text:p>34.95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78];1;LEN([.F178])-1))" office:value-type="float" office:value="0.53" calcext:value-type="float">
            <text:p>0.53</text:p>
          </table:table-cell>
          <table:table-cell table:formula="of:=VALUE(SUBSTITUTE(SUBSTITUTE(SUBSTITUTE([.G178];&quot;M&quot;;&quot;0000&quot;);&quot;K&quot;;&quot;0&quot;);&quot;.&quot;;&quot;&quot;))" office:value-type="float" office:value="17290000" calcext:value-type="float">
            <text:p>17290000</text:p>
          </table:table-cell>
          <table:table-cell table:formula="of:=IF([.I178]=&quot;-&quot;;&quot;NULL&quot;;VALUE(MID([.I178];1;LEN([.I178])-1)))" office:value-type="float" office:value="0.53" calcext:value-type="float">
            <text:p>0.53</text:p>
          </table:table-cell>
          <table:table-cell table:formula="of:=IF([.J178]=&quot;-&quot;;&quot;NULL&quot;;VALUE(MID([.J178];1;LEN([.J178])-1)))" office:value-type="float" office:value="1.4" calcext:value-type="float">
            <text:p>1.4</text:p>
          </table:table-cell>
          <table:table-cell table:formula="of:=IF([.K178]=&quot;-&quot;;&quot;NULL&quot;;VALUE(MID([.K178];1;LEN([.K178])-1)))" office:value-type="float" office:value="-2.18" calcext:value-type="float">
            <text:p>-2.18</text:p>
          </table:table-cell>
          <table:table-cell table:formula="of:=IF([.L178]=&quot;-&quot;;&quot;NULL&quot;;VALUE(MID([.L178];1;LEN([.L178])-1)))" office:value-type="float" office:value="-4.03" calcext:value-type="float">
            <text:p>-4.03</text:p>
          </table:table-cell>
          <table:table-cell table:formula="of:=IF([.M178]=&quot;-&quot;;&quot;NULL&quot;;VALUE(MID([.M178];1;LEN([.M178])-1)))" office:value-type="float" office:value="9.54" calcext:value-type="float">
            <text:p>9.54</text:p>
          </table:table-cell>
          <table:table-cell table:formula="of:=IF([.N178]=&quot;-&quot;;&quot;NULL&quot;;VALUE(MID([.N178];1;LEN([.N178])-1)))" office:value-type="float" office:value="34.95" calcext:value-type="float">
            <text:p>34.95</text:p>
          </table:table-cell>
          <table:table-cell table:formula="of:=&quot;( &quot; &amp; (ROW()-1) &amp; &quot;, '&quot; &amp; [.A178] &amp; &quot;',&quot; &amp; [.B178] &amp; &quot;,&quot; &amp; [.C178] &amp; &quot;,&quot; &amp; [.D178] &amp; &quot;,&quot; &amp; [.E178] &amp; &quot;,&quot; &amp; [.R178] &amp; &quot;,&quot; &amp; [.S178] &amp; &quot;,'2014/09/19',&quot; &amp; [.T178] &amp; &quot;,&quot; &amp; [.U178] &amp; &quot;,&quot; &amp; [.V178] &amp; &quot;,&quot; &amp; [.W178] &amp; &quot;,&quot; &amp; [.X178] &amp; &quot;,&quot; &amp; [.Y178] &amp; &quot;,'&quot; &amp; [.O178] &amp; &quot;','&quot; &amp; [.P178] &amp; &quot;','&quot; &amp; [.Q178] &amp; &quot;'),&quot;" office:value-type="string" office:string-value="( 177, 'Exxon Mobil',97.12,97.56,96.87,0.51,0.53,17290000,'2014/09/19',0.53,1.4,-2.18,-4.03,9.54,34.95,'Neutral','Strong Sell','Strong Buy')," calcext:value-type="string">
            <text:p>( 177, 'Exxon Mobil',97.12,97.56,96.87,0.51,0.53,17290000,'2014/09/19',0.53,1.4,-2.18,-4.03,9.54,34.95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5-networks-inc" xlink:type="simple">F5 Networks</text:a>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8.3" calcext:value-type="float">
            <text:p>128.3</text:p>
          </table:table-cell>
          <table:table-cell office:value-type="float" office:value="124.32" calcext:value-type="float">
            <text:p>124.32</text:p>
          </table:table-cell>
          <table:table-cell office:value-type="float" office:value="-2.8" calcext:value-type="float">
            <text:p>-2.8</text:p>
          </table:table-cell>
          <table:table-cell office:value-type="string" calcext:value-type="string">
            <text:p>-2.19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19%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37.40%</text:p>
          </table:table-cell>
          <table:table-cell office:value-type="string" calcext:value-type="string">
            <text:p>33.35%</text:p>
          </table:table-cell>
          <table:table-cell office:value-type="string" calcext:value-type="string">
            <text:p>62.81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79];1;LEN([.F179])-1))" office:value-type="float" office:value="-2.19" calcext:value-type="float">
            <text:p>-2.19</text:p>
          </table:table-cell>
          <table:table-cell table:formula="of:=VALUE(SUBSTITUTE(SUBSTITUTE(SUBSTITUTE([.G179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179]=&quot;-&quot;;&quot;NULL&quot;;VALUE(MID([.I179];1;LEN([.I179])-1)))" office:value-type="float" office:value="-2.19" calcext:value-type="float">
            <text:p>-2.19</text:p>
          </table:table-cell>
          <table:table-cell table:formula="of:=IF([.J179]=&quot;-&quot;;&quot;NULL&quot;;VALUE(MID([.J179];1;LEN([.J179])-1)))" office:value-type="float" office:value="-0.19" calcext:value-type="float">
            <text:p>-0.19</text:p>
          </table:table-cell>
          <table:table-cell table:formula="of:=IF([.K179]=&quot;-&quot;;&quot;NULL&quot;;VALUE(MID([.K179];1;LEN([.K179])-1)))" office:value-type="float" office:value="2.25" calcext:value-type="float">
            <text:p>2.25</text:p>
          </table:table-cell>
          <table:table-cell table:formula="of:=IF([.L179]=&quot;-&quot;;&quot;NULL&quot;;VALUE(MID([.L179];1;LEN([.L179])-1)))" office:value-type="float" office:value="37.4" calcext:value-type="float">
            <text:p>37.4</text:p>
          </table:table-cell>
          <table:table-cell table:formula="of:=IF([.M179]=&quot;-&quot;;&quot;NULL&quot;;VALUE(MID([.M179];1;LEN([.M179])-1)))" office:value-type="float" office:value="33.35" calcext:value-type="float">
            <text:p>33.35</text:p>
          </table:table-cell>
          <table:table-cell table:formula="of:=IF([.N179]=&quot;-&quot;;&quot;NULL&quot;;VALUE(MID([.N179];1;LEN([.N179])-1)))" office:value-type="float" office:value="62.81" calcext:value-type="float">
            <text:p>62.81</text:p>
          </table:table-cell>
          <table:table-cell table:formula="of:=&quot;( &quot; &amp; (ROW()-1) &amp; &quot;, '&quot; &amp; [.A179] &amp; &quot;',&quot; &amp; [.B179] &amp; &quot;,&quot; &amp; [.C179] &amp; &quot;,&quot; &amp; [.D179] &amp; &quot;,&quot; &amp; [.E179] &amp; &quot;,&quot; &amp; [.R179] &amp; &quot;,&quot; &amp; [.S179] &amp; &quot;,'2014/09/19',&quot; &amp; [.T179] &amp; &quot;,&quot; &amp; [.U179] &amp; &quot;,&quot; &amp; [.V179] &amp; &quot;,&quot; &amp; [.W179] &amp; &quot;,&quot; &amp; [.X179] &amp; &quot;,&quot; &amp; [.Y179] &amp; &quot;,'&quot; &amp; [.O179] &amp; &quot;','&quot; &amp; [.P179] &amp; &quot;','&quot; &amp; [.Q179] &amp; &quot;'),&quot;" office:value-type="string" office:string-value="( 178, 'F5 Networks',124.84,128.3,124.32,-2.8,-2.19,1290000,'2014/09/19',-2.19,-0.19,2.25,37.4,33.35,62.81,'Strong Sell','Strong Buy','Strong Buy')," calcext:value-type="string">
            <text:p>( 178, 'F5 Networks',124.84,128.3,124.32,-2.8,-2.19,1290000,'2014/09/19',-2.19,-0.19,2.25,37.4,33.35,62.81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acebook-inc" xlink:type="simple">Facebook</text:a></text:p>
          </table:table-cell>
          <table:table-cell office:value-type="float" office:value="77.91" calcext:value-type="float">
            <text:p>77.91</text:p>
          </table:table-cell>
          <table:table-cell office:value-type="float" office:value="78.3" calcext:value-type="float">
            <text:p>78.3</text:p>
          </table:table-cell>
          <table:table-cell office:value-type="float" office:value="76.44" calcext:value-type="float">
            <text:p>76.4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+1.18%</text:p>
          </table:table-cell>
          <table:table-cell office:value-type="string" calcext:value-type="string">
            <text:p>57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4.48%</text:p>
          </table:table-cell>
          <table:table-cell office:value-type="string" calcext:value-type="string">
            <text:p>42.56%</text:p>
          </table:table-cell>
          <table:table-cell office:value-type="string" calcext:value-type="string">
            <text:p>64.06%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80];1;LEN([.F180])-1))" office:value-type="float" office:value="1.18" calcext:value-type="float">
            <text:p>1.18</text:p>
          </table:table-cell>
          <table:table-cell table:formula="of:=VALUE(SUBSTITUTE(SUBSTITUTE(SUBSTITUTE([.G180];&quot;M&quot;;&quot;0000&quot;);&quot;K&quot;;&quot;0&quot;);&quot;.&quot;;&quot;&quot;))" office:value-type="float" office:value="57100000" calcext:value-type="float">
            <text:p>57100000</text:p>
          </table:table-cell>
          <table:table-cell table:formula="of:=IF([.I180]=&quot;-&quot;;&quot;NULL&quot;;VALUE(MID([.I180];1;LEN([.I180])-1)))" office:value-type="float" office:value="1.18" calcext:value-type="float">
            <text:p>1.18</text:p>
          </table:table-cell>
          <table:table-cell table:formula="of:=IF([.J180]=&quot;-&quot;;&quot;NULL&quot;;VALUE(MID([.J180];1;LEN([.J180])-1)))" office:value-type="float" office:value="0.55" calcext:value-type="float">
            <text:p>0.55</text:p>
          </table:table-cell>
          <table:table-cell table:formula="of:=IF([.K180]=&quot;-&quot;;&quot;NULL&quot;;VALUE(MID([.K180];1;LEN([.K180])-1)))" office:value-type="float" office:value="4.48" calcext:value-type="float">
            <text:p>4.48</text:p>
          </table:table-cell>
          <table:table-cell table:formula="of:=IF([.L180]=&quot;-&quot;;&quot;NULL&quot;;VALUE(MID([.L180];1;LEN([.L180])-1)))" office:value-type="float" office:value="42.56" calcext:value-type="float">
            <text:p>42.56</text:p>
          </table:table-cell>
          <table:table-cell table:formula="of:=IF([.M180]=&quot;-&quot;;&quot;NULL&quot;;VALUE(MID([.M180];1;LEN([.M180])-1)))" office:value-type="float" office:value="64.06" calcext:value-type="float">
            <text:p>64.06</text:p>
          </table:table-cell>
          <table:table-cell table:formula="of:=IF([.N180]=&quot;-&quot;;&quot;NULL&quot;;VALUE(MID([.N180];1;LEN([.N180])-1)))" office:value-type="string" office:string-value="NULL" calcext:value-type="string">
            <text:p>NULL</text:p>
          </table:table-cell>
          <table:table-cell table:formula="of:=&quot;( &quot; &amp; (ROW()-1) &amp; &quot;, '&quot; &amp; [.A180] &amp; &quot;',&quot; &amp; [.B180] &amp; &quot;,&quot; &amp; [.C180] &amp; &quot;,&quot; &amp; [.D180] &amp; &quot;,&quot; &amp; [.E180] &amp; &quot;,&quot; &amp; [.R180] &amp; &quot;,&quot; &amp; [.S180] &amp; &quot;,'2014/09/19',&quot; &amp; [.T180] &amp; &quot;,&quot; &amp; [.U180] &amp; &quot;,&quot; &amp; [.V180] &amp; &quot;,&quot; &amp; [.W180] &amp; &quot;,&quot; &amp; [.X180] &amp; &quot;,&quot; &amp; [.Y180] &amp; &quot;,'&quot; &amp; [.O180] &amp; &quot;','&quot; &amp; [.P180] &amp; &quot;','&quot; &amp; [.Q180] &amp; &quot;'),&quot;" office:value-type="string" office:string-value="( 179, 'Facebook',77.91,78.3,76.44,0.91,1.18,57100000,'2014/09/19',1.18,0.55,4.48,42.56,64.06,NULL,'Strong Buy','Strong Buy','Strong Buy')," calcext:value-type="string">
            <text:p>( 179, 'Facebook',77.91,78.3,76.44,0.91,1.18,57100000,'2014/09/19',1.18,0.55,4.48,42.56,64.06,NULL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amily-dlr-strs" xlink:type="simple">Family Dollar Stores</text:a></text:p>
          </table:table-cell>
          <table:table-cell office:value-type="float" office:value="78.76" calcext:value-type="float">
            <text:p>78.76</text:p>
          </table:table-cell>
          <table:table-cell office:value-type="float" office:value="78.93" calcext:value-type="float">
            <text:p>78.93</text:p>
          </table:table-cell>
          <table:table-cell office:value-type="float" office:value="78.5" calcext:value-type="float">
            <text:p>78.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+0.14%</text:p>
          </table:table-cell>
          <table:table-cell office:value-type="string" calcext:value-type="string">
            <text:p>1.1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21.23%</text:p>
          </table:table-cell>
          <table:table-cell office:value-type="string" calcext:value-type="string">
            <text:p>7.39%</text:p>
          </table:table-cell>
          <table:table-cell office:value-type="string" calcext:value-type="string">
            <text:p>48.83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181];1;LEN([.F181])-1))" office:value-type="float" office:value="0.14" calcext:value-type="float">
            <text:p>0.14</text:p>
          </table:table-cell>
          <table:table-cell table:formula="of:=VALUE(SUBSTITUTE(SUBSTITUTE(SUBSTITUTE([.G181];&quot;M&quot;;&quot;0000&quot;);&quot;K&quot;;&quot;0&quot;);&quot;.&quot;;&quot;&quot;))" office:value-type="float" office:value="1150000" calcext:value-type="float">
            <text:p>1150000</text:p>
          </table:table-cell>
          <table:table-cell table:formula="of:=IF([.I181]=&quot;-&quot;;&quot;NULL&quot;;VALUE(MID([.I181];1;LEN([.I181])-1)))" office:value-type="float" office:value="0.14" calcext:value-type="float">
            <text:p>0.14</text:p>
          </table:table-cell>
          <table:table-cell table:formula="of:=IF([.J181]=&quot;-&quot;;&quot;NULL&quot;;VALUE(MID([.J181];1;LEN([.J181])-1)))" office:value-type="float" office:value="0.34" calcext:value-type="float">
            <text:p>0.34</text:p>
          </table:table-cell>
          <table:table-cell table:formula="of:=IF([.K181]=&quot;-&quot;;&quot;NULL&quot;;VALUE(MID([.K181];1;LEN([.K181])-1)))" office:value-type="float" office:value="-0.82" calcext:value-type="float">
            <text:p>-0.82</text:p>
          </table:table-cell>
          <table:table-cell table:formula="of:=IF([.L181]=&quot;-&quot;;&quot;NULL&quot;;VALUE(MID([.L181];1;LEN([.L181])-1)))" office:value-type="float" office:value="21.23" calcext:value-type="float">
            <text:p>21.23</text:p>
          </table:table-cell>
          <table:table-cell table:formula="of:=IF([.M181]=&quot;-&quot;;&quot;NULL&quot;;VALUE(MID([.M181];1;LEN([.M181])-1)))" office:value-type="float" office:value="7.39" calcext:value-type="float">
            <text:p>7.39</text:p>
          </table:table-cell>
          <table:table-cell table:formula="of:=IF([.N181]=&quot;-&quot;;&quot;NULL&quot;;VALUE(MID([.N181];1;LEN([.N181])-1)))" office:value-type="float" office:value="48.83" calcext:value-type="float">
            <text:p>48.83</text:p>
          </table:table-cell>
          <table:table-cell table:formula="of:=&quot;( &quot; &amp; (ROW()-1) &amp; &quot;, '&quot; &amp; [.A181] &amp; &quot;',&quot; &amp; [.B181] &amp; &quot;,&quot; &amp; [.C181] &amp; &quot;,&quot; &amp; [.D181] &amp; &quot;,&quot; &amp; [.E181] &amp; &quot;,&quot; &amp; [.R181] &amp; &quot;,&quot; &amp; [.S181] &amp; &quot;,'2014/09/19',&quot; &amp; [.T181] &amp; &quot;,&quot; &amp; [.U181] &amp; &quot;,&quot; &amp; [.V181] &amp; &quot;,&quot; &amp; [.W181] &amp; &quot;,&quot; &amp; [.X181] &amp; &quot;,&quot; &amp; [.Y181] &amp; &quot;,'&quot; &amp; [.O181] &amp; &quot;','&quot; &amp; [.P181] &amp; &quot;','&quot; &amp; [.Q181] &amp; &quot;'),&quot;" office:value-type="string" office:string-value="( 180, 'Family Dollar Stores',78.76,78.93,78.5,0.11,0.14,1150000,'2014/09/19',0.14,0.34,-0.82,21.23,7.39,48.83,'Strong Buy','Buy','Strong Buy')," calcext:value-type="string">
            <text:p>( 180, 'Family Dollar Stores',78.76,78.93,78.5,0.11,0.14,1150000,'2014/09/19',0.14,0.34,-0.82,21.23,7.39,48.83,'Strong Buy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astenal-co" xlink:type="simple">Fastenal</text:a></text:p>
          </table:table-cell>
          <table:table-cell office:value-type="float" office:value="46.23" calcext:value-type="float">
            <text:p>46.23</text:p>
          </table:table-cell>
          <table:table-cell office:value-type="float" office:value="46.66" calcext:value-type="float">
            <text:p>46.66</text:p>
          </table:table-cell>
          <table:table-cell office:value-type="float" office:value="45.82" calcext:value-type="float">
            <text:p>45.82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2.4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0.94%</text:p>
          </table:table-cell>
          <table:table-cell office:value-type="string" calcext:value-type="string">
            <text:p>1.38%</text:p>
          </table:table-cell>
          <table:table-cell office:value-type="string" calcext:value-type="string">
            <text:p>-2.69%</text:p>
          </table:table-cell>
          <table:table-cell office:value-type="string" calcext:value-type="string">
            <text:p>-7.83%</text:p>
          </table:table-cell>
          <table:table-cell office:value-type="string" calcext:value-type="string">
            <text:p>28.92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table:formula="of:=VALUE(MID([.F182];1;LEN([.F182])-1))" office:value-type="float" office:value="-0.16" calcext:value-type="float">
            <text:p>-0.16</text:p>
          </table:table-cell>
          <table:table-cell table:formula="of:=VALUE(SUBSTITUTE(SUBSTITUTE(SUBSTITUTE([.G182];&quot;M&quot;;&quot;0000&quot;);&quot;K&quot;;&quot;0&quot;);&quot;.&quot;;&quot;&quot;))" office:value-type="float" office:value="2410000" calcext:value-type="float">
            <text:p>2410000</text:p>
          </table:table-cell>
          <table:table-cell table:formula="of:=IF([.I182]=&quot;-&quot;;&quot;NULL&quot;;VALUE(MID([.I182];1;LEN([.I182])-1)))" office:value-type="float" office:value="-0.16" calcext:value-type="float">
            <text:p>-0.16</text:p>
          </table:table-cell>
          <table:table-cell table:formula="of:=IF([.J182]=&quot;-&quot;;&quot;NULL&quot;;VALUE(MID([.J182];1;LEN([.J182])-1)))" office:value-type="float" office:value="0.94" calcext:value-type="float">
            <text:p>0.94</text:p>
          </table:table-cell>
          <table:table-cell table:formula="of:=IF([.K182]=&quot;-&quot;;&quot;NULL&quot;;VALUE(MID([.K182];1;LEN([.K182])-1)))" office:value-type="float" office:value="1.38" calcext:value-type="float">
            <text:p>1.38</text:p>
          </table:table-cell>
          <table:table-cell table:formula="of:=IF([.L182]=&quot;-&quot;;&quot;NULL&quot;;VALUE(MID([.L182];1;LEN([.L182])-1)))" office:value-type="float" office:value="-2.69" calcext:value-type="float">
            <text:p>-2.69</text:p>
          </table:table-cell>
          <table:table-cell table:formula="of:=IF([.M182]=&quot;-&quot;;&quot;NULL&quot;;VALUE(MID([.M182];1;LEN([.M182])-1)))" office:value-type="float" office:value="-7.83" calcext:value-type="float">
            <text:p>-7.83</text:p>
          </table:table-cell>
          <table:table-cell table:formula="of:=IF([.N182]=&quot;-&quot;;&quot;NULL&quot;;VALUE(MID([.N182];1;LEN([.N182])-1)))" office:value-type="float" office:value="28.92" calcext:value-type="float">
            <text:p>28.92</text:p>
          </table:table-cell>
          <table:table-cell table:formula="of:=&quot;( &quot; &amp; (ROW()-1) &amp; &quot;, '&quot; &amp; [.A182] &amp; &quot;',&quot; &amp; [.B182] &amp; &quot;,&quot; &amp; [.C182] &amp; &quot;,&quot; &amp; [.D182] &amp; &quot;,&quot; &amp; [.E182] &amp; &quot;,&quot; &amp; [.R182] &amp; &quot;,&quot; &amp; [.S182] &amp; &quot;,'2014/09/19',&quot; &amp; [.T182] &amp; &quot;,&quot; &amp; [.U182] &amp; &quot;,&quot; &amp; [.V182] &amp; &quot;,&quot; &amp; [.W182] &amp; &quot;,&quot; &amp; [.X182] &amp; &quot;,&quot; &amp; [.Y182] &amp; &quot;,'&quot; &amp; [.O182] &amp; &quot;','&quot; &amp; [.P182] &amp; &quot;','&quot; &amp; [.Q182] &amp; &quot;'),&quot;" office:value-type="string" office:string-value="( 181, 'Fastenal',46.23,46.66,45.82,-0.07,-0.16,2410000,'2014/09/19',-0.16,0.94,1.38,-2.69,-7.83,28.92,'Strong Buy','Buy','Sell')," calcext:value-type="string">
            <text:p>( 181, 'Fastenal',46.23,46.66,45.82,-0.07,-0.16,2410000,'2014/09/19',-0.16,0.94,1.38,-2.69,-7.83,28.92,'Strong Buy','Buy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fedex-corp" xlink:type="simple">FedEx</text:a></text:p>
          </table:table-cell>
          <table:table-cell office:value-type="float" office:value="158.33" calcext:value-type="float">
            <text:p>158.33</text:p>
          </table:table-cell>
          <table:table-cell office:value-type="float" office:value="160.26" calcext:value-type="float">
            <text:p>160.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-0.38%</text:p>
          </table:table-cell>
          <table:table-cell office:value-type="string" calcext:value-type="string">
            <text:p>4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8%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5.17%</text:p>
          </table:table-cell>
          <table:table-cell office:value-type="string" calcext:value-type="string">
            <text:p>10.13%</text:p>
          </table:table-cell>
          <table:table-cell office:value-type="string" calcext:value-type="string">
            <text:p>35.52%</text:p>
          </table:table-cell>
          <table:table-cell office:value-type="string" calcext:value-type="string">
            <text:p>118.39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183];1;LEN([.F183])-1))" office:value-type="float" office:value="-0.38" calcext:value-type="float">
            <text:p>-0.38</text:p>
          </table:table-cell>
          <table:table-cell table:formula="of:=VALUE(SUBSTITUTE(SUBSTITUTE(SUBSTITUTE([.G183];&quot;M&quot;;&quot;0000&quot;);&quot;K&quot;;&quot;0&quot;);&quot;.&quot;;&quot;&quot;))" office:value-type="float" office:value="4010000" calcext:value-type="float">
            <text:p>4010000</text:p>
          </table:table-cell>
          <table:table-cell table:formula="of:=IF([.I183]=&quot;-&quot;;&quot;NULL&quot;;VALUE(MID([.I183];1;LEN([.I183])-1)))" office:value-type="float" office:value="-0.38" calcext:value-type="float">
            <text:p>-0.38</text:p>
          </table:table-cell>
          <table:table-cell table:formula="of:=IF([.J183]=&quot;-&quot;;&quot;NULL&quot;;VALUE(MID([.J183];1;LEN([.J183])-1)))" office:value-type="float" office:value="2.97" calcext:value-type="float">
            <text:p>2.97</text:p>
          </table:table-cell>
          <table:table-cell table:formula="of:=IF([.K183]=&quot;-&quot;;&quot;NULL&quot;;VALUE(MID([.K183];1;LEN([.K183])-1)))" office:value-type="float" office:value="5.17" calcext:value-type="float">
            <text:p>5.17</text:p>
          </table:table-cell>
          <table:table-cell table:formula="of:=IF([.L183]=&quot;-&quot;;&quot;NULL&quot;;VALUE(MID([.L183];1;LEN([.L183])-1)))" office:value-type="float" office:value="10.13" calcext:value-type="float">
            <text:p>10.13</text:p>
          </table:table-cell>
          <table:table-cell table:formula="of:=IF([.M183]=&quot;-&quot;;&quot;NULL&quot;;VALUE(MID([.M183];1;LEN([.M183])-1)))" office:value-type="float" office:value="35.52" calcext:value-type="float">
            <text:p>35.52</text:p>
          </table:table-cell>
          <table:table-cell table:formula="of:=IF([.N183]=&quot;-&quot;;&quot;NULL&quot;;VALUE(MID([.N183];1;LEN([.N183])-1)))" office:value-type="float" office:value="118.39" calcext:value-type="float">
            <text:p>118.39</text:p>
          </table:table-cell>
          <table:table-cell table:formula="of:=&quot;( &quot; &amp; (ROW()-1) &amp; &quot;, '&quot; &amp; [.A183] &amp; &quot;',&quot; &amp; [.B183] &amp; &quot;,&quot; &amp; [.C183] &amp; &quot;,&quot; &amp; [.D183] &amp; &quot;,&quot; &amp; [.E183] &amp; &quot;,&quot; &amp; [.R183] &amp; &quot;,&quot; &amp; [.S183] &amp; &quot;,'2014/09/19',&quot; &amp; [.T183] &amp; &quot;,&quot; &amp; [.U183] &amp; &quot;,&quot; &amp; [.V183] &amp; &quot;,&quot; &amp; [.W183] &amp; &quot;,&quot; &amp; [.X183] &amp; &quot;,&quot; &amp; [.Y183] &amp; &quot;,'&quot; &amp; [.O183] &amp; &quot;','&quot; &amp; [.P183] &amp; &quot;','&quot; &amp; [.Q183] &amp; &quot;'),&quot;" office:value-type="string" office:string-value="( 182, 'FedEx',158.33,160.26,158.33,-0.6,-0.38,4010000,'2014/09/19',-0.38,2.97,5.17,10.13,35.52,118.39,'Neutral','Strong Buy','Strong Buy')," calcext:value-type="string">
            <text:p>( 182, 'FedEx',158.33,160.26,158.33,-0.6,-0.38,4010000,'2014/09/19',-0.38,2.97,5.17,10.13,35.52,118.39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idelity-natl-in" xlink:type="simple">Fidelity Information</text:a></text:p>
          </table:table-cell>
          <table:table-cell office:value-type="float" office:value="57.26" calcext:value-type="float">
            <text:p>57.26</text:p>
          </table:table-cell>
          <table:table-cell office:value-type="float" office:value="57.47" calcext:value-type="float">
            <text:p>57.47</text:p>
          </table:table-cell>
          <table:table-cell office:value-type="float" office:value="57.12" calcext:value-type="float">
            <text:p>57.1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+0.54%</text:p>
          </table:table-cell>
          <table:table-cell office:value-type="string" calcext:value-type="string">
            <text:p>2.7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6.67%</text:p>
          </table:table-cell>
          <table:table-cell office:value-type="string" calcext:value-type="string">
            <text:p>22.22%</text:p>
          </table:table-cell>
          <table:table-cell office:value-type="string" calcext:value-type="string">
            <text:p>130.1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84];1;LEN([.F184])-1))" office:value-type="float" office:value="0.54" calcext:value-type="float">
            <text:p>0.54</text:p>
          </table:table-cell>
          <table:table-cell table:formula="of:=VALUE(SUBSTITUTE(SUBSTITUTE(SUBSTITUTE([.G184];&quot;M&quot;;&quot;0000&quot;);&quot;K&quot;;&quot;0&quot;);&quot;.&quot;;&quot;&quot;))" office:value-type="float" office:value="2710000" calcext:value-type="float">
            <text:p>2710000</text:p>
          </table:table-cell>
          <table:table-cell table:formula="of:=IF([.I184]=&quot;-&quot;;&quot;NULL&quot;;VALUE(MID([.I184];1;LEN([.I184])-1)))" office:value-type="float" office:value="0.54" calcext:value-type="float">
            <text:p>0.54</text:p>
          </table:table-cell>
          <table:table-cell table:formula="of:=IF([.J184]=&quot;-&quot;;&quot;NULL&quot;;VALUE(MID([.J184];1;LEN([.J184])-1)))" office:value-type="float" office:value="0.42" calcext:value-type="float">
            <text:p>0.42</text:p>
          </table:table-cell>
          <table:table-cell table:formula="of:=IF([.K184]=&quot;-&quot;;&quot;NULL&quot;;VALUE(MID([.K184];1;LEN([.K184])-1)))" office:value-type="float" office:value="-0.1" calcext:value-type="float">
            <text:p>-0.1</text:p>
          </table:table-cell>
          <table:table-cell table:formula="of:=IF([.L184]=&quot;-&quot;;&quot;NULL&quot;;VALUE(MID([.L184];1;LEN([.L184])-1)))" office:value-type="float" office:value="6.67" calcext:value-type="float">
            <text:p>6.67</text:p>
          </table:table-cell>
          <table:table-cell table:formula="of:=IF([.M184]=&quot;-&quot;;&quot;NULL&quot;;VALUE(MID([.M184];1;LEN([.M184])-1)))" office:value-type="float" office:value="22.22" calcext:value-type="float">
            <text:p>22.22</text:p>
          </table:table-cell>
          <table:table-cell table:formula="of:=IF([.N184]=&quot;-&quot;;&quot;NULL&quot;;VALUE(MID([.N184];1;LEN([.N184])-1)))" office:value-type="float" office:value="130.14" calcext:value-type="float">
            <text:p>130.14</text:p>
          </table:table-cell>
          <table:table-cell table:formula="of:=&quot;( &quot; &amp; (ROW()-1) &amp; &quot;, '&quot; &amp; [.A184] &amp; &quot;',&quot; &amp; [.B184] &amp; &quot;,&quot; &amp; [.C184] &amp; &quot;,&quot; &amp; [.D184] &amp; &quot;,&quot; &amp; [.E184] &amp; &quot;,&quot; &amp; [.R184] &amp; &quot;,&quot; &amp; [.S184] &amp; &quot;,'2014/09/19',&quot; &amp; [.T184] &amp; &quot;,&quot; &amp; [.U184] &amp; &quot;,&quot; &amp; [.V184] &amp; &quot;,&quot; &amp; [.W184] &amp; &quot;,&quot; &amp; [.X184] &amp; &quot;,&quot; &amp; [.Y184] &amp; &quot;,'&quot; &amp; [.O184] &amp; &quot;','&quot; &amp; [.P184] &amp; &quot;','&quot; &amp; [.Q184] &amp; &quot;'),&quot;" office:value-type="string" office:string-value="( 183, 'Fidelity Information',57.26,57.47,57.12,0.31,0.54,2710000,'2014/09/19',0.54,0.42,-0.1,6.67,22.22,130.14,'Strong Buy','Strong Buy','Strong Buy')," calcext:value-type="string">
            <text:p>( 183, 'Fidelity Information',57.26,57.47,57.12,0.31,0.54,2710000,'2014/09/19',0.54,0.42,-0.1,6.67,22.22,130.1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ifth-third-bk" xlink:type="simple">Fifth Third</text:a></text:p>
          </table:table-cell>
          <table:table-cell office:value-type="float" office:value="20.92" calcext:value-type="float">
            <text:p>20.92</text:p>
          </table:table-cell>
          <table:table-cell office:value-type="float" office:value="21.2" calcext:value-type="float">
            <text:p>21.2</text:p>
          </table:table-cell>
          <table:table-cell office:value-type="float" office:value="20.88" calcext:value-type="float">
            <text:p>20.88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43%</text:p>
          </table:table-cell>
          <table:table-cell office:value-type="string" calcext:value-type="string">
            <text:p>7.2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3%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3.31%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13.76%</text:p>
          </table:table-cell>
          <table:table-cell office:value-type="string" calcext:value-type="string">
            <text:p>114.12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185];1;LEN([.F185])-1))" office:value-type="float" office:value="-0.43" calcext:value-type="float">
            <text:p>-0.43</text:p>
          </table:table-cell>
          <table:table-cell table:formula="of:=VALUE(SUBSTITUTE(SUBSTITUTE(SUBSTITUTE([.G185];&quot;M&quot;;&quot;0000&quot;);&quot;K&quot;;&quot;0&quot;);&quot;.&quot;;&quot;&quot;))" office:value-type="float" office:value="7200000" calcext:value-type="float">
            <text:p>7200000</text:p>
          </table:table-cell>
          <table:table-cell table:formula="of:=IF([.I185]=&quot;-&quot;;&quot;NULL&quot;;VALUE(MID([.I185];1;LEN([.I185])-1)))" office:value-type="float" office:value="-0.43" calcext:value-type="float">
            <text:p>-0.43</text:p>
          </table:table-cell>
          <table:table-cell table:formula="of:=IF([.J185]=&quot;-&quot;;&quot;NULL&quot;;VALUE(MID([.J185];1;LEN([.J185])-1)))" office:value-type="float" office:value="1.36" calcext:value-type="float">
            <text:p>1.36</text:p>
          </table:table-cell>
          <table:table-cell table:formula="of:=IF([.K185]=&quot;-&quot;;&quot;NULL&quot;;VALUE(MID([.K185];1;LEN([.K185])-1)))" office:value-type="float" office:value="3.31" calcext:value-type="float">
            <text:p>3.31</text:p>
          </table:table-cell>
          <table:table-cell table:formula="of:=IF([.L185]=&quot;-&quot;;&quot;NULL&quot;;VALUE(MID([.L185];1;LEN([.L185])-1)))" office:value-type="float" office:value="-0.52" calcext:value-type="float">
            <text:p>-0.52</text:p>
          </table:table-cell>
          <table:table-cell table:formula="of:=IF([.M185]=&quot;-&quot;;&quot;NULL&quot;;VALUE(MID([.M185];1;LEN([.M185])-1)))" office:value-type="float" office:value="13.76" calcext:value-type="float">
            <text:p>13.76</text:p>
          </table:table-cell>
          <table:table-cell table:formula="of:=IF([.N185]=&quot;-&quot;;&quot;NULL&quot;;VALUE(MID([.N185];1;LEN([.N185])-1)))" office:value-type="float" office:value="114.12" calcext:value-type="float">
            <text:p>114.12</text:p>
          </table:table-cell>
          <table:table-cell table:formula="of:=&quot;( &quot; &amp; (ROW()-1) &amp; &quot;, '&quot; &amp; [.A185] &amp; &quot;',&quot; &amp; [.B185] &amp; &quot;,&quot; &amp; [.C185] &amp; &quot;,&quot; &amp; [.D185] &amp; &quot;,&quot; &amp; [.E185] &amp; &quot;,&quot; &amp; [.R185] &amp; &quot;,&quot; &amp; [.S185] &amp; &quot;,'2014/09/19',&quot; &amp; [.T185] &amp; &quot;,&quot; &amp; [.U185] &amp; &quot;,&quot; &amp; [.V185] &amp; &quot;,&quot; &amp; [.W185] &amp; &quot;,&quot; &amp; [.X185] &amp; &quot;,&quot; &amp; [.Y185] &amp; &quot;,'&quot; &amp; [.O185] &amp; &quot;','&quot; &amp; [.P185] &amp; &quot;','&quot; &amp; [.Q185] &amp; &quot;'),&quot;" office:value-type="string" office:string-value="( 184, 'Fifth Third',20.92,21.2,20.88,-0.09,-0.43,7200000,'2014/09/19',-0.43,1.36,3.31,-0.52,13.76,114.12,'Sell','Strong Buy','Buy')," calcext:value-type="string">
            <text:p>( 184, 'Fifth Third',20.92,21.2,20.88,-0.09,-0.43,7200000,'2014/09/19',-0.43,1.36,3.31,-0.52,13.76,114.12,'Sel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irst-solar-inc" xlink:type="simple">First Solar</text:a></text:p>
          </table:table-cell>
          <table:table-cell office:value-type="float" office:value="70.87" calcext:value-type="float">
            <text:p>70.87</text:p>
          </table:table-cell>
          <table:table-cell office:value-type="float" office:value="72.33" calcext:value-type="float">
            <text:p>72.33</text:p>
          </table:table-cell>
          <table:table-cell office:value-type="float" office:value="70.16" calcext:value-type="float">
            <text:p>70.16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-2.62%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81.62%</text:p>
          </table:table-cell>
          <table:table-cell office:value-type="string" calcext:value-type="string">
            <text:p>-3.6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186];1;LEN([.F186])-1))" office:value-type="float" office:value="-1.14" calcext:value-type="float">
            <text:p>-1.14</text:p>
          </table:table-cell>
          <table:table-cell table:formula="of:=VALUE(SUBSTITUTE(SUBSTITUTE(SUBSTITUTE([.G186];&quot;M&quot;;&quot;0000&quot;);&quot;K&quot;;&quot;0&quot;);&quot;.&quot;;&quot;&quot;))" office:value-type="float" office:value="2070000" calcext:value-type="float">
            <text:p>2070000</text:p>
          </table:table-cell>
          <table:table-cell table:formula="of:=IF([.I186]=&quot;-&quot;;&quot;NULL&quot;;VALUE(MID([.I186];1;LEN([.I186])-1)))" office:value-type="float" office:value="-1.14" calcext:value-type="float">
            <text:p>-1.14</text:p>
          </table:table-cell>
          <table:table-cell table:formula="of:=IF([.J186]=&quot;-&quot;;&quot;NULL&quot;;VALUE(MID([.J186];1;LEN([.J186])-1)))" office:value-type="float" office:value="-2.62" calcext:value-type="float">
            <text:p>-2.62</text:p>
          </table:table-cell>
          <table:table-cell table:formula="of:=IF([.K186]=&quot;-&quot;;&quot;NULL&quot;;VALUE(MID([.K186];1;LEN([.K186])-1)))" office:value-type="float" office:value="0.24" calcext:value-type="float">
            <text:p>0.24</text:p>
          </table:table-cell>
          <table:table-cell table:formula="of:=IF([.L186]=&quot;-&quot;;&quot;NULL&quot;;VALUE(MID([.L186];1;LEN([.L186])-1)))" office:value-type="float" office:value="29.7" calcext:value-type="float">
            <text:p>29.7</text:p>
          </table:table-cell>
          <table:table-cell table:formula="of:=IF([.M186]=&quot;-&quot;;&quot;NULL&quot;;VALUE(MID([.M186];1;LEN([.M186])-1)))" office:value-type="float" office:value="81.62" calcext:value-type="float">
            <text:p>81.62</text:p>
          </table:table-cell>
          <table:table-cell table:formula="of:=IF([.N186]=&quot;-&quot;;&quot;NULL&quot;;VALUE(MID([.N186];1;LEN([.N186])-1)))" office:value-type="float" office:value="-3.6" calcext:value-type="float">
            <text:p>-3.6</text:p>
          </table:table-cell>
          <table:table-cell table:formula="of:=&quot;( &quot; &amp; (ROW()-1) &amp; &quot;, '&quot; &amp; [.A186] &amp; &quot;',&quot; &amp; [.B186] &amp; &quot;,&quot; &amp; [.C186] &amp; &quot;,&quot; &amp; [.D186] &amp; &quot;,&quot; &amp; [.E186] &amp; &quot;,&quot; &amp; [.R186] &amp; &quot;,&quot; &amp; [.S186] &amp; &quot;,'2014/09/19',&quot; &amp; [.T186] &amp; &quot;,&quot; &amp; [.U186] &amp; &quot;,&quot; &amp; [.V186] &amp; &quot;,&quot; &amp; [.W186] &amp; &quot;,&quot; &amp; [.X186] &amp; &quot;,&quot; &amp; [.Y186] &amp; &quot;,'&quot; &amp; [.O186] &amp; &quot;','&quot; &amp; [.P186] &amp; &quot;','&quot; &amp; [.Q186] &amp; &quot;'),&quot;" office:value-type="string" office:string-value="( 185, 'First Solar',70.87,72.33,70.16,-0.82,-1.14,2070000,'2014/09/19',-1.14,-2.62,0.24,29.7,81.62,-3.6,'Strong Sell','Buy','Strong Buy')," calcext:value-type="string">
            <text:p>( 185, 'First Solar',70.87,72.33,70.16,-0.82,-1.14,2070000,'2014/09/19',-1.14,-2.62,0.24,29.7,81.62,-3.6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irst-energy" xlink:type="simple">FirstEnergy</text:a></text:p>
          </table:table-cell>
          <table:table-cell office:value-type="float" office:value="34.62" calcext:value-type="float">
            <text:p>34.62</text:p>
          </table:table-cell>
          <table:table-cell office:value-type="float" office:value="34.73" calcext:value-type="float">
            <text:p>34.73</text:p>
          </table:table-cell>
          <table:table-cell office:value-type="float" office:value="34.31" calcext:value-type="float">
            <text:p>34.3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+0.93%</text:p>
          </table:table-cell>
          <table:table-cell office:value-type="string" calcext:value-type="string">
            <text:p>4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3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3.47%</text:p>
          </table:table-cell>
          <table:table-cell office:value-type="string" calcext:value-type="string">
            <text:p>4.97%</text:p>
          </table:table-cell>
          <table:table-cell office:value-type="string" calcext:value-type="string">
            <text:p>-5.56%</text:p>
          </table:table-cell>
          <table:table-cell office:value-type="string" calcext:value-type="string">
            <text:p>-23.61%</text:p>
          </table:table-cell>
          <table:table-cell table:number-columns-repeated="2"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table:formula="of:=VALUE(MID([.F187];1;LEN([.F187])-1))" office:value-type="float" office:value="0.93" calcext:value-type="float">
            <text:p>0.93</text:p>
          </table:table-cell>
          <table:table-cell table:formula="of:=VALUE(SUBSTITUTE(SUBSTITUTE(SUBSTITUTE([.G187];&quot;M&quot;;&quot;0000&quot;);&quot;K&quot;;&quot;0&quot;);&quot;.&quot;;&quot;&quot;))" office:value-type="float" office:value="4070000" calcext:value-type="float">
            <text:p>4070000</text:p>
          </table:table-cell>
          <table:table-cell table:formula="of:=IF([.I187]=&quot;-&quot;;&quot;NULL&quot;;VALUE(MID([.I187];1;LEN([.I187])-1)))" office:value-type="float" office:value="0.93" calcext:value-type="float">
            <text:p>0.93</text:p>
          </table:table-cell>
          <table:table-cell table:formula="of:=IF([.J187]=&quot;-&quot;;&quot;NULL&quot;;VALUE(MID([.J187];1;LEN([.J187])-1)))" office:value-type="float" office:value="1.29" calcext:value-type="float">
            <text:p>1.29</text:p>
          </table:table-cell>
          <table:table-cell table:formula="of:=IF([.K187]=&quot;-&quot;;&quot;NULL&quot;;VALUE(MID([.K187];1;LEN([.K187])-1)))" office:value-type="float" office:value="3.47" calcext:value-type="float">
            <text:p>3.47</text:p>
          </table:table-cell>
          <table:table-cell table:formula="of:=IF([.L187]=&quot;-&quot;;&quot;NULL&quot;;VALUE(MID([.L187];1;LEN([.L187])-1)))" office:value-type="float" office:value="4.97" calcext:value-type="float">
            <text:p>4.97</text:p>
          </table:table-cell>
          <table:table-cell table:formula="of:=IF([.M187]=&quot;-&quot;;&quot;NULL&quot;;VALUE(MID([.M187];1;LEN([.M187])-1)))" office:value-type="float" office:value="-5.56" calcext:value-type="float">
            <text:p>-5.56</text:p>
          </table:table-cell>
          <table:table-cell table:formula="of:=IF([.N187]=&quot;-&quot;;&quot;NULL&quot;;VALUE(MID([.N187];1;LEN([.N187])-1)))" office:value-type="float" office:value="-23.61" calcext:value-type="float">
            <text:p>-23.61</text:p>
          </table:table-cell>
          <table:table-cell table:formula="of:=&quot;( &quot; &amp; (ROW()-1) &amp; &quot;, '&quot; &amp; [.A187] &amp; &quot;',&quot; &amp; [.B187] &amp; &quot;,&quot; &amp; [.C187] &amp; &quot;,&quot; &amp; [.D187] &amp; &quot;,&quot; &amp; [.E187] &amp; &quot;,&quot; &amp; [.R187] &amp; &quot;,&quot; &amp; [.S187] &amp; &quot;,'2014/09/19',&quot; &amp; [.T187] &amp; &quot;,&quot; &amp; [.U187] &amp; &quot;,&quot; &amp; [.V187] &amp; &quot;,&quot; &amp; [.W187] &amp; &quot;,&quot; &amp; [.X187] &amp; &quot;,&quot; &amp; [.Y187] &amp; &quot;,'&quot; &amp; [.O187] &amp; &quot;','&quot; &amp; [.P187] &amp; &quot;','&quot; &amp; [.Q187] &amp; &quot;'),&quot;" office:value-type="string" office:string-value="( 186, 'FirstEnergy',34.62,34.73,34.31,0.32,0.93,4070000,'2014/09/19',0.93,1.29,3.47,4.97,-5.56,-23.61,'Strong Buy','Strong Buy','Sell')," calcext:value-type="string">
            <text:p>( 186, 'FirstEnergy',34.62,34.73,34.31,0.32,0.93,4070000,'2014/09/19',0.93,1.29,3.47,4.97,-5.56,-23.61,'Strong Buy','Strong Buy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fiserv-inc" xlink:type="simple">Fiserv</text:a></text:p>
          </table:table-cell>
          <table:table-cell office:value-type="float" office:value="65.7" calcext:value-type="float">
            <text:p>65.7</text:p>
          </table:table-cell>
          <table:table-cell office:value-type="float" office:value="66.11" calcext:value-type="float">
            <text:p>66.11</text:p>
          </table:table-cell>
          <table:table-cell office:value-type="float" office:value="65.45" calcext:value-type="float">
            <text:p>65.4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24%</text:p>
          </table:table-cell>
          <table:table-cell office:value-type="string" calcext:value-type="string">
            <text:p>1.1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1.17%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11.26%</text:p>
          </table:table-cell>
          <table:table-cell office:value-type="string" calcext:value-type="string">
            <text:p>29.03%</text:p>
          </table:table-cell>
          <table:table-cell office:value-type="string" calcext:value-type="string">
            <text:p>27.5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88];1;LEN([.F188])-1))" office:value-type="float" office:value="0.24" calcext:value-type="float">
            <text:p>0.24</text:p>
          </table:table-cell>
          <table:table-cell table:formula="of:=VALUE(SUBSTITUTE(SUBSTITUTE(SUBSTITUTE([.G188];&quot;M&quot;;&quot;0000&quot;);&quot;K&quot;;&quot;0&quot;);&quot;.&quot;;&quot;&quot;))" office:value-type="float" office:value="1160000" calcext:value-type="float">
            <text:p>1160000</text:p>
          </table:table-cell>
          <table:table-cell table:formula="of:=IF([.I188]=&quot;-&quot;;&quot;NULL&quot;;VALUE(MID([.I188];1;LEN([.I188])-1)))" office:value-type="float" office:value="0.24" calcext:value-type="float">
            <text:p>0.24</text:p>
          </table:table-cell>
          <table:table-cell table:formula="of:=IF([.J188]=&quot;-&quot;;&quot;NULL&quot;;VALUE(MID([.J188];1;LEN([.J188])-1)))" office:value-type="float" office:value="1.17" calcext:value-type="float">
            <text:p>1.17</text:p>
          </table:table-cell>
          <table:table-cell table:formula="of:=IF([.K188]=&quot;-&quot;;&quot;NULL&quot;;VALUE(MID([.K188];1;LEN([.K188])-1)))" office:value-type="float" office:value="2.3" calcext:value-type="float">
            <text:p>2.3</text:p>
          </table:table-cell>
          <table:table-cell table:formula="of:=IF([.L188]=&quot;-&quot;;&quot;NULL&quot;;VALUE(MID([.L188];1;LEN([.L188])-1)))" office:value-type="float" office:value="11.26" calcext:value-type="float">
            <text:p>11.26</text:p>
          </table:table-cell>
          <table:table-cell table:formula="of:=IF([.M188]=&quot;-&quot;;&quot;NULL&quot;;VALUE(MID([.M188];1;LEN([.M188])-1)))" office:value-type="float" office:value="29.03" calcext:value-type="float">
            <text:p>29.03</text:p>
          </table:table-cell>
          <table:table-cell table:formula="of:=IF([.N188]=&quot;-&quot;;&quot;NULL&quot;;VALUE(MID([.N188];1;LEN([.N188])-1)))" office:value-type="float" office:value="27.57" calcext:value-type="float">
            <text:p>27.57</text:p>
          </table:table-cell>
          <table:table-cell table:formula="of:=&quot;( &quot; &amp; (ROW()-1) &amp; &quot;, '&quot; &amp; [.A188] &amp; &quot;',&quot; &amp; [.B188] &amp; &quot;,&quot; &amp; [.C188] &amp; &quot;,&quot; &amp; [.D188] &amp; &quot;,&quot; &amp; [.E188] &amp; &quot;,&quot; &amp; [.R188] &amp; &quot;,&quot; &amp; [.S188] &amp; &quot;,'2014/09/19',&quot; &amp; [.T188] &amp; &quot;,&quot; &amp; [.U188] &amp; &quot;,&quot; &amp; [.V188] &amp; &quot;,&quot; &amp; [.W188] &amp; &quot;,&quot; &amp; [.X188] &amp; &quot;,&quot; &amp; [.Y188] &amp; &quot;,'&quot; &amp; [.O188] &amp; &quot;','&quot; &amp; [.P188] &amp; &quot;','&quot; &amp; [.Q188] &amp; &quot;'),&quot;" office:value-type="string" office:string-value="( 187, 'Fiserv',65.7,66.11,65.45,0.16,0.24,1160000,'2014/09/19',0.24,1.17,2.3,11.26,29.03,27.57,'Strong Buy','Strong Buy','Strong Buy')," calcext:value-type="string">
            <text:p>( 187, 'Fiserv',65.7,66.11,65.45,0.16,0.24,1160000,'2014/09/19',0.24,1.17,2.3,11.26,29.03,27.5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lir-systems" xlink:type="simple">FLIR Systems</text:a></text:p>
          </table:table-cell>
          <table:table-cell office:value-type="float" office:value="33.03" calcext:value-type="float">
            <text:p>33.03</text:p>
          </table:table-cell>
          <table:table-cell office:value-type="float" office:value="33.69" calcext:value-type="float">
            <text:p>33.69</text:p>
          </table:table-cell>
          <table:table-cell office:value-type="float" office:value="32.85" calcext:value-type="float">
            <text:p>32.85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906.61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-1.23%</text:p>
          </table:table-cell>
          <table:table-cell office:value-type="string" calcext:value-type="string">
            <text:p>-2.48%</text:p>
          </table:table-cell>
          <table:table-cell office:value-type="string" calcext:value-type="string">
            <text:p>9.73%</text:p>
          </table:table-cell>
          <table:table-cell office:value-type="string" calcext:value-type="string">
            <text:p>4.56%</text:p>
          </table:table-cell>
          <table:table-cell office:value-type="string" calcext:value-type="string">
            <text:p>25.5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89];1;LEN([.F189])-1))" office:value-type="float" office:value="-1.46" calcext:value-type="float">
            <text:p>-1.46</text:p>
          </table:table-cell>
          <table:table-cell table:formula="of:=VALUE(SUBSTITUTE(SUBSTITUTE(SUBSTITUTE([.G189];&quot;M&quot;;&quot;0000&quot;);&quot;K&quot;;&quot;0&quot;);&quot;.&quot;;&quot;&quot;))" office:value-type="float" office:value="906610" calcext:value-type="float">
            <text:p>906610</text:p>
          </table:table-cell>
          <table:table-cell table:formula="of:=IF([.I189]=&quot;-&quot;;&quot;NULL&quot;;VALUE(MID([.I189];1;LEN([.I189])-1)))" office:value-type="float" office:value="-1.46" calcext:value-type="float">
            <text:p>-1.46</text:p>
          </table:table-cell>
          <table:table-cell table:formula="of:=IF([.J189]=&quot;-&quot;;&quot;NULL&quot;;VALUE(MID([.J189];1;LEN([.J189])-1)))" office:value-type="float" office:value="-1.23" calcext:value-type="float">
            <text:p>-1.23</text:p>
          </table:table-cell>
          <table:table-cell table:formula="of:=IF([.K189]=&quot;-&quot;;&quot;NULL&quot;;VALUE(MID([.K189];1;LEN([.K189])-1)))" office:value-type="float" office:value="-2.48" calcext:value-type="float">
            <text:p>-2.48</text:p>
          </table:table-cell>
          <table:table-cell table:formula="of:=IF([.L189]=&quot;-&quot;;&quot;NULL&quot;;VALUE(MID([.L189];1;LEN([.L189])-1)))" office:value-type="float" office:value="9.73" calcext:value-type="float">
            <text:p>9.73</text:p>
          </table:table-cell>
          <table:table-cell table:formula="of:=IF([.M189]=&quot;-&quot;;&quot;NULL&quot;;VALUE(MID([.M189];1;LEN([.M189])-1)))" office:value-type="float" office:value="4.56" calcext:value-type="float">
            <text:p>4.56</text:p>
          </table:table-cell>
          <table:table-cell table:formula="of:=IF([.N189]=&quot;-&quot;;&quot;NULL&quot;;VALUE(MID([.N189];1;LEN([.N189])-1)))" office:value-type="float" office:value="25.54" calcext:value-type="float">
            <text:p>25.54</text:p>
          </table:table-cell>
          <table:table-cell table:formula="of:=&quot;( &quot; &amp; (ROW()-1) &amp; &quot;, '&quot; &amp; [.A189] &amp; &quot;',&quot; &amp; [.B189] &amp; &quot;,&quot; &amp; [.C189] &amp; &quot;,&quot; &amp; [.D189] &amp; &quot;,&quot; &amp; [.E189] &amp; &quot;,&quot; &amp; [.R189] &amp; &quot;,&quot; &amp; [.S189] &amp; &quot;,'2014/09/19',&quot; &amp; [.T189] &amp; &quot;,&quot; &amp; [.U189] &amp; &quot;,&quot; &amp; [.V189] &amp; &quot;,&quot; &amp; [.W189] &amp; &quot;,&quot; &amp; [.X189] &amp; &quot;,&quot; &amp; [.Y189] &amp; &quot;,'&quot; &amp; [.O189] &amp; &quot;','&quot; &amp; [.P189] &amp; &quot;','&quot; &amp; [.Q189] &amp; &quot;'),&quot;" office:value-type="string" office:string-value="( 188, 'FLIR Systems',33.03,33.69,32.85,-0.49,-1.46,906610,'2014/09/19',-1.46,-1.23,-2.48,9.73,4.56,25.54,'Strong Sell','Strong Sell','Strong Buy')," calcext:value-type="string">
            <text:p>( 188, 'FLIR Systems',33.03,33.69,32.85,-0.49,-1.46,906610,'2014/09/19',-1.46,-1.23,-2.48,9.73,4.56,25.5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lowserve-corp" xlink:type="simple">Flowserve</text:a></text:p>
          </table:table-cell>
          <table:table-cell office:value-type="float" office:value="73.58" calcext:value-type="float">
            <text:p>73.58</text:p>
          </table:table-cell>
          <table:table-cell office:value-type="float" office:value="74.37" calcext:value-type="float">
            <text:p>74.37</text:p>
          </table:table-cell>
          <table:table-cell office:value-type="float" office:value="73.21" calcext:value-type="float">
            <text:p>73.21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-0.31%</text:p>
          </table:table-cell>
          <table:table-cell office:value-type="string" calcext:value-type="string">
            <text:p>779.16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1%</text:p>
          </table:table-cell>
          <table:table-cell office:value-type="string" calcext:value-type="string">
            <text:p>-0.92%</text:p>
          </table:table-cell>
          <table:table-cell office:value-type="string" calcext:value-type="string">
            <text:p>-3.45%</text:p>
          </table:table-cell>
          <table:table-cell office:value-type="string" calcext:value-type="string">
            <text:p>-6.66%</text:p>
          </table:table-cell>
          <table:table-cell office:value-type="string" calcext:value-type="string">
            <text:p>16.66%</text:p>
          </table:table-cell>
          <table:table-cell office:value-type="string" calcext:value-type="string">
            <text:p>176.20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90];1;LEN([.F190])-1))" office:value-type="float" office:value="-0.31" calcext:value-type="float">
            <text:p>-0.31</text:p>
          </table:table-cell>
          <table:table-cell table:formula="of:=VALUE(SUBSTITUTE(SUBSTITUTE(SUBSTITUTE([.G190];&quot;M&quot;;&quot;0000&quot;);&quot;K&quot;;&quot;0&quot;);&quot;.&quot;;&quot;&quot;))" office:value-type="float" office:value="779160" calcext:value-type="float">
            <text:p>779160</text:p>
          </table:table-cell>
          <table:table-cell table:formula="of:=IF([.I190]=&quot;-&quot;;&quot;NULL&quot;;VALUE(MID([.I190];1;LEN([.I190])-1)))" office:value-type="float" office:value="-0.31" calcext:value-type="float">
            <text:p>-0.31</text:p>
          </table:table-cell>
          <table:table-cell table:formula="of:=IF([.J190]=&quot;-&quot;;&quot;NULL&quot;;VALUE(MID([.J190];1;LEN([.J190])-1)))" office:value-type="float" office:value="-0.92" calcext:value-type="float">
            <text:p>-0.92</text:p>
          </table:table-cell>
          <table:table-cell table:formula="of:=IF([.K190]=&quot;-&quot;;&quot;NULL&quot;;VALUE(MID([.K190];1;LEN([.K190])-1)))" office:value-type="float" office:value="-3.45" calcext:value-type="float">
            <text:p>-3.45</text:p>
          </table:table-cell>
          <table:table-cell table:formula="of:=IF([.L190]=&quot;-&quot;;&quot;NULL&quot;;VALUE(MID([.L190];1;LEN([.L190])-1)))" office:value-type="float" office:value="-6.66" calcext:value-type="float">
            <text:p>-6.66</text:p>
          </table:table-cell>
          <table:table-cell table:formula="of:=IF([.M190]=&quot;-&quot;;&quot;NULL&quot;;VALUE(MID([.M190];1;LEN([.M190])-1)))" office:value-type="float" office:value="16.66" calcext:value-type="float">
            <text:p>16.66</text:p>
          </table:table-cell>
          <table:table-cell table:formula="of:=IF([.N190]=&quot;-&quot;;&quot;NULL&quot;;VALUE(MID([.N190];1;LEN([.N190])-1)))" office:value-type="float" office:value="176.2" calcext:value-type="float">
            <text:p>176.2</text:p>
          </table:table-cell>
          <table:table-cell table:formula="of:=&quot;( &quot; &amp; (ROW()-1) &amp; &quot;, '&quot; &amp; [.A190] &amp; &quot;',&quot; &amp; [.B190] &amp; &quot;,&quot; &amp; [.C190] &amp; &quot;,&quot; &amp; [.D190] &amp; &quot;,&quot; &amp; [.E190] &amp; &quot;,&quot; &amp; [.R190] &amp; &quot;,&quot; &amp; [.S190] &amp; &quot;,'2014/09/19',&quot; &amp; [.T190] &amp; &quot;,&quot; &amp; [.U190] &amp; &quot;,&quot; &amp; [.V190] &amp; &quot;,&quot; &amp; [.W190] &amp; &quot;,&quot; &amp; [.X190] &amp; &quot;,&quot; &amp; [.Y190] &amp; &quot;,'&quot; &amp; [.O190] &amp; &quot;','&quot; &amp; [.P190] &amp; &quot;','&quot; &amp; [.Q190] &amp; &quot;'),&quot;" office:value-type="string" office:string-value="( 189, 'Flowserve',73.58,74.37,73.21,-0.23,-0.31,779160,'2014/09/19',-0.31,-0.92,-3.45,-6.66,16.66,176.2,'Sell','Strong Sell','Strong Buy')," calcext:value-type="string">
            <text:p>( 189, 'Flowserve',73.58,74.37,73.21,-0.23,-0.31,779160,'2014/09/19',-0.31,-0.92,-3.45,-6.66,16.66,176.2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luor-corp" xlink:type="simple">Fluor</text:a></text:p>
          </table:table-cell>
          <table:table-cell office:value-type="float" office:value="70.27" calcext:value-type="float">
            <text:p>70.27</text:p>
          </table:table-cell>
          <table:table-cell office:value-type="float" office:value="70.94" calcext:value-type="float">
            <text:p>70.94</text:p>
          </table:table-cell>
          <table:table-cell office:value-type="float" office:value="70.12" calcext:value-type="float">
            <text:p>70.12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1.4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-5.18%</text:p>
          </table:table-cell>
          <table:table-cell office:value-type="string" calcext:value-type="string">
            <text:p>-12.48%</text:p>
          </table:table-cell>
          <table:table-cell office:value-type="string" calcext:value-type="string">
            <text:p>-2.42%</text:p>
          </table:table-cell>
          <table:table-cell office:value-type="string" calcext:value-type="string">
            <text:p>30.7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191];1;LEN([.F191])-1))" office:value-type="float" office:value="-0.34" calcext:value-type="float">
            <text:p>-0.34</text:p>
          </table:table-cell>
          <table:table-cell table:formula="of:=VALUE(SUBSTITUTE(SUBSTITUTE(SUBSTITUTE([.G191];&quot;M&quot;;&quot;0000&quot;);&quot;K&quot;;&quot;0&quot;);&quot;.&quot;;&quot;&quot;))" office:value-type="float" office:value="1450000" calcext:value-type="float">
            <text:p>1450000</text:p>
          </table:table-cell>
          <table:table-cell table:formula="of:=IF([.I191]=&quot;-&quot;;&quot;NULL&quot;;VALUE(MID([.I191];1;LEN([.I191])-1)))" office:value-type="float" office:value="-0.34" calcext:value-type="float">
            <text:p>-0.34</text:p>
          </table:table-cell>
          <table:table-cell table:formula="of:=IF([.J191]=&quot;-&quot;;&quot;NULL&quot;;VALUE(MID([.J191];1;LEN([.J191])-1)))" office:value-type="float" office:value="0.4" calcext:value-type="float">
            <text:p>0.4</text:p>
          </table:table-cell>
          <table:table-cell table:formula="of:=IF([.K191]=&quot;-&quot;;&quot;NULL&quot;;VALUE(MID([.K191];1;LEN([.K191])-1)))" office:value-type="float" office:value="-5.18" calcext:value-type="float">
            <text:p>-5.18</text:p>
          </table:table-cell>
          <table:table-cell table:formula="of:=IF([.L191]=&quot;-&quot;;&quot;NULL&quot;;VALUE(MID([.L191];1;LEN([.L191])-1)))" office:value-type="float" office:value="-12.48" calcext:value-type="float">
            <text:p>-12.48</text:p>
          </table:table-cell>
          <table:table-cell table:formula="of:=IF([.M191]=&quot;-&quot;;&quot;NULL&quot;;VALUE(MID([.M191];1;LEN([.M191])-1)))" office:value-type="float" office:value="-2.42" calcext:value-type="float">
            <text:p>-2.42</text:p>
          </table:table-cell>
          <table:table-cell table:formula="of:=IF([.N191]=&quot;-&quot;;&quot;NULL&quot;;VALUE(MID([.N191];1;LEN([.N191])-1)))" office:value-type="float" office:value="30.71" calcext:value-type="float">
            <text:p>30.71</text:p>
          </table:table-cell>
          <table:table-cell table:formula="of:=&quot;( &quot; &amp; (ROW()-1) &amp; &quot;, '&quot; &amp; [.A191] &amp; &quot;',&quot; &amp; [.B191] &amp; &quot;,&quot; &amp; [.C191] &amp; &quot;,&quot; &amp; [.D191] &amp; &quot;,&quot; &amp; [.E191] &amp; &quot;,&quot; &amp; [.R191] &amp; &quot;,&quot; &amp; [.S191] &amp; &quot;,'2014/09/19',&quot; &amp; [.T191] &amp; &quot;,&quot; &amp; [.U191] &amp; &quot;,&quot; &amp; [.V191] &amp; &quot;,&quot; &amp; [.W191] &amp; &quot;,&quot; &amp; [.X191] &amp; &quot;,&quot; &amp; [.Y191] &amp; &quot;,'&quot; &amp; [.O191] &amp; &quot;','&quot; &amp; [.P191] &amp; &quot;','&quot; &amp; [.Q191] &amp; &quot;'),&quot;" office:value-type="string" office:string-value="( 190, 'Fluor',70.27,70.94,70.12,-0.24,-0.34,1450000,'2014/09/19',-0.34,0.4,-5.18,-12.48,-2.42,30.71,'Strong Sell','Strong Sell','Sell')," calcext:value-type="string">
            <text:p>( 190, 'Fluor',70.27,70.94,70.12,-0.24,-0.34,1450000,'2014/09/19',-0.34,0.4,-5.18,-12.48,-2.42,30.71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fmc-corp" xlink:type="simple">FMC</text:a></text:p>
          </table:table-cell>
          <table:table-cell office:value-type="float" office:value="60.62" calcext:value-type="float">
            <text:p>60.62</text:p>
          </table:table-cell>
          <table:table-cell office:value-type="float" office:value="61.05" calcext:value-type="float">
            <text:p>61.05</text:p>
          </table:table-cell>
          <table:table-cell office:value-type="float" office:value="60.46" calcext:value-type="float">
            <text:p>60.46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1.4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-2.90%</text:p>
          </table:table-cell>
          <table:table-cell office:value-type="string" calcext:value-type="string">
            <text:p>-8.07%</text:p>
          </table:table-cell>
          <table:table-cell office:value-type="string" calcext:value-type="string">
            <text:p>-19.67%</text:p>
          </table:table-cell>
          <table:table-cell office:value-type="string" calcext:value-type="string">
            <text:p>-15.05%</text:p>
          </table:table-cell>
          <table:table-cell office:value-type="string" calcext:value-type="string">
            <text:p>-16.7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192];1;LEN([.F192])-1))" office:value-type="float" office:value="-0.41" calcext:value-type="float">
            <text:p>-0.41</text:p>
          </table:table-cell>
          <table:table-cell table:formula="of:=VALUE(SUBSTITUTE(SUBSTITUTE(SUBSTITUTE([.G192];&quot;M&quot;;&quot;0000&quot;);&quot;K&quot;;&quot;0&quot;);&quot;.&quot;;&quot;&quot;))" office:value-type="float" office:value="1430000" calcext:value-type="float">
            <text:p>1430000</text:p>
          </table:table-cell>
          <table:table-cell table:formula="of:=IF([.I192]=&quot;-&quot;;&quot;NULL&quot;;VALUE(MID([.I192];1;LEN([.I192])-1)))" office:value-type="float" office:value="-0.41" calcext:value-type="float">
            <text:p>-0.41</text:p>
          </table:table-cell>
          <table:table-cell table:formula="of:=IF([.J192]=&quot;-&quot;;&quot;NULL&quot;;VALUE(MID([.J192];1;LEN([.J192])-1)))" office:value-type="float" office:value="-2.9" calcext:value-type="float">
            <text:p>-2.9</text:p>
          </table:table-cell>
          <table:table-cell table:formula="of:=IF([.K192]=&quot;-&quot;;&quot;NULL&quot;;VALUE(MID([.K192];1;LEN([.K192])-1)))" office:value-type="float" office:value="-8.07" calcext:value-type="float">
            <text:p>-8.07</text:p>
          </table:table-cell>
          <table:table-cell table:formula="of:=IF([.L192]=&quot;-&quot;;&quot;NULL&quot;;VALUE(MID([.L192];1;LEN([.L192])-1)))" office:value-type="float" office:value="-19.67" calcext:value-type="float">
            <text:p>-19.67</text:p>
          </table:table-cell>
          <table:table-cell table:formula="of:=IF([.M192]=&quot;-&quot;;&quot;NULL&quot;;VALUE(MID([.M192];1;LEN([.M192])-1)))" office:value-type="float" office:value="-15.05" calcext:value-type="float">
            <text:p>-15.05</text:p>
          </table:table-cell>
          <table:table-cell table:formula="of:=IF([.N192]=&quot;-&quot;;&quot;NULL&quot;;VALUE(MID([.N192];1;LEN([.N192])-1)))" office:value-type="float" office:value="-16.79" calcext:value-type="float">
            <text:p>-16.79</text:p>
          </table:table-cell>
          <table:table-cell table:formula="of:=&quot;( &quot; &amp; (ROW()-1) &amp; &quot;, '&quot; &amp; [.A192] &amp; &quot;',&quot; &amp; [.B192] &amp; &quot;,&quot; &amp; [.C192] &amp; &quot;,&quot; &amp; [.D192] &amp; &quot;,&quot; &amp; [.E192] &amp; &quot;,&quot; &amp; [.R192] &amp; &quot;,&quot; &amp; [.S192] &amp; &quot;,'2014/09/19',&quot; &amp; [.T192] &amp; &quot;,&quot; &amp; [.U192] &amp; &quot;,&quot; &amp; [.V192] &amp; &quot;,&quot; &amp; [.W192] &amp; &quot;,&quot; &amp; [.X192] &amp; &quot;,&quot; &amp; [.Y192] &amp; &quot;,'&quot; &amp; [.O192] &amp; &quot;','&quot; &amp; [.P192] &amp; &quot;','&quot; &amp; [.Q192] &amp; &quot;'),&quot;" office:value-type="string" office:string-value="( 191, 'FMC',60.62,61.05,60.46,-0.25,-0.41,1430000,'2014/09/19',-0.41,-2.9,-8.07,-19.67,-15.05,-16.79,'Strong Sell','Strong Sell','Sell')," calcext:value-type="string">
            <text:p>( 191, 'FMC',60.62,61.05,60.46,-0.25,-0.41,1430000,'2014/09/19',-0.41,-2.9,-8.07,-19.67,-15.05,-16.79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fmc-technologies-inc" xlink:type="simple">FMC Technologies</text:a></text:p>
          </table:table-cell>
          <table:table-cell office:value-type="float" office:value="55.33" calcext:value-type="float">
            <text:p>55.33</text:p>
          </table:table-cell>
          <table:table-cell office:value-type="float" office:value="55.82" calcext:value-type="float">
            <text:p>55.82</text:p>
          </table:table-cell>
          <table:table-cell office:value-type="float" office:value="55.23" calcext:value-type="float">
            <text:p>55.2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2%</text:p>
          </table:table-cell>
          <table:table-cell office:value-type="string" calcext:value-type="string">
            <text:p>1.6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-2.40%</text:p>
          </table:table-cell>
          <table:table-cell office:value-type="string" calcext:value-type="string">
            <text:p>-8.97%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-1.84%</text:p>
          </table:table-cell>
          <table:table-cell office:value-type="string" calcext:value-type="string">
            <text:p>34.52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193];1;LEN([.F193])-1))" office:value-type="float" office:value="0.02" calcext:value-type="float">
            <text:p>0.02</text:p>
          </table:table-cell>
          <table:table-cell table:formula="of:=VALUE(SUBSTITUTE(SUBSTITUTE(SUBSTITUTE([.G193];&quot;M&quot;;&quot;0000&quot;);&quot;K&quot;;&quot;0&quot;);&quot;.&quot;;&quot;&quot;))" office:value-type="float" office:value="1690000" calcext:value-type="float">
            <text:p>1690000</text:p>
          </table:table-cell>
          <table:table-cell table:formula="of:=IF([.I193]=&quot;-&quot;;&quot;NULL&quot;;VALUE(MID([.I193];1;LEN([.I193])-1)))" office:value-type="float" office:value="0.02" calcext:value-type="float">
            <text:p>0.02</text:p>
          </table:table-cell>
          <table:table-cell table:formula="of:=IF([.J193]=&quot;-&quot;;&quot;NULL&quot;;VALUE(MID([.J193];1;LEN([.J193])-1)))" office:value-type="float" office:value="-2.4" calcext:value-type="float">
            <text:p>-2.4</text:p>
          </table:table-cell>
          <table:table-cell table:formula="of:=IF([.K193]=&quot;-&quot;;&quot;NULL&quot;;VALUE(MID([.K193];1;LEN([.K193])-1)))" office:value-type="float" office:value="-8.97" calcext:value-type="float">
            <text:p>-8.97</text:p>
          </table:table-cell>
          <table:table-cell table:formula="of:=IF([.L193]=&quot;-&quot;;&quot;NULL&quot;;VALUE(MID([.L193];1;LEN([.L193])-1)))" office:value-type="float" office:value="5.98" calcext:value-type="float">
            <text:p>5.98</text:p>
          </table:table-cell>
          <table:table-cell table:formula="of:=IF([.M193]=&quot;-&quot;;&quot;NULL&quot;;VALUE(MID([.M193];1;LEN([.M193])-1)))" office:value-type="float" office:value="-1.84" calcext:value-type="float">
            <text:p>-1.84</text:p>
          </table:table-cell>
          <table:table-cell table:formula="of:=IF([.N193]=&quot;-&quot;;&quot;NULL&quot;;VALUE(MID([.N193];1;LEN([.N193])-1)))" office:value-type="float" office:value="34.52" calcext:value-type="float">
            <text:p>34.52</text:p>
          </table:table-cell>
          <table:table-cell table:formula="of:=&quot;( &quot; &amp; (ROW()-1) &amp; &quot;, '&quot; &amp; [.A193] &amp; &quot;',&quot; &amp; [.B193] &amp; &quot;,&quot; &amp; [.C193] &amp; &quot;,&quot; &amp; [.D193] &amp; &quot;,&quot; &amp; [.E193] &amp; &quot;,&quot; &amp; [.R193] &amp; &quot;,&quot; &amp; [.S193] &amp; &quot;,'2014/09/19',&quot; &amp; [.T193] &amp; &quot;,&quot; &amp; [.U193] &amp; &quot;,&quot; &amp; [.V193] &amp; &quot;,&quot; &amp; [.W193] &amp; &quot;,&quot; &amp; [.X193] &amp; &quot;,&quot; &amp; [.Y193] &amp; &quot;,'&quot; &amp; [.O193] &amp; &quot;','&quot; &amp; [.P193] &amp; &quot;','&quot; &amp; [.Q193] &amp; &quot;'),&quot;" office:value-type="string" office:string-value="( 192, 'FMC Technologies',55.33,55.82,55.23,0.01,0.02,1690000,'2014/09/19',0.02,-2.4,-8.97,5.98,-1.84,34.52,'Strong Sell','Strong Sell','Buy')," calcext:value-type="string">
            <text:p>( 192, 'FMC Technologies',55.33,55.82,55.23,0.01,0.02,1690000,'2014/09/19',0.02,-2.4,-8.97,5.98,-1.84,34.52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ord-motor-co" xlink:type="simple">Ford Motor</text:a></text:p>
          </table:table-cell>
          <table:table-cell office:value-type="float" office:value="16.65" calcext:value-type="float">
            <text:p>16.65</text:p>
          </table:table-cell>
          <table:table-cell office:value-type="float" office:value="16.77" calcext:value-type="float">
            <text:p>16.77</text:p>
          </table:table-cell>
          <table:table-cell office:value-type="float" office:value="16.58" calcext:value-type="float">
            <text:p>16.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42%</text:p>
          </table:table-cell>
          <table:table-cell office:value-type="string" calcext:value-type="string">
            <text:p>33.5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-4.31%</text:p>
          </table:table-cell>
          <table:table-cell office:value-type="string" calcext:value-type="string">
            <text:p>7.91%</text:p>
          </table:table-cell>
          <table:table-cell office:value-type="string" calcext:value-type="string">
            <text:p>-4.26%</text:p>
          </table:table-cell>
          <table:table-cell office:value-type="string" calcext:value-type="string">
            <text:p>67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194];1;LEN([.F194])-1))" office:value-type="float" office:value="0.42" calcext:value-type="float">
            <text:p>0.42</text:p>
          </table:table-cell>
          <table:table-cell table:formula="of:=VALUE(SUBSTITUTE(SUBSTITUTE(SUBSTITUTE([.G194];&quot;M&quot;;&quot;0000&quot;);&quot;K&quot;;&quot;0&quot;);&quot;.&quot;;&quot;&quot;))" office:value-type="float" office:value="33510000" calcext:value-type="float">
            <text:p>33510000</text:p>
          </table:table-cell>
          <table:table-cell table:formula="of:=IF([.I194]=&quot;-&quot;;&quot;NULL&quot;;VALUE(MID([.I194];1;LEN([.I194])-1)))" office:value-type="float" office:value="0.42" calcext:value-type="float">
            <text:p>0.42</text:p>
          </table:table-cell>
          <table:table-cell table:formula="of:=IF([.J194]=&quot;-&quot;;&quot;NULL&quot;;VALUE(MID([.J194];1;LEN([.J194])-1)))" office:value-type="float" office:value="0.36" calcext:value-type="float">
            <text:p>0.36</text:p>
          </table:table-cell>
          <table:table-cell table:formula="of:=IF([.K194]=&quot;-&quot;;&quot;NULL&quot;;VALUE(MID([.K194];1;LEN([.K194])-1)))" office:value-type="float" office:value="-4.31" calcext:value-type="float">
            <text:p>-4.31</text:p>
          </table:table-cell>
          <table:table-cell table:formula="of:=IF([.L194]=&quot;-&quot;;&quot;NULL&quot;;VALUE(MID([.L194];1;LEN([.L194])-1)))" office:value-type="float" office:value="7.91" calcext:value-type="float">
            <text:p>7.91</text:p>
          </table:table-cell>
          <table:table-cell table:formula="of:=IF([.M194]=&quot;-&quot;;&quot;NULL&quot;;VALUE(MID([.M194];1;LEN([.M194])-1)))" office:value-type="float" office:value="-4.26" calcext:value-type="float">
            <text:p>-4.26</text:p>
          </table:table-cell>
          <table:table-cell table:formula="of:=IF([.N194]=&quot;-&quot;;&quot;NULL&quot;;VALUE(MID([.N194];1;LEN([.N194])-1)))" office:value-type="float" office:value="67" calcext:value-type="float">
            <text:p>67</text:p>
          </table:table-cell>
          <table:table-cell table:formula="of:=&quot;( &quot; &amp; (ROW()-1) &amp; &quot;, '&quot; &amp; [.A194] &amp; &quot;',&quot; &amp; [.B194] &amp; &quot;,&quot; &amp; [.C194] &amp; &quot;,&quot; &amp; [.D194] &amp; &quot;,&quot; &amp; [.E194] &amp; &quot;,&quot; &amp; [.R194] &amp; &quot;,&quot; &amp; [.S194] &amp; &quot;,'2014/09/19',&quot; &amp; [.T194] &amp; &quot;,&quot; &amp; [.U194] &amp; &quot;,&quot; &amp; [.V194] &amp; &quot;,&quot; &amp; [.W194] &amp; &quot;,&quot; &amp; [.X194] &amp; &quot;,&quot; &amp; [.Y194] &amp; &quot;,'&quot; &amp; [.O194] &amp; &quot;','&quot; &amp; [.P194] &amp; &quot;','&quot; &amp; [.Q194] &amp; &quot;'),&quot;" office:value-type="string" office:string-value="( 193, 'Ford Motor',16.65,16.77,16.58,0.07,0.42,33510000,'2014/09/19',0.42,0.36,-4.31,7.91,-4.26,67,'Neutral','Strong Sell','Strong Buy')," calcext:value-type="string">
            <text:p>( 193, 'Ford Motor',16.65,16.77,16.58,0.07,0.42,33510000,'2014/09/19',0.42,0.36,-4.31,7.91,-4.26,67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ossil-inc" xlink:type="simple">Fossil</text:a></text:p>
          </table:table-cell>
          <table:table-cell office:value-type="float" office:value="97.32" calcext:value-type="float">
            <text:p>97.32</text:p>
          </table:table-cell>
          <table:table-cell office:value-type="float" office:value="99.28" calcext:value-type="float">
            <text:p>99.28</text:p>
          </table:table-cell>
          <table:table-cell office:value-type="float" office:value="97.08" calcext:value-type="float">
            <text:p>97.08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-1.26%</text:p>
          </table:table-cell>
          <table:table-cell office:value-type="string" calcext:value-type="string">
            <text:p>952.4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6%</text:p>
          </table:table-cell>
          <table:table-cell office:value-type="string" calcext:value-type="string">
            <text:p>-5.51%</text:p>
          </table:table-cell>
          <table:table-cell office:value-type="string" calcext:value-type="string">
            <text:p>-2.68%</text:p>
          </table:table-cell>
          <table:table-cell office:value-type="string" calcext:value-type="string">
            <text:p>-18.86%</text:p>
          </table:table-cell>
          <table:table-cell office:value-type="string" calcext:value-type="string">
            <text:p>-17.94%</text:p>
          </table:table-cell>
          <table:table-cell office:value-type="string" calcext:value-type="string">
            <text:p>-0.3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195];1;LEN([.F195])-1))" office:value-type="float" office:value="-1.26" calcext:value-type="float">
            <text:p>-1.26</text:p>
          </table:table-cell>
          <table:table-cell table:formula="of:=VALUE(SUBSTITUTE(SUBSTITUTE(SUBSTITUTE([.G195];&quot;M&quot;;&quot;0000&quot;);&quot;K&quot;;&quot;0&quot;);&quot;.&quot;;&quot;&quot;))" office:value-type="float" office:value="952450" calcext:value-type="float">
            <text:p>952450</text:p>
          </table:table-cell>
          <table:table-cell table:formula="of:=IF([.I195]=&quot;-&quot;;&quot;NULL&quot;;VALUE(MID([.I195];1;LEN([.I195])-1)))" office:value-type="float" office:value="-1.26" calcext:value-type="float">
            <text:p>-1.26</text:p>
          </table:table-cell>
          <table:table-cell table:formula="of:=IF([.J195]=&quot;-&quot;;&quot;NULL&quot;;VALUE(MID([.J195];1;LEN([.J195])-1)))" office:value-type="float" office:value="-5.51" calcext:value-type="float">
            <text:p>-5.51</text:p>
          </table:table-cell>
          <table:table-cell table:formula="of:=IF([.K195]=&quot;-&quot;;&quot;NULL&quot;;VALUE(MID([.K195];1;LEN([.K195])-1)))" office:value-type="float" office:value="-2.68" calcext:value-type="float">
            <text:p>-2.68</text:p>
          </table:table-cell>
          <table:table-cell table:formula="of:=IF([.L195]=&quot;-&quot;;&quot;NULL&quot;;VALUE(MID([.L195];1;LEN([.L195])-1)))" office:value-type="float" office:value="-18.86" calcext:value-type="float">
            <text:p>-18.86</text:p>
          </table:table-cell>
          <table:table-cell table:formula="of:=IF([.M195]=&quot;-&quot;;&quot;NULL&quot;;VALUE(MID([.M195];1;LEN([.M195])-1)))" office:value-type="float" office:value="-17.94" calcext:value-type="float">
            <text:p>-17.94</text:p>
          </table:table-cell>
          <table:table-cell table:formula="of:=IF([.N195]=&quot;-&quot;;&quot;NULL&quot;;VALUE(MID([.N195];1;LEN([.N195])-1)))" office:value-type="float" office:value="-0.38" calcext:value-type="float">
            <text:p>-0.38</text:p>
          </table:table-cell>
          <table:table-cell table:formula="of:=&quot;( &quot; &amp; (ROW()-1) &amp; &quot;, '&quot; &amp; [.A195] &amp; &quot;',&quot; &amp; [.B195] &amp; &quot;,&quot; &amp; [.C195] &amp; &quot;,&quot; &amp; [.D195] &amp; &quot;,&quot; &amp; [.E195] &amp; &quot;,&quot; &amp; [.R195] &amp; &quot;,&quot; &amp; [.S195] &amp; &quot;,'2014/09/19',&quot; &amp; [.T195] &amp; &quot;,&quot; &amp; [.U195] &amp; &quot;,&quot; &amp; [.V195] &amp; &quot;,&quot; &amp; [.W195] &amp; &quot;,&quot; &amp; [.X195] &amp; &quot;,&quot; &amp; [.Y195] &amp; &quot;,'&quot; &amp; [.O195] &amp; &quot;','&quot; &amp; [.P195] &amp; &quot;','&quot; &amp; [.Q195] &amp; &quot;'),&quot;" office:value-type="string" office:string-value="( 194, 'Fossil',97.32,99.28,97.08,-1.24,-1.26,952450,'2014/09/19',-1.26,-5.51,-2.68,-18.86,-17.94,-0.38,'Strong Sell','Strong Sell','Sell')," calcext:value-type="string">
            <text:p>( 194, 'Fossil',97.32,99.28,97.08,-1.24,-1.26,952450,'2014/09/19',-1.26,-5.51,-2.68,-18.86,-17.94,-0.38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franklin-res" xlink:type="simple">Franklin Resources</text:a></text:p>
          </table:table-cell>
          <table:table-cell office:value-type="float" office:value="55.81" calcext:value-type="float">
            <text:p>55.81</text:p>
          </table:table-cell>
          <table:table-cell office:value-type="float" office:value="56.98" calcext:value-type="float">
            <text:p>56.98</text:p>
          </table:table-cell>
          <table:table-cell office:value-type="float" office:value="55.64" calcext:value-type="float">
            <text:p>55.64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3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7.97%</text:p>
          </table:table-cell>
          <table:table-cell office:value-type="string" calcext:value-type="string">
            <text:p>-49.5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196];1;LEN([.F196])-1))" office:value-type="float" office:value="-1.52" calcext:value-type="float">
            <text:p>-1.52</text:p>
          </table:table-cell>
          <table:table-cell table:formula="of:=VALUE(SUBSTITUTE(SUBSTITUTE(SUBSTITUTE([.G196];&quot;M&quot;;&quot;0000&quot;);&quot;K&quot;;&quot;0&quot;);&quot;.&quot;;&quot;&quot;))" office:value-type="float" office:value="3400000" calcext:value-type="float">
            <text:p>3400000</text:p>
          </table:table-cell>
          <table:table-cell table:formula="of:=IF([.I196]=&quot;-&quot;;&quot;NULL&quot;;VALUE(MID([.I196];1;LEN([.I196])-1)))" office:value-type="float" office:value="-1.52" calcext:value-type="float">
            <text:p>-1.52</text:p>
          </table:table-cell>
          <table:table-cell table:formula="of:=IF([.J196]=&quot;-&quot;;&quot;NULL&quot;;VALUE(MID([.J196];1;LEN([.J196])-1)))" office:value-type="float" office:value="0.65" calcext:value-type="float">
            <text:p>0.65</text:p>
          </table:table-cell>
          <table:table-cell table:formula="of:=IF([.K196]=&quot;-&quot;;&quot;NULL&quot;;VALUE(MID([.K196];1;LEN([.K196])-1)))" office:value-type="float" office:value="-0.66" calcext:value-type="float">
            <text:p>-0.66</text:p>
          </table:table-cell>
          <table:table-cell table:formula="of:=IF([.L196]=&quot;-&quot;;&quot;NULL&quot;;VALUE(MID([.L196];1;LEN([.L196])-1)))" office:value-type="float" office:value="-3.33" calcext:value-type="float">
            <text:p>-3.33</text:p>
          </table:table-cell>
          <table:table-cell table:formula="of:=IF([.M196]=&quot;-&quot;;&quot;NULL&quot;;VALUE(MID([.M196];1;LEN([.M196])-1)))" office:value-type="float" office:value="7.97" calcext:value-type="float">
            <text:p>7.97</text:p>
          </table:table-cell>
          <table:table-cell table:formula="of:=IF([.N196]=&quot;-&quot;;&quot;NULL&quot;;VALUE(MID([.N196];1;LEN([.N196])-1)))" office:value-type="float" office:value="-49.57" calcext:value-type="float">
            <text:p>-49.57</text:p>
          </table:table-cell>
          <table:table-cell table:formula="of:=&quot;( &quot; &amp; (ROW()-1) &amp; &quot;, '&quot; &amp; [.A196] &amp; &quot;',&quot; &amp; [.B196] &amp; &quot;,&quot; &amp; [.C196] &amp; &quot;,&quot; &amp; [.D196] &amp; &quot;,&quot; &amp; [.E196] &amp; &quot;,&quot; &amp; [.R196] &amp; &quot;,&quot; &amp; [.S196] &amp; &quot;,'2014/09/19',&quot; &amp; [.T196] &amp; &quot;,&quot; &amp; [.U196] &amp; &quot;,&quot; &amp; [.V196] &amp; &quot;,&quot; &amp; [.W196] &amp; &quot;,&quot; &amp; [.X196] &amp; &quot;,&quot; &amp; [.Y196] &amp; &quot;,'&quot; &amp; [.O196] &amp; &quot;','&quot; &amp; [.P196] &amp; &quot;','&quot; &amp; [.Q196] &amp; &quot;'),&quot;" office:value-type="string" office:string-value="( 195, 'Franklin Resources',55.81,56.98,55.64,-0.86,-1.52,3400000,'2014/09/19',-1.52,0.65,-0.66,-3.33,7.97,-49.57,'Strong Sell','Sell','Strong Buy')," calcext:value-type="string">
            <text:p>( 195, 'Franklin Resources',55.81,56.98,55.64,-0.86,-1.52,3400000,'2014/09/19',-1.52,0.65,-0.66,-3.33,7.97,-49.57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reeport-mcm" xlink:type="simple">Freeport-McMoran</text:a></text:p>
          </table:table-cell>
          <table:table-cell office:value-type="float" office:value="34.06" calcext:value-type="float">
            <text:p>34.06</text:p>
          </table:table-cell>
          <table:table-cell office:value-type="float" office:value="34.38" calcext:value-type="float">
            <text:p>34.38</text:p>
          </table:table-cell>
          <table:table-cell office:value-type="float" office:value="33.8" calcext:value-type="float">
            <text:p>33.8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8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-7.14%</text:p>
          </table:table-cell>
          <table:table-cell office:value-type="string" calcext:value-type="string">
            <text:p>-9.75%</text:p>
          </table:table-cell>
          <table:table-cell office:value-type="string" calcext:value-type="string">
            <text:p>0.56%</text:p>
          </table:table-cell>
          <table:table-cell office:value-type="string" calcext:value-type="string">
            <text:p>-4.3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197];1;LEN([.F197])-1))" office:value-type="float" office:value="-0.73" calcext:value-type="float">
            <text:p>-0.73</text:p>
          </table:table-cell>
          <table:table-cell table:formula="of:=VALUE(SUBSTITUTE(SUBSTITUTE(SUBSTITUTE([.G197];&quot;M&quot;;&quot;0000&quot;);&quot;K&quot;;&quot;0&quot;);&quot;.&quot;;&quot;&quot;))" office:value-type="float" office:value="8420000" calcext:value-type="float">
            <text:p>8420000</text:p>
          </table:table-cell>
          <table:table-cell table:formula="of:=IF([.I197]=&quot;-&quot;;&quot;NULL&quot;;VALUE(MID([.I197];1;LEN([.I197])-1)))" office:value-type="float" office:value="-0.73" calcext:value-type="float">
            <text:p>-0.73</text:p>
          </table:table-cell>
          <table:table-cell table:formula="of:=IF([.J197]=&quot;-&quot;;&quot;NULL&quot;;VALUE(MID([.J197];1;LEN([.J197])-1)))" office:value-type="float" office:value="-0.53" calcext:value-type="float">
            <text:p>-0.53</text:p>
          </table:table-cell>
          <table:table-cell table:formula="of:=IF([.K197]=&quot;-&quot;;&quot;NULL&quot;;VALUE(MID([.K197];1;LEN([.K197])-1)))" office:value-type="float" office:value="-7.14" calcext:value-type="float">
            <text:p>-7.14</text:p>
          </table:table-cell>
          <table:table-cell table:formula="of:=IF([.L197]=&quot;-&quot;;&quot;NULL&quot;;VALUE(MID([.L197];1;LEN([.L197])-1)))" office:value-type="float" office:value="-9.75" calcext:value-type="float">
            <text:p>-9.75</text:p>
          </table:table-cell>
          <table:table-cell table:formula="of:=IF([.M197]=&quot;-&quot;;&quot;NULL&quot;;VALUE(MID([.M197];1;LEN([.M197])-1)))" office:value-type="float" office:value="0.56" calcext:value-type="float">
            <text:p>0.56</text:p>
          </table:table-cell>
          <table:table-cell table:formula="of:=IF([.N197]=&quot;-&quot;;&quot;NULL&quot;;VALUE(MID([.N197];1;LEN([.N197])-1)))" office:value-type="float" office:value="-4.3" calcext:value-type="float">
            <text:p>-4.3</text:p>
          </table:table-cell>
          <table:table-cell table:formula="of:=&quot;( &quot; &amp; (ROW()-1) &amp; &quot;, '&quot; &amp; [.A197] &amp; &quot;',&quot; &amp; [.B197] &amp; &quot;,&quot; &amp; [.C197] &amp; &quot;,&quot; &amp; [.D197] &amp; &quot;,&quot; &amp; [.E197] &amp; &quot;,&quot; &amp; [.R197] &amp; &quot;,&quot; &amp; [.S197] &amp; &quot;,'2014/09/19',&quot; &amp; [.T197] &amp; &quot;,&quot; &amp; [.U197] &amp; &quot;,&quot; &amp; [.V197] &amp; &quot;,&quot; &amp; [.W197] &amp; &quot;,&quot; &amp; [.X197] &amp; &quot;,&quot; &amp; [.Y197] &amp; &quot;,'&quot; &amp; [.O197] &amp; &quot;','&quot; &amp; [.P197] &amp; &quot;','&quot; &amp; [.Q197] &amp; &quot;'),&quot;" office:value-type="string" office:string-value="( 196, 'Freeport-McMoran',34.06,34.38,33.8,-0.25,-0.73,8420000,'2014/09/19',-0.73,-0.53,-7.14,-9.75,0.56,-4.3,'Strong Sell','Strong Sell','Neutral')," calcext:value-type="string">
            <text:p>( 196, 'Freeport-McMoran',34.06,34.38,33.8,-0.25,-0.73,8420000,'2014/09/19',-0.73,-0.53,-7.14,-9.75,0.56,-4.3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frontier-communications-corp" xlink:type="simple">Frontier</text:a></text:p>
          </table:table-cell>
          <table:table-cell office:value-type="float" office:value="6.59" calcext:value-type="float">
            <text:p>6.59</text:p>
          </table:table-cell>
          <table:table-cell office:value-type="float" office:value="6.63" calcext:value-type="float">
            <text:p>6.63</text:p>
          </table:table-cell>
          <table:table-cell office:value-type="float" office:value="6.52" calcext:value-type="float">
            <text:p>6.5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84%</text:p>
          </table:table-cell>
          <table:table-cell office:value-type="string" calcext:value-type="string">
            <text:p>9.7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-0.75%</text:p>
          </table:table-cell>
          <table:table-cell office:value-type="string" calcext:value-type="string">
            <text:p>41.72%</text:p>
          </table:table-cell>
          <table:table-cell office:value-type="string" calcext:value-type="string">
            <text:p>57.66%</text:p>
          </table:table-cell>
          <table:table-cell office:value-type="string" calcext:value-type="string">
            <text:p>3.4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198];1;LEN([.F198])-1))" office:value-type="float" office:value="0.84" calcext:value-type="float">
            <text:p>0.84</text:p>
          </table:table-cell>
          <table:table-cell table:formula="of:=VALUE(SUBSTITUTE(SUBSTITUTE(SUBSTITUTE([.G198];&quot;M&quot;;&quot;0000&quot;);&quot;K&quot;;&quot;0&quot;);&quot;.&quot;;&quot;&quot;))" office:value-type="float" office:value="9720000" calcext:value-type="float">
            <text:p>9720000</text:p>
          </table:table-cell>
          <table:table-cell table:formula="of:=IF([.I198]=&quot;-&quot;;&quot;NULL&quot;;VALUE(MID([.I198];1;LEN([.I198])-1)))" office:value-type="float" office:value="0.84" calcext:value-type="float">
            <text:p>0.84</text:p>
          </table:table-cell>
          <table:table-cell table:formula="of:=IF([.J198]=&quot;-&quot;;&quot;NULL&quot;;VALUE(MID([.J198];1;LEN([.J198])-1)))" office:value-type="float" office:value="2.97" calcext:value-type="float">
            <text:p>2.97</text:p>
          </table:table-cell>
          <table:table-cell table:formula="of:=IF([.K198]=&quot;-&quot;;&quot;NULL&quot;;VALUE(MID([.K198];1;LEN([.K198])-1)))" office:value-type="float" office:value="-0.75" calcext:value-type="float">
            <text:p>-0.75</text:p>
          </table:table-cell>
          <table:table-cell table:formula="of:=IF([.L198]=&quot;-&quot;;&quot;NULL&quot;;VALUE(MID([.L198];1;LEN([.L198])-1)))" office:value-type="float" office:value="41.72" calcext:value-type="float">
            <text:p>41.72</text:p>
          </table:table-cell>
          <table:table-cell table:formula="of:=IF([.M198]=&quot;-&quot;;&quot;NULL&quot;;VALUE(MID([.M198];1;LEN([.M198])-1)))" office:value-type="float" office:value="57.66" calcext:value-type="float">
            <text:p>57.66</text:p>
          </table:table-cell>
          <table:table-cell table:formula="of:=IF([.N198]=&quot;-&quot;;&quot;NULL&quot;;VALUE(MID([.N198];1;LEN([.N198])-1)))" office:value-type="float" office:value="3.45" calcext:value-type="float">
            <text:p>3.45</text:p>
          </table:table-cell>
          <table:table-cell table:formula="of:=&quot;( &quot; &amp; (ROW()-1) &amp; &quot;, '&quot; &amp; [.A198] &amp; &quot;',&quot; &amp; [.B198] &amp; &quot;,&quot; &amp; [.C198] &amp; &quot;,&quot; &amp; [.D198] &amp; &quot;,&quot; &amp; [.E198] &amp; &quot;,&quot; &amp; [.R198] &amp; &quot;,&quot; &amp; [.S198] &amp; &quot;,'2014/09/19',&quot; &amp; [.T198] &amp; &quot;,&quot; &amp; [.U198] &amp; &quot;,&quot; &amp; [.V198] &amp; &quot;,&quot; &amp; [.W198] &amp; &quot;,&quot; &amp; [.X198] &amp; &quot;,&quot; &amp; [.Y198] &amp; &quot;,'&quot; &amp; [.O198] &amp; &quot;','&quot; &amp; [.P198] &amp; &quot;','&quot; &amp; [.Q198] &amp; &quot;'),&quot;" office:value-type="string" office:string-value="( 197, 'Frontier',6.59,6.63,6.52,0.06,0.84,9720000,'2014/09/19',0.84,2.97,-0.75,41.72,57.66,3.45,'Strong Buy','Strong Buy','Strong Buy')," calcext:value-type="string">
            <text:p>( 197, 'Frontier',6.59,6.63,6.52,0.06,0.84,9720000,'2014/09/19',0.84,2.97,-0.75,41.72,57.66,3.4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amestop-corp" xlink:type="simple">GameStop Corp</text:a></text:p>
          </table:table-cell>
          <table:table-cell office:value-type="float" office:value="43.38" calcext:value-type="float">
            <text:p>43.38</text:p>
          </table:table-cell>
          <table:table-cell office:value-type="float" office:value="44.43" calcext:value-type="float">
            <text:p>44.43</text:p>
          </table:table-cell>
          <table:table-cell office:value-type="float" office:value="43.27" calcext:value-type="float">
            <text:p>43.27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-1.92%</text:p>
          </table:table-cell>
          <table:table-cell office:value-type="string" calcext:value-type="string">
            <text:p>2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92%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-11.94%</text:p>
          </table:table-cell>
          <table:table-cell office:value-type="string" calcext:value-type="string">
            <text:p>-12.24%</text:p>
          </table:table-cell>
          <table:table-cell office:value-type="string" calcext:value-type="string">
            <text:p>85.07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Neutral</text:p>
          </table:table-cell>
          <table:table-cell table:formula="of:=VALUE(MID([.F199];1;LEN([.F199])-1))" office:value-type="float" office:value="-1.92" calcext:value-type="float">
            <text:p>-1.92</text:p>
          </table:table-cell>
          <table:table-cell table:formula="of:=VALUE(SUBSTITUTE(SUBSTITUTE(SUBSTITUTE([.G199];&quot;M&quot;;&quot;0000&quot;);&quot;K&quot;;&quot;0&quot;);&quot;.&quot;;&quot;&quot;))" office:value-type="float" office:value="2330000" calcext:value-type="float">
            <text:p>2330000</text:p>
          </table:table-cell>
          <table:table-cell table:formula="of:=IF([.I199]=&quot;-&quot;;&quot;NULL&quot;;VALUE(MID([.I199];1;LEN([.I199])-1)))" office:value-type="float" office:value="-1.92" calcext:value-type="float">
            <text:p>-1.92</text:p>
          </table:table-cell>
          <table:table-cell table:formula="of:=IF([.J199]=&quot;-&quot;;&quot;NULL&quot;;VALUE(MID([.J199];1;LEN([.J199])-1)))" office:value-type="float" office:value="-0.53" calcext:value-type="float">
            <text:p>-0.53</text:p>
          </table:table-cell>
          <table:table-cell table:formula="of:=IF([.K199]=&quot;-&quot;;&quot;NULL&quot;;VALUE(MID([.K199];1;LEN([.K199])-1)))" office:value-type="float" office:value="7.14" calcext:value-type="float">
            <text:p>7.14</text:p>
          </table:table-cell>
          <table:table-cell table:formula="of:=IF([.L199]=&quot;-&quot;;&quot;NULL&quot;;VALUE(MID([.L199];1;LEN([.L199])-1)))" office:value-type="float" office:value="-11.94" calcext:value-type="float">
            <text:p>-11.94</text:p>
          </table:table-cell>
          <table:table-cell table:formula="of:=IF([.M199]=&quot;-&quot;;&quot;NULL&quot;;VALUE(MID([.M199];1;LEN([.M199])-1)))" office:value-type="float" office:value="-12.24" calcext:value-type="float">
            <text:p>-12.24</text:p>
          </table:table-cell>
          <table:table-cell table:formula="of:=IF([.N199]=&quot;-&quot;;&quot;NULL&quot;;VALUE(MID([.N199];1;LEN([.N199])-1)))" office:value-type="float" office:value="85.07" calcext:value-type="float">
            <text:p>85.07</text:p>
          </table:table-cell>
          <table:table-cell table:formula="of:=&quot;( &quot; &amp; (ROW()-1) &amp; &quot;, '&quot; &amp; [.A199] &amp; &quot;',&quot; &amp; [.B199] &amp; &quot;,&quot; &amp; [.C199] &amp; &quot;,&quot; &amp; [.D199] &amp; &quot;,&quot; &amp; [.E199] &amp; &quot;,&quot; &amp; [.R199] &amp; &quot;,&quot; &amp; [.S199] &amp; &quot;,'2014/09/19',&quot; &amp; [.T199] &amp; &quot;,&quot; &amp; [.U199] &amp; &quot;,&quot; &amp; [.V199] &amp; &quot;,&quot; &amp; [.W199] &amp; &quot;,&quot; &amp; [.X199] &amp; &quot;,&quot; &amp; [.Y199] &amp; &quot;,'&quot; &amp; [.O199] &amp; &quot;','&quot; &amp; [.P199] &amp; &quot;','&quot; &amp; [.Q199] &amp; &quot;'),&quot;" office:value-type="string" office:string-value="( 198, 'GameStop Corp',43.38,44.43,43.27,-0.85,-1.92,2330000,'2014/09/19',-1.92,-0.53,7.14,-11.94,-12.24,85.07,'Strong Sell','Neutral','Neutral')," calcext:value-type="string">
            <text:p>( 198, 'GameStop Corp',43.38,44.43,43.27,-0.85,-1.92,2330000,'2014/09/19',-1.92,-0.53,7.14,-11.94,-12.24,85.07,'Strong Sell','Neutra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gannett-co-inc" xlink:type="simple">Gannett</text:a></text:p>
          </table:table-cell>
          <table:table-cell office:value-type="float" office:value="32.36" calcext:value-type="float">
            <text:p>32.36</text:p>
          </table:table-cell>
          <table:table-cell office:value-type="float" office:value="32.9" calcext:value-type="float">
            <text:p>32.9</text:p>
          </table:table-cell>
          <table:table-cell office:value-type="float" office:value="32.36" calcext:value-type="float">
            <text:p>32.36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2.4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-4.43%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26.80%</text:p>
          </table:table-cell>
          <table:table-cell office:value-type="string" calcext:value-type="string">
            <text:p>261.56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200];1;LEN([.F200])-1))" office:value-type="float" office:value="-0.06" calcext:value-type="float">
            <text:p>-0.06</text:p>
          </table:table-cell>
          <table:table-cell table:formula="of:=VALUE(SUBSTITUTE(SUBSTITUTE(SUBSTITUTE([.G200];&quot;M&quot;;&quot;0000&quot;);&quot;K&quot;;&quot;0&quot;);&quot;.&quot;;&quot;&quot;))" office:value-type="float" office:value="2430000" calcext:value-type="float">
            <text:p>2430000</text:p>
          </table:table-cell>
          <table:table-cell table:formula="of:=IF([.I200]=&quot;-&quot;;&quot;NULL&quot;;VALUE(MID([.I200];1;LEN([.I200])-1)))" office:value-type="float" office:value="-0.06" calcext:value-type="float">
            <text:p>-0.06</text:p>
          </table:table-cell>
          <table:table-cell table:formula="of:=IF([.J200]=&quot;-&quot;;&quot;NULL&quot;;VALUE(MID([.J200];1;LEN([.J200])-1)))" office:value-type="float" office:value="0.65" calcext:value-type="float">
            <text:p>0.65</text:p>
          </table:table-cell>
          <table:table-cell table:formula="of:=IF([.K200]=&quot;-&quot;;&quot;NULL&quot;;VALUE(MID([.K200];1;LEN([.K200])-1)))" office:value-type="float" office:value="-4.43" calcext:value-type="float">
            <text:p>-4.43</text:p>
          </table:table-cell>
          <table:table-cell table:formula="of:=IF([.L200]=&quot;-&quot;;&quot;NULL&quot;;VALUE(MID([.L200];1;LEN([.L200])-1)))" office:value-type="float" office:value="9.4" calcext:value-type="float">
            <text:p>9.4</text:p>
          </table:table-cell>
          <table:table-cell table:formula="of:=IF([.M200]=&quot;-&quot;;&quot;NULL&quot;;VALUE(MID([.M200];1;LEN([.M200])-1)))" office:value-type="float" office:value="26.8" calcext:value-type="float">
            <text:p>26.8</text:p>
          </table:table-cell>
          <table:table-cell table:formula="of:=IF([.N200]=&quot;-&quot;;&quot;NULL&quot;;VALUE(MID([.N200];1;LEN([.N200])-1)))" office:value-type="float" office:value="261.56" calcext:value-type="float">
            <text:p>261.56</text:p>
          </table:table-cell>
          <table:table-cell table:formula="of:=&quot;( &quot; &amp; (ROW()-1) &amp; &quot;, '&quot; &amp; [.A200] &amp; &quot;',&quot; &amp; [.B200] &amp; &quot;,&quot; &amp; [.C200] &amp; &quot;,&quot; &amp; [.D200] &amp; &quot;,&quot; &amp; [.E200] &amp; &quot;,&quot; &amp; [.R200] &amp; &quot;,&quot; &amp; [.S200] &amp; &quot;,'2014/09/19',&quot; &amp; [.T200] &amp; &quot;,&quot; &amp; [.U200] &amp; &quot;,&quot; &amp; [.V200] &amp; &quot;,&quot; &amp; [.W200] &amp; &quot;,&quot; &amp; [.X200] &amp; &quot;,&quot; &amp; [.Y200] &amp; &quot;,'&quot; &amp; [.O200] &amp; &quot;','&quot; &amp; [.P200] &amp; &quot;','&quot; &amp; [.Q200] &amp; &quot;'),&quot;" office:value-type="string" office:string-value="( 199, 'Gannett',32.36,32.9,32.36,-0.02,-0.06,2430000,'2014/09/19',-0.06,0.65,-4.43,9.4,26.8,261.56,'Strong Sell','Sell','Strong Buy')," calcext:value-type="string">
            <text:p>( 199, 'Gannett',32.36,32.9,32.36,-0.02,-0.06,2430000,'2014/09/19',-0.06,0.65,-4.43,9.4,26.8,261.56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ap.inc" xlink:type="simple">Gap</text:a></text:p>
          </table:table-cell>
          <table:table-cell office:value-type="float" office:value="43.9" calcext:value-type="float">
            <text:p>43.9</text:p>
          </table:table-cell>
          <table:table-cell office:value-type="float" office:value="44.36" calcext:value-type="float">
            <text:p>44.36</text:p>
          </table:table-cell>
          <table:table-cell office:value-type="float" office:value="43.81" calcext:value-type="float">
            <text:p>43.8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14%</text:p>
          </table:table-cell>
          <table:table-cell office:value-type="string" calcext:value-type="string">
            <text:p>3.5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1.67%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5.66%</text:p>
          </table:table-cell>
          <table:table-cell office:value-type="string" calcext:value-type="string">
            <text:p>171.16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01];1;LEN([.F201])-1))" office:value-type="float" office:value="0.14" calcext:value-type="float">
            <text:p>0.14</text:p>
          </table:table-cell>
          <table:table-cell table:formula="of:=VALUE(SUBSTITUTE(SUBSTITUTE(SUBSTITUTE([.G201];&quot;M&quot;;&quot;0000&quot;);&quot;K&quot;;&quot;0&quot;);&quot;.&quot;;&quot;&quot;))" office:value-type="float" office:value="3550000" calcext:value-type="float">
            <text:p>3550000</text:p>
          </table:table-cell>
          <table:table-cell table:formula="of:=IF([.I201]=&quot;-&quot;;&quot;NULL&quot;;VALUE(MID([.I201];1;LEN([.I201])-1)))" office:value-type="float" office:value="0.14" calcext:value-type="float">
            <text:p>0.14</text:p>
          </table:table-cell>
          <table:table-cell table:formula="of:=IF([.J201]=&quot;-&quot;;&quot;NULL&quot;;VALUE(MID([.J201];1;LEN([.J201])-1)))" office:value-type="float" office:value="-0.88" calcext:value-type="float">
            <text:p>-0.88</text:p>
          </table:table-cell>
          <table:table-cell table:formula="of:=IF([.K201]=&quot;-&quot;;&quot;NULL&quot;;VALUE(MID([.K201];1;LEN([.K201])-1)))" office:value-type="float" office:value="1.67" calcext:value-type="float">
            <text:p>1.67</text:p>
          </table:table-cell>
          <table:table-cell table:formula="of:=IF([.L201]=&quot;-&quot;;&quot;NULL&quot;;VALUE(MID([.L201];1;LEN([.L201])-1)))" office:value-type="float" office:value="12.33" calcext:value-type="float">
            <text:p>12.33</text:p>
          </table:table-cell>
          <table:table-cell table:formula="of:=IF([.M201]=&quot;-&quot;;&quot;NULL&quot;;VALUE(MID([.M201];1;LEN([.M201])-1)))" office:value-type="float" office:value="5.66" calcext:value-type="float">
            <text:p>5.66</text:p>
          </table:table-cell>
          <table:table-cell table:formula="of:=IF([.N201]=&quot;-&quot;;&quot;NULL&quot;;VALUE(MID([.N201];1;LEN([.N201])-1)))" office:value-type="float" office:value="171.16" calcext:value-type="float">
            <text:p>171.16</text:p>
          </table:table-cell>
          <table:table-cell table:formula="of:=&quot;( &quot; &amp; (ROW()-1) &amp; &quot;, '&quot; &amp; [.A201] &amp; &quot;',&quot; &amp; [.B201] &amp; &quot;,&quot; &amp; [.C201] &amp; &quot;,&quot; &amp; [.D201] &amp; &quot;,&quot; &amp; [.E201] &amp; &quot;,&quot; &amp; [.R201] &amp; &quot;,&quot; &amp; [.S201] &amp; &quot;,'2014/09/19',&quot; &amp; [.T201] &amp; &quot;,&quot; &amp; [.U201] &amp; &quot;,&quot; &amp; [.V201] &amp; &quot;,&quot; &amp; [.W201] &amp; &quot;,&quot; &amp; [.X201] &amp; &quot;,&quot; &amp; [.Y201] &amp; &quot;,'&quot; &amp; [.O201] &amp; &quot;','&quot; &amp; [.P201] &amp; &quot;','&quot; &amp; [.Q201] &amp; &quot;'),&quot;" office:value-type="string" office:string-value="( 200, 'Gap',43.9,44.36,43.81,0.06,0.14,3550000,'2014/09/19',0.14,-0.88,1.67,12.33,5.66,171.16,'Strong Sell','Neutral','Strong Buy')," calcext:value-type="string">
            <text:p>( 200, 'Gap',43.9,44.36,43.81,0.06,0.14,3550000,'2014/09/19',0.14,-0.88,1.67,12.33,5.66,171.16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armin-ltd" xlink:type="simple">Garmin</text:a></text:p>
          </table:table-cell>
          <table:table-cell office:value-type="float" office:value="52.1" calcext:value-type="float">
            <text:p>52.1</text:p>
          </table:table-cell>
          <table:table-cell office:value-type="float" office:value="53.4" calcext:value-type="float">
            <text:p>53.4</text:p>
          </table:table-cell>
          <table:table-cell office:value-type="float" office:value="52.04" calcext:value-type="float">
            <text:p>52.04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1.81%</text:p>
          </table:table-cell>
          <table:table-cell office:value-type="string" calcext:value-type="string">
            <text:p>2.3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81%</text:p>
          </table:table-cell>
          <table:table-cell office:value-type="string" calcext:value-type="string">
            <text:p>-2.67%</text:p>
          </table:table-cell>
          <table:table-cell office:value-type="string" calcext:value-type="string">
            <text:p>-9.23%</text:p>
          </table:table-cell>
          <table:table-cell office:value-type="string" calcext:value-type="string">
            <text:p>12.79%</text:p>
          </table:table-cell>
          <table:table-cell office:value-type="string" calcext:value-type="string">
            <text:p>19.47%</text:p>
          </table:table-cell>
          <table:table-cell office:value-type="string" calcext:value-type="string">
            <text:p>59.9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02];1;LEN([.F202])-1))" office:value-type="float" office:value="-1.81" calcext:value-type="float">
            <text:p>-1.81</text:p>
          </table:table-cell>
          <table:table-cell table:formula="of:=VALUE(SUBSTITUTE(SUBSTITUTE(SUBSTITUTE([.G202];&quot;M&quot;;&quot;0000&quot;);&quot;K&quot;;&quot;0&quot;);&quot;.&quot;;&quot;&quot;))" office:value-type="float" office:value="2360000" calcext:value-type="float">
            <text:p>2360000</text:p>
          </table:table-cell>
          <table:table-cell table:formula="of:=IF([.I202]=&quot;-&quot;;&quot;NULL&quot;;VALUE(MID([.I202];1;LEN([.I202])-1)))" office:value-type="float" office:value="-1.81" calcext:value-type="float">
            <text:p>-1.81</text:p>
          </table:table-cell>
          <table:table-cell table:formula="of:=IF([.J202]=&quot;-&quot;;&quot;NULL&quot;;VALUE(MID([.J202];1;LEN([.J202])-1)))" office:value-type="float" office:value="-2.67" calcext:value-type="float">
            <text:p>-2.67</text:p>
          </table:table-cell>
          <table:table-cell table:formula="of:=IF([.K202]=&quot;-&quot;;&quot;NULL&quot;;VALUE(MID([.K202];1;LEN([.K202])-1)))" office:value-type="float" office:value="-9.23" calcext:value-type="float">
            <text:p>-9.23</text:p>
          </table:table-cell>
          <table:table-cell table:formula="of:=IF([.L202]=&quot;-&quot;;&quot;NULL&quot;;VALUE(MID([.L202];1;LEN([.L202])-1)))" office:value-type="float" office:value="12.79" calcext:value-type="float">
            <text:p>12.79</text:p>
          </table:table-cell>
          <table:table-cell table:formula="of:=IF([.M202]=&quot;-&quot;;&quot;NULL&quot;;VALUE(MID([.M202];1;LEN([.M202])-1)))" office:value-type="float" office:value="19.47" calcext:value-type="float">
            <text:p>19.47</text:p>
          </table:table-cell>
          <table:table-cell table:formula="of:=IF([.N202]=&quot;-&quot;;&quot;NULL&quot;;VALUE(MID([.N202];1;LEN([.N202])-1)))" office:value-type="float" office:value="59.96" calcext:value-type="float">
            <text:p>59.96</text:p>
          </table:table-cell>
          <table:table-cell table:formula="of:=&quot;( &quot; &amp; (ROW()-1) &amp; &quot;, '&quot; &amp; [.A202] &amp; &quot;',&quot; &amp; [.B202] &amp; &quot;,&quot; &amp; [.C202] &amp; &quot;,&quot; &amp; [.D202] &amp; &quot;,&quot; &amp; [.E202] &amp; &quot;,&quot; &amp; [.R202] &amp; &quot;,&quot; &amp; [.S202] &amp; &quot;,'2014/09/19',&quot; &amp; [.T202] &amp; &quot;,&quot; &amp; [.U202] &amp; &quot;,&quot; &amp; [.V202] &amp; &quot;,&quot; &amp; [.W202] &amp; &quot;,&quot; &amp; [.X202] &amp; &quot;,&quot; &amp; [.Y202] &amp; &quot;,'&quot; &amp; [.O202] &amp; &quot;','&quot; &amp; [.P202] &amp; &quot;','&quot; &amp; [.Q202] &amp; &quot;'),&quot;" office:value-type="string" office:string-value="( 201, 'Garmin',52.1,53.4,52.04,-0.96,-1.81,2360000,'2014/09/19',-1.81,-2.67,-9.23,12.79,19.47,59.96,'Strong Sell','Strong Sell','Strong Buy')," calcext:value-type="string">
            <text:p>( 201, 'Garmin',52.1,53.4,52.04,-0.96,-1.81,2360000,'2014/09/19',-1.81,-2.67,-9.23,12.79,19.47,59.9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eral-dynam" xlink:type="simple">General Dynamics</text:a></text:p>
          </table:table-cell>
          <table:table-cell office:value-type="float" office:value="129.45" calcext:value-type="float">
            <text:p>129.45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9.01" calcext:value-type="float">
            <text:p>129.0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+0.13%</text:p>
          </table:table-cell>
          <table:table-cell office:value-type="string" calcext:value-type="string">
            <text:p>2.3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4.67%</text:p>
          </table:table-cell>
          <table:table-cell office:value-type="string" calcext:value-type="string">
            <text:p>35.48%</text:p>
          </table:table-cell>
          <table:table-cell office:value-type="string" calcext:value-type="string">
            <text:p>46.85%</text:p>
          </table:table-cell>
          <table:table-cell office:value-type="string" calcext:value-type="string">
            <text:p>126.0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03];1;LEN([.F203])-1))" office:value-type="float" office:value="0.13" calcext:value-type="float">
            <text:p>0.13</text:p>
          </table:table-cell>
          <table:table-cell table:formula="of:=VALUE(SUBSTITUTE(SUBSTITUTE(SUBSTITUTE([.G203];&quot;M&quot;;&quot;0000&quot;);&quot;K&quot;;&quot;0&quot;);&quot;.&quot;;&quot;&quot;))" office:value-type="float" office:value="2310000" calcext:value-type="float">
            <text:p>2310000</text:p>
          </table:table-cell>
          <table:table-cell table:formula="of:=IF([.I203]=&quot;-&quot;;&quot;NULL&quot;;VALUE(MID([.I203];1;LEN([.I203])-1)))" office:value-type="float" office:value="0.13" calcext:value-type="float">
            <text:p>0.13</text:p>
          </table:table-cell>
          <table:table-cell table:formula="of:=IF([.J203]=&quot;-&quot;;&quot;NULL&quot;;VALUE(MID([.J203];1;LEN([.J203])-1)))" office:value-type="float" office:value="2.41" calcext:value-type="float">
            <text:p>2.41</text:p>
          </table:table-cell>
          <table:table-cell table:formula="of:=IF([.K203]=&quot;-&quot;;&quot;NULL&quot;;VALUE(MID([.K203];1;LEN([.K203])-1)))" office:value-type="float" office:value="4.67" calcext:value-type="float">
            <text:p>4.67</text:p>
          </table:table-cell>
          <table:table-cell table:formula="of:=IF([.L203]=&quot;-&quot;;&quot;NULL&quot;;VALUE(MID([.L203];1;LEN([.L203])-1)))" office:value-type="float" office:value="35.48" calcext:value-type="float">
            <text:p>35.48</text:p>
          </table:table-cell>
          <table:table-cell table:formula="of:=IF([.M203]=&quot;-&quot;;&quot;NULL&quot;;VALUE(MID([.M203];1;LEN([.M203])-1)))" office:value-type="float" office:value="46.85" calcext:value-type="float">
            <text:p>46.85</text:p>
          </table:table-cell>
          <table:table-cell table:formula="of:=IF([.N203]=&quot;-&quot;;&quot;NULL&quot;;VALUE(MID([.N203];1;LEN([.N203])-1)))" office:value-type="float" office:value="126.03" calcext:value-type="float">
            <text:p>126.03</text:p>
          </table:table-cell>
          <table:table-cell table:formula="of:=&quot;( &quot; &amp; (ROW()-1) &amp; &quot;, '&quot; &amp; [.A203] &amp; &quot;',&quot; &amp; [.B203] &amp; &quot;,&quot; &amp; [.C203] &amp; &quot;,&quot; &amp; [.D203] &amp; &quot;,&quot; &amp; [.E203] &amp; &quot;,&quot; &amp; [.R203] &amp; &quot;,&quot; &amp; [.S203] &amp; &quot;,'2014/09/19',&quot; &amp; [.T203] &amp; &quot;,&quot; &amp; [.U203] &amp; &quot;,&quot; &amp; [.V203] &amp; &quot;,&quot; &amp; [.W203] &amp; &quot;,&quot; &amp; [.X203] &amp; &quot;,&quot; &amp; [.Y203] &amp; &quot;,'&quot; &amp; [.O203] &amp; &quot;','&quot; &amp; [.P203] &amp; &quot;','&quot; &amp; [.Q203] &amp; &quot;'),&quot;" office:value-type="string" office:string-value="( 202, 'General Dynamics',129.45,130.17,129.01,0.17,0.13,2310000,'2014/09/19',0.13,2.41,4.67,35.48,46.85,126.03,'Strong Buy','Strong Buy','Strong Buy')," calcext:value-type="string">
            <text:p>( 202, 'General Dynamics',129.45,130.17,129.01,0.17,0.13,2310000,'2014/09/19',0.13,2.41,4.67,35.48,46.85,126.0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eral-electric" xlink:type="simple">General Electric</text:a></text:p>
          </table:table-cell>
          <table:table-cell office:value-type="float" office:value="26.29" calcext:value-type="float">
            <text:p>26.29</text:p>
          </table:table-cell>
          <table:table-cell office:value-type="float" office:value="26.4" calcext:value-type="float">
            <text:p>26.4</text:p>
          </table:table-cell>
          <table:table-cell office:value-type="float" office:value="26.25" calcext:value-type="float">
            <text:p>26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37.3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1.62%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-6.21%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70.9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04];1;LEN([.F204])-1))" office:value-type="float" office:value="0.31" calcext:value-type="float">
            <text:p>0.31</text:p>
          </table:table-cell>
          <table:table-cell table:formula="of:=VALUE(SUBSTITUTE(SUBSTITUTE(SUBSTITUTE([.G204];&quot;M&quot;;&quot;0000&quot;);&quot;K&quot;;&quot;0&quot;);&quot;.&quot;;&quot;&quot;))" office:value-type="float" office:value="37300000" calcext:value-type="float">
            <text:p>37300000</text:p>
          </table:table-cell>
          <table:table-cell table:formula="of:=IF([.I204]=&quot;-&quot;;&quot;NULL&quot;;VALUE(MID([.I204];1;LEN([.I204])-1)))" office:value-type="float" office:value="0.31" calcext:value-type="float">
            <text:p>0.31</text:p>
          </table:table-cell>
          <table:table-cell table:formula="of:=IF([.J204]=&quot;-&quot;;&quot;NULL&quot;;VALUE(MID([.J204];1;LEN([.J204])-1)))" office:value-type="float" office:value="1.62" calcext:value-type="float">
            <text:p>1.62</text:p>
          </table:table-cell>
          <table:table-cell table:formula="of:=IF([.K204]=&quot;-&quot;;&quot;NULL&quot;;VALUE(MID([.K204];1;LEN([.K204])-1)))" office:value-type="float" office:value="-0.53" calcext:value-type="float">
            <text:p>-0.53</text:p>
          </table:table-cell>
          <table:table-cell table:formula="of:=IF([.L204]=&quot;-&quot;;&quot;NULL&quot;;VALUE(MID([.L204];1;LEN([.L204])-1)))" office:value-type="float" office:value="-6.21" calcext:value-type="float">
            <text:p>-6.21</text:p>
          </table:table-cell>
          <table:table-cell table:formula="of:=IF([.M204]=&quot;-&quot;;&quot;NULL&quot;;VALUE(MID([.M204];1;LEN([.M204])-1)))" office:value-type="float" office:value="9.5" calcext:value-type="float">
            <text:p>9.5</text:p>
          </table:table-cell>
          <table:table-cell table:formula="of:=IF([.N204]=&quot;-&quot;;&quot;NULL&quot;;VALUE(MID([.N204];1;LEN([.N204])-1)))" office:value-type="float" office:value="70.94" calcext:value-type="float">
            <text:p>70.94</text:p>
          </table:table-cell>
          <table:table-cell table:formula="of:=&quot;( &quot; &amp; (ROW()-1) &amp; &quot;, '&quot; &amp; [.A204] &amp; &quot;',&quot; &amp; [.B204] &amp; &quot;,&quot; &amp; [.C204] &amp; &quot;,&quot; &amp; [.D204] &amp; &quot;,&quot; &amp; [.E204] &amp; &quot;,&quot; &amp; [.R204] &amp; &quot;,&quot; &amp; [.S204] &amp; &quot;,'2014/09/19',&quot; &amp; [.T204] &amp; &quot;,&quot; &amp; [.U204] &amp; &quot;,&quot; &amp; [.V204] &amp; &quot;,&quot; &amp; [.W204] &amp; &quot;,&quot; &amp; [.X204] &amp; &quot;,&quot; &amp; [.Y204] &amp; &quot;,'&quot; &amp; [.O204] &amp; &quot;','&quot; &amp; [.P204] &amp; &quot;','&quot; &amp; [.Q204] &amp; &quot;'),&quot;" office:value-type="string" office:string-value="( 203, 'General Electric',26.29,26.4,26.25,0.08,0.31,37300000,'2014/09/19',0.31,1.62,-0.53,-6.21,9.5,70.94,'Strong Buy','Strong Buy','Strong Buy')," calcext:value-type="string">
            <text:p>( 203, 'General Electric',26.29,26.4,26.25,0.08,0.31,37300000,'2014/09/19',0.31,1.62,-0.53,-6.21,9.5,70.9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eral-growth-properties" xlink:type="simple">General Growth</text:a>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7" calcext:value-type="float">
            <text:p>24.17</text:p>
          </table:table-cell>
          <table:table-cell office:value-type="float" office:value="23.82" calcext:value-type="float">
            <text:p>23.82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20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-2.05%</text:p>
          </table:table-cell>
          <table:table-cell office:value-type="string" calcext:value-type="string">
            <text:p>19.13%</text:p>
          </table:table-cell>
          <table:table-cell office:value-type="string" calcext:value-type="string">
            <text:p>19.49%</text:p>
          </table:table-cell>
          <table:table-cell office:value-type="string" calcext:value-type="string">
            <text:p>101.0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05];1;LEN([.F205])-1))" office:value-type="float" office:value="-0.25" calcext:value-type="float">
            <text:p>-0.25</text:p>
          </table:table-cell>
          <table:table-cell table:formula="of:=VALUE(SUBSTITUTE(SUBSTITUTE(SUBSTITUTE([.G205];&quot;M&quot;;&quot;0000&quot;);&quot;K&quot;;&quot;0&quot;);&quot;.&quot;;&quot;&quot;))" office:value-type="float" office:value="20040000" calcext:value-type="float">
            <text:p>20040000</text:p>
          </table:table-cell>
          <table:table-cell table:formula="of:=IF([.I205]=&quot;-&quot;;&quot;NULL&quot;;VALUE(MID([.I205];1;LEN([.I205])-1)))" office:value-type="float" office:value="-0.25" calcext:value-type="float">
            <text:p>-0.25</text:p>
          </table:table-cell>
          <table:table-cell table:formula="of:=IF([.J205]=&quot;-&quot;;&quot;NULL&quot;;VALUE(MID([.J205];1;LEN([.J205])-1)))" office:value-type="float" office:value="0.55" calcext:value-type="float">
            <text:p>0.55</text:p>
          </table:table-cell>
          <table:table-cell table:formula="of:=IF([.K205]=&quot;-&quot;;&quot;NULL&quot;;VALUE(MID([.K205];1;LEN([.K205])-1)))" office:value-type="float" office:value="-2.05" calcext:value-type="float">
            <text:p>-2.05</text:p>
          </table:table-cell>
          <table:table-cell table:formula="of:=IF([.L205]=&quot;-&quot;;&quot;NULL&quot;;VALUE(MID([.L205];1;LEN([.L205])-1)))" office:value-type="float" office:value="19.13" calcext:value-type="float">
            <text:p>19.13</text:p>
          </table:table-cell>
          <table:table-cell table:formula="of:=IF([.M205]=&quot;-&quot;;&quot;NULL&quot;;VALUE(MID([.M205];1;LEN([.M205])-1)))" office:value-type="float" office:value="19.49" calcext:value-type="float">
            <text:p>19.49</text:p>
          </table:table-cell>
          <table:table-cell table:formula="of:=IF([.N205]=&quot;-&quot;;&quot;NULL&quot;;VALUE(MID([.N205];1;LEN([.N205])-1)))" office:value-type="float" office:value="101.09" calcext:value-type="float">
            <text:p>101.09</text:p>
          </table:table-cell>
          <table:table-cell table:formula="of:=&quot;( &quot; &amp; (ROW()-1) &amp; &quot;, '&quot; &amp; [.A205] &amp; &quot;',&quot; &amp; [.B205] &amp; &quot;,&quot; &amp; [.C205] &amp; &quot;,&quot; &amp; [.D205] &amp; &quot;,&quot; &amp; [.E205] &amp; &quot;,&quot; &amp; [.R205] &amp; &quot;,&quot; &amp; [.S205] &amp; &quot;,'2014/09/19',&quot; &amp; [.T205] &amp; &quot;,&quot; &amp; [.U205] &amp; &quot;,&quot; &amp; [.V205] &amp; &quot;,&quot; &amp; [.W205] &amp; &quot;,&quot; &amp; [.X205] &amp; &quot;,&quot; &amp; [.Y205] &amp; &quot;,'&quot; &amp; [.O205] &amp; &quot;','&quot; &amp; [.P205] &amp; &quot;','&quot; &amp; [.Q205] &amp; &quot;'),&quot;" office:value-type="string" office:string-value="( 204, 'General Growth',23.91,24.17,23.82,-0.06,-0.25,20040000,'2014/09/19',-0.25,0.55,-2.05,19.13,19.49,101.09,'Strong Sell','Strong Sell','Strong Buy')," calcext:value-type="string">
            <text:p>( 204, 'General Growth',23.91,24.17,23.82,-0.06,-0.25,20040000,'2014/09/19',-0.25,0.55,-2.05,19.13,19.49,101.0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eral-mills" xlink:type="simple">General Mills</text:a></text:p>
          </table:table-cell>
          <table:table-cell office:value-type="float" office:value="51.28" calcext:value-type="float">
            <text:p>51.28</text:p>
          </table:table-cell>
          <table:table-cell office:value-type="float" office:value="51.45" calcext:value-type="float">
            <text:p>51.45</text:p>
          </table:table-cell>
          <table:table-cell office:value-type="float" office:value="51.09" calcext:value-type="float">
            <text:p>51.0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12%</text:p>
          </table:table-cell>
          <table:table-cell office:value-type="string" calcext:value-type="string">
            <text:p>4.0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-2.86%</text:p>
          </table:table-cell>
          <table:table-cell office:value-type="string" calcext:value-type="string">
            <text:p>-3.65%</text:p>
          </table:table-cell>
          <table:table-cell office:value-type="string" calcext:value-type="string">
            <text:p>2.74%</text:p>
          </table:table-cell>
          <table:table-cell office:value-type="string" calcext:value-type="string">
            <text:p>5.38%</text:p>
          </table:table-cell>
          <table:table-cell office:value-type="string" calcext:value-type="string">
            <text:p>33.4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06];1;LEN([.F206])-1))" office:value-type="float" office:value="0.12" calcext:value-type="float">
            <text:p>0.12</text:p>
          </table:table-cell>
          <table:table-cell table:formula="of:=VALUE(SUBSTITUTE(SUBSTITUTE(SUBSTITUTE([.G206];&quot;M&quot;;&quot;0000&quot;);&quot;K&quot;;&quot;0&quot;);&quot;.&quot;;&quot;&quot;))" office:value-type="float" office:value="4020000" calcext:value-type="float">
            <text:p>4020000</text:p>
          </table:table-cell>
          <table:table-cell table:formula="of:=IF([.I206]=&quot;-&quot;;&quot;NULL&quot;;VALUE(MID([.I206];1;LEN([.I206])-1)))" office:value-type="float" office:value="0.12" calcext:value-type="float">
            <text:p>0.12</text:p>
          </table:table-cell>
          <table:table-cell table:formula="of:=IF([.J206]=&quot;-&quot;;&quot;NULL&quot;;VALUE(MID([.J206];1;LEN([.J206])-1)))" office:value-type="float" office:value="-2.86" calcext:value-type="float">
            <text:p>-2.86</text:p>
          </table:table-cell>
          <table:table-cell table:formula="of:=IF([.K206]=&quot;-&quot;;&quot;NULL&quot;;VALUE(MID([.K206];1;LEN([.K206])-1)))" office:value-type="float" office:value="-3.65" calcext:value-type="float">
            <text:p>-3.65</text:p>
          </table:table-cell>
          <table:table-cell table:formula="of:=IF([.L206]=&quot;-&quot;;&quot;NULL&quot;;VALUE(MID([.L206];1;LEN([.L206])-1)))" office:value-type="float" office:value="2.74" calcext:value-type="float">
            <text:p>2.74</text:p>
          </table:table-cell>
          <table:table-cell table:formula="of:=IF([.M206]=&quot;-&quot;;&quot;NULL&quot;;VALUE(MID([.M206];1;LEN([.M206])-1)))" office:value-type="float" office:value="5.38" calcext:value-type="float">
            <text:p>5.38</text:p>
          </table:table-cell>
          <table:table-cell table:formula="of:=IF([.N206]=&quot;-&quot;;&quot;NULL&quot;;VALUE(MID([.N206];1;LEN([.N206])-1)))" office:value-type="float" office:value="33.4" calcext:value-type="float">
            <text:p>33.4</text:p>
          </table:table-cell>
          <table:table-cell table:formula="of:=&quot;( &quot; &amp; (ROW()-1) &amp; &quot;, '&quot; &amp; [.A206] &amp; &quot;',&quot; &amp; [.B206] &amp; &quot;,&quot; &amp; [.C206] &amp; &quot;,&quot; &amp; [.D206] &amp; &quot;,&quot; &amp; [.E206] &amp; &quot;,&quot; &amp; [.R206] &amp; &quot;,&quot; &amp; [.S206] &amp; &quot;,'2014/09/19',&quot; &amp; [.T206] &amp; &quot;,&quot; &amp; [.U206] &amp; &quot;,&quot; &amp; [.V206] &amp; &quot;,&quot; &amp; [.W206] &amp; &quot;,&quot; &amp; [.X206] &amp; &quot;,&quot; &amp; [.Y206] &amp; &quot;,'&quot; &amp; [.O206] &amp; &quot;','&quot; &amp; [.P206] &amp; &quot;','&quot; &amp; [.Q206] &amp; &quot;'),&quot;" office:value-type="string" office:string-value="( 205, 'General Mills',51.28,51.45,51.09,0.06,0.12,4020000,'2014/09/19',0.12,-2.86,-3.65,2.74,5.38,33.4,'Neutral','Strong Sell','Strong Buy')," calcext:value-type="string">
            <text:p>( 205, 'General Mills',51.28,51.45,51.09,0.06,0.12,4020000,'2014/09/19',0.12,-2.86,-3.65,2.74,5.38,33.4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-motors" xlink:type="simple">General Motors</text:a></text:p>
          </table:table-cell>
          <table:table-cell office:value-type="float" office:value="33.94" calcext:value-type="float">
            <text:p>33.94</text:p>
          </table:table-cell>
          <table:table-cell office:value-type="float" office:value="34.24" calcext:value-type="float">
            <text:p>34.24</text:p>
          </table:table-cell>
          <table:table-cell office:value-type="float" office:value="33.77" calcext:value-type="float">
            <text:p>33.77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13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2.01%</text:p>
          </table:table-cell>
          <table:table-cell office:value-type="string" calcext:value-type="string">
            <text:p>-1.91%</text:p>
          </table:table-cell>
          <table:table-cell office:value-type="string" calcext:value-type="string">
            <text:p>-16.96%</text:p>
          </table:table-cell>
          <table:table-cell office:value-type="string" calcext:value-type="string">
            <text:p>-7.85%</text:p>
          </table:table-cell>
          <table:table-cell office:value-type="string" calcext:value-type="string">
            <text:p>59.49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Neutral</text:p>
          </table:table-cell>
          <table:table-cell table:formula="of:=VALUE(MID([.F207];1;LEN([.F207])-1))" office:value-type="float" office:value="-0.26" calcext:value-type="float">
            <text:p>-0.26</text:p>
          </table:table-cell>
          <table:table-cell table:formula="of:=VALUE(SUBSTITUTE(SUBSTITUTE(SUBSTITUTE([.G207];&quot;M&quot;;&quot;0000&quot;);&quot;K&quot;;&quot;0&quot;);&quot;.&quot;;&quot;&quot;))" office:value-type="float" office:value="13560000" calcext:value-type="float">
            <text:p>13560000</text:p>
          </table:table-cell>
          <table:table-cell table:formula="of:=IF([.I207]=&quot;-&quot;;&quot;NULL&quot;;VALUE(MID([.I207];1;LEN([.I207])-1)))" office:value-type="float" office:value="-0.26" calcext:value-type="float">
            <text:p>-0.26</text:p>
          </table:table-cell>
          <table:table-cell table:formula="of:=IF([.J207]=&quot;-&quot;;&quot;NULL&quot;;VALUE(MID([.J207];1;LEN([.J207])-1)))" office:value-type="float" office:value="2.01" calcext:value-type="float">
            <text:p>2.01</text:p>
          </table:table-cell>
          <table:table-cell table:formula="of:=IF([.K207]=&quot;-&quot;;&quot;NULL&quot;;VALUE(MID([.K207];1;LEN([.K207])-1)))" office:value-type="float" office:value="-1.91" calcext:value-type="float">
            <text:p>-1.91</text:p>
          </table:table-cell>
          <table:table-cell table:formula="of:=IF([.L207]=&quot;-&quot;;&quot;NULL&quot;;VALUE(MID([.L207];1;LEN([.L207])-1)))" office:value-type="float" office:value="-16.96" calcext:value-type="float">
            <text:p>-16.96</text:p>
          </table:table-cell>
          <table:table-cell table:formula="of:=IF([.M207]=&quot;-&quot;;&quot;NULL&quot;;VALUE(MID([.M207];1;LEN([.M207])-1)))" office:value-type="float" office:value="-7.85" calcext:value-type="float">
            <text:p>-7.85</text:p>
          </table:table-cell>
          <table:table-cell table:formula="of:=IF([.N207]=&quot;-&quot;;&quot;NULL&quot;;VALUE(MID([.N207];1;LEN([.N207])-1)))" office:value-type="float" office:value="59.49" calcext:value-type="float">
            <text:p>59.49</text:p>
          </table:table-cell>
          <table:table-cell table:formula="of:=&quot;( &quot; &amp; (ROW()-1) &amp; &quot;, '&quot; &amp; [.A207] &amp; &quot;',&quot; &amp; [.B207] &amp; &quot;,&quot; &amp; [.C207] &amp; &quot;,&quot; &amp; [.D207] &amp; &quot;,&quot; &amp; [.E207] &amp; &quot;,&quot; &amp; [.R207] &amp; &quot;,&quot; &amp; [.S207] &amp; &quot;,'2014/09/19',&quot; &amp; [.T207] &amp; &quot;,&quot; &amp; [.U207] &amp; &quot;,&quot; &amp; [.V207] &amp; &quot;,&quot; &amp; [.W207] &amp; &quot;,&quot; &amp; [.X207] &amp; &quot;,&quot; &amp; [.Y207] &amp; &quot;,'&quot; &amp; [.O207] &amp; &quot;','&quot; &amp; [.P207] &amp; &quot;','&quot; &amp; [.Q207] &amp; &quot;'),&quot;" office:value-type="string" office:string-value="( 206, 'General Motors',33.94,34.24,33.77,-0.09,-0.26,13560000,'2014/09/19',-0.26,2.01,-1.91,-16.96,-7.85,59.49,'Strong Sell','Sell','Neutral')," calcext:value-type="string">
            <text:p>( 206, 'General Motors',33.94,34.24,33.77,-0.09,-0.26,13560000,'2014/09/19',-0.26,2.01,-1.91,-16.96,-7.85,59.49,'Strong Sell','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uine-parts-co" xlink:type="simple">Genuine Parts</text:a></text:p>
          </table:table-cell>
          <table:table-cell office:value-type="float" office:value="89.23" calcext:value-type="float">
            <text:p>89.23</text:p>
          </table:table-cell>
          <table:table-cell office:value-type="float" office:value="90.2" calcext:value-type="float">
            <text:p>90.2</text:p>
          </table:table-cell>
          <table:table-cell office:value-type="float" office:value="88.89" calcext:value-type="float">
            <text:p>88.8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635.4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0.69%</text:p>
          </table:table-cell>
          <table:table-cell office:value-type="string" calcext:value-type="string">
            <text:p>1.74%</text:p>
          </table:table-cell>
          <table:table-cell office:value-type="string" calcext:value-type="string">
            <text:p>7.26%</text:p>
          </table:table-cell>
          <table:table-cell office:value-type="string" calcext:value-type="string">
            <text:p>9.74%</text:p>
          </table:table-cell>
          <table:table-cell office:value-type="string" calcext:value-type="string">
            <text:p>77.9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08];1;LEN([.F208])-1))" office:value-type="float" office:value="-0.23" calcext:value-type="float">
            <text:p>-0.23</text:p>
          </table:table-cell>
          <table:table-cell table:formula="of:=VALUE(SUBSTITUTE(SUBSTITUTE(SUBSTITUTE([.G208];&quot;M&quot;;&quot;0000&quot;);&quot;K&quot;;&quot;0&quot;);&quot;.&quot;;&quot;&quot;))" office:value-type="float" office:value="635420" calcext:value-type="float">
            <text:p>635420</text:p>
          </table:table-cell>
          <table:table-cell table:formula="of:=IF([.I208]=&quot;-&quot;;&quot;NULL&quot;;VALUE(MID([.I208];1;LEN([.I208])-1)))" office:value-type="float" office:value="-0.23" calcext:value-type="float">
            <text:p>-0.23</text:p>
          </table:table-cell>
          <table:table-cell table:formula="of:=IF([.J208]=&quot;-&quot;;&quot;NULL&quot;;VALUE(MID([.J208];1;LEN([.J208])-1)))" office:value-type="float" office:value="0.69" calcext:value-type="float">
            <text:p>0.69</text:p>
          </table:table-cell>
          <table:table-cell table:formula="of:=IF([.K208]=&quot;-&quot;;&quot;NULL&quot;;VALUE(MID([.K208];1;LEN([.K208])-1)))" office:value-type="float" office:value="1.74" calcext:value-type="float">
            <text:p>1.74</text:p>
          </table:table-cell>
          <table:table-cell table:formula="of:=IF([.L208]=&quot;-&quot;;&quot;NULL&quot;;VALUE(MID([.L208];1;LEN([.L208])-1)))" office:value-type="float" office:value="7.26" calcext:value-type="float">
            <text:p>7.26</text:p>
          </table:table-cell>
          <table:table-cell table:formula="of:=IF([.M208]=&quot;-&quot;;&quot;NULL&quot;;VALUE(MID([.M208];1;LEN([.M208])-1)))" office:value-type="float" office:value="9.74" calcext:value-type="float">
            <text:p>9.74</text:p>
          </table:table-cell>
          <table:table-cell table:formula="of:=IF([.N208]=&quot;-&quot;;&quot;NULL&quot;;VALUE(MID([.N208];1;LEN([.N208])-1)))" office:value-type="float" office:value="77.93" calcext:value-type="float">
            <text:p>77.93</text:p>
          </table:table-cell>
          <table:table-cell table:formula="of:=&quot;( &quot; &amp; (ROW()-1) &amp; &quot;, '&quot; &amp; [.A208] &amp; &quot;',&quot; &amp; [.B208] &amp; &quot;,&quot; &amp; [.C208] &amp; &quot;,&quot; &amp; [.D208] &amp; &quot;,&quot; &amp; [.E208] &amp; &quot;,&quot; &amp; [.R208] &amp; &quot;,&quot; &amp; [.S208] &amp; &quot;,'2014/09/19',&quot; &amp; [.T208] &amp; &quot;,&quot; &amp; [.U208] &amp; &quot;,&quot; &amp; [.V208] &amp; &quot;,&quot; &amp; [.W208] &amp; &quot;,&quot; &amp; [.X208] &amp; &quot;,&quot; &amp; [.Y208] &amp; &quot;,'&quot; &amp; [.O208] &amp; &quot;','&quot; &amp; [.P208] &amp; &quot;','&quot; &amp; [.Q208] &amp; &quot;'),&quot;" office:value-type="string" office:string-value="( 207, 'Genuine Parts',89.23,90.2,88.89,-0.21,-0.23,635420,'2014/09/19',-0.23,0.69,1.74,7.26,9.74,77.93,'Strong Buy','Strong Buy','Strong Buy')," calcext:value-type="string">
            <text:p>( 207, 'Genuine Parts',89.23,90.2,88.89,-0.21,-0.23,635420,'2014/09/19',-0.23,0.69,1.74,7.26,9.74,77.9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enworth-finl" xlink:type="simple">Genworth</text:a></text:p>
          </table:table-cell>
          <table:table-cell office:value-type="float" office:value="13.19" calcext:value-type="float">
            <text:p>13.19</text:p>
          </table:table-cell>
          <table:table-cell office:value-type="float" office:value="13.39" calcext:value-type="float">
            <text:p>13.39</text:p>
          </table:table-cell>
          <table:table-cell office:value-type="float" office:value="13.06" calcext:value-type="float">
            <text:p>13.06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-5.85%</text:p>
          </table:table-cell>
          <table:table-cell office:value-type="string" calcext:value-type="string">
            <text:p>-15.07%</text:p>
          </table:table-cell>
          <table:table-cell office:value-type="string" calcext:value-type="string">
            <text:p>8.56%</text:p>
          </table:table-cell>
          <table:table-cell office:value-type="string" calcext:value-type="string">
            <text:p>146.5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209];1;LEN([.F209])-1))" office:value-type="float" office:value="-0.53" calcext:value-type="float">
            <text:p>-0.53</text:p>
          </table:table-cell>
          <table:table-cell table:formula="of:=VALUE(SUBSTITUTE(SUBSTITUTE(SUBSTITUTE([.G209];&quot;M&quot;;&quot;0000&quot;);&quot;K&quot;;&quot;0&quot;);&quot;.&quot;;&quot;&quot;))" office:value-type="float" office:value="5030000" calcext:value-type="float">
            <text:p>5030000</text:p>
          </table:table-cell>
          <table:table-cell table:formula="of:=IF([.I209]=&quot;-&quot;;&quot;NULL&quot;;VALUE(MID([.I209];1;LEN([.I209])-1)))" office:value-type="float" office:value="-0.53" calcext:value-type="float">
            <text:p>-0.53</text:p>
          </table:table-cell>
          <table:table-cell table:formula="of:=IF([.J209]=&quot;-&quot;;&quot;NULL&quot;;VALUE(MID([.J209];1;LEN([.J209])-1)))" office:value-type="float" office:value="0.15" calcext:value-type="float">
            <text:p>0.15</text:p>
          </table:table-cell>
          <table:table-cell table:formula="of:=IF([.K209]=&quot;-&quot;;&quot;NULL&quot;;VALUE(MID([.K209];1;LEN([.K209])-1)))" office:value-type="float" office:value="-5.85" calcext:value-type="float">
            <text:p>-5.85</text:p>
          </table:table-cell>
          <table:table-cell table:formula="of:=IF([.L209]=&quot;-&quot;;&quot;NULL&quot;;VALUE(MID([.L209];1;LEN([.L209])-1)))" office:value-type="float" office:value="-15.07" calcext:value-type="float">
            <text:p>-15.07</text:p>
          </table:table-cell>
          <table:table-cell table:formula="of:=IF([.M209]=&quot;-&quot;;&quot;NULL&quot;;VALUE(MID([.M209];1;LEN([.M209])-1)))" office:value-type="float" office:value="8.56" calcext:value-type="float">
            <text:p>8.56</text:p>
          </table:table-cell>
          <table:table-cell table:formula="of:=IF([.N209]=&quot;-&quot;;&quot;NULL&quot;;VALUE(MID([.N209];1;LEN([.N209])-1)))" office:value-type="float" office:value="146.54" calcext:value-type="float">
            <text:p>146.54</text:p>
          </table:table-cell>
          <table:table-cell table:formula="of:=&quot;( &quot; &amp; (ROW()-1) &amp; &quot;, '&quot; &amp; [.A209] &amp; &quot;',&quot; &amp; [.B209] &amp; &quot;,&quot; &amp; [.C209] &amp; &quot;,&quot; &amp; [.D209] &amp; &quot;,&quot; &amp; [.E209] &amp; &quot;,&quot; &amp; [.R209] &amp; &quot;,&quot; &amp; [.S209] &amp; &quot;,'2014/09/19',&quot; &amp; [.T209] &amp; &quot;,&quot; &amp; [.U209] &amp; &quot;,&quot; &amp; [.V209] &amp; &quot;,&quot; &amp; [.W209] &amp; &quot;,&quot; &amp; [.X209] &amp; &quot;,&quot; &amp; [.Y209] &amp; &quot;,'&quot; &amp; [.O209] &amp; &quot;','&quot; &amp; [.P209] &amp; &quot;','&quot; &amp; [.Q209] &amp; &quot;'),&quot;" office:value-type="string" office:string-value="( 208, 'Genworth',13.19,13.39,13.06,-0.07,-0.53,5030000,'2014/09/19',-0.53,0.15,-5.85,-15.07,8.56,146.54,'Strong Sell','Strong Sell','Sell')," calcext:value-type="string">
            <text:p>( 208, 'Genworth',13.19,13.39,13.06,-0.07,-0.53,5030000,'2014/09/19',-0.53,0.15,-5.85,-15.07,8.56,146.54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gilead-sciences-inc" xlink:type="simple">Gilead</text:a></text:p>
          </table:table-cell>
          <table:table-cell office:value-type="float" office:value="105.96" calcext:value-type="float">
            <text:p>105.9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5.51" calcext:value-type="float">
            <text:p>105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3%</text:p>
          </table:table-cell>
          <table:table-cell office:value-type="string" calcext:value-type="string">
            <text:p>19.4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2.22%</text:p>
          </table:table-cell>
          <table:table-cell office:value-type="string" calcext:value-type="string">
            <text:p>3.61%</text:p>
          </table:table-cell>
          <table:table-cell office:value-type="string" calcext:value-type="string">
            <text:p>41.09%</text:p>
          </table:table-cell>
          <table:table-cell office:value-type="string" calcext:value-type="string">
            <text:p>65.93%</text:p>
          </table:table-cell>
          <table:table-cell office:value-type="string" calcext:value-type="string">
            <text:p>434.0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10];1;LEN([.F210])-1))" office:value-type="float" office:value="0.03" calcext:value-type="float">
            <text:p>0.03</text:p>
          </table:table-cell>
          <table:table-cell table:formula="of:=VALUE(SUBSTITUTE(SUBSTITUTE(SUBSTITUTE([.G210];&quot;M&quot;;&quot;0000&quot;);&quot;K&quot;;&quot;0&quot;);&quot;.&quot;;&quot;&quot;))" office:value-type="float" office:value="19410000" calcext:value-type="float">
            <text:p>19410000</text:p>
          </table:table-cell>
          <table:table-cell table:formula="of:=IF([.I210]=&quot;-&quot;;&quot;NULL&quot;;VALUE(MID([.I210];1;LEN([.I210])-1)))" office:value-type="float" office:value="0.03" calcext:value-type="float">
            <text:p>0.03</text:p>
          </table:table-cell>
          <table:table-cell table:formula="of:=IF([.J210]=&quot;-&quot;;&quot;NULL&quot;;VALUE(MID([.J210];1;LEN([.J210])-1)))" office:value-type="float" office:value="2.22" calcext:value-type="float">
            <text:p>2.22</text:p>
          </table:table-cell>
          <table:table-cell table:formula="of:=IF([.K210]=&quot;-&quot;;&quot;NULL&quot;;VALUE(MID([.K210];1;LEN([.K210])-1)))" office:value-type="float" office:value="3.61" calcext:value-type="float">
            <text:p>3.61</text:p>
          </table:table-cell>
          <table:table-cell table:formula="of:=IF([.L210]=&quot;-&quot;;&quot;NULL&quot;;VALUE(MID([.L210];1;LEN([.L210])-1)))" office:value-type="float" office:value="41.09" calcext:value-type="float">
            <text:p>41.09</text:p>
          </table:table-cell>
          <table:table-cell table:formula="of:=IF([.M210]=&quot;-&quot;;&quot;NULL&quot;;VALUE(MID([.M210];1;LEN([.M210])-1)))" office:value-type="float" office:value="65.93" calcext:value-type="float">
            <text:p>65.93</text:p>
          </table:table-cell>
          <table:table-cell table:formula="of:=IF([.N210]=&quot;-&quot;;&quot;NULL&quot;;VALUE(MID([.N210];1;LEN([.N210])-1)))" office:value-type="float" office:value="434.07" calcext:value-type="float">
            <text:p>434.07</text:p>
          </table:table-cell>
          <table:table-cell table:formula="of:=&quot;( &quot; &amp; (ROW()-1) &amp; &quot;, '&quot; &amp; [.A210] &amp; &quot;',&quot; &amp; [.B210] &amp; &quot;,&quot; &amp; [.C210] &amp; &quot;,&quot; &amp; [.D210] &amp; &quot;,&quot; &amp; [.E210] &amp; &quot;,&quot; &amp; [.R210] &amp; &quot;,&quot; &amp; [.S210] &amp; &quot;,'2014/09/19',&quot; &amp; [.T210] &amp; &quot;,&quot; &amp; [.U210] &amp; &quot;,&quot; &amp; [.V210] &amp; &quot;,&quot; &amp; [.W210] &amp; &quot;,&quot; &amp; [.X210] &amp; &quot;,&quot; &amp; [.Y210] &amp; &quot;,'&quot; &amp; [.O210] &amp; &quot;','&quot; &amp; [.P210] &amp; &quot;','&quot; &amp; [.Q210] &amp; &quot;'),&quot;" office:value-type="string" office:string-value="( 209, 'Gilead',105.96,107.89,105.51,0.03,0.03,19410000,'2014/09/19',0.03,2.22,3.61,41.09,65.93,434.07,'Strong Buy','Strong Buy','Strong Buy')," calcext:value-type="string">
            <text:p>( 209, 'Gilead',105.96,107.89,105.51,0.03,0.03,19410000,'2014/09/19',0.03,2.22,3.61,41.09,65.93,434.0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oldman-sachs-group" xlink:type="simple">Goldman Sachs</text:a></text:p>
          </table:table-cell>
          <table:table-cell office:value-type="float" office:value="186.2" calcext:value-type="float">
            <text:p>186.2</text:p>
          </table:table-cell>
          <table:table-cell office:value-type="float" office:value="188.58" calcext:value-type="float">
            <text:p>188.58</text:p>
          </table:table-cell>
          <table:table-cell office:value-type="float" office:value="185.88" calcext:value-type="float">
            <text:p>185.88</text:p>
          </table:table-cell>
          <table:table-cell office:value-type="float" office:value="-1.69" calcext:value-type="float">
            <text:p>-1.69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5.3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1.65%</text:p>
          </table:table-cell>
          <table:table-cell office:value-type="string" calcext:value-type="string">
            <text:p>6.31%</text:p>
          </table:table-cell>
          <table:table-cell office:value-type="string" calcext:value-type="string">
            <text:p>5.04%</text:p>
          </table:table-cell>
          <table:table-cell office:value-type="string" calcext:value-type="string">
            <text:p>9.69%</text:p>
          </table:table-cell>
          <table:table-cell office:value-type="string" calcext:value-type="string">
            <text:p>90.27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11];1;LEN([.F211])-1))" office:value-type="float" office:value="-0.9" calcext:value-type="float">
            <text:p>-0.9</text:p>
          </table:table-cell>
          <table:table-cell table:formula="of:=VALUE(SUBSTITUTE(SUBSTITUTE(SUBSTITUTE([.G211];&quot;M&quot;;&quot;0000&quot;);&quot;K&quot;;&quot;0&quot;);&quot;.&quot;;&quot;&quot;))" office:value-type="float" office:value="5300000" calcext:value-type="float">
            <text:p>5300000</text:p>
          </table:table-cell>
          <table:table-cell table:formula="of:=IF([.I211]=&quot;-&quot;;&quot;NULL&quot;;VALUE(MID([.I211];1;LEN([.I211])-1)))" office:value-type="float" office:value="-0.9" calcext:value-type="float">
            <text:p>-0.9</text:p>
          </table:table-cell>
          <table:table-cell table:formula="of:=IF([.J211]=&quot;-&quot;;&quot;NULL&quot;;VALUE(MID([.J211];1;LEN([.J211])-1)))" office:value-type="float" office:value="1.65" calcext:value-type="float">
            <text:p>1.65</text:p>
          </table:table-cell>
          <table:table-cell table:formula="of:=IF([.K211]=&quot;-&quot;;&quot;NULL&quot;;VALUE(MID([.K211];1;LEN([.K211])-1)))" office:value-type="float" office:value="6.31" calcext:value-type="float">
            <text:p>6.31</text:p>
          </table:table-cell>
          <table:table-cell table:formula="of:=IF([.L211]=&quot;-&quot;;&quot;NULL&quot;;VALUE(MID([.L211];1;LEN([.L211])-1)))" office:value-type="float" office:value="5.04" calcext:value-type="float">
            <text:p>5.04</text:p>
          </table:table-cell>
          <table:table-cell table:formula="of:=IF([.M211]=&quot;-&quot;;&quot;NULL&quot;;VALUE(MID([.M211];1;LEN([.M211])-1)))" office:value-type="float" office:value="9.69" calcext:value-type="float">
            <text:p>9.69</text:p>
          </table:table-cell>
          <table:table-cell table:formula="of:=IF([.N211]=&quot;-&quot;;&quot;NULL&quot;;VALUE(MID([.N211];1;LEN([.N211])-1)))" office:value-type="float" office:value="90.27" calcext:value-type="float">
            <text:p>90.27</text:p>
          </table:table-cell>
          <table:table-cell table:formula="of:=&quot;( &quot; &amp; (ROW()-1) &amp; &quot;, '&quot; &amp; [.A211] &amp; &quot;',&quot; &amp; [.B211] &amp; &quot;,&quot; &amp; [.C211] &amp; &quot;,&quot; &amp; [.D211] &amp; &quot;,&quot; &amp; [.E211] &amp; &quot;,&quot; &amp; [.R211] &amp; &quot;,&quot; &amp; [.S211] &amp; &quot;,'2014/09/19',&quot; &amp; [.T211] &amp; &quot;,&quot; &amp; [.U211] &amp; &quot;,&quot; &amp; [.V211] &amp; &quot;,&quot; &amp; [.W211] &amp; &quot;,&quot; &amp; [.X211] &amp; &quot;,&quot; &amp; [.Y211] &amp; &quot;,'&quot; &amp; [.O211] &amp; &quot;','&quot; &amp; [.P211] &amp; &quot;','&quot; &amp; [.Q211] &amp; &quot;'),&quot;" office:value-type="string" office:string-value="( 210, 'Goldman Sachs',186.2,188.58,185.88,-1.69,-0.9,5300000,'2014/09/19',-0.9,1.65,6.31,5.04,9.69,90.27,'Neutral','Strong Buy','Strong Buy')," calcext:value-type="string">
            <text:p>( 210, 'Goldman Sachs',186.2,188.58,185.88,-1.69,-0.9,5300000,'2014/09/19',-0.9,1.65,6.31,5.04,9.69,90.27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oogle-inc" xlink:type="simple">Google</text:a></text:p>
          </table:table-cell>
          <table:table-cell table:number-columns-repeated="2" office:value-type="float" office:value="605.4" calcext:value-type="float">
            <text:p>605.4</text:p>
          </table:table-cell>
          <table:table-cell office:value-type="float" office:value="597.76" calcext:value-type="float">
            <text:p>597.76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+1.36%</text:p>
          </table:table-cell>
          <table:table-cell office:value-type="string" calcext:value-type="string">
            <text:p>3.9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2.19%</text:p>
          </table:table-cell>
          <table:table-cell office:value-type="string" calcext:value-type="string">
            <text:p>7.93%</text:p>
          </table:table-cell>
          <table:table-cell office:value-type="string" calcext:value-type="string">
            <text:p>33.94%</text:p>
          </table:table-cell>
          <table:table-cell office:value-type="string" calcext:value-type="string">
            <text:p>12.2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12];1;LEN([.F212])-1))" office:value-type="float" office:value="1.36" calcext:value-type="float">
            <text:p>1.36</text:p>
          </table:table-cell>
          <table:table-cell table:formula="of:=VALUE(SUBSTITUTE(SUBSTITUTE(SUBSTITUTE([.G212];&quot;M&quot;;&quot;0000&quot;);&quot;K&quot;;&quot;0&quot;);&quot;.&quot;;&quot;&quot;))" office:value-type="float" office:value="3990000" calcext:value-type="float">
            <text:p>3990000</text:p>
          </table:table-cell>
          <table:table-cell table:formula="of:=IF([.I212]=&quot;-&quot;;&quot;NULL&quot;;VALUE(MID([.I212];1;LEN([.I212])-1)))" office:value-type="float" office:value="1.36" calcext:value-type="float">
            <text:p>1.36</text:p>
          </table:table-cell>
          <table:table-cell table:formula="of:=IF([.J212]=&quot;-&quot;;&quot;NULL&quot;;VALUE(MID([.J212];1;LEN([.J212])-1)))" office:value-type="float" office:value="3.5" calcext:value-type="float">
            <text:p>3.5</text:p>
          </table:table-cell>
          <table:table-cell table:formula="of:=IF([.K212]=&quot;-&quot;;&quot;NULL&quot;;VALUE(MID([.K212];1;LEN([.K212])-1)))" office:value-type="float" office:value="2.19" calcext:value-type="float">
            <text:p>2.19</text:p>
          </table:table-cell>
          <table:table-cell table:formula="of:=IF([.L212]=&quot;-&quot;;&quot;NULL&quot;;VALUE(MID([.L212];1;LEN([.L212])-1)))" office:value-type="float" office:value="7.93" calcext:value-type="float">
            <text:p>7.93</text:p>
          </table:table-cell>
          <table:table-cell table:formula="of:=IF([.M212]=&quot;-&quot;;&quot;NULL&quot;;VALUE(MID([.M212];1;LEN([.M212])-1)))" office:value-type="float" office:value="33.94" calcext:value-type="float">
            <text:p>33.94</text:p>
          </table:table-cell>
          <table:table-cell table:formula="of:=IF([.N212]=&quot;-&quot;;&quot;NULL&quot;;VALUE(MID([.N212];1;LEN([.N212])-1)))" office:value-type="float" office:value="12.28" calcext:value-type="float">
            <text:p>12.28</text:p>
          </table:table-cell>
          <table:table-cell table:formula="of:=&quot;( &quot; &amp; (ROW()-1) &amp; &quot;, '&quot; &amp; [.A212] &amp; &quot;',&quot; &amp; [.B212] &amp; &quot;,&quot; &amp; [.C212] &amp; &quot;,&quot; &amp; [.D212] &amp; &quot;,&quot; &amp; [.E212] &amp; &quot;,&quot; &amp; [.R212] &amp; &quot;,&quot; &amp; [.S212] &amp; &quot;,'2014/09/19',&quot; &amp; [.T212] &amp; &quot;,&quot; &amp; [.U212] &amp; &quot;,&quot; &amp; [.V212] &amp; &quot;,&quot; &amp; [.W212] &amp; &quot;,&quot; &amp; [.X212] &amp; &quot;,&quot; &amp; [.Y212] &amp; &quot;,'&quot; &amp; [.O212] &amp; &quot;','&quot; &amp; [.P212] &amp; &quot;','&quot; &amp; [.Q212] &amp; &quot;'),&quot;" office:value-type="string" office:string-value="( 211, 'Google',605.4,605.4,597.76,8.13,1.36,3990000,'2014/09/19',1.36,3.5,2.19,7.93,33.94,12.28,'Strong Buy','Strong Buy','Strong Buy')," calcext:value-type="string">
            <text:p>( 211, 'Google',605.4,605.4,597.76,8.13,1.36,3990000,'2014/09/19',1.36,3.5,2.19,7.93,33.94,12.2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oogle-inc-c" xlink:type="simple">Google Inc C</text:a></text:p>
          </table:table-cell>
          <table:table-cell office:value-type="float" office:value="596.08" calcext:value-type="float">
            <text:p>596.08</text:p>
          </table:table-cell>
          <table:table-cell office:value-type="float" office:value="596.48" calcext:value-type="float">
            <text:p>596.48</text:p>
          </table:table-cell>
          <table:table-cell office:value-type="float" office:value="589.5" calcext:value-type="float">
            <text:p>589.5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+1.16%</text:p>
          </table:table-cell>
          <table:table-cell office:value-type="string" calcext:value-type="string">
            <text:p>3.3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16%</text:p>
          </table:table-cell>
          <table:table-cell office:value-type="string" calcext:value-type="string">
            <text:p>3.55%</text:p>
          </table:table-cell>
          <table:table-cell office:value-type="string" calcext:value-type="string">
            <text:p>2.18%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13];1;LEN([.F213])-1))" office:value-type="float" office:value="1.16" calcext:value-type="float">
            <text:p>1.16</text:p>
          </table:table-cell>
          <table:table-cell table:formula="of:=VALUE(SUBSTITUTE(SUBSTITUTE(SUBSTITUTE([.G213];&quot;M&quot;;&quot;0000&quot;);&quot;K&quot;;&quot;0&quot;);&quot;.&quot;;&quot;&quot;))" office:value-type="float" office:value="3300000" calcext:value-type="float">
            <text:p>3300000</text:p>
          </table:table-cell>
          <table:table-cell table:formula="of:=IF([.I213]=&quot;-&quot;;&quot;NULL&quot;;VALUE(MID([.I213];1;LEN([.I213])-1)))" office:value-type="float" office:value="1.16" calcext:value-type="float">
            <text:p>1.16</text:p>
          </table:table-cell>
          <table:table-cell table:formula="of:=IF([.J213]=&quot;-&quot;;&quot;NULL&quot;;VALUE(MID([.J213];1;LEN([.J213])-1)))" office:value-type="float" office:value="3.55" calcext:value-type="float">
            <text:p>3.55</text:p>
          </table:table-cell>
          <table:table-cell table:formula="of:=IF([.K213]=&quot;-&quot;;&quot;NULL&quot;;VALUE(MID([.K213];1;LEN([.K213])-1)))" office:value-type="float" office:value="2.18" calcext:value-type="float">
            <text:p>2.18</text:p>
          </table:table-cell>
          <table:table-cell table:formula="of:=IF([.L213]=&quot;-&quot;;&quot;NULL&quot;;VALUE(MID([.L213];1;LEN([.L213])-1)))" office:value-type="string" office:string-value="NULL" calcext:value-type="string">
            <text:p>NULL</text:p>
          </table:table-cell>
          <table:table-cell table:formula="of:=IF([.M213]=&quot;-&quot;;&quot;NULL&quot;;VALUE(MID([.M213];1;LEN([.M213])-1)))" office:value-type="string" office:string-value="NULL" calcext:value-type="string">
            <text:p>NULL</text:p>
          </table:table-cell>
          <table:table-cell table:formula="of:=IF([.N213]=&quot;-&quot;;&quot;NULL&quot;;VALUE(MID([.N213];1;LEN([.N213])-1)))" office:value-type="string" office:string-value="NULL" calcext:value-type="string">
            <text:p>NULL</text:p>
          </table:table-cell>
          <table:table-cell table:formula="of:=&quot;( &quot; &amp; (ROW()-1) &amp; &quot;, '&quot; &amp; [.A213] &amp; &quot;',&quot; &amp; [.B213] &amp; &quot;,&quot; &amp; [.C213] &amp; &quot;,&quot; &amp; [.D213] &amp; &quot;,&quot; &amp; [.E213] &amp; &quot;,&quot; &amp; [.R213] &amp; &quot;,&quot; &amp; [.S213] &amp; &quot;,'2014/09/19',&quot; &amp; [.T213] &amp; &quot;,&quot; &amp; [.U213] &amp; &quot;,&quot; &amp; [.V213] &amp; &quot;,&quot; &amp; [.W213] &amp; &quot;,&quot; &amp; [.X213] &amp; &quot;,&quot; &amp; [.Y213] &amp; &quot;,'&quot; &amp; [.O213] &amp; &quot;','&quot; &amp; [.P213] &amp; &quot;','&quot; &amp; [.Q213] &amp; &quot;'),&quot;" office:value-type="string" office:string-value="( 212, 'Google Inc C',596.08,596.48,589.5,6.81,1.16,3300000,'2014/09/19',1.16,3.55,2.18,NULL,NULL,NULL,'Strong Buy','Strong Buy','Strong Buy')," calcext:value-type="string">
            <text:p>( 212, 'Google Inc C',596.08,596.48,589.5,6.81,1.16,3300000,'2014/09/19',1.16,3.55,2.18,NULL,NULL,NULL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ashington-post-co." xlink:type="simple">Graham Hld Co</text:a></text:p>
          </table:table-cell>
          <table:table-cell office:value-type="float" office:value="729.84" calcext:value-type="float">
            <text:p>729.84</text:p>
          </table:table-cell>
          <table:table-cell office:value-type="float" office:value="743.42" calcext:value-type="float">
            <text:p>743.42</text:p>
          </table:table-cell>
          <table:table-cell office:value-type="float" office:value="729.84" calcext:value-type="float">
            <text:p>729.84</text:p>
          </table:table-cell>
          <table:table-cell office:value-type="float" office:value="-3.17" calcext:value-type="float">
            <text:p>-3.17</text:p>
          </table:table-cell>
          <table:table-cell office:value-type="string" calcext:value-type="string">
            <text:p>-0.43%</text:p>
          </table:table-cell>
          <table:table-cell office:value-type="string" calcext:value-type="string">
            <text:p>355.5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3%</text:p>
          </table:table-cell>
          <table:table-cell office:value-type="string" calcext:value-type="string">
            <text:p>2.96%</text:p>
          </table:table-cell>
          <table:table-cell office:value-type="string" calcext:value-type="string">
            <text:p>0.67%</text:p>
          </table:table-cell>
          <table:table-cell office:value-type="string" calcext:value-type="string">
            <text:p>10.03%</text:p>
          </table:table-cell>
          <table:table-cell office:value-type="string" calcext:value-type="string">
            <text:p>25.76%</text:p>
          </table:table-cell>
          <table:table-cell office:value-type="string" calcext:value-type="string">
            <text:p>129.1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14];1;LEN([.F214])-1))" office:value-type="float" office:value="-0.43" calcext:value-type="float">
            <text:p>-0.43</text:p>
          </table:table-cell>
          <table:table-cell table:formula="of:=VALUE(SUBSTITUTE(SUBSTITUTE(SUBSTITUTE([.G214];&quot;M&quot;;&quot;0000&quot;);&quot;K&quot;;&quot;0&quot;);&quot;.&quot;;&quot;&quot;))" office:value-type="float" office:value="355500" calcext:value-type="float">
            <text:p>355500</text:p>
          </table:table-cell>
          <table:table-cell table:formula="of:=IF([.I214]=&quot;-&quot;;&quot;NULL&quot;;VALUE(MID([.I214];1;LEN([.I214])-1)))" office:value-type="float" office:value="-0.43" calcext:value-type="float">
            <text:p>-0.43</text:p>
          </table:table-cell>
          <table:table-cell table:formula="of:=IF([.J214]=&quot;-&quot;;&quot;NULL&quot;;VALUE(MID([.J214];1;LEN([.J214])-1)))" office:value-type="float" office:value="2.96" calcext:value-type="float">
            <text:p>2.96</text:p>
          </table:table-cell>
          <table:table-cell table:formula="of:=IF([.K214]=&quot;-&quot;;&quot;NULL&quot;;VALUE(MID([.K214];1;LEN([.K214])-1)))" office:value-type="float" office:value="0.67" calcext:value-type="float">
            <text:p>0.67</text:p>
          </table:table-cell>
          <table:table-cell table:formula="of:=IF([.L214]=&quot;-&quot;;&quot;NULL&quot;;VALUE(MID([.L214];1;LEN([.L214])-1)))" office:value-type="float" office:value="10.03" calcext:value-type="float">
            <text:p>10.03</text:p>
          </table:table-cell>
          <table:table-cell table:formula="of:=IF([.M214]=&quot;-&quot;;&quot;NULL&quot;;VALUE(MID([.M214];1;LEN([.M214])-1)))" office:value-type="float" office:value="25.76" calcext:value-type="float">
            <text:p>25.76</text:p>
          </table:table-cell>
          <table:table-cell table:formula="of:=IF([.N214]=&quot;-&quot;;&quot;NULL&quot;;VALUE(MID([.N214];1;LEN([.N214])-1)))" office:value-type="float" office:value="129.15" calcext:value-type="float">
            <text:p>129.15</text:p>
          </table:table-cell>
          <table:table-cell table:formula="of:=&quot;( &quot; &amp; (ROW()-1) &amp; &quot;, '&quot; &amp; [.A214] &amp; &quot;',&quot; &amp; [.B214] &amp; &quot;,&quot; &amp; [.C214] &amp; &quot;,&quot; &amp; [.D214] &amp; &quot;,&quot; &amp; [.E214] &amp; &quot;,&quot; &amp; [.R214] &amp; &quot;,&quot; &amp; [.S214] &amp; &quot;,'2014/09/19',&quot; &amp; [.T214] &amp; &quot;,&quot; &amp; [.U214] &amp; &quot;,&quot; &amp; [.V214] &amp; &quot;,&quot; &amp; [.W214] &amp; &quot;,&quot; &amp; [.X214] &amp; &quot;,&quot; &amp; [.Y214] &amp; &quot;,'&quot; &amp; [.O214] &amp; &quot;','&quot; &amp; [.P214] &amp; &quot;','&quot; &amp; [.Q214] &amp; &quot;'),&quot;" office:value-type="string" office:string-value="( 213, 'Graham Hld Co',729.84,743.42,729.84,-3.17,-0.43,355500,'2014/09/19',-0.43,2.96,0.67,10.03,25.76,129.15,'Neutral','Strong Buy','Strong Buy')," calcext:value-type="string">
            <text:p>( 213, 'Graham Hld Co',729.84,743.42,729.84,-3.17,-0.43,355500,'2014/09/19',-0.43,2.96,0.67,10.03,25.76,129.1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---r-block-inc" xlink:type="simple">H&amp;R Block</text:a></text:p>
          </table:table-cell>
          <table:table-cell office:value-type="float" office:value="32.26" calcext:value-type="float">
            <text:p>32.26</text:p>
          </table:table-cell>
          <table:table-cell office:value-type="float" office:value="32.34" calcext:value-type="float">
            <text:p>32.34</text:p>
          </table:table-cell>
          <table:table-cell office:value-type="float" office:value="32.05" calcext:value-type="float">
            <text:p>32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3%</text:p>
          </table:table-cell>
          <table:table-cell office:value-type="string" calcext:value-type="string">
            <text:p>1.4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-4.64%</text:p>
          </table:table-cell>
          <table:table-cell office:value-type="string" calcext:value-type="string">
            <text:p>11.09%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145.14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15];1;LEN([.F215])-1))" office:value-type="float" office:value="0.03" calcext:value-type="float">
            <text:p>0.03</text:p>
          </table:table-cell>
          <table:table-cell table:formula="of:=VALUE(SUBSTITUTE(SUBSTITUTE(SUBSTITUTE([.G215];&quot;M&quot;;&quot;0000&quot;);&quot;K&quot;;&quot;0&quot;);&quot;.&quot;;&quot;&quot;))" office:value-type="float" office:value="1490000" calcext:value-type="float">
            <text:p>1490000</text:p>
          </table:table-cell>
          <table:table-cell table:formula="of:=IF([.I215]=&quot;-&quot;;&quot;NULL&quot;;VALUE(MID([.I215];1;LEN([.I215])-1)))" office:value-type="float" office:value="0.03" calcext:value-type="float">
            <text:p>0.03</text:p>
          </table:table-cell>
          <table:table-cell table:formula="of:=IF([.J215]=&quot;-&quot;;&quot;NULL&quot;;VALUE(MID([.J215];1;LEN([.J215])-1)))" office:value-type="float" office:value="-0.59" calcext:value-type="float">
            <text:p>-0.59</text:p>
          </table:table-cell>
          <table:table-cell table:formula="of:=IF([.K215]=&quot;-&quot;;&quot;NULL&quot;;VALUE(MID([.K215];1;LEN([.K215])-1)))" office:value-type="float" office:value="-4.64" calcext:value-type="float">
            <text:p>-4.64</text:p>
          </table:table-cell>
          <table:table-cell table:formula="of:=IF([.L215]=&quot;-&quot;;&quot;NULL&quot;;VALUE(MID([.L215];1;LEN([.L215])-1)))" office:value-type="float" office:value="11.09" calcext:value-type="float">
            <text:p>11.09</text:p>
          </table:table-cell>
          <table:table-cell table:formula="of:=IF([.M215]=&quot;-&quot;;&quot;NULL&quot;;VALUE(MID([.M215];1;LEN([.M215])-1)))" office:value-type="float" office:value="19" calcext:value-type="float">
            <text:p>19</text:p>
          </table:table-cell>
          <table:table-cell table:formula="of:=IF([.N215]=&quot;-&quot;;&quot;NULL&quot;;VALUE(MID([.N215];1;LEN([.N215])-1)))" office:value-type="float" office:value="145.14" calcext:value-type="float">
            <text:p>145.14</text:p>
          </table:table-cell>
          <table:table-cell table:formula="of:=&quot;( &quot; &amp; (ROW()-1) &amp; &quot;, '&quot; &amp; [.A215] &amp; &quot;',&quot; &amp; [.B215] &amp; &quot;,&quot; &amp; [.C215] &amp; &quot;,&quot; &amp; [.D215] &amp; &quot;,&quot; &amp; [.E215] &amp; &quot;,&quot; &amp; [.R215] &amp; &quot;,&quot; &amp; [.S215] &amp; &quot;,'2014/09/19',&quot; &amp; [.T215] &amp; &quot;,&quot; &amp; [.U215] &amp; &quot;,&quot; &amp; [.V215] &amp; &quot;,&quot; &amp; [.W215] &amp; &quot;,&quot; &amp; [.X215] &amp; &quot;,&quot; &amp; [.Y215] &amp; &quot;,'&quot; &amp; [.O215] &amp; &quot;','&quot; &amp; [.P215] &amp; &quot;','&quot; &amp; [.Q215] &amp; &quot;'),&quot;" office:value-type="string" office:string-value="( 214, 'H&amp;R Block',32.26,32.34,32.05,0.01,0.03,1490000,'2014/09/19',0.03,-0.59,-4.64,11.09,19,145.14,'Neutral','Strong Sell','Strong Buy')," calcext:value-type="string">
            <text:p>( 214, 'H&amp;R Block',32.26,32.34,32.05,0.01,0.03,1490000,'2014/09/19',0.03,-0.59,-4.64,11.09,19,145.14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lliburton-co" xlink:type="simple">Halliburton</text:a></text:p>
          </table:table-cell>
          <table:table-cell office:value-type="float" office:value="66.51" calcext:value-type="float">
            <text:p>66.51</text:p>
          </table:table-cell>
          <table:table-cell office:value-type="float" office:value="66.99" calcext:value-type="float">
            <text:p>66.99</text:p>
          </table:table-cell>
          <table:table-cell office:value-type="float" office:value="66.17" calcext:value-type="float">
            <text:p>66.1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+0.27%</text:p>
          </table:table-cell>
          <table:table-cell office:value-type="string" calcext:value-type="string">
            <text:p>8.2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0.99%</text:p>
          </table:table-cell>
          <table:table-cell office:value-type="string" calcext:value-type="string">
            <text:p>-2.68%</text:p>
          </table:table-cell>
          <table:table-cell office:value-type="string" calcext:value-type="string">
            <text:p>31.05%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89.54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216];1;LEN([.F216])-1))" office:value-type="float" office:value="0.27" calcext:value-type="float">
            <text:p>0.27</text:p>
          </table:table-cell>
          <table:table-cell table:formula="of:=VALUE(SUBSTITUTE(SUBSTITUTE(SUBSTITUTE([.G216];&quot;M&quot;;&quot;0000&quot;);&quot;K&quot;;&quot;0&quot;);&quot;.&quot;;&quot;&quot;))" office:value-type="float" office:value="8260000" calcext:value-type="float">
            <text:p>8260000</text:p>
          </table:table-cell>
          <table:table-cell table:formula="of:=IF([.I216]=&quot;-&quot;;&quot;NULL&quot;;VALUE(MID([.I216];1;LEN([.I216])-1)))" office:value-type="float" office:value="0.27" calcext:value-type="float">
            <text:p>0.27</text:p>
          </table:table-cell>
          <table:table-cell table:formula="of:=IF([.J216]=&quot;-&quot;;&quot;NULL&quot;;VALUE(MID([.J216];1;LEN([.J216])-1)))" office:value-type="float" office:value="0.99" calcext:value-type="float">
            <text:p>0.99</text:p>
          </table:table-cell>
          <table:table-cell table:formula="of:=IF([.K216]=&quot;-&quot;;&quot;NULL&quot;;VALUE(MID([.K216];1;LEN([.K216])-1)))" office:value-type="float" office:value="-2.68" calcext:value-type="float">
            <text:p>-2.68</text:p>
          </table:table-cell>
          <table:table-cell table:formula="of:=IF([.L216]=&quot;-&quot;;&quot;NULL&quot;;VALUE(MID([.L216];1;LEN([.L216])-1)))" office:value-type="float" office:value="31.05" calcext:value-type="float">
            <text:p>31.05</text:p>
          </table:table-cell>
          <table:table-cell table:formula="of:=IF([.M216]=&quot;-&quot;;&quot;NULL&quot;;VALUE(MID([.M216];1;LEN([.M216])-1)))" office:value-type="float" office:value="34.8" calcext:value-type="float">
            <text:p>34.8</text:p>
          </table:table-cell>
          <table:table-cell table:formula="of:=IF([.N216]=&quot;-&quot;;&quot;NULL&quot;;VALUE(MID([.N216];1;LEN([.N216])-1)))" office:value-type="float" office:value="89.54" calcext:value-type="float">
            <text:p>89.54</text:p>
          </table:table-cell>
          <table:table-cell table:formula="of:=&quot;( &quot; &amp; (ROW()-1) &amp; &quot;, '&quot; &amp; [.A216] &amp; &quot;',&quot; &amp; [.B216] &amp; &quot;,&quot; &amp; [.C216] &amp; &quot;,&quot; &amp; [.D216] &amp; &quot;,&quot; &amp; [.E216] &amp; &quot;,&quot; &amp; [.R216] &amp; &quot;,&quot; &amp; [.S216] &amp; &quot;,'2014/09/19',&quot; &amp; [.T216] &amp; &quot;,&quot; &amp; [.U216] &amp; &quot;,&quot; &amp; [.V216] &amp; &quot;,&quot; &amp; [.W216] &amp; &quot;,&quot; &amp; [.X216] &amp; &quot;,&quot; &amp; [.Y216] &amp; &quot;,'&quot; &amp; [.O216] &amp; &quot;','&quot; &amp; [.P216] &amp; &quot;','&quot; &amp; [.Q216] &amp; &quot;'),&quot;" office:value-type="string" office:string-value="( 215, 'Halliburton',66.51,66.99,66.17,0.18,0.27,8260000,'2014/09/19',0.27,0.99,-2.68,31.05,34.8,89.54,'Strong Buy','Sell','Strong Buy')," calcext:value-type="string">
            <text:p>( 215, 'Halliburton',66.51,66.99,66.17,0.18,0.27,8260000,'2014/09/19',0.27,0.99,-2.68,31.05,34.8,89.54,'Strong Buy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rley-davidson" xlink:type="simple">Harley-Davidson</text:a></text:p>
          </table:table-cell>
          <table:table-cell office:value-type="float" office:value="62.56" calcext:value-type="float">
            <text:p>62.56</text:p>
          </table:table-cell>
          <table:table-cell office:value-type="float" office:value="63.03" calcext:value-type="float">
            <text:p>63.03</text:p>
          </table:table-cell>
          <table:table-cell office:value-type="float" office:value="62.34" calcext:value-type="float">
            <text:p>62.34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2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-2.89%</text:p>
          </table:table-cell>
          <table:table-cell office:value-type="string" calcext:value-type="string">
            <text:p>-2.28%</text:p>
          </table:table-cell>
          <table:table-cell office:value-type="string" calcext:value-type="string">
            <text:p>-9.65%</text:p>
          </table:table-cell>
          <table:table-cell office:value-type="string" calcext:value-type="string">
            <text:p>-2.66%</text:p>
          </table:table-cell>
          <table:table-cell office:value-type="string" calcext:value-type="string">
            <text:p>77.32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17];1;LEN([.F217])-1))" office:value-type="float" office:value="-0.13" calcext:value-type="float">
            <text:p>-0.13</text:p>
          </table:table-cell>
          <table:table-cell table:formula="of:=VALUE(SUBSTITUTE(SUBSTITUTE(SUBSTITUTE([.G217];&quot;M&quot;;&quot;0000&quot;);&quot;K&quot;;&quot;0&quot;);&quot;.&quot;;&quot;&quot;))" office:value-type="float" office:value="2270000" calcext:value-type="float">
            <text:p>2270000</text:p>
          </table:table-cell>
          <table:table-cell table:formula="of:=IF([.I217]=&quot;-&quot;;&quot;NULL&quot;;VALUE(MID([.I217];1;LEN([.I217])-1)))" office:value-type="float" office:value="-0.13" calcext:value-type="float">
            <text:p>-0.13</text:p>
          </table:table-cell>
          <table:table-cell table:formula="of:=IF([.J217]=&quot;-&quot;;&quot;NULL&quot;;VALUE(MID([.J217];1;LEN([.J217])-1)))" office:value-type="float" office:value="-2.89" calcext:value-type="float">
            <text:p>-2.89</text:p>
          </table:table-cell>
          <table:table-cell table:formula="of:=IF([.K217]=&quot;-&quot;;&quot;NULL&quot;;VALUE(MID([.K217];1;LEN([.K217])-1)))" office:value-type="float" office:value="-2.28" calcext:value-type="float">
            <text:p>-2.28</text:p>
          </table:table-cell>
          <table:table-cell table:formula="of:=IF([.L217]=&quot;-&quot;;&quot;NULL&quot;;VALUE(MID([.L217];1;LEN([.L217])-1)))" office:value-type="float" office:value="-9.65" calcext:value-type="float">
            <text:p>-9.65</text:p>
          </table:table-cell>
          <table:table-cell table:formula="of:=IF([.M217]=&quot;-&quot;;&quot;NULL&quot;;VALUE(MID([.M217];1;LEN([.M217])-1)))" office:value-type="float" office:value="-2.66" calcext:value-type="float">
            <text:p>-2.66</text:p>
          </table:table-cell>
          <table:table-cell table:formula="of:=IF([.N217]=&quot;-&quot;;&quot;NULL&quot;;VALUE(MID([.N217];1;LEN([.N217])-1)))" office:value-type="float" office:value="77.32" calcext:value-type="float">
            <text:p>77.32</text:p>
          </table:table-cell>
          <table:table-cell table:formula="of:=&quot;( &quot; &amp; (ROW()-1) &amp; &quot;, '&quot; &amp; [.A217] &amp; &quot;',&quot; &amp; [.B217] &amp; &quot;,&quot; &amp; [.C217] &amp; &quot;,&quot; &amp; [.D217] &amp; &quot;,&quot; &amp; [.E217] &amp; &quot;,&quot; &amp; [.R217] &amp; &quot;,&quot; &amp; [.S217] &amp; &quot;,'2014/09/19',&quot; &amp; [.T217] &amp; &quot;,&quot; &amp; [.U217] &amp; &quot;,&quot; &amp; [.V217] &amp; &quot;,&quot; &amp; [.W217] &amp; &quot;,&quot; &amp; [.X217] &amp; &quot;,&quot; &amp; [.Y217] &amp; &quot;,'&quot; &amp; [.O217] &amp; &quot;','&quot; &amp; [.P217] &amp; &quot;','&quot; &amp; [.Q217] &amp; &quot;'),&quot;" office:value-type="string" office:string-value="( 216, 'Harley-Davidson',62.56,63.03,62.34,-0.08,-0.13,2270000,'2014/09/19',-0.13,-2.89,-2.28,-9.65,-2.66,77.32,'Strong Sell','Strong Sell','Buy')," calcext:value-type="string">
            <text:p>( 216, 'Harley-Davidson',62.56,63.03,62.34,-0.08,-0.13,2270000,'2014/09/19',-0.13,-2.89,-2.28,-9.65,-2.66,77.32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rman-intl-inds" xlink:type="simple">Harman Industries</text:a></text:p>
          </table:table-cell>
          <table:table-cell office:value-type="float" office:value="107.89" calcext:value-type="float">
            <text:p>107.89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7.35" calcext:value-type="float">
            <text:p>107.35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696.93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2%</text:p>
          </table:table-cell>
          <table:table-cell office:value-type="string" calcext:value-type="string">
            <text:p>-2.99%</text:p>
          </table:table-cell>
          <table:table-cell office:value-type="string" calcext:value-type="string">
            <text:p>-6.68%</text:p>
          </table:table-cell>
          <table:table-cell office:value-type="string" calcext:value-type="string">
            <text:p>31.81%</text:p>
          </table:table-cell>
          <table:table-cell office:value-type="string" calcext:value-type="string">
            <text:p>65.58%</text:p>
          </table:table-cell>
          <table:table-cell office:value-type="string" calcext:value-type="string">
            <text:p>237.9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18];1;LEN([.F218])-1))" office:value-type="float" office:value="-0.52" calcext:value-type="float">
            <text:p>-0.52</text:p>
          </table:table-cell>
          <table:table-cell table:formula="of:=VALUE(SUBSTITUTE(SUBSTITUTE(SUBSTITUTE([.G218];&quot;M&quot;;&quot;0000&quot;);&quot;K&quot;;&quot;0&quot;);&quot;.&quot;;&quot;&quot;))" office:value-type="float" office:value="696930" calcext:value-type="float">
            <text:p>696930</text:p>
          </table:table-cell>
          <table:table-cell table:formula="of:=IF([.I218]=&quot;-&quot;;&quot;NULL&quot;;VALUE(MID([.I218];1;LEN([.I218])-1)))" office:value-type="float" office:value="-0.52" calcext:value-type="float">
            <text:p>-0.52</text:p>
          </table:table-cell>
          <table:table-cell table:formula="of:=IF([.J218]=&quot;-&quot;;&quot;NULL&quot;;VALUE(MID([.J218];1;LEN([.J218])-1)))" office:value-type="float" office:value="-2.99" calcext:value-type="float">
            <text:p>-2.99</text:p>
          </table:table-cell>
          <table:table-cell table:formula="of:=IF([.K218]=&quot;-&quot;;&quot;NULL&quot;;VALUE(MID([.K218];1;LEN([.K218])-1)))" office:value-type="float" office:value="-6.68" calcext:value-type="float">
            <text:p>-6.68</text:p>
          </table:table-cell>
          <table:table-cell table:formula="of:=IF([.L218]=&quot;-&quot;;&quot;NULL&quot;;VALUE(MID([.L218];1;LEN([.L218])-1)))" office:value-type="float" office:value="31.81" calcext:value-type="float">
            <text:p>31.81</text:p>
          </table:table-cell>
          <table:table-cell table:formula="of:=IF([.M218]=&quot;-&quot;;&quot;NULL&quot;;VALUE(MID([.M218];1;LEN([.M218])-1)))" office:value-type="float" office:value="65.58" calcext:value-type="float">
            <text:p>65.58</text:p>
          </table:table-cell>
          <table:table-cell table:formula="of:=IF([.N218]=&quot;-&quot;;&quot;NULL&quot;;VALUE(MID([.N218];1;LEN([.N218])-1)))" office:value-type="float" office:value="237.9" calcext:value-type="float">
            <text:p>237.9</text:p>
          </table:table-cell>
          <table:table-cell table:formula="of:=&quot;( &quot; &amp; (ROW()-1) &amp; &quot;, '&quot; &amp; [.A218] &amp; &quot;',&quot; &amp; [.B218] &amp; &quot;,&quot; &amp; [.C218] &amp; &quot;,&quot; &amp; [.D218] &amp; &quot;,&quot; &amp; [.E218] &amp; &quot;,&quot; &amp; [.R218] &amp; &quot;,&quot; &amp; [.S218] &amp; &quot;,'2014/09/19',&quot; &amp; [.T218] &amp; &quot;,&quot; &amp; [.U218] &amp; &quot;,&quot; &amp; [.V218] &amp; &quot;,&quot; &amp; [.W218] &amp; &quot;,&quot; &amp; [.X218] &amp; &quot;,&quot; &amp; [.Y218] &amp; &quot;,'&quot; &amp; [.O218] &amp; &quot;','&quot; &amp; [.P218] &amp; &quot;','&quot; &amp; [.Q218] &amp; &quot;'),&quot;" office:value-type="string" office:string-value="( 217, 'Harman Industries',107.89,109.65,107.35,-0.56,-0.52,696930,'2014/09/19',-0.52,-2.99,-6.68,31.81,65.58,237.9,'Strong Sell','Strong Sell','Strong Buy')," calcext:value-type="string">
            <text:p>( 217, 'Harman Industries',107.89,109.65,107.35,-0.56,-0.52,696930,'2014/09/19',-0.52,-2.99,-6.68,31.81,65.58,237.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rris-corporation" xlink:type="simple">Harris</text:a></text:p>
          </table:table-cell>
          <table:table-cell office:value-type="float" office:value="69.87" calcext:value-type="float">
            <text:p>69.87</text:p>
          </table:table-cell>
          <table:table-cell office:value-type="float" office:value="70.84" calcext:value-type="float">
            <text:p>70.84</text:p>
          </table:table-cell>
          <table:table-cell office:value-type="float" office:value="69.54" calcext:value-type="float">
            <text:p>69.54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785.1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-1.66%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20.15%</text:p>
          </table:table-cell>
          <table:table-cell office:value-type="string" calcext:value-type="string">
            <text:p>87.0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219];1;LEN([.F219])-1))" office:value-type="float" office:value="-0.54" calcext:value-type="float">
            <text:p>-0.54</text:p>
          </table:table-cell>
          <table:table-cell table:formula="of:=VALUE(SUBSTITUTE(SUBSTITUTE(SUBSTITUTE([.G219];&quot;M&quot;;&quot;0000&quot;);&quot;K&quot;;&quot;0&quot;);&quot;.&quot;;&quot;&quot;))" office:value-type="float" office:value="785100" calcext:value-type="float">
            <text:p>785100</text:p>
          </table:table-cell>
          <table:table-cell table:formula="of:=IF([.I219]=&quot;-&quot;;&quot;NULL&quot;;VALUE(MID([.I219];1;LEN([.I219])-1)))" office:value-type="float" office:value="-0.54" calcext:value-type="float">
            <text:p>-0.54</text:p>
          </table:table-cell>
          <table:table-cell table:formula="of:=IF([.J219]=&quot;-&quot;;&quot;NULL&quot;;VALUE(MID([.J219];1;LEN([.J219])-1)))" office:value-type="float" office:value="0.14" calcext:value-type="float">
            <text:p>0.14</text:p>
          </table:table-cell>
          <table:table-cell table:formula="of:=IF([.K219]=&quot;-&quot;;&quot;NULL&quot;;VALUE(MID([.K219];1;LEN([.K219])-1)))" office:value-type="float" office:value="-1.66" calcext:value-type="float">
            <text:p>-1.66</text:p>
          </table:table-cell>
          <table:table-cell table:formula="of:=IF([.L219]=&quot;-&quot;;&quot;NULL&quot;;VALUE(MID([.L219];1;LEN([.L219])-1)))" office:value-type="float" office:value="0.09" calcext:value-type="float">
            <text:p>0.09</text:p>
          </table:table-cell>
          <table:table-cell table:formula="of:=IF([.M219]=&quot;-&quot;;&quot;NULL&quot;;VALUE(MID([.M219];1;LEN([.M219])-1)))" office:value-type="float" office:value="20.15" calcext:value-type="float">
            <text:p>20.15</text:p>
          </table:table-cell>
          <table:table-cell table:formula="of:=IF([.N219]=&quot;-&quot;;&quot;NULL&quot;;VALUE(MID([.N219];1;LEN([.N219])-1)))" office:value-type="float" office:value="87.02" calcext:value-type="float">
            <text:p>87.02</text:p>
          </table:table-cell>
          <table:table-cell table:formula="of:=&quot;( &quot; &amp; (ROW()-1) &amp; &quot;, '&quot; &amp; [.A219] &amp; &quot;',&quot; &amp; [.B219] &amp; &quot;,&quot; &amp; [.C219] &amp; &quot;,&quot; &amp; [.D219] &amp; &quot;,&quot; &amp; [.E219] &amp; &quot;,&quot; &amp; [.R219] &amp; &quot;,&quot; &amp; [.S219] &amp; &quot;,'2014/09/19',&quot; &amp; [.T219] &amp; &quot;,&quot; &amp; [.U219] &amp; &quot;,&quot; &amp; [.V219] &amp; &quot;,&quot; &amp; [.W219] &amp; &quot;,&quot; &amp; [.X219] &amp; &quot;,&quot; &amp; [.Y219] &amp; &quot;,'&quot; &amp; [.O219] &amp; &quot;','&quot; &amp; [.P219] &amp; &quot;','&quot; &amp; [.Q219] &amp; &quot;'),&quot;" office:value-type="string" office:string-value="( 218, 'Harris',69.87,70.84,69.54,-0.38,-0.54,785100,'2014/09/19',-0.54,0.14,-1.66,0.09,20.15,87.02,'Strong Sell','Sell','Strong Buy')," calcext:value-type="string">
            <text:p>( 218, 'Harris',69.87,70.84,69.54,-0.38,-0.54,785100,'2014/09/19',-0.54,0.14,-1.66,0.09,20.15,87.02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rtford-finl" xlink:type="simple">Hartford</text:a></text:p>
          </table:table-cell>
          <table:table-cell office:value-type="float" office:value="37.8" calcext:value-type="float">
            <text:p>37.8</text:p>
          </table:table-cell>
          <table:table-cell office:value-type="float" office:value="38.24" calcext:value-type="float">
            <text:p>38.24</text:p>
          </table:table-cell>
          <table:table-cell office:value-type="float" office:value="37.59" calcext:value-type="float">
            <text:p>37.5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3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4.13%</text:p>
          </table:table-cell>
          <table:table-cell office:value-type="string" calcext:value-type="string">
            <text:p>4.33%</text:p>
          </table:table-cell>
          <table:table-cell office:value-type="string" calcext:value-type="string">
            <text:p>21.86%</text:p>
          </table:table-cell>
          <table:table-cell office:value-type="string" calcext:value-type="string">
            <text:p>128.12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20];1;LEN([.F220])-1))" office:value-type="float" office:value="0.03" calcext:value-type="float">
            <text:p>0.03</text:p>
          </table:table-cell>
          <table:table-cell table:formula="of:=VALUE(SUBSTITUTE(SUBSTITUTE(SUBSTITUTE([.G220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220]=&quot;-&quot;;&quot;NULL&quot;;VALUE(MID([.I220];1;LEN([.I220])-1)))" office:value-type="float" office:value="0.03" calcext:value-type="float">
            <text:p>0.03</text:p>
          </table:table-cell>
          <table:table-cell table:formula="of:=IF([.J220]=&quot;-&quot;;&quot;NULL&quot;;VALUE(MID([.J220];1;LEN([.J220])-1)))" office:value-type="float" office:value="1.75" calcext:value-type="float">
            <text:p>1.75</text:p>
          </table:table-cell>
          <table:table-cell table:formula="of:=IF([.K220]=&quot;-&quot;;&quot;NULL&quot;;VALUE(MID([.K220];1;LEN([.K220])-1)))" office:value-type="float" office:value="4.13" calcext:value-type="float">
            <text:p>4.13</text:p>
          </table:table-cell>
          <table:table-cell table:formula="of:=IF([.L220]=&quot;-&quot;;&quot;NULL&quot;;VALUE(MID([.L220];1;LEN([.L220])-1)))" office:value-type="float" office:value="4.33" calcext:value-type="float">
            <text:p>4.33</text:p>
          </table:table-cell>
          <table:table-cell table:formula="of:=IF([.M220]=&quot;-&quot;;&quot;NULL&quot;;VALUE(MID([.M220];1;LEN([.M220])-1)))" office:value-type="float" office:value="21.86" calcext:value-type="float">
            <text:p>21.86</text:p>
          </table:table-cell>
          <table:table-cell table:formula="of:=IF([.N220]=&quot;-&quot;;&quot;NULL&quot;;VALUE(MID([.N220];1;LEN([.N220])-1)))" office:value-type="float" office:value="128.12" calcext:value-type="float">
            <text:p>128.12</text:p>
          </table:table-cell>
          <table:table-cell table:formula="of:=&quot;( &quot; &amp; (ROW()-1) &amp; &quot;, '&quot; &amp; [.A220] &amp; &quot;',&quot; &amp; [.B220] &amp; &quot;,&quot; &amp; [.C220] &amp; &quot;,&quot; &amp; [.D220] &amp; &quot;,&quot; &amp; [.E220] &amp; &quot;,&quot; &amp; [.R220] &amp; &quot;,&quot; &amp; [.S220] &amp; &quot;,'2014/09/19',&quot; &amp; [.T220] &amp; &quot;,&quot; &amp; [.U220] &amp; &quot;,&quot; &amp; [.V220] &amp; &quot;,&quot; &amp; [.W220] &amp; &quot;,&quot; &amp; [.X220] &amp; &quot;,&quot; &amp; [.Y220] &amp; &quot;,'&quot; &amp; [.O220] &amp; &quot;','&quot; &amp; [.P220] &amp; &quot;','&quot; &amp; [.Q220] &amp; &quot;'),&quot;" office:value-type="string" office:string-value="( 219, 'Hartford',37.8,38.24,37.59,0.01,0.03,3540000,'2014/09/19',0.03,1.75,4.13,4.33,21.86,128.12,'Buy','Strong Buy','Strong Buy')," calcext:value-type="string">
            <text:p>( 219, 'Hartford',37.8,38.24,37.59,0.01,0.03,3540000,'2014/09/19',0.03,1.75,4.13,4.33,21.86,128.12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asbro-inc" xlink:type="simple">Hasbro</text:a></text:p>
          </table:table-cell>
          <table:table-cell office:value-type="float" office:value="54.12" calcext:value-type="float">
            <text:p>54.12</text:p>
          </table:table-cell>
          <table:table-cell office:value-type="float" office:value="54.61" calcext:value-type="float">
            <text:p>54.61</text:p>
          </table:table-cell>
          <table:table-cell office:value-type="float" office:value="53.88" calcext:value-type="float">
            <text:p>53.8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+0.39%</text:p>
          </table:table-cell>
          <table:table-cell office:value-type="string" calcext:value-type="string">
            <text:p>1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9%</text:p>
          </table:table-cell>
          <table:table-cell office:value-type="string" calcext:value-type="string">
            <text:p>0.84%</text:p>
          </table:table-cell>
          <table:table-cell office:value-type="string" calcext:value-type="string">
            <text:p>2.89%</text:p>
          </table:table-cell>
          <table:table-cell office:value-type="string" calcext:value-type="string">
            <text:p>-1.62%</text:p>
          </table:table-cell>
          <table:table-cell office:value-type="string" calcext:value-type="string">
            <text:p>10.92%</text:p>
          </table:table-cell>
          <table:table-cell office:value-type="string" calcext:value-type="string">
            <text:p>56.3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21];1;LEN([.F221])-1))" office:value-type="float" office:value="0.39" calcext:value-type="float">
            <text:p>0.39</text:p>
          </table:table-cell>
          <table:table-cell table:formula="of:=VALUE(SUBSTITUTE(SUBSTITUTE(SUBSTITUTE([.G221];&quot;M&quot;;&quot;0000&quot;);&quot;K&quot;;&quot;0&quot;);&quot;.&quot;;&quot;&quot;))" office:value-type="float" office:value="1120000" calcext:value-type="float">
            <text:p>1120000</text:p>
          </table:table-cell>
          <table:table-cell table:formula="of:=IF([.I221]=&quot;-&quot;;&quot;NULL&quot;;VALUE(MID([.I221];1;LEN([.I221])-1)))" office:value-type="float" office:value="0.39" calcext:value-type="float">
            <text:p>0.39</text:p>
          </table:table-cell>
          <table:table-cell table:formula="of:=IF([.J221]=&quot;-&quot;;&quot;NULL&quot;;VALUE(MID([.J221];1;LEN([.J221])-1)))" office:value-type="float" office:value="0.84" calcext:value-type="float">
            <text:p>0.84</text:p>
          </table:table-cell>
          <table:table-cell table:formula="of:=IF([.K221]=&quot;-&quot;;&quot;NULL&quot;;VALUE(MID([.K221];1;LEN([.K221])-1)))" office:value-type="float" office:value="2.89" calcext:value-type="float">
            <text:p>2.89</text:p>
          </table:table-cell>
          <table:table-cell table:formula="of:=IF([.L221]=&quot;-&quot;;&quot;NULL&quot;;VALUE(MID([.L221];1;LEN([.L221])-1)))" office:value-type="float" office:value="-1.62" calcext:value-type="float">
            <text:p>-1.62</text:p>
          </table:table-cell>
          <table:table-cell table:formula="of:=IF([.M221]=&quot;-&quot;;&quot;NULL&quot;;VALUE(MID([.M221];1;LEN([.M221])-1)))" office:value-type="float" office:value="10.92" calcext:value-type="float">
            <text:p>10.92</text:p>
          </table:table-cell>
          <table:table-cell table:formula="of:=IF([.N221]=&quot;-&quot;;&quot;NULL&quot;;VALUE(MID([.N221];1;LEN([.N221])-1)))" office:value-type="float" office:value="56.33" calcext:value-type="float">
            <text:p>56.33</text:p>
          </table:table-cell>
          <table:table-cell table:formula="of:=&quot;( &quot; &amp; (ROW()-1) &amp; &quot;, '&quot; &amp; [.A221] &amp; &quot;',&quot; &amp; [.B221] &amp; &quot;,&quot; &amp; [.C221] &amp; &quot;,&quot; &amp; [.D221] &amp; &quot;,&quot; &amp; [.E221] &amp; &quot;,&quot; &amp; [.R221] &amp; &quot;,&quot; &amp; [.S221] &amp; &quot;,'2014/09/19',&quot; &amp; [.T221] &amp; &quot;,&quot; &amp; [.U221] &amp; &quot;,&quot; &amp; [.V221] &amp; &quot;,&quot; &amp; [.W221] &amp; &quot;,&quot; &amp; [.X221] &amp; &quot;,&quot; &amp; [.Y221] &amp; &quot;,'&quot; &amp; [.O221] &amp; &quot;','&quot; &amp; [.P221] &amp; &quot;','&quot; &amp; [.Q221] &amp; &quot;'),&quot;" office:value-type="string" office:string-value="( 220, 'Hasbro',54.12,54.61,53.88,0.21,0.39,1120000,'2014/09/19',0.39,0.84,2.89,-1.62,10.92,56.33,'Strong Buy','Strong Buy','Strong Buy')," calcext:value-type="string">
            <text:p>( 220, 'Hasbro',54.12,54.61,53.88,0.21,0.39,1120000,'2014/09/19',0.39,0.84,2.89,-1.62,10.92,56.3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cp-inc" xlink:type="simple">HCP</text:a></text:p>
          </table:table-cell>
          <table:table-cell office:value-type="float" office:value="39.99" calcext:value-type="float">
            <text:p>39.99</text:p>
          </table:table-cell>
          <table:table-cell office:value-type="float" office:value="40.11" calcext:value-type="float">
            <text:p>40.11</text:p>
          </table:table-cell>
          <table:table-cell office:value-type="float" office:value="39.68" calcext:value-type="float">
            <text:p>39.6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40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-1.38%</text:p>
          </table:table-cell>
          <table:table-cell office:value-type="string" calcext:value-type="string">
            <text:p>-6.02%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-4.99%</text:p>
          </table:table-cell>
          <table:table-cell office:value-type="string" calcext:value-type="string">
            <text:p>12.71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222];1;LEN([.F222])-1))" office:value-type="float" office:value="0.4" calcext:value-type="float">
            <text:p>0.4</text:p>
          </table:table-cell>
          <table:table-cell table:formula="of:=VALUE(SUBSTITUTE(SUBSTITUTE(SUBSTITUTE([.G222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222]=&quot;-&quot;;&quot;NULL&quot;;VALUE(MID([.I222];1;LEN([.I222])-1)))" office:value-type="float" office:value="0.4" calcext:value-type="float">
            <text:p>0.4</text:p>
          </table:table-cell>
          <table:table-cell table:formula="of:=IF([.J222]=&quot;-&quot;;&quot;NULL&quot;;VALUE(MID([.J222];1;LEN([.J222])-1)))" office:value-type="float" office:value="-1.38" calcext:value-type="float">
            <text:p>-1.38</text:p>
          </table:table-cell>
          <table:table-cell table:formula="of:=IF([.K222]=&quot;-&quot;;&quot;NULL&quot;;VALUE(MID([.K222];1;LEN([.K222])-1)))" office:value-type="float" office:value="-6.02" calcext:value-type="float">
            <text:p>-6.02</text:p>
          </table:table-cell>
          <table:table-cell table:formula="of:=IF([.L222]=&quot;-&quot;;&quot;NULL&quot;;VALUE(MID([.L222];1;LEN([.L222])-1)))" office:value-type="float" office:value="10.1" calcext:value-type="float">
            <text:p>10.1</text:p>
          </table:table-cell>
          <table:table-cell table:formula="of:=IF([.M222]=&quot;-&quot;;&quot;NULL&quot;;VALUE(MID([.M222];1;LEN([.M222])-1)))" office:value-type="float" office:value="-4.99" calcext:value-type="float">
            <text:p>-4.99</text:p>
          </table:table-cell>
          <table:table-cell table:formula="of:=IF([.N222]=&quot;-&quot;;&quot;NULL&quot;;VALUE(MID([.N222];1;LEN([.N222])-1)))" office:value-type="float" office:value="12.71" calcext:value-type="float">
            <text:p>12.71</text:p>
          </table:table-cell>
          <table:table-cell table:formula="of:=&quot;( &quot; &amp; (ROW()-1) &amp; &quot;, '&quot; &amp; [.A222] &amp; &quot;',&quot; &amp; [.B222] &amp; &quot;,&quot; &amp; [.C222] &amp; &quot;,&quot; &amp; [.D222] &amp; &quot;,&quot; &amp; [.E222] &amp; &quot;,&quot; &amp; [.R222] &amp; &quot;,&quot; &amp; [.S222] &amp; &quot;,'2014/09/19',&quot; &amp; [.T222] &amp; &quot;,&quot; &amp; [.U222] &amp; &quot;,&quot; &amp; [.V222] &amp; &quot;,&quot; &amp; [.W222] &amp; &quot;,&quot; &amp; [.X222] &amp; &quot;,&quot; &amp; [.Y222] &amp; &quot;,'&quot; &amp; [.O222] &amp; &quot;','&quot; &amp; [.P222] &amp; &quot;','&quot; &amp; [.Q222] &amp; &quot;'),&quot;" office:value-type="string" office:string-value="( 221, 'HCP',39.99,40.11,39.68,0.16,0.4,3540000,'2014/09/19',0.4,-1.38,-6.02,10.1,-4.99,12.71,'Sell','Strong Sell','Neutral')," calcext:value-type="string">
            <text:p>( 221, 'HCP',39.99,40.11,39.68,0.16,0.4,3540000,'2014/09/19',0.4,-1.38,-6.02,10.1,-4.99,12.71,'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health-care-reit" xlink:type="simple">Health Care</text:a></text:p>
          </table:table-cell>
          <table:table-cell office:value-type="float" office:value="63.54" calcext:value-type="float">
            <text:p>63.54</text:p>
          </table:table-cell>
          <table:table-cell office:value-type="float" office:value="63.6" calcext:value-type="float">
            <text:p>63.6</text:p>
          </table:table-cell>
          <table:table-cell office:value-type="float" office:value="62.63" calcext:value-type="float">
            <text:p>62.6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+1.03%</text:p>
          </table:table-cell>
          <table:table-cell office:value-type="string" calcext:value-type="string">
            <text:p>4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-4.26%</text:p>
          </table:table-cell>
          <table:table-cell office:value-type="string" calcext:value-type="string">
            <text:p>18.61%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32.18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23];1;LEN([.F223])-1))" office:value-type="float" office:value="1.03" calcext:value-type="float">
            <text:p>1.03</text:p>
          </table:table-cell>
          <table:table-cell table:formula="of:=VALUE(SUBSTITUTE(SUBSTITUTE(SUBSTITUTE([.G223];&quot;M&quot;;&quot;0000&quot;);&quot;K&quot;;&quot;0&quot;);&quot;.&quot;;&quot;&quot;))" office:value-type="float" office:value="4130000" calcext:value-type="float">
            <text:p>4130000</text:p>
          </table:table-cell>
          <table:table-cell table:formula="of:=IF([.I223]=&quot;-&quot;;&quot;NULL&quot;;VALUE(MID([.I223];1;LEN([.I223])-1)))" office:value-type="float" office:value="1.03" calcext:value-type="float">
            <text:p>1.03</text:p>
          </table:table-cell>
          <table:table-cell table:formula="of:=IF([.J223]=&quot;-&quot;;&quot;NULL&quot;;VALUE(MID([.J223];1;LEN([.J223])-1)))" office:value-type="float" office:value="0.46" calcext:value-type="float">
            <text:p>0.46</text:p>
          </table:table-cell>
          <table:table-cell table:formula="of:=IF([.K223]=&quot;-&quot;;&quot;NULL&quot;;VALUE(MID([.K223];1;LEN([.K223])-1)))" office:value-type="float" office:value="-4.26" calcext:value-type="float">
            <text:p>-4.26</text:p>
          </table:table-cell>
          <table:table-cell table:formula="of:=IF([.L223]=&quot;-&quot;;&quot;NULL&quot;;VALUE(MID([.L223];1;LEN([.L223])-1)))" office:value-type="float" office:value="18.61" calcext:value-type="float">
            <text:p>18.61</text:p>
          </table:table-cell>
          <table:table-cell table:formula="of:=IF([.M223]=&quot;-&quot;;&quot;NULL&quot;;VALUE(MID([.M223];1;LEN([.M223])-1)))" office:value-type="float" office:value="-0.3" calcext:value-type="float">
            <text:p>-0.3</text:p>
          </table:table-cell>
          <table:table-cell table:formula="of:=IF([.N223]=&quot;-&quot;;&quot;NULL&quot;;VALUE(MID([.N223];1;LEN([.N223])-1)))" office:value-type="float" office:value="32.18" calcext:value-type="float">
            <text:p>32.18</text:p>
          </table:table-cell>
          <table:table-cell table:formula="of:=&quot;( &quot; &amp; (ROW()-1) &amp; &quot;, '&quot; &amp; [.A223] &amp; &quot;',&quot; &amp; [.B223] &amp; &quot;,&quot; &amp; [.C223] &amp; &quot;,&quot; &amp; [.D223] &amp; &quot;,&quot; &amp; [.E223] &amp; &quot;,&quot; &amp; [.R223] &amp; &quot;,&quot; &amp; [.S223] &amp; &quot;,'2014/09/19',&quot; &amp; [.T223] &amp; &quot;,&quot; &amp; [.U223] &amp; &quot;,&quot; &amp; [.V223] &amp; &quot;,&quot; &amp; [.W223] &amp; &quot;,&quot; &amp; [.X223] &amp; &quot;,&quot; &amp; [.Y223] &amp; &quot;,'&quot; &amp; [.O223] &amp; &quot;','&quot; &amp; [.P223] &amp; &quot;','&quot; &amp; [.Q223] &amp; &quot;'),&quot;" office:value-type="string" office:string-value="( 222, 'Health Care',63.54,63.6,62.63,0.65,1.03,4130000,'2014/09/19',1.03,0.46,-4.26,18.61,-0.3,32.18,'Buy','Strong Sell','Strong Buy')," calcext:value-type="string">
            <text:p>( 222, 'Health Care',63.54,63.6,62.63,0.65,1.03,4130000,'2014/09/19',1.03,0.46,-4.26,18.61,-0.3,32.18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elmerich---payne" xlink:type="simple">Helmerich&amp;Payne</text:a></text:p>
          </table:table-cell>
          <table:table-cell office:value-type="float" office:value="101.12" calcext:value-type="float">
            <text:p>101.12</text:p>
          </table:table-cell>
          <table:table-cell office:value-type="float" office:value="103.92" calcext:value-type="float">
            <text:p>103.92</text:p>
          </table:table-cell>
          <table:table-cell office:value-type="float" office:value="101.04" calcext:value-type="float">
            <text:p>101.04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.08%</text:p>
          </table:table-cell>
          <table:table-cell office:value-type="string" calcext:value-type="string">
            <text:p>20.27%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109.4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24];1;LEN([.F224])-1))" office:value-type="float" office:value="-1.7" calcext:value-type="float">
            <text:p>-1.7</text:p>
          </table:table-cell>
          <table:table-cell table:formula="of:=VALUE(SUBSTITUTE(SUBSTITUTE(SUBSTITUTE([.G224];&quot;M&quot;;&quot;0000&quot;);&quot;K&quot;;&quot;0&quot;);&quot;.&quot;;&quot;&quot;))" office:value-type="float" office:value="1080000" calcext:value-type="float">
            <text:p>1080000</text:p>
          </table:table-cell>
          <table:table-cell table:formula="of:=IF([.I224]=&quot;-&quot;;&quot;NULL&quot;;VALUE(MID([.I224];1;LEN([.I224])-1)))" office:value-type="float" office:value="-1.7" calcext:value-type="float">
            <text:p>-1.7</text:p>
          </table:table-cell>
          <table:table-cell table:formula="of:=IF([.J224]=&quot;-&quot;;&quot;NULL&quot;;VALUE(MID([.J224];1;LEN([.J224])-1)))" office:value-type="float" office:value="0.3" calcext:value-type="float">
            <text:p>0.3</text:p>
          </table:table-cell>
          <table:table-cell table:formula="of:=IF([.K224]=&quot;-&quot;;&quot;NULL&quot;;VALUE(MID([.K224];1;LEN([.K224])-1)))" office:value-type="float" office:value="1.08" calcext:value-type="float">
            <text:p>1.08</text:p>
          </table:table-cell>
          <table:table-cell table:formula="of:=IF([.L224]=&quot;-&quot;;&quot;NULL&quot;;VALUE(MID([.L224];1;LEN([.L224])-1)))" office:value-type="float" office:value="20.27" calcext:value-type="float">
            <text:p>20.27</text:p>
          </table:table-cell>
          <table:table-cell table:formula="of:=IF([.M224]=&quot;-&quot;;&quot;NULL&quot;;VALUE(MID([.M224];1;LEN([.M224])-1)))" office:value-type="float" office:value="43.8" calcext:value-type="float">
            <text:p>43.8</text:p>
          </table:table-cell>
          <table:table-cell table:formula="of:=IF([.N224]=&quot;-&quot;;&quot;NULL&quot;;VALUE(MID([.N224];1;LEN([.N224])-1)))" office:value-type="float" office:value="109.49" calcext:value-type="float">
            <text:p>109.49</text:p>
          </table:table-cell>
          <table:table-cell table:formula="of:=&quot;( &quot; &amp; (ROW()-1) &amp; &quot;, '&quot; &amp; [.A224] &amp; &quot;',&quot; &amp; [.B224] &amp; &quot;,&quot; &amp; [.C224] &amp; &quot;,&quot; &amp; [.D224] &amp; &quot;,&quot; &amp; [.E224] &amp; &quot;,&quot; &amp; [.R224] &amp; &quot;,&quot; &amp; [.S224] &amp; &quot;,'2014/09/19',&quot; &amp; [.T224] &amp; &quot;,&quot; &amp; [.U224] &amp; &quot;,&quot; &amp; [.V224] &amp; &quot;,&quot; &amp; [.W224] &amp; &quot;,&quot; &amp; [.X224] &amp; &quot;,&quot; &amp; [.Y224] &amp; &quot;,'&quot; &amp; [.O224] &amp; &quot;','&quot; &amp; [.P224] &amp; &quot;','&quot; &amp; [.Q224] &amp; &quot;'),&quot;" office:value-type="string" office:string-value="( 223, 'Helmerich&amp;Payne',101.12,103.92,101.04,-1.75,-1.7,1080000,'2014/09/19',-1.7,0.3,1.08,20.27,43.8,109.49,'Strong Sell','Strong Sell','Strong Buy')," calcext:value-type="string">
            <text:p>( 223, 'Helmerich&amp;Payne',101.12,103.92,101.04,-1.75,-1.7,1080000,'2014/09/19',-1.7,0.3,1.08,20.27,43.8,109.4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ershey-co" xlink:type="simple">Hershey</text:a></text:p>
          </table:table-cell>
          <table:table-cell office:value-type="float" office:value="93.86" calcext:value-type="float">
            <text:p>93.86</text:p>
          </table:table-cell>
          <table:table-cell office:value-type="float" office:value="94.5" calcext:value-type="float">
            <text:p>94.5</text:p>
          </table:table-cell>
          <table:table-cell office:value-type="float" office:value="93.64" calcext:value-type="float">
            <text:p>93.64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891.2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2.13%</text:p>
          </table:table-cell>
          <table:table-cell office:value-type="string" calcext:value-type="string">
            <text:p>-3.47%</text:p>
          </table:table-cell>
          <table:table-cell office:value-type="string" calcext:value-type="string">
            <text:p>0.28%</text:p>
          </table:table-cell>
          <table:table-cell office:value-type="string" calcext:value-type="string">
            <text:p>61.24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table:formula="of:=VALUE(MID([.F225];1;LEN([.F225])-1))" office:value-type="float" office:value="-0.33" calcext:value-type="float">
            <text:p>-0.33</text:p>
          </table:table-cell>
          <table:table-cell table:formula="of:=VALUE(SUBSTITUTE(SUBSTITUTE(SUBSTITUTE([.G225];&quot;M&quot;;&quot;0000&quot;);&quot;K&quot;;&quot;0&quot;);&quot;.&quot;;&quot;&quot;))" office:value-type="float" office:value="891280" calcext:value-type="float">
            <text:p>891280</text:p>
          </table:table-cell>
          <table:table-cell table:formula="of:=IF([.I225]=&quot;-&quot;;&quot;NULL&quot;;VALUE(MID([.I225];1;LEN([.I225])-1)))" office:value-type="float" office:value="-0.33" calcext:value-type="float">
            <text:p>-0.33</text:p>
          </table:table-cell>
          <table:table-cell table:formula="of:=IF([.J225]=&quot;-&quot;;&quot;NULL&quot;;VALUE(MID([.J225];1;LEN([.J225])-1)))" office:value-type="float" office:value="1.28" calcext:value-type="float">
            <text:p>1.28</text:p>
          </table:table-cell>
          <table:table-cell table:formula="of:=IF([.K225]=&quot;-&quot;;&quot;NULL&quot;;VALUE(MID([.K225];1;LEN([.K225])-1)))" office:value-type="float" office:value="2.13" calcext:value-type="float">
            <text:p>2.13</text:p>
          </table:table-cell>
          <table:table-cell table:formula="of:=IF([.L225]=&quot;-&quot;;&quot;NULL&quot;;VALUE(MID([.L225];1;LEN([.L225])-1)))" office:value-type="float" office:value="-3.47" calcext:value-type="float">
            <text:p>-3.47</text:p>
          </table:table-cell>
          <table:table-cell table:formula="of:=IF([.M225]=&quot;-&quot;;&quot;NULL&quot;;VALUE(MID([.M225];1;LEN([.M225])-1)))" office:value-type="float" office:value="0.28" calcext:value-type="float">
            <text:p>0.28</text:p>
          </table:table-cell>
          <table:table-cell table:formula="of:=IF([.N225]=&quot;-&quot;;&quot;NULL&quot;;VALUE(MID([.N225];1;LEN([.N225])-1)))" office:value-type="float" office:value="61.24" calcext:value-type="float">
            <text:p>61.24</text:p>
          </table:table-cell>
          <table:table-cell table:formula="of:=&quot;( &quot; &amp; (ROW()-1) &amp; &quot;, '&quot; &amp; [.A225] &amp; &quot;',&quot; &amp; [.B225] &amp; &quot;,&quot; &amp; [.C225] &amp; &quot;,&quot; &amp; [.D225] &amp; &quot;,&quot; &amp; [.E225] &amp; &quot;,&quot; &amp; [.R225] &amp; &quot;,&quot; &amp; [.S225] &amp; &quot;,'2014/09/19',&quot; &amp; [.T225] &amp; &quot;,&quot; &amp; [.U225] &amp; &quot;,&quot; &amp; [.V225] &amp; &quot;,&quot; &amp; [.W225] &amp; &quot;,&quot; &amp; [.X225] &amp; &quot;,&quot; &amp; [.Y225] &amp; &quot;,'&quot; &amp; [.O225] &amp; &quot;','&quot; &amp; [.P225] &amp; &quot;','&quot; &amp; [.Q225] &amp; &quot;'),&quot;" office:value-type="string" office:string-value="( 224, 'Hershey',93.86,94.5,93.64,-0.31,-0.33,891280,'2014/09/19',-0.33,1.28,2.13,-3.47,0.28,61.24,'Buy','Strong Buy','Neutral')," calcext:value-type="string">
            <text:p>( 224, 'Hershey',93.86,94.5,93.64,-0.31,-0.33,891280,'2014/09/19',-0.33,1.28,2.13,-3.47,0.28,61.24,'Buy','Strong Buy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hess-corp" xlink:type="simple">Hess</text:a></text:p>
          </table:table-cell>
          <table:table-cell office:value-type="float" office:value="97.51" calcext:value-type="float">
            <text:p>97.5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31" calcext:value-type="float">
            <text:p>97.31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2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0.56%</text:p>
          </table:table-cell>
          <table:table-cell office:value-type="string" calcext:value-type="string">
            <text:p>-2.56%</text:p>
          </table:table-cell>
          <table:table-cell office:value-type="string" calcext:value-type="string">
            <text:p>17.48%</text:p>
          </table:table-cell>
          <table:table-cell office:value-type="string" calcext:value-type="string">
            <text:p>24.01%</text:p>
          </table:table-cell>
          <table:table-cell office:value-type="string" calcext:value-type="string">
            <text:p>72.6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26];1;LEN([.F226])-1))" office:value-type="float" office:value="-0.23" calcext:value-type="float">
            <text:p>-0.23</text:p>
          </table:table-cell>
          <table:table-cell table:formula="of:=VALUE(SUBSTITUTE(SUBSTITUTE(SUBSTITUTE([.G226];&quot;M&quot;;&quot;0000&quot;);&quot;K&quot;;&quot;0&quot;);&quot;.&quot;;&quot;&quot;))" office:value-type="float" office:value="2860000" calcext:value-type="float">
            <text:p>2860000</text:p>
          </table:table-cell>
          <table:table-cell table:formula="of:=IF([.I226]=&quot;-&quot;;&quot;NULL&quot;;VALUE(MID([.I226];1;LEN([.I226])-1)))" office:value-type="float" office:value="-0.23" calcext:value-type="float">
            <text:p>-0.23</text:p>
          </table:table-cell>
          <table:table-cell table:formula="of:=IF([.J226]=&quot;-&quot;;&quot;NULL&quot;;VALUE(MID([.J226];1;LEN([.J226])-1)))" office:value-type="float" office:value="0.56" calcext:value-type="float">
            <text:p>0.56</text:p>
          </table:table-cell>
          <table:table-cell table:formula="of:=IF([.K226]=&quot;-&quot;;&quot;NULL&quot;;VALUE(MID([.K226];1;LEN([.K226])-1)))" office:value-type="float" office:value="-2.56" calcext:value-type="float">
            <text:p>-2.56</text:p>
          </table:table-cell>
          <table:table-cell table:formula="of:=IF([.L226]=&quot;-&quot;;&quot;NULL&quot;;VALUE(MID([.L226];1;LEN([.L226])-1)))" office:value-type="float" office:value="17.48" calcext:value-type="float">
            <text:p>17.48</text:p>
          </table:table-cell>
          <table:table-cell table:formula="of:=IF([.M226]=&quot;-&quot;;&quot;NULL&quot;;VALUE(MID([.M226];1;LEN([.M226])-1)))" office:value-type="float" office:value="24.01" calcext:value-type="float">
            <text:p>24.01</text:p>
          </table:table-cell>
          <table:table-cell table:formula="of:=IF([.N226]=&quot;-&quot;;&quot;NULL&quot;;VALUE(MID([.N226];1;LEN([.N226])-1)))" office:value-type="float" office:value="72.61" calcext:value-type="float">
            <text:p>72.61</text:p>
          </table:table-cell>
          <table:table-cell table:formula="of:=&quot;( &quot; &amp; (ROW()-1) &amp; &quot;, '&quot; &amp; [.A226] &amp; &quot;',&quot; &amp; [.B226] &amp; &quot;,&quot; &amp; [.C226] &amp; &quot;,&quot; &amp; [.D226] &amp; &quot;,&quot; &amp; [.E226] &amp; &quot;,&quot; &amp; [.R226] &amp; &quot;,&quot; &amp; [.S226] &amp; &quot;,'2014/09/19',&quot; &amp; [.T226] &amp; &quot;,&quot; &amp; [.U226] &amp; &quot;,&quot; &amp; [.V226] &amp; &quot;,&quot; &amp; [.W226] &amp; &quot;,&quot; &amp; [.X226] &amp; &quot;,&quot; &amp; [.Y226] &amp; &quot;,'&quot; &amp; [.O226] &amp; &quot;','&quot; &amp; [.P226] &amp; &quot;','&quot; &amp; [.Q226] &amp; &quot;'),&quot;" office:value-type="string" office:string-value="( 225, 'Hess',97.51,98.61,97.31,-0.22,-0.23,2860000,'2014/09/19',-0.23,0.56,-2.56,17.48,24.01,72.61,'Strong Sell','Strong Sell','Strong Buy')," calcext:value-type="string">
            <text:p>( 225, 'Hess',97.51,98.61,97.31,-0.22,-0.23,2860000,'2014/09/19',-0.23,0.56,-2.56,17.48,24.01,72.6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ewlett-pack" xlink:type="simple">Hewlett-Packard</text:a></text:p>
          </table:table-cell>
          <table:table-cell office:value-type="float" office:value="36.79" calcext:value-type="float">
            <text:p>36.79</text:p>
          </table:table-cell>
          <table:table-cell office:value-type="float" office:value="37.38" calcext:value-type="float">
            <text:p>37.38</text:p>
          </table:table-cell>
          <table:table-cell office:value-type="float" office:value="36.72" calcext:value-type="float">
            <text:p>36.72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11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31.49%</text:p>
          </table:table-cell>
          <table:table-cell office:value-type="string" calcext:value-type="string">
            <text:p>73.37%</text:p>
          </table:table-cell>
          <table:table-cell office:value-type="string" calcext:value-type="string">
            <text:p>53.42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27];1;LEN([.F227])-1))" office:value-type="float" office:value="-0.59" calcext:value-type="float">
            <text:p>-0.59</text:p>
          </table:table-cell>
          <table:table-cell table:formula="of:=VALUE(SUBSTITUTE(SUBSTITUTE(SUBSTITUTE([.G227];&quot;M&quot;;&quot;0000&quot;);&quot;K&quot;;&quot;0&quot;);&quot;.&quot;;&quot;&quot;))" office:value-type="float" office:value="11130000" calcext:value-type="float">
            <text:p>11130000</text:p>
          </table:table-cell>
          <table:table-cell table:formula="of:=IF([.I227]=&quot;-&quot;;&quot;NULL&quot;;VALUE(MID([.I227];1;LEN([.I227])-1)))" office:value-type="float" office:value="-0.59" calcext:value-type="float">
            <text:p>-0.59</text:p>
          </table:table-cell>
          <table:table-cell table:formula="of:=IF([.J227]=&quot;-&quot;;&quot;NULL&quot;;VALUE(MID([.J227];1;LEN([.J227])-1)))" office:value-type="float" office:value="0.63" calcext:value-type="float">
            <text:p>0.63</text:p>
          </table:table-cell>
          <table:table-cell table:formula="of:=IF([.K227]=&quot;-&quot;;&quot;NULL&quot;;VALUE(MID([.K227];1;LEN([.K227])-1)))" office:value-type="float" office:value="-0.57" calcext:value-type="float">
            <text:p>-0.57</text:p>
          </table:table-cell>
          <table:table-cell table:formula="of:=IF([.L227]=&quot;-&quot;;&quot;NULL&quot;;VALUE(MID([.L227];1;LEN([.L227])-1)))" office:value-type="float" office:value="31.49" calcext:value-type="float">
            <text:p>31.49</text:p>
          </table:table-cell>
          <table:table-cell table:formula="of:=IF([.M227]=&quot;-&quot;;&quot;NULL&quot;;VALUE(MID([.M227];1;LEN([.M227])-1)))" office:value-type="float" office:value="73.37" calcext:value-type="float">
            <text:p>73.37</text:p>
          </table:table-cell>
          <table:table-cell table:formula="of:=IF([.N227]=&quot;-&quot;;&quot;NULL&quot;;VALUE(MID([.N227];1;LEN([.N227])-1)))" office:value-type="float" office:value="53.42" calcext:value-type="float">
            <text:p>53.42</text:p>
          </table:table-cell>
          <table:table-cell table:formula="of:=&quot;( &quot; &amp; (ROW()-1) &amp; &quot;, '&quot; &amp; [.A227] &amp; &quot;',&quot; &amp; [.B227] &amp; &quot;,&quot; &amp; [.C227] &amp; &quot;,&quot; &amp; [.D227] &amp; &quot;,&quot; &amp; [.E227] &amp; &quot;,&quot; &amp; [.R227] &amp; &quot;,&quot; &amp; [.S227] &amp; &quot;,'2014/09/19',&quot; &amp; [.T227] &amp; &quot;,&quot; &amp; [.U227] &amp; &quot;,&quot; &amp; [.V227] &amp; &quot;,&quot; &amp; [.W227] &amp; &quot;,&quot; &amp; [.X227] &amp; &quot;,&quot; &amp; [.Y227] &amp; &quot;,'&quot; &amp; [.O227] &amp; &quot;','&quot; &amp; [.P227] &amp; &quot;','&quot; &amp; [.Q227] &amp; &quot;'),&quot;" office:value-type="string" office:string-value="( 226, 'Hewlett-Packard',36.79,37.38,36.72,-0.22,-0.59,11130000,'2014/09/19',-0.59,0.63,-0.57,31.49,73.37,53.42,'Neutral','Neutral','Strong Buy')," calcext:value-type="string">
            <text:p>( 226, 'Hewlett-Packard',36.79,37.38,36.72,-0.22,-0.59,11130000,'2014/09/19',-0.59,0.63,-0.57,31.49,73.37,53.42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ome-depot" xlink:type="simple">Home Depot</text:a></text:p>
          </table:table-cell>
          <table:table-cell office:value-type="float" office:value="92.34" calcext:value-type="float">
            <text:p>92.34</text:p>
          </table:table-cell>
          <table:table-cell office:value-type="float" office:value="93.75" calcext:value-type="float">
            <text:p>93.75</text:p>
          </table:table-cell>
          <table:table-cell office:value-type="float" office:value="92.2" calcext:value-type="float">
            <text:p>92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+0.27%</text:p>
          </table:table-cell>
          <table:table-cell office:value-type="string" calcext:value-type="string">
            <text:p>11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3.94%</text:p>
          </table:table-cell>
          <table:table-cell office:value-type="string" calcext:value-type="string">
            <text:p>1.31%</text:p>
          </table:table-cell>
          <table:table-cell office:value-type="string" calcext:value-type="string">
            <text:p>12.14%</text:p>
          </table:table-cell>
          <table:table-cell office:value-type="string" calcext:value-type="string">
            <text:p>19.92%</text:p>
          </table:table-cell>
          <table:table-cell office:value-type="string" calcext:value-type="string">
            <text:p>172.87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28];1;LEN([.F228])-1))" office:value-type="float" office:value="0.27" calcext:value-type="float">
            <text:p>0.27</text:p>
          </table:table-cell>
          <table:table-cell table:formula="of:=VALUE(SUBSTITUTE(SUBSTITUTE(SUBSTITUTE([.G228];&quot;M&quot;;&quot;0000&quot;);&quot;K&quot;;&quot;0&quot;);&quot;.&quot;;&quot;&quot;))" office:value-type="float" office:value="11750000" calcext:value-type="float">
            <text:p>11750000</text:p>
          </table:table-cell>
          <table:table-cell table:formula="of:=IF([.I228]=&quot;-&quot;;&quot;NULL&quot;;VALUE(MID([.I228];1;LEN([.I228])-1)))" office:value-type="float" office:value="0.27" calcext:value-type="float">
            <text:p>0.27</text:p>
          </table:table-cell>
          <table:table-cell table:formula="of:=IF([.J228]=&quot;-&quot;;&quot;NULL&quot;;VALUE(MID([.J228];1;LEN([.J228])-1)))" office:value-type="float" office:value="3.94" calcext:value-type="float">
            <text:p>3.94</text:p>
          </table:table-cell>
          <table:table-cell table:formula="of:=IF([.K228]=&quot;-&quot;;&quot;NULL&quot;;VALUE(MID([.K228];1;LEN([.K228])-1)))" office:value-type="float" office:value="1.31" calcext:value-type="float">
            <text:p>1.31</text:p>
          </table:table-cell>
          <table:table-cell table:formula="of:=IF([.L228]=&quot;-&quot;;&quot;NULL&quot;;VALUE(MID([.L228];1;LEN([.L228])-1)))" office:value-type="float" office:value="12.14" calcext:value-type="float">
            <text:p>12.14</text:p>
          </table:table-cell>
          <table:table-cell table:formula="of:=IF([.M228]=&quot;-&quot;;&quot;NULL&quot;;VALUE(MID([.M228];1;LEN([.M228])-1)))" office:value-type="float" office:value="19.92" calcext:value-type="float">
            <text:p>19.92</text:p>
          </table:table-cell>
          <table:table-cell table:formula="of:=IF([.N228]=&quot;-&quot;;&quot;NULL&quot;;VALUE(MID([.N228];1;LEN([.N228])-1)))" office:value-type="float" office:value="172.87" calcext:value-type="float">
            <text:p>172.87</text:p>
          </table:table-cell>
          <table:table-cell table:formula="of:=&quot;( &quot; &amp; (ROW()-1) &amp; &quot;, '&quot; &amp; [.A228] &amp; &quot;',&quot; &amp; [.B228] &amp; &quot;,&quot; &amp; [.C228] &amp; &quot;,&quot; &amp; [.D228] &amp; &quot;,&quot; &amp; [.E228] &amp; &quot;,&quot; &amp; [.R228] &amp; &quot;,&quot; &amp; [.S228] &amp; &quot;,'2014/09/19',&quot; &amp; [.T228] &amp; &quot;,&quot; &amp; [.U228] &amp; &quot;,&quot; &amp; [.V228] &amp; &quot;,&quot; &amp; [.W228] &amp; &quot;,&quot; &amp; [.X228] &amp; &quot;,&quot; &amp; [.Y228] &amp; &quot;,'&quot; &amp; [.O228] &amp; &quot;','&quot; &amp; [.P228] &amp; &quot;','&quot; &amp; [.Q228] &amp; &quot;'),&quot;" office:value-type="string" office:string-value="( 227, 'Home Depot',92.34,93.75,92.2,0.25,0.27,11750000,'2014/09/19',0.27,3.94,1.31,12.14,19.92,172.87,'Buy','Strong Buy','Strong Buy')," calcext:value-type="string">
            <text:p>( 227, 'Home Depot',92.34,93.75,92.2,0.25,0.27,11750000,'2014/09/19',0.27,3.94,1.31,12.14,19.92,172.87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oneywell-intl" xlink:type="simple">Honeywell</text:a></text:p>
          </table:table-cell>
          <table:table-cell office:value-type="float" office:value="96.5" calcext:value-type="float">
            <text:p>96.5</text:p>
          </table:table-cell>
          <table:table-cell office:value-type="float" office:value="96.93" calcext:value-type="float">
            <text:p>96.93</text:p>
          </table:table-cell>
          <table:table-cell office:value-type="float" office:value="96.24" calcext:value-type="float">
            <text:p>96.2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+0.11%</text:p>
          </table:table-cell>
          <table:table-cell office:value-type="string" calcext:value-type="string">
            <text:p>4.8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2.12%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5.61%</text:p>
          </table:table-cell>
          <table:table-cell office:value-type="string" calcext:value-type="string">
            <text:p>12.89%</text:p>
          </table:table-cell>
          <table:table-cell office:value-type="string" calcext:value-type="string">
            <text:p>115.0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29];1;LEN([.F229])-1))" office:value-type="float" office:value="0.11" calcext:value-type="float">
            <text:p>0.11</text:p>
          </table:table-cell>
          <table:table-cell table:formula="of:=VALUE(SUBSTITUTE(SUBSTITUTE(SUBSTITUTE([.G229];&quot;M&quot;;&quot;0000&quot;);&quot;K&quot;;&quot;0&quot;);&quot;.&quot;;&quot;&quot;))" office:value-type="float" office:value="4830000" calcext:value-type="float">
            <text:p>4830000</text:p>
          </table:table-cell>
          <table:table-cell table:formula="of:=IF([.I229]=&quot;-&quot;;&quot;NULL&quot;;VALUE(MID([.I229];1;LEN([.I229])-1)))" office:value-type="float" office:value="0.11" calcext:value-type="float">
            <text:p>0.11</text:p>
          </table:table-cell>
          <table:table-cell table:formula="of:=IF([.J229]=&quot;-&quot;;&quot;NULL&quot;;VALUE(MID([.J229];1;LEN([.J229])-1)))" office:value-type="float" office:value="2.12" calcext:value-type="float">
            <text:p>2.12</text:p>
          </table:table-cell>
          <table:table-cell table:formula="of:=IF([.K229]=&quot;-&quot;;&quot;NULL&quot;;VALUE(MID([.K229];1;LEN([.K229])-1)))" office:value-type="float" office:value="0.58" calcext:value-type="float">
            <text:p>0.58</text:p>
          </table:table-cell>
          <table:table-cell table:formula="of:=IF([.L229]=&quot;-&quot;;&quot;NULL&quot;;VALUE(MID([.L229];1;LEN([.L229])-1)))" office:value-type="float" office:value="5.61" calcext:value-type="float">
            <text:p>5.61</text:p>
          </table:table-cell>
          <table:table-cell table:formula="of:=IF([.M229]=&quot;-&quot;;&quot;NULL&quot;;VALUE(MID([.M229];1;LEN([.M229])-1)))" office:value-type="float" office:value="12.89" calcext:value-type="float">
            <text:p>12.89</text:p>
          </table:table-cell>
          <table:table-cell table:formula="of:=IF([.N229]=&quot;-&quot;;&quot;NULL&quot;;VALUE(MID([.N229];1;LEN([.N229])-1)))" office:value-type="float" office:value="115.07" calcext:value-type="float">
            <text:p>115.07</text:p>
          </table:table-cell>
          <table:table-cell table:formula="of:=&quot;( &quot; &amp; (ROW()-1) &amp; &quot;, '&quot; &amp; [.A229] &amp; &quot;',&quot; &amp; [.B229] &amp; &quot;,&quot; &amp; [.C229] &amp; &quot;,&quot; &amp; [.D229] &amp; &quot;,&quot; &amp; [.E229] &amp; &quot;,&quot; &amp; [.R229] &amp; &quot;,&quot; &amp; [.S229] &amp; &quot;,'2014/09/19',&quot; &amp; [.T229] &amp; &quot;,&quot; &amp; [.U229] &amp; &quot;,&quot; &amp; [.V229] &amp; &quot;,&quot; &amp; [.W229] &amp; &quot;,&quot; &amp; [.X229] &amp; &quot;,&quot; &amp; [.Y229] &amp; &quot;,'&quot; &amp; [.O229] &amp; &quot;','&quot; &amp; [.P229] &amp; &quot;','&quot; &amp; [.Q229] &amp; &quot;'),&quot;" office:value-type="string" office:string-value="( 228, 'Honeywell',96.5,96.93,96.24,0.11,0.11,4830000,'2014/09/19',0.11,2.12,0.58,5.61,12.89,115.07,'Strong Buy','Strong Buy','Strong Buy')," calcext:value-type="string">
            <text:p>( 228, 'Honeywell',96.5,96.93,96.24,0.11,0.11,4830000,'2014/09/19',0.11,2.12,0.58,5.61,12.89,115.0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ormel-foods-corp" xlink:type="simple">Hormel Foods</text:a></text:p>
          </table:table-cell>
          <table:table-cell office:value-type="float" office:value="50.52" calcext:value-type="float">
            <text:p>50.52</text:p>
          </table:table-cell>
          <table:table-cell office:value-type="float" office:value="51.24" calcext:value-type="float">
            <text:p>51.24</text:p>
          </table:table-cell>
          <table:table-cell office:value-type="float" office:value="50.52" calcext:value-type="float">
            <text:p>50.52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746.4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11.84%</text:p>
          </table:table-cell>
          <table:table-cell office:value-type="string" calcext:value-type="string">
            <text:p>15.34%</text:p>
          </table:table-cell>
          <table:table-cell office:value-type="string" calcext:value-type="string">
            <text:p>85.8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230];1;LEN([.F230])-1))" office:value-type="float" office:value="-0.88" calcext:value-type="float">
            <text:p>-0.88</text:p>
          </table:table-cell>
          <table:table-cell table:formula="of:=VALUE(SUBSTITUTE(SUBSTITUTE(SUBSTITUTE([.G230];&quot;M&quot;;&quot;0000&quot;);&quot;K&quot;;&quot;0&quot;);&quot;.&quot;;&quot;&quot;))" office:value-type="float" office:value="746450" calcext:value-type="float">
            <text:p>746450</text:p>
          </table:table-cell>
          <table:table-cell table:formula="of:=IF([.I230]=&quot;-&quot;;&quot;NULL&quot;;VALUE(MID([.I230];1;LEN([.I230])-1)))" office:value-type="float" office:value="-0.88" calcext:value-type="float">
            <text:p>-0.88</text:p>
          </table:table-cell>
          <table:table-cell table:formula="of:=IF([.J230]=&quot;-&quot;;&quot;NULL&quot;;VALUE(MID([.J230];1;LEN([.J230])-1)))" office:value-type="float" office:value="1.1" calcext:value-type="float">
            <text:p>1.1</text:p>
          </table:table-cell>
          <table:table-cell table:formula="of:=IF([.K230]=&quot;-&quot;;&quot;NULL&quot;;VALUE(MID([.K230];1;LEN([.K230])-1)))" office:value-type="float" office:value="1.2" calcext:value-type="float">
            <text:p>1.2</text:p>
          </table:table-cell>
          <table:table-cell table:formula="of:=IF([.L230]=&quot;-&quot;;&quot;NULL&quot;;VALUE(MID([.L230];1;LEN([.L230])-1)))" office:value-type="float" office:value="11.84" calcext:value-type="float">
            <text:p>11.84</text:p>
          </table:table-cell>
          <table:table-cell table:formula="of:=IF([.M230]=&quot;-&quot;;&quot;NULL&quot;;VALUE(MID([.M230];1;LEN([.M230])-1)))" office:value-type="float" office:value="15.34" calcext:value-type="float">
            <text:p>15.34</text:p>
          </table:table-cell>
          <table:table-cell table:formula="of:=IF([.N230]=&quot;-&quot;;&quot;NULL&quot;;VALUE(MID([.N230];1;LEN([.N230])-1)))" office:value-type="float" office:value="85.8" calcext:value-type="float">
            <text:p>85.8</text:p>
          </table:table-cell>
          <table:table-cell table:formula="of:=&quot;( &quot; &amp; (ROW()-1) &amp; &quot;, '&quot; &amp; [.A230] &amp; &quot;',&quot; &amp; [.B230] &amp; &quot;,&quot; &amp; [.C230] &amp; &quot;,&quot; &amp; [.D230] &amp; &quot;,&quot; &amp; [.E230] &amp; &quot;,&quot; &amp; [.R230] &amp; &quot;,&quot; &amp; [.S230] &amp; &quot;,'2014/09/19',&quot; &amp; [.T230] &amp; &quot;,&quot; &amp; [.U230] &amp; &quot;,&quot; &amp; [.V230] &amp; &quot;,&quot; &amp; [.W230] &amp; &quot;,&quot; &amp; [.X230] &amp; &quot;,&quot; &amp; [.Y230] &amp; &quot;,'&quot; &amp; [.O230] &amp; &quot;','&quot; &amp; [.P230] &amp; &quot;','&quot; &amp; [.Q230] &amp; &quot;'),&quot;" office:value-type="string" office:string-value="( 229, 'Hormel Foods',50.52,51.24,50.52,-0.45,-0.88,746450,'2014/09/19',-0.88,1.1,1.2,11.84,15.34,85.8,'Strong Sell','Buy','Strong Buy')," calcext:value-type="string">
            <text:p>( 229, 'Hormel Foods',50.52,51.24,50.52,-0.45,-0.88,746450,'2014/09/19',-0.88,1.1,1.2,11.84,15.34,85.8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ospira" xlink:type="simple">Hospira</text:a></text:p>
          </table:table-cell>
          <table:table-cell office:value-type="float" office:value="53.85" calcext:value-type="float">
            <text:p>53.85</text:p>
          </table:table-cell>
          <table:table-cell office:value-type="float" office:value="54.09" calcext:value-type="float">
            <text:p>54.09</text:p>
          </table:table-cell>
          <table:table-cell office:value-type="float" office:value="53.61" calcext:value-type="float">
            <text:p>53.6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64%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4%</text:p>
          </table:table-cell>
          <table:table-cell office:value-type="string" calcext:value-type="string">
            <text:p>2.32%</text:p>
          </table:table-cell>
          <table:table-cell office:value-type="string" calcext:value-type="string">
            <text:p>-1.63%</text:p>
          </table:table-cell>
          <table:table-cell office:value-type="string" calcext:value-type="string">
            <text:p>30.45%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49.0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31];1;LEN([.F231])-1))" office:value-type="float" office:value="0.64" calcext:value-type="float">
            <text:p>0.64</text:p>
          </table:table-cell>
          <table:table-cell table:formula="of:=VALUE(SUBSTITUTE(SUBSTITUTE(SUBSTITUTE([.G231];&quot;M&quot;;&quot;0000&quot;);&quot;K&quot;;&quot;0&quot;);&quot;.&quot;;&quot;&quot;))" office:value-type="float" office:value="1080000" calcext:value-type="float">
            <text:p>1080000</text:p>
          </table:table-cell>
          <table:table-cell table:formula="of:=IF([.I231]=&quot;-&quot;;&quot;NULL&quot;;VALUE(MID([.I231];1;LEN([.I231])-1)))" office:value-type="float" office:value="0.64" calcext:value-type="float">
            <text:p>0.64</text:p>
          </table:table-cell>
          <table:table-cell table:formula="of:=IF([.J231]=&quot;-&quot;;&quot;NULL&quot;;VALUE(MID([.J231];1;LEN([.J231])-1)))" office:value-type="float" office:value="2.32" calcext:value-type="float">
            <text:p>2.32</text:p>
          </table:table-cell>
          <table:table-cell table:formula="of:=IF([.K231]=&quot;-&quot;;&quot;NULL&quot;;VALUE(MID([.K231];1;LEN([.K231])-1)))" office:value-type="float" office:value="-1.63" calcext:value-type="float">
            <text:p>-1.63</text:p>
          </table:table-cell>
          <table:table-cell table:formula="of:=IF([.L231]=&quot;-&quot;;&quot;NULL&quot;;VALUE(MID([.L231];1;LEN([.L231])-1)))" office:value-type="float" office:value="30.45" calcext:value-type="float">
            <text:p>30.45</text:p>
          </table:table-cell>
          <table:table-cell table:formula="of:=IF([.M231]=&quot;-&quot;;&quot;NULL&quot;;VALUE(MID([.M231];1;LEN([.M231])-1)))" office:value-type="float" office:value="30.8" calcext:value-type="float">
            <text:p>30.8</text:p>
          </table:table-cell>
          <table:table-cell table:formula="of:=IF([.N231]=&quot;-&quot;;&quot;NULL&quot;;VALUE(MID([.N231];1;LEN([.N231])-1)))" office:value-type="float" office:value="49" calcext:value-type="float">
            <text:p>49</text:p>
          </table:table-cell>
          <table:table-cell table:formula="of:=&quot;( &quot; &amp; (ROW()-1) &amp; &quot;, '&quot; &amp; [.A231] &amp; &quot;',&quot; &amp; [.B231] &amp; &quot;,&quot; &amp; [.C231] &amp; &quot;,&quot; &amp; [.D231] &amp; &quot;,&quot; &amp; [.E231] &amp; &quot;,&quot; &amp; [.R231] &amp; &quot;,&quot; &amp; [.S231] &amp; &quot;,'2014/09/19',&quot; &amp; [.T231] &amp; &quot;,&quot; &amp; [.U231] &amp; &quot;,&quot; &amp; [.V231] &amp; &quot;,&quot; &amp; [.W231] &amp; &quot;,&quot; &amp; [.X231] &amp; &quot;,&quot; &amp; [.Y231] &amp; &quot;,'&quot; &amp; [.O231] &amp; &quot;','&quot; &amp; [.P231] &amp; &quot;','&quot; &amp; [.Q231] &amp; &quot;'),&quot;" office:value-type="string" office:string-value="( 230, 'Hospira',53.85,54.09,53.61,0.34,0.64,1080000,'2014/09/19',0.64,2.32,-1.63,30.45,30.8,49,'Strong Buy','Strong Buy','Strong Buy')," calcext:value-type="string">
            <text:p>( 230, 'Hospira',53.85,54.09,53.61,0.34,0.64,1080000,'2014/09/19',0.64,2.32,-1.63,30.45,30.8,4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ost-hotels---res" xlink:type="simple">Host Hotels&amp;Resorts</text:a></text:p>
          </table:table-cell>
          <table:table-cell office:value-type="float" office:value="21.8" calcext:value-type="float">
            <text:p>21.8</text:p>
          </table:table-cell>
          <table:table-cell office:value-type="float" office:value="22.11" calcext:value-type="float">
            <text:p>22.11</text:p>
          </table:table-cell>
          <table:table-cell office:value-type="float" office:value="21.73" calcext:value-type="float">
            <text:p>21.73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6.4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-3.88%</text:p>
          </table:table-cell>
          <table:table-cell office:value-type="string" calcext:value-type="string">
            <text:p>12.14%</text:p>
          </table:table-cell>
          <table:table-cell office:value-type="string" calcext:value-type="string">
            <text:p>19.65%</text:p>
          </table:table-cell>
          <table:table-cell office:value-type="string" calcext:value-type="string">
            <text:p>101.2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32];1;LEN([.F232])-1))" office:value-type="float" office:value="-0.73" calcext:value-type="float">
            <text:p>-0.73</text:p>
          </table:table-cell>
          <table:table-cell table:formula="of:=VALUE(SUBSTITUTE(SUBSTITUTE(SUBSTITUTE([.G232];&quot;M&quot;;&quot;0000&quot;);&quot;K&quot;;&quot;0&quot;);&quot;.&quot;;&quot;&quot;))" office:value-type="float" office:value="6440000" calcext:value-type="float">
            <text:p>6440000</text:p>
          </table:table-cell>
          <table:table-cell table:formula="of:=IF([.I232]=&quot;-&quot;;&quot;NULL&quot;;VALUE(MID([.I232];1;LEN([.I232])-1)))" office:value-type="float" office:value="-0.73" calcext:value-type="float">
            <text:p>-0.73</text:p>
          </table:table-cell>
          <table:table-cell table:formula="of:=IF([.J232]=&quot;-&quot;;&quot;NULL&quot;;VALUE(MID([.J232];1;LEN([.J232])-1)))" office:value-type="float" office:value="0.32" calcext:value-type="float">
            <text:p>0.32</text:p>
          </table:table-cell>
          <table:table-cell table:formula="of:=IF([.K232]=&quot;-&quot;;&quot;NULL&quot;;VALUE(MID([.K232];1;LEN([.K232])-1)))" office:value-type="float" office:value="-3.88" calcext:value-type="float">
            <text:p>-3.88</text:p>
          </table:table-cell>
          <table:table-cell table:formula="of:=IF([.L232]=&quot;-&quot;;&quot;NULL&quot;;VALUE(MID([.L232];1;LEN([.L232])-1)))" office:value-type="float" office:value="12.14" calcext:value-type="float">
            <text:p>12.14</text:p>
          </table:table-cell>
          <table:table-cell table:formula="of:=IF([.M232]=&quot;-&quot;;&quot;NULL&quot;;VALUE(MID([.M232];1;LEN([.M232])-1)))" office:value-type="float" office:value="19.65" calcext:value-type="float">
            <text:p>19.65</text:p>
          </table:table-cell>
          <table:table-cell table:formula="of:=IF([.N232]=&quot;-&quot;;&quot;NULL&quot;;VALUE(MID([.N232];1;LEN([.N232])-1)))" office:value-type="float" office:value="101.29" calcext:value-type="float">
            <text:p>101.29</text:p>
          </table:table-cell>
          <table:table-cell table:formula="of:=&quot;( &quot; &amp; (ROW()-1) &amp; &quot;, '&quot; &amp; [.A232] &amp; &quot;',&quot; &amp; [.B232] &amp; &quot;,&quot; &amp; [.C232] &amp; &quot;,&quot; &amp; [.D232] &amp; &quot;,&quot; &amp; [.E232] &amp; &quot;,&quot; &amp; [.R232] &amp; &quot;,&quot; &amp; [.S232] &amp; &quot;,'2014/09/19',&quot; &amp; [.T232] &amp; &quot;,&quot; &amp; [.U232] &amp; &quot;,&quot; &amp; [.V232] &amp; &quot;,&quot; &amp; [.W232] &amp; &quot;,&quot; &amp; [.X232] &amp; &quot;,&quot; &amp; [.Y232] &amp; &quot;,'&quot; &amp; [.O232] &amp; &quot;','&quot; &amp; [.P232] &amp; &quot;','&quot; &amp; [.Q232] &amp; &quot;'),&quot;" office:value-type="string" office:string-value="( 231, 'Host Hotels&amp;Resorts',21.8,22.11,21.73,-0.16,-0.73,6440000,'2014/09/19',-0.73,0.32,-3.88,12.14,19.65,101.29,'Strong Sell','Strong Sell','Strong Buy')," calcext:value-type="string">
            <text:p>( 231, 'Host Hotels&amp;Resorts',21.8,22.11,21.73,-0.16,-0.73,6440000,'2014/09/19',-0.73,0.32,-3.88,12.14,19.65,101.2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udson-city-bcp" xlink:type="simple">Hudson City</text:a></text:p>
          </table:table-cell>
          <table:table-cell office:value-type="float" office:value="10.23" calcext:value-type="float">
            <text:p>10.23</text:p>
          </table:table-cell>
          <table:table-cell office:value-type="float" office:value="10.35" calcext:value-type="float">
            <text:p>10.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59%</text:p>
          </table:table-cell>
          <table:table-cell office:value-type="string" calcext:value-type="string">
            <text:p>3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0.99%</text:p>
          </table:table-cell>
          <table:table-cell office:value-type="string" calcext:value-type="string">
            <text:p>3.44%</text:p>
          </table:table-cell>
          <table:table-cell office:value-type="string" calcext:value-type="string">
            <text:p>8.48%</text:p>
          </table:table-cell>
          <table:table-cell office:value-type="string" calcext:value-type="string">
            <text:p>13.04%</text:p>
          </table:table-cell>
          <table:table-cell office:value-type="string" calcext:value-type="string">
            <text:p>87.3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33];1;LEN([.F233])-1))" office:value-type="float" office:value="0.59" calcext:value-type="float">
            <text:p>0.59</text:p>
          </table:table-cell>
          <table:table-cell table:formula="of:=VALUE(SUBSTITUTE(SUBSTITUTE(SUBSTITUTE([.G233];&quot;M&quot;;&quot;0000&quot;);&quot;K&quot;;&quot;0&quot;);&quot;.&quot;;&quot;&quot;))" office:value-type="float" office:value="3610000" calcext:value-type="float">
            <text:p>3610000</text:p>
          </table:table-cell>
          <table:table-cell table:formula="of:=IF([.I233]=&quot;-&quot;;&quot;NULL&quot;;VALUE(MID([.I233];1;LEN([.I233])-1)))" office:value-type="float" office:value="0.59" calcext:value-type="float">
            <text:p>0.59</text:p>
          </table:table-cell>
          <table:table-cell table:formula="of:=IF([.J233]=&quot;-&quot;;&quot;NULL&quot;;VALUE(MID([.J233];1;LEN([.J233])-1)))" office:value-type="float" office:value="0.99" calcext:value-type="float">
            <text:p>0.99</text:p>
          </table:table-cell>
          <table:table-cell table:formula="of:=IF([.K233]=&quot;-&quot;;&quot;NULL&quot;;VALUE(MID([.K233];1;LEN([.K233])-1)))" office:value-type="float" office:value="3.44" calcext:value-type="float">
            <text:p>3.44</text:p>
          </table:table-cell>
          <table:table-cell table:formula="of:=IF([.L233]=&quot;-&quot;;&quot;NULL&quot;;VALUE(MID([.L233];1;LEN([.L233])-1)))" office:value-type="float" office:value="8.48" calcext:value-type="float">
            <text:p>8.48</text:p>
          </table:table-cell>
          <table:table-cell table:formula="of:=IF([.M233]=&quot;-&quot;;&quot;NULL&quot;;VALUE(MID([.M233];1;LEN([.M233])-1)))" office:value-type="float" office:value="13.04" calcext:value-type="float">
            <text:p>13.04</text:p>
          </table:table-cell>
          <table:table-cell table:formula="of:=IF([.N233]=&quot;-&quot;;&quot;NULL&quot;;VALUE(MID([.N233];1;LEN([.N233])-1)))" office:value-type="float" office:value="87.36" calcext:value-type="float">
            <text:p>87.36</text:p>
          </table:table-cell>
          <table:table-cell table:formula="of:=&quot;( &quot; &amp; (ROW()-1) &amp; &quot;, '&quot; &amp; [.A233] &amp; &quot;',&quot; &amp; [.B233] &amp; &quot;,&quot; &amp; [.C233] &amp; &quot;,&quot; &amp; [.D233] &amp; &quot;,&quot; &amp; [.E233] &amp; &quot;,&quot; &amp; [.R233] &amp; &quot;,&quot; &amp; [.S233] &amp; &quot;,'2014/09/19',&quot; &amp; [.T233] &amp; &quot;,&quot; &amp; [.U233] &amp; &quot;,&quot; &amp; [.V233] &amp; &quot;,&quot; &amp; [.W233] &amp; &quot;,&quot; &amp; [.X233] &amp; &quot;,&quot; &amp; [.Y233] &amp; &quot;,'&quot; &amp; [.O233] &amp; &quot;','&quot; &amp; [.P233] &amp; &quot;','&quot; &amp; [.Q233] &amp; &quot;'),&quot;" office:value-type="string" office:string-value="( 232, 'Hudson City',10.23,10.35,10.15,0.06,0.59,3610000,'2014/09/19',0.59,0.99,3.44,8.48,13.04,87.36,'Strong Buy','Strong Buy','Strong Buy')," calcext:value-type="string">
            <text:p>( 232, 'Hudson City',10.23,10.35,10.15,0.06,0.59,3610000,'2014/09/19',0.59,0.99,3.44,8.48,13.04,87.3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umana-inc" xlink:type="simple">Humana</text:a></text:p>
          </table:table-cell>
          <table:table-cell office:value-type="float" office:value="134.91" calcext:value-type="float">
            <text:p>134.91</text:p>
          </table:table-cell>
          <table:table-cell office:value-type="float" office:value="135.1" calcext:value-type="float">
            <text:p>135.1</text:p>
          </table:table-cell>
          <table:table-cell office:value-type="float" office:value="133.19" calcext:value-type="float">
            <text:p>133.1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+1.30%</text:p>
          </table:table-cell>
          <table:table-cell office:value-type="string" calcext:value-type="string">
            <text:p>1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5.18%</text:p>
          </table:table-cell>
          <table:table-cell office:value-type="string" calcext:value-type="string">
            <text:p>9.28%</text:p>
          </table:table-cell>
          <table:table-cell office:value-type="string" calcext:value-type="string">
            <text:p>30.70%</text:p>
          </table:table-cell>
          <table:table-cell office:value-type="string" calcext:value-type="string">
            <text:p>41.22%</text:p>
          </table:table-cell>
          <table:table-cell office:value-type="string" calcext:value-type="string">
            <text:p>79.8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34];1;LEN([.F234])-1))" office:value-type="float" office:value="1.3" calcext:value-type="float">
            <text:p>1.3</text:p>
          </table:table-cell>
          <table:table-cell table:formula="of:=VALUE(SUBSTITUTE(SUBSTITUTE(SUBSTITUTE([.G234];&quot;M&quot;;&quot;0000&quot;);&quot;K&quot;;&quot;0&quot;);&quot;.&quot;;&quot;&quot;))" office:value-type="float" office:value="1220000" calcext:value-type="float">
            <text:p>1220000</text:p>
          </table:table-cell>
          <table:table-cell table:formula="of:=IF([.I234]=&quot;-&quot;;&quot;NULL&quot;;VALUE(MID([.I234];1;LEN([.I234])-1)))" office:value-type="float" office:value="1.3" calcext:value-type="float">
            <text:p>1.3</text:p>
          </table:table-cell>
          <table:table-cell table:formula="of:=IF([.J234]=&quot;-&quot;;&quot;NULL&quot;;VALUE(MID([.J234];1;LEN([.J234])-1)))" office:value-type="float" office:value="5.18" calcext:value-type="float">
            <text:p>5.18</text:p>
          </table:table-cell>
          <table:table-cell table:formula="of:=IF([.K234]=&quot;-&quot;;&quot;NULL&quot;;VALUE(MID([.K234];1;LEN([.K234])-1)))" office:value-type="float" office:value="9.28" calcext:value-type="float">
            <text:p>9.28</text:p>
          </table:table-cell>
          <table:table-cell table:formula="of:=IF([.L234]=&quot;-&quot;;&quot;NULL&quot;;VALUE(MID([.L234];1;LEN([.L234])-1)))" office:value-type="float" office:value="30.7" calcext:value-type="float">
            <text:p>30.7</text:p>
          </table:table-cell>
          <table:table-cell table:formula="of:=IF([.M234]=&quot;-&quot;;&quot;NULL&quot;;VALUE(MID([.M234];1;LEN([.M234])-1)))" office:value-type="float" office:value="41.22" calcext:value-type="float">
            <text:p>41.22</text:p>
          </table:table-cell>
          <table:table-cell table:formula="of:=IF([.N234]=&quot;-&quot;;&quot;NULL&quot;;VALUE(MID([.N234];1;LEN([.N234])-1)))" office:value-type="float" office:value="79.88" calcext:value-type="float">
            <text:p>79.88</text:p>
          </table:table-cell>
          <table:table-cell table:formula="of:=&quot;( &quot; &amp; (ROW()-1) &amp; &quot;, '&quot; &amp; [.A234] &amp; &quot;',&quot; &amp; [.B234] &amp; &quot;,&quot; &amp; [.C234] &amp; &quot;,&quot; &amp; [.D234] &amp; &quot;,&quot; &amp; [.E234] &amp; &quot;,&quot; &amp; [.R234] &amp; &quot;,&quot; &amp; [.S234] &amp; &quot;,'2014/09/19',&quot; &amp; [.T234] &amp; &quot;,&quot; &amp; [.U234] &amp; &quot;,&quot; &amp; [.V234] &amp; &quot;,&quot; &amp; [.W234] &amp; &quot;,&quot; &amp; [.X234] &amp; &quot;,&quot; &amp; [.Y234] &amp; &quot;,'&quot; &amp; [.O234] &amp; &quot;','&quot; &amp; [.P234] &amp; &quot;','&quot; &amp; [.Q234] &amp; &quot;'),&quot;" office:value-type="string" office:string-value="( 233, 'Humana',134.91,135.1,133.19,1.73,1.3,1220000,'2014/09/19',1.3,5.18,9.28,30.7,41.22,79.88,'Strong Buy','Strong Buy','Strong Buy')," calcext:value-type="string">
            <text:p>( 233, 'Humana',134.91,135.1,133.19,1.73,1.3,1220000,'2014/09/19',1.3,5.18,9.28,30.7,41.22,79.8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huntgtn-bkshr" xlink:type="simple">Huntington Bancshares</text:a></text:p>
          </table:table-cell>
          <table:table-cell office:value-type="float" office:value="10.08" calcext:value-type="float">
            <text:p>10.08</text:p>
          </table:table-cell>
          <table:table-cell office:value-type="float" office:value="10.3" calcext:value-type="float">
            <text:p>10.3</text:p>
          </table:table-cell>
          <table:table-cell office:value-type="float" office:value="10.06" calcext:value-type="float">
            <text:p>10.06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1.27%</text:p>
          </table:table-cell>
          <table:table-cell office:value-type="string" calcext:value-type="string">
            <text:p>9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7%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2.44%</text:p>
          </table:table-cell>
          <table:table-cell office:value-type="string" calcext:value-type="string">
            <text:p>4.46%</text:p>
          </table:table-cell>
          <table:table-cell office:value-type="string" calcext:value-type="string">
            <text:p>20.29%</text:p>
          </table:table-cell>
          <table:table-cell office:value-type="string" calcext:value-type="string">
            <text:p>116.31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35];1;LEN([.F235])-1))" office:value-type="float" office:value="-1.27" calcext:value-type="float">
            <text:p>-1.27</text:p>
          </table:table-cell>
          <table:table-cell table:formula="of:=VALUE(SUBSTITUTE(SUBSTITUTE(SUBSTITUTE([.G235];&quot;M&quot;;&quot;0000&quot;);&quot;K&quot;;&quot;0&quot;);&quot;.&quot;;&quot;&quot;))" office:value-type="float" office:value="9290000" calcext:value-type="float">
            <text:p>9290000</text:p>
          </table:table-cell>
          <table:table-cell table:formula="of:=IF([.I235]=&quot;-&quot;;&quot;NULL&quot;;VALUE(MID([.I235];1;LEN([.I235])-1)))" office:value-type="float" office:value="-1.27" calcext:value-type="float">
            <text:p>-1.27</text:p>
          </table:table-cell>
          <table:table-cell table:formula="of:=IF([.J235]=&quot;-&quot;;&quot;NULL&quot;;VALUE(MID([.J235];1;LEN([.J235])-1)))" office:value-type="float" office:value="-0.49" calcext:value-type="float">
            <text:p>-0.49</text:p>
          </table:table-cell>
          <table:table-cell table:formula="of:=IF([.K235]=&quot;-&quot;;&quot;NULL&quot;;VALUE(MID([.K235];1;LEN([.K235])-1)))" office:value-type="float" office:value="2.44" calcext:value-type="float">
            <text:p>2.44</text:p>
          </table:table-cell>
          <table:table-cell table:formula="of:=IF([.L235]=&quot;-&quot;;&quot;NULL&quot;;VALUE(MID([.L235];1;LEN([.L235])-1)))" office:value-type="float" office:value="4.46" calcext:value-type="float">
            <text:p>4.46</text:p>
          </table:table-cell>
          <table:table-cell table:formula="of:=IF([.M235]=&quot;-&quot;;&quot;NULL&quot;;VALUE(MID([.M235];1;LEN([.M235])-1)))" office:value-type="float" office:value="20.29" calcext:value-type="float">
            <text:p>20.29</text:p>
          </table:table-cell>
          <table:table-cell table:formula="of:=IF([.N235]=&quot;-&quot;;&quot;NULL&quot;;VALUE(MID([.N235];1;LEN([.N235])-1)))" office:value-type="float" office:value="116.31" calcext:value-type="float">
            <text:p>116.31</text:p>
          </table:table-cell>
          <table:table-cell table:formula="of:=&quot;( &quot; &amp; (ROW()-1) &amp; &quot;, '&quot; &amp; [.A235] &amp; &quot;',&quot; &amp; [.B235] &amp; &quot;,&quot; &amp; [.C235] &amp; &quot;,&quot; &amp; [.D235] &amp; &quot;,&quot; &amp; [.E235] &amp; &quot;,&quot; &amp; [.R235] &amp; &quot;,&quot; &amp; [.S235] &amp; &quot;,'2014/09/19',&quot; &amp; [.T235] &amp; &quot;,&quot; &amp; [.U235] &amp; &quot;,&quot; &amp; [.V235] &amp; &quot;,&quot; &amp; [.W235] &amp; &quot;,&quot; &amp; [.X235] &amp; &quot;,&quot; &amp; [.Y235] &amp; &quot;,'&quot; &amp; [.O235] &amp; &quot;','&quot; &amp; [.P235] &amp; &quot;','&quot; &amp; [.Q235] &amp; &quot;'),&quot;" office:value-type="string" office:string-value="( 234, 'Huntington Bancshares',10.08,10.3,10.06,-0.13,-1.27,9290000,'2014/09/19',-1.27,-0.49,2.44,4.46,20.29,116.31,'Strong Sell','Strong Buy','Strong Buy')," calcext:value-type="string">
            <text:p>( 234, 'Huntington Bancshares',10.08,10.3,10.06,-0.13,-1.27,9290000,'2014/09/19',-1.27,-0.49,2.44,4.46,20.29,116.31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llinois-tool-wk-r" xlink:type="simple">Illinois Tool Works</text:a></text:p>
          </table:table-cell>
          <table:table-cell office:value-type="float" office:value="88.62" calcext:value-type="float">
            <text:p>88.62</text:p>
          </table:table-cell>
          <table:table-cell office:value-type="float" office:value="89.58" calcext:value-type="float">
            <text:p>89.58</text:p>
          </table:table-cell>
          <table:table-cell office:value-type="float" office:value="88.21" calcext:value-type="float">
            <text:p>88.21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3.8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15.86%</text:p>
          </table:table-cell>
          <table:table-cell office:value-type="string" calcext:value-type="string">
            <text:p>103.02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36];1;LEN([.F236])-1))" office:value-type="float" office:value="-0.35" calcext:value-type="float">
            <text:p>-0.35</text:p>
          </table:table-cell>
          <table:table-cell table:formula="of:=VALUE(SUBSTITUTE(SUBSTITUTE(SUBSTITUTE([.G236];&quot;M&quot;;&quot;0000&quot;);&quot;K&quot;;&quot;0&quot;);&quot;.&quot;;&quot;&quot;))" office:value-type="float" office:value="3830000" calcext:value-type="float">
            <text:p>3830000</text:p>
          </table:table-cell>
          <table:table-cell table:formula="of:=IF([.I236]=&quot;-&quot;;&quot;NULL&quot;;VALUE(MID([.I236];1;LEN([.I236])-1)))" office:value-type="float" office:value="-0.35" calcext:value-type="float">
            <text:p>-0.35</text:p>
          </table:table-cell>
          <table:table-cell table:formula="of:=IF([.J236]=&quot;-&quot;;&quot;NULL&quot;;VALUE(MID([.J236];1;LEN([.J236])-1)))" office:value-type="float" office:value="0.41" calcext:value-type="float">
            <text:p>0.41</text:p>
          </table:table-cell>
          <table:table-cell table:formula="of:=IF([.K236]=&quot;-&quot;;&quot;NULL&quot;;VALUE(MID([.K236];1;LEN([.K236])-1)))" office:value-type="float" office:value="-0.49" calcext:value-type="float">
            <text:p>-0.49</text:p>
          </table:table-cell>
          <table:table-cell table:formula="of:=IF([.L236]=&quot;-&quot;;&quot;NULL&quot;;VALUE(MID([.L236];1;LEN([.L236])-1)))" office:value-type="float" office:value="5.4" calcext:value-type="float">
            <text:p>5.4</text:p>
          </table:table-cell>
          <table:table-cell table:formula="of:=IF([.M236]=&quot;-&quot;;&quot;NULL&quot;;VALUE(MID([.M236];1;LEN([.M236])-1)))" office:value-type="float" office:value="15.86" calcext:value-type="float">
            <text:p>15.86</text:p>
          </table:table-cell>
          <table:table-cell table:formula="of:=IF([.N236]=&quot;-&quot;;&quot;NULL&quot;;VALUE(MID([.N236];1;LEN([.N236])-1)))" office:value-type="float" office:value="103.02" calcext:value-type="float">
            <text:p>103.02</text:p>
          </table:table-cell>
          <table:table-cell table:formula="of:=&quot;( &quot; &amp; (ROW()-1) &amp; &quot;, '&quot; &amp; [.A236] &amp; &quot;',&quot; &amp; [.B236] &amp; &quot;,&quot; &amp; [.C236] &amp; &quot;,&quot; &amp; [.D236] &amp; &quot;,&quot; &amp; [.E236] &amp; &quot;,&quot; &amp; [.R236] &amp; &quot;,&quot; &amp; [.S236] &amp; &quot;,'2014/09/19',&quot; &amp; [.T236] &amp; &quot;,&quot; &amp; [.U236] &amp; &quot;,&quot; &amp; [.V236] &amp; &quot;,&quot; &amp; [.W236] &amp; &quot;,&quot; &amp; [.X236] &amp; &quot;,&quot; &amp; [.Y236] &amp; &quot;,'&quot; &amp; [.O236] &amp; &quot;','&quot; &amp; [.P236] &amp; &quot;','&quot; &amp; [.Q236] &amp; &quot;'),&quot;" office:value-type="string" office:string-value="( 235, 'Illinois Tool Works',88.62,89.58,88.21,-0.31,-0.35,3830000,'2014/09/19',-0.35,0.41,-0.49,5.4,15.86,103.02,'Neutral','Strong Buy','Strong Buy')," calcext:value-type="string">
            <text:p>( 235, 'Illinois Tool Works',88.62,89.58,88.21,-0.31,-0.35,3830000,'2014/09/19',-0.35,0.41,-0.49,5.4,15.86,103.02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gersoll-rand" xlink:type="simple">Ingersoll-Rand</text:a></text:p>
          </table:table-cell>
          <table:table-cell office:value-type="float" office:value="59.27" calcext:value-type="float">
            <text:p>59.27</text:p>
          </table:table-cell>
          <table:table-cell office:value-type="float" office:value="60.5" calcext:value-type="float">
            <text:p>60.5</text:p>
          </table:table-cell>
          <table:table-cell office:value-type="float" office:value="59.16" calcext:value-type="float">
            <text:p>59.16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-1.45%</text:p>
          </table:table-cell>
          <table:table-cell office:value-type="string" calcext:value-type="string">
            <text:p>4.2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5%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-4.42%</text:p>
          </table:table-cell>
          <table:table-cell office:value-type="string" calcext:value-type="string">
            <text:p>-3.78%</text:p>
          </table:table-cell>
          <table:table-cell office:value-type="string" calcext:value-type="string">
            <text:p>13.37%</text:p>
          </table:table-cell>
          <table:table-cell office:value-type="string" calcext:value-type="string">
            <text:p>86.4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37];1;LEN([.F237])-1))" office:value-type="float" office:value="-1.45" calcext:value-type="float">
            <text:p>-1.45</text:p>
          </table:table-cell>
          <table:table-cell table:formula="of:=VALUE(SUBSTITUTE(SUBSTITUTE(SUBSTITUTE([.G237];&quot;M&quot;;&quot;0000&quot;);&quot;K&quot;;&quot;0&quot;);&quot;.&quot;;&quot;&quot;))" office:value-type="float" office:value="4210000" calcext:value-type="float">
            <text:p>4210000</text:p>
          </table:table-cell>
          <table:table-cell table:formula="of:=IF([.I237]=&quot;-&quot;;&quot;NULL&quot;;VALUE(MID([.I237];1;LEN([.I237])-1)))" office:value-type="float" office:value="-1.45" calcext:value-type="float">
            <text:p>-1.45</text:p>
          </table:table-cell>
          <table:table-cell table:formula="of:=IF([.J237]=&quot;-&quot;;&quot;NULL&quot;;VALUE(MID([.J237];1;LEN([.J237])-1)))" office:value-type="float" office:value="-0.99" calcext:value-type="float">
            <text:p>-0.99</text:p>
          </table:table-cell>
          <table:table-cell table:formula="of:=IF([.K237]=&quot;-&quot;;&quot;NULL&quot;;VALUE(MID([.K237];1;LEN([.K237])-1)))" office:value-type="float" office:value="-4.42" calcext:value-type="float">
            <text:p>-4.42</text:p>
          </table:table-cell>
          <table:table-cell table:formula="of:=IF([.L237]=&quot;-&quot;;&quot;NULL&quot;;VALUE(MID([.L237];1;LEN([.L237])-1)))" office:value-type="float" office:value="-3.78" calcext:value-type="float">
            <text:p>-3.78</text:p>
          </table:table-cell>
          <table:table-cell table:formula="of:=IF([.M237]=&quot;-&quot;;&quot;NULL&quot;;VALUE(MID([.M237];1;LEN([.M237])-1)))" office:value-type="float" office:value="13.37" calcext:value-type="float">
            <text:p>13.37</text:p>
          </table:table-cell>
          <table:table-cell table:formula="of:=IF([.N237]=&quot;-&quot;;&quot;NULL&quot;;VALUE(MID([.N237];1;LEN([.N237])-1)))" office:value-type="float" office:value="86.44" calcext:value-type="float">
            <text:p>86.44</text:p>
          </table:table-cell>
          <table:table-cell table:formula="of:=&quot;( &quot; &amp; (ROW()-1) &amp; &quot;, '&quot; &amp; [.A237] &amp; &quot;',&quot; &amp; [.B237] &amp; &quot;,&quot; &amp; [.C237] &amp; &quot;,&quot; &amp; [.D237] &amp; &quot;,&quot; &amp; [.E237] &amp; &quot;,&quot; &amp; [.R237] &amp; &quot;,&quot; &amp; [.S237] &amp; &quot;,'2014/09/19',&quot; &amp; [.T237] &amp; &quot;,&quot; &amp; [.U237] &amp; &quot;,&quot; &amp; [.V237] &amp; &quot;,&quot; &amp; [.W237] &amp; &quot;,&quot; &amp; [.X237] &amp; &quot;,&quot; &amp; [.Y237] &amp; &quot;,'&quot; &amp; [.O237] &amp; &quot;','&quot; &amp; [.P237] &amp; &quot;','&quot; &amp; [.Q237] &amp; &quot;'),&quot;" office:value-type="string" office:string-value="( 236, 'Ingersoll-Rand',59.27,60.5,59.16,-0.87,-1.45,4210000,'2014/09/19',-1.45,-0.99,-4.42,-3.78,13.37,86.44,'Strong Sell','Strong Sell','Strong Buy')," calcext:value-type="string">
            <text:p>( 236, 'Ingersoll-Rand',59.27,60.5,59.16,-0.87,-1.45,4210000,'2014/09/19',-1.45,-0.99,-4.42,-3.78,13.37,86.4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egrys-energy" xlink:type="simple">Integrys Energy</text:a></text:p>
          </table:table-cell>
          <table:table-cell office:value-type="float" office:value="66.77" calcext:value-type="float">
            <text:p>66.77</text:p>
          </table:table-cell>
          <table:table-cell office:value-type="float" office:value="67.27" calcext:value-type="float">
            <text:p>67.27</text:p>
          </table:table-cell>
          <table:table-cell office:value-type="float" office:value="66.68" calcext:value-type="float">
            <text:p>66.6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09%</text:p>
          </table:table-cell>
          <table:table-cell office:value-type="string" calcext:value-type="string">
            <text:p>564.7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22.72%</text:p>
          </table:table-cell>
          <table:table-cell office:value-type="string" calcext:value-type="string">
            <text:p>19.25%</text:p>
          </table:table-cell>
          <table:table-cell office:value-type="string" calcext:value-type="string">
            <text:p>36.6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38];1;LEN([.F238])-1))" office:value-type="float" office:value="0.09" calcext:value-type="float">
            <text:p>0.09</text:p>
          </table:table-cell>
          <table:table-cell table:formula="of:=VALUE(SUBSTITUTE(SUBSTITUTE(SUBSTITUTE([.G238];&quot;M&quot;;&quot;0000&quot;);&quot;K&quot;;&quot;0&quot;);&quot;.&quot;;&quot;&quot;))" office:value-type="float" office:value="564720" calcext:value-type="float">
            <text:p>564720</text:p>
          </table:table-cell>
          <table:table-cell table:formula="of:=IF([.I238]=&quot;-&quot;;&quot;NULL&quot;;VALUE(MID([.I238];1;LEN([.I238])-1)))" office:value-type="float" office:value="0.09" calcext:value-type="float">
            <text:p>0.09</text:p>
          </table:table-cell>
          <table:table-cell table:formula="of:=IF([.J238]=&quot;-&quot;;&quot;NULL&quot;;VALUE(MID([.J238];1;LEN([.J238])-1)))" office:value-type="float" office:value="0.27" calcext:value-type="float">
            <text:p>0.27</text:p>
          </table:table-cell>
          <table:table-cell table:formula="of:=IF([.K238]=&quot;-&quot;;&quot;NULL&quot;;VALUE(MID([.K238];1;LEN([.K238])-1)))" office:value-type="float" office:value="-0.57" calcext:value-type="float">
            <text:p>-0.57</text:p>
          </table:table-cell>
          <table:table-cell table:formula="of:=IF([.L238]=&quot;-&quot;;&quot;NULL&quot;;VALUE(MID([.L238];1;LEN([.L238])-1)))" office:value-type="float" office:value="22.72" calcext:value-type="float">
            <text:p>22.72</text:p>
          </table:table-cell>
          <table:table-cell table:formula="of:=IF([.M238]=&quot;-&quot;;&quot;NULL&quot;;VALUE(MID([.M238];1;LEN([.M238])-1)))" office:value-type="float" office:value="19.25" calcext:value-type="float">
            <text:p>19.25</text:p>
          </table:table-cell>
          <table:table-cell table:formula="of:=IF([.N238]=&quot;-&quot;;&quot;NULL&quot;;VALUE(MID([.N238];1;LEN([.N238])-1)))" office:value-type="float" office:value="36.66" calcext:value-type="float">
            <text:p>36.66</text:p>
          </table:table-cell>
          <table:table-cell table:formula="of:=&quot;( &quot; &amp; (ROW()-1) &amp; &quot;, '&quot; &amp; [.A238] &amp; &quot;',&quot; &amp; [.B238] &amp; &quot;,&quot; &amp; [.C238] &amp; &quot;,&quot; &amp; [.D238] &amp; &quot;,&quot; &amp; [.E238] &amp; &quot;,&quot; &amp; [.R238] &amp; &quot;,&quot; &amp; [.S238] &amp; &quot;,'2014/09/19',&quot; &amp; [.T238] &amp; &quot;,&quot; &amp; [.U238] &amp; &quot;,&quot; &amp; [.V238] &amp; &quot;,&quot; &amp; [.W238] &amp; &quot;,&quot; &amp; [.X238] &amp; &quot;,&quot; &amp; [.Y238] &amp; &quot;,'&quot; &amp; [.O238] &amp; &quot;','&quot; &amp; [.P238] &amp; &quot;','&quot; &amp; [.Q238] &amp; &quot;'),&quot;" office:value-type="string" office:string-value="( 237, 'Integrys Energy',66.77,67.27,66.68,0.06,0.09,564720,'2014/09/19',0.09,0.27,-0.57,22.72,19.25,36.66,'Strong Sell','Strong Sell','Strong Buy')," calcext:value-type="string">
            <text:p>( 237, 'Integrys Energy',66.77,67.27,66.68,0.06,0.09,564720,'2014/09/19',0.09,0.27,-0.57,22.72,19.25,36.6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el-corp" xlink:type="simple">Intel</text:a></text:p>
          </table:table-cell>
          <table:table-cell office:value-type="float" office:value="34.82" calcext:value-type="float">
            <text:p>34.82</text:p>
          </table:table-cell>
          <table:table-cell office:value-type="float" office:value="35.22" calcext:value-type="float">
            <text:p>35.22</text:p>
          </table:table-cell>
          <table:table-cell office:value-type="float" office:value="34.82" calcext:value-type="float">
            <text:p>34.82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43.6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-0.94%</text:p>
          </table:table-cell>
          <table:table-cell office:value-type="string" calcext:value-type="string">
            <text:p>34.18%</text:p>
          </table:table-cell>
          <table:table-cell office:value-type="string" calcext:value-type="string">
            <text:p>46.49%</text:p>
          </table:table-cell>
          <table:table-cell office:value-type="string" calcext:value-type="string">
            <text:p>58.71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39];1;LEN([.F239])-1))" office:value-type="float" office:value="-1" calcext:value-type="float">
            <text:p>-1</text:p>
          </table:table-cell>
          <table:table-cell table:formula="of:=VALUE(SUBSTITUTE(SUBSTITUTE(SUBSTITUTE([.G239];&quot;M&quot;;&quot;0000&quot;);&quot;K&quot;;&quot;0&quot;);&quot;.&quot;;&quot;&quot;))" office:value-type="float" office:value="43660000" calcext:value-type="float">
            <text:p>43660000</text:p>
          </table:table-cell>
          <table:table-cell table:formula="of:=IF([.I239]=&quot;-&quot;;&quot;NULL&quot;;VALUE(MID([.I239];1;LEN([.I239])-1)))" office:value-type="float" office:value="-1" calcext:value-type="float">
            <text:p>-1</text:p>
          </table:table-cell>
          <table:table-cell table:formula="of:=IF([.J239]=&quot;-&quot;;&quot;NULL&quot;;VALUE(MID([.J239];1;LEN([.J239])-1)))" office:value-type="float" office:value="0.58" calcext:value-type="float">
            <text:p>0.58</text:p>
          </table:table-cell>
          <table:table-cell table:formula="of:=IF([.K239]=&quot;-&quot;;&quot;NULL&quot;;VALUE(MID([.K239];1;LEN([.K239])-1)))" office:value-type="float" office:value="-0.94" calcext:value-type="float">
            <text:p>-0.94</text:p>
          </table:table-cell>
          <table:table-cell table:formula="of:=IF([.L239]=&quot;-&quot;;&quot;NULL&quot;;VALUE(MID([.L239];1;LEN([.L239])-1)))" office:value-type="float" office:value="34.18" calcext:value-type="float">
            <text:p>34.18</text:p>
          </table:table-cell>
          <table:table-cell table:formula="of:=IF([.M239]=&quot;-&quot;;&quot;NULL&quot;;VALUE(MID([.M239];1;LEN([.M239])-1)))" office:value-type="float" office:value="46.49" calcext:value-type="float">
            <text:p>46.49</text:p>
          </table:table-cell>
          <table:table-cell table:formula="of:=IF([.N239]=&quot;-&quot;;&quot;NULL&quot;;VALUE(MID([.N239];1;LEN([.N239])-1)))" office:value-type="float" office:value="58.71" calcext:value-type="float">
            <text:p>58.71</text:p>
          </table:table-cell>
          <table:table-cell table:formula="of:=&quot;( &quot; &amp; (ROW()-1) &amp; &quot;, '&quot; &amp; [.A239] &amp; &quot;',&quot; &amp; [.B239] &amp; &quot;,&quot; &amp; [.C239] &amp; &quot;,&quot; &amp; [.D239] &amp; &quot;,&quot; &amp; [.E239] &amp; &quot;,&quot; &amp; [.R239] &amp; &quot;,&quot; &amp; [.S239] &amp; &quot;,'2014/09/19',&quot; &amp; [.T239] &amp; &quot;,&quot; &amp; [.U239] &amp; &quot;,&quot; &amp; [.V239] &amp; &quot;,&quot; &amp; [.W239] &amp; &quot;,&quot; &amp; [.X239] &amp; &quot;,&quot; &amp; [.Y239] &amp; &quot;,'&quot; &amp; [.O239] &amp; &quot;','&quot; &amp; [.P239] &amp; &quot;','&quot; &amp; [.Q239] &amp; &quot;'),&quot;" office:value-type="string" office:string-value="( 238, 'Intel',34.82,35.22,34.82,-0.35,-1,43660000,'2014/09/19',-1,0.58,-0.94,34.18,46.49,58.71,'Strong Sell','Neutral','Strong Buy')," calcext:value-type="string">
            <text:p>( 238, 'Intel',34.82,35.22,34.82,-0.35,-1,43660000,'2014/09/19',-1,0.58,-0.94,34.18,46.49,58.71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ercontintlex" xlink:type="simple">Intercontinentalexchange</text:a></text:p>
          </table:table-cell>
          <table:table-cell office:value-type="float" office:value="203.8" calcext:value-type="float">
            <text:p>203.8</text:p>
          </table:table-cell>
          <table:table-cell office:value-type="float" office:value="205.04" calcext:value-type="float">
            <text:p>205.04</text:p>
          </table:table-cell>
          <table:table-cell office:value-type="float" office:value="202.31" calcext:value-type="float">
            <text:p>202.31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834.9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4.68%</text:p>
          </table:table-cell>
          <table:table-cell office:value-type="string" calcext:value-type="string">
            <text:p>8.08%</text:p>
          </table:table-cell>
          <table:table-cell office:value-type="string" calcext:value-type="string">
            <text:p>-9.39%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65.8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40];1;LEN([.F240])-1))" office:value-type="float" office:value="-0.12" calcext:value-type="float">
            <text:p>-0.12</text:p>
          </table:table-cell>
          <table:table-cell table:formula="of:=VALUE(SUBSTITUTE(SUBSTITUTE(SUBSTITUTE([.G240];&quot;M&quot;;&quot;0000&quot;);&quot;K&quot;;&quot;0&quot;);&quot;.&quot;;&quot;&quot;))" office:value-type="float" office:value="834950" calcext:value-type="float">
            <text:p>834950</text:p>
          </table:table-cell>
          <table:table-cell table:formula="of:=IF([.I240]=&quot;-&quot;;&quot;NULL&quot;;VALUE(MID([.I240];1;LEN([.I240])-1)))" office:value-type="float" office:value="-0.12" calcext:value-type="float">
            <text:p>-0.12</text:p>
          </table:table-cell>
          <table:table-cell table:formula="of:=IF([.J240]=&quot;-&quot;;&quot;NULL&quot;;VALUE(MID([.J240];1;LEN([.J240])-1)))" office:value-type="float" office:value="4.68" calcext:value-type="float">
            <text:p>4.68</text:p>
          </table:table-cell>
          <table:table-cell table:formula="of:=IF([.K240]=&quot;-&quot;;&quot;NULL&quot;;VALUE(MID([.K240];1;LEN([.K240])-1)))" office:value-type="float" office:value="8.08" calcext:value-type="float">
            <text:p>8.08</text:p>
          </table:table-cell>
          <table:table-cell table:formula="of:=IF([.L240]=&quot;-&quot;;&quot;NULL&quot;;VALUE(MID([.L240];1;LEN([.L240])-1)))" office:value-type="float" office:value="-9.39" calcext:value-type="float">
            <text:p>-9.39</text:p>
          </table:table-cell>
          <table:table-cell table:formula="of:=IF([.M240]=&quot;-&quot;;&quot;NULL&quot;;VALUE(MID([.M240];1;LEN([.M240])-1)))" office:value-type="float" office:value="11.9" calcext:value-type="float">
            <text:p>11.9</text:p>
          </table:table-cell>
          <table:table-cell table:formula="of:=IF([.N240]=&quot;-&quot;;&quot;NULL&quot;;VALUE(MID([.N240];1;LEN([.N240])-1)))" office:value-type="float" office:value="65.87" calcext:value-type="float">
            <text:p>65.87</text:p>
          </table:table-cell>
          <table:table-cell table:formula="of:=&quot;( &quot; &amp; (ROW()-1) &amp; &quot;, '&quot; &amp; [.A240] &amp; &quot;',&quot; &amp; [.B240] &amp; &quot;,&quot; &amp; [.C240] &amp; &quot;,&quot; &amp; [.D240] &amp; &quot;,&quot; &amp; [.E240] &amp; &quot;,&quot; &amp; [.R240] &amp; &quot;,&quot; &amp; [.S240] &amp; &quot;,'2014/09/19',&quot; &amp; [.T240] &amp; &quot;,&quot; &amp; [.U240] &amp; &quot;,&quot; &amp; [.V240] &amp; &quot;,&quot; &amp; [.W240] &amp; &quot;,&quot; &amp; [.X240] &amp; &quot;,&quot; &amp; [.Y240] &amp; &quot;,'&quot; &amp; [.O240] &amp; &quot;','&quot; &amp; [.P240] &amp; &quot;','&quot; &amp; [.Q240] &amp; &quot;'),&quot;" office:value-type="string" office:string-value="( 239, 'Intercontinentalexchange',203.8,205.04,202.31,-0.25,-0.12,834950,'2014/09/19',-0.12,4.68,8.08,-9.39,11.9,65.87,'Strong Buy','Strong Buy','Strong Buy')," calcext:value-type="string">
            <text:p>( 239, 'Intercontinentalexchange',203.8,205.04,202.31,-0.25,-0.12,834950,'2014/09/19',-0.12,4.68,8.08,-9.39,11.9,65.8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l-flav---frag" xlink:type="simple">Flavors&amp;Fragrances</text:a></text:p>
          </table:table-cell>
          <table:table-cell office:value-type="float" office:value="100.73" calcext:value-type="float">
            <text:p>100.73</text:p>
          </table:table-cell>
          <table:table-cell office:value-type="float" office:value="101.33" calcext:value-type="float">
            <text:p>101.33</text:p>
          </table:table-cell>
          <table:table-cell office:value-type="float" office:value="100.22" calcext:value-type="float">
            <text:p>100.2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+0.08%</text:p>
          </table:table-cell>
          <table:table-cell office:value-type="string" calcext:value-type="string">
            <text:p>876.6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17.16%</text:p>
          </table:table-cell>
          <table:table-cell office:value-type="string" calcext:value-type="string">
            <text:p>21.17%</text:p>
          </table:table-cell>
          <table:table-cell office:value-type="string" calcext:value-type="string">
            <text:p>73.3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41];1;LEN([.F241])-1))" office:value-type="float" office:value="0.08" calcext:value-type="float">
            <text:p>0.08</text:p>
          </table:table-cell>
          <table:table-cell table:formula="of:=VALUE(SUBSTITUTE(SUBSTITUTE(SUBSTITUTE([.G241];&quot;M&quot;;&quot;0000&quot;);&quot;K&quot;;&quot;0&quot;);&quot;.&quot;;&quot;&quot;))" office:value-type="float" office:value="876640" calcext:value-type="float">
            <text:p>876640</text:p>
          </table:table-cell>
          <table:table-cell table:formula="of:=IF([.I241]=&quot;-&quot;;&quot;NULL&quot;;VALUE(MID([.I241];1;LEN([.I241])-1)))" office:value-type="float" office:value="0.08" calcext:value-type="float">
            <text:p>0.08</text:p>
          </table:table-cell>
          <table:table-cell table:formula="of:=IF([.J241]=&quot;-&quot;;&quot;NULL&quot;;VALUE(MID([.J241];1;LEN([.J241])-1)))" office:value-type="float" office:value="2.5" calcext:value-type="float">
            <text:p>2.5</text:p>
          </table:table-cell>
          <table:table-cell table:formula="of:=IF([.K241]=&quot;-&quot;;&quot;NULL&quot;;VALUE(MID([.K241];1;LEN([.K241])-1)))" office:value-type="float" office:value="-0.53" calcext:value-type="float">
            <text:p>-0.53</text:p>
          </table:table-cell>
          <table:table-cell table:formula="of:=IF([.L241]=&quot;-&quot;;&quot;NULL&quot;;VALUE(MID([.L241];1;LEN([.L241])-1)))" office:value-type="float" office:value="17.16" calcext:value-type="float">
            <text:p>17.16</text:p>
          </table:table-cell>
          <table:table-cell table:formula="of:=IF([.M241]=&quot;-&quot;;&quot;NULL&quot;;VALUE(MID([.M241];1;LEN([.M241])-1)))" office:value-type="float" office:value="21.17" calcext:value-type="float">
            <text:p>21.17</text:p>
          </table:table-cell>
          <table:table-cell table:formula="of:=IF([.N241]=&quot;-&quot;;&quot;NULL&quot;;VALUE(MID([.N241];1;LEN([.N241])-1)))" office:value-type="float" office:value="73.31" calcext:value-type="float">
            <text:p>73.31</text:p>
          </table:table-cell>
          <table:table-cell table:formula="of:=&quot;( &quot; &amp; (ROW()-1) &amp; &quot;, '&quot; &amp; [.A241] &amp; &quot;',&quot; &amp; [.B241] &amp; &quot;,&quot; &amp; [.C241] &amp; &quot;,&quot; &amp; [.D241] &amp; &quot;,&quot; &amp; [.E241] &amp; &quot;,&quot; &amp; [.R241] &amp; &quot;,&quot; &amp; [.S241] &amp; &quot;,'2014/09/19',&quot; &amp; [.T241] &amp; &quot;,&quot; &amp; [.U241] &amp; &quot;,&quot; &amp; [.V241] &amp; &quot;,&quot; &amp; [.W241] &amp; &quot;,&quot; &amp; [.X241] &amp; &quot;,&quot; &amp; [.Y241] &amp; &quot;,'&quot; &amp; [.O241] &amp; &quot;','&quot; &amp; [.P241] &amp; &quot;','&quot; &amp; [.Q241] &amp; &quot;'),&quot;" office:value-type="string" office:string-value="( 240, 'Flavors&amp;Fragrances',100.73,101.33,100.22,0.08,0.08,876640,'2014/09/19',0.08,2.5,-0.53,17.16,21.17,73.31,'Strong Buy','Strong Buy','Strong Buy')," calcext:value-type="string">
            <text:p>( 240, 'Flavors&amp;Fragrances',100.73,101.33,100.22,0.08,0.08,876640,'2014/09/19',0.08,2.5,-0.53,17.16,21.17,73.3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bm" xlink:type="simple">IBM</text:a>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.19" calcext:value-type="float">
            <text:p>193.1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+0.13%</text:p>
          </table:table-cell>
          <table:table-cell office:value-type="string" calcext:value-type="string">
            <text:p>8.0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1.45%</text:p>
          </table:table-cell>
          <table:table-cell office:value-type="string" calcext:value-type="string">
            <text:p>3.43%</text:p>
          </table:table-cell>
          <table:table-cell office:value-type="string" calcext:value-type="string">
            <text:p>2.09%</text:p>
          </table:table-cell>
          <table:table-cell office:value-type="string" calcext:value-type="string">
            <text:p>12.1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42];1;LEN([.F242])-1))" office:value-type="float" office:value="0.13" calcext:value-type="float">
            <text:p>0.13</text:p>
          </table:table-cell>
          <table:table-cell table:formula="of:=VALUE(SUBSTITUTE(SUBSTITUTE(SUBSTITUTE([.G242];&quot;M&quot;;&quot;0000&quot;);&quot;K&quot;;&quot;0&quot;);&quot;.&quot;;&quot;&quot;))" office:value-type="float" office:value="8050000" calcext:value-type="float">
            <text:p>8050000</text:p>
          </table:table-cell>
          <table:table-cell table:formula="of:=IF([.I242]=&quot;-&quot;;&quot;NULL&quot;;VALUE(MID([.I242];1;LEN([.I242])-1)))" office:value-type="float" office:value="0.13" calcext:value-type="float">
            <text:p>0.13</text:p>
          </table:table-cell>
          <table:table-cell table:formula="of:=IF([.J242]=&quot;-&quot;;&quot;NULL&quot;;VALUE(MID([.J242];1;LEN([.J242])-1)))" office:value-type="float" office:value="1.42" calcext:value-type="float">
            <text:p>1.42</text:p>
          </table:table-cell>
          <table:table-cell table:formula="of:=IF([.K242]=&quot;-&quot;;&quot;NULL&quot;;VALUE(MID([.K242];1;LEN([.K242])-1)))" office:value-type="float" office:value="1.45" calcext:value-type="float">
            <text:p>1.45</text:p>
          </table:table-cell>
          <table:table-cell table:formula="of:=IF([.L242]=&quot;-&quot;;&quot;NULL&quot;;VALUE(MID([.L242];1;LEN([.L242])-1)))" office:value-type="float" office:value="3.43" calcext:value-type="float">
            <text:p>3.43</text:p>
          </table:table-cell>
          <table:table-cell table:formula="of:=IF([.M242]=&quot;-&quot;;&quot;NULL&quot;;VALUE(MID([.M242];1;LEN([.M242])-1)))" office:value-type="float" office:value="2.09" calcext:value-type="float">
            <text:p>2.09</text:p>
          </table:table-cell>
          <table:table-cell table:formula="of:=IF([.N242]=&quot;-&quot;;&quot;NULL&quot;;VALUE(MID([.N242];1;LEN([.N242])-1)))" office:value-type="float" office:value="12.13" calcext:value-type="float">
            <text:p>12.13</text:p>
          </table:table-cell>
          <table:table-cell table:formula="of:=&quot;( &quot; &amp; (ROW()-1) &amp; &quot;, '&quot; &amp; [.A242] &amp; &quot;',&quot; &amp; [.B242] &amp; &quot;,&quot; &amp; [.C242] &amp; &quot;,&quot; &amp; [.D242] &amp; &quot;,&quot; &amp; [.E242] &amp; &quot;,&quot; &amp; [.R242] &amp; &quot;,&quot; &amp; [.S242] &amp; &quot;,'2014/09/19',&quot; &amp; [.T242] &amp; &quot;,&quot; &amp; [.U242] &amp; &quot;,&quot; &amp; [.V242] &amp; &quot;,&quot; &amp; [.W242] &amp; &quot;,&quot; &amp; [.X242] &amp; &quot;,&quot; &amp; [.Y242] &amp; &quot;,'&quot; &amp; [.O242] &amp; &quot;','&quot; &amp; [.P242] &amp; &quot;','&quot; &amp; [.Q242] &amp; &quot;'),&quot;" office:value-type="string" office:string-value="( 241, 'IBM',194,195,193.19,0.25,0.13,8050000,'2014/09/19',0.13,1.42,1.45,3.43,2.09,12.13,'Strong Buy','Strong Buy','Strong Buy')," calcext:value-type="string">
            <text:p>( 241, 'IBM',194,195,193.19,0.25,0.13,8050000,'2014/09/19',0.13,1.42,1.45,3.43,2.09,12.1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l-paper-co" xlink:type="simple">International Paper</text:a></text:p>
          </table:table-cell>
          <table:table-cell office:value-type="float" office:value="48.93" calcext:value-type="float">
            <text:p>48.93</text:p>
          </table:table-cell>
          <table:table-cell office:value-type="float" office:value="49.35" calcext:value-type="float">
            <text:p>49.35</text:p>
          </table:table-cell>
          <table:table-cell office:value-type="float" office:value="48.75" calcext:value-type="float">
            <text:p>48.75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2.9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-1.73%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2.39%</text:p>
          </table:table-cell>
          <table:table-cell office:value-type="string" calcext:value-type="string">
            <text:p>88.41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243];1;LEN([.F243])-1))" office:value-type="float" office:value="-0.14" calcext:value-type="float">
            <text:p>-0.14</text:p>
          </table:table-cell>
          <table:table-cell table:formula="of:=VALUE(SUBSTITUTE(SUBSTITUTE(SUBSTITUTE([.G243];&quot;M&quot;;&quot;0000&quot;);&quot;K&quot;;&quot;0&quot;);&quot;.&quot;;&quot;&quot;))" office:value-type="float" office:value="2940000" calcext:value-type="float">
            <text:p>2940000</text:p>
          </table:table-cell>
          <table:table-cell table:formula="of:=IF([.I243]=&quot;-&quot;;&quot;NULL&quot;;VALUE(MID([.I243];1;LEN([.I243])-1)))" office:value-type="float" office:value="-0.14" calcext:value-type="float">
            <text:p>-0.14</text:p>
          </table:table-cell>
          <table:table-cell table:formula="of:=IF([.J243]=&quot;-&quot;;&quot;NULL&quot;;VALUE(MID([.J243];1;LEN([.J243])-1)))" office:value-type="float" office:value="-1.73" calcext:value-type="float">
            <text:p>-1.73</text:p>
          </table:table-cell>
          <table:table-cell table:formula="of:=IF([.K243]=&quot;-&quot;;&quot;NULL&quot;;VALUE(MID([.K243];1;LEN([.K243])-1)))" office:value-type="float" office:value="2.75" calcext:value-type="float">
            <text:p>2.75</text:p>
          </table:table-cell>
          <table:table-cell table:formula="of:=IF([.L243]=&quot;-&quot;;&quot;NULL&quot;;VALUE(MID([.L243];1;LEN([.L243])-1)))" office:value-type="float" office:value="-0.2" calcext:value-type="float">
            <text:p>-0.2</text:p>
          </table:table-cell>
          <table:table-cell table:formula="of:=IF([.M243]=&quot;-&quot;;&quot;NULL&quot;;VALUE(MID([.M243];1;LEN([.M243])-1)))" office:value-type="float" office:value="2.39" calcext:value-type="float">
            <text:p>2.39</text:p>
          </table:table-cell>
          <table:table-cell table:formula="of:=IF([.N243]=&quot;-&quot;;&quot;NULL&quot;;VALUE(MID([.N243];1;LEN([.N243])-1)))" office:value-type="float" office:value="88.41" calcext:value-type="float">
            <text:p>88.41</text:p>
          </table:table-cell>
          <table:table-cell table:formula="of:=&quot;( &quot; &amp; (ROW()-1) &amp; &quot;, '&quot; &amp; [.A243] &amp; &quot;',&quot; &amp; [.B243] &amp; &quot;,&quot; &amp; [.C243] &amp; &quot;,&quot; &amp; [.D243] &amp; &quot;,&quot; &amp; [.E243] &amp; &quot;,&quot; &amp; [.R243] &amp; &quot;,&quot; &amp; [.S243] &amp; &quot;,'2014/09/19',&quot; &amp; [.T243] &amp; &quot;,&quot; &amp; [.U243] &amp; &quot;,&quot; &amp; [.V243] &amp; &quot;,&quot; &amp; [.W243] &amp; &quot;,&quot; &amp; [.X243] &amp; &quot;,&quot; &amp; [.Y243] &amp; &quot;,'&quot; &amp; [.O243] &amp; &quot;','&quot; &amp; [.P243] &amp; &quot;','&quot; &amp; [.Q243] &amp; &quot;'),&quot;" office:value-type="string" office:string-value="( 242, 'International Paper',48.93,49.35,48.75,-0.07,-0.14,2940000,'2014/09/19',-0.14,-1.73,2.75,-0.2,2.39,88.41,'Sell','Buy','Strong Buy')," calcext:value-type="string">
            <text:p>( 242, 'International Paper',48.93,49.35,48.75,-0.07,-0.14,2940000,'2014/09/19',-0.14,-1.73,2.75,-0.2,2.39,88.41,'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erpublic-grp" xlink:type="simple">Interpublic of Companies</text:a></text:p>
          </table:table-cell>
          <table:table-cell office:value-type="float" office:value="18.81" calcext:value-type="float">
            <text:p>18.81</text:p>
          </table:table-cell>
          <table:table-cell office:value-type="float" office:value="18.87" calcext:value-type="float">
            <text:p>18.87</text:p>
          </table:table-cell>
          <table:table-cell office:value-type="float" office:value="18.68" calcext:value-type="float">
            <text:p>18.6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37%</text:p>
          </table:table-cell>
          <table:table-cell office:value-type="string" calcext:value-type="string">
            <text:p>3.4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-0.27%</text:p>
          </table:table-cell>
          <table:table-cell office:value-type="string" calcext:value-type="string">
            <text:p>-5.57%</text:p>
          </table:table-cell>
          <table:table-cell office:value-type="string" calcext:value-type="string">
            <text:p>6.27%</text:p>
          </table:table-cell>
          <table:table-cell office:value-type="string" calcext:value-type="string">
            <text:p>8.85%</text:p>
          </table:table-cell>
          <table:table-cell office:value-type="string" calcext:value-type="string">
            <text:p>145.24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44];1;LEN([.F244])-1))" office:value-type="float" office:value="0.37" calcext:value-type="float">
            <text:p>0.37</text:p>
          </table:table-cell>
          <table:table-cell table:formula="of:=VALUE(SUBSTITUTE(SUBSTITUTE(SUBSTITUTE([.G244];&quot;M&quot;;&quot;0000&quot;);&quot;K&quot;;&quot;0&quot;);&quot;.&quot;;&quot;&quot;))" office:value-type="float" office:value="3430000" calcext:value-type="float">
            <text:p>3430000</text:p>
          </table:table-cell>
          <table:table-cell table:formula="of:=IF([.I244]=&quot;-&quot;;&quot;NULL&quot;;VALUE(MID([.I244];1;LEN([.I244])-1)))" office:value-type="float" office:value="0.37" calcext:value-type="float">
            <text:p>0.37</text:p>
          </table:table-cell>
          <table:table-cell table:formula="of:=IF([.J244]=&quot;-&quot;;&quot;NULL&quot;;VALUE(MID([.J244];1;LEN([.J244])-1)))" office:value-type="float" office:value="-0.27" calcext:value-type="float">
            <text:p>-0.27</text:p>
          </table:table-cell>
          <table:table-cell table:formula="of:=IF([.K244]=&quot;-&quot;;&quot;NULL&quot;;VALUE(MID([.K244];1;LEN([.K244])-1)))" office:value-type="float" office:value="-5.57" calcext:value-type="float">
            <text:p>-5.57</text:p>
          </table:table-cell>
          <table:table-cell table:formula="of:=IF([.L244]=&quot;-&quot;;&quot;NULL&quot;;VALUE(MID([.L244];1;LEN([.L244])-1)))" office:value-type="float" office:value="6.27" calcext:value-type="float">
            <text:p>6.27</text:p>
          </table:table-cell>
          <table:table-cell table:formula="of:=IF([.M244]=&quot;-&quot;;&quot;NULL&quot;;VALUE(MID([.M244];1;LEN([.M244])-1)))" office:value-type="float" office:value="8.85" calcext:value-type="float">
            <text:p>8.85</text:p>
          </table:table-cell>
          <table:table-cell table:formula="of:=IF([.N244]=&quot;-&quot;;&quot;NULL&quot;;VALUE(MID([.N244];1;LEN([.N244])-1)))" office:value-type="float" office:value="145.24" calcext:value-type="float">
            <text:p>145.24</text:p>
          </table:table-cell>
          <table:table-cell table:formula="of:=&quot;( &quot; &amp; (ROW()-1) &amp; &quot;, '&quot; &amp; [.A244] &amp; &quot;',&quot; &amp; [.B244] &amp; &quot;,&quot; &amp; [.C244] &amp; &quot;,&quot; &amp; [.D244] &amp; &quot;,&quot; &amp; [.E244] &amp; &quot;,&quot; &amp; [.R244] &amp; &quot;,&quot; &amp; [.S244] &amp; &quot;,'2014/09/19',&quot; &amp; [.T244] &amp; &quot;,&quot; &amp; [.U244] &amp; &quot;,&quot; &amp; [.V244] &amp; &quot;,&quot; &amp; [.W244] &amp; &quot;,&quot; &amp; [.X244] &amp; &quot;,&quot; &amp; [.Y244] &amp; &quot;,'&quot; &amp; [.O244] &amp; &quot;','&quot; &amp; [.P244] &amp; &quot;','&quot; &amp; [.Q244] &amp; &quot;'),&quot;" office:value-type="string" office:string-value="( 243, 'Interpublic of Companies',18.81,18.87,18.68,0.07,0.37,3430000,'2014/09/19',0.37,-0.27,-5.57,6.27,8.85,145.24,'Buy','Strong Sell','Strong Buy')," calcext:value-type="string">
            <text:p>( 243, 'Interpublic of Companies',18.81,18.87,18.68,0.07,0.37,3430000,'2014/09/19',0.37,-0.27,-5.57,6.27,8.85,145.24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uit" xlink:type="simple">Intuit</text:a></text:p>
          </table:table-cell>
          <table:table-cell office:value-type="float" office:value="86.72" calcext:value-type="float">
            <text:p>86.72</text:p>
          </table:table-cell>
          <table:table-cell office:value-type="float" office:value="86.88" calcext:value-type="float">
            <text:p>86.88</text:p>
          </table:table-cell>
          <table:table-cell office:value-type="float" office:value="85.86" calcext:value-type="float">
            <text:p>85.8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+1.24%</text:p>
          </table:table-cell>
          <table:table-cell office:value-type="string" calcext:value-type="string">
            <text:p>2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4%</text:p>
          </table:table-cell>
          <table:table-cell office:value-type="string" calcext:value-type="string">
            <text:p>3.25%</text:p>
          </table:table-cell>
          <table:table-cell office:value-type="string" calcext:value-type="string">
            <text:p>1.06%</text:p>
          </table:table-cell>
          <table:table-cell office:value-type="string" calcext:value-type="string">
            <text:p>13.63%</text:p>
          </table:table-cell>
          <table:table-cell office:value-type="string" calcext:value-type="string">
            <text:p>29.74%</text:p>
          </table:table-cell>
          <table:table-cell office:value-type="string" calcext:value-type="string">
            <text:p>81.8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45];1;LEN([.F245])-1))" office:value-type="float" office:value="1.24" calcext:value-type="float">
            <text:p>1.24</text:p>
          </table:table-cell>
          <table:table-cell table:formula="of:=VALUE(SUBSTITUTE(SUBSTITUTE(SUBSTITUTE([.G245];&quot;M&quot;;&quot;0000&quot;);&quot;K&quot;;&quot;0&quot;);&quot;.&quot;;&quot;&quot;))" office:value-type="float" office:value="2970000" calcext:value-type="float">
            <text:p>2970000</text:p>
          </table:table-cell>
          <table:table-cell table:formula="of:=IF([.I245]=&quot;-&quot;;&quot;NULL&quot;;VALUE(MID([.I245];1;LEN([.I245])-1)))" office:value-type="float" office:value="1.24" calcext:value-type="float">
            <text:p>1.24</text:p>
          </table:table-cell>
          <table:table-cell table:formula="of:=IF([.J245]=&quot;-&quot;;&quot;NULL&quot;;VALUE(MID([.J245];1;LEN([.J245])-1)))" office:value-type="float" office:value="3.25" calcext:value-type="float">
            <text:p>3.25</text:p>
          </table:table-cell>
          <table:table-cell table:formula="of:=IF([.K245]=&quot;-&quot;;&quot;NULL&quot;;VALUE(MID([.K245];1;LEN([.K245])-1)))" office:value-type="float" office:value="1.06" calcext:value-type="float">
            <text:p>1.06</text:p>
          </table:table-cell>
          <table:table-cell table:formula="of:=IF([.L245]=&quot;-&quot;;&quot;NULL&quot;;VALUE(MID([.L245];1;LEN([.L245])-1)))" office:value-type="float" office:value="13.63" calcext:value-type="float">
            <text:p>13.63</text:p>
          </table:table-cell>
          <table:table-cell table:formula="of:=IF([.M245]=&quot;-&quot;;&quot;NULL&quot;;VALUE(MID([.M245];1;LEN([.M245])-1)))" office:value-type="float" office:value="29.74" calcext:value-type="float">
            <text:p>29.74</text:p>
          </table:table-cell>
          <table:table-cell table:formula="of:=IF([.N245]=&quot;-&quot;;&quot;NULL&quot;;VALUE(MID([.N245];1;LEN([.N245])-1)))" office:value-type="float" office:value="81.84" calcext:value-type="float">
            <text:p>81.84</text:p>
          </table:table-cell>
          <table:table-cell table:formula="of:=&quot;( &quot; &amp; (ROW()-1) &amp; &quot;, '&quot; &amp; [.A245] &amp; &quot;',&quot; &amp; [.B245] &amp; &quot;,&quot; &amp; [.C245] &amp; &quot;,&quot; &amp; [.D245] &amp; &quot;,&quot; &amp; [.E245] &amp; &quot;,&quot; &amp; [.R245] &amp; &quot;,&quot; &amp; [.S245] &amp; &quot;,'2014/09/19',&quot; &amp; [.T245] &amp; &quot;,&quot; &amp; [.U245] &amp; &quot;,&quot; &amp; [.V245] &amp; &quot;,&quot; &amp; [.W245] &amp; &quot;,&quot; &amp; [.X245] &amp; &quot;,&quot; &amp; [.Y245] &amp; &quot;,'&quot; &amp; [.O245] &amp; &quot;','&quot; &amp; [.P245] &amp; &quot;','&quot; &amp; [.Q245] &amp; &quot;'),&quot;" office:value-type="string" office:string-value="( 244, 'Intuit',86.72,86.88,85.86,1.06,1.24,2970000,'2014/09/19',1.24,3.25,1.06,13.63,29.74,81.84,'Strong Buy','Strong Buy','Strong Buy')," calcext:value-type="string">
            <text:p>( 244, 'Intuit',86.72,86.88,85.86,1.06,1.24,2970000,'2014/09/19',1.24,3.25,1.06,13.63,29.74,81.8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tuitive-surgical-inc" xlink:type="simple">Intuitive Surgical</text:a></text:p>
          </table:table-cell>
          <table:table-cell office:value-type="float" office:value="469.53" calcext:value-type="float">
            <text:p>469.53</text:p>
          </table:table-cell>
          <table:table-cell office:value-type="float" office:value="479" calcext:value-type="float">
            <text:p>479</text:p>
          </table:table-cell>
          <table:table-cell office:value-type="float" office:value="469.2" calcext:value-type="float">
            <text:p>469.2</text:p>
          </table:table-cell>
          <table:table-cell office:value-type="float" office:value="-6.01" calcext:value-type="float">
            <text:p>-6.01</text:p>
          </table:table-cell>
          <table:table-cell office:value-type="string" calcext:value-type="string">
            <text:p>-1.26%</text:p>
          </table:table-cell>
          <table:table-cell office:value-type="string" calcext:value-type="string">
            <text:p>434.7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6%</text:p>
          </table:table-cell>
          <table:table-cell office:value-type="string" calcext:value-type="string">
            <text:p>-2.33%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22.25%</text:p>
          </table:table-cell>
          <table:table-cell office:value-type="string" calcext:value-type="string">
            <text:p>25.31%</text:p>
          </table:table-cell>
          <table:table-cell office:value-type="string" calcext:value-type="string">
            <text:p>23.4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46];1;LEN([.F246])-1))" office:value-type="float" office:value="-1.26" calcext:value-type="float">
            <text:p>-1.26</text:p>
          </table:table-cell>
          <table:table-cell table:formula="of:=VALUE(SUBSTITUTE(SUBSTITUTE(SUBSTITUTE([.G246];&quot;M&quot;;&quot;0000&quot;);&quot;K&quot;;&quot;0&quot;);&quot;.&quot;;&quot;&quot;))" office:value-type="float" office:value="434740" calcext:value-type="float">
            <text:p>434740</text:p>
          </table:table-cell>
          <table:table-cell table:formula="of:=IF([.I246]=&quot;-&quot;;&quot;NULL&quot;;VALUE(MID([.I246];1;LEN([.I246])-1)))" office:value-type="float" office:value="-1.26" calcext:value-type="float">
            <text:p>-1.26</text:p>
          </table:table-cell>
          <table:table-cell table:formula="of:=IF([.J246]=&quot;-&quot;;&quot;NULL&quot;;VALUE(MID([.J246];1;LEN([.J246])-1)))" office:value-type="float" office:value="-2.33" calcext:value-type="float">
            <text:p>-2.33</text:p>
          </table:table-cell>
          <table:table-cell table:formula="of:=IF([.K246]=&quot;-&quot;;&quot;NULL&quot;;VALUE(MID([.K246];1;LEN([.K246])-1)))" office:value-type="float" office:value="-0.5" calcext:value-type="float">
            <text:p>-0.5</text:p>
          </table:table-cell>
          <table:table-cell table:formula="of:=IF([.L246]=&quot;-&quot;;&quot;NULL&quot;;VALUE(MID([.L246];1;LEN([.L246])-1)))" office:value-type="float" office:value="22.25" calcext:value-type="float">
            <text:p>22.25</text:p>
          </table:table-cell>
          <table:table-cell table:formula="of:=IF([.M246]=&quot;-&quot;;&quot;NULL&quot;;VALUE(MID([.M246];1;LEN([.M246])-1)))" office:value-type="float" office:value="25.31" calcext:value-type="float">
            <text:p>25.31</text:p>
          </table:table-cell>
          <table:table-cell table:formula="of:=IF([.N246]=&quot;-&quot;;&quot;NULL&quot;;VALUE(MID([.N246];1;LEN([.N246])-1)))" office:value-type="float" office:value="23.47" calcext:value-type="float">
            <text:p>23.47</text:p>
          </table:table-cell>
          <table:table-cell table:formula="of:=&quot;( &quot; &amp; (ROW()-1) &amp; &quot;, '&quot; &amp; [.A246] &amp; &quot;',&quot; &amp; [.B246] &amp; &quot;,&quot; &amp; [.C246] &amp; &quot;,&quot; &amp; [.D246] &amp; &quot;,&quot; &amp; [.E246] &amp; &quot;,&quot; &amp; [.R246] &amp; &quot;,&quot; &amp; [.S246] &amp; &quot;,'2014/09/19',&quot; &amp; [.T246] &amp; &quot;,&quot; &amp; [.U246] &amp; &quot;,&quot; &amp; [.V246] &amp; &quot;,&quot; &amp; [.W246] &amp; &quot;,&quot; &amp; [.X246] &amp; &quot;,&quot; &amp; [.Y246] &amp; &quot;,'&quot; &amp; [.O246] &amp; &quot;','&quot; &amp; [.P246] &amp; &quot;','&quot; &amp; [.Q246] &amp; &quot;'),&quot;" office:value-type="string" office:string-value="( 245, 'Intuitive Surgical',469.53,479,469.2,-6.01,-1.26,434740,'2014/09/19',-1.26,-2.33,-0.5,22.25,25.31,23.47,'Strong Sell','Neutral','Strong Buy')," calcext:value-type="string">
            <text:p>( 245, 'Intuitive Surgical',469.53,479,469.2,-6.01,-1.26,434740,'2014/09/19',-1.26,-2.33,-0.5,22.25,25.31,23.47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nvesco-ltd" xlink:type="simple">Invesco</text:a></text:p>
          </table:table-cell>
          <table:table-cell office:value-type="float" office:value="40.99" calcext:value-type="float">
            <text:p>40.99</text:p>
          </table:table-cell>
          <table:table-cell office:value-type="float" office:value="41.41" calcext:value-type="float">
            <text:p>41.41</text:p>
          </table:table-cell>
          <table:table-cell office:value-type="float" office:value="40.92" calcext:value-type="float">
            <text:p>40.92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63%</text:p>
          </table:table-cell>
          <table:table-cell office:value-type="string" calcext:value-type="string">
            <text:p>2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3%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12.61%</text:p>
          </table:table-cell>
          <table:table-cell office:value-type="string" calcext:value-type="string">
            <text:p>25.62%</text:p>
          </table:table-cell>
          <table:table-cell office:value-type="string" calcext:value-type="string">
            <text:p>142.5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47];1;LEN([.F247])-1))" office:value-type="float" office:value="-0.63" calcext:value-type="float">
            <text:p>-0.63</text:p>
          </table:table-cell>
          <table:table-cell table:formula="of:=VALUE(SUBSTITUTE(SUBSTITUTE(SUBSTITUTE([.G247];&quot;M&quot;;&quot;0000&quot;);&quot;K&quot;;&quot;0&quot;);&quot;.&quot;;&quot;&quot;))" office:value-type="float" office:value="2500000" calcext:value-type="float">
            <text:p>2500000</text:p>
          </table:table-cell>
          <table:table-cell table:formula="of:=IF([.I247]=&quot;-&quot;;&quot;NULL&quot;;VALUE(MID([.I247];1;LEN([.I247])-1)))" office:value-type="float" office:value="-0.63" calcext:value-type="float">
            <text:p>-0.63</text:p>
          </table:table-cell>
          <table:table-cell table:formula="of:=IF([.J247]=&quot;-&quot;;&quot;NULL&quot;;VALUE(MID([.J247];1;LEN([.J247])-1)))" office:value-type="float" office:value="0.47" calcext:value-type="float">
            <text:p>0.47</text:p>
          </table:table-cell>
          <table:table-cell table:formula="of:=IF([.K247]=&quot;-&quot;;&quot;NULL&quot;;VALUE(MID([.K247];1;LEN([.K247])-1)))" office:value-type="float" office:value="1.51" calcext:value-type="float">
            <text:p>1.51</text:p>
          </table:table-cell>
          <table:table-cell table:formula="of:=IF([.L247]=&quot;-&quot;;&quot;NULL&quot;;VALUE(MID([.L247];1;LEN([.L247])-1)))" office:value-type="float" office:value="12.61" calcext:value-type="float">
            <text:p>12.61</text:p>
          </table:table-cell>
          <table:table-cell table:formula="of:=IF([.M247]=&quot;-&quot;;&quot;NULL&quot;;VALUE(MID([.M247];1;LEN([.M247])-1)))" office:value-type="float" office:value="25.62" calcext:value-type="float">
            <text:p>25.62</text:p>
          </table:table-cell>
          <table:table-cell table:formula="of:=IF([.N247]=&quot;-&quot;;&quot;NULL&quot;;VALUE(MID([.N247];1;LEN([.N247])-1)))" office:value-type="float" office:value="142.54" calcext:value-type="float">
            <text:p>142.54</text:p>
          </table:table-cell>
          <table:table-cell table:formula="of:=&quot;( &quot; &amp; (ROW()-1) &amp; &quot;, '&quot; &amp; [.A247] &amp; &quot;',&quot; &amp; [.B247] &amp; &quot;,&quot; &amp; [.C247] &amp; &quot;,&quot; &amp; [.D247] &amp; &quot;,&quot; &amp; [.E247] &amp; &quot;,&quot; &amp; [.R247] &amp; &quot;,&quot; &amp; [.S247] &amp; &quot;,'2014/09/19',&quot; &amp; [.T247] &amp; &quot;,&quot; &amp; [.U247] &amp; &quot;,&quot; &amp; [.V247] &amp; &quot;,&quot; &amp; [.W247] &amp; &quot;,&quot; &amp; [.X247] &amp; &quot;,&quot; &amp; [.Y247] &amp; &quot;,'&quot; &amp; [.O247] &amp; &quot;','&quot; &amp; [.P247] &amp; &quot;','&quot; &amp; [.Q247] &amp; &quot;'),&quot;" office:value-type="string" office:string-value="( 246, 'Invesco',40.99,41.41,40.92,-0.26,-0.63,2500000,'2014/09/19',-0.63,0.47,1.51,12.61,25.62,142.54,'Neutral','Strong Buy','Strong Buy')," calcext:value-type="string">
            <text:p>( 246, 'Invesco',40.99,41.41,40.92,-0.26,-0.63,2500000,'2014/09/19',-0.63,0.47,1.51,12.61,25.62,142.5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iron-mountain-inc" xlink:type="simple">Iron Mountain</text:a></text:p>
          </table:table-cell>
          <table:table-cell office:value-type="float" office:value="35.65" calcext:value-type="float">
            <text:p>35.65</text:p>
          </table:table-cell>
          <table:table-cell office:value-type="float" office:value="35.95" calcext:value-type="float">
            <text:p>35.95</text:p>
          </table:table-cell>
          <table:table-cell office:value-type="float" office:value="35.64" calcext:value-type="float">
            <text:p>35.64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1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-1.41%</text:p>
          </table:table-cell>
          <table:table-cell office:value-type="string" calcext:value-type="string">
            <text:p>17.46%</text:p>
          </table:table-cell>
          <table:table-cell office:value-type="string" calcext:value-type="string">
            <text:p>24.30%</text:p>
          </table:table-cell>
          <table:table-cell office:value-type="string" calcext:value-type="string">
            <text:p>20.64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48];1;LEN([.F248])-1))" office:value-type="float" office:value="-0.25" calcext:value-type="float">
            <text:p>-0.25</text:p>
          </table:table-cell>
          <table:table-cell table:formula="of:=VALUE(SUBSTITUTE(SUBSTITUTE(SUBSTITUTE([.G248];&quot;M&quot;;&quot;0000&quot;);&quot;K&quot;;&quot;0&quot;);&quot;.&quot;;&quot;&quot;))" office:value-type="float" office:value="1670000" calcext:value-type="float">
            <text:p>1670000</text:p>
          </table:table-cell>
          <table:table-cell table:formula="of:=IF([.I248]=&quot;-&quot;;&quot;NULL&quot;;VALUE(MID([.I248];1;LEN([.I248])-1)))" office:value-type="float" office:value="-0.25" calcext:value-type="float">
            <text:p>-0.25</text:p>
          </table:table-cell>
          <table:table-cell table:formula="of:=IF([.J248]=&quot;-&quot;;&quot;NULL&quot;;VALUE(MID([.J248];1;LEN([.J248])-1)))" office:value-type="float" office:value="1.25" calcext:value-type="float">
            <text:p>1.25</text:p>
          </table:table-cell>
          <table:table-cell table:formula="of:=IF([.K248]=&quot;-&quot;;&quot;NULL&quot;;VALUE(MID([.K248];1;LEN([.K248])-1)))" office:value-type="float" office:value="-1.41" calcext:value-type="float">
            <text:p>-1.41</text:p>
          </table:table-cell>
          <table:table-cell table:formula="of:=IF([.L248]=&quot;-&quot;;&quot;NULL&quot;;VALUE(MID([.L248];1;LEN([.L248])-1)))" office:value-type="float" office:value="17.46" calcext:value-type="float">
            <text:p>17.46</text:p>
          </table:table-cell>
          <table:table-cell table:formula="of:=IF([.M248]=&quot;-&quot;;&quot;NULL&quot;;VALUE(MID([.M248];1;LEN([.M248])-1)))" office:value-type="float" office:value="24.3" calcext:value-type="float">
            <text:p>24.3</text:p>
          </table:table-cell>
          <table:table-cell table:formula="of:=IF([.N248]=&quot;-&quot;;&quot;NULL&quot;;VALUE(MID([.N248];1;LEN([.N248])-1)))" office:value-type="float" office:value="20.64" calcext:value-type="float">
            <text:p>20.64</text:p>
          </table:table-cell>
          <table:table-cell table:formula="of:=&quot;( &quot; &amp; (ROW()-1) &amp; &quot;, '&quot; &amp; [.A248] &amp; &quot;',&quot; &amp; [.B248] &amp; &quot;,&quot; &amp; [.C248] &amp; &quot;,&quot; &amp; [.D248] &amp; &quot;,&quot; &amp; [.E248] &amp; &quot;,&quot; &amp; [.R248] &amp; &quot;,&quot; &amp; [.S248] &amp; &quot;,'2014/09/19',&quot; &amp; [.T248] &amp; &quot;,&quot; &amp; [.U248] &amp; &quot;,&quot; &amp; [.V248] &amp; &quot;,&quot; &amp; [.W248] &amp; &quot;,&quot; &amp; [.X248] &amp; &quot;,&quot; &amp; [.Y248] &amp; &quot;,'&quot; &amp; [.O248] &amp; &quot;','&quot; &amp; [.P248] &amp; &quot;','&quot; &amp; [.Q248] &amp; &quot;'),&quot;" office:value-type="string" office:string-value="( 247, 'Iron Mountain',35.65,35.95,35.64,-0.09,-0.25,1670000,'2014/09/19',-0.25,1.25,-1.41,17.46,24.3,20.64,'Strong Sell','Neutral','Strong Buy')," calcext:value-type="string">
            <text:p>( 247, 'Iron Mountain',35.65,35.95,35.64,-0.09,-0.25,1670000,'2014/09/19',-0.25,1.25,-1.41,17.46,24.3,20.64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p-morgan-chase" xlink:type="simple">JP Morgan</text:a></text:p>
          </table:table-cell>
          <table:table-cell office:value-type="float" office:value="61.11" calcext:value-type="float">
            <text:p>61.11</text:p>
          </table:table-cell>
          <table:table-cell office:value-type="float" office:value="61.85" calcext:value-type="float">
            <text:p>61.85</text:p>
          </table:table-cell>
          <table:table-cell office:value-type="float" office:value="60.98" calcext:value-type="float">
            <text:p>60.98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17.6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4.46%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15.74%</text:p>
          </table:table-cell>
          <table:table-cell office:value-type="string" calcext:value-type="string">
            <text:p>101.42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49];1;LEN([.F249])-1))" office:value-type="float" office:value="-0.34" calcext:value-type="float">
            <text:p>-0.34</text:p>
          </table:table-cell>
          <table:table-cell table:formula="of:=VALUE(SUBSTITUTE(SUBSTITUTE(SUBSTITUTE([.G249];&quot;M&quot;;&quot;0000&quot;);&quot;K&quot;;&quot;0&quot;);&quot;.&quot;;&quot;&quot;))" office:value-type="float" office:value="17680000" calcext:value-type="float">
            <text:p>17680000</text:p>
          </table:table-cell>
          <table:table-cell table:formula="of:=IF([.I249]=&quot;-&quot;;&quot;NULL&quot;;VALUE(MID([.I249];1;LEN([.I249])-1)))" office:value-type="float" office:value="-0.34" calcext:value-type="float">
            <text:p>-0.34</text:p>
          </table:table-cell>
          <table:table-cell table:formula="of:=IF([.J249]=&quot;-&quot;;&quot;NULL&quot;;VALUE(MID([.J249];1;LEN([.J249])-1)))" office:value-type="float" office:value="1.8" calcext:value-type="float">
            <text:p>1.8</text:p>
          </table:table-cell>
          <table:table-cell table:formula="of:=IF([.K249]=&quot;-&quot;;&quot;NULL&quot;;VALUE(MID([.K249];1;LEN([.K249])-1)))" office:value-type="float" office:value="4.46" calcext:value-type="float">
            <text:p>4.46</text:p>
          </table:table-cell>
          <table:table-cell table:formula="of:=IF([.L249]=&quot;-&quot;;&quot;NULL&quot;;VALUE(MID([.L249];1;LEN([.L249])-1)))" office:value-type="float" office:value="4.5" calcext:value-type="float">
            <text:p>4.5</text:p>
          </table:table-cell>
          <table:table-cell table:formula="of:=IF([.M249]=&quot;-&quot;;&quot;NULL&quot;;VALUE(MID([.M249];1;LEN([.M249])-1)))" office:value-type="float" office:value="15.74" calcext:value-type="float">
            <text:p>15.74</text:p>
          </table:table-cell>
          <table:table-cell table:formula="of:=IF([.N249]=&quot;-&quot;;&quot;NULL&quot;;VALUE(MID([.N249];1;LEN([.N249])-1)))" office:value-type="float" office:value="101.42" calcext:value-type="float">
            <text:p>101.42</text:p>
          </table:table-cell>
          <table:table-cell table:formula="of:=&quot;( &quot; &amp; (ROW()-1) &amp; &quot;, '&quot; &amp; [.A249] &amp; &quot;',&quot; &amp; [.B249] &amp; &quot;,&quot; &amp; [.C249] &amp; &quot;,&quot; &amp; [.D249] &amp; &quot;,&quot; &amp; [.E249] &amp; &quot;,&quot; &amp; [.R249] &amp; &quot;,&quot; &amp; [.S249] &amp; &quot;,'2014/09/19',&quot; &amp; [.T249] &amp; &quot;,&quot; &amp; [.U249] &amp; &quot;,&quot; &amp; [.V249] &amp; &quot;,&quot; &amp; [.W249] &amp; &quot;,&quot; &amp; [.X249] &amp; &quot;,&quot; &amp; [.Y249] &amp; &quot;,'&quot; &amp; [.O249] &amp; &quot;','&quot; &amp; [.P249] &amp; &quot;','&quot; &amp; [.Q249] &amp; &quot;'),&quot;" office:value-type="string" office:string-value="( 248, 'JP Morgan',61.11,61.85,60.98,-0.21,-0.34,17680000,'2014/09/19',-0.34,1.8,4.46,4.5,15.74,101.42,'Buy','Strong Buy','Strong Buy')," calcext:value-type="string">
            <text:p>( 248, 'JP Morgan',61.11,61.85,60.98,-0.21,-0.34,17680000,'2014/09/19',-0.34,1.8,4.46,4.5,15.74,101.42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abil-circuit" xlink:type="simple">Jabil Circuit</text:a></text:p>
          </table:table-cell>
          <table:table-cell office:value-type="float" office:value="21.34" calcext:value-type="float">
            <text:p>21.34</text:p>
          </table:table-cell>
          <table:table-cell office:value-type="float" office:value="21.8" calcext:value-type="float">
            <text:p>21.8</text:p>
          </table:table-cell>
          <table:table-cell office:value-type="float" office:value="21.3" calcext:value-type="float">
            <text:p>21.3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3.2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22.36%</text:p>
          </table:table-cell>
          <table:table-cell office:value-type="string" calcext:value-type="string">
            <text:p>-7.66%</text:p>
          </table:table-cell>
          <table:table-cell office:value-type="string" calcext:value-type="string">
            <text:p>26.7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50];1;LEN([.F250])-1))" office:value-type="float" office:value="-1.2" calcext:value-type="float">
            <text:p>-1.2</text:p>
          </table:table-cell>
          <table:table-cell table:formula="of:=VALUE(SUBSTITUTE(SUBSTITUTE(SUBSTITUTE([.G250];&quot;M&quot;;&quot;0000&quot;);&quot;K&quot;;&quot;0&quot;);&quot;.&quot;;&quot;&quot;))" office:value-type="float" office:value="3260000" calcext:value-type="float">
            <text:p>3260000</text:p>
          </table:table-cell>
          <table:table-cell table:formula="of:=IF([.I250]=&quot;-&quot;;&quot;NULL&quot;;VALUE(MID([.I250];1;LEN([.I250])-1)))" office:value-type="float" office:value="-1.2" calcext:value-type="float">
            <text:p>-1.2</text:p>
          </table:table-cell>
          <table:table-cell table:formula="of:=IF([.J250]=&quot;-&quot;;&quot;NULL&quot;;VALUE(MID([.J250];1;LEN([.J250])-1)))" office:value-type="float" office:value="-0.74" calcext:value-type="float">
            <text:p>-0.74</text:p>
          </table:table-cell>
          <table:table-cell table:formula="of:=IF([.K250]=&quot;-&quot;;&quot;NULL&quot;;VALUE(MID([.K250];1;LEN([.K250])-1)))" office:value-type="float" office:value="-0.7" calcext:value-type="float">
            <text:p>-0.7</text:p>
          </table:table-cell>
          <table:table-cell table:formula="of:=IF([.L250]=&quot;-&quot;;&quot;NULL&quot;;VALUE(MID([.L250];1;LEN([.L250])-1)))" office:value-type="float" office:value="22.36" calcext:value-type="float">
            <text:p>22.36</text:p>
          </table:table-cell>
          <table:table-cell table:formula="of:=IF([.M250]=&quot;-&quot;;&quot;NULL&quot;;VALUE(MID([.M250];1;LEN([.M250])-1)))" office:value-type="float" office:value="-7.66" calcext:value-type="float">
            <text:p>-7.66</text:p>
          </table:table-cell>
          <table:table-cell table:formula="of:=IF([.N250]=&quot;-&quot;;&quot;NULL&quot;;VALUE(MID([.N250];1;LEN([.N250])-1)))" office:value-type="float" office:value="26.72" calcext:value-type="float">
            <text:p>26.72</text:p>
          </table:table-cell>
          <table:table-cell table:formula="of:=&quot;( &quot; &amp; (ROW()-1) &amp; &quot;, '&quot; &amp; [.A250] &amp; &quot;',&quot; &amp; [.B250] &amp; &quot;,&quot; &amp; [.C250] &amp; &quot;,&quot; &amp; [.D250] &amp; &quot;,&quot; &amp; [.E250] &amp; &quot;,&quot; &amp; [.R250] &amp; &quot;,&quot; &amp; [.S250] &amp; &quot;,'2014/09/19',&quot; &amp; [.T250] &amp; &quot;,&quot; &amp; [.U250] &amp; &quot;,&quot; &amp; [.V250] &amp; &quot;,&quot; &amp; [.W250] &amp; &quot;,&quot; &amp; [.X250] &amp; &quot;,&quot; &amp; [.Y250] &amp; &quot;,'&quot; &amp; [.O250] &amp; &quot;','&quot; &amp; [.P250] &amp; &quot;','&quot; &amp; [.Q250] &amp; &quot;'),&quot;" office:value-type="string" office:string-value="( 249, 'Jabil Circuit',21.34,21.8,21.3,-0.26,-1.2,3260000,'2014/09/19',-1.2,-0.74,-0.7,22.36,-7.66,26.72,'Strong Sell','Neutral','Strong Buy')," calcext:value-type="string">
            <text:p>( 249, 'Jabil Circuit',21.34,21.8,21.3,-0.26,-1.2,3260000,'2014/09/19',-1.2,-0.74,-0.7,22.36,-7.66,26.72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acobs-engineer" xlink:type="simple">Jacobs Engineering</text:a></text:p>
          </table:table-cell>
          <table:table-cell office:value-type="float" office:value="52.52" calcext:value-type="float">
            <text:p>52.52</text:p>
          </table:table-cell>
          <table:table-cell office:value-type="float" office:value="53.45" calcext:value-type="float">
            <text:p>53.45</text:p>
          </table:table-cell>
          <table:table-cell office:value-type="float" office:value="52.43" calcext:value-type="float">
            <text:p>52.43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-0.96%</text:p>
          </table:table-cell>
          <table:table-cell office:value-type="string" calcext:value-type="string">
            <text:p>863.2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6%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-3.46%</text:p>
          </table:table-cell>
          <table:table-cell office:value-type="string" calcext:value-type="string">
            <text:p>-16.62%</text:p>
          </table:table-cell>
          <table:table-cell office:value-type="string" calcext:value-type="string">
            <text:p>-11.07%</text:p>
          </table:table-cell>
          <table:table-cell office:value-type="string" calcext:value-type="string">
            <text:p>54.9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251];1;LEN([.F251])-1))" office:value-type="float" office:value="-0.96" calcext:value-type="float">
            <text:p>-0.96</text:p>
          </table:table-cell>
          <table:table-cell table:formula="of:=VALUE(SUBSTITUTE(SUBSTITUTE(SUBSTITUTE([.G251];&quot;M&quot;;&quot;0000&quot;);&quot;K&quot;;&quot;0&quot;);&quot;.&quot;;&quot;&quot;))" office:value-type="float" office:value="863240" calcext:value-type="float">
            <text:p>863240</text:p>
          </table:table-cell>
          <table:table-cell table:formula="of:=IF([.I251]=&quot;-&quot;;&quot;NULL&quot;;VALUE(MID([.I251];1;LEN([.I251])-1)))" office:value-type="float" office:value="-0.96" calcext:value-type="float">
            <text:p>-0.96</text:p>
          </table:table-cell>
          <table:table-cell table:formula="of:=IF([.J251]=&quot;-&quot;;&quot;NULL&quot;;VALUE(MID([.J251];1;LEN([.J251])-1)))" office:value-type="float" office:value="-1.76" calcext:value-type="float">
            <text:p>-1.76</text:p>
          </table:table-cell>
          <table:table-cell table:formula="of:=IF([.K251]=&quot;-&quot;;&quot;NULL&quot;;VALUE(MID([.K251];1;LEN([.K251])-1)))" office:value-type="float" office:value="-3.46" calcext:value-type="float">
            <text:p>-3.46</text:p>
          </table:table-cell>
          <table:table-cell table:formula="of:=IF([.L251]=&quot;-&quot;;&quot;NULL&quot;;VALUE(MID([.L251];1;LEN([.L251])-1)))" office:value-type="float" office:value="-16.62" calcext:value-type="float">
            <text:p>-16.62</text:p>
          </table:table-cell>
          <table:table-cell table:formula="of:=IF([.M251]=&quot;-&quot;;&quot;NULL&quot;;VALUE(MID([.M251];1;LEN([.M251])-1)))" office:value-type="float" office:value="-11.07" calcext:value-type="float">
            <text:p>-11.07</text:p>
          </table:table-cell>
          <table:table-cell table:formula="of:=IF([.N251]=&quot;-&quot;;&quot;NULL&quot;;VALUE(MID([.N251];1;LEN([.N251])-1)))" office:value-type="float" office:value="54.93" calcext:value-type="float">
            <text:p>54.93</text:p>
          </table:table-cell>
          <table:table-cell table:formula="of:=&quot;( &quot; &amp; (ROW()-1) &amp; &quot;, '&quot; &amp; [.A251] &amp; &quot;',&quot; &amp; [.B251] &amp; &quot;,&quot; &amp; [.C251] &amp; &quot;,&quot; &amp; [.D251] &amp; &quot;,&quot; &amp; [.E251] &amp; &quot;,&quot; &amp; [.R251] &amp; &quot;,&quot; &amp; [.S251] &amp; &quot;,'2014/09/19',&quot; &amp; [.T251] &amp; &quot;,&quot; &amp; [.U251] &amp; &quot;,&quot; &amp; [.V251] &amp; &quot;,&quot; &amp; [.W251] &amp; &quot;,&quot; &amp; [.X251] &amp; &quot;,&quot; &amp; [.Y251] &amp; &quot;,'&quot; &amp; [.O251] &amp; &quot;','&quot; &amp; [.P251] &amp; &quot;','&quot; &amp; [.Q251] &amp; &quot;'),&quot;" office:value-type="string" office:string-value="( 250, 'Jacobs Engineering',52.52,53.45,52.43,-0.51,-0.96,863240,'2014/09/19',-0.96,-1.76,-3.46,-16.62,-11.07,54.93,'Strong Sell','Strong Sell','Sell')," calcext:value-type="string">
            <text:p>( 250, 'Jacobs Engineering',52.52,53.45,52.43,-0.51,-0.96,863240,'2014/09/19',-0.96,-1.76,-3.46,-16.62,-11.07,54.93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jm-smucker-co" xlink:type="simple">JM Smucker</text:a></text:p>
          </table:table-cell>
          <table:table-cell office:value-type="float" office:value="100.19" calcext:value-type="float">
            <text:p>100.19</text:p>
          </table:table-cell>
          <table:table-cell office:value-type="float" office:value="100.84" calcext:value-type="float">
            <text:p>100.84</text:p>
          </table:table-cell>
          <table:table-cell office:value-type="float" office:value="100.12" calcext:value-type="float">
            <text:p>100.12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651.16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0.49%</text:p>
          </table:table-cell>
          <table:table-cell office:value-type="string" calcext:value-type="string">
            <text:p>-1.44%</text:p>
          </table:table-cell>
          <table:table-cell office:value-type="string" calcext:value-type="string">
            <text:p>-3.31%</text:p>
          </table:table-cell>
          <table:table-cell office:value-type="string" calcext:value-type="string">
            <text:p>-6.49%</text:p>
          </table:table-cell>
          <table:table-cell office:value-type="string" calcext:value-type="string">
            <text:p>37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52];1;LEN([.F252])-1))" office:value-type="float" office:value="-0.03" calcext:value-type="float">
            <text:p>-0.03</text:p>
          </table:table-cell>
          <table:table-cell table:formula="of:=VALUE(SUBSTITUTE(SUBSTITUTE(SUBSTITUTE([.G252];&quot;M&quot;;&quot;0000&quot;);&quot;K&quot;;&quot;0&quot;);&quot;.&quot;;&quot;&quot;))" office:value-type="float" office:value="651160" calcext:value-type="float">
            <text:p>651160</text:p>
          </table:table-cell>
          <table:table-cell table:formula="of:=IF([.I252]=&quot;-&quot;;&quot;NULL&quot;;VALUE(MID([.I252];1;LEN([.I252])-1)))" office:value-type="float" office:value="-0.03" calcext:value-type="float">
            <text:p>-0.03</text:p>
          </table:table-cell>
          <table:table-cell table:formula="of:=IF([.J252]=&quot;-&quot;;&quot;NULL&quot;;VALUE(MID([.J252];1;LEN([.J252])-1)))" office:value-type="float" office:value="0.49" calcext:value-type="float">
            <text:p>0.49</text:p>
          </table:table-cell>
          <table:table-cell table:formula="of:=IF([.K252]=&quot;-&quot;;&quot;NULL&quot;;VALUE(MID([.K252];1;LEN([.K252])-1)))" office:value-type="float" office:value="-1.44" calcext:value-type="float">
            <text:p>-1.44</text:p>
          </table:table-cell>
          <table:table-cell table:formula="of:=IF([.L252]=&quot;-&quot;;&quot;NULL&quot;;VALUE(MID([.L252];1;LEN([.L252])-1)))" office:value-type="float" office:value="-3.31" calcext:value-type="float">
            <text:p>-3.31</text:p>
          </table:table-cell>
          <table:table-cell table:formula="of:=IF([.M252]=&quot;-&quot;;&quot;NULL&quot;;VALUE(MID([.M252];1;LEN([.M252])-1)))" office:value-type="float" office:value="-6.49" calcext:value-type="float">
            <text:p>-6.49</text:p>
          </table:table-cell>
          <table:table-cell table:formula="of:=IF([.N252]=&quot;-&quot;;&quot;NULL&quot;;VALUE(MID([.N252];1;LEN([.N252])-1)))" office:value-type="float" office:value="37" calcext:value-type="float">
            <text:p>37</text:p>
          </table:table-cell>
          <table:table-cell table:formula="of:=&quot;( &quot; &amp; (ROW()-1) &amp; &quot;, '&quot; &amp; [.A252] &amp; &quot;',&quot; &amp; [.B252] &amp; &quot;,&quot; &amp; [.C252] &amp; &quot;,&quot; &amp; [.D252] &amp; &quot;,&quot; &amp; [.E252] &amp; &quot;,&quot; &amp; [.R252] &amp; &quot;,&quot; &amp; [.S252] &amp; &quot;,'2014/09/19',&quot; &amp; [.T252] &amp; &quot;,&quot; &amp; [.U252] &amp; &quot;,&quot; &amp; [.V252] &amp; &quot;,&quot; &amp; [.W252] &amp; &quot;,&quot; &amp; [.X252] &amp; &quot;,&quot; &amp; [.Y252] &amp; &quot;,'&quot; &amp; [.O252] &amp; &quot;','&quot; &amp; [.P252] &amp; &quot;','&quot; &amp; [.Q252] &amp; &quot;'),&quot;" office:value-type="string" office:string-value="( 251, 'JM Smucker',100.19,100.84,100.12,-0.03,-0.03,651160,'2014/09/19',-0.03,0.49,-1.44,-3.31,-6.49,37,'Neutral','Strong Sell','Buy')," calcext:value-type="string">
            <text:p>( 251, 'JM Smucker',100.19,100.84,100.12,-0.03,-0.03,651160,'2014/09/19',-0.03,0.49,-1.44,-3.31,-6.49,37,'Neutra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ohnson-johnson" xlink:type="simple">J&amp;J</text:a>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7.62" calcext:value-type="float">
            <text:p>107.6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+0.60%</text:p>
          </table:table-cell>
          <table:table-cell office:value-type="string" calcext:value-type="string">
            <text:p>11.6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17.91%</text:p>
          </table:table-cell>
          <table:table-cell office:value-type="string" calcext:value-type="string">
            <text:p>20.42%</text:p>
          </table:table-cell>
          <table:table-cell office:value-type="string" calcext:value-type="string">
            <text:p>71.0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53];1;LEN([.F253])-1))" office:value-type="float" office:value="0.6" calcext:value-type="float">
            <text:p>0.6</text:p>
          </table:table-cell>
          <table:table-cell table:formula="of:=VALUE(SUBSTITUTE(SUBSTITUTE(SUBSTITUTE([.G253];&quot;M&quot;;&quot;0000&quot;);&quot;K&quot;;&quot;0&quot;);&quot;.&quot;;&quot;&quot;))" office:value-type="float" office:value="11620000" calcext:value-type="float">
            <text:p>11620000</text:p>
          </table:table-cell>
          <table:table-cell table:formula="of:=IF([.I253]=&quot;-&quot;;&quot;NULL&quot;;VALUE(MID([.I253];1;LEN([.I253])-1)))" office:value-type="float" office:value="0.6" calcext:value-type="float">
            <text:p>0.6</text:p>
          </table:table-cell>
          <table:table-cell table:formula="of:=IF([.J253]=&quot;-&quot;;&quot;NULL&quot;;VALUE(MID([.J253];1;LEN([.J253])-1)))" office:value-type="float" office:value="3.26" calcext:value-type="float">
            <text:p>3.26</text:p>
          </table:table-cell>
          <table:table-cell table:formula="of:=IF([.K253]=&quot;-&quot;;&quot;NULL&quot;;VALUE(MID([.K253];1;LEN([.K253])-1)))" office:value-type="float" office:value="3.65" calcext:value-type="float">
            <text:p>3.65</text:p>
          </table:table-cell>
          <table:table-cell table:formula="of:=IF([.L253]=&quot;-&quot;;&quot;NULL&quot;;VALUE(MID([.L253];1;LEN([.L253])-1)))" office:value-type="float" office:value="17.91" calcext:value-type="float">
            <text:p>17.91</text:p>
          </table:table-cell>
          <table:table-cell table:formula="of:=IF([.M253]=&quot;-&quot;;&quot;NULL&quot;;VALUE(MID([.M253];1;LEN([.M253])-1)))" office:value-type="float" office:value="20.42" calcext:value-type="float">
            <text:p>20.42</text:p>
          </table:table-cell>
          <table:table-cell table:formula="of:=IF([.N253]=&quot;-&quot;;&quot;NULL&quot;;VALUE(MID([.N253];1;LEN([.N253])-1)))" office:value-type="float" office:value="71.06" calcext:value-type="float">
            <text:p>71.06</text:p>
          </table:table-cell>
          <table:table-cell table:formula="of:=&quot;( &quot; &amp; (ROW()-1) &amp; &quot;, '&quot; &amp; [.A253] &amp; &quot;',&quot; &amp; [.B253] &amp; &quot;,&quot; &amp; [.C253] &amp; &quot;,&quot; &amp; [.D253] &amp; &quot;,&quot; &amp; [.E253] &amp; &quot;,&quot; &amp; [.R253] &amp; &quot;,&quot; &amp; [.S253] &amp; &quot;,'2014/09/19',&quot; &amp; [.T253] &amp; &quot;,&quot; &amp; [.U253] &amp; &quot;,&quot; &amp; [.V253] &amp; &quot;,&quot; &amp; [.W253] &amp; &quot;,&quot; &amp; [.X253] &amp; &quot;,&quot; &amp; [.Y253] &amp; &quot;,'&quot; &amp; [.O253] &amp; &quot;','&quot; &amp; [.P253] &amp; &quot;','&quot; &amp; [.Q253] &amp; &quot;'),&quot;" office:value-type="string" office:string-value="( 252, 'J&amp;J',107.99,108.37,107.62,0.64,0.6,11620000,'2014/09/19',0.6,3.26,3.65,17.91,20.42,71.06,'Strong Buy','Strong Buy','Strong Buy')," calcext:value-type="string">
            <text:p>( 252, 'J&amp;J',107.99,108.37,107.62,0.64,0.6,11620000,'2014/09/19',0.6,3.26,3.65,17.91,20.42,71.0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ohnson-controls" xlink:type="simple">Johnson Controls</text:a></text:p>
          </table:table-cell>
          <table:table-cell office:value-type="float" office:value="46.5" calcext:value-type="float">
            <text:p>46.5</text:p>
          </table:table-cell>
          <table:table-cell office:value-type="float" office:value="46.84" calcext:value-type="float">
            <text:p>46.84</text:p>
          </table:table-cell>
          <table:table-cell office:value-type="float" office:value="46.41" calcext:value-type="float">
            <text:p>46.4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4.2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-4.36%</text:p>
          </table:table-cell>
          <table:table-cell office:value-type="string" calcext:value-type="string">
            <text:p>-9.36%</text:p>
          </table:table-cell>
          <table:table-cell office:value-type="string" calcext:value-type="string">
            <text:p>8.98%</text:p>
          </table:table-cell>
          <table:table-cell office:value-type="string" calcext:value-type="string">
            <text:p>66.4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54];1;LEN([.F254])-1))" office:value-type="float" office:value="-0.09" calcext:value-type="float">
            <text:p>-0.09</text:p>
          </table:table-cell>
          <table:table-cell table:formula="of:=VALUE(SUBSTITUTE(SUBSTITUTE(SUBSTITUTE([.G254];&quot;M&quot;;&quot;0000&quot;);&quot;K&quot;;&quot;0&quot;);&quot;.&quot;;&quot;&quot;))" office:value-type="float" office:value="4240000" calcext:value-type="float">
            <text:p>4240000</text:p>
          </table:table-cell>
          <table:table-cell table:formula="of:=IF([.I254]=&quot;-&quot;;&quot;NULL&quot;;VALUE(MID([.I254];1;LEN([.I254])-1)))" office:value-type="float" office:value="-0.09" calcext:value-type="float">
            <text:p>-0.09</text:p>
          </table:table-cell>
          <table:table-cell table:formula="of:=IF([.J254]=&quot;-&quot;;&quot;NULL&quot;;VALUE(MID([.J254];1;LEN([.J254])-1)))" office:value-type="float" office:value="-0.17" calcext:value-type="float">
            <text:p>-0.17</text:p>
          </table:table-cell>
          <table:table-cell table:formula="of:=IF([.K254]=&quot;-&quot;;&quot;NULL&quot;;VALUE(MID([.K254];1;LEN([.K254])-1)))" office:value-type="float" office:value="-4.36" calcext:value-type="float">
            <text:p>-4.36</text:p>
          </table:table-cell>
          <table:table-cell table:formula="of:=IF([.L254]=&quot;-&quot;;&quot;NULL&quot;;VALUE(MID([.L254];1;LEN([.L254])-1)))" office:value-type="float" office:value="-9.36" calcext:value-type="float">
            <text:p>-9.36</text:p>
          </table:table-cell>
          <table:table-cell table:formula="of:=IF([.M254]=&quot;-&quot;;&quot;NULL&quot;;VALUE(MID([.M254];1;LEN([.M254])-1)))" office:value-type="float" office:value="8.98" calcext:value-type="float">
            <text:p>8.98</text:p>
          </table:table-cell>
          <table:table-cell table:formula="of:=IF([.N254]=&quot;-&quot;;&quot;NULL&quot;;VALUE(MID([.N254];1;LEN([.N254])-1)))" office:value-type="float" office:value="66.49" calcext:value-type="float">
            <text:p>66.49</text:p>
          </table:table-cell>
          <table:table-cell table:formula="of:=&quot;( &quot; &amp; (ROW()-1) &amp; &quot;, '&quot; &amp; [.A254] &amp; &quot;',&quot; &amp; [.B254] &amp; &quot;,&quot; &amp; [.C254] &amp; &quot;,&quot; &amp; [.D254] &amp; &quot;,&quot; &amp; [.E254] &amp; &quot;,&quot; &amp; [.R254] &amp; &quot;,&quot; &amp; [.S254] &amp; &quot;,'2014/09/19',&quot; &amp; [.T254] &amp; &quot;,&quot; &amp; [.U254] &amp; &quot;,&quot; &amp; [.V254] &amp; &quot;,&quot; &amp; [.W254] &amp; &quot;,&quot; &amp; [.X254] &amp; &quot;,&quot; &amp; [.Y254] &amp; &quot;,'&quot; &amp; [.O254] &amp; &quot;','&quot; &amp; [.P254] &amp; &quot;','&quot; &amp; [.Q254] &amp; &quot;'),&quot;" office:value-type="string" office:string-value="( 253, 'Johnson Controls',46.5,46.84,46.41,-0.04,-0.09,4240000,'2014/09/19',-0.09,-0.17,-4.36,-9.36,8.98,66.49,'Strong Sell','Strong Sell','Strong Buy')," calcext:value-type="string">
            <text:p>( 253, 'Johnson Controls',46.5,46.84,46.41,-0.04,-0.09,4240000,'2014/09/19',-0.09,-0.17,-4.36,-9.36,8.98,66.4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joy-global-inc" xlink:type="simple">Joy Global</text:a></text:p>
          </table:table-cell>
          <table:table-cell office:value-type="float" office:value="58.01" calcext:value-type="float">
            <text:p>58.01</text:p>
          </table:table-cell>
          <table:table-cell office:value-type="float" office:value="59.39" calcext:value-type="float">
            <text:p>59.39</text:p>
          </table:table-cell>
          <table:table-cell office:value-type="float" office:value="57.57" calcext:value-type="float">
            <text:p>57.57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-2.04%</text:p>
          </table:table-cell>
          <table:table-cell office:value-type="string" calcext:value-type="string">
            <text:p>1.7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04%</text:p>
          </table:table-cell>
          <table:table-cell office:value-type="string" calcext:value-type="string">
            <text:p>-0.89%</text:p>
          </table:table-cell>
          <table:table-cell office:value-type="string" calcext:value-type="string">
            <text:p>-9.05%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9.64%</text:p>
          </table:table-cell>
          <table:table-cell office:value-type="string" calcext:value-type="string">
            <text:p>-17.6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255];1;LEN([.F255])-1))" office:value-type="float" office:value="-2.04" calcext:value-type="float">
            <text:p>-2.04</text:p>
          </table:table-cell>
          <table:table-cell table:formula="of:=VALUE(SUBSTITUTE(SUBSTITUTE(SUBSTITUTE([.G255];&quot;M&quot;;&quot;0000&quot;);&quot;K&quot;;&quot;0&quot;);&quot;.&quot;;&quot;&quot;))" office:value-type="float" office:value="1760000" calcext:value-type="float">
            <text:p>1760000</text:p>
          </table:table-cell>
          <table:table-cell table:formula="of:=IF([.I255]=&quot;-&quot;;&quot;NULL&quot;;VALUE(MID([.I255];1;LEN([.I255])-1)))" office:value-type="float" office:value="-2.04" calcext:value-type="float">
            <text:p>-2.04</text:p>
          </table:table-cell>
          <table:table-cell table:formula="of:=IF([.J255]=&quot;-&quot;;&quot;NULL&quot;;VALUE(MID([.J255];1;LEN([.J255])-1)))" office:value-type="float" office:value="-0.89" calcext:value-type="float">
            <text:p>-0.89</text:p>
          </table:table-cell>
          <table:table-cell table:formula="of:=IF([.K255]=&quot;-&quot;;&quot;NULL&quot;;VALUE(MID([.K255];1;LEN([.K255])-1)))" office:value-type="float" office:value="-9.05" calcext:value-type="float">
            <text:p>-9.05</text:p>
          </table:table-cell>
          <table:table-cell table:formula="of:=IF([.L255]=&quot;-&quot;;&quot;NULL&quot;;VALUE(MID([.L255];1;LEN([.L255])-1)))" office:value-type="float" office:value="-0.82" calcext:value-type="float">
            <text:p>-0.82</text:p>
          </table:table-cell>
          <table:table-cell table:formula="of:=IF([.M255]=&quot;-&quot;;&quot;NULL&quot;;VALUE(MID([.M255];1;LEN([.M255])-1)))" office:value-type="float" office:value="9.64" calcext:value-type="float">
            <text:p>9.64</text:p>
          </table:table-cell>
          <table:table-cell table:formula="of:=IF([.N255]=&quot;-&quot;;&quot;NULL&quot;;VALUE(MID([.N255];1;LEN([.N255])-1)))" office:value-type="float" office:value="-17.65" calcext:value-type="float">
            <text:p>-17.65</text:p>
          </table:table-cell>
          <table:table-cell table:formula="of:=&quot;( &quot; &amp; (ROW()-1) &amp; &quot;, '&quot; &amp; [.A255] &amp; &quot;',&quot; &amp; [.B255] &amp; &quot;,&quot; &amp; [.C255] &amp; &quot;,&quot; &amp; [.D255] &amp; &quot;,&quot; &amp; [.E255] &amp; &quot;,&quot; &amp; [.R255] &amp; &quot;,&quot; &amp; [.S255] &amp; &quot;,'2014/09/19',&quot; &amp; [.T255] &amp; &quot;,&quot; &amp; [.U255] &amp; &quot;,&quot; &amp; [.V255] &amp; &quot;,&quot; &amp; [.W255] &amp; &quot;,&quot; &amp; [.X255] &amp; &quot;,&quot; &amp; [.Y255] &amp; &quot;,'&quot; &amp; [.O255] &amp; &quot;','&quot; &amp; [.P255] &amp; &quot;','&quot; &amp; [.Q255] &amp; &quot;'),&quot;" office:value-type="string" office:string-value="( 254, 'Joy Global',58.01,59.39,57.57,-1.21,-2.04,1760000,'2014/09/19',-2.04,-0.89,-9.05,-0.82,9.64,-17.65,'Strong Sell','Strong Sell','Neutral')," calcext:value-type="string">
            <text:p>( 254, 'Joy Global',58.01,59.39,57.57,-1.21,-2.04,1760000,'2014/09/19',-2.04,-0.89,-9.05,-0.82,9.64,-17.65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juniper-networks-inc" xlink:type="simple">Juniper</text:a></text:p>
          </table:table-cell>
          <table:table-cell office:value-type="float" office:value="22.63" calcext:value-type="float">
            <text:p>22.63</text:p>
          </table:table-cell>
          <table:table-cell office:value-type="float" office:value="22.91" calcext:value-type="float">
            <text:p>22.91</text:p>
          </table:table-cell>
          <table:table-cell office:value-type="float" office:value="22.51" calcext:value-type="float">
            <text:p>22.51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12.4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-2.29%</text:p>
          </table:table-cell>
          <table:table-cell office:value-type="string" calcext:value-type="string">
            <text:p>-5.67%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7.81%</text:p>
          </table:table-cell>
          <table:table-cell office:value-type="string" calcext:value-type="string">
            <text:p>14.4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256];1;LEN([.F256])-1))" office:value-type="float" office:value="-0.7" calcext:value-type="float">
            <text:p>-0.7</text:p>
          </table:table-cell>
          <table:table-cell table:formula="of:=VALUE(SUBSTITUTE(SUBSTITUTE(SUBSTITUTE([.G256];&quot;M&quot;;&quot;0000&quot;);&quot;K&quot;;&quot;0&quot;);&quot;.&quot;;&quot;&quot;))" office:value-type="float" office:value="12460000" calcext:value-type="float">
            <text:p>12460000</text:p>
          </table:table-cell>
          <table:table-cell table:formula="of:=IF([.I256]=&quot;-&quot;;&quot;NULL&quot;;VALUE(MID([.I256];1;LEN([.I256])-1)))" office:value-type="float" office:value="-0.7" calcext:value-type="float">
            <text:p>-0.7</text:p>
          </table:table-cell>
          <table:table-cell table:formula="of:=IF([.J256]=&quot;-&quot;;&quot;NULL&quot;;VALUE(MID([.J256];1;LEN([.J256])-1)))" office:value-type="float" office:value="-2.29" calcext:value-type="float">
            <text:p>-2.29</text:p>
          </table:table-cell>
          <table:table-cell table:formula="of:=IF([.K256]=&quot;-&quot;;&quot;NULL&quot;;VALUE(MID([.K256];1;LEN([.K256])-1)))" office:value-type="float" office:value="-5.67" calcext:value-type="float">
            <text:p>-5.67</text:p>
          </table:table-cell>
          <table:table-cell table:formula="of:=IF([.L256]=&quot;-&quot;;&quot;NULL&quot;;VALUE(MID([.L256];1;LEN([.L256])-1)))" office:value-type="float" office:value="0.27" calcext:value-type="float">
            <text:p>0.27</text:p>
          </table:table-cell>
          <table:table-cell table:formula="of:=IF([.M256]=&quot;-&quot;;&quot;NULL&quot;;VALUE(MID([.M256];1;LEN([.M256])-1)))" office:value-type="float" office:value="7.81" calcext:value-type="float">
            <text:p>7.81</text:p>
          </table:table-cell>
          <table:table-cell table:formula="of:=IF([.N256]=&quot;-&quot;;&quot;NULL&quot;;VALUE(MID([.N256];1;LEN([.N256])-1)))" office:value-type="float" office:value="14.41" calcext:value-type="float">
            <text:p>14.41</text:p>
          </table:table-cell>
          <table:table-cell table:formula="of:=&quot;( &quot; &amp; (ROW()-1) &amp; &quot;, '&quot; &amp; [.A256] &amp; &quot;',&quot; &amp; [.B256] &amp; &quot;,&quot; &amp; [.C256] &amp; &quot;,&quot; &amp; [.D256] &amp; &quot;,&quot; &amp; [.E256] &amp; &quot;,&quot; &amp; [.R256] &amp; &quot;,&quot; &amp; [.S256] &amp; &quot;,'2014/09/19',&quot; &amp; [.T256] &amp; &quot;,&quot; &amp; [.U256] &amp; &quot;,&quot; &amp; [.V256] &amp; &quot;,&quot; &amp; [.W256] &amp; &quot;,&quot; &amp; [.X256] &amp; &quot;,&quot; &amp; [.Y256] &amp; &quot;,'&quot; &amp; [.O256] &amp; &quot;','&quot; &amp; [.P256] &amp; &quot;','&quot; &amp; [.Q256] &amp; &quot;'),&quot;" office:value-type="string" office:string-value="( 255, 'Juniper',22.63,22.91,22.51,-0.16,-0.7,12460000,'2014/09/19',-0.7,-2.29,-5.67,0.27,7.81,14.41,'Strong Sell','Strong Sell','Sell')," calcext:value-type="string">
            <text:p>( 255, 'Juniper',22.63,22.91,22.51,-0.16,-0.7,12460000,'2014/09/19',-0.7,-2.29,-5.67,0.27,7.81,14.41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kansas-city-southern-inc" xlink:type="simple">Kansas City Southern</text:a></text:p>
          </table:table-cell>
          <table:table-cell office:value-type="float" office:value="121.43" calcext:value-type="float">
            <text:p>121.43</text:p>
          </table:table-cell>
          <table:table-cell office:value-type="float" office:value="122.52" calcext:value-type="float">
            <text:p>122.52</text:p>
          </table:table-cell>
          <table:table-cell office:value-type="float" office:value="120.83" calcext:value-type="float">
            <text:p>120.83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767.2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5.63%</text:p>
          </table:table-cell>
          <table:table-cell office:value-type="string" calcext:value-type="string">
            <text:p>6.28%</text:p>
          </table:table-cell>
          <table:table-cell office:value-type="string" calcext:value-type="string">
            <text:p>-1.94%</text:p>
          </table:table-cell>
          <table:table-cell office:value-type="string" calcext:value-type="string">
            <text:p>8.98%</text:p>
          </table:table-cell>
          <table:table-cell office:value-type="string" calcext:value-type="string">
            <text:p>144.38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57];1;LEN([.F257])-1))" office:value-type="float" office:value="-0.35" calcext:value-type="float">
            <text:p>-0.35</text:p>
          </table:table-cell>
          <table:table-cell table:formula="of:=VALUE(SUBSTITUTE(SUBSTITUTE(SUBSTITUTE([.G257];&quot;M&quot;;&quot;0000&quot;);&quot;K&quot;;&quot;0&quot;);&quot;.&quot;;&quot;&quot;))" office:value-type="float" office:value="767280" calcext:value-type="float">
            <text:p>767280</text:p>
          </table:table-cell>
          <table:table-cell table:formula="of:=IF([.I257]=&quot;-&quot;;&quot;NULL&quot;;VALUE(MID([.I257];1;LEN([.I257])-1)))" office:value-type="float" office:value="-0.35" calcext:value-type="float">
            <text:p>-0.35</text:p>
          </table:table-cell>
          <table:table-cell table:formula="of:=IF([.J257]=&quot;-&quot;;&quot;NULL&quot;;VALUE(MID([.J257];1;LEN([.J257])-1)))" office:value-type="float" office:value="5.63" calcext:value-type="float">
            <text:p>5.63</text:p>
          </table:table-cell>
          <table:table-cell table:formula="of:=IF([.K257]=&quot;-&quot;;&quot;NULL&quot;;VALUE(MID([.K257];1;LEN([.K257])-1)))" office:value-type="float" office:value="6.28" calcext:value-type="float">
            <text:p>6.28</text:p>
          </table:table-cell>
          <table:table-cell table:formula="of:=IF([.L257]=&quot;-&quot;;&quot;NULL&quot;;VALUE(MID([.L257];1;LEN([.L257])-1)))" office:value-type="float" office:value="-1.94" calcext:value-type="float">
            <text:p>-1.94</text:p>
          </table:table-cell>
          <table:table-cell table:formula="of:=IF([.M257]=&quot;-&quot;;&quot;NULL&quot;;VALUE(MID([.M257];1;LEN([.M257])-1)))" office:value-type="float" office:value="8.98" calcext:value-type="float">
            <text:p>8.98</text:p>
          </table:table-cell>
          <table:table-cell table:formula="of:=IF([.N257]=&quot;-&quot;;&quot;NULL&quot;;VALUE(MID([.N257];1;LEN([.N257])-1)))" office:value-type="float" office:value="144.38" calcext:value-type="float">
            <text:p>144.38</text:p>
          </table:table-cell>
          <table:table-cell table:formula="of:=&quot;( &quot; &amp; (ROW()-1) &amp; &quot;, '&quot; &amp; [.A257] &amp; &quot;',&quot; &amp; [.B257] &amp; &quot;,&quot; &amp; [.C257] &amp; &quot;,&quot; &amp; [.D257] &amp; &quot;,&quot; &amp; [.E257] &amp; &quot;,&quot; &amp; [.R257] &amp; &quot;,&quot; &amp; [.S257] &amp; &quot;,'2014/09/19',&quot; &amp; [.T257] &amp; &quot;,&quot; &amp; [.U257] &amp; &quot;,&quot; &amp; [.V257] &amp; &quot;,&quot; &amp; [.W257] &amp; &quot;,&quot; &amp; [.X257] &amp; &quot;,&quot; &amp; [.Y257] &amp; &quot;,'&quot; &amp; [.O257] &amp; &quot;','&quot; &amp; [.P257] &amp; &quot;','&quot; &amp; [.Q257] &amp; &quot;'),&quot;" office:value-type="string" office:string-value="( 256, 'Kansas City Southern',121.43,122.52,120.83,-0.43,-0.35,767280,'2014/09/19',-0.35,5.63,6.28,-1.94,8.98,144.38,'Neutral','Strong Buy','Strong Buy')," calcext:value-type="string">
            <text:p>( 256, 'Kansas City Southern',121.43,122.52,120.83,-0.43,-0.35,767280,'2014/09/19',-0.35,5.63,6.28,-1.94,8.98,144.38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ellogg-co." xlink:type="simple">Kellogg</text:a></text:p>
          </table:table-cell>
          <table:table-cell office:value-type="float" office:value="62.66" calcext:value-type="float">
            <text:p>62.66</text:p>
          </table:table-cell>
          <table:table-cell office:value-type="float" office:value="63.27" calcext:value-type="float">
            <text:p>63.27</text:p>
          </table:table-cell>
          <table:table-cell office:value-type="float" office:value="62.63" calcext:value-type="float">
            <text:p>62.63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-0.37%</text:p>
          </table:table-cell>
          <table:table-cell office:value-type="string" calcext:value-type="string">
            <text:p>2.4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7%</text:p>
          </table:table-cell>
          <table:table-cell office:value-type="string" calcext:value-type="string">
            <text:p>-1.93%</text:p>
          </table:table-cell>
          <table:table-cell office:value-type="string" calcext:value-type="string">
            <text:p>-3.42%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3.45%</text:p>
          </table:table-cell>
          <table:table-cell office:value-type="string" calcext:value-type="string">
            <text:p>19.0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58];1;LEN([.F258])-1))" office:value-type="float" office:value="-0.37" calcext:value-type="float">
            <text:p>-0.37</text:p>
          </table:table-cell>
          <table:table-cell table:formula="of:=VALUE(SUBSTITUTE(SUBSTITUTE(SUBSTITUTE([.G258];&quot;M&quot;;&quot;0000&quot;);&quot;K&quot;;&quot;0&quot;);&quot;.&quot;;&quot;&quot;))" office:value-type="float" office:value="2430000" calcext:value-type="float">
            <text:p>2430000</text:p>
          </table:table-cell>
          <table:table-cell table:formula="of:=IF([.I258]=&quot;-&quot;;&quot;NULL&quot;;VALUE(MID([.I258];1;LEN([.I258])-1)))" office:value-type="float" office:value="-0.37" calcext:value-type="float">
            <text:p>-0.37</text:p>
          </table:table-cell>
          <table:table-cell table:formula="of:=IF([.J258]=&quot;-&quot;;&quot;NULL&quot;;VALUE(MID([.J258];1;LEN([.J258])-1)))" office:value-type="float" office:value="-1.93" calcext:value-type="float">
            <text:p>-1.93</text:p>
          </table:table-cell>
          <table:table-cell table:formula="of:=IF([.K258]=&quot;-&quot;;&quot;NULL&quot;;VALUE(MID([.K258];1;LEN([.K258])-1)))" office:value-type="float" office:value="-3.42" calcext:value-type="float">
            <text:p>-3.42</text:p>
          </table:table-cell>
          <table:table-cell table:formula="of:=IF([.L258]=&quot;-&quot;;&quot;NULL&quot;;VALUE(MID([.L258];1;LEN([.L258])-1)))" office:value-type="float" office:value="2.6" calcext:value-type="float">
            <text:p>2.6</text:p>
          </table:table-cell>
          <table:table-cell table:formula="of:=IF([.M258]=&quot;-&quot;;&quot;NULL&quot;;VALUE(MID([.M258];1;LEN([.M258])-1)))" office:value-type="float" office:value="3.45" calcext:value-type="float">
            <text:p>3.45</text:p>
          </table:table-cell>
          <table:table-cell table:formula="of:=IF([.N258]=&quot;-&quot;;&quot;NULL&quot;;VALUE(MID([.N258];1;LEN([.N258])-1)))" office:value-type="float" office:value="19.08" calcext:value-type="float">
            <text:p>19.08</text:p>
          </table:table-cell>
          <table:table-cell table:formula="of:=&quot;( &quot; &amp; (ROW()-1) &amp; &quot;, '&quot; &amp; [.A258] &amp; &quot;',&quot; &amp; [.B258] &amp; &quot;,&quot; &amp; [.C258] &amp; &quot;,&quot; &amp; [.D258] &amp; &quot;,&quot; &amp; [.E258] &amp; &quot;,&quot; &amp; [.R258] &amp; &quot;,&quot; &amp; [.S258] &amp; &quot;,'2014/09/19',&quot; &amp; [.T258] &amp; &quot;,&quot; &amp; [.U258] &amp; &quot;,&quot; &amp; [.V258] &amp; &quot;,&quot; &amp; [.W258] &amp; &quot;,&quot; &amp; [.X258] &amp; &quot;,&quot; &amp; [.Y258] &amp; &quot;,'&quot; &amp; [.O258] &amp; &quot;','&quot; &amp; [.P258] &amp; &quot;','&quot; &amp; [.Q258] &amp; &quot;'),&quot;" office:value-type="string" office:string-value="( 257, 'Kellogg',62.66,63.27,62.63,-0.23,-0.37,2430000,'2014/09/19',-0.37,-1.93,-3.42,2.6,3.45,19.08,'Strong Sell','Strong Sell','Buy')," calcext:value-type="string">
            <text:p>( 257, 'Kellogg',62.66,63.27,62.63,-0.23,-0.37,2430000,'2014/09/19',-0.37,-1.93,-3.42,2.6,3.45,19.08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reen-mountain-coffee-roasters" xlink:type="simple">Keurig Green Mountain</text:a></text:p>
          </table:table-cell>
          <table:table-cell office:value-type="float" office:value="134.96" calcext:value-type="float">
            <text:p>134.96</text:p>
          </table:table-cell>
          <table:table-cell office:value-type="float" office:value="138.84" calcext:value-type="float">
            <text:p>138.84</text:p>
          </table:table-cell>
          <table:table-cell office:value-type="float" office:value="134.8" calcext:value-type="float">
            <text:p>134.8</text:p>
          </table:table-cell>
          <table:table-cell office:value-type="float" office:value="-2.52" calcext:value-type="float">
            <text:p>-2.52</text:p>
          </table:table-cell>
          <table:table-cell office:value-type="string" calcext:value-type="string">
            <text:p>-1.83%</text:p>
          </table:table-cell>
          <table:table-cell office:value-type="string" calcext:value-type="string">
            <text:p>2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83%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14.62%</text:p>
          </table:table-cell>
          <table:table-cell office:value-type="string" calcext:value-type="string">
            <text:p>78.66%</text:p>
          </table:table-cell>
          <table:table-cell office:value-type="string" calcext:value-type="string">
            <text:p>60.36%</text:p>
          </table:table-cell>
          <table:table-cell office:value-type="string" calcext:value-type="string">
            <text:p>22.68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59];1;LEN([.F259])-1))" office:value-type="float" office:value="-1.83" calcext:value-type="float">
            <text:p>-1.83</text:p>
          </table:table-cell>
          <table:table-cell table:formula="of:=VALUE(SUBSTITUTE(SUBSTITUTE(SUBSTITUTE([.G259];&quot;M&quot;;&quot;0000&quot;);&quot;K&quot;;&quot;0&quot;);&quot;.&quot;;&quot;&quot;))" office:value-type="float" office:value="2780000" calcext:value-type="float">
            <text:p>2780000</text:p>
          </table:table-cell>
          <table:table-cell table:formula="of:=IF([.I259]=&quot;-&quot;;&quot;NULL&quot;;VALUE(MID([.I259];1;LEN([.I259])-1)))" office:value-type="float" office:value="-1.83" calcext:value-type="float">
            <text:p>-1.83</text:p>
          </table:table-cell>
          <table:table-cell table:formula="of:=IF([.J259]=&quot;-&quot;;&quot;NULL&quot;;VALUE(MID([.J259];1;LEN([.J259])-1)))" office:value-type="float" office:value="2.94" calcext:value-type="float">
            <text:p>2.94</text:p>
          </table:table-cell>
          <table:table-cell table:formula="of:=IF([.K259]=&quot;-&quot;;&quot;NULL&quot;;VALUE(MID([.K259];1;LEN([.K259])-1)))" office:value-type="float" office:value="14.62" calcext:value-type="float">
            <text:p>14.62</text:p>
          </table:table-cell>
          <table:table-cell table:formula="of:=IF([.L259]=&quot;-&quot;;&quot;NULL&quot;;VALUE(MID([.L259];1;LEN([.L259])-1)))" office:value-type="float" office:value="78.66" calcext:value-type="float">
            <text:p>78.66</text:p>
          </table:table-cell>
          <table:table-cell table:formula="of:=IF([.M259]=&quot;-&quot;;&quot;NULL&quot;;VALUE(MID([.M259];1;LEN([.M259])-1)))" office:value-type="float" office:value="60.36" calcext:value-type="float">
            <text:p>60.36</text:p>
          </table:table-cell>
          <table:table-cell table:formula="of:=IF([.N259]=&quot;-&quot;;&quot;NULL&quot;;VALUE(MID([.N259];1;LEN([.N259])-1)))" office:value-type="float" office:value="22.68" calcext:value-type="float">
            <text:p>22.68</text:p>
          </table:table-cell>
          <table:table-cell table:formula="of:=&quot;( &quot; &amp; (ROW()-1) &amp; &quot;, '&quot; &amp; [.A259] &amp; &quot;',&quot; &amp; [.B259] &amp; &quot;,&quot; &amp; [.C259] &amp; &quot;,&quot; &amp; [.D259] &amp; &quot;,&quot; &amp; [.E259] &amp; &quot;,&quot; &amp; [.R259] &amp; &quot;,&quot; &amp; [.S259] &amp; &quot;,'2014/09/19',&quot; &amp; [.T259] &amp; &quot;,&quot; &amp; [.U259] &amp; &quot;,&quot; &amp; [.V259] &amp; &quot;,&quot; &amp; [.W259] &amp; &quot;,&quot; &amp; [.X259] &amp; &quot;,&quot; &amp; [.Y259] &amp; &quot;,'&quot; &amp; [.O259] &amp; &quot;','&quot; &amp; [.P259] &amp; &quot;','&quot; &amp; [.Q259] &amp; &quot;'),&quot;" office:value-type="string" office:string-value="( 258, 'Keurig Green Mountain',134.96,138.84,134.8,-2.52,-1.83,2780000,'2014/09/19',-1.83,2.94,14.62,78.66,60.36,22.68,'Sell','Strong Buy','Strong Buy')," calcext:value-type="string">
            <text:p>( 258, 'Keurig Green Mountain',134.96,138.84,134.8,-2.52,-1.83,2780000,'2014/09/19',-1.83,2.94,14.62,78.66,60.36,22.68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eycorp-new" xlink:type="simple">KeyCorp</text:a></text:p>
          </table:table-cell>
          <table:table-cell office:value-type="float" office:value="13.96" calcext:value-type="float">
            <text:p>13.96</text:p>
          </table:table-cell>
          <table:table-cell office:value-type="float" office:value="14.21" calcext:value-type="float">
            <text:p>14.21</text:p>
          </table:table-cell>
          <table:table-cell office:value-type="float" office:value="13.93" calcext:value-type="float">
            <text:p>13.9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9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2.87%</text:p>
          </table:table-cell>
          <table:table-cell office:value-type="string" calcext:value-type="string">
            <text:p>4.02%</text:p>
          </table:table-cell>
          <table:table-cell office:value-type="string" calcext:value-type="string">
            <text:p>20.66%</text:p>
          </table:table-cell>
          <table:table-cell office:value-type="string" calcext:value-type="string">
            <text:p>135.41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60];1;LEN([.F260])-1))" office:value-type="float" office:value="-1.2" calcext:value-type="float">
            <text:p>-1.2</text:p>
          </table:table-cell>
          <table:table-cell table:formula="of:=VALUE(SUBSTITUTE(SUBSTITUTE(SUBSTITUTE([.G260];&quot;M&quot;;&quot;0000&quot;);&quot;K&quot;;&quot;0&quot;);&quot;.&quot;;&quot;&quot;))" office:value-type="float" office:value="9100000" calcext:value-type="float">
            <text:p>9100000</text:p>
          </table:table-cell>
          <table:table-cell table:formula="of:=IF([.I260]=&quot;-&quot;;&quot;NULL&quot;;VALUE(MID([.I260];1;LEN([.I260])-1)))" office:value-type="float" office:value="-1.2" calcext:value-type="float">
            <text:p>-1.2</text:p>
          </table:table-cell>
          <table:table-cell table:formula="of:=IF([.J260]=&quot;-&quot;;&quot;NULL&quot;;VALUE(MID([.J260];1;LEN([.J260])-1)))" office:value-type="float" office:value="0.22" calcext:value-type="float">
            <text:p>0.22</text:p>
          </table:table-cell>
          <table:table-cell table:formula="of:=IF([.K260]=&quot;-&quot;;&quot;NULL&quot;;VALUE(MID([.K260];1;LEN([.K260])-1)))" office:value-type="float" office:value="2.87" calcext:value-type="float">
            <text:p>2.87</text:p>
          </table:table-cell>
          <table:table-cell table:formula="of:=IF([.L260]=&quot;-&quot;;&quot;NULL&quot;;VALUE(MID([.L260];1;LEN([.L260])-1)))" office:value-type="float" office:value="4.02" calcext:value-type="float">
            <text:p>4.02</text:p>
          </table:table-cell>
          <table:table-cell table:formula="of:=IF([.M260]=&quot;-&quot;;&quot;NULL&quot;;VALUE(MID([.M260];1;LEN([.M260])-1)))" office:value-type="float" office:value="20.66" calcext:value-type="float">
            <text:p>20.66</text:p>
          </table:table-cell>
          <table:table-cell table:formula="of:=IF([.N260]=&quot;-&quot;;&quot;NULL&quot;;VALUE(MID([.N260];1;LEN([.N260])-1)))" office:value-type="float" office:value="135.41" calcext:value-type="float">
            <text:p>135.41</text:p>
          </table:table-cell>
          <table:table-cell table:formula="of:=&quot;( &quot; &amp; (ROW()-1) &amp; &quot;, '&quot; &amp; [.A260] &amp; &quot;',&quot; &amp; [.B260] &amp; &quot;,&quot; &amp; [.C260] &amp; &quot;,&quot; &amp; [.D260] &amp; &quot;,&quot; &amp; [.E260] &amp; &quot;,&quot; &amp; [.R260] &amp; &quot;,&quot; &amp; [.S260] &amp; &quot;,'2014/09/19',&quot; &amp; [.T260] &amp; &quot;,&quot; &amp; [.U260] &amp; &quot;,&quot; &amp; [.V260] &amp; &quot;,&quot; &amp; [.W260] &amp; &quot;,&quot; &amp; [.X260] &amp; &quot;,&quot; &amp; [.Y260] &amp; &quot;,'&quot; &amp; [.O260] &amp; &quot;','&quot; &amp; [.P260] &amp; &quot;','&quot; &amp; [.Q260] &amp; &quot;'),&quot;" office:value-type="string" office:string-value="( 259, 'KeyCorp',13.96,14.21,13.93,-0.17,-1.2,9100000,'2014/09/19',-1.2,0.22,2.87,4.02,20.66,135.41,'Sell','Strong Buy','Strong Buy')," calcext:value-type="string">
            <text:p>( 259, 'KeyCorp',13.96,14.21,13.93,-0.17,-1.2,9100000,'2014/09/19',-1.2,0.22,2.87,4.02,20.66,135.41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imberly-clark" xlink:type="simple">Kimberly-Clark</text:a></text:p>
          </table:table-cell>
          <table:table-cell office:value-type="float" office:value="106.93" calcext:value-type="float">
            <text:p>106.93</text:p>
          </table:table-cell>
          <table:table-cell office:value-type="float" office:value="107.2" calcext:value-type="float">
            <text:p>107.2</text:p>
          </table:table-cell>
          <table:table-cell office:value-type="float" office:value="106.7" calcext:value-type="float">
            <text:p>106.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+0.20%</text:p>
          </table:table-cell>
          <table:table-cell office:value-type="string" calcext:value-type="string">
            <text:p>1.7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-2.06%</text:p>
          </table:table-cell>
          <table:table-cell office:value-type="string" calcext:value-type="string">
            <text:p>2.36%</text:p>
          </table:table-cell>
          <table:table-cell office:value-type="string" calcext:value-type="string">
            <text:p>11.15%</text:p>
          </table:table-cell>
          <table:table-cell office:value-type="string" calcext:value-type="string">
            <text:p>54.32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61];1;LEN([.F261])-1))" office:value-type="float" office:value="0.2" calcext:value-type="float">
            <text:p>0.2</text:p>
          </table:table-cell>
          <table:table-cell table:formula="of:=VALUE(SUBSTITUTE(SUBSTITUTE(SUBSTITUTE([.G261];&quot;M&quot;;&quot;0000&quot;);&quot;K&quot;;&quot;0&quot;);&quot;.&quot;;&quot;&quot;))" office:value-type="float" office:value="1730000" calcext:value-type="float">
            <text:p>1730000</text:p>
          </table:table-cell>
          <table:table-cell table:formula="of:=IF([.I261]=&quot;-&quot;;&quot;NULL&quot;;VALUE(MID([.I261];1;LEN([.I261])-1)))" office:value-type="float" office:value="0.2" calcext:value-type="float">
            <text:p>0.2</text:p>
          </table:table-cell>
          <table:table-cell table:formula="of:=IF([.J261]=&quot;-&quot;;&quot;NULL&quot;;VALUE(MID([.J261];1;LEN([.J261])-1)))" office:value-type="float" office:value="0.86" calcext:value-type="float">
            <text:p>0.86</text:p>
          </table:table-cell>
          <table:table-cell table:formula="of:=IF([.K261]=&quot;-&quot;;&quot;NULL&quot;;VALUE(MID([.K261];1;LEN([.K261])-1)))" office:value-type="float" office:value="-2.06" calcext:value-type="float">
            <text:p>-2.06</text:p>
          </table:table-cell>
          <table:table-cell table:formula="of:=IF([.L261]=&quot;-&quot;;&quot;NULL&quot;;VALUE(MID([.L261];1;LEN([.L261])-1)))" office:value-type="float" office:value="2.36" calcext:value-type="float">
            <text:p>2.36</text:p>
          </table:table-cell>
          <table:table-cell table:formula="of:=IF([.M261]=&quot;-&quot;;&quot;NULL&quot;;VALUE(MID([.M261];1;LEN([.M261])-1)))" office:value-type="float" office:value="11.15" calcext:value-type="float">
            <text:p>11.15</text:p>
          </table:table-cell>
          <table:table-cell table:formula="of:=IF([.N261]=&quot;-&quot;;&quot;NULL&quot;;VALUE(MID([.N261];1;LEN([.N261])-1)))" office:value-type="float" office:value="54.32" calcext:value-type="float">
            <text:p>54.32</text:p>
          </table:table-cell>
          <table:table-cell table:formula="of:=&quot;( &quot; &amp; (ROW()-1) &amp; &quot;, '&quot; &amp; [.A261] &amp; &quot;',&quot; &amp; [.B261] &amp; &quot;,&quot; &amp; [.C261] &amp; &quot;,&quot; &amp; [.D261] &amp; &quot;,&quot; &amp; [.E261] &amp; &quot;,&quot; &amp; [.R261] &amp; &quot;,&quot; &amp; [.S261] &amp; &quot;,'2014/09/19',&quot; &amp; [.T261] &amp; &quot;,&quot; &amp; [.U261] &amp; &quot;,&quot; &amp; [.V261] &amp; &quot;,&quot; &amp; [.W261] &amp; &quot;,&quot; &amp; [.X261] &amp; &quot;,&quot; &amp; [.Y261] &amp; &quot;,'&quot; &amp; [.O261] &amp; &quot;','&quot; &amp; [.P261] &amp; &quot;','&quot; &amp; [.Q261] &amp; &quot;'),&quot;" office:value-type="string" office:string-value="( 260, 'Kimberly-Clark',106.93,107.2,106.7,0.21,0.2,1730000,'2014/09/19',0.2,0.86,-2.06,2.36,11.15,54.32,'Neutral','Strong Sell','Strong Buy')," calcext:value-type="string">
            <text:p>( 260, 'Kimberly-Clark',106.93,107.2,106.7,0.21,0.2,1730000,'2014/09/19',0.2,0.86,-2.06,2.36,11.15,54.32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imco-realty" xlink:type="simple">Kimco</text:a></text:p>
          </table:table-cell>
          <table:table-cell office:value-type="float" office:value="22.42" calcext:value-type="float">
            <text:p>22.42</text:p>
          </table:table-cell>
          <table:table-cell office:value-type="float" office:value="22.49" calcext:value-type="float">
            <text:p>22.49</text:p>
          </table:table-cell>
          <table:table-cell office:value-type="float" office:value="22.36" calcext:value-type="float">
            <text:p>22.3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6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-4.88%</text:p>
          </table:table-cell>
          <table:table-cell office:value-type="string" calcext:value-type="string">
            <text:p>13.52%</text:p>
          </table:table-cell>
          <table:table-cell office:value-type="string" calcext:value-type="string">
            <text:p>8.68%</text:p>
          </table:table-cell>
          <table:table-cell office:value-type="string" calcext:value-type="string">
            <text:p>45.4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62];1;LEN([.F262])-1))" office:value-type="float" office:value="0.31" calcext:value-type="float">
            <text:p>0.31</text:p>
          </table:table-cell>
          <table:table-cell table:formula="of:=VALUE(SUBSTITUTE(SUBSTITUTE(SUBSTITUTE([.G262];&quot;M&quot;;&quot;0000&quot;);&quot;K&quot;;&quot;0&quot;);&quot;.&quot;;&quot;&quot;))" office:value-type="float" office:value="6220000" calcext:value-type="float">
            <text:p>6220000</text:p>
          </table:table-cell>
          <table:table-cell table:formula="of:=IF([.I262]=&quot;-&quot;;&quot;NULL&quot;;VALUE(MID([.I262];1;LEN([.I262])-1)))" office:value-type="float" office:value="0.31" calcext:value-type="float">
            <text:p>0.31</text:p>
          </table:table-cell>
          <table:table-cell table:formula="of:=IF([.J262]=&quot;-&quot;;&quot;NULL&quot;;VALUE(MID([.J262];1;LEN([.J262])-1)))" office:value-type="float" office:value="0.36" calcext:value-type="float">
            <text:p>0.36</text:p>
          </table:table-cell>
          <table:table-cell table:formula="of:=IF([.K262]=&quot;-&quot;;&quot;NULL&quot;;VALUE(MID([.K262];1;LEN([.K262])-1)))" office:value-type="float" office:value="-4.88" calcext:value-type="float">
            <text:p>-4.88</text:p>
          </table:table-cell>
          <table:table-cell table:formula="of:=IF([.L262]=&quot;-&quot;;&quot;NULL&quot;;VALUE(MID([.L262];1;LEN([.L262])-1)))" office:value-type="float" office:value="13.52" calcext:value-type="float">
            <text:p>13.52</text:p>
          </table:table-cell>
          <table:table-cell table:formula="of:=IF([.M262]=&quot;-&quot;;&quot;NULL&quot;;VALUE(MID([.M262];1;LEN([.M262])-1)))" office:value-type="float" office:value="8.68" calcext:value-type="float">
            <text:p>8.68</text:p>
          </table:table-cell>
          <table:table-cell table:formula="of:=IF([.N262]=&quot;-&quot;;&quot;NULL&quot;;VALUE(MID([.N262];1;LEN([.N262])-1)))" office:value-type="float" office:value="45.49" calcext:value-type="float">
            <text:p>45.49</text:p>
          </table:table-cell>
          <table:table-cell table:formula="of:=&quot;( &quot; &amp; (ROW()-1) &amp; &quot;, '&quot; &amp; [.A262] &amp; &quot;',&quot; &amp; [.B262] &amp; &quot;,&quot; &amp; [.C262] &amp; &quot;,&quot; &amp; [.D262] &amp; &quot;,&quot; &amp; [.E262] &amp; &quot;,&quot; &amp; [.R262] &amp; &quot;,&quot; &amp; [.S262] &amp; &quot;,'2014/09/19',&quot; &amp; [.T262] &amp; &quot;,&quot; &amp; [.U262] &amp; &quot;,&quot; &amp; [.V262] &amp; &quot;,&quot; &amp; [.W262] &amp; &quot;,&quot; &amp; [.X262] &amp; &quot;,&quot; &amp; [.Y262] &amp; &quot;,'&quot; &amp; [.O262] &amp; &quot;','&quot; &amp; [.P262] &amp; &quot;','&quot; &amp; [.Q262] &amp; &quot;'),&quot;" office:value-type="string" office:string-value="( 261, 'Kimco',22.42,22.49,22.36,0.07,0.31,6220000,'2014/09/19',0.31,0.36,-4.88,13.52,8.68,45.49,'Neutral','Strong Sell','Strong Buy')," calcext:value-type="string">
            <text:p>( 261, 'Kimco',22.42,22.49,22.36,0.07,0.31,6220000,'2014/09/19',0.31,0.36,-4.88,13.52,8.68,45.49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inder-morgan" xlink:type="simple">Kinder Morgan</text:a></text:p>
          </table:table-cell>
          <table:table-cell office:value-type="float" office:value="37.97" calcext:value-type="float">
            <text:p>37.97</text:p>
          </table:table-cell>
          <table:table-cell office:value-type="float" office:value="38.34" calcext:value-type="float">
            <text:p>38.34</text:p>
          </table:table-cell>
          <table:table-cell office:value-type="float" office:value="37.9" calcext:value-type="float">
            <text:p>37.9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13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0.56%</text:p>
          </table:table-cell>
          <table:table-cell office:value-type="string" calcext:value-type="string">
            <text:p>-7.95%</text:p>
          </table:table-cell>
          <table:table-cell office:value-type="string" calcext:value-type="string">
            <text:p>5.47%</text:p>
          </table:table-cell>
          <table:table-cell office:value-type="string" calcext:value-type="string">
            <text:p>4.86%</text:p>
          </table:table-cell>
          <table:table-cell office:value-type="string" calcext:value-type="string">
            <text:p>43.0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63];1;LEN([.F263])-1))" office:value-type="float" office:value="-0.08" calcext:value-type="float">
            <text:p>-0.08</text:p>
          </table:table-cell>
          <table:table-cell table:formula="of:=VALUE(SUBSTITUTE(SUBSTITUTE(SUBSTITUTE([.G263];&quot;M&quot;;&quot;0000&quot;);&quot;K&quot;;&quot;0&quot;);&quot;.&quot;;&quot;&quot;))" office:value-type="float" office:value="13120000" calcext:value-type="float">
            <text:p>13120000</text:p>
          </table:table-cell>
          <table:table-cell table:formula="of:=IF([.I263]=&quot;-&quot;;&quot;NULL&quot;;VALUE(MID([.I263];1;LEN([.I263])-1)))" office:value-type="float" office:value="-0.08" calcext:value-type="float">
            <text:p>-0.08</text:p>
          </table:table-cell>
          <table:table-cell table:formula="of:=IF([.J263]=&quot;-&quot;;&quot;NULL&quot;;VALUE(MID([.J263];1;LEN([.J263])-1)))" office:value-type="float" office:value="0.56" calcext:value-type="float">
            <text:p>0.56</text:p>
          </table:table-cell>
          <table:table-cell table:formula="of:=IF([.K263]=&quot;-&quot;;&quot;NULL&quot;;VALUE(MID([.K263];1;LEN([.K263])-1)))" office:value-type="float" office:value="-7.95" calcext:value-type="float">
            <text:p>-7.95</text:p>
          </table:table-cell>
          <table:table-cell table:formula="of:=IF([.L263]=&quot;-&quot;;&quot;NULL&quot;;VALUE(MID([.L263];1;LEN([.L263])-1)))" office:value-type="float" office:value="5.47" calcext:value-type="float">
            <text:p>5.47</text:p>
          </table:table-cell>
          <table:table-cell table:formula="of:=IF([.M263]=&quot;-&quot;;&quot;NULL&quot;;VALUE(MID([.M263];1;LEN([.M263])-1)))" office:value-type="float" office:value="4.86" calcext:value-type="float">
            <text:p>4.86</text:p>
          </table:table-cell>
          <table:table-cell table:formula="of:=IF([.N263]=&quot;-&quot;;&quot;NULL&quot;;VALUE(MID([.N263];1;LEN([.N263])-1)))" office:value-type="float" office:value="43.01" calcext:value-type="float">
            <text:p>43.01</text:p>
          </table:table-cell>
          <table:table-cell table:formula="of:=&quot;( &quot; &amp; (ROW()-1) &amp; &quot;, '&quot; &amp; [.A263] &amp; &quot;',&quot; &amp; [.B263] &amp; &quot;,&quot; &amp; [.C263] &amp; &quot;,&quot; &amp; [.D263] &amp; &quot;,&quot; &amp; [.E263] &amp; &quot;,&quot; &amp; [.R263] &amp; &quot;,&quot; &amp; [.S263] &amp; &quot;,'2014/09/19',&quot; &amp; [.T263] &amp; &quot;,&quot; &amp; [.U263] &amp; &quot;,&quot; &amp; [.V263] &amp; &quot;,&quot; &amp; [.W263] &amp; &quot;,&quot; &amp; [.X263] &amp; &quot;,&quot; &amp; [.Y263] &amp; &quot;,'&quot; &amp; [.O263] &amp; &quot;','&quot; &amp; [.P263] &amp; &quot;','&quot; &amp; [.Q263] &amp; &quot;'),&quot;" office:value-type="string" office:string-value="( 262, 'Kinder Morgan',37.97,38.34,37.9,-0.03,-0.08,13120000,'2014/09/19',-0.08,0.56,-7.95,5.47,4.86,43.01,'Strong Sell','Strong Sell','Strong Buy')," calcext:value-type="string">
            <text:p>( 262, 'Kinder Morgan',37.97,38.34,37.9,-0.03,-0.08,13120000,'2014/09/19',-0.08,0.56,-7.95,5.47,4.86,43.0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la-tencor-corp" xlink:type="simple">KLA-Tencor</text:a></text:p>
          </table:table-cell>
          <table:table-cell office:value-type="float" office:value="80.77" calcext:value-type="float">
            <text:p>80.77</text:p>
          </table:table-cell>
          <table:table-cell office:value-type="float" office:value="81.27" calcext:value-type="float">
            <text:p>81.27</text:p>
          </table:table-cell>
          <table:table-cell office:value-type="float" office:value="80.52" calcext:value-type="float">
            <text:p>80.52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2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3.18%</text:p>
          </table:table-cell>
          <table:table-cell office:value-type="string" calcext:value-type="string">
            <text:p>7.49%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31.87%</text:p>
          </table:table-cell>
          <table:table-cell office:value-type="string" calcext:value-type="string">
            <text:p>111.6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64];1;LEN([.F264])-1))" office:value-type="float" office:value="-0.11" calcext:value-type="float">
            <text:p>-0.11</text:p>
          </table:table-cell>
          <table:table-cell table:formula="of:=VALUE(SUBSTITUTE(SUBSTITUTE(SUBSTITUTE([.G264];&quot;M&quot;;&quot;0000&quot;);&quot;K&quot;;&quot;0&quot;);&quot;.&quot;;&quot;&quot;))" office:value-type="float" office:value="2130000" calcext:value-type="float">
            <text:p>2130000</text:p>
          </table:table-cell>
          <table:table-cell table:formula="of:=IF([.I264]=&quot;-&quot;;&quot;NULL&quot;;VALUE(MID([.I264];1;LEN([.I264])-1)))" office:value-type="float" office:value="-0.11" calcext:value-type="float">
            <text:p>-0.11</text:p>
          </table:table-cell>
          <table:table-cell table:formula="of:=IF([.J264]=&quot;-&quot;;&quot;NULL&quot;;VALUE(MID([.J264];1;LEN([.J264])-1)))" office:value-type="float" office:value="3.18" calcext:value-type="float">
            <text:p>3.18</text:p>
          </table:table-cell>
          <table:table-cell table:formula="of:=IF([.K264]=&quot;-&quot;;&quot;NULL&quot;;VALUE(MID([.K264];1;LEN([.K264])-1)))" office:value-type="float" office:value="7.49" calcext:value-type="float">
            <text:p>7.49</text:p>
          </table:table-cell>
          <table:table-cell table:formula="of:=IF([.L264]=&quot;-&quot;;&quot;NULL&quot;;VALUE(MID([.L264];1;LEN([.L264])-1)))" office:value-type="float" office:value="25.3" calcext:value-type="float">
            <text:p>25.3</text:p>
          </table:table-cell>
          <table:table-cell table:formula="of:=IF([.M264]=&quot;-&quot;;&quot;NULL&quot;;VALUE(MID([.M264];1;LEN([.M264])-1)))" office:value-type="float" office:value="31.87" calcext:value-type="float">
            <text:p>31.87</text:p>
          </table:table-cell>
          <table:table-cell table:formula="of:=IF([.N264]=&quot;-&quot;;&quot;NULL&quot;;VALUE(MID([.N264];1;LEN([.N264])-1)))" office:value-type="float" office:value="111.66" calcext:value-type="float">
            <text:p>111.66</text:p>
          </table:table-cell>
          <table:table-cell table:formula="of:=&quot;( &quot; &amp; (ROW()-1) &amp; &quot;, '&quot; &amp; [.A264] &amp; &quot;',&quot; &amp; [.B264] &amp; &quot;,&quot; &amp; [.C264] &amp; &quot;,&quot; &amp; [.D264] &amp; &quot;,&quot; &amp; [.E264] &amp; &quot;,&quot; &amp; [.R264] &amp; &quot;,&quot; &amp; [.S264] &amp; &quot;,'2014/09/19',&quot; &amp; [.T264] &amp; &quot;,&quot; &amp; [.U264] &amp; &quot;,&quot; &amp; [.V264] &amp; &quot;,&quot; &amp; [.W264] &amp; &quot;,&quot; &amp; [.X264] &amp; &quot;,&quot; &amp; [.Y264] &amp; &quot;,'&quot; &amp; [.O264] &amp; &quot;','&quot; &amp; [.P264] &amp; &quot;','&quot; &amp; [.Q264] &amp; &quot;'),&quot;" office:value-type="string" office:string-value="( 263, 'KLA-Tencor',80.77,81.27,80.52,-0.09,-0.11,2130000,'2014/09/19',-0.11,3.18,7.49,25.3,31.87,111.66,'Strong Buy','Strong Buy','Strong Buy')," calcext:value-type="string">
            <text:p>( 263, 'KLA-Tencor',80.77,81.27,80.52,-0.09,-0.11,2130000,'2014/09/19',-0.11,3.18,7.49,25.3,31.87,111.6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ohls-corp" xlink:type="simple">Kohl's</text:a></text:p>
          </table:table-cell>
          <table:table-cell office:value-type="float" office:value="61.99" calcext:value-type="float">
            <text:p>61.99</text:p>
          </table:table-cell>
          <table:table-cell office:value-type="float" office:value="62.69" calcext:value-type="float">
            <text:p>62.69</text:p>
          </table:table-cell>
          <table:table-cell office:value-type="float" office:value="61.93" calcext:value-type="float">
            <text:p>61.93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3.7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2.67%</text:p>
          </table:table-cell>
          <table:table-cell office:value-type="string" calcext:value-type="string">
            <text:p>4.55%</text:p>
          </table:table-cell>
          <table:table-cell office:value-type="string" calcext:value-type="string">
            <text:p>9.23%</text:p>
          </table:table-cell>
          <table:table-cell office:value-type="string" calcext:value-type="string">
            <text:p>17.85%</text:p>
          </table:table-cell>
          <table:table-cell office:value-type="string" calcext:value-type="string">
            <text:p>37.6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65];1;LEN([.F265])-1))" office:value-type="float" office:value="-0.82" calcext:value-type="float">
            <text:p>-0.82</text:p>
          </table:table-cell>
          <table:table-cell table:formula="of:=VALUE(SUBSTITUTE(SUBSTITUTE(SUBSTITUTE([.G265];&quot;M&quot;;&quot;0000&quot;);&quot;K&quot;;&quot;0&quot;);&quot;.&quot;;&quot;&quot;))" office:value-type="float" office:value="3740000" calcext:value-type="float">
            <text:p>3740000</text:p>
          </table:table-cell>
          <table:table-cell table:formula="of:=IF([.I265]=&quot;-&quot;;&quot;NULL&quot;;VALUE(MID([.I265];1;LEN([.I265])-1)))" office:value-type="float" office:value="-0.82" calcext:value-type="float">
            <text:p>-0.82</text:p>
          </table:table-cell>
          <table:table-cell table:formula="of:=IF([.J265]=&quot;-&quot;;&quot;NULL&quot;;VALUE(MID([.J265];1;LEN([.J265])-1)))" office:value-type="float" office:value="2.67" calcext:value-type="float">
            <text:p>2.67</text:p>
          </table:table-cell>
          <table:table-cell table:formula="of:=IF([.K265]=&quot;-&quot;;&quot;NULL&quot;;VALUE(MID([.K265];1;LEN([.K265])-1)))" office:value-type="float" office:value="4.55" calcext:value-type="float">
            <text:p>4.55</text:p>
          </table:table-cell>
          <table:table-cell table:formula="of:=IF([.L265]=&quot;-&quot;;&quot;NULL&quot;;VALUE(MID([.L265];1;LEN([.L265])-1)))" office:value-type="float" office:value="9.23" calcext:value-type="float">
            <text:p>9.23</text:p>
          </table:table-cell>
          <table:table-cell table:formula="of:=IF([.M265]=&quot;-&quot;;&quot;NULL&quot;;VALUE(MID([.M265];1;LEN([.M265])-1)))" office:value-type="float" office:value="17.85" calcext:value-type="float">
            <text:p>17.85</text:p>
          </table:table-cell>
          <table:table-cell table:formula="of:=IF([.N265]=&quot;-&quot;;&quot;NULL&quot;;VALUE(MID([.N265];1;LEN([.N265])-1)))" office:value-type="float" office:value="37.66" calcext:value-type="float">
            <text:p>37.66</text:p>
          </table:table-cell>
          <table:table-cell table:formula="of:=&quot;( &quot; &amp; (ROW()-1) &amp; &quot;, '&quot; &amp; [.A265] &amp; &quot;',&quot; &amp; [.B265] &amp; &quot;,&quot; &amp; [.C265] &amp; &quot;,&quot; &amp; [.D265] &amp; &quot;,&quot; &amp; [.E265] &amp; &quot;,&quot; &amp; [.R265] &amp; &quot;,&quot; &amp; [.S265] &amp; &quot;,'2014/09/19',&quot; &amp; [.T265] &amp; &quot;,&quot; &amp; [.U265] &amp; &quot;,&quot; &amp; [.V265] &amp; &quot;,&quot; &amp; [.W265] &amp; &quot;,&quot; &amp; [.X265] &amp; &quot;,&quot; &amp; [.Y265] &amp; &quot;,'&quot; &amp; [.O265] &amp; &quot;','&quot; &amp; [.P265] &amp; &quot;','&quot; &amp; [.Q265] &amp; &quot;'),&quot;" office:value-type="string" office:string-value="( 264, 'Kohl's',61.99,62.69,61.93,-0.51,-0.82,3740000,'2014/09/19',-0.82,2.67,4.55,9.23,17.85,37.66,'Neutral','Strong Buy','Strong Buy')," calcext:value-type="string">
            <text:p>( 264, 'Kohl's',61.99,62.69,61.93,-0.51,-0.82,3740000,'2014/09/19',-0.82,2.67,4.55,9.23,17.85,37.6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raft-foods-inc" xlink:type="simple">Kraft Foods</text:a></text:p>
          </table:table-cell>
          <table:table-cell office:value-type="float" office:value="56.91" calcext:value-type="float">
            <text:p>56.91</text:p>
          </table:table-cell>
          <table:table-cell office:value-type="float" office:value="57.47" calcext:value-type="float">
            <text:p>57.47</text:p>
          </table:table-cell>
          <table:table-cell office:value-type="float" office:value="56.88" calcext:value-type="float">
            <text:p>56.88</text:p>
          </table:table-cell>
          <table:table-cell office:value-type="float" office:value="-0.53" calcext:value-type="float">
            <text:p>-0.53</text:p>
          </table:table-cell>
          <table:table-cell office:value-type="string" calcext:value-type="string">
            <text:p>-0.92%</text:p>
          </table:table-cell>
          <table:table-cell office:value-type="string" calcext:value-type="string">
            <text:p>5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2%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5.56%</text:p>
          </table:table-cell>
          <table:table-cell office:value-type="string" calcext:value-type="string">
            <text:p>5.33%</text:p>
          </table:table-cell>
          <table:table-cell office:value-type="string" calcext:value-type="string">
            <text:p>66.7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66];1;LEN([.F266])-1))" office:value-type="float" office:value="-0.92" calcext:value-type="float">
            <text:p>-0.92</text:p>
          </table:table-cell>
          <table:table-cell table:formula="of:=VALUE(SUBSTITUTE(SUBSTITUTE(SUBSTITUTE([.G266];&quot;M&quot;;&quot;0000&quot;);&quot;K&quot;;&quot;0&quot;);&quot;.&quot;;&quot;&quot;))" office:value-type="float" office:value="5010000" calcext:value-type="float">
            <text:p>5010000</text:p>
          </table:table-cell>
          <table:table-cell table:formula="of:=IF([.I266]=&quot;-&quot;;&quot;NULL&quot;;VALUE(MID([.I266];1;LEN([.I266])-1)))" office:value-type="float" office:value="-0.92" calcext:value-type="float">
            <text:p>-0.92</text:p>
          </table:table-cell>
          <table:table-cell table:formula="of:=IF([.J266]=&quot;-&quot;;&quot;NULL&quot;;VALUE(MID([.J266];1;LEN([.J266])-1)))" office:value-type="float" office:value="-1.4" calcext:value-type="float">
            <text:p>-1.4</text:p>
          </table:table-cell>
          <table:table-cell table:formula="of:=IF([.K266]=&quot;-&quot;;&quot;NULL&quot;;VALUE(MID([.K266];1;LEN([.K266])-1)))" office:value-type="float" office:value="-0.61" calcext:value-type="float">
            <text:p>-0.61</text:p>
          </table:table-cell>
          <table:table-cell table:formula="of:=IF([.L266]=&quot;-&quot;;&quot;NULL&quot;;VALUE(MID([.L266];1;LEN([.L266])-1)))" office:value-type="float" office:value="5.56" calcext:value-type="float">
            <text:p>5.56</text:p>
          </table:table-cell>
          <table:table-cell table:formula="of:=IF([.M266]=&quot;-&quot;;&quot;NULL&quot;;VALUE(MID([.M266];1;LEN([.M266])-1)))" office:value-type="float" office:value="5.33" calcext:value-type="float">
            <text:p>5.33</text:p>
          </table:table-cell>
          <table:table-cell table:formula="of:=IF([.N266]=&quot;-&quot;;&quot;NULL&quot;;VALUE(MID([.N266];1;LEN([.N266])-1)))" office:value-type="float" office:value="66.74" calcext:value-type="float">
            <text:p>66.74</text:p>
          </table:table-cell>
          <table:table-cell table:formula="of:=&quot;( &quot; &amp; (ROW()-1) &amp; &quot;, '&quot; &amp; [.A266] &amp; &quot;',&quot; &amp; [.B266] &amp; &quot;,&quot; &amp; [.C266] &amp; &quot;,&quot; &amp; [.D266] &amp; &quot;,&quot; &amp; [.E266] &amp; &quot;,&quot; &amp; [.R266] &amp; &quot;,&quot; &amp; [.S266] &amp; &quot;,'2014/09/19',&quot; &amp; [.T266] &amp; &quot;,&quot; &amp; [.U266] &amp; &quot;,&quot; &amp; [.V266] &amp; &quot;,&quot; &amp; [.W266] &amp; &quot;,&quot; &amp; [.X266] &amp; &quot;,&quot; &amp; [.Y266] &amp; &quot;,'&quot; &amp; [.O266] &amp; &quot;','&quot; &amp; [.P266] &amp; &quot;','&quot; &amp; [.Q266] &amp; &quot;'),&quot;" office:value-type="string" office:string-value="( 265, 'Kraft Foods',56.91,57.47,56.88,-0.53,-0.92,5010000,'2014/09/19',-0.92,-1.4,-0.61,5.56,5.33,66.74,'Strong Sell','Strong Sell','Strong Buy')," calcext:value-type="string">
            <text:p>( 265, 'Kraft Foods',56.91,57.47,56.88,-0.53,-0.92,5010000,'2014/09/19',-0.92,-1.4,-0.61,5.56,5.33,66.7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kroger-co" xlink:type="simple">Kroger</text:a></text:p>
          </table:table-cell>
          <table:table-cell office:value-type="float" office:value="52.15" calcext:value-type="float">
            <text:p>52.15</text:p>
          </table:table-cell>
          <table:table-cell office:value-type="float" office:value="52.77" calcext:value-type="float">
            <text:p>52.77</text:p>
          </table:table-cell>
          <table:table-cell office:value-type="float" office:value="52.08" calcext:value-type="float">
            <text:p>52.08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4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3.37%</text:p>
          </table:table-cell>
          <table:table-cell office:value-type="string" calcext:value-type="string">
            <text:p>31.93%</text:p>
          </table:table-cell>
          <table:table-cell office:value-type="string" calcext:value-type="string">
            <text:p>27.94%</text:p>
          </table:table-cell>
          <table:table-cell office:value-type="string" calcext:value-type="string">
            <text:p>139.6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67];1;LEN([.F267])-1))" office:value-type="float" office:value="-0.65" calcext:value-type="float">
            <text:p>-0.65</text:p>
          </table:table-cell>
          <table:table-cell table:formula="of:=VALUE(SUBSTITUTE(SUBSTITUTE(SUBSTITUTE([.G267];&quot;M&quot;;&quot;0000&quot;);&quot;K&quot;;&quot;0&quot;);&quot;.&quot;;&quot;&quot;))" office:value-type="float" office:value="4900000" calcext:value-type="float">
            <text:p>4900000</text:p>
          </table:table-cell>
          <table:table-cell table:formula="of:=IF([.I267]=&quot;-&quot;;&quot;NULL&quot;;VALUE(MID([.I267];1;LEN([.I267])-1)))" office:value-type="float" office:value="-0.65" calcext:value-type="float">
            <text:p>-0.65</text:p>
          </table:table-cell>
          <table:table-cell table:formula="of:=IF([.J267]=&quot;-&quot;;&quot;NULL&quot;;VALUE(MID([.J267];1;LEN([.J267])-1)))" office:value-type="float" office:value="0.62" calcext:value-type="float">
            <text:p>0.62</text:p>
          </table:table-cell>
          <table:table-cell table:formula="of:=IF([.K267]=&quot;-&quot;;&quot;NULL&quot;;VALUE(MID([.K267];1;LEN([.K267])-1)))" office:value-type="float" office:value="3.37" calcext:value-type="float">
            <text:p>3.37</text:p>
          </table:table-cell>
          <table:table-cell table:formula="of:=IF([.L267]=&quot;-&quot;;&quot;NULL&quot;;VALUE(MID([.L267];1;LEN([.L267])-1)))" office:value-type="float" office:value="31.93" calcext:value-type="float">
            <text:p>31.93</text:p>
          </table:table-cell>
          <table:table-cell table:formula="of:=IF([.M267]=&quot;-&quot;;&quot;NULL&quot;;VALUE(MID([.M267];1;LEN([.M267])-1)))" office:value-type="float" office:value="27.94" calcext:value-type="float">
            <text:p>27.94</text:p>
          </table:table-cell>
          <table:table-cell table:formula="of:=IF([.N267]=&quot;-&quot;;&quot;NULL&quot;;VALUE(MID([.N267];1;LEN([.N267])-1)))" office:value-type="float" office:value="139.66" calcext:value-type="float">
            <text:p>139.66</text:p>
          </table:table-cell>
          <table:table-cell table:formula="of:=&quot;( &quot; &amp; (ROW()-1) &amp; &quot;, '&quot; &amp; [.A267] &amp; &quot;',&quot; &amp; [.B267] &amp; &quot;,&quot; &amp; [.C267] &amp; &quot;,&quot; &amp; [.D267] &amp; &quot;,&quot; &amp; [.E267] &amp; &quot;,&quot; &amp; [.R267] &amp; &quot;,&quot; &amp; [.S267] &amp; &quot;,'2014/09/19',&quot; &amp; [.T267] &amp; &quot;,&quot; &amp; [.U267] &amp; &quot;,&quot; &amp; [.V267] &amp; &quot;,&quot; &amp; [.W267] &amp; &quot;,&quot; &amp; [.X267] &amp; &quot;,&quot; &amp; [.Y267] &amp; &quot;,'&quot; &amp; [.O267] &amp; &quot;','&quot; &amp; [.P267] &amp; &quot;','&quot; &amp; [.Q267] &amp; &quot;'),&quot;" office:value-type="string" office:string-value="( 266, 'Kroger',52.15,52.77,52.08,-0.34,-0.65,4900000,'2014/09/19',-0.65,0.62,3.37,31.93,27.94,139.66,'Neutral','Strong Buy','Strong Buy')," calcext:value-type="string">
            <text:p>( 266, 'Kroger',52.15,52.77,52.08,-0.34,-0.65,4900000,'2014/09/19',-0.65,0.62,3.37,31.93,27.94,139.6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imited-brands" xlink:type="simple">L Brands</text:a></text:p>
          </table:table-cell>
          <table:table-cell office:value-type="float" office:value="66.56" calcext:value-type="float">
            <text:p>66.56</text:p>
          </table:table-cell>
          <table:table-cell office:value-type="float" office:value="67.17" calcext:value-type="float">
            <text:p>67.17</text:p>
          </table:table-cell>
          <table:table-cell office:value-type="float" office:value="66.17" calcext:value-type="float">
            <text:p>66.17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1.2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4.46%</text:p>
          </table:table-cell>
          <table:table-cell office:value-type="string" calcext:value-type="string">
            <text:p>7.62%</text:p>
          </table:table-cell>
          <table:table-cell office:value-type="string" calcext:value-type="string">
            <text:p>10.95%</text:p>
          </table:table-cell>
          <table:table-cell office:value-type="string" calcext:value-type="string">
            <text:p>68.2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68];1;LEN([.F268])-1))" office:value-type="float" office:value="-0.01" calcext:value-type="float">
            <text:p>-0.01</text:p>
          </table:table-cell>
          <table:table-cell table:formula="of:=VALUE(SUBSTITUTE(SUBSTITUTE(SUBSTITUTE([.G268];&quot;M&quot;;&quot;0000&quot;);&quot;K&quot;;&quot;0&quot;);&quot;.&quot;;&quot;&quot;))" office:value-type="float" office:value="1280000" calcext:value-type="float">
            <text:p>1280000</text:p>
          </table:table-cell>
          <table:table-cell table:formula="of:=IF([.I268]=&quot;-&quot;;&quot;NULL&quot;;VALUE(MID([.I268];1;LEN([.I268])-1)))" office:value-type="float" office:value="-0.01" calcext:value-type="float">
            <text:p>-0.01</text:p>
          </table:table-cell>
          <table:table-cell table:formula="of:=IF([.J268]=&quot;-&quot;;&quot;NULL&quot;;VALUE(MID([.J268];1;LEN([.J268])-1)))" office:value-type="float" office:value="2.1" calcext:value-type="float">
            <text:p>2.1</text:p>
          </table:table-cell>
          <table:table-cell table:formula="of:=IF([.K268]=&quot;-&quot;;&quot;NULL&quot;;VALUE(MID([.K268];1;LEN([.K268])-1)))" office:value-type="float" office:value="4.46" calcext:value-type="float">
            <text:p>4.46</text:p>
          </table:table-cell>
          <table:table-cell table:formula="of:=IF([.L268]=&quot;-&quot;;&quot;NULL&quot;;VALUE(MID([.L268];1;LEN([.L268])-1)))" office:value-type="float" office:value="7.62" calcext:value-type="float">
            <text:p>7.62</text:p>
          </table:table-cell>
          <table:table-cell table:formula="of:=IF([.M268]=&quot;-&quot;;&quot;NULL&quot;;VALUE(MID([.M268];1;LEN([.M268])-1)))" office:value-type="float" office:value="10.95" calcext:value-type="float">
            <text:p>10.95</text:p>
          </table:table-cell>
          <table:table-cell table:formula="of:=IF([.N268]=&quot;-&quot;;&quot;NULL&quot;;VALUE(MID([.N268];1;LEN([.N268])-1)))" office:value-type="float" office:value="68.21" calcext:value-type="float">
            <text:p>68.21</text:p>
          </table:table-cell>
          <table:table-cell table:formula="of:=&quot;( &quot; &amp; (ROW()-1) &amp; &quot;, '&quot; &amp; [.A268] &amp; &quot;',&quot; &amp; [.B268] &amp; &quot;,&quot; &amp; [.C268] &amp; &quot;,&quot; &amp; [.D268] &amp; &quot;,&quot; &amp; [.E268] &amp; &quot;,&quot; &amp; [.R268] &amp; &quot;,&quot; &amp; [.S268] &amp; &quot;,'2014/09/19',&quot; &amp; [.T268] &amp; &quot;,&quot; &amp; [.U268] &amp; &quot;,&quot; &amp; [.V268] &amp; &quot;,&quot; &amp; [.W268] &amp; &quot;,&quot; &amp; [.X268] &amp; &quot;,&quot; &amp; [.Y268] &amp; &quot;,'&quot; &amp; [.O268] &amp; &quot;','&quot; &amp; [.P268] &amp; &quot;','&quot; &amp; [.Q268] &amp; &quot;'),&quot;" office:value-type="string" office:string-value="( 267, 'L Brands',66.56,67.17,66.17,-0.01,-0.01,1280000,'2014/09/19',-0.01,2.1,4.46,7.62,10.95,68.21,'Strong Buy','Strong Buy','Strong Buy')," calcext:value-type="string">
            <text:p>( 267, 'L Brands',66.56,67.17,66.17,-0.01,-0.01,1280000,'2014/09/19',-0.01,2.1,4.46,7.62,10.95,68.2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3-comms-hldgs" xlink:type="simple">L-3 Communications</text:a></text:p>
          </table:table-cell>
          <table:table-cell office:value-type="float" office:value="114.24" calcext:value-type="float">
            <text:p>114.24</text:p>
          </table:table-cell>
          <table:table-cell office:value-type="float" office:value="116.29" calcext:value-type="float">
            <text:p>116.29</text:p>
          </table:table-cell>
          <table:table-cell office:value-type="float" office:value="114.02" calcext:value-type="float">
            <text:p>114.02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-1.08%</text:p>
          </table:table-cell>
          <table:table-cell office:value-type="string" calcext:value-type="string">
            <text:p>1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8%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3.48%</text:p>
          </table:table-cell>
          <table:table-cell office:value-type="string" calcext:value-type="string">
            <text:p>6.91%</text:p>
          </table:table-cell>
          <table:table-cell office:value-type="string" calcext:value-type="string">
            <text:p>19.97%</text:p>
          </table:table-cell>
          <table:table-cell office:value-type="string" calcext:value-type="string">
            <text:p>95.32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69];1;LEN([.F269])-1))" office:value-type="float" office:value="-1.08" calcext:value-type="float">
            <text:p>-1.08</text:p>
          </table:table-cell>
          <table:table-cell table:formula="of:=VALUE(SUBSTITUTE(SUBSTITUTE(SUBSTITUTE([.G269];&quot;M&quot;;&quot;0000&quot;);&quot;K&quot;;&quot;0&quot;);&quot;.&quot;;&quot;&quot;))" office:value-type="float" office:value="1120000" calcext:value-type="float">
            <text:p>1120000</text:p>
          </table:table-cell>
          <table:table-cell table:formula="of:=IF([.I269]=&quot;-&quot;;&quot;NULL&quot;;VALUE(MID([.I269];1;LEN([.I269])-1)))" office:value-type="float" office:value="-1.08" calcext:value-type="float">
            <text:p>-1.08</text:p>
          </table:table-cell>
          <table:table-cell table:formula="of:=IF([.J269]=&quot;-&quot;;&quot;NULL&quot;;VALUE(MID([.J269];1;LEN([.J269])-1)))" office:value-type="float" office:value="-0.47" calcext:value-type="float">
            <text:p>-0.47</text:p>
          </table:table-cell>
          <table:table-cell table:formula="of:=IF([.K269]=&quot;-&quot;;&quot;NULL&quot;;VALUE(MID([.K269];1;LEN([.K269])-1)))" office:value-type="float" office:value="3.48" calcext:value-type="float">
            <text:p>3.48</text:p>
          </table:table-cell>
          <table:table-cell table:formula="of:=IF([.L269]=&quot;-&quot;;&quot;NULL&quot;;VALUE(MID([.L269];1;LEN([.L269])-1)))" office:value-type="float" office:value="6.91" calcext:value-type="float">
            <text:p>6.91</text:p>
          </table:table-cell>
          <table:table-cell table:formula="of:=IF([.M269]=&quot;-&quot;;&quot;NULL&quot;;VALUE(MID([.M269];1;LEN([.M269])-1)))" office:value-type="float" office:value="19.97" calcext:value-type="float">
            <text:p>19.97</text:p>
          </table:table-cell>
          <table:table-cell table:formula="of:=IF([.N269]=&quot;-&quot;;&quot;NULL&quot;;VALUE(MID([.N269];1;LEN([.N269])-1)))" office:value-type="float" office:value="95.32" calcext:value-type="float">
            <text:p>95.32</text:p>
          </table:table-cell>
          <table:table-cell table:formula="of:=&quot;( &quot; &amp; (ROW()-1) &amp; &quot;, '&quot; &amp; [.A269] &amp; &quot;',&quot; &amp; [.B269] &amp; &quot;,&quot; &amp; [.C269] &amp; &quot;,&quot; &amp; [.D269] &amp; &quot;,&quot; &amp; [.E269] &amp; &quot;,&quot; &amp; [.R269] &amp; &quot;,&quot; &amp; [.S269] &amp; &quot;,'2014/09/19',&quot; &amp; [.T269] &amp; &quot;,&quot; &amp; [.U269] &amp; &quot;,&quot; &amp; [.V269] &amp; &quot;,&quot; &amp; [.W269] &amp; &quot;,&quot; &amp; [.X269] &amp; &quot;,&quot; &amp; [.Y269] &amp; &quot;,'&quot; &amp; [.O269] &amp; &quot;','&quot; &amp; [.P269] &amp; &quot;','&quot; &amp; [.Q269] &amp; &quot;'),&quot;" office:value-type="string" office:string-value="( 268, 'L-3 Communications',114.24,116.29,114.02,-1.25,-1.08,1120000,'2014/09/19',-1.08,-0.47,3.48,6.91,19.97,95.32,'Strong Sell','Strong Buy','Strong Buy')," calcext:value-type="string">
            <text:p>( 268, 'L-3 Communications',114.24,116.29,114.02,-1.25,-1.08,1120000,'2014/09/19',-1.08,-0.47,3.48,6.91,19.97,95.32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aboratory-corp-of-amer" xlink:type="simple">Laboratory of America</text:a></text:p>
          </table:table-cell>
          <table:table-cell office:value-type="float" office:value="106.12" calcext:value-type="float">
            <text:p>106.12</text:p>
          </table:table-cell>
          <table:table-cell office:value-type="float" office:value="106.76" calcext:value-type="float">
            <text:p>106.76</text:p>
          </table:table-cell>
          <table:table-cell office:value-type="float" office:value="105.98" calcext:value-type="float">
            <text:p>105.9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06%</text:p>
          </table:table-cell>
          <table:table-cell office:value-type="string" calcext:value-type="string">
            <text:p>500.2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16.14%</text:p>
          </table:table-cell>
          <table:table-cell office:value-type="string" calcext:value-type="string">
            <text:p>6.58%</text:p>
          </table:table-cell>
          <table:table-cell office:value-type="string" calcext:value-type="string">
            <text:p>32.4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270];1;LEN([.F270])-1))" office:value-type="float" office:value="0.06" calcext:value-type="float">
            <text:p>0.06</text:p>
          </table:table-cell>
          <table:table-cell table:formula="of:=VALUE(SUBSTITUTE(SUBSTITUTE(SUBSTITUTE([.G270];&quot;M&quot;;&quot;0000&quot;);&quot;K&quot;;&quot;0&quot;);&quot;.&quot;;&quot;&quot;))" office:value-type="float" office:value="500280" calcext:value-type="float">
            <text:p>500280</text:p>
          </table:table-cell>
          <table:table-cell table:formula="of:=IF([.I270]=&quot;-&quot;;&quot;NULL&quot;;VALUE(MID([.I270];1;LEN([.I270])-1)))" office:value-type="float" office:value="0.06" calcext:value-type="float">
            <text:p>0.06</text:p>
          </table:table-cell>
          <table:table-cell table:formula="of:=IF([.J270]=&quot;-&quot;;&quot;NULL&quot;;VALUE(MID([.J270];1;LEN([.J270])-1)))" office:value-type="float" office:value="-0.22" calcext:value-type="float">
            <text:p>-0.22</text:p>
          </table:table-cell>
          <table:table-cell table:formula="of:=IF([.K270]=&quot;-&quot;;&quot;NULL&quot;;VALUE(MID([.K270];1;LEN([.K270])-1)))" office:value-type="float" office:value="-0.66" calcext:value-type="float">
            <text:p>-0.66</text:p>
          </table:table-cell>
          <table:table-cell table:formula="of:=IF([.L270]=&quot;-&quot;;&quot;NULL&quot;;VALUE(MID([.L270];1;LEN([.L270])-1)))" office:value-type="float" office:value="16.14" calcext:value-type="float">
            <text:p>16.14</text:p>
          </table:table-cell>
          <table:table-cell table:formula="of:=IF([.M270]=&quot;-&quot;;&quot;NULL&quot;;VALUE(MID([.M270];1;LEN([.M270])-1)))" office:value-type="float" office:value="6.58" calcext:value-type="float">
            <text:p>6.58</text:p>
          </table:table-cell>
          <table:table-cell table:formula="of:=IF([.N270]=&quot;-&quot;;&quot;NULL&quot;;VALUE(MID([.N270];1;LEN([.N270])-1)))" office:value-type="float" office:value="32.47" calcext:value-type="float">
            <text:p>32.47</text:p>
          </table:table-cell>
          <table:table-cell table:formula="of:=&quot;( &quot; &amp; (ROW()-1) &amp; &quot;, '&quot; &amp; [.A270] &amp; &quot;',&quot; &amp; [.B270] &amp; &quot;,&quot; &amp; [.C270] &amp; &quot;,&quot; &amp; [.D270] &amp; &quot;,&quot; &amp; [.E270] &amp; &quot;,&quot; &amp; [.R270] &amp; &quot;,&quot; &amp; [.S270] &amp; &quot;,'2014/09/19',&quot; &amp; [.T270] &amp; &quot;,&quot; &amp; [.U270] &amp; &quot;,&quot; &amp; [.V270] &amp; &quot;,&quot; &amp; [.W270] &amp; &quot;,&quot; &amp; [.X270] &amp; &quot;,&quot; &amp; [.Y270] &amp; &quot;,'&quot; &amp; [.O270] &amp; &quot;','&quot; &amp; [.P270] &amp; &quot;','&quot; &amp; [.Q270] &amp; &quot;'),&quot;" office:value-type="string" office:string-value="( 269, 'Laboratory of America',106.12,106.76,105.98,0.06,0.06,500280,'2014/09/19',0.06,-0.22,-0.66,16.14,6.58,32.47,'Strong Sell','Sell','Strong Buy')," calcext:value-type="string">
            <text:p>( 269, 'Laboratory of America',106.12,106.76,105.98,0.06,0.06,500280,'2014/09/19',0.06,-0.22,-0.66,16.14,6.58,32.47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am-research-corp" xlink:type="simple">Lam Research</text:a></text:p>
          </table:table-cell>
          <table:table-cell office:value-type="float" office:value="75.95" calcext:value-type="float">
            <text:p>75.95</text:p>
          </table:table-cell>
          <table:table-cell office:value-type="float" office:value="77.35" calcext:value-type="float">
            <text:p>77.35</text:p>
          </table:table-cell>
          <table:table-cell office:value-type="float" office:value="75.94" calcext:value-type="float">
            <text:p>75.94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-1.07%</text:p>
          </table:table-cell>
          <table:table-cell office:value-type="string" calcext:value-type="string">
            <text:p>1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7%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.49%</text:p>
          </table:table-cell>
          <table:table-cell office:value-type="string" calcext:value-type="string">
            <text:p>39.49%</text:p>
          </table:table-cell>
          <table:table-cell office:value-type="string" calcext:value-type="string">
            <text:p>54.06%</text:p>
          </table:table-cell>
          <table:table-cell office:value-type="string" calcext:value-type="string">
            <text:p>99.19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71];1;LEN([.F271])-1))" office:value-type="float" office:value="-1.07" calcext:value-type="float">
            <text:p>-1.07</text:p>
          </table:table-cell>
          <table:table-cell table:formula="of:=VALUE(SUBSTITUTE(SUBSTITUTE(SUBSTITUTE([.G271];&quot;M&quot;;&quot;0000&quot;);&quot;K&quot;;&quot;0&quot;);&quot;.&quot;;&quot;&quot;))" office:value-type="float" office:value="1610000" calcext:value-type="float">
            <text:p>1610000</text:p>
          </table:table-cell>
          <table:table-cell table:formula="of:=IF([.I271]=&quot;-&quot;;&quot;NULL&quot;;VALUE(MID([.I271];1;LEN([.I271])-1)))" office:value-type="float" office:value="-1.07" calcext:value-type="float">
            <text:p>-1.07</text:p>
          </table:table-cell>
          <table:table-cell table:formula="of:=IF([.J271]=&quot;-&quot;;&quot;NULL&quot;;VALUE(MID([.J271];1;LEN([.J271])-1)))" office:value-type="float" office:value="6" calcext:value-type="float">
            <text:p>6</text:p>
          </table:table-cell>
          <table:table-cell table:formula="of:=IF([.K271]=&quot;-&quot;;&quot;NULL&quot;;VALUE(MID([.K271];1;LEN([.K271])-1)))" office:value-type="float" office:value="5.49" calcext:value-type="float">
            <text:p>5.49</text:p>
          </table:table-cell>
          <table:table-cell table:formula="of:=IF([.L271]=&quot;-&quot;;&quot;NULL&quot;;VALUE(MID([.L271];1;LEN([.L271])-1)))" office:value-type="float" office:value="39.49" calcext:value-type="float">
            <text:p>39.49</text:p>
          </table:table-cell>
          <table:table-cell table:formula="of:=IF([.M271]=&quot;-&quot;;&quot;NULL&quot;;VALUE(MID([.M271];1;LEN([.M271])-1)))" office:value-type="float" office:value="54.06" calcext:value-type="float">
            <text:p>54.06</text:p>
          </table:table-cell>
          <table:table-cell table:formula="of:=IF([.N271]=&quot;-&quot;;&quot;NULL&quot;;VALUE(MID([.N271];1;LEN([.N271])-1)))" office:value-type="float" office:value="99.19" calcext:value-type="float">
            <text:p>99.19</text:p>
          </table:table-cell>
          <table:table-cell table:formula="of:=&quot;( &quot; &amp; (ROW()-1) &amp; &quot;, '&quot; &amp; [.A271] &amp; &quot;',&quot; &amp; [.B271] &amp; &quot;,&quot; &amp; [.C271] &amp; &quot;,&quot; &amp; [.D271] &amp; &quot;,&quot; &amp; [.E271] &amp; &quot;,&quot; &amp; [.R271] &amp; &quot;,&quot; &amp; [.S271] &amp; &quot;,'2014/09/19',&quot; &amp; [.T271] &amp; &quot;,&quot; &amp; [.U271] &amp; &quot;,&quot; &amp; [.V271] &amp; &quot;,&quot; &amp; [.W271] &amp; &quot;,&quot; &amp; [.X271] &amp; &quot;,&quot; &amp; [.Y271] &amp; &quot;,'&quot; &amp; [.O271] &amp; &quot;','&quot; &amp; [.P271] &amp; &quot;','&quot; &amp; [.Q271] &amp; &quot;'),&quot;" office:value-type="string" office:string-value="( 270, 'Lam Research',75.95,77.35,75.94,-0.82,-1.07,1610000,'2014/09/19',-1.07,6,5.49,39.49,54.06,99.19,'Neutral','Strong Buy','Strong Buy')," calcext:value-type="string">
            <text:p>( 270, 'Lam Research',75.95,77.35,75.94,-0.82,-1.07,1610000,'2014/09/19',-1.07,6,5.49,39.49,54.06,99.19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egg-mason" xlink:type="simple">Legg Mason</text:a></text:p>
          </table:table-cell>
          <table:table-cell office:value-type="float" office:value="50.78" calcext:value-type="float">
            <text:p>50.78</text:p>
          </table:table-cell>
          <table:table-cell office:value-type="float" office:value="51.45" calcext:value-type="float">
            <text:p>51.45</text:p>
          </table:table-cell>
          <table:table-cell office:value-type="float" office:value="50.47" calcext:value-type="float">
            <text:p>50.47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672.09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1.09%</text:p>
          </table:table-cell>
          <table:table-cell office:value-type="string" calcext:value-type="string">
            <text:p>4.57%</text:p>
          </table:table-cell>
          <table:table-cell office:value-type="string" calcext:value-type="string">
            <text:p>16.79%</text:p>
          </table:table-cell>
          <table:table-cell office:value-type="string" calcext:value-type="string">
            <text:p>46.98%</text:p>
          </table:table-cell>
          <table:table-cell office:value-type="string" calcext:value-type="string">
            <text:p>96.0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72];1;LEN([.F272])-1))" office:value-type="float" office:value="-0.8" calcext:value-type="float">
            <text:p>-0.8</text:p>
          </table:table-cell>
          <table:table-cell table:formula="of:=VALUE(SUBSTITUTE(SUBSTITUTE(SUBSTITUTE([.G272];&quot;M&quot;;&quot;0000&quot;);&quot;K&quot;;&quot;0&quot;);&quot;.&quot;;&quot;&quot;))" office:value-type="float" office:value="672090" calcext:value-type="float">
            <text:p>672090</text:p>
          </table:table-cell>
          <table:table-cell table:formula="of:=IF([.I272]=&quot;-&quot;;&quot;NULL&quot;;VALUE(MID([.I272];1;LEN([.I272])-1)))" office:value-type="float" office:value="-0.8" calcext:value-type="float">
            <text:p>-0.8</text:p>
          </table:table-cell>
          <table:table-cell table:formula="of:=IF([.J272]=&quot;-&quot;;&quot;NULL&quot;;VALUE(MID([.J272];1;LEN([.J272])-1)))" office:value-type="float" office:value="1.09" calcext:value-type="float">
            <text:p>1.09</text:p>
          </table:table-cell>
          <table:table-cell table:formula="of:=IF([.K272]=&quot;-&quot;;&quot;NULL&quot;;VALUE(MID([.K272];1;LEN([.K272])-1)))" office:value-type="float" office:value="4.57" calcext:value-type="float">
            <text:p>4.57</text:p>
          </table:table-cell>
          <table:table-cell table:formula="of:=IF([.L272]=&quot;-&quot;;&quot;NULL&quot;;VALUE(MID([.L272];1;LEN([.L272])-1)))" office:value-type="float" office:value="16.79" calcext:value-type="float">
            <text:p>16.79</text:p>
          </table:table-cell>
          <table:table-cell table:formula="of:=IF([.M272]=&quot;-&quot;;&quot;NULL&quot;;VALUE(MID([.M272];1;LEN([.M272])-1)))" office:value-type="float" office:value="46.98" calcext:value-type="float">
            <text:p>46.98</text:p>
          </table:table-cell>
          <table:table-cell table:formula="of:=IF([.N272]=&quot;-&quot;;&quot;NULL&quot;;VALUE(MID([.N272];1;LEN([.N272])-1)))" office:value-type="float" office:value="96.06" calcext:value-type="float">
            <text:p>96.06</text:p>
          </table:table-cell>
          <table:table-cell table:formula="of:=&quot;( &quot; &amp; (ROW()-1) &amp; &quot;, '&quot; &amp; [.A272] &amp; &quot;',&quot; &amp; [.B272] &amp; &quot;,&quot; &amp; [.C272] &amp; &quot;,&quot; &amp; [.D272] &amp; &quot;,&quot; &amp; [.E272] &amp; &quot;,&quot; &amp; [.R272] &amp; &quot;,&quot; &amp; [.S272] &amp; &quot;,'2014/09/19',&quot; &amp; [.T272] &amp; &quot;,&quot; &amp; [.U272] &amp; &quot;,&quot; &amp; [.V272] &amp; &quot;,&quot; &amp; [.W272] &amp; &quot;,&quot; &amp; [.X272] &amp; &quot;,&quot; &amp; [.Y272] &amp; &quot;,'&quot; &amp; [.O272] &amp; &quot;','&quot; &amp; [.P272] &amp; &quot;','&quot; &amp; [.Q272] &amp; &quot;'),&quot;" office:value-type="string" office:string-value="( 271, 'Legg Mason',50.78,51.45,50.47,-0.41,-0.8,672090,'2014/09/19',-0.8,1.09,4.57,16.79,46.98,96.06,'Neutral','Strong Buy','Strong Buy')," calcext:value-type="string">
            <text:p>( 271, 'Legg Mason',50.78,51.45,50.47,-0.41,-0.8,672090,'2014/09/19',-0.8,1.09,4.57,16.79,46.98,96.0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eggett---platt" xlink:type="simple">Leggett&amp;Platt</text:a></text:p>
          </table:table-cell>
          <table:table-cell office:value-type="float" office:value="35.2" calcext:value-type="float">
            <text:p>35.2</text:p>
          </table:table-cell>
          <table:table-cell office:value-type="float" office:value="35.48" calcext:value-type="float">
            <text:p>35.48</text:p>
          </table:table-cell>
          <table:table-cell office:value-type="float" office:value="34.96" calcext:value-type="float">
            <text:p>34.96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1.2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13.77%</text:p>
          </table:table-cell>
          <table:table-cell office:value-type="string" calcext:value-type="string">
            <text:p>15.22%</text:p>
          </table:table-cell>
          <table:table-cell office:value-type="string" calcext:value-type="string">
            <text:p>73.23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73];1;LEN([.F273])-1))" office:value-type="float" office:value="-0.17" calcext:value-type="float">
            <text:p>-0.17</text:p>
          </table:table-cell>
          <table:table-cell table:formula="of:=VALUE(SUBSTITUTE(SUBSTITUTE(SUBSTITUTE([.G273];&quot;M&quot;;&quot;0000&quot;);&quot;K&quot;;&quot;0&quot;);&quot;.&quot;;&quot;&quot;))" office:value-type="float" office:value="1230000" calcext:value-type="float">
            <text:p>1230000</text:p>
          </table:table-cell>
          <table:table-cell table:formula="of:=IF([.I273]=&quot;-&quot;;&quot;NULL&quot;;VALUE(MID([.I273];1;LEN([.I273])-1)))" office:value-type="float" office:value="-0.17" calcext:value-type="float">
            <text:p>-0.17</text:p>
          </table:table-cell>
          <table:table-cell table:formula="of:=IF([.J273]=&quot;-&quot;;&quot;NULL&quot;;VALUE(MID([.J273];1;LEN([.J273])-1)))" office:value-type="float" office:value="0.31" calcext:value-type="float">
            <text:p>0.31</text:p>
          </table:table-cell>
          <table:table-cell table:formula="of:=IF([.K273]=&quot;-&quot;;&quot;NULL&quot;;VALUE(MID([.K273];1;LEN([.K273])-1)))" office:value-type="float" office:value="0.4" calcext:value-type="float">
            <text:p>0.4</text:p>
          </table:table-cell>
          <table:table-cell table:formula="of:=IF([.L273]=&quot;-&quot;;&quot;NULL&quot;;VALUE(MID([.L273];1;LEN([.L273])-1)))" office:value-type="float" office:value="13.77" calcext:value-type="float">
            <text:p>13.77</text:p>
          </table:table-cell>
          <table:table-cell table:formula="of:=IF([.M273]=&quot;-&quot;;&quot;NULL&quot;;VALUE(MID([.M273];1;LEN([.M273])-1)))" office:value-type="float" office:value="15.22" calcext:value-type="float">
            <text:p>15.22</text:p>
          </table:table-cell>
          <table:table-cell table:formula="of:=IF([.N273]=&quot;-&quot;;&quot;NULL&quot;;VALUE(MID([.N273];1;LEN([.N273])-1)))" office:value-type="float" office:value="73.23" calcext:value-type="float">
            <text:p>73.23</text:p>
          </table:table-cell>
          <table:table-cell table:formula="of:=&quot;( &quot; &amp; (ROW()-1) &amp; &quot;, '&quot; &amp; [.A273] &amp; &quot;',&quot; &amp; [.B273] &amp; &quot;,&quot; &amp; [.C273] &amp; &quot;,&quot; &amp; [.D273] &amp; &quot;,&quot; &amp; [.E273] &amp; &quot;,&quot; &amp; [.R273] &amp; &quot;,&quot; &amp; [.S273] &amp; &quot;,'2014/09/19',&quot; &amp; [.T273] &amp; &quot;,&quot; &amp; [.U273] &amp; &quot;,&quot; &amp; [.V273] &amp; &quot;,&quot; &amp; [.W273] &amp; &quot;,&quot; &amp; [.X273] &amp; &quot;,&quot; &amp; [.Y273] &amp; &quot;,'&quot; &amp; [.O273] &amp; &quot;','&quot; &amp; [.P273] &amp; &quot;','&quot; &amp; [.Q273] &amp; &quot;'),&quot;" office:value-type="string" office:string-value="( 272, 'Leggett&amp;Platt',35.2,35.48,34.96,-0.06,-0.17,1230000,'2014/09/19',-0.17,0.31,0.4,13.77,15.22,73.23,'Sell','Strong Buy','Strong Buy')," calcext:value-type="string">
            <text:p>( 272, 'Leggett&amp;Platt',35.2,35.48,34.96,-0.06,-0.17,1230000,'2014/09/19',-0.17,0.31,0.4,13.77,15.22,73.23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ennar" xlink:type="simple">Lennar</text:a></text:p>
          </table:table-cell>
          <table:table-cell office:value-type="float" office:value="41.03" calcext:value-type="float">
            <text:p>41.03</text:p>
          </table:table-cell>
          <table:table-cell office:value-type="float" office:value="41.7" calcext:value-type="float">
            <text:p>41.7</text:p>
          </table:table-cell>
          <table:table-cell office:value-type="float" office:value="40.5" calcext:value-type="float">
            <text:p>40.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0.85%</text:p>
          </table:table-cell>
          <table:table-cell office:value-type="string" calcext:value-type="string">
            <text:p>4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5%</text:p>
          </table:table-cell>
          <table:table-cell office:value-type="string" calcext:value-type="string">
            <text:p>5.04%</text:p>
          </table:table-cell>
          <table:table-cell office:value-type="string" calcext:value-type="string">
            <text:p>5.15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16.73%</text:p>
          </table:table-cell>
          <table:table-cell office:value-type="string" calcext:value-type="string">
            <text:p>195.18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74];1;LEN([.F274])-1))" office:value-type="float" office:value="-0.85" calcext:value-type="float">
            <text:p>-0.85</text:p>
          </table:table-cell>
          <table:table-cell table:formula="of:=VALUE(SUBSTITUTE(SUBSTITUTE(SUBSTITUTE([.G274];&quot;M&quot;;&quot;0000&quot;);&quot;K&quot;;&quot;0&quot;);&quot;.&quot;;&quot;&quot;))" office:value-type="float" office:value="4290000" calcext:value-type="float">
            <text:p>4290000</text:p>
          </table:table-cell>
          <table:table-cell table:formula="of:=IF([.I274]=&quot;-&quot;;&quot;NULL&quot;;VALUE(MID([.I274];1;LEN([.I274])-1)))" office:value-type="float" office:value="-0.85" calcext:value-type="float">
            <text:p>-0.85</text:p>
          </table:table-cell>
          <table:table-cell table:formula="of:=IF([.J274]=&quot;-&quot;;&quot;NULL&quot;;VALUE(MID([.J274];1;LEN([.J274])-1)))" office:value-type="float" office:value="5.04" calcext:value-type="float">
            <text:p>5.04</text:p>
          </table:table-cell>
          <table:table-cell table:formula="of:=IF([.K274]=&quot;-&quot;;&quot;NULL&quot;;VALUE(MID([.K274];1;LEN([.K274])-1)))" office:value-type="float" office:value="5.15" calcext:value-type="float">
            <text:p>5.15</text:p>
          </table:table-cell>
          <table:table-cell table:formula="of:=IF([.L274]=&quot;-&quot;;&quot;NULL&quot;;VALUE(MID([.L274];1;LEN([.L274])-1)))" office:value-type="float" office:value="3.72" calcext:value-type="float">
            <text:p>3.72</text:p>
          </table:table-cell>
          <table:table-cell table:formula="of:=IF([.M274]=&quot;-&quot;;&quot;NULL&quot;;VALUE(MID([.M274];1;LEN([.M274])-1)))" office:value-type="float" office:value="16.73" calcext:value-type="float">
            <text:p>16.73</text:p>
          </table:table-cell>
          <table:table-cell table:formula="of:=IF([.N274]=&quot;-&quot;;&quot;NULL&quot;;VALUE(MID([.N274];1;LEN([.N274])-1)))" office:value-type="float" office:value="195.18" calcext:value-type="float">
            <text:p>195.18</text:p>
          </table:table-cell>
          <table:table-cell table:formula="of:=&quot;( &quot; &amp; (ROW()-1) &amp; &quot;, '&quot; &amp; [.A274] &amp; &quot;',&quot; &amp; [.B274] &amp; &quot;,&quot; &amp; [.C274] &amp; &quot;,&quot; &amp; [.D274] &amp; &quot;,&quot; &amp; [.E274] &amp; &quot;,&quot; &amp; [.R274] &amp; &quot;,&quot; &amp; [.S274] &amp; &quot;,'2014/09/19',&quot; &amp; [.T274] &amp; &quot;,&quot; &amp; [.U274] &amp; &quot;,&quot; &amp; [.V274] &amp; &quot;,&quot; &amp; [.W274] &amp; &quot;,&quot; &amp; [.X274] &amp; &quot;,&quot; &amp; [.Y274] &amp; &quot;,'&quot; &amp; [.O274] &amp; &quot;','&quot; &amp; [.P274] &amp; &quot;','&quot; &amp; [.Q274] &amp; &quot;'),&quot;" office:value-type="string" office:string-value="( 273, 'Lennar',41.03,41.7,40.5,-0.35,-0.85,4290000,'2014/09/19',-0.85,5.04,5.15,3.72,16.73,195.18,'Neutral','Strong Buy','Strong Buy')," calcext:value-type="string">
            <text:p>( 273, 'Lennar',41.03,41.7,40.5,-0.35,-0.85,4290000,'2014/09/19',-0.85,5.04,5.15,3.72,16.73,195.18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eucadia-natl" xlink:type="simple">Leucadia National</text:a></text:p>
          </table:table-cell>
          <table:table-cell office:value-type="float" office:value="25.42" calcext:value-type="float">
            <text:p>25.42</text:p>
          </table:table-cell>
          <table:table-cell office:value-type="float" office:value="25.92" calcext:value-type="float">
            <text:p>25.92</text:p>
          </table:table-cell>
          <table:table-cell office:value-type="float" office:value="25.25" calcext:value-type="float">
            <text:p>25.25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1.7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-2.57%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-10.30%</text:p>
          </table:table-cell>
          <table:table-cell office:value-type="string" calcext:value-type="string">
            <text:p>-6.78%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table:formula="of:=VALUE(MID([.F275];1;LEN([.F275])-1))" office:value-type="float" office:value="-1.24" calcext:value-type="float">
            <text:p>-1.24</text:p>
          </table:table-cell>
          <table:table-cell table:formula="of:=VALUE(SUBSTITUTE(SUBSTITUTE(SUBSTITUTE([.G275];&quot;M&quot;;&quot;0000&quot;);&quot;K&quot;;&quot;0&quot;);&quot;.&quot;;&quot;&quot;))" office:value-type="float" office:value="1760000" calcext:value-type="float">
            <text:p>1760000</text:p>
          </table:table-cell>
          <table:table-cell table:formula="of:=IF([.I275]=&quot;-&quot;;&quot;NULL&quot;;VALUE(MID([.I275];1;LEN([.I275])-1)))" office:value-type="float" office:value="-1.24" calcext:value-type="float">
            <text:p>-1.24</text:p>
          </table:table-cell>
          <table:table-cell table:formula="of:=IF([.J275]=&quot;-&quot;;&quot;NULL&quot;;VALUE(MID([.J275];1;LEN([.J275])-1)))" office:value-type="float" office:value="-2.57" calcext:value-type="float">
            <text:p>-2.57</text:p>
          </table:table-cell>
          <table:table-cell table:formula="of:=IF([.K275]=&quot;-&quot;;&quot;NULL&quot;;VALUE(MID([.K275];1;LEN([.K275])-1)))" office:value-type="float" office:value="1.44" calcext:value-type="float">
            <text:p>1.44</text:p>
          </table:table-cell>
          <table:table-cell table:formula="of:=IF([.L275]=&quot;-&quot;;&quot;NULL&quot;;VALUE(MID([.L275];1;LEN([.L275])-1)))" office:value-type="float" office:value="-10.3" calcext:value-type="float">
            <text:p>-10.3</text:p>
          </table:table-cell>
          <table:table-cell table:formula="of:=IF([.M275]=&quot;-&quot;;&quot;NULL&quot;;VALUE(MID([.M275];1;LEN([.M275])-1)))" office:value-type="float" office:value="-6.78" calcext:value-type="float">
            <text:p>-6.78</text:p>
          </table:table-cell>
          <table:table-cell table:formula="of:=IF([.N275]=&quot;-&quot;;&quot;NULL&quot;;VALUE(MID([.N275];1;LEN([.N275])-1)))" office:value-type="float" office:value="3.5" calcext:value-type="float">
            <text:p>3.5</text:p>
          </table:table-cell>
          <table:table-cell table:formula="of:=&quot;( &quot; &amp; (ROW()-1) &amp; &quot;, '&quot; &amp; [.A275] &amp; &quot;',&quot; &amp; [.B275] &amp; &quot;,&quot; &amp; [.C275] &amp; &quot;,&quot; &amp; [.D275] &amp; &quot;,&quot; &amp; [.E275] &amp; &quot;,&quot; &amp; [.R275] &amp; &quot;,&quot; &amp; [.S275] &amp; &quot;,'2014/09/19',&quot; &amp; [.T275] &amp; &quot;,&quot; &amp; [.U275] &amp; &quot;,&quot; &amp; [.V275] &amp; &quot;,&quot; &amp; [.W275] &amp; &quot;,&quot; &amp; [.X275] &amp; &quot;,&quot; &amp; [.Y275] &amp; &quot;,'&quot; &amp; [.O275] &amp; &quot;','&quot; &amp; [.P275] &amp; &quot;','&quot; &amp; [.Q275] &amp; &quot;'),&quot;" office:value-type="string" office:string-value="( 274, 'Leucadia National',25.42,25.92,25.25,-0.32,-1.24,1760000,'2014/09/19',-1.24,-2.57,1.44,-10.3,-6.78,3.5,'Strong Sell','Sell','Strong Sell')," calcext:value-type="string">
            <text:p>( 274, 'Leucadia National',25.42,25.92,25.25,-0.32,-1.24,1760000,'2014/09/19',-1.24,-2.57,1.44,-10.3,-6.78,3.5,'Strong Sell','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lincoln-natl" xlink:type="simple">Lincoln National</text:a></text:p>
          </table:table-cell>
          <table:table-cell office:value-type="float" office:value="55.64" calcext:value-type="float">
            <text:p>55.64</text:p>
          </table:table-cell>
          <table:table-cell office:value-type="float" office:value="56.52" calcext:value-type="float">
            <text:p>56.52</text:p>
          </table:table-cell>
          <table:table-cell office:value-type="float" office:value="55.64" calcext:value-type="float">
            <text:p>55.64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2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7.79%</text:p>
          </table:table-cell>
          <table:table-cell office:value-type="string" calcext:value-type="string">
            <text:p>31.69%</text:p>
          </table:table-cell>
          <table:table-cell office:value-type="string" calcext:value-type="string">
            <text:p>234.5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76];1;LEN([.F276])-1))" office:value-type="float" office:value="-0.09" calcext:value-type="float">
            <text:p>-0.09</text:p>
          </table:table-cell>
          <table:table-cell table:formula="of:=VALUE(SUBSTITUTE(SUBSTITUTE(SUBSTITUTE([.G276];&quot;M&quot;;&quot;0000&quot;);&quot;K&quot;;&quot;0&quot;);&quot;.&quot;;&quot;&quot;))" office:value-type="float" office:value="2610000" calcext:value-type="float">
            <text:p>2610000</text:p>
          </table:table-cell>
          <table:table-cell table:formula="of:=IF([.I276]=&quot;-&quot;;&quot;NULL&quot;;VALUE(MID([.I276];1;LEN([.I276])-1)))" office:value-type="float" office:value="-0.09" calcext:value-type="float">
            <text:p>-0.09</text:p>
          </table:table-cell>
          <table:table-cell table:formula="of:=IF([.J276]=&quot;-&quot;;&quot;NULL&quot;;VALUE(MID([.J276];1;LEN([.J276])-1)))" office:value-type="float" office:value="1.44" calcext:value-type="float">
            <text:p>1.44</text:p>
          </table:table-cell>
          <table:table-cell table:formula="of:=IF([.K276]=&quot;-&quot;;&quot;NULL&quot;;VALUE(MID([.K276];1;LEN([.K276])-1)))" office:value-type="float" office:value="3.36" calcext:value-type="float">
            <text:p>3.36</text:p>
          </table:table-cell>
          <table:table-cell table:formula="of:=IF([.L276]=&quot;-&quot;;&quot;NULL&quot;;VALUE(MID([.L276];1;LEN([.L276])-1)))" office:value-type="float" office:value="7.79" calcext:value-type="float">
            <text:p>7.79</text:p>
          </table:table-cell>
          <table:table-cell table:formula="of:=IF([.M276]=&quot;-&quot;;&quot;NULL&quot;;VALUE(MID([.M276];1;LEN([.M276])-1)))" office:value-type="float" office:value="31.69" calcext:value-type="float">
            <text:p>31.69</text:p>
          </table:table-cell>
          <table:table-cell table:formula="of:=IF([.N276]=&quot;-&quot;;&quot;NULL&quot;;VALUE(MID([.N276];1;LEN([.N276])-1)))" office:value-type="float" office:value="234.58" calcext:value-type="float">
            <text:p>234.58</text:p>
          </table:table-cell>
          <table:table-cell table:formula="of:=&quot;( &quot; &amp; (ROW()-1) &amp; &quot;, '&quot; &amp; [.A276] &amp; &quot;',&quot; &amp; [.B276] &amp; &quot;,&quot; &amp; [.C276] &amp; &quot;,&quot; &amp; [.D276] &amp; &quot;,&quot; &amp; [.E276] &amp; &quot;,&quot; &amp; [.R276] &amp; &quot;,&quot; &amp; [.S276] &amp; &quot;,'2014/09/19',&quot; &amp; [.T276] &amp; &quot;,&quot; &amp; [.U276] &amp; &quot;,&quot; &amp; [.V276] &amp; &quot;,&quot; &amp; [.W276] &amp; &quot;,&quot; &amp; [.X276] &amp; &quot;,&quot; &amp; [.Y276] &amp; &quot;,'&quot; &amp; [.O276] &amp; &quot;','&quot; &amp; [.P276] &amp; &quot;','&quot; &amp; [.Q276] &amp; &quot;'),&quot;" office:value-type="string" office:string-value="( 275, 'Lincoln National',55.64,56.52,55.64,-0.05,-0.09,2610000,'2014/09/19',-0.09,1.44,3.36,7.79,31.69,234.58,'Buy','Strong Buy','Strong Buy')," calcext:value-type="string">
            <text:p>( 275, 'Lincoln National',55.64,56.52,55.64,-0.05,-0.09,2610000,'2014/09/19',-0.09,1.44,3.36,7.79,31.69,234.5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inear-technology-corp" xlink:type="simple">Linear</text:a></text:p>
          </table:table-cell>
          <table:table-cell office:value-type="float" office:value="45.46" calcext:value-type="float">
            <text:p>45.46</text:p>
          </table:table-cell>
          <table:table-cell office:value-type="float" office:value="46.09" calcext:value-type="float">
            <text:p>46.09</text:p>
          </table:table-cell>
          <table:table-cell office:value-type="float" office:value="45.23" calcext:value-type="float">
            <text:p>45.23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2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1.88%</text:p>
          </table:table-cell>
          <table:table-cell office:value-type="string" calcext:value-type="string">
            <text:p>0.38%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13.37%</text:p>
          </table:table-cell>
          <table:table-cell office:value-type="string" calcext:value-type="string">
            <text:p>55.47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277];1;LEN([.F277])-1))" office:value-type="float" office:value="-0.93" calcext:value-type="float">
            <text:p>-0.93</text:p>
          </table:table-cell>
          <table:table-cell table:formula="of:=VALUE(SUBSTITUTE(SUBSTITUTE(SUBSTITUTE([.G277];&quot;M&quot;;&quot;0000&quot;);&quot;K&quot;;&quot;0&quot;);&quot;.&quot;;&quot;&quot;))" office:value-type="float" office:value="2270000" calcext:value-type="float">
            <text:p>2270000</text:p>
          </table:table-cell>
          <table:table-cell table:formula="of:=IF([.I277]=&quot;-&quot;;&quot;NULL&quot;;VALUE(MID([.I277];1;LEN([.I277])-1)))" office:value-type="float" office:value="-0.93" calcext:value-type="float">
            <text:p>-0.93</text:p>
          </table:table-cell>
          <table:table-cell table:formula="of:=IF([.J277]=&quot;-&quot;;&quot;NULL&quot;;VALUE(MID([.J277];1;LEN([.J277])-1)))" office:value-type="float" office:value="1.88" calcext:value-type="float">
            <text:p>1.88</text:p>
          </table:table-cell>
          <table:table-cell table:formula="of:=IF([.K277]=&quot;-&quot;;&quot;NULL&quot;;VALUE(MID([.K277];1;LEN([.K277])-1)))" office:value-type="float" office:value="0.38" calcext:value-type="float">
            <text:p>0.38</text:p>
          </table:table-cell>
          <table:table-cell table:formula="of:=IF([.L277]=&quot;-&quot;;&quot;NULL&quot;;VALUE(MID([.L277];1;LEN([.L277])-1)))" office:value-type="float" office:value="-0.2" calcext:value-type="float">
            <text:p>-0.2</text:p>
          </table:table-cell>
          <table:table-cell table:formula="of:=IF([.M277]=&quot;-&quot;;&quot;NULL&quot;;VALUE(MID([.M277];1;LEN([.M277])-1)))" office:value-type="float" office:value="13.37" calcext:value-type="float">
            <text:p>13.37</text:p>
          </table:table-cell>
          <table:table-cell table:formula="of:=IF([.N277]=&quot;-&quot;;&quot;NULL&quot;;VALUE(MID([.N277];1;LEN([.N277])-1)))" office:value-type="float" office:value="55.47" calcext:value-type="float">
            <text:p>55.47</text:p>
          </table:table-cell>
          <table:table-cell table:formula="of:=&quot;( &quot; &amp; (ROW()-1) &amp; &quot;, '&quot; &amp; [.A277] &amp; &quot;',&quot; &amp; [.B277] &amp; &quot;,&quot; &amp; [.C277] &amp; &quot;,&quot; &amp; [.D277] &amp; &quot;,&quot; &amp; [.E277] &amp; &quot;,&quot; &amp; [.R277] &amp; &quot;,&quot; &amp; [.S277] &amp; &quot;,'2014/09/19',&quot; &amp; [.T277] &amp; &quot;,&quot; &amp; [.U277] &amp; &quot;,&quot; &amp; [.V277] &amp; &quot;,&quot; &amp; [.W277] &amp; &quot;,&quot; &amp; [.X277] &amp; &quot;,&quot; &amp; [.Y277] &amp; &quot;,'&quot; &amp; [.O277] &amp; &quot;','&quot; &amp; [.P277] &amp; &quot;','&quot; &amp; [.Q277] &amp; &quot;'),&quot;" office:value-type="string" office:string-value="( 276, 'Linear',45.46,46.09,45.23,-0.42,-0.93,2270000,'2014/09/19',-0.93,1.88,0.38,-0.2,13.37,55.47,'Neutral','Strong Buy','Buy')," calcext:value-type="string">
            <text:p>( 276, 'Linear',45.46,46.09,45.23,-0.42,-0.93,2270000,'2014/09/19',-0.93,1.88,0.38,-0.2,13.37,55.47,'Neutra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ockheed-martin" xlink:type="simple">Lockheed Martin</text:a></text:p>
          </table:table-cell>
          <table:table-cell office:value-type="float" office:value="180.74" calcext:value-type="float">
            <text:p>180.74</text:p>
          </table:table-cell>
          <table:table-cell office:value-type="float" office:value="181.22" calcext:value-type="float">
            <text:p>181.22</text:p>
          </table:table-cell>
          <table:table-cell office:value-type="float" office:value="180.22" calcext:value-type="float">
            <text:p>180.2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+0.65%</text:p>
          </table:table-cell>
          <table:table-cell office:value-type="string" calcext:value-type="string">
            <text:p>1.7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3.62%</text:p>
          </table:table-cell>
          <table:table-cell office:value-type="string" calcext:value-type="string">
            <text:p>3.22%</text:p>
          </table:table-cell>
          <table:table-cell office:value-type="string" calcext:value-type="string">
            <text:p>21.58%</text:p>
          </table:table-cell>
          <table:table-cell office:value-type="string" calcext:value-type="string">
            <text:p>41.20%</text:p>
          </table:table-cell>
          <table:table-cell office:value-type="string" calcext:value-type="string">
            <text:p>148.7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78];1;LEN([.F278])-1))" office:value-type="float" office:value="0.65" calcext:value-type="float">
            <text:p>0.65</text:p>
          </table:table-cell>
          <table:table-cell table:formula="of:=VALUE(SUBSTITUTE(SUBSTITUTE(SUBSTITUTE([.G278];&quot;M&quot;;&quot;0000&quot;);&quot;K&quot;;&quot;0&quot;);&quot;.&quot;;&quot;&quot;))" office:value-type="float" office:value="1790000" calcext:value-type="float">
            <text:p>1790000</text:p>
          </table:table-cell>
          <table:table-cell table:formula="of:=IF([.I278]=&quot;-&quot;;&quot;NULL&quot;;VALUE(MID([.I278];1;LEN([.I278])-1)))" office:value-type="float" office:value="0.65" calcext:value-type="float">
            <text:p>0.65</text:p>
          </table:table-cell>
          <table:table-cell table:formula="of:=IF([.J278]=&quot;-&quot;;&quot;NULL&quot;;VALUE(MID([.J278];1;LEN([.J278])-1)))" office:value-type="float" office:value="3.62" calcext:value-type="float">
            <text:p>3.62</text:p>
          </table:table-cell>
          <table:table-cell table:formula="of:=IF([.K278]=&quot;-&quot;;&quot;NULL&quot;;VALUE(MID([.K278];1;LEN([.K278])-1)))" office:value-type="float" office:value="3.22" calcext:value-type="float">
            <text:p>3.22</text:p>
          </table:table-cell>
          <table:table-cell table:formula="of:=IF([.L278]=&quot;-&quot;;&quot;NULL&quot;;VALUE(MID([.L278];1;LEN([.L278])-1)))" office:value-type="float" office:value="21.58" calcext:value-type="float">
            <text:p>21.58</text:p>
          </table:table-cell>
          <table:table-cell table:formula="of:=IF([.M278]=&quot;-&quot;;&quot;NULL&quot;;VALUE(MID([.M278];1;LEN([.M278])-1)))" office:value-type="float" office:value="41.2" calcext:value-type="float">
            <text:p>41.2</text:p>
          </table:table-cell>
          <table:table-cell table:formula="of:=IF([.N278]=&quot;-&quot;;&quot;NULL&quot;;VALUE(MID([.N278];1;LEN([.N278])-1)))" office:value-type="float" office:value="148.78" calcext:value-type="float">
            <text:p>148.78</text:p>
          </table:table-cell>
          <table:table-cell table:formula="of:=&quot;( &quot; &amp; (ROW()-1) &amp; &quot;, '&quot; &amp; [.A278] &amp; &quot;',&quot; &amp; [.B278] &amp; &quot;,&quot; &amp; [.C278] &amp; &quot;,&quot; &amp; [.D278] &amp; &quot;,&quot; &amp; [.E278] &amp; &quot;,&quot; &amp; [.R278] &amp; &quot;,&quot; &amp; [.S278] &amp; &quot;,'2014/09/19',&quot; &amp; [.T278] &amp; &quot;,&quot; &amp; [.U278] &amp; &quot;,&quot; &amp; [.V278] &amp; &quot;,&quot; &amp; [.W278] &amp; &quot;,&quot; &amp; [.X278] &amp; &quot;,&quot; &amp; [.Y278] &amp; &quot;,'&quot; &amp; [.O278] &amp; &quot;','&quot; &amp; [.P278] &amp; &quot;','&quot; &amp; [.Q278] &amp; &quot;'),&quot;" office:value-type="string" office:string-value="( 277, 'Lockheed Martin',180.74,181.22,180.22,1.17,0.65,1790000,'2014/09/19',0.65,3.62,3.22,21.58,41.2,148.78,'Strong Buy','Strong Buy','Strong Buy')," calcext:value-type="string">
            <text:p>( 277, 'Lockheed Martin',180.74,181.22,180.22,1.17,0.65,1790000,'2014/09/19',0.65,3.62,3.22,21.58,41.2,148.7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oews-corporation" xlink:type="simple">Loews</text:a></text:p>
          </table:table-cell>
          <table:table-cell office:value-type="float" office:value="42.89" calcext:value-type="float">
            <text:p>42.89</text:p>
          </table:table-cell>
          <table:table-cell office:value-type="float" office:value="43.28" calcext:value-type="float">
            <text:p>43.28</text:p>
          </table:table-cell>
          <table:table-cell office:value-type="float" office:value="42.8" calcext:value-type="float">
            <text:p>42.8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1.6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1.13%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-11.09%</text:p>
          </table:table-cell>
          <table:table-cell office:value-type="string" calcext:value-type="string">
            <text:p>-9.59%</text:p>
          </table:table-cell>
          <table:table-cell office:value-type="string" calcext:value-type="string">
            <text:p>21.57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ell</text:p>
          </table:table-cell>
          <table:table-cell table:formula="of:=VALUE(MID([.F279];1;LEN([.F279])-1))" office:value-type="float" office:value="-0.3" calcext:value-type="float">
            <text:p>-0.3</text:p>
          </table:table-cell>
          <table:table-cell table:formula="of:=VALUE(SUBSTITUTE(SUBSTITUTE(SUBSTITUTE([.G279];&quot;M&quot;;&quot;0000&quot;);&quot;K&quot;;&quot;0&quot;);&quot;.&quot;;&quot;&quot;))" office:value-type="float" office:value="1680000" calcext:value-type="float">
            <text:p>1680000</text:p>
          </table:table-cell>
          <table:table-cell table:formula="of:=IF([.I279]=&quot;-&quot;;&quot;NULL&quot;;VALUE(MID([.I279];1;LEN([.I279])-1)))" office:value-type="float" office:value="-0.3" calcext:value-type="float">
            <text:p>-0.3</text:p>
          </table:table-cell>
          <table:table-cell table:formula="of:=IF([.J279]=&quot;-&quot;;&quot;NULL&quot;;VALUE(MID([.J279];1;LEN([.J279])-1)))" office:value-type="float" office:value="1.13" calcext:value-type="float">
            <text:p>1.13</text:p>
          </table:table-cell>
          <table:table-cell table:formula="of:=IF([.K279]=&quot;-&quot;;&quot;NULL&quot;;VALUE(MID([.K279];1;LEN([.K279])-1)))" office:value-type="float" office:value="-0.67" calcext:value-type="float">
            <text:p>-0.67</text:p>
          </table:table-cell>
          <table:table-cell table:formula="of:=IF([.L279]=&quot;-&quot;;&quot;NULL&quot;;VALUE(MID([.L279];1;LEN([.L279])-1)))" office:value-type="float" office:value="-11.09" calcext:value-type="float">
            <text:p>-11.09</text:p>
          </table:table-cell>
          <table:table-cell table:formula="of:=IF([.M279]=&quot;-&quot;;&quot;NULL&quot;;VALUE(MID([.M279];1;LEN([.M279])-1)))" office:value-type="float" office:value="-9.59" calcext:value-type="float">
            <text:p>-9.59</text:p>
          </table:table-cell>
          <table:table-cell table:formula="of:=IF([.N279]=&quot;-&quot;;&quot;NULL&quot;;VALUE(MID([.N279];1;LEN([.N279])-1)))" office:value-type="float" office:value="21.57" calcext:value-type="float">
            <text:p>21.57</text:p>
          </table:table-cell>
          <table:table-cell table:formula="of:=&quot;( &quot; &amp; (ROW()-1) &amp; &quot;, '&quot; &amp; [.A279] &amp; &quot;',&quot; &amp; [.B279] &amp; &quot;,&quot; &amp; [.C279] &amp; &quot;,&quot; &amp; [.D279] &amp; &quot;,&quot; &amp; [.E279] &amp; &quot;,&quot; &amp; [.R279] &amp; &quot;,&quot; &amp; [.S279] &amp; &quot;,'2014/09/19',&quot; &amp; [.T279] &amp; &quot;,&quot; &amp; [.U279] &amp; &quot;,&quot; &amp; [.V279] &amp; &quot;,&quot; &amp; [.W279] &amp; &quot;,&quot; &amp; [.X279] &amp; &quot;,&quot; &amp; [.Y279] &amp; &quot;,'&quot; &amp; [.O279] &amp; &quot;','&quot; &amp; [.P279] &amp; &quot;','&quot; &amp; [.Q279] &amp; &quot;'),&quot;" office:value-type="string" office:string-value="( 278, 'Loews',42.89,43.28,42.8,-0.13,-0.3,1680000,'2014/09/19',-0.3,1.13,-0.67,-11.09,-9.59,21.57,'Neutral','Sell','Sell')," calcext:value-type="string">
            <text:p>( 278, 'Loews',42.89,43.28,42.8,-0.13,-0.3,1680000,'2014/09/19',-0.3,1.13,-0.67,-11.09,-9.59,21.57,'Neutral','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lorillard-inc" xlink:type="simple">Lorillard</text:a></text:p>
          </table:table-cell>
          <table:table-cell office:value-type="float" office:value="59.4" calcext:value-type="float">
            <text:p>59.4</text:p>
          </table:table-cell>
          <table:table-cell office:value-type="float" office:value="59.86" calcext:value-type="float">
            <text:p>59.86</text:p>
          </table:table-cell>
          <table:table-cell office:value-type="float" office:value="59.19" calcext:value-type="float">
            <text:p>59.19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3.3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17.21%</text:p>
          </table:table-cell>
          <table:table-cell office:value-type="string" calcext:value-type="string">
            <text:p>31.68%</text:p>
          </table:table-cell>
          <table:table-cell office:value-type="string" calcext:value-type="string">
            <text:p>64.04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80];1;LEN([.F280])-1))" office:value-type="float" office:value="-0.2" calcext:value-type="float">
            <text:p>-0.2</text:p>
          </table:table-cell>
          <table:table-cell table:formula="of:=VALUE(SUBSTITUTE(SUBSTITUTE(SUBSTITUTE([.G280];&quot;M&quot;;&quot;0000&quot;);&quot;K&quot;;&quot;0&quot;);&quot;.&quot;;&quot;&quot;))" office:value-type="float" office:value="3320000" calcext:value-type="float">
            <text:p>3320000</text:p>
          </table:table-cell>
          <table:table-cell table:formula="of:=IF([.I280]=&quot;-&quot;;&quot;NULL&quot;;VALUE(MID([.I280];1;LEN([.I280])-1)))" office:value-type="float" office:value="-0.2" calcext:value-type="float">
            <text:p>-0.2</text:p>
          </table:table-cell>
          <table:table-cell table:formula="of:=IF([.J280]=&quot;-&quot;;&quot;NULL&quot;;VALUE(MID([.J280];1;LEN([.J280])-1)))" office:value-type="float" office:value="0.54" calcext:value-type="float">
            <text:p>0.54</text:p>
          </table:table-cell>
          <table:table-cell table:formula="of:=IF([.K280]=&quot;-&quot;;&quot;NULL&quot;;VALUE(MID([.K280];1;LEN([.K280])-1)))" office:value-type="float" office:value="-1.7" calcext:value-type="float">
            <text:p>-1.7</text:p>
          </table:table-cell>
          <table:table-cell table:formula="of:=IF([.L280]=&quot;-&quot;;&quot;NULL&quot;;VALUE(MID([.L280];1;LEN([.L280])-1)))" office:value-type="float" office:value="17.21" calcext:value-type="float">
            <text:p>17.21</text:p>
          </table:table-cell>
          <table:table-cell table:formula="of:=IF([.M280]=&quot;-&quot;;&quot;NULL&quot;;VALUE(MID([.M280];1;LEN([.M280])-1)))" office:value-type="float" office:value="31.68" calcext:value-type="float">
            <text:p>31.68</text:p>
          </table:table-cell>
          <table:table-cell table:formula="of:=IF([.N280]=&quot;-&quot;;&quot;NULL&quot;;VALUE(MID([.N280];1;LEN([.N280])-1)))" office:value-type="float" office:value="64.04" calcext:value-type="float">
            <text:p>64.04</text:p>
          </table:table-cell>
          <table:table-cell table:formula="of:=&quot;( &quot; &amp; (ROW()-1) &amp; &quot;, '&quot; &amp; [.A280] &amp; &quot;',&quot; &amp; [.B280] &amp; &quot;,&quot; &amp; [.C280] &amp; &quot;,&quot; &amp; [.D280] &amp; &quot;,&quot; &amp; [.E280] &amp; &quot;,&quot; &amp; [.R280] &amp; &quot;,&quot; &amp; [.S280] &amp; &quot;,'2014/09/19',&quot; &amp; [.T280] &amp; &quot;,&quot; &amp; [.U280] &amp; &quot;,&quot; &amp; [.V280] &amp; &quot;,&quot; &amp; [.W280] &amp; &quot;,&quot; &amp; [.X280] &amp; &quot;,&quot; &amp; [.Y280] &amp; &quot;,'&quot; &amp; [.O280] &amp; &quot;','&quot; &amp; [.P280] &amp; &quot;','&quot; &amp; [.Q280] &amp; &quot;'),&quot;" office:value-type="string" office:string-value="( 279, 'Lorillard',59.4,59.86,59.19,-0.12,-0.2,3320000,'2014/09/19',-0.2,0.54,-1.7,17.21,31.68,64.04,'Sell','Neutral','Strong Buy')," calcext:value-type="string">
            <text:p>( 279, 'Lorillard',59.4,59.86,59.19,-0.12,-0.2,3320000,'2014/09/19',-0.2,0.54,-1.7,17.21,31.68,64.04,'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owes-companies" xlink:type="simple">Lowe's</text:a></text:p>
          </table:table-cell>
          <table:table-cell office:value-type="float" office:value="54.09" calcext:value-type="float">
            <text:p>54.09</text:p>
          </table:table-cell>
          <table:table-cell office:value-type="float" office:value="54.81" calcext:value-type="float">
            <text:p>54.81</text:p>
          </table:table-cell>
          <table:table-cell office:value-type="float" office:value="53.82" calcext:value-type="float">
            <text:p>53.82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6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2.11%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9.16%</text:p>
          </table:table-cell>
          <table:table-cell office:value-type="string" calcext:value-type="string">
            <text:p>13.06%</text:p>
          </table:table-cell>
          <table:table-cell office:value-type="string" calcext:value-type="string">
            <text:p>182.01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81];1;LEN([.F281])-1))" office:value-type="float" office:value="-0.11" calcext:value-type="float">
            <text:p>-0.11</text:p>
          </table:table-cell>
          <table:table-cell table:formula="of:=VALUE(SUBSTITUTE(SUBSTITUTE(SUBSTITUTE([.G281];&quot;M&quot;;&quot;0000&quot;);&quot;K&quot;;&quot;0&quot;);&quot;.&quot;;&quot;&quot;))" office:value-type="float" office:value="6780000" calcext:value-type="float">
            <text:p>6780000</text:p>
          </table:table-cell>
          <table:table-cell table:formula="of:=IF([.I281]=&quot;-&quot;;&quot;NULL&quot;;VALUE(MID([.I281];1;LEN([.I281])-1)))" office:value-type="float" office:value="-0.11" calcext:value-type="float">
            <text:p>-0.11</text:p>
          </table:table-cell>
          <table:table-cell table:formula="of:=IF([.J281]=&quot;-&quot;;&quot;NULL&quot;;VALUE(MID([.J281];1;LEN([.J281])-1)))" office:value-type="float" office:value="2.11" calcext:value-type="float">
            <text:p>2.11</text:p>
          </table:table-cell>
          <table:table-cell table:formula="of:=IF([.K281]=&quot;-&quot;;&quot;NULL&quot;;VALUE(MID([.K281];1;LEN([.K281])-1)))" office:value-type="float" office:value="2.7" calcext:value-type="float">
            <text:p>2.7</text:p>
          </table:table-cell>
          <table:table-cell table:formula="of:=IF([.L281]=&quot;-&quot;;&quot;NULL&quot;;VALUE(MID([.L281];1;LEN([.L281])-1)))" office:value-type="float" office:value="9.16" calcext:value-type="float">
            <text:p>9.16</text:p>
          </table:table-cell>
          <table:table-cell table:formula="of:=IF([.M281]=&quot;-&quot;;&quot;NULL&quot;;VALUE(MID([.M281];1;LEN([.M281])-1)))" office:value-type="float" office:value="13.06" calcext:value-type="float">
            <text:p>13.06</text:p>
          </table:table-cell>
          <table:table-cell table:formula="of:=IF([.N281]=&quot;-&quot;;&quot;NULL&quot;;VALUE(MID([.N281];1;LEN([.N281])-1)))" office:value-type="float" office:value="182.01" calcext:value-type="float">
            <text:p>182.01</text:p>
          </table:table-cell>
          <table:table-cell table:formula="of:=&quot;( &quot; &amp; (ROW()-1) &amp; &quot;, '&quot; &amp; [.A281] &amp; &quot;',&quot; &amp; [.B281] &amp; &quot;,&quot; &amp; [.C281] &amp; &quot;,&quot; &amp; [.D281] &amp; &quot;,&quot; &amp; [.E281] &amp; &quot;,&quot; &amp; [.R281] &amp; &quot;,&quot; &amp; [.S281] &amp; &quot;,'2014/09/19',&quot; &amp; [.T281] &amp; &quot;,&quot; &amp; [.U281] &amp; &quot;,&quot; &amp; [.V281] &amp; &quot;,&quot; &amp; [.W281] &amp; &quot;,&quot; &amp; [.X281] &amp; &quot;,&quot; &amp; [.Y281] &amp; &quot;,'&quot; &amp; [.O281] &amp; &quot;','&quot; &amp; [.P281] &amp; &quot;','&quot; &amp; [.Q281] &amp; &quot;'),&quot;" office:value-type="string" office:string-value="( 280, 'Lowe's',54.09,54.81,53.82,-0.06,-0.11,6780000,'2014/09/19',-0.11,2.11,2.7,9.16,13.06,182.01,'Buy','Strong Buy','Strong Buy')," calcext:value-type="string">
            <text:p>( 280, 'Lowe's',54.09,54.81,53.82,-0.06,-0.11,6780000,'2014/09/19',-0.11,2.11,2.7,9.16,13.06,182.01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lyondellbasell-industries" xlink:type="simple">LyondellBasell Industries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115.4" calcext:value-type="float">
            <text:p>115.4</text:p>
          </table:table-cell>
          <table:table-cell office:value-type="float" office:value="113.54" calcext:value-type="float">
            <text:p>113.5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+0.22%</text:p>
          </table:table-cell>
          <table:table-cell office:value-type="string" calcext:value-type="string">
            <text:p>4.5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2.08%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42.00%</text:p>
          </table:table-cell>
          <table:table-cell office:value-type="string" calcext:value-type="string">
            <text:p>56.10%</text:p>
          </table:table-cell>
          <table:table-cell office:value-type="string" calcext:value-type="string">
            <text:p>294.6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82];1;LEN([.F282])-1))" office:value-type="float" office:value="0.22" calcext:value-type="float">
            <text:p>0.22</text:p>
          </table:table-cell>
          <table:table-cell table:formula="of:=VALUE(SUBSTITUTE(SUBSTITUTE(SUBSTITUTE([.G282];&quot;M&quot;;&quot;0000&quot;);&quot;K&quot;;&quot;0&quot;);&quot;.&quot;;&quot;&quot;))" office:value-type="float" office:value="4530000" calcext:value-type="float">
            <text:p>4530000</text:p>
          </table:table-cell>
          <table:table-cell table:formula="of:=IF([.I282]=&quot;-&quot;;&quot;NULL&quot;;VALUE(MID([.I282];1;LEN([.I282])-1)))" office:value-type="float" office:value="0.22" calcext:value-type="float">
            <text:p>0.22</text:p>
          </table:table-cell>
          <table:table-cell table:formula="of:=IF([.J282]=&quot;-&quot;;&quot;NULL&quot;;VALUE(MID([.J282];1;LEN([.J282])-1)))" office:value-type="float" office:value="2.08" calcext:value-type="float">
            <text:p>2.08</text:p>
          </table:table-cell>
          <table:table-cell table:formula="of:=IF([.K282]=&quot;-&quot;;&quot;NULL&quot;;VALUE(MID([.K282];1;LEN([.K282])-1)))" office:value-type="float" office:value="1.51" calcext:value-type="float">
            <text:p>1.51</text:p>
          </table:table-cell>
          <table:table-cell table:formula="of:=IF([.L282]=&quot;-&quot;;&quot;NULL&quot;;VALUE(MID([.L282];1;LEN([.L282])-1)))" office:value-type="float" office:value="42" calcext:value-type="float">
            <text:p>42</text:p>
          </table:table-cell>
          <table:table-cell table:formula="of:=IF([.M282]=&quot;-&quot;;&quot;NULL&quot;;VALUE(MID([.M282];1;LEN([.M282])-1)))" office:value-type="float" office:value="56.1" calcext:value-type="float">
            <text:p>56.1</text:p>
          </table:table-cell>
          <table:table-cell table:formula="of:=IF([.N282]=&quot;-&quot;;&quot;NULL&quot;;VALUE(MID([.N282];1;LEN([.N282])-1)))" office:value-type="float" office:value="294.6" calcext:value-type="float">
            <text:p>294.6</text:p>
          </table:table-cell>
          <table:table-cell table:formula="of:=&quot;( &quot; &amp; (ROW()-1) &amp; &quot;, '&quot; &amp; [.A282] &amp; &quot;',&quot; &amp; [.B282] &amp; &quot;,&quot; &amp; [.C282] &amp; &quot;,&quot; &amp; [.D282] &amp; &quot;,&quot; &amp; [.E282] &amp; &quot;,&quot; &amp; [.R282] &amp; &quot;,&quot; &amp; [.S282] &amp; &quot;,'2014/09/19',&quot; &amp; [.T282] &amp; &quot;,&quot; &amp; [.U282] &amp; &quot;,&quot; &amp; [.V282] &amp; &quot;,&quot; &amp; [.W282] &amp; &quot;,&quot; &amp; [.X282] &amp; &quot;,&quot; &amp; [.Y282] &amp; &quot;,'&quot; &amp; [.O282] &amp; &quot;','&quot; &amp; [.P282] &amp; &quot;','&quot; &amp; [.Q282] &amp; &quot;'),&quot;" office:value-type="string" office:string-value="( 281, 'LyondellBasell Industries',114,115.4,113.54,0.25,0.22,4530000,'2014/09/19',0.22,2.08,1.51,42,56.1,294.6,'Strong Buy','Strong Buy','Strong Buy')," calcext:value-type="string">
            <text:p>( 281, 'LyondellBasell Industries',114,115.4,113.54,0.25,0.22,4530000,'2014/09/19',0.22,2.08,1.51,42,56.1,294.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-t-bank-corp" xlink:type="simple">M&amp;T Bank</text:a></text:p>
          </table:table-cell>
          <table:table-cell office:value-type="float" office:value="127.68" calcext:value-type="float">
            <text:p>127.6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7.52" calcext:value-type="float">
            <text:p>127.5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+0.42%</text:p>
          </table:table-cell>
          <table:table-cell office:value-type="string" calcext:value-type="string">
            <text:p>868.7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1.38%</text:p>
          </table:table-cell>
          <table:table-cell office:value-type="string" calcext:value-type="string">
            <text:p>3.56%</text:p>
          </table:table-cell>
          <table:table-cell office:value-type="string" calcext:value-type="string">
            <text:p>9.67%</text:p>
          </table:table-cell>
          <table:table-cell office:value-type="string" calcext:value-type="string">
            <text:p>14.48%</text:p>
          </table:table-cell>
          <table:table-cell office:value-type="string" calcext:value-type="string">
            <text:p>86.9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83];1;LEN([.F283])-1))" office:value-type="float" office:value="0.42" calcext:value-type="float">
            <text:p>0.42</text:p>
          </table:table-cell>
          <table:table-cell table:formula="of:=VALUE(SUBSTITUTE(SUBSTITUTE(SUBSTITUTE([.G283];&quot;M&quot;;&quot;0000&quot;);&quot;K&quot;;&quot;0&quot;);&quot;.&quot;;&quot;&quot;))" office:value-type="float" office:value="868700" calcext:value-type="float">
            <text:p>868700</text:p>
          </table:table-cell>
          <table:table-cell table:formula="of:=IF([.I283]=&quot;-&quot;;&quot;NULL&quot;;VALUE(MID([.I283];1;LEN([.I283])-1)))" office:value-type="float" office:value="0.42" calcext:value-type="float">
            <text:p>0.42</text:p>
          </table:table-cell>
          <table:table-cell table:formula="of:=IF([.J283]=&quot;-&quot;;&quot;NULL&quot;;VALUE(MID([.J283];1;LEN([.J283])-1)))" office:value-type="float" office:value="1.38" calcext:value-type="float">
            <text:p>1.38</text:p>
          </table:table-cell>
          <table:table-cell table:formula="of:=IF([.K283]=&quot;-&quot;;&quot;NULL&quot;;VALUE(MID([.K283];1;LEN([.K283])-1)))" office:value-type="float" office:value="3.56" calcext:value-type="float">
            <text:p>3.56</text:p>
          </table:table-cell>
          <table:table-cell table:formula="of:=IF([.L283]=&quot;-&quot;;&quot;NULL&quot;;VALUE(MID([.L283];1;LEN([.L283])-1)))" office:value-type="float" office:value="9.67" calcext:value-type="float">
            <text:p>9.67</text:p>
          </table:table-cell>
          <table:table-cell table:formula="of:=IF([.M283]=&quot;-&quot;;&quot;NULL&quot;;VALUE(MID([.M283];1;LEN([.M283])-1)))" office:value-type="float" office:value="14.48" calcext:value-type="float">
            <text:p>14.48</text:p>
          </table:table-cell>
          <table:table-cell table:formula="of:=IF([.N283]=&quot;-&quot;;&quot;NULL&quot;;VALUE(MID([.N283];1;LEN([.N283])-1)))" office:value-type="float" office:value="86.97" calcext:value-type="float">
            <text:p>86.97</text:p>
          </table:table-cell>
          <table:table-cell table:formula="of:=&quot;( &quot; &amp; (ROW()-1) &amp; &quot;, '&quot; &amp; [.A283] &amp; &quot;',&quot; &amp; [.B283] &amp; &quot;,&quot; &amp; [.C283] &amp; &quot;,&quot; &amp; [.D283] &amp; &quot;,&quot; &amp; [.E283] &amp; &quot;,&quot; &amp; [.R283] &amp; &quot;,&quot; &amp; [.S283] &amp; &quot;,'2014/09/19',&quot; &amp; [.T283] &amp; &quot;,&quot; &amp; [.U283] &amp; &quot;,&quot; &amp; [.V283] &amp; &quot;,&quot; &amp; [.W283] &amp; &quot;,&quot; &amp; [.X283] &amp; &quot;,&quot; &amp; [.Y283] &amp; &quot;,'&quot; &amp; [.O283] &amp; &quot;','&quot; &amp; [.P283] &amp; &quot;','&quot; &amp; [.Q283] &amp; &quot;'),&quot;" office:value-type="string" office:string-value="( 282, 'M&amp;T Bank',127.68,128.69,127.52,0.54,0.42,868700,'2014/09/19',0.42,1.38,3.56,9.67,14.48,86.97,'Strong Buy','Strong Buy','Strong Buy')," calcext:value-type="string">
            <text:p>( 282, 'M&amp;T Bank',127.68,128.69,127.52,0.54,0.42,868700,'2014/09/19',0.42,1.38,3.56,9.67,14.48,86.9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cerich-co" xlink:type="simple">Macerich</text:a></text:p>
          </table:table-cell>
          <table:table-cell office:value-type="float" office:value="65.07" calcext:value-type="float">
            <text:p>65.07</text:p>
          </table:table-cell>
          <table:table-cell office:value-type="float" office:value="65.33" calcext:value-type="float">
            <text:p>65.33</text:p>
          </table:table-cell>
          <table:table-cell office:value-type="float" office:value="64.89" calcext:value-type="float">
            <text:p>64.8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1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10.49%</text:p>
          </table:table-cell>
          <table:table-cell office:value-type="string" calcext:value-type="string">
            <text:p>11.96%</text:p>
          </table:table-cell>
          <table:table-cell office:value-type="string" calcext:value-type="string">
            <text:p>48.3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84];1;LEN([.F284])-1))" office:value-type="float" office:value="0.31" calcext:value-type="float">
            <text:p>0.31</text:p>
          </table:table-cell>
          <table:table-cell table:formula="of:=VALUE(SUBSTITUTE(SUBSTITUTE(SUBSTITUTE([.G284];&quot;M&quot;;&quot;0000&quot;);&quot;K&quot;;&quot;0&quot;);&quot;.&quot;;&quot;&quot;))" office:value-type="float" office:value="1330000" calcext:value-type="float">
            <text:p>1330000</text:p>
          </table:table-cell>
          <table:table-cell table:formula="of:=IF([.I284]=&quot;-&quot;;&quot;NULL&quot;;VALUE(MID([.I284];1;LEN([.I284])-1)))" office:value-type="float" office:value="0.31" calcext:value-type="float">
            <text:p>0.31</text:p>
          </table:table-cell>
          <table:table-cell table:formula="of:=IF([.J284]=&quot;-&quot;;&quot;NULL&quot;;VALUE(MID([.J284];1;LEN([.J284])-1)))" office:value-type="float" office:value="1.5" calcext:value-type="float">
            <text:p>1.5</text:p>
          </table:table-cell>
          <table:table-cell table:formula="of:=IF([.K284]=&quot;-&quot;;&quot;NULL&quot;;VALUE(MID([.K284];1;LEN([.K284])-1)))" office:value-type="float" office:value="-0.61" calcext:value-type="float">
            <text:p>-0.61</text:p>
          </table:table-cell>
          <table:table-cell table:formula="of:=IF([.L284]=&quot;-&quot;;&quot;NULL&quot;;VALUE(MID([.L284];1;LEN([.L284])-1)))" office:value-type="float" office:value="10.49" calcext:value-type="float">
            <text:p>10.49</text:p>
          </table:table-cell>
          <table:table-cell table:formula="of:=IF([.M284]=&quot;-&quot;;&quot;NULL&quot;;VALUE(MID([.M284];1;LEN([.M284])-1)))" office:value-type="float" office:value="11.96" calcext:value-type="float">
            <text:p>11.96</text:p>
          </table:table-cell>
          <table:table-cell table:formula="of:=IF([.N284]=&quot;-&quot;;&quot;NULL&quot;;VALUE(MID([.N284];1;LEN([.N284])-1)))" office:value-type="float" office:value="48.39" calcext:value-type="float">
            <text:p>48.39</text:p>
          </table:table-cell>
          <table:table-cell table:formula="of:=&quot;( &quot; &amp; (ROW()-1) &amp; &quot;, '&quot; &amp; [.A284] &amp; &quot;',&quot; &amp; [.B284] &amp; &quot;,&quot; &amp; [.C284] &amp; &quot;,&quot; &amp; [.D284] &amp; &quot;,&quot; &amp; [.E284] &amp; &quot;,&quot; &amp; [.R284] &amp; &quot;,&quot; &amp; [.S284] &amp; &quot;,'2014/09/19',&quot; &amp; [.T284] &amp; &quot;,&quot; &amp; [.U284] &amp; &quot;,&quot; &amp; [.V284] &amp; &quot;,&quot; &amp; [.W284] &amp; &quot;,&quot; &amp; [.X284] &amp; &quot;,&quot; &amp; [.Y284] &amp; &quot;,'&quot; &amp; [.O284] &amp; &quot;','&quot; &amp; [.P284] &amp; &quot;','&quot; &amp; [.Q284] &amp; &quot;'),&quot;" office:value-type="string" office:string-value="( 283, 'Macerich',65.07,65.33,64.89,0.2,0.31,1330000,'2014/09/19',0.31,1.5,-0.61,10.49,11.96,48.39,'Strong Sell','Strong Sell','Strong Buy')," calcext:value-type="string">
            <text:p>( 283, 'Macerich',65.07,65.33,64.89,0.2,0.31,1330000,'2014/09/19',0.31,1.5,-0.61,10.49,11.96,48.3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cys" xlink:type="simple">Macy's Inc</text:a></text:p>
          </table:table-cell>
          <table:table-cell office:value-type="float" office:value="60.1" calcext:value-type="float">
            <text:p>60.1</text:p>
          </table:table-cell>
          <table:table-cell office:value-type="float" office:value="60.99" calcext:value-type="float">
            <text:p>60.99</text:p>
          </table:table-cell>
          <table:table-cell office:value-type="float" office:value="59.87" calcext:value-type="float">
            <text:p>59.8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7.2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12.55%</text:p>
          </table:table-cell>
          <table:table-cell office:value-type="string" calcext:value-type="string">
            <text:p>34.69%</text:p>
          </table:table-cell>
          <table:table-cell office:value-type="string" calcext:value-type="string">
            <text:p>130.09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285];1;LEN([.F285])-1))" office:value-type="float" office:value="-0.76" calcext:value-type="float">
            <text:p>-0.76</text:p>
          </table:table-cell>
          <table:table-cell table:formula="of:=VALUE(SUBSTITUTE(SUBSTITUTE(SUBSTITUTE([.G285];&quot;M&quot;;&quot;0000&quot;);&quot;K&quot;;&quot;0&quot;);&quot;.&quot;;&quot;&quot;))" office:value-type="float" office:value="7260000" calcext:value-type="float">
            <text:p>7260000</text:p>
          </table:table-cell>
          <table:table-cell table:formula="of:=IF([.I285]=&quot;-&quot;;&quot;NULL&quot;;VALUE(MID([.I285];1;LEN([.I285])-1)))" office:value-type="float" office:value="-0.76" calcext:value-type="float">
            <text:p>-0.76</text:p>
          </table:table-cell>
          <table:table-cell table:formula="of:=IF([.J285]=&quot;-&quot;;&quot;NULL&quot;;VALUE(MID([.J285];1;LEN([.J285])-1)))" office:value-type="float" office:value="0.86" calcext:value-type="float">
            <text:p>0.86</text:p>
          </table:table-cell>
          <table:table-cell table:formula="of:=IF([.K285]=&quot;-&quot;;&quot;NULL&quot;;VALUE(MID([.K285];1;LEN([.K285])-1)))" office:value-type="float" office:value="-0.99" calcext:value-type="float">
            <text:p>-0.99</text:p>
          </table:table-cell>
          <table:table-cell table:formula="of:=IF([.L285]=&quot;-&quot;;&quot;NULL&quot;;VALUE(MID([.L285];1;LEN([.L285])-1)))" office:value-type="float" office:value="12.55" calcext:value-type="float">
            <text:p>12.55</text:p>
          </table:table-cell>
          <table:table-cell table:formula="of:=IF([.M285]=&quot;-&quot;;&quot;NULL&quot;;VALUE(MID([.M285];1;LEN([.M285])-1)))" office:value-type="float" office:value="34.69" calcext:value-type="float">
            <text:p>34.69</text:p>
          </table:table-cell>
          <table:table-cell table:formula="of:=IF([.N285]=&quot;-&quot;;&quot;NULL&quot;;VALUE(MID([.N285];1;LEN([.N285])-1)))" office:value-type="float" office:value="130.09" calcext:value-type="float">
            <text:p>130.09</text:p>
          </table:table-cell>
          <table:table-cell table:formula="of:=&quot;( &quot; &amp; (ROW()-1) &amp; &quot;, '&quot; &amp; [.A285] &amp; &quot;',&quot; &amp; [.B285] &amp; &quot;,&quot; &amp; [.C285] &amp; &quot;,&quot; &amp; [.D285] &amp; &quot;,&quot; &amp; [.E285] &amp; &quot;,&quot; &amp; [.R285] &amp; &quot;,&quot; &amp; [.S285] &amp; &quot;,'2014/09/19',&quot; &amp; [.T285] &amp; &quot;,&quot; &amp; [.U285] &amp; &quot;,&quot; &amp; [.V285] &amp; &quot;,&quot; &amp; [.W285] &amp; &quot;,&quot; &amp; [.X285] &amp; &quot;,&quot; &amp; [.Y285] &amp; &quot;,'&quot; &amp; [.O285] &amp; &quot;','&quot; &amp; [.P285] &amp; &quot;','&quot; &amp; [.Q285] &amp; &quot;'),&quot;" office:value-type="string" office:string-value="( 284, 'Macy's Inc',60.1,60.99,59.87,-0.46,-0.76,7260000,'2014/09/19',-0.76,0.86,-0.99,12.55,34.69,130.09,'Strong Sell','Sell','Strong Buy')," calcext:value-type="string">
            <text:p>( 284, 'Macy's Inc',60.1,60.99,59.87,-0.46,-0.76,7260000,'2014/09/19',-0.76,0.86,-0.99,12.55,34.69,130.09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llinckrodt" xlink:type="simple">Mallinckrodt</text:a></text:p>
          </table:table-cell>
          <table:table-cell office:value-type="float" office:value="88.82" calcext:value-type="float">
            <text:p>88.82</text:p>
          </table:table-cell>
          <table:table-cell office:value-type="float" office:value="89.53" calcext:value-type="float">
            <text:p>89.53</text:p>
          </table:table-cell>
          <table:table-cell office:value-type="float" office:value="88.24" calcext:value-type="float">
            <text:p>88.2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+1.28%</text:p>
          </table:table-cell>
          <table:table-cell office:value-type="string" calcext:value-type="string">
            <text:p>3.8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2.98%</text:p>
          </table:table-cell>
          <table:table-cell office:value-type="string" calcext:value-type="string">
            <text:p>25.24%</text:p>
          </table:table-cell>
          <table:table-cell office:value-type="string" calcext:value-type="string">
            <text:p>69.96%</text:p>
          </table:table-cell>
          <table:table-cell office:value-type="string" calcext:value-type="string">
            <text:p>106.32%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286];1;LEN([.F286])-1))" office:value-type="float" office:value="1.28" calcext:value-type="float">
            <text:p>1.28</text:p>
          </table:table-cell>
          <table:table-cell table:formula="of:=VALUE(SUBSTITUTE(SUBSTITUTE(SUBSTITUTE([.G286];&quot;M&quot;;&quot;0000&quot;);&quot;K&quot;;&quot;0&quot;);&quot;.&quot;;&quot;&quot;))" office:value-type="float" office:value="3870000" calcext:value-type="float">
            <text:p>3870000</text:p>
          </table:table-cell>
          <table:table-cell table:formula="of:=IF([.I286]=&quot;-&quot;;&quot;NULL&quot;;VALUE(MID([.I286];1;LEN([.I286])-1)))" office:value-type="float" office:value="1.28" calcext:value-type="float">
            <text:p>1.28</text:p>
          </table:table-cell>
          <table:table-cell table:formula="of:=IF([.J286]=&quot;-&quot;;&quot;NULL&quot;;VALUE(MID([.J286];1;LEN([.J286])-1)))" office:value-type="float" office:value="2.98" calcext:value-type="float">
            <text:p>2.98</text:p>
          </table:table-cell>
          <table:table-cell table:formula="of:=IF([.K286]=&quot;-&quot;;&quot;NULL&quot;;VALUE(MID([.K286];1;LEN([.K286])-1)))" office:value-type="float" office:value="25.24" calcext:value-type="float">
            <text:p>25.24</text:p>
          </table:table-cell>
          <table:table-cell table:formula="of:=IF([.L286]=&quot;-&quot;;&quot;NULL&quot;;VALUE(MID([.L286];1;LEN([.L286])-1)))" office:value-type="float" office:value="69.96" calcext:value-type="float">
            <text:p>69.96</text:p>
          </table:table-cell>
          <table:table-cell table:formula="of:=IF([.M286]=&quot;-&quot;;&quot;NULL&quot;;VALUE(MID([.M286];1;LEN([.M286])-1)))" office:value-type="float" office:value="106.32" calcext:value-type="float">
            <text:p>106.32</text:p>
          </table:table-cell>
          <table:table-cell table:formula="of:=IF([.N286]=&quot;-&quot;;&quot;NULL&quot;;VALUE(MID([.N286];1;LEN([.N286])-1)))" office:value-type="string" office:string-value="NULL" calcext:value-type="string">
            <text:p>NULL</text:p>
          </table:table-cell>
          <table:table-cell table:formula="of:=&quot;( &quot; &amp; (ROW()-1) &amp; &quot;, '&quot; &amp; [.A286] &amp; &quot;',&quot; &amp; [.B286] &amp; &quot;,&quot; &amp; [.C286] &amp; &quot;,&quot; &amp; [.D286] &amp; &quot;,&quot; &amp; [.E286] &amp; &quot;,&quot; &amp; [.R286] &amp; &quot;,&quot; &amp; [.S286] &amp; &quot;,'2014/09/19',&quot; &amp; [.T286] &amp; &quot;,&quot; &amp; [.U286] &amp; &quot;,&quot; &amp; [.V286] &amp; &quot;,&quot; &amp; [.W286] &amp; &quot;,&quot; &amp; [.X286] &amp; &quot;,&quot; &amp; [.Y286] &amp; &quot;,'&quot; &amp; [.O286] &amp; &quot;','&quot; &amp; [.P286] &amp; &quot;','&quot; &amp; [.Q286] &amp; &quot;'),&quot;" office:value-type="string" office:string-value="( 285, 'Mallinckrodt',88.82,89.53,88.24,1.12,1.28,3870000,'2014/09/19',1.28,2.98,25.24,69.96,106.32,NULL,'Strong Buy','Strong Buy','Strong Buy')," calcext:value-type="string">
            <text:p>( 285, 'Mallinckrodt',88.82,89.53,88.24,1.12,1.28,3870000,'2014/09/19',1.28,2.98,25.24,69.96,106.32,NULL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rathon-oil" xlink:type="simple">Marathon Oil</text:a></text:p>
          </table:table-cell>
          <table:table-cell office:value-type="float" office:value="39.23" calcext:value-type="float">
            <text:p>39.23</text:p>
          </table:table-cell>
          <table:table-cell office:value-type="float" office:value="39.83" calcext:value-type="float">
            <text:p>39.83</text:p>
          </table:table-cell>
          <table:table-cell office:value-type="float" office:value="39.15" calcext:value-type="float">
            <text:p>39.15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6.8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-2.63%</text:p>
          </table:table-cell>
          <table:table-cell office:value-type="string" calcext:value-type="string">
            <text:p>11.13%</text:p>
          </table:table-cell>
          <table:table-cell office:value-type="string" calcext:value-type="string">
            <text:p>9.28%</text:p>
          </table:table-cell>
          <table:table-cell office:value-type="string" calcext:value-type="string">
            <text:p>65.32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87];1;LEN([.F287])-1))" office:value-type="float" office:value="-0.23" calcext:value-type="float">
            <text:p>-0.23</text:p>
          </table:table-cell>
          <table:table-cell table:formula="of:=VALUE(SUBSTITUTE(SUBSTITUTE(SUBSTITUTE([.G287];&quot;M&quot;;&quot;0000&quot;);&quot;K&quot;;&quot;0&quot;);&quot;.&quot;;&quot;&quot;))" office:value-type="float" office:value="6830000" calcext:value-type="float">
            <text:p>6830000</text:p>
          </table:table-cell>
          <table:table-cell table:formula="of:=IF([.I287]=&quot;-&quot;;&quot;NULL&quot;;VALUE(MID([.I287];1;LEN([.I287])-1)))" office:value-type="float" office:value="-0.23" calcext:value-type="float">
            <text:p>-0.23</text:p>
          </table:table-cell>
          <table:table-cell table:formula="of:=IF([.J287]=&quot;-&quot;;&quot;NULL&quot;;VALUE(MID([.J287];1;LEN([.J287])-1)))" office:value-type="float" office:value="-0.88" calcext:value-type="float">
            <text:p>-0.88</text:p>
          </table:table-cell>
          <table:table-cell table:formula="of:=IF([.K287]=&quot;-&quot;;&quot;NULL&quot;;VALUE(MID([.K287];1;LEN([.K287])-1)))" office:value-type="float" office:value="-2.63" calcext:value-type="float">
            <text:p>-2.63</text:p>
          </table:table-cell>
          <table:table-cell table:formula="of:=IF([.L287]=&quot;-&quot;;&quot;NULL&quot;;VALUE(MID([.L287];1;LEN([.L287])-1)))" office:value-type="float" office:value="11.13" calcext:value-type="float">
            <text:p>11.13</text:p>
          </table:table-cell>
          <table:table-cell table:formula="of:=IF([.M287]=&quot;-&quot;;&quot;NULL&quot;;VALUE(MID([.M287];1;LEN([.M287])-1)))" office:value-type="float" office:value="9.28" calcext:value-type="float">
            <text:p>9.28</text:p>
          </table:table-cell>
          <table:table-cell table:formula="of:=IF([.N287]=&quot;-&quot;;&quot;NULL&quot;;VALUE(MID([.N287];1;LEN([.N287])-1)))" office:value-type="float" office:value="65.32" calcext:value-type="float">
            <text:p>65.32</text:p>
          </table:table-cell>
          <table:table-cell table:formula="of:=&quot;( &quot; &amp; (ROW()-1) &amp; &quot;, '&quot; &amp; [.A287] &amp; &quot;',&quot; &amp; [.B287] &amp; &quot;,&quot; &amp; [.C287] &amp; &quot;,&quot; &amp; [.D287] &amp; &quot;,&quot; &amp; [.E287] &amp; &quot;,&quot; &amp; [.R287] &amp; &quot;,&quot; &amp; [.S287] &amp; &quot;,'2014/09/19',&quot; &amp; [.T287] &amp; &quot;,&quot; &amp; [.U287] &amp; &quot;,&quot; &amp; [.V287] &amp; &quot;,&quot; &amp; [.W287] &amp; &quot;,&quot; &amp; [.X287] &amp; &quot;,&quot; &amp; [.Y287] &amp; &quot;,'&quot; &amp; [.O287] &amp; &quot;','&quot; &amp; [.P287] &amp; &quot;','&quot; &amp; [.Q287] &amp; &quot;'),&quot;" office:value-type="string" office:string-value="( 286, 'Marathon Oil',39.23,39.83,39.15,-0.09,-0.23,6830000,'2014/09/19',-0.23,-0.88,-2.63,11.13,9.28,65.32,'Strong Sell','Strong Sell','Strong Buy')," calcext:value-type="string">
            <text:p>( 286, 'Marathon Oil',39.23,39.83,39.15,-0.09,-0.23,6830000,'2014/09/19',-0.23,-0.88,-2.63,11.13,9.28,65.32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rathon-petroleum-corp." xlink:type="simple">Marathon Petroleum</text:a></text:p>
          </table:table-cell>
          <table:table-cell office:value-type="float" office:value="88.64" calcext:value-type="float">
            <text:p>88.64</text:p>
          </table:table-cell>
          <table:table-cell office:value-type="float" office:value="88.86" calcext:value-type="float">
            <text:p>88.86</text:p>
          </table:table-cell>
          <table:table-cell office:value-type="float" office:value="87.56" calcext:value-type="float">
            <text:p>87.56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+1.50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2.05%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-3.37%</text:p>
          </table:table-cell>
          <table:table-cell office:value-type="string" calcext:value-type="string">
            <text:p>37.41%</text:p>
          </table:table-cell>
          <table:table-cell office:value-type="string" calcext:value-type="string">
            <text:p>173.5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288];1;LEN([.F288])-1))" office:value-type="float" office:value="1.5" calcext:value-type="float">
            <text:p>1.5</text:p>
          </table:table-cell>
          <table:table-cell table:formula="of:=VALUE(SUBSTITUTE(SUBSTITUTE(SUBSTITUTE([.G288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288]=&quot;-&quot;;&quot;NULL&quot;;VALUE(MID([.I288];1;LEN([.I288])-1)))" office:value-type="float" office:value="1.5" calcext:value-type="float">
            <text:p>1.5</text:p>
          </table:table-cell>
          <table:table-cell table:formula="of:=IF([.J288]=&quot;-&quot;;&quot;NULL&quot;;VALUE(MID([.J288];1;LEN([.J288])-1)))" office:value-type="float" office:value="2.05" calcext:value-type="float">
            <text:p>2.05</text:p>
          </table:table-cell>
          <table:table-cell table:formula="of:=IF([.K288]=&quot;-&quot;;&quot;NULL&quot;;VALUE(MID([.K288];1;LEN([.K288])-1)))" office:value-type="float" office:value="-1.58" calcext:value-type="float">
            <text:p>-1.58</text:p>
          </table:table-cell>
          <table:table-cell table:formula="of:=IF([.L288]=&quot;-&quot;;&quot;NULL&quot;;VALUE(MID([.L288];1;LEN([.L288])-1)))" office:value-type="float" office:value="-3.37" calcext:value-type="float">
            <text:p>-3.37</text:p>
          </table:table-cell>
          <table:table-cell table:formula="of:=IF([.M288]=&quot;-&quot;;&quot;NULL&quot;;VALUE(MID([.M288];1;LEN([.M288])-1)))" office:value-type="float" office:value="37.41" calcext:value-type="float">
            <text:p>37.41</text:p>
          </table:table-cell>
          <table:table-cell table:formula="of:=IF([.N288]=&quot;-&quot;;&quot;NULL&quot;;VALUE(MID([.N288];1;LEN([.N288])-1)))" office:value-type="float" office:value="173.58" calcext:value-type="float">
            <text:p>173.58</text:p>
          </table:table-cell>
          <table:table-cell table:formula="of:=&quot;( &quot; &amp; (ROW()-1) &amp; &quot;, '&quot; &amp; [.A288] &amp; &quot;',&quot; &amp; [.B288] &amp; &quot;,&quot; &amp; [.C288] &amp; &quot;,&quot; &amp; [.D288] &amp; &quot;,&quot; &amp; [.E288] &amp; &quot;,&quot; &amp; [.R288] &amp; &quot;,&quot; &amp; [.S288] &amp; &quot;,'2014/09/19',&quot; &amp; [.T288] &amp; &quot;,&quot; &amp; [.U288] &amp; &quot;,&quot; &amp; [.V288] &amp; &quot;,&quot; &amp; [.W288] &amp; &quot;,&quot; &amp; [.X288] &amp; &quot;,&quot; &amp; [.Y288] &amp; &quot;,'&quot; &amp; [.O288] &amp; &quot;','&quot; &amp; [.P288] &amp; &quot;','&quot; &amp; [.Q288] &amp; &quot;'),&quot;" office:value-type="string" office:string-value="( 287, 'Marathon Petroleum',88.64,88.86,87.56,1.31,1.5,3540000,'2014/09/19',1.5,2.05,-1.58,-3.37,37.41,173.58,'Strong Buy','Neutral','Strong Buy')," calcext:value-type="string">
            <text:p>( 287, 'Marathon Petroleum',88.64,88.86,87.56,1.31,1.5,3540000,'2014/09/19',1.5,2.05,-1.58,-3.37,37.41,173.58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rriott-intl" xlink:type="simple">Marriot</text:a></text:p>
          </table:table-cell>
          <table:table-cell office:value-type="float" office:value="72.19" calcext:value-type="float">
            <text:p>72.19</text:p>
          </table:table-cell>
          <table:table-cell office:value-type="float" office:value="73.28" calcext:value-type="float">
            <text:p>73.28</text:p>
          </table:table-cell>
          <table:table-cell office:value-type="float" office:value="72.04" calcext:value-type="float">
            <text:p>72.04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3.3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2.22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46.28%</text:p>
          </table:table-cell>
          <table:table-cell office:value-type="string" calcext:value-type="string">
            <text:p>67.22%</text:p>
          </table:table-cell>
          <table:table-cell office:value-type="string" calcext:value-type="string">
            <text:p>159.9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89];1;LEN([.F289])-1))" office:value-type="float" office:value="-0.36" calcext:value-type="float">
            <text:p>-0.36</text:p>
          </table:table-cell>
          <table:table-cell table:formula="of:=VALUE(SUBSTITUTE(SUBSTITUTE(SUBSTITUTE([.G289];&quot;M&quot;;&quot;0000&quot;);&quot;K&quot;;&quot;0&quot;);&quot;.&quot;;&quot;&quot;))" office:value-type="float" office:value="3380000" calcext:value-type="float">
            <text:p>3380000</text:p>
          </table:table-cell>
          <table:table-cell table:formula="of:=IF([.I289]=&quot;-&quot;;&quot;NULL&quot;;VALUE(MID([.I289];1;LEN([.I289])-1)))" office:value-type="float" office:value="-0.36" calcext:value-type="float">
            <text:p>-0.36</text:p>
          </table:table-cell>
          <table:table-cell table:formula="of:=IF([.J289]=&quot;-&quot;;&quot;NULL&quot;;VALUE(MID([.J289];1;LEN([.J289])-1)))" office:value-type="float" office:value="2.22" calcext:value-type="float">
            <text:p>2.22</text:p>
          </table:table-cell>
          <table:table-cell table:formula="of:=IF([.K289]=&quot;-&quot;;&quot;NULL&quot;;VALUE(MID([.K289];1;LEN([.K289])-1)))" office:value-type="float" office:value="5.48" calcext:value-type="float">
            <text:p>5.48</text:p>
          </table:table-cell>
          <table:table-cell table:formula="of:=IF([.L289]=&quot;-&quot;;&quot;NULL&quot;;VALUE(MID([.L289];1;LEN([.L289])-1)))" office:value-type="float" office:value="46.28" calcext:value-type="float">
            <text:p>46.28</text:p>
          </table:table-cell>
          <table:table-cell table:formula="of:=IF([.M289]=&quot;-&quot;;&quot;NULL&quot;;VALUE(MID([.M289];1;LEN([.M289])-1)))" office:value-type="float" office:value="67.22" calcext:value-type="float">
            <text:p>67.22</text:p>
          </table:table-cell>
          <table:table-cell table:formula="of:=IF([.N289]=&quot;-&quot;;&quot;NULL&quot;;VALUE(MID([.N289];1;LEN([.N289])-1)))" office:value-type="float" office:value="159.96" calcext:value-type="float">
            <text:p>159.96</text:p>
          </table:table-cell>
          <table:table-cell table:formula="of:=&quot;( &quot; &amp; (ROW()-1) &amp; &quot;, '&quot; &amp; [.A289] &amp; &quot;',&quot; &amp; [.B289] &amp; &quot;,&quot; &amp; [.C289] &amp; &quot;,&quot; &amp; [.D289] &amp; &quot;,&quot; &amp; [.E289] &amp; &quot;,&quot; &amp; [.R289] &amp; &quot;,&quot; &amp; [.S289] &amp; &quot;,'2014/09/19',&quot; &amp; [.T289] &amp; &quot;,&quot; &amp; [.U289] &amp; &quot;,&quot; &amp; [.V289] &amp; &quot;,&quot; &amp; [.W289] &amp; &quot;,&quot; &amp; [.X289] &amp; &quot;,&quot; &amp; [.Y289] &amp; &quot;,'&quot; &amp; [.O289] &amp; &quot;','&quot; &amp; [.P289] &amp; &quot;','&quot; &amp; [.Q289] &amp; &quot;'),&quot;" office:value-type="string" office:string-value="( 288, 'Marriot',72.19,73.28,72.04,-0.26,-0.36,3380000,'2014/09/19',-0.36,2.22,5.48,46.28,67.22,159.96,'Neutral','Strong Buy','Strong Buy')," calcext:value-type="string">
            <text:p>( 288, 'Marriot',72.19,73.28,72.04,-0.26,-0.36,3380000,'2014/09/19',-0.36,2.22,5.48,46.28,67.22,159.9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rsh---mclennan" xlink:type="simple">Marsh&amp;McLennan</text:a></text:p>
          </table:table-cell>
          <table:table-cell office:value-type="float" office:value="53.08" calcext:value-type="float">
            <text:p>53.08</text:p>
          </table:table-cell>
          <table:table-cell office:value-type="float" office:value="53.64" calcext:value-type="float">
            <text:p>53.64</text:p>
          </table:table-cell>
          <table:table-cell office:value-type="float" office:value="52.95" calcext:value-type="float">
            <text:p>52.95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2.7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0.74%</text:p>
          </table:table-cell>
          <table:table-cell office:value-type="string" calcext:value-type="string">
            <text:p>1.55%</text:p>
          </table:table-cell>
          <table:table-cell office:value-type="string" calcext:value-type="string">
            <text:p>9.76%</text:p>
          </table:table-cell>
          <table:table-cell office:value-type="string" calcext:value-type="string">
            <text:p>20.01%</text:p>
          </table:table-cell>
          <table:table-cell office:value-type="string" calcext:value-type="string">
            <text:p>96.74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0];1;LEN([.F290])-1))" office:value-type="float" office:value="-0.79" calcext:value-type="float">
            <text:p>-0.79</text:p>
          </table:table-cell>
          <table:table-cell table:formula="of:=VALUE(SUBSTITUTE(SUBSTITUTE(SUBSTITUTE([.G290];&quot;M&quot;;&quot;0000&quot;);&quot;K&quot;;&quot;0&quot;);&quot;.&quot;;&quot;&quot;))" office:value-type="float" office:value="2730000" calcext:value-type="float">
            <text:p>2730000</text:p>
          </table:table-cell>
          <table:table-cell table:formula="of:=IF([.I290]=&quot;-&quot;;&quot;NULL&quot;;VALUE(MID([.I290];1;LEN([.I290])-1)))" office:value-type="float" office:value="-0.79" calcext:value-type="float">
            <text:p>-0.79</text:p>
          </table:table-cell>
          <table:table-cell table:formula="of:=IF([.J290]=&quot;-&quot;;&quot;NULL&quot;;VALUE(MID([.J290];1;LEN([.J290])-1)))" office:value-type="float" office:value="0.74" calcext:value-type="float">
            <text:p>0.74</text:p>
          </table:table-cell>
          <table:table-cell table:formula="of:=IF([.K290]=&quot;-&quot;;&quot;NULL&quot;;VALUE(MID([.K290];1;LEN([.K290])-1)))" office:value-type="float" office:value="1.55" calcext:value-type="float">
            <text:p>1.55</text:p>
          </table:table-cell>
          <table:table-cell table:formula="of:=IF([.L290]=&quot;-&quot;;&quot;NULL&quot;;VALUE(MID([.L290];1;LEN([.L290])-1)))" office:value-type="float" office:value="9.76" calcext:value-type="float">
            <text:p>9.76</text:p>
          </table:table-cell>
          <table:table-cell table:formula="of:=IF([.M290]=&quot;-&quot;;&quot;NULL&quot;;VALUE(MID([.M290];1;LEN([.M290])-1)))" office:value-type="float" office:value="20.01" calcext:value-type="float">
            <text:p>20.01</text:p>
          </table:table-cell>
          <table:table-cell table:formula="of:=IF([.N290]=&quot;-&quot;;&quot;NULL&quot;;VALUE(MID([.N290];1;LEN([.N290])-1)))" office:value-type="float" office:value="96.74" calcext:value-type="float">
            <text:p>96.74</text:p>
          </table:table-cell>
          <table:table-cell table:formula="of:=&quot;( &quot; &amp; (ROW()-1) &amp; &quot;, '&quot; &amp; [.A290] &amp; &quot;',&quot; &amp; [.B290] &amp; &quot;,&quot; &amp; [.C290] &amp; &quot;,&quot; &amp; [.D290] &amp; &quot;,&quot; &amp; [.E290] &amp; &quot;,&quot; &amp; [.R290] &amp; &quot;,&quot; &amp; [.S290] &amp; &quot;,'2014/09/19',&quot; &amp; [.T290] &amp; &quot;,&quot; &amp; [.U290] &amp; &quot;,&quot; &amp; [.V290] &amp; &quot;,&quot; &amp; [.W290] &amp; &quot;,&quot; &amp; [.X290] &amp; &quot;,&quot; &amp; [.Y290] &amp; &quot;,'&quot; &amp; [.O290] &amp; &quot;','&quot; &amp; [.P290] &amp; &quot;','&quot; &amp; [.Q290] &amp; &quot;'),&quot;" office:value-type="string" office:string-value="( 289, 'Marsh&amp;McLennan',53.08,53.64,52.95,-0.42,-0.79,2730000,'2014/09/19',-0.79,0.74,1.55,9.76,20.01,96.74,'Strong Sell','Strong Buy','Strong Buy')," calcext:value-type="string">
            <text:p>( 289, 'Marsh&amp;McLennan',53.08,53.64,52.95,-0.42,-0.79,2730000,'2014/09/19',-0.79,0.74,1.55,9.76,20.01,96.74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rtin-marietta-materials-inc" xlink:type="simple">Martin Marietta Materials</text:a></text:p>
          </table:table-cell>
          <table:table-cell office:value-type="float" office:value="128.43" calcext:value-type="float">
            <text:p>128.43</text:p>
          </table:table-cell>
          <table:table-cell office:value-type="float" office:value="128.83" calcext:value-type="float">
            <text:p>128.83</text:p>
          </table:table-cell>
          <table:table-cell office:value-type="float" office:value="127.19" calcext:value-type="float">
            <text:p>127.1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+0.11%</text:p>
          </table:table-cell>
          <table:table-cell office:value-type="string" calcext:value-type="string">
            <text:p>1.3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-0.61%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28.51%</text:p>
          </table:table-cell>
          <table:table-cell office:value-type="string" calcext:value-type="string">
            <text:p>33.46%</text:p>
          </table:table-cell>
          <table:table-cell office:value-type="string" calcext:value-type="string">
            <text:p>104.05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291];1;LEN([.F291])-1))" office:value-type="float" office:value="0.11" calcext:value-type="float">
            <text:p>0.11</text:p>
          </table:table-cell>
          <table:table-cell table:formula="of:=VALUE(SUBSTITUTE(SUBSTITUTE(SUBSTITUTE([.G291];&quot;M&quot;;&quot;0000&quot;);&quot;K&quot;;&quot;0&quot;);&quot;.&quot;;&quot;&quot;))" office:value-type="float" office:value="1380000" calcext:value-type="float">
            <text:p>1380000</text:p>
          </table:table-cell>
          <table:table-cell table:formula="of:=IF([.I291]=&quot;-&quot;;&quot;NULL&quot;;VALUE(MID([.I291];1;LEN([.I291])-1)))" office:value-type="float" office:value="0.11" calcext:value-type="float">
            <text:p>0.11</text:p>
          </table:table-cell>
          <table:table-cell table:formula="of:=IF([.J291]=&quot;-&quot;;&quot;NULL&quot;;VALUE(MID([.J291];1;LEN([.J291])-1)))" office:value-type="float" office:value="-0.61" calcext:value-type="float">
            <text:p>-0.61</text:p>
          </table:table-cell>
          <table:table-cell table:formula="of:=IF([.K291]=&quot;-&quot;;&quot;NULL&quot;;VALUE(MID([.K291];1;LEN([.K291])-1)))" office:value-type="float" office:value="-0.55" calcext:value-type="float">
            <text:p>-0.55</text:p>
          </table:table-cell>
          <table:table-cell table:formula="of:=IF([.L291]=&quot;-&quot;;&quot;NULL&quot;;VALUE(MID([.L291];1;LEN([.L291])-1)))" office:value-type="float" office:value="28.51" calcext:value-type="float">
            <text:p>28.51</text:p>
          </table:table-cell>
          <table:table-cell table:formula="of:=IF([.M291]=&quot;-&quot;;&quot;NULL&quot;;VALUE(MID([.M291];1;LEN([.M291])-1)))" office:value-type="float" office:value="33.46" calcext:value-type="float">
            <text:p>33.46</text:p>
          </table:table-cell>
          <table:table-cell table:formula="of:=IF([.N291]=&quot;-&quot;;&quot;NULL&quot;;VALUE(MID([.N291];1;LEN([.N291])-1)))" office:value-type="float" office:value="104.05" calcext:value-type="float">
            <text:p>104.05</text:p>
          </table:table-cell>
          <table:table-cell table:formula="of:=&quot;( &quot; &amp; (ROW()-1) &amp; &quot;, '&quot; &amp; [.A291] &amp; &quot;',&quot; &amp; [.B291] &amp; &quot;,&quot; &amp; [.C291] &amp; &quot;,&quot; &amp; [.D291] &amp; &quot;,&quot; &amp; [.E291] &amp; &quot;,&quot; &amp; [.R291] &amp; &quot;,&quot; &amp; [.S291] &amp; &quot;,'2014/09/19',&quot; &amp; [.T291] &amp; &quot;,&quot; &amp; [.U291] &amp; &quot;,&quot; &amp; [.V291] &amp; &quot;,&quot; &amp; [.W291] &amp; &quot;,&quot; &amp; [.X291] &amp; &quot;,&quot; &amp; [.Y291] &amp; &quot;,'&quot; &amp; [.O291] &amp; &quot;','&quot; &amp; [.P291] &amp; &quot;','&quot; &amp; [.Q291] &amp; &quot;'),&quot;" office:value-type="string" office:string-value="( 290, 'Martin Marietta Materials',128.43,128.83,127.19,0.14,0.11,1380000,'2014/09/19',0.11,-0.61,-0.55,28.51,33.46,104.05,'Buy','Strong Sell','Strong Buy')," calcext:value-type="string">
            <text:p>( 290, 'Martin Marietta Materials',128.43,128.83,127.19,0.14,0.11,1380000,'2014/09/19',0.11,-0.61,-0.55,28.51,33.46,104.05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sco-corp" xlink:type="simple">Masco</text:a></text:p>
          </table:table-cell>
          <table:table-cell office:value-type="float" office:value="23.83" calcext:value-type="float">
            <text:p>23.83</text:p>
          </table:table-cell>
          <table:table-cell office:value-type="float" office:value="24.33" calcext:value-type="float">
            <text:p>24.33</text:p>
          </table:table-cell>
          <table:table-cell office:value-type="float" office:value="23.62" calcext:value-type="float">
            <text:p>23.62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4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4.66%</text:p>
          </table:table-cell>
          <table:table-cell office:value-type="string" calcext:value-type="string">
            <text:p>8.37%</text:p>
          </table:table-cell>
          <table:table-cell office:value-type="string" calcext:value-type="string">
            <text:p>231.43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2];1;LEN([.F292])-1))" office:value-type="float" office:value="-1.57" calcext:value-type="float">
            <text:p>-1.57</text:p>
          </table:table-cell>
          <table:table-cell table:formula="of:=VALUE(SUBSTITUTE(SUBSTITUTE(SUBSTITUTE([.G292];&quot;M&quot;;&quot;0000&quot;);&quot;K&quot;;&quot;0&quot;);&quot;.&quot;;&quot;&quot;))" office:value-type="float" office:value="4400000" calcext:value-type="float">
            <text:p>4400000</text:p>
          </table:table-cell>
          <table:table-cell table:formula="of:=IF([.I292]=&quot;-&quot;;&quot;NULL&quot;;VALUE(MID([.I292];1;LEN([.I292])-1)))" office:value-type="float" office:value="-1.57" calcext:value-type="float">
            <text:p>-1.57</text:p>
          </table:table-cell>
          <table:table-cell table:formula="of:=IF([.J292]=&quot;-&quot;;&quot;NULL&quot;;VALUE(MID([.J292];1;LEN([.J292])-1)))" office:value-type="float" office:value="-0.21" calcext:value-type="float">
            <text:p>-0.21</text:p>
          </table:table-cell>
          <table:table-cell table:formula="of:=IF([.K292]=&quot;-&quot;;&quot;NULL&quot;;VALUE(MID([.K292];1;LEN([.K292])-1)))" office:value-type="float" office:value="1.36" calcext:value-type="float">
            <text:p>1.36</text:p>
          </table:table-cell>
          <table:table-cell table:formula="of:=IF([.L292]=&quot;-&quot;;&quot;NULL&quot;;VALUE(MID([.L292];1;LEN([.L292])-1)))" office:value-type="float" office:value="4.66" calcext:value-type="float">
            <text:p>4.66</text:p>
          </table:table-cell>
          <table:table-cell table:formula="of:=IF([.M292]=&quot;-&quot;;&quot;NULL&quot;;VALUE(MID([.M292];1;LEN([.M292])-1)))" office:value-type="float" office:value="8.37" calcext:value-type="float">
            <text:p>8.37</text:p>
          </table:table-cell>
          <table:table-cell table:formula="of:=IF([.N292]=&quot;-&quot;;&quot;NULL&quot;;VALUE(MID([.N292];1;LEN([.N292])-1)))" office:value-type="float" office:value="231.43" calcext:value-type="float">
            <text:p>231.43</text:p>
          </table:table-cell>
          <table:table-cell table:formula="of:=&quot;( &quot; &amp; (ROW()-1) &amp; &quot;, '&quot; &amp; [.A292] &amp; &quot;',&quot; &amp; [.B292] &amp; &quot;,&quot; &amp; [.C292] &amp; &quot;,&quot; &amp; [.D292] &amp; &quot;,&quot; &amp; [.E292] &amp; &quot;,&quot; &amp; [.R292] &amp; &quot;,&quot; &amp; [.S292] &amp; &quot;,'2014/09/19',&quot; &amp; [.T292] &amp; &quot;,&quot; &amp; [.U292] &amp; &quot;,&quot; &amp; [.V292] &amp; &quot;,&quot; &amp; [.W292] &amp; &quot;,&quot; &amp; [.X292] &amp; &quot;,&quot; &amp; [.Y292] &amp; &quot;,'&quot; &amp; [.O292] &amp; &quot;','&quot; &amp; [.P292] &amp; &quot;','&quot; &amp; [.Q292] &amp; &quot;'),&quot;" office:value-type="string" office:string-value="( 291, 'Masco',23.83,24.33,23.62,-0.38,-1.57,4400000,'2014/09/19',-1.57,-0.21,1.36,4.66,8.37,231.43,'Strong Sell','Strong Buy','Strong Buy')," calcext:value-type="string">
            <text:p>( 291, 'Masco',23.83,24.33,23.62,-0.38,-1.57,4400000,'2014/09/19',-1.57,-0.21,1.36,4.66,8.37,231.43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stercard-cl-a" xlink:type="simple">Mastercard</text:a></text:p>
          </table:table-cell>
          <table:table-cell office:value-type="float" office:value="77.28" calcext:value-type="float">
            <text:p>77.28</text:p>
          </table:table-cell>
          <table:table-cell office:value-type="float" office:value="78.37" calcext:value-type="float">
            <text:p>78.37</text:p>
          </table:table-cell>
          <table:table-cell office:value-type="float" office:value="77.24" calcext:value-type="float">
            <text:p>77.24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7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0.38%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-77.34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3];1;LEN([.F293])-1))" office:value-type="float" office:value="-0.67" calcext:value-type="float">
            <text:p>-0.67</text:p>
          </table:table-cell>
          <table:table-cell table:formula="of:=VALUE(SUBSTITUTE(SUBSTITUTE(SUBSTITUTE([.G293];&quot;M&quot;;&quot;0000&quot;);&quot;K&quot;;&quot;0&quot;);&quot;.&quot;;&quot;&quot;))" office:value-type="float" office:value="7860000" calcext:value-type="float">
            <text:p>7860000</text:p>
          </table:table-cell>
          <table:table-cell table:formula="of:=IF([.I293]=&quot;-&quot;;&quot;NULL&quot;;VALUE(MID([.I293];1;LEN([.I293])-1)))" office:value-type="float" office:value="-0.67" calcext:value-type="float">
            <text:p>-0.67</text:p>
          </table:table-cell>
          <table:table-cell table:formula="of:=IF([.J293]=&quot;-&quot;;&quot;NULL&quot;;VALUE(MID([.J293];1;LEN([.J293])-1)))" office:value-type="float" office:value="2.4" calcext:value-type="float">
            <text:p>2.4</text:p>
          </table:table-cell>
          <table:table-cell table:formula="of:=IF([.K293]=&quot;-&quot;;&quot;NULL&quot;;VALUE(MID([.K293];1;LEN([.K293])-1)))" office:value-type="float" office:value="0.38" calcext:value-type="float">
            <text:p>0.38</text:p>
          </table:table-cell>
          <table:table-cell table:formula="of:=IF([.L293]=&quot;-&quot;;&quot;NULL&quot;;VALUE(MID([.L293];1;LEN([.L293])-1)))" office:value-type="float" office:value="-7.5" calcext:value-type="float">
            <text:p>-7.5</text:p>
          </table:table-cell>
          <table:table-cell table:formula="of:=IF([.M293]=&quot;-&quot;;&quot;NULL&quot;;VALUE(MID([.M293];1;LEN([.M293])-1)))" office:value-type="float" office:value="12.7" calcext:value-type="float">
            <text:p>12.7</text:p>
          </table:table-cell>
          <table:table-cell table:formula="of:=IF([.N293]=&quot;-&quot;;&quot;NULL&quot;;VALUE(MID([.N293];1;LEN([.N293])-1)))" office:value-type="float" office:value="-77.34" calcext:value-type="float">
            <text:p>-77.34</text:p>
          </table:table-cell>
          <table:table-cell table:formula="of:=&quot;( &quot; &amp; (ROW()-1) &amp; &quot;, '&quot; &amp; [.A293] &amp; &quot;',&quot; &amp; [.B293] &amp; &quot;,&quot; &amp; [.C293] &amp; &quot;,&quot; &amp; [.D293] &amp; &quot;,&quot; &amp; [.E293] &amp; &quot;,&quot; &amp; [.R293] &amp; &quot;,&quot; &amp; [.S293] &amp; &quot;,'2014/09/19',&quot; &amp; [.T293] &amp; &quot;,&quot; &amp; [.U293] &amp; &quot;,&quot; &amp; [.V293] &amp; &quot;,&quot; &amp; [.W293] &amp; &quot;,&quot; &amp; [.X293] &amp; &quot;,&quot; &amp; [.Y293] &amp; &quot;,'&quot; &amp; [.O293] &amp; &quot;','&quot; &amp; [.P293] &amp; &quot;','&quot; &amp; [.Q293] &amp; &quot;'),&quot;" office:value-type="string" office:string-value="( 292, 'Mastercard',77.28,78.37,77.24,-0.52,-0.67,7860000,'2014/09/19',-0.67,2.4,0.38,-7.5,12.7,-77.34,'Buy','Strong Buy','Strong Buy')," calcext:value-type="string">
            <text:p>( 292, 'Mastercard',77.28,78.37,77.24,-0.52,-0.67,7860000,'2014/09/19',-0.67,2.4,0.38,-7.5,12.7,-77.34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attel-inc" xlink:type="simple">Mattel</text:a></text:p>
          </table:table-cell>
          <table:table-cell office:value-type="float" office:value="33.88" calcext:value-type="float">
            <text:p>33.88</text:p>
          </table:table-cell>
          <table:table-cell office:value-type="float" office:value="34.31" calcext:value-type="float">
            <text:p>34.31</text:p>
          </table:table-cell>
          <table:table-cell office:value-type="float" office:value="33.69" calcext:value-type="float">
            <text:p>33.69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4.3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-1.34%</text:p>
          </table:table-cell>
          <table:table-cell office:value-type="string" calcext:value-type="string">
            <text:p>-3.97%</text:p>
          </table:table-cell>
          <table:table-cell office:value-type="string" calcext:value-type="string">
            <text:p>-28.79%</text:p>
          </table:table-cell>
          <table:table-cell office:value-type="string" calcext:value-type="string">
            <text:p>-21.28%</text:p>
          </table:table-cell>
          <table:table-cell office:value-type="string" calcext:value-type="string">
            <text:p>28.87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294];1;LEN([.F294])-1))" office:value-type="float" office:value="-0.48" calcext:value-type="float">
            <text:p>-0.48</text:p>
          </table:table-cell>
          <table:table-cell table:formula="of:=VALUE(SUBSTITUTE(SUBSTITUTE(SUBSTITUTE([.G294];&quot;M&quot;;&quot;0000&quot;);&quot;K&quot;;&quot;0&quot;);&quot;.&quot;;&quot;&quot;))" office:value-type="float" office:value="4310000" calcext:value-type="float">
            <text:p>4310000</text:p>
          </table:table-cell>
          <table:table-cell table:formula="of:=IF([.I294]=&quot;-&quot;;&quot;NULL&quot;;VALUE(MID([.I294];1;LEN([.I294])-1)))" office:value-type="float" office:value="-0.48" calcext:value-type="float">
            <text:p>-0.48</text:p>
          </table:table-cell>
          <table:table-cell table:formula="of:=IF([.J294]=&quot;-&quot;;&quot;NULL&quot;;VALUE(MID([.J294];1;LEN([.J294])-1)))" office:value-type="float" office:value="-1.34" calcext:value-type="float">
            <text:p>-1.34</text:p>
          </table:table-cell>
          <table:table-cell table:formula="of:=IF([.K294]=&quot;-&quot;;&quot;NULL&quot;;VALUE(MID([.K294];1;LEN([.K294])-1)))" office:value-type="float" office:value="-3.97" calcext:value-type="float">
            <text:p>-3.97</text:p>
          </table:table-cell>
          <table:table-cell table:formula="of:=IF([.L294]=&quot;-&quot;;&quot;NULL&quot;;VALUE(MID([.L294];1;LEN([.L294])-1)))" office:value-type="float" office:value="-28.79" calcext:value-type="float">
            <text:p>-28.79</text:p>
          </table:table-cell>
          <table:table-cell table:formula="of:=IF([.M294]=&quot;-&quot;;&quot;NULL&quot;;VALUE(MID([.M294];1;LEN([.M294])-1)))" office:value-type="float" office:value="-21.28" calcext:value-type="float">
            <text:p>-21.28</text:p>
          </table:table-cell>
          <table:table-cell table:formula="of:=IF([.N294]=&quot;-&quot;;&quot;NULL&quot;;VALUE(MID([.N294];1;LEN([.N294])-1)))" office:value-type="float" office:value="28.87" calcext:value-type="float">
            <text:p>28.87</text:p>
          </table:table-cell>
          <table:table-cell table:formula="of:=&quot;( &quot; &amp; (ROW()-1) &amp; &quot;, '&quot; &amp; [.A294] &amp; &quot;',&quot; &amp; [.B294] &amp; &quot;,&quot; &amp; [.C294] &amp; &quot;,&quot; &amp; [.D294] &amp; &quot;,&quot; &amp; [.E294] &amp; &quot;,&quot; &amp; [.R294] &amp; &quot;,&quot; &amp; [.S294] &amp; &quot;,'2014/09/19',&quot; &amp; [.T294] &amp; &quot;,&quot; &amp; [.U294] &amp; &quot;,&quot; &amp; [.V294] &amp; &quot;,&quot; &amp; [.W294] &amp; &quot;,&quot; &amp; [.X294] &amp; &quot;,&quot; &amp; [.Y294] &amp; &quot;,'&quot; &amp; [.O294] &amp; &quot;','&quot; &amp; [.P294] &amp; &quot;','&quot; &amp; [.Q294] &amp; &quot;'),&quot;" office:value-type="string" office:string-value="( 293, 'Mattel',33.88,34.31,33.69,-0.17,-0.48,4310000,'2014/09/19',-0.48,-1.34,-3.97,-28.79,-21.28,28.87,'Strong Sell','Strong Sell','Strong Sell')," calcext:value-type="string">
            <text:p>( 293, 'Mattel',33.88,34.31,33.69,-0.17,-0.48,4310000,'2014/09/19',-0.48,-1.34,-3.97,-28.79,-21.28,28.87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mccormick---co" xlink:type="simple">McCormick&amp;Co</text:a></text:p>
          </table:table-cell>
          <table:table-cell office:value-type="float" office:value="68.25" calcext:value-type="float">
            <text:p>68.25</text:p>
          </table:table-cell>
          <table:table-cell office:value-type="float" office:value="68.91" calcext:value-type="float">
            <text:p>68.91</text:p>
          </table:table-cell>
          <table:table-cell office:value-type="float" office:value="68.24" calcext:value-type="float">
            <text:p>68.24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590.6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-2.23%</text:p>
          </table:table-cell>
          <table:table-cell office:value-type="string" calcext:value-type="string">
            <text:p>-0.97%</text:p>
          </table:table-cell>
          <table:table-cell office:value-type="string" calcext:value-type="string">
            <text:p>-0.96%</text:p>
          </table:table-cell>
          <table:table-cell office:value-type="string" calcext:value-type="string">
            <text:p>49.9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295];1;LEN([.F295])-1))" office:value-type="float" office:value="-0.35" calcext:value-type="float">
            <text:p>-0.35</text:p>
          </table:table-cell>
          <table:table-cell table:formula="of:=VALUE(SUBSTITUTE(SUBSTITUTE(SUBSTITUTE([.G295];&quot;M&quot;;&quot;0000&quot;);&quot;K&quot;;&quot;0&quot;);&quot;.&quot;;&quot;&quot;))" office:value-type="float" office:value="590680" calcext:value-type="float">
            <text:p>590680</text:p>
          </table:table-cell>
          <table:table-cell table:formula="of:=IF([.I295]=&quot;-&quot;;&quot;NULL&quot;;VALUE(MID([.I295];1;LEN([.I295])-1)))" office:value-type="float" office:value="-0.35" calcext:value-type="float">
            <text:p>-0.35</text:p>
          </table:table-cell>
          <table:table-cell table:formula="of:=IF([.J295]=&quot;-&quot;;&quot;NULL&quot;;VALUE(MID([.J295];1;LEN([.J295])-1)))" office:value-type="float" office:value="0" calcext:value-type="float">
            <text:p>0</text:p>
          </table:table-cell>
          <table:table-cell table:formula="of:=IF([.K295]=&quot;-&quot;;&quot;NULL&quot;;VALUE(MID([.K295];1;LEN([.K295])-1)))" office:value-type="float" office:value="-2.23" calcext:value-type="float">
            <text:p>-2.23</text:p>
          </table:table-cell>
          <table:table-cell table:formula="of:=IF([.L295]=&quot;-&quot;;&quot;NULL&quot;;VALUE(MID([.L295];1;LEN([.L295])-1)))" office:value-type="float" office:value="-0.97" calcext:value-type="float">
            <text:p>-0.97</text:p>
          </table:table-cell>
          <table:table-cell table:formula="of:=IF([.M295]=&quot;-&quot;;&quot;NULL&quot;;VALUE(MID([.M295];1;LEN([.M295])-1)))" office:value-type="float" office:value="-0.96" calcext:value-type="float">
            <text:p>-0.96</text:p>
          </table:table-cell>
          <table:table-cell table:formula="of:=IF([.N295]=&quot;-&quot;;&quot;NULL&quot;;VALUE(MID([.N295];1;LEN([.N295])-1)))" office:value-type="float" office:value="49.93" calcext:value-type="float">
            <text:p>49.93</text:p>
          </table:table-cell>
          <table:table-cell table:formula="of:=&quot;( &quot; &amp; (ROW()-1) &amp; &quot;, '&quot; &amp; [.A295] &amp; &quot;',&quot; &amp; [.B295] &amp; &quot;,&quot; &amp; [.C295] &amp; &quot;,&quot; &amp; [.D295] &amp; &quot;,&quot; &amp; [.E295] &amp; &quot;,&quot; &amp; [.R295] &amp; &quot;,&quot; &amp; [.S295] &amp; &quot;,'2014/09/19',&quot; &amp; [.T295] &amp; &quot;,&quot; &amp; [.U295] &amp; &quot;,&quot; &amp; [.V295] &amp; &quot;,&quot; &amp; [.W295] &amp; &quot;,&quot; &amp; [.X295] &amp; &quot;,&quot; &amp; [.Y295] &amp; &quot;,'&quot; &amp; [.O295] &amp; &quot;','&quot; &amp; [.P295] &amp; &quot;','&quot; &amp; [.Q295] &amp; &quot;'),&quot;" office:value-type="string" office:string-value="( 294, 'McCormick&amp;Co',68.25,68.91,68.24,-0.24,-0.35,590680,'2014/09/19',-0.35,0,-2.23,-0.97,-0.96,49.93,'Strong Sell','Strong Sell','Buy')," calcext:value-type="string">
            <text:p>( 294, 'McCormick&amp;Co',68.25,68.91,68.24,-0.24,-0.35,590680,'2014/09/19',-0.35,0,-2.23,-0.97,-0.96,49.93,'Strong 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cdonalds" xlink:type="simple">McDonald's</text:a></text:p>
          </table:table-cell>
          <table:table-cell office:value-type="float" office:value="94.36" calcext:value-type="float">
            <text:p>94.36</text:p>
          </table:table-cell>
          <table:table-cell office:value-type="float" office:value="94.93" calcext:value-type="float">
            <text:p>94.93</text:p>
          </table:table-cell>
          <table:table-cell office:value-type="float" office:value="93.8" calcext:value-type="float">
            <text:p>93.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+0.94%</text:p>
          </table:table-cell>
          <table:table-cell office:value-type="string" calcext:value-type="string">
            <text:p>8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4%</text:p>
          </table:table-cell>
          <table:table-cell office:value-type="string" calcext:value-type="string">
            <text:p>1.09%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-2.75%</text:p>
          </table:table-cell>
          <table:table-cell office:value-type="string" calcext:value-type="string">
            <text:p>-2.62%</text:p>
          </table:table-cell>
          <table:table-cell office:value-type="string" calcext:value-type="string">
            <text:p>7.82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table:formula="of:=VALUE(MID([.F296];1;LEN([.F296])-1))" office:value-type="float" office:value="0.94" calcext:value-type="float">
            <text:p>0.94</text:p>
          </table:table-cell>
          <table:table-cell table:formula="of:=VALUE(SUBSTITUTE(SUBSTITUTE(SUBSTITUTE([.G296];&quot;M&quot;;&quot;0000&quot;);&quot;K&quot;;&quot;0&quot;);&quot;.&quot;;&quot;&quot;))" office:value-type="float" office:value="8750000" calcext:value-type="float">
            <text:p>8750000</text:p>
          </table:table-cell>
          <table:table-cell table:formula="of:=IF([.I296]=&quot;-&quot;;&quot;NULL&quot;;VALUE(MID([.I296];1;LEN([.I296])-1)))" office:value-type="float" office:value="0.94" calcext:value-type="float">
            <text:p>0.94</text:p>
          </table:table-cell>
          <table:table-cell table:formula="of:=IF([.J296]=&quot;-&quot;;&quot;NULL&quot;;VALUE(MID([.J296];1;LEN([.J296])-1)))" office:value-type="float" office:value="1.09" calcext:value-type="float">
            <text:p>1.09</text:p>
          </table:table-cell>
          <table:table-cell table:formula="of:=IF([.K296]=&quot;-&quot;;&quot;NULL&quot;;VALUE(MID([.K296];1;LEN([.K296])-1)))" office:value-type="float" office:value="-0.18" calcext:value-type="float">
            <text:p>-0.18</text:p>
          </table:table-cell>
          <table:table-cell table:formula="of:=IF([.L296]=&quot;-&quot;;&quot;NULL&quot;;VALUE(MID([.L296];1;LEN([.L296])-1)))" office:value-type="float" office:value="-2.75" calcext:value-type="float">
            <text:p>-2.75</text:p>
          </table:table-cell>
          <table:table-cell table:formula="of:=IF([.M296]=&quot;-&quot;;&quot;NULL&quot;;VALUE(MID([.M296];1;LEN([.M296])-1)))" office:value-type="float" office:value="-2.62" calcext:value-type="float">
            <text:p>-2.62</text:p>
          </table:table-cell>
          <table:table-cell table:formula="of:=IF([.N296]=&quot;-&quot;;&quot;NULL&quot;;VALUE(MID([.N296];1;LEN([.N296])-1)))" office:value-type="float" office:value="7.82" calcext:value-type="float">
            <text:p>7.82</text:p>
          </table:table-cell>
          <table:table-cell table:formula="of:=&quot;( &quot; &amp; (ROW()-1) &amp; &quot;, '&quot; &amp; [.A296] &amp; &quot;',&quot; &amp; [.B296] &amp; &quot;,&quot; &amp; [.C296] &amp; &quot;,&quot; &amp; [.D296] &amp; &quot;,&quot; &amp; [.E296] &amp; &quot;,&quot; &amp; [.R296] &amp; &quot;,&quot; &amp; [.S296] &amp; &quot;,'2014/09/19',&quot; &amp; [.T296] &amp; &quot;,&quot; &amp; [.U296] &amp; &quot;,&quot; &amp; [.V296] &amp; &quot;,&quot; &amp; [.W296] &amp; &quot;,&quot; &amp; [.X296] &amp; &quot;,&quot; &amp; [.Y296] &amp; &quot;,'&quot; &amp; [.O296] &amp; &quot;','&quot; &amp; [.P296] &amp; &quot;','&quot; &amp; [.Q296] &amp; &quot;'),&quot;" office:value-type="string" office:string-value="( 295, 'McDonald's',94.36,94.93,93.8,0.88,0.94,8750000,'2014/09/19',0.94,1.09,-0.18,-2.75,-2.62,7.82,'Strong Buy','Buy','Sell')," calcext:value-type="string">
            <text:p>( 295, 'McDonald's',94.36,94.93,93.8,0.88,0.94,8750000,'2014/09/19',0.94,1.09,-0.18,-2.75,-2.62,7.82,'Strong Buy','Buy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mcgraw-hill" xlink:type="simple">McGraw-Hill</text:a></text:p>
          </table:table-cell>
          <table:table-cell office:value-type="float" office:value="86.13" calcext:value-type="float">
            <text:p>86.13</text:p>
          </table:table-cell>
          <table:table-cell office:value-type="float" office:value="87.28" calcext:value-type="float">
            <text:p>87.28</text:p>
          </table:table-cell>
          <table:table-cell office:value-type="float" office:value="85.89" calcext:value-type="float">
            <text:p>85.89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1.0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8.38%</text:p>
          </table:table-cell>
          <table:table-cell office:value-type="string" calcext:value-type="string">
            <text:p>10.14%</text:p>
          </table:table-cell>
          <table:table-cell office:value-type="string" calcext:value-type="string">
            <text:p>31.14%</text:p>
          </table:table-cell>
          <table:table-cell office:value-type="string" calcext:value-type="string">
            <text:p>98.69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7];1;LEN([.F297])-1))" office:value-type="float" office:value="-0.5" calcext:value-type="float">
            <text:p>-0.5</text:p>
          </table:table-cell>
          <table:table-cell table:formula="of:=VALUE(SUBSTITUTE(SUBSTITUTE(SUBSTITUTE([.G297];&quot;M&quot;;&quot;0000&quot;);&quot;K&quot;;&quot;0&quot;);&quot;.&quot;;&quot;&quot;))" office:value-type="float" office:value="1060000" calcext:value-type="float">
            <text:p>1060000</text:p>
          </table:table-cell>
          <table:table-cell table:formula="of:=IF([.I297]=&quot;-&quot;;&quot;NULL&quot;;VALUE(MID([.I297];1;LEN([.I297])-1)))" office:value-type="float" office:value="-0.5" calcext:value-type="float">
            <text:p>-0.5</text:p>
          </table:table-cell>
          <table:table-cell table:formula="of:=IF([.J297]=&quot;-&quot;;&quot;NULL&quot;;VALUE(MID([.J297];1;LEN([.J297])-1)))" office:value-type="float" office:value="0.24" calcext:value-type="float">
            <text:p>0.24</text:p>
          </table:table-cell>
          <table:table-cell table:formula="of:=IF([.K297]=&quot;-&quot;;&quot;NULL&quot;;VALUE(MID([.K297];1;LEN([.K297])-1)))" office:value-type="float" office:value="8.38" calcext:value-type="float">
            <text:p>8.38</text:p>
          </table:table-cell>
          <table:table-cell table:formula="of:=IF([.L297]=&quot;-&quot;;&quot;NULL&quot;;VALUE(MID([.L297];1;LEN([.L297])-1)))" office:value-type="float" office:value="10.14" calcext:value-type="float">
            <text:p>10.14</text:p>
          </table:table-cell>
          <table:table-cell table:formula="of:=IF([.M297]=&quot;-&quot;;&quot;NULL&quot;;VALUE(MID([.M297];1;LEN([.M297])-1)))" office:value-type="float" office:value="31.14" calcext:value-type="float">
            <text:p>31.14</text:p>
          </table:table-cell>
          <table:table-cell table:formula="of:=IF([.N297]=&quot;-&quot;;&quot;NULL&quot;;VALUE(MID([.N297];1;LEN([.N297])-1)))" office:value-type="float" office:value="98.69" calcext:value-type="float">
            <text:p>98.69</text:p>
          </table:table-cell>
          <table:table-cell table:formula="of:=&quot;( &quot; &amp; (ROW()-1) &amp; &quot;, '&quot; &amp; [.A297] &amp; &quot;',&quot; &amp; [.B297] &amp; &quot;,&quot; &amp; [.C297] &amp; &quot;,&quot; &amp; [.D297] &amp; &quot;,&quot; &amp; [.E297] &amp; &quot;,&quot; &amp; [.R297] &amp; &quot;,&quot; &amp; [.S297] &amp; &quot;,'2014/09/19',&quot; &amp; [.T297] &amp; &quot;,&quot; &amp; [.U297] &amp; &quot;,&quot; &amp; [.V297] &amp; &quot;,&quot; &amp; [.W297] &amp; &quot;,&quot; &amp; [.X297] &amp; &quot;,&quot; &amp; [.Y297] &amp; &quot;,'&quot; &amp; [.O297] &amp; &quot;','&quot; &amp; [.P297] &amp; &quot;','&quot; &amp; [.Q297] &amp; &quot;'),&quot;" office:value-type="string" office:string-value="( 296, 'McGraw-Hill',86.13,87.28,85.89,-0.43,-0.5,1060000,'2014/09/19',-0.5,0.24,8.38,10.14,31.14,98.69,'Sell','Strong Buy','Strong Buy')," calcext:value-type="string">
            <text:p>( 296, 'McGraw-Hill',86.13,87.28,85.89,-0.43,-0.5,1060000,'2014/09/19',-0.5,0.24,8.38,10.14,31.14,98.69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ckesson-corp" xlink:type="simple">McKesson</text:a>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7.6" calcext:value-type="float">
            <text:p>197.6</text:p>
          </table:table-cell>
          <table:table-cell office:value-type="float" office:value="195.68" calcext:value-type="float">
            <text:p>195.68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931.29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1.73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21.31%</text:p>
          </table:table-cell>
          <table:table-cell office:value-type="string" calcext:value-type="string">
            <text:p>49.15%</text:p>
          </table:table-cell>
          <table:table-cell office:value-type="string" calcext:value-type="string">
            <text:p>161.47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8];1;LEN([.F298])-1))" office:value-type="float" office:value="-0.11" calcext:value-type="float">
            <text:p>-0.11</text:p>
          </table:table-cell>
          <table:table-cell table:formula="of:=VALUE(SUBSTITUTE(SUBSTITUTE(SUBSTITUTE([.G298];&quot;M&quot;;&quot;0000&quot;);&quot;K&quot;;&quot;0&quot;);&quot;.&quot;;&quot;&quot;))" office:value-type="float" office:value="931290" calcext:value-type="float">
            <text:p>931290</text:p>
          </table:table-cell>
          <table:table-cell table:formula="of:=IF([.I298]=&quot;-&quot;;&quot;NULL&quot;;VALUE(MID([.I298];1;LEN([.I298])-1)))" office:value-type="float" office:value="-0.11" calcext:value-type="float">
            <text:p>-0.11</text:p>
          </table:table-cell>
          <table:table-cell table:formula="of:=IF([.J298]=&quot;-&quot;;&quot;NULL&quot;;VALUE(MID([.J298];1;LEN([.J298])-1)))" office:value-type="float" office:value="1.73" calcext:value-type="float">
            <text:p>1.73</text:p>
          </table:table-cell>
          <table:table-cell table:formula="of:=IF([.K298]=&quot;-&quot;;&quot;NULL&quot;;VALUE(MID([.K298];1;LEN([.K298])-1)))" office:value-type="float" office:value="1.21" calcext:value-type="float">
            <text:p>1.21</text:p>
          </table:table-cell>
          <table:table-cell table:formula="of:=IF([.L298]=&quot;-&quot;;&quot;NULL&quot;;VALUE(MID([.L298];1;LEN([.L298])-1)))" office:value-type="float" office:value="21.31" calcext:value-type="float">
            <text:p>21.31</text:p>
          </table:table-cell>
          <table:table-cell table:formula="of:=IF([.M298]=&quot;-&quot;;&quot;NULL&quot;;VALUE(MID([.M298];1;LEN([.M298])-1)))" office:value-type="float" office:value="49.15" calcext:value-type="float">
            <text:p>49.15</text:p>
          </table:table-cell>
          <table:table-cell table:formula="of:=IF([.N298]=&quot;-&quot;;&quot;NULL&quot;;VALUE(MID([.N298];1;LEN([.N298])-1)))" office:value-type="float" office:value="161.47" calcext:value-type="float">
            <text:p>161.47</text:p>
          </table:table-cell>
          <table:table-cell table:formula="of:=&quot;( &quot; &amp; (ROW()-1) &amp; &quot;, '&quot; &amp; [.A298] &amp; &quot;',&quot; &amp; [.B298] &amp; &quot;,&quot; &amp; [.C298] &amp; &quot;,&quot; &amp; [.D298] &amp; &quot;,&quot; &amp; [.E298] &amp; &quot;,&quot; &amp; [.R298] &amp; &quot;,&quot; &amp; [.S298] &amp; &quot;,'2014/09/19',&quot; &amp; [.T298] &amp; &quot;,&quot; &amp; [.U298] &amp; &quot;,&quot; &amp; [.V298] &amp; &quot;,&quot; &amp; [.W298] &amp; &quot;,&quot; &amp; [.X298] &amp; &quot;,&quot; &amp; [.Y298] &amp; &quot;,'&quot; &amp; [.O298] &amp; &quot;','&quot; &amp; [.P298] &amp; &quot;','&quot; &amp; [.Q298] &amp; &quot;'),&quot;" office:value-type="string" office:string-value="( 297, 'McKesson',195.79,197.6,195.68,-0.21,-0.11,931290,'2014/09/19',-0.11,1.73,1.21,21.31,49.15,161.47,'Neutral','Strong Buy','Strong Buy')," calcext:value-type="string">
            <text:p>( 297, 'McKesson',195.79,197.6,195.68,-0.21,-0.11,931290,'2014/09/19',-0.11,1.73,1.21,21.31,49.15,161.47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ead-johnson-nutrition" xlink:type="simple">Mead Johnson Nutrition</text:a></text:p>
          </table:table-cell>
          <table:table-cell office:value-type="float" office:value="97.46" calcext:value-type="float">
            <text:p>97.46</text:p>
          </table:table-cell>
          <table:table-cell office:value-type="float" office:value="98.49" calcext:value-type="float">
            <text:p>98.49</text:p>
          </table:table-cell>
          <table:table-cell office:value-type="float" office:value="97.33" calcext:value-type="float">
            <text:p>97.33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1.0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3.22%</text:p>
          </table:table-cell>
          <table:table-cell office:value-type="string" calcext:value-type="string">
            <text:p>16.36%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31.29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299];1;LEN([.F299])-1))" office:value-type="float" office:value="-0.49" calcext:value-type="float">
            <text:p>-0.49</text:p>
          </table:table-cell>
          <table:table-cell table:formula="of:=VALUE(SUBSTITUTE(SUBSTITUTE(SUBSTITUTE([.G299];&quot;M&quot;;&quot;0000&quot;);&quot;K&quot;;&quot;0&quot;);&quot;.&quot;;&quot;&quot;))" office:value-type="float" office:value="1020000" calcext:value-type="float">
            <text:p>1020000</text:p>
          </table:table-cell>
          <table:table-cell table:formula="of:=IF([.I299]=&quot;-&quot;;&quot;NULL&quot;;VALUE(MID([.I299];1;LEN([.I299])-1)))" office:value-type="float" office:value="-0.49" calcext:value-type="float">
            <text:p>-0.49</text:p>
          </table:table-cell>
          <table:table-cell table:formula="of:=IF([.J299]=&quot;-&quot;;&quot;NULL&quot;;VALUE(MID([.J299];1;LEN([.J299])-1)))" office:value-type="float" office:value="0.8" calcext:value-type="float">
            <text:p>0.8</text:p>
          </table:table-cell>
          <table:table-cell table:formula="of:=IF([.K299]=&quot;-&quot;;&quot;NULL&quot;;VALUE(MID([.K299];1;LEN([.K299])-1)))" office:value-type="float" office:value="3.22" calcext:value-type="float">
            <text:p>3.22</text:p>
          </table:table-cell>
          <table:table-cell table:formula="of:=IF([.L299]=&quot;-&quot;;&quot;NULL&quot;;VALUE(MID([.L299];1;LEN([.L299])-1)))" office:value-type="float" office:value="16.36" calcext:value-type="float">
            <text:p>16.36</text:p>
          </table:table-cell>
          <table:table-cell table:formula="of:=IF([.M299]=&quot;-&quot;;&quot;NULL&quot;;VALUE(MID([.M299];1;LEN([.M299])-1)))" office:value-type="float" office:value="25.8" calcext:value-type="float">
            <text:p>25.8</text:p>
          </table:table-cell>
          <table:table-cell table:formula="of:=IF([.N299]=&quot;-&quot;;&quot;NULL&quot;;VALUE(MID([.N299];1;LEN([.N299])-1)))" office:value-type="float" office:value="31.29" calcext:value-type="float">
            <text:p>31.29</text:p>
          </table:table-cell>
          <table:table-cell table:formula="of:=&quot;( &quot; &amp; (ROW()-1) &amp; &quot;, '&quot; &amp; [.A299] &amp; &quot;',&quot; &amp; [.B299] &amp; &quot;,&quot; &amp; [.C299] &amp; &quot;,&quot; &amp; [.D299] &amp; &quot;,&quot; &amp; [.E299] &amp; &quot;,&quot; &amp; [.R299] &amp; &quot;,&quot; &amp; [.S299] &amp; &quot;,'2014/09/19',&quot; &amp; [.T299] &amp; &quot;,&quot; &amp; [.U299] &amp; &quot;,&quot; &amp; [.V299] &amp; &quot;,&quot; &amp; [.W299] &amp; &quot;,&quot; &amp; [.X299] &amp; &quot;,&quot; &amp; [.Y299] &amp; &quot;,'&quot; &amp; [.O299] &amp; &quot;','&quot; &amp; [.P299] &amp; &quot;','&quot; &amp; [.Q299] &amp; &quot;'),&quot;" office:value-type="string" office:string-value="( 298, 'Mead Johnson Nutrition',97.46,98.49,97.33,-0.48,-0.49,1020000,'2014/09/19',-0.49,0.8,3.22,16.36,25.8,31.29,'Neutral','Strong Buy','Strong Buy')," calcext:value-type="string">
            <text:p>( 298, 'Mead Johnson Nutrition',97.46,98.49,97.33,-0.48,-0.49,1020000,'2014/09/19',-0.49,0.8,3.22,16.36,25.8,31.29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ead-westvaco" xlink:type="simple">Meadwestvaco</text:a></text:p>
          </table:table-cell>
          <table:table-cell office:value-type="float" office:value="42.24" calcext:value-type="float">
            <text:p>42.24</text:p>
          </table:table-cell>
          <table:table-cell office:value-type="float" office:value="42.87" calcext:value-type="float">
            <text:p>42.87</text:p>
          </table:table-cell>
          <table:table-cell office:value-type="float" office:value="42.15" calcext:value-type="float">
            <text:p>42.1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1.1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17.73%</text:p>
          </table:table-cell>
          <table:table-cell office:value-type="string" calcext:value-type="string">
            <text:p>13.49%</text:p>
          </table:table-cell>
          <table:table-cell office:value-type="string" calcext:value-type="string">
            <text:p>82.78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00];1;LEN([.F300])-1))" office:value-type="float" office:value="-0.47" calcext:value-type="float">
            <text:p>-0.47</text:p>
          </table:table-cell>
          <table:table-cell table:formula="of:=VALUE(SUBSTITUTE(SUBSTITUTE(SUBSTITUTE([.G300];&quot;M&quot;;&quot;0000&quot;);&quot;K&quot;;&quot;0&quot;);&quot;.&quot;;&quot;&quot;))" office:value-type="float" office:value="1190000" calcext:value-type="float">
            <text:p>1190000</text:p>
          </table:table-cell>
          <table:table-cell table:formula="of:=IF([.I300]=&quot;-&quot;;&quot;NULL&quot;;VALUE(MID([.I300];1;LEN([.I300])-1)))" office:value-type="float" office:value="-0.47" calcext:value-type="float">
            <text:p>-0.47</text:p>
          </table:table-cell>
          <table:table-cell table:formula="of:=IF([.J300]=&quot;-&quot;;&quot;NULL&quot;;VALUE(MID([.J300];1;LEN([.J300])-1)))" office:value-type="float" office:value="-0.59" calcext:value-type="float">
            <text:p>-0.59</text:p>
          </table:table-cell>
          <table:table-cell table:formula="of:=IF([.K300]=&quot;-&quot;;&quot;NULL&quot;;VALUE(MID([.K300];1;LEN([.K300])-1)))" office:value-type="float" office:value="-1.52" calcext:value-type="float">
            <text:p>-1.52</text:p>
          </table:table-cell>
          <table:table-cell table:formula="of:=IF([.L300]=&quot;-&quot;;&quot;NULL&quot;;VALUE(MID([.L300];1;LEN([.L300])-1)))" office:value-type="float" office:value="17.73" calcext:value-type="float">
            <text:p>17.73</text:p>
          </table:table-cell>
          <table:table-cell table:formula="of:=IF([.M300]=&quot;-&quot;;&quot;NULL&quot;;VALUE(MID([.M300];1;LEN([.M300])-1)))" office:value-type="float" office:value="13.49" calcext:value-type="float">
            <text:p>13.49</text:p>
          </table:table-cell>
          <table:table-cell table:formula="of:=IF([.N300]=&quot;-&quot;;&quot;NULL&quot;;VALUE(MID([.N300];1;LEN([.N300])-1)))" office:value-type="float" office:value="82.78" calcext:value-type="float">
            <text:p>82.78</text:p>
          </table:table-cell>
          <table:table-cell table:formula="of:=&quot;( &quot; &amp; (ROW()-1) &amp; &quot;, '&quot; &amp; [.A300] &amp; &quot;',&quot; &amp; [.B300] &amp; &quot;,&quot; &amp; [.C300] &amp; &quot;,&quot; &amp; [.D300] &amp; &quot;,&quot; &amp; [.E300] &amp; &quot;,&quot; &amp; [.R300] &amp; &quot;,&quot; &amp; [.S300] &amp; &quot;,'2014/09/19',&quot; &amp; [.T300] &amp; &quot;,&quot; &amp; [.U300] &amp; &quot;,&quot; &amp; [.V300] &amp; &quot;,&quot; &amp; [.W300] &amp; &quot;,&quot; &amp; [.X300] &amp; &quot;,&quot; &amp; [.Y300] &amp; &quot;,'&quot; &amp; [.O300] &amp; &quot;','&quot; &amp; [.P300] &amp; &quot;','&quot; &amp; [.Q300] &amp; &quot;'),&quot;" office:value-type="string" office:string-value="( 299, 'Meadwestvaco',42.24,42.87,42.15,-0.2,-0.47,1190000,'2014/09/19',-0.47,-0.59,-1.52,17.73,13.49,82.78,'Sell','Strong Sell','Strong Buy')," calcext:value-type="string">
            <text:p>( 299, 'Meadwestvaco',42.24,42.87,42.15,-0.2,-0.47,1190000,'2014/09/19',-0.47,-0.59,-1.52,17.73,13.49,82.78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edtronic" xlink:type="simple">Medtronic</text:a></text:p>
          </table:table-cell>
          <table:table-cell office:value-type="float" office:value="66.22" calcext:value-type="float">
            <text:p>66.22</text:p>
          </table:table-cell>
          <table:table-cell office:value-type="float" office:value="67.11" calcext:value-type="float">
            <text:p>67.11</text:p>
          </table:table-cell>
          <table:table-cell office:value-type="float" office:value="66.22" calcext:value-type="float">
            <text:p>66.22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8.1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1.58%</text:p>
          </table:table-cell>
          <table:table-cell office:value-type="string" calcext:value-type="string">
            <text:p>3.31%</text:p>
          </table:table-cell>
          <table:table-cell office:value-type="string" calcext:value-type="string">
            <text:p>15.39%</text:p>
          </table:table-cell>
          <table:table-cell office:value-type="string" calcext:value-type="string">
            <text:p>23.29%</text:p>
          </table:table-cell>
          <table:table-cell office:value-type="string" calcext:value-type="string">
            <text:p>95.51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01];1;LEN([.F301])-1))" office:value-type="float" office:value="-0.47" calcext:value-type="float">
            <text:p>-0.47</text:p>
          </table:table-cell>
          <table:table-cell table:formula="of:=VALUE(SUBSTITUTE(SUBSTITUTE(SUBSTITUTE([.G301];&quot;M&quot;;&quot;0000&quot;);&quot;K&quot;;&quot;0&quot;);&quot;.&quot;;&quot;&quot;))" office:value-type="float" office:value="8190000" calcext:value-type="float">
            <text:p>8190000</text:p>
          </table:table-cell>
          <table:table-cell table:formula="of:=IF([.I301]=&quot;-&quot;;&quot;NULL&quot;;VALUE(MID([.I301];1;LEN([.I301])-1)))" office:value-type="float" office:value="-0.47" calcext:value-type="float">
            <text:p>-0.47</text:p>
          </table:table-cell>
          <table:table-cell table:formula="of:=IF([.J301]=&quot;-&quot;;&quot;NULL&quot;;VALUE(MID([.J301];1;LEN([.J301])-1)))" office:value-type="float" office:value="1.58" calcext:value-type="float">
            <text:p>1.58</text:p>
          </table:table-cell>
          <table:table-cell table:formula="of:=IF([.K301]=&quot;-&quot;;&quot;NULL&quot;;VALUE(MID([.K301];1;LEN([.K301])-1)))" office:value-type="float" office:value="3.31" calcext:value-type="float">
            <text:p>3.31</text:p>
          </table:table-cell>
          <table:table-cell table:formula="of:=IF([.L301]=&quot;-&quot;;&quot;NULL&quot;;VALUE(MID([.L301];1;LEN([.L301])-1)))" office:value-type="float" office:value="15.39" calcext:value-type="float">
            <text:p>15.39</text:p>
          </table:table-cell>
          <table:table-cell table:formula="of:=IF([.M301]=&quot;-&quot;;&quot;NULL&quot;;VALUE(MID([.M301];1;LEN([.M301])-1)))" office:value-type="float" office:value="23.29" calcext:value-type="float">
            <text:p>23.29</text:p>
          </table:table-cell>
          <table:table-cell table:formula="of:=IF([.N301]=&quot;-&quot;;&quot;NULL&quot;;VALUE(MID([.N301];1;LEN([.N301])-1)))" office:value-type="float" office:value="95.51" calcext:value-type="float">
            <text:p>95.51</text:p>
          </table:table-cell>
          <table:table-cell table:formula="of:=&quot;( &quot; &amp; (ROW()-1) &amp; &quot;, '&quot; &amp; [.A301] &amp; &quot;',&quot; &amp; [.B301] &amp; &quot;,&quot; &amp; [.C301] &amp; &quot;,&quot; &amp; [.D301] &amp; &quot;,&quot; &amp; [.E301] &amp; &quot;,&quot; &amp; [.R301] &amp; &quot;,&quot; &amp; [.S301] &amp; &quot;,'2014/09/19',&quot; &amp; [.T301] &amp; &quot;,&quot; &amp; [.U301] &amp; &quot;,&quot; &amp; [.V301] &amp; &quot;,&quot; &amp; [.W301] &amp; &quot;,&quot; &amp; [.X301] &amp; &quot;,&quot; &amp; [.Y301] &amp; &quot;,'&quot; &amp; [.O301] &amp; &quot;','&quot; &amp; [.P301] &amp; &quot;','&quot; &amp; [.Q301] &amp; &quot;'),&quot;" office:value-type="string" office:string-value="( 300, 'Medtronic',66.22,67.11,66.22,-0.31,-0.47,8190000,'2014/09/19',-0.47,1.58,3.31,15.39,23.29,95.51,'Sell','Strong Buy','Strong Buy')," calcext:value-type="string">
            <text:p>( 300, 'Medtronic',66.22,67.11,66.22,-0.31,-0.47,8190000,'2014/09/19',-0.47,1.58,3.31,15.39,23.29,95.51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erck---co" xlink:type="simple">Merck&amp;Co</text:a></text:p>
          </table:table-cell>
          <table:table-cell office:value-type="float" office:value="60.49" calcext:value-type="float">
            <text:p>60.49</text:p>
          </table:table-cell>
          <table:table-cell office:value-type="float" office:value="60.89" calcext:value-type="float">
            <text:p>60.89</text:p>
          </table:table-cell>
          <table:table-cell office:value-type="float" office:value="60.49" calcext:value-type="float">
            <text:p>60.4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+0.30%</text:p>
          </table:table-cell>
          <table:table-cell office:value-type="string" calcext:value-type="string">
            <text:p>13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1.58%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20.86%</text:p>
          </table:table-cell>
          <table:table-cell office:value-type="string" calcext:value-type="string">
            <text:p>25.99%</text:p>
          </table:table-cell>
          <table:table-cell office:value-type="string" calcext:value-type="string">
            <text:p>89.9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02];1;LEN([.F302])-1))" office:value-type="float" office:value="0.3" calcext:value-type="float">
            <text:p>0.3</text:p>
          </table:table-cell>
          <table:table-cell table:formula="of:=VALUE(SUBSTITUTE(SUBSTITUTE(SUBSTITUTE([.G302];&quot;M&quot;;&quot;0000&quot;);&quot;K&quot;;&quot;0&quot;);&quot;.&quot;;&quot;&quot;))" office:value-type="float" office:value="13600000" calcext:value-type="float">
            <text:p>13600000</text:p>
          </table:table-cell>
          <table:table-cell table:formula="of:=IF([.I302]=&quot;-&quot;;&quot;NULL&quot;;VALUE(MID([.I302];1;LEN([.I302])-1)))" office:value-type="float" office:value="0.3" calcext:value-type="float">
            <text:p>0.3</text:p>
          </table:table-cell>
          <table:table-cell table:formula="of:=IF([.J302]=&quot;-&quot;;&quot;NULL&quot;;VALUE(MID([.J302];1;LEN([.J302])-1)))" office:value-type="float" office:value="1.58" calcext:value-type="float">
            <text:p>1.58</text:p>
          </table:table-cell>
          <table:table-cell table:formula="of:=IF([.K302]=&quot;-&quot;;&quot;NULL&quot;;VALUE(MID([.K302];1;LEN([.K302])-1)))" office:value-type="float" office:value="2.79" calcext:value-type="float">
            <text:p>2.79</text:p>
          </table:table-cell>
          <table:table-cell table:formula="of:=IF([.L302]=&quot;-&quot;;&quot;NULL&quot;;VALUE(MID([.L302];1;LEN([.L302])-1)))" office:value-type="float" office:value="20.86" calcext:value-type="float">
            <text:p>20.86</text:p>
          </table:table-cell>
          <table:table-cell table:formula="of:=IF([.M302]=&quot;-&quot;;&quot;NULL&quot;;VALUE(MID([.M302];1;LEN([.M302])-1)))" office:value-type="float" office:value="25.99" calcext:value-type="float">
            <text:p>25.99</text:p>
          </table:table-cell>
          <table:table-cell table:formula="of:=IF([.N302]=&quot;-&quot;;&quot;NULL&quot;;VALUE(MID([.N302];1;LEN([.N302])-1)))" office:value-type="float" office:value="89.92" calcext:value-type="float">
            <text:p>89.92</text:p>
          </table:table-cell>
          <table:table-cell table:formula="of:=&quot;( &quot; &amp; (ROW()-1) &amp; &quot;, '&quot; &amp; [.A302] &amp; &quot;',&quot; &amp; [.B302] &amp; &quot;,&quot; &amp; [.C302] &amp; &quot;,&quot; &amp; [.D302] &amp; &quot;,&quot; &amp; [.E302] &amp; &quot;,&quot; &amp; [.R302] &amp; &quot;,&quot; &amp; [.S302] &amp; &quot;,'2014/09/19',&quot; &amp; [.T302] &amp; &quot;,&quot; &amp; [.U302] &amp; &quot;,&quot; &amp; [.V302] &amp; &quot;,&quot; &amp; [.W302] &amp; &quot;,&quot; &amp; [.X302] &amp; &quot;,&quot; &amp; [.Y302] &amp; &quot;,'&quot; &amp; [.O302] &amp; &quot;','&quot; &amp; [.P302] &amp; &quot;','&quot; &amp; [.Q302] &amp; &quot;'),&quot;" office:value-type="string" office:string-value="( 301, 'Merck&amp;Co',60.49,60.89,60.49,0.18,0.3,13600000,'2014/09/19',0.3,1.58,2.79,20.86,25.99,89.92,'Strong Buy','Strong Buy','Strong Buy')," calcext:value-type="string">
            <text:p>( 301, 'Merck&amp;Co',60.49,60.89,60.49,0.18,0.3,13600000,'2014/09/19',0.3,1.58,2.79,20.86,25.99,89.9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etlife-inc" xlink:type="simple">MetLife</text:a></text:p>
          </table:table-cell>
          <table:table-cell office:value-type="float" office:value="55.97" calcext:value-type="float">
            <text:p>55.97</text:p>
          </table:table-cell>
          <table:table-cell office:value-type="float" office:value="56.59" calcext:value-type="float">
            <text:p>56.59</text:p>
          </table:table-cell>
          <table:table-cell office:value-type="float" office:value="55.73" calcext:value-type="float">
            <text:p>55.7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+0.14%</text:p>
          </table:table-cell>
          <table:table-cell office:value-type="string" calcext:value-type="string">
            <text:p>6.4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3.76%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17.86%</text:p>
          </table:table-cell>
          <table:table-cell office:value-type="string" calcext:value-type="string">
            <text:p>92.80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03];1;LEN([.F303])-1))" office:value-type="float" office:value="0.14" calcext:value-type="float">
            <text:p>0.14</text:p>
          </table:table-cell>
          <table:table-cell table:formula="of:=VALUE(SUBSTITUTE(SUBSTITUTE(SUBSTITUTE([.G303];&quot;M&quot;;&quot;0000&quot;);&quot;K&quot;;&quot;0&quot;);&quot;.&quot;;&quot;&quot;))" office:value-type="float" office:value="6490000" calcext:value-type="float">
            <text:p>6490000</text:p>
          </table:table-cell>
          <table:table-cell table:formula="of:=IF([.I303]=&quot;-&quot;;&quot;NULL&quot;;VALUE(MID([.I303];1;LEN([.I303])-1)))" office:value-type="float" office:value="0.14" calcext:value-type="float">
            <text:p>0.14</text:p>
          </table:table-cell>
          <table:table-cell table:formula="of:=IF([.J303]=&quot;-&quot;;&quot;NULL&quot;;VALUE(MID([.J303];1;LEN([.J303])-1)))" office:value-type="float" office:value="0.9" calcext:value-type="float">
            <text:p>0.9</text:p>
          </table:table-cell>
          <table:table-cell table:formula="of:=IF([.K303]=&quot;-&quot;;&quot;NULL&quot;;VALUE(MID([.K303];1;LEN([.K303])-1)))" office:value-type="float" office:value="3.76" calcext:value-type="float">
            <text:p>3.76</text:p>
          </table:table-cell>
          <table:table-cell table:formula="of:=IF([.L303]=&quot;-&quot;;&quot;NULL&quot;;VALUE(MID([.L303];1;LEN([.L303])-1)))" office:value-type="float" office:value="3.8" calcext:value-type="float">
            <text:p>3.8</text:p>
          </table:table-cell>
          <table:table-cell table:formula="of:=IF([.M303]=&quot;-&quot;;&quot;NULL&quot;;VALUE(MID([.M303];1;LEN([.M303])-1)))" office:value-type="float" office:value="17.86" calcext:value-type="float">
            <text:p>17.86</text:p>
          </table:table-cell>
          <table:table-cell table:formula="of:=IF([.N303]=&quot;-&quot;;&quot;NULL&quot;;VALUE(MID([.N303];1;LEN([.N303])-1)))" office:value-type="float" office:value="92.8" calcext:value-type="float">
            <text:p>92.8</text:p>
          </table:table-cell>
          <table:table-cell table:formula="of:=&quot;( &quot; &amp; (ROW()-1) &amp; &quot;, '&quot; &amp; [.A303] &amp; &quot;',&quot; &amp; [.B303] &amp; &quot;,&quot; &amp; [.C303] &amp; &quot;,&quot; &amp; [.D303] &amp; &quot;,&quot; &amp; [.E303] &amp; &quot;,&quot; &amp; [.R303] &amp; &quot;,&quot; &amp; [.S303] &amp; &quot;,'2014/09/19',&quot; &amp; [.T303] &amp; &quot;,&quot; &amp; [.U303] &amp; &quot;,&quot; &amp; [.V303] &amp; &quot;,&quot; &amp; [.W303] &amp; &quot;,&quot; &amp; [.X303] &amp; &quot;,&quot; &amp; [.Y303] &amp; &quot;,'&quot; &amp; [.O303] &amp; &quot;','&quot; &amp; [.P303] &amp; &quot;','&quot; &amp; [.Q303] &amp; &quot;'),&quot;" office:value-type="string" office:string-value="( 302, 'MetLife',55.97,56.59,55.73,0.08,0.14,6490000,'2014/09/19',0.14,0.9,3.76,3.8,17.86,92.8,'Buy','Strong Buy','Strong Buy')," calcext:value-type="string">
            <text:p>( 302, 'MetLife',55.97,56.59,55.73,0.08,0.14,6490000,'2014/09/19',0.14,0.9,3.76,3.8,17.86,92.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ichael-kors-holdings" xlink:type="simple">Michael Kors</text:a></text:p>
          </table:table-cell>
          <table:table-cell office:value-type="float" office:value="76.95" calcext:value-type="float">
            <text:p>76.95</text:p>
          </table:table-cell>
          <table:table-cell office:value-type="float" office:value="77.75" calcext:value-type="float">
            <text:p>77.75</text:p>
          </table:table-cell>
          <table:table-cell office:value-type="float" office:value="76.37" calcext:value-type="float">
            <text:p>76.37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-5.85%</text:p>
          </table:table-cell>
          <table:table-cell office:value-type="string" calcext:value-type="string">
            <text:p>-5.22%</text:p>
          </table:table-cell>
          <table:table-cell office:value-type="string" calcext:value-type="string">
            <text:p>1.28%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04];1;LEN([.F304])-1))" office:value-type="float" office:value="-0.35" calcext:value-type="float">
            <text:p>-0.35</text:p>
          </table:table-cell>
          <table:table-cell table:formula="of:=VALUE(SUBSTITUTE(SUBSTITUTE(SUBSTITUTE([.G304];&quot;M&quot;;&quot;0000&quot;);&quot;K&quot;;&quot;0&quot;);&quot;.&quot;;&quot;&quot;))" office:value-type="float" office:value="2820000" calcext:value-type="float">
            <text:p>2820000</text:p>
          </table:table-cell>
          <table:table-cell table:formula="of:=IF([.I304]=&quot;-&quot;;&quot;NULL&quot;;VALUE(MID([.I304];1;LEN([.I304])-1)))" office:value-type="float" office:value="-0.35" calcext:value-type="float">
            <text:p>-0.35</text:p>
          </table:table-cell>
          <table:table-cell table:formula="of:=IF([.J304]=&quot;-&quot;;&quot;NULL&quot;;VALUE(MID([.J304];1;LEN([.J304])-1)))" office:value-type="float" office:value="0.17" calcext:value-type="float">
            <text:p>0.17</text:p>
          </table:table-cell>
          <table:table-cell table:formula="of:=IF([.K304]=&quot;-&quot;;&quot;NULL&quot;;VALUE(MID([.K304];1;LEN([.K304])-1)))" office:value-type="float" office:value="-5.85" calcext:value-type="float">
            <text:p>-5.85</text:p>
          </table:table-cell>
          <table:table-cell table:formula="of:=IF([.L304]=&quot;-&quot;;&quot;NULL&quot;;VALUE(MID([.L304];1;LEN([.L304])-1)))" office:value-type="float" office:value="-5.22" calcext:value-type="float">
            <text:p>-5.22</text:p>
          </table:table-cell>
          <table:table-cell table:formula="of:=IF([.M304]=&quot;-&quot;;&quot;NULL&quot;;VALUE(MID([.M304];1;LEN([.M304])-1)))" office:value-type="float" office:value="1.28" calcext:value-type="float">
            <text:p>1.28</text:p>
          </table:table-cell>
          <table:table-cell table:formula="of:=IF([.N304]=&quot;-&quot;;&quot;NULL&quot;;VALUE(MID([.N304];1;LEN([.N304])-1)))" office:value-type="string" office:string-value="NULL" calcext:value-type="string">
            <text:p>NULL</text:p>
          </table:table-cell>
          <table:table-cell table:formula="of:=&quot;( &quot; &amp; (ROW()-1) &amp; &quot;, '&quot; &amp; [.A304] &amp; &quot;',&quot; &amp; [.B304] &amp; &quot;,&quot; &amp; [.C304] &amp; &quot;,&quot; &amp; [.D304] &amp; &quot;,&quot; &amp; [.E304] &amp; &quot;,&quot; &amp; [.R304] &amp; &quot;,&quot; &amp; [.S304] &amp; &quot;,'2014/09/19',&quot; &amp; [.T304] &amp; &quot;,&quot; &amp; [.U304] &amp; &quot;,&quot; &amp; [.V304] &amp; &quot;,&quot; &amp; [.W304] &amp; &quot;,&quot; &amp; [.X304] &amp; &quot;,&quot; &amp; [.Y304] &amp; &quot;,'&quot; &amp; [.O304] &amp; &quot;','&quot; &amp; [.P304] &amp; &quot;','&quot; &amp; [.Q304] &amp; &quot;'),&quot;" office:value-type="string" office:string-value="( 303, 'Michael Kors',76.95,77.75,76.37,-0.27,-0.35,2820000,'2014/09/19',-0.35,0.17,-5.85,-5.22,1.28,NULL,'Buy','Strong Sell','Neutral')," calcext:value-type="string">
            <text:p>( 303, 'Michael Kors',76.95,77.75,76.37,-0.27,-0.35,2820000,'2014/09/19',-0.35,0.17,-5.85,-5.22,1.28,NULL,'Buy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microchip-technology-inc" xlink:type="simple">Microchip</text:a></text:p>
          </table:table-cell>
          <table:table-cell office:value-type="float" office:value="48.43" calcext:value-type="float">
            <text:p>48.43</text:p>
          </table:table-cell>
          <table:table-cell office:value-type="float" office:value="49.4" calcext:value-type="float">
            <text:p>49.4</text:p>
          </table:table-cell>
          <table:table-cell office:value-type="float" office:value="48.39" calcext:value-type="float">
            <text:p>48.39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-1.53%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3%</text:p>
          </table:table-cell>
          <table:table-cell office:value-type="string" calcext:value-type="string">
            <text:p>1.59%</text:p>
          </table:table-cell>
          <table:table-cell office:value-type="string" calcext:value-type="string">
            <text:p>1.34%</text:p>
          </table:table-cell>
          <table:table-cell office:value-type="string" calcext:value-type="string">
            <text:p>8.22%</text:p>
          </table:table-cell>
          <table:table-cell office:value-type="string" calcext:value-type="string">
            <text:p>20.35%</text:p>
          </table:table-cell>
          <table:table-cell office:value-type="string" calcext:value-type="string">
            <text:p>45.9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305];1;LEN([.F305])-1))" office:value-type="float" office:value="-1.53" calcext:value-type="float">
            <text:p>-1.53</text:p>
          </table:table-cell>
          <table:table-cell table:formula="of:=VALUE(SUBSTITUTE(SUBSTITUTE(SUBSTITUTE([.G305];&quot;M&quot;;&quot;0000&quot;);&quot;K&quot;;&quot;0&quot;);&quot;.&quot;;&quot;&quot;))" office:value-type="float" office:value="1250000" calcext:value-type="float">
            <text:p>1250000</text:p>
          </table:table-cell>
          <table:table-cell table:formula="of:=IF([.I305]=&quot;-&quot;;&quot;NULL&quot;;VALUE(MID([.I305];1;LEN([.I305])-1)))" office:value-type="float" office:value="-1.53" calcext:value-type="float">
            <text:p>-1.53</text:p>
          </table:table-cell>
          <table:table-cell table:formula="of:=IF([.J305]=&quot;-&quot;;&quot;NULL&quot;;VALUE(MID([.J305];1;LEN([.J305])-1)))" office:value-type="float" office:value="1.59" calcext:value-type="float">
            <text:p>1.59</text:p>
          </table:table-cell>
          <table:table-cell table:formula="of:=IF([.K305]=&quot;-&quot;;&quot;NULL&quot;;VALUE(MID([.K305];1;LEN([.K305])-1)))" office:value-type="float" office:value="1.34" calcext:value-type="float">
            <text:p>1.34</text:p>
          </table:table-cell>
          <table:table-cell table:formula="of:=IF([.L305]=&quot;-&quot;;&quot;NULL&quot;;VALUE(MID([.L305];1;LEN([.L305])-1)))" office:value-type="float" office:value="8.22" calcext:value-type="float">
            <text:p>8.22</text:p>
          </table:table-cell>
          <table:table-cell table:formula="of:=IF([.M305]=&quot;-&quot;;&quot;NULL&quot;;VALUE(MID([.M305];1;LEN([.M305])-1)))" office:value-type="float" office:value="20.35" calcext:value-type="float">
            <text:p>20.35</text:p>
          </table:table-cell>
          <table:table-cell table:formula="of:=IF([.N305]=&quot;-&quot;;&quot;NULL&quot;;VALUE(MID([.N305];1;LEN([.N305])-1)))" office:value-type="float" office:value="45.92" calcext:value-type="float">
            <text:p>45.92</text:p>
          </table:table-cell>
          <table:table-cell table:formula="of:=&quot;( &quot; &amp; (ROW()-1) &amp; &quot;, '&quot; &amp; [.A305] &amp; &quot;',&quot; &amp; [.B305] &amp; &quot;,&quot; &amp; [.C305] &amp; &quot;,&quot; &amp; [.D305] &amp; &quot;,&quot; &amp; [.E305] &amp; &quot;,&quot; &amp; [.R305] &amp; &quot;,&quot; &amp; [.S305] &amp; &quot;,'2014/09/19',&quot; &amp; [.T305] &amp; &quot;,&quot; &amp; [.U305] &amp; &quot;,&quot; &amp; [.V305] &amp; &quot;,&quot; &amp; [.W305] &amp; &quot;,&quot; &amp; [.X305] &amp; &quot;,&quot; &amp; [.Y305] &amp; &quot;,'&quot; &amp; [.O305] &amp; &quot;','&quot; &amp; [.P305] &amp; &quot;','&quot; &amp; [.Q305] &amp; &quot;'),&quot;" office:value-type="string" office:string-value="( 304, 'Microchip',48.43,49.4,48.39,-0.76,-1.53,1250000,'2014/09/19',-1.53,1.59,1.34,8.22,20.35,45.92,'Strong Sell','Buy','Strong Buy')," calcext:value-type="string">
            <text:p>( 304, 'Microchip',48.43,49.4,48.39,-0.76,-1.53,1250000,'2014/09/19',-1.53,1.59,1.34,8.22,20.35,45.92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icron-tech" xlink:type="simple">Micron</text:a></text:p>
          </table:table-cell>
          <table:table-cell office:value-type="float" office:value="31.63" calcext:value-type="float">
            <text:p>31.63</text:p>
          </table:table-cell>
          <table:table-cell office:value-type="float" office:value="32.55" calcext:value-type="float">
            <text:p>32.55</text:p>
          </table:table-cell>
          <table:table-cell office:value-type="float" office:value="31.45" calcext:value-type="float">
            <text:p>31.45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-2.62%</text:p>
          </table:table-cell>
          <table:table-cell office:value-type="string" calcext:value-type="string">
            <text:p>23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62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45.43%</text:p>
          </table:table-cell>
          <table:table-cell office:value-type="string" calcext:value-type="string">
            <text:p>83.58%</text:p>
          </table:table-cell>
          <table:table-cell office:value-type="string" calcext:value-type="string">
            <text:p>378.5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306];1;LEN([.F306])-1))" office:value-type="float" office:value="-2.62" calcext:value-type="float">
            <text:p>-2.62</text:p>
          </table:table-cell>
          <table:table-cell table:formula="of:=VALUE(SUBSTITUTE(SUBSTITUTE(SUBSTITUTE([.G306];&quot;M&quot;;&quot;0000&quot;);&quot;K&quot;;&quot;0&quot;);&quot;.&quot;;&quot;&quot;))" office:value-type="float" office:value="23420000" calcext:value-type="float">
            <text:p>23420000</text:p>
          </table:table-cell>
          <table:table-cell table:formula="of:=IF([.I306]=&quot;-&quot;;&quot;NULL&quot;;VALUE(MID([.I306];1;LEN([.I306])-1)))" office:value-type="float" office:value="-2.62" calcext:value-type="float">
            <text:p>-2.62</text:p>
          </table:table-cell>
          <table:table-cell table:formula="of:=IF([.J306]=&quot;-&quot;;&quot;NULL&quot;;VALUE(MID([.J306];1;LEN([.J306])-1)))" office:value-type="float" office:value="0.35" calcext:value-type="float">
            <text:p>0.35</text:p>
          </table:table-cell>
          <table:table-cell table:formula="of:=IF([.K306]=&quot;-&quot;;&quot;NULL&quot;;VALUE(MID([.K306];1;LEN([.K306])-1)))" office:value-type="float" office:value="-4.7" calcext:value-type="float">
            <text:p>-4.7</text:p>
          </table:table-cell>
          <table:table-cell table:formula="of:=IF([.L306]=&quot;-&quot;;&quot;NULL&quot;;VALUE(MID([.L306];1;LEN([.L306])-1)))" office:value-type="float" office:value="45.43" calcext:value-type="float">
            <text:p>45.43</text:p>
          </table:table-cell>
          <table:table-cell table:formula="of:=IF([.M306]=&quot;-&quot;;&quot;NULL&quot;;VALUE(MID([.M306];1;LEN([.M306])-1)))" office:value-type="float" office:value="83.58" calcext:value-type="float">
            <text:p>83.58</text:p>
          </table:table-cell>
          <table:table-cell table:formula="of:=IF([.N306]=&quot;-&quot;;&quot;NULL&quot;;VALUE(MID([.N306];1;LEN([.N306])-1)))" office:value-type="float" office:value="378.52" calcext:value-type="float">
            <text:p>378.52</text:p>
          </table:table-cell>
          <table:table-cell table:formula="of:=&quot;( &quot; &amp; (ROW()-1) &amp; &quot;, '&quot; &amp; [.A306] &amp; &quot;',&quot; &amp; [.B306] &amp; &quot;,&quot; &amp; [.C306] &amp; &quot;,&quot; &amp; [.D306] &amp; &quot;,&quot; &amp; [.E306] &amp; &quot;,&quot; &amp; [.R306] &amp; &quot;,&quot; &amp; [.S306] &amp; &quot;,'2014/09/19',&quot; &amp; [.T306] &amp; &quot;,&quot; &amp; [.U306] &amp; &quot;,&quot; &amp; [.V306] &amp; &quot;,&quot; &amp; [.W306] &amp; &quot;,&quot; &amp; [.X306] &amp; &quot;,&quot; &amp; [.Y306] &amp; &quot;,'&quot; &amp; [.O306] &amp; &quot;','&quot; &amp; [.P306] &amp; &quot;','&quot; &amp; [.Q306] &amp; &quot;'),&quot;" office:value-type="string" office:string-value="( 305, 'Micron',31.63,32.55,31.45,-0.85,-2.62,23420000,'2014/09/19',-2.62,0.35,-4.7,45.43,83.58,378.52,'Strong Sell','Sell','Strong Buy')," calcext:value-type="string">
            <text:p>( 305, 'Micron',31.63,32.55,31.45,-0.85,-2.62,23420000,'2014/09/19',-2.62,0.35,-4.7,45.43,83.58,378.52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icrosoft-corp" xlink:type="simple">Microsoft</text:a></text:p>
          </table:table-cell>
          <table:table-cell office:value-type="float" office:value="47.52" calcext:value-type="float">
            <text:p>47.52</text:p>
          </table:table-cell>
          <table:table-cell office:value-type="float" office:value="47.57" calcext:value-type="float">
            <text:p>47.57</text:p>
          </table:table-cell>
          <table:table-cell office:value-type="float" office:value="46.6" calcext:value-type="float">
            <text:p>46.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+1.80%</text:p>
          </table:table-cell>
          <table:table-cell office:value-type="string" calcext:value-type="string">
            <text:p>143.6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1.76%</text:p>
          </table:table-cell>
          <table:table-cell office:value-type="string" calcext:value-type="string">
            <text:p>5.09%</text:p>
          </table:table-cell>
          <table:table-cell office:value-type="string" calcext:value-type="string">
            <text:p>27.02%</text:p>
          </table:table-cell>
          <table:table-cell office:value-type="string" calcext:value-type="string">
            <text:p>44.92%</text:p>
          </table:table-cell>
          <table:table-cell office:value-type="string" calcext:value-type="string">
            <text:p>82.8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07];1;LEN([.F307])-1))" office:value-type="float" office:value="1.8" calcext:value-type="float">
            <text:p>1.8</text:p>
          </table:table-cell>
          <table:table-cell table:formula="of:=VALUE(SUBSTITUTE(SUBSTITUTE(SUBSTITUTE([.G307];&quot;M&quot;;&quot;0000&quot;);&quot;K&quot;;&quot;0&quot;);&quot;.&quot;;&quot;&quot;))" office:value-type="float" office:value="143660000" calcext:value-type="float">
            <text:p>143660000</text:p>
          </table:table-cell>
          <table:table-cell table:formula="of:=IF([.I307]=&quot;-&quot;;&quot;NULL&quot;;VALUE(MID([.I307];1;LEN([.I307])-1)))" office:value-type="float" office:value="1.8" calcext:value-type="float">
            <text:p>1.8</text:p>
          </table:table-cell>
          <table:table-cell table:formula="of:=IF([.J307]=&quot;-&quot;;&quot;NULL&quot;;VALUE(MID([.J307];1;LEN([.J307])-1)))" office:value-type="float" office:value="1.76" calcext:value-type="float">
            <text:p>1.76</text:p>
          </table:table-cell>
          <table:table-cell table:formula="of:=IF([.K307]=&quot;-&quot;;&quot;NULL&quot;;VALUE(MID([.K307];1;LEN([.K307])-1)))" office:value-type="float" office:value="5.09" calcext:value-type="float">
            <text:p>5.09</text:p>
          </table:table-cell>
          <table:table-cell table:formula="of:=IF([.L307]=&quot;-&quot;;&quot;NULL&quot;;VALUE(MID([.L307];1;LEN([.L307])-1)))" office:value-type="float" office:value="27.02" calcext:value-type="float">
            <text:p>27.02</text:p>
          </table:table-cell>
          <table:table-cell table:formula="of:=IF([.M307]=&quot;-&quot;;&quot;NULL&quot;;VALUE(MID([.M307];1;LEN([.M307])-1)))" office:value-type="float" office:value="44.92" calcext:value-type="float">
            <text:p>44.92</text:p>
          </table:table-cell>
          <table:table-cell table:formula="of:=IF([.N307]=&quot;-&quot;;&quot;NULL&quot;;VALUE(MID([.N307];1;LEN([.N307])-1)))" office:value-type="float" office:value="82.84" calcext:value-type="float">
            <text:p>82.84</text:p>
          </table:table-cell>
          <table:table-cell table:formula="of:=&quot;( &quot; &amp; (ROW()-1) &amp; &quot;, '&quot; &amp; [.A307] &amp; &quot;',&quot; &amp; [.B307] &amp; &quot;,&quot; &amp; [.C307] &amp; &quot;,&quot; &amp; [.D307] &amp; &quot;,&quot; &amp; [.E307] &amp; &quot;,&quot; &amp; [.R307] &amp; &quot;,&quot; &amp; [.S307] &amp; &quot;,'2014/09/19',&quot; &amp; [.T307] &amp; &quot;,&quot; &amp; [.U307] &amp; &quot;,&quot; &amp; [.V307] &amp; &quot;,&quot; &amp; [.W307] &amp; &quot;,&quot; &amp; [.X307] &amp; &quot;,&quot; &amp; [.Y307] &amp; &quot;,'&quot; &amp; [.O307] &amp; &quot;','&quot; &amp; [.P307] &amp; &quot;','&quot; &amp; [.Q307] &amp; &quot;'),&quot;" office:value-type="string" office:string-value="( 306, 'Microsoft',47.52,47.57,46.6,0.84,1.8,143660000,'2014/09/19',1.8,1.76,5.09,27.02,44.92,82.84,'Strong Buy','Strong Buy','Strong Buy')," calcext:value-type="string">
            <text:p>( 306, 'Microsoft',47.52,47.57,46.6,0.84,1.8,143660000,'2014/09/19',1.8,1.76,5.09,27.02,44.92,82.8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hawk-industries" xlink:type="simple">Mohawk Industries</text:a></text:p>
          </table:table-cell>
          <table:table-cell office:value-type="float" office:value="140.53" calcext:value-type="float">
            <text:p>140.53</text:p>
          </table:table-cell>
          <table:table-cell office:value-type="float" office:value="143.4" calcext:value-type="float">
            <text:p>143.4</text:p>
          </table:table-cell>
          <table:table-cell office:value-type="float" office:value="140.15" calcext:value-type="float">
            <text:p>140.15</text:p>
          </table:table-cell>
          <table:table-cell office:value-type="float" office:value="-1.89" calcext:value-type="float">
            <text:p>-1.89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809.1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-1.17%</text:p>
          </table:table-cell>
          <table:table-cell office:value-type="string" calcext:value-type="string">
            <text:p>-3.83%</text:p>
          </table:table-cell>
          <table:table-cell office:value-type="string" calcext:value-type="string">
            <text:p>-5.62%</text:p>
          </table:table-cell>
          <table:table-cell office:value-type="string" calcext:value-type="string">
            <text:p>7.73%</text:p>
          </table:table-cell>
          <table:table-cell office:value-type="string" calcext:value-type="string">
            <text:p>232.7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308];1;LEN([.F308])-1))" office:value-type="float" office:value="-1.33" calcext:value-type="float">
            <text:p>-1.33</text:p>
          </table:table-cell>
          <table:table-cell table:formula="of:=VALUE(SUBSTITUTE(SUBSTITUTE(SUBSTITUTE([.G308];&quot;M&quot;;&quot;0000&quot;);&quot;K&quot;;&quot;0&quot;);&quot;.&quot;;&quot;&quot;))" office:value-type="float" office:value="809140" calcext:value-type="float">
            <text:p>809140</text:p>
          </table:table-cell>
          <table:table-cell table:formula="of:=IF([.I308]=&quot;-&quot;;&quot;NULL&quot;;VALUE(MID([.I308];1;LEN([.I308])-1)))" office:value-type="float" office:value="-1.33" calcext:value-type="float">
            <text:p>-1.33</text:p>
          </table:table-cell>
          <table:table-cell table:formula="of:=IF([.J308]=&quot;-&quot;;&quot;NULL&quot;;VALUE(MID([.J308];1;LEN([.J308])-1)))" office:value-type="float" office:value="-1.17" calcext:value-type="float">
            <text:p>-1.17</text:p>
          </table:table-cell>
          <table:table-cell table:formula="of:=IF([.K308]=&quot;-&quot;;&quot;NULL&quot;;VALUE(MID([.K308];1;LEN([.K308])-1)))" office:value-type="float" office:value="-3.83" calcext:value-type="float">
            <text:p>-3.83</text:p>
          </table:table-cell>
          <table:table-cell table:formula="of:=IF([.L308]=&quot;-&quot;;&quot;NULL&quot;;VALUE(MID([.L308];1;LEN([.L308])-1)))" office:value-type="float" office:value="-5.62" calcext:value-type="float">
            <text:p>-5.62</text:p>
          </table:table-cell>
          <table:table-cell table:formula="of:=IF([.M308]=&quot;-&quot;;&quot;NULL&quot;;VALUE(MID([.M308];1;LEN([.M308])-1)))" office:value-type="float" office:value="7.73" calcext:value-type="float">
            <text:p>7.73</text:p>
          </table:table-cell>
          <table:table-cell table:formula="of:=IF([.N308]=&quot;-&quot;;&quot;NULL&quot;;VALUE(MID([.N308];1;LEN([.N308])-1)))" office:value-type="float" office:value="232.77" calcext:value-type="float">
            <text:p>232.77</text:p>
          </table:table-cell>
          <table:table-cell table:formula="of:=&quot;( &quot; &amp; (ROW()-1) &amp; &quot;, '&quot; &amp; [.A308] &amp; &quot;',&quot; &amp; [.B308] &amp; &quot;,&quot; &amp; [.C308] &amp; &quot;,&quot; &amp; [.D308] &amp; &quot;,&quot; &amp; [.E308] &amp; &quot;,&quot; &amp; [.R308] &amp; &quot;,&quot; &amp; [.S308] &amp; &quot;,'2014/09/19',&quot; &amp; [.T308] &amp; &quot;,&quot; &amp; [.U308] &amp; &quot;,&quot; &amp; [.V308] &amp; &quot;,&quot; &amp; [.W308] &amp; &quot;,&quot; &amp; [.X308] &amp; &quot;,&quot; &amp; [.Y308] &amp; &quot;,'&quot; &amp; [.O308] &amp; &quot;','&quot; &amp; [.P308] &amp; &quot;','&quot; &amp; [.Q308] &amp; &quot;'),&quot;" office:value-type="string" office:string-value="( 307, 'Mohawk Industries',140.53,143.4,140.15,-1.89,-1.33,809140,'2014/09/19',-1.33,-1.17,-3.83,-5.62,7.73,232.77,'Strong Sell','Sell','Strong Buy')," calcext:value-type="string">
            <text:p>( 307, 'Mohawk Industries',140.53,143.4,140.15,-1.89,-1.33,809140,'2014/09/19',-1.33,-1.17,-3.83,-5.62,7.73,232.77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lson-coors" xlink:type="simple">Molson Coors Brewing</text:a></text:p>
          </table:table-cell>
          <table:table-cell office:value-type="float" office:value="76.58" calcext:value-type="float">
            <text:p>76.58</text:p>
          </table:table-cell>
          <table:table-cell office:value-type="float" office:value="77.29" calcext:value-type="float">
            <text:p>77.29</text:p>
          </table:table-cell>
          <table:table-cell office:value-type="float" office:value="76.45" calcext:value-type="float">
            <text:p>76.45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1.3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6.66%</text:p>
          </table:table-cell>
          <table:table-cell office:value-type="string" calcext:value-type="string">
            <text:p>2.81%</text:p>
          </table:table-cell>
          <table:table-cell office:value-type="string" calcext:value-type="string">
            <text:p>36.38%</text:p>
          </table:table-cell>
          <table:table-cell office:value-type="string" calcext:value-type="string">
            <text:p>51.55%</text:p>
          </table:table-cell>
          <table:table-cell office:value-type="string" calcext:value-type="string">
            <text:p>88.48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09];1;LEN([.F309])-1))" office:value-type="float" office:value="-0.4" calcext:value-type="float">
            <text:p>-0.4</text:p>
          </table:table-cell>
          <table:table-cell table:formula="of:=VALUE(SUBSTITUTE(SUBSTITUTE(SUBSTITUTE([.G309];&quot;M&quot;;&quot;0000&quot;);&quot;K&quot;;&quot;0&quot;);&quot;.&quot;;&quot;&quot;))" office:value-type="float" office:value="1390000" calcext:value-type="float">
            <text:p>1390000</text:p>
          </table:table-cell>
          <table:table-cell table:formula="of:=IF([.I309]=&quot;-&quot;;&quot;NULL&quot;;VALUE(MID([.I309];1;LEN([.I309])-1)))" office:value-type="float" office:value="-0.4" calcext:value-type="float">
            <text:p>-0.4</text:p>
          </table:table-cell>
          <table:table-cell table:formula="of:=IF([.J309]=&quot;-&quot;;&quot;NULL&quot;;VALUE(MID([.J309];1;LEN([.J309])-1)))" office:value-type="float" office:value="6.66" calcext:value-type="float">
            <text:p>6.66</text:p>
          </table:table-cell>
          <table:table-cell table:formula="of:=IF([.K309]=&quot;-&quot;;&quot;NULL&quot;;VALUE(MID([.K309];1;LEN([.K309])-1)))" office:value-type="float" office:value="2.81" calcext:value-type="float">
            <text:p>2.81</text:p>
          </table:table-cell>
          <table:table-cell table:formula="of:=IF([.L309]=&quot;-&quot;;&quot;NULL&quot;;VALUE(MID([.L309];1;LEN([.L309])-1)))" office:value-type="float" office:value="36.38" calcext:value-type="float">
            <text:p>36.38</text:p>
          </table:table-cell>
          <table:table-cell table:formula="of:=IF([.M309]=&quot;-&quot;;&quot;NULL&quot;;VALUE(MID([.M309];1;LEN([.M309])-1)))" office:value-type="float" office:value="51.55" calcext:value-type="float">
            <text:p>51.55</text:p>
          </table:table-cell>
          <table:table-cell table:formula="of:=IF([.N309]=&quot;-&quot;;&quot;NULL&quot;;VALUE(MID([.N309];1;LEN([.N309])-1)))" office:value-type="float" office:value="88.48" calcext:value-type="float">
            <text:p>88.48</text:p>
          </table:table-cell>
          <table:table-cell table:formula="of:=&quot;( &quot; &amp; (ROW()-1) &amp; &quot;, '&quot; &amp; [.A309] &amp; &quot;',&quot; &amp; [.B309] &amp; &quot;,&quot; &amp; [.C309] &amp; &quot;,&quot; &amp; [.D309] &amp; &quot;,&quot; &amp; [.E309] &amp; &quot;,&quot; &amp; [.R309] &amp; &quot;,&quot; &amp; [.S309] &amp; &quot;,'2014/09/19',&quot; &amp; [.T309] &amp; &quot;,&quot; &amp; [.U309] &amp; &quot;,&quot; &amp; [.V309] &amp; &quot;,&quot; &amp; [.W309] &amp; &quot;,&quot; &amp; [.X309] &amp; &quot;,&quot; &amp; [.Y309] &amp; &quot;,'&quot; &amp; [.O309] &amp; &quot;','&quot; &amp; [.P309] &amp; &quot;','&quot; &amp; [.Q309] &amp; &quot;'),&quot;" office:value-type="string" office:string-value="( 308, 'Molson Coors Brewing',76.58,77.29,76.45,-0.31,-0.4,1390000,'2014/09/19',-0.4,6.66,2.81,36.38,51.55,88.48,'Neutral','Strong Buy','Strong Buy')," calcext:value-type="string">
            <text:p>( 308, 'Molson Coors Brewing',76.58,77.29,76.45,-0.31,-0.4,1390000,'2014/09/19',-0.4,6.66,2.81,36.38,51.55,88.48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ndelez-international-inc" xlink:type="simple">Mondelez</text:a></text:p>
          </table:table-cell>
          <table:table-cell office:value-type="float" office:value="35.67" calcext:value-type="float">
            <text:p>35.67</text:p>
          </table:table-cell>
          <table:table-cell office:value-type="float" office:value="36.01" calcext:value-type="float">
            <text:p>36.01</text:p>
          </table:table-cell>
          <table:table-cell office:value-type="float" office:value="35.62" calcext:value-type="float">
            <text:p>35.62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7.9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0.99%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10.43%</text:p>
          </table:table-cell>
          <table:table-cell office:value-type="string" calcext:value-type="string">
            <text:p>59.73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10];1;LEN([.F310])-1))" office:value-type="float" office:value="-0.39" calcext:value-type="float">
            <text:p>-0.39</text:p>
          </table:table-cell>
          <table:table-cell table:formula="of:=VALUE(SUBSTITUTE(SUBSTITUTE(SUBSTITUTE([.G310];&quot;M&quot;;&quot;0000&quot;);&quot;K&quot;;&quot;0&quot;);&quot;.&quot;;&quot;&quot;))" office:value-type="float" office:value="7930000" calcext:value-type="float">
            <text:p>7930000</text:p>
          </table:table-cell>
          <table:table-cell table:formula="of:=IF([.I310]=&quot;-&quot;;&quot;NULL&quot;;VALUE(MID([.I310];1;LEN([.I310])-1)))" office:value-type="float" office:value="-0.39" calcext:value-type="float">
            <text:p>-0.39</text:p>
          </table:table-cell>
          <table:table-cell table:formula="of:=IF([.J310]=&quot;-&quot;;&quot;NULL&quot;;VALUE(MID([.J310];1;LEN([.J310])-1)))" office:value-type="float" office:value="0.99" calcext:value-type="float">
            <text:p>0.99</text:p>
          </table:table-cell>
          <table:table-cell table:formula="of:=IF([.K310]=&quot;-&quot;;&quot;NULL&quot;;VALUE(MID([.K310];1;LEN([.K310])-1)))" office:value-type="float" office:value="-1.36" calcext:value-type="float">
            <text:p>-1.36</text:p>
          </table:table-cell>
          <table:table-cell table:formula="of:=IF([.L310]=&quot;-&quot;;&quot;NULL&quot;;VALUE(MID([.L310];1;LEN([.L310])-1)))" office:value-type="float" office:value="1.05" calcext:value-type="float">
            <text:p>1.05</text:p>
          </table:table-cell>
          <table:table-cell table:formula="of:=IF([.M310]=&quot;-&quot;;&quot;NULL&quot;;VALUE(MID([.M310];1;LEN([.M310])-1)))" office:value-type="float" office:value="10.43" calcext:value-type="float">
            <text:p>10.43</text:p>
          </table:table-cell>
          <table:table-cell table:formula="of:=IF([.N310]=&quot;-&quot;;&quot;NULL&quot;;VALUE(MID([.N310];1;LEN([.N310])-1)))" office:value-type="float" office:value="59.73" calcext:value-type="float">
            <text:p>59.73</text:p>
          </table:table-cell>
          <table:table-cell table:formula="of:=&quot;( &quot; &amp; (ROW()-1) &amp; &quot;, '&quot; &amp; [.A310] &amp; &quot;',&quot; &amp; [.B310] &amp; &quot;,&quot; &amp; [.C310] &amp; &quot;,&quot; &amp; [.D310] &amp; &quot;,&quot; &amp; [.E310] &amp; &quot;,&quot; &amp; [.R310] &amp; &quot;,&quot; &amp; [.S310] &amp; &quot;,'2014/09/19',&quot; &amp; [.T310] &amp; &quot;,&quot; &amp; [.U310] &amp; &quot;,&quot; &amp; [.V310] &amp; &quot;,&quot; &amp; [.W310] &amp; &quot;,&quot; &amp; [.X310] &amp; &quot;,&quot; &amp; [.Y310] &amp; &quot;,'&quot; &amp; [.O310] &amp; &quot;','&quot; &amp; [.P310] &amp; &quot;','&quot; &amp; [.Q310] &amp; &quot;'),&quot;" office:value-type="string" office:string-value="( 309, 'Mondelez',35.67,36.01,35.62,-0.14,-0.39,7930000,'2014/09/19',-0.39,0.99,-1.36,1.05,10.43,59.73,'Strong Buy','Neutral','Strong Buy')," calcext:value-type="string">
            <text:p>( 309, 'Mondelez',35.67,36.01,35.62,-0.14,-0.39,7930000,'2014/09/19',-0.39,0.99,-1.36,1.05,10.43,59.73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nsanto" xlink:type="simple">Monsanto</text:a></text:p>
          </table:table-cell>
          <table:table-cell office:value-type="float" office:value="115.11" calcext:value-type="float">
            <text:p>115.11</text:p>
          </table:table-cell>
          <table:table-cell office:value-type="float" office:value="116.33" calcext:value-type="float">
            <text:p>116.33</text:p>
          </table:table-cell>
          <table:table-cell office:value-type="float" office:value="114.74" calcext:value-type="float">
            <text:p>114.74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4.5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8.54%</text:p>
          </table:table-cell>
          <table:table-cell office:value-type="string" calcext:value-type="string">
            <text:p>74.7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11];1;LEN([.F311])-1))" office:value-type="float" office:value="-0.33" calcext:value-type="float">
            <text:p>-0.33</text:p>
          </table:table-cell>
          <table:table-cell table:formula="of:=VALUE(SUBSTITUTE(SUBSTITUTE(SUBSTITUTE([.G311];&quot;M&quot;;&quot;0000&quot;);&quot;K&quot;;&quot;0&quot;);&quot;.&quot;;&quot;&quot;))" office:value-type="float" office:value="4590000" calcext:value-type="float">
            <text:p>4590000</text:p>
          </table:table-cell>
          <table:table-cell table:formula="of:=IF([.I311]=&quot;-&quot;;&quot;NULL&quot;;VALUE(MID([.I311];1;LEN([.I311])-1)))" office:value-type="float" office:value="-0.33" calcext:value-type="float">
            <text:p>-0.33</text:p>
          </table:table-cell>
          <table:table-cell table:formula="of:=IF([.J311]=&quot;-&quot;;&quot;NULL&quot;;VALUE(MID([.J311];1;LEN([.J311])-1)))" office:value-type="float" office:value="1.82" calcext:value-type="float">
            <text:p>1.82</text:p>
          </table:table-cell>
          <table:table-cell table:formula="of:=IF([.K311]=&quot;-&quot;;&quot;NULL&quot;;VALUE(MID([.K311];1;LEN([.K311])-1)))" office:value-type="float" office:value="-2.16" calcext:value-type="float">
            <text:p>-2.16</text:p>
          </table:table-cell>
          <table:table-cell table:formula="of:=IF([.L311]=&quot;-&quot;;&quot;NULL&quot;;VALUE(MID([.L311];1;LEN([.L311])-1)))" office:value-type="float" office:value="-1.24" calcext:value-type="float">
            <text:p>-1.24</text:p>
          </table:table-cell>
          <table:table-cell table:formula="of:=IF([.M311]=&quot;-&quot;;&quot;NULL&quot;;VALUE(MID([.M311];1;LEN([.M311])-1)))" office:value-type="float" office:value="8.54" calcext:value-type="float">
            <text:p>8.54</text:p>
          </table:table-cell>
          <table:table-cell table:formula="of:=IF([.N311]=&quot;-&quot;;&quot;NULL&quot;;VALUE(MID([.N311];1;LEN([.N311])-1)))" office:value-type="float" office:value="74.78" calcext:value-type="float">
            <text:p>74.78</text:p>
          </table:table-cell>
          <table:table-cell table:formula="of:=&quot;( &quot; &amp; (ROW()-1) &amp; &quot;, '&quot; &amp; [.A311] &amp; &quot;',&quot; &amp; [.B311] &amp; &quot;,&quot; &amp; [.C311] &amp; &quot;,&quot; &amp; [.D311] &amp; &quot;,&quot; &amp; [.E311] &amp; &quot;,&quot; &amp; [.R311] &amp; &quot;,&quot; &amp; [.S311] &amp; &quot;,'2014/09/19',&quot; &amp; [.T311] &amp; &quot;,&quot; &amp; [.U311] &amp; &quot;,&quot; &amp; [.V311] &amp; &quot;,&quot; &amp; [.W311] &amp; &quot;,&quot; &amp; [.X311] &amp; &quot;,&quot; &amp; [.Y311] &amp; &quot;,'&quot; &amp; [.O311] &amp; &quot;','&quot; &amp; [.P311] &amp; &quot;','&quot; &amp; [.Q311] &amp; &quot;'),&quot;" office:value-type="string" office:string-value="( 310, 'Monsanto',115.11,116.33,114.74,-0.38,-0.33,4590000,'2014/09/19',-0.33,1.82,-2.16,-1.24,8.54,74.78,'Buy','Strong Buy','Strong Buy')," calcext:value-type="string">
            <text:p>( 310, 'Monsanto',115.11,116.33,114.74,-0.38,-0.33,4590000,'2014/09/19',-0.33,1.82,-2.16,-1.24,8.54,74.7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nster-beverage" xlink:type="simple">Monster Beverage</text:a></text:p>
          </table:table-cell>
          <table:table-cell office:value-type="float" office:value="89.78" calcext:value-type="float">
            <text:p>89.78</text:p>
          </table:table-cell>
          <table:table-cell office:value-type="float" office:value="90.98" calcext:value-type="float">
            <text:p>90.98</text:p>
          </table:table-cell>
          <table:table-cell office:value-type="float" office:value="89.55" calcext:value-type="float">
            <text:p>89.55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2.2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2.61%</text:p>
          </table:table-cell>
          <table:table-cell office:value-type="string" calcext:value-type="string">
            <text:p>32.48%</text:p>
          </table:table-cell>
          <table:table-cell office:value-type="string" calcext:value-type="string">
            <text:p>60.61%</text:p>
          </table:table-cell>
          <table:table-cell office:value-type="string" calcext:value-type="string">
            <text:p>97.28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12];1;LEN([.F312])-1))" office:value-type="float" office:value="-0.73" calcext:value-type="float">
            <text:p>-0.73</text:p>
          </table:table-cell>
          <table:table-cell table:formula="of:=VALUE(SUBSTITUTE(SUBSTITUTE(SUBSTITUTE([.G312];&quot;M&quot;;&quot;0000&quot;);&quot;K&quot;;&quot;0&quot;);&quot;.&quot;;&quot;&quot;))" office:value-type="float" office:value="2230000" calcext:value-type="float">
            <text:p>2230000</text:p>
          </table:table-cell>
          <table:table-cell table:formula="of:=IF([.I312]=&quot;-&quot;;&quot;NULL&quot;;VALUE(MID([.I312];1;LEN([.I312])-1)))" office:value-type="float" office:value="-0.73" calcext:value-type="float">
            <text:p>-0.73</text:p>
          </table:table-cell>
          <table:table-cell table:formula="of:=IF([.J312]=&quot;-&quot;;&quot;NULL&quot;;VALUE(MID([.J312];1;LEN([.J312])-1)))" office:value-type="float" office:value="-0.12" calcext:value-type="float">
            <text:p>-0.12</text:p>
          </table:table-cell>
          <table:table-cell table:formula="of:=IF([.K312]=&quot;-&quot;;&quot;NULL&quot;;VALUE(MID([.K312];1;LEN([.K312])-1)))" office:value-type="float" office:value="2.61" calcext:value-type="float">
            <text:p>2.61</text:p>
          </table:table-cell>
          <table:table-cell table:formula="of:=IF([.L312]=&quot;-&quot;;&quot;NULL&quot;;VALUE(MID([.L312];1;LEN([.L312])-1)))" office:value-type="float" office:value="32.48" calcext:value-type="float">
            <text:p>32.48</text:p>
          </table:table-cell>
          <table:table-cell table:formula="of:=IF([.M312]=&quot;-&quot;;&quot;NULL&quot;;VALUE(MID([.M312];1;LEN([.M312])-1)))" office:value-type="float" office:value="60.61" calcext:value-type="float">
            <text:p>60.61</text:p>
          </table:table-cell>
          <table:table-cell table:formula="of:=IF([.N312]=&quot;-&quot;;&quot;NULL&quot;;VALUE(MID([.N312];1;LEN([.N312])-1)))" office:value-type="float" office:value="97.28" calcext:value-type="float">
            <text:p>97.28</text:p>
          </table:table-cell>
          <table:table-cell table:formula="of:=&quot;( &quot; &amp; (ROW()-1) &amp; &quot;, '&quot; &amp; [.A312] &amp; &quot;',&quot; &amp; [.B312] &amp; &quot;,&quot; &amp; [.C312] &amp; &quot;,&quot; &amp; [.D312] &amp; &quot;,&quot; &amp; [.E312] &amp; &quot;,&quot; &amp; [.R312] &amp; &quot;,&quot; &amp; [.S312] &amp; &quot;,'2014/09/19',&quot; &amp; [.T312] &amp; &quot;,&quot; &amp; [.U312] &amp; &quot;,&quot; &amp; [.V312] &amp; &quot;,&quot; &amp; [.W312] &amp; &quot;,&quot; &amp; [.X312] &amp; &quot;,&quot; &amp; [.Y312] &amp; &quot;,'&quot; &amp; [.O312] &amp; &quot;','&quot; &amp; [.P312] &amp; &quot;','&quot; &amp; [.Q312] &amp; &quot;'),&quot;" office:value-type="string" office:string-value="( 311, 'Monster Beverage',89.78,90.98,89.55,-0.66,-0.73,2230000,'2014/09/19',-0.73,-0.12,2.61,32.48,60.61,97.28,'Strong Sell','Strong Buy','Strong Buy')," calcext:value-type="string">
            <text:p>( 311, 'Monster Beverage',89.78,90.98,89.55,-0.66,-0.73,2230000,'2014/09/19',-0.73,-0.12,2.61,32.48,60.61,97.28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odys-corp" xlink:type="simple">Moodys</text:a></text:p>
          </table:table-cell>
          <table:table-cell office:value-type="float" office:value="94.73" calcext:value-type="float">
            <text:p>94.73</text:p>
          </table:table-cell>
          <table:table-cell office:value-type="float" office:value="96.04" calcext:value-type="float">
            <text:p>96.04</text:p>
          </table:table-cell>
          <table:table-cell office:value-type="float" office:value="94.51" calcext:value-type="float">
            <text:p>94.5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1.1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2.36%</text:p>
          </table:table-cell>
          <table:table-cell office:value-type="string" calcext:value-type="string">
            <text:p>20.72%</text:p>
          </table:table-cell>
          <table:table-cell office:value-type="string" calcext:value-type="string">
            <text:p>34.18%</text:p>
          </table:table-cell>
          <table:table-cell office:value-type="string" calcext:value-type="string">
            <text:p>198.27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13];1;LEN([.F313])-1))" office:value-type="float" office:value="-0.55" calcext:value-type="float">
            <text:p>-0.55</text:p>
          </table:table-cell>
          <table:table-cell table:formula="of:=VALUE(SUBSTITUTE(SUBSTITUTE(SUBSTITUTE([.G313];&quot;M&quot;;&quot;0000&quot;);&quot;K&quot;;&quot;0&quot;);&quot;.&quot;;&quot;&quot;))" office:value-type="float" office:value="1180000" calcext:value-type="float">
            <text:p>1180000</text:p>
          </table:table-cell>
          <table:table-cell table:formula="of:=IF([.I313]=&quot;-&quot;;&quot;NULL&quot;;VALUE(MID([.I313];1;LEN([.I313])-1)))" office:value-type="float" office:value="-0.55" calcext:value-type="float">
            <text:p>-0.55</text:p>
          </table:table-cell>
          <table:table-cell table:formula="of:=IF([.J313]=&quot;-&quot;;&quot;NULL&quot;;VALUE(MID([.J313];1;LEN([.J313])-1)))" office:value-type="float" office:value="-0.29" calcext:value-type="float">
            <text:p>-0.29</text:p>
          </table:table-cell>
          <table:table-cell table:formula="of:=IF([.K313]=&quot;-&quot;;&quot;NULL&quot;;VALUE(MID([.K313];1;LEN([.K313])-1)))" office:value-type="float" office:value="2.36" calcext:value-type="float">
            <text:p>2.36</text:p>
          </table:table-cell>
          <table:table-cell table:formula="of:=IF([.L313]=&quot;-&quot;;&quot;NULL&quot;;VALUE(MID([.L313];1;LEN([.L313])-1)))" office:value-type="float" office:value="20.72" calcext:value-type="float">
            <text:p>20.72</text:p>
          </table:table-cell>
          <table:table-cell table:formula="of:=IF([.M313]=&quot;-&quot;;&quot;NULL&quot;;VALUE(MID([.M313];1;LEN([.M313])-1)))" office:value-type="float" office:value="34.18" calcext:value-type="float">
            <text:p>34.18</text:p>
          </table:table-cell>
          <table:table-cell table:formula="of:=IF([.N313]=&quot;-&quot;;&quot;NULL&quot;;VALUE(MID([.N313];1;LEN([.N313])-1)))" office:value-type="float" office:value="198.27" calcext:value-type="float">
            <text:p>198.27</text:p>
          </table:table-cell>
          <table:table-cell table:formula="of:=&quot;( &quot; &amp; (ROW()-1) &amp; &quot;, '&quot; &amp; [.A313] &amp; &quot;',&quot; &amp; [.B313] &amp; &quot;,&quot; &amp; [.C313] &amp; &quot;,&quot; &amp; [.D313] &amp; &quot;,&quot; &amp; [.E313] &amp; &quot;,&quot; &amp; [.R313] &amp; &quot;,&quot; &amp; [.S313] &amp; &quot;,'2014/09/19',&quot; &amp; [.T313] &amp; &quot;,&quot; &amp; [.U313] &amp; &quot;,&quot; &amp; [.V313] &amp; &quot;,&quot; &amp; [.W313] &amp; &quot;,&quot; &amp; [.X313] &amp; &quot;,&quot; &amp; [.Y313] &amp; &quot;,'&quot; &amp; [.O313] &amp; &quot;','&quot; &amp; [.P313] &amp; &quot;','&quot; &amp; [.Q313] &amp; &quot;'),&quot;" office:value-type="string" office:string-value="( 312, 'Moodys',94.73,96.04,94.51,-0.52,-0.55,1180000,'2014/09/19',-0.55,-0.29,2.36,20.72,34.18,198.27,'Strong Sell','Strong Buy','Strong Buy')," calcext:value-type="string">
            <text:p>( 312, 'Moodys',94.73,96.04,94.51,-0.52,-0.55,1180000,'2014/09/19',-0.55,-0.29,2.36,20.72,34.18,198.27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rgan-stanley" xlink:type="simple">Morgan Stanley</text:a></text:p>
          </table:table-cell>
          <table:table-cell office:value-type="float" office:value="35.76" calcext:value-type="float">
            <text:p>35.76</text:p>
          </table:table-cell>
          <table:table-cell office:value-type="float" office:value="36.44" calcext:value-type="float">
            <text:p>36.44</text:p>
          </table:table-cell>
          <table:table-cell office:value-type="float" office:value="35.72" calcext:value-type="float">
            <text:p>35.72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27.4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2.14%</text:p>
          </table:table-cell>
          <table:table-cell office:value-type="string" calcext:value-type="string">
            <text:p>8.27%</text:p>
          </table:table-cell>
          <table:table-cell office:value-type="string" calcext:value-type="string">
            <text:p>14.03%</text:p>
          </table:table-cell>
          <table:table-cell office:value-type="string" calcext:value-type="string">
            <text:p>26.85%</text:p>
          </table:table-cell>
          <table:table-cell office:value-type="string" calcext:value-type="string">
            <text:p>158.7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14];1;LEN([.F314])-1))" office:value-type="float" office:value="-1.02" calcext:value-type="float">
            <text:p>-1.02</text:p>
          </table:table-cell>
          <table:table-cell table:formula="of:=VALUE(SUBSTITUTE(SUBSTITUTE(SUBSTITUTE([.G314];&quot;M&quot;;&quot;0000&quot;);&quot;K&quot;;&quot;0&quot;);&quot;.&quot;;&quot;&quot;))" office:value-type="float" office:value="27440000" calcext:value-type="float">
            <text:p>27440000</text:p>
          </table:table-cell>
          <table:table-cell table:formula="of:=IF([.I314]=&quot;-&quot;;&quot;NULL&quot;;VALUE(MID([.I314];1;LEN([.I314])-1)))" office:value-type="float" office:value="-1.02" calcext:value-type="float">
            <text:p>-1.02</text:p>
          </table:table-cell>
          <table:table-cell table:formula="of:=IF([.J314]=&quot;-&quot;;&quot;NULL&quot;;VALUE(MID([.J314];1;LEN([.J314])-1)))" office:value-type="float" office:value="2.14" calcext:value-type="float">
            <text:p>2.14</text:p>
          </table:table-cell>
          <table:table-cell table:formula="of:=IF([.K314]=&quot;-&quot;;&quot;NULL&quot;;VALUE(MID([.K314];1;LEN([.K314])-1)))" office:value-type="float" office:value="8.27" calcext:value-type="float">
            <text:p>8.27</text:p>
          </table:table-cell>
          <table:table-cell table:formula="of:=IF([.L314]=&quot;-&quot;;&quot;NULL&quot;;VALUE(MID([.L314];1;LEN([.L314])-1)))" office:value-type="float" office:value="14.03" calcext:value-type="float">
            <text:p>14.03</text:p>
          </table:table-cell>
          <table:table-cell table:formula="of:=IF([.M314]=&quot;-&quot;;&quot;NULL&quot;;VALUE(MID([.M314];1;LEN([.M314])-1)))" office:value-type="float" office:value="26.85" calcext:value-type="float">
            <text:p>26.85</text:p>
          </table:table-cell>
          <table:table-cell table:formula="of:=IF([.N314]=&quot;-&quot;;&quot;NULL&quot;;VALUE(MID([.N314];1;LEN([.N314])-1)))" office:value-type="float" office:value="158.76" calcext:value-type="float">
            <text:p>158.76</text:p>
          </table:table-cell>
          <table:table-cell table:formula="of:=&quot;( &quot; &amp; (ROW()-1) &amp; &quot;, '&quot; &amp; [.A314] &amp; &quot;',&quot; &amp; [.B314] &amp; &quot;,&quot; &amp; [.C314] &amp; &quot;,&quot; &amp; [.D314] &amp; &quot;,&quot; &amp; [.E314] &amp; &quot;,&quot; &amp; [.R314] &amp; &quot;,&quot; &amp; [.S314] &amp; &quot;,'2014/09/19',&quot; &amp; [.T314] &amp; &quot;,&quot; &amp; [.U314] &amp; &quot;,&quot; &amp; [.V314] &amp; &quot;,&quot; &amp; [.W314] &amp; &quot;,&quot; &amp; [.X314] &amp; &quot;,&quot; &amp; [.Y314] &amp; &quot;,'&quot; &amp; [.O314] &amp; &quot;','&quot; &amp; [.P314] &amp; &quot;','&quot; &amp; [.Q314] &amp; &quot;'),&quot;" office:value-type="string" office:string-value="( 313, 'Morgan Stanley',35.76,36.44,35.72,-0.37,-1.02,27440000,'2014/09/19',-1.02,2.14,8.27,14.03,26.85,158.76,'Neutral','Strong Buy','Strong Buy')," calcext:value-type="string">
            <text:p>( 313, 'Morgan Stanley',35.76,36.44,35.72,-0.37,-1.02,27440000,'2014/09/19',-1.02,2.14,8.27,14.03,26.85,158.7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osaic-company" xlink:type="simple">Mosaic</text:a></text:p>
          </table:table-cell>
          <table:table-cell office:value-type="float" office:value="46.44" calcext:value-type="float">
            <text:p>46.44</text:p>
          </table:table-cell>
          <table:table-cell office:value-type="float" office:value="46.88" calcext:value-type="float">
            <text:p>46.88</text:p>
          </table:table-cell>
          <table:table-cell office:value-type="float" office:value="46.34" calcext:value-type="float">
            <text:p>46.34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3.8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-2.33%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3.73%</text:p>
          </table:table-cell>
          <table:table-cell office:value-type="string" calcext:value-type="string">
            <text:p>-26.9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15];1;LEN([.F315])-1))" office:value-type="float" office:value="-0.62" calcext:value-type="float">
            <text:p>-0.62</text:p>
          </table:table-cell>
          <table:table-cell table:formula="of:=VALUE(SUBSTITUTE(SUBSTITUTE(SUBSTITUTE([.G315];&quot;M&quot;;&quot;0000&quot;);&quot;K&quot;;&quot;0&quot;);&quot;.&quot;;&quot;&quot;))" office:value-type="float" office:value="3830000" calcext:value-type="float">
            <text:p>3830000</text:p>
          </table:table-cell>
          <table:table-cell table:formula="of:=IF([.I315]=&quot;-&quot;;&quot;NULL&quot;;VALUE(MID([.I315];1;LEN([.I315])-1)))" office:value-type="float" office:value="-0.62" calcext:value-type="float">
            <text:p>-0.62</text:p>
          </table:table-cell>
          <table:table-cell table:formula="of:=IF([.J315]=&quot;-&quot;;&quot;NULL&quot;;VALUE(MID([.J315];1;LEN([.J315])-1)))" office:value-type="float" office:value="0.32" calcext:value-type="float">
            <text:p>0.32</text:p>
          </table:table-cell>
          <table:table-cell table:formula="of:=IF([.K315]=&quot;-&quot;;&quot;NULL&quot;;VALUE(MID([.K315];1;LEN([.K315])-1)))" office:value-type="float" office:value="-2.33" calcext:value-type="float">
            <text:p>-2.33</text:p>
          </table:table-cell>
          <table:table-cell table:formula="of:=IF([.L315]=&quot;-&quot;;&quot;NULL&quot;;VALUE(MID([.L315];1;LEN([.L315])-1)))" office:value-type="float" office:value="-1.76" calcext:value-type="float">
            <text:p>-1.76</text:p>
          </table:table-cell>
          <table:table-cell table:formula="of:=IF([.M315]=&quot;-&quot;;&quot;NULL&quot;;VALUE(MID([.M315];1;LEN([.M315])-1)))" office:value-type="float" office:value="3.73" calcext:value-type="float">
            <text:p>3.73</text:p>
          </table:table-cell>
          <table:table-cell table:formula="of:=IF([.N315]=&quot;-&quot;;&quot;NULL&quot;;VALUE(MID([.N315];1;LEN([.N315])-1)))" office:value-type="float" office:value="-26.97" calcext:value-type="float">
            <text:p>-26.97</text:p>
          </table:table-cell>
          <table:table-cell table:formula="of:=&quot;( &quot; &amp; (ROW()-1) &amp; &quot;, '&quot; &amp; [.A315] &amp; &quot;',&quot; &amp; [.B315] &amp; &quot;,&quot; &amp; [.C315] &amp; &quot;,&quot; &amp; [.D315] &amp; &quot;,&quot; &amp; [.E315] &amp; &quot;,&quot; &amp; [.R315] &amp; &quot;,&quot; &amp; [.S315] &amp; &quot;,'2014/09/19',&quot; &amp; [.T315] &amp; &quot;,&quot; &amp; [.U315] &amp; &quot;,&quot; &amp; [.V315] &amp; &quot;,&quot; &amp; [.W315] &amp; &quot;,&quot; &amp; [.X315] &amp; &quot;,&quot; &amp; [.Y315] &amp; &quot;,'&quot; &amp; [.O315] &amp; &quot;','&quot; &amp; [.P315] &amp; &quot;','&quot; &amp; [.Q315] &amp; &quot;'),&quot;" office:value-type="string" office:string-value="( 314, 'Mosaic',46.44,46.88,46.34,-0.29,-0.62,3830000,'2014/09/19',-0.62,0.32,-2.33,-1.76,3.73,-26.97,'Strong Sell','Strong Sell','Neutral')," calcext:value-type="string">
            <text:p>( 314, 'Mosaic',46.44,46.88,46.34,-0.29,-0.62,3830000,'2014/09/19',-0.62,0.32,-2.33,-1.76,3.73,-26.97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motorola-inc" xlink:type="simple">Motorola</text:a></text:p>
          </table:table-cell>
          <table:table-cell office:value-type="float" office:value="61.88" calcext:value-type="float">
            <text:p>61.88</text:p>
          </table:table-cell>
          <table:table-cell office:value-type="float" office:value="62.43" calcext:value-type="float">
            <text:p>62.43</text:p>
          </table:table-cell>
          <table:table-cell office:value-type="float" office:value="61.55" calcext:value-type="float">
            <text:p>61.55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2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0.29%</text:p>
          </table:table-cell>
          <table:table-cell office:value-type="string" calcext:value-type="string">
            <text:p>-8.33%</text:p>
          </table:table-cell>
          <table:table-cell office:value-type="string" calcext:value-type="string">
            <text:p>2.47%</text:p>
          </table:table-cell>
          <table:table-cell office:value-type="string" calcext:value-type="string">
            <text:p>43.5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uy</text:p>
          </table:table-cell>
          <table:table-cell table:formula="of:=VALUE(MID([.F316];1;LEN([.F316])-1))" office:value-type="float" office:value="-0.26" calcext:value-type="float">
            <text:p>-0.26</text:p>
          </table:table-cell>
          <table:table-cell table:formula="of:=VALUE(SUBSTITUTE(SUBSTITUTE(SUBSTITUTE([.G316];&quot;M&quot;;&quot;0000&quot;);&quot;K&quot;;&quot;0&quot;);&quot;.&quot;;&quot;&quot;))" office:value-type="float" office:value="2120000" calcext:value-type="float">
            <text:p>2120000</text:p>
          </table:table-cell>
          <table:table-cell table:formula="of:=IF([.I316]=&quot;-&quot;;&quot;NULL&quot;;VALUE(MID([.I316];1;LEN([.I316])-1)))" office:value-type="float" office:value="-0.26" calcext:value-type="float">
            <text:p>-0.26</text:p>
          </table:table-cell>
          <table:table-cell table:formula="of:=IF([.J316]=&quot;-&quot;;&quot;NULL&quot;;VALUE(MID([.J316];1;LEN([.J316])-1)))" office:value-type="float" office:value="0.55" calcext:value-type="float">
            <text:p>0.55</text:p>
          </table:table-cell>
          <table:table-cell table:formula="of:=IF([.K316]=&quot;-&quot;;&quot;NULL&quot;;VALUE(MID([.K316];1;LEN([.K316])-1)))" office:value-type="float" office:value="0.29" calcext:value-type="float">
            <text:p>0.29</text:p>
          </table:table-cell>
          <table:table-cell table:formula="of:=IF([.L316]=&quot;-&quot;;&quot;NULL&quot;;VALUE(MID([.L316];1;LEN([.L316])-1)))" office:value-type="float" office:value="-8.33" calcext:value-type="float">
            <text:p>-8.33</text:p>
          </table:table-cell>
          <table:table-cell table:formula="of:=IF([.M316]=&quot;-&quot;;&quot;NULL&quot;;VALUE(MID([.M316];1;LEN([.M316])-1)))" office:value-type="float" office:value="2.47" calcext:value-type="float">
            <text:p>2.47</text:p>
          </table:table-cell>
          <table:table-cell table:formula="of:=IF([.N316]=&quot;-&quot;;&quot;NULL&quot;;VALUE(MID([.N316];1;LEN([.N316])-1)))" office:value-type="float" office:value="43.54" calcext:value-type="float">
            <text:p>43.54</text:p>
          </table:table-cell>
          <table:table-cell table:formula="of:=&quot;( &quot; &amp; (ROW()-1) &amp; &quot;, '&quot; &amp; [.A316] &amp; &quot;',&quot; &amp; [.B316] &amp; &quot;,&quot; &amp; [.C316] &amp; &quot;,&quot; &amp; [.D316] &amp; &quot;,&quot; &amp; [.E316] &amp; &quot;,&quot; &amp; [.R316] &amp; &quot;,&quot; &amp; [.S316] &amp; &quot;,'2014/09/19',&quot; &amp; [.T316] &amp; &quot;,&quot; &amp; [.U316] &amp; &quot;,&quot; &amp; [.V316] &amp; &quot;,&quot; &amp; [.W316] &amp; &quot;,&quot; &amp; [.X316] &amp; &quot;,&quot; &amp; [.Y316] &amp; &quot;,'&quot; &amp; [.O316] &amp; &quot;','&quot; &amp; [.P316] &amp; &quot;','&quot; &amp; [.Q316] &amp; &quot;'),&quot;" office:value-type="string" office:string-value="( 315, 'Motorola',61.88,62.43,61.55,-0.16,-0.26,2120000,'2014/09/19',-0.26,0.55,0.29,-8.33,2.47,43.54,'Neutral','Buy','Buy')," calcext:value-type="string">
            <text:p>( 315, 'Motorola',61.88,62.43,61.55,-0.16,-0.26,2120000,'2014/09/19',-0.26,0.55,0.29,-8.33,2.47,43.54,'Neutral','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murphy-oil-corp" xlink:type="simple">Murphy Oil</text:a></text:p>
          </table:table-cell>
          <table:table-cell office:value-type="float" office:value="57.86" calcext:value-type="float">
            <text:p>57.86</text:p>
          </table:table-cell>
          <table:table-cell office:value-type="float" office:value="58.07" calcext:value-type="float">
            <text:p>58.07</text:p>
          </table:table-cell>
          <table:table-cell office:value-type="float" office:value="57.52" calcext:value-type="float">
            <text:p>57.5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28%</text:p>
          </table:table-cell>
          <table:table-cell office:value-type="string" calcext:value-type="string">
            <text:p>1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8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-5.64%</text:p>
          </table:table-cell>
          <table:table-cell office:value-type="string" calcext:value-type="string">
            <text:p>-10.82%</text:p>
          </table:table-cell>
          <table:table-cell office:value-type="string" calcext:value-type="string">
            <text:p>-5.95%</text:p>
          </table:table-cell>
          <table:table-cell office:value-type="string" calcext:value-type="string">
            <text:p>39.5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17];1;LEN([.F317])-1))" office:value-type="float" office:value="0.28" calcext:value-type="float">
            <text:p>0.28</text:p>
          </table:table-cell>
          <table:table-cell table:formula="of:=VALUE(SUBSTITUTE(SUBSTITUTE(SUBSTITUTE([.G317];&quot;M&quot;;&quot;0000&quot;);&quot;K&quot;;&quot;0&quot;);&quot;.&quot;;&quot;&quot;))" office:value-type="float" office:value="1130000" calcext:value-type="float">
            <text:p>1130000</text:p>
          </table:table-cell>
          <table:table-cell table:formula="of:=IF([.I317]=&quot;-&quot;;&quot;NULL&quot;;VALUE(MID([.I317];1;LEN([.I317])-1)))" office:value-type="float" office:value="0.28" calcext:value-type="float">
            <text:p>0.28</text:p>
          </table:table-cell>
          <table:table-cell table:formula="of:=IF([.J317]=&quot;-&quot;;&quot;NULL&quot;;VALUE(MID([.J317];1;LEN([.J317])-1)))" office:value-type="float" office:value="1.03" calcext:value-type="float">
            <text:p>1.03</text:p>
          </table:table-cell>
          <table:table-cell table:formula="of:=IF([.K317]=&quot;-&quot;;&quot;NULL&quot;;VALUE(MID([.K317];1;LEN([.K317])-1)))" office:value-type="float" office:value="-5.64" calcext:value-type="float">
            <text:p>-5.64</text:p>
          </table:table-cell>
          <table:table-cell table:formula="of:=IF([.L317]=&quot;-&quot;;&quot;NULL&quot;;VALUE(MID([.L317];1;LEN([.L317])-1)))" office:value-type="float" office:value="-10.82" calcext:value-type="float">
            <text:p>-10.82</text:p>
          </table:table-cell>
          <table:table-cell table:formula="of:=IF([.M317]=&quot;-&quot;;&quot;NULL&quot;;VALUE(MID([.M317];1;LEN([.M317])-1)))" office:value-type="float" office:value="-5.95" calcext:value-type="float">
            <text:p>-5.95</text:p>
          </table:table-cell>
          <table:table-cell table:formula="of:=IF([.N317]=&quot;-&quot;;&quot;NULL&quot;;VALUE(MID([.N317];1;LEN([.N317])-1)))" office:value-type="float" office:value="39.59" calcext:value-type="float">
            <text:p>39.59</text:p>
          </table:table-cell>
          <table:table-cell table:formula="of:=&quot;( &quot; &amp; (ROW()-1) &amp; &quot;, '&quot; &amp; [.A317] &amp; &quot;',&quot; &amp; [.B317] &amp; &quot;,&quot; &amp; [.C317] &amp; &quot;,&quot; &amp; [.D317] &amp; &quot;,&quot; &amp; [.E317] &amp; &quot;,&quot; &amp; [.R317] &amp; &quot;,&quot; &amp; [.S317] &amp; &quot;,'2014/09/19',&quot; &amp; [.T317] &amp; &quot;,&quot; &amp; [.U317] &amp; &quot;,&quot; &amp; [.V317] &amp; &quot;,&quot; &amp; [.W317] &amp; &quot;,&quot; &amp; [.X317] &amp; &quot;,&quot; &amp; [.Y317] &amp; &quot;,'&quot; &amp; [.O317] &amp; &quot;','&quot; &amp; [.P317] &amp; &quot;','&quot; &amp; [.Q317] &amp; &quot;'),&quot;" office:value-type="string" office:string-value="( 316, 'Murphy Oil',57.86,58.07,57.52,0.16,0.28,1130000,'2014/09/19',0.28,1.03,-5.64,-10.82,-5.95,39.59,'Strong Sell','Strong Sell','Neutral')," calcext:value-type="string">
            <text:p>( 316, 'Murphy Oil',57.86,58.07,57.52,0.16,0.28,1130000,'2014/09/19',0.28,1.03,-5.64,-10.82,-5.95,39.59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mylan-inc" xlink:type="simple">Mylan</text:a></text:p>
          </table:table-cell>
          <table:table-cell office:value-type="float" office:value="47.36" calcext:value-type="float">
            <text:p>47.36</text:p>
          </table:table-cell>
          <table:table-cell office:value-type="float" office:value="48.97" calcext:value-type="float">
            <text:p>48.97</text:p>
          </table:table-cell>
          <table:table-cell office:value-type="float" office:value="47.31" calcext:value-type="float">
            <text:p>47.31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-2.21%</text:p>
          </table:table-cell>
          <table:table-cell office:value-type="string" calcext:value-type="string">
            <text:p>6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21%</text:p>
          </table:table-cell>
          <table:table-cell office:value-type="string" calcext:value-type="string">
            <text:p>0.64%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9.12%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144.0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18];1;LEN([.F318])-1))" office:value-type="float" office:value="-2.21" calcext:value-type="float">
            <text:p>-2.21</text:p>
          </table:table-cell>
          <table:table-cell table:formula="of:=VALUE(SUBSTITUTE(SUBSTITUTE(SUBSTITUTE([.G318];&quot;M&quot;;&quot;0000&quot;);&quot;K&quot;;&quot;0&quot;);&quot;.&quot;;&quot;&quot;))" office:value-type="float" office:value="6330000" calcext:value-type="float">
            <text:p>6330000</text:p>
          </table:table-cell>
          <table:table-cell table:formula="of:=IF([.I318]=&quot;-&quot;;&quot;NULL&quot;;VALUE(MID([.I318];1;LEN([.I318])-1)))" office:value-type="float" office:value="-2.21" calcext:value-type="float">
            <text:p>-2.21</text:p>
          </table:table-cell>
          <table:table-cell table:formula="of:=IF([.J318]=&quot;-&quot;;&quot;NULL&quot;;VALUE(MID([.J318];1;LEN([.J318])-1)))" office:value-type="float" office:value="0.64" calcext:value-type="float">
            <text:p>0.64</text:p>
          </table:table-cell>
          <table:table-cell table:formula="of:=IF([.K318]=&quot;-&quot;;&quot;NULL&quot;;VALUE(MID([.K318];1;LEN([.K318])-1)))" office:value-type="float" office:value="-0.82" calcext:value-type="float">
            <text:p>-0.82</text:p>
          </table:table-cell>
          <table:table-cell table:formula="of:=IF([.L318]=&quot;-&quot;;&quot;NULL&quot;;VALUE(MID([.L318];1;LEN([.L318])-1)))" office:value-type="float" office:value="9.12" calcext:value-type="float">
            <text:p>9.12</text:p>
          </table:table-cell>
          <table:table-cell table:formula="of:=IF([.M318]=&quot;-&quot;;&quot;NULL&quot;;VALUE(MID([.M318];1;LEN([.M318])-1)))" office:value-type="float" office:value="22.5" calcext:value-type="float">
            <text:p>22.5</text:p>
          </table:table-cell>
          <table:table-cell table:formula="of:=IF([.N318]=&quot;-&quot;;&quot;NULL&quot;;VALUE(MID([.N318];1;LEN([.N318])-1)))" office:value-type="float" office:value="144" calcext:value-type="float">
            <text:p>144</text:p>
          </table:table-cell>
          <table:table-cell table:formula="of:=&quot;( &quot; &amp; (ROW()-1) &amp; &quot;, '&quot; &amp; [.A318] &amp; &quot;',&quot; &amp; [.B318] &amp; &quot;,&quot; &amp; [.C318] &amp; &quot;,&quot; &amp; [.D318] &amp; &quot;,&quot; &amp; [.E318] &amp; &quot;,&quot; &amp; [.R318] &amp; &quot;,&quot; &amp; [.S318] &amp; &quot;,'2014/09/19',&quot; &amp; [.T318] &amp; &quot;,&quot; &amp; [.U318] &amp; &quot;,&quot; &amp; [.V318] &amp; &quot;,&quot; &amp; [.W318] &amp; &quot;,&quot; &amp; [.X318] &amp; &quot;,&quot; &amp; [.Y318] &amp; &quot;,'&quot; &amp; [.O318] &amp; &quot;','&quot; &amp; [.P318] &amp; &quot;','&quot; &amp; [.Q318] &amp; &quot;'),&quot;" office:value-type="string" office:string-value="( 317, 'Mylan',47.36,48.97,47.31,-1.07,-2.21,6330000,'2014/09/19',-2.21,0.64,-0.82,9.12,22.5,144,'Strong Sell','Strong Sell','Strong Buy')," calcext:value-type="string">
            <text:p>( 317, 'Mylan',47.36,48.97,47.31,-1.07,-2.21,6330000,'2014/09/19',-2.21,0.64,-0.82,9.12,22.5,14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abors-inds" xlink:type="simple">Nabors Industries</text:a></text:p>
          </table:table-cell>
          <table:table-cell office:value-type="float" office:value="23.89" calcext:value-type="float">
            <text:p>23.89</text:p>
          </table:table-cell>
          <table:table-cell office:value-type="float" office:value="24.25" calcext:value-type="float">
            <text:p>24.25</text:p>
          </table:table-cell>
          <table:table-cell office:value-type="float" office:value="23.67" calcext:value-type="float">
            <text:p>23.67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7.7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-7.12%</text:p>
          </table:table-cell>
          <table:table-cell office:value-type="string" calcext:value-type="string">
            <text:p>40.61%</text:p>
          </table:table-cell>
          <table:table-cell office:value-type="string" calcext:value-type="string">
            <text:p>46.03%</text:p>
          </table:table-cell>
          <table:table-cell office:value-type="string" calcext:value-type="string">
            <text:p>52.8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19];1;LEN([.F319])-1))" office:value-type="float" office:value="-0.29" calcext:value-type="float">
            <text:p>-0.29</text:p>
          </table:table-cell>
          <table:table-cell table:formula="of:=VALUE(SUBSTITUTE(SUBSTITUTE(SUBSTITUTE([.G319];&quot;M&quot;;&quot;0000&quot;);&quot;K&quot;;&quot;0&quot;);&quot;.&quot;;&quot;&quot;))" office:value-type="float" office:value="7780000" calcext:value-type="float">
            <text:p>7780000</text:p>
          </table:table-cell>
          <table:table-cell table:formula="of:=IF([.I319]=&quot;-&quot;;&quot;NULL&quot;;VALUE(MID([.I319];1;LEN([.I319])-1)))" office:value-type="float" office:value="-0.29" calcext:value-type="float">
            <text:p>-0.29</text:p>
          </table:table-cell>
          <table:table-cell table:formula="of:=IF([.J319]=&quot;-&quot;;&quot;NULL&quot;;VALUE(MID([.J319];1;LEN([.J319])-1)))" office:value-type="float" office:value="-0.99" calcext:value-type="float">
            <text:p>-0.99</text:p>
          </table:table-cell>
          <table:table-cell table:formula="of:=IF([.K319]=&quot;-&quot;;&quot;NULL&quot;;VALUE(MID([.K319];1;LEN([.K319])-1)))" office:value-type="float" office:value="-7.12" calcext:value-type="float">
            <text:p>-7.12</text:p>
          </table:table-cell>
          <table:table-cell table:formula="of:=IF([.L319]=&quot;-&quot;;&quot;NULL&quot;;VALUE(MID([.L319];1;LEN([.L319])-1)))" office:value-type="float" office:value="40.61" calcext:value-type="float">
            <text:p>40.61</text:p>
          </table:table-cell>
          <table:table-cell table:formula="of:=IF([.M319]=&quot;-&quot;;&quot;NULL&quot;;VALUE(MID([.M319];1;LEN([.M319])-1)))" office:value-type="float" office:value="46.03" calcext:value-type="float">
            <text:p>46.03</text:p>
          </table:table-cell>
          <table:table-cell table:formula="of:=IF([.N319]=&quot;-&quot;;&quot;NULL&quot;;VALUE(MID([.N319];1;LEN([.N319])-1)))" office:value-type="float" office:value="52.85" calcext:value-type="float">
            <text:p>52.85</text:p>
          </table:table-cell>
          <table:table-cell table:formula="of:=&quot;( &quot; &amp; (ROW()-1) &amp; &quot;, '&quot; &amp; [.A319] &amp; &quot;',&quot; &amp; [.B319] &amp; &quot;,&quot; &amp; [.C319] &amp; &quot;,&quot; &amp; [.D319] &amp; &quot;,&quot; &amp; [.E319] &amp; &quot;,&quot; &amp; [.R319] &amp; &quot;,&quot; &amp; [.S319] &amp; &quot;,'2014/09/19',&quot; &amp; [.T319] &amp; &quot;,&quot; &amp; [.U319] &amp; &quot;,&quot; &amp; [.V319] &amp; &quot;,&quot; &amp; [.W319] &amp; &quot;,&quot; &amp; [.X319] &amp; &quot;,&quot; &amp; [.Y319] &amp; &quot;,'&quot; &amp; [.O319] &amp; &quot;','&quot; &amp; [.P319] &amp; &quot;','&quot; &amp; [.Q319] &amp; &quot;'),&quot;" office:value-type="string" office:string-value="( 318, 'Nabors Industries',23.89,24.25,23.67,-0.07,-0.29,7780000,'2014/09/19',-0.29,-0.99,-7.12,40.61,46.03,52.85,'Strong Sell','Strong Sell','Strong Buy')," calcext:value-type="string">
            <text:p>( 318, 'Nabors Industries',23.89,24.25,23.67,-0.07,-0.29,7780000,'2014/09/19',-0.29,-0.99,-7.12,40.61,46.03,52.8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tl-oilwell-varc" xlink:type="simple">National Oilwell Varco</text:a></text:p>
          </table:table-cell>
          <table:table-cell office:value-type="float" office:value="80.23" calcext:value-type="float">
            <text:p>80.23</text:p>
          </table:table-cell>
          <table:table-cell office:value-type="float" office:value="81.19" calcext:value-type="float">
            <text:p>81.19</text:p>
          </table:table-cell>
          <table:table-cell office:value-type="float" office:value="80.16" calcext:value-type="float">
            <text:p>80.16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3.8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-4.95%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38.2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20];1;LEN([.F320])-1))" office:value-type="float" office:value="-0.45" calcext:value-type="float">
            <text:p>-0.45</text:p>
          </table:table-cell>
          <table:table-cell table:formula="of:=VALUE(SUBSTITUTE(SUBSTITUTE(SUBSTITUTE([.G320];&quot;M&quot;;&quot;0000&quot;);&quot;K&quot;;&quot;0&quot;);&quot;.&quot;;&quot;&quot;))" office:value-type="float" office:value="3860000" calcext:value-type="float">
            <text:p>3860000</text:p>
          </table:table-cell>
          <table:table-cell table:formula="of:=IF([.I320]=&quot;-&quot;;&quot;NULL&quot;;VALUE(MID([.I320];1;LEN([.I320])-1)))" office:value-type="float" office:value="-0.45" calcext:value-type="float">
            <text:p>-0.45</text:p>
          </table:table-cell>
          <table:table-cell table:formula="of:=IF([.J320]=&quot;-&quot;;&quot;NULL&quot;;VALUE(MID([.J320];1;LEN([.J320])-1)))" office:value-type="float" office:value="-0.51" calcext:value-type="float">
            <text:p>-0.51</text:p>
          </table:table-cell>
          <table:table-cell table:formula="of:=IF([.K320]=&quot;-&quot;;&quot;NULL&quot;;VALUE(MID([.K320];1;LEN([.K320])-1)))" office:value-type="float" office:value="-4.95" calcext:value-type="float">
            <text:p>-4.95</text:p>
          </table:table-cell>
          <table:table-cell table:formula="of:=IF([.L320]=&quot;-&quot;;&quot;NULL&quot;;VALUE(MID([.L320];1;LEN([.L320])-1)))" office:value-type="float" office:value="0.88" calcext:value-type="float">
            <text:p>0.88</text:p>
          </table:table-cell>
          <table:table-cell table:formula="of:=IF([.M320]=&quot;-&quot;;&quot;NULL&quot;;VALUE(MID([.M320];1;LEN([.M320])-1)))" office:value-type="float" office:value="1.8" calcext:value-type="float">
            <text:p>1.8</text:p>
          </table:table-cell>
          <table:table-cell table:formula="of:=IF([.N320]=&quot;-&quot;;&quot;NULL&quot;;VALUE(MID([.N320];1;LEN([.N320])-1)))" office:value-type="float" office:value="38.23" calcext:value-type="float">
            <text:p>38.23</text:p>
          </table:table-cell>
          <table:table-cell table:formula="of:=&quot;( &quot; &amp; (ROW()-1) &amp; &quot;, '&quot; &amp; [.A320] &amp; &quot;',&quot; &amp; [.B320] &amp; &quot;,&quot; &amp; [.C320] &amp; &quot;,&quot; &amp; [.D320] &amp; &quot;,&quot; &amp; [.E320] &amp; &quot;,&quot; &amp; [.R320] &amp; &quot;,&quot; &amp; [.S320] &amp; &quot;,'2014/09/19',&quot; &amp; [.T320] &amp; &quot;,&quot; &amp; [.U320] &amp; &quot;,&quot; &amp; [.V320] &amp; &quot;,&quot; &amp; [.W320] &amp; &quot;,&quot; &amp; [.X320] &amp; &quot;,&quot; &amp; [.Y320] &amp; &quot;,'&quot; &amp; [.O320] &amp; &quot;','&quot; &amp; [.P320] &amp; &quot;','&quot; &amp; [.Q320] &amp; &quot;'),&quot;" office:value-type="string" office:string-value="( 319, 'National Oilwell Varco',80.23,81.19,80.16,-0.36,-0.45,3860000,'2014/09/19',-0.45,-0.51,-4.95,0.88,1.8,38.23,'Strong Sell','Strong Sell','Strong Buy')," calcext:value-type="string">
            <text:p>( 319, 'National Oilwell Varco',80.23,81.19,80.16,-0.36,-0.45,3860000,'2014/09/19',-0.45,-0.51,-4.95,0.88,1.8,38.2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avient-cor" xlink:type="simple">Navient Cor</text:a></text:p>
          </table:table-cell>
          <table:table-cell office:value-type="float" office:value="17.86" calcext:value-type="float">
            <text:p>17.86</text:p>
          </table:table-cell>
          <table:table-cell office:value-type="float" office:value="17.95" calcext:value-type="float">
            <text:p>17.95</text:p>
          </table:table-cell>
          <table:table-cell office:value-type="float" office:value="17.8" calcext:value-type="float">
            <text:p>17.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6%</text:p>
          </table:table-cell>
          <table:table-cell office:value-type="string" calcext:value-type="string">
            <text:p>1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2.29%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21];1;LEN([.F321])-1))" office:value-type="float" office:value="0.06" calcext:value-type="float">
            <text:p>0.06</text:p>
          </table:table-cell>
          <table:table-cell table:formula="of:=VALUE(SUBSTITUTE(SUBSTITUTE(SUBSTITUTE([.G321];&quot;M&quot;;&quot;0000&quot;);&quot;K&quot;;&quot;0&quot;);&quot;.&quot;;&quot;&quot;))" office:value-type="float" office:value="1610000" calcext:value-type="float">
            <text:p>1610000</text:p>
          </table:table-cell>
          <table:table-cell table:formula="of:=IF([.I321]=&quot;-&quot;;&quot;NULL&quot;;VALUE(MID([.I321];1;LEN([.I321])-1)))" office:value-type="float" office:value="0.06" calcext:value-type="float">
            <text:p>0.06</text:p>
          </table:table-cell>
          <table:table-cell table:formula="of:=IF([.J321]=&quot;-&quot;;&quot;NULL&quot;;VALUE(MID([.J321];1;LEN([.J321])-1)))" office:value-type="float" office:value="1.36" calcext:value-type="float">
            <text:p>1.36</text:p>
          </table:table-cell>
          <table:table-cell table:formula="of:=IF([.K321]=&quot;-&quot;;&quot;NULL&quot;;VALUE(MID([.K321];1;LEN([.K321])-1)))" office:value-type="float" office:value="2.29" calcext:value-type="float">
            <text:p>2.29</text:p>
          </table:table-cell>
          <table:table-cell table:formula="of:=IF([.L321]=&quot;-&quot;;&quot;NULL&quot;;VALUE(MID([.L321];1;LEN([.L321])-1)))" office:value-type="string" office:string-value="NULL" calcext:value-type="string">
            <text:p>NULL</text:p>
          </table:table-cell>
          <table:table-cell table:formula="of:=IF([.M321]=&quot;-&quot;;&quot;NULL&quot;;VALUE(MID([.M321];1;LEN([.M321])-1)))" office:value-type="string" office:string-value="NULL" calcext:value-type="string">
            <text:p>NULL</text:p>
          </table:table-cell>
          <table:table-cell table:formula="of:=IF([.N321]=&quot;-&quot;;&quot;NULL&quot;;VALUE(MID([.N321];1;LEN([.N321])-1)))" office:value-type="string" office:string-value="NULL" calcext:value-type="string">
            <text:p>NULL</text:p>
          </table:table-cell>
          <table:table-cell table:formula="of:=&quot;( &quot; &amp; (ROW()-1) &amp; &quot;, '&quot; &amp; [.A321] &amp; &quot;',&quot; &amp; [.B321] &amp; &quot;,&quot; &amp; [.C321] &amp; &quot;,&quot; &amp; [.D321] &amp; &quot;,&quot; &amp; [.E321] &amp; &quot;,&quot; &amp; [.R321] &amp; &quot;,&quot; &amp; [.S321] &amp; &quot;,'2014/09/19',&quot; &amp; [.T321] &amp; &quot;,&quot; &amp; [.U321] &amp; &quot;,&quot; &amp; [.V321] &amp; &quot;,&quot; &amp; [.W321] &amp; &quot;,&quot; &amp; [.X321] &amp; &quot;,&quot; &amp; [.Y321] &amp; &quot;,'&quot; &amp; [.O321] &amp; &quot;','&quot; &amp; [.P321] &amp; &quot;','&quot; &amp; [.Q321] &amp; &quot;'),&quot;" office:value-type="string" office:string-value="( 320, 'Navient Cor',17.86,17.95,17.8,0.01,0.06,1610000,'2014/09/19',0.06,1.36,2.29,NULL,NULL,NULL,'Neutral','Strong Buy','Strong Buy')," calcext:value-type="string">
            <text:p>( 320, 'Navient Cor',17.86,17.95,17.8,0.01,0.06,1610000,'2014/09/19',0.06,1.36,2.29,NULL,NULL,NULL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etwork-appliance-inc" xlink:type="simple">NetApp</text:a></text:p>
          </table:table-cell>
          <table:table-cell office:value-type="float" office:value="43" calcext:value-type="float">
            <text:p>43</text:p>
          </table:table-cell>
          <table:table-cell office:value-type="float" office:value="43.75" calcext:value-type="float">
            <text:p>43.75</text:p>
          </table:table-cell>
          <table:table-cell office:value-type="float" office:value="42.85" calcext:value-type="float">
            <text:p>42.8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0.92%</text:p>
          </table:table-cell>
          <table:table-cell office:value-type="string" calcext:value-type="string">
            <text:p>4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2%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4.52%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19.81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22];1;LEN([.F322])-1))" office:value-type="float" office:value="-0.92" calcext:value-type="float">
            <text:p>-0.92</text:p>
          </table:table-cell>
          <table:table-cell table:formula="of:=VALUE(SUBSTITUTE(SUBSTITUTE(SUBSTITUTE([.G322];&quot;M&quot;;&quot;0000&quot;);&quot;K&quot;;&quot;0&quot;);&quot;.&quot;;&quot;&quot;))" office:value-type="float" office:value="4270000" calcext:value-type="float">
            <text:p>4270000</text:p>
          </table:table-cell>
          <table:table-cell table:formula="of:=IF([.I322]=&quot;-&quot;;&quot;NULL&quot;;VALUE(MID([.I322];1;LEN([.I322])-1)))" office:value-type="float" office:value="-0.92" calcext:value-type="float">
            <text:p>-0.92</text:p>
          </table:table-cell>
          <table:table-cell table:formula="of:=IF([.J322]=&quot;-&quot;;&quot;NULL&quot;;VALUE(MID([.J322];1;LEN([.J322])-1)))" office:value-type="float" office:value="1.18" calcext:value-type="float">
            <text:p>1.18</text:p>
          </table:table-cell>
          <table:table-cell table:formula="of:=IF([.K322]=&quot;-&quot;;&quot;NULL&quot;;VALUE(MID([.K322];1;LEN([.K322])-1)))" office:value-type="float" office:value="5.08" calcext:value-type="float">
            <text:p>5.08</text:p>
          </table:table-cell>
          <table:table-cell table:formula="of:=IF([.L322]=&quot;-&quot;;&quot;NULL&quot;;VALUE(MID([.L322];1;LEN([.L322])-1)))" office:value-type="float" office:value="4.52" calcext:value-type="float">
            <text:p>4.52</text:p>
          </table:table-cell>
          <table:table-cell table:formula="of:=IF([.M322]=&quot;-&quot;;&quot;NULL&quot;;VALUE(MID([.M322];1;LEN([.M322])-1)))" office:value-type="float" office:value="-0.46" calcext:value-type="float">
            <text:p>-0.46</text:p>
          </table:table-cell>
          <table:table-cell table:formula="of:=IF([.N322]=&quot;-&quot;;&quot;NULL&quot;;VALUE(MID([.N322];1;LEN([.N322])-1)))" office:value-type="float" office:value="19.81" calcext:value-type="float">
            <text:p>19.81</text:p>
          </table:table-cell>
          <table:table-cell table:formula="of:=&quot;( &quot; &amp; (ROW()-1) &amp; &quot;, '&quot; &amp; [.A322] &amp; &quot;',&quot; &amp; [.B322] &amp; &quot;,&quot; &amp; [.C322] &amp; &quot;,&quot; &amp; [.D322] &amp; &quot;,&quot; &amp; [.E322] &amp; &quot;,&quot; &amp; [.R322] &amp; &quot;,&quot; &amp; [.S322] &amp; &quot;,'2014/09/19',&quot; &amp; [.T322] &amp; &quot;,&quot; &amp; [.U322] &amp; &quot;,&quot; &amp; [.V322] &amp; &quot;,&quot; &amp; [.W322] &amp; &quot;,&quot; &amp; [.X322] &amp; &quot;,&quot; &amp; [.Y322] &amp; &quot;,'&quot; &amp; [.O322] &amp; &quot;','&quot; &amp; [.P322] &amp; &quot;','&quot; &amp; [.Q322] &amp; &quot;'),&quot;" office:value-type="string" office:string-value="( 321, 'NetApp',43,43.75,42.85,-0.4,-0.92,4270000,'2014/09/19',-0.92,1.18,5.08,4.52,-0.46,19.81,'Sell','Strong Buy','Strong Buy')," calcext:value-type="string">
            <text:p>( 321, 'NetApp',43,43.75,42.85,-0.4,-0.92,4270000,'2014/09/19',-0.92,1.18,5.08,4.52,-0.46,19.81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etflix,-inc." xlink:type="simple">Netflix</text:a></text:p>
          </table:table-cell>
          <table:table-cell office:value-type="float" office:value="457.52" calcext:value-type="float">
            <text:p>457.52</text:p>
          </table:table-cell>
          <table:table-cell office:value-type="float" office:value="461.33" calcext:value-type="float">
            <text:p>461.33</text:p>
          </table:table-cell>
          <table:table-cell office:value-type="float" office:value="454.17" calcext:value-type="float">
            <text:p>454.17</text:p>
          </table:table-cell>
          <table:table-cell office:value-type="float" office:value="-1.49" calcext:value-type="float">
            <text:p>-1.49</text:p>
          </table:table-cell>
          <table:table-cell office:value-type="string" calcext:value-type="string">
            <text:p>-0.32%</text:p>
          </table:table-cell>
          <table:table-cell office:value-type="string" calcext:value-type="string">
            <text:p>1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2%</text:p>
          </table:table-cell>
          <table:table-cell office:value-type="string" calcext:value-type="string">
            <text:p>-3.99%</text:p>
          </table:table-cell>
          <table:table-cell office:value-type="string" calcext:value-type="string">
            <text:p>-3.08%</text:p>
          </table:table-cell>
          <table:table-cell office:value-type="string" calcext:value-type="string">
            <text:p>24.27%</text:p>
          </table:table-cell>
          <table:table-cell office:value-type="string" calcext:value-type="string">
            <text:p>45.79%</text:p>
          </table:table-cell>
          <table:table-cell office:value-type="string" calcext:value-type="string">
            <text:p>254.45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23];1;LEN([.F323])-1))" office:value-type="float" office:value="-0.32" calcext:value-type="float">
            <text:p>-0.32</text:p>
          </table:table-cell>
          <table:table-cell table:formula="of:=VALUE(SUBSTITUTE(SUBSTITUTE(SUBSTITUTE([.G323];&quot;M&quot;;&quot;0000&quot;);&quot;K&quot;;&quot;0&quot;);&quot;.&quot;;&quot;&quot;))" office:value-type="float" office:value="1640000" calcext:value-type="float">
            <text:p>1640000</text:p>
          </table:table-cell>
          <table:table-cell table:formula="of:=IF([.I323]=&quot;-&quot;;&quot;NULL&quot;;VALUE(MID([.I323];1;LEN([.I323])-1)))" office:value-type="float" office:value="-0.32" calcext:value-type="float">
            <text:p>-0.32</text:p>
          </table:table-cell>
          <table:table-cell table:formula="of:=IF([.J323]=&quot;-&quot;;&quot;NULL&quot;;VALUE(MID([.J323];1;LEN([.J323])-1)))" office:value-type="float" office:value="-3.99" calcext:value-type="float">
            <text:p>-3.99</text:p>
          </table:table-cell>
          <table:table-cell table:formula="of:=IF([.K323]=&quot;-&quot;;&quot;NULL&quot;;VALUE(MID([.K323];1;LEN([.K323])-1)))" office:value-type="float" office:value="-3.08" calcext:value-type="float">
            <text:p>-3.08</text:p>
          </table:table-cell>
          <table:table-cell table:formula="of:=IF([.L323]=&quot;-&quot;;&quot;NULL&quot;;VALUE(MID([.L323];1;LEN([.L323])-1)))" office:value-type="float" office:value="24.27" calcext:value-type="float">
            <text:p>24.27</text:p>
          </table:table-cell>
          <table:table-cell table:formula="of:=IF([.M323]=&quot;-&quot;;&quot;NULL&quot;;VALUE(MID([.M323];1;LEN([.M323])-1)))" office:value-type="float" office:value="45.79" calcext:value-type="float">
            <text:p>45.79</text:p>
          </table:table-cell>
          <table:table-cell table:formula="of:=IF([.N323]=&quot;-&quot;;&quot;NULL&quot;;VALUE(MID([.N323];1;LEN([.N323])-1)))" office:value-type="float" office:value="254.45" calcext:value-type="float">
            <text:p>254.45</text:p>
          </table:table-cell>
          <table:table-cell table:formula="of:=&quot;( &quot; &amp; (ROW()-1) &amp; &quot;, '&quot; &amp; [.A323] &amp; &quot;',&quot; &amp; [.B323] &amp; &quot;,&quot; &amp; [.C323] &amp; &quot;,&quot; &amp; [.D323] &amp; &quot;,&quot; &amp; [.E323] &amp; &quot;,&quot; &amp; [.R323] &amp; &quot;,&quot; &amp; [.S323] &amp; &quot;,'2014/09/19',&quot; &amp; [.T323] &amp; &quot;,&quot; &amp; [.U323] &amp; &quot;,&quot; &amp; [.V323] &amp; &quot;,&quot; &amp; [.W323] &amp; &quot;,&quot; &amp; [.X323] &amp; &quot;,&quot; &amp; [.Y323] &amp; &quot;,'&quot; &amp; [.O323] &amp; &quot;','&quot; &amp; [.P323] &amp; &quot;','&quot; &amp; [.Q323] &amp; &quot;'),&quot;" office:value-type="string" office:string-value="( 322, 'Netflix',457.52,461.33,454.17,-1.49,-0.32,1640000,'2014/09/19',-0.32,-3.99,-3.08,24.27,45.79,254.45,'Neutral','Neutral','Strong Buy')," calcext:value-type="string">
            <text:p>( 322, 'Netflix',457.52,461.33,454.17,-1.49,-0.32,1640000,'2014/09/19',-0.32,-3.99,-3.08,24.27,45.79,254.45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ewell-rubber" xlink:type="simple">Newell Rubbermaid</text:a></text:p>
          </table:table-cell>
          <table:table-cell office:value-type="float" office:value="34.87" calcext:value-type="float">
            <text:p>34.87</text:p>
          </table:table-cell>
          <table:table-cell office:value-type="float" office:value="34.94" calcext:value-type="float">
            <text:p>34.94</text:p>
          </table:table-cell>
          <table:table-cell office:value-type="float" office:value="34.51" calcext:value-type="float">
            <text:p>34.5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+1.16%</text:p>
          </table:table-cell>
          <table:table-cell office:value-type="string" calcext:value-type="string">
            <text:p>2.4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16%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7.59%</text:p>
          </table:table-cell>
          <table:table-cell office:value-type="string" calcext:value-type="string">
            <text:p>27.78%</text:p>
          </table:table-cell>
          <table:table-cell office:value-type="string" calcext:value-type="string">
            <text:p>191.5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24];1;LEN([.F324])-1))" office:value-type="float" office:value="1.16" calcext:value-type="float">
            <text:p>1.16</text:p>
          </table:table-cell>
          <table:table-cell table:formula="of:=VALUE(SUBSTITUTE(SUBSTITUTE(SUBSTITUTE([.G324];&quot;M&quot;;&quot;0000&quot;);&quot;K&quot;;&quot;0&quot;);&quot;.&quot;;&quot;&quot;))" office:value-type="float" office:value="2480000" calcext:value-type="float">
            <text:p>2480000</text:p>
          </table:table-cell>
          <table:table-cell table:formula="of:=IF([.I324]=&quot;-&quot;;&quot;NULL&quot;;VALUE(MID([.I324];1;LEN([.I324])-1)))" office:value-type="float" office:value="1.16" calcext:value-type="float">
            <text:p>1.16</text:p>
          </table:table-cell>
          <table:table-cell table:formula="of:=IF([.J324]=&quot;-&quot;;&quot;NULL&quot;;VALUE(MID([.J324];1;LEN([.J324])-1)))" office:value-type="float" office:value="1.87" calcext:value-type="float">
            <text:p>1.87</text:p>
          </table:table-cell>
          <table:table-cell table:formula="of:=IF([.K324]=&quot;-&quot;;&quot;NULL&quot;;VALUE(MID([.K324];1;LEN([.K324])-1)))" office:value-type="float" office:value="3.26" calcext:value-type="float">
            <text:p>3.26</text:p>
          </table:table-cell>
          <table:table-cell table:formula="of:=IF([.L324]=&quot;-&quot;;&quot;NULL&quot;;VALUE(MID([.L324];1;LEN([.L324])-1)))" office:value-type="float" office:value="7.59" calcext:value-type="float">
            <text:p>7.59</text:p>
          </table:table-cell>
          <table:table-cell table:formula="of:=IF([.M324]=&quot;-&quot;;&quot;NULL&quot;;VALUE(MID([.M324];1;LEN([.M324])-1)))" office:value-type="float" office:value="27.78" calcext:value-type="float">
            <text:p>27.78</text:p>
          </table:table-cell>
          <table:table-cell table:formula="of:=IF([.N324]=&quot;-&quot;;&quot;NULL&quot;;VALUE(MID([.N324];1;LEN([.N324])-1)))" office:value-type="float" office:value="191.56" calcext:value-type="float">
            <text:p>191.56</text:p>
          </table:table-cell>
          <table:table-cell table:formula="of:=&quot;( &quot; &amp; (ROW()-1) &amp; &quot;, '&quot; &amp; [.A324] &amp; &quot;',&quot; &amp; [.B324] &amp; &quot;,&quot; &amp; [.C324] &amp; &quot;,&quot; &amp; [.D324] &amp; &quot;,&quot; &amp; [.E324] &amp; &quot;,&quot; &amp; [.R324] &amp; &quot;,&quot; &amp; [.S324] &amp; &quot;,'2014/09/19',&quot; &amp; [.T324] &amp; &quot;,&quot; &amp; [.U324] &amp; &quot;,&quot; &amp; [.V324] &amp; &quot;,&quot; &amp; [.W324] &amp; &quot;,&quot; &amp; [.X324] &amp; &quot;,&quot; &amp; [.Y324] &amp; &quot;,'&quot; &amp; [.O324] &amp; &quot;','&quot; &amp; [.P324] &amp; &quot;','&quot; &amp; [.Q324] &amp; &quot;'),&quot;" office:value-type="string" office:string-value="( 323, 'Newell Rubbermaid',34.87,34.94,34.51,0.4,1.16,2480000,'2014/09/19',1.16,1.87,3.26,7.59,27.78,191.56,'Strong Buy','Strong Buy','Strong Buy')," calcext:value-type="string">
            <text:p>( 323, 'Newell Rubbermaid',34.87,34.94,34.51,0.4,1.16,2480000,'2014/09/19',1.16,1.87,3.26,7.59,27.78,191.5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ewfield-exploration-co." xlink:type="simple">Newfield Exploration</text:a></text:p>
          </table:table-cell>
          <table:table-cell office:value-type="float" office:value="38.59" calcext:value-type="float">
            <text:p>38.59</text:p>
          </table:table-cell>
          <table:table-cell office:value-type="float" office:value="39.3" calcext:value-type="float">
            <text:p>39.3</text:p>
          </table:table-cell>
          <table:table-cell office:value-type="float" office:value="38.52" calcext:value-type="float">
            <text:p>38.52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-1.08%</text:p>
          </table:table-cell>
          <table:table-cell office:value-type="string" calcext:value-type="string">
            <text:p>2.3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8%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-9.18%</text:p>
          </table:table-cell>
          <table:table-cell office:value-type="string" calcext:value-type="string">
            <text:p>56.68%</text:p>
          </table:table-cell>
          <table:table-cell office:value-type="string" calcext:value-type="string">
            <text:p>43.83%</text:p>
          </table:table-cell>
          <table:table-cell office:value-type="string" calcext:value-type="string">
            <text:p>-12.8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25];1;LEN([.F325])-1))" office:value-type="float" office:value="-1.08" calcext:value-type="float">
            <text:p>-1.08</text:p>
          </table:table-cell>
          <table:table-cell table:formula="of:=VALUE(SUBSTITUTE(SUBSTITUTE(SUBSTITUTE([.G325];&quot;M&quot;;&quot;0000&quot;);&quot;K&quot;;&quot;0&quot;);&quot;.&quot;;&quot;&quot;))" office:value-type="float" office:value="2310000" calcext:value-type="float">
            <text:p>2310000</text:p>
          </table:table-cell>
          <table:table-cell table:formula="of:=IF([.I325]=&quot;-&quot;;&quot;NULL&quot;;VALUE(MID([.I325];1;LEN([.I325])-1)))" office:value-type="float" office:value="-1.08" calcext:value-type="float">
            <text:p>-1.08</text:p>
          </table:table-cell>
          <table:table-cell table:formula="of:=IF([.J325]=&quot;-&quot;;&quot;NULL&quot;;VALUE(MID([.J325];1;LEN([.J325])-1)))" office:value-type="float" office:value="0.68" calcext:value-type="float">
            <text:p>0.68</text:p>
          </table:table-cell>
          <table:table-cell table:formula="of:=IF([.K325]=&quot;-&quot;;&quot;NULL&quot;;VALUE(MID([.K325];1;LEN([.K325])-1)))" office:value-type="float" office:value="-9.18" calcext:value-type="float">
            <text:p>-9.18</text:p>
          </table:table-cell>
          <table:table-cell table:formula="of:=IF([.L325]=&quot;-&quot;;&quot;NULL&quot;;VALUE(MID([.L325];1;LEN([.L325])-1)))" office:value-type="float" office:value="56.68" calcext:value-type="float">
            <text:p>56.68</text:p>
          </table:table-cell>
          <table:table-cell table:formula="of:=IF([.M325]=&quot;-&quot;;&quot;NULL&quot;;VALUE(MID([.M325];1;LEN([.M325])-1)))" office:value-type="float" office:value="43.83" calcext:value-type="float">
            <text:p>43.83</text:p>
          </table:table-cell>
          <table:table-cell table:formula="of:=IF([.N325]=&quot;-&quot;;&quot;NULL&quot;;VALUE(MID([.N325];1;LEN([.N325])-1)))" office:value-type="float" office:value="-12.89" calcext:value-type="float">
            <text:p>-12.89</text:p>
          </table:table-cell>
          <table:table-cell table:formula="of:=&quot;( &quot; &amp; (ROW()-1) &amp; &quot;, '&quot; &amp; [.A325] &amp; &quot;',&quot; &amp; [.B325] &amp; &quot;,&quot; &amp; [.C325] &amp; &quot;,&quot; &amp; [.D325] &amp; &quot;,&quot; &amp; [.E325] &amp; &quot;,&quot; &amp; [.R325] &amp; &quot;,&quot; &amp; [.S325] &amp; &quot;,'2014/09/19',&quot; &amp; [.T325] &amp; &quot;,&quot; &amp; [.U325] &amp; &quot;,&quot; &amp; [.V325] &amp; &quot;,&quot; &amp; [.W325] &amp; &quot;,&quot; &amp; [.X325] &amp; &quot;,&quot; &amp; [.Y325] &amp; &quot;,'&quot; &amp; [.O325] &amp; &quot;','&quot; &amp; [.P325] &amp; &quot;','&quot; &amp; [.Q325] &amp; &quot;'),&quot;" office:value-type="string" office:string-value="( 324, 'Newfield Exploration',38.59,39.3,38.52,-0.42,-1.08,2310000,'2014/09/19',-1.08,0.68,-9.18,56.68,43.83,-12.89,'Strong Sell','Strong Sell','Strong Buy')," calcext:value-type="string">
            <text:p>( 324, 'Newfield Exploration',38.59,39.3,38.52,-0.42,-1.08,2310000,'2014/09/19',-1.08,0.68,-9.18,56.68,43.83,-12.8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ewmont-mining" xlink:type="simple">Newmont Mining</text:a></text:p>
          </table:table-cell>
          <table:table-cell office:value-type="float" office:value="24.21" calcext:value-type="float">
            <text:p>24.21</text:p>
          </table:table-cell>
          <table:table-cell office:value-type="float" office:value="24.55" calcext:value-type="float">
            <text:p>24.55</text:p>
          </table:table-cell>
          <table:table-cell office:value-type="float" office:value="23.9" calcext:value-type="float">
            <text:p>23.9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8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-3.81%</text:p>
          </table:table-cell>
          <table:table-cell office:value-type="string" calcext:value-type="string">
            <text:p>-9.02%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-13.75%</text:p>
          </table:table-cell>
          <table:table-cell office:value-type="string" calcext:value-type="string">
            <text:p>-64.23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326];1;LEN([.F326])-1))" office:value-type="float" office:value="-1.14" calcext:value-type="float">
            <text:p>-1.14</text:p>
          </table:table-cell>
          <table:table-cell table:formula="of:=VALUE(SUBSTITUTE(SUBSTITUTE(SUBSTITUTE([.G326];&quot;M&quot;;&quot;0000&quot;);&quot;K&quot;;&quot;0&quot;);&quot;.&quot;;&quot;&quot;))" office:value-type="float" office:value="8650000" calcext:value-type="float">
            <text:p>8650000</text:p>
          </table:table-cell>
          <table:table-cell table:formula="of:=IF([.I326]=&quot;-&quot;;&quot;NULL&quot;;VALUE(MID([.I326];1;LEN([.I326])-1)))" office:value-type="float" office:value="-1.14" calcext:value-type="float">
            <text:p>-1.14</text:p>
          </table:table-cell>
          <table:table-cell table:formula="of:=IF([.J326]=&quot;-&quot;;&quot;NULL&quot;;VALUE(MID([.J326];1;LEN([.J326])-1)))" office:value-type="float" office:value="-3.81" calcext:value-type="float">
            <text:p>-3.81</text:p>
          </table:table-cell>
          <table:table-cell table:formula="of:=IF([.K326]=&quot;-&quot;;&quot;NULL&quot;;VALUE(MID([.K326];1;LEN([.K326])-1)))" office:value-type="float" office:value="-9.02" calcext:value-type="float">
            <text:p>-9.02</text:p>
          </table:table-cell>
          <table:table-cell table:formula="of:=IF([.L326]=&quot;-&quot;;&quot;NULL&quot;;VALUE(MID([.L326];1;LEN([.L326])-1)))" office:value-type="float" office:value="5.12" calcext:value-type="float">
            <text:p>5.12</text:p>
          </table:table-cell>
          <table:table-cell table:formula="of:=IF([.M326]=&quot;-&quot;;&quot;NULL&quot;;VALUE(MID([.M326];1;LEN([.M326])-1)))" office:value-type="float" office:value="-13.75" calcext:value-type="float">
            <text:p>-13.75</text:p>
          </table:table-cell>
          <table:table-cell table:formula="of:=IF([.N326]=&quot;-&quot;;&quot;NULL&quot;;VALUE(MID([.N326];1;LEN([.N326])-1)))" office:value-type="float" office:value="-64.23" calcext:value-type="float">
            <text:p>-64.23</text:p>
          </table:table-cell>
          <table:table-cell table:formula="of:=&quot;( &quot; &amp; (ROW()-1) &amp; &quot;, '&quot; &amp; [.A326] &amp; &quot;',&quot; &amp; [.B326] &amp; &quot;,&quot; &amp; [.C326] &amp; &quot;,&quot; &amp; [.D326] &amp; &quot;,&quot; &amp; [.E326] &amp; &quot;,&quot; &amp; [.R326] &amp; &quot;,&quot; &amp; [.S326] &amp; &quot;,'2014/09/19',&quot; &amp; [.T326] &amp; &quot;,&quot; &amp; [.U326] &amp; &quot;,&quot; &amp; [.V326] &amp; &quot;,&quot; &amp; [.W326] &amp; &quot;,&quot; &amp; [.X326] &amp; &quot;,&quot; &amp; [.Y326] &amp; &quot;,'&quot; &amp; [.O326] &amp; &quot;','&quot; &amp; [.P326] &amp; &quot;','&quot; &amp; [.Q326] &amp; &quot;'),&quot;" office:value-type="string" office:string-value="( 325, 'Newmont Mining',24.21,24.55,23.9,-0.28,-1.14,8650000,'2014/09/19',-1.14,-3.81,-9.02,5.12,-13.75,-64.23,'Strong Sell','Strong Sell','Strong Sell')," calcext:value-type="string">
            <text:p>( 325, 'Newmont Mining',24.21,24.55,23.9,-0.28,-1.14,8650000,'2014/09/19',-1.14,-3.81,-9.02,5.12,-13.75,-64.23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news-corp." xlink:type="simple">News Corp A</text:a></text:p>
          </table:table-cell>
          <table:table-cell office:value-type="float" office:value="17.22" calcext:value-type="float">
            <text:p>17.22</text:p>
          </table:table-cell>
          <table:table-cell office:value-type="float" office:value="17.25" calcext:value-type="float">
            <text:p>17.25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1.12%</text:p>
          </table:table-cell>
          <table:table-cell office:value-type="string" calcext:value-type="string">
            <text:p>2.9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-2.05%</text:p>
          </table:table-cell>
          <table:table-cell office:value-type="string" calcext:value-type="string">
            <text:p>-4.44%</text:p>
          </table:table-cell>
          <table:table-cell office:value-type="string" calcext:value-type="string">
            <text:p>3.49%</text:p>
          </table:table-cell>
          <table:table-cell office:value-type="string" calcext:value-type="string">
            <text:p>6.79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27];1;LEN([.F327])-1))" office:value-type="float" office:value="1.12" calcext:value-type="float">
            <text:p>1.12</text:p>
          </table:table-cell>
          <table:table-cell table:formula="of:=VALUE(SUBSTITUTE(SUBSTITUTE(SUBSTITUTE([.G327];&quot;M&quot;;&quot;0000&quot;);&quot;K&quot;;&quot;0&quot;);&quot;.&quot;;&quot;&quot;))" office:value-type="float" office:value="2990000" calcext:value-type="float">
            <text:p>2990000</text:p>
          </table:table-cell>
          <table:table-cell table:formula="of:=IF([.I327]=&quot;-&quot;;&quot;NULL&quot;;VALUE(MID([.I327];1;LEN([.I327])-1)))" office:value-type="float" office:value="1.12" calcext:value-type="float">
            <text:p>1.12</text:p>
          </table:table-cell>
          <table:table-cell table:formula="of:=IF([.J327]=&quot;-&quot;;&quot;NULL&quot;;VALUE(MID([.J327];1;LEN([.J327])-1)))" office:value-type="float" office:value="0.58" calcext:value-type="float">
            <text:p>0.58</text:p>
          </table:table-cell>
          <table:table-cell table:formula="of:=IF([.K327]=&quot;-&quot;;&quot;NULL&quot;;VALUE(MID([.K327];1;LEN([.K327])-1)))" office:value-type="float" office:value="-2.05" calcext:value-type="float">
            <text:p>-2.05</text:p>
          </table:table-cell>
          <table:table-cell table:formula="of:=IF([.L327]=&quot;-&quot;;&quot;NULL&quot;;VALUE(MID([.L327];1;LEN([.L327])-1)))" office:value-type="float" office:value="-4.44" calcext:value-type="float">
            <text:p>-4.44</text:p>
          </table:table-cell>
          <table:table-cell table:formula="of:=IF([.M327]=&quot;-&quot;;&quot;NULL&quot;;VALUE(MID([.M327];1;LEN([.M327])-1)))" office:value-type="float" office:value="3.49" calcext:value-type="float">
            <text:p>3.49</text:p>
          </table:table-cell>
          <table:table-cell table:formula="of:=IF([.N327]=&quot;-&quot;;&quot;NULL&quot;;VALUE(MID([.N327];1;LEN([.N327])-1)))" office:value-type="float" office:value="6.79" calcext:value-type="float">
            <text:p>6.79</text:p>
          </table:table-cell>
          <table:table-cell table:formula="of:=&quot;( &quot; &amp; (ROW()-1) &amp; &quot;, '&quot; &amp; [.A327] &amp; &quot;',&quot; &amp; [.B327] &amp; &quot;,&quot; &amp; [.C327] &amp; &quot;,&quot; &amp; [.D327] &amp; &quot;,&quot; &amp; [.E327] &amp; &quot;,&quot; &amp; [.R327] &amp; &quot;,&quot; &amp; [.S327] &amp; &quot;,'2014/09/19',&quot; &amp; [.T327] &amp; &quot;,&quot; &amp; [.U327] &amp; &quot;,&quot; &amp; [.V327] &amp; &quot;,&quot; &amp; [.W327] &amp; &quot;,&quot; &amp; [.X327] &amp; &quot;,&quot; &amp; [.Y327] &amp; &quot;,'&quot; &amp; [.O327] &amp; &quot;','&quot; &amp; [.P327] &amp; &quot;','&quot; &amp; [.Q327] &amp; &quot;'),&quot;" office:value-type="string" office:string-value="( 326, 'News Corp A',17.22,17.25,17.02,0.19,1.12,2990000,'2014/09/19',1.12,0.58,-2.05,-4.44,3.49,6.79,'Strong Buy','Strong Sell','Neutral')," calcext:value-type="string">
            <text:p>( 326, 'News Corp A',17.22,17.25,17.02,0.19,1.12,2990000,'2014/09/19',1.12,0.58,-2.05,-4.44,3.49,6.79,'Strong Buy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nextera-energy-inc" xlink:type="simple">NextEra Energy</text:a></text:p>
          </table:table-cell>
          <table:table-cell office:value-type="float" office:value="95.14" calcext:value-type="float">
            <text:p>95.14</text:p>
          </table:table-cell>
          <table:table-cell office:value-type="float" office:value="95.49" calcext:value-type="float">
            <text:p>95.49</text:p>
          </table:table-cell>
          <table:table-cell office:value-type="float" office:value="94.53" calcext:value-type="float">
            <text:p>94.5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+0.59%</text:p>
          </table:table-cell>
          <table:table-cell office:value-type="string" calcext:value-type="string">
            <text:p>2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1.11%</text:p>
          </table:table-cell>
          <table:table-cell office:value-type="string" calcext:value-type="string">
            <text:p>-2.93%</text:p>
          </table:table-cell>
          <table:table-cell office:value-type="string" calcext:value-type="string">
            <text:p>11.12%</text:p>
          </table:table-cell>
          <table:table-cell office:value-type="string" calcext:value-type="string">
            <text:p>17.91%</text:p>
          </table:table-cell>
          <table:table-cell office:value-type="string" calcext:value-type="string">
            <text:p>73.58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28];1;LEN([.F328])-1))" office:value-type="float" office:value="0.59" calcext:value-type="float">
            <text:p>0.59</text:p>
          </table:table-cell>
          <table:table-cell table:formula="of:=VALUE(SUBSTITUTE(SUBSTITUTE(SUBSTITUTE([.G328];&quot;M&quot;;&quot;0000&quot;);&quot;K&quot;;&quot;0&quot;);&quot;.&quot;;&quot;&quot;))" office:value-type="float" office:value="2010000" calcext:value-type="float">
            <text:p>2010000</text:p>
          </table:table-cell>
          <table:table-cell table:formula="of:=IF([.I328]=&quot;-&quot;;&quot;NULL&quot;;VALUE(MID([.I328];1;LEN([.I328])-1)))" office:value-type="float" office:value="0.59" calcext:value-type="float">
            <text:p>0.59</text:p>
          </table:table-cell>
          <table:table-cell table:formula="of:=IF([.J328]=&quot;-&quot;;&quot;NULL&quot;;VALUE(MID([.J328];1;LEN([.J328])-1)))" office:value-type="float" office:value="1.11" calcext:value-type="float">
            <text:p>1.11</text:p>
          </table:table-cell>
          <table:table-cell table:formula="of:=IF([.K328]=&quot;-&quot;;&quot;NULL&quot;;VALUE(MID([.K328];1;LEN([.K328])-1)))" office:value-type="float" office:value="-2.93" calcext:value-type="float">
            <text:p>-2.93</text:p>
          </table:table-cell>
          <table:table-cell table:formula="of:=IF([.L328]=&quot;-&quot;;&quot;NULL&quot;;VALUE(MID([.L328];1;LEN([.L328])-1)))" office:value-type="float" office:value="11.12" calcext:value-type="float">
            <text:p>11.12</text:p>
          </table:table-cell>
          <table:table-cell table:formula="of:=IF([.M328]=&quot;-&quot;;&quot;NULL&quot;;VALUE(MID([.M328];1;LEN([.M328])-1)))" office:value-type="float" office:value="17.91" calcext:value-type="float">
            <text:p>17.91</text:p>
          </table:table-cell>
          <table:table-cell table:formula="of:=IF([.N328]=&quot;-&quot;;&quot;NULL&quot;;VALUE(MID([.N328];1;LEN([.N328])-1)))" office:value-type="float" office:value="73.58" calcext:value-type="float">
            <text:p>73.58</text:p>
          </table:table-cell>
          <table:table-cell table:formula="of:=&quot;( &quot; &amp; (ROW()-1) &amp; &quot;, '&quot; &amp; [.A328] &amp; &quot;',&quot; &amp; [.B328] &amp; &quot;,&quot; &amp; [.C328] &amp; &quot;,&quot; &amp; [.D328] &amp; &quot;,&quot; &amp; [.E328] &amp; &quot;,&quot; &amp; [.R328] &amp; &quot;,&quot; &amp; [.S328] &amp; &quot;,'2014/09/19',&quot; &amp; [.T328] &amp; &quot;,&quot; &amp; [.U328] &amp; &quot;,&quot; &amp; [.V328] &amp; &quot;,&quot; &amp; [.W328] &amp; &quot;,&quot; &amp; [.X328] &amp; &quot;,&quot; &amp; [.Y328] &amp; &quot;,'&quot; &amp; [.O328] &amp; &quot;','&quot; &amp; [.P328] &amp; &quot;','&quot; &amp; [.Q328] &amp; &quot;'),&quot;" office:value-type="string" office:string-value="( 327, 'NextEra Energy',95.14,95.49,94.53,0.56,0.59,2010000,'2014/09/19',0.59,1.11,-2.93,11.12,17.91,73.58,'Buy','Strong Sell','Strong Buy')," calcext:value-type="string">
            <text:p>( 327, 'NextEra Energy',95.14,95.49,94.53,0.56,0.59,2010000,'2014/09/19',0.59,1.11,-2.93,11.12,17.91,73.58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ielsen-holdings-nv" xlink:type="simple">Nielsen</text:a></text:p>
          </table:table-cell>
          <table:table-cell office:value-type="float" office:value="45.11" calcext:value-type="float">
            <text:p>45.11</text:p>
          </table:table-cell>
          <table:table-cell office:value-type="float" office:value="45.46" calcext:value-type="float">
            <text:p>45.46</text:p>
          </table:table-cell>
          <table:table-cell office:value-type="float" office:value="44.65" calcext:value-type="float">
            <text:p>44.6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+1.39%</text:p>
          </table:table-cell>
          <table:table-cell office:value-type="string" calcext:value-type="string">
            <text:p>4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9%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-6.55%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25.76%</text:p>
          </table:table-cell>
          <table:table-cell office:value-type="string" calcext:value-type="string">
            <text:p>57.7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29];1;LEN([.F329])-1))" office:value-type="float" office:value="1.39" calcext:value-type="float">
            <text:p>1.39</text:p>
          </table:table-cell>
          <table:table-cell table:formula="of:=VALUE(SUBSTITUTE(SUBSTITUTE(SUBSTITUTE([.G329];&quot;M&quot;;&quot;0000&quot;);&quot;K&quot;;&quot;0&quot;);&quot;.&quot;;&quot;&quot;))" office:value-type="float" office:value="4270000" calcext:value-type="float">
            <text:p>4270000</text:p>
          </table:table-cell>
          <table:table-cell table:formula="of:=IF([.I329]=&quot;-&quot;;&quot;NULL&quot;;VALUE(MID([.I329];1;LEN([.I329])-1)))" office:value-type="float" office:value="1.39" calcext:value-type="float">
            <text:p>1.39</text:p>
          </table:table-cell>
          <table:table-cell table:formula="of:=IF([.J329]=&quot;-&quot;;&quot;NULL&quot;;VALUE(MID([.J329];1;LEN([.J329])-1)))" office:value-type="float" office:value="0.13" calcext:value-type="float">
            <text:p>0.13</text:p>
          </table:table-cell>
          <table:table-cell table:formula="of:=IF([.K329]=&quot;-&quot;;&quot;NULL&quot;;VALUE(MID([.K329];1;LEN([.K329])-1)))" office:value-type="float" office:value="-6.55" calcext:value-type="float">
            <text:p>-6.55</text:p>
          </table:table-cell>
          <table:table-cell table:formula="of:=IF([.L329]=&quot;-&quot;;&quot;NULL&quot;;VALUE(MID([.L329];1;LEN([.L329])-1)))" office:value-type="float" office:value="-1.7" calcext:value-type="float">
            <text:p>-1.7</text:p>
          </table:table-cell>
          <table:table-cell table:formula="of:=IF([.M329]=&quot;-&quot;;&quot;NULL&quot;;VALUE(MID([.M329];1;LEN([.M329])-1)))" office:value-type="float" office:value="25.76" calcext:value-type="float">
            <text:p>25.76</text:p>
          </table:table-cell>
          <table:table-cell table:formula="of:=IF([.N329]=&quot;-&quot;;&quot;NULL&quot;;VALUE(MID([.N329];1;LEN([.N329])-1)))" office:value-type="float" office:value="57.78" calcext:value-type="float">
            <text:p>57.78</text:p>
          </table:table-cell>
          <table:table-cell table:formula="of:=&quot;( &quot; &amp; (ROW()-1) &amp; &quot;, '&quot; &amp; [.A329] &amp; &quot;',&quot; &amp; [.B329] &amp; &quot;,&quot; &amp; [.C329] &amp; &quot;,&quot; &amp; [.D329] &amp; &quot;,&quot; &amp; [.E329] &amp; &quot;,&quot; &amp; [.R329] &amp; &quot;,&quot; &amp; [.S329] &amp; &quot;,'2014/09/19',&quot; &amp; [.T329] &amp; &quot;,&quot; &amp; [.U329] &amp; &quot;,&quot; &amp; [.V329] &amp; &quot;,&quot; &amp; [.W329] &amp; &quot;,&quot; &amp; [.X329] &amp; &quot;,&quot; &amp; [.Y329] &amp; &quot;,'&quot; &amp; [.O329] &amp; &quot;','&quot; &amp; [.P329] &amp; &quot;','&quot; &amp; [.Q329] &amp; &quot;'),&quot;" office:value-type="string" office:string-value="( 328, 'Nielsen',45.11,45.46,44.65,0.62,1.39,4270000,'2014/09/19',1.39,0.13,-6.55,-1.7,25.76,57.78,'Strong Buy','Strong Sell','Strong Buy')," calcext:value-type="string">
            <text:p>( 328, 'Nielsen',45.11,45.46,44.65,0.62,1.39,4270000,'2014/09/19',1.39,0.13,-6.55,-1.7,25.76,57.78,'Strong 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ike" xlink:type="simple">Nike</text:a></text:p>
          </table:table-cell>
          <table:table-cell office:value-type="float" office:value="81.81" calcext:value-type="float">
            <text:p>81.81</text:p>
          </table:table-cell>
          <table:table-cell office:value-type="float" office:value="82.74" calcext:value-type="float">
            <text:p>82.74</text:p>
          </table:table-cell>
          <table:table-cell office:value-type="float" office:value="81.33" calcext:value-type="float">
            <text:p>81.33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9.2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3.64%</text:p>
          </table:table-cell>
          <table:table-cell office:value-type="string" calcext:value-type="string">
            <text:p>4.03%</text:p>
          </table:table-cell>
          <table:table-cell office:value-type="string" calcext:value-type="string">
            <text:p>17.93%</text:p>
          </table:table-cell>
          <table:table-cell office:value-type="string" calcext:value-type="string">
            <text:p>90.8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30];1;LEN([.F330])-1))" office:value-type="float" office:value="-0.2" calcext:value-type="float">
            <text:p>-0.2</text:p>
          </table:table-cell>
          <table:table-cell table:formula="of:=VALUE(SUBSTITUTE(SUBSTITUTE(SUBSTITUTE([.G330];&quot;M&quot;;&quot;0000&quot;);&quot;K&quot;;&quot;0&quot;);&quot;.&quot;;&quot;&quot;))" office:value-type="float" office:value="9240000" calcext:value-type="float">
            <text:p>9240000</text:p>
          </table:table-cell>
          <table:table-cell table:formula="of:=IF([.I330]=&quot;-&quot;;&quot;NULL&quot;;VALUE(MID([.I330];1;LEN([.I330])-1)))" office:value-type="float" office:value="-0.2" calcext:value-type="float">
            <text:p>-0.2</text:p>
          </table:table-cell>
          <table:table-cell table:formula="of:=IF([.J330]=&quot;-&quot;;&quot;NULL&quot;;VALUE(MID([.J330];1;LEN([.J330])-1)))" office:value-type="float" office:value="-0.04" calcext:value-type="float">
            <text:p>-0.04</text:p>
          </table:table-cell>
          <table:table-cell table:formula="of:=IF([.K330]=&quot;-&quot;;&quot;NULL&quot;;VALUE(MID([.K330];1;LEN([.K330])-1)))" office:value-type="float" office:value="3.64" calcext:value-type="float">
            <text:p>3.64</text:p>
          </table:table-cell>
          <table:table-cell table:formula="of:=IF([.L330]=&quot;-&quot;;&quot;NULL&quot;;VALUE(MID([.L330];1;LEN([.L330])-1)))" office:value-type="float" office:value="4.03" calcext:value-type="float">
            <text:p>4.03</text:p>
          </table:table-cell>
          <table:table-cell table:formula="of:=IF([.M330]=&quot;-&quot;;&quot;NULL&quot;;VALUE(MID([.M330];1;LEN([.M330])-1)))" office:value-type="float" office:value="17.93" calcext:value-type="float">
            <text:p>17.93</text:p>
          </table:table-cell>
          <table:table-cell table:formula="of:=IF([.N330]=&quot;-&quot;;&quot;NULL&quot;;VALUE(MID([.N330];1;LEN([.N330])-1)))" office:value-type="float" office:value="90.83" calcext:value-type="float">
            <text:p>90.83</text:p>
          </table:table-cell>
          <table:table-cell table:formula="of:=&quot;( &quot; &amp; (ROW()-1) &amp; &quot;, '&quot; &amp; [.A330] &amp; &quot;',&quot; &amp; [.B330] &amp; &quot;,&quot; &amp; [.C330] &amp; &quot;,&quot; &amp; [.D330] &amp; &quot;,&quot; &amp; [.E330] &amp; &quot;,&quot; &amp; [.R330] &amp; &quot;,&quot; &amp; [.S330] &amp; &quot;,'2014/09/19',&quot; &amp; [.T330] &amp; &quot;,&quot; &amp; [.U330] &amp; &quot;,&quot; &amp; [.V330] &amp; &quot;,&quot; &amp; [.W330] &amp; &quot;,&quot; &amp; [.X330] &amp; &quot;,&quot; &amp; [.Y330] &amp; &quot;,'&quot; &amp; [.O330] &amp; &quot;','&quot; &amp; [.P330] &amp; &quot;','&quot; &amp; [.Q330] &amp; &quot;'),&quot;" office:value-type="string" office:string-value="( 329, 'Nike',81.81,82.74,81.33,-0.16,-0.2,9240000,'2014/09/19',-0.2,-0.04,3.64,4.03,17.93,90.83,'Strong Buy','Strong Buy','Strong Buy')," calcext:value-type="string">
            <text:p>( 329, 'Nike',81.81,82.74,81.33,-0.16,-0.2,9240000,'2014/09/19',-0.2,-0.04,3.64,4.03,17.93,90.8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i-source-inc" xlink:type="simple">NiSource</text:a></text:p>
          </table:table-cell>
          <table:table-cell office:value-type="float" office:value="39.76" calcext:value-type="float">
            <text:p>39.76</text:p>
          </table:table-cell>
          <table:table-cell office:value-type="float" office:value="40.32" calcext:value-type="float">
            <text:p>40.32</text:p>
          </table:table-cell>
          <table:table-cell office:value-type="float" office:value="39.24" calcext:value-type="float">
            <text:p>39.2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+1.35%</text:p>
          </table:table-cell>
          <table:table-cell office:value-type="string" calcext:value-type="string">
            <text:p>4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5%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20.92%</text:p>
          </table:table-cell>
          <table:table-cell office:value-type="string" calcext:value-type="string">
            <text:p>30.88%</text:p>
          </table:table-cell>
          <table:table-cell office:value-type="string" calcext:value-type="string">
            <text:p>83.4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31];1;LEN([.F331])-1))" office:value-type="float" office:value="1.35" calcext:value-type="float">
            <text:p>1.35</text:p>
          </table:table-cell>
          <table:table-cell table:formula="of:=VALUE(SUBSTITUTE(SUBSTITUTE(SUBSTITUTE([.G331];&quot;M&quot;;&quot;0000&quot;);&quot;K&quot;;&quot;0&quot;);&quot;.&quot;;&quot;&quot;))" office:value-type="float" office:value="4120000" calcext:value-type="float">
            <text:p>4120000</text:p>
          </table:table-cell>
          <table:table-cell table:formula="of:=IF([.I331]=&quot;-&quot;;&quot;NULL&quot;;VALUE(MID([.I331];1;LEN([.I331])-1)))" office:value-type="float" office:value="1.35" calcext:value-type="float">
            <text:p>1.35</text:p>
          </table:table-cell>
          <table:table-cell table:formula="of:=IF([.J331]=&quot;-&quot;;&quot;NULL&quot;;VALUE(MID([.J331];1;LEN([.J331])-1)))" office:value-type="float" office:value="1.87" calcext:value-type="float">
            <text:p>1.87</text:p>
          </table:table-cell>
          <table:table-cell table:formula="of:=IF([.K331]=&quot;-&quot;;&quot;NULL&quot;;VALUE(MID([.K331];1;LEN([.K331])-1)))" office:value-type="float" office:value="2.5" calcext:value-type="float">
            <text:p>2.5</text:p>
          </table:table-cell>
          <table:table-cell table:formula="of:=IF([.L331]=&quot;-&quot;;&quot;NULL&quot;;VALUE(MID([.L331];1;LEN([.L331])-1)))" office:value-type="float" office:value="20.92" calcext:value-type="float">
            <text:p>20.92</text:p>
          </table:table-cell>
          <table:table-cell table:formula="of:=IF([.M331]=&quot;-&quot;;&quot;NULL&quot;;VALUE(MID([.M331];1;LEN([.M331])-1)))" office:value-type="float" office:value="30.88" calcext:value-type="float">
            <text:p>30.88</text:p>
          </table:table-cell>
          <table:table-cell table:formula="of:=IF([.N331]=&quot;-&quot;;&quot;NULL&quot;;VALUE(MID([.N331];1;LEN([.N331])-1)))" office:value-type="float" office:value="83.48" calcext:value-type="float">
            <text:p>83.48</text:p>
          </table:table-cell>
          <table:table-cell table:formula="of:=&quot;( &quot; &amp; (ROW()-1) &amp; &quot;, '&quot; &amp; [.A331] &amp; &quot;',&quot; &amp; [.B331] &amp; &quot;,&quot; &amp; [.C331] &amp; &quot;,&quot; &amp; [.D331] &amp; &quot;,&quot; &amp; [.E331] &amp; &quot;,&quot; &amp; [.R331] &amp; &quot;,&quot; &amp; [.S331] &amp; &quot;,'2014/09/19',&quot; &amp; [.T331] &amp; &quot;,&quot; &amp; [.U331] &amp; &quot;,&quot; &amp; [.V331] &amp; &quot;,&quot; &amp; [.W331] &amp; &quot;,&quot; &amp; [.X331] &amp; &quot;,&quot; &amp; [.Y331] &amp; &quot;,'&quot; &amp; [.O331] &amp; &quot;','&quot; &amp; [.P331] &amp; &quot;','&quot; &amp; [.Q331] &amp; &quot;'),&quot;" office:value-type="string" office:string-value="( 330, 'NiSource',39.76,40.32,39.24,0.53,1.35,4120000,'2014/09/19',1.35,1.87,2.5,20.92,30.88,83.48,'Strong Buy','Strong Buy','Strong Buy')," calcext:value-type="string">
            <text:p>( 330, 'NiSource',39.76,40.32,39.24,0.53,1.35,4120000,'2014/09/19',1.35,1.87,2.5,20.92,30.88,83.4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ble-corp" xlink:type="simple">Noble Corporation</text:a></text:p>
          </table:table-cell>
          <table:table-cell office:value-type="float" office:value="24.28" calcext:value-type="float">
            <text:p>24.28</text:p>
          </table:table-cell>
          <table:table-cell office:value-type="float" office:value="24.69" calcext:value-type="float">
            <text:p>24.69</text:p>
          </table:table-cell>
          <table:table-cell office:value-type="float" office:value="24.01" calcext:value-type="float">
            <text:p>24.0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9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2%</text:p>
          </table:table-cell>
          <table:table-cell office:value-type="string" calcext:value-type="string">
            <text:p>-6.44%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-35.20%</text:p>
          </table:table-cell>
          <table:table-cell office:value-type="string" calcext:value-type="string">
            <text:p>-36.52%</text:p>
          </table:table-cell>
          <table:table-cell office:value-type="string" calcext:value-type="string">
            <text:p>-27.33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332];1;LEN([.F332])-1))" office:value-type="float" office:value="-0.82" calcext:value-type="float">
            <text:p>-0.82</text:p>
          </table:table-cell>
          <table:table-cell table:formula="of:=VALUE(SUBSTITUTE(SUBSTITUTE(SUBSTITUTE([.G332];&quot;M&quot;;&quot;0000&quot;);&quot;K&quot;;&quot;0&quot;);&quot;.&quot;;&quot;&quot;))" office:value-type="float" office:value="9220000" calcext:value-type="float">
            <text:p>9220000</text:p>
          </table:table-cell>
          <table:table-cell table:formula="of:=IF([.I332]=&quot;-&quot;;&quot;NULL&quot;;VALUE(MID([.I332];1;LEN([.I332])-1)))" office:value-type="float" office:value="-0.82" calcext:value-type="float">
            <text:p>-0.82</text:p>
          </table:table-cell>
          <table:table-cell table:formula="of:=IF([.J332]=&quot;-&quot;;&quot;NULL&quot;;VALUE(MID([.J332];1;LEN([.J332])-1)))" office:value-type="float" office:value="-6.44" calcext:value-type="float">
            <text:p>-6.44</text:p>
          </table:table-cell>
          <table:table-cell table:formula="of:=IF([.K332]=&quot;-&quot;;&quot;NULL&quot;;VALUE(MID([.K332];1;LEN([.K332])-1)))" office:value-type="float" office:value="-13.1" calcext:value-type="float">
            <text:p>-13.1</text:p>
          </table:table-cell>
          <table:table-cell table:formula="of:=IF([.L332]=&quot;-&quot;;&quot;NULL&quot;;VALUE(MID([.L332];1;LEN([.L332])-1)))" office:value-type="float" office:value="-35.2" calcext:value-type="float">
            <text:p>-35.2</text:p>
          </table:table-cell>
          <table:table-cell table:formula="of:=IF([.M332]=&quot;-&quot;;&quot;NULL&quot;;VALUE(MID([.M332];1;LEN([.M332])-1)))" office:value-type="float" office:value="-36.52" calcext:value-type="float">
            <text:p>-36.52</text:p>
          </table:table-cell>
          <table:table-cell table:formula="of:=IF([.N332]=&quot;-&quot;;&quot;NULL&quot;;VALUE(MID([.N332];1;LEN([.N332])-1)))" office:value-type="float" office:value="-27.33" calcext:value-type="float">
            <text:p>-27.33</text:p>
          </table:table-cell>
          <table:table-cell table:formula="of:=&quot;( &quot; &amp; (ROW()-1) &amp; &quot;, '&quot; &amp; [.A332] &amp; &quot;',&quot; &amp; [.B332] &amp; &quot;,&quot; &amp; [.C332] &amp; &quot;,&quot; &amp; [.D332] &amp; &quot;,&quot; &amp; [.E332] &amp; &quot;,&quot; &amp; [.R332] &amp; &quot;,&quot; &amp; [.S332] &amp; &quot;,'2014/09/19',&quot; &amp; [.T332] &amp; &quot;,&quot; &amp; [.U332] &amp; &quot;,&quot; &amp; [.V332] &amp; &quot;,&quot; &amp; [.W332] &amp; &quot;,&quot; &amp; [.X332] &amp; &quot;,&quot; &amp; [.Y332] &amp; &quot;,'&quot; &amp; [.O332] &amp; &quot;','&quot; &amp; [.P332] &amp; &quot;','&quot; &amp; [.Q332] &amp; &quot;'),&quot;" office:value-type="string" office:string-value="( 331, 'Noble Corporation',24.28,24.69,24.01,-0.2,-0.82,9220000,'2014/09/19',-0.82,-6.44,-13.1,-35.2,-36.52,-27.33,'Strong Sell','Strong Sell','Strong Sell')," calcext:value-type="string">
            <text:p>( 331, 'Noble Corporation',24.28,24.69,24.01,-0.2,-0.82,9220000,'2014/09/19',-0.82,-6.44,-13.1,-35.2,-36.52,-27.33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noble-energy" xlink:type="simple">Noble Energy</text:a></text:p>
          </table:table-cell>
          <table:table-cell office:value-type="float" office:value="71.29" calcext:value-type="float">
            <text:p>71.29</text:p>
          </table:table-cell>
          <table:table-cell office:value-type="float" office:value="72.06" calcext:value-type="float">
            <text:p>72.06</text:p>
          </table:table-cell>
          <table:table-cell office:value-type="float" office:value="71.16" calcext:value-type="float">
            <text:p>71.1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10%</text:p>
          </table:table-cell>
          <table:table-cell office:value-type="string" calcext:value-type="string">
            <text:p>2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3.62%</text:p>
          </table:table-cell>
          <table:table-cell office:value-type="string" calcext:value-type="string">
            <text:p>1.64%</text:p>
          </table:table-cell>
          <table:table-cell office:value-type="string" calcext:value-type="string">
            <text:p>4.67%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84.93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33];1;LEN([.F333])-1))" office:value-type="float" office:value="0.1" calcext:value-type="float">
            <text:p>0.1</text:p>
          </table:table-cell>
          <table:table-cell table:formula="of:=VALUE(SUBSTITUTE(SUBSTITUTE(SUBSTITUTE([.G333];&quot;M&quot;;&quot;0000&quot;);&quot;K&quot;;&quot;0&quot;);&quot;.&quot;;&quot;&quot;))" office:value-type="float" office:value="2560000" calcext:value-type="float">
            <text:p>2560000</text:p>
          </table:table-cell>
          <table:table-cell table:formula="of:=IF([.I333]=&quot;-&quot;;&quot;NULL&quot;;VALUE(MID([.I333];1;LEN([.I333])-1)))" office:value-type="float" office:value="0.1" calcext:value-type="float">
            <text:p>0.1</text:p>
          </table:table-cell>
          <table:table-cell table:formula="of:=IF([.J333]=&quot;-&quot;;&quot;NULL&quot;;VALUE(MID([.J333];1;LEN([.J333])-1)))" office:value-type="float" office:value="3.62" calcext:value-type="float">
            <text:p>3.62</text:p>
          </table:table-cell>
          <table:table-cell table:formula="of:=IF([.K333]=&quot;-&quot;;&quot;NULL&quot;;VALUE(MID([.K333];1;LEN([.K333])-1)))" office:value-type="float" office:value="1.64" calcext:value-type="float">
            <text:p>1.64</text:p>
          </table:table-cell>
          <table:table-cell table:formula="of:=IF([.L333]=&quot;-&quot;;&quot;NULL&quot;;VALUE(MID([.L333];1;LEN([.L333])-1)))" office:value-type="float" office:value="4.67" calcext:value-type="float">
            <text:p>4.67</text:p>
          </table:table-cell>
          <table:table-cell table:formula="of:=IF([.M333]=&quot;-&quot;;&quot;NULL&quot;;VALUE(MID([.M333];1;LEN([.M333])-1)))" office:value-type="float" office:value="5.94" calcext:value-type="float">
            <text:p>5.94</text:p>
          </table:table-cell>
          <table:table-cell table:formula="of:=IF([.N333]=&quot;-&quot;;&quot;NULL&quot;;VALUE(MID([.N333];1;LEN([.N333])-1)))" office:value-type="float" office:value="84.93" calcext:value-type="float">
            <text:p>84.93</text:p>
          </table:table-cell>
          <table:table-cell table:formula="of:=&quot;( &quot; &amp; (ROW()-1) &amp; &quot;, '&quot; &amp; [.A333] &amp; &quot;',&quot; &amp; [.B333] &amp; &quot;,&quot; &amp; [.C333] &amp; &quot;,&quot; &amp; [.D333] &amp; &quot;,&quot; &amp; [.E333] &amp; &quot;,&quot; &amp; [.R333] &amp; &quot;,&quot; &amp; [.S333] &amp; &quot;,'2014/09/19',&quot; &amp; [.T333] &amp; &quot;,&quot; &amp; [.U333] &amp; &quot;,&quot; &amp; [.V333] &amp; &quot;,&quot; &amp; [.W333] &amp; &quot;,&quot; &amp; [.X333] &amp; &quot;,&quot; &amp; [.Y333] &amp; &quot;,'&quot; &amp; [.O333] &amp; &quot;','&quot; &amp; [.P333] &amp; &quot;','&quot; &amp; [.Q333] &amp; &quot;'),&quot;" office:value-type="string" office:string-value="( 332, 'Noble Energy',71.29,72.06,71.16,0.07,0.1,2560000,'2014/09/19',0.1,3.62,1.64,4.67,5.94,84.93,'Neutral','Strong Buy','Strong Buy')," calcext:value-type="string">
            <text:p>( 332, 'Noble Energy',71.29,72.06,71.16,0.07,0.1,2560000,'2014/09/19',0.1,3.62,1.64,4.67,5.94,84.93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rdstrom-inc" xlink:type="simple">Nordstrom</text:a></text:p>
          </table:table-cell>
          <table:table-cell office:value-type="float" office:value="69.38" calcext:value-type="float">
            <text:p>69.38</text:p>
          </table:table-cell>
          <table:table-cell office:value-type="float" office:value="69.66" calcext:value-type="float">
            <text:p>69.66</text:p>
          </table:table-cell>
          <table:table-cell office:value-type="float" office:value="69.02" calcext:value-type="float">
            <text:p>69.0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+0.16%</text:p>
          </table:table-cell>
          <table:table-cell office:value-type="string" calcext:value-type="string">
            <text:p>1.2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12.27%</text:p>
          </table:table-cell>
          <table:table-cell office:value-type="string" calcext:value-type="string">
            <text:p>21.72%</text:p>
          </table:table-cell>
          <table:table-cell office:value-type="string" calcext:value-type="string">
            <text:p>50.2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34];1;LEN([.F334])-1))" office:value-type="float" office:value="0.16" calcext:value-type="float">
            <text:p>0.16</text:p>
          </table:table-cell>
          <table:table-cell table:formula="of:=VALUE(SUBSTITUTE(SUBSTITUTE(SUBSTITUTE([.G334];&quot;M&quot;;&quot;0000&quot;);&quot;K&quot;;&quot;0&quot;);&quot;.&quot;;&quot;&quot;))" office:value-type="float" office:value="1280000" calcext:value-type="float">
            <text:p>1280000</text:p>
          </table:table-cell>
          <table:table-cell table:formula="of:=IF([.I334]=&quot;-&quot;;&quot;NULL&quot;;VALUE(MID([.I334];1;LEN([.I334])-1)))" office:value-type="float" office:value="0.16" calcext:value-type="float">
            <text:p>0.16</text:p>
          </table:table-cell>
          <table:table-cell table:formula="of:=IF([.J334]=&quot;-&quot;;&quot;NULL&quot;;VALUE(MID([.J334];1;LEN([.J334])-1)))" office:value-type="float" office:value="0.43" calcext:value-type="float">
            <text:p>0.43</text:p>
          </table:table-cell>
          <table:table-cell table:formula="of:=IF([.K334]=&quot;-&quot;;&quot;NULL&quot;;VALUE(MID([.K334];1;LEN([.K334])-1)))" office:value-type="float" office:value="0.65" calcext:value-type="float">
            <text:p>0.65</text:p>
          </table:table-cell>
          <table:table-cell table:formula="of:=IF([.L334]=&quot;-&quot;;&quot;NULL&quot;;VALUE(MID([.L334];1;LEN([.L334])-1)))" office:value-type="float" office:value="12.27" calcext:value-type="float">
            <text:p>12.27</text:p>
          </table:table-cell>
          <table:table-cell table:formula="of:=IF([.M334]=&quot;-&quot;;&quot;NULL&quot;;VALUE(MID([.M334];1;LEN([.M334])-1)))" office:value-type="float" office:value="21.72" calcext:value-type="float">
            <text:p>21.72</text:p>
          </table:table-cell>
          <table:table-cell table:formula="of:=IF([.N334]=&quot;-&quot;;&quot;NULL&quot;;VALUE(MID([.N334];1;LEN([.N334])-1)))" office:value-type="float" office:value="50.24" calcext:value-type="float">
            <text:p>50.24</text:p>
          </table:table-cell>
          <table:table-cell table:formula="of:=&quot;( &quot; &amp; (ROW()-1) &amp; &quot;, '&quot; &amp; [.A334] &amp; &quot;',&quot; &amp; [.B334] &amp; &quot;,&quot; &amp; [.C334] &amp; &quot;,&quot; &amp; [.D334] &amp; &quot;,&quot; &amp; [.E334] &amp; &quot;,&quot; &amp; [.R334] &amp; &quot;,&quot; &amp; [.S334] &amp; &quot;,'2014/09/19',&quot; &amp; [.T334] &amp; &quot;,&quot; &amp; [.U334] &amp; &quot;,&quot; &amp; [.V334] &amp; &quot;,&quot; &amp; [.W334] &amp; &quot;,&quot; &amp; [.X334] &amp; &quot;,&quot; &amp; [.Y334] &amp; &quot;,'&quot; &amp; [.O334] &amp; &quot;','&quot; &amp; [.P334] &amp; &quot;','&quot; &amp; [.Q334] &amp; &quot;'),&quot;" office:value-type="string" office:string-value="( 333, 'Nordstrom',69.38,69.66,69.02,0.11,0.16,1280000,'2014/09/19',0.16,0.43,0.65,12.27,21.72,50.24,'Strong Buy','Strong Buy','Strong Buy')," calcext:value-type="string">
            <text:p>( 333, 'Nordstrom',69.38,69.66,69.02,0.11,0.16,1280000,'2014/09/19',0.16,0.43,0.65,12.27,21.72,50.2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rfolk-southern" xlink:type="simple">Norfolk Southern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112.95" calcext:value-type="float">
            <text:p>112.95</text:p>
          </table:table-cell>
          <table:table-cell office:value-type="float" office:value="111.94" calcext:value-type="float">
            <text:p>111.94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1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3.81%</text:p>
          </table:table-cell>
          <table:table-cell office:value-type="string" calcext:value-type="string">
            <text:p>6.48%</text:p>
          </table:table-cell>
          <table:table-cell office:value-type="string" calcext:value-type="string">
            <text:p>20.65%</text:p>
          </table:table-cell>
          <table:table-cell office:value-type="string" calcext:value-type="string">
            <text:p>44.11%</text:p>
          </table:table-cell>
          <table:table-cell office:value-type="string" calcext:value-type="string">
            <text:p>80.85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35];1;LEN([.F335])-1))" office:value-type="float" office:value="-0.13" calcext:value-type="float">
            <text:p>-0.13</text:p>
          </table:table-cell>
          <table:table-cell table:formula="of:=VALUE(SUBSTITUTE(SUBSTITUTE(SUBSTITUTE([.G335];&quot;M&quot;;&quot;0000&quot;);&quot;K&quot;;&quot;0&quot;);&quot;.&quot;;&quot;&quot;))" office:value-type="float" office:value="1600000" calcext:value-type="float">
            <text:p>1600000</text:p>
          </table:table-cell>
          <table:table-cell table:formula="of:=IF([.I335]=&quot;-&quot;;&quot;NULL&quot;;VALUE(MID([.I335];1;LEN([.I335])-1)))" office:value-type="float" office:value="-0.13" calcext:value-type="float">
            <text:p>-0.13</text:p>
          </table:table-cell>
          <table:table-cell table:formula="of:=IF([.J335]=&quot;-&quot;;&quot;NULL&quot;;VALUE(MID([.J335];1;LEN([.J335])-1)))" office:value-type="float" office:value="3.81" calcext:value-type="float">
            <text:p>3.81</text:p>
          </table:table-cell>
          <table:table-cell table:formula="of:=IF([.K335]=&quot;-&quot;;&quot;NULL&quot;;VALUE(MID([.K335];1;LEN([.K335])-1)))" office:value-type="float" office:value="6.48" calcext:value-type="float">
            <text:p>6.48</text:p>
          </table:table-cell>
          <table:table-cell table:formula="of:=IF([.L335]=&quot;-&quot;;&quot;NULL&quot;;VALUE(MID([.L335];1;LEN([.L335])-1)))" office:value-type="float" office:value="20.65" calcext:value-type="float">
            <text:p>20.65</text:p>
          </table:table-cell>
          <table:table-cell table:formula="of:=IF([.M335]=&quot;-&quot;;&quot;NULL&quot;;VALUE(MID([.M335];1;LEN([.M335])-1)))" office:value-type="float" office:value="44.11" calcext:value-type="float">
            <text:p>44.11</text:p>
          </table:table-cell>
          <table:table-cell table:formula="of:=IF([.N335]=&quot;-&quot;;&quot;NULL&quot;;VALUE(MID([.N335];1;LEN([.N335])-1)))" office:value-type="float" office:value="80.85" calcext:value-type="float">
            <text:p>80.85</text:p>
          </table:table-cell>
          <table:table-cell table:formula="of:=&quot;( &quot; &amp; (ROW()-1) &amp; &quot;, '&quot; &amp; [.A335] &amp; &quot;',&quot; &amp; [.B335] &amp; &quot;,&quot; &amp; [.C335] &amp; &quot;,&quot; &amp; [.D335] &amp; &quot;,&quot; &amp; [.E335] &amp; &quot;,&quot; &amp; [.R335] &amp; &quot;,&quot; &amp; [.S335] &amp; &quot;,'2014/09/19',&quot; &amp; [.T335] &amp; &quot;,&quot; &amp; [.U335] &amp; &quot;,&quot; &amp; [.V335] &amp; &quot;,&quot; &amp; [.W335] &amp; &quot;,&quot; &amp; [.X335] &amp; &quot;,&quot; &amp; [.Y335] &amp; &quot;,'&quot; &amp; [.O335] &amp; &quot;','&quot; &amp; [.P335] &amp; &quot;','&quot; &amp; [.Q335] &amp; &quot;'),&quot;" office:value-type="string" office:string-value="( 334, 'Norfolk Southern',112,112.95,111.94,-0.15,-0.13,1600000,'2014/09/19',-0.13,3.81,6.48,20.65,44.11,80.85,'Buy','Strong Buy','Strong Buy')," calcext:value-type="string">
            <text:p>( 334, 'Norfolk Southern',112,112.95,111.94,-0.15,-0.13,1600000,'2014/09/19',-0.13,3.81,6.48,20.65,44.11,80.85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rtheast-utilities" xlink:type="simple">Northeast Utilities</text:a></text:p>
          </table:table-cell>
          <table:table-cell office:value-type="float" office:value="45.45" calcext:value-type="float">
            <text:p>45.45</text:p>
          </table:table-cell>
          <table:table-cell office:value-type="float" office:value="45.57" calcext:value-type="float">
            <text:p>45.57</text:p>
          </table:table-cell>
          <table:table-cell office:value-type="float" office:value="45.25" calcext:value-type="float">
            <text:p>45.2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0.42%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1.97%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7.22%</text:p>
          </table:table-cell>
          <table:table-cell office:value-type="string" calcext:value-type="string">
            <text:p>10.34%</text:p>
          </table:table-cell>
          <table:table-cell office:value-type="string" calcext:value-type="string">
            <text:p>32.70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36];1;LEN([.F336])-1))" office:value-type="float" office:value="0.42" calcext:value-type="float">
            <text:p>0.42</text:p>
          </table:table-cell>
          <table:table-cell table:formula="of:=VALUE(SUBSTITUTE(SUBSTITUTE(SUBSTITUTE([.G336];&quot;M&quot;;&quot;0000&quot;);&quot;K&quot;;&quot;0&quot;);&quot;.&quot;;&quot;&quot;))" office:value-type="float" office:value="1810000" calcext:value-type="float">
            <text:p>1810000</text:p>
          </table:table-cell>
          <table:table-cell table:formula="of:=IF([.I336]=&quot;-&quot;;&quot;NULL&quot;;VALUE(MID([.I336];1;LEN([.I336])-1)))" office:value-type="float" office:value="0.42" calcext:value-type="float">
            <text:p>0.42</text:p>
          </table:table-cell>
          <table:table-cell table:formula="of:=IF([.J336]=&quot;-&quot;;&quot;NULL&quot;;VALUE(MID([.J336];1;LEN([.J336])-1)))" office:value-type="float" office:value="1.97" calcext:value-type="float">
            <text:p>1.97</text:p>
          </table:table-cell>
          <table:table-cell table:formula="of:=IF([.K336]=&quot;-&quot;;&quot;NULL&quot;;VALUE(MID([.K336];1;LEN([.K336])-1)))" office:value-type="float" office:value="0.6" calcext:value-type="float">
            <text:p>0.6</text:p>
          </table:table-cell>
          <table:table-cell table:formula="of:=IF([.L336]=&quot;-&quot;;&quot;NULL&quot;;VALUE(MID([.L336];1;LEN([.L336])-1)))" office:value-type="float" office:value="7.22" calcext:value-type="float">
            <text:p>7.22</text:p>
          </table:table-cell>
          <table:table-cell table:formula="of:=IF([.M336]=&quot;-&quot;;&quot;NULL&quot;;VALUE(MID([.M336];1;LEN([.M336])-1)))" office:value-type="float" office:value="10.34" calcext:value-type="float">
            <text:p>10.34</text:p>
          </table:table-cell>
          <table:table-cell table:formula="of:=IF([.N336]=&quot;-&quot;;&quot;NULL&quot;;VALUE(MID([.N336];1;LEN([.N336])-1)))" office:value-type="float" office:value="32.7" calcext:value-type="float">
            <text:p>32.7</text:p>
          </table:table-cell>
          <table:table-cell table:formula="of:=&quot;( &quot; &amp; (ROW()-1) &amp; &quot;, '&quot; &amp; [.A336] &amp; &quot;',&quot; &amp; [.B336] &amp; &quot;,&quot; &amp; [.C336] &amp; &quot;,&quot; &amp; [.D336] &amp; &quot;,&quot; &amp; [.E336] &amp; &quot;,&quot; &amp; [.R336] &amp; &quot;,&quot; &amp; [.S336] &amp; &quot;,'2014/09/19',&quot; &amp; [.T336] &amp; &quot;,&quot; &amp; [.U336] &amp; &quot;,&quot; &amp; [.V336] &amp; &quot;,&quot; &amp; [.W336] &amp; &quot;,&quot; &amp; [.X336] &amp; &quot;,&quot; &amp; [.Y336] &amp; &quot;,'&quot; &amp; [.O336] &amp; &quot;','&quot; &amp; [.P336] &amp; &quot;','&quot; &amp; [.Q336] &amp; &quot;'),&quot;" office:value-type="string" office:string-value="( 335, 'Northeast Utilities',45.45,45.57,45.25,0.19,0.42,1810000,'2014/09/19',0.42,1.97,0.6,7.22,10.34,32.7,'Strong Buy','Neutral','Strong Buy')," calcext:value-type="string">
            <text:p>( 335, 'Northeast Utilities',45.45,45.57,45.25,0.19,0.42,1810000,'2014/09/19',0.42,1.97,0.6,7.22,10.34,32.7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rthern-trust" xlink:type="simple">Northern Trust</text:a></text:p>
          </table:table-cell>
          <table:table-cell office:value-type="float" office:value="69.63" calcext:value-type="float">
            <text:p>69.63</text:p>
          </table:table-cell>
          <table:table-cell office:value-type="float" office:value="70.65" calcext:value-type="float">
            <text:p>70.65</text:p>
          </table:table-cell>
          <table:table-cell office:value-type="float" office:value="69.63" calcext:value-type="float">
            <text:p>69.63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1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25.14%</text:p>
          </table:table-cell>
          <table:table-cell office:value-type="string" calcext:value-type="string">
            <text:p>99.91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37];1;LEN([.F337])-1))" office:value-type="float" office:value="-1" calcext:value-type="float">
            <text:p>-1</text:p>
          </table:table-cell>
          <table:table-cell table:formula="of:=VALUE(SUBSTITUTE(SUBSTITUTE(SUBSTITUTE([.G337];&quot;M&quot;;&quot;0000&quot;);&quot;K&quot;;&quot;0&quot;);&quot;.&quot;;&quot;&quot;))" office:value-type="float" office:value="1330000" calcext:value-type="float">
            <text:p>1330000</text:p>
          </table:table-cell>
          <table:table-cell table:formula="of:=IF([.I337]=&quot;-&quot;;&quot;NULL&quot;;VALUE(MID([.I337];1;LEN([.I337])-1)))" office:value-type="float" office:value="-1" calcext:value-type="float">
            <text:p>-1</text:p>
          </table:table-cell>
          <table:table-cell table:formula="of:=IF([.J337]=&quot;-&quot;;&quot;NULL&quot;;VALUE(MID([.J337];1;LEN([.J337])-1)))" office:value-type="float" office:value="0.12" calcext:value-type="float">
            <text:p>0.12</text:p>
          </table:table-cell>
          <table:table-cell table:formula="of:=IF([.K337]=&quot;-&quot;;&quot;NULL&quot;;VALUE(MID([.K337];1;LEN([.K337])-1)))" office:value-type="float" office:value="2.41" calcext:value-type="float">
            <text:p>2.41</text:p>
          </table:table-cell>
          <table:table-cell table:formula="of:=IF([.L337]=&quot;-&quot;;&quot;NULL&quot;;VALUE(MID([.L337];1;LEN([.L337])-1)))" office:value-type="float" office:value="12.51" calcext:value-type="float">
            <text:p>12.51</text:p>
          </table:table-cell>
          <table:table-cell table:formula="of:=IF([.M337]=&quot;-&quot;;&quot;NULL&quot;;VALUE(MID([.M337];1;LEN([.M337])-1)))" office:value-type="float" office:value="25.14" calcext:value-type="float">
            <text:p>25.14</text:p>
          </table:table-cell>
          <table:table-cell table:formula="of:=IF([.N337]=&quot;-&quot;;&quot;NULL&quot;;VALUE(MID([.N337];1;LEN([.N337])-1)))" office:value-type="float" office:value="99.91" calcext:value-type="float">
            <text:p>99.91</text:p>
          </table:table-cell>
          <table:table-cell table:formula="of:=&quot;( &quot; &amp; (ROW()-1) &amp; &quot;, '&quot; &amp; [.A337] &amp; &quot;',&quot; &amp; [.B337] &amp; &quot;,&quot; &amp; [.C337] &amp; &quot;,&quot; &amp; [.D337] &amp; &quot;,&quot; &amp; [.E337] &amp; &quot;,&quot; &amp; [.R337] &amp; &quot;,&quot; &amp; [.S337] &amp; &quot;,'2014/09/19',&quot; &amp; [.T337] &amp; &quot;,&quot; &amp; [.U337] &amp; &quot;,&quot; &amp; [.V337] &amp; &quot;,&quot; &amp; [.W337] &amp; &quot;,&quot; &amp; [.X337] &amp; &quot;,&quot; &amp; [.Y337] &amp; &quot;,'&quot; &amp; [.O337] &amp; &quot;','&quot; &amp; [.P337] &amp; &quot;','&quot; &amp; [.Q337] &amp; &quot;'),&quot;" office:value-type="string" office:string-value="( 336, 'Northern Trust',69.63,70.65,69.63,-0.7,-1,1330000,'2014/09/19',-1,0.12,2.41,12.51,25.14,99.91,'Strong Sell','Strong Buy','Strong Buy')," calcext:value-type="string">
            <text:p>( 336, 'Northern Trust',69.63,70.65,69.63,-0.7,-1,1330000,'2014/09/19',-1,0.12,2.41,12.51,25.14,99.91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orthrop-grumman" xlink:type="simple">Northrop Grumman</text:a></text:p>
          </table:table-cell>
          <table:table-cell office:value-type="float" office:value="133.66" calcext:value-type="float">
            <text:p>133.66</text:p>
          </table:table-cell>
          <table:table-cell office:value-type="float" office:value="134.24" calcext:value-type="float">
            <text:p>134.24</text:p>
          </table:table-cell>
          <table:table-cell office:value-type="float" office:value="133.2" calcext:value-type="float">
            <text:p>133.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+0.92%</text:p>
          </table:table-cell>
          <table:table-cell office:value-type="string" calcext:value-type="string">
            <text:p>1.7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2%</text:p>
          </table:table-cell>
          <table:table-cell office:value-type="string" calcext:value-type="string">
            <text:p>2.82%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16.62%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157.5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38];1;LEN([.F338])-1))" office:value-type="float" office:value="0.92" calcext:value-type="float">
            <text:p>0.92</text:p>
          </table:table-cell>
          <table:table-cell table:formula="of:=VALUE(SUBSTITUTE(SUBSTITUTE(SUBSTITUTE([.G338];&quot;M&quot;;&quot;0000&quot;);&quot;K&quot;;&quot;0&quot;);&quot;.&quot;;&quot;&quot;))" office:value-type="float" office:value="1710000" calcext:value-type="float">
            <text:p>1710000</text:p>
          </table:table-cell>
          <table:table-cell table:formula="of:=IF([.I338]=&quot;-&quot;;&quot;NULL&quot;;VALUE(MID([.I338];1;LEN([.I338])-1)))" office:value-type="float" office:value="0.92" calcext:value-type="float">
            <text:p>0.92</text:p>
          </table:table-cell>
          <table:table-cell table:formula="of:=IF([.J338]=&quot;-&quot;;&quot;NULL&quot;;VALUE(MID([.J338];1;LEN([.J338])-1)))" office:value-type="float" office:value="2.82" calcext:value-type="float">
            <text:p>2.82</text:p>
          </table:table-cell>
          <table:table-cell table:formula="of:=IF([.K338]=&quot;-&quot;;&quot;NULL&quot;;VALUE(MID([.K338];1;LEN([.K338])-1)))" office:value-type="float" office:value="4.4" calcext:value-type="float">
            <text:p>4.4</text:p>
          </table:table-cell>
          <table:table-cell table:formula="of:=IF([.L338]=&quot;-&quot;;&quot;NULL&quot;;VALUE(MID([.L338];1;LEN([.L338])-1)))" office:value-type="float" office:value="16.62" calcext:value-type="float">
            <text:p>16.62</text:p>
          </table:table-cell>
          <table:table-cell table:formula="of:=IF([.M338]=&quot;-&quot;;&quot;NULL&quot;;VALUE(MID([.M338];1;LEN([.M338])-1)))" office:value-type="float" office:value="38.8" calcext:value-type="float">
            <text:p>38.8</text:p>
          </table:table-cell>
          <table:table-cell table:formula="of:=IF([.N338]=&quot;-&quot;;&quot;NULL&quot;;VALUE(MID([.N338];1;LEN([.N338])-1)))" office:value-type="float" office:value="157.58" calcext:value-type="float">
            <text:p>157.58</text:p>
          </table:table-cell>
          <table:table-cell table:formula="of:=&quot;( &quot; &amp; (ROW()-1) &amp; &quot;, '&quot; &amp; [.A338] &amp; &quot;',&quot; &amp; [.B338] &amp; &quot;,&quot; &amp; [.C338] &amp; &quot;,&quot; &amp; [.D338] &amp; &quot;,&quot; &amp; [.E338] &amp; &quot;,&quot; &amp; [.R338] &amp; &quot;,&quot; &amp; [.S338] &amp; &quot;,'2014/09/19',&quot; &amp; [.T338] &amp; &quot;,&quot; &amp; [.U338] &amp; &quot;,&quot; &amp; [.V338] &amp; &quot;,&quot; &amp; [.W338] &amp; &quot;,&quot; &amp; [.X338] &amp; &quot;,&quot; &amp; [.Y338] &amp; &quot;,'&quot; &amp; [.O338] &amp; &quot;','&quot; &amp; [.P338] &amp; &quot;','&quot; &amp; [.Q338] &amp; &quot;'),&quot;" office:value-type="string" office:string-value="( 337, 'Northrop Grumman',133.66,134.24,133.2,1.22,0.92,1710000,'2014/09/19',0.92,2.82,4.4,16.62,38.8,157.58,'Strong Buy','Strong Buy','Strong Buy')," calcext:value-type="string">
            <text:p>( 337, 'Northrop Grumman',133.66,134.24,133.2,1.22,0.92,1710000,'2014/09/19',0.92,2.82,4.4,16.62,38.8,157.5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rg-energy-inc" xlink:type="simple">NRG</text:a></text:p>
          </table:table-cell>
          <table:table-cell office:value-type="float" office:value="31.25" calcext:value-type="float">
            <text:p>31.25</text:p>
          </table:table-cell>
          <table:table-cell office:value-type="float" office:value="31.29" calcext:value-type="float">
            <text:p>31.29</text:p>
          </table:table-cell>
          <table:table-cell office:value-type="float" office:value="30.8" calcext:value-type="float">
            <text:p>30.8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+1.46%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46%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4.13%</text:p>
          </table:table-cell>
          <table:table-cell office:value-type="string" calcext:value-type="string">
            <text:p>8.81%</text:p>
          </table:table-cell>
          <table:table-cell office:value-type="string" calcext:value-type="string">
            <text:p>13.51%</text:p>
          </table:table-cell>
          <table:table-cell office:value-type="string" calcext:value-type="string">
            <text:p>39.7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39];1;LEN([.F339])-1))" office:value-type="float" office:value="1.46" calcext:value-type="float">
            <text:p>1.46</text:p>
          </table:table-cell>
          <table:table-cell table:formula="of:=VALUE(SUBSTITUTE(SUBSTITUTE(SUBSTITUTE([.G339];&quot;M&quot;;&quot;0000&quot;);&quot;K&quot;;&quot;0&quot;);&quot;.&quot;;&quot;&quot;))" office:value-type="float" office:value="5030000" calcext:value-type="float">
            <text:p>5030000</text:p>
          </table:table-cell>
          <table:table-cell table:formula="of:=IF([.I339]=&quot;-&quot;;&quot;NULL&quot;;VALUE(MID([.I339];1;LEN([.I339])-1)))" office:value-type="float" office:value="1.46" calcext:value-type="float">
            <text:p>1.46</text:p>
          </table:table-cell>
          <table:table-cell table:formula="of:=IF([.J339]=&quot;-&quot;;&quot;NULL&quot;;VALUE(MID([.J339];1;LEN([.J339])-1)))" office:value-type="float" office:value="3.2" calcext:value-type="float">
            <text:p>3.2</text:p>
          </table:table-cell>
          <table:table-cell table:formula="of:=IF([.K339]=&quot;-&quot;;&quot;NULL&quot;;VALUE(MID([.K339];1;LEN([.K339])-1)))" office:value-type="float" office:value="4.13" calcext:value-type="float">
            <text:p>4.13</text:p>
          </table:table-cell>
          <table:table-cell table:formula="of:=IF([.L339]=&quot;-&quot;;&quot;NULL&quot;;VALUE(MID([.L339];1;LEN([.L339])-1)))" office:value-type="float" office:value="8.81" calcext:value-type="float">
            <text:p>8.81</text:p>
          </table:table-cell>
          <table:table-cell table:formula="of:=IF([.M339]=&quot;-&quot;;&quot;NULL&quot;;VALUE(MID([.M339];1;LEN([.M339])-1)))" office:value-type="float" office:value="13.51" calcext:value-type="float">
            <text:p>13.51</text:p>
          </table:table-cell>
          <table:table-cell table:formula="of:=IF([.N339]=&quot;-&quot;;&quot;NULL&quot;;VALUE(MID([.N339];1;LEN([.N339])-1)))" office:value-type="float" office:value="39.7" calcext:value-type="float">
            <text:p>39.7</text:p>
          </table:table-cell>
          <table:table-cell table:formula="of:=&quot;( &quot; &amp; (ROW()-1) &amp; &quot;, '&quot; &amp; [.A339] &amp; &quot;',&quot; &amp; [.B339] &amp; &quot;,&quot; &amp; [.C339] &amp; &quot;,&quot; &amp; [.D339] &amp; &quot;,&quot; &amp; [.E339] &amp; &quot;,&quot; &amp; [.R339] &amp; &quot;,&quot; &amp; [.S339] &amp; &quot;,'2014/09/19',&quot; &amp; [.T339] &amp; &quot;,&quot; &amp; [.U339] &amp; &quot;,&quot; &amp; [.V339] &amp; &quot;,&quot; &amp; [.W339] &amp; &quot;,&quot; &amp; [.X339] &amp; &quot;,&quot; &amp; [.Y339] &amp; &quot;,'&quot; &amp; [.O339] &amp; &quot;','&quot; &amp; [.P339] &amp; &quot;','&quot; &amp; [.Q339] &amp; &quot;'),&quot;" office:value-type="string" office:string-value="( 338, 'NRG',31.25,31.29,30.8,0.45,1.46,5030000,'2014/09/19',1.46,3.2,4.13,8.81,13.51,39.7,'Strong Buy','Strong Buy','Strong Buy')," calcext:value-type="string">
            <text:p>( 338, 'NRG',31.25,31.29,30.8,0.45,1.46,5030000,'2014/09/19',1.46,3.2,4.13,8.81,13.51,39.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ucor" xlink:type="simple">Nucor</text:a></text:p>
          </table:table-cell>
          <table:table-cell office:value-type="float" office:value="57.64" calcext:value-type="float">
            <text:p>57.64</text:p>
          </table:table-cell>
          <table:table-cell office:value-type="float" office:value="58.31" calcext:value-type="float">
            <text:p>58.31</text:p>
          </table:table-cell>
          <table:table-cell office:value-type="float" office:value="57.5" calcext:value-type="float">
            <text:p>57.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2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4.88%</text:p>
          </table:table-cell>
          <table:table-cell office:value-type="string" calcext:value-type="string">
            <text:p>7.24%</text:p>
          </table:table-cell>
          <table:table-cell office:value-type="string" calcext:value-type="string">
            <text:p>7.98%</text:p>
          </table:table-cell>
          <table:table-cell office:value-type="string" calcext:value-type="string">
            <text:p>14.43%</text:p>
          </table:table-cell>
          <table:table-cell office:value-type="string" calcext:value-type="string">
            <text:p>75.09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40];1;LEN([.F340])-1))" office:value-type="float" office:value="-0.77" calcext:value-type="float">
            <text:p>-0.77</text:p>
          </table:table-cell>
          <table:table-cell table:formula="of:=VALUE(SUBSTITUTE(SUBSTITUTE(SUBSTITUTE([.G340];&quot;M&quot;;&quot;0000&quot;);&quot;K&quot;;&quot;0&quot;);&quot;.&quot;;&quot;&quot;))" office:value-type="float" office:value="2670000" calcext:value-type="float">
            <text:p>2670000</text:p>
          </table:table-cell>
          <table:table-cell table:formula="of:=IF([.I340]=&quot;-&quot;;&quot;NULL&quot;;VALUE(MID([.I340];1;LEN([.I340])-1)))" office:value-type="float" office:value="-0.77" calcext:value-type="float">
            <text:p>-0.77</text:p>
          </table:table-cell>
          <table:table-cell table:formula="of:=IF([.J340]=&quot;-&quot;;&quot;NULL&quot;;VALUE(MID([.J340];1;LEN([.J340])-1)))" office:value-type="float" office:value="4.88" calcext:value-type="float">
            <text:p>4.88</text:p>
          </table:table-cell>
          <table:table-cell table:formula="of:=IF([.K340]=&quot;-&quot;;&quot;NULL&quot;;VALUE(MID([.K340];1;LEN([.K340])-1)))" office:value-type="float" office:value="7.24" calcext:value-type="float">
            <text:p>7.24</text:p>
          </table:table-cell>
          <table:table-cell table:formula="of:=IF([.L340]=&quot;-&quot;;&quot;NULL&quot;;VALUE(MID([.L340];1;LEN([.L340])-1)))" office:value-type="float" office:value="7.98" calcext:value-type="float">
            <text:p>7.98</text:p>
          </table:table-cell>
          <table:table-cell table:formula="of:=IF([.M340]=&quot;-&quot;;&quot;NULL&quot;;VALUE(MID([.M340];1;LEN([.M340])-1)))" office:value-type="float" office:value="14.43" calcext:value-type="float">
            <text:p>14.43</text:p>
          </table:table-cell>
          <table:table-cell table:formula="of:=IF([.N340]=&quot;-&quot;;&quot;NULL&quot;;VALUE(MID([.N340];1;LEN([.N340])-1)))" office:value-type="float" office:value="75.09" calcext:value-type="float">
            <text:p>75.09</text:p>
          </table:table-cell>
          <table:table-cell table:formula="of:=&quot;( &quot; &amp; (ROW()-1) &amp; &quot;, '&quot; &amp; [.A340] &amp; &quot;',&quot; &amp; [.B340] &amp; &quot;,&quot; &amp; [.C340] &amp; &quot;,&quot; &amp; [.D340] &amp; &quot;,&quot; &amp; [.E340] &amp; &quot;,&quot; &amp; [.R340] &amp; &quot;,&quot; &amp; [.S340] &amp; &quot;,'2014/09/19',&quot; &amp; [.T340] &amp; &quot;,&quot; &amp; [.U340] &amp; &quot;,&quot; &amp; [.V340] &amp; &quot;,&quot; &amp; [.W340] &amp; &quot;,&quot; &amp; [.X340] &amp; &quot;,&quot; &amp; [.Y340] &amp; &quot;,'&quot; &amp; [.O340] &amp; &quot;','&quot; &amp; [.P340] &amp; &quot;','&quot; &amp; [.Q340] &amp; &quot;'),&quot;" office:value-type="string" office:string-value="( 339, 'Nucor',57.64,58.31,57.5,-0.45,-0.77,2670000,'2014/09/19',-0.77,4.88,7.24,7.98,14.43,75.09,'Neutral','Strong Buy','Strong Buy')," calcext:value-type="string">
            <text:p>( 339, 'Nucor',57.64,58.31,57.5,-0.45,-0.77,2670000,'2014/09/19',-0.77,4.88,7.24,7.98,14.43,75.09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vidia-corp" xlink:type="simple">NVIDIA</text:a></text:p>
          </table:table-cell>
          <table:table-cell office:value-type="float" office:value="19.08" calcext:value-type="float">
            <text:p>19.08</text:p>
          </table:table-cell>
          <table:table-cell office:value-type="float" office:value="19.52" calcext:value-type="float">
            <text:p>19.52</text:p>
          </table:table-cell>
          <table:table-cell office:value-type="float" office:value="19.05" calcext:value-type="float">
            <text:p>19.05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1.85%</text:p>
          </table:table-cell>
          <table:table-cell office:value-type="string" calcext:value-type="string">
            <text:p>11.0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85%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20.84%</text:p>
          </table:table-cell>
          <table:table-cell office:value-type="string" calcext:value-type="string">
            <text:p>31.95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341];1;LEN([.F341])-1))" office:value-type="float" office:value="-1.85" calcext:value-type="float">
            <text:p>-1.85</text:p>
          </table:table-cell>
          <table:table-cell table:formula="of:=VALUE(SUBSTITUTE(SUBSTITUTE(SUBSTITUTE([.G341];&quot;M&quot;;&quot;0000&quot;);&quot;K&quot;;&quot;0&quot;);&quot;.&quot;;&quot;&quot;))" office:value-type="float" office:value="11000000" calcext:value-type="float">
            <text:p>11000000</text:p>
          </table:table-cell>
          <table:table-cell table:formula="of:=IF([.I341]=&quot;-&quot;;&quot;NULL&quot;;VALUE(MID([.I341];1;LEN([.I341])-1)))" office:value-type="float" office:value="-1.85" calcext:value-type="float">
            <text:p>-1.85</text:p>
          </table:table-cell>
          <table:table-cell table:formula="of:=IF([.J341]=&quot;-&quot;;&quot;NULL&quot;;VALUE(MID([.J341];1;LEN([.J341])-1)))" office:value-type="float" office:value="-0.21" calcext:value-type="float">
            <text:p>-0.21</text:p>
          </table:table-cell>
          <table:table-cell table:formula="of:=IF([.K341]=&quot;-&quot;;&quot;NULL&quot;;VALUE(MID([.K341];1;LEN([.K341])-1)))" office:value-type="float" office:value="0.05" calcext:value-type="float">
            <text:p>0.05</text:p>
          </table:table-cell>
          <table:table-cell table:formula="of:=IF([.L341]=&quot;-&quot;;&quot;NULL&quot;;VALUE(MID([.L341];1;LEN([.L341])-1)))" office:value-type="float" office:value="19.1" calcext:value-type="float">
            <text:p>19.1</text:p>
          </table:table-cell>
          <table:table-cell table:formula="of:=IF([.M341]=&quot;-&quot;;&quot;NULL&quot;;VALUE(MID([.M341];1;LEN([.M341])-1)))" office:value-type="float" office:value="20.84" calcext:value-type="float">
            <text:p>20.84</text:p>
          </table:table-cell>
          <table:table-cell table:formula="of:=IF([.N341]=&quot;-&quot;;&quot;NULL&quot;;VALUE(MID([.N341];1;LEN([.N341])-1)))" office:value-type="float" office:value="31.95" calcext:value-type="float">
            <text:p>31.95</text:p>
          </table:table-cell>
          <table:table-cell table:formula="of:=&quot;( &quot; &amp; (ROW()-1) &amp; &quot;, '&quot; &amp; [.A341] &amp; &quot;',&quot; &amp; [.B341] &amp; &quot;,&quot; &amp; [.C341] &amp; &quot;,&quot; &amp; [.D341] &amp; &quot;,&quot; &amp; [.E341] &amp; &quot;,&quot; &amp; [.R341] &amp; &quot;,&quot; &amp; [.S341] &amp; &quot;,'2014/09/19',&quot; &amp; [.T341] &amp; &quot;,&quot; &amp; [.U341] &amp; &quot;,&quot; &amp; [.V341] &amp; &quot;,&quot; &amp; [.W341] &amp; &quot;,&quot; &amp; [.X341] &amp; &quot;,&quot; &amp; [.Y341] &amp; &quot;,'&quot; &amp; [.O341] &amp; &quot;','&quot; &amp; [.P341] &amp; &quot;','&quot; &amp; [.Q341] &amp; &quot;'),&quot;" office:value-type="string" office:string-value="( 340, 'NVIDIA',19.08,19.52,19.05,-0.36,-1.85,11000000,'2014/09/19',-1.85,-0.21,0.05,19.1,20.84,31.95,'Strong Sell','Sell','Strong Buy')," calcext:value-type="string">
            <text:p>( 340, 'NVIDIA',19.08,19.52,19.05,-0.36,-1.85,11000000,'2014/09/19',-1.85,-0.21,0.05,19.1,20.84,31.95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ccidental-petro" xlink:type="simple">Occidental</text:a></text:p>
          </table:table-cell>
          <table:table-cell office:value-type="float" office:value="97.71" calcext:value-type="float">
            <text:p>97.71</text:p>
          </table:table-cell>
          <table:table-cell office:value-type="float" office:value="98.64" calcext:value-type="float">
            <text:p>98.64</text:p>
          </table:table-cell>
          <table:table-cell office:value-type="float" office:value="97.69" calcext:value-type="float">
            <text:p>97.69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3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-4.46%</text:p>
          </table:table-cell>
          <table:table-cell office:value-type="string" calcext:value-type="string">
            <text:p>2.74%</text:p>
          </table:table-cell>
          <table:table-cell office:value-type="string" calcext:value-type="string">
            <text:p>6.72%</text:p>
          </table:table-cell>
          <table:table-cell office:value-type="string" calcext:value-type="string">
            <text:p>28.0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42];1;LEN([.F342])-1))" office:value-type="float" office:value="-0.16" calcext:value-type="float">
            <text:p>-0.16</text:p>
          </table:table-cell>
          <table:table-cell table:formula="of:=VALUE(SUBSTITUTE(SUBSTITUTE(SUBSTITUTE([.G342];&quot;M&quot;;&quot;0000&quot;);&quot;K&quot;;&quot;0&quot;);&quot;.&quot;;&quot;&quot;))" office:value-type="float" office:value="3640000" calcext:value-type="float">
            <text:p>3640000</text:p>
          </table:table-cell>
          <table:table-cell table:formula="of:=IF([.I342]=&quot;-&quot;;&quot;NULL&quot;;VALUE(MID([.I342];1;LEN([.I342])-1)))" office:value-type="float" office:value="-0.16" calcext:value-type="float">
            <text:p>-0.16</text:p>
          </table:table-cell>
          <table:table-cell table:formula="of:=IF([.J342]=&quot;-&quot;;&quot;NULL&quot;;VALUE(MID([.J342];1;LEN([.J342])-1)))" office:value-type="float" office:value="0.32" calcext:value-type="float">
            <text:p>0.32</text:p>
          </table:table-cell>
          <table:table-cell table:formula="of:=IF([.K342]=&quot;-&quot;;&quot;NULL&quot;;VALUE(MID([.K342];1;LEN([.K342])-1)))" office:value-type="float" office:value="-4.46" calcext:value-type="float">
            <text:p>-4.46</text:p>
          </table:table-cell>
          <table:table-cell table:formula="of:=IF([.L342]=&quot;-&quot;;&quot;NULL&quot;;VALUE(MID([.L342];1;LEN([.L342])-1)))" office:value-type="float" office:value="2.74" calcext:value-type="float">
            <text:p>2.74</text:p>
          </table:table-cell>
          <table:table-cell table:formula="of:=IF([.M342]=&quot;-&quot;;&quot;NULL&quot;;VALUE(MID([.M342];1;LEN([.M342])-1)))" office:value-type="float" office:value="6.72" calcext:value-type="float">
            <text:p>6.72</text:p>
          </table:table-cell>
          <table:table-cell table:formula="of:=IF([.N342]=&quot;-&quot;;&quot;NULL&quot;;VALUE(MID([.N342];1;LEN([.N342])-1)))" office:value-type="float" office:value="28.03" calcext:value-type="float">
            <text:p>28.03</text:p>
          </table:table-cell>
          <table:table-cell table:formula="of:=&quot;( &quot; &amp; (ROW()-1) &amp; &quot;, '&quot; &amp; [.A342] &amp; &quot;',&quot; &amp; [.B342] &amp; &quot;,&quot; &amp; [.C342] &amp; &quot;,&quot; &amp; [.D342] &amp; &quot;,&quot; &amp; [.E342] &amp; &quot;,&quot; &amp; [.R342] &amp; &quot;,&quot; &amp; [.S342] &amp; &quot;,'2014/09/19',&quot; &amp; [.T342] &amp; &quot;,&quot; &amp; [.U342] &amp; &quot;,&quot; &amp; [.V342] &amp; &quot;,&quot; &amp; [.W342] &amp; &quot;,&quot; &amp; [.X342] &amp; &quot;,&quot; &amp; [.Y342] &amp; &quot;,'&quot; &amp; [.O342] &amp; &quot;','&quot; &amp; [.P342] &amp; &quot;','&quot; &amp; [.Q342] &amp; &quot;'),&quot;" office:value-type="string" office:string-value="( 341, 'Occidental',97.71,98.64,97.69,-0.16,-0.16,3640000,'2014/09/19',-0.16,0.32,-4.46,2.74,6.72,28.03,'Strong Sell','Strong Sell','Strong Buy')," calcext:value-type="string">
            <text:p>( 341, 'Occidental',97.71,98.64,97.69,-0.16,-0.16,3640000,'2014/09/19',-0.16,0.32,-4.46,2.74,6.72,28.0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mnicom-gp-inc" xlink:type="simple">Omnicom</text:a></text:p>
          </table:table-cell>
          <table:table-cell office:value-type="float" office:value="70.69" calcext:value-type="float">
            <text:p>70.69</text:p>
          </table:table-cell>
          <table:table-cell office:value-type="float" office:value="70.88" calcext:value-type="float">
            <text:p>70.88</text:p>
          </table:table-cell>
          <table:table-cell office:value-type="float" office:value="70.11" calcext:value-type="float">
            <text:p>70.1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+0.76%</text:p>
          </table:table-cell>
          <table:table-cell office:value-type="string" calcext:value-type="string">
            <text:p>2.1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6%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-2.64%</text:p>
          </table:table-cell>
          <table:table-cell office:value-type="string" calcext:value-type="string">
            <text:p>-4.95%</text:p>
          </table:table-cell>
          <table:table-cell office:value-type="string" calcext:value-type="string">
            <text:p>8.44%</text:p>
          </table:table-cell>
          <table:table-cell office:value-type="string" calcext:value-type="string">
            <text:p>89.82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43];1;LEN([.F343])-1))" office:value-type="float" office:value="0.76" calcext:value-type="float">
            <text:p>0.76</text:p>
          </table:table-cell>
          <table:table-cell table:formula="of:=VALUE(SUBSTITUTE(SUBSTITUTE(SUBSTITUTE([.G343];&quot;M&quot;;&quot;0000&quot;);&quot;K&quot;;&quot;0&quot;);&quot;.&quot;;&quot;&quot;))" office:value-type="float" office:value="2110000" calcext:value-type="float">
            <text:p>2110000</text:p>
          </table:table-cell>
          <table:table-cell table:formula="of:=IF([.I343]=&quot;-&quot;;&quot;NULL&quot;;VALUE(MID([.I343];1;LEN([.I343])-1)))" office:value-type="float" office:value="0.76" calcext:value-type="float">
            <text:p>0.76</text:p>
          </table:table-cell>
          <table:table-cell table:formula="of:=IF([.J343]=&quot;-&quot;;&quot;NULL&quot;;VALUE(MID([.J343];1;LEN([.J343])-1)))" office:value-type="float" office:value="-0.48" calcext:value-type="float">
            <text:p>-0.48</text:p>
          </table:table-cell>
          <table:table-cell table:formula="of:=IF([.K343]=&quot;-&quot;;&quot;NULL&quot;;VALUE(MID([.K343];1;LEN([.K343])-1)))" office:value-type="float" office:value="-2.64" calcext:value-type="float">
            <text:p>-2.64</text:p>
          </table:table-cell>
          <table:table-cell table:formula="of:=IF([.L343]=&quot;-&quot;;&quot;NULL&quot;;VALUE(MID([.L343];1;LEN([.L343])-1)))" office:value-type="float" office:value="-4.95" calcext:value-type="float">
            <text:p>-4.95</text:p>
          </table:table-cell>
          <table:table-cell table:formula="of:=IF([.M343]=&quot;-&quot;;&quot;NULL&quot;;VALUE(MID([.M343];1;LEN([.M343])-1)))" office:value-type="float" office:value="8.44" calcext:value-type="float">
            <text:p>8.44</text:p>
          </table:table-cell>
          <table:table-cell table:formula="of:=IF([.N343]=&quot;-&quot;;&quot;NULL&quot;;VALUE(MID([.N343];1;LEN([.N343])-1)))" office:value-type="float" office:value="89.82" calcext:value-type="float">
            <text:p>89.82</text:p>
          </table:table-cell>
          <table:table-cell table:formula="of:=&quot;( &quot; &amp; (ROW()-1) &amp; &quot;, '&quot; &amp; [.A343] &amp; &quot;',&quot; &amp; [.B343] &amp; &quot;,&quot; &amp; [.C343] &amp; &quot;,&quot; &amp; [.D343] &amp; &quot;,&quot; &amp; [.E343] &amp; &quot;,&quot; &amp; [.R343] &amp; &quot;,&quot; &amp; [.S343] &amp; &quot;,'2014/09/19',&quot; &amp; [.T343] &amp; &quot;,&quot; &amp; [.U343] &amp; &quot;,&quot; &amp; [.V343] &amp; &quot;,&quot; &amp; [.W343] &amp; &quot;,&quot; &amp; [.X343] &amp; &quot;,&quot; &amp; [.Y343] &amp; &quot;,'&quot; &amp; [.O343] &amp; &quot;','&quot; &amp; [.P343] &amp; &quot;','&quot; &amp; [.Q343] &amp; &quot;'),&quot;" office:value-type="string" office:string-value="( 342, 'Omnicom',70.69,70.88,70.11,0.53,0.76,2110000,'2014/09/19',0.76,-0.48,-2.64,-4.95,8.44,89.82,'Buy','Strong Sell','Strong Buy')," calcext:value-type="string">
            <text:p>( 342, 'Omnicom',70.69,70.88,70.11,0.53,0.76,2110000,'2014/09/19',0.76,-0.48,-2.64,-4.95,8.44,89.82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neok" xlink:type="simple">ONEOK</text:a></text:p>
          </table:table-cell>
          <table:table-cell office:value-type="float" office:value="68.41" calcext:value-type="float">
            <text:p>68.41</text:p>
          </table:table-cell>
          <table:table-cell office:value-type="float" office:value="68.96" calcext:value-type="float">
            <text:p>68.96</text:p>
          </table:table-cell>
          <table:table-cell office:value-type="float" office:value="68.23" calcext:value-type="float">
            <text:p>68.23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.17%</text:p>
          </table:table-cell>
          <table:table-cell office:value-type="string" calcext:value-type="string">
            <text:p>1.11%</text:p>
          </table:table-cell>
          <table:table-cell office:value-type="string" calcext:value-type="string">
            <text:p>25.66%</text:p>
          </table:table-cell>
          <table:table-cell office:value-type="string" calcext:value-type="string">
            <text:p>47.12%</text:p>
          </table:table-cell>
          <table:table-cell office:value-type="string" calcext:value-type="string">
            <text:p>106.05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44];1;LEN([.F344])-1))" office:value-type="float" office:value="-0.19" calcext:value-type="float">
            <text:p>-0.19</text:p>
          </table:table-cell>
          <table:table-cell table:formula="of:=VALUE(SUBSTITUTE(SUBSTITUTE(SUBSTITUTE([.G344];&quot;M&quot;;&quot;0000&quot;);&quot;K&quot;;&quot;0&quot;);&quot;.&quot;;&quot;&quot;))" office:value-type="float" office:value="1010000" calcext:value-type="float">
            <text:p>1010000</text:p>
          </table:table-cell>
          <table:table-cell table:formula="of:=IF([.I344]=&quot;-&quot;;&quot;NULL&quot;;VALUE(MID([.I344];1;LEN([.I344])-1)))" office:value-type="float" office:value="-0.19" calcext:value-type="float">
            <text:p>-0.19</text:p>
          </table:table-cell>
          <table:table-cell table:formula="of:=IF([.J344]=&quot;-&quot;;&quot;NULL&quot;;VALUE(MID([.J344];1;LEN([.J344])-1)))" office:value-type="float" office:value="1.17" calcext:value-type="float">
            <text:p>1.17</text:p>
          </table:table-cell>
          <table:table-cell table:formula="of:=IF([.K344]=&quot;-&quot;;&quot;NULL&quot;;VALUE(MID([.K344];1;LEN([.K344])-1)))" office:value-type="float" office:value="1.11" calcext:value-type="float">
            <text:p>1.11</text:p>
          </table:table-cell>
          <table:table-cell table:formula="of:=IF([.L344]=&quot;-&quot;;&quot;NULL&quot;;VALUE(MID([.L344];1;LEN([.L344])-1)))" office:value-type="float" office:value="25.66" calcext:value-type="float">
            <text:p>25.66</text:p>
          </table:table-cell>
          <table:table-cell table:formula="of:=IF([.M344]=&quot;-&quot;;&quot;NULL&quot;;VALUE(MID([.M344];1;LEN([.M344])-1)))" office:value-type="float" office:value="47.12" calcext:value-type="float">
            <text:p>47.12</text:p>
          </table:table-cell>
          <table:table-cell table:formula="of:=IF([.N344]=&quot;-&quot;;&quot;NULL&quot;;VALUE(MID([.N344];1;LEN([.N344])-1)))" office:value-type="float" office:value="106.05" calcext:value-type="float">
            <text:p>106.05</text:p>
          </table:table-cell>
          <table:table-cell table:formula="of:=&quot;( &quot; &amp; (ROW()-1) &amp; &quot;, '&quot; &amp; [.A344] &amp; &quot;',&quot; &amp; [.B344] &amp; &quot;,&quot; &amp; [.C344] &amp; &quot;,&quot; &amp; [.D344] &amp; &quot;,&quot; &amp; [.E344] &amp; &quot;,&quot; &amp; [.R344] &amp; &quot;,&quot; &amp; [.S344] &amp; &quot;,'2014/09/19',&quot; &amp; [.T344] &amp; &quot;,&quot; &amp; [.U344] &amp; &quot;,&quot; &amp; [.V344] &amp; &quot;,&quot; &amp; [.W344] &amp; &quot;,&quot; &amp; [.X344] &amp; &quot;,&quot; &amp; [.Y344] &amp; &quot;,'&quot; &amp; [.O344] &amp; &quot;','&quot; &amp; [.P344] &amp; &quot;','&quot; &amp; [.Q344] &amp; &quot;'),&quot;" office:value-type="string" office:string-value="( 343, 'ONEOK',68.41,68.96,68.23,-0.13,-0.19,1010000,'2014/09/19',-0.19,1.17,1.11,25.66,47.12,106.05,'Neutral','Neutral','Strong Buy')," calcext:value-type="string">
            <text:p>( 343, 'ONEOK',68.41,68.96,68.23,-0.13,-0.19,1010000,'2014/09/19',-0.19,1.17,1.11,25.66,47.12,106.05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racle-corp" xlink:type="simple">Oracle</text:a></text:p>
          </table:table-cell>
          <table:table-cell office:value-type="float" office:value="39.8" calcext:value-type="float">
            <text:p>39.8</text:p>
          </table:table-cell>
          <table:table-cell office:value-type="float" office:value="40.66" calcext:value-type="float">
            <text:p>40.66</text:p>
          </table:table-cell>
          <table:table-cell office:value-type="float" office:value="39.28" calcext:value-type="float">
            <text:p>39.28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-4.21%</text:p>
          </table:table-cell>
          <table:table-cell office:value-type="string" calcext:value-type="string">
            <text:p>82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4.21%</text:p>
          </table:table-cell>
          <table:table-cell office:value-type="string" calcext:value-type="string">
            <text:p>-1.73%</text:p>
          </table:table-cell>
          <table:table-cell office:value-type="string" calcext:value-type="string">
            <text:p>-4.28%</text:p>
          </table:table-cell>
          <table:table-cell office:value-type="string" calcext:value-type="string">
            <text:p>4.03%</text:p>
          </table:table-cell>
          <table:table-cell office:value-type="string" calcext:value-type="string">
            <text:p>16.89%</text:p>
          </table:table-cell>
          <table:table-cell office:value-type="string" calcext:value-type="string">
            <text:p>34.7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45];1;LEN([.F345])-1))" office:value-type="float" office:value="-4.21" calcext:value-type="float">
            <text:p>-4.21</text:p>
          </table:table-cell>
          <table:table-cell table:formula="of:=VALUE(SUBSTITUTE(SUBSTITUTE(SUBSTITUTE([.G345];&quot;M&quot;;&quot;0000&quot;);&quot;K&quot;;&quot;0&quot;);&quot;.&quot;;&quot;&quot;))" office:value-type="float" office:value="82800000" calcext:value-type="float">
            <text:p>82800000</text:p>
          </table:table-cell>
          <table:table-cell table:formula="of:=IF([.I345]=&quot;-&quot;;&quot;NULL&quot;;VALUE(MID([.I345];1;LEN([.I345])-1)))" office:value-type="float" office:value="-4.21" calcext:value-type="float">
            <text:p>-4.21</text:p>
          </table:table-cell>
          <table:table-cell table:formula="of:=IF([.J345]=&quot;-&quot;;&quot;NULL&quot;;VALUE(MID([.J345];1;LEN([.J345])-1)))" office:value-type="float" office:value="-1.73" calcext:value-type="float">
            <text:p>-1.73</text:p>
          </table:table-cell>
          <table:table-cell table:formula="of:=IF([.K345]=&quot;-&quot;;&quot;NULL&quot;;VALUE(MID([.K345];1;LEN([.K345])-1)))" office:value-type="float" office:value="-4.28" calcext:value-type="float">
            <text:p>-4.28</text:p>
          </table:table-cell>
          <table:table-cell table:formula="of:=IF([.L345]=&quot;-&quot;;&quot;NULL&quot;;VALUE(MID([.L345];1;LEN([.L345])-1)))" office:value-type="float" office:value="4.03" calcext:value-type="float">
            <text:p>4.03</text:p>
          </table:table-cell>
          <table:table-cell table:formula="of:=IF([.M345]=&quot;-&quot;;&quot;NULL&quot;;VALUE(MID([.M345];1;LEN([.M345])-1)))" office:value-type="float" office:value="16.89" calcext:value-type="float">
            <text:p>16.89</text:p>
          </table:table-cell>
          <table:table-cell table:formula="of:=IF([.N345]=&quot;-&quot;;&quot;NULL&quot;;VALUE(MID([.N345];1;LEN([.N345])-1)))" office:value-type="float" office:value="34.73" calcext:value-type="float">
            <text:p>34.73</text:p>
          </table:table-cell>
          <table:table-cell table:formula="of:=&quot;( &quot; &amp; (ROW()-1) &amp; &quot;, '&quot; &amp; [.A345] &amp; &quot;',&quot; &amp; [.B345] &amp; &quot;,&quot; &amp; [.C345] &amp; &quot;,&quot; &amp; [.D345] &amp; &quot;,&quot; &amp; [.E345] &amp; &quot;,&quot; &amp; [.R345] &amp; &quot;,&quot; &amp; [.S345] &amp; &quot;,'2014/09/19',&quot; &amp; [.T345] &amp; &quot;,&quot; &amp; [.U345] &amp; &quot;,&quot; &amp; [.V345] &amp; &quot;,&quot; &amp; [.W345] &amp; &quot;,&quot; &amp; [.X345] &amp; &quot;,&quot; &amp; [.Y345] &amp; &quot;,'&quot; &amp; [.O345] &amp; &quot;','&quot; &amp; [.P345] &amp; &quot;','&quot; &amp; [.Q345] &amp; &quot;'),&quot;" office:value-type="string" office:string-value="( 344, 'Oracle',39.8,40.66,39.28,-1.75,-4.21,82800000,'2014/09/19',-4.21,-1.73,-4.28,4.03,16.89,34.73,'Strong Sell','Strong Sell','Strong Buy')," calcext:value-type="string">
            <text:p>( 344, 'Oracle',39.8,40.66,39.28,-1.75,-4.21,82800000,'2014/09/19',-4.21,-1.73,-4.28,4.03,16.89,34.7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reilly-automotive" xlink:type="simple">Oreilly</text:a></text:p>
          </table:table-cell>
          <table:table-cell office:value-type="float" office:value="153.83" calcext:value-type="float">
            <text:p>153.83</text:p>
          </table:table-cell>
          <table:table-cell office:value-type="float" office:value="155.96" calcext:value-type="float">
            <text:p>155.96</text:p>
          </table:table-cell>
          <table:table-cell office:value-type="float" office:value="151.47" calcext:value-type="float">
            <text:p>151.47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-0.87%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7%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19.52%</text:p>
          </table:table-cell>
          <table:table-cell office:value-type="string" calcext:value-type="string">
            <text:p>22.34%</text:p>
          </table:table-cell>
          <table:table-cell office:value-type="string" calcext:value-type="string">
            <text:p>120.4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346];1;LEN([.F346])-1))" office:value-type="float" office:value="-0.87" calcext:value-type="float">
            <text:p>-0.87</text:p>
          </table:table-cell>
          <table:table-cell table:formula="of:=VALUE(SUBSTITUTE(SUBSTITUTE(SUBSTITUTE([.G346];&quot;M&quot;;&quot;0000&quot;);&quot;K&quot;;&quot;0&quot;);&quot;.&quot;;&quot;&quot;))" office:value-type="float" office:value="1010000" calcext:value-type="float">
            <text:p>1010000</text:p>
          </table:table-cell>
          <table:table-cell table:formula="of:=IF([.I346]=&quot;-&quot;;&quot;NULL&quot;;VALUE(MID([.I346];1;LEN([.I346])-1)))" office:value-type="float" office:value="-0.87" calcext:value-type="float">
            <text:p>-0.87</text:p>
          </table:table-cell>
          <table:table-cell table:formula="of:=IF([.J346]=&quot;-&quot;;&quot;NULL&quot;;VALUE(MID([.J346];1;LEN([.J346])-1)))" office:value-type="float" office:value="-0.26" calcext:value-type="float">
            <text:p>-0.26</text:p>
          </table:table-cell>
          <table:table-cell table:formula="of:=IF([.K346]=&quot;-&quot;;&quot;NULL&quot;;VALUE(MID([.K346];1;LEN([.K346])-1)))" office:value-type="float" office:value="-0.41" calcext:value-type="float">
            <text:p>-0.41</text:p>
          </table:table-cell>
          <table:table-cell table:formula="of:=IF([.L346]=&quot;-&quot;;&quot;NULL&quot;;VALUE(MID([.L346];1;LEN([.L346])-1)))" office:value-type="float" office:value="19.52" calcext:value-type="float">
            <text:p>19.52</text:p>
          </table:table-cell>
          <table:table-cell table:formula="of:=IF([.M346]=&quot;-&quot;;&quot;NULL&quot;;VALUE(MID([.M346];1;LEN([.M346])-1)))" office:value-type="float" office:value="22.34" calcext:value-type="float">
            <text:p>22.34</text:p>
          </table:table-cell>
          <table:table-cell table:formula="of:=IF([.N346]=&quot;-&quot;;&quot;NULL&quot;;VALUE(MID([.N346];1;LEN([.N346])-1)))" office:value-type="float" office:value="120.42" calcext:value-type="float">
            <text:p>120.42</text:p>
          </table:table-cell>
          <table:table-cell table:formula="of:=&quot;( &quot; &amp; (ROW()-1) &amp; &quot;, '&quot; &amp; [.A346] &amp; &quot;',&quot; &amp; [.B346] &amp; &quot;,&quot; &amp; [.C346] &amp; &quot;,&quot; &amp; [.D346] &amp; &quot;,&quot; &amp; [.E346] &amp; &quot;,&quot; &amp; [.R346] &amp; &quot;,&quot; &amp; [.S346] &amp; &quot;,'2014/09/19',&quot; &amp; [.T346] &amp; &quot;,&quot; &amp; [.U346] &amp; &quot;,&quot; &amp; [.V346] &amp; &quot;,&quot; &amp; [.W346] &amp; &quot;,&quot; &amp; [.X346] &amp; &quot;,&quot; &amp; [.Y346] &amp; &quot;,'&quot; &amp; [.O346] &amp; &quot;','&quot; &amp; [.P346] &amp; &quot;','&quot; &amp; [.Q346] &amp; &quot;'),&quot;" office:value-type="string" office:string-value="( 345, 'Oreilly',153.83,155.96,151.47,-1.35,-0.87,1010000,'2014/09/19',-0.87,-0.26,-0.41,19.52,22.34,120.42,'Strong Sell','Sell','Strong Buy')," calcext:value-type="string">
            <text:p>( 345, 'Oreilly',153.83,155.96,151.47,-1.35,-0.87,1010000,'2014/09/19',-0.87,-0.26,-0.41,19.52,22.34,120.42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owens-illinois-inc" xlink:type="simple">Owens-Illinois</text:a></text:p>
          </table:table-cell>
          <table:table-cell office:value-type="float" office:value="27.95" calcext:value-type="float">
            <text:p>27.95</text:p>
          </table:table-cell>
          <table:table-cell office:value-type="float" office:value="28.25" calcext:value-type="float">
            <text:p>28.25</text:p>
          </table:table-cell>
          <table:table-cell office:value-type="float" office:value="27.83" calcext:value-type="float">
            <text:p>27.83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2.2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-11.33%</text:p>
          </table:table-cell>
          <table:table-cell office:value-type="string" calcext:value-type="string">
            <text:p>-10.19%</text:p>
          </table:table-cell>
          <table:table-cell office:value-type="string" calcext:value-type="string">
            <text:p>-21.88%</text:p>
          </table:table-cell>
          <table:table-cell office:value-type="string" calcext:value-type="string">
            <text:p>-8.39%</text:p>
          </table:table-cell>
          <table:table-cell office:value-type="string" calcext:value-type="string">
            <text:p>66.37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347];1;LEN([.F347])-1))" office:value-type="float" office:value="-0.53" calcext:value-type="float">
            <text:p>-0.53</text:p>
          </table:table-cell>
          <table:table-cell table:formula="of:=VALUE(SUBSTITUTE(SUBSTITUTE(SUBSTITUTE([.G347];&quot;M&quot;;&quot;0000&quot;);&quot;K&quot;;&quot;0&quot;);&quot;.&quot;;&quot;&quot;))" office:value-type="float" office:value="2230000" calcext:value-type="float">
            <text:p>2230000</text:p>
          </table:table-cell>
          <table:table-cell table:formula="of:=IF([.I347]=&quot;-&quot;;&quot;NULL&quot;;VALUE(MID([.I347];1;LEN([.I347])-1)))" office:value-type="float" office:value="-0.53" calcext:value-type="float">
            <text:p>-0.53</text:p>
          </table:table-cell>
          <table:table-cell table:formula="of:=IF([.J347]=&quot;-&quot;;&quot;NULL&quot;;VALUE(MID([.J347];1;LEN([.J347])-1)))" office:value-type="float" office:value="-11.33" calcext:value-type="float">
            <text:p>-11.33</text:p>
          </table:table-cell>
          <table:table-cell table:formula="of:=IF([.K347]=&quot;-&quot;;&quot;NULL&quot;;VALUE(MID([.K347];1;LEN([.K347])-1)))" office:value-type="float" office:value="-10.19" calcext:value-type="float">
            <text:p>-10.19</text:p>
          </table:table-cell>
          <table:table-cell table:formula="of:=IF([.L347]=&quot;-&quot;;&quot;NULL&quot;;VALUE(MID([.L347];1;LEN([.L347])-1)))" office:value-type="float" office:value="-21.88" calcext:value-type="float">
            <text:p>-21.88</text:p>
          </table:table-cell>
          <table:table-cell table:formula="of:=IF([.M347]=&quot;-&quot;;&quot;NULL&quot;;VALUE(MID([.M347];1;LEN([.M347])-1)))" office:value-type="float" office:value="-8.39" calcext:value-type="float">
            <text:p>-8.39</text:p>
          </table:table-cell>
          <table:table-cell table:formula="of:=IF([.N347]=&quot;-&quot;;&quot;NULL&quot;;VALUE(MID([.N347];1;LEN([.N347])-1)))" office:value-type="float" office:value="66.37" calcext:value-type="float">
            <text:p>66.37</text:p>
          </table:table-cell>
          <table:table-cell table:formula="of:=&quot;( &quot; &amp; (ROW()-1) &amp; &quot;, '&quot; &amp; [.A347] &amp; &quot;',&quot; &amp; [.B347] &amp; &quot;,&quot; &amp; [.C347] &amp; &quot;,&quot; &amp; [.D347] &amp; &quot;,&quot; &amp; [.E347] &amp; &quot;,&quot; &amp; [.R347] &amp; &quot;,&quot; &amp; [.S347] &amp; &quot;,'2014/09/19',&quot; &amp; [.T347] &amp; &quot;,&quot; &amp; [.U347] &amp; &quot;,&quot; &amp; [.V347] &amp; &quot;,&quot; &amp; [.W347] &amp; &quot;,&quot; &amp; [.X347] &amp; &quot;,&quot; &amp; [.Y347] &amp; &quot;,'&quot; &amp; [.O347] &amp; &quot;','&quot; &amp; [.P347] &amp; &quot;','&quot; &amp; [.Q347] &amp; &quot;'),&quot;" office:value-type="string" office:string-value="( 346, 'Owens-Illinois',27.95,28.25,27.83,-0.15,-0.53,2230000,'2014/09/19',-0.53,-11.33,-10.19,-21.88,-8.39,66.37,'Strong Sell','Strong Sell','Strong Sell')," calcext:value-type="string">
            <text:p>( 346, 'Owens-Illinois',27.95,28.25,27.83,-0.15,-0.53,2230000,'2014/09/19',-0.53,-11.33,-10.19,-21.88,-8.39,66.37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paccar-inc" xlink:type="simple">PACCAR</text:a></text:p>
          </table:table-cell>
          <table:table-cell office:value-type="float" office:value="59.78" calcext:value-type="float">
            <text:p>59.78</text:p>
          </table:table-cell>
          <table:table-cell office:value-type="float" office:value="60.53" calcext:value-type="float">
            <text:p>60.53</text:p>
          </table:table-cell>
          <table:table-cell office:value-type="float" office:value="59.63" calcext:value-type="float">
            <text:p>59.6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2.2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-5.58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5.34%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348];1;LEN([.F348])-1))" office:value-type="float" office:value="-0.5" calcext:value-type="float">
            <text:p>-0.5</text:p>
          </table:table-cell>
          <table:table-cell table:formula="of:=VALUE(SUBSTITUTE(SUBSTITUTE(SUBSTITUTE([.G348];&quot;M&quot;;&quot;0000&quot;);&quot;K&quot;;&quot;0&quot;);&quot;.&quot;;&quot;&quot;))" office:value-type="float" office:value="2250000" calcext:value-type="float">
            <text:p>2250000</text:p>
          </table:table-cell>
          <table:table-cell table:formula="of:=IF([.I348]=&quot;-&quot;;&quot;NULL&quot;;VALUE(MID([.I348];1;LEN([.I348])-1)))" office:value-type="float" office:value="-0.5" calcext:value-type="float">
            <text:p>-0.5</text:p>
          </table:table-cell>
          <table:table-cell table:formula="of:=IF([.J348]=&quot;-&quot;;&quot;NULL&quot;;VALUE(MID([.J348];1;LEN([.J348])-1)))" office:value-type="float" office:value="-0.6" calcext:value-type="float">
            <text:p>-0.6</text:p>
          </table:table-cell>
          <table:table-cell table:formula="of:=IF([.K348]=&quot;-&quot;;&quot;NULL&quot;;VALUE(MID([.K348];1;LEN([.K348])-1)))" office:value-type="float" office:value="-5.58" calcext:value-type="float">
            <text:p>-5.58</text:p>
          </table:table-cell>
          <table:table-cell table:formula="of:=IF([.L348]=&quot;-&quot;;&quot;NULL&quot;;VALUE(MID([.L348];1;LEN([.L348])-1)))" office:value-type="float" office:value="1.03" calcext:value-type="float">
            <text:p>1.03</text:p>
          </table:table-cell>
          <table:table-cell table:formula="of:=IF([.M348]=&quot;-&quot;;&quot;NULL&quot;;VALUE(MID([.M348];1;LEN([.M348])-1)))" office:value-type="float" office:value="5.34" calcext:value-type="float">
            <text:p>5.34</text:p>
          </table:table-cell>
          <table:table-cell table:formula="of:=IF([.N348]=&quot;-&quot;;&quot;NULL&quot;;VALUE(MID([.N348];1;LEN([.N348])-1)))" office:value-type="float" office:value="68.68" calcext:value-type="float">
            <text:p>68.68</text:p>
          </table:table-cell>
          <table:table-cell table:formula="of:=&quot;( &quot; &amp; (ROW()-1) &amp; &quot;, '&quot; &amp; [.A348] &amp; &quot;',&quot; &amp; [.B348] &amp; &quot;,&quot; &amp; [.C348] &amp; &quot;,&quot; &amp; [.D348] &amp; &quot;,&quot; &amp; [.E348] &amp; &quot;,&quot; &amp; [.R348] &amp; &quot;,&quot; &amp; [.S348] &amp; &quot;,'2014/09/19',&quot; &amp; [.T348] &amp; &quot;,&quot; &amp; [.U348] &amp; &quot;,&quot; &amp; [.V348] &amp; &quot;,&quot; &amp; [.W348] &amp; &quot;,&quot; &amp; [.X348] &amp; &quot;,&quot; &amp; [.Y348] &amp; &quot;,'&quot; &amp; [.O348] &amp; &quot;','&quot; &amp; [.P348] &amp; &quot;','&quot; &amp; [.Q348] &amp; &quot;'),&quot;" office:value-type="string" office:string-value="( 347, 'PACCAR',59.78,60.53,59.63,-0.3,-0.5,2250000,'2014/09/19',-0.5,-0.6,-5.58,1.03,5.34,68.68,'Sell','Strong Sell','Buy')," calcext:value-type="string">
            <text:p>( 347, 'PACCAR',59.78,60.53,59.63,-0.3,-0.5,2250000,'2014/09/19',-0.5,-0.6,-5.58,1.03,5.34,68.68,'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acific-gas-electric" xlink:type="simple">Pacific Gas&amp;Electric</text:a></text:p>
          </table:table-cell>
          <table:table-cell office:value-type="float" office:value="45.84" calcext:value-type="float">
            <text:p>45.84</text:p>
          </table:table-cell>
          <table:table-cell office:value-type="float" office:value="46.11" calcext:value-type="float">
            <text:p>46.11</text:p>
          </table:table-cell>
          <table:table-cell office:value-type="float" office:value="45.68" calcext:value-type="float">
            <text:p>45.68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4.3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3%</text:p>
          </table:table-cell>
          <table:table-cell office:value-type="string" calcext:value-type="string">
            <text:p>-1.16%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10.56%</text:p>
          </table:table-cell>
          <table:table-cell office:value-type="string" calcext:value-type="string">
            <text:p>8.09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49];1;LEN([.F349])-1))" office:value-type="float" office:value="-0.13" calcext:value-type="float">
            <text:p>-0.13</text:p>
          </table:table-cell>
          <table:table-cell table:formula="of:=VALUE(SUBSTITUTE(SUBSTITUTE(SUBSTITUTE([.G349];&quot;M&quot;;&quot;0000&quot;);&quot;K&quot;;&quot;0&quot;);&quot;.&quot;;&quot;&quot;))" office:value-type="float" office:value="4340000" calcext:value-type="float">
            <text:p>4340000</text:p>
          </table:table-cell>
          <table:table-cell table:formula="of:=IF([.I349]=&quot;-&quot;;&quot;NULL&quot;;VALUE(MID([.I349];1;LEN([.I349])-1)))" office:value-type="float" office:value="-0.13" calcext:value-type="float">
            <text:p>-0.13</text:p>
          </table:table-cell>
          <table:table-cell table:formula="of:=IF([.J349]=&quot;-&quot;;&quot;NULL&quot;;VALUE(MID([.J349];1;LEN([.J349])-1)))" office:value-type="float" office:value="-1.16" calcext:value-type="float">
            <text:p>-1.16</text:p>
          </table:table-cell>
          <table:table-cell table:formula="of:=IF([.K349]=&quot;-&quot;;&quot;NULL&quot;;VALUE(MID([.K349];1;LEN([.K349])-1)))" office:value-type="float" office:value="-0.02" calcext:value-type="float">
            <text:p>-0.02</text:p>
          </table:table-cell>
          <table:table-cell table:formula="of:=IF([.L349]=&quot;-&quot;;&quot;NULL&quot;;VALUE(MID([.L349];1;LEN([.L349])-1)))" office:value-type="float" office:value="13.8" calcext:value-type="float">
            <text:p>13.8</text:p>
          </table:table-cell>
          <table:table-cell table:formula="of:=IF([.M349]=&quot;-&quot;;&quot;NULL&quot;;VALUE(MID([.M349];1;LEN([.M349])-1)))" office:value-type="float" office:value="10.56" calcext:value-type="float">
            <text:p>10.56</text:p>
          </table:table-cell>
          <table:table-cell table:formula="of:=IF([.N349]=&quot;-&quot;;&quot;NULL&quot;;VALUE(MID([.N349];1;LEN([.N349])-1)))" office:value-type="float" office:value="8.09" calcext:value-type="float">
            <text:p>8.09</text:p>
          </table:table-cell>
          <table:table-cell table:formula="of:=&quot;( &quot; &amp; (ROW()-1) &amp; &quot;, '&quot; &amp; [.A349] &amp; &quot;',&quot; &amp; [.B349] &amp; &quot;,&quot; &amp; [.C349] &amp; &quot;,&quot; &amp; [.D349] &amp; &quot;,&quot; &amp; [.E349] &amp; &quot;,&quot; &amp; [.R349] &amp; &quot;,&quot; &amp; [.S349] &amp; &quot;,'2014/09/19',&quot; &amp; [.T349] &amp; &quot;,&quot; &amp; [.U349] &amp; &quot;,&quot; &amp; [.V349] &amp; &quot;,&quot; &amp; [.W349] &amp; &quot;,&quot; &amp; [.X349] &amp; &quot;,&quot; &amp; [.Y349] &amp; &quot;,'&quot; &amp; [.O349] &amp; &quot;','&quot; &amp; [.P349] &amp; &quot;','&quot; &amp; [.Q349] &amp; &quot;'),&quot;" office:value-type="string" office:string-value="( 348, 'Pacific Gas&amp;Electric',45.84,46.11,45.68,-0.06,-0.13,4340000,'2014/09/19',-0.13,-1.16,-0.02,13.8,10.56,8.09,'Strong Sell','Strong Sell','Strong Buy')," calcext:value-type="string">
            <text:p>( 348, 'Pacific Gas&amp;Electric',45.84,46.11,45.68,-0.06,-0.13,4340000,'2014/09/19',-0.13,-1.16,-0.02,13.8,10.56,8.0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all-corp" xlink:type="simple">Pall</text:a></text:p>
          </table:table-cell>
          <table:table-cell office:value-type="float" office:value="83.88" calcext:value-type="float">
            <text:p>83.88</text:p>
          </table:table-cell>
          <table:table-cell office:value-type="float" office:value="84.69" calcext:value-type="float">
            <text:p>84.69</text:p>
          </table:table-cell>
          <table:table-cell office:value-type="float" office:value="83.5" calcext:value-type="float">
            <text:p>83.5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1.4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0.58%</text:p>
          </table:table-cell>
          <table:table-cell office:value-type="string" calcext:value-type="string">
            <text:p>3.54%</text:p>
          </table:table-cell>
          <table:table-cell office:value-type="string" calcext:value-type="string">
            <text:p>-1.72%</text:p>
          </table:table-cell>
          <table:table-cell office:value-type="string" calcext:value-type="string">
            <text:p>8.61%</text:p>
          </table:table-cell>
          <table:table-cell office:value-type="string" calcext:value-type="string">
            <text:p>99.05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50];1;LEN([.F350])-1))" office:value-type="float" office:value="-0.2" calcext:value-type="float">
            <text:p>-0.2</text:p>
          </table:table-cell>
          <table:table-cell table:formula="of:=VALUE(SUBSTITUTE(SUBSTITUTE(SUBSTITUTE([.G350];&quot;M&quot;;&quot;0000&quot;);&quot;K&quot;;&quot;0&quot;);&quot;.&quot;;&quot;&quot;))" office:value-type="float" office:value="1450000" calcext:value-type="float">
            <text:p>1450000</text:p>
          </table:table-cell>
          <table:table-cell table:formula="of:=IF([.I350]=&quot;-&quot;;&quot;NULL&quot;;VALUE(MID([.I350];1;LEN([.I350])-1)))" office:value-type="float" office:value="-0.2" calcext:value-type="float">
            <text:p>-0.2</text:p>
          </table:table-cell>
          <table:table-cell table:formula="of:=IF([.J350]=&quot;-&quot;;&quot;NULL&quot;;VALUE(MID([.J350];1;LEN([.J350])-1)))" office:value-type="float" office:value="0.58" calcext:value-type="float">
            <text:p>0.58</text:p>
          </table:table-cell>
          <table:table-cell table:formula="of:=IF([.K350]=&quot;-&quot;;&quot;NULL&quot;;VALUE(MID([.K350];1;LEN([.K350])-1)))" office:value-type="float" office:value="3.54" calcext:value-type="float">
            <text:p>3.54</text:p>
          </table:table-cell>
          <table:table-cell table:formula="of:=IF([.L350]=&quot;-&quot;;&quot;NULL&quot;;VALUE(MID([.L350];1;LEN([.L350])-1)))" office:value-type="float" office:value="-1.72" calcext:value-type="float">
            <text:p>-1.72</text:p>
          </table:table-cell>
          <table:table-cell table:formula="of:=IF([.M350]=&quot;-&quot;;&quot;NULL&quot;;VALUE(MID([.M350];1;LEN([.M350])-1)))" office:value-type="float" office:value="8.61" calcext:value-type="float">
            <text:p>8.61</text:p>
          </table:table-cell>
          <table:table-cell table:formula="of:=IF([.N350]=&quot;-&quot;;&quot;NULL&quot;;VALUE(MID([.N350];1;LEN([.N350])-1)))" office:value-type="float" office:value="99.05" calcext:value-type="float">
            <text:p>99.05</text:p>
          </table:table-cell>
          <table:table-cell table:formula="of:=&quot;( &quot; &amp; (ROW()-1) &amp; &quot;, '&quot; &amp; [.A350] &amp; &quot;',&quot; &amp; [.B350] &amp; &quot;,&quot; &amp; [.C350] &amp; &quot;,&quot; &amp; [.D350] &amp; &quot;,&quot; &amp; [.E350] &amp; &quot;,&quot; &amp; [.R350] &amp; &quot;,&quot; &amp; [.S350] &amp; &quot;,'2014/09/19',&quot; &amp; [.T350] &amp; &quot;,&quot; &amp; [.U350] &amp; &quot;,&quot; &amp; [.V350] &amp; &quot;,&quot; &amp; [.W350] &amp; &quot;,&quot; &amp; [.X350] &amp; &quot;,&quot; &amp; [.Y350] &amp; &quot;,'&quot; &amp; [.O350] &amp; &quot;','&quot; &amp; [.P350] &amp; &quot;','&quot; &amp; [.Q350] &amp; &quot;'),&quot;" office:value-type="string" office:string-value="( 349, 'Pall',83.88,84.69,83.5,-0.17,-0.2,1450000,'2014/09/19',-0.2,0.58,3.54,-1.72,8.61,99.05,'Buy','Strong Buy','Strong Buy')," calcext:value-type="string">
            <text:p>( 349, 'Pall',83.88,84.69,83.5,-0.17,-0.2,1450000,'2014/09/19',-0.2,0.58,3.54,-1.72,8.61,99.05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arkerhannifin" xlink:type="simple">Parker-Hannifin</text:a></text:p>
          </table:table-cell>
          <table:table-cell office:value-type="float" office:value="116.63" calcext:value-type="float">
            <text:p>116.63</text:p>
          </table:table-cell>
          <table:table-cell office:value-type="float" office:value="118.22" calcext:value-type="float">
            <text:p>118.22</text:p>
          </table:table-cell>
          <table:table-cell office:value-type="float" office:value="116.19" calcext:value-type="float">
            <text:p>116.19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-0.98%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-9.34%</text:p>
          </table:table-cell>
          <table:table-cell office:value-type="string" calcext:value-type="string">
            <text:p>8.45%</text:p>
          </table:table-cell>
          <table:table-cell office:value-type="string" calcext:value-type="string">
            <text:p>80.51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51];1;LEN([.F351])-1))" office:value-type="float" office:value="-0.54" calcext:value-type="float">
            <text:p>-0.54</text:p>
          </table:table-cell>
          <table:table-cell table:formula="of:=VALUE(SUBSTITUTE(SUBSTITUTE(SUBSTITUTE([.G351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351]=&quot;-&quot;;&quot;NULL&quot;;VALUE(MID([.I351];1;LEN([.I351])-1)))" office:value-type="float" office:value="-0.54" calcext:value-type="float">
            <text:p>-0.54</text:p>
          </table:table-cell>
          <table:table-cell table:formula="of:=IF([.J351]=&quot;-&quot;;&quot;NULL&quot;;VALUE(MID([.J351];1;LEN([.J351])-1)))" office:value-type="float" office:value="-0.98" calcext:value-type="float">
            <text:p>-0.98</text:p>
          </table:table-cell>
          <table:table-cell table:formula="of:=IF([.K351]=&quot;-&quot;;&quot;NULL&quot;;VALUE(MID([.K351];1;LEN([.K351])-1)))" office:value-type="float" office:value="-0.36" calcext:value-type="float">
            <text:p>-0.36</text:p>
          </table:table-cell>
          <table:table-cell table:formula="of:=IF([.L351]=&quot;-&quot;;&quot;NULL&quot;;VALUE(MID([.L351];1;LEN([.L351])-1)))" office:value-type="float" office:value="-9.34" calcext:value-type="float">
            <text:p>-9.34</text:p>
          </table:table-cell>
          <table:table-cell table:formula="of:=IF([.M351]=&quot;-&quot;;&quot;NULL&quot;;VALUE(MID([.M351];1;LEN([.M351])-1)))" office:value-type="float" office:value="8.45" calcext:value-type="float">
            <text:p>8.45</text:p>
          </table:table-cell>
          <table:table-cell table:formula="of:=IF([.N351]=&quot;-&quot;;&quot;NULL&quot;;VALUE(MID([.N351];1;LEN([.N351])-1)))" office:value-type="float" office:value="80.51" calcext:value-type="float">
            <text:p>80.51</text:p>
          </table:table-cell>
          <table:table-cell table:formula="of:=&quot;( &quot; &amp; (ROW()-1) &amp; &quot;, '&quot; &amp; [.A351] &amp; &quot;',&quot; &amp; [.B351] &amp; &quot;,&quot; &amp; [.C351] &amp; &quot;,&quot; &amp; [.D351] &amp; &quot;,&quot; &amp; [.E351] &amp; &quot;,&quot; &amp; [.R351] &amp; &quot;,&quot; &amp; [.S351] &amp; &quot;,'2014/09/19',&quot; &amp; [.T351] &amp; &quot;,&quot; &amp; [.U351] &amp; &quot;,&quot; &amp; [.V351] &amp; &quot;,&quot; &amp; [.W351] &amp; &quot;,&quot; &amp; [.X351] &amp; &quot;,&quot; &amp; [.Y351] &amp; &quot;,'&quot; &amp; [.O351] &amp; &quot;','&quot; &amp; [.P351] &amp; &quot;','&quot; &amp; [.Q351] &amp; &quot;'),&quot;" office:value-type="string" office:string-value="( 350, 'Parker-Hannifin',116.63,118.22,116.19,-0.63,-0.54,1290000,'2014/09/19',-0.54,-0.98,-0.36,-9.34,8.45,80.51,'Strong Sell','Neutral','Strong Buy')," calcext:value-type="string">
            <text:p>( 350, 'Parker-Hannifin',116.63,118.22,116.19,-0.63,-0.54,1290000,'2014/09/19',-0.54,-0.98,-0.36,-9.34,8.45,80.51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atterson-companies-inc" xlink:type="simple">Patterson</text:a></text:p>
          </table:table-cell>
          <table:table-cell office:value-type="float" office:value="40.65" calcext:value-type="float">
            <text:p>40.65</text:p>
          </table:table-cell>
          <table:table-cell office:value-type="float" office:value="41.15" calcext:value-type="float">
            <text:p>41.15</text:p>
          </table:table-cell>
          <table:table-cell office:value-type="float" office:value="40.59" calcext:value-type="float">
            <text:p>40.5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919.97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-0.32%</text:p>
          </table:table-cell>
          <table:table-cell office:value-type="string" calcext:value-type="string">
            <text:p>44.46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352];1;LEN([.F352])-1))" office:value-type="float" office:value="-0.73" calcext:value-type="float">
            <text:p>-0.73</text:p>
          </table:table-cell>
          <table:table-cell table:formula="of:=VALUE(SUBSTITUTE(SUBSTITUTE(SUBSTITUTE([.G352];&quot;M&quot;;&quot;0000&quot;);&quot;K&quot;;&quot;0&quot;);&quot;.&quot;;&quot;&quot;))" office:value-type="float" office:value="919970" calcext:value-type="float">
            <text:p>919970</text:p>
          </table:table-cell>
          <table:table-cell table:formula="of:=IF([.I352]=&quot;-&quot;;&quot;NULL&quot;;VALUE(MID([.I352];1;LEN([.I352])-1)))" office:value-type="float" office:value="-0.73" calcext:value-type="float">
            <text:p>-0.73</text:p>
          </table:table-cell>
          <table:table-cell table:formula="of:=IF([.J352]=&quot;-&quot;;&quot;NULL&quot;;VALUE(MID([.J352];1;LEN([.J352])-1)))" office:value-type="float" office:value="0.2" calcext:value-type="float">
            <text:p>0.2</text:p>
          </table:table-cell>
          <table:table-cell table:formula="of:=IF([.K352]=&quot;-&quot;;&quot;NULL&quot;;VALUE(MID([.K352];1;LEN([.K352])-1)))" office:value-type="float" office:value="-0.2" calcext:value-type="float">
            <text:p>-0.2</text:p>
          </table:table-cell>
          <table:table-cell table:formula="of:=IF([.L352]=&quot;-&quot;;&quot;NULL&quot;;VALUE(MID([.L352];1;LEN([.L352])-1)))" office:value-type="float" office:value="-1.33" calcext:value-type="float">
            <text:p>-1.33</text:p>
          </table:table-cell>
          <table:table-cell table:formula="of:=IF([.M352]=&quot;-&quot;;&quot;NULL&quot;;VALUE(MID([.M352];1;LEN([.M352])-1)))" office:value-type="float" office:value="-0.32" calcext:value-type="float">
            <text:p>-0.32</text:p>
          </table:table-cell>
          <table:table-cell table:formula="of:=IF([.N352]=&quot;-&quot;;&quot;NULL&quot;;VALUE(MID([.N352];1;LEN([.N352])-1)))" office:value-type="float" office:value="44.46" calcext:value-type="float">
            <text:p>44.46</text:p>
          </table:table-cell>
          <table:table-cell table:formula="of:=&quot;( &quot; &amp; (ROW()-1) &amp; &quot;, '&quot; &amp; [.A352] &amp; &quot;',&quot; &amp; [.B352] &amp; &quot;,&quot; &amp; [.C352] &amp; &quot;,&quot; &amp; [.D352] &amp; &quot;,&quot; &amp; [.E352] &amp; &quot;,&quot; &amp; [.R352] &amp; &quot;,&quot; &amp; [.S352] &amp; &quot;,'2014/09/19',&quot; &amp; [.T352] &amp; &quot;,&quot; &amp; [.U352] &amp; &quot;,&quot; &amp; [.V352] &amp; &quot;,&quot; &amp; [.W352] &amp; &quot;,&quot; &amp; [.X352] &amp; &quot;,&quot; &amp; [.Y352] &amp; &quot;,'&quot; &amp; [.O352] &amp; &quot;','&quot; &amp; [.P352] &amp; &quot;','&quot; &amp; [.Q352] &amp; &quot;'),&quot;" office:value-type="string" office:string-value="( 351, 'Patterson',40.65,41.15,40.59,-0.3,-0.73,919970,'2014/09/19',-0.73,0.2,-0.2,-1.33,-0.32,44.46,'Strong Sell','Strong Buy','Buy')," calcext:value-type="string">
            <text:p>( 351, 'Patterson',40.65,41.15,40.59,-0.3,-0.73,919970,'2014/09/19',-0.73,0.2,-0.2,-1.33,-0.32,44.46,'Strong Sel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aychex-inc" xlink:type="simple">Paychex</text:a></text:p>
          </table:table-cell>
          <table:table-cell office:value-type="float" office:value="42.96" calcext:value-type="float">
            <text:p>42.96</text:p>
          </table:table-cell>
          <table:table-cell office:value-type="float" office:value="43.17" calcext:value-type="float">
            <text:p>43.17</text:p>
          </table:table-cell>
          <table:table-cell office:value-type="float" office:value="42.7" calcext:value-type="float">
            <text:p>42.7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3.0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2.36%</text:p>
          </table:table-cell>
          <table:table-cell office:value-type="string" calcext:value-type="string">
            <text:p>2.07%</text:p>
          </table:table-cell>
          <table:table-cell office:value-type="string" calcext:value-type="string">
            <text:p>-5.64%</text:p>
          </table:table-cell>
          <table:table-cell office:value-type="string" calcext:value-type="string">
            <text:p>4.81%</text:p>
          </table:table-cell>
          <table:table-cell office:value-type="string" calcext:value-type="string">
            <text:p>62.8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53];1;LEN([.F353])-1))" office:value-type="float" office:value="-0.05" calcext:value-type="float">
            <text:p>-0.05</text:p>
          </table:table-cell>
          <table:table-cell table:formula="of:=VALUE(SUBSTITUTE(SUBSTITUTE(SUBSTITUTE([.G353];&quot;M&quot;;&quot;0000&quot;);&quot;K&quot;;&quot;0&quot;);&quot;.&quot;;&quot;&quot;))" office:value-type="float" office:value="3020000" calcext:value-type="float">
            <text:p>3020000</text:p>
          </table:table-cell>
          <table:table-cell table:formula="of:=IF([.I353]=&quot;-&quot;;&quot;NULL&quot;;VALUE(MID([.I353];1;LEN([.I353])-1)))" office:value-type="float" office:value="-0.05" calcext:value-type="float">
            <text:p>-0.05</text:p>
          </table:table-cell>
          <table:table-cell table:formula="of:=IF([.J353]=&quot;-&quot;;&quot;NULL&quot;;VALUE(MID([.J353];1;LEN([.J353])-1)))" office:value-type="float" office:value="2.36" calcext:value-type="float">
            <text:p>2.36</text:p>
          </table:table-cell>
          <table:table-cell table:formula="of:=IF([.K353]=&quot;-&quot;;&quot;NULL&quot;;VALUE(MID([.K353];1;LEN([.K353])-1)))" office:value-type="float" office:value="2.07" calcext:value-type="float">
            <text:p>2.07</text:p>
          </table:table-cell>
          <table:table-cell table:formula="of:=IF([.L353]=&quot;-&quot;;&quot;NULL&quot;;VALUE(MID([.L353];1;LEN([.L353])-1)))" office:value-type="float" office:value="-5.64" calcext:value-type="float">
            <text:p>-5.64</text:p>
          </table:table-cell>
          <table:table-cell table:formula="of:=IF([.M353]=&quot;-&quot;;&quot;NULL&quot;;VALUE(MID([.M353];1;LEN([.M353])-1)))" office:value-type="float" office:value="4.81" calcext:value-type="float">
            <text:p>4.81</text:p>
          </table:table-cell>
          <table:table-cell table:formula="of:=IF([.N353]=&quot;-&quot;;&quot;NULL&quot;;VALUE(MID([.N353];1;LEN([.N353])-1)))" office:value-type="float" office:value="62.85" calcext:value-type="float">
            <text:p>62.85</text:p>
          </table:table-cell>
          <table:table-cell table:formula="of:=&quot;( &quot; &amp; (ROW()-1) &amp; &quot;, '&quot; &amp; [.A353] &amp; &quot;',&quot; &amp; [.B353] &amp; &quot;,&quot; &amp; [.C353] &amp; &quot;,&quot; &amp; [.D353] &amp; &quot;,&quot; &amp; [.E353] &amp; &quot;,&quot; &amp; [.R353] &amp; &quot;,&quot; &amp; [.S353] &amp; &quot;,'2014/09/19',&quot; &amp; [.T353] &amp; &quot;,&quot; &amp; [.U353] &amp; &quot;,&quot; &amp; [.V353] &amp; &quot;,&quot; &amp; [.W353] &amp; &quot;,&quot; &amp; [.X353] &amp; &quot;,&quot; &amp; [.Y353] &amp; &quot;,'&quot; &amp; [.O353] &amp; &quot;','&quot; &amp; [.P353] &amp; &quot;','&quot; &amp; [.Q353] &amp; &quot;'),&quot;" office:value-type="string" office:string-value="( 352, 'Paychex',42.96,43.17,42.7,-0.02,-0.05,3020000,'2014/09/19',-0.05,2.36,2.07,-5.64,4.81,62.85,'Strong Buy','Strong Buy','Strong Buy')," calcext:value-type="string">
            <text:p>( 352, 'Paychex',42.96,43.17,42.7,-0.02,-0.05,3020000,'2014/09/19',-0.05,2.36,2.07,-5.64,4.81,62.8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abody-energy" xlink:type="simple">Peabody Energy</text:a></text:p>
          </table:table-cell>
          <table:table-cell office:value-type="float" office:value="13.29" calcext:value-type="float">
            <text:p>13.29</text:p>
          </table:table-cell>
          <table:table-cell office:value-type="float" office:value="13.68" calcext:value-type="float">
            <text:p>13.68</text:p>
          </table:table-cell>
          <table:table-cell office:value-type="float" office:value="13.15" calcext:value-type="float">
            <text:p>13.1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1.48%</text:p>
          </table:table-cell>
          <table:table-cell office:value-type="string" calcext:value-type="string">
            <text:p>33.9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8%</text:p>
          </table:table-cell>
          <table:table-cell office:value-type="string" calcext:value-type="string">
            <text:p>-7.96%</text:p>
          </table:table-cell>
          <table:table-cell office:value-type="string" calcext:value-type="string">
            <text:p>-18.57%</text:p>
          </table:table-cell>
          <table:table-cell office:value-type="string" calcext:value-type="string">
            <text:p>-31.95%</text:p>
          </table:table-cell>
          <table:table-cell office:value-type="string" calcext:value-type="string">
            <text:p>-26.82%</text:p>
          </table:table-cell>
          <table:table-cell office:value-type="string" calcext:value-type="string">
            <text:p>-66.74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354];1;LEN([.F354])-1))" office:value-type="float" office:value="-1.48" calcext:value-type="float">
            <text:p>-1.48</text:p>
          </table:table-cell>
          <table:table-cell table:formula="of:=VALUE(SUBSTITUTE(SUBSTITUTE(SUBSTITUTE([.G354];&quot;M&quot;;&quot;0000&quot;);&quot;K&quot;;&quot;0&quot;);&quot;.&quot;;&quot;&quot;))" office:value-type="float" office:value="33960000" calcext:value-type="float">
            <text:p>33960000</text:p>
          </table:table-cell>
          <table:table-cell table:formula="of:=IF([.I354]=&quot;-&quot;;&quot;NULL&quot;;VALUE(MID([.I354];1;LEN([.I354])-1)))" office:value-type="float" office:value="-1.48" calcext:value-type="float">
            <text:p>-1.48</text:p>
          </table:table-cell>
          <table:table-cell table:formula="of:=IF([.J354]=&quot;-&quot;;&quot;NULL&quot;;VALUE(MID([.J354];1;LEN([.J354])-1)))" office:value-type="float" office:value="-7.96" calcext:value-type="float">
            <text:p>-7.96</text:p>
          </table:table-cell>
          <table:table-cell table:formula="of:=IF([.K354]=&quot;-&quot;;&quot;NULL&quot;;VALUE(MID([.K354];1;LEN([.K354])-1)))" office:value-type="float" office:value="-18.57" calcext:value-type="float">
            <text:p>-18.57</text:p>
          </table:table-cell>
          <table:table-cell table:formula="of:=IF([.L354]=&quot;-&quot;;&quot;NULL&quot;;VALUE(MID([.L354];1;LEN([.L354])-1)))" office:value-type="float" office:value="-31.95" calcext:value-type="float">
            <text:p>-31.95</text:p>
          </table:table-cell>
          <table:table-cell table:formula="of:=IF([.M354]=&quot;-&quot;;&quot;NULL&quot;;VALUE(MID([.M354];1;LEN([.M354])-1)))" office:value-type="float" office:value="-26.82" calcext:value-type="float">
            <text:p>-26.82</text:p>
          </table:table-cell>
          <table:table-cell table:formula="of:=IF([.N354]=&quot;-&quot;;&quot;NULL&quot;;VALUE(MID([.N354];1;LEN([.N354])-1)))" office:value-type="float" office:value="-66.74" calcext:value-type="float">
            <text:p>-66.74</text:p>
          </table:table-cell>
          <table:table-cell table:formula="of:=&quot;( &quot; &amp; (ROW()-1) &amp; &quot;, '&quot; &amp; [.A354] &amp; &quot;',&quot; &amp; [.B354] &amp; &quot;,&quot; &amp; [.C354] &amp; &quot;,&quot; &amp; [.D354] &amp; &quot;,&quot; &amp; [.E354] &amp; &quot;,&quot; &amp; [.R354] &amp; &quot;,&quot; &amp; [.S354] &amp; &quot;,'2014/09/19',&quot; &amp; [.T354] &amp; &quot;,&quot; &amp; [.U354] &amp; &quot;,&quot; &amp; [.V354] &amp; &quot;,&quot; &amp; [.W354] &amp; &quot;,&quot; &amp; [.X354] &amp; &quot;,&quot; &amp; [.Y354] &amp; &quot;,'&quot; &amp; [.O354] &amp; &quot;','&quot; &amp; [.P354] &amp; &quot;','&quot; &amp; [.Q354] &amp; &quot;'),&quot;" office:value-type="string" office:string-value="( 353, 'Peabody Energy',13.29,13.68,13.15,-0.2,-1.48,33960000,'2014/09/19',-1.48,-7.96,-18.57,-31.95,-26.82,-66.74,'Strong Sell','Strong Sell','Strong Sell')," calcext:value-type="string">
            <text:p>( 353, 'Peabody Energy',13.29,13.68,13.15,-0.2,-1.48,33960000,'2014/09/19',-1.48,-7.96,-18.57,-31.95,-26.82,-66.74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pentair" xlink:type="simple">Pentair</text:a></text:p>
          </table:table-cell>
          <table:table-cell office:value-type="float" office:value="67.9" calcext:value-type="float">
            <text:p>67.9</text:p>
          </table:table-cell>
          <table:table-cell office:value-type="float" office:value="68.3" calcext:value-type="float">
            <text:p>68.3</text:p>
          </table:table-cell>
          <table:table-cell office:value-type="float" office:value="67.38" calcext:value-type="float">
            <text:p>67.3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0.76%</text:p>
          </table:table-cell>
          <table:table-cell office:value-type="string" calcext:value-type="string">
            <text:p>-3.03%</text:p>
          </table:table-cell>
          <table:table-cell office:value-type="string" calcext:value-type="string">
            <text:p>-12.58%</text:p>
          </table:table-cell>
          <table:table-cell office:value-type="string" calcext:value-type="string">
            <text:p>3.16%</text:p>
          </table:table-cell>
          <table:table-cell office:value-type="string" calcext:value-type="string">
            <text:p>107.20%</text:p>
          </table:table-cell>
          <table:table-cell office:value-type="string" calcext:value-type="string">
            <text:p>Strong Buy</text:p>
          </table:table-cell>
          <table:table-cell table:number-columns-repeated="2" office:value-type="string" calcext:value-type="string">
            <text:p>Neutral</text:p>
          </table:table-cell>
          <table:table-cell table:formula="of:=VALUE(MID([.F355];1;LEN([.F355])-1))" office:value-type="float" office:value="0.31" calcext:value-type="float">
            <text:p>0.31</text:p>
          </table:table-cell>
          <table:table-cell table:formula="of:=VALUE(SUBSTITUTE(SUBSTITUTE(SUBSTITUTE([.G355];&quot;M&quot;;&quot;0000&quot;);&quot;K&quot;;&quot;0&quot;);&quot;.&quot;;&quot;&quot;))" office:value-type="float" office:value="1700000" calcext:value-type="float">
            <text:p>1700000</text:p>
          </table:table-cell>
          <table:table-cell table:formula="of:=IF([.I355]=&quot;-&quot;;&quot;NULL&quot;;VALUE(MID([.I355];1;LEN([.I355])-1)))" office:value-type="float" office:value="0.31" calcext:value-type="float">
            <text:p>0.31</text:p>
          </table:table-cell>
          <table:table-cell table:formula="of:=IF([.J355]=&quot;-&quot;;&quot;NULL&quot;;VALUE(MID([.J355];1;LEN([.J355])-1)))" office:value-type="float" office:value="0.76" calcext:value-type="float">
            <text:p>0.76</text:p>
          </table:table-cell>
          <table:table-cell table:formula="of:=IF([.K355]=&quot;-&quot;;&quot;NULL&quot;;VALUE(MID([.K355];1;LEN([.K355])-1)))" office:value-type="float" office:value="-3.03" calcext:value-type="float">
            <text:p>-3.03</text:p>
          </table:table-cell>
          <table:table-cell table:formula="of:=IF([.L355]=&quot;-&quot;;&quot;NULL&quot;;VALUE(MID([.L355];1;LEN([.L355])-1)))" office:value-type="float" office:value="-12.58" calcext:value-type="float">
            <text:p>-12.58</text:p>
          </table:table-cell>
          <table:table-cell table:formula="of:=IF([.M355]=&quot;-&quot;;&quot;NULL&quot;;VALUE(MID([.M355];1;LEN([.M355])-1)))" office:value-type="float" office:value="3.16" calcext:value-type="float">
            <text:p>3.16</text:p>
          </table:table-cell>
          <table:table-cell table:formula="of:=IF([.N355]=&quot;-&quot;;&quot;NULL&quot;;VALUE(MID([.N355];1;LEN([.N355])-1)))" office:value-type="float" office:value="107.2" calcext:value-type="float">
            <text:p>107.2</text:p>
          </table:table-cell>
          <table:table-cell table:formula="of:=&quot;( &quot; &amp; (ROW()-1) &amp; &quot;, '&quot; &amp; [.A355] &amp; &quot;',&quot; &amp; [.B355] &amp; &quot;,&quot; &amp; [.C355] &amp; &quot;,&quot; &amp; [.D355] &amp; &quot;,&quot; &amp; [.E355] &amp; &quot;,&quot; &amp; [.R355] &amp; &quot;,&quot; &amp; [.S355] &amp; &quot;,'2014/09/19',&quot; &amp; [.T355] &amp; &quot;,&quot; &amp; [.U355] &amp; &quot;,&quot; &amp; [.V355] &amp; &quot;,&quot; &amp; [.W355] &amp; &quot;,&quot; &amp; [.X355] &amp; &quot;,&quot; &amp; [.Y355] &amp; &quot;,'&quot; &amp; [.O355] &amp; &quot;','&quot; &amp; [.P355] &amp; &quot;','&quot; &amp; [.Q355] &amp; &quot;'),&quot;" office:value-type="string" office:string-value="( 354, 'Pentair',67.9,68.3,67.38,0.21,0.31,1700000,'2014/09/19',0.31,0.76,-3.03,-12.58,3.16,107.2,'Strong Buy','Neutral','Neutral')," calcext:value-type="string">
            <text:p>( 354, 'Pentair',67.9,68.3,67.38,0.21,0.31,1700000,'2014/09/19',0.31,0.76,-3.03,-12.58,3.16,107.2,'Strong Buy','Neutra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peoples-united-financial" xlink:type="simple">People's United</text:a></text:p>
          </table:table-cell>
          <table:table-cell office:value-type="float" office:value="14.9" calcext:value-type="float">
            <text:p>14.9</text:p>
          </table:table-cell>
          <table:table-cell office:value-type="float" office:value="15.12" calcext:value-type="float">
            <text:p>15.12</text:p>
          </table:table-cell>
          <table:table-cell office:value-type="float" office:value="14.89" calcext:value-type="float">
            <text:p>14.89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-0.27%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4.12%</text:p>
          </table:table-cell>
          <table:table-cell office:value-type="string" calcext:value-type="string">
            <text:p>28.6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56];1;LEN([.F356])-1))" office:value-type="float" office:value="-0.53" calcext:value-type="float">
            <text:p>-0.53</text:p>
          </table:table-cell>
          <table:table-cell table:formula="of:=VALUE(SUBSTITUTE(SUBSTITUTE(SUBSTITUTE([.G356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356]=&quot;-&quot;;&quot;NULL&quot;;VALUE(MID([.I356];1;LEN([.I356])-1)))" office:value-type="float" office:value="-0.53" calcext:value-type="float">
            <text:p>-0.53</text:p>
          </table:table-cell>
          <table:table-cell table:formula="of:=IF([.J356]=&quot;-&quot;;&quot;NULL&quot;;VALUE(MID([.J356];1;LEN([.J356])-1)))" office:value-type="float" office:value="-0.8" calcext:value-type="float">
            <text:p>-0.8</text:p>
          </table:table-cell>
          <table:table-cell table:formula="of:=IF([.K356]=&quot;-&quot;;&quot;NULL&quot;;VALUE(MID([.K356];1;LEN([.K356])-1)))" office:value-type="float" office:value="-0.27" calcext:value-type="float">
            <text:p>-0.27</text:p>
          </table:table-cell>
          <table:table-cell table:formula="of:=IF([.L356]=&quot;-&quot;;&quot;NULL&quot;;VALUE(MID([.L356];1;LEN([.L356])-1)))" office:value-type="float" office:value="-1.46" calcext:value-type="float">
            <text:p>-1.46</text:p>
          </table:table-cell>
          <table:table-cell table:formula="of:=IF([.M356]=&quot;-&quot;;&quot;NULL&quot;;VALUE(MID([.M356];1;LEN([.M356])-1)))" office:value-type="float" office:value="4.12" calcext:value-type="float">
            <text:p>4.12</text:p>
          </table:table-cell>
          <table:table-cell table:formula="of:=IF([.N356]=&quot;-&quot;;&quot;NULL&quot;;VALUE(MID([.N356];1;LEN([.N356])-1)))" office:value-type="float" office:value="28.67" calcext:value-type="float">
            <text:p>28.67</text:p>
          </table:table-cell>
          <table:table-cell table:formula="of:=&quot;( &quot; &amp; (ROW()-1) &amp; &quot;, '&quot; &amp; [.A356] &amp; &quot;',&quot; &amp; [.B356] &amp; &quot;,&quot; &amp; [.C356] &amp; &quot;,&quot; &amp; [.D356] &amp; &quot;,&quot; &amp; [.E356] &amp; &quot;,&quot; &amp; [.R356] &amp; &quot;,&quot; &amp; [.S356] &amp; &quot;,'2014/09/19',&quot; &amp; [.T356] &amp; &quot;,&quot; &amp; [.U356] &amp; &quot;,&quot; &amp; [.V356] &amp; &quot;,&quot; &amp; [.W356] &amp; &quot;,&quot; &amp; [.X356] &amp; &quot;,&quot; &amp; [.Y356] &amp; &quot;,'&quot; &amp; [.O356] &amp; &quot;','&quot; &amp; [.P356] &amp; &quot;','&quot; &amp; [.Q356] &amp; &quot;'),&quot;" office:value-type="string" office:string-value="( 355, 'People's United',14.9,15.12,14.89,-0.08,-0.53,3540000,'2014/09/19',-0.53,-0.8,-0.27,-1.46,4.12,28.67,'Strong Sell','Neutral','Strong Buy')," calcext:value-type="string">
            <text:p>( 355, 'People's United',14.9,15.12,14.89,-0.08,-0.53,3540000,'2014/09/19',-0.53,-0.8,-0.27,-1.46,4.12,28.67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pco-holdings" xlink:type="simple">PEPCO</text:a></text:p>
          </table:table-cell>
          <table:table-cell office:value-type="float" office:value="27.3" calcext:value-type="float">
            <text:p>27.3</text:p>
          </table:table-cell>
          <table:table-cell office:value-type="float" office:value="27.32" calcext:value-type="float">
            <text:p>27.32</text:p>
          </table:table-cell>
          <table:table-cell office:value-type="float" office:value="27.17" calcext:value-type="float">
            <text:p>27.1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+0.44%</text:p>
          </table:table-cell>
          <table:table-cell office:value-type="string" calcext:value-type="string">
            <text:p>1.1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0.74%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42.71%</text:p>
          </table:table-cell>
          <table:table-cell office:value-type="string" calcext:value-type="string">
            <text:p>47.49%</text:p>
          </table:table-cell>
          <table:table-cell office:value-type="string" calcext:value-type="string">
            <text:p>45.7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57];1;LEN([.F357])-1))" office:value-type="float" office:value="0.44" calcext:value-type="float">
            <text:p>0.44</text:p>
          </table:table-cell>
          <table:table-cell table:formula="of:=VALUE(SUBSTITUTE(SUBSTITUTE(SUBSTITUTE([.G357];&quot;M&quot;;&quot;0000&quot;);&quot;K&quot;;&quot;0&quot;);&quot;.&quot;;&quot;&quot;))" office:value-type="float" office:value="1180000" calcext:value-type="float">
            <text:p>1180000</text:p>
          </table:table-cell>
          <table:table-cell table:formula="of:=IF([.I357]=&quot;-&quot;;&quot;NULL&quot;;VALUE(MID([.I357];1;LEN([.I357])-1)))" office:value-type="float" office:value="0.44" calcext:value-type="float">
            <text:p>0.44</text:p>
          </table:table-cell>
          <table:table-cell table:formula="of:=IF([.J357]=&quot;-&quot;;&quot;NULL&quot;;VALUE(MID([.J357];1;LEN([.J357])-1)))" office:value-type="float" office:value="0.74" calcext:value-type="float">
            <text:p>0.74</text:p>
          </table:table-cell>
          <table:table-cell table:formula="of:=IF([.K357]=&quot;-&quot;;&quot;NULL&quot;;VALUE(MID([.K357];1;LEN([.K357])-1)))" office:value-type="float" office:value="-0.15" calcext:value-type="float">
            <text:p>-0.15</text:p>
          </table:table-cell>
          <table:table-cell table:formula="of:=IF([.L357]=&quot;-&quot;;&quot;NULL&quot;;VALUE(MID([.L357];1;LEN([.L357])-1)))" office:value-type="float" office:value="42.71" calcext:value-type="float">
            <text:p>42.71</text:p>
          </table:table-cell>
          <table:table-cell table:formula="of:=IF([.M357]=&quot;-&quot;;&quot;NULL&quot;;VALUE(MID([.M357];1;LEN([.M357])-1)))" office:value-type="float" office:value="47.49" calcext:value-type="float">
            <text:p>47.49</text:p>
          </table:table-cell>
          <table:table-cell table:formula="of:=IF([.N357]=&quot;-&quot;;&quot;NULL&quot;;VALUE(MID([.N357];1;LEN([.N357])-1)))" office:value-type="float" office:value="45.76" calcext:value-type="float">
            <text:p>45.76</text:p>
          </table:table-cell>
          <table:table-cell table:formula="of:=&quot;( &quot; &amp; (ROW()-1) &amp; &quot;, '&quot; &amp; [.A357] &amp; &quot;',&quot; &amp; [.B357] &amp; &quot;,&quot; &amp; [.C357] &amp; &quot;,&quot; &amp; [.D357] &amp; &quot;,&quot; &amp; [.E357] &amp; &quot;,&quot; &amp; [.R357] &amp; &quot;,&quot; &amp; [.S357] &amp; &quot;,'2014/09/19',&quot; &amp; [.T357] &amp; &quot;,&quot; &amp; [.U357] &amp; &quot;,&quot; &amp; [.V357] &amp; &quot;,&quot; &amp; [.W357] &amp; &quot;,&quot; &amp; [.X357] &amp; &quot;,&quot; &amp; [.Y357] &amp; &quot;,'&quot; &amp; [.O357] &amp; &quot;','&quot; &amp; [.P357] &amp; &quot;','&quot; &amp; [.Q357] &amp; &quot;'),&quot;" office:value-type="string" office:string-value="( 356, 'PEPCO',27.3,27.32,27.17,0.12,0.44,1180000,'2014/09/19',0.44,0.74,-0.15,42.71,47.49,45.76,'Strong Buy','Strong Buy','Strong Buy')," calcext:value-type="string">
            <text:p>( 356, 'PEPCO',27.3,27.32,27.17,0.12,0.44,1180000,'2014/09/19',0.44,0.74,-0.15,42.71,47.49,45.7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psico" xlink:type="simple">Pepsico</text:a></text:p>
          </table:table-cell>
          <table:table-cell office:value-type="float" office:value="93.79" calcext:value-type="float">
            <text:p>93.79</text:p>
          </table:table-cell>
          <table:table-cell office:value-type="float" office:value="94.21" calcext:value-type="float">
            <text:p>94.21</text:p>
          </table:table-cell>
          <table:table-cell office:value-type="float" office:value="93.42" calcext:value-type="float">
            <text:p>93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+0.45%</text:p>
          </table:table-cell>
          <table:table-cell office:value-type="string" calcext:value-type="string">
            <text:p>6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3.21%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13.08%</text:p>
          </table:table-cell>
          <table:table-cell office:value-type="string" calcext:value-type="string">
            <text:p>14.74%</text:p>
          </table:table-cell>
          <table:table-cell office:value-type="string" calcext:value-type="string">
            <text:p>54.2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58];1;LEN([.F358])-1))" office:value-type="float" office:value="0.45" calcext:value-type="float">
            <text:p>0.45</text:p>
          </table:table-cell>
          <table:table-cell table:formula="of:=VALUE(SUBSTITUTE(SUBSTITUTE(SUBSTITUTE([.G358];&quot;M&quot;;&quot;0000&quot;);&quot;K&quot;;&quot;0&quot;);&quot;.&quot;;&quot;&quot;))" office:value-type="float" office:value="6040000" calcext:value-type="float">
            <text:p>6040000</text:p>
          </table:table-cell>
          <table:table-cell table:formula="of:=IF([.I358]=&quot;-&quot;;&quot;NULL&quot;;VALUE(MID([.I358];1;LEN([.I358])-1)))" office:value-type="float" office:value="0.45" calcext:value-type="float">
            <text:p>0.45</text:p>
          </table:table-cell>
          <table:table-cell table:formula="of:=IF([.J358]=&quot;-&quot;;&quot;NULL&quot;;VALUE(MID([.J358];1;LEN([.J358])-1)))" office:value-type="float" office:value="3.21" calcext:value-type="float">
            <text:p>3.21</text:p>
          </table:table-cell>
          <table:table-cell table:formula="of:=IF([.K358]=&quot;-&quot;;&quot;NULL&quot;;VALUE(MID([.K358];1;LEN([.K358])-1)))" office:value-type="float" office:value="1.89" calcext:value-type="float">
            <text:p>1.89</text:p>
          </table:table-cell>
          <table:table-cell table:formula="of:=IF([.L358]=&quot;-&quot;;&quot;NULL&quot;;VALUE(MID([.L358];1;LEN([.L358])-1)))" office:value-type="float" office:value="13.08" calcext:value-type="float">
            <text:p>13.08</text:p>
          </table:table-cell>
          <table:table-cell table:formula="of:=IF([.M358]=&quot;-&quot;;&quot;NULL&quot;;VALUE(MID([.M358];1;LEN([.M358])-1)))" office:value-type="float" office:value="14.74" calcext:value-type="float">
            <text:p>14.74</text:p>
          </table:table-cell>
          <table:table-cell table:formula="of:=IF([.N358]=&quot;-&quot;;&quot;NULL&quot;;VALUE(MID([.N358];1;LEN([.N358])-1)))" office:value-type="float" office:value="54.29" calcext:value-type="float">
            <text:p>54.29</text:p>
          </table:table-cell>
          <table:table-cell table:formula="of:=&quot;( &quot; &amp; (ROW()-1) &amp; &quot;, '&quot; &amp; [.A358] &amp; &quot;',&quot; &amp; [.B358] &amp; &quot;,&quot; &amp; [.C358] &amp; &quot;,&quot; &amp; [.D358] &amp; &quot;,&quot; &amp; [.E358] &amp; &quot;,&quot; &amp; [.R358] &amp; &quot;,&quot; &amp; [.S358] &amp; &quot;,'2014/09/19',&quot; &amp; [.T358] &amp; &quot;,&quot; &amp; [.U358] &amp; &quot;,&quot; &amp; [.V358] &amp; &quot;,&quot; &amp; [.W358] &amp; &quot;,&quot; &amp; [.X358] &amp; &quot;,&quot; &amp; [.Y358] &amp; &quot;,'&quot; &amp; [.O358] &amp; &quot;','&quot; &amp; [.P358] &amp; &quot;','&quot; &amp; [.Q358] &amp; &quot;'),&quot;" office:value-type="string" office:string-value="( 357, 'Pepsico',93.79,94.21,93.42,0.42,0.45,6040000,'2014/09/19',0.45,3.21,1.89,13.08,14.74,54.29,'Strong Buy','Strong Buy','Strong Buy')," calcext:value-type="string">
            <text:p>( 357, 'Pepsico',93.79,94.21,93.42,0.42,0.45,6040000,'2014/09/19',0.45,3.21,1.89,13.08,14.74,54.2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rkinelmer" xlink:type="simple">PerkinElmer</text:a></text:p>
          </table:table-cell>
          <table:table-cell office:value-type="float" office:value="44.04" calcext:value-type="float">
            <text:p>44.04</text:p>
          </table:table-cell>
          <table:table-cell office:value-type="float" office:value="44.7" calcext:value-type="float">
            <text:p>44.7</text:p>
          </table:table-cell>
          <table:table-cell office:value-type="float" office:value="44.01" calcext:value-type="float">
            <text:p>44.01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889.4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-1.41%</text:p>
          </table:table-cell>
          <table:table-cell office:value-type="string" calcext:value-type="string">
            <text:p>-2.39%</text:p>
          </table:table-cell>
          <table:table-cell office:value-type="string" calcext:value-type="string">
            <text:p>6.82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125.7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59];1;LEN([.F359])-1))" office:value-type="float" office:value="-0.7" calcext:value-type="float">
            <text:p>-0.7</text:p>
          </table:table-cell>
          <table:table-cell table:formula="of:=VALUE(SUBSTITUTE(SUBSTITUTE(SUBSTITUTE([.G359];&quot;M&quot;;&quot;0000&quot;);&quot;K&quot;;&quot;0&quot;);&quot;.&quot;;&quot;&quot;))" office:value-type="float" office:value="889420" calcext:value-type="float">
            <text:p>889420</text:p>
          </table:table-cell>
          <table:table-cell table:formula="of:=IF([.I359]=&quot;-&quot;;&quot;NULL&quot;;VALUE(MID([.I359];1;LEN([.I359])-1)))" office:value-type="float" office:value="-0.7" calcext:value-type="float">
            <text:p>-0.7</text:p>
          </table:table-cell>
          <table:table-cell table:formula="of:=IF([.J359]=&quot;-&quot;;&quot;NULL&quot;;VALUE(MID([.J359];1;LEN([.J359])-1)))" office:value-type="float" office:value="-1.41" calcext:value-type="float">
            <text:p>-1.41</text:p>
          </table:table-cell>
          <table:table-cell table:formula="of:=IF([.K359]=&quot;-&quot;;&quot;NULL&quot;;VALUE(MID([.K359];1;LEN([.K359])-1)))" office:value-type="float" office:value="-2.39" calcext:value-type="float">
            <text:p>-2.39</text:p>
          </table:table-cell>
          <table:table-cell table:formula="of:=IF([.L359]=&quot;-&quot;;&quot;NULL&quot;;VALUE(MID([.L359];1;LEN([.L359])-1)))" office:value-type="float" office:value="6.82" calcext:value-type="float">
            <text:p>6.82</text:p>
          </table:table-cell>
          <table:table-cell table:formula="of:=IF([.M359]=&quot;-&quot;;&quot;NULL&quot;;VALUE(MID([.M359];1;LEN([.M359])-1)))" office:value-type="float" office:value="15.17" calcext:value-type="float">
            <text:p>15.17</text:p>
          </table:table-cell>
          <table:table-cell table:formula="of:=IF([.N359]=&quot;-&quot;;&quot;NULL&quot;;VALUE(MID([.N359];1;LEN([.N359])-1)))" office:value-type="float" office:value="125.73" calcext:value-type="float">
            <text:p>125.73</text:p>
          </table:table-cell>
          <table:table-cell table:formula="of:=&quot;( &quot; &amp; (ROW()-1) &amp; &quot;, '&quot; &amp; [.A359] &amp; &quot;',&quot; &amp; [.B359] &amp; &quot;,&quot; &amp; [.C359] &amp; &quot;,&quot; &amp; [.D359] &amp; &quot;,&quot; &amp; [.E359] &amp; &quot;,&quot; &amp; [.R359] &amp; &quot;,&quot; &amp; [.S359] &amp; &quot;,'2014/09/19',&quot; &amp; [.T359] &amp; &quot;,&quot; &amp; [.U359] &amp; &quot;,&quot; &amp; [.V359] &amp; &quot;,&quot; &amp; [.W359] &amp; &quot;,&quot; &amp; [.X359] &amp; &quot;,&quot; &amp; [.Y359] &amp; &quot;,'&quot; &amp; [.O359] &amp; &quot;','&quot; &amp; [.P359] &amp; &quot;','&quot; &amp; [.Q359] &amp; &quot;'),&quot;" office:value-type="string" office:string-value="( 358, 'PerkinElmer',44.04,44.7,44.01,-0.31,-0.7,889420,'2014/09/19',-0.7,-1.41,-2.39,6.82,15.17,125.73,'Strong Sell','Strong Sell','Strong Buy')," calcext:value-type="string">
            <text:p>( 358, 'PerkinElmer',44.04,44.7,44.01,-0.31,-0.7,889420,'2014/09/19',-0.7,-1.41,-2.39,6.82,15.17,125.7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rrigo-co" xlink:type="simple">Perrigo</text:a></text:p>
          </table:table-cell>
          <table:table-cell office:value-type="float" office:value="147.27" calcext:value-type="float">
            <text:p>147.27</text:p>
          </table:table-cell>
          <table:table-cell office:value-type="float" office:value="147.86" calcext:value-type="float">
            <text:p>147.86</text:p>
          </table:table-cell>
          <table:table-cell office:value-type="float" office:value="145.96" calcext:value-type="float">
            <text:p>145.9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+0.43%</text:p>
          </table:table-cell>
          <table:table-cell office:value-type="string" calcext:value-type="string">
            <text:p>1.3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1.92%</text:p>
          </table:table-cell>
          <table:table-cell office:value-type="string" calcext:value-type="string">
            <text:p>-0.32%</text:p>
          </table:table-cell>
          <table:table-cell office:value-type="string" calcext:value-type="string">
            <text:p>-4.03%</text:p>
          </table:table-cell>
          <table:table-cell office:value-type="string" calcext:value-type="string">
            <text:p>17.84%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360];1;LEN([.F360])-1))" office:value-type="float" office:value="0.43" calcext:value-type="float">
            <text:p>0.43</text:p>
          </table:table-cell>
          <table:table-cell table:formula="of:=VALUE(SUBSTITUTE(SUBSTITUTE(SUBSTITUTE([.G360];&quot;M&quot;;&quot;0000&quot;);&quot;K&quot;;&quot;0&quot;);&quot;.&quot;;&quot;&quot;))" office:value-type="float" office:value="1390000" calcext:value-type="float">
            <text:p>1390000</text:p>
          </table:table-cell>
          <table:table-cell table:formula="of:=IF([.I360]=&quot;-&quot;;&quot;NULL&quot;;VALUE(MID([.I360];1;LEN([.I360])-1)))" office:value-type="float" office:value="0.43" calcext:value-type="float">
            <text:p>0.43</text:p>
          </table:table-cell>
          <table:table-cell table:formula="of:=IF([.J360]=&quot;-&quot;;&quot;NULL&quot;;VALUE(MID([.J360];1;LEN([.J360])-1)))" office:value-type="float" office:value="1.92" calcext:value-type="float">
            <text:p>1.92</text:p>
          </table:table-cell>
          <table:table-cell table:formula="of:=IF([.K360]=&quot;-&quot;;&quot;NULL&quot;;VALUE(MID([.K360];1;LEN([.K360])-1)))" office:value-type="float" office:value="-0.32" calcext:value-type="float">
            <text:p>-0.32</text:p>
          </table:table-cell>
          <table:table-cell table:formula="of:=IF([.L360]=&quot;-&quot;;&quot;NULL&quot;;VALUE(MID([.L360];1;LEN([.L360])-1)))" office:value-type="float" office:value="-4.03" calcext:value-type="float">
            <text:p>-4.03</text:p>
          </table:table-cell>
          <table:table-cell table:formula="of:=IF([.M360]=&quot;-&quot;;&quot;NULL&quot;;VALUE(MID([.M360];1;LEN([.M360])-1)))" office:value-type="float" office:value="17.84" calcext:value-type="float">
            <text:p>17.84</text:p>
          </table:table-cell>
          <table:table-cell table:formula="of:=IF([.N360]=&quot;-&quot;;&quot;NULL&quot;;VALUE(MID([.N360];1;LEN([.N360])-1)))" office:value-type="string" office:string-value="NULL" calcext:value-type="string">
            <text:p>NULL</text:p>
          </table:table-cell>
          <table:table-cell table:formula="of:=&quot;( &quot; &amp; (ROW()-1) &amp; &quot;, '&quot; &amp; [.A360] &amp; &quot;',&quot; &amp; [.B360] &amp; &quot;,&quot; &amp; [.C360] &amp; &quot;,&quot; &amp; [.D360] &amp; &quot;,&quot; &amp; [.E360] &amp; &quot;,&quot; &amp; [.R360] &amp; &quot;,&quot; &amp; [.S360] &amp; &quot;,'2014/09/19',&quot; &amp; [.T360] &amp; &quot;,&quot; &amp; [.U360] &amp; &quot;,&quot; &amp; [.V360] &amp; &quot;,&quot; &amp; [.W360] &amp; &quot;,&quot; &amp; [.X360] &amp; &quot;,&quot; &amp; [.Y360] &amp; &quot;,'&quot; &amp; [.O360] &amp; &quot;','&quot; &amp; [.P360] &amp; &quot;','&quot; &amp; [.Q360] &amp; &quot;'),&quot;" office:value-type="string" office:string-value="( 359, 'Perrigo',147.27,147.86,145.96,0.63,0.43,1390000,'2014/09/19',0.43,1.92,-0.32,-4.03,17.84,NULL,'Strong Buy','Buy','Strong Buy')," calcext:value-type="string">
            <text:p>( 359, 'Perrigo',147.27,147.86,145.96,0.63,0.43,1390000,'2014/09/19',0.43,1.92,-0.32,-4.03,17.84,NULL,'Strong Buy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etsmart-inc" xlink:type="simple">PetSmart</text:a></text:p>
          </table:table-cell>
          <table:table-cell office:value-type="float" office:value="70.53" calcext:value-type="float">
            <text:p>70.53</text:p>
          </table:table-cell>
          <table:table-cell office:value-type="float" office:value="71.42" calcext:value-type="float">
            <text:p>71.42</text:p>
          </table:table-cell>
          <table:table-cell office:value-type="float" office:value="70.42" calcext:value-type="float">
            <text:p>70.42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892.56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1.23%</text:p>
          </table:table-cell>
          <table:table-cell office:value-type="string" calcext:value-type="string">
            <text:p>-3.05%</text:p>
          </table:table-cell>
          <table:table-cell office:value-type="string" calcext:value-type="string">
            <text:p>-4.35%</text:p>
          </table:table-cell>
          <table:table-cell office:value-type="string" calcext:value-type="string">
            <text:p>63.57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61];1;LEN([.F361])-1))" office:value-type="float" office:value="-0.66" calcext:value-type="float">
            <text:p>-0.66</text:p>
          </table:table-cell>
          <table:table-cell table:formula="of:=VALUE(SUBSTITUTE(SUBSTITUTE(SUBSTITUTE([.G361];&quot;M&quot;;&quot;0000&quot;);&quot;K&quot;;&quot;0&quot;);&quot;.&quot;;&quot;&quot;))" office:value-type="float" office:value="892560" calcext:value-type="float">
            <text:p>892560</text:p>
          </table:table-cell>
          <table:table-cell table:formula="of:=IF([.I361]=&quot;-&quot;;&quot;NULL&quot;;VALUE(MID([.I361];1;LEN([.I361])-1)))" office:value-type="float" office:value="-0.66" calcext:value-type="float">
            <text:p>-0.66</text:p>
          </table:table-cell>
          <table:table-cell table:formula="of:=IF([.J361]=&quot;-&quot;;&quot;NULL&quot;;VALUE(MID([.J361];1;LEN([.J361])-1)))" office:value-type="float" office:value="0.04" calcext:value-type="float">
            <text:p>0.04</text:p>
          </table:table-cell>
          <table:table-cell table:formula="of:=IF([.K361]=&quot;-&quot;;&quot;NULL&quot;;VALUE(MID([.K361];1;LEN([.K361])-1)))" office:value-type="float" office:value="1.23" calcext:value-type="float">
            <text:p>1.23</text:p>
          </table:table-cell>
          <table:table-cell table:formula="of:=IF([.L361]=&quot;-&quot;;&quot;NULL&quot;;VALUE(MID([.L361];1;LEN([.L361])-1)))" office:value-type="float" office:value="-3.05" calcext:value-type="float">
            <text:p>-3.05</text:p>
          </table:table-cell>
          <table:table-cell table:formula="of:=IF([.M361]=&quot;-&quot;;&quot;NULL&quot;;VALUE(MID([.M361];1;LEN([.M361])-1)))" office:value-type="float" office:value="-4.35" calcext:value-type="float">
            <text:p>-4.35</text:p>
          </table:table-cell>
          <table:table-cell table:formula="of:=IF([.N361]=&quot;-&quot;;&quot;NULL&quot;;VALUE(MID([.N361];1;LEN([.N361])-1)))" office:value-type="float" office:value="63.57" calcext:value-type="float">
            <text:p>63.57</text:p>
          </table:table-cell>
          <table:table-cell table:formula="of:=&quot;( &quot; &amp; (ROW()-1) &amp; &quot;, '&quot; &amp; [.A361] &amp; &quot;',&quot; &amp; [.B361] &amp; &quot;,&quot; &amp; [.C361] &amp; &quot;,&quot; &amp; [.D361] &amp; &quot;,&quot; &amp; [.E361] &amp; &quot;,&quot; &amp; [.R361] &amp; &quot;,&quot; &amp; [.S361] &amp; &quot;,'2014/09/19',&quot; &amp; [.T361] &amp; &quot;,&quot; &amp; [.U361] &amp; &quot;,&quot; &amp; [.V361] &amp; &quot;,&quot; &amp; [.W361] &amp; &quot;,&quot; &amp; [.X361] &amp; &quot;,&quot; &amp; [.Y361] &amp; &quot;,'&quot; &amp; [.O361] &amp; &quot;','&quot; &amp; [.P361] &amp; &quot;','&quot; &amp; [.Q361] &amp; &quot;'),&quot;" office:value-type="string" office:string-value="( 360, 'PetSmart',70.53,71.42,70.42,-0.47,-0.66,892560,'2014/09/19',-0.66,0.04,1.23,-3.05,-4.35,63.57,'Strong Sell','Neutral','Strong Buy')," calcext:value-type="string">
            <text:p>( 360, 'PetSmart',70.53,71.42,70.42,-0.47,-0.66,892560,'2014/09/19',-0.66,0.04,1.23,-3.05,-4.35,63.57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fizer" xlink:type="simple">Pfizer</text:a></text:p>
          </table:table-cell>
          <table:table-cell office:value-type="float" office:value="30.4" calcext:value-type="float">
            <text:p>30.4</text:p>
          </table:table-cell>
          <table:table-cell office:value-type="float" office:value="30.84" calcext:value-type="float">
            <text:p>30.84</text:p>
          </table:table-cell>
          <table:table-cell office:value-type="float" office:value="30.26" calcext:value-type="float">
            <text:p>30.26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32.7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-0.75%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70.4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62];1;LEN([.F362])-1))" office:value-type="float" office:value="-0.59" calcext:value-type="float">
            <text:p>-0.59</text:p>
          </table:table-cell>
          <table:table-cell table:formula="of:=VALUE(SUBSTITUTE(SUBSTITUTE(SUBSTITUTE([.G362];&quot;M&quot;;&quot;0000&quot;);&quot;K&quot;;&quot;0&quot;);&quot;.&quot;;&quot;&quot;))" office:value-type="float" office:value="32740000" calcext:value-type="float">
            <text:p>32740000</text:p>
          </table:table-cell>
          <table:table-cell table:formula="of:=IF([.I362]=&quot;-&quot;;&quot;NULL&quot;;VALUE(MID([.I362];1;LEN([.I362])-1)))" office:value-type="float" office:value="-0.59" calcext:value-type="float">
            <text:p>-0.59</text:p>
          </table:table-cell>
          <table:table-cell table:formula="of:=IF([.J362]=&quot;-&quot;;&quot;NULL&quot;;VALUE(MID([.J362];1;LEN([.J362])-1)))" office:value-type="float" office:value="3.3" calcext:value-type="float">
            <text:p>3.3</text:p>
          </table:table-cell>
          <table:table-cell table:formula="of:=IF([.K362]=&quot;-&quot;;&quot;NULL&quot;;VALUE(MID([.K362];1;LEN([.K362])-1)))" office:value-type="float" office:value="5.48" calcext:value-type="float">
            <text:p>5.48</text:p>
          </table:table-cell>
          <table:table-cell table:formula="of:=IF([.L362]=&quot;-&quot;;&quot;NULL&quot;;VALUE(MID([.L362];1;LEN([.L362])-1)))" office:value-type="float" office:value="-0.75" calcext:value-type="float">
            <text:p>-0.75</text:p>
          </table:table-cell>
          <table:table-cell table:formula="of:=IF([.M362]=&quot;-&quot;;&quot;NULL&quot;;VALUE(MID([.M362];1;LEN([.M362])-1)))" office:value-type="float" office:value="4.94" calcext:value-type="float">
            <text:p>4.94</text:p>
          </table:table-cell>
          <table:table-cell table:formula="of:=IF([.N362]=&quot;-&quot;;&quot;NULL&quot;;VALUE(MID([.N362];1;LEN([.N362])-1)))" office:value-type="float" office:value="70.4" calcext:value-type="float">
            <text:p>70.4</text:p>
          </table:table-cell>
          <table:table-cell table:formula="of:=&quot;( &quot; &amp; (ROW()-1) &amp; &quot;, '&quot; &amp; [.A362] &amp; &quot;',&quot; &amp; [.B362] &amp; &quot;,&quot; &amp; [.C362] &amp; &quot;,&quot; &amp; [.D362] &amp; &quot;,&quot; &amp; [.E362] &amp; &quot;,&quot; &amp; [.R362] &amp; &quot;,&quot; &amp; [.S362] &amp; &quot;,'2014/09/19',&quot; &amp; [.T362] &amp; &quot;,&quot; &amp; [.U362] &amp; &quot;,&quot; &amp; [.V362] &amp; &quot;,&quot; &amp; [.W362] &amp; &quot;,&quot; &amp; [.X362] &amp; &quot;,&quot; &amp; [.Y362] &amp; &quot;,'&quot; &amp; [.O362] &amp; &quot;','&quot; &amp; [.P362] &amp; &quot;','&quot; &amp; [.Q362] &amp; &quot;'),&quot;" office:value-type="string" office:string-value="( 361, 'Pfizer',30.4,30.84,30.26,-0.18,-0.59,32740000,'2014/09/19',-0.59,3.3,5.48,-0.75,4.94,70.4,'Neutral','Strong Buy','Strong Buy')," calcext:value-type="string">
            <text:p>( 361, 'Pfizer',30.4,30.84,30.26,-0.18,-0.59,32740000,'2014/09/19',-0.59,3.3,5.48,-0.75,4.94,70.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hilip-morris-intl" xlink:type="simple">Philip Morris</text:a></text:p>
          </table:table-cell>
          <table:table-cell office:value-type="float" office:value="85.55" calcext:value-type="float">
            <text:p>85.55</text:p>
          </table:table-cell>
          <table:table-cell office:value-type="float" office:value="85.68" calcext:value-type="float">
            <text:p>85.68</text:p>
          </table:table-cell>
          <table:table-cell office:value-type="float" office:value="84.7" calcext:value-type="float">
            <text:p>84.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+0.98%</text:p>
          </table:table-cell>
          <table:table-cell office:value-type="string" calcext:value-type="string">
            <text:p>7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8%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-1.81%</text:p>
          </table:table-cell>
          <table:table-cell office:value-type="string" calcext:value-type="string">
            <text:p>-5.44%</text:p>
          </table:table-cell>
          <table:table-cell office:value-type="string" calcext:value-type="string">
            <text:p>28.07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63];1;LEN([.F363])-1))" office:value-type="float" office:value="0.98" calcext:value-type="float">
            <text:p>0.98</text:p>
          </table:table-cell>
          <table:table-cell table:formula="of:=VALUE(SUBSTITUTE(SUBSTITUTE(SUBSTITUTE([.G363];&quot;M&quot;;&quot;0000&quot;);&quot;K&quot;;&quot;0&quot;);&quot;.&quot;;&quot;&quot;))" office:value-type="float" office:value="7560000" calcext:value-type="float">
            <text:p>7560000</text:p>
          </table:table-cell>
          <table:table-cell table:formula="of:=IF([.I363]=&quot;-&quot;;&quot;NULL&quot;;VALUE(MID([.I363];1;LEN([.I363])-1)))" office:value-type="float" office:value="0.98" calcext:value-type="float">
            <text:p>0.98</text:p>
          </table:table-cell>
          <table:table-cell table:formula="of:=IF([.J363]=&quot;-&quot;;&quot;NULL&quot;;VALUE(MID([.J363];1;LEN([.J363])-1)))" office:value-type="float" office:value="1.82" calcext:value-type="float">
            <text:p>1.82</text:p>
          </table:table-cell>
          <table:table-cell table:formula="of:=IF([.K363]=&quot;-&quot;;&quot;NULL&quot;;VALUE(MID([.K363];1;LEN([.K363])-1)))" office:value-type="float" office:value="0.47" calcext:value-type="float">
            <text:p>0.47</text:p>
          </table:table-cell>
          <table:table-cell table:formula="of:=IF([.L363]=&quot;-&quot;;&quot;NULL&quot;;VALUE(MID([.L363];1;LEN([.L363])-1)))" office:value-type="float" office:value="-1.81" calcext:value-type="float">
            <text:p>-1.81</text:p>
          </table:table-cell>
          <table:table-cell table:formula="of:=IF([.M363]=&quot;-&quot;;&quot;NULL&quot;;VALUE(MID([.M363];1;LEN([.M363])-1)))" office:value-type="float" office:value="-5.44" calcext:value-type="float">
            <text:p>-5.44</text:p>
          </table:table-cell>
          <table:table-cell table:formula="of:=IF([.N363]=&quot;-&quot;;&quot;NULL&quot;;VALUE(MID([.N363];1;LEN([.N363])-1)))" office:value-type="float" office:value="28.07" calcext:value-type="float">
            <text:p>28.07</text:p>
          </table:table-cell>
          <table:table-cell table:formula="of:=&quot;( &quot; &amp; (ROW()-1) &amp; &quot;, '&quot; &amp; [.A363] &amp; &quot;',&quot; &amp; [.B363] &amp; &quot;,&quot; &amp; [.C363] &amp; &quot;,&quot; &amp; [.D363] &amp; &quot;,&quot; &amp; [.E363] &amp; &quot;,&quot; &amp; [.R363] &amp; &quot;,&quot; &amp; [.S363] &amp; &quot;,'2014/09/19',&quot; &amp; [.T363] &amp; &quot;,&quot; &amp; [.U363] &amp; &quot;,&quot; &amp; [.V363] &amp; &quot;,&quot; &amp; [.W363] &amp; &quot;,&quot; &amp; [.X363] &amp; &quot;,&quot; &amp; [.Y363] &amp; &quot;,'&quot; &amp; [.O363] &amp; &quot;','&quot; &amp; [.P363] &amp; &quot;','&quot; &amp; [.Q363] &amp; &quot;'),&quot;" office:value-type="string" office:string-value="( 362, 'Philip Morris',85.55,85.68,84.7,0.83,0.98,7560000,'2014/09/19',0.98,1.82,0.47,-1.81,-5.44,28.07,'Strong Buy','Strong Buy','Strong Buy')," calcext:value-type="string">
            <text:p>( 362, 'Philip Morris',85.55,85.68,84.7,0.83,0.98,7560000,'2014/09/19',0.98,1.82,0.47,-1.81,-5.44,28.07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hillips-66-ltd" xlink:type="simple">Phillips 66</text:a></text:p>
          </table:table-cell>
          <table:table-cell office:value-type="float" office:value="85.75" calcext:value-type="float">
            <text:p>85.75</text:p>
          </table:table-cell>
          <table:table-cell office:value-type="float" office:value="86.38" calcext:value-type="float">
            <text:p>86.38</text:p>
          </table:table-cell>
          <table:table-cell office:value-type="float" office:value="85.58" calcext:value-type="float">
            <text:p>85.58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3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6%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11.18%</text:p>
          </table:table-cell>
          <table:table-cell office:value-type="string" calcext:value-type="string">
            <text:p>48.02%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64];1;LEN([.F364])-1))" office:value-type="float" office:value="-0.16" calcext:value-type="float">
            <text:p>-0.16</text:p>
          </table:table-cell>
          <table:table-cell table:formula="of:=VALUE(SUBSTITUTE(SUBSTITUTE(SUBSTITUTE([.G364];&quot;M&quot;;&quot;0000&quot;);&quot;K&quot;;&quot;0&quot;);&quot;.&quot;;&quot;&quot;))" office:value-type="float" office:value="3400000" calcext:value-type="float">
            <text:p>3400000</text:p>
          </table:table-cell>
          <table:table-cell table:formula="of:=IF([.I364]=&quot;-&quot;;&quot;NULL&quot;;VALUE(MID([.I364];1;LEN([.I364])-1)))" office:value-type="float" office:value="-0.16" calcext:value-type="float">
            <text:p>-0.16</text:p>
          </table:table-cell>
          <table:table-cell table:formula="of:=IF([.J364]=&quot;-&quot;;&quot;NULL&quot;;VALUE(MID([.J364];1;LEN([.J364])-1)))" office:value-type="float" office:value="3.29" calcext:value-type="float">
            <text:p>3.29</text:p>
          </table:table-cell>
          <table:table-cell table:formula="of:=IF([.K364]=&quot;-&quot;;&quot;NULL&quot;;VALUE(MID([.K364];1;LEN([.K364])-1)))" office:value-type="float" office:value="-0.57" calcext:value-type="float">
            <text:p>-0.57</text:p>
          </table:table-cell>
          <table:table-cell table:formula="of:=IF([.L364]=&quot;-&quot;;&quot;NULL&quot;;VALUE(MID([.L364];1;LEN([.L364])-1)))" office:value-type="float" office:value="11.18" calcext:value-type="float">
            <text:p>11.18</text:p>
          </table:table-cell>
          <table:table-cell table:formula="of:=IF([.M364]=&quot;-&quot;;&quot;NULL&quot;;VALUE(MID([.M364];1;LEN([.M364])-1)))" office:value-type="float" office:value="48.02" calcext:value-type="float">
            <text:p>48.02</text:p>
          </table:table-cell>
          <table:table-cell table:formula="of:=IF([.N364]=&quot;-&quot;;&quot;NULL&quot;;VALUE(MID([.N364];1;LEN([.N364])-1)))" office:value-type="string" office:string-value="NULL" calcext:value-type="string">
            <text:p>NULL</text:p>
          </table:table-cell>
          <table:table-cell table:formula="of:=&quot;( &quot; &amp; (ROW()-1) &amp; &quot;, '&quot; &amp; [.A364] &amp; &quot;',&quot; &amp; [.B364] &amp; &quot;,&quot; &amp; [.C364] &amp; &quot;,&quot; &amp; [.D364] &amp; &quot;,&quot; &amp; [.E364] &amp; &quot;,&quot; &amp; [.R364] &amp; &quot;,&quot; &amp; [.S364] &amp; &quot;,'2014/09/19',&quot; &amp; [.T364] &amp; &quot;,&quot; &amp; [.U364] &amp; &quot;,&quot; &amp; [.V364] &amp; &quot;,&quot; &amp; [.W364] &amp; &quot;,&quot; &amp; [.X364] &amp; &quot;,&quot; &amp; [.Y364] &amp; &quot;,'&quot; &amp; [.O364] &amp; &quot;','&quot; &amp; [.P364] &amp; &quot;','&quot; &amp; [.Q364] &amp; &quot;'),&quot;" office:value-type="string" office:string-value="( 363, 'Phillips 66',85.75,86.38,85.58,-0.14,-0.16,3400000,'2014/09/19',-0.16,3.29,-0.57,11.18,48.02,NULL,'Neutral','Strong Buy','Strong Buy')," calcext:value-type="string">
            <text:p>( 363, 'Phillips 66',85.75,86.38,85.58,-0.14,-0.16,3400000,'2014/09/19',-0.16,3.29,-0.57,11.18,48.02,NULL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innacle-west" xlink:type="simple">Pinnacle West Capital</text:a></text:p>
          </table:table-cell>
          <table:table-cell office:value-type="float" office:value="56.51" calcext:value-type="float">
            <text:p>56.51</text:p>
          </table:table-cell>
          <table:table-cell office:value-type="float" office:value="56.64" calcext:value-type="float">
            <text:p>56.64</text:p>
          </table:table-cell>
          <table:table-cell office:value-type="float" office:value="56.2" calcext:value-type="float">
            <text:p>56.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+0.48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1.97%</text:p>
          </table:table-cell>
          <table:table-cell office:value-type="string" calcext:value-type="string">
            <text:p>6.78%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30.00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65];1;LEN([.F365])-1))" office:value-type="float" office:value="0.48" calcext:value-type="float">
            <text:p>0.48</text:p>
          </table:table-cell>
          <table:table-cell table:formula="of:=VALUE(SUBSTITUTE(SUBSTITUTE(SUBSTITUTE([.G365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365]=&quot;-&quot;;&quot;NULL&quot;;VALUE(MID([.I365];1;LEN([.I365])-1)))" office:value-type="float" office:value="0.48" calcext:value-type="float">
            <text:p>0.48</text:p>
          </table:table-cell>
          <table:table-cell table:formula="of:=IF([.J365]=&quot;-&quot;;&quot;NULL&quot;;VALUE(MID([.J365];1;LEN([.J365])-1)))" office:value-type="float" office:value="-0.18" calcext:value-type="float">
            <text:p>-0.18</text:p>
          </table:table-cell>
          <table:table-cell table:formula="of:=IF([.K365]=&quot;-&quot;;&quot;NULL&quot;;VALUE(MID([.K365];1;LEN([.K365])-1)))" office:value-type="float" office:value="1.97" calcext:value-type="float">
            <text:p>1.97</text:p>
          </table:table-cell>
          <table:table-cell table:formula="of:=IF([.L365]=&quot;-&quot;;&quot;NULL&quot;;VALUE(MID([.L365];1;LEN([.L365])-1)))" office:value-type="float" office:value="6.78" calcext:value-type="float">
            <text:p>6.78</text:p>
          </table:table-cell>
          <table:table-cell table:formula="of:=IF([.M365]=&quot;-&quot;;&quot;NULL&quot;;VALUE(MID([.M365];1;LEN([.M365])-1)))" office:value-type="float" office:value="2.41" calcext:value-type="float">
            <text:p>2.41</text:p>
          </table:table-cell>
          <table:table-cell table:formula="of:=IF([.N365]=&quot;-&quot;;&quot;NULL&quot;;VALUE(MID([.N365];1;LEN([.N365])-1)))" office:value-type="float" office:value="30" calcext:value-type="float">
            <text:p>30</text:p>
          </table:table-cell>
          <table:table-cell table:formula="of:=&quot;( &quot; &amp; (ROW()-1) &amp; &quot;, '&quot; &amp; [.A365] &amp; &quot;',&quot; &amp; [.B365] &amp; &quot;,&quot; &amp; [.C365] &amp; &quot;,&quot; &amp; [.D365] &amp; &quot;,&quot; &amp; [.E365] &amp; &quot;,&quot; &amp; [.R365] &amp; &quot;,&quot; &amp; [.S365] &amp; &quot;,'2014/09/19',&quot; &amp; [.T365] &amp; &quot;,&quot; &amp; [.U365] &amp; &quot;,&quot; &amp; [.V365] &amp; &quot;,&quot; &amp; [.W365] &amp; &quot;,&quot; &amp; [.X365] &amp; &quot;,&quot; &amp; [.Y365] &amp; &quot;,'&quot; &amp; [.O365] &amp; &quot;','&quot; &amp; [.P365] &amp; &quot;','&quot; &amp; [.Q365] &amp; &quot;'),&quot;" office:value-type="string" office:string-value="( 364, 'Pinnacle West Capital',56.51,56.64,56.2,0.27,0.48,1290000,'2014/09/19',0.48,-0.18,1.97,6.78,2.41,30,'Neutral','Neutral','Strong Buy')," calcext:value-type="string">
            <text:p>( 364, 'Pinnacle West Capital',56.51,56.64,56.2,0.27,0.48,1290000,'2014/09/19',0.48,-0.18,1.97,6.78,2.41,30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ioneer-natural-resources" xlink:type="simple">Pioneer Natural Resources</text:a></text:p>
          </table:table-cell>
          <table:table-cell office:value-type="float" office:value="200.68" calcext:value-type="float">
            <text:p>200.68</text:p>
          </table:table-cell>
          <table:table-cell office:value-type="float" office:value="203.81" calcext:value-type="float">
            <text:p>203.81</text:p>
          </table:table-cell>
          <table:table-cell office:value-type="float" office:value="200.1" calcext:value-type="float">
            <text:p>200.1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1.1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-2.56%</text:p>
          </table:table-cell>
          <table:table-cell office:value-type="string" calcext:value-type="string">
            <text:p>9.02%</text:p>
          </table:table-cell>
          <table:table-cell office:value-type="string" calcext:value-type="string">
            <text:p>9.82%</text:p>
          </table:table-cell>
          <table:table-cell office:value-type="string" calcext:value-type="string">
            <text:p>169.9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66];1;LEN([.F366])-1))" office:value-type="float" office:value="-0.73" calcext:value-type="float">
            <text:p>-0.73</text:p>
          </table:table-cell>
          <table:table-cell table:formula="of:=VALUE(SUBSTITUTE(SUBSTITUTE(SUBSTITUTE([.G366];&quot;M&quot;;&quot;0000&quot;);&quot;K&quot;;&quot;0&quot;);&quot;.&quot;;&quot;&quot;))" office:value-type="float" office:value="1130000" calcext:value-type="float">
            <text:p>1130000</text:p>
          </table:table-cell>
          <table:table-cell table:formula="of:=IF([.I366]=&quot;-&quot;;&quot;NULL&quot;;VALUE(MID([.I366];1;LEN([.I366])-1)))" office:value-type="float" office:value="-0.73" calcext:value-type="float">
            <text:p>-0.73</text:p>
          </table:table-cell>
          <table:table-cell table:formula="of:=IF([.J366]=&quot;-&quot;;&quot;NULL&quot;;VALUE(MID([.J366];1;LEN([.J366])-1)))" office:value-type="float" office:value="-0.78" calcext:value-type="float">
            <text:p>-0.78</text:p>
          </table:table-cell>
          <table:table-cell table:formula="of:=IF([.K366]=&quot;-&quot;;&quot;NULL&quot;;VALUE(MID([.K366];1;LEN([.K366])-1)))" office:value-type="float" office:value="-2.56" calcext:value-type="float">
            <text:p>-2.56</text:p>
          </table:table-cell>
          <table:table-cell table:formula="of:=IF([.L366]=&quot;-&quot;;&quot;NULL&quot;;VALUE(MID([.L366];1;LEN([.L366])-1)))" office:value-type="float" office:value="9.02" calcext:value-type="float">
            <text:p>9.02</text:p>
          </table:table-cell>
          <table:table-cell table:formula="of:=IF([.M366]=&quot;-&quot;;&quot;NULL&quot;;VALUE(MID([.M366];1;LEN([.M366])-1)))" office:value-type="float" office:value="9.82" calcext:value-type="float">
            <text:p>9.82</text:p>
          </table:table-cell>
          <table:table-cell table:formula="of:=IF([.N366]=&quot;-&quot;;&quot;NULL&quot;;VALUE(MID([.N366];1;LEN([.N366])-1)))" office:value-type="float" office:value="169.95" calcext:value-type="float">
            <text:p>169.95</text:p>
          </table:table-cell>
          <table:table-cell table:formula="of:=&quot;( &quot; &amp; (ROW()-1) &amp; &quot;, '&quot; &amp; [.A366] &amp; &quot;',&quot; &amp; [.B366] &amp; &quot;,&quot; &amp; [.C366] &amp; &quot;,&quot; &amp; [.D366] &amp; &quot;,&quot; &amp; [.E366] &amp; &quot;,&quot; &amp; [.R366] &amp; &quot;,&quot; &amp; [.S366] &amp; &quot;,'2014/09/19',&quot; &amp; [.T366] &amp; &quot;,&quot; &amp; [.U366] &amp; &quot;,&quot; &amp; [.V366] &amp; &quot;,&quot; &amp; [.W366] &amp; &quot;,&quot; &amp; [.X366] &amp; &quot;,&quot; &amp; [.Y366] &amp; &quot;,'&quot; &amp; [.O366] &amp; &quot;','&quot; &amp; [.P366] &amp; &quot;','&quot; &amp; [.Q366] &amp; &quot;'),&quot;" office:value-type="string" office:string-value="( 365, 'Pioneer Natural Resources',200.68,203.81,200.1,-1.48,-0.73,1130000,'2014/09/19',-0.73,-0.78,-2.56,9.02,9.82,169.95,'Strong Sell','Strong Sell','Strong Buy')," calcext:value-type="string">
            <text:p>( 365, 'Pioneer Natural Resources',200.68,203.81,200.1,-1.48,-0.73,1130000,'2014/09/19',-0.73,-0.78,-2.56,9.02,9.82,169.9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itney-bowes-inc" xlink:type="simple">Pitney Bowes</text:a></text:p>
          </table:table-cell>
          <table:table-cell office:value-type="float" office:value="25.75" calcext:value-type="float">
            <text:p>25.75</text:p>
          </table:table-cell>
          <table:table-cell office:value-type="float" office:value="25.95" calcext:value-type="float">
            <text:p>25.95</text:p>
          </table:table-cell>
          <table:table-cell office:value-type="float" office:value="25.53" calcext:value-type="float">
            <text:p>25.5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1.5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-2.94%</text:p>
          </table:table-cell>
          <table:table-cell office:value-type="string" calcext:value-type="string">
            <text:p>-3.23%</text:p>
          </table:table-cell>
          <table:table-cell office:value-type="string" calcext:value-type="string">
            <text:p>10.52%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33.2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67];1;LEN([.F367])-1))" office:value-type="float" office:value="-0.04" calcext:value-type="float">
            <text:p>-0.04</text:p>
          </table:table-cell>
          <table:table-cell table:formula="of:=VALUE(SUBSTITUTE(SUBSTITUTE(SUBSTITUTE([.G367];&quot;M&quot;;&quot;0000&quot;);&quot;K&quot;;&quot;0&quot;);&quot;.&quot;;&quot;&quot;))" office:value-type="float" office:value="1550000" calcext:value-type="float">
            <text:p>1550000</text:p>
          </table:table-cell>
          <table:table-cell table:formula="of:=IF([.I367]=&quot;-&quot;;&quot;NULL&quot;;VALUE(MID([.I367];1;LEN([.I367])-1)))" office:value-type="float" office:value="-0.04" calcext:value-type="float">
            <text:p>-0.04</text:p>
          </table:table-cell>
          <table:table-cell table:formula="of:=IF([.J367]=&quot;-&quot;;&quot;NULL&quot;;VALUE(MID([.J367];1;LEN([.J367])-1)))" office:value-type="float" office:value="-2.94" calcext:value-type="float">
            <text:p>-2.94</text:p>
          </table:table-cell>
          <table:table-cell table:formula="of:=IF([.K367]=&quot;-&quot;;&quot;NULL&quot;;VALUE(MID([.K367];1;LEN([.K367])-1)))" office:value-type="float" office:value="-3.23" calcext:value-type="float">
            <text:p>-3.23</text:p>
          </table:table-cell>
          <table:table-cell table:formula="of:=IF([.L367]=&quot;-&quot;;&quot;NULL&quot;;VALUE(MID([.L367];1;LEN([.L367])-1)))" office:value-type="float" office:value="10.52" calcext:value-type="float">
            <text:p>10.52</text:p>
          </table:table-cell>
          <table:table-cell table:formula="of:=IF([.M367]=&quot;-&quot;;&quot;NULL&quot;;VALUE(MID([.M367];1;LEN([.M367])-1)))" office:value-type="float" office:value="41.8" calcext:value-type="float">
            <text:p>41.8</text:p>
          </table:table-cell>
          <table:table-cell table:formula="of:=IF([.N367]=&quot;-&quot;;&quot;NULL&quot;;VALUE(MID([.N367];1;LEN([.N367])-1)))" office:value-type="float" office:value="33.28" calcext:value-type="float">
            <text:p>33.28</text:p>
          </table:table-cell>
          <table:table-cell table:formula="of:=&quot;( &quot; &amp; (ROW()-1) &amp; &quot;, '&quot; &amp; [.A367] &amp; &quot;',&quot; &amp; [.B367] &amp; &quot;,&quot; &amp; [.C367] &amp; &quot;,&quot; &amp; [.D367] &amp; &quot;,&quot; &amp; [.E367] &amp; &quot;,&quot; &amp; [.R367] &amp; &quot;,&quot; &amp; [.S367] &amp; &quot;,'2014/09/19',&quot; &amp; [.T367] &amp; &quot;,&quot; &amp; [.U367] &amp; &quot;,&quot; &amp; [.V367] &amp; &quot;,&quot; &amp; [.W367] &amp; &quot;,&quot; &amp; [.X367] &amp; &quot;,&quot; &amp; [.Y367] &amp; &quot;,'&quot; &amp; [.O367] &amp; &quot;','&quot; &amp; [.P367] &amp; &quot;','&quot; &amp; [.Q367] &amp; &quot;'),&quot;" office:value-type="string" office:string-value="( 366, 'Pitney Bowes',25.75,25.95,25.53,-0.01,-0.04,1550000,'2014/09/19',-0.04,-2.94,-3.23,10.52,41.8,33.28,'Strong Sell','Strong Sell','Strong Buy')," calcext:value-type="string">
            <text:p>( 366, 'Pitney Bowes',25.75,25.95,25.53,-0.01,-0.04,1550000,'2014/09/19',-0.04,-2.94,-3.23,10.52,41.8,33.28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lum-creek-timb" xlink:type="simple">Plum Creek Timber</text:a></text:p>
          </table:table-cell>
          <table:table-cell office:value-type="float" office:value="40.11" calcext:value-type="float">
            <text:p>40.11</text:p>
          </table:table-cell>
          <table:table-cell office:value-type="float" office:value="40.25" calcext:value-type="float">
            <text:p>40.25</text:p>
          </table:table-cell>
          <table:table-cell office:value-type="float" office:value="39.95" calcext:value-type="float">
            <text:p>39.9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+0.55%</text:p>
          </table:table-cell>
          <table:table-cell office:value-type="string" calcext:value-type="string">
            <text:p>1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-2.74%</text:p>
          </table:table-cell>
          <table:table-cell office:value-type="string" calcext:value-type="string">
            <text:p>-13.76%</text:p>
          </table:table-cell>
          <table:table-cell office:value-type="string" calcext:value-type="string">
            <text:p>-16.05%</text:p>
          </table:table-cell>
          <table:table-cell office:value-type="string" calcext:value-type="string">
            <text:p>13.15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Sell</text:p>
          </table:table-cell>
          <table:table-cell table:formula="of:=VALUE(MID([.F368];1;LEN([.F368])-1))" office:value-type="float" office:value="0.55" calcext:value-type="float">
            <text:p>0.55</text:p>
          </table:table-cell>
          <table:table-cell table:formula="of:=VALUE(SUBSTITUTE(SUBSTITUTE(SUBSTITUTE([.G368];&quot;M&quot;;&quot;0000&quot;);&quot;K&quot;;&quot;0&quot;);&quot;.&quot;;&quot;&quot;))" office:value-type="float" office:value="1610000" calcext:value-type="float">
            <text:p>1610000</text:p>
          </table:table-cell>
          <table:table-cell table:formula="of:=IF([.I368]=&quot;-&quot;;&quot;NULL&quot;;VALUE(MID([.I368];1;LEN([.I368])-1)))" office:value-type="float" office:value="0.55" calcext:value-type="float">
            <text:p>0.55</text:p>
          </table:table-cell>
          <table:table-cell table:formula="of:=IF([.J368]=&quot;-&quot;;&quot;NULL&quot;;VALUE(MID([.J368];1;LEN([.J368])-1)))" office:value-type="float" office:value="1.21" calcext:value-type="float">
            <text:p>1.21</text:p>
          </table:table-cell>
          <table:table-cell table:formula="of:=IF([.K368]=&quot;-&quot;;&quot;NULL&quot;;VALUE(MID([.K368];1;LEN([.K368])-1)))" office:value-type="float" office:value="-2.74" calcext:value-type="float">
            <text:p>-2.74</text:p>
          </table:table-cell>
          <table:table-cell table:formula="of:=IF([.L368]=&quot;-&quot;;&quot;NULL&quot;;VALUE(MID([.L368];1;LEN([.L368])-1)))" office:value-type="float" office:value="-13.76" calcext:value-type="float">
            <text:p>-13.76</text:p>
          </table:table-cell>
          <table:table-cell table:formula="of:=IF([.M368]=&quot;-&quot;;&quot;NULL&quot;;VALUE(MID([.M368];1;LEN([.M368])-1)))" office:value-type="float" office:value="-16.05" calcext:value-type="float">
            <text:p>-16.05</text:p>
          </table:table-cell>
          <table:table-cell table:formula="of:=IF([.N368]=&quot;-&quot;;&quot;NULL&quot;;VALUE(MID([.N368];1;LEN([.N368])-1)))" office:value-type="float" office:value="13.15" calcext:value-type="float">
            <text:p>13.15</text:p>
          </table:table-cell>
          <table:table-cell table:formula="of:=&quot;( &quot; &amp; (ROW()-1) &amp; &quot;, '&quot; &amp; [.A368] &amp; &quot;',&quot; &amp; [.B368] &amp; &quot;,&quot; &amp; [.C368] &amp; &quot;,&quot; &amp; [.D368] &amp; &quot;,&quot; &amp; [.E368] &amp; &quot;,&quot; &amp; [.R368] &amp; &quot;,&quot; &amp; [.S368] &amp; &quot;,'2014/09/19',&quot; &amp; [.T368] &amp; &quot;,&quot; &amp; [.U368] &amp; &quot;,&quot; &amp; [.V368] &amp; &quot;,&quot; &amp; [.W368] &amp; &quot;,&quot; &amp; [.X368] &amp; &quot;,&quot; &amp; [.Y368] &amp; &quot;,'&quot; &amp; [.O368] &amp; &quot;','&quot; &amp; [.P368] &amp; &quot;','&quot; &amp; [.Q368] &amp; &quot;'),&quot;" office:value-type="string" office:string-value="( 367, 'Plum Creek Timber',40.11,40.25,39.95,0.22,0.55,1610000,'2014/09/19',0.55,1.21,-2.74,-13.76,-16.05,13.15,'Buy','Strong Sell','Strong Sell')," calcext:value-type="string">
            <text:p>( 367, 'Plum Creek Timber',40.11,40.25,39.95,0.22,0.55,1610000,'2014/09/19',0.55,1.21,-2.74,-13.76,-16.05,13.15,'Buy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pnc-fin-serv" xlink:type="simple">PNC Financial</text:a></text:p>
          </table:table-cell>
          <table:table-cell office:value-type="float" office:value="87.89" calcext:value-type="float">
            <text:p>87.89</text:p>
          </table:table-cell>
          <table:table-cell office:value-type="float" office:value="88.8" calcext:value-type="float">
            <text:p>88.8</text:p>
          </table:table-cell>
          <table:table-cell office:value-type="float" office:value="87.71" calcext:value-type="float">
            <text:p>87.7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3.7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1.94%</text:p>
          </table:table-cell>
          <table:table-cell office:value-type="string" calcext:value-type="string">
            <text:p>3.95%</text:p>
          </table:table-cell>
          <table:table-cell office:value-type="string" calcext:value-type="string">
            <text:p>13.29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84.29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69];1;LEN([.F369])-1))" office:value-type="float" office:value="-0.06" calcext:value-type="float">
            <text:p>-0.06</text:p>
          </table:table-cell>
          <table:table-cell table:formula="of:=VALUE(SUBSTITUTE(SUBSTITUTE(SUBSTITUTE([.G369];&quot;M&quot;;&quot;0000&quot;);&quot;K&quot;;&quot;0&quot;);&quot;.&quot;;&quot;&quot;))" office:value-type="float" office:value="3720000" calcext:value-type="float">
            <text:p>3720000</text:p>
          </table:table-cell>
          <table:table-cell table:formula="of:=IF([.I369]=&quot;-&quot;;&quot;NULL&quot;;VALUE(MID([.I369];1;LEN([.I369])-1)))" office:value-type="float" office:value="-0.06" calcext:value-type="float">
            <text:p>-0.06</text:p>
          </table:table-cell>
          <table:table-cell table:formula="of:=IF([.J369]=&quot;-&quot;;&quot;NULL&quot;;VALUE(MID([.J369];1;LEN([.J369])-1)))" office:value-type="float" office:value="1.94" calcext:value-type="float">
            <text:p>1.94</text:p>
          </table:table-cell>
          <table:table-cell table:formula="of:=IF([.K369]=&quot;-&quot;;&quot;NULL&quot;;VALUE(MID([.K369];1;LEN([.K369])-1)))" office:value-type="float" office:value="3.95" calcext:value-type="float">
            <text:p>3.95</text:p>
          </table:table-cell>
          <table:table-cell table:formula="of:=IF([.L369]=&quot;-&quot;;&quot;NULL&quot;;VALUE(MID([.L369];1;LEN([.L369])-1)))" office:value-type="float" office:value="13.29" calcext:value-type="float">
            <text:p>13.29</text:p>
          </table:table-cell>
          <table:table-cell table:formula="of:=IF([.M369]=&quot;-&quot;;&quot;NULL&quot;;VALUE(MID([.M369];1;LEN([.M369])-1)))" office:value-type="float" office:value="18.69" calcext:value-type="float">
            <text:p>18.69</text:p>
          </table:table-cell>
          <table:table-cell table:formula="of:=IF([.N369]=&quot;-&quot;;&quot;NULL&quot;;VALUE(MID([.N369];1;LEN([.N369])-1)))" office:value-type="float" office:value="84.29" calcext:value-type="float">
            <text:p>84.29</text:p>
          </table:table-cell>
          <table:table-cell table:formula="of:=&quot;( &quot; &amp; (ROW()-1) &amp; &quot;, '&quot; &amp; [.A369] &amp; &quot;',&quot; &amp; [.B369] &amp; &quot;,&quot; &amp; [.C369] &amp; &quot;,&quot; &amp; [.D369] &amp; &quot;,&quot; &amp; [.E369] &amp; &quot;,&quot; &amp; [.R369] &amp; &quot;,&quot; &amp; [.S369] &amp; &quot;,'2014/09/19',&quot; &amp; [.T369] &amp; &quot;,&quot; &amp; [.U369] &amp; &quot;,&quot; &amp; [.V369] &amp; &quot;,&quot; &amp; [.W369] &amp; &quot;,&quot; &amp; [.X369] &amp; &quot;,&quot; &amp; [.Y369] &amp; &quot;,'&quot; &amp; [.O369] &amp; &quot;','&quot; &amp; [.P369] &amp; &quot;','&quot; &amp; [.Q369] &amp; &quot;'),&quot;" office:value-type="string" office:string-value="( 368, 'PNC Financial',87.89,88.8,87.71,-0.05,-0.06,3720000,'2014/09/19',-0.06,1.94,3.95,13.29,18.69,84.29,'Buy','Strong Buy','Strong Buy')," calcext:value-type="string">
            <text:p>( 368, 'PNC Financial',87.89,88.8,87.71,-0.05,-0.06,3720000,'2014/09/19',-0.06,1.94,3.95,13.29,18.69,84.29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pg-industries" xlink:type="simple">PPG Industries</text:a></text:p>
          </table:table-cell>
          <table:table-cell office:value-type="float" office:value="202.81" calcext:value-type="float">
            <text:p>202.81</text:p>
          </table:table-cell>
          <table:table-cell office:value-type="float" office:value="205.16" calcext:value-type="float">
            <text:p>205.16</text:p>
          </table:table-cell>
          <table:table-cell office:value-type="float" office:value="202.78" calcext:value-type="float">
            <text:p>202.78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707.89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-1.11%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21.97%</text:p>
          </table:table-cell>
          <table:table-cell office:value-type="string" calcext:value-type="string">
            <text:p>175.78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70];1;LEN([.F370])-1))" office:value-type="float" office:value="-0.17" calcext:value-type="float">
            <text:p>-0.17</text:p>
          </table:table-cell>
          <table:table-cell table:formula="of:=VALUE(SUBSTITUTE(SUBSTITUTE(SUBSTITUTE([.G370];&quot;M&quot;;&quot;0000&quot;);&quot;K&quot;;&quot;0&quot;);&quot;.&quot;;&quot;&quot;))" office:value-type="float" office:value="707890" calcext:value-type="float">
            <text:p>707890</text:p>
          </table:table-cell>
          <table:table-cell table:formula="of:=IF([.I370]=&quot;-&quot;;&quot;NULL&quot;;VALUE(MID([.I370];1;LEN([.I370])-1)))" office:value-type="float" office:value="-0.17" calcext:value-type="float">
            <text:p>-0.17</text:p>
          </table:table-cell>
          <table:table-cell table:formula="of:=IF([.J370]=&quot;-&quot;;&quot;NULL&quot;;VALUE(MID([.J370];1;LEN([.J370])-1)))" office:value-type="float" office:value="1.57" calcext:value-type="float">
            <text:p>1.57</text:p>
          </table:table-cell>
          <table:table-cell table:formula="of:=IF([.K370]=&quot;-&quot;;&quot;NULL&quot;;VALUE(MID([.K370];1;LEN([.K370])-1)))" office:value-type="float" office:value="-1.11" calcext:value-type="float">
            <text:p>-1.11</text:p>
          </table:table-cell>
          <table:table-cell table:formula="of:=IF([.L370]=&quot;-&quot;;&quot;NULL&quot;;VALUE(MID([.L370];1;LEN([.L370])-1)))" office:value-type="float" office:value="6.93" calcext:value-type="float">
            <text:p>6.93</text:p>
          </table:table-cell>
          <table:table-cell table:formula="of:=IF([.M370]=&quot;-&quot;;&quot;NULL&quot;;VALUE(MID([.M370];1;LEN([.M370])-1)))" office:value-type="float" office:value="21.97" calcext:value-type="float">
            <text:p>21.97</text:p>
          </table:table-cell>
          <table:table-cell table:formula="of:=IF([.N370]=&quot;-&quot;;&quot;NULL&quot;;VALUE(MID([.N370];1;LEN([.N370])-1)))" office:value-type="float" office:value="175.78" calcext:value-type="float">
            <text:p>175.78</text:p>
          </table:table-cell>
          <table:table-cell table:formula="of:=&quot;( &quot; &amp; (ROW()-1) &amp; &quot;, '&quot; &amp; [.A370] &amp; &quot;',&quot; &amp; [.B370] &amp; &quot;,&quot; &amp; [.C370] &amp; &quot;,&quot; &amp; [.D370] &amp; &quot;,&quot; &amp; [.E370] &amp; &quot;,&quot; &amp; [.R370] &amp; &quot;,&quot; &amp; [.S370] &amp; &quot;,'2014/09/19',&quot; &amp; [.T370] &amp; &quot;,&quot; &amp; [.U370] &amp; &quot;,&quot; &amp; [.V370] &amp; &quot;,&quot; &amp; [.W370] &amp; &quot;,&quot; &amp; [.X370] &amp; &quot;,&quot; &amp; [.Y370] &amp; &quot;,'&quot; &amp; [.O370] &amp; &quot;','&quot; &amp; [.P370] &amp; &quot;','&quot; &amp; [.Q370] &amp; &quot;'),&quot;" office:value-type="string" office:string-value="( 369, 'PPG Industries',202.81,205.16,202.78,-0.35,-0.17,707890,'2014/09/19',-0.17,1.57,-1.11,6.93,21.97,175.78,'Strong Sell','Neutral','Strong Buy')," calcext:value-type="string">
            <text:p>( 369, 'PPG Industries',202.81,205.16,202.78,-0.35,-0.17,707890,'2014/09/19',-0.17,1.57,-1.11,6.93,21.97,175.78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pl-corp" xlink:type="simple">PPL</text:a></text:p>
          </table:table-cell>
          <table:table-cell office:value-type="float" office:value="33.64" calcext:value-type="float">
            <text:p>33.64</text:p>
          </table:table-cell>
          <table:table-cell office:value-type="float" office:value="33.71" calcext:value-type="float">
            <text:p>33.71</text:p>
          </table:table-cell>
          <table:table-cell office:value-type="float" office:value="33.23" calcext:value-type="float">
            <text:p>33.2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+1.08%</text:p>
          </table:table-cell>
          <table:table-cell office:value-type="string" calcext:value-type="string">
            <text:p>6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8%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11.72%</text:p>
          </table:table-cell>
          <table:table-cell office:value-type="string" calcext:value-type="string">
            <text:p>16.0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71];1;LEN([.F371])-1))" office:value-type="float" office:value="1.08" calcext:value-type="float">
            <text:p>1.08</text:p>
          </table:table-cell>
          <table:table-cell table:formula="of:=VALUE(SUBSTITUTE(SUBSTITUTE(SUBSTITUTE([.G371];&quot;M&quot;;&quot;0000&quot;);&quot;K&quot;;&quot;0&quot;);&quot;.&quot;;&quot;&quot;))" office:value-type="float" office:value="6500000" calcext:value-type="float">
            <text:p>6500000</text:p>
          </table:table-cell>
          <table:table-cell table:formula="of:=IF([.I371]=&quot;-&quot;;&quot;NULL&quot;;VALUE(MID([.I371];1;LEN([.I371])-1)))" office:value-type="float" office:value="1.08" calcext:value-type="float">
            <text:p>1.08</text:p>
          </table:table-cell>
          <table:table-cell table:formula="of:=IF([.J371]=&quot;-&quot;;&quot;NULL&quot;;VALUE(MID([.J371];1;LEN([.J371])-1)))" office:value-type="float" office:value="3.1" calcext:value-type="float">
            <text:p>3.1</text:p>
          </table:table-cell>
          <table:table-cell table:formula="of:=IF([.K371]=&quot;-&quot;;&quot;NULL&quot;;VALUE(MID([.K371];1;LEN([.K371])-1)))" office:value-type="float" office:value="-1.9" calcext:value-type="float">
            <text:p>-1.9</text:p>
          </table:table-cell>
          <table:table-cell table:formula="of:=IF([.L371]=&quot;-&quot;;&quot;NULL&quot;;VALUE(MID([.L371];1;LEN([.L371])-1)))" office:value-type="float" office:value="11.8" calcext:value-type="float">
            <text:p>11.8</text:p>
          </table:table-cell>
          <table:table-cell table:formula="of:=IF([.M371]=&quot;-&quot;;&quot;NULL&quot;;VALUE(MID([.M371];1;LEN([.M371])-1)))" office:value-type="float" office:value="11.72" calcext:value-type="float">
            <text:p>11.72</text:p>
          </table:table-cell>
          <table:table-cell table:formula="of:=IF([.N371]=&quot;-&quot;;&quot;NULL&quot;;VALUE(MID([.N371];1;LEN([.N371])-1)))" office:value-type="float" office:value="16.08" calcext:value-type="float">
            <text:p>16.08</text:p>
          </table:table-cell>
          <table:table-cell table:formula="of:=&quot;( &quot; &amp; (ROW()-1) &amp; &quot;, '&quot; &amp; [.A371] &amp; &quot;',&quot; &amp; [.B371] &amp; &quot;,&quot; &amp; [.C371] &amp; &quot;,&quot; &amp; [.D371] &amp; &quot;,&quot; &amp; [.E371] &amp; &quot;,&quot; &amp; [.R371] &amp; &quot;,&quot; &amp; [.S371] &amp; &quot;,'2014/09/19',&quot; &amp; [.T371] &amp; &quot;,&quot; &amp; [.U371] &amp; &quot;,&quot; &amp; [.V371] &amp; &quot;,&quot; &amp; [.W371] &amp; &quot;,&quot; &amp; [.X371] &amp; &quot;,&quot; &amp; [.Y371] &amp; &quot;,'&quot; &amp; [.O371] &amp; &quot;','&quot; &amp; [.P371] &amp; &quot;','&quot; &amp; [.Q371] &amp; &quot;'),&quot;" office:value-type="string" office:string-value="( 370, 'PPL',33.64,33.71,33.23,0.36,1.08,6500000,'2014/09/19',1.08,3.1,-1.9,11.8,11.72,16.08,'Strong Buy','Neutral','Strong Buy')," calcext:value-type="string">
            <text:p>( 370, 'PPL',33.64,33.71,33.23,0.36,1.08,6500000,'2014/09/19',1.08,3.1,-1.9,11.8,11.72,16.08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axair-inc" xlink:type="simple">Praxair</text:a></text:p>
          </table:table-cell>
          <table:table-cell office:value-type="float" office:value="133.52" calcext:value-type="float">
            <text:p>133.52</text:p>
          </table:table-cell>
          <table:table-cell office:value-type="float" office:value="134.06" calcext:value-type="float">
            <text:p>134.06</text:p>
          </table:table-cell>
          <table:table-cell office:value-type="float" office:value="133.11" calcext:value-type="float">
            <text:p>133.1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04%</text:p>
          </table:table-cell>
          <table:table-cell office:value-type="string" calcext:value-type="string">
            <text:p>1.6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9.69%</text:p>
          </table:table-cell>
          <table:table-cell office:value-type="string" calcext:value-type="string">
            <text:p>37.5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72];1;LEN([.F372])-1))" office:value-type="float" office:value="0.04" calcext:value-type="float">
            <text:p>0.04</text:p>
          </table:table-cell>
          <table:table-cell table:formula="of:=VALUE(SUBSTITUTE(SUBSTITUTE(SUBSTITUTE([.G372];&quot;M&quot;;&quot;0000&quot;);&quot;K&quot;;&quot;0&quot;);&quot;.&quot;;&quot;&quot;))" office:value-type="float" office:value="1690000" calcext:value-type="float">
            <text:p>1690000</text:p>
          </table:table-cell>
          <table:table-cell table:formula="of:=IF([.I372]=&quot;-&quot;;&quot;NULL&quot;;VALUE(MID([.I372];1;LEN([.I372])-1)))" office:value-type="float" office:value="0.04" calcext:value-type="float">
            <text:p>0.04</text:p>
          </table:table-cell>
          <table:table-cell table:formula="of:=IF([.J372]=&quot;-&quot;;&quot;NULL&quot;;VALUE(MID([.J372];1;LEN([.J372])-1)))" office:value-type="float" office:value="1.44" calcext:value-type="float">
            <text:p>1.44</text:p>
          </table:table-cell>
          <table:table-cell table:formula="of:=IF([.K372]=&quot;-&quot;;&quot;NULL&quot;;VALUE(MID([.K372];1;LEN([.K372])-1)))" office:value-type="float" office:value="1.57" calcext:value-type="float">
            <text:p>1.57</text:p>
          </table:table-cell>
          <table:table-cell table:formula="of:=IF([.L372]=&quot;-&quot;;&quot;NULL&quot;;VALUE(MID([.L372];1;LEN([.L372])-1)))" office:value-type="float" office:value="2.68" calcext:value-type="float">
            <text:p>2.68</text:p>
          </table:table-cell>
          <table:table-cell table:formula="of:=IF([.M372]=&quot;-&quot;;&quot;NULL&quot;;VALUE(MID([.M372];1;LEN([.M372])-1)))" office:value-type="float" office:value="9.69" calcext:value-type="float">
            <text:p>9.69</text:p>
          </table:table-cell>
          <table:table-cell table:formula="of:=IF([.N372]=&quot;-&quot;;&quot;NULL&quot;;VALUE(MID([.N372];1;LEN([.N372])-1)))" office:value-type="float" office:value="37.56" calcext:value-type="float">
            <text:p>37.56</text:p>
          </table:table-cell>
          <table:table-cell table:formula="of:=&quot;( &quot; &amp; (ROW()-1) &amp; &quot;, '&quot; &amp; [.A372] &amp; &quot;',&quot; &amp; [.B372] &amp; &quot;,&quot; &amp; [.C372] &amp; &quot;,&quot; &amp; [.D372] &amp; &quot;,&quot; &amp; [.E372] &amp; &quot;,&quot; &amp; [.R372] &amp; &quot;,&quot; &amp; [.S372] &amp; &quot;,'2014/09/19',&quot; &amp; [.T372] &amp; &quot;,&quot; &amp; [.U372] &amp; &quot;,&quot; &amp; [.V372] &amp; &quot;,&quot; &amp; [.W372] &amp; &quot;,&quot; &amp; [.X372] &amp; &quot;,&quot; &amp; [.Y372] &amp; &quot;,'&quot; &amp; [.O372] &amp; &quot;','&quot; &amp; [.P372] &amp; &quot;','&quot; &amp; [.Q372] &amp; &quot;'),&quot;" office:value-type="string" office:string-value="( 371, 'Praxair',133.52,134.06,133.11,0.06,0.04,1690000,'2014/09/19',0.04,1.44,1.57,2.68,9.69,37.56,'Strong Buy','Strong Buy','Strong Buy')," calcext:value-type="string">
            <text:p>( 371, 'Praxair',133.52,134.06,133.11,0.06,0.04,1690000,'2014/09/19',0.04,1.44,1.57,2.68,9.69,37.5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ecision-cast" xlink:type="simple">Precision Castparts</text:a></text:p>
          </table:table-cell>
          <table:table-cell office:value-type="float" office:value="245.68" calcext:value-type="float">
            <text:p>245.68</text:p>
          </table:table-cell>
          <table:table-cell office:value-type="float" office:value="249.12" calcext:value-type="float">
            <text:p>249.12</text:p>
          </table:table-cell>
          <table:table-cell office:value-type="float" office:value="245.54" calcext:value-type="float">
            <text:p>245.54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782.2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0.75%</text:p>
          </table:table-cell>
          <table:table-cell office:value-type="string" calcext:value-type="string">
            <text:p>-8.77%</text:p>
          </table:table-cell>
          <table:table-cell office:value-type="string" calcext:value-type="string">
            <text:p>5.81%</text:p>
          </table:table-cell>
          <table:table-cell office:value-type="string" calcext:value-type="string">
            <text:p>52.39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73];1;LEN([.F373])-1))" office:value-type="float" office:value="-0.55" calcext:value-type="float">
            <text:p>-0.55</text:p>
          </table:table-cell>
          <table:table-cell table:formula="of:=VALUE(SUBSTITUTE(SUBSTITUTE(SUBSTITUTE([.G373];&quot;M&quot;;&quot;0000&quot;);&quot;K&quot;;&quot;0&quot;);&quot;.&quot;;&quot;&quot;))" office:value-type="float" office:value="782220" calcext:value-type="float">
            <text:p>782220</text:p>
          </table:table-cell>
          <table:table-cell table:formula="of:=IF([.I373]=&quot;-&quot;;&quot;NULL&quot;;VALUE(MID([.I373];1;LEN([.I373])-1)))" office:value-type="float" office:value="-0.55" calcext:value-type="float">
            <text:p>-0.55</text:p>
          </table:table-cell>
          <table:table-cell table:formula="of:=IF([.J373]=&quot;-&quot;;&quot;NULL&quot;;VALUE(MID([.J373];1;LEN([.J373])-1)))" office:value-type="float" office:value="2.38" calcext:value-type="float">
            <text:p>2.38</text:p>
          </table:table-cell>
          <table:table-cell table:formula="of:=IF([.K373]=&quot;-&quot;;&quot;NULL&quot;;VALUE(MID([.K373];1;LEN([.K373])-1)))" office:value-type="float" office:value="0.75" calcext:value-type="float">
            <text:p>0.75</text:p>
          </table:table-cell>
          <table:table-cell table:formula="of:=IF([.L373]=&quot;-&quot;;&quot;NULL&quot;;VALUE(MID([.L373];1;LEN([.L373])-1)))" office:value-type="float" office:value="-8.77" calcext:value-type="float">
            <text:p>-8.77</text:p>
          </table:table-cell>
          <table:table-cell table:formula="of:=IF([.M373]=&quot;-&quot;;&quot;NULL&quot;;VALUE(MID([.M373];1;LEN([.M373])-1)))" office:value-type="float" office:value="5.81" calcext:value-type="float">
            <text:p>5.81</text:p>
          </table:table-cell>
          <table:table-cell table:formula="of:=IF([.N373]=&quot;-&quot;;&quot;NULL&quot;;VALUE(MID([.N373];1;LEN([.N373])-1)))" office:value-type="float" office:value="52.39" calcext:value-type="float">
            <text:p>52.39</text:p>
          </table:table-cell>
          <table:table-cell table:formula="of:=&quot;( &quot; &amp; (ROW()-1) &amp; &quot;, '&quot; &amp; [.A373] &amp; &quot;',&quot; &amp; [.B373] &amp; &quot;,&quot; &amp; [.C373] &amp; &quot;,&quot; &amp; [.D373] &amp; &quot;,&quot; &amp; [.E373] &amp; &quot;,&quot; &amp; [.R373] &amp; &quot;,&quot; &amp; [.S373] &amp; &quot;,'2014/09/19',&quot; &amp; [.T373] &amp; &quot;,&quot; &amp; [.U373] &amp; &quot;,&quot; &amp; [.V373] &amp; &quot;,&quot; &amp; [.W373] &amp; &quot;,&quot; &amp; [.X373] &amp; &quot;,&quot; &amp; [.Y373] &amp; &quot;,'&quot; &amp; [.O373] &amp; &quot;','&quot; &amp; [.P373] &amp; &quot;','&quot; &amp; [.Q373] &amp; &quot;'),&quot;" office:value-type="string" office:string-value="( 372, 'Precision Castparts',245.68,249.12,245.54,-1.36,-0.55,782220,'2014/09/19',-0.55,2.38,0.75,-8.77,5.81,52.39,'Buy','Strong Buy','Strong Buy')," calcext:value-type="string">
            <text:p>( 372, 'Precision Castparts',245.68,249.12,245.54,-1.36,-0.55,782220,'2014/09/19',-0.55,2.38,0.75,-8.77,5.81,52.39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iceline.com-inc" xlink:type="simple">Priceline.com</text:a></text:p>
          </table:table-cell>
          <table:table-cell office:value-type="float" office:value="1186.12" calcext:value-type="float">
            <text:p>1186.12</text:p>
          </table:table-cell>
          <table:table-cell office:value-type="float" office:value="1205.5" calcext:value-type="float">
            <text:p>1205.5</text:p>
          </table:table-cell>
          <table:table-cell office:value-type="float" office:value="1185.5" calcext:value-type="float">
            <text:p>1185.5</text:p>
          </table:table-cell>
          <table:table-cell office:value-type="float" office:value="-11.08" calcext:value-type="float">
            <text:p>-11.08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801.9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-6.24%</text:p>
          </table:table-cell>
          <table:table-cell office:value-type="string" calcext:value-type="string">
            <text:p>2.04%</text:p>
          </table:table-cell>
          <table:table-cell office:value-type="string" calcext:value-type="string">
            <text:p>18.26%</text:p>
          </table:table-cell>
          <table:table-cell office:value-type="string" calcext:value-type="string">
            <text:p>123.2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74];1;LEN([.F374])-1))" office:value-type="float" office:value="-0.93" calcext:value-type="float">
            <text:p>-0.93</text:p>
          </table:table-cell>
          <table:table-cell table:formula="of:=VALUE(SUBSTITUTE(SUBSTITUTE(SUBSTITUTE([.G374];&quot;M&quot;;&quot;0000&quot;);&quot;K&quot;;&quot;0&quot;);&quot;.&quot;;&quot;&quot;))" office:value-type="float" office:value="801980" calcext:value-type="float">
            <text:p>801980</text:p>
          </table:table-cell>
          <table:table-cell table:formula="of:=IF([.I374]=&quot;-&quot;;&quot;NULL&quot;;VALUE(MID([.I374];1;LEN([.I374])-1)))" office:value-type="float" office:value="-0.93" calcext:value-type="float">
            <text:p>-0.93</text:p>
          </table:table-cell>
          <table:table-cell table:formula="of:=IF([.J374]=&quot;-&quot;;&quot;NULL&quot;;VALUE(MID([.J374];1;LEN([.J374])-1)))" office:value-type="float" office:value="1.91" calcext:value-type="float">
            <text:p>1.91</text:p>
          </table:table-cell>
          <table:table-cell table:formula="of:=IF([.K374]=&quot;-&quot;;&quot;NULL&quot;;VALUE(MID([.K374];1;LEN([.K374])-1)))" office:value-type="float" office:value="-6.24" calcext:value-type="float">
            <text:p>-6.24</text:p>
          </table:table-cell>
          <table:table-cell table:formula="of:=IF([.L374]=&quot;-&quot;;&quot;NULL&quot;;VALUE(MID([.L374];1;LEN([.L374])-1)))" office:value-type="float" office:value="2.04" calcext:value-type="float">
            <text:p>2.04</text:p>
          </table:table-cell>
          <table:table-cell table:formula="of:=IF([.M374]=&quot;-&quot;;&quot;NULL&quot;;VALUE(MID([.M374];1;LEN([.M374])-1)))" office:value-type="float" office:value="18.26" calcext:value-type="float">
            <text:p>18.26</text:p>
          </table:table-cell>
          <table:table-cell table:formula="of:=IF([.N374]=&quot;-&quot;;&quot;NULL&quot;;VALUE(MID([.N374];1;LEN([.N374])-1)))" office:value-type="float" office:value="123.26" calcext:value-type="float">
            <text:p>123.26</text:p>
          </table:table-cell>
          <table:table-cell table:formula="of:=&quot;( &quot; &amp; (ROW()-1) &amp; &quot;, '&quot; &amp; [.A374] &amp; &quot;',&quot; &amp; [.B374] &amp; &quot;,&quot; &amp; [.C374] &amp; &quot;,&quot; &amp; [.D374] &amp; &quot;,&quot; &amp; [.E374] &amp; &quot;,&quot; &amp; [.R374] &amp; &quot;,&quot; &amp; [.S374] &amp; &quot;,'2014/09/19',&quot; &amp; [.T374] &amp; &quot;,&quot; &amp; [.U374] &amp; &quot;,&quot; &amp; [.V374] &amp; &quot;,&quot; &amp; [.W374] &amp; &quot;,&quot; &amp; [.X374] &amp; &quot;,&quot; &amp; [.Y374] &amp; &quot;,'&quot; &amp; [.O374] &amp; &quot;','&quot; &amp; [.P374] &amp; &quot;','&quot; &amp; [.Q374] &amp; &quot;'),&quot;" office:value-type="string" office:string-value="( 373, 'Priceline.com',1186.12,1205.5,1185.5,-11.08,-0.93,801980,'2014/09/19',-0.93,1.91,-6.24,2.04,18.26,123.26,'Strong Sell','Strong Sell','Strong Buy')," calcext:value-type="string">
            <text:p>( 373, 'Priceline.com',1186.12,1205.5,1185.5,-11.08,-0.93,801980,'2014/09/19',-0.93,1.91,-6.24,2.04,18.26,123.2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incipal-fin" xlink:type="simple">Principal</text:a></text:p>
          </table:table-cell>
          <table:table-cell office:value-type="float" office:value="54.44" calcext:value-type="float">
            <text:p>54.44</text:p>
          </table:table-cell>
          <table:table-cell office:value-type="float" office:value="55" calcext:value-type="float">
            <text:p>55</text:p>
          </table:table-cell>
          <table:table-cell office:value-type="float" office:value="54.24" calcext:value-type="float">
            <text:p>54.24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31%</text:p>
          </table:table-cell>
          <table:table-cell office:value-type="string" calcext:value-type="string">
            <text:p>1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1%</text:p>
          </table:table-cell>
          <table:table-cell office:value-type="string" calcext:value-type="string">
            <text:p>0.74%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25.90%</text:p>
          </table:table-cell>
          <table:table-cell office:value-type="string" calcext:value-type="string">
            <text:p>133.9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75];1;LEN([.F375])-1))" office:value-type="float" office:value="-0.31" calcext:value-type="float">
            <text:p>-0.31</text:p>
          </table:table-cell>
          <table:table-cell table:formula="of:=VALUE(SUBSTITUTE(SUBSTITUTE(SUBSTITUTE([.G375];&quot;M&quot;;&quot;0000&quot;);&quot;K&quot;;&quot;0&quot;);&quot;.&quot;;&quot;&quot;))" office:value-type="float" office:value="1330000" calcext:value-type="float">
            <text:p>1330000</text:p>
          </table:table-cell>
          <table:table-cell table:formula="of:=IF([.I375]=&quot;-&quot;;&quot;NULL&quot;;VALUE(MID([.I375];1;LEN([.I375])-1)))" office:value-type="float" office:value="-0.31" calcext:value-type="float">
            <text:p>-0.31</text:p>
          </table:table-cell>
          <table:table-cell table:formula="of:=IF([.J375]=&quot;-&quot;;&quot;NULL&quot;;VALUE(MID([.J375];1;LEN([.J375])-1)))" office:value-type="float" office:value="0.74" calcext:value-type="float">
            <text:p>0.74</text:p>
          </table:table-cell>
          <table:table-cell table:formula="of:=IF([.K375]=&quot;-&quot;;&quot;NULL&quot;;VALUE(MID([.K375];1;LEN([.K375])-1)))" office:value-type="float" office:value="1.81" calcext:value-type="float">
            <text:p>1.81</text:p>
          </table:table-cell>
          <table:table-cell table:formula="of:=IF([.L375]=&quot;-&quot;;&quot;NULL&quot;;VALUE(MID([.L375];1;LEN([.L375])-1)))" office:value-type="float" office:value="10.4" calcext:value-type="float">
            <text:p>10.4</text:p>
          </table:table-cell>
          <table:table-cell table:formula="of:=IF([.M375]=&quot;-&quot;;&quot;NULL&quot;;VALUE(MID([.M375];1;LEN([.M375])-1)))" office:value-type="float" office:value="25.9" calcext:value-type="float">
            <text:p>25.9</text:p>
          </table:table-cell>
          <table:table-cell table:formula="of:=IF([.N375]=&quot;-&quot;;&quot;NULL&quot;;VALUE(MID([.N375];1;LEN([.N375])-1)))" office:value-type="float" office:value="133.95" calcext:value-type="float">
            <text:p>133.95</text:p>
          </table:table-cell>
          <table:table-cell table:formula="of:=&quot;( &quot; &amp; (ROW()-1) &amp; &quot;, '&quot; &amp; [.A375] &amp; &quot;',&quot; &amp; [.B375] &amp; &quot;,&quot; &amp; [.C375] &amp; &quot;,&quot; &amp; [.D375] &amp; &quot;,&quot; &amp; [.E375] &amp; &quot;,&quot; &amp; [.R375] &amp; &quot;,&quot; &amp; [.S375] &amp; &quot;,'2014/09/19',&quot; &amp; [.T375] &amp; &quot;,&quot; &amp; [.U375] &amp; &quot;,&quot; &amp; [.V375] &amp; &quot;,&quot; &amp; [.W375] &amp; &quot;,&quot; &amp; [.X375] &amp; &quot;,&quot; &amp; [.Y375] &amp; &quot;,'&quot; &amp; [.O375] &amp; &quot;','&quot; &amp; [.P375] &amp; &quot;','&quot; &amp; [.Q375] &amp; &quot;'),&quot;" office:value-type="string" office:string-value="( 374, 'Principal',54.44,55,54.24,-0.17,-0.31,1330000,'2014/09/19',-0.31,0.74,1.81,10.4,25.9,133.95,'Neutral','Strong Buy','Strong Buy')," calcext:value-type="string">
            <text:p>( 374, 'Principal',54.44,55,54.24,-0.17,-0.31,1330000,'2014/09/19',-0.31,0.74,1.81,10.4,25.9,133.9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octer-gamble" xlink:type="simple">Procter&amp;Gamble</text:a></text:p>
          </table:table-cell>
          <table:table-cell office:value-type="float" office:value="84.47" calcext:value-type="float">
            <text:p>84.47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8" calcext:value-type="float">
            <text:p>84.1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+0.33%</text:p>
          </table:table-cell>
          <table:table-cell office:value-type="string" calcext:value-type="string">
            <text:p>10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3%</text:p>
          </table:table-cell>
          <table:table-cell office:value-type="string" calcext:value-type="string">
            <text:p>1.45%</text:p>
          </table:table-cell>
          <table:table-cell office:value-type="string" calcext:value-type="string">
            <text:p>1.43%</text:p>
          </table:table-cell>
          <table:table-cell office:value-type="string" calcext:value-type="string">
            <text:p>3.76%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34.04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76];1;LEN([.F376])-1))" office:value-type="float" office:value="0.33" calcext:value-type="float">
            <text:p>0.33</text:p>
          </table:table-cell>
          <table:table-cell table:formula="of:=VALUE(SUBSTITUTE(SUBSTITUTE(SUBSTITUTE([.G376];&quot;M&quot;;&quot;0000&quot;);&quot;K&quot;;&quot;0&quot;);&quot;.&quot;;&quot;&quot;))" office:value-type="float" office:value="10970000" calcext:value-type="float">
            <text:p>10970000</text:p>
          </table:table-cell>
          <table:table-cell table:formula="of:=IF([.I376]=&quot;-&quot;;&quot;NULL&quot;;VALUE(MID([.I376];1;LEN([.I376])-1)))" office:value-type="float" office:value="0.33" calcext:value-type="float">
            <text:p>0.33</text:p>
          </table:table-cell>
          <table:table-cell table:formula="of:=IF([.J376]=&quot;-&quot;;&quot;NULL&quot;;VALUE(MID([.J376];1;LEN([.J376])-1)))" office:value-type="float" office:value="1.45" calcext:value-type="float">
            <text:p>1.45</text:p>
          </table:table-cell>
          <table:table-cell table:formula="of:=IF([.K376]=&quot;-&quot;;&quot;NULL&quot;;VALUE(MID([.K376];1;LEN([.K376])-1)))" office:value-type="float" office:value="1.43" calcext:value-type="float">
            <text:p>1.43</text:p>
          </table:table-cell>
          <table:table-cell table:formula="of:=IF([.L376]=&quot;-&quot;;&quot;NULL&quot;;VALUE(MID([.L376];1;LEN([.L376])-1)))" office:value-type="float" office:value="3.76" calcext:value-type="float">
            <text:p>3.76</text:p>
          </table:table-cell>
          <table:table-cell table:formula="of:=IF([.M376]=&quot;-&quot;;&quot;NULL&quot;;VALUE(MID([.M376];1;LEN([.M376])-1)))" office:value-type="float" office:value="6.4" calcext:value-type="float">
            <text:p>6.4</text:p>
          </table:table-cell>
          <table:table-cell table:formula="of:=IF([.N376]=&quot;-&quot;;&quot;NULL&quot;;VALUE(MID([.N376];1;LEN([.N376])-1)))" office:value-type="float" office:value="34.04" calcext:value-type="float">
            <text:p>34.04</text:p>
          </table:table-cell>
          <table:table-cell table:formula="of:=&quot;( &quot; &amp; (ROW()-1) &amp; &quot;, '&quot; &amp; [.A376] &amp; &quot;',&quot; &amp; [.B376] &amp; &quot;,&quot; &amp; [.C376] &amp; &quot;,&quot; &amp; [.D376] &amp; &quot;,&quot; &amp; [.E376] &amp; &quot;,&quot; &amp; [.R376] &amp; &quot;,&quot; &amp; [.S376] &amp; &quot;,'2014/09/19',&quot; &amp; [.T376] &amp; &quot;,&quot; &amp; [.U376] &amp; &quot;,&quot; &amp; [.V376] &amp; &quot;,&quot; &amp; [.W376] &amp; &quot;,&quot; &amp; [.X376] &amp; &quot;,&quot; &amp; [.Y376] &amp; &quot;,'&quot; &amp; [.O376] &amp; &quot;','&quot; &amp; [.P376] &amp; &quot;','&quot; &amp; [.Q376] &amp; &quot;'),&quot;" office:value-type="string" office:string-value="( 375, 'Procter&amp;Gamble',84.47,84.77,84.18,0.28,0.33,10970000,'2014/09/19',0.33,1.45,1.43,3.76,6.4,34.04,'Strong Buy','Strong Buy','Strong Buy')," calcext:value-type="string">
            <text:p>( 375, 'Procter&amp;Gamble',84.47,84.77,84.18,0.28,0.33,10970000,'2014/09/19',0.33,1.45,1.43,3.76,6.4,34.04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he-progressive" xlink:type="simple">Progressive</text:a></text:p>
          </table:table-cell>
          <table:table-cell office:value-type="float" office:value="25.32" calcext:value-type="float">
            <text:p>25.32</text:p>
          </table:table-cell>
          <table:table-cell office:value-type="float" office:value="25.63" calcext:value-type="float">
            <text:p>25.63</text:p>
          </table:table-cell>
          <table:table-cell office:value-type="float" office:value="25.23" calcext:value-type="float">
            <text:p>25.23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3.8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1.48%</text:p>
          </table:table-cell>
          <table:table-cell office:value-type="string" calcext:value-type="string">
            <text:p>-3.25%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46.53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77];1;LEN([.F377])-1))" office:value-type="float" office:value="-0.59" calcext:value-type="float">
            <text:p>-0.59</text:p>
          </table:table-cell>
          <table:table-cell table:formula="of:=VALUE(SUBSTITUTE(SUBSTITUTE(SUBSTITUTE([.G377];&quot;M&quot;;&quot;0000&quot;);&quot;K&quot;;&quot;0&quot;);&quot;.&quot;;&quot;&quot;))" office:value-type="float" office:value="3870000" calcext:value-type="float">
            <text:p>3870000</text:p>
          </table:table-cell>
          <table:table-cell table:formula="of:=IF([.I377]=&quot;-&quot;;&quot;NULL&quot;;VALUE(MID([.I377];1;LEN([.I377])-1)))" office:value-type="float" office:value="-0.59" calcext:value-type="float">
            <text:p>-0.59</text:p>
          </table:table-cell>
          <table:table-cell table:formula="of:=IF([.J377]=&quot;-&quot;;&quot;NULL&quot;;VALUE(MID([.J377];1;LEN([.J377])-1)))" office:value-type="float" office:value="1.04" calcext:value-type="float">
            <text:p>1.04</text:p>
          </table:table-cell>
          <table:table-cell table:formula="of:=IF([.K377]=&quot;-&quot;;&quot;NULL&quot;;VALUE(MID([.K377];1;LEN([.K377])-1)))" office:value-type="float" office:value="1.48" calcext:value-type="float">
            <text:p>1.48</text:p>
          </table:table-cell>
          <table:table-cell table:formula="of:=IF([.L377]=&quot;-&quot;;&quot;NULL&quot;;VALUE(MID([.L377];1;LEN([.L377])-1)))" office:value-type="float" office:value="-3.25" calcext:value-type="float">
            <text:p>-3.25</text:p>
          </table:table-cell>
          <table:table-cell table:formula="of:=IF([.M377]=&quot;-&quot;;&quot;NULL&quot;;VALUE(MID([.M377];1;LEN([.M377])-1)))" office:value-type="float" office:value="-2.2" calcext:value-type="float">
            <text:p>-2.2</text:p>
          </table:table-cell>
          <table:table-cell table:formula="of:=IF([.N377]=&quot;-&quot;;&quot;NULL&quot;;VALUE(MID([.N377];1;LEN([.N377])-1)))" office:value-type="float" office:value="46.53" calcext:value-type="float">
            <text:p>46.53</text:p>
          </table:table-cell>
          <table:table-cell table:formula="of:=&quot;( &quot; &amp; (ROW()-1) &amp; &quot;, '&quot; &amp; [.A377] &amp; &quot;',&quot; &amp; [.B377] &amp; &quot;,&quot; &amp; [.C377] &amp; &quot;,&quot; &amp; [.D377] &amp; &quot;,&quot; &amp; [.E377] &amp; &quot;,&quot; &amp; [.R377] &amp; &quot;,&quot; &amp; [.S377] &amp; &quot;,'2014/09/19',&quot; &amp; [.T377] &amp; &quot;,&quot; &amp; [.U377] &amp; &quot;,&quot; &amp; [.V377] &amp; &quot;,&quot; &amp; [.W377] &amp; &quot;,&quot; &amp; [.X377] &amp; &quot;,&quot; &amp; [.Y377] &amp; &quot;,'&quot; &amp; [.O377] &amp; &quot;','&quot; &amp; [.P377] &amp; &quot;','&quot; &amp; [.Q377] &amp; &quot;'),&quot;" office:value-type="string" office:string-value="( 376, 'Progressive',25.32,25.63,25.23,-0.15,-0.59,3870000,'2014/09/19',-0.59,1.04,1.48,-3.25,-2.2,46.53,'Sell','Strong Buy','Strong Buy')," calcext:value-type="string">
            <text:p>( 376, 'Progressive',25.32,25.63,25.23,-0.15,-0.59,3870000,'2014/09/19',-0.59,1.04,1.48,-3.25,-2.2,46.53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rologis" xlink:type="simple">ProLogis</text:a></text:p>
          </table:table-cell>
          <table:table-cell office:value-type="float" office:value="38.65" calcext:value-type="float">
            <text:p>38.65</text:p>
          </table:table-cell>
          <table:table-cell office:value-type="float" office:value="38.78" calcext:value-type="float">
            <text:p>38.78</text:p>
          </table:table-cell>
          <table:table-cell office:value-type="float" office:value="38.4" calcext:value-type="float">
            <text:p>38.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89%</text:p>
          </table:table-cell>
          <table:table-cell office:value-type="string" calcext:value-type="string">
            <text:p>3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-6.05%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1.47%</text:p>
          </table:table-cell>
          <table:table-cell office:value-type="string" calcext:value-type="string">
            <text:p>44.81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78];1;LEN([.F378])-1))" office:value-type="float" office:value="0.89" calcext:value-type="float">
            <text:p>0.89</text:p>
          </table:table-cell>
          <table:table-cell table:formula="of:=VALUE(SUBSTITUTE(SUBSTITUTE(SUBSTITUTE([.G378];&quot;M&quot;;&quot;0000&quot;);&quot;K&quot;;&quot;0&quot;);&quot;.&quot;;&quot;&quot;))" office:value-type="float" office:value="3610000" calcext:value-type="float">
            <text:p>3610000</text:p>
          </table:table-cell>
          <table:table-cell table:formula="of:=IF([.I378]=&quot;-&quot;;&quot;NULL&quot;;VALUE(MID([.I378];1;LEN([.I378])-1)))" office:value-type="float" office:value="0.89" calcext:value-type="float">
            <text:p>0.89</text:p>
          </table:table-cell>
          <table:table-cell table:formula="of:=IF([.J378]=&quot;-&quot;;&quot;NULL&quot;;VALUE(MID([.J378];1;LEN([.J378])-1)))" office:value-type="float" office:value="-1.02" calcext:value-type="float">
            <text:p>-1.02</text:p>
          </table:table-cell>
          <table:table-cell table:formula="of:=IF([.K378]=&quot;-&quot;;&quot;NULL&quot;;VALUE(MID([.K378];1;LEN([.K378])-1)))" office:value-type="float" office:value="-6.05" calcext:value-type="float">
            <text:p>-6.05</text:p>
          </table:table-cell>
          <table:table-cell table:formula="of:=IF([.L378]=&quot;-&quot;;&quot;NULL&quot;;VALUE(MID([.L378];1;LEN([.L378])-1)))" office:value-type="float" office:value="4.6" calcext:value-type="float">
            <text:p>4.6</text:p>
          </table:table-cell>
          <table:table-cell table:formula="of:=IF([.M378]=&quot;-&quot;;&quot;NULL&quot;;VALUE(MID([.M378];1;LEN([.M378])-1)))" office:value-type="float" office:value="1.47" calcext:value-type="float">
            <text:p>1.47</text:p>
          </table:table-cell>
          <table:table-cell table:formula="of:=IF([.N378]=&quot;-&quot;;&quot;NULL&quot;;VALUE(MID([.N378];1;LEN([.N378])-1)))" office:value-type="float" office:value="44.81" calcext:value-type="float">
            <text:p>44.81</text:p>
          </table:table-cell>
          <table:table-cell table:formula="of:=&quot;( &quot; &amp; (ROW()-1) &amp; &quot;, '&quot; &amp; [.A378] &amp; &quot;',&quot; &amp; [.B378] &amp; &quot;,&quot; &amp; [.C378] &amp; &quot;,&quot; &amp; [.D378] &amp; &quot;,&quot; &amp; [.E378] &amp; &quot;,&quot; &amp; [.R378] &amp; &quot;,&quot; &amp; [.S378] &amp; &quot;,'2014/09/19',&quot; &amp; [.T378] &amp; &quot;,&quot; &amp; [.U378] &amp; &quot;,&quot; &amp; [.V378] &amp; &quot;,&quot; &amp; [.W378] &amp; &quot;,&quot; &amp; [.X378] &amp; &quot;,&quot; &amp; [.Y378] &amp; &quot;,'&quot; &amp; [.O378] &amp; &quot;','&quot; &amp; [.P378] &amp; &quot;','&quot; &amp; [.Q378] &amp; &quot;'),&quot;" office:value-type="string" office:string-value="( 377, 'ProLogis',38.65,38.78,38.4,0.34,0.89,3610000,'2014/09/19',0.89,-1.02,-6.05,4.6,1.47,44.81,'Neutral','Strong Sell','Neutral')," calcext:value-type="string">
            <text:p>( 377, 'ProLogis',38.65,38.78,38.4,0.34,0.89,3610000,'2014/09/19',0.89,-1.02,-6.05,4.6,1.47,44.81,'Neutra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prudential-fin" xlink:type="simple">Prudential Financial</text:a></text:p>
          </table:table-cell>
          <table:table-cell office:value-type="float" office:value="93.16" calcext:value-type="float">
            <text:p>93.16</text:p>
          </table:table-cell>
          <table:table-cell office:value-type="float" office:value="94.3" calcext:value-type="float">
            <text:p>94.3</text:p>
          </table:table-cell>
          <table:table-cell office:value-type="float" office:value="92.7" calcext:value-type="float">
            <text:p>92.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3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2.44%</text:p>
          </table:table-cell>
          <table:table-cell office:value-type="string" calcext:value-type="string">
            <text:p>3.37%</text:p>
          </table:table-cell>
          <table:table-cell office:value-type="string" calcext:value-type="string">
            <text:p>1.02%</text:p>
          </table:table-cell>
          <table:table-cell office:value-type="string" calcext:value-type="string">
            <text:p>19.07%</text:p>
          </table:table-cell>
          <table:table-cell office:value-type="string" calcext:value-type="string">
            <text:p>103.7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79];1;LEN([.F379])-1))" office:value-type="float" office:value="0.23" calcext:value-type="float">
            <text:p>0.23</text:p>
          </table:table-cell>
          <table:table-cell table:formula="of:=VALUE(SUBSTITUTE(SUBSTITUTE(SUBSTITUTE([.G379];&quot;M&quot;;&quot;0000&quot;);&quot;K&quot;;&quot;0&quot;);&quot;.&quot;;&quot;&quot;))" office:value-type="float" office:value="3520000" calcext:value-type="float">
            <text:p>3520000</text:p>
          </table:table-cell>
          <table:table-cell table:formula="of:=IF([.I379]=&quot;-&quot;;&quot;NULL&quot;;VALUE(MID([.I379];1;LEN([.I379])-1)))" office:value-type="float" office:value="0.23" calcext:value-type="float">
            <text:p>0.23</text:p>
          </table:table-cell>
          <table:table-cell table:formula="of:=IF([.J379]=&quot;-&quot;;&quot;NULL&quot;;VALUE(MID([.J379];1;LEN([.J379])-1)))" office:value-type="float" office:value="2.44" calcext:value-type="float">
            <text:p>2.44</text:p>
          </table:table-cell>
          <table:table-cell table:formula="of:=IF([.K379]=&quot;-&quot;;&quot;NULL&quot;;VALUE(MID([.K379];1;LEN([.K379])-1)))" office:value-type="float" office:value="3.37" calcext:value-type="float">
            <text:p>3.37</text:p>
          </table:table-cell>
          <table:table-cell table:formula="of:=IF([.L379]=&quot;-&quot;;&quot;NULL&quot;;VALUE(MID([.L379];1;LEN([.L379])-1)))" office:value-type="float" office:value="1.02" calcext:value-type="float">
            <text:p>1.02</text:p>
          </table:table-cell>
          <table:table-cell table:formula="of:=IF([.M379]=&quot;-&quot;;&quot;NULL&quot;;VALUE(MID([.M379];1;LEN([.M379])-1)))" office:value-type="float" office:value="19.07" calcext:value-type="float">
            <text:p>19.07</text:p>
          </table:table-cell>
          <table:table-cell table:formula="of:=IF([.N379]=&quot;-&quot;;&quot;NULL&quot;;VALUE(MID([.N379];1;LEN([.N379])-1)))" office:value-type="float" office:value="103.72" calcext:value-type="float">
            <text:p>103.72</text:p>
          </table:table-cell>
          <table:table-cell table:formula="of:=&quot;( &quot; &amp; (ROW()-1) &amp; &quot;, '&quot; &amp; [.A379] &amp; &quot;',&quot; &amp; [.B379] &amp; &quot;,&quot; &amp; [.C379] &amp; &quot;,&quot; &amp; [.D379] &amp; &quot;,&quot; &amp; [.E379] &amp; &quot;,&quot; &amp; [.R379] &amp; &quot;,&quot; &amp; [.S379] &amp; &quot;,'2014/09/19',&quot; &amp; [.T379] &amp; &quot;,&quot; &amp; [.U379] &amp; &quot;,&quot; &amp; [.V379] &amp; &quot;,&quot; &amp; [.W379] &amp; &quot;,&quot; &amp; [.X379] &amp; &quot;,&quot; &amp; [.Y379] &amp; &quot;,'&quot; &amp; [.O379] &amp; &quot;','&quot; &amp; [.P379] &amp; &quot;','&quot; &amp; [.Q379] &amp; &quot;'),&quot;" office:value-type="string" office:string-value="( 378, 'Prudential Financial',93.16,94.3,92.7,0.21,0.23,3520000,'2014/09/19',0.23,2.44,3.37,1.02,19.07,103.72,'Strong Buy','Strong Buy','Strong Buy')," calcext:value-type="string">
            <text:p>( 378, 'Prudential Financial',93.16,94.3,92.7,0.21,0.23,3520000,'2014/09/19',0.23,2.44,3.37,1.02,19.07,103.7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ubl-svc-enter" xlink:type="simple">Public Service Enterprise</text:a></text:p>
          </table:table-cell>
          <table:table-cell office:value-type="float" office:value="38.3" calcext:value-type="float">
            <text:p>38.3</text:p>
          </table:table-cell>
          <table:table-cell office:value-type="float" office:value="38.32" calcext:value-type="float">
            <text:p>38.32</text:p>
          </table:table-cell>
          <table:table-cell office:value-type="float" office:value="37.76" calcext:value-type="float">
            <text:p>37.7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+1.43%</text:p>
          </table:table-cell>
          <table:table-cell office:value-type="string" calcext:value-type="string">
            <text:p>3.5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43%</text:p>
          </table:table-cell>
          <table:table-cell office:value-type="string" calcext:value-type="string">
            <text:p>4.33%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19.54%</text:p>
          </table:table-cell>
          <table:table-cell office:value-type="string" calcext:value-type="string">
            <text:p>15.19%</text:p>
          </table:table-cell>
          <table:table-cell office:value-type="string" calcext:value-type="string">
            <text:p>13.2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80];1;LEN([.F380])-1))" office:value-type="float" office:value="1.43" calcext:value-type="float">
            <text:p>1.43</text:p>
          </table:table-cell>
          <table:table-cell table:formula="of:=VALUE(SUBSTITUTE(SUBSTITUTE(SUBSTITUTE([.G380];&quot;M&quot;;&quot;0000&quot;);&quot;K&quot;;&quot;0&quot;);&quot;.&quot;;&quot;&quot;))" office:value-type="float" office:value="3540000" calcext:value-type="float">
            <text:p>3540000</text:p>
          </table:table-cell>
          <table:table-cell table:formula="of:=IF([.I380]=&quot;-&quot;;&quot;NULL&quot;;VALUE(MID([.I380];1;LEN([.I380])-1)))" office:value-type="float" office:value="1.43" calcext:value-type="float">
            <text:p>1.43</text:p>
          </table:table-cell>
          <table:table-cell table:formula="of:=IF([.J380]=&quot;-&quot;;&quot;NULL&quot;;VALUE(MID([.J380];1;LEN([.J380])-1)))" office:value-type="float" office:value="4.33" calcext:value-type="float">
            <text:p>4.33</text:p>
          </table:table-cell>
          <table:table-cell table:formula="of:=IF([.K380]=&quot;-&quot;;&quot;NULL&quot;;VALUE(MID([.K380];1;LEN([.K380])-1)))" office:value-type="float" office:value="5.08" calcext:value-type="float">
            <text:p>5.08</text:p>
          </table:table-cell>
          <table:table-cell table:formula="of:=IF([.L380]=&quot;-&quot;;&quot;NULL&quot;;VALUE(MID([.L380];1;LEN([.L380])-1)))" office:value-type="float" office:value="19.54" calcext:value-type="float">
            <text:p>19.54</text:p>
          </table:table-cell>
          <table:table-cell table:formula="of:=IF([.M380]=&quot;-&quot;;&quot;NULL&quot;;VALUE(MID([.M380];1;LEN([.M380])-1)))" office:value-type="float" office:value="15.19" calcext:value-type="float">
            <text:p>15.19</text:p>
          </table:table-cell>
          <table:table-cell table:formula="of:=IF([.N380]=&quot;-&quot;;&quot;NULL&quot;;VALUE(MID([.N380];1;LEN([.N380])-1)))" office:value-type="float" office:value="13.25" calcext:value-type="float">
            <text:p>13.25</text:p>
          </table:table-cell>
          <table:table-cell table:formula="of:=&quot;( &quot; &amp; (ROW()-1) &amp; &quot;, '&quot; &amp; [.A380] &amp; &quot;',&quot; &amp; [.B380] &amp; &quot;,&quot; &amp; [.C380] &amp; &quot;,&quot; &amp; [.D380] &amp; &quot;,&quot; &amp; [.E380] &amp; &quot;,&quot; &amp; [.R380] &amp; &quot;,&quot; &amp; [.S380] &amp; &quot;,'2014/09/19',&quot; &amp; [.T380] &amp; &quot;,&quot; &amp; [.U380] &amp; &quot;,&quot; &amp; [.V380] &amp; &quot;,&quot; &amp; [.W380] &amp; &quot;,&quot; &amp; [.X380] &amp; &quot;,&quot; &amp; [.Y380] &amp; &quot;,'&quot; &amp; [.O380] &amp; &quot;','&quot; &amp; [.P380] &amp; &quot;','&quot; &amp; [.Q380] &amp; &quot;'),&quot;" office:value-type="string" office:string-value="( 379, 'Public Service Enterprise',38.3,38.32,37.76,0.54,1.43,3540000,'2014/09/19',1.43,4.33,5.08,19.54,15.19,13.25,'Strong Buy','Strong Buy','Strong Buy')," calcext:value-type="string">
            <text:p>( 379, 'Public Service Enterprise',38.3,38.32,37.76,0.54,1.43,3540000,'2014/09/19',1.43,4.33,5.08,19.54,15.19,13.2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ublic-stg-mld" xlink:type="simple">Public Storage</text:a></text:p>
          </table:table-cell>
          <table:table-cell office:value-type="float" office:value="164.96" calcext:value-type="float">
            <text:p>164.96</text:p>
          </table:table-cell>
          <table:table-cell office:value-type="float" office:value="166.81" calcext:value-type="float">
            <text:p>166.81</text:p>
          </table:table-cell>
          <table:table-cell office:value-type="float" office:value="164.89" calcext:value-type="float">
            <text:p>164.89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988.87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-0.67%</text:p>
          </table:table-cell>
          <table:table-cell office:value-type="string" calcext:value-type="string">
            <text:p>-6.63%</text:p>
          </table:table-cell>
          <table:table-cell office:value-type="string" calcext:value-type="string">
            <text:p>9.59%</text:p>
          </table:table-cell>
          <table:table-cell office:value-type="string" calcext:value-type="string">
            <text:p>0.69%</text:p>
          </table:table-cell>
          <table:table-cell office:value-type="string" calcext:value-type="string">
            <text:p>41.1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81];1;LEN([.F381])-1))" office:value-type="float" office:value="-0.1" calcext:value-type="float">
            <text:p>-0.1</text:p>
          </table:table-cell>
          <table:table-cell table:formula="of:=VALUE(SUBSTITUTE(SUBSTITUTE(SUBSTITUTE([.G381];&quot;M&quot;;&quot;0000&quot;);&quot;K&quot;;&quot;0&quot;);&quot;.&quot;;&quot;&quot;))" office:value-type="float" office:value="988870" calcext:value-type="float">
            <text:p>988870</text:p>
          </table:table-cell>
          <table:table-cell table:formula="of:=IF([.I381]=&quot;-&quot;;&quot;NULL&quot;;VALUE(MID([.I381];1;LEN([.I381])-1)))" office:value-type="float" office:value="-0.1" calcext:value-type="float">
            <text:p>-0.1</text:p>
          </table:table-cell>
          <table:table-cell table:formula="of:=IF([.J381]=&quot;-&quot;;&quot;NULL&quot;;VALUE(MID([.J381];1;LEN([.J381])-1)))" office:value-type="float" office:value="-0.67" calcext:value-type="float">
            <text:p>-0.67</text:p>
          </table:table-cell>
          <table:table-cell table:formula="of:=IF([.K381]=&quot;-&quot;;&quot;NULL&quot;;VALUE(MID([.K381];1;LEN([.K381])-1)))" office:value-type="float" office:value="-6.63" calcext:value-type="float">
            <text:p>-6.63</text:p>
          </table:table-cell>
          <table:table-cell table:formula="of:=IF([.L381]=&quot;-&quot;;&quot;NULL&quot;;VALUE(MID([.L381];1;LEN([.L381])-1)))" office:value-type="float" office:value="9.59" calcext:value-type="float">
            <text:p>9.59</text:p>
          </table:table-cell>
          <table:table-cell table:formula="of:=IF([.M381]=&quot;-&quot;;&quot;NULL&quot;;VALUE(MID([.M381];1;LEN([.M381])-1)))" office:value-type="float" office:value="0.69" calcext:value-type="float">
            <text:p>0.69</text:p>
          </table:table-cell>
          <table:table-cell table:formula="of:=IF([.N381]=&quot;-&quot;;&quot;NULL&quot;;VALUE(MID([.N381];1;LEN([.N381])-1)))" office:value-type="float" office:value="41.16" calcext:value-type="float">
            <text:p>41.16</text:p>
          </table:table-cell>
          <table:table-cell table:formula="of:=&quot;( &quot; &amp; (ROW()-1) &amp; &quot;, '&quot; &amp; [.A381] &amp; &quot;',&quot; &amp; [.B381] &amp; &quot;,&quot; &amp; [.C381] &amp; &quot;,&quot; &amp; [.D381] &amp; &quot;,&quot; &amp; [.E381] &amp; &quot;,&quot; &amp; [.R381] &amp; &quot;,&quot; &amp; [.S381] &amp; &quot;,'2014/09/19',&quot; &amp; [.T381] &amp; &quot;,&quot; &amp; [.U381] &amp; &quot;,&quot; &amp; [.V381] &amp; &quot;,&quot; &amp; [.W381] &amp; &quot;,&quot; &amp; [.X381] &amp; &quot;,&quot; &amp; [.Y381] &amp; &quot;,'&quot; &amp; [.O381] &amp; &quot;','&quot; &amp; [.P381] &amp; &quot;','&quot; &amp; [.Q381] &amp; &quot;'),&quot;" office:value-type="string" office:string-value="( 380, 'Public Storage',164.96,166.81,164.89,-0.16,-0.1,988870,'2014/09/19',-0.1,-0.67,-6.63,9.59,0.69,41.16,'Strong Sell','Strong Sell','Strong Buy')," calcext:value-type="string">
            <text:p>( 380, 'Public Storage',164.96,166.81,164.89,-0.16,-0.1,988870,'2014/09/19',-0.1,-0.67,-6.63,9.59,0.69,41.1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ulte-homes-inc" xlink:type="simple">PulteGroup</text:a></text:p>
          </table:table-cell>
          <table:table-cell office:value-type="float" office:value="18.82" calcext:value-type="float">
            <text:p>18.82</text:p>
          </table:table-cell>
          <table:table-cell office:value-type="float" office:value="19.22" calcext:value-type="float">
            <text:p>19.22</text:p>
          </table:table-cell>
          <table:table-cell office:value-type="float" office:value="18.67" calcext:value-type="float">
            <text:p>18.67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6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-7.61%</text:p>
          </table:table-cell>
          <table:table-cell office:value-type="string" calcext:value-type="string">
            <text:p>9.93%</text:p>
          </table:table-cell>
          <table:table-cell office:value-type="string" calcext:value-type="string">
            <text:p>330.6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82];1;LEN([.F382])-1))" office:value-type="float" office:value="-1.36" calcext:value-type="float">
            <text:p>-1.36</text:p>
          </table:table-cell>
          <table:table-cell table:formula="of:=VALUE(SUBSTITUTE(SUBSTITUTE(SUBSTITUTE([.G382];&quot;M&quot;;&quot;0000&quot;);&quot;K&quot;;&quot;0&quot;);&quot;.&quot;;&quot;&quot;))" office:value-type="float" office:value="6500000" calcext:value-type="float">
            <text:p>6500000</text:p>
          </table:table-cell>
          <table:table-cell table:formula="of:=IF([.I382]=&quot;-&quot;;&quot;NULL&quot;;VALUE(MID([.I382];1;LEN([.I382])-1)))" office:value-type="float" office:value="-1.36" calcext:value-type="float">
            <text:p>-1.36</text:p>
          </table:table-cell>
          <table:table-cell table:formula="of:=IF([.J382]=&quot;-&quot;;&quot;NULL&quot;;VALUE(MID([.J382];1;LEN([.J382])-1)))" office:value-type="float" office:value="0.21" calcext:value-type="float">
            <text:p>0.21</text:p>
          </table:table-cell>
          <table:table-cell table:formula="of:=IF([.K382]=&quot;-&quot;;&quot;NULL&quot;;VALUE(MID([.K382];1;LEN([.K382])-1)))" office:value-type="float" office:value="-1.57" calcext:value-type="float">
            <text:p>-1.57</text:p>
          </table:table-cell>
          <table:table-cell table:formula="of:=IF([.L382]=&quot;-&quot;;&quot;NULL&quot;;VALUE(MID([.L382];1;LEN([.L382])-1)))" office:value-type="float" office:value="-7.61" calcext:value-type="float">
            <text:p>-7.61</text:p>
          </table:table-cell>
          <table:table-cell table:formula="of:=IF([.M382]=&quot;-&quot;;&quot;NULL&quot;;VALUE(MID([.M382];1;LEN([.M382])-1)))" office:value-type="float" office:value="9.93" calcext:value-type="float">
            <text:p>9.93</text:p>
          </table:table-cell>
          <table:table-cell table:formula="of:=IF([.N382]=&quot;-&quot;;&quot;NULL&quot;;VALUE(MID([.N382];1;LEN([.N382])-1)))" office:value-type="float" office:value="330.66" calcext:value-type="float">
            <text:p>330.66</text:p>
          </table:table-cell>
          <table:table-cell table:formula="of:=&quot;( &quot; &amp; (ROW()-1) &amp; &quot;, '&quot; &amp; [.A382] &amp; &quot;',&quot; &amp; [.B382] &amp; &quot;,&quot; &amp; [.C382] &amp; &quot;,&quot; &amp; [.D382] &amp; &quot;,&quot; &amp; [.E382] &amp; &quot;,&quot; &amp; [.R382] &amp; &quot;,&quot; &amp; [.S382] &amp; &quot;,'2014/09/19',&quot; &amp; [.T382] &amp; &quot;,&quot; &amp; [.U382] &amp; &quot;,&quot; &amp; [.V382] &amp; &quot;,&quot; &amp; [.W382] &amp; &quot;,&quot; &amp; [.X382] &amp; &quot;,&quot; &amp; [.Y382] &amp; &quot;,'&quot; &amp; [.O382] &amp; &quot;','&quot; &amp; [.P382] &amp; &quot;','&quot; &amp; [.Q382] &amp; &quot;'),&quot;" office:value-type="string" office:string-value="( 381, 'PulteGroup',18.82,19.22,18.67,-0.26,-1.36,6500000,'2014/09/19',-1.36,0.21,-1.57,-7.61,9.93,330.66,'Strong Sell','Strong Sell','Neutral')," calcext:value-type="string">
            <text:p>( 381, 'PulteGroup',18.82,19.22,18.67,-0.26,-1.36,6500000,'2014/09/19',-1.36,0.21,-1.57,-7.61,9.93,330.66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pvh" xlink:type="simple">PVH</text:a></text:p>
          </table:table-cell>
          <table:table-cell office:value-type="float" office:value="125.98" calcext:value-type="float">
            <text:p>125.98</text:p>
          </table:table-cell>
          <table:table-cell office:value-type="float" office:value="127.99" calcext:value-type="float">
            <text:p>127.99</text:p>
          </table:table-cell>
          <table:table-cell office:value-type="float" office:value="125.61" calcext:value-type="float">
            <text:p>125.61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525.61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10.47%</text:p>
          </table:table-cell>
          <table:table-cell office:value-type="string" calcext:value-type="string">
            <text:p>-7.38%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100.57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83];1;LEN([.F383])-1))" office:value-type="float" office:value="-0.93" calcext:value-type="float">
            <text:p>-0.93</text:p>
          </table:table-cell>
          <table:table-cell table:formula="of:=VALUE(SUBSTITUTE(SUBSTITUTE(SUBSTITUTE([.G383];&quot;M&quot;;&quot;0000&quot;);&quot;K&quot;;&quot;0&quot;);&quot;.&quot;;&quot;&quot;))" office:value-type="float" office:value="525610" calcext:value-type="float">
            <text:p>525610</text:p>
          </table:table-cell>
          <table:table-cell table:formula="of:=IF([.I383]=&quot;-&quot;;&quot;NULL&quot;;VALUE(MID([.I383];1;LEN([.I383])-1)))" office:value-type="float" office:value="-0.93" calcext:value-type="float">
            <text:p>-0.93</text:p>
          </table:table-cell>
          <table:table-cell table:formula="of:=IF([.J383]=&quot;-&quot;;&quot;NULL&quot;;VALUE(MID([.J383];1;LEN([.J383])-1)))" office:value-type="float" office:value="-0.62" calcext:value-type="float">
            <text:p>-0.62</text:p>
          </table:table-cell>
          <table:table-cell table:formula="of:=IF([.K383]=&quot;-&quot;;&quot;NULL&quot;;VALUE(MID([.K383];1;LEN([.K383])-1)))" office:value-type="float" office:value="10.47" calcext:value-type="float">
            <text:p>10.47</text:p>
          </table:table-cell>
          <table:table-cell table:formula="of:=IF([.L383]=&quot;-&quot;;&quot;NULL&quot;;VALUE(MID([.L383];1;LEN([.L383])-1)))" office:value-type="float" office:value="-7.38" calcext:value-type="float">
            <text:p>-7.38</text:p>
          </table:table-cell>
          <table:table-cell table:formula="of:=IF([.M383]=&quot;-&quot;;&quot;NULL&quot;;VALUE(MID([.M383];1;LEN([.M383])-1)))" office:value-type="float" office:value="0.71" calcext:value-type="float">
            <text:p>0.71</text:p>
          </table:table-cell>
          <table:table-cell table:formula="of:=IF([.N383]=&quot;-&quot;;&quot;NULL&quot;;VALUE(MID([.N383];1;LEN([.N383])-1)))" office:value-type="float" office:value="100.57" calcext:value-type="float">
            <text:p>100.57</text:p>
          </table:table-cell>
          <table:table-cell table:formula="of:=&quot;( &quot; &amp; (ROW()-1) &amp; &quot;, '&quot; &amp; [.A383] &amp; &quot;',&quot; &amp; [.B383] &amp; &quot;,&quot; &amp; [.C383] &amp; &quot;,&quot; &amp; [.D383] &amp; &quot;,&quot; &amp; [.E383] &amp; &quot;,&quot; &amp; [.R383] &amp; &quot;,&quot; &amp; [.S383] &amp; &quot;,'2014/09/19',&quot; &amp; [.T383] &amp; &quot;,&quot; &amp; [.U383] &amp; &quot;,&quot; &amp; [.V383] &amp; &quot;,&quot; &amp; [.W383] &amp; &quot;,&quot; &amp; [.X383] &amp; &quot;,&quot; &amp; [.Y383] &amp; &quot;,'&quot; &amp; [.O383] &amp; &quot;','&quot; &amp; [.P383] &amp; &quot;','&quot; &amp; [.Q383] &amp; &quot;'),&quot;" office:value-type="string" office:string-value="( 382, 'PVH',125.98,127.99,125.61,-1.18,-0.93,525610,'2014/09/19',-0.93,-0.62,10.47,-7.38,0.71,100.57,'Strong Sell','Strong Buy','Strong Buy')," calcext:value-type="string">
            <text:p>( 382, 'PVH',125.98,127.99,125.61,-1.18,-0.93,525610,'2014/09/19',-0.93,-0.62,10.47,-7.38,0.71,100.57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qep-resources" xlink:type="simple">QEP Resources</text:a></text:p>
          </table:table-cell>
          <table:table-cell office:value-type="float" office:value="31.38" calcext:value-type="float">
            <text:p>31.38</text:p>
          </table:table-cell>
          <table:table-cell office:value-type="float" office:value="31.82" calcext:value-type="float">
            <text:p>31.82</text:p>
          </table:table-cell>
          <table:table-cell office:value-type="float" office:value="31.24" calcext:value-type="float">
            <text:p>31.24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2.9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-0.98%</text:p>
          </table:table-cell>
          <table:table-cell office:value-type="string" calcext:value-type="string">
            <text:p>-9.59%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12.19%</text:p>
          </table:table-cell>
          <table:table-cell office:value-type="string" calcext:value-type="string">
            <text:p>-0.0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384];1;LEN([.F384])-1))" office:value-type="float" office:value="-0.35" calcext:value-type="float">
            <text:p>-0.35</text:p>
          </table:table-cell>
          <table:table-cell table:formula="of:=VALUE(SUBSTITUTE(SUBSTITUTE(SUBSTITUTE([.G384];&quot;M&quot;;&quot;0000&quot;);&quot;K&quot;;&quot;0&quot;);&quot;.&quot;;&quot;&quot;))" office:value-type="float" office:value="2930000" calcext:value-type="float">
            <text:p>2930000</text:p>
          </table:table-cell>
          <table:table-cell table:formula="of:=IF([.I384]=&quot;-&quot;;&quot;NULL&quot;;VALUE(MID([.I384];1;LEN([.I384])-1)))" office:value-type="float" office:value="-0.35" calcext:value-type="float">
            <text:p>-0.35</text:p>
          </table:table-cell>
          <table:table-cell table:formula="of:=IF([.J384]=&quot;-&quot;;&quot;NULL&quot;;VALUE(MID([.J384];1;LEN([.J384])-1)))" office:value-type="float" office:value="-0.98" calcext:value-type="float">
            <text:p>-0.98</text:p>
          </table:table-cell>
          <table:table-cell table:formula="of:=IF([.K384]=&quot;-&quot;;&quot;NULL&quot;;VALUE(MID([.K384];1;LEN([.K384])-1)))" office:value-type="float" office:value="-9.59" calcext:value-type="float">
            <text:p>-9.59</text:p>
          </table:table-cell>
          <table:table-cell table:formula="of:=IF([.L384]=&quot;-&quot;;&quot;NULL&quot;;VALUE(MID([.L384];1;LEN([.L384])-1)))" office:value-type="float" office:value="2.38" calcext:value-type="float">
            <text:p>2.38</text:p>
          </table:table-cell>
          <table:table-cell table:formula="of:=IF([.M384]=&quot;-&quot;;&quot;NULL&quot;;VALUE(MID([.M384];1;LEN([.M384])-1)))" office:value-type="float" office:value="12.19" calcext:value-type="float">
            <text:p>12.19</text:p>
          </table:table-cell>
          <table:table-cell table:formula="of:=IF([.N384]=&quot;-&quot;;&quot;NULL&quot;;VALUE(MID([.N384];1;LEN([.N384])-1)))" office:value-type="float" office:value="-0.03" calcext:value-type="float">
            <text:p>-0.03</text:p>
          </table:table-cell>
          <table:table-cell table:formula="of:=&quot;( &quot; &amp; (ROW()-1) &amp; &quot;, '&quot; &amp; [.A384] &amp; &quot;',&quot; &amp; [.B384] &amp; &quot;,&quot; &amp; [.C384] &amp; &quot;,&quot; &amp; [.D384] &amp; &quot;,&quot; &amp; [.E384] &amp; &quot;,&quot; &amp; [.R384] &amp; &quot;,&quot; &amp; [.S384] &amp; &quot;,'2014/09/19',&quot; &amp; [.T384] &amp; &quot;,&quot; &amp; [.U384] &amp; &quot;,&quot; &amp; [.V384] &amp; &quot;,&quot; &amp; [.W384] &amp; &quot;,&quot; &amp; [.X384] &amp; &quot;,&quot; &amp; [.Y384] &amp; &quot;,'&quot; &amp; [.O384] &amp; &quot;','&quot; &amp; [.P384] &amp; &quot;','&quot; &amp; [.Q384] &amp; &quot;'),&quot;" office:value-type="string" office:string-value="( 383, 'QEP Resources',31.38,31.82,31.24,-0.11,-0.35,2930000,'2014/09/19',-0.35,-0.98,-9.59,2.38,12.19,-0.03,'Strong Sell','Strong Sell','Neutral')," calcext:value-type="string">
            <text:p>( 383, 'QEP Resources',31.38,31.82,31.24,-0.11,-0.35,2930000,'2014/09/19',-0.35,-0.98,-9.59,2.38,12.19,-0.03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qualcomm-inc" xlink:type="simple">QUALCOMM</text:a></text:p>
          </table:table-cell>
          <table:table-cell office:value-type="float" office:value="75.53" calcext:value-type="float">
            <text:p>75.53</text:p>
          </table:table-cell>
          <table:table-cell office:value-type="float" office:value="77" calcext:value-type="float">
            <text:p>77</text:p>
          </table:table-cell>
          <table:table-cell office:value-type="float" office:value="75.39" calcext:value-type="float">
            <text:p>75.39</text:p>
          </table:table-cell>
          <table:table-cell office:value-type="float" office:value="-0.91" calcext:value-type="float">
            <text:p>-0.91</text:p>
          </table:table-cell>
          <table:table-cell office:value-type="string" calcext:value-type="string">
            <text:p>-1.19%</text:p>
          </table:table-cell>
          <table:table-cell office:value-type="string" calcext:value-type="string">
            <text:p>13.6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9%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-1.62%</text:p>
          </table:table-cell>
          <table:table-cell office:value-type="string" calcext:value-type="string">
            <text:p>1.72%</text:p>
          </table:table-cell>
          <table:table-cell office:value-type="string" calcext:value-type="string">
            <text:p>9.37%</text:p>
          </table:table-cell>
          <table:table-cell office:value-type="string" calcext:value-type="string">
            <text:p>46.2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85];1;LEN([.F385])-1))" office:value-type="float" office:value="-1.19" calcext:value-type="float">
            <text:p>-1.19</text:p>
          </table:table-cell>
          <table:table-cell table:formula="of:=VALUE(SUBSTITUTE(SUBSTITUTE(SUBSTITUTE([.G385];&quot;M&quot;;&quot;0000&quot;);&quot;K&quot;;&quot;0&quot;);&quot;.&quot;;&quot;&quot;))" office:value-type="float" office:value="13690000" calcext:value-type="float">
            <text:p>13690000</text:p>
          </table:table-cell>
          <table:table-cell table:formula="of:=IF([.I385]=&quot;-&quot;;&quot;NULL&quot;;VALUE(MID([.I385];1;LEN([.I385])-1)))" office:value-type="float" office:value="-1.19" calcext:value-type="float">
            <text:p>-1.19</text:p>
          </table:table-cell>
          <table:table-cell table:formula="of:=IF([.J385]=&quot;-&quot;;&quot;NULL&quot;;VALUE(MID([.J385];1;LEN([.J385])-1)))" office:value-type="float" office:value="0.27" calcext:value-type="float">
            <text:p>0.27</text:p>
          </table:table-cell>
          <table:table-cell table:formula="of:=IF([.K385]=&quot;-&quot;;&quot;NULL&quot;;VALUE(MID([.K385];1;LEN([.K385])-1)))" office:value-type="float" office:value="-1.62" calcext:value-type="float">
            <text:p>-1.62</text:p>
          </table:table-cell>
          <table:table-cell table:formula="of:=IF([.L385]=&quot;-&quot;;&quot;NULL&quot;;VALUE(MID([.L385];1;LEN([.L385])-1)))" office:value-type="float" office:value="1.72" calcext:value-type="float">
            <text:p>1.72</text:p>
          </table:table-cell>
          <table:table-cell table:formula="of:=IF([.M385]=&quot;-&quot;;&quot;NULL&quot;;VALUE(MID([.M385];1;LEN([.M385])-1)))" office:value-type="float" office:value="9.37" calcext:value-type="float">
            <text:p>9.37</text:p>
          </table:table-cell>
          <table:table-cell table:formula="of:=IF([.N385]=&quot;-&quot;;&quot;NULL&quot;;VALUE(MID([.N385];1;LEN([.N385])-1)))" office:value-type="float" office:value="46.21" calcext:value-type="float">
            <text:p>46.21</text:p>
          </table:table-cell>
          <table:table-cell table:formula="of:=&quot;( &quot; &amp; (ROW()-1) &amp; &quot;, '&quot; &amp; [.A385] &amp; &quot;',&quot; &amp; [.B385] &amp; &quot;,&quot; &amp; [.C385] &amp; &quot;,&quot; &amp; [.D385] &amp; &quot;,&quot; &amp; [.E385] &amp; &quot;,&quot; &amp; [.R385] &amp; &quot;,&quot; &amp; [.S385] &amp; &quot;,'2014/09/19',&quot; &amp; [.T385] &amp; &quot;,&quot; &amp; [.U385] &amp; &quot;,&quot; &amp; [.V385] &amp; &quot;,&quot; &amp; [.W385] &amp; &quot;,&quot; &amp; [.X385] &amp; &quot;,&quot; &amp; [.Y385] &amp; &quot;,'&quot; &amp; [.O385] &amp; &quot;','&quot; &amp; [.P385] &amp; &quot;','&quot; &amp; [.Q385] &amp; &quot;'),&quot;" office:value-type="string" office:string-value="( 384, 'QUALCOMM',75.53,77,75.39,-0.91,-1.19,13690000,'2014/09/19',-1.19,0.27,-1.62,1.72,9.37,46.21,'Strong Sell','Strong Sell','Strong Buy')," calcext:value-type="string">
            <text:p>( 384, 'QUALCOMM',75.53,77,75.39,-0.91,-1.19,13690000,'2014/09/19',-1.19,0.27,-1.62,1.72,9.37,46.2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quanta-services" xlink:type="simple">Quanta Services</text:a></text:p>
          </table:table-cell>
          <table:table-cell office:value-type="float" office:value="37.01" calcext:value-type="float">
            <text:p>37.01</text:p>
          </table:table-cell>
          <table:table-cell office:value-type="float" office:value="37.45" calcext:value-type="float">
            <text:p>37.45</text:p>
          </table:table-cell>
          <table:table-cell office:value-type="float" office:value="36.93" calcext:value-type="float">
            <text:p>36.9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1.5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17.27%</text:p>
          </table:table-cell>
          <table:table-cell office:value-type="string" calcext:value-type="string">
            <text:p>35.22%</text:p>
          </table:table-cell>
          <table:table-cell office:value-type="string" calcext:value-type="string">
            <text:p>95.72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86];1;LEN([.F386])-1))" office:value-type="float" office:value="-0.11" calcext:value-type="float">
            <text:p>-0.11</text:p>
          </table:table-cell>
          <table:table-cell table:formula="of:=VALUE(SUBSTITUTE(SUBSTITUTE(SUBSTITUTE([.G386];&quot;M&quot;;&quot;0000&quot;);&quot;K&quot;;&quot;0&quot;);&quot;.&quot;;&quot;&quot;))" office:value-type="float" office:value="1560000" calcext:value-type="float">
            <text:p>1560000</text:p>
          </table:table-cell>
          <table:table-cell table:formula="of:=IF([.I386]=&quot;-&quot;;&quot;NULL&quot;;VALUE(MID([.I386];1;LEN([.I386])-1)))" office:value-type="float" office:value="-0.11" calcext:value-type="float">
            <text:p>-0.11</text:p>
          </table:table-cell>
          <table:table-cell table:formula="of:=IF([.J386]=&quot;-&quot;;&quot;NULL&quot;;VALUE(MID([.J386];1;LEN([.J386])-1)))" office:value-type="float" office:value="1.29" calcext:value-type="float">
            <text:p>1.29</text:p>
          </table:table-cell>
          <table:table-cell table:formula="of:=IF([.K386]=&quot;-&quot;;&quot;NULL&quot;;VALUE(MID([.K386];1;LEN([.K386])-1)))" office:value-type="float" office:value="2.83" calcext:value-type="float">
            <text:p>2.83</text:p>
          </table:table-cell>
          <table:table-cell table:formula="of:=IF([.L386]=&quot;-&quot;;&quot;NULL&quot;;VALUE(MID([.L386];1;LEN([.L386])-1)))" office:value-type="float" office:value="17.27" calcext:value-type="float">
            <text:p>17.27</text:p>
          </table:table-cell>
          <table:table-cell table:formula="of:=IF([.M386]=&quot;-&quot;;&quot;NULL&quot;;VALUE(MID([.M386];1;LEN([.M386])-1)))" office:value-type="float" office:value="35.22" calcext:value-type="float">
            <text:p>35.22</text:p>
          </table:table-cell>
          <table:table-cell table:formula="of:=IF([.N386]=&quot;-&quot;;&quot;NULL&quot;;VALUE(MID([.N386];1;LEN([.N386])-1)))" office:value-type="float" office:value="95.72" calcext:value-type="float">
            <text:p>95.72</text:p>
          </table:table-cell>
          <table:table-cell table:formula="of:=&quot;( &quot; &amp; (ROW()-1) &amp; &quot;, '&quot; &amp; [.A386] &amp; &quot;',&quot; &amp; [.B386] &amp; &quot;,&quot; &amp; [.C386] &amp; &quot;,&quot; &amp; [.D386] &amp; &quot;,&quot; &amp; [.E386] &amp; &quot;,&quot; &amp; [.R386] &amp; &quot;,&quot; &amp; [.S386] &amp; &quot;,'2014/09/19',&quot; &amp; [.T386] &amp; &quot;,&quot; &amp; [.U386] &amp; &quot;,&quot; &amp; [.V386] &amp; &quot;,&quot; &amp; [.W386] &amp; &quot;,&quot; &amp; [.X386] &amp; &quot;,&quot; &amp; [.Y386] &amp; &quot;,'&quot; &amp; [.O386] &amp; &quot;','&quot; &amp; [.P386] &amp; &quot;','&quot; &amp; [.Q386] &amp; &quot;'),&quot;" office:value-type="string" office:string-value="( 385, 'Quanta Services',37.01,37.45,36.93,-0.04,-0.11,1560000,'2014/09/19',-0.11,1.29,2.83,17.27,35.22,95.72,'Buy','Strong Buy','Strong Buy')," calcext:value-type="string">
            <text:p>( 385, 'Quanta Services',37.01,37.45,36.93,-0.04,-0.11,1560000,'2014/09/19',-0.11,1.29,2.83,17.27,35.22,95.72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quest-diag" xlink:type="simple">Quest Diagnostics</text:a></text:p>
          </table:table-cell>
          <table:table-cell office:value-type="float" office:value="63.4" calcext:value-type="float">
            <text:p>63.4</text:p>
          </table:table-cell>
          <table:table-cell office:value-type="float" office:value="63.57" calcext:value-type="float">
            <text:p>63.57</text:p>
          </table:table-cell>
          <table:table-cell office:value-type="float" office:value="63.11" calcext:value-type="float">
            <text:p>63.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54%</text:p>
          </table:table-cell>
          <table:table-cell office:value-type="string" calcext:value-type="string">
            <text:p>958.6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18.42%</text:p>
          </table:table-cell>
          <table:table-cell office:value-type="string" calcext:value-type="string">
            <text:p>2.26%</text:p>
          </table:table-cell>
          <table:table-cell office:value-type="string" calcext:value-type="string">
            <text:p>29.0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87];1;LEN([.F387])-1))" office:value-type="float" office:value="0.54" calcext:value-type="float">
            <text:p>0.54</text:p>
          </table:table-cell>
          <table:table-cell table:formula="of:=VALUE(SUBSTITUTE(SUBSTITUTE(SUBSTITUTE([.G387];&quot;M&quot;;&quot;0000&quot;);&quot;K&quot;;&quot;0&quot;);&quot;.&quot;;&quot;&quot;))" office:value-type="float" office:value="958640" calcext:value-type="float">
            <text:p>958640</text:p>
          </table:table-cell>
          <table:table-cell table:formula="of:=IF([.I387]=&quot;-&quot;;&quot;NULL&quot;;VALUE(MID([.I387];1;LEN([.I387])-1)))" office:value-type="float" office:value="0.54" calcext:value-type="float">
            <text:p>0.54</text:p>
          </table:table-cell>
          <table:table-cell table:formula="of:=IF([.J387]=&quot;-&quot;;&quot;NULL&quot;;VALUE(MID([.J387];1;LEN([.J387])-1)))" office:value-type="float" office:value="1.25" calcext:value-type="float">
            <text:p>1.25</text:p>
          </table:table-cell>
          <table:table-cell table:formula="of:=IF([.K387]=&quot;-&quot;;&quot;NULL&quot;;VALUE(MID([.K387];1;LEN([.K387])-1)))" office:value-type="float" office:value="1" calcext:value-type="float">
            <text:p>1</text:p>
          </table:table-cell>
          <table:table-cell table:formula="of:=IF([.L387]=&quot;-&quot;;&quot;NULL&quot;;VALUE(MID([.L387];1;LEN([.L387])-1)))" office:value-type="float" office:value="18.42" calcext:value-type="float">
            <text:p>18.42</text:p>
          </table:table-cell>
          <table:table-cell table:formula="of:=IF([.M387]=&quot;-&quot;;&quot;NULL&quot;;VALUE(MID([.M387];1;LEN([.M387])-1)))" office:value-type="float" office:value="2.26" calcext:value-type="float">
            <text:p>2.26</text:p>
          </table:table-cell>
          <table:table-cell table:formula="of:=IF([.N387]=&quot;-&quot;;&quot;NULL&quot;;VALUE(MID([.N387];1;LEN([.N387])-1)))" office:value-type="float" office:value="29.05" calcext:value-type="float">
            <text:p>29.05</text:p>
          </table:table-cell>
          <table:table-cell table:formula="of:=&quot;( &quot; &amp; (ROW()-1) &amp; &quot;, '&quot; &amp; [.A387] &amp; &quot;',&quot; &amp; [.B387] &amp; &quot;,&quot; &amp; [.C387] &amp; &quot;,&quot; &amp; [.D387] &amp; &quot;,&quot; &amp; [.E387] &amp; &quot;,&quot; &amp; [.R387] &amp; &quot;,&quot; &amp; [.S387] &amp; &quot;,'2014/09/19',&quot; &amp; [.T387] &amp; &quot;,&quot; &amp; [.U387] &amp; &quot;,&quot; &amp; [.V387] &amp; &quot;,&quot; &amp; [.W387] &amp; &quot;,&quot; &amp; [.X387] &amp; &quot;,&quot; &amp; [.Y387] &amp; &quot;,'&quot; &amp; [.O387] &amp; &quot;','&quot; &amp; [.P387] &amp; &quot;','&quot; &amp; [.Q387] &amp; &quot;'),&quot;" office:value-type="string" office:string-value="( 386, 'Quest Diagnostics',63.4,63.57,63.11,0.34,0.54,958640,'2014/09/19',0.54,1.25,1,18.42,2.26,29.05,'Strong Buy','Strong Buy','Strong Buy')," calcext:value-type="string">
            <text:p>( 386, 'Quest Diagnostics',63.4,63.57,63.11,0.34,0.54,958640,'2014/09/19',0.54,1.25,1,18.42,2.26,29.0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polo-ralph-laur" xlink:type="simple">Ralph Lauren</text:a></text:p>
          </table:table-cell>
          <table:table-cell office:value-type="float" office:value="171.98" calcext:value-type="float">
            <text:p>171.98</text:p>
          </table:table-cell>
          <table:table-cell office:value-type="float" office:value="173.96" calcext:value-type="float">
            <text:p>173.96</text:p>
          </table:table-cell>
          <table:table-cell office:value-type="float" office:value="171.66" calcext:value-type="float">
            <text:p>171.66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1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-1.04%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2.78%</text:p>
          </table:table-cell>
          <table:table-cell office:value-type="string" calcext:value-type="string">
            <text:p>17.13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388];1;LEN([.F388])-1))" office:value-type="float" office:value="-0.5" calcext:value-type="float">
            <text:p>-0.5</text:p>
          </table:table-cell>
          <table:table-cell table:formula="of:=VALUE(SUBSTITUTE(SUBSTITUTE(SUBSTITUTE([.G388];&quot;M&quot;;&quot;0000&quot;);&quot;K&quot;;&quot;0&quot;);&quot;.&quot;;&quot;&quot;))" office:value-type="float" office:value="1330000" calcext:value-type="float">
            <text:p>1330000</text:p>
          </table:table-cell>
          <table:table-cell table:formula="of:=IF([.I388]=&quot;-&quot;;&quot;NULL&quot;;VALUE(MID([.I388];1;LEN([.I388])-1)))" office:value-type="float" office:value="-0.5" calcext:value-type="float">
            <text:p>-0.5</text:p>
          </table:table-cell>
          <table:table-cell table:formula="of:=IF([.J388]=&quot;-&quot;;&quot;NULL&quot;;VALUE(MID([.J388];1;LEN([.J388])-1)))" office:value-type="float" office:value="-1.04" calcext:value-type="float">
            <text:p>-1.04</text:p>
          </table:table-cell>
          <table:table-cell table:formula="of:=IF([.K388]=&quot;-&quot;;&quot;NULL&quot;;VALUE(MID([.K388];1;LEN([.K388])-1)))" office:value-type="float" office:value="1.6" calcext:value-type="float">
            <text:p>1.6</text:p>
          </table:table-cell>
          <table:table-cell table:formula="of:=IF([.L388]=&quot;-&quot;;&quot;NULL&quot;;VALUE(MID([.L388];1;LEN([.L388])-1)))" office:value-type="float" office:value="-2.6" calcext:value-type="float">
            <text:p>-2.6</text:p>
          </table:table-cell>
          <table:table-cell table:formula="of:=IF([.M388]=&quot;-&quot;;&quot;NULL&quot;;VALUE(MID([.M388];1;LEN([.M388])-1)))" office:value-type="float" office:value="2.78" calcext:value-type="float">
            <text:p>2.78</text:p>
          </table:table-cell>
          <table:table-cell table:formula="of:=IF([.N388]=&quot;-&quot;;&quot;NULL&quot;;VALUE(MID([.N388];1;LEN([.N388])-1)))" office:value-type="float" office:value="17.13" calcext:value-type="float">
            <text:p>17.13</text:p>
          </table:table-cell>
          <table:table-cell table:formula="of:=&quot;( &quot; &amp; (ROW()-1) &amp; &quot;, '&quot; &amp; [.A388] &amp; &quot;',&quot; &amp; [.B388] &amp; &quot;,&quot; &amp; [.C388] &amp; &quot;,&quot; &amp; [.D388] &amp; &quot;,&quot; &amp; [.E388] &amp; &quot;,&quot; &amp; [.R388] &amp; &quot;,&quot; &amp; [.S388] &amp; &quot;,'2014/09/19',&quot; &amp; [.T388] &amp; &quot;,&quot; &amp; [.U388] &amp; &quot;,&quot; &amp; [.V388] &amp; &quot;,&quot; &amp; [.W388] &amp; &quot;,&quot; &amp; [.X388] &amp; &quot;,&quot; &amp; [.Y388] &amp; &quot;,'&quot; &amp; [.O388] &amp; &quot;','&quot; &amp; [.P388] &amp; &quot;','&quot; &amp; [.Q388] &amp; &quot;'),&quot;" office:value-type="string" office:string-value="( 387, 'Ralph Lauren',171.98,173.96,171.66,-0.86,-0.5,1330000,'2014/09/19',-0.5,-1.04,1.6,-2.6,2.78,17.13,'Strong Sell','Buy','Strong Buy')," calcext:value-type="string">
            <text:p>( 387, 'Ralph Lauren',171.98,173.96,171.66,-0.86,-0.5,1330000,'2014/09/19',-0.5,-1.04,1.6,-2.6,2.78,17.13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ange-resources-corp" xlink:type="simple">Range Resources</text:a></text:p>
          </table:table-cell>
          <table:table-cell office:value-type="float" office:value="71.55" calcext:value-type="float">
            <text:p>71.55</text:p>
          </table:table-cell>
          <table:table-cell office:value-type="float" office:value="72.2" calcext:value-type="float">
            <text:p>72.2</text:p>
          </table:table-cell>
          <table:table-cell office:value-type="float" office:value="71.2" calcext:value-type="float">
            <text:p>71.2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2.1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-1.28%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-15.13%</text:p>
          </table:table-cell>
          <table:table-cell office:value-type="string" calcext:value-type="string">
            <text:p>-9.06%</text:p>
          </table:table-cell>
          <table:table-cell office:value-type="string" calcext:value-type="string">
            <text:p>5.2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389];1;LEN([.F389])-1))" office:value-type="float" office:value="-0.45" calcext:value-type="float">
            <text:p>-0.45</text:p>
          </table:table-cell>
          <table:table-cell table:formula="of:=VALUE(SUBSTITUTE(SUBSTITUTE(SUBSTITUTE([.G389];&quot;M&quot;;&quot;0000&quot;);&quot;K&quot;;&quot;0&quot;);&quot;.&quot;;&quot;&quot;))" office:value-type="float" office:value="2190000" calcext:value-type="float">
            <text:p>2190000</text:p>
          </table:table-cell>
          <table:table-cell table:formula="of:=IF([.I389]=&quot;-&quot;;&quot;NULL&quot;;VALUE(MID([.I389];1;LEN([.I389])-1)))" office:value-type="float" office:value="-0.45" calcext:value-type="float">
            <text:p>-0.45</text:p>
          </table:table-cell>
          <table:table-cell table:formula="of:=IF([.J389]=&quot;-&quot;;&quot;NULL&quot;;VALUE(MID([.J389];1;LEN([.J389])-1)))" office:value-type="float" office:value="-1.28" calcext:value-type="float">
            <text:p>-1.28</text:p>
          </table:table-cell>
          <table:table-cell table:formula="of:=IF([.K389]=&quot;-&quot;;&quot;NULL&quot;;VALUE(MID([.K389];1;LEN([.K389])-1)))" office:value-type="float" office:value="-7.31" calcext:value-type="float">
            <text:p>-7.31</text:p>
          </table:table-cell>
          <table:table-cell table:formula="of:=IF([.L389]=&quot;-&quot;;&quot;NULL&quot;;VALUE(MID([.L389];1;LEN([.L389])-1)))" office:value-type="float" office:value="-15.13" calcext:value-type="float">
            <text:p>-15.13</text:p>
          </table:table-cell>
          <table:table-cell table:formula="of:=IF([.M389]=&quot;-&quot;;&quot;NULL&quot;;VALUE(MID([.M389];1;LEN([.M389])-1)))" office:value-type="float" office:value="-9.06" calcext:value-type="float">
            <text:p>-9.06</text:p>
          </table:table-cell>
          <table:table-cell table:formula="of:=IF([.N389]=&quot;-&quot;;&quot;NULL&quot;;VALUE(MID([.N389];1;LEN([.N389])-1)))" office:value-type="float" office:value="5.28" calcext:value-type="float">
            <text:p>5.28</text:p>
          </table:table-cell>
          <table:table-cell table:formula="of:=&quot;( &quot; &amp; (ROW()-1) &amp; &quot;, '&quot; &amp; [.A389] &amp; &quot;',&quot; &amp; [.B389] &amp; &quot;,&quot; &amp; [.C389] &amp; &quot;,&quot; &amp; [.D389] &amp; &quot;,&quot; &amp; [.E389] &amp; &quot;,&quot; &amp; [.R389] &amp; &quot;,&quot; &amp; [.S389] &amp; &quot;,'2014/09/19',&quot; &amp; [.T389] &amp; &quot;,&quot; &amp; [.U389] &amp; &quot;,&quot; &amp; [.V389] &amp; &quot;,&quot; &amp; [.W389] &amp; &quot;,&quot; &amp; [.X389] &amp; &quot;,&quot; &amp; [.Y389] &amp; &quot;,'&quot; &amp; [.O389] &amp; &quot;','&quot; &amp; [.P389] &amp; &quot;','&quot; &amp; [.Q389] &amp; &quot;'),&quot;" office:value-type="string" office:string-value="( 388, 'Range Resources',71.55,72.2,71.2,-0.32,-0.45,2190000,'2014/09/19',-0.45,-1.28,-7.31,-15.13,-9.06,5.28,'Strong Sell','Strong Sell','Sell')," calcext:value-type="string">
            <text:p>( 388, 'Range Resources',71.55,72.2,71.2,-0.32,-0.45,2190000,'2014/09/19',-0.45,-1.28,-7.31,-15.13,-9.06,5.28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raytheon-co" xlink:type="simple">Raytheon</text:a>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3.51" calcext:value-type="float">
            <text:p>103.51</text:p>
          </table:table-cell>
          <table:table-cell office:value-type="float" office:value="102.63" calcext:value-type="float">
            <text:p>102.6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0.85%</text:p>
          </table:table-cell>
          <table:table-cell office:value-type="string" calcext:value-type="string">
            <text:p>2.0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5%</text:p>
          </table:table-cell>
          <table:table-cell office:value-type="string" calcext:value-type="string">
            <text:p>2.56%</text:p>
          </table:table-cell>
          <table:table-cell office:value-type="string" calcext:value-type="string">
            <text:p>7.01%</text:p>
          </table:table-cell>
          <table:table-cell office:value-type="string" calcext:value-type="string">
            <text:p>13.95%</text:p>
          </table:table-cell>
          <table:table-cell office:value-type="string" calcext:value-type="string">
            <text:p>30.82%</text:p>
          </table:table-cell>
          <table:table-cell office:value-type="string" calcext:value-type="string">
            <text:p>159.6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90];1;LEN([.F390])-1))" office:value-type="float" office:value="0.85" calcext:value-type="float">
            <text:p>0.85</text:p>
          </table:table-cell>
          <table:table-cell table:formula="of:=VALUE(SUBSTITUTE(SUBSTITUTE(SUBSTITUTE([.G390];&quot;M&quot;;&quot;0000&quot;);&quot;K&quot;;&quot;0&quot;);&quot;.&quot;;&quot;&quot;))" office:value-type="float" office:value="2060000" calcext:value-type="float">
            <text:p>2060000</text:p>
          </table:table-cell>
          <table:table-cell table:formula="of:=IF([.I390]=&quot;-&quot;;&quot;NULL&quot;;VALUE(MID([.I390];1;LEN([.I390])-1)))" office:value-type="float" office:value="0.85" calcext:value-type="float">
            <text:p>0.85</text:p>
          </table:table-cell>
          <table:table-cell table:formula="of:=IF([.J390]=&quot;-&quot;;&quot;NULL&quot;;VALUE(MID([.J390];1;LEN([.J390])-1)))" office:value-type="float" office:value="2.56" calcext:value-type="float">
            <text:p>2.56</text:p>
          </table:table-cell>
          <table:table-cell table:formula="of:=IF([.K390]=&quot;-&quot;;&quot;NULL&quot;;VALUE(MID([.K390];1;LEN([.K390])-1)))" office:value-type="float" office:value="7.01" calcext:value-type="float">
            <text:p>7.01</text:p>
          </table:table-cell>
          <table:table-cell table:formula="of:=IF([.L390]=&quot;-&quot;;&quot;NULL&quot;;VALUE(MID([.L390];1;LEN([.L390])-1)))" office:value-type="float" office:value="13.95" calcext:value-type="float">
            <text:p>13.95</text:p>
          </table:table-cell>
          <table:table-cell table:formula="of:=IF([.M390]=&quot;-&quot;;&quot;NULL&quot;;VALUE(MID([.M390];1;LEN([.M390])-1)))" office:value-type="float" office:value="30.82" calcext:value-type="float">
            <text:p>30.82</text:p>
          </table:table-cell>
          <table:table-cell table:formula="of:=IF([.N390]=&quot;-&quot;;&quot;NULL&quot;;VALUE(MID([.N390];1;LEN([.N390])-1)))" office:value-type="float" office:value="159.61" calcext:value-type="float">
            <text:p>159.61</text:p>
          </table:table-cell>
          <table:table-cell table:formula="of:=&quot;( &quot; &amp; (ROW()-1) &amp; &quot;, '&quot; &amp; [.A390] &amp; &quot;',&quot; &amp; [.B390] &amp; &quot;,&quot; &amp; [.C390] &amp; &quot;,&quot; &amp; [.D390] &amp; &quot;,&quot; &amp; [.E390] &amp; &quot;,&quot; &amp; [.R390] &amp; &quot;,&quot; &amp; [.S390] &amp; &quot;,'2014/09/19',&quot; &amp; [.T390] &amp; &quot;,&quot; &amp; [.U390] &amp; &quot;,&quot; &amp; [.V390] &amp; &quot;,&quot; &amp; [.W390] &amp; &quot;,&quot; &amp; [.X390] &amp; &quot;,&quot; &amp; [.Y390] &amp; &quot;,'&quot; &amp; [.O390] &amp; &quot;','&quot; &amp; [.P390] &amp; &quot;','&quot; &amp; [.Q390] &amp; &quot;'),&quot;" office:value-type="string" office:string-value="( 389, 'Raytheon',103.35,103.51,102.63,0.87,0.85,2060000,'2014/09/19',0.85,2.56,7.01,13.95,30.82,159.61,'Strong Buy','Strong Buy','Strong Buy')," calcext:value-type="string">
            <text:p>( 389, 'Raytheon',103.35,103.51,102.63,0.87,0.85,2060000,'2014/09/19',0.85,2.56,7.01,13.95,30.82,159.6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ed-hat-inc" xlink:type="simple">Red Hat</text:a></text:p>
          </table:table-cell>
          <table:table-cell office:value-type="float" office:value="57.93" calcext:value-type="float">
            <text:p>57.93</text:p>
          </table:table-cell>
          <table:table-cell office:value-type="float" office:value="59.91" calcext:value-type="float">
            <text:p>59.91</text:p>
          </table:table-cell>
          <table:table-cell office:value-type="float" office:value="55.62" calcext:value-type="float">
            <text:p>55.62</text:p>
          </table:table-cell>
          <table:table-cell office:value-type="float" office:value="-2.73" calcext:value-type="float">
            <text:p>-2.73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11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-4.30%</text:p>
          </table:table-cell>
          <table:table-cell office:value-type="string" calcext:value-type="string">
            <text:p>-5.91%</text:p>
          </table:table-cell>
          <table:table-cell office:value-type="string" calcext:value-type="string">
            <text:p>3.37%</text:p>
          </table:table-cell>
          <table:table-cell office:value-type="string" calcext:value-type="string">
            <text:p>8.85%</text:p>
          </table:table-cell>
          <table:table-cell office:value-type="string" calcext:value-type="string">
            <text:p>43.78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391];1;LEN([.F391])-1))" office:value-type="float" office:value="-4.5" calcext:value-type="float">
            <text:p>-4.5</text:p>
          </table:table-cell>
          <table:table-cell table:formula="of:=VALUE(SUBSTITUTE(SUBSTITUTE(SUBSTITUTE([.G391];&quot;M&quot;;&quot;0000&quot;);&quot;K&quot;;&quot;0&quot;);&quot;.&quot;;&quot;&quot;))" office:value-type="float" office:value="11820000" calcext:value-type="float">
            <text:p>11820000</text:p>
          </table:table-cell>
          <table:table-cell table:formula="of:=IF([.I391]=&quot;-&quot;;&quot;NULL&quot;;VALUE(MID([.I391];1;LEN([.I391])-1)))" office:value-type="float" office:value="-4.5" calcext:value-type="float">
            <text:p>-4.5</text:p>
          </table:table-cell>
          <table:table-cell table:formula="of:=IF([.J391]=&quot;-&quot;;&quot;NULL&quot;;VALUE(MID([.J391];1;LEN([.J391])-1)))" office:value-type="float" office:value="-4.3" calcext:value-type="float">
            <text:p>-4.3</text:p>
          </table:table-cell>
          <table:table-cell table:formula="of:=IF([.K391]=&quot;-&quot;;&quot;NULL&quot;;VALUE(MID([.K391];1;LEN([.K391])-1)))" office:value-type="float" office:value="-5.91" calcext:value-type="float">
            <text:p>-5.91</text:p>
          </table:table-cell>
          <table:table-cell table:formula="of:=IF([.L391]=&quot;-&quot;;&quot;NULL&quot;;VALUE(MID([.L391];1;LEN([.L391])-1)))" office:value-type="float" office:value="3.37" calcext:value-type="float">
            <text:p>3.37</text:p>
          </table:table-cell>
          <table:table-cell table:formula="of:=IF([.M391]=&quot;-&quot;;&quot;NULL&quot;;VALUE(MID([.M391];1;LEN([.M391])-1)))" office:value-type="float" office:value="8.85" calcext:value-type="float">
            <text:p>8.85</text:p>
          </table:table-cell>
          <table:table-cell table:formula="of:=IF([.N391]=&quot;-&quot;;&quot;NULL&quot;;VALUE(MID([.N391];1;LEN([.N391])-1)))" office:value-type="float" office:value="43.78" calcext:value-type="float">
            <text:p>43.78</text:p>
          </table:table-cell>
          <table:table-cell table:formula="of:=&quot;( &quot; &amp; (ROW()-1) &amp; &quot;, '&quot; &amp; [.A391] &amp; &quot;',&quot; &amp; [.B391] &amp; &quot;,&quot; &amp; [.C391] &amp; &quot;,&quot; &amp; [.D391] &amp; &quot;,&quot; &amp; [.E391] &amp; &quot;,&quot; &amp; [.R391] &amp; &quot;,&quot; &amp; [.S391] &amp; &quot;,'2014/09/19',&quot; &amp; [.T391] &amp; &quot;,&quot; &amp; [.U391] &amp; &quot;,&quot; &amp; [.V391] &amp; &quot;,&quot; &amp; [.W391] &amp; &quot;,&quot; &amp; [.X391] &amp; &quot;,&quot; &amp; [.Y391] &amp; &quot;,'&quot; &amp; [.O391] &amp; &quot;','&quot; &amp; [.P391] &amp; &quot;','&quot; &amp; [.Q391] &amp; &quot;'),&quot;" office:value-type="string" office:string-value="( 390, 'Red Hat',57.93,59.91,55.62,-2.73,-4.5,11820000,'2014/09/19',-4.5,-4.3,-5.91,3.37,8.85,43.78,'Strong Sell','Strong Sell','Strong Buy')," calcext:value-type="string">
            <text:p>( 390, 'Red Hat',57.93,59.91,55.62,-2.73,-4.5,11820000,'2014/09/19',-4.5,-4.3,-5.91,3.37,8.85,43.78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egeneron-phar." xlink:type="simple">Regeneron</text:a></text:p>
          </table:table-cell>
          <table:table-cell office:value-type="float" office:value="358.92" calcext:value-type="float">
            <text:p>358.92</text:p>
          </table:table-cell>
          <table:table-cell office:value-type="float" office:value="365.59" calcext:value-type="float">
            <text:p>365.59</text:p>
          </table:table-cell>
          <table:table-cell office:value-type="float" office:value="357.29" calcext:value-type="float">
            <text:p>357.29</text:p>
          </table:table-cell>
          <table:table-cell office:value-type="float" office:value="-3.82" calcext:value-type="float">
            <text:p>-3.82</text:p>
          </table:table-cell>
          <table:table-cell office:value-type="string" calcext:value-type="string">
            <text:p>-1.05%</text:p>
          </table:table-cell>
          <table:table-cell office:value-type="string" calcext:value-type="string">
            <text:p>1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5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19.32%</text:p>
          </table:table-cell>
          <table:table-cell office:value-type="string" calcext:value-type="string">
            <text:p>410.7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92];1;LEN([.F392])-1))" office:value-type="float" office:value="-1.05" calcext:value-type="float">
            <text:p>-1.05</text:p>
          </table:table-cell>
          <table:table-cell table:formula="of:=VALUE(SUBSTITUTE(SUBSTITUTE(SUBSTITUTE([.G392];&quot;M&quot;;&quot;0000&quot;);&quot;K&quot;;&quot;0&quot;);&quot;.&quot;;&quot;&quot;))" office:value-type="float" office:value="1900000" calcext:value-type="float">
            <text:p>1900000</text:p>
          </table:table-cell>
          <table:table-cell table:formula="of:=IF([.I392]=&quot;-&quot;;&quot;NULL&quot;;VALUE(MID([.I392];1;LEN([.I392])-1)))" office:value-type="float" office:value="-1.05" calcext:value-type="float">
            <text:p>-1.05</text:p>
          </table:table-cell>
          <table:table-cell table:formula="of:=IF([.J392]=&quot;-&quot;;&quot;NULL&quot;;VALUE(MID([.J392];1;LEN([.J392])-1)))" office:value-type="float" office:value="3.72" calcext:value-type="float">
            <text:p>3.72</text:p>
          </table:table-cell>
          <table:table-cell table:formula="of:=IF([.K392]=&quot;-&quot;;&quot;NULL&quot;;VALUE(MID([.K392];1;LEN([.K392])-1)))" office:value-type="float" office:value="5.1" calcext:value-type="float">
            <text:p>5.1</text:p>
          </table:table-cell>
          <table:table-cell table:formula="of:=IF([.L392]=&quot;-&quot;;&quot;NULL&quot;;VALUE(MID([.L392];1;LEN([.L392])-1)))" office:value-type="float" office:value="30.4" calcext:value-type="float">
            <text:p>30.4</text:p>
          </table:table-cell>
          <table:table-cell table:formula="of:=IF([.M392]=&quot;-&quot;;&quot;NULL&quot;;VALUE(MID([.M392];1;LEN([.M392])-1)))" office:value-type="float" office:value="19.32" calcext:value-type="float">
            <text:p>19.32</text:p>
          </table:table-cell>
          <table:table-cell table:formula="of:=IF([.N392]=&quot;-&quot;;&quot;NULL&quot;;VALUE(MID([.N392];1;LEN([.N392])-1)))" office:value-type="float" office:value="410.7" calcext:value-type="float">
            <text:p>410.7</text:p>
          </table:table-cell>
          <table:table-cell table:formula="of:=&quot;( &quot; &amp; (ROW()-1) &amp; &quot;, '&quot; &amp; [.A392] &amp; &quot;',&quot; &amp; [.B392] &amp; &quot;,&quot; &amp; [.C392] &amp; &quot;,&quot; &amp; [.D392] &amp; &quot;,&quot; &amp; [.E392] &amp; &quot;,&quot; &amp; [.R392] &amp; &quot;,&quot; &amp; [.S392] &amp; &quot;,'2014/09/19',&quot; &amp; [.T392] &amp; &quot;,&quot; &amp; [.U392] &amp; &quot;,&quot; &amp; [.V392] &amp; &quot;,&quot; &amp; [.W392] &amp; &quot;,&quot; &amp; [.X392] &amp; &quot;,&quot; &amp; [.Y392] &amp; &quot;,'&quot; &amp; [.O392] &amp; &quot;','&quot; &amp; [.P392] &amp; &quot;','&quot; &amp; [.Q392] &amp; &quot;'),&quot;" office:value-type="string" office:string-value="( 391, 'Regeneron',358.92,365.59,357.29,-3.82,-1.05,1900000,'2014/09/19',-1.05,3.72,5.1,30.4,19.32,410.7,'Neutral','Strong Buy','Strong Buy')," calcext:value-type="string">
            <text:p>( 391, 'Regeneron',358.92,365.59,357.29,-3.82,-1.05,1900000,'2014/09/19',-1.05,3.72,5.1,30.4,19.32,410.7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egions-fin" xlink:type="simple">Regions Financial</text:a>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3" calcext:value-type="float">
            <text:p>10.63</text:p>
          </table:table-cell>
          <table:table-cell office:value-type="float" office:value="10.38" calcext:value-type="float">
            <text:p>10.3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15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0.87%</text:p>
          </table:table-cell>
          <table:table-cell office:value-type="string" calcext:value-type="string">
            <text:p>3.16%</text:p>
          </table:table-cell>
          <table:table-cell office:value-type="string" calcext:value-type="string">
            <text:p>5.56%</text:p>
          </table:table-cell>
          <table:table-cell office:value-type="string" calcext:value-type="string">
            <text:p>12.38%</text:p>
          </table:table-cell>
          <table:table-cell office:value-type="string" calcext:value-type="string">
            <text:p>188.40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393];1;LEN([.F393])-1))" office:value-type="float" office:value="-0.95" calcext:value-type="float">
            <text:p>-0.95</text:p>
          </table:table-cell>
          <table:table-cell table:formula="of:=VALUE(SUBSTITUTE(SUBSTITUTE(SUBSTITUTE([.G393];&quot;M&quot;;&quot;0000&quot;);&quot;K&quot;;&quot;0&quot;);&quot;.&quot;;&quot;&quot;))" office:value-type="float" office:value="15040000" calcext:value-type="float">
            <text:p>15040000</text:p>
          </table:table-cell>
          <table:table-cell table:formula="of:=IF([.I393]=&quot;-&quot;;&quot;NULL&quot;;VALUE(MID([.I393];1;LEN([.I393])-1)))" office:value-type="float" office:value="-0.95" calcext:value-type="float">
            <text:p>-0.95</text:p>
          </table:table-cell>
          <table:table-cell table:formula="of:=IF([.J393]=&quot;-&quot;;&quot;NULL&quot;;VALUE(MID([.J393];1;LEN([.J393])-1)))" office:value-type="float" office:value="0.87" calcext:value-type="float">
            <text:p>0.87</text:p>
          </table:table-cell>
          <table:table-cell table:formula="of:=IF([.K393]=&quot;-&quot;;&quot;NULL&quot;;VALUE(MID([.K393];1;LEN([.K393])-1)))" office:value-type="float" office:value="3.16" calcext:value-type="float">
            <text:p>3.16</text:p>
          </table:table-cell>
          <table:table-cell table:formula="of:=IF([.L393]=&quot;-&quot;;&quot;NULL&quot;;VALUE(MID([.L393];1;LEN([.L393])-1)))" office:value-type="float" office:value="5.56" calcext:value-type="float">
            <text:p>5.56</text:p>
          </table:table-cell>
          <table:table-cell table:formula="of:=IF([.M393]=&quot;-&quot;;&quot;NULL&quot;;VALUE(MID([.M393];1;LEN([.M393])-1)))" office:value-type="float" office:value="12.38" calcext:value-type="float">
            <text:p>12.38</text:p>
          </table:table-cell>
          <table:table-cell table:formula="of:=IF([.N393]=&quot;-&quot;;&quot;NULL&quot;;VALUE(MID([.N393];1;LEN([.N393])-1)))" office:value-type="float" office:value="188.4" calcext:value-type="float">
            <text:p>188.4</text:p>
          </table:table-cell>
          <table:table-cell table:formula="of:=&quot;( &quot; &amp; (ROW()-1) &amp; &quot;, '&quot; &amp; [.A393] &amp; &quot;',&quot; &amp; [.B393] &amp; &quot;,&quot; &amp; [.C393] &amp; &quot;,&quot; &amp; [.D393] &amp; &quot;,&quot; &amp; [.E393] &amp; &quot;,&quot; &amp; [.R393] &amp; &quot;,&quot; &amp; [.S393] &amp; &quot;,'2014/09/19',&quot; &amp; [.T393] &amp; &quot;,&quot; &amp; [.U393] &amp; &quot;,&quot; &amp; [.V393] &amp; &quot;,&quot; &amp; [.W393] &amp; &quot;,&quot; &amp; [.X393] &amp; &quot;,&quot; &amp; [.Y393] &amp; &quot;,'&quot; &amp; [.O393] &amp; &quot;','&quot; &amp; [.P393] &amp; &quot;','&quot; &amp; [.Q393] &amp; &quot;'),&quot;" office:value-type="string" office:string-value="( 392, 'Regions Financial',10.44,10.63,10.38,-0.1,-0.95,15040000,'2014/09/19',-0.95,0.87,3.16,5.56,12.38,188.4,'Sell','Strong Buy','Buy')," calcext:value-type="string">
            <text:p>( 392, 'Regions Financial',10.44,10.63,10.38,-0.1,-0.95,15040000,'2014/09/19',-0.95,0.87,3.16,5.56,12.38,188.4,'Sell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epublic-services-inc" xlink:type="simple">Republic Services</text:a>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9.11" calcext:value-type="float">
            <text:p>39.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3%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-0.81%</text:p>
          </table:table-cell>
          <table:table-cell office:value-type="string" calcext:value-type="string">
            <text:p>18.16%</text:p>
          </table:table-cell>
          <table:table-cell office:value-type="string" calcext:value-type="string">
            <text:p>14.77%</text:p>
          </table:table-cell>
          <table:table-cell office:value-type="string" calcext:value-type="string">
            <text:p>44.17%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394];1;LEN([.F394])-1))" office:value-type="float" office:value="0.03" calcext:value-type="float">
            <text:p>0.03</text:p>
          </table:table-cell>
          <table:table-cell table:formula="of:=VALUE(SUBSTITUTE(SUBSTITUTE(SUBSTITUTE([.G394];&quot;M&quot;;&quot;0000&quot;);&quot;K&quot;;&quot;0&quot;);&quot;.&quot;;&quot;&quot;))" office:value-type="float" office:value="5200000" calcext:value-type="float">
            <text:p>5200000</text:p>
          </table:table-cell>
          <table:table-cell table:formula="of:=IF([.I394]=&quot;-&quot;;&quot;NULL&quot;;VALUE(MID([.I394];1;LEN([.I394])-1)))" office:value-type="float" office:value="0.03" calcext:value-type="float">
            <text:p>0.03</text:p>
          </table:table-cell>
          <table:table-cell table:formula="of:=IF([.J394]=&quot;-&quot;;&quot;NULL&quot;;VALUE(MID([.J394];1;LEN([.J394])-1)))" office:value-type="float" office:value="0.2" calcext:value-type="float">
            <text:p>0.2</text:p>
          </table:table-cell>
          <table:table-cell table:formula="of:=IF([.K394]=&quot;-&quot;;&quot;NULL&quot;;VALUE(MID([.K394];1;LEN([.K394])-1)))" office:value-type="float" office:value="-0.81" calcext:value-type="float">
            <text:p>-0.81</text:p>
          </table:table-cell>
          <table:table-cell table:formula="of:=IF([.L394]=&quot;-&quot;;&quot;NULL&quot;;VALUE(MID([.L394];1;LEN([.L394])-1)))" office:value-type="float" office:value="18.16" calcext:value-type="float">
            <text:p>18.16</text:p>
          </table:table-cell>
          <table:table-cell table:formula="of:=IF([.M394]=&quot;-&quot;;&quot;NULL&quot;;VALUE(MID([.M394];1;LEN([.M394])-1)))" office:value-type="float" office:value="14.77" calcext:value-type="float">
            <text:p>14.77</text:p>
          </table:table-cell>
          <table:table-cell table:formula="of:=IF([.N394]=&quot;-&quot;;&quot;NULL&quot;;VALUE(MID([.N394];1;LEN([.N394])-1)))" office:value-type="float" office:value="44.17" calcext:value-type="float">
            <text:p>44.17</text:p>
          </table:table-cell>
          <table:table-cell table:formula="of:=&quot;( &quot; &amp; (ROW()-1) &amp; &quot;, '&quot; &amp; [.A394] &amp; &quot;',&quot; &amp; [.B394] &amp; &quot;,&quot; &amp; [.C394] &amp; &quot;,&quot; &amp; [.D394] &amp; &quot;,&quot; &amp; [.E394] &amp; &quot;,&quot; &amp; [.R394] &amp; &quot;,&quot; &amp; [.S394] &amp; &quot;,'2014/09/19',&quot; &amp; [.T394] &amp; &quot;,&quot; &amp; [.U394] &amp; &quot;,&quot; &amp; [.V394] &amp; &quot;,&quot; &amp; [.W394] &amp; &quot;,&quot; &amp; [.X394] &amp; &quot;,&quot; &amp; [.Y394] &amp; &quot;,'&quot; &amp; [.O394] &amp; &quot;','&quot; &amp; [.P394] &amp; &quot;','&quot; &amp; [.Q394] &amp; &quot;'),&quot;" office:value-type="string" office:string-value="( 393, 'Republic Services',39.23,39.31,39.11,0.01,0.03,5200000,'2014/09/19',0.03,0.2,-0.81,18.16,14.77,44.17,'Neutral','Neutral','Strong Buy')," calcext:value-type="string">
            <text:p>( 393, 'Republic Services',39.23,39.31,39.11,0.01,0.03,5200000,'2014/09/19',0.03,0.2,-0.81,18.16,14.77,44.17,'Neutra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eynolds-amrican" xlink:type="simple">Reynolds American</text:a></text:p>
          </table:table-cell>
          <table:table-cell office:value-type="float" office:value="57.49" calcext:value-type="float">
            <text:p>57.49</text:p>
          </table:table-cell>
          <table:table-cell office:value-type="float" office:value="57.94" calcext:value-type="float">
            <text:p>57.94</text:p>
          </table:table-cell>
          <table:table-cell office:value-type="float" office:value="57.1" calcext:value-type="float">
            <text:p>57.1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2.0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-1.25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15.07%</text:p>
          </table:table-cell>
          <table:table-cell office:value-type="string" calcext:value-type="string">
            <text:p>54.46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395];1;LEN([.F395])-1))" office:value-type="float" office:value="-0.03" calcext:value-type="float">
            <text:p>-0.03</text:p>
          </table:table-cell>
          <table:table-cell table:formula="of:=VALUE(SUBSTITUTE(SUBSTITUTE(SUBSTITUTE([.G395];&quot;M&quot;;&quot;0000&quot;);&quot;K&quot;;&quot;0&quot;);&quot;.&quot;;&quot;&quot;))" office:value-type="float" office:value="2040000" calcext:value-type="float">
            <text:p>2040000</text:p>
          </table:table-cell>
          <table:table-cell table:formula="of:=IF([.I395]=&quot;-&quot;;&quot;NULL&quot;;VALUE(MID([.I395];1;LEN([.I395])-1)))" office:value-type="float" office:value="-0.03" calcext:value-type="float">
            <text:p>-0.03</text:p>
          </table:table-cell>
          <table:table-cell table:formula="of:=IF([.J395]=&quot;-&quot;;&quot;NULL&quot;;VALUE(MID([.J395];1;LEN([.J395])-1)))" office:value-type="float" office:value="0.16" calcext:value-type="float">
            <text:p>0.16</text:p>
          </table:table-cell>
          <table:table-cell table:formula="of:=IF([.K395]=&quot;-&quot;;&quot;NULL&quot;;VALUE(MID([.K395];1;LEN([.K395])-1)))" office:value-type="float" office:value="-1.25" calcext:value-type="float">
            <text:p>-1.25</text:p>
          </table:table-cell>
          <table:table-cell table:formula="of:=IF([.L395]=&quot;-&quot;;&quot;NULL&quot;;VALUE(MID([.L395];1;LEN([.L395])-1)))" office:value-type="float" office:value="15" calcext:value-type="float">
            <text:p>15</text:p>
          </table:table-cell>
          <table:table-cell table:formula="of:=IF([.M395]=&quot;-&quot;;&quot;NULL&quot;;VALUE(MID([.M395];1;LEN([.M395])-1)))" office:value-type="float" office:value="15.07" calcext:value-type="float">
            <text:p>15.07</text:p>
          </table:table-cell>
          <table:table-cell table:formula="of:=IF([.N395]=&quot;-&quot;;&quot;NULL&quot;;VALUE(MID([.N395];1;LEN([.N395])-1)))" office:value-type="float" office:value="54.46" calcext:value-type="float">
            <text:p>54.46</text:p>
          </table:table-cell>
          <table:table-cell table:formula="of:=&quot;( &quot; &amp; (ROW()-1) &amp; &quot;, '&quot; &amp; [.A395] &amp; &quot;',&quot; &amp; [.B395] &amp; &quot;,&quot; &amp; [.C395] &amp; &quot;,&quot; &amp; [.D395] &amp; &quot;,&quot; &amp; [.E395] &amp; &quot;,&quot; &amp; [.R395] &amp; &quot;,&quot; &amp; [.S395] &amp; &quot;,'2014/09/19',&quot; &amp; [.T395] &amp; &quot;,&quot; &amp; [.U395] &amp; &quot;,&quot; &amp; [.V395] &amp; &quot;,&quot; &amp; [.W395] &amp; &quot;,&quot; &amp; [.X395] &amp; &quot;,&quot; &amp; [.Y395] &amp; &quot;,'&quot; &amp; [.O395] &amp; &quot;','&quot; &amp; [.P395] &amp; &quot;','&quot; &amp; [.Q395] &amp; &quot;'),&quot;" office:value-type="string" office:string-value="( 394, 'Reynolds American',57.49,57.94,57.1,-0.02,-0.03,2040000,'2014/09/19',-0.03,0.16,-1.25,15,15.07,54.46,'Strong Buy','Sell','Strong Buy')," calcext:value-type="string">
            <text:p>( 394, 'Reynolds American',57.49,57.94,57.1,-0.02,-0.03,2040000,'2014/09/19',-0.03,0.16,-1.25,15,15.07,54.46,'Strong Buy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obert-half-intl" xlink:type="simple">Robert Half</text:a></text:p>
          </table:table-cell>
          <table:table-cell office:value-type="float" office:value="50.77" calcext:value-type="float">
            <text:p>50.77</text:p>
          </table:table-cell>
          <table:table-cell office:value-type="float" office:value="51.46" calcext:value-type="float">
            <text:p>51.46</text:p>
          </table:table-cell>
          <table:table-cell office:value-type="float" office:value="50.66" calcext:value-type="float">
            <text:p>50.66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701.00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20.91%</text:p>
          </table:table-cell>
          <table:table-cell office:value-type="string" calcext:value-type="string">
            <text:p>31.60%</text:p>
          </table:table-cell>
          <table:table-cell office:value-type="string" calcext:value-type="string">
            <text:p>142.4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96];1;LEN([.F396])-1))" office:value-type="float" office:value="-0.65" calcext:value-type="float">
            <text:p>-0.65</text:p>
          </table:table-cell>
          <table:table-cell table:formula="of:=VALUE(SUBSTITUTE(SUBSTITUTE(SUBSTITUTE([.G396];&quot;M&quot;;&quot;0000&quot;);&quot;K&quot;;&quot;0&quot;);&quot;.&quot;;&quot;&quot;))" office:value-type="float" office:value="701000" calcext:value-type="float">
            <text:p>701000</text:p>
          </table:table-cell>
          <table:table-cell table:formula="of:=IF([.I396]=&quot;-&quot;;&quot;NULL&quot;;VALUE(MID([.I396];1;LEN([.I396])-1)))" office:value-type="float" office:value="-0.65" calcext:value-type="float">
            <text:p>-0.65</text:p>
          </table:table-cell>
          <table:table-cell table:formula="of:=IF([.J396]=&quot;-&quot;;&quot;NULL&quot;;VALUE(MID([.J396];1;LEN([.J396])-1)))" office:value-type="float" office:value="0.42" calcext:value-type="float">
            <text:p>0.42</text:p>
          </table:table-cell>
          <table:table-cell table:formula="of:=IF([.K396]=&quot;-&quot;;&quot;NULL&quot;;VALUE(MID([.K396];1;LEN([.K396])-1)))" office:value-type="float" office:value="1.89" calcext:value-type="float">
            <text:p>1.89</text:p>
          </table:table-cell>
          <table:table-cell table:formula="of:=IF([.L396]=&quot;-&quot;;&quot;NULL&quot;;VALUE(MID([.L396];1;LEN([.L396])-1)))" office:value-type="float" office:value="20.91" calcext:value-type="float">
            <text:p>20.91</text:p>
          </table:table-cell>
          <table:table-cell table:formula="of:=IF([.M396]=&quot;-&quot;;&quot;NULL&quot;;VALUE(MID([.M396];1;LEN([.M396])-1)))" office:value-type="float" office:value="31.6" calcext:value-type="float">
            <text:p>31.6</text:p>
          </table:table-cell>
          <table:table-cell table:formula="of:=IF([.N396]=&quot;-&quot;;&quot;NULL&quot;;VALUE(MID([.N396];1;LEN([.N396])-1)))" office:value-type="float" office:value="142.45" calcext:value-type="float">
            <text:p>142.45</text:p>
          </table:table-cell>
          <table:table-cell table:formula="of:=&quot;( &quot; &amp; (ROW()-1) &amp; &quot;, '&quot; &amp; [.A396] &amp; &quot;',&quot; &amp; [.B396] &amp; &quot;,&quot; &amp; [.C396] &amp; &quot;,&quot; &amp; [.D396] &amp; &quot;,&quot; &amp; [.E396] &amp; &quot;,&quot; &amp; [.R396] &amp; &quot;,&quot; &amp; [.S396] &amp; &quot;,'2014/09/19',&quot; &amp; [.T396] &amp; &quot;,&quot; &amp; [.U396] &amp; &quot;,&quot; &amp; [.V396] &amp; &quot;,&quot; &amp; [.W396] &amp; &quot;,&quot; &amp; [.X396] &amp; &quot;,&quot; &amp; [.Y396] &amp; &quot;,'&quot; &amp; [.O396] &amp; &quot;','&quot; &amp; [.P396] &amp; &quot;','&quot; &amp; [.Q396] &amp; &quot;'),&quot;" office:value-type="string" office:string-value="( 395, 'Robert Half',50.77,51.46,50.66,-0.33,-0.65,701000,'2014/09/19',-0.65,0.42,1.89,20.91,31.6,142.45,'Neutral','Strong Buy','Strong Buy')," calcext:value-type="string">
            <text:p>( 395, 'Robert Half',50.77,51.46,50.66,-0.33,-0.65,701000,'2014/09/19',-0.65,0.42,1.89,20.91,31.6,142.4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ockwell-automat" xlink:type="simple">Rockwell Automation</text:a>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6.56" calcext:value-type="float">
            <text:p>116.56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796.47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-0.87%</text:p>
          </table:table-cell>
          <table:table-cell office:value-type="string" calcext:value-type="string">
            <text:p>9.06%</text:p>
          </table:table-cell>
          <table:table-cell office:value-type="string" calcext:value-type="string">
            <text:p>116.71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97];1;LEN([.F397])-1))" office:value-type="float" office:value="-0.5" calcext:value-type="float">
            <text:p>-0.5</text:p>
          </table:table-cell>
          <table:table-cell table:formula="of:=VALUE(SUBSTITUTE(SUBSTITUTE(SUBSTITUTE([.G397];&quot;M&quot;;&quot;0000&quot;);&quot;K&quot;;&quot;0&quot;);&quot;.&quot;;&quot;&quot;))" office:value-type="float" office:value="796470" calcext:value-type="float">
            <text:p>796470</text:p>
          </table:table-cell>
          <table:table-cell table:formula="of:=IF([.I397]=&quot;-&quot;;&quot;NULL&quot;;VALUE(MID([.I397];1;LEN([.I397])-1)))" office:value-type="float" office:value="-0.5" calcext:value-type="float">
            <text:p>-0.5</text:p>
          </table:table-cell>
          <table:table-cell table:formula="of:=IF([.J397]=&quot;-&quot;;&quot;NULL&quot;;VALUE(MID([.J397];1;LEN([.J397])-1)))" office:value-type="float" office:value="1.5" calcext:value-type="float">
            <text:p>1.5</text:p>
          </table:table-cell>
          <table:table-cell table:formula="of:=IF([.K397]=&quot;-&quot;;&quot;NULL&quot;;VALUE(MID([.K397];1;LEN([.K397])-1)))" office:value-type="float" office:value="-0.22" calcext:value-type="float">
            <text:p>-0.22</text:p>
          </table:table-cell>
          <table:table-cell table:formula="of:=IF([.L397]=&quot;-&quot;;&quot;NULL&quot;;VALUE(MID([.L397];1;LEN([.L397])-1)))" office:value-type="float" office:value="-0.87" calcext:value-type="float">
            <text:p>-0.87</text:p>
          </table:table-cell>
          <table:table-cell table:formula="of:=IF([.M397]=&quot;-&quot;;&quot;NULL&quot;;VALUE(MID([.M397];1;LEN([.M397])-1)))" office:value-type="float" office:value="9.06" calcext:value-type="float">
            <text:p>9.06</text:p>
          </table:table-cell>
          <table:table-cell table:formula="of:=IF([.N397]=&quot;-&quot;;&quot;NULL&quot;;VALUE(MID([.N397];1;LEN([.N397])-1)))" office:value-type="float" office:value="116.71" calcext:value-type="float">
            <text:p>116.71</text:p>
          </table:table-cell>
          <table:table-cell table:formula="of:=&quot;( &quot; &amp; (ROW()-1) &amp; &quot;, '&quot; &amp; [.A397] &amp; &quot;',&quot; &amp; [.B397] &amp; &quot;,&quot; &amp; [.C397] &amp; &quot;,&quot; &amp; [.D397] &amp; &quot;,&quot; &amp; [.E397] &amp; &quot;,&quot; &amp; [.R397] &amp; &quot;,&quot; &amp; [.S397] &amp; &quot;,'2014/09/19',&quot; &amp; [.T397] &amp; &quot;,&quot; &amp; [.U397] &amp; &quot;,&quot; &amp; [.V397] &amp; &quot;,&quot; &amp; [.W397] &amp; &quot;,&quot; &amp; [.X397] &amp; &quot;,&quot; &amp; [.Y397] &amp; &quot;,'&quot; &amp; [.O397] &amp; &quot;','&quot; &amp; [.P397] &amp; &quot;','&quot; &amp; [.Q397] &amp; &quot;'),&quot;" office:value-type="string" office:string-value="( 396, 'Rockwell Automation',117.13,118.75,116.56,-0.59,-0.5,796470,'2014/09/19',-0.5,1.5,-0.22,-0.87,9.06,116.71,'Buy','Strong Buy','Strong Buy')," calcext:value-type="string">
            <text:p>( 396, 'Rockwell Automation',117.13,118.75,116.56,-0.59,-0.5,796470,'2014/09/19',-0.5,1.5,-0.22,-0.87,9.06,116.71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ockwe-coll" xlink:type="simple">Rockwell Collins</text:a></text:p>
          </table:table-cell>
          <table:table-cell office:value-type="float" office:value="79.93" calcext:value-type="float">
            <text:p>79.93</text:p>
          </table:table-cell>
          <table:table-cell office:value-type="float" office:value="81.9" calcext:value-type="float">
            <text:p>81.9</text:p>
          </table:table-cell>
          <table:table-cell office:value-type="float" office:value="78.31" calcext:value-type="float">
            <text:p>78.31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+2.74%</text:p>
          </table:table-cell>
          <table:table-cell office:value-type="string" calcext:value-type="string">
            <text:p>2.7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2.74%</text:p>
          </table:table-cell>
          <table:table-cell office:value-type="string" calcext:value-type="string">
            <text:p>4.01%</text:p>
          </table:table-cell>
          <table:table-cell office:value-type="string" calcext:value-type="string">
            <text:p>3.98%</text:p>
          </table:table-cell>
          <table:table-cell office:value-type="string" calcext:value-type="string">
            <text:p>8.13%</text:p>
          </table:table-cell>
          <table:table-cell office:value-type="string" calcext:value-type="string">
            <text:p>14.19%</text:p>
          </table:table-cell>
          <table:table-cell office:value-type="string" calcext:value-type="string">
            <text:p>51.9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398];1;LEN([.F398])-1))" office:value-type="float" office:value="2.74" calcext:value-type="float">
            <text:p>2.74</text:p>
          </table:table-cell>
          <table:table-cell table:formula="of:=VALUE(SUBSTITUTE(SUBSTITUTE(SUBSTITUTE([.G398];&quot;M&quot;;&quot;0000&quot;);&quot;K&quot;;&quot;0&quot;);&quot;.&quot;;&quot;&quot;))" office:value-type="float" office:value="2720000" calcext:value-type="float">
            <text:p>2720000</text:p>
          </table:table-cell>
          <table:table-cell table:formula="of:=IF([.I398]=&quot;-&quot;;&quot;NULL&quot;;VALUE(MID([.I398];1;LEN([.I398])-1)))" office:value-type="float" office:value="2.74" calcext:value-type="float">
            <text:p>2.74</text:p>
          </table:table-cell>
          <table:table-cell table:formula="of:=IF([.J398]=&quot;-&quot;;&quot;NULL&quot;;VALUE(MID([.J398];1;LEN([.J398])-1)))" office:value-type="float" office:value="4.01" calcext:value-type="float">
            <text:p>4.01</text:p>
          </table:table-cell>
          <table:table-cell table:formula="of:=IF([.K398]=&quot;-&quot;;&quot;NULL&quot;;VALUE(MID([.K398];1;LEN([.K398])-1)))" office:value-type="float" office:value="3.98" calcext:value-type="float">
            <text:p>3.98</text:p>
          </table:table-cell>
          <table:table-cell table:formula="of:=IF([.L398]=&quot;-&quot;;&quot;NULL&quot;;VALUE(MID([.L398];1;LEN([.L398])-1)))" office:value-type="float" office:value="8.13" calcext:value-type="float">
            <text:p>8.13</text:p>
          </table:table-cell>
          <table:table-cell table:formula="of:=IF([.M398]=&quot;-&quot;;&quot;NULL&quot;;VALUE(MID([.M398];1;LEN([.M398])-1)))" office:value-type="float" office:value="14.19" calcext:value-type="float">
            <text:p>14.19</text:p>
          </table:table-cell>
          <table:table-cell table:formula="of:=IF([.N398]=&quot;-&quot;;&quot;NULL&quot;;VALUE(MID([.N398];1;LEN([.N398])-1)))" office:value-type="float" office:value="51.99" calcext:value-type="float">
            <text:p>51.99</text:p>
          </table:table-cell>
          <table:table-cell table:formula="of:=&quot;( &quot; &amp; (ROW()-1) &amp; &quot;, '&quot; &amp; [.A398] &amp; &quot;',&quot; &amp; [.B398] &amp; &quot;,&quot; &amp; [.C398] &amp; &quot;,&quot; &amp; [.D398] &amp; &quot;,&quot; &amp; [.E398] &amp; &quot;,&quot; &amp; [.R398] &amp; &quot;,&quot; &amp; [.S398] &amp; &quot;,'2014/09/19',&quot; &amp; [.T398] &amp; &quot;,&quot; &amp; [.U398] &amp; &quot;,&quot; &amp; [.V398] &amp; &quot;,&quot; &amp; [.W398] &amp; &quot;,&quot; &amp; [.X398] &amp; &quot;,&quot; &amp; [.Y398] &amp; &quot;,'&quot; &amp; [.O398] &amp; &quot;','&quot; &amp; [.P398] &amp; &quot;','&quot; &amp; [.Q398] &amp; &quot;'),&quot;" office:value-type="string" office:string-value="( 397, 'Rockwell Collins',79.93,81.9,78.31,2.13,2.74,2720000,'2014/09/19',2.74,4.01,3.98,8.13,14.19,51.99,'Strong Buy','Strong Buy','Strong Buy')," calcext:value-type="string">
            <text:p>( 397, 'Rockwell Collins',79.93,81.9,78.31,2.13,2.74,2720000,'2014/09/19',2.74,4.01,3.98,8.13,14.19,51.9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oper-industries" xlink:type="simple">Roper Industries</text:a></text:p>
          </table:table-cell>
          <table:table-cell office:value-type="float" office:value="149.54" calcext:value-type="float">
            <text:p>149.54</text:p>
          </table:table-cell>
          <table:table-cell office:value-type="float" office:value="151.38" calcext:value-type="float">
            <text:p>151.38</text:p>
          </table:table-cell>
          <table:table-cell office:value-type="float" office:value="149.5" calcext:value-type="float">
            <text:p>149.5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404.16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1.64%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7.83%</text:p>
          </table:table-cell>
          <table:table-cell office:value-type="string" calcext:value-type="string">
            <text:p>11.61%</text:p>
          </table:table-cell>
          <table:table-cell office:value-type="string" calcext:value-type="string">
            <text:p>110.83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399];1;LEN([.F399])-1))" office:value-type="float" office:value="-0.46" calcext:value-type="float">
            <text:p>-0.46</text:p>
          </table:table-cell>
          <table:table-cell table:formula="of:=VALUE(SUBSTITUTE(SUBSTITUTE(SUBSTITUTE([.G399];&quot;M&quot;;&quot;0000&quot;);&quot;K&quot;;&quot;0&quot;);&quot;.&quot;;&quot;&quot;))" office:value-type="float" office:value="404160" calcext:value-type="float">
            <text:p>404160</text:p>
          </table:table-cell>
          <table:table-cell table:formula="of:=IF([.I399]=&quot;-&quot;;&quot;NULL&quot;;VALUE(MID([.I399];1;LEN([.I399])-1)))" office:value-type="float" office:value="-0.46" calcext:value-type="float">
            <text:p>-0.46</text:p>
          </table:table-cell>
          <table:table-cell table:formula="of:=IF([.J399]=&quot;-&quot;;&quot;NULL&quot;;VALUE(MID([.J399];1;LEN([.J399])-1)))" office:value-type="float" office:value="1.64" calcext:value-type="float">
            <text:p>1.64</text:p>
          </table:table-cell>
          <table:table-cell table:formula="of:=IF([.K399]=&quot;-&quot;;&quot;NULL&quot;;VALUE(MID([.K399];1;LEN([.K399])-1)))" office:value-type="float" office:value="-0.79" calcext:value-type="float">
            <text:p>-0.79</text:p>
          </table:table-cell>
          <table:table-cell table:formula="of:=IF([.L399]=&quot;-&quot;;&quot;NULL&quot;;VALUE(MID([.L399];1;LEN([.L399])-1)))" office:value-type="float" office:value="7.83" calcext:value-type="float">
            <text:p>7.83</text:p>
          </table:table-cell>
          <table:table-cell table:formula="of:=IF([.M399]=&quot;-&quot;;&quot;NULL&quot;;VALUE(MID([.M399];1;LEN([.M399])-1)))" office:value-type="float" office:value="11.61" calcext:value-type="float">
            <text:p>11.61</text:p>
          </table:table-cell>
          <table:table-cell table:formula="of:=IF([.N399]=&quot;-&quot;;&quot;NULL&quot;;VALUE(MID([.N399];1;LEN([.N399])-1)))" office:value-type="float" office:value="110.83" calcext:value-type="float">
            <text:p>110.83</text:p>
          </table:table-cell>
          <table:table-cell table:formula="of:=&quot;( &quot; &amp; (ROW()-1) &amp; &quot;, '&quot; &amp; [.A399] &amp; &quot;',&quot; &amp; [.B399] &amp; &quot;,&quot; &amp; [.C399] &amp; &quot;,&quot; &amp; [.D399] &amp; &quot;,&quot; &amp; [.E399] &amp; &quot;,&quot; &amp; [.R399] &amp; &quot;,&quot; &amp; [.S399] &amp; &quot;,'2014/09/19',&quot; &amp; [.T399] &amp; &quot;,&quot; &amp; [.U399] &amp; &quot;,&quot; &amp; [.V399] &amp; &quot;,&quot; &amp; [.W399] &amp; &quot;,&quot; &amp; [.X399] &amp; &quot;,&quot; &amp; [.Y399] &amp; &quot;,'&quot; &amp; [.O399] &amp; &quot;','&quot; &amp; [.P399] &amp; &quot;','&quot; &amp; [.Q399] &amp; &quot;'),&quot;" office:value-type="string" office:string-value="( 398, 'Roper Industries',149.54,151.38,149.5,-0.69,-0.46,404160,'2014/09/19',-0.46,1.64,-0.79,7.83,11.61,110.83,'Sell','Strong Buy','Strong Buy')," calcext:value-type="string">
            <text:p>( 398, 'Roper Industries',149.54,151.38,149.5,-0.69,-0.46,404160,'2014/09/19',-0.46,1.64,-0.79,7.83,11.61,110.83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oss-stores-inc" xlink:type="simple">Ross Stores</text:a></text:p>
          </table:table-cell>
          <table:table-cell office:value-type="float" office:value="75.5" calcext:value-type="float">
            <text:p>75.5</text:p>
          </table:table-cell>
          <table:table-cell office:value-type="float" office:value="76.18" calcext:value-type="float">
            <text:p>76.18</text:p>
          </table:table-cell>
          <table:table-cell office:value-type="float" office:value="75.06" calcext:value-type="float">
            <text:p>75.06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1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9.03%</text:p>
          </table:table-cell>
          <table:table-cell office:value-type="string" calcext:value-type="string">
            <text:p>0.76%</text:p>
          </table:table-cell>
          <table:table-cell office:value-type="string" calcext:value-type="string">
            <text:p>5.48%</text:p>
          </table:table-cell>
          <table:table-cell office:value-type="string" calcext:value-type="string">
            <text:p>89.37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00];1;LEN([.F400])-1))" office:value-type="float" office:value="-0.22" calcext:value-type="float">
            <text:p>-0.22</text:p>
          </table:table-cell>
          <table:table-cell table:formula="of:=VALUE(SUBSTITUTE(SUBSTITUTE(SUBSTITUTE([.G400];&quot;M&quot;;&quot;0000&quot;);&quot;K&quot;;&quot;0&quot;);&quot;.&quot;;&quot;&quot;))" office:value-type="float" office:value="1520000" calcext:value-type="float">
            <text:p>1520000</text:p>
          </table:table-cell>
          <table:table-cell table:formula="of:=IF([.I400]=&quot;-&quot;;&quot;NULL&quot;;VALUE(MID([.I400];1;LEN([.I400])-1)))" office:value-type="float" office:value="-0.22" calcext:value-type="float">
            <text:p>-0.22</text:p>
          </table:table-cell>
          <table:table-cell table:formula="of:=IF([.J400]=&quot;-&quot;;&quot;NULL&quot;;VALUE(MID([.J400];1;LEN([.J400])-1)))" office:value-type="float" office:value="0.45" calcext:value-type="float">
            <text:p>0.45</text:p>
          </table:table-cell>
          <table:table-cell table:formula="of:=IF([.K400]=&quot;-&quot;;&quot;NULL&quot;;VALUE(MID([.K400];1;LEN([.K400])-1)))" office:value-type="float" office:value="9.03" calcext:value-type="float">
            <text:p>9.03</text:p>
          </table:table-cell>
          <table:table-cell table:formula="of:=IF([.L400]=&quot;-&quot;;&quot;NULL&quot;;VALUE(MID([.L400];1;LEN([.L400])-1)))" office:value-type="float" office:value="0.76" calcext:value-type="float">
            <text:p>0.76</text:p>
          </table:table-cell>
          <table:table-cell table:formula="of:=IF([.M400]=&quot;-&quot;;&quot;NULL&quot;;VALUE(MID([.M400];1;LEN([.M400])-1)))" office:value-type="float" office:value="5.48" calcext:value-type="float">
            <text:p>5.48</text:p>
          </table:table-cell>
          <table:table-cell table:formula="of:=IF([.N400]=&quot;-&quot;;&quot;NULL&quot;;VALUE(MID([.N400];1;LEN([.N400])-1)))" office:value-type="float" office:value="89.37" calcext:value-type="float">
            <text:p>89.37</text:p>
          </table:table-cell>
          <table:table-cell table:formula="of:=&quot;( &quot; &amp; (ROW()-1) &amp; &quot;, '&quot; &amp; [.A400] &amp; &quot;',&quot; &amp; [.B400] &amp; &quot;,&quot; &amp; [.C400] &amp; &quot;,&quot; &amp; [.D400] &amp; &quot;,&quot; &amp; [.E400] &amp; &quot;,&quot; &amp; [.R400] &amp; &quot;,&quot; &amp; [.S400] &amp; &quot;,'2014/09/19',&quot; &amp; [.T400] &amp; &quot;,&quot; &amp; [.U400] &amp; &quot;,&quot; &amp; [.V400] &amp; &quot;,&quot; &amp; [.W400] &amp; &quot;,&quot; &amp; [.X400] &amp; &quot;,&quot; &amp; [.Y400] &amp; &quot;,'&quot; &amp; [.O400] &amp; &quot;','&quot; &amp; [.P400] &amp; &quot;','&quot; &amp; [.Q400] &amp; &quot;'),&quot;" office:value-type="string" office:string-value="( 399, 'Ross Stores',75.5,76.18,75.06,-0.17,-0.22,1520000,'2014/09/19',-0.22,0.45,9.03,0.76,5.48,89.37,'Buy','Strong Buy','Strong Buy')," calcext:value-type="string">
            <text:p>( 399, 'Ross Stores',75.5,76.18,75.06,-0.17,-0.22,1520000,'2014/09/19',-0.22,0.45,9.03,0.76,5.48,89.37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ryder-system-inc" xlink:type="simple">Ryder System</text:a></text:p>
          </table:table-cell>
          <table:table-cell office:value-type="float" office:value="92.74" calcext:value-type="float">
            <text:p>92.74</text:p>
          </table:table-cell>
          <table:table-cell office:value-type="float" office:value="93.87" calcext:value-type="float">
            <text:p>93.87</text:p>
          </table:table-cell>
          <table:table-cell office:value-type="float" office:value="92.4" calcext:value-type="float">
            <text:p>92.4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385.3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53.54%</text:p>
          </table:table-cell>
          <table:table-cell office:value-type="string" calcext:value-type="string">
            <text:p>127.75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01];1;LEN([.F401])-1))" office:value-type="float" office:value="-0.91" calcext:value-type="float">
            <text:p>-0.91</text:p>
          </table:table-cell>
          <table:table-cell table:formula="of:=VALUE(SUBSTITUTE(SUBSTITUTE(SUBSTITUTE([.G401];&quot;M&quot;;&quot;0000&quot;);&quot;K&quot;;&quot;0&quot;);&quot;.&quot;;&quot;&quot;))" office:value-type="float" office:value="385320" calcext:value-type="float">
            <text:p>385320</text:p>
          </table:table-cell>
          <table:table-cell table:formula="of:=IF([.I401]=&quot;-&quot;;&quot;NULL&quot;;VALUE(MID([.I401];1;LEN([.I401])-1)))" office:value-type="float" office:value="-0.91" calcext:value-type="float">
            <text:p>-0.91</text:p>
          </table:table-cell>
          <table:table-cell table:formula="of:=IF([.J401]=&quot;-&quot;;&quot;NULL&quot;;VALUE(MID([.J401];1;LEN([.J401])-1)))" office:value-type="float" office:value="0.04" calcext:value-type="float">
            <text:p>0.04</text:p>
          </table:table-cell>
          <table:table-cell table:formula="of:=IF([.K401]=&quot;-&quot;;&quot;NULL&quot;;VALUE(MID([.K401];1;LEN([.K401])-1)))" office:value-type="float" office:value="2.4" calcext:value-type="float">
            <text:p>2.4</text:p>
          </table:table-cell>
          <table:table-cell table:formula="of:=IF([.L401]=&quot;-&quot;;&quot;NULL&quot;;VALUE(MID([.L401];1;LEN([.L401])-1)))" office:value-type="float" office:value="25.7" calcext:value-type="float">
            <text:p>25.7</text:p>
          </table:table-cell>
          <table:table-cell table:formula="of:=IF([.M401]=&quot;-&quot;;&quot;NULL&quot;;VALUE(MID([.M401];1;LEN([.M401])-1)))" office:value-type="float" office:value="53.54" calcext:value-type="float">
            <text:p>53.54</text:p>
          </table:table-cell>
          <table:table-cell table:formula="of:=IF([.N401]=&quot;-&quot;;&quot;NULL&quot;;VALUE(MID([.N401];1;LEN([.N401])-1)))" office:value-type="float" office:value="127.75" calcext:value-type="float">
            <text:p>127.75</text:p>
          </table:table-cell>
          <table:table-cell table:formula="of:=&quot;( &quot; &amp; (ROW()-1) &amp; &quot;, '&quot; &amp; [.A401] &amp; &quot;',&quot; &amp; [.B401] &amp; &quot;,&quot; &amp; [.C401] &amp; &quot;,&quot; &amp; [.D401] &amp; &quot;,&quot; &amp; [.E401] &amp; &quot;,&quot; &amp; [.R401] &amp; &quot;,&quot; &amp; [.S401] &amp; &quot;,'2014/09/19',&quot; &amp; [.T401] &amp; &quot;,&quot; &amp; [.U401] &amp; &quot;,&quot; &amp; [.V401] &amp; &quot;,&quot; &amp; [.W401] &amp; &quot;,&quot; &amp; [.X401] &amp; &quot;,&quot; &amp; [.Y401] &amp; &quot;,'&quot; &amp; [.O401] &amp; &quot;','&quot; &amp; [.P401] &amp; &quot;','&quot; &amp; [.Q401] &amp; &quot;'),&quot;" office:value-type="string" office:string-value="( 400, 'Ryder System',92.74,93.87,92.4,-0.85,-0.91,385320,'2014/09/19',-0.91,0.04,2.4,25.7,53.54,127.75,'Sell','Strong Buy','Strong Buy')," calcext:value-type="string">
            <text:p>( 400, 'Ryder System',92.74,93.87,92.4,-0.85,-0.91,385320,'2014/09/19',-0.91,0.04,2.4,25.7,53.54,127.75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afeway-inc" xlink:type="simple">Safeway</text:a>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6" calcext:value-type="float">
            <text:p>34.46</text:p>
          </table:table-cell>
          <table:table-cell office:value-type="float" office:value="34.23" calcext:value-type="float">
            <text:p>34.23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-0.64%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17.60%</text:p>
          </table:table-cell>
          <table:table-cell office:value-type="string" calcext:value-type="string">
            <text:p>9.17%</text:p>
          </table:table-cell>
          <table:table-cell office:value-type="string" calcext:value-type="string">
            <text:p>107.1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02];1;LEN([.F402])-1))" office:value-type="float" office:value="-0.15" calcext:value-type="float">
            <text:p>-0.15</text:p>
          </table:table-cell>
          <table:table-cell table:formula="of:=VALUE(SUBSTITUTE(SUBSTITUTE(SUBSTITUTE([.G402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402]=&quot;-&quot;;&quot;NULL&quot;;VALUE(MID([.I402];1;LEN([.I402])-1)))" office:value-type="float" office:value="-0.15" calcext:value-type="float">
            <text:p>-0.15</text:p>
          </table:table-cell>
          <table:table-cell table:formula="of:=IF([.J402]=&quot;-&quot;;&quot;NULL&quot;;VALUE(MID([.J402];1;LEN([.J402])-1)))" office:value-type="float" office:value="-0.64" calcext:value-type="float">
            <text:p>-0.64</text:p>
          </table:table-cell>
          <table:table-cell table:formula="of:=IF([.K402]=&quot;-&quot;;&quot;NULL&quot;;VALUE(MID([.K402];1;LEN([.K402])-1)))" office:value-type="float" office:value="-0.95" calcext:value-type="float">
            <text:p>-0.95</text:p>
          </table:table-cell>
          <table:table-cell table:formula="of:=IF([.L402]=&quot;-&quot;;&quot;NULL&quot;;VALUE(MID([.L402];1;LEN([.L402])-1)))" office:value-type="float" office:value="17.6" calcext:value-type="float">
            <text:p>17.6</text:p>
          </table:table-cell>
          <table:table-cell table:formula="of:=IF([.M402]=&quot;-&quot;;&quot;NULL&quot;;VALUE(MID([.M402];1;LEN([.M402])-1)))" office:value-type="float" office:value="9.17" calcext:value-type="float">
            <text:p>9.17</text:p>
          </table:table-cell>
          <table:table-cell table:formula="of:=IF([.N402]=&quot;-&quot;;&quot;NULL&quot;;VALUE(MID([.N402];1;LEN([.N402])-1)))" office:value-type="float" office:value="107.13" calcext:value-type="float">
            <text:p>107.13</text:p>
          </table:table-cell>
          <table:table-cell table:formula="of:=&quot;( &quot; &amp; (ROW()-1) &amp; &quot;, '&quot; &amp; [.A402] &amp; &quot;',&quot; &amp; [.B402] &amp; &quot;,&quot; &amp; [.C402] &amp; &quot;,&quot; &amp; [.D402] &amp; &quot;,&quot; &amp; [.E402] &amp; &quot;,&quot; &amp; [.R402] &amp; &quot;,&quot; &amp; [.S402] &amp; &quot;,'2014/09/19',&quot; &amp; [.T402] &amp; &quot;,&quot; &amp; [.U402] &amp; &quot;,&quot; &amp; [.V402] &amp; &quot;,&quot; &amp; [.W402] &amp; &quot;,&quot; &amp; [.X402] &amp; &quot;,&quot; &amp; [.Y402] &amp; &quot;,'&quot; &amp; [.O402] &amp; &quot;','&quot; &amp; [.P402] &amp; &quot;','&quot; &amp; [.Q402] &amp; &quot;'),&quot;" office:value-type="string" office:string-value="( 401, 'Safeway',34.28,34.46,34.23,-0.05,-0.15,1290000,'2014/09/19',-0.15,-0.64,-0.95,17.6,9.17,107.13,'Strong Sell','Strong Sell','Strong Buy')," calcext:value-type="string">
            <text:p>( 401, 'Safeway',34.28,34.46,34.23,-0.05,-0.15,1290000,'2014/09/19',-0.15,-0.64,-0.95,17.6,9.17,107.1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alesforce-com" xlink:type="simple">Salesforce.com Inc</text:a></text:p>
          </table:table-cell>
          <table:table-cell office:value-type="float" office:value="58.24" calcext:value-type="float">
            <text:p>58.24</text:p>
          </table:table-cell>
          <table:table-cell office:value-type="float" office:value="58.8" calcext:value-type="float">
            <text:p>58.8</text:p>
          </table:table-cell>
          <table:table-cell office:value-type="float" office:value="57.73" calcext:value-type="float">
            <text:p>57.7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+1.01%</text:p>
          </table:table-cell>
          <table:table-cell office:value-type="string" calcext:value-type="string">
            <text:p>6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01%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4.54%</text:p>
          </table:table-cell>
          <table:table-cell office:value-type="string" calcext:value-type="string">
            <text:p>5.53%</text:p>
          </table:table-cell>
          <table:table-cell office:value-type="string" calcext:value-type="string">
            <text:p>10.39%</text:p>
          </table:table-cell>
          <table:table-cell office:value-type="string" calcext:value-type="string">
            <text:p>83.90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03];1;LEN([.F403])-1))" office:value-type="float" office:value="1.01" calcext:value-type="float">
            <text:p>1.01</text:p>
          </table:table-cell>
          <table:table-cell table:formula="of:=VALUE(SUBSTITUTE(SUBSTITUTE(SUBSTITUTE([.G403];&quot;M&quot;;&quot;0000&quot;);&quot;K&quot;;&quot;0&quot;);&quot;.&quot;;&quot;&quot;))" office:value-type="float" office:value="6120000" calcext:value-type="float">
            <text:p>6120000</text:p>
          </table:table-cell>
          <table:table-cell table:formula="of:=IF([.I403]=&quot;-&quot;;&quot;NULL&quot;;VALUE(MID([.I403];1;LEN([.I403])-1)))" office:value-type="float" office:value="1.01" calcext:value-type="float">
            <text:p>1.01</text:p>
          </table:table-cell>
          <table:table-cell table:formula="of:=IF([.J403]=&quot;-&quot;;&quot;NULL&quot;;VALUE(MID([.J403];1;LEN([.J403])-1)))" office:value-type="float" office:value="-1.7" calcext:value-type="float">
            <text:p>-1.7</text:p>
          </table:table-cell>
          <table:table-cell table:formula="of:=IF([.K403]=&quot;-&quot;;&quot;NULL&quot;;VALUE(MID([.K403];1;LEN([.K403])-1)))" office:value-type="float" office:value="4.54" calcext:value-type="float">
            <text:p>4.54</text:p>
          </table:table-cell>
          <table:table-cell table:formula="of:=IF([.L403]=&quot;-&quot;;&quot;NULL&quot;;VALUE(MID([.L403];1;LEN([.L403])-1)))" office:value-type="float" office:value="5.53" calcext:value-type="float">
            <text:p>5.53</text:p>
          </table:table-cell>
          <table:table-cell table:formula="of:=IF([.M403]=&quot;-&quot;;&quot;NULL&quot;;VALUE(MID([.M403];1;LEN([.M403])-1)))" office:value-type="float" office:value="10.39" calcext:value-type="float">
            <text:p>10.39</text:p>
          </table:table-cell>
          <table:table-cell table:formula="of:=IF([.N403]=&quot;-&quot;;&quot;NULL&quot;;VALUE(MID([.N403];1;LEN([.N403])-1)))" office:value-type="float" office:value="83.9" calcext:value-type="float">
            <text:p>83.9</text:p>
          </table:table-cell>
          <table:table-cell table:formula="of:=&quot;( &quot; &amp; (ROW()-1) &amp; &quot;, '&quot; &amp; [.A403] &amp; &quot;',&quot; &amp; [.B403] &amp; &quot;,&quot; &amp; [.C403] &amp; &quot;,&quot; &amp; [.D403] &amp; &quot;,&quot; &amp; [.E403] &amp; &quot;,&quot; &amp; [.R403] &amp; &quot;,&quot; &amp; [.S403] &amp; &quot;,'2014/09/19',&quot; &amp; [.T403] &amp; &quot;,&quot; &amp; [.U403] &amp; &quot;,&quot; &amp; [.V403] &amp; &quot;,&quot; &amp; [.W403] &amp; &quot;,&quot; &amp; [.X403] &amp; &quot;,&quot; &amp; [.Y403] &amp; &quot;,'&quot; &amp; [.O403] &amp; &quot;','&quot; &amp; [.P403] &amp; &quot;','&quot; &amp; [.Q403] &amp; &quot;'),&quot;" office:value-type="string" office:string-value="( 402, 'Salesforce.com Inc',58.24,58.8,57.73,0.58,1.01,6120000,'2014/09/19',1.01,-1.7,4.54,5.53,10.39,83.9,'Strong Buy','Neutral','Strong Buy')," calcext:value-type="string">
            <text:p>( 402, 'Salesforce.com Inc',58.24,58.8,57.73,0.58,1.01,6120000,'2014/09/19',1.01,-1.7,4.54,5.53,10.39,83.9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andisk-corp" xlink:type="simple">SanDisk</text:a></text:p>
          </table:table-cell>
          <table:table-cell office:value-type="float" office:value="101.12" calcext:value-type="float">
            <text:p>101.12</text:p>
          </table:table-cell>
          <table:table-cell office:value-type="float" office:value="104.37" calcext:value-type="float">
            <text:p>104.37</text:p>
          </table:table-cell>
          <table:table-cell office:value-type="float" office:value="101.11" calcext:value-type="float">
            <text:p>101.1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-2.03%</text:p>
          </table:table-cell>
          <table:table-cell office:value-type="string" calcext:value-type="string">
            <text:p>3.9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03%</text:p>
          </table:table-cell>
          <table:table-cell office:value-type="string" calcext:value-type="string">
            <text:p>2.17%</text:p>
          </table:table-cell>
          <table:table-cell office:value-type="string" calcext:value-type="string">
            <text:p>3.55%</text:p>
          </table:table-cell>
          <table:table-cell office:value-type="string" calcext:value-type="string">
            <text:p>43.35%</text:p>
          </table:table-cell>
          <table:table-cell office:value-type="string" calcext:value-type="string">
            <text:p>69.81%</text:p>
          </table:table-cell>
          <table:table-cell office:value-type="string" calcext:value-type="string">
            <text:p>136.98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04];1;LEN([.F404])-1))" office:value-type="float" office:value="-2.03" calcext:value-type="float">
            <text:p>-2.03</text:p>
          </table:table-cell>
          <table:table-cell table:formula="of:=VALUE(SUBSTITUTE(SUBSTITUTE(SUBSTITUTE([.G404];&quot;M&quot;;&quot;0000&quot;);&quot;K&quot;;&quot;0&quot;);&quot;.&quot;;&quot;&quot;))" office:value-type="float" office:value="3950000" calcext:value-type="float">
            <text:p>3950000</text:p>
          </table:table-cell>
          <table:table-cell table:formula="of:=IF([.I404]=&quot;-&quot;;&quot;NULL&quot;;VALUE(MID([.I404];1;LEN([.I404])-1)))" office:value-type="float" office:value="-2.03" calcext:value-type="float">
            <text:p>-2.03</text:p>
          </table:table-cell>
          <table:table-cell table:formula="of:=IF([.J404]=&quot;-&quot;;&quot;NULL&quot;;VALUE(MID([.J404];1;LEN([.J404])-1)))" office:value-type="float" office:value="2.17" calcext:value-type="float">
            <text:p>2.17</text:p>
          </table:table-cell>
          <table:table-cell table:formula="of:=IF([.K404]=&quot;-&quot;;&quot;NULL&quot;;VALUE(MID([.K404];1;LEN([.K404])-1)))" office:value-type="float" office:value="3.55" calcext:value-type="float">
            <text:p>3.55</text:p>
          </table:table-cell>
          <table:table-cell table:formula="of:=IF([.L404]=&quot;-&quot;;&quot;NULL&quot;;VALUE(MID([.L404];1;LEN([.L404])-1)))" office:value-type="float" office:value="43.35" calcext:value-type="float">
            <text:p>43.35</text:p>
          </table:table-cell>
          <table:table-cell table:formula="of:=IF([.M404]=&quot;-&quot;;&quot;NULL&quot;;VALUE(MID([.M404];1;LEN([.M404])-1)))" office:value-type="float" office:value="69.81" calcext:value-type="float">
            <text:p>69.81</text:p>
          </table:table-cell>
          <table:table-cell table:formula="of:=IF([.N404]=&quot;-&quot;;&quot;NULL&quot;;VALUE(MID([.N404];1;LEN([.N404])-1)))" office:value-type="float" office:value="136.98" calcext:value-type="float">
            <text:p>136.98</text:p>
          </table:table-cell>
          <table:table-cell table:formula="of:=&quot;( &quot; &amp; (ROW()-1) &amp; &quot;, '&quot; &amp; [.A404] &amp; &quot;',&quot; &amp; [.B404] &amp; &quot;,&quot; &amp; [.C404] &amp; &quot;,&quot; &amp; [.D404] &amp; &quot;,&quot; &amp; [.E404] &amp; &quot;,&quot; &amp; [.R404] &amp; &quot;,&quot; &amp; [.S404] &amp; &quot;,'2014/09/19',&quot; &amp; [.T404] &amp; &quot;,&quot; &amp; [.U404] &amp; &quot;,&quot; &amp; [.V404] &amp; &quot;,&quot; &amp; [.W404] &amp; &quot;,&quot; &amp; [.X404] &amp; &quot;,&quot; &amp; [.Y404] &amp; &quot;,'&quot; &amp; [.O404] &amp; &quot;','&quot; &amp; [.P404] &amp; &quot;','&quot; &amp; [.Q404] &amp; &quot;'),&quot;" office:value-type="string" office:string-value="( 403, 'SanDisk',101.12,104.37,101.11,-2.1,-2.03,3950000,'2014/09/19',-2.03,2.17,3.55,43.35,69.81,136.98,'Neutral','Strong Buy','Strong Buy')," calcext:value-type="string">
            <text:p>( 403, 'SanDisk',101.12,104.37,101.11,-2.1,-2.03,3950000,'2014/09/19',-2.03,2.17,3.55,43.35,69.81,136.98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cana-corp" xlink:type="simple">Scana</text:a></text:p>
          </table:table-cell>
          <table:table-cell office:value-type="float" office:value="50.54" calcext:value-type="float">
            <text:p>50.54</text:p>
          </table:table-cell>
          <table:table-cell office:value-type="float" office:value="50.77" calcext:value-type="float">
            <text:p>50.77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+1.22%</text:p>
          </table:table-cell>
          <table:table-cell office:value-type="string" calcext:value-type="string">
            <text:p>1.3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2%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-1.42%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8.66%</text:p>
          </table:table-cell>
          <table:table-cell office:value-type="string" calcext:value-type="string">
            <text:p>26.9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405];1;LEN([.F405])-1))" office:value-type="float" office:value="1.22" calcext:value-type="float">
            <text:p>1.22</text:p>
          </table:table-cell>
          <table:table-cell table:formula="of:=VALUE(SUBSTITUTE(SUBSTITUTE(SUBSTITUTE([.G405];&quot;M&quot;;&quot;0000&quot;);&quot;K&quot;;&quot;0&quot;);&quot;.&quot;;&quot;&quot;))" office:value-type="float" office:value="1370000" calcext:value-type="float">
            <text:p>1370000</text:p>
          </table:table-cell>
          <table:table-cell table:formula="of:=IF([.I405]=&quot;-&quot;;&quot;NULL&quot;;VALUE(MID([.I405];1;LEN([.I405])-1)))" office:value-type="float" office:value="1.22" calcext:value-type="float">
            <text:p>1.22</text:p>
          </table:table-cell>
          <table:table-cell table:formula="of:=IF([.J405]=&quot;-&quot;;&quot;NULL&quot;;VALUE(MID([.J405];1;LEN([.J405])-1)))" office:value-type="float" office:value="1.32" calcext:value-type="float">
            <text:p>1.32</text:p>
          </table:table-cell>
          <table:table-cell table:formula="of:=IF([.K405]=&quot;-&quot;;&quot;NULL&quot;;VALUE(MID([.K405];1;LEN([.K405])-1)))" office:value-type="float" office:value="-1.42" calcext:value-type="float">
            <text:p>-1.42</text:p>
          </table:table-cell>
          <table:table-cell table:formula="of:=IF([.L405]=&quot;-&quot;;&quot;NULL&quot;;VALUE(MID([.L405];1;LEN([.L405])-1)))" office:value-type="float" office:value="7.69" calcext:value-type="float">
            <text:p>7.69</text:p>
          </table:table-cell>
          <table:table-cell table:formula="of:=IF([.M405]=&quot;-&quot;;&quot;NULL&quot;;VALUE(MID([.M405];1;LEN([.M405])-1)))" office:value-type="float" office:value="8.66" calcext:value-type="float">
            <text:p>8.66</text:p>
          </table:table-cell>
          <table:table-cell table:formula="of:=IF([.N405]=&quot;-&quot;;&quot;NULL&quot;;VALUE(MID([.N405];1;LEN([.N405])-1)))" office:value-type="float" office:value="26.95" calcext:value-type="float">
            <text:p>26.95</text:p>
          </table:table-cell>
          <table:table-cell table:formula="of:=&quot;( &quot; &amp; (ROW()-1) &amp; &quot;, '&quot; &amp; [.A405] &amp; &quot;',&quot; &amp; [.B405] &amp; &quot;,&quot; &amp; [.C405] &amp; &quot;,&quot; &amp; [.D405] &amp; &quot;,&quot; &amp; [.E405] &amp; &quot;,&quot; &amp; [.R405] &amp; &quot;,&quot; &amp; [.S405] &amp; &quot;,'2014/09/19',&quot; &amp; [.T405] &amp; &quot;,&quot; &amp; [.U405] &amp; &quot;,&quot; &amp; [.V405] &amp; &quot;,&quot; &amp; [.W405] &amp; &quot;,&quot; &amp; [.X405] &amp; &quot;,&quot; &amp; [.Y405] &amp; &quot;,'&quot; &amp; [.O405] &amp; &quot;','&quot; &amp; [.P405] &amp; &quot;','&quot; &amp; [.Q405] &amp; &quot;'),&quot;" office:value-type="string" office:string-value="( 404, 'Scana',50.54,50.77,50,0.61,1.22,1370000,'2014/09/19',1.22,1.32,-1.42,7.69,8.66,26.95,'Strong Buy','Strong Sell','Buy')," calcext:value-type="string">
            <text:p>( 404, 'Scana',50.54,50.77,50,0.61,1.22,1370000,'2014/09/19',1.22,1.32,-1.42,7.69,8.66,26.95,'Strong Buy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chlumberger-ltd" xlink:type="simple">Schlumberger</text:a>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3.21" calcext:value-type="float">
            <text:p>103.21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-1.21%</text:p>
          </table:table-cell>
          <table:table-cell office:value-type="string" calcext:value-type="string">
            <text:p>8.3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21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-5.69%</text:p>
          </table:table-cell>
          <table:table-cell office:value-type="string" calcext:value-type="string">
            <text:p>14.54%</text:p>
          </table:table-cell>
          <table:table-cell office:value-type="string" calcext:value-type="string">
            <text:p>18.04%</text:p>
          </table:table-cell>
          <table:table-cell office:value-type="string" calcext:value-type="string">
            <text:p>58.42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06];1;LEN([.F406])-1))" office:value-type="float" office:value="-1.21" calcext:value-type="float">
            <text:p>-1.21</text:p>
          </table:table-cell>
          <table:table-cell table:formula="of:=VALUE(SUBSTITUTE(SUBSTITUTE(SUBSTITUTE([.G406];&quot;M&quot;;&quot;0000&quot;);&quot;K&quot;;&quot;0&quot;);&quot;.&quot;;&quot;&quot;))" office:value-type="float" office:value="8350000" calcext:value-type="float">
            <text:p>8350000</text:p>
          </table:table-cell>
          <table:table-cell table:formula="of:=IF([.I406]=&quot;-&quot;;&quot;NULL&quot;;VALUE(MID([.I406];1;LEN([.I406])-1)))" office:value-type="float" office:value="-1.21" calcext:value-type="float">
            <text:p>-1.21</text:p>
          </table:table-cell>
          <table:table-cell table:formula="of:=IF([.J406]=&quot;-&quot;;&quot;NULL&quot;;VALUE(MID([.J406];1;LEN([.J406])-1)))" office:value-type="float" office:value="0.97" calcext:value-type="float">
            <text:p>0.97</text:p>
          </table:table-cell>
          <table:table-cell table:formula="of:=IF([.K406]=&quot;-&quot;;&quot;NULL&quot;;VALUE(MID([.K406];1;LEN([.K406])-1)))" office:value-type="float" office:value="-5.69" calcext:value-type="float">
            <text:p>-5.69</text:p>
          </table:table-cell>
          <table:table-cell table:formula="of:=IF([.L406]=&quot;-&quot;;&quot;NULL&quot;;VALUE(MID([.L406];1;LEN([.L406])-1)))" office:value-type="float" office:value="14.54" calcext:value-type="float">
            <text:p>14.54</text:p>
          </table:table-cell>
          <table:table-cell table:formula="of:=IF([.M406]=&quot;-&quot;;&quot;NULL&quot;;VALUE(MID([.M406];1;LEN([.M406])-1)))" office:value-type="float" office:value="18.04" calcext:value-type="float">
            <text:p>18.04</text:p>
          </table:table-cell>
          <table:table-cell table:formula="of:=IF([.N406]=&quot;-&quot;;&quot;NULL&quot;;VALUE(MID([.N406];1;LEN([.N406])-1)))" office:value-type="float" office:value="58.42" calcext:value-type="float">
            <text:p>58.42</text:p>
          </table:table-cell>
          <table:table-cell table:formula="of:=&quot;( &quot; &amp; (ROW()-1) &amp; &quot;, '&quot; &amp; [.A406] &amp; &quot;',&quot; &amp; [.B406] &amp; &quot;,&quot; &amp; [.C406] &amp; &quot;,&quot; &amp; [.D406] &amp; &quot;,&quot; &amp; [.E406] &amp; &quot;,&quot; &amp; [.R406] &amp; &quot;,&quot; &amp; [.S406] &amp; &quot;,'2014/09/19',&quot; &amp; [.T406] &amp; &quot;,&quot; &amp; [.U406] &amp; &quot;,&quot; &amp; [.V406] &amp; &quot;,&quot; &amp; [.W406] &amp; &quot;,&quot; &amp; [.X406] &amp; &quot;,&quot; &amp; [.Y406] &amp; &quot;,'&quot; &amp; [.O406] &amp; &quot;','&quot; &amp; [.P406] &amp; &quot;','&quot; &amp; [.Q406] &amp; &quot;'),&quot;" office:value-type="string" office:string-value="( 405, 'Schlumberger',103.21,105.18,103.21,-1.26,-1.21,8350000,'2014/09/19',-1.21,0.97,-5.69,14.54,18.04,58.42,'Strong Sell','Strong Sell','Strong Buy')," calcext:value-type="string">
            <text:p>( 405, 'Schlumberger',103.21,105.18,103.21,-1.26,-1.21,8350000,'2014/09/19',-1.21,0.97,-5.69,14.54,18.04,58.42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cripps-networks-interactive" xlink:type="simple">Scripps Networks</text:a></text:p>
          </table:table-cell>
          <table:table-cell office:value-type="float" office:value="78.31" calcext:value-type="float">
            <text:p>78.31</text:p>
          </table:table-cell>
          <table:table-cell office:value-type="float" office:value="78.81" calcext:value-type="float">
            <text:p>78.81</text:p>
          </table:table-cell>
          <table:table-cell office:value-type="float" office:value="78.03" calcext:value-type="float">
            <text:p>78.0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+0.10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-4.09%</text:p>
          </table:table-cell>
          <table:table-cell office:value-type="string" calcext:value-type="string">
            <text:p>-9.37%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86.54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07];1;LEN([.F407])-1))" office:value-type="float" office:value="0.1" calcext:value-type="float">
            <text:p>0.1</text:p>
          </table:table-cell>
          <table:table-cell table:formula="of:=VALUE(SUBSTITUTE(SUBSTITUTE(SUBSTITUTE([.G407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407]=&quot;-&quot;;&quot;NULL&quot;;VALUE(MID([.I407];1;LEN([.I407])-1)))" office:value-type="float" office:value="0.1" calcext:value-type="float">
            <text:p>0.1</text:p>
          </table:table-cell>
          <table:table-cell table:formula="of:=IF([.J407]=&quot;-&quot;;&quot;NULL&quot;;VALUE(MID([.J407];1;LEN([.J407])-1)))" office:value-type="float" office:value="-0.04" calcext:value-type="float">
            <text:p>-0.04</text:p>
          </table:table-cell>
          <table:table-cell table:formula="of:=IF([.K407]=&quot;-&quot;;&quot;NULL&quot;;VALUE(MID([.K407];1;LEN([.K407])-1)))" office:value-type="float" office:value="-4.09" calcext:value-type="float">
            <text:p>-4.09</text:p>
          </table:table-cell>
          <table:table-cell table:formula="of:=IF([.L407]=&quot;-&quot;;&quot;NULL&quot;;VALUE(MID([.L407];1;LEN([.L407])-1)))" office:value-type="float" office:value="-9.37" calcext:value-type="float">
            <text:p>-9.37</text:p>
          </table:table-cell>
          <table:table-cell table:formula="of:=IF([.M407]=&quot;-&quot;;&quot;NULL&quot;;VALUE(MID([.M407];1;LEN([.M407])-1)))" office:value-type="float" office:value="0.72" calcext:value-type="float">
            <text:p>0.72</text:p>
          </table:table-cell>
          <table:table-cell table:formula="of:=IF([.N407]=&quot;-&quot;;&quot;NULL&quot;;VALUE(MID([.N407];1;LEN([.N407])-1)))" office:value-type="float" office:value="86.54" calcext:value-type="float">
            <text:p>86.54</text:p>
          </table:table-cell>
          <table:table-cell table:formula="of:=&quot;( &quot; &amp; (ROW()-1) &amp; &quot;, '&quot; &amp; [.A407] &amp; &quot;',&quot; &amp; [.B407] &amp; &quot;,&quot; &amp; [.C407] &amp; &quot;,&quot; &amp; [.D407] &amp; &quot;,&quot; &amp; [.E407] &amp; &quot;,&quot; &amp; [.R407] &amp; &quot;,&quot; &amp; [.S407] &amp; &quot;,'2014/09/19',&quot; &amp; [.T407] &amp; &quot;,&quot; &amp; [.U407] &amp; &quot;,&quot; &amp; [.V407] &amp; &quot;,&quot; &amp; [.W407] &amp; &quot;,&quot; &amp; [.X407] &amp; &quot;,&quot; &amp; [.Y407] &amp; &quot;,'&quot; &amp; [.O407] &amp; &quot;','&quot; &amp; [.P407] &amp; &quot;','&quot; &amp; [.Q407] &amp; &quot;'),&quot;" office:value-type="string" office:string-value="( 406, 'Scripps Networks',78.31,78.81,78.03,0.08,0.1,1290000,'2014/09/19',0.1,-0.04,-4.09,-9.37,0.72,86.54,'Neutral','Strong Sell','Strong Buy')," calcext:value-type="string">
            <text:p>( 406, 'Scripps Networks',78.31,78.81,78.03,0.08,0.1,1290000,'2014/09/19',0.1,-0.04,-4.09,-9.37,0.72,86.54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eagate-technology" xlink:type="simple">Seagate</text:a></text:p>
          </table:table-cell>
          <table:table-cell office:value-type="float" office:value="58.31" calcext:value-type="float">
            <text:p>58.31</text:p>
          </table:table-cell>
          <table:table-cell office:value-type="float" office:value="59.95" calcext:value-type="float">
            <text:p>59.95</text:p>
          </table:table-cell>
          <table:table-cell office:value-type="float" office:value="58.29" calcext:value-type="float">
            <text:p>58.29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-2.48%</text:p>
          </table:table-cell>
          <table:table-cell office:value-type="string" calcext:value-type="string">
            <text:p>4.3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48%</text:p>
          </table:table-cell>
          <table:table-cell office:value-type="string" calcext:value-type="string">
            <text:p>-4.43%</text:p>
          </table:table-cell>
          <table:table-cell office:value-type="string" calcext:value-type="string">
            <text:p>-3.51%</text:p>
          </table:table-cell>
          <table:table-cell office:value-type="string" calcext:value-type="string">
            <text:p>3.83%</text:p>
          </table:table-cell>
          <table:table-cell office:value-type="string" calcext:value-type="string">
            <text:p>40.85%</text:p>
          </table:table-cell>
          <table:table-cell office:value-type="string" calcext:value-type="string">
            <text:p>421.5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08];1;LEN([.F408])-1))" office:value-type="float" office:value="-2.48" calcext:value-type="float">
            <text:p>-2.48</text:p>
          </table:table-cell>
          <table:table-cell table:formula="of:=VALUE(SUBSTITUTE(SUBSTITUTE(SUBSTITUTE([.G408];&quot;M&quot;;&quot;0000&quot;);&quot;K&quot;;&quot;0&quot;);&quot;.&quot;;&quot;&quot;))" office:value-type="float" office:value="4320000" calcext:value-type="float">
            <text:p>4320000</text:p>
          </table:table-cell>
          <table:table-cell table:formula="of:=IF([.I408]=&quot;-&quot;;&quot;NULL&quot;;VALUE(MID([.I408];1;LEN([.I408])-1)))" office:value-type="float" office:value="-2.48" calcext:value-type="float">
            <text:p>-2.48</text:p>
          </table:table-cell>
          <table:table-cell table:formula="of:=IF([.J408]=&quot;-&quot;;&quot;NULL&quot;;VALUE(MID([.J408];1;LEN([.J408])-1)))" office:value-type="float" office:value="-4.43" calcext:value-type="float">
            <text:p>-4.43</text:p>
          </table:table-cell>
          <table:table-cell table:formula="of:=IF([.K408]=&quot;-&quot;;&quot;NULL&quot;;VALUE(MID([.K408];1;LEN([.K408])-1)))" office:value-type="float" office:value="-3.51" calcext:value-type="float">
            <text:p>-3.51</text:p>
          </table:table-cell>
          <table:table-cell table:formula="of:=IF([.L408]=&quot;-&quot;;&quot;NULL&quot;;VALUE(MID([.L408];1;LEN([.L408])-1)))" office:value-type="float" office:value="3.83" calcext:value-type="float">
            <text:p>3.83</text:p>
          </table:table-cell>
          <table:table-cell table:formula="of:=IF([.M408]=&quot;-&quot;;&quot;NULL&quot;;VALUE(MID([.M408];1;LEN([.M408])-1)))" office:value-type="float" office:value="40.85" calcext:value-type="float">
            <text:p>40.85</text:p>
          </table:table-cell>
          <table:table-cell table:formula="of:=IF([.N408]=&quot;-&quot;;&quot;NULL&quot;;VALUE(MID([.N408];1;LEN([.N408])-1)))" office:value-type="float" office:value="421.56" calcext:value-type="float">
            <text:p>421.56</text:p>
          </table:table-cell>
          <table:table-cell table:formula="of:=&quot;( &quot; &amp; (ROW()-1) &amp; &quot;, '&quot; &amp; [.A408] &amp; &quot;',&quot; &amp; [.B408] &amp; &quot;,&quot; &amp; [.C408] &amp; &quot;,&quot; &amp; [.D408] &amp; &quot;,&quot; &amp; [.E408] &amp; &quot;,&quot; &amp; [.R408] &amp; &quot;,&quot; &amp; [.S408] &amp; &quot;,'2014/09/19',&quot; &amp; [.T408] &amp; &quot;,&quot; &amp; [.U408] &amp; &quot;,&quot; &amp; [.V408] &amp; &quot;,&quot; &amp; [.W408] &amp; &quot;,&quot; &amp; [.X408] &amp; &quot;,&quot; &amp; [.Y408] &amp; &quot;,'&quot; &amp; [.O408] &amp; &quot;','&quot; &amp; [.P408] &amp; &quot;','&quot; &amp; [.Q408] &amp; &quot;'),&quot;" office:value-type="string" office:string-value="( 407, 'Seagate',58.31,59.95,58.29,-1.48,-2.48,4320000,'2014/09/19',-2.48,-4.43,-3.51,3.83,40.85,421.56,'Strong Sell','Strong Sell','Strong Buy')," calcext:value-type="string">
            <text:p>( 407, 'Seagate',58.31,59.95,58.29,-1.48,-2.48,4320000,'2014/09/19',-2.48,-4.43,-3.51,3.83,40.85,421.5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ealed-air" xlink:type="simple">Sealed Air</text:a></text:p>
          </table:table-cell>
          <table:table-cell office:value-type="float" office:value="36.45" calcext:value-type="float">
            <text:p>36.45</text:p>
          </table:table-cell>
          <table:table-cell office:value-type="float" office:value="36.72" calcext:value-type="float">
            <text:p>36.72</text:p>
          </table:table-cell>
          <table:table-cell office:value-type="float" office:value="36.2" calcext:value-type="float">
            <text:p>36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3%</text:p>
          </table:table-cell>
          <table:table-cell office:value-type="string" calcext:value-type="string">
            <text:p>3.4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-1.38%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7.05%</text:p>
          </table:table-cell>
          <table:table-cell office:value-type="string" calcext:value-type="string">
            <text:p>27.63%</text:p>
          </table:table-cell>
          <table:table-cell office:value-type="string" calcext:value-type="string">
            <text:p>101.4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409];1;LEN([.F409])-1))" office:value-type="float" office:value="0.03" calcext:value-type="float">
            <text:p>0.03</text:p>
          </table:table-cell>
          <table:table-cell table:formula="of:=VALUE(SUBSTITUTE(SUBSTITUTE(SUBSTITUTE([.G409];&quot;M&quot;;&quot;0000&quot;);&quot;K&quot;;&quot;0&quot;);&quot;.&quot;;&quot;&quot;))" office:value-type="float" office:value="3450000" calcext:value-type="float">
            <text:p>3450000</text:p>
          </table:table-cell>
          <table:table-cell table:formula="of:=IF([.I409]=&quot;-&quot;;&quot;NULL&quot;;VALUE(MID([.I409];1;LEN([.I409])-1)))" office:value-type="float" office:value="0.03" calcext:value-type="float">
            <text:p>0.03</text:p>
          </table:table-cell>
          <table:table-cell table:formula="of:=IF([.J409]=&quot;-&quot;;&quot;NULL&quot;;VALUE(MID([.J409];1;LEN([.J409])-1)))" office:value-type="float" office:value="-1.38" calcext:value-type="float">
            <text:p>-1.38</text:p>
          </table:table-cell>
          <table:table-cell table:formula="of:=IF([.K409]=&quot;-&quot;;&quot;NULL&quot;;VALUE(MID([.K409];1;LEN([.K409])-1)))" office:value-type="float" office:value="1.79" calcext:value-type="float">
            <text:p>1.79</text:p>
          </table:table-cell>
          <table:table-cell table:formula="of:=IF([.L409]=&quot;-&quot;;&quot;NULL&quot;;VALUE(MID([.L409];1;LEN([.L409])-1)))" office:value-type="float" office:value="7.05" calcext:value-type="float">
            <text:p>7.05</text:p>
          </table:table-cell>
          <table:table-cell table:formula="of:=IF([.M409]=&quot;-&quot;;&quot;NULL&quot;;VALUE(MID([.M409];1;LEN([.M409])-1)))" office:value-type="float" office:value="27.63" calcext:value-type="float">
            <text:p>27.63</text:p>
          </table:table-cell>
          <table:table-cell table:formula="of:=IF([.N409]=&quot;-&quot;;&quot;NULL&quot;;VALUE(MID([.N409];1;LEN([.N409])-1)))" office:value-type="float" office:value="101.49" calcext:value-type="float">
            <text:p>101.49</text:p>
          </table:table-cell>
          <table:table-cell table:formula="of:=&quot;( &quot; &amp; (ROW()-1) &amp; &quot;, '&quot; &amp; [.A409] &amp; &quot;',&quot; &amp; [.B409] &amp; &quot;,&quot; &amp; [.C409] &amp; &quot;,&quot; &amp; [.D409] &amp; &quot;,&quot; &amp; [.E409] &amp; &quot;,&quot; &amp; [.R409] &amp; &quot;,&quot; &amp; [.S409] &amp; &quot;,'2014/09/19',&quot; &amp; [.T409] &amp; &quot;,&quot; &amp; [.U409] &amp; &quot;,&quot; &amp; [.V409] &amp; &quot;,&quot; &amp; [.W409] &amp; &quot;,&quot; &amp; [.X409] &amp; &quot;,&quot; &amp; [.Y409] &amp; &quot;,'&quot; &amp; [.O409] &amp; &quot;','&quot; &amp; [.P409] &amp; &quot;','&quot; &amp; [.Q409] &amp; &quot;'),&quot;" office:value-type="string" office:string-value="( 408, 'Sealed Air',36.45,36.72,36.2,0.01,0.03,3450000,'2014/09/19',0.03,-1.38,1.79,7.05,27.63,101.49,'Neutral','Buy','Strong Buy')," calcext:value-type="string">
            <text:p>( 408, 'Sealed Air',36.45,36.72,36.2,0.01,0.03,3450000,'2014/09/19',0.03,-1.38,1.79,7.05,27.63,101.49,'Neutra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empra-energy" xlink:type="simple">Sempra Energy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33" calcext:value-type="float">
            <text:p>105.3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+0.64%</text:p>
          </table:table-cell>
          <table:table-cell office:value-type="string" calcext:value-type="string">
            <text:p>1.2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4%</text:p>
          </table:table-cell>
          <table:table-cell office:value-type="string" calcext:value-type="string">
            <text:p>2.31%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18.09%</text:p>
          </table:table-cell>
          <table:table-cell office:value-type="string" calcext:value-type="string">
            <text:p>22.19%</text:p>
          </table:table-cell>
          <table:table-cell office:value-type="string" calcext:value-type="string">
            <text:p>106.5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10];1;LEN([.F410])-1))" office:value-type="float" office:value="0.64" calcext:value-type="float">
            <text:p>0.64</text:p>
          </table:table-cell>
          <table:table-cell table:formula="of:=VALUE(SUBSTITUTE(SUBSTITUTE(SUBSTITUTE([.G410];&quot;M&quot;;&quot;0000&quot;);&quot;K&quot;;&quot;0&quot;);&quot;.&quot;;&quot;&quot;))" office:value-type="float" office:value="1240000" calcext:value-type="float">
            <text:p>1240000</text:p>
          </table:table-cell>
          <table:table-cell table:formula="of:=IF([.I410]=&quot;-&quot;;&quot;NULL&quot;;VALUE(MID([.I410];1;LEN([.I410])-1)))" office:value-type="float" office:value="0.64" calcext:value-type="float">
            <text:p>0.64</text:p>
          </table:table-cell>
          <table:table-cell table:formula="of:=IF([.J410]=&quot;-&quot;;&quot;NULL&quot;;VALUE(MID([.J410];1;LEN([.J410])-1)))" office:value-type="float" office:value="2.31" calcext:value-type="float">
            <text:p>2.31</text:p>
          </table:table-cell>
          <table:table-cell table:formula="of:=IF([.K410]=&quot;-&quot;;&quot;NULL&quot;;VALUE(MID([.K410];1;LEN([.K410])-1)))" office:value-type="float" office:value="1.91" calcext:value-type="float">
            <text:p>1.91</text:p>
          </table:table-cell>
          <table:table-cell table:formula="of:=IF([.L410]=&quot;-&quot;;&quot;NULL&quot;;VALUE(MID([.L410];1;LEN([.L410])-1)))" office:value-type="float" office:value="18.09" calcext:value-type="float">
            <text:p>18.09</text:p>
          </table:table-cell>
          <table:table-cell table:formula="of:=IF([.M410]=&quot;-&quot;;&quot;NULL&quot;;VALUE(MID([.M410];1;LEN([.M410])-1)))" office:value-type="float" office:value="22.19" calcext:value-type="float">
            <text:p>22.19</text:p>
          </table:table-cell>
          <table:table-cell table:formula="of:=IF([.N410]=&quot;-&quot;;&quot;NULL&quot;;VALUE(MID([.N410];1;LEN([.N410])-1)))" office:value-type="float" office:value="106.51" calcext:value-type="float">
            <text:p>106.51</text:p>
          </table:table-cell>
          <table:table-cell table:formula="of:=&quot;( &quot; &amp; (ROW()-1) &amp; &quot;, '&quot; &amp; [.A410] &amp; &quot;',&quot; &amp; [.B410] &amp; &quot;,&quot; &amp; [.C410] &amp; &quot;,&quot; &amp; [.D410] &amp; &quot;,&quot; &amp; [.E410] &amp; &quot;,&quot; &amp; [.R410] &amp; &quot;,&quot; &amp; [.S410] &amp; &quot;,'2014/09/19',&quot; &amp; [.T410] &amp; &quot;,&quot; &amp; [.U410] &amp; &quot;,&quot; &amp; [.V410] &amp; &quot;,&quot; &amp; [.W410] &amp; &quot;,&quot; &amp; [.X410] &amp; &quot;,&quot; &amp; [.Y410] &amp; &quot;,'&quot; &amp; [.O410] &amp; &quot;','&quot; &amp; [.P410] &amp; &quot;','&quot; &amp; [.Q410] &amp; &quot;'),&quot;" office:value-type="string" office:string-value="( 409, 'Sempra Energy',106,106.1,105.33,0.67,0.64,1240000,'2014/09/19',0.64,2.31,1.91,18.09,22.19,106.51,'Strong Buy','Strong Buy','Strong Buy')," calcext:value-type="string">
            <text:p>( 409, 'Sempra Energy',106,106.1,105.33,0.67,0.64,1240000,'2014/09/19',0.64,2.31,1.91,18.09,22.19,106.5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herwinwilliams" xlink:type="simple">Sherwin-Williams</text:a></text:p>
          </table:table-cell>
          <table:table-cell office:value-type="float" office:value="220.54" calcext:value-type="float">
            <text:p>220.54</text:p>
          </table:table-cell>
          <table:table-cell office:value-type="float" office:value="221.27" calcext:value-type="float">
            <text:p>221.27</text:p>
          </table:table-cell>
          <table:table-cell office:value-type="float" office:value="219.9" calcext:value-type="float">
            <text:p>219.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+0.31%</text:p>
          </table:table-cell>
          <table:table-cell office:value-type="string" calcext:value-type="string">
            <text:p>649.9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31%</text:p>
          </table:table-cell>
          <table:table-cell office:value-type="string" calcext:value-type="string">
            <text:p>2.32%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20.19%</text:p>
          </table:table-cell>
          <table:table-cell office:value-type="string" calcext:value-type="string">
            <text:p>22.45%</text:p>
          </table:table-cell>
          <table:table-cell office:value-type="string" calcext:value-type="string">
            <text:p>208.7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11];1;LEN([.F411])-1))" office:value-type="float" office:value="0.31" calcext:value-type="float">
            <text:p>0.31</text:p>
          </table:table-cell>
          <table:table-cell table:formula="of:=VALUE(SUBSTITUTE(SUBSTITUTE(SUBSTITUTE([.G411];&quot;M&quot;;&quot;0000&quot;);&quot;K&quot;;&quot;0&quot;);&quot;.&quot;;&quot;&quot;))" office:value-type="float" office:value="649950" calcext:value-type="float">
            <text:p>649950</text:p>
          </table:table-cell>
          <table:table-cell table:formula="of:=IF([.I411]=&quot;-&quot;;&quot;NULL&quot;;VALUE(MID([.I411];1;LEN([.I411])-1)))" office:value-type="float" office:value="0.31" calcext:value-type="float">
            <text:p>0.31</text:p>
          </table:table-cell>
          <table:table-cell table:formula="of:=IF([.J411]=&quot;-&quot;;&quot;NULL&quot;;VALUE(MID([.J411];1;LEN([.J411])-1)))" office:value-type="float" office:value="2.32" calcext:value-type="float">
            <text:p>2.32</text:p>
          </table:table-cell>
          <table:table-cell table:formula="of:=IF([.K411]=&quot;-&quot;;&quot;NULL&quot;;VALUE(MID([.K411];1;LEN([.K411])-1)))" office:value-type="float" office:value="1.51" calcext:value-type="float">
            <text:p>1.51</text:p>
          </table:table-cell>
          <table:table-cell table:formula="of:=IF([.L411]=&quot;-&quot;;&quot;NULL&quot;;VALUE(MID([.L411];1;LEN([.L411])-1)))" office:value-type="float" office:value="20.19" calcext:value-type="float">
            <text:p>20.19</text:p>
          </table:table-cell>
          <table:table-cell table:formula="of:=IF([.M411]=&quot;-&quot;;&quot;NULL&quot;;VALUE(MID([.M411];1;LEN([.M411])-1)))" office:value-type="float" office:value="22.45" calcext:value-type="float">
            <text:p>22.45</text:p>
          </table:table-cell>
          <table:table-cell table:formula="of:=IF([.N411]=&quot;-&quot;;&quot;NULL&quot;;VALUE(MID([.N411];1;LEN([.N411])-1)))" office:value-type="float" office:value="208.75" calcext:value-type="float">
            <text:p>208.75</text:p>
          </table:table-cell>
          <table:table-cell table:formula="of:=&quot;( &quot; &amp; (ROW()-1) &amp; &quot;, '&quot; &amp; [.A411] &amp; &quot;',&quot; &amp; [.B411] &amp; &quot;,&quot; &amp; [.C411] &amp; &quot;,&quot; &amp; [.D411] &amp; &quot;,&quot; &amp; [.E411] &amp; &quot;,&quot; &amp; [.R411] &amp; &quot;,&quot; &amp; [.S411] &amp; &quot;,'2014/09/19',&quot; &amp; [.T411] &amp; &quot;,&quot; &amp; [.U411] &amp; &quot;,&quot; &amp; [.V411] &amp; &quot;,&quot; &amp; [.W411] &amp; &quot;,&quot; &amp; [.X411] &amp; &quot;,&quot; &amp; [.Y411] &amp; &quot;,'&quot; &amp; [.O411] &amp; &quot;','&quot; &amp; [.P411] &amp; &quot;','&quot; &amp; [.Q411] &amp; &quot;'),&quot;" office:value-type="string" office:string-value="( 410, 'Sherwin-Williams',220.54,221.27,219.9,0.68,0.31,649950,'2014/09/19',0.31,2.32,1.51,20.19,22.45,208.75,'Strong Buy','Strong Buy','Strong Buy')," calcext:value-type="string">
            <text:p>( 410, 'Sherwin-Williams',220.54,221.27,219.9,0.68,0.31,649950,'2014/09/19',0.31,2.32,1.51,20.19,22.45,208.7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igma-aldrich" xlink:type="simple">Sigma-Aldrich</text:a></text:p>
          </table:table-cell>
          <table:table-cell office:value-type="float" office:value="102.37" calcext:value-type="float">
            <text:p>102.37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2.26" calcext:value-type="float">
            <text:p>102.26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1.0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-1.44%</text:p>
          </table:table-cell>
          <table:table-cell office:value-type="string" calcext:value-type="string">
            <text:p>8.89%</text:p>
          </table:table-cell>
          <table:table-cell office:value-type="string" calcext:value-type="string">
            <text:p>19.13%</text:p>
          </table:table-cell>
          <table:table-cell office:value-type="string" calcext:value-type="string">
            <text:p>64.7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12];1;LEN([.F412])-1))" office:value-type="float" office:value="-0.9" calcext:value-type="float">
            <text:p>-0.9</text:p>
          </table:table-cell>
          <table:table-cell table:formula="of:=VALUE(SUBSTITUTE(SUBSTITUTE(SUBSTITUTE([.G412];&quot;M&quot;;&quot;0000&quot;);&quot;K&quot;;&quot;0&quot;);&quot;.&quot;;&quot;&quot;))" office:value-type="float" office:value="1000000" calcext:value-type="float">
            <text:p>1000000</text:p>
          </table:table-cell>
          <table:table-cell table:formula="of:=IF([.I412]=&quot;-&quot;;&quot;NULL&quot;;VALUE(MID([.I412];1;LEN([.I412])-1)))" office:value-type="float" office:value="-0.9" calcext:value-type="float">
            <text:p>-0.9</text:p>
          </table:table-cell>
          <table:table-cell table:formula="of:=IF([.J412]=&quot;-&quot;;&quot;NULL&quot;;VALUE(MID([.J412];1;LEN([.J412])-1)))" office:value-type="float" office:value="0.32" calcext:value-type="float">
            <text:p>0.32</text:p>
          </table:table-cell>
          <table:table-cell table:formula="of:=IF([.K412]=&quot;-&quot;;&quot;NULL&quot;;VALUE(MID([.K412];1;LEN([.K412])-1)))" office:value-type="float" office:value="-1.44" calcext:value-type="float">
            <text:p>-1.44</text:p>
          </table:table-cell>
          <table:table-cell table:formula="of:=IF([.L412]=&quot;-&quot;;&quot;NULL&quot;;VALUE(MID([.L412];1;LEN([.L412])-1)))" office:value-type="float" office:value="8.89" calcext:value-type="float">
            <text:p>8.89</text:p>
          </table:table-cell>
          <table:table-cell table:formula="of:=IF([.M412]=&quot;-&quot;;&quot;NULL&quot;;VALUE(MID([.M412];1;LEN([.M412])-1)))" office:value-type="float" office:value="19.13" calcext:value-type="float">
            <text:p>19.13</text:p>
          </table:table-cell>
          <table:table-cell table:formula="of:=IF([.N412]=&quot;-&quot;;&quot;NULL&quot;;VALUE(MID([.N412];1;LEN([.N412])-1)))" office:value-type="float" office:value="64.74" calcext:value-type="float">
            <text:p>64.74</text:p>
          </table:table-cell>
          <table:table-cell table:formula="of:=&quot;( &quot; &amp; (ROW()-1) &amp; &quot;, '&quot; &amp; [.A412] &amp; &quot;',&quot; &amp; [.B412] &amp; &quot;,&quot; &amp; [.C412] &amp; &quot;,&quot; &amp; [.D412] &amp; &quot;,&quot; &amp; [.E412] &amp; &quot;,&quot; &amp; [.R412] &amp; &quot;,&quot; &amp; [.S412] &amp; &quot;,'2014/09/19',&quot; &amp; [.T412] &amp; &quot;,&quot; &amp; [.U412] &amp; &quot;,&quot; &amp; [.V412] &amp; &quot;,&quot; &amp; [.W412] &amp; &quot;,&quot; &amp; [.X412] &amp; &quot;,&quot; &amp; [.Y412] &amp; &quot;,'&quot; &amp; [.O412] &amp; &quot;','&quot; &amp; [.P412] &amp; &quot;','&quot; &amp; [.Q412] &amp; &quot;'),&quot;" office:value-type="string" office:string-value="( 411, 'Sigma-Aldrich',102.37,103.82,102.26,-0.93,-0.9,1000000,'2014/09/19',-0.9,0.32,-1.44,8.89,19.13,64.74,'Strong Sell','Strong Sell','Strong Buy')," calcext:value-type="string">
            <text:p>( 411, 'Sigma-Aldrich',102.37,103.82,102.26,-0.93,-0.9,1000000,'2014/09/19',-0.9,0.32,-1.44,8.89,19.13,64.74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imon-prop-grp" xlink:type="simple">Simon Property</text:a></text:p>
          </table:table-cell>
          <table:table-cell office:value-type="float" office:value="165.74" calcext:value-type="float">
            <text:p>165.74</text:p>
          </table:table-cell>
          <table:table-cell office:value-type="float" office:value="166.92" calcext:value-type="float">
            <text:p>166.92</text:p>
          </table:table-cell>
          <table:table-cell office:value-type="float" office:value="165.58" calcext:value-type="float">
            <text:p>165.5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8.92%</text:p>
          </table:table-cell>
          <table:table-cell office:value-type="string" calcext:value-type="string">
            <text:p>9.76%</text:p>
          </table:table-cell>
          <table:table-cell office:value-type="string" calcext:value-type="string">
            <text:p>47.32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13];1;LEN([.F413])-1))" office:value-type="float" office:value="-0.17" calcext:value-type="float">
            <text:p>-0.17</text:p>
          </table:table-cell>
          <table:table-cell table:formula="of:=VALUE(SUBSTITUTE(SUBSTITUTE(SUBSTITUTE([.G413];&quot;M&quot;;&quot;0000&quot;);&quot;K&quot;;&quot;0&quot;);&quot;.&quot;;&quot;&quot;))" office:value-type="float" office:value="2070000" calcext:value-type="float">
            <text:p>2070000</text:p>
          </table:table-cell>
          <table:table-cell table:formula="of:=IF([.I413]=&quot;-&quot;;&quot;NULL&quot;;VALUE(MID([.I413];1;LEN([.I413])-1)))" office:value-type="float" office:value="-0.17" calcext:value-type="float">
            <text:p>-0.17</text:p>
          </table:table-cell>
          <table:table-cell table:formula="of:=IF([.J413]=&quot;-&quot;;&quot;NULL&quot;;VALUE(MID([.J413];1;LEN([.J413])-1)))" office:value-type="float" office:value="0.15" calcext:value-type="float">
            <text:p>0.15</text:p>
          </table:table-cell>
          <table:table-cell table:formula="of:=IF([.K413]=&quot;-&quot;;&quot;NULL&quot;;VALUE(MID([.K413];1;LEN([.K413])-1)))" office:value-type="float" office:value="-2.77" calcext:value-type="float">
            <text:p>-2.77</text:p>
          </table:table-cell>
          <table:table-cell table:formula="of:=IF([.L413]=&quot;-&quot;;&quot;NULL&quot;;VALUE(MID([.L413];1;LEN([.L413])-1)))" office:value-type="float" office:value="8.92" calcext:value-type="float">
            <text:p>8.92</text:p>
          </table:table-cell>
          <table:table-cell table:formula="of:=IF([.M413]=&quot;-&quot;;&quot;NULL&quot;;VALUE(MID([.M413];1;LEN([.M413])-1)))" office:value-type="float" office:value="9.76" calcext:value-type="float">
            <text:p>9.76</text:p>
          </table:table-cell>
          <table:table-cell table:formula="of:=IF([.N413]=&quot;-&quot;;&quot;NULL&quot;;VALUE(MID([.N413];1;LEN([.N413])-1)))" office:value-type="float" office:value="47.32" calcext:value-type="float">
            <text:p>47.32</text:p>
          </table:table-cell>
          <table:table-cell table:formula="of:=&quot;( &quot; &amp; (ROW()-1) &amp; &quot;, '&quot; &amp; [.A413] &amp; &quot;',&quot; &amp; [.B413] &amp; &quot;,&quot; &amp; [.C413] &amp; &quot;,&quot; &amp; [.D413] &amp; &quot;,&quot; &amp; [.E413] &amp; &quot;,&quot; &amp; [.R413] &amp; &quot;,&quot; &amp; [.S413] &amp; &quot;,'2014/09/19',&quot; &amp; [.T413] &amp; &quot;,&quot; &amp; [.U413] &amp; &quot;,&quot; &amp; [.V413] &amp; &quot;,&quot; &amp; [.W413] &amp; &quot;,&quot; &amp; [.X413] &amp; &quot;,&quot; &amp; [.Y413] &amp; &quot;,'&quot; &amp; [.O413] &amp; &quot;','&quot; &amp; [.P413] &amp; &quot;','&quot; &amp; [.Q413] &amp; &quot;'),&quot;" office:value-type="string" office:string-value="( 412, 'Simon Property',165.74,166.92,165.58,-0.28,-0.17,2070000,'2014/09/19',-0.17,0.15,-2.77,8.92,9.76,47.32,'Strong Sell','Strong Sell','Strong Buy')," calcext:value-type="string">
            <text:p>( 412, 'Simon Property',165.74,166.92,165.58,-0.28,-0.17,2070000,'2014/09/19',-0.17,0.15,-2.77,8.92,9.76,47.32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napon-inc" xlink:type="simple">Snap-On</text:a>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6.22" calcext:value-type="float">
            <text:p>126.22</text:p>
          </table:table-cell>
          <table:table-cell office:value-type="float" office:value="123.61" calcext:value-type="float">
            <text:p>123.61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-1.18%</text:p>
          </table:table-cell>
          <table:table-cell office:value-type="string" calcext:value-type="string">
            <text:p>533.34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8%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13.08%</text:p>
          </table:table-cell>
          <table:table-cell office:value-type="string" calcext:value-type="string">
            <text:p>22.82%</text:p>
          </table:table-cell>
          <table:table-cell office:value-type="string" calcext:value-type="string">
            <text:p>161.34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14];1;LEN([.F414])-1))" office:value-type="float" office:value="-1.18" calcext:value-type="float">
            <text:p>-1.18</text:p>
          </table:table-cell>
          <table:table-cell table:formula="of:=VALUE(SUBSTITUTE(SUBSTITUTE(SUBSTITUTE([.G414];&quot;M&quot;;&quot;0000&quot;);&quot;K&quot;;&quot;0&quot;);&quot;.&quot;;&quot;&quot;))" office:value-type="float" office:value="533340" calcext:value-type="float">
            <text:p>533340</text:p>
          </table:table-cell>
          <table:table-cell table:formula="of:=IF([.I414]=&quot;-&quot;;&quot;NULL&quot;;VALUE(MID([.I414];1;LEN([.I414])-1)))" office:value-type="float" office:value="-1.18" calcext:value-type="float">
            <text:p>-1.18</text:p>
          </table:table-cell>
          <table:table-cell table:formula="of:=IF([.J414]=&quot;-&quot;;&quot;NULL&quot;;VALUE(MID([.J414];1;LEN([.J414])-1)))" office:value-type="float" office:value="-1.5" calcext:value-type="float">
            <text:p>-1.5</text:p>
          </table:table-cell>
          <table:table-cell table:formula="of:=IF([.K414]=&quot;-&quot;;&quot;NULL&quot;;VALUE(MID([.K414];1;LEN([.K414])-1)))" office:value-type="float" office:value="-1.71" calcext:value-type="float">
            <text:p>-1.71</text:p>
          </table:table-cell>
          <table:table-cell table:formula="of:=IF([.L414]=&quot;-&quot;;&quot;NULL&quot;;VALUE(MID([.L414];1;LEN([.L414])-1)))" office:value-type="float" office:value="13.08" calcext:value-type="float">
            <text:p>13.08</text:p>
          </table:table-cell>
          <table:table-cell table:formula="of:=IF([.M414]=&quot;-&quot;;&quot;NULL&quot;;VALUE(MID([.M414];1;LEN([.M414])-1)))" office:value-type="float" office:value="22.82" calcext:value-type="float">
            <text:p>22.82</text:p>
          </table:table-cell>
          <table:table-cell table:formula="of:=IF([.N414]=&quot;-&quot;;&quot;NULL&quot;;VALUE(MID([.N414];1;LEN([.N414])-1)))" office:value-type="float" office:value="161.34" calcext:value-type="float">
            <text:p>161.34</text:p>
          </table:table-cell>
          <table:table-cell table:formula="of:=&quot;( &quot; &amp; (ROW()-1) &amp; &quot;, '&quot; &amp; [.A414] &amp; &quot;',&quot; &amp; [.B414] &amp; &quot;,&quot; &amp; [.C414] &amp; &quot;,&quot; &amp; [.D414] &amp; &quot;,&quot; &amp; [.E414] &amp; &quot;,&quot; &amp; [.R414] &amp; &quot;,&quot; &amp; [.S414] &amp; &quot;,'2014/09/19',&quot; &amp; [.T414] &amp; &quot;,&quot; &amp; [.U414] &amp; &quot;,&quot; &amp; [.V414] &amp; &quot;,&quot; &amp; [.W414] &amp; &quot;,&quot; &amp; [.X414] &amp; &quot;,&quot; &amp; [.Y414] &amp; &quot;,'&quot; &amp; [.O414] &amp; &quot;','&quot; &amp; [.P414] &amp; &quot;','&quot; &amp; [.Q414] &amp; &quot;'),&quot;" office:value-type="string" office:string-value="( 413, 'Snap-On',123.85,126.22,123.61,-1.48,-1.18,533340,'2014/09/19',-1.18,-1.5,-1.71,13.08,22.82,161.34,'Strong Sell','Neutral','Strong Buy')," calcext:value-type="string">
            <text:p>( 413, 'Snap-On',123.85,126.22,123.61,-1.48,-1.18,533340,'2014/09/19',-1.18,-1.5,-1.71,13.08,22.82,161.34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outhern-co" xlink:type="simple">Southern</text:a></text:p>
          </table:table-cell>
          <table:table-cell office:value-type="float" office:value="43.69" calcext:value-type="float">
            <text:p>43.69</text:p>
          </table:table-cell>
          <table:table-cell office:value-type="float" office:value="43.77" calcext:value-type="float">
            <text:p>43.77</text:p>
          </table:table-cell>
          <table:table-cell office:value-type="float" office:value="43.35" calcext:value-type="float">
            <text:p>43.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+0.95%</text:p>
          </table:table-cell>
          <table:table-cell office:value-type="string" calcext:value-type="string">
            <text:p>5.2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5%</text:p>
          </table:table-cell>
          <table:table-cell office:value-type="string" calcext:value-type="string">
            <text:p>0.76%</text:p>
          </table:table-cell>
          <table:table-cell office:value-type="string" calcext:value-type="string">
            <text:p>-0.46%</text:p>
          </table:table-cell>
          <table:table-cell office:value-type="string" calcext:value-type="string">
            <text:p>6.28%</text:p>
          </table:table-cell>
          <table:table-cell office:value-type="string" calcext:value-type="string">
            <text:p>4.57%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415];1;LEN([.F415])-1))" office:value-type="float" office:value="0.95" calcext:value-type="float">
            <text:p>0.95</text:p>
          </table:table-cell>
          <table:table-cell table:formula="of:=VALUE(SUBSTITUTE(SUBSTITUTE(SUBSTITUTE([.G415];&quot;M&quot;;&quot;0000&quot;);&quot;K&quot;;&quot;0&quot;);&quot;.&quot;;&quot;&quot;))" office:value-type="float" office:value="5220000" calcext:value-type="float">
            <text:p>5220000</text:p>
          </table:table-cell>
          <table:table-cell table:formula="of:=IF([.I415]=&quot;-&quot;;&quot;NULL&quot;;VALUE(MID([.I415];1;LEN([.I415])-1)))" office:value-type="float" office:value="0.95" calcext:value-type="float">
            <text:p>0.95</text:p>
          </table:table-cell>
          <table:table-cell table:formula="of:=IF([.J415]=&quot;-&quot;;&quot;NULL&quot;;VALUE(MID([.J415];1;LEN([.J415])-1)))" office:value-type="float" office:value="0.76" calcext:value-type="float">
            <text:p>0.76</text:p>
          </table:table-cell>
          <table:table-cell table:formula="of:=IF([.K415]=&quot;-&quot;;&quot;NULL&quot;;VALUE(MID([.K415];1;LEN([.K415])-1)))" office:value-type="float" office:value="-0.46" calcext:value-type="float">
            <text:p>-0.46</text:p>
          </table:table-cell>
          <table:table-cell table:formula="of:=IF([.L415]=&quot;-&quot;;&quot;NULL&quot;;VALUE(MID([.L415];1;LEN([.L415])-1)))" office:value-type="float" office:value="6.28" calcext:value-type="float">
            <text:p>6.28</text:p>
          </table:table-cell>
          <table:table-cell table:formula="of:=IF([.M415]=&quot;-&quot;;&quot;NULL&quot;;VALUE(MID([.M415];1;LEN([.M415])-1)))" office:value-type="float" office:value="4.57" calcext:value-type="float">
            <text:p>4.57</text:p>
          </table:table-cell>
          <table:table-cell table:formula="of:=IF([.N415]=&quot;-&quot;;&quot;NULL&quot;;VALUE(MID([.N415];1;LEN([.N415])-1)))" office:value-type="float" office:value="2.75" calcext:value-type="float">
            <text:p>2.75</text:p>
          </table:table-cell>
          <table:table-cell table:formula="of:=&quot;( &quot; &amp; (ROW()-1) &amp; &quot;, '&quot; &amp; [.A415] &amp; &quot;',&quot; &amp; [.B415] &amp; &quot;,&quot; &amp; [.C415] &amp; &quot;,&quot; &amp; [.D415] &amp; &quot;,&quot; &amp; [.E415] &amp; &quot;,&quot; &amp; [.R415] &amp; &quot;,&quot; &amp; [.S415] &amp; &quot;,'2014/09/19',&quot; &amp; [.T415] &amp; &quot;,&quot; &amp; [.U415] &amp; &quot;,&quot; &amp; [.V415] &amp; &quot;,&quot; &amp; [.W415] &amp; &quot;,&quot; &amp; [.X415] &amp; &quot;,&quot; &amp; [.Y415] &amp; &quot;,'&quot; &amp; [.O415] &amp; &quot;','&quot; &amp; [.P415] &amp; &quot;','&quot; &amp; [.Q415] &amp; &quot;'),&quot;" office:value-type="string" office:string-value="( 414, 'Southern',43.69,43.77,43.35,0.41,0.95,5220000,'2014/09/19',0.95,0.76,-0.46,6.28,4.57,2.75,'Strong Buy','Strong Sell','Buy')," calcext:value-type="string">
            <text:p>( 414, 'Southern',43.69,43.77,43.35,0.41,0.95,5220000,'2014/09/19',0.95,0.76,-0.46,6.28,4.57,2.75,'Strong Buy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h-west-airlines" xlink:type="simple">Southwest Airlines</text:a></text:p>
          </table:table-cell>
          <table:table-cell office:value-type="float" office:value="34.56" calcext:value-type="float">
            <text:p>34.56</text:p>
          </table:table-cell>
          <table:table-cell office:value-type="float" office:value="35.49" calcext:value-type="float">
            <text:p>35.49</text:p>
          </table:table-cell>
          <table:table-cell office:value-type="float" office:value="34.56" calcext:value-type="float">
            <text:p>34.56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16.6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2.04%</text:p>
          </table:table-cell>
          <table:table-cell office:value-type="string" calcext:value-type="string">
            <text:p>10.63%</text:p>
          </table:table-cell>
          <table:table-cell office:value-type="string" calcext:value-type="string">
            <text:p>83.44%</text:p>
          </table:table-cell>
          <table:table-cell office:value-type="string" calcext:value-type="string">
            <text:p>139.83%</text:p>
          </table:table-cell>
          <table:table-cell office:value-type="string" calcext:value-type="string">
            <text:p>316.39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16];1;LEN([.F416])-1))" office:value-type="float" office:value="-1.9" calcext:value-type="float">
            <text:p>-1.9</text:p>
          </table:table-cell>
          <table:table-cell table:formula="of:=VALUE(SUBSTITUTE(SUBSTITUTE(SUBSTITUTE([.G416];&quot;M&quot;;&quot;0000&quot;);&quot;K&quot;;&quot;0&quot;);&quot;.&quot;;&quot;&quot;))" office:value-type="float" office:value="16640000" calcext:value-type="float">
            <text:p>16640000</text:p>
          </table:table-cell>
          <table:table-cell table:formula="of:=IF([.I416]=&quot;-&quot;;&quot;NULL&quot;;VALUE(MID([.I416];1;LEN([.I416])-1)))" office:value-type="float" office:value="-1.9" calcext:value-type="float">
            <text:p>-1.9</text:p>
          </table:table-cell>
          <table:table-cell table:formula="of:=IF([.J416]=&quot;-&quot;;&quot;NULL&quot;;VALUE(MID([.J416];1;LEN([.J416])-1)))" office:value-type="float" office:value="2.04" calcext:value-type="float">
            <text:p>2.04</text:p>
          </table:table-cell>
          <table:table-cell table:formula="of:=IF([.K416]=&quot;-&quot;;&quot;NULL&quot;;VALUE(MID([.K416];1;LEN([.K416])-1)))" office:value-type="float" office:value="10.63" calcext:value-type="float">
            <text:p>10.63</text:p>
          </table:table-cell>
          <table:table-cell table:formula="of:=IF([.L416]=&quot;-&quot;;&quot;NULL&quot;;VALUE(MID([.L416];1;LEN([.L416])-1)))" office:value-type="float" office:value="83.44" calcext:value-type="float">
            <text:p>83.44</text:p>
          </table:table-cell>
          <table:table-cell table:formula="of:=IF([.M416]=&quot;-&quot;;&quot;NULL&quot;;VALUE(MID([.M416];1;LEN([.M416])-1)))" office:value-type="float" office:value="139.83" calcext:value-type="float">
            <text:p>139.83</text:p>
          </table:table-cell>
          <table:table-cell table:formula="of:=IF([.N416]=&quot;-&quot;;&quot;NULL&quot;;VALUE(MID([.N416];1;LEN([.N416])-1)))" office:value-type="float" office:value="316.39" calcext:value-type="float">
            <text:p>316.39</text:p>
          </table:table-cell>
          <table:table-cell table:formula="of:=&quot;( &quot; &amp; (ROW()-1) &amp; &quot;, '&quot; &amp; [.A416] &amp; &quot;',&quot; &amp; [.B416] &amp; &quot;,&quot; &amp; [.C416] &amp; &quot;,&quot; &amp; [.D416] &amp; &quot;,&quot; &amp; [.E416] &amp; &quot;,&quot; &amp; [.R416] &amp; &quot;,&quot; &amp; [.S416] &amp; &quot;,'2014/09/19',&quot; &amp; [.T416] &amp; &quot;,&quot; &amp; [.U416] &amp; &quot;,&quot; &amp; [.V416] &amp; &quot;,&quot; &amp; [.W416] &amp; &quot;,&quot; &amp; [.X416] &amp; &quot;,&quot; &amp; [.Y416] &amp; &quot;,'&quot; &amp; [.O416] &amp; &quot;','&quot; &amp; [.P416] &amp; &quot;','&quot; &amp; [.Q416] &amp; &quot;'),&quot;" office:value-type="string" office:string-value="( 415, 'Southwest Airlines',34.56,35.49,34.56,-0.67,-1.9,16640000,'2014/09/19',-1.9,2.04,10.63,83.44,139.83,316.39,'Sell','Strong Buy','Strong Buy')," calcext:value-type="string">
            <text:p>( 415, 'Southwest Airlines',34.56,35.49,34.56,-0.67,-1.9,16640000,'2014/09/19',-1.9,2.04,10.63,83.44,139.83,316.39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outhwestern-energy-company" xlink:type="simple">Southwestern Energy</text:a></text:p>
          </table:table-cell>
          <table:table-cell office:value-type="float" office:value="36.54" calcext:value-type="float">
            <text:p>36.54</text:p>
          </table:table-cell>
          <table:table-cell office:value-type="float" office:value="37.36" calcext:value-type="float">
            <text:p>37.36</text:p>
          </table:table-cell>
          <table:table-cell office:value-type="float" office:value="36.52" calcext:value-type="float">
            <text:p>36.52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4.1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-2.53%</text:p>
          </table:table-cell>
          <table:table-cell office:value-type="string" calcext:value-type="string">
            <text:p>-8.49%</text:p>
          </table:table-cell>
          <table:table-cell office:value-type="string" calcext:value-type="string">
            <text:p>-7.09%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-4.42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417];1;LEN([.F417])-1))" office:value-type="float" office:value="-1.8" calcext:value-type="float">
            <text:p>-1.8</text:p>
          </table:table-cell>
          <table:table-cell table:formula="of:=VALUE(SUBSTITUTE(SUBSTITUTE(SUBSTITUTE([.G417];&quot;M&quot;;&quot;0000&quot;);&quot;K&quot;;&quot;0&quot;);&quot;.&quot;;&quot;&quot;))" office:value-type="float" office:value="4150000" calcext:value-type="float">
            <text:p>4150000</text:p>
          </table:table-cell>
          <table:table-cell table:formula="of:=IF([.I417]=&quot;-&quot;;&quot;NULL&quot;;VALUE(MID([.I417];1;LEN([.I417])-1)))" office:value-type="float" office:value="-1.8" calcext:value-type="float">
            <text:p>-1.8</text:p>
          </table:table-cell>
          <table:table-cell table:formula="of:=IF([.J417]=&quot;-&quot;;&quot;NULL&quot;;VALUE(MID([.J417];1;LEN([.J417])-1)))" office:value-type="float" office:value="-2.53" calcext:value-type="float">
            <text:p>-2.53</text:p>
          </table:table-cell>
          <table:table-cell table:formula="of:=IF([.K417]=&quot;-&quot;;&quot;NULL&quot;;VALUE(MID([.K417];1;LEN([.K417])-1)))" office:value-type="float" office:value="-8.49" calcext:value-type="float">
            <text:p>-8.49</text:p>
          </table:table-cell>
          <table:table-cell table:formula="of:=IF([.L417]=&quot;-&quot;;&quot;NULL&quot;;VALUE(MID([.L417];1;LEN([.L417])-1)))" office:value-type="float" office:value="-7.09" calcext:value-type="float">
            <text:p>-7.09</text:p>
          </table:table-cell>
          <table:table-cell table:formula="of:=IF([.M417]=&quot;-&quot;;&quot;NULL&quot;;VALUE(MID([.M417];1;LEN([.M417])-1)))" office:value-type="float" office:value="-1.4" calcext:value-type="float">
            <text:p>-1.4</text:p>
          </table:table-cell>
          <table:table-cell table:formula="of:=IF([.N417]=&quot;-&quot;;&quot;NULL&quot;;VALUE(MID([.N417];1;LEN([.N417])-1)))" office:value-type="float" office:value="-4.42" calcext:value-type="float">
            <text:p>-4.42</text:p>
          </table:table-cell>
          <table:table-cell table:formula="of:=&quot;( &quot; &amp; (ROW()-1) &amp; &quot;, '&quot; &amp; [.A417] &amp; &quot;',&quot; &amp; [.B417] &amp; &quot;,&quot; &amp; [.C417] &amp; &quot;,&quot; &amp; [.D417] &amp; &quot;,&quot; &amp; [.E417] &amp; &quot;,&quot; &amp; [.R417] &amp; &quot;,&quot; &amp; [.S417] &amp; &quot;,'2014/09/19',&quot; &amp; [.T417] &amp; &quot;,&quot; &amp; [.U417] &amp; &quot;,&quot; &amp; [.V417] &amp; &quot;,&quot; &amp; [.W417] &amp; &quot;,&quot; &amp; [.X417] &amp; &quot;,&quot; &amp; [.Y417] &amp; &quot;,'&quot; &amp; [.O417] &amp; &quot;','&quot; &amp; [.P417] &amp; &quot;','&quot; &amp; [.Q417] &amp; &quot;'),&quot;" office:value-type="string" office:string-value="( 416, 'Southwestern Energy',36.54,37.36,36.52,-0.67,-1.8,4150000,'2014/09/19',-1.8,-2.53,-8.49,-7.09,-1.4,-4.42,'Strong Sell','Strong Sell','Strong Sell')," calcext:value-type="string">
            <text:p>( 416, 'Southwestern Energy',36.54,37.36,36.52,-0.67,-1.8,4150000,'2014/09/19',-1.8,-2.53,-8.49,-7.09,-1.4,-4.42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spectra-energy" xlink:type="simple">Spectra Energy</text:a></text:p>
          </table:table-cell>
          <table:table-cell office:value-type="float" office:value="40.44" calcext:value-type="float">
            <text:p>40.44</text:p>
          </table:table-cell>
          <table:table-cell office:value-type="float" office:value="40.58" calcext:value-type="float">
            <text:p>40.58</text:p>
          </table:table-cell>
          <table:table-cell office:value-type="float" office:value="40.28" calcext:value-type="float">
            <text:p>40.2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0.40%</text:p>
          </table:table-cell>
          <table:table-cell office:value-type="string" calcext:value-type="string">
            <text:p>3.4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-1.22%</text:p>
          </table:table-cell>
          <table:table-cell office:value-type="string" calcext:value-type="string">
            <text:p>13.53%</text:p>
          </table:table-cell>
          <table:table-cell office:value-type="string" calcext:value-type="string">
            <text:p>18.73%</text:p>
          </table:table-cell>
          <table:table-cell office:value-type="string" calcext:value-type="string">
            <text:p>61.05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18];1;LEN([.F418])-1))" office:value-type="float" office:value="0.4" calcext:value-type="float">
            <text:p>0.4</text:p>
          </table:table-cell>
          <table:table-cell table:formula="of:=VALUE(SUBSTITUTE(SUBSTITUTE(SUBSTITUTE([.G418];&quot;M&quot;;&quot;0000&quot;);&quot;K&quot;;&quot;0&quot;);&quot;.&quot;;&quot;&quot;))" office:value-type="float" office:value="3470000" calcext:value-type="float">
            <text:p>3470000</text:p>
          </table:table-cell>
          <table:table-cell table:formula="of:=IF([.I418]=&quot;-&quot;;&quot;NULL&quot;;VALUE(MID([.I418];1;LEN([.I418])-1)))" office:value-type="float" office:value="0.4" calcext:value-type="float">
            <text:p>0.4</text:p>
          </table:table-cell>
          <table:table-cell table:formula="of:=IF([.J418]=&quot;-&quot;;&quot;NULL&quot;;VALUE(MID([.J418];1;LEN([.J418])-1)))" office:value-type="float" office:value="1.51" calcext:value-type="float">
            <text:p>1.51</text:p>
          </table:table-cell>
          <table:table-cell table:formula="of:=IF([.K418]=&quot;-&quot;;&quot;NULL&quot;;VALUE(MID([.K418];1;LEN([.K418])-1)))" office:value-type="float" office:value="-1.22" calcext:value-type="float">
            <text:p>-1.22</text:p>
          </table:table-cell>
          <table:table-cell table:formula="of:=IF([.L418]=&quot;-&quot;;&quot;NULL&quot;;VALUE(MID([.L418];1;LEN([.L418])-1)))" office:value-type="float" office:value="13.53" calcext:value-type="float">
            <text:p>13.53</text:p>
          </table:table-cell>
          <table:table-cell table:formula="of:=IF([.M418]=&quot;-&quot;;&quot;NULL&quot;;VALUE(MID([.M418];1;LEN([.M418])-1)))" office:value-type="float" office:value="18.73" calcext:value-type="float">
            <text:p>18.73</text:p>
          </table:table-cell>
          <table:table-cell table:formula="of:=IF([.N418]=&quot;-&quot;;&quot;NULL&quot;;VALUE(MID([.N418];1;LEN([.N418])-1)))" office:value-type="float" office:value="61.05" calcext:value-type="float">
            <text:p>61.05</text:p>
          </table:table-cell>
          <table:table-cell table:formula="of:=&quot;( &quot; &amp; (ROW()-1) &amp; &quot;, '&quot; &amp; [.A418] &amp; &quot;',&quot; &amp; [.B418] &amp; &quot;,&quot; &amp; [.C418] &amp; &quot;,&quot; &amp; [.D418] &amp; &quot;,&quot; &amp; [.E418] &amp; &quot;,&quot; &amp; [.R418] &amp; &quot;,&quot; &amp; [.S418] &amp; &quot;,'2014/09/19',&quot; &amp; [.T418] &amp; &quot;,&quot; &amp; [.U418] &amp; &quot;,&quot; &amp; [.V418] &amp; &quot;,&quot; &amp; [.W418] &amp; &quot;,&quot; &amp; [.X418] &amp; &quot;,&quot; &amp; [.Y418] &amp; &quot;,'&quot; &amp; [.O418] &amp; &quot;','&quot; &amp; [.P418] &amp; &quot;','&quot; &amp; [.Q418] &amp; &quot;'),&quot;" office:value-type="string" office:string-value="( 417, 'Spectra Energy',40.44,40.58,40.28,0.16,0.4,3470000,'2014/09/19',0.4,1.51,-1.22,13.53,18.73,61.05,'Neutral','Strong Sell','Strong Buy')," calcext:value-type="string">
            <text:p>( 417, 'Spectra Energy',40.44,40.58,40.28,0.16,0.4,3470000,'2014/09/19',0.4,1.51,-1.22,13.53,18.73,61.05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-jude-medical" xlink:type="simple">St Jude Medical</text:a></text:p>
          </table:table-cell>
          <table:table-cell office:value-type="float" office:value="62.24" calcext:value-type="float">
            <text:p>62.24</text:p>
          </table:table-cell>
          <table:table-cell office:value-type="float" office:value="63.88" calcext:value-type="float">
            <text:p>63.88</text:p>
          </table:table-cell>
          <table:table-cell office:value-type="float" office:value="62.19" calcext:value-type="float">
            <text:p>62.19</text:p>
          </table:table-cell>
          <table:table-cell office:value-type="float" office:value="-1.22" calcext:value-type="float">
            <text:p>-1.22</text:p>
          </table:table-cell>
          <table:table-cell office:value-type="string" calcext:value-type="string">
            <text:p>-1.92%</text:p>
          </table:table-cell>
          <table:table-cell office:value-type="string" calcext:value-type="string">
            <text:p>1.9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92%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-3.58%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15.97%</text:p>
          </table:table-cell>
          <table:table-cell office:value-type="string" calcext:value-type="string">
            <text:p>51.3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19];1;LEN([.F419])-1))" office:value-type="float" office:value="-1.92" calcext:value-type="float">
            <text:p>-1.92</text:p>
          </table:table-cell>
          <table:table-cell table:formula="of:=VALUE(SUBSTITUTE(SUBSTITUTE(SUBSTITUTE([.G419];&quot;M&quot;;&quot;0000&quot;);&quot;K&quot;;&quot;0&quot;);&quot;.&quot;;&quot;&quot;))" office:value-type="float" office:value="1980000" calcext:value-type="float">
            <text:p>1980000</text:p>
          </table:table-cell>
          <table:table-cell table:formula="of:=IF([.I419]=&quot;-&quot;;&quot;NULL&quot;;VALUE(MID([.I419];1;LEN([.I419])-1)))" office:value-type="float" office:value="-1.92" calcext:value-type="float">
            <text:p>-1.92</text:p>
          </table:table-cell>
          <table:table-cell table:formula="of:=IF([.J419]=&quot;-&quot;;&quot;NULL&quot;;VALUE(MID([.J419];1;LEN([.J419])-1)))" office:value-type="float" office:value="-1.33" calcext:value-type="float">
            <text:p>-1.33</text:p>
          </table:table-cell>
          <table:table-cell table:formula="of:=IF([.K419]=&quot;-&quot;;&quot;NULL&quot;;VALUE(MID([.K419];1;LEN([.K419])-1)))" office:value-type="float" office:value="-3.58" calcext:value-type="float">
            <text:p>-3.58</text:p>
          </table:table-cell>
          <table:table-cell table:formula="of:=IF([.L419]=&quot;-&quot;;&quot;NULL&quot;;VALUE(MID([.L419];1;LEN([.L419])-1)))" office:value-type="float" office:value="0.47" calcext:value-type="float">
            <text:p>0.47</text:p>
          </table:table-cell>
          <table:table-cell table:formula="of:=IF([.M419]=&quot;-&quot;;&quot;NULL&quot;;VALUE(MID([.M419];1;LEN([.M419])-1)))" office:value-type="float" office:value="15.97" calcext:value-type="float">
            <text:p>15.97</text:p>
          </table:table-cell>
          <table:table-cell table:formula="of:=IF([.N419]=&quot;-&quot;;&quot;NULL&quot;;VALUE(MID([.N419];1;LEN([.N419])-1)))" office:value-type="float" office:value="51.36" calcext:value-type="float">
            <text:p>51.36</text:p>
          </table:table-cell>
          <table:table-cell table:formula="of:=&quot;( &quot; &amp; (ROW()-1) &amp; &quot;, '&quot; &amp; [.A419] &amp; &quot;',&quot; &amp; [.B419] &amp; &quot;,&quot; &amp; [.C419] &amp; &quot;,&quot; &amp; [.D419] &amp; &quot;,&quot; &amp; [.E419] &amp; &quot;,&quot; &amp; [.R419] &amp; &quot;,&quot; &amp; [.S419] &amp; &quot;,'2014/09/19',&quot; &amp; [.T419] &amp; &quot;,&quot; &amp; [.U419] &amp; &quot;,&quot; &amp; [.V419] &amp; &quot;,&quot; &amp; [.W419] &amp; &quot;,&quot; &amp; [.X419] &amp; &quot;,&quot; &amp; [.Y419] &amp; &quot;,'&quot; &amp; [.O419] &amp; &quot;','&quot; &amp; [.P419] &amp; &quot;','&quot; &amp; [.Q419] &amp; &quot;'),&quot;" office:value-type="string" office:string-value="( 418, 'St Jude Medical',62.24,63.88,62.19,-1.22,-1.92,1980000,'2014/09/19',-1.92,-1.33,-3.58,0.47,15.97,51.36,'Strong Sell','Strong Sell','Strong Buy')," calcext:value-type="string">
            <text:p>( 418, 'St Jude Medical',62.24,63.88,62.19,-1.22,-1.92,1980000,'2014/09/19',-1.92,-1.33,-3.58,0.47,15.97,51.3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anley-works" xlink:type="simple">Stanley Black&amp;Decker</text:a></text:p>
          </table:table-cell>
          <table:table-cell office:value-type="float" office:value="93.25" calcext:value-type="float">
            <text:p>93.25</text:p>
          </table:table-cell>
          <table:table-cell office:value-type="float" office:value="95.4" calcext:value-type="float">
            <text:p>95.4</text:p>
          </table:table-cell>
          <table:table-cell office:value-type="float" office:value="92.8" calcext:value-type="float">
            <text:p>92.8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2.5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2%</text:p>
          </table:table-cell>
          <table:table-cell office:value-type="string" calcext:value-type="string">
            <text:p>1.48%</text:p>
          </table:table-cell>
          <table:table-cell office:value-type="string" calcext:value-type="string">
            <text:p>1.85%</text:p>
          </table:table-cell>
          <table:table-cell office:value-type="string" calcext:value-type="string">
            <text:p>15.57%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83.17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20];1;LEN([.F420])-1))" office:value-type="float" office:value="-0.22" calcext:value-type="float">
            <text:p>-0.22</text:p>
          </table:table-cell>
          <table:table-cell table:formula="of:=VALUE(SUBSTITUTE(SUBSTITUTE(SUBSTITUTE([.G420];&quot;M&quot;;&quot;0000&quot;);&quot;K&quot;;&quot;0&quot;);&quot;.&quot;;&quot;&quot;))" office:value-type="float" office:value="2570000" calcext:value-type="float">
            <text:p>2570000</text:p>
          </table:table-cell>
          <table:table-cell table:formula="of:=IF([.I420]=&quot;-&quot;;&quot;NULL&quot;;VALUE(MID([.I420];1;LEN([.I420])-1)))" office:value-type="float" office:value="-0.22" calcext:value-type="float">
            <text:p>-0.22</text:p>
          </table:table-cell>
          <table:table-cell table:formula="of:=IF([.J420]=&quot;-&quot;;&quot;NULL&quot;;VALUE(MID([.J420];1;LEN([.J420])-1)))" office:value-type="float" office:value="1.48" calcext:value-type="float">
            <text:p>1.48</text:p>
          </table:table-cell>
          <table:table-cell table:formula="of:=IF([.K420]=&quot;-&quot;;&quot;NULL&quot;;VALUE(MID([.K420];1;LEN([.K420])-1)))" office:value-type="float" office:value="1.85" calcext:value-type="float">
            <text:p>1.85</text:p>
          </table:table-cell>
          <table:table-cell table:formula="of:=IF([.L420]=&quot;-&quot;;&quot;NULL&quot;;VALUE(MID([.L420];1;LEN([.L420])-1)))" office:value-type="float" office:value="15.57" calcext:value-type="float">
            <text:p>15.57</text:p>
          </table:table-cell>
          <table:table-cell table:formula="of:=IF([.M420]=&quot;-&quot;;&quot;NULL&quot;;VALUE(MID([.M420];1;LEN([.M420])-1)))" office:value-type="float" office:value="3.46" calcext:value-type="float">
            <text:p>3.46</text:p>
          </table:table-cell>
          <table:table-cell table:formula="of:=IF([.N420]=&quot;-&quot;;&quot;NULL&quot;;VALUE(MID([.N420];1;LEN([.N420])-1)))" office:value-type="float" office:value="83.17" calcext:value-type="float">
            <text:p>83.17</text:p>
          </table:table-cell>
          <table:table-cell table:formula="of:=&quot;( &quot; &amp; (ROW()-1) &amp; &quot;, '&quot; &amp; [.A420] &amp; &quot;',&quot; &amp; [.B420] &amp; &quot;,&quot; &amp; [.C420] &amp; &quot;,&quot; &amp; [.D420] &amp; &quot;,&quot; &amp; [.E420] &amp; &quot;,&quot; &amp; [.R420] &amp; &quot;,&quot; &amp; [.S420] &amp; &quot;,'2014/09/19',&quot; &amp; [.T420] &amp; &quot;,&quot; &amp; [.U420] &amp; &quot;,&quot; &amp; [.V420] &amp; &quot;,&quot; &amp; [.W420] &amp; &quot;,&quot; &amp; [.X420] &amp; &quot;,&quot; &amp; [.Y420] &amp; &quot;,'&quot; &amp; [.O420] &amp; &quot;','&quot; &amp; [.P420] &amp; &quot;','&quot; &amp; [.Q420] &amp; &quot;'),&quot;" office:value-type="string" office:string-value="( 419, 'Stanley Black&amp;Decker',93.25,95.4,92.8,-0.21,-0.22,2570000,'2014/09/19',-0.22,1.48,1.85,15.57,3.46,83.17,'Buy','Strong Buy','Strong Buy')," calcext:value-type="string">
            <text:p>( 419, 'Stanley Black&amp;Decker',93.25,95.4,92.8,-0.21,-0.22,2570000,'2014/09/19',-0.22,1.48,1.85,15.57,3.46,83.17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aples-inc" xlink:type="simple">Staples</text:a></text:p>
          </table:table-cell>
          <table:table-cell office:value-type="float" office:value="13.05" calcext:value-type="float">
            <text:p>13.05</text:p>
          </table:table-cell>
          <table:table-cell office:value-type="float" office:value="13.28" calcext:value-type="float">
            <text:p>13.28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+0.08%</text:p>
          </table:table-cell>
          <table:table-cell office:value-type="string" calcext:value-type="string">
            <text:p>9.4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0.77%</text:p>
          </table:table-cell>
          <table:table-cell office:value-type="string" calcext:value-type="string">
            <text:p>18.96%</text:p>
          </table:table-cell>
          <table:table-cell office:value-type="string" calcext:value-type="string">
            <text:p>-17.87%</text:p>
          </table:table-cell>
          <table:table-cell office:value-type="string" calcext:value-type="string">
            <text:p>-11.88%</text:p>
          </table:table-cell>
          <table:table-cell office:value-type="string" calcext:value-type="string">
            <text:p>-2.97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table:formula="of:=VALUE(MID([.F421];1;LEN([.F421])-1))" office:value-type="float" office:value="0.08" calcext:value-type="float">
            <text:p>0.08</text:p>
          </table:table-cell>
          <table:table-cell table:formula="of:=VALUE(SUBSTITUTE(SUBSTITUTE(SUBSTITUTE([.G421];&quot;M&quot;;&quot;0000&quot;);&quot;K&quot;;&quot;0&quot;);&quot;.&quot;;&quot;&quot;))" office:value-type="float" office:value="9460000" calcext:value-type="float">
            <text:p>9460000</text:p>
          </table:table-cell>
          <table:table-cell table:formula="of:=IF([.I421]=&quot;-&quot;;&quot;NULL&quot;;VALUE(MID([.I421];1;LEN([.I421])-1)))" office:value-type="float" office:value="0.08" calcext:value-type="float">
            <text:p>0.08</text:p>
          </table:table-cell>
          <table:table-cell table:formula="of:=IF([.J421]=&quot;-&quot;;&quot;NULL&quot;;VALUE(MID([.J421];1;LEN([.J421])-1)))" office:value-type="float" office:value="0.77" calcext:value-type="float">
            <text:p>0.77</text:p>
          </table:table-cell>
          <table:table-cell table:formula="of:=IF([.K421]=&quot;-&quot;;&quot;NULL&quot;;VALUE(MID([.K421];1;LEN([.K421])-1)))" office:value-type="float" office:value="18.96" calcext:value-type="float">
            <text:p>18.96</text:p>
          </table:table-cell>
          <table:table-cell table:formula="of:=IF([.L421]=&quot;-&quot;;&quot;NULL&quot;;VALUE(MID([.L421];1;LEN([.L421])-1)))" office:value-type="float" office:value="-17.87" calcext:value-type="float">
            <text:p>-17.87</text:p>
          </table:table-cell>
          <table:table-cell table:formula="of:=IF([.M421]=&quot;-&quot;;&quot;NULL&quot;;VALUE(MID([.M421];1;LEN([.M421])-1)))" office:value-type="float" office:value="-11.88" calcext:value-type="float">
            <text:p>-11.88</text:p>
          </table:table-cell>
          <table:table-cell table:formula="of:=IF([.N421]=&quot;-&quot;;&quot;NULL&quot;;VALUE(MID([.N421];1;LEN([.N421])-1)))" office:value-type="float" office:value="-2.97" calcext:value-type="float">
            <text:p>-2.97</text:p>
          </table:table-cell>
          <table:table-cell table:formula="of:=&quot;( &quot; &amp; (ROW()-1) &amp; &quot;, '&quot; &amp; [.A421] &amp; &quot;',&quot; &amp; [.B421] &amp; &quot;,&quot; &amp; [.C421] &amp; &quot;,&quot; &amp; [.D421] &amp; &quot;,&quot; &amp; [.E421] &amp; &quot;,&quot; &amp; [.R421] &amp; &quot;,&quot; &amp; [.S421] &amp; &quot;,'2014/09/19',&quot; &amp; [.T421] &amp; &quot;,&quot; &amp; [.U421] &amp; &quot;,&quot; &amp; [.V421] &amp; &quot;,&quot; &amp; [.W421] &amp; &quot;,&quot; &amp; [.X421] &amp; &quot;,&quot; &amp; [.Y421] &amp; &quot;,'&quot; &amp; [.O421] &amp; &quot;','&quot; &amp; [.P421] &amp; &quot;','&quot; &amp; [.Q421] &amp; &quot;'),&quot;" office:value-type="string" office:string-value="( 420, 'Staples',13.05,13.28,13,0.01,0.08,9460000,'2014/09/19',0.08,0.77,18.96,-17.87,-11.88,-2.97,'Neutral','Strong Buy','Sell')," calcext:value-type="string">
            <text:p>( 420, 'Staples',13.05,13.28,13,0.01,0.08,9460000,'2014/09/19',0.08,0.77,18.96,-17.87,-11.88,-2.97,'Neutral','Strong Buy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starbucks-corp" xlink:type="simple">Starbucks</text:a></text:p>
          </table:table-cell>
          <table:table-cell office:value-type="float" office:value="76.07" calcext:value-type="float">
            <text:p>76.07</text:p>
          </table:table-cell>
          <table:table-cell office:value-type="float" office:value="76.33" calcext:value-type="float">
            <text:p>76.33</text:p>
          </table:table-cell>
          <table:table-cell office:value-type="float" office:value="75.77" calcext:value-type="float">
            <text:p>75.7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45%</text:p>
          </table:table-cell>
          <table:table-cell office:value-type="string" calcext:value-type="string">
            <text:p>5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-1.81%</text:p>
          </table:table-cell>
          <table:table-cell office:value-type="string" calcext:value-type="string">
            <text:p>-2.96%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90.6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422];1;LEN([.F422])-1))" office:value-type="float" office:value="0.45" calcext:value-type="float">
            <text:p>0.45</text:p>
          </table:table-cell>
          <table:table-cell table:formula="of:=VALUE(SUBSTITUTE(SUBSTITUTE(SUBSTITUTE([.G422];&quot;M&quot;;&quot;0000&quot;);&quot;K&quot;;&quot;0&quot;);&quot;.&quot;;&quot;&quot;))" office:value-type="float" office:value="5800000" calcext:value-type="float">
            <text:p>5800000</text:p>
          </table:table-cell>
          <table:table-cell table:formula="of:=IF([.I422]=&quot;-&quot;;&quot;NULL&quot;;VALUE(MID([.I422];1;LEN([.I422])-1)))" office:value-type="float" office:value="0.45" calcext:value-type="float">
            <text:p>0.45</text:p>
          </table:table-cell>
          <table:table-cell table:formula="of:=IF([.J422]=&quot;-&quot;;&quot;NULL&quot;;VALUE(MID([.J422];1;LEN([.J422])-1)))" office:value-type="float" office:value="0.8" calcext:value-type="float">
            <text:p>0.8</text:p>
          </table:table-cell>
          <table:table-cell table:formula="of:=IF([.K422]=&quot;-&quot;;&quot;NULL&quot;;VALUE(MID([.K422];1;LEN([.K422])-1)))" office:value-type="float" office:value="-1.81" calcext:value-type="float">
            <text:p>-1.81</text:p>
          </table:table-cell>
          <table:table-cell table:formula="of:=IF([.L422]=&quot;-&quot;;&quot;NULL&quot;;VALUE(MID([.L422];1;LEN([.L422])-1)))" office:value-type="float" office:value="-2.96" calcext:value-type="float">
            <text:p>-2.96</text:p>
          </table:table-cell>
          <table:table-cell table:formula="of:=IF([.M422]=&quot;-&quot;;&quot;NULL&quot;;VALUE(MID([.M422];1;LEN([.M422])-1)))" office:value-type="float" office:value="-0.07" calcext:value-type="float">
            <text:p>-0.07</text:p>
          </table:table-cell>
          <table:table-cell table:formula="of:=IF([.N422]=&quot;-&quot;;&quot;NULL&quot;;VALUE(MID([.N422];1;LEN([.N422])-1)))" office:value-type="float" office:value="90.65" calcext:value-type="float">
            <text:p>90.65</text:p>
          </table:table-cell>
          <table:table-cell table:formula="of:=&quot;( &quot; &amp; (ROW()-1) &amp; &quot;, '&quot; &amp; [.A422] &amp; &quot;',&quot; &amp; [.B422] &amp; &quot;,&quot; &amp; [.C422] &amp; &quot;,&quot; &amp; [.D422] &amp; &quot;,&quot; &amp; [.E422] &amp; &quot;,&quot; &amp; [.R422] &amp; &quot;,&quot; &amp; [.S422] &amp; &quot;,'2014/09/19',&quot; &amp; [.T422] &amp; &quot;,&quot; &amp; [.U422] &amp; &quot;,&quot; &amp; [.V422] &amp; &quot;,&quot; &amp; [.W422] &amp; &quot;,&quot; &amp; [.X422] &amp; &quot;,&quot; &amp; [.Y422] &amp; &quot;,'&quot; &amp; [.O422] &amp; &quot;','&quot; &amp; [.P422] &amp; &quot;','&quot; &amp; [.Q422] &amp; &quot;'),&quot;" office:value-type="string" office:string-value="( 421, 'Starbucks',76.07,76.33,75.77,0.34,0.45,5800000,'2014/09/19',0.45,0.8,-1.81,-2.96,-0.07,90.65,'Strong Buy','Sell','Strong Buy')," calcext:value-type="string">
            <text:p>( 421, 'Starbucks',76.07,76.33,75.77,0.34,0.45,5800000,'2014/09/19',0.45,0.8,-1.81,-2.96,-0.07,90.65,'Strong Buy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arwood-hotels" xlink:type="simple">Starwood Hotels&amp;Resorts</text:a></text:p>
          </table:table-cell>
          <table:table-cell office:value-type="float" office:value="84.28" calcext:value-type="float">
            <text:p>84.28</text:p>
          </table:table-cell>
          <table:table-cell office:value-type="float" office:value="84.59" calcext:value-type="float">
            <text:p>84.59</text:p>
          </table:table-cell>
          <table:table-cell office:value-type="float" office:value="83.86" calcext:value-type="float">
            <text:p>83.8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+0.68%</text:p>
          </table:table-cell>
          <table:table-cell office:value-type="string" calcext:value-type="string">
            <text:p>1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1.47%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6.94%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100.5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23];1;LEN([.F423])-1))" office:value-type="float" office:value="0.68" calcext:value-type="float">
            <text:p>0.68</text:p>
          </table:table-cell>
          <table:table-cell table:formula="of:=VALUE(SUBSTITUTE(SUBSTITUTE(SUBSTITUTE([.G423];&quot;M&quot;;&quot;0000&quot;);&quot;K&quot;;&quot;0&quot;);&quot;.&quot;;&quot;&quot;))" office:value-type="float" office:value="1800000" calcext:value-type="float">
            <text:p>1800000</text:p>
          </table:table-cell>
          <table:table-cell table:formula="of:=IF([.I423]=&quot;-&quot;;&quot;NULL&quot;;VALUE(MID([.I423];1;LEN([.I423])-1)))" office:value-type="float" office:value="0.68" calcext:value-type="float">
            <text:p>0.68</text:p>
          </table:table-cell>
          <table:table-cell table:formula="of:=IF([.J423]=&quot;-&quot;;&quot;NULL&quot;;VALUE(MID([.J423];1;LEN([.J423])-1)))" office:value-type="float" office:value="1.47" calcext:value-type="float">
            <text:p>1.47</text:p>
          </table:table-cell>
          <table:table-cell table:formula="of:=IF([.K423]=&quot;-&quot;;&quot;NULL&quot;;VALUE(MID([.K423];1;LEN([.K423])-1)))" office:value-type="float" office:value="0.27" calcext:value-type="float">
            <text:p>0.27</text:p>
          </table:table-cell>
          <table:table-cell table:formula="of:=IF([.L423]=&quot;-&quot;;&quot;NULL&quot;;VALUE(MID([.L423];1;LEN([.L423])-1)))" office:value-type="float" office:value="6.94" calcext:value-type="float">
            <text:p>6.94</text:p>
          </table:table-cell>
          <table:table-cell table:formula="of:=IF([.M423]=&quot;-&quot;;&quot;NULL&quot;;VALUE(MID([.M423];1;LEN([.M423])-1)))" office:value-type="float" office:value="25.6" calcext:value-type="float">
            <text:p>25.6</text:p>
          </table:table-cell>
          <table:table-cell table:formula="of:=IF([.N423]=&quot;-&quot;;&quot;NULL&quot;;VALUE(MID([.N423];1;LEN([.N423])-1)))" office:value-type="float" office:value="100.52" calcext:value-type="float">
            <text:p>100.52</text:p>
          </table:table-cell>
          <table:table-cell table:formula="of:=&quot;( &quot; &amp; (ROW()-1) &amp; &quot;, '&quot; &amp; [.A423] &amp; &quot;',&quot; &amp; [.B423] &amp; &quot;,&quot; &amp; [.C423] &amp; &quot;,&quot; &amp; [.D423] &amp; &quot;,&quot; &amp; [.E423] &amp; &quot;,&quot; &amp; [.R423] &amp; &quot;,&quot; &amp; [.S423] &amp; &quot;,'2014/09/19',&quot; &amp; [.T423] &amp; &quot;,&quot; &amp; [.U423] &amp; &quot;,&quot; &amp; [.V423] &amp; &quot;,&quot; &amp; [.W423] &amp; &quot;,&quot; &amp; [.X423] &amp; &quot;,&quot; &amp; [.Y423] &amp; &quot;,'&quot; &amp; [.O423] &amp; &quot;','&quot; &amp; [.P423] &amp; &quot;','&quot; &amp; [.Q423] &amp; &quot;'),&quot;" office:value-type="string" office:string-value="( 422, 'Starwood Hotels&amp;Resorts',84.28,84.59,83.86,0.57,0.68,1800000,'2014/09/19',0.68,1.47,0.27,6.94,25.6,100.52,'Strong Buy','Strong Buy','Strong Buy')," calcext:value-type="string">
            <text:p>( 422, 'Starwood Hotels&amp;Resorts',84.28,84.59,83.86,0.57,0.68,1800000,'2014/09/19',0.68,1.47,0.27,6.94,25.6,100.5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ate-street" xlink:type="simple">State Street</text:a></text:p>
          </table:table-cell>
          <table:table-cell office:value-type="float" office:value="74.84" calcext:value-type="float">
            <text:p>74.84</text:p>
          </table:table-cell>
          <table:table-cell office:value-type="float" office:value="76.78" calcext:value-type="float">
            <text:p>76.78</text:p>
          </table:table-cell>
          <table:table-cell office:value-type="float" office:value="74.76" calcext:value-type="float">
            <text:p>74.76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-1.18%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8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5.75%</text:p>
          </table:table-cell>
          <table:table-cell office:value-type="string" calcext:value-type="string">
            <text:p>1.98%</text:p>
          </table:table-cell>
          <table:table-cell office:value-type="string" calcext:value-type="string">
            <text:p>10.64%</text:p>
          </table:table-cell>
          <table:table-cell office:value-type="string" calcext:value-type="string">
            <text:p>137.74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24];1;LEN([.F424])-1))" office:value-type="float" office:value="-1.18" calcext:value-type="float">
            <text:p>-1.18</text:p>
          </table:table-cell>
          <table:table-cell table:formula="of:=VALUE(SUBSTITUTE(SUBSTITUTE(SUBSTITUTE([.G424];&quot;M&quot;;&quot;0000&quot;);&quot;K&quot;;&quot;0&quot;);&quot;.&quot;;&quot;&quot;))" office:value-type="float" office:value="2820000" calcext:value-type="float">
            <text:p>2820000</text:p>
          </table:table-cell>
          <table:table-cell table:formula="of:=IF([.I424]=&quot;-&quot;;&quot;NULL&quot;;VALUE(MID([.I424];1;LEN([.I424])-1)))" office:value-type="float" office:value="-1.18" calcext:value-type="float">
            <text:p>-1.18</text:p>
          </table:table-cell>
          <table:table-cell table:formula="of:=IF([.J424]=&quot;-&quot;;&quot;NULL&quot;;VALUE(MID([.J424];1;LEN([.J424])-1)))" office:value-type="float" office:value="1.03" calcext:value-type="float">
            <text:p>1.03</text:p>
          </table:table-cell>
          <table:table-cell table:formula="of:=IF([.K424]=&quot;-&quot;;&quot;NULL&quot;;VALUE(MID([.K424];1;LEN([.K424])-1)))" office:value-type="float" office:value="5.75" calcext:value-type="float">
            <text:p>5.75</text:p>
          </table:table-cell>
          <table:table-cell table:formula="of:=IF([.L424]=&quot;-&quot;;&quot;NULL&quot;;VALUE(MID([.L424];1;LEN([.L424])-1)))" office:value-type="float" office:value="1.98" calcext:value-type="float">
            <text:p>1.98</text:p>
          </table:table-cell>
          <table:table-cell table:formula="of:=IF([.M424]=&quot;-&quot;;&quot;NULL&quot;;VALUE(MID([.M424];1;LEN([.M424])-1)))" office:value-type="float" office:value="10.64" calcext:value-type="float">
            <text:p>10.64</text:p>
          </table:table-cell>
          <table:table-cell table:formula="of:=IF([.N424]=&quot;-&quot;;&quot;NULL&quot;;VALUE(MID([.N424];1;LEN([.N424])-1)))" office:value-type="float" office:value="137.74" calcext:value-type="float">
            <text:p>137.74</text:p>
          </table:table-cell>
          <table:table-cell table:formula="of:=&quot;( &quot; &amp; (ROW()-1) &amp; &quot;, '&quot; &amp; [.A424] &amp; &quot;',&quot; &amp; [.B424] &amp; &quot;,&quot; &amp; [.C424] &amp; &quot;,&quot; &amp; [.D424] &amp; &quot;,&quot; &amp; [.E424] &amp; &quot;,&quot; &amp; [.R424] &amp; &quot;,&quot; &amp; [.S424] &amp; &quot;,'2014/09/19',&quot; &amp; [.T424] &amp; &quot;,&quot; &amp; [.U424] &amp; &quot;,&quot; &amp; [.V424] &amp; &quot;,&quot; &amp; [.W424] &amp; &quot;,&quot; &amp; [.X424] &amp; &quot;,&quot; &amp; [.Y424] &amp; &quot;,'&quot; &amp; [.O424] &amp; &quot;','&quot; &amp; [.P424] &amp; &quot;','&quot; &amp; [.Q424] &amp; &quot;'),&quot;" office:value-type="string" office:string-value="( 423, 'State Street',74.84,76.78,74.76,-0.89,-1.18,2820000,'2014/09/19',-1.18,1.03,5.75,1.98,10.64,137.74,'Neutral','Strong Buy','Strong Buy')," calcext:value-type="string">
            <text:p>( 423, 'State Street',74.84,76.78,74.76,-0.89,-1.18,2820000,'2014/09/19',-1.18,1.03,5.75,1.98,10.64,137.74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ericycle-inc" xlink:type="simple">Stericycle</text:a></text:p>
          </table:table-cell>
          <table:table-cell office:value-type="float" office:value="117.21" calcext:value-type="float">
            <text:p>117.21</text:p>
          </table:table-cell>
          <table:table-cell office:value-type="float" office:value="117.77" calcext:value-type="float">
            <text:p>117.77</text:p>
          </table:table-cell>
          <table:table-cell office:value-type="float" office:value="116.76" calcext:value-type="float">
            <text:p>116.7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615.68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-2.31%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44.10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25];1;LEN([.F425])-1))" office:value-type="float" office:value="0.23" calcext:value-type="float">
            <text:p>0.23</text:p>
          </table:table-cell>
          <table:table-cell table:formula="of:=VALUE(SUBSTITUTE(SUBSTITUTE(SUBSTITUTE([.G425];&quot;M&quot;;&quot;0000&quot;);&quot;K&quot;;&quot;0&quot;);&quot;.&quot;;&quot;&quot;))" office:value-type="float" office:value="615680" calcext:value-type="float">
            <text:p>615680</text:p>
          </table:table-cell>
          <table:table-cell table:formula="of:=IF([.I425]=&quot;-&quot;;&quot;NULL&quot;;VALUE(MID([.I425];1;LEN([.I425])-1)))" office:value-type="float" office:value="0.23" calcext:value-type="float">
            <text:p>0.23</text:p>
          </table:table-cell>
          <table:table-cell table:formula="of:=IF([.J425]=&quot;-&quot;;&quot;NULL&quot;;VALUE(MID([.J425];1;LEN([.J425])-1)))" office:value-type="float" office:value="0.09" calcext:value-type="float">
            <text:p>0.09</text:p>
          </table:table-cell>
          <table:table-cell table:formula="of:=IF([.K425]=&quot;-&quot;;&quot;NULL&quot;;VALUE(MID([.K425];1;LEN([.K425])-1)))" office:value-type="float" office:value="-2.31" calcext:value-type="float">
            <text:p>-2.31</text:p>
          </table:table-cell>
          <table:table-cell table:formula="of:=IF([.L425]=&quot;-&quot;;&quot;NULL&quot;;VALUE(MID([.L425];1;LEN([.L425])-1)))" office:value-type="float" office:value="0.9" calcext:value-type="float">
            <text:p>0.9</text:p>
          </table:table-cell>
          <table:table-cell table:formula="of:=IF([.M425]=&quot;-&quot;;&quot;NULL&quot;;VALUE(MID([.M425];1;LEN([.M425])-1)))" office:value-type="float" office:value="0.7" calcext:value-type="float">
            <text:p>0.7</text:p>
          </table:table-cell>
          <table:table-cell table:formula="of:=IF([.N425]=&quot;-&quot;;&quot;NULL&quot;;VALUE(MID([.N425];1;LEN([.N425])-1)))" office:value-type="float" office:value="44.1" calcext:value-type="float">
            <text:p>44.1</text:p>
          </table:table-cell>
          <table:table-cell table:formula="of:=&quot;( &quot; &amp; (ROW()-1) &amp; &quot;, '&quot; &amp; [.A425] &amp; &quot;',&quot; &amp; [.B425] &amp; &quot;,&quot; &amp; [.C425] &amp; &quot;,&quot; &amp; [.D425] &amp; &quot;,&quot; &amp; [.E425] &amp; &quot;,&quot; &amp; [.R425] &amp; &quot;,&quot; &amp; [.S425] &amp; &quot;,'2014/09/19',&quot; &amp; [.T425] &amp; &quot;,&quot; &amp; [.U425] &amp; &quot;,&quot; &amp; [.V425] &amp; &quot;,&quot; &amp; [.W425] &amp; &quot;,&quot; &amp; [.X425] &amp; &quot;,&quot; &amp; [.Y425] &amp; &quot;,'&quot; &amp; [.O425] &amp; &quot;','&quot; &amp; [.P425] &amp; &quot;','&quot; &amp; [.Q425] &amp; &quot;'),&quot;" office:value-type="string" office:string-value="( 424, 'Stericycle',117.21,117.77,116.76,0.27,0.23,615680,'2014/09/19',0.23,0.09,-2.31,0.9,0.7,44.1,'Strong Buy','Strong Sell','Strong Buy')," calcext:value-type="string">
            <text:p>( 424, 'Stericycle',117.21,117.77,116.76,0.27,0.23,615680,'2014/09/19',0.23,0.09,-2.31,0.9,0.7,44.1,'Strong 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tryker" xlink:type="simple">Stryker</text:a></text:p>
          </table:table-cell>
          <table:table-cell office:value-type="float" office:value="82.84" calcext:value-type="float">
            <text:p>82.84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2.6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10.25%</text:p>
          </table:table-cell>
          <table:table-cell office:value-type="string" calcext:value-type="string">
            <text:p>16.22%</text:p>
          </table:table-cell>
          <table:table-cell office:value-type="string" calcext:value-type="string">
            <text:p>75.40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26];1;LEN([.F426])-1))" office:value-type="float" office:value="-1.46" calcext:value-type="float">
            <text:p>-1.46</text:p>
          </table:table-cell>
          <table:table-cell table:formula="of:=VALUE(SUBSTITUTE(SUBSTITUTE(SUBSTITUTE([.G426];&quot;M&quot;;&quot;0000&quot;);&quot;K&quot;;&quot;0&quot;);&quot;.&quot;;&quot;&quot;))" office:value-type="float" office:value="2630000" calcext:value-type="float">
            <text:p>2630000</text:p>
          </table:table-cell>
          <table:table-cell table:formula="of:=IF([.I426]=&quot;-&quot;;&quot;NULL&quot;;VALUE(MID([.I426];1;LEN([.I426])-1)))" office:value-type="float" office:value="-1.46" calcext:value-type="float">
            <text:p>-1.46</text:p>
          </table:table-cell>
          <table:table-cell table:formula="of:=IF([.J426]=&quot;-&quot;;&quot;NULL&quot;;VALUE(MID([.J426];1;LEN([.J426])-1)))" office:value-type="float" office:value="-0.74" calcext:value-type="float">
            <text:p>-0.74</text:p>
          </table:table-cell>
          <table:table-cell table:formula="of:=IF([.K426]=&quot;-&quot;;&quot;NULL&quot;;VALUE(MID([.K426];1;LEN([.K426])-1)))" office:value-type="float" office:value="-0.07" calcext:value-type="float">
            <text:p>-0.07</text:p>
          </table:table-cell>
          <table:table-cell table:formula="of:=IF([.L426]=&quot;-&quot;;&quot;NULL&quot;;VALUE(MID([.L426];1;LEN([.L426])-1)))" office:value-type="float" office:value="10.25" calcext:value-type="float">
            <text:p>10.25</text:p>
          </table:table-cell>
          <table:table-cell table:formula="of:=IF([.M426]=&quot;-&quot;;&quot;NULL&quot;;VALUE(MID([.M426];1;LEN([.M426])-1)))" office:value-type="float" office:value="16.22" calcext:value-type="float">
            <text:p>16.22</text:p>
          </table:table-cell>
          <table:table-cell table:formula="of:=IF([.N426]=&quot;-&quot;;&quot;NULL&quot;;VALUE(MID([.N426];1;LEN([.N426])-1)))" office:value-type="float" office:value="75.4" calcext:value-type="float">
            <text:p>75.4</text:p>
          </table:table-cell>
          <table:table-cell table:formula="of:=&quot;( &quot; &amp; (ROW()-1) &amp; &quot;, '&quot; &amp; [.A426] &amp; &quot;',&quot; &amp; [.B426] &amp; &quot;,&quot; &amp; [.C426] &amp; &quot;,&quot; &amp; [.D426] &amp; &quot;,&quot; &amp; [.E426] &amp; &quot;,&quot; &amp; [.R426] &amp; &quot;,&quot; &amp; [.S426] &amp; &quot;,'2014/09/19',&quot; &amp; [.T426] &amp; &quot;,&quot; &amp; [.U426] &amp; &quot;,&quot; &amp; [.V426] &amp; &quot;,&quot; &amp; [.W426] &amp; &quot;,&quot; &amp; [.X426] &amp; &quot;,&quot; &amp; [.Y426] &amp; &quot;,'&quot; &amp; [.O426] &amp; &quot;','&quot; &amp; [.P426] &amp; &quot;','&quot; &amp; [.Q426] &amp; &quot;'),&quot;" office:value-type="string" office:string-value="( 425, 'Stryker',82.84,84.62,82.76,-1.23,-1.46,2630000,'2014/09/19',-1.46,-0.74,-0.07,10.25,16.22,75.4,'Strong Sell','Neutral','Strong Buy')," calcext:value-type="string">
            <text:p>( 425, 'Stryker',82.84,84.62,82.76,-1.23,-1.46,2630000,'2014/09/19',-1.46,-0.74,-0.07,10.25,16.22,75.4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un-trust-bk" xlink:type="simple">SunTrust Banks</text:a></text:p>
          </table:table-cell>
          <table:table-cell office:value-type="float" office:value="39.84" calcext:value-type="float">
            <text:p>39.84</text:p>
          </table:table-cell>
          <table:table-cell office:value-type="float" office:value="40.47" calcext:value-type="float">
            <text:p>40.47</text:p>
          </table:table-cell>
          <table:table-cell office:value-type="float" office:value="39.81" calcext:value-type="float">
            <text:p>39.81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3.0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1.97%</text:p>
          </table:table-cell>
          <table:table-cell office:value-type="string" calcext:value-type="string">
            <text:p>3.75%</text:p>
          </table:table-cell>
          <table:table-cell office:value-type="string" calcext:value-type="string">
            <text:p>8.23%</text:p>
          </table:table-cell>
          <table:table-cell office:value-type="string" calcext:value-type="string">
            <text:p>20.95%</text:p>
          </table:table-cell>
          <table:table-cell office:value-type="string" calcext:value-type="string">
            <text:p>126.36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27];1;LEN([.F427])-1))" office:value-type="float" office:value="-0.7" calcext:value-type="float">
            <text:p>-0.7</text:p>
          </table:table-cell>
          <table:table-cell table:formula="of:=VALUE(SUBSTITUTE(SUBSTITUTE(SUBSTITUTE([.G427];&quot;M&quot;;&quot;0000&quot;);&quot;K&quot;;&quot;0&quot;);&quot;.&quot;;&quot;&quot;))" office:value-type="float" office:value="3090000" calcext:value-type="float">
            <text:p>3090000</text:p>
          </table:table-cell>
          <table:table-cell table:formula="of:=IF([.I427]=&quot;-&quot;;&quot;NULL&quot;;VALUE(MID([.I427];1;LEN([.I427])-1)))" office:value-type="float" office:value="-0.7" calcext:value-type="float">
            <text:p>-0.7</text:p>
          </table:table-cell>
          <table:table-cell table:formula="of:=IF([.J427]=&quot;-&quot;;&quot;NULL&quot;;VALUE(MID([.J427];1;LEN([.J427])-1)))" office:value-type="float" office:value="1.97" calcext:value-type="float">
            <text:p>1.97</text:p>
          </table:table-cell>
          <table:table-cell table:formula="of:=IF([.K427]=&quot;-&quot;;&quot;NULL&quot;;VALUE(MID([.K427];1;LEN([.K427])-1)))" office:value-type="float" office:value="3.75" calcext:value-type="float">
            <text:p>3.75</text:p>
          </table:table-cell>
          <table:table-cell table:formula="of:=IF([.L427]=&quot;-&quot;;&quot;NULL&quot;;VALUE(MID([.L427];1;LEN([.L427])-1)))" office:value-type="float" office:value="8.23" calcext:value-type="float">
            <text:p>8.23</text:p>
          </table:table-cell>
          <table:table-cell table:formula="of:=IF([.M427]=&quot;-&quot;;&quot;NULL&quot;;VALUE(MID([.M427];1;LEN([.M427])-1)))" office:value-type="float" office:value="20.95" calcext:value-type="float">
            <text:p>20.95</text:p>
          </table:table-cell>
          <table:table-cell table:formula="of:=IF([.N427]=&quot;-&quot;;&quot;NULL&quot;;VALUE(MID([.N427];1;LEN([.N427])-1)))" office:value-type="float" office:value="126.36" calcext:value-type="float">
            <text:p>126.36</text:p>
          </table:table-cell>
          <table:table-cell table:formula="of:=&quot;( &quot; &amp; (ROW()-1) &amp; &quot;, '&quot; &amp; [.A427] &amp; &quot;',&quot; &amp; [.B427] &amp; &quot;,&quot; &amp; [.C427] &amp; &quot;,&quot; &amp; [.D427] &amp; &quot;,&quot; &amp; [.E427] &amp; &quot;,&quot; &amp; [.R427] &amp; &quot;,&quot; &amp; [.S427] &amp; &quot;,'2014/09/19',&quot; &amp; [.T427] &amp; &quot;,&quot; &amp; [.U427] &amp; &quot;,&quot; &amp; [.V427] &amp; &quot;,&quot; &amp; [.W427] &amp; &quot;,&quot; &amp; [.X427] &amp; &quot;,&quot; &amp; [.Y427] &amp; &quot;,'&quot; &amp; [.O427] &amp; &quot;','&quot; &amp; [.P427] &amp; &quot;','&quot; &amp; [.Q427] &amp; &quot;'),&quot;" office:value-type="string" office:string-value="( 426, 'SunTrust Banks',39.84,40.47,39.81,-0.28,-0.7,3090000,'2014/09/19',-0.7,1.97,3.75,8.23,20.95,126.36,'Sell','Strong Buy','Strong Buy')," calcext:value-type="string">
            <text:p>( 426, 'SunTrust Banks',39.84,40.47,39.81,-0.28,-0.7,3090000,'2014/09/19',-0.7,1.97,3.75,8.23,20.95,126.36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ymantec-corp" xlink:type="simple">Symantec</text:a></text:p>
          </table:table-cell>
          <table:table-cell office:value-type="float" office:value="24.39" calcext:value-type="float">
            <text:p>24.39</text:p>
          </table:table-cell>
          <table:table-cell office:value-type="float" office:value="24.76" calcext:value-type="float">
            <text:p>24.76</text:p>
          </table:table-cell>
          <table:table-cell office:value-type="float" office:value="24.32" calcext:value-type="float">
            <text:p>24.3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0.81%</text:p>
          </table:table-cell>
          <table:table-cell office:value-type="string" calcext:value-type="string">
            <text:p>4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1%</text:p>
          </table:table-cell>
          <table:table-cell office:value-type="string" calcext:value-type="string">
            <text:p>-0.57%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3.44%</text:p>
          </table:table-cell>
          <table:table-cell office:value-type="string" calcext:value-type="string">
            <text:p>-2.98%</text:p>
          </table:table-cell>
          <table:table-cell office:value-type="string" calcext:value-type="string">
            <text:p>43.2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428];1;LEN([.F428])-1))" office:value-type="float" office:value="-0.81" calcext:value-type="float">
            <text:p>-0.81</text:p>
          </table:table-cell>
          <table:table-cell table:formula="of:=VALUE(SUBSTITUTE(SUBSTITUTE(SUBSTITUTE([.G428];&quot;M&quot;;&quot;0000&quot;);&quot;K&quot;;&quot;0&quot;);&quot;.&quot;;&quot;&quot;))" office:value-type="float" office:value="4800000" calcext:value-type="float">
            <text:p>4800000</text:p>
          </table:table-cell>
          <table:table-cell table:formula="of:=IF([.I428]=&quot;-&quot;;&quot;NULL&quot;;VALUE(MID([.I428];1;LEN([.I428])-1)))" office:value-type="float" office:value="-0.81" calcext:value-type="float">
            <text:p>-0.81</text:p>
          </table:table-cell>
          <table:table-cell table:formula="of:=IF([.J428]=&quot;-&quot;;&quot;NULL&quot;;VALUE(MID([.J428];1;LEN([.J428])-1)))" office:value-type="float" office:value="-0.57" calcext:value-type="float">
            <text:p>-0.57</text:p>
          </table:table-cell>
          <table:table-cell table:formula="of:=IF([.K428]=&quot;-&quot;;&quot;NULL&quot;;VALUE(MID([.K428];1;LEN([.K428])-1)))" office:value-type="float" office:value="0.41" calcext:value-type="float">
            <text:p>0.41</text:p>
          </table:table-cell>
          <table:table-cell table:formula="of:=IF([.L428]=&quot;-&quot;;&quot;NULL&quot;;VALUE(MID([.L428];1;LEN([.L428])-1)))" office:value-type="float" office:value="3.44" calcext:value-type="float">
            <text:p>3.44</text:p>
          </table:table-cell>
          <table:table-cell table:formula="of:=IF([.M428]=&quot;-&quot;;&quot;NULL&quot;;VALUE(MID([.M428];1;LEN([.M428])-1)))" office:value-type="float" office:value="-2.98" calcext:value-type="float">
            <text:p>-2.98</text:p>
          </table:table-cell>
          <table:table-cell table:formula="of:=IF([.N428]=&quot;-&quot;;&quot;NULL&quot;;VALUE(MID([.N428];1;LEN([.N428])-1)))" office:value-type="float" office:value="43.22" calcext:value-type="float">
            <text:p>43.22</text:p>
          </table:table-cell>
          <table:table-cell table:formula="of:=&quot;( &quot; &amp; (ROW()-1) &amp; &quot;, '&quot; &amp; [.A428] &amp; &quot;',&quot; &amp; [.B428] &amp; &quot;,&quot; &amp; [.C428] &amp; &quot;,&quot; &amp; [.D428] &amp; &quot;,&quot; &amp; [.E428] &amp; &quot;,&quot; &amp; [.R428] &amp; &quot;,&quot; &amp; [.S428] &amp; &quot;,'2014/09/19',&quot; &amp; [.T428] &amp; &quot;,&quot; &amp; [.U428] &amp; &quot;,&quot; &amp; [.V428] &amp; &quot;,&quot; &amp; [.W428] &amp; &quot;,&quot; &amp; [.X428] &amp; &quot;,&quot; &amp; [.Y428] &amp; &quot;,'&quot; &amp; [.O428] &amp; &quot;','&quot; &amp; [.P428] &amp; &quot;','&quot; &amp; [.Q428] &amp; &quot;'),&quot;" office:value-type="string" office:string-value="( 427, 'Symantec',24.39,24.76,24.32,-0.2,-0.81,4800000,'2014/09/19',-0.81,-0.57,0.41,3.44,-2.98,43.22,'Strong Sell','Buy','Strong Buy')," calcext:value-type="string">
            <text:p>( 427, 'Symantec',24.39,24.76,24.32,-0.2,-0.81,4800000,'2014/09/19',-0.81,-0.57,0.41,3.44,-2.98,43.22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sysco-corp" xlink:type="simple">Sysco</text:a></text:p>
          </table:table-cell>
          <table:table-cell office:value-type="float" office:value="37.97" calcext:value-type="float">
            <text:p>37.97</text:p>
          </table:table-cell>
          <table:table-cell office:value-type="float" office:value="38.24" calcext:value-type="float">
            <text:p>38.24</text:p>
          </table:table-cell>
          <table:table-cell office:value-type="float" office:value="37.9" calcext:value-type="float">
            <text:p>37.9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5.4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0.82%</text:p>
          </table:table-cell>
          <table:table-cell office:value-type="string" calcext:value-type="string">
            <text:p>5.18%</text:p>
          </table:table-cell>
          <table:table-cell office:value-type="string" calcext:value-type="string">
            <text:p>16.58%</text:p>
          </table:table-cell>
          <table:table-cell office:value-type="string" calcext:value-type="string">
            <text:p>43.23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429];1;LEN([.F429])-1))" office:value-type="float" office:value="-0.08" calcext:value-type="float">
            <text:p>-0.08</text:p>
          </table:table-cell>
          <table:table-cell table:formula="of:=VALUE(SUBSTITUTE(SUBSTITUTE(SUBSTITUTE([.G429];&quot;M&quot;;&quot;0000&quot;);&quot;K&quot;;&quot;0&quot;);&quot;.&quot;;&quot;&quot;))" office:value-type="float" office:value="5480000" calcext:value-type="float">
            <text:p>5480000</text:p>
          </table:table-cell>
          <table:table-cell table:formula="of:=IF([.I429]=&quot;-&quot;;&quot;NULL&quot;;VALUE(MID([.I429];1;LEN([.I429])-1)))" office:value-type="float" office:value="-0.08" calcext:value-type="float">
            <text:p>-0.08</text:p>
          </table:table-cell>
          <table:table-cell table:formula="of:=IF([.J429]=&quot;-&quot;;&quot;NULL&quot;;VALUE(MID([.J429];1;LEN([.J429])-1)))" office:value-type="float" office:value="0.4" calcext:value-type="float">
            <text:p>0.4</text:p>
          </table:table-cell>
          <table:table-cell table:formula="of:=IF([.K429]=&quot;-&quot;;&quot;NULL&quot;;VALUE(MID([.K429];1;LEN([.K429])-1)))" office:value-type="float" office:value="0.82" calcext:value-type="float">
            <text:p>0.82</text:p>
          </table:table-cell>
          <table:table-cell table:formula="of:=IF([.L429]=&quot;-&quot;;&quot;NULL&quot;;VALUE(MID([.L429];1;LEN([.L429])-1)))" office:value-type="float" office:value="5.18" calcext:value-type="float">
            <text:p>5.18</text:p>
          </table:table-cell>
          <table:table-cell table:formula="of:=IF([.M429]=&quot;-&quot;;&quot;NULL&quot;;VALUE(MID([.M429];1;LEN([.M429])-1)))" office:value-type="float" office:value="16.58" calcext:value-type="float">
            <text:p>16.58</text:p>
          </table:table-cell>
          <table:table-cell table:formula="of:=IF([.N429]=&quot;-&quot;;&quot;NULL&quot;;VALUE(MID([.N429];1;LEN([.N429])-1)))" office:value-type="float" office:value="43.23" calcext:value-type="float">
            <text:p>43.23</text:p>
          </table:table-cell>
          <table:table-cell table:formula="of:=&quot;( &quot; &amp; (ROW()-1) &amp; &quot;, '&quot; &amp; [.A429] &amp; &quot;',&quot; &amp; [.B429] &amp; &quot;,&quot; &amp; [.C429] &amp; &quot;,&quot; &amp; [.D429] &amp; &quot;,&quot; &amp; [.E429] &amp; &quot;,&quot; &amp; [.R429] &amp; &quot;,&quot; &amp; [.S429] &amp; &quot;,'2014/09/19',&quot; &amp; [.T429] &amp; &quot;,&quot; &amp; [.U429] &amp; &quot;,&quot; &amp; [.V429] &amp; &quot;,&quot; &amp; [.W429] &amp; &quot;,&quot; &amp; [.X429] &amp; &quot;,&quot; &amp; [.Y429] &amp; &quot;,'&quot; &amp; [.O429] &amp; &quot;','&quot; &amp; [.P429] &amp; &quot;','&quot; &amp; [.Q429] &amp; &quot;'),&quot;" office:value-type="string" office:string-value="( 428, 'Sysco',37.97,38.24,37.9,-0.03,-0.08,5480000,'2014/09/19',-0.08,0.4,0.82,5.18,16.58,43.23,'Strong Sell','Buy','Strong Buy')," calcext:value-type="string">
            <text:p>( 428, 'Sysco',37.97,38.24,37.9,-0.03,-0.08,5480000,'2014/09/19',-0.08,0.4,0.82,5.18,16.58,43.23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-rowe-price-gp" xlink:type="simple">T Rowe</text:a></text:p>
          </table:table-cell>
          <table:table-cell office:value-type="float" office:value="80.07" calcext:value-type="float">
            <text:p>80.07</text:p>
          </table:table-cell>
          <table:table-cell office:value-type="float" office:value="80.74" calcext:value-type="float">
            <text:p>80.74</text:p>
          </table:table-cell>
          <table:table-cell office:value-type="float" office:value="79.5" calcext:value-type="float">
            <text:p>79.5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1.4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0.69%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-4.42%</text:p>
          </table:table-cell>
          <table:table-cell office:value-type="string" calcext:value-type="string">
            <text:p>8.26%</text:p>
          </table:table-cell>
          <table:table-cell office:value-type="string" calcext:value-type="string">
            <text:p>63.9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30];1;LEN([.F430])-1))" office:value-type="float" office:value="-0.17" calcext:value-type="float">
            <text:p>-0.17</text:p>
          </table:table-cell>
          <table:table-cell table:formula="of:=VALUE(SUBSTITUTE(SUBSTITUTE(SUBSTITUTE([.G430];&quot;M&quot;;&quot;0000&quot;);&quot;K&quot;;&quot;0&quot;);&quot;.&quot;;&quot;&quot;))" office:value-type="float" office:value="1410000" calcext:value-type="float">
            <text:p>1410000</text:p>
          </table:table-cell>
          <table:table-cell table:formula="of:=IF([.I430]=&quot;-&quot;;&quot;NULL&quot;;VALUE(MID([.I430];1;LEN([.I430])-1)))" office:value-type="float" office:value="-0.17" calcext:value-type="float">
            <text:p>-0.17</text:p>
          </table:table-cell>
          <table:table-cell table:formula="of:=IF([.J430]=&quot;-&quot;;&quot;NULL&quot;;VALUE(MID([.J430];1;LEN([.J430])-1)))" office:value-type="float" office:value="0.69" calcext:value-type="float">
            <text:p>0.69</text:p>
          </table:table-cell>
          <table:table-cell table:formula="of:=IF([.K430]=&quot;-&quot;;&quot;NULL&quot;;VALUE(MID([.K430];1;LEN([.K430])-1)))" office:value-type="float" office:value="0.36" calcext:value-type="float">
            <text:p>0.36</text:p>
          </table:table-cell>
          <table:table-cell table:formula="of:=IF([.L430]=&quot;-&quot;;&quot;NULL&quot;;VALUE(MID([.L430];1;LEN([.L430])-1)))" office:value-type="float" office:value="-4.42" calcext:value-type="float">
            <text:p>-4.42</text:p>
          </table:table-cell>
          <table:table-cell table:formula="of:=IF([.M430]=&quot;-&quot;;&quot;NULL&quot;;VALUE(MID([.M430];1;LEN([.M430])-1)))" office:value-type="float" office:value="8.26" calcext:value-type="float">
            <text:p>8.26</text:p>
          </table:table-cell>
          <table:table-cell table:formula="of:=IF([.N430]=&quot;-&quot;;&quot;NULL&quot;;VALUE(MID([.N430];1;LEN([.N430])-1)))" office:value-type="float" office:value="63.98" calcext:value-type="float">
            <text:p>63.98</text:p>
          </table:table-cell>
          <table:table-cell table:formula="of:=&quot;( &quot; &amp; (ROW()-1) &amp; &quot;, '&quot; &amp; [.A430] &amp; &quot;',&quot; &amp; [.B430] &amp; &quot;,&quot; &amp; [.C430] &amp; &quot;,&quot; &amp; [.D430] &amp; &quot;,&quot; &amp; [.E430] &amp; &quot;,&quot; &amp; [.R430] &amp; &quot;,&quot; &amp; [.S430] &amp; &quot;,'2014/09/19',&quot; &amp; [.T430] &amp; &quot;,&quot; &amp; [.U430] &amp; &quot;,&quot; &amp; [.V430] &amp; &quot;,&quot; &amp; [.W430] &amp; &quot;,&quot; &amp; [.X430] &amp; &quot;,&quot; &amp; [.Y430] &amp; &quot;,'&quot; &amp; [.O430] &amp; &quot;','&quot; &amp; [.P430] &amp; &quot;','&quot; &amp; [.Q430] &amp; &quot;'),&quot;" office:value-type="string" office:string-value="( 429, 'T Rowe',80.07,80.74,79.5,-0.14,-0.17,1410000,'2014/09/19',-0.17,0.69,0.36,-4.42,8.26,63.98,'Strong Buy','Neutral','Strong Buy')," calcext:value-type="string">
            <text:p>( 429, 'T Rowe',80.07,80.74,79.5,-0.14,-0.17,1410000,'2014/09/19',-0.17,0.69,0.36,-4.42,8.26,63.98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arget" xlink:type="simple">Target</text:a></text:p>
          </table:table-cell>
          <table:table-cell office:value-type="float" office:value="63.81" calcext:value-type="float">
            <text:p>63.81</text:p>
          </table:table-cell>
          <table:table-cell office:value-type="float" office:value="64.37" calcext:value-type="float">
            <text:p>64.37</text:p>
          </table:table-cell>
          <table:table-cell office:value-type="float" office:value="63.61" calcext:value-type="float">
            <text:p>63.61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4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2.05%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0.85%</text:p>
          </table:table-cell>
          <table:table-cell office:value-type="string" calcext:value-type="string">
            <text:p>-1.15%</text:p>
          </table:table-cell>
          <table:table-cell office:value-type="string" calcext:value-type="string">
            <text:p>24.07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431];1;LEN([.F431])-1))" office:value-type="float" office:value="-0.19" calcext:value-type="float">
            <text:p>-0.19</text:p>
          </table:table-cell>
          <table:table-cell table:formula="of:=VALUE(SUBSTITUTE(SUBSTITUTE(SUBSTITUTE([.G431];&quot;M&quot;;&quot;0000&quot;);&quot;K&quot;;&quot;0&quot;);&quot;.&quot;;&quot;&quot;))" office:value-type="float" office:value="4650000" calcext:value-type="float">
            <text:p>4650000</text:p>
          </table:table-cell>
          <table:table-cell table:formula="of:=IF([.I431]=&quot;-&quot;;&quot;NULL&quot;;VALUE(MID([.I431];1;LEN([.I431])-1)))" office:value-type="float" office:value="-0.19" calcext:value-type="float">
            <text:p>-0.19</text:p>
          </table:table-cell>
          <table:table-cell table:formula="of:=IF([.J431]=&quot;-&quot;;&quot;NULL&quot;;VALUE(MID([.J431];1;LEN([.J431])-1)))" office:value-type="float" office:value="2.05" calcext:value-type="float">
            <text:p>2.05</text:p>
          </table:table-cell>
          <table:table-cell table:formula="of:=IF([.K431]=&quot;-&quot;;&quot;NULL&quot;;VALUE(MID([.K431];1;LEN([.K431])-1)))" office:value-type="float" office:value="4.49" calcext:value-type="float">
            <text:p>4.49</text:p>
          </table:table-cell>
          <table:table-cell table:formula="of:=IF([.L431]=&quot;-&quot;;&quot;NULL&quot;;VALUE(MID([.L431];1;LEN([.L431])-1)))" office:value-type="float" office:value="0.85" calcext:value-type="float">
            <text:p>0.85</text:p>
          </table:table-cell>
          <table:table-cell table:formula="of:=IF([.M431]=&quot;-&quot;;&quot;NULL&quot;;VALUE(MID([.M431];1;LEN([.M431])-1)))" office:value-type="float" office:value="-1.15" calcext:value-type="float">
            <text:p>-1.15</text:p>
          </table:table-cell>
          <table:table-cell table:formula="of:=IF([.N431]=&quot;-&quot;;&quot;NULL&quot;;VALUE(MID([.N431];1;LEN([.N431])-1)))" office:value-type="float" office:value="24.07" calcext:value-type="float">
            <text:p>24.07</text:p>
          </table:table-cell>
          <table:table-cell table:formula="of:=&quot;( &quot; &amp; (ROW()-1) &amp; &quot;, '&quot; &amp; [.A431] &amp; &quot;',&quot; &amp; [.B431] &amp; &quot;,&quot; &amp; [.C431] &amp; &quot;,&quot; &amp; [.D431] &amp; &quot;,&quot; &amp; [.E431] &amp; &quot;,&quot; &amp; [.R431] &amp; &quot;,&quot; &amp; [.S431] &amp; &quot;,'2014/09/19',&quot; &amp; [.T431] &amp; &quot;,&quot; &amp; [.U431] &amp; &quot;,&quot; &amp; [.V431] &amp; &quot;,&quot; &amp; [.W431] &amp; &quot;,&quot; &amp; [.X431] &amp; &quot;,&quot; &amp; [.Y431] &amp; &quot;,'&quot; &amp; [.O431] &amp; &quot;','&quot; &amp; [.P431] &amp; &quot;','&quot; &amp; [.Q431] &amp; &quot;'),&quot;" office:value-type="string" office:string-value="( 430, 'Target',63.81,64.37,63.61,-0.12,-0.19,4650000,'2014/09/19',-0.19,2.05,4.49,0.85,-1.15,24.07,'Buy','Strong Buy','Buy')," calcext:value-type="string">
            <text:p>( 430, 'Target',63.81,64.37,63.61,-0.12,-0.19,4650000,'2014/09/19',-0.19,2.05,4.49,0.85,-1.15,24.07,'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-connectivity" xlink:type="simple">TE Connectivity</text:a></text:p>
          </table:table-cell>
          <table:table-cell office:value-type="float" office:value="60.92" calcext:value-type="float">
            <text:p>60.92</text:p>
          </table:table-cell>
          <table:table-cell office:value-type="float" office:value="62.21" calcext:value-type="float">
            <text:p>62.21</text:p>
          </table:table-cell>
          <table:table-cell office:value-type="float" office:value="60.89" calcext:value-type="float">
            <text:p>60.89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2.3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-2.47%</text:p>
          </table:table-cell>
          <table:table-cell office:value-type="string" calcext:value-type="string">
            <text:p>10.54%</text:p>
          </table:table-cell>
          <table:table-cell office:value-type="string" calcext:value-type="string">
            <text:p>14.73%</text:p>
          </table:table-cell>
          <table:table-cell office:value-type="string" calcext:value-type="string">
            <text:p>116.0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32];1;LEN([.F432])-1))" office:value-type="float" office:value="-1.58" calcext:value-type="float">
            <text:p>-1.58</text:p>
          </table:table-cell>
          <table:table-cell table:formula="of:=VALUE(SUBSTITUTE(SUBSTITUTE(SUBSTITUTE([.G432];&quot;M&quot;;&quot;0000&quot;);&quot;K&quot;;&quot;0&quot;);&quot;.&quot;;&quot;&quot;))" office:value-type="float" office:value="2360000" calcext:value-type="float">
            <text:p>2360000</text:p>
          </table:table-cell>
          <table:table-cell table:formula="of:=IF([.I432]=&quot;-&quot;;&quot;NULL&quot;;VALUE(MID([.I432];1;LEN([.I432])-1)))" office:value-type="float" office:value="-1.58" calcext:value-type="float">
            <text:p>-1.58</text:p>
          </table:table-cell>
          <table:table-cell table:formula="of:=IF([.J432]=&quot;-&quot;;&quot;NULL&quot;;VALUE(MID([.J432];1;LEN([.J432])-1)))" office:value-type="float" office:value="-3.3" calcext:value-type="float">
            <text:p>-3.3</text:p>
          </table:table-cell>
          <table:table-cell table:formula="of:=IF([.K432]=&quot;-&quot;;&quot;NULL&quot;;VALUE(MID([.K432];1;LEN([.K432])-1)))" office:value-type="float" office:value="-2.47" calcext:value-type="float">
            <text:p>-2.47</text:p>
          </table:table-cell>
          <table:table-cell table:formula="of:=IF([.L432]=&quot;-&quot;;&quot;NULL&quot;;VALUE(MID([.L432];1;LEN([.L432])-1)))" office:value-type="float" office:value="10.54" calcext:value-type="float">
            <text:p>10.54</text:p>
          </table:table-cell>
          <table:table-cell table:formula="of:=IF([.M432]=&quot;-&quot;;&quot;NULL&quot;;VALUE(MID([.M432];1;LEN([.M432])-1)))" office:value-type="float" office:value="14.73" calcext:value-type="float">
            <text:p>14.73</text:p>
          </table:table-cell>
          <table:table-cell table:formula="of:=IF([.N432]=&quot;-&quot;;&quot;NULL&quot;;VALUE(MID([.N432];1;LEN([.N432])-1)))" office:value-type="float" office:value="116.03" calcext:value-type="float">
            <text:p>116.03</text:p>
          </table:table-cell>
          <table:table-cell table:formula="of:=&quot;( &quot; &amp; (ROW()-1) &amp; &quot;, '&quot; &amp; [.A432] &amp; &quot;',&quot; &amp; [.B432] &amp; &quot;,&quot; &amp; [.C432] &amp; &quot;,&quot; &amp; [.D432] &amp; &quot;,&quot; &amp; [.E432] &amp; &quot;,&quot; &amp; [.R432] &amp; &quot;,&quot; &amp; [.S432] &amp; &quot;,'2014/09/19',&quot; &amp; [.T432] &amp; &quot;,&quot; &amp; [.U432] &amp; &quot;,&quot; &amp; [.V432] &amp; &quot;,&quot; &amp; [.W432] &amp; &quot;,&quot; &amp; [.X432] &amp; &quot;,&quot; &amp; [.Y432] &amp; &quot;,'&quot; &amp; [.O432] &amp; &quot;','&quot; &amp; [.P432] &amp; &quot;','&quot; &amp; [.Q432] &amp; &quot;'),&quot;" office:value-type="string" office:string-value="( 431, 'TE Connectivity',60.92,62.21,60.89,-0.98,-1.58,2360000,'2014/09/19',-1.58,-3.3,-2.47,10.54,14.73,116.03,'Strong Sell','Strong Sell','Strong Buy')," calcext:value-type="string">
            <text:p>( 431, 'TE Connectivity',60.92,62.21,60.89,-0.98,-1.58,2360000,'2014/09/19',-1.58,-3.3,-2.47,10.54,14.73,116.03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co-energy" xlink:type="simple">TECO Energy</text:a></text:p>
          </table:table-cell>
          <table:table-cell office:value-type="float" office:value="17.51" calcext:value-type="float">
            <text:p>17.51</text:p>
          </table:table-cell>
          <table:table-cell office:value-type="float" office:value="17.53" calcext:value-type="float">
            <text:p>17.53</text:p>
          </table:table-cell>
          <table:table-cell office:value-type="float" office:value="17.27" calcext:value-type="float">
            <text:p>17.2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+1.33%</text:p>
          </table:table-cell>
          <table:table-cell office:value-type="string" calcext:value-type="string">
            <text:p>2.9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3%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-1.85%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4.79%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33];1;LEN([.F433])-1))" office:value-type="float" office:value="1.33" calcext:value-type="float">
            <text:p>1.33</text:p>
          </table:table-cell>
          <table:table-cell table:formula="of:=VALUE(SUBSTITUTE(SUBSTITUTE(SUBSTITUTE([.G433];&quot;M&quot;;&quot;0000&quot;);&quot;K&quot;;&quot;0&quot;);&quot;.&quot;;&quot;&quot;))" office:value-type="float" office:value="2910000" calcext:value-type="float">
            <text:p>2910000</text:p>
          </table:table-cell>
          <table:table-cell table:formula="of:=IF([.I433]=&quot;-&quot;;&quot;NULL&quot;;VALUE(MID([.I433];1;LEN([.I433])-1)))" office:value-type="float" office:value="1.33" calcext:value-type="float">
            <text:p>1.33</text:p>
          </table:table-cell>
          <table:table-cell table:formula="of:=IF([.J433]=&quot;-&quot;;&quot;NULL&quot;;VALUE(MID([.J433];1;LEN([.J433])-1)))" office:value-type="float" office:value="0.46" calcext:value-type="float">
            <text:p>0.46</text:p>
          </table:table-cell>
          <table:table-cell table:formula="of:=IF([.K433]=&quot;-&quot;;&quot;NULL&quot;;VALUE(MID([.K433];1;LEN([.K433])-1)))" office:value-type="float" office:value="-1.85" calcext:value-type="float">
            <text:p>-1.85</text:p>
          </table:table-cell>
          <table:table-cell table:formula="of:=IF([.L433]=&quot;-&quot;;&quot;NULL&quot;;VALUE(MID([.L433];1;LEN([.L433])-1)))" office:value-type="float" office:value="1.57" calcext:value-type="float">
            <text:p>1.57</text:p>
          </table:table-cell>
          <table:table-cell table:formula="of:=IF([.M433]=&quot;-&quot;;&quot;NULL&quot;;VALUE(MID([.M433];1;LEN([.M433])-1)))" office:value-type="float" office:value="4.79" calcext:value-type="float">
            <text:p>4.79</text:p>
          </table:table-cell>
          <table:table-cell table:formula="of:=IF([.N433]=&quot;-&quot;;&quot;NULL&quot;;VALUE(MID([.N433];1;LEN([.N433])-1)))" office:value-type="float" office:value="0.63" calcext:value-type="float">
            <text:p>0.63</text:p>
          </table:table-cell>
          <table:table-cell table:formula="of:=&quot;( &quot; &amp; (ROW()-1) &amp; &quot;, '&quot; &amp; [.A433] &amp; &quot;',&quot; &amp; [.B433] &amp; &quot;,&quot; &amp; [.C433] &amp; &quot;,&quot; &amp; [.D433] &amp; &quot;,&quot; &amp; [.E433] &amp; &quot;,&quot; &amp; [.R433] &amp; &quot;,&quot; &amp; [.S433] &amp; &quot;,'2014/09/19',&quot; &amp; [.T433] &amp; &quot;,&quot; &amp; [.U433] &amp; &quot;,&quot; &amp; [.V433] &amp; &quot;,&quot; &amp; [.W433] &amp; &quot;,&quot; &amp; [.X433] &amp; &quot;,&quot; &amp; [.Y433] &amp; &quot;,'&quot; &amp; [.O433] &amp; &quot;','&quot; &amp; [.P433] &amp; &quot;','&quot; &amp; [.Q433] &amp; &quot;'),&quot;" office:value-type="string" office:string-value="( 432, 'TECO Energy',17.51,17.53,17.27,0.23,1.33,2910000,'2014/09/19',1.33,0.46,-1.85,1.57,4.79,0.63,'Buy','Strong Sell','Strong Buy')," calcext:value-type="string">
            <text:p>( 432, 'TECO Energy',17.51,17.53,17.27,0.23,1.33,2910000,'2014/09/19',1.33,0.46,-1.85,1.57,4.79,0.63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net-healthcare" xlink:type="simple">Tenet Healthcare</text:a></text:p>
          </table:table-cell>
          <table:table-cell office:value-type="float" office:value="63.27" calcext:value-type="float">
            <text:p>63.27</text:p>
          </table:table-cell>
          <table:table-cell office:value-type="float" office:value="63.51" calcext:value-type="float">
            <text:p>63.51</text:p>
          </table:table-cell>
          <table:table-cell office:value-type="float" office:value="62.58" calcext:value-type="float">
            <text:p>62.5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+0.89%</text:p>
          </table:table-cell>
          <table:table-cell office:value-type="string" calcext:value-type="string">
            <text:p>1.2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5.34%</text:p>
          </table:table-cell>
          <table:table-cell office:value-type="string" calcext:value-type="string">
            <text:p>50.21%</text:p>
          </table:table-cell>
          <table:table-cell office:value-type="string" calcext:value-type="string">
            <text:p>50.54%</text:p>
          </table:table-cell>
          <table:table-cell office:value-type="string" calcext:value-type="string">
            <text:p>270.4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34];1;LEN([.F434])-1))" office:value-type="float" office:value="0.89" calcext:value-type="float">
            <text:p>0.89</text:p>
          </table:table-cell>
          <table:table-cell table:formula="of:=VALUE(SUBSTITUTE(SUBSTITUTE(SUBSTITUTE([.G434];&quot;M&quot;;&quot;0000&quot;);&quot;K&quot;;&quot;0&quot;);&quot;.&quot;;&quot;&quot;))" office:value-type="float" office:value="1290000" calcext:value-type="float">
            <text:p>1290000</text:p>
          </table:table-cell>
          <table:table-cell table:formula="of:=IF([.I434]=&quot;-&quot;;&quot;NULL&quot;;VALUE(MID([.I434];1;LEN([.I434])-1)))" office:value-type="float" office:value="0.89" calcext:value-type="float">
            <text:p>0.89</text:p>
          </table:table-cell>
          <table:table-cell table:formula="of:=IF([.J434]=&quot;-&quot;;&quot;NULL&quot;;VALUE(MID([.J434];1;LEN([.J434])-1)))" office:value-type="float" office:value="2.83" calcext:value-type="float">
            <text:p>2.83</text:p>
          </table:table-cell>
          <table:table-cell table:formula="of:=IF([.K434]=&quot;-&quot;;&quot;NULL&quot;;VALUE(MID([.K434];1;LEN([.K434])-1)))" office:value-type="float" office:value="5.34" calcext:value-type="float">
            <text:p>5.34</text:p>
          </table:table-cell>
          <table:table-cell table:formula="of:=IF([.L434]=&quot;-&quot;;&quot;NULL&quot;;VALUE(MID([.L434];1;LEN([.L434])-1)))" office:value-type="float" office:value="50.21" calcext:value-type="float">
            <text:p>50.21</text:p>
          </table:table-cell>
          <table:table-cell table:formula="of:=IF([.M434]=&quot;-&quot;;&quot;NULL&quot;;VALUE(MID([.M434];1;LEN([.M434])-1)))" office:value-type="float" office:value="50.54" calcext:value-type="float">
            <text:p>50.54</text:p>
          </table:table-cell>
          <table:table-cell table:formula="of:=IF([.N434]=&quot;-&quot;;&quot;NULL&quot;;VALUE(MID([.N434];1;LEN([.N434])-1)))" office:value-type="float" office:value="270.43" calcext:value-type="float">
            <text:p>270.43</text:p>
          </table:table-cell>
          <table:table-cell table:formula="of:=&quot;( &quot; &amp; (ROW()-1) &amp; &quot;, '&quot; &amp; [.A434] &amp; &quot;',&quot; &amp; [.B434] &amp; &quot;,&quot; &amp; [.C434] &amp; &quot;,&quot; &amp; [.D434] &amp; &quot;,&quot; &amp; [.E434] &amp; &quot;,&quot; &amp; [.R434] &amp; &quot;,&quot; &amp; [.S434] &amp; &quot;,'2014/09/19',&quot; &amp; [.T434] &amp; &quot;,&quot; &amp; [.U434] &amp; &quot;,&quot; &amp; [.V434] &amp; &quot;,&quot; &amp; [.W434] &amp; &quot;,&quot; &amp; [.X434] &amp; &quot;,&quot; &amp; [.Y434] &amp; &quot;,'&quot; &amp; [.O434] &amp; &quot;','&quot; &amp; [.P434] &amp; &quot;','&quot; &amp; [.Q434] &amp; &quot;'),&quot;" office:value-type="string" office:string-value="( 433, 'Tenet Healthcare',63.27,63.51,62.58,0.56,0.89,1290000,'2014/09/19',0.89,2.83,5.34,50.21,50.54,270.43,'Strong Buy','Strong Buy','Strong Buy')," calcext:value-type="string">
            <text:p>( 433, 'Tenet Healthcare',63.27,63.51,62.58,0.56,0.89,1290000,'2014/09/19',0.89,2.83,5.34,50.21,50.54,270.4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radata" xlink:type="simple">Teradata</text:a></text:p>
          </table:table-cell>
          <table:table-cell office:value-type="float" office:value="43.57" calcext:value-type="float">
            <text:p>43.57</text:p>
          </table:table-cell>
          <table:table-cell office:value-type="float" office:value="45" calcext:value-type="float">
            <text:p>45</text:p>
          </table:table-cell>
          <table:table-cell office:value-type="float" office:value="43.38" calcext:value-type="float">
            <text:p>43.38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-2.55%</text:p>
          </table:table-cell>
          <table:table-cell office:value-type="string" calcext:value-type="string">
            <text:p>2.0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55%</text:p>
          </table:table-cell>
          <table:table-cell office:value-type="string" calcext:value-type="string">
            <text:p>-2.88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-4.22%</text:p>
          </table:table-cell>
          <table:table-cell office:value-type="string" calcext:value-type="string">
            <text:p>-28.26%</text:p>
          </table:table-cell>
          <table:table-cell office:value-type="string" calcext:value-type="string">
            <text:p>-17.57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435];1;LEN([.F435])-1))" office:value-type="float" office:value="-2.55" calcext:value-type="float">
            <text:p>-2.55</text:p>
          </table:table-cell>
          <table:table-cell table:formula="of:=VALUE(SUBSTITUTE(SUBSTITUTE(SUBSTITUTE([.G435];&quot;M&quot;;&quot;0000&quot;);&quot;K&quot;;&quot;0&quot;);&quot;.&quot;;&quot;&quot;))" office:value-type="float" office:value="2050000" calcext:value-type="float">
            <text:p>2050000</text:p>
          </table:table-cell>
          <table:table-cell table:formula="of:=IF([.I435]=&quot;-&quot;;&quot;NULL&quot;;VALUE(MID([.I435];1;LEN([.I435])-1)))" office:value-type="float" office:value="-2.55" calcext:value-type="float">
            <text:p>-2.55</text:p>
          </table:table-cell>
          <table:table-cell table:formula="of:=IF([.J435]=&quot;-&quot;;&quot;NULL&quot;;VALUE(MID([.J435];1;LEN([.J435])-1)))" office:value-type="float" office:value="-2.88" calcext:value-type="float">
            <text:p>-2.88</text:p>
          </table:table-cell>
          <table:table-cell table:formula="of:=IF([.K435]=&quot;-&quot;;&quot;NULL&quot;;VALUE(MID([.K435];1;LEN([.K435])-1)))" office:value-type="float" office:value="0.32" calcext:value-type="float">
            <text:p>0.32</text:p>
          </table:table-cell>
          <table:table-cell table:formula="of:=IF([.L435]=&quot;-&quot;;&quot;NULL&quot;;VALUE(MID([.L435];1;LEN([.L435])-1)))" office:value-type="float" office:value="-4.22" calcext:value-type="float">
            <text:p>-4.22</text:p>
          </table:table-cell>
          <table:table-cell table:formula="of:=IF([.M435]=&quot;-&quot;;&quot;NULL&quot;;VALUE(MID([.M435];1;LEN([.M435])-1)))" office:value-type="float" office:value="-28.26" calcext:value-type="float">
            <text:p>-28.26</text:p>
          </table:table-cell>
          <table:table-cell table:formula="of:=IF([.N435]=&quot;-&quot;;&quot;NULL&quot;;VALUE(MID([.N435];1;LEN([.N435])-1)))" office:value-type="float" office:value="-17.57" calcext:value-type="float">
            <text:p>-17.57</text:p>
          </table:table-cell>
          <table:table-cell table:formula="of:=&quot;( &quot; &amp; (ROW()-1) &amp; &quot;, '&quot; &amp; [.A435] &amp; &quot;',&quot; &amp; [.B435] &amp; &quot;,&quot; &amp; [.C435] &amp; &quot;,&quot; &amp; [.D435] &amp; &quot;,&quot; &amp; [.E435] &amp; &quot;,&quot; &amp; [.R435] &amp; &quot;,&quot; &amp; [.S435] &amp; &quot;,'2014/09/19',&quot; &amp; [.T435] &amp; &quot;,&quot; &amp; [.U435] &amp; &quot;,&quot; &amp; [.V435] &amp; &quot;,&quot; &amp; [.W435] &amp; &quot;,&quot; &amp; [.X435] &amp; &quot;,&quot; &amp; [.Y435] &amp; &quot;,'&quot; &amp; [.O435] &amp; &quot;','&quot; &amp; [.P435] &amp; &quot;','&quot; &amp; [.Q435] &amp; &quot;'),&quot;" office:value-type="string" office:string-value="( 434, 'Teradata',43.57,45,43.38,-1.14,-2.55,2050000,'2014/09/19',-2.55,-2.88,0.32,-4.22,-28.26,-17.57,'Strong Sell','Strong Sell','Strong Sell')," calcext:value-type="string">
            <text:p>( 434, 'Teradata',43.57,45,43.38,-1.14,-2.55,2050000,'2014/09/19',-2.55,-2.88,0.32,-4.22,-28.26,-17.57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tesoro" xlink:type="simple">Tesoro</text:a></text:p>
          </table:table-cell>
          <table:table-cell office:value-type="float" office:value="61.92" calcext:value-type="float">
            <text:p>61.92</text:p>
          </table:table-cell>
          <table:table-cell office:value-type="float" office:value="62.16" calcext:value-type="float">
            <text:p>62.16</text:p>
          </table:table-cell>
          <table:table-cell office:value-type="float" office:value="61.31" calcext:value-type="float">
            <text:p>61.3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+0.91%</text:p>
          </table:table-cell>
          <table:table-cell office:value-type="string" calcext:value-type="string">
            <text:p>2.2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91%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-3.22%</text:p>
          </table:table-cell>
          <table:table-cell office:value-type="string" calcext:value-type="string">
            <text:p>5.85%</text:p>
          </table:table-cell>
          <table:table-cell office:value-type="string" calcext:value-type="string">
            <text:p>39.43%</text:p>
          </table:table-cell>
          <table:table-cell office:value-type="string" calcext:value-type="string">
            <text:p>188.40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36];1;LEN([.F436])-1))" office:value-type="float" office:value="0.91" calcext:value-type="float">
            <text:p>0.91</text:p>
          </table:table-cell>
          <table:table-cell table:formula="of:=VALUE(SUBSTITUTE(SUBSTITUTE(SUBSTITUTE([.G436];&quot;M&quot;;&quot;0000&quot;);&quot;K&quot;;&quot;0&quot;);&quot;.&quot;;&quot;&quot;))" office:value-type="float" office:value="2200000" calcext:value-type="float">
            <text:p>2200000</text:p>
          </table:table-cell>
          <table:table-cell table:formula="of:=IF([.I436]=&quot;-&quot;;&quot;NULL&quot;;VALUE(MID([.I436];1;LEN([.I436])-1)))" office:value-type="float" office:value="0.91" calcext:value-type="float">
            <text:p>0.91</text:p>
          </table:table-cell>
          <table:table-cell table:formula="of:=IF([.J436]=&quot;-&quot;;&quot;NULL&quot;;VALUE(MID([.J436];1;LEN([.J436])-1)))" office:value-type="float" office:value="0.68" calcext:value-type="float">
            <text:p>0.68</text:p>
          </table:table-cell>
          <table:table-cell table:formula="of:=IF([.K436]=&quot;-&quot;;&quot;NULL&quot;;VALUE(MID([.K436];1;LEN([.K436])-1)))" office:value-type="float" office:value="-3.22" calcext:value-type="float">
            <text:p>-3.22</text:p>
          </table:table-cell>
          <table:table-cell table:formula="of:=IF([.L436]=&quot;-&quot;;&quot;NULL&quot;;VALUE(MID([.L436];1;LEN([.L436])-1)))" office:value-type="float" office:value="5.85" calcext:value-type="float">
            <text:p>5.85</text:p>
          </table:table-cell>
          <table:table-cell table:formula="of:=IF([.M436]=&quot;-&quot;;&quot;NULL&quot;;VALUE(MID([.M436];1;LEN([.M436])-1)))" office:value-type="float" office:value="39.43" calcext:value-type="float">
            <text:p>39.43</text:p>
          </table:table-cell>
          <table:table-cell table:formula="of:=IF([.N436]=&quot;-&quot;;&quot;NULL&quot;;VALUE(MID([.N436];1;LEN([.N436])-1)))" office:value-type="float" office:value="188.4" calcext:value-type="float">
            <text:p>188.4</text:p>
          </table:table-cell>
          <table:table-cell table:formula="of:=&quot;( &quot; &amp; (ROW()-1) &amp; &quot;, '&quot; &amp; [.A436] &amp; &quot;',&quot; &amp; [.B436] &amp; &quot;,&quot; &amp; [.C436] &amp; &quot;,&quot; &amp; [.D436] &amp; &quot;,&quot; &amp; [.E436] &amp; &quot;,&quot; &amp; [.R436] &amp; &quot;,&quot; &amp; [.S436] &amp; &quot;,'2014/09/19',&quot; &amp; [.T436] &amp; &quot;,&quot; &amp; [.U436] &amp; &quot;,&quot; &amp; [.V436] &amp; &quot;,&quot; &amp; [.W436] &amp; &quot;,&quot; &amp; [.X436] &amp; &quot;,&quot; &amp; [.Y436] &amp; &quot;,'&quot; &amp; [.O436] &amp; &quot;','&quot; &amp; [.P436] &amp; &quot;','&quot; &amp; [.Q436] &amp; &quot;'),&quot;" office:value-type="string" office:string-value="( 435, 'Tesoro',61.92,62.16,61.31,0.56,0.91,2200000,'2014/09/19',0.91,0.68,-3.22,5.85,39.43,188.4,'Buy','Strong Sell','Strong Buy')," calcext:value-type="string">
            <text:p>( 435, 'Tesoro',61.92,62.16,61.31,0.56,0.91,2200000,'2014/09/19',0.91,0.68,-3.22,5.85,39.43,188.4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xas-instru" xlink:type="simple">Texas Instruments</text:a></text:p>
          </table:table-cell>
          <table:table-cell office:value-type="float" office:value="48.75" calcext:value-type="float">
            <text:p>48.75</text:p>
          </table:table-cell>
          <table:table-cell office:value-type="float" office:value="49.37" calcext:value-type="float">
            <text:p>49.37</text:p>
          </table:table-cell>
          <table:table-cell office:value-type="float" office:value="48.65" calcext:value-type="float">
            <text:p>48.65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11.2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1.92%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11.02%</text:p>
          </table:table-cell>
          <table:table-cell office:value-type="string" calcext:value-type="string">
            <text:p>20.31%</text:p>
          </table:table-cell>
          <table:table-cell office:value-type="string" calcext:value-type="string">
            <text:p>81.36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37];1;LEN([.F437])-1))" office:value-type="float" office:value="-0.47" calcext:value-type="float">
            <text:p>-0.47</text:p>
          </table:table-cell>
          <table:table-cell table:formula="of:=VALUE(SUBSTITUTE(SUBSTITUTE(SUBSTITUTE([.G437];&quot;M&quot;;&quot;0000&quot;);&quot;K&quot;;&quot;0&quot;);&quot;.&quot;;&quot;&quot;))" office:value-type="float" office:value="11230000" calcext:value-type="float">
            <text:p>11230000</text:p>
          </table:table-cell>
          <table:table-cell table:formula="of:=IF([.I437]=&quot;-&quot;;&quot;NULL&quot;;VALUE(MID([.I437];1;LEN([.I437])-1)))" office:value-type="float" office:value="-0.47" calcext:value-type="float">
            <text:p>-0.47</text:p>
          </table:table-cell>
          <table:table-cell table:formula="of:=IF([.J437]=&quot;-&quot;;&quot;NULL&quot;;VALUE(MID([.J437];1;LEN([.J437])-1)))" office:value-type="float" office:value="1.92" calcext:value-type="float">
            <text:p>1.92</text:p>
          </table:table-cell>
          <table:table-cell table:formula="of:=IF([.K437]=&quot;-&quot;;&quot;NULL&quot;;VALUE(MID([.K437];1;LEN([.K437])-1)))" office:value-type="float" office:value="1.2" calcext:value-type="float">
            <text:p>1.2</text:p>
          </table:table-cell>
          <table:table-cell table:formula="of:=IF([.L437]=&quot;-&quot;;&quot;NULL&quot;;VALUE(MID([.L437];1;LEN([.L437])-1)))" office:value-type="float" office:value="11.02" calcext:value-type="float">
            <text:p>11.02</text:p>
          </table:table-cell>
          <table:table-cell table:formula="of:=IF([.M437]=&quot;-&quot;;&quot;NULL&quot;;VALUE(MID([.M437];1;LEN([.M437])-1)))" office:value-type="float" office:value="20.31" calcext:value-type="float">
            <text:p>20.31</text:p>
          </table:table-cell>
          <table:table-cell table:formula="of:=IF([.N437]=&quot;-&quot;;&quot;NULL&quot;;VALUE(MID([.N437];1;LEN([.N437])-1)))" office:value-type="float" office:value="81.36" calcext:value-type="float">
            <text:p>81.36</text:p>
          </table:table-cell>
          <table:table-cell table:formula="of:=&quot;( &quot; &amp; (ROW()-1) &amp; &quot;, '&quot; &amp; [.A437] &amp; &quot;',&quot; &amp; [.B437] &amp; &quot;,&quot; &amp; [.C437] &amp; &quot;,&quot; &amp; [.D437] &amp; &quot;,&quot; &amp; [.E437] &amp; &quot;,&quot; &amp; [.R437] &amp; &quot;,&quot; &amp; [.S437] &amp; &quot;,'2014/09/19',&quot; &amp; [.T437] &amp; &quot;,&quot; &amp; [.U437] &amp; &quot;,&quot; &amp; [.V437] &amp; &quot;,&quot; &amp; [.W437] &amp; &quot;,&quot; &amp; [.X437] &amp; &quot;,&quot; &amp; [.Y437] &amp; &quot;,'&quot; &amp; [.O437] &amp; &quot;','&quot; &amp; [.P437] &amp; &quot;','&quot; &amp; [.Q437] &amp; &quot;'),&quot;" office:value-type="string" office:string-value="( 436, 'Texas Instruments',48.75,49.37,48.65,-0.23,-0.47,11230000,'2014/09/19',-0.47,1.92,1.2,11.02,20.31,81.36,'Buy','Strong Buy','Strong Buy')," calcext:value-type="string">
            <text:p>( 436, 'Texas Instruments',48.75,49.37,48.65,-0.23,-0.47,11230000,'2014/09/19',-0.47,1.92,1.2,11.02,20.31,81.36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extron-inc" xlink:type="simple">Textron</text:a></text:p>
          </table:table-cell>
          <table:table-cell office:value-type="float" office:value="36.81" calcext:value-type="float">
            <text:p>36.81</text:p>
          </table:table-cell>
          <table:table-cell office:value-type="float" office:value="37.07" calcext:value-type="float">
            <text:p>37.07</text:p>
          </table:table-cell>
          <table:table-cell office:value-type="float" office:value="36.59" calcext:value-type="float">
            <text:p>36.5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+0.19%</text:p>
          </table:table-cell>
          <table:table-cell office:value-type="string" calcext:value-type="string">
            <text:p>2.3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0.96%</text:p>
          </table:table-cell>
          <table:table-cell office:value-type="string" calcext:value-type="string">
            <text:p>-5.69%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29.29%</text:p>
          </table:table-cell>
          <table:table-cell office:value-type="string" calcext:value-type="string">
            <text:p>117.42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38];1;LEN([.F438])-1))" office:value-type="float" office:value="0.19" calcext:value-type="float">
            <text:p>0.19</text:p>
          </table:table-cell>
          <table:table-cell table:formula="of:=VALUE(SUBSTITUTE(SUBSTITUTE(SUBSTITUTE([.G438];&quot;M&quot;;&quot;0000&quot;);&quot;K&quot;;&quot;0&quot;);&quot;.&quot;;&quot;&quot;))" office:value-type="float" office:value="2360000" calcext:value-type="float">
            <text:p>2360000</text:p>
          </table:table-cell>
          <table:table-cell table:formula="of:=IF([.I438]=&quot;-&quot;;&quot;NULL&quot;;VALUE(MID([.I438];1;LEN([.I438])-1)))" office:value-type="float" office:value="0.19" calcext:value-type="float">
            <text:p>0.19</text:p>
          </table:table-cell>
          <table:table-cell table:formula="of:=IF([.J438]=&quot;-&quot;;&quot;NULL&quot;;VALUE(MID([.J438];1;LEN([.J438])-1)))" office:value-type="float" office:value="0.96" calcext:value-type="float">
            <text:p>0.96</text:p>
          </table:table-cell>
          <table:table-cell table:formula="of:=IF([.K438]=&quot;-&quot;;&quot;NULL&quot;;VALUE(MID([.K438];1;LEN([.K438])-1)))" office:value-type="float" office:value="-5.69" calcext:value-type="float">
            <text:p>-5.69</text:p>
          </table:table-cell>
          <table:table-cell table:formula="of:=IF([.L438]=&quot;-&quot;;&quot;NULL&quot;;VALUE(MID([.L438];1;LEN([.L438])-1)))" office:value-type="float" office:value="0.14" calcext:value-type="float">
            <text:p>0.14</text:p>
          </table:table-cell>
          <table:table-cell table:formula="of:=IF([.M438]=&quot;-&quot;;&quot;NULL&quot;;VALUE(MID([.M438];1;LEN([.M438])-1)))" office:value-type="float" office:value="29.29" calcext:value-type="float">
            <text:p>29.29</text:p>
          </table:table-cell>
          <table:table-cell table:formula="of:=IF([.N438]=&quot;-&quot;;&quot;NULL&quot;;VALUE(MID([.N438];1;LEN([.N438])-1)))" office:value-type="float" office:value="117.42" calcext:value-type="float">
            <text:p>117.42</text:p>
          </table:table-cell>
          <table:table-cell table:formula="of:=&quot;( &quot; &amp; (ROW()-1) &amp; &quot;, '&quot; &amp; [.A438] &amp; &quot;',&quot; &amp; [.B438] &amp; &quot;,&quot; &amp; [.C438] &amp; &quot;,&quot; &amp; [.D438] &amp; &quot;,&quot; &amp; [.E438] &amp; &quot;,&quot; &amp; [.R438] &amp; &quot;,&quot; &amp; [.S438] &amp; &quot;,'2014/09/19',&quot; &amp; [.T438] &amp; &quot;,&quot; &amp; [.U438] &amp; &quot;,&quot; &amp; [.V438] &amp; &quot;,&quot; &amp; [.W438] &amp; &quot;,&quot; &amp; [.X438] &amp; &quot;,&quot; &amp; [.Y438] &amp; &quot;,'&quot; &amp; [.O438] &amp; &quot;','&quot; &amp; [.P438] &amp; &quot;','&quot; &amp; [.Q438] &amp; &quot;'),&quot;" office:value-type="string" office:string-value="( 437, 'Textron',36.81,37.07,36.59,0.07,0.19,2360000,'2014/09/19',0.19,0.96,-5.69,0.14,29.29,117.42,'Neutral','Strong Sell','Strong Buy')," calcext:value-type="string">
            <text:p>( 437, 'Textron',36.81,37.07,36.59,0.07,0.19,2360000,'2014/09/19',0.19,0.96,-5.69,0.14,29.29,117.42,'Neutra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aes-corp" xlink:type="simple">The AES</text:a></text:p>
          </table:table-cell>
          <table:table-cell office:value-type="float" office:value="14.7" calcext:value-type="float">
            <text:p>14.7</text:p>
          </table:table-cell>
          <table:table-cell office:value-type="float" office:value="14.73" calcext:value-type="float">
            <text:p>14.73</text:p>
          </table:table-cell>
          <table:table-cell office:value-type="float" office:value="14.49" calcext:value-type="float">
            <text:p>14.4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+1.59%</text:p>
          </table:table-cell>
          <table:table-cell office:value-type="string" calcext:value-type="string">
            <text:p>4.5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59%</text:p>
          </table:table-cell>
          <table:table-cell office:value-type="string" calcext:value-type="string">
            <text:p>2.01%</text:p>
          </table:table-cell>
          <table:table-cell office:value-type="string" calcext:value-type="string">
            <text:p>-2.46%</text:p>
          </table:table-cell>
          <table:table-cell office:value-type="string" calcext:value-type="string">
            <text:p>1.31%</text:p>
          </table:table-cell>
          <table:table-cell office:value-type="string" calcext:value-type="string">
            <text:p>9.87%</text:p>
          </table:table-cell>
          <table:table-cell office:value-type="string" calcext:value-type="string">
            <text:p>41.89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39];1;LEN([.F439])-1))" office:value-type="float" office:value="1.59" calcext:value-type="float">
            <text:p>1.59</text:p>
          </table:table-cell>
          <table:table-cell table:formula="of:=VALUE(SUBSTITUTE(SUBSTITUTE(SUBSTITUTE([.G439];&quot;M&quot;;&quot;0000&quot;);&quot;K&quot;;&quot;0&quot;);&quot;.&quot;;&quot;&quot;))" office:value-type="float" office:value="4530000" calcext:value-type="float">
            <text:p>4530000</text:p>
          </table:table-cell>
          <table:table-cell table:formula="of:=IF([.I439]=&quot;-&quot;;&quot;NULL&quot;;VALUE(MID([.I439];1;LEN([.I439])-1)))" office:value-type="float" office:value="1.59" calcext:value-type="float">
            <text:p>1.59</text:p>
          </table:table-cell>
          <table:table-cell table:formula="of:=IF([.J439]=&quot;-&quot;;&quot;NULL&quot;;VALUE(MID([.J439];1;LEN([.J439])-1)))" office:value-type="float" office:value="2.01" calcext:value-type="float">
            <text:p>2.01</text:p>
          </table:table-cell>
          <table:table-cell table:formula="of:=IF([.K439]=&quot;-&quot;;&quot;NULL&quot;;VALUE(MID([.K439];1;LEN([.K439])-1)))" office:value-type="float" office:value="-2.46" calcext:value-type="float">
            <text:p>-2.46</text:p>
          </table:table-cell>
          <table:table-cell table:formula="of:=IF([.L439]=&quot;-&quot;;&quot;NULL&quot;;VALUE(MID([.L439];1;LEN([.L439])-1)))" office:value-type="float" office:value="1.31" calcext:value-type="float">
            <text:p>1.31</text:p>
          </table:table-cell>
          <table:table-cell table:formula="of:=IF([.M439]=&quot;-&quot;;&quot;NULL&quot;;VALUE(MID([.M439];1;LEN([.M439])-1)))" office:value-type="float" office:value="9.87" calcext:value-type="float">
            <text:p>9.87</text:p>
          </table:table-cell>
          <table:table-cell table:formula="of:=IF([.N439]=&quot;-&quot;;&quot;NULL&quot;;VALUE(MID([.N439];1;LEN([.N439])-1)))" office:value-type="float" office:value="41.89" calcext:value-type="float">
            <text:p>41.89</text:p>
          </table:table-cell>
          <table:table-cell table:formula="of:=&quot;( &quot; &amp; (ROW()-1) &amp; &quot;, '&quot; &amp; [.A439] &amp; &quot;',&quot; &amp; [.B439] &amp; &quot;,&quot; &amp; [.C439] &amp; &quot;,&quot; &amp; [.D439] &amp; &quot;,&quot; &amp; [.E439] &amp; &quot;,&quot; &amp; [.R439] &amp; &quot;,&quot; &amp; [.S439] &amp; &quot;,'2014/09/19',&quot; &amp; [.T439] &amp; &quot;,&quot; &amp; [.U439] &amp; &quot;,&quot; &amp; [.V439] &amp; &quot;,&quot; &amp; [.W439] &amp; &quot;,&quot; &amp; [.X439] &amp; &quot;,&quot; &amp; [.Y439] &amp; &quot;,'&quot; &amp; [.O439] &amp; &quot;','&quot; &amp; [.P439] &amp; &quot;','&quot; &amp; [.Q439] &amp; &quot;'),&quot;" office:value-type="string" office:string-value="( 438, 'The AES',14.7,14.73,14.49,0.23,1.59,4530000,'2014/09/19',1.59,2.01,-2.46,1.31,9.87,41.89,'Strong Buy','Neutral','Strong Buy')," calcext:value-type="string">
            <text:p>( 438, 'The AES',14.7,14.73,14.49,0.23,1.59,4530000,'2014/09/19',1.59,2.01,-2.46,1.31,9.87,41.89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charles-schwab" xlink:type="simple">The Charles Schwab</text:a></text:p>
          </table:table-cell>
          <table:table-cell office:value-type="float" office:value="30.37" calcext:value-type="float">
            <text:p>30.37</text:p>
          </table:table-cell>
          <table:table-cell office:value-type="float" office:value="30.96" calcext:value-type="float">
            <text:p>30.96</text:p>
          </table:table-cell>
          <table:table-cell office:value-type="float" office:value="30.29" calcext:value-type="float">
            <text:p>30.29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9.4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3%</text:p>
          </table:table-cell>
          <table:table-cell office:value-type="string" calcext:value-type="string">
            <text:p>2.88%</text:p>
          </table:table-cell>
          <table:table-cell office:value-type="string" calcext:value-type="string">
            <text:p>6.82%</text:p>
          </table:table-cell>
          <table:table-cell office:value-type="string" calcext:value-type="string">
            <text:p>16.81%</text:p>
          </table:table-cell>
          <table:table-cell office:value-type="string" calcext:value-type="string">
            <text:p>42.78%</text:p>
          </table:table-cell>
          <table:table-cell office:value-type="string" calcext:value-type="string">
            <text:p>169.72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40];1;LEN([.F440])-1))" office:value-type="float" office:value="-1.33" calcext:value-type="float">
            <text:p>-1.33</text:p>
          </table:table-cell>
          <table:table-cell table:formula="of:=VALUE(SUBSTITUTE(SUBSTITUTE(SUBSTITUTE([.G440];&quot;M&quot;;&quot;0000&quot;);&quot;K&quot;;&quot;0&quot;);&quot;.&quot;;&quot;&quot;))" office:value-type="float" office:value="9450000" calcext:value-type="float">
            <text:p>9450000</text:p>
          </table:table-cell>
          <table:table-cell table:formula="of:=IF([.I440]=&quot;-&quot;;&quot;NULL&quot;;VALUE(MID([.I440];1;LEN([.I440])-1)))" office:value-type="float" office:value="-1.33" calcext:value-type="float">
            <text:p>-1.33</text:p>
          </table:table-cell>
          <table:table-cell table:formula="of:=IF([.J440]=&quot;-&quot;;&quot;NULL&quot;;VALUE(MID([.J440];1;LEN([.J440])-1)))" office:value-type="float" office:value="2.88" calcext:value-type="float">
            <text:p>2.88</text:p>
          </table:table-cell>
          <table:table-cell table:formula="of:=IF([.K440]=&quot;-&quot;;&quot;NULL&quot;;VALUE(MID([.K440];1;LEN([.K440])-1)))" office:value-type="float" office:value="6.82" calcext:value-type="float">
            <text:p>6.82</text:p>
          </table:table-cell>
          <table:table-cell table:formula="of:=IF([.L440]=&quot;-&quot;;&quot;NULL&quot;;VALUE(MID([.L440];1;LEN([.L440])-1)))" office:value-type="float" office:value="16.81" calcext:value-type="float">
            <text:p>16.81</text:p>
          </table:table-cell>
          <table:table-cell table:formula="of:=IF([.M440]=&quot;-&quot;;&quot;NULL&quot;;VALUE(MID([.M440];1;LEN([.M440])-1)))" office:value-type="float" office:value="42.78" calcext:value-type="float">
            <text:p>42.78</text:p>
          </table:table-cell>
          <table:table-cell table:formula="of:=IF([.N440]=&quot;-&quot;;&quot;NULL&quot;;VALUE(MID([.N440];1;LEN([.N440])-1)))" office:value-type="float" office:value="169.72" calcext:value-type="float">
            <text:p>169.72</text:p>
          </table:table-cell>
          <table:table-cell table:formula="of:=&quot;( &quot; &amp; (ROW()-1) &amp; &quot;, '&quot; &amp; [.A440] &amp; &quot;',&quot; &amp; [.B440] &amp; &quot;,&quot; &amp; [.C440] &amp; &quot;,&quot; &amp; [.D440] &amp; &quot;,&quot; &amp; [.E440] &amp; &quot;,&quot; &amp; [.R440] &amp; &quot;,&quot; &amp; [.S440] &amp; &quot;,'2014/09/19',&quot; &amp; [.T440] &amp; &quot;,&quot; &amp; [.U440] &amp; &quot;,&quot; &amp; [.V440] &amp; &quot;,&quot; &amp; [.W440] &amp; &quot;,&quot; &amp; [.X440] &amp; &quot;,&quot; &amp; [.Y440] &amp; &quot;,'&quot; &amp; [.O440] &amp; &quot;','&quot; &amp; [.P440] &amp; &quot;','&quot; &amp; [.Q440] &amp; &quot;'),&quot;" office:value-type="string" office:string-value="( 439, 'The Charles Schwab',30.37,30.96,30.29,-0.41,-1.33,9450000,'2014/09/19',-1.33,2.88,6.82,16.81,42.78,169.72,'Neutral','Strong Buy','Strong Buy')," calcext:value-type="string">
            <text:p>( 439, 'The Charles Schwab',30.37,30.96,30.29,-0.41,-1.33,9450000,'2014/09/19',-1.33,2.88,6.82,16.81,42.78,169.72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goodyear-tire" xlink:type="simple">The Goodyear Tire&amp;Rubber</text:a></text:p>
          </table:table-cell>
          <table:table-cell office:value-type="float" office:value="23.91" calcext:value-type="float">
            <text:p>23.91</text:p>
          </table:table-cell>
          <table:table-cell office:value-type="float" office:value="24.66" calcext:value-type="float">
            <text:p>24.66</text:p>
          </table:table-cell>
          <table:table-cell office:value-type="float" office:value="23.84" calcext:value-type="float">
            <text:p>23.84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-2.45%</text:p>
          </table:table-cell>
          <table:table-cell office:value-type="string" calcext:value-type="string">
            <text:p>6.6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45%</text:p>
          </table:table-cell>
          <table:table-cell office:value-type="string" calcext:value-type="string">
            <text:p>-2.80%</text:p>
          </table:table-cell>
          <table:table-cell office:value-type="string" calcext:value-type="string">
            <text:p>-5.34%</text:p>
          </table:table-cell>
          <table:table-cell office:value-type="string" calcext:value-type="string">
            <text:p>0.25%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138.8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41];1;LEN([.F441])-1))" office:value-type="float" office:value="-2.45" calcext:value-type="float">
            <text:p>-2.45</text:p>
          </table:table-cell>
          <table:table-cell table:formula="of:=VALUE(SUBSTITUTE(SUBSTITUTE(SUBSTITUTE([.G441];&quot;M&quot;;&quot;0000&quot;);&quot;K&quot;;&quot;0&quot;);&quot;.&quot;;&quot;&quot;))" office:value-type="float" office:value="6650000" calcext:value-type="float">
            <text:p>6650000</text:p>
          </table:table-cell>
          <table:table-cell table:formula="of:=IF([.I441]=&quot;-&quot;;&quot;NULL&quot;;VALUE(MID([.I441];1;LEN([.I441])-1)))" office:value-type="float" office:value="-2.45" calcext:value-type="float">
            <text:p>-2.45</text:p>
          </table:table-cell>
          <table:table-cell table:formula="of:=IF([.J441]=&quot;-&quot;;&quot;NULL&quot;;VALUE(MID([.J441];1;LEN([.J441])-1)))" office:value-type="float" office:value="-2.8" calcext:value-type="float">
            <text:p>-2.8</text:p>
          </table:table-cell>
          <table:table-cell table:formula="of:=IF([.K441]=&quot;-&quot;;&quot;NULL&quot;;VALUE(MID([.K441];1;LEN([.K441])-1)))" office:value-type="float" office:value="-5.34" calcext:value-type="float">
            <text:p>-5.34</text:p>
          </table:table-cell>
          <table:table-cell table:formula="of:=IF([.L441]=&quot;-&quot;;&quot;NULL&quot;;VALUE(MID([.L441];1;LEN([.L441])-1)))" office:value-type="float" office:value="0.25" calcext:value-type="float">
            <text:p>0.25</text:p>
          </table:table-cell>
          <table:table-cell table:formula="of:=IF([.M441]=&quot;-&quot;;&quot;NULL&quot;;VALUE(MID([.M441];1;LEN([.M441])-1)))" office:value-type="float" office:value="7.65" calcext:value-type="float">
            <text:p>7.65</text:p>
          </table:table-cell>
          <table:table-cell table:formula="of:=IF([.N441]=&quot;-&quot;;&quot;NULL&quot;;VALUE(MID([.N441];1;LEN([.N441])-1)))" office:value-type="float" office:value="138.86" calcext:value-type="float">
            <text:p>138.86</text:p>
          </table:table-cell>
          <table:table-cell table:formula="of:=&quot;( &quot; &amp; (ROW()-1) &amp; &quot;, '&quot; &amp; [.A441] &amp; &quot;',&quot; &amp; [.B441] &amp; &quot;,&quot; &amp; [.C441] &amp; &quot;,&quot; &amp; [.D441] &amp; &quot;,&quot; &amp; [.E441] &amp; &quot;,&quot; &amp; [.R441] &amp; &quot;,&quot; &amp; [.S441] &amp; &quot;,'2014/09/19',&quot; &amp; [.T441] &amp; &quot;,&quot; &amp; [.U441] &amp; &quot;,&quot; &amp; [.V441] &amp; &quot;,&quot; &amp; [.W441] &amp; &quot;,&quot; &amp; [.X441] &amp; &quot;,&quot; &amp; [.Y441] &amp; &quot;,'&quot; &amp; [.O441] &amp; &quot;','&quot; &amp; [.P441] &amp; &quot;','&quot; &amp; [.Q441] &amp; &quot;'),&quot;" office:value-type="string" office:string-value="( 440, 'The Goodyear Tire&amp;Rubber',23.91,24.66,23.84,-0.6,-2.45,6650000,'2014/09/19',-2.45,-2.8,-5.34,0.25,7.65,138.86,'Strong Sell','Strong Sell','Strong Buy')," calcext:value-type="string">
            <text:p>( 440, 'The Goodyear Tire&amp;Rubber',23.91,24.66,23.84,-0.6,-2.45,6650000,'2014/09/19',-2.45,-2.8,-5.34,0.25,7.65,138.8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nasdaq-omx-group" xlink:type="simple">The NASDAQ OMX</text:a></text:p>
          </table:table-cell>
          <table:table-cell office:value-type="float" office:value="43.9" calcext:value-type="float">
            <text:p>43.9</text:p>
          </table:table-cell>
          <table:table-cell office:value-type="float" office:value="44.13" calcext:value-type="float">
            <text:p>44.13</text:p>
          </table:table-cell>
          <table:table-cell office:value-type="float" office:value="43.75" calcext:value-type="float">
            <text:p>43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+0.42%</text:p>
          </table:table-cell>
          <table:table-cell office:value-type="string" calcext:value-type="string">
            <text:p>1.5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2%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2.69%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36.85%</text:p>
          </table:table-cell>
          <table:table-cell office:value-type="string" calcext:value-type="string">
            <text:p>81.56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42];1;LEN([.F442])-1))" office:value-type="float" office:value="0.42" calcext:value-type="float">
            <text:p>0.42</text:p>
          </table:table-cell>
          <table:table-cell table:formula="of:=VALUE(SUBSTITUTE(SUBSTITUTE(SUBSTITUTE([.G442];&quot;M&quot;;&quot;0000&quot;);&quot;K&quot;;&quot;0&quot;);&quot;.&quot;;&quot;&quot;))" office:value-type="float" office:value="1510000" calcext:value-type="float">
            <text:p>1510000</text:p>
          </table:table-cell>
          <table:table-cell table:formula="of:=IF([.I442]=&quot;-&quot;;&quot;NULL&quot;;VALUE(MID([.I442];1;LEN([.I442])-1)))" office:value-type="float" office:value="0.42" calcext:value-type="float">
            <text:p>0.42</text:p>
          </table:table-cell>
          <table:table-cell table:formula="of:=IF([.J442]=&quot;-&quot;;&quot;NULL&quot;;VALUE(MID([.J442];1;LEN([.J442])-1)))" office:value-type="float" office:value="0.11" calcext:value-type="float">
            <text:p>0.11</text:p>
          </table:table-cell>
          <table:table-cell table:formula="of:=IF([.K442]=&quot;-&quot;;&quot;NULL&quot;;VALUE(MID([.K442];1;LEN([.K442])-1)))" office:value-type="float" office:value="2.69" calcext:value-type="float">
            <text:p>2.69</text:p>
          </table:table-cell>
          <table:table-cell table:formula="of:=IF([.L442]=&quot;-&quot;;&quot;NULL&quot;;VALUE(MID([.L442];1;LEN([.L442])-1)))" office:value-type="float" office:value="10.3" calcext:value-type="float">
            <text:p>10.3</text:p>
          </table:table-cell>
          <table:table-cell table:formula="of:=IF([.M442]=&quot;-&quot;;&quot;NULL&quot;;VALUE(MID([.M442];1;LEN([.M442])-1)))" office:value-type="float" office:value="36.85" calcext:value-type="float">
            <text:p>36.85</text:p>
          </table:table-cell>
          <table:table-cell table:formula="of:=IF([.N442]=&quot;-&quot;;&quot;NULL&quot;;VALUE(MID([.N442];1;LEN([.N442])-1)))" office:value-type="float" office:value="81.56" calcext:value-type="float">
            <text:p>81.56</text:p>
          </table:table-cell>
          <table:table-cell table:formula="of:=&quot;( &quot; &amp; (ROW()-1) &amp; &quot;, '&quot; &amp; [.A442] &amp; &quot;',&quot; &amp; [.B442] &amp; &quot;,&quot; &amp; [.C442] &amp; &quot;,&quot; &amp; [.D442] &amp; &quot;,&quot; &amp; [.E442] &amp; &quot;,&quot; &amp; [.R442] &amp; &quot;,&quot; &amp; [.S442] &amp; &quot;,'2014/09/19',&quot; &amp; [.T442] &amp; &quot;,&quot; &amp; [.U442] &amp; &quot;,&quot; &amp; [.V442] &amp; &quot;,&quot; &amp; [.W442] &amp; &quot;,&quot; &amp; [.X442] &amp; &quot;,&quot; &amp; [.Y442] &amp; &quot;,'&quot; &amp; [.O442] &amp; &quot;','&quot; &amp; [.P442] &amp; &quot;','&quot; &amp; [.Q442] &amp; &quot;'),&quot;" office:value-type="string" office:string-value="( 441, 'The NASDAQ OMX',43.9,44.13,43.75,0.18,0.42,1510000,'2014/09/19',0.42,0.11,2.69,10.3,36.85,81.56,'Strong Buy','Strong Buy','Strong Buy')," calcext:value-type="string">
            <text:p>( 441, 'The NASDAQ OMX',43.9,44.13,43.75,0.18,0.42,1510000,'2014/09/19',0.42,0.11,2.69,10.3,36.85,81.56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he-travelers-co" xlink:type="simple">The Travelers</text:a></text:p>
          </table:table-cell>
          <table:table-cell office:value-type="float" office:value="94.61" calcext:value-type="float">
            <text:p>94.61</text:p>
          </table:table-cell>
          <table:table-cell office:value-type="float" office:value="95.38" calcext:value-type="float">
            <text:p>95.38</text:p>
          </table:table-cell>
          <table:table-cell office:value-type="float" office:value="94.61" calcext:value-type="float">
            <text:p>94.61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4.0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8%</text:p>
          </table:table-cell>
          <table:table-cell office:value-type="string" calcext:value-type="string">
            <text:p>2.37%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9.93%</text:p>
          </table:table-cell>
          <table:table-cell office:value-type="string" calcext:value-type="string">
            <text:p>96.3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43];1;LEN([.F443])-1))" office:value-type="float" office:value="-0.18" calcext:value-type="float">
            <text:p>-0.18</text:p>
          </table:table-cell>
          <table:table-cell table:formula="of:=VALUE(SUBSTITUTE(SUBSTITUTE(SUBSTITUTE([.G443];&quot;M&quot;;&quot;0000&quot;);&quot;K&quot;;&quot;0&quot;);&quot;.&quot;;&quot;&quot;))" office:value-type="float" office:value="4000000" calcext:value-type="float">
            <text:p>4000000</text:p>
          </table:table-cell>
          <table:table-cell table:formula="of:=IF([.I443]=&quot;-&quot;;&quot;NULL&quot;;VALUE(MID([.I443];1;LEN([.I443])-1)))" office:value-type="float" office:value="-0.18" calcext:value-type="float">
            <text:p>-0.18</text:p>
          </table:table-cell>
          <table:table-cell table:formula="of:=IF([.J443]=&quot;-&quot;;&quot;NULL&quot;;VALUE(MID([.J443];1;LEN([.J443])-1)))" office:value-type="float" office:value="2.37" calcext:value-type="float">
            <text:p>2.37</text:p>
          </table:table-cell>
          <table:table-cell table:formula="of:=IF([.K443]=&quot;-&quot;;&quot;NULL&quot;;VALUE(MID([.K443];1;LEN([.K443])-1)))" office:value-type="float" office:value="0.71" calcext:value-type="float">
            <text:p>0.71</text:p>
          </table:table-cell>
          <table:table-cell table:formula="of:=IF([.L443]=&quot;-&quot;;&quot;NULL&quot;;VALUE(MID([.L443];1;LEN([.L443])-1)))" office:value-type="float" office:value="4.5" calcext:value-type="float">
            <text:p>4.5</text:p>
          </table:table-cell>
          <table:table-cell table:formula="of:=IF([.M443]=&quot;-&quot;;&quot;NULL&quot;;VALUE(MID([.M443];1;LEN([.M443])-1)))" office:value-type="float" office:value="9.93" calcext:value-type="float">
            <text:p>9.93</text:p>
          </table:table-cell>
          <table:table-cell table:formula="of:=IF([.N443]=&quot;-&quot;;&quot;NULL&quot;;VALUE(MID([.N443];1;LEN([.N443])-1)))" office:value-type="float" office:value="96.33" calcext:value-type="float">
            <text:p>96.33</text:p>
          </table:table-cell>
          <table:table-cell table:formula="of:=&quot;( &quot; &amp; (ROW()-1) &amp; &quot;, '&quot; &amp; [.A443] &amp; &quot;',&quot; &amp; [.B443] &amp; &quot;,&quot; &amp; [.C443] &amp; &quot;,&quot; &amp; [.D443] &amp; &quot;,&quot; &amp; [.E443] &amp; &quot;,&quot; &amp; [.R443] &amp; &quot;,&quot; &amp; [.S443] &amp; &quot;,'2014/09/19',&quot; &amp; [.T443] &amp; &quot;,&quot; &amp; [.U443] &amp; &quot;,&quot; &amp; [.V443] &amp; &quot;,&quot; &amp; [.W443] &amp; &quot;,&quot; &amp; [.X443] &amp; &quot;,&quot; &amp; [.Y443] &amp; &quot;,'&quot; &amp; [.O443] &amp; &quot;','&quot; &amp; [.P443] &amp; &quot;','&quot; &amp; [.Q443] &amp; &quot;'),&quot;" office:value-type="string" office:string-value="( 442, 'The Travelers',94.61,95.38,94.61,-0.17,-0.18,4000000,'2014/09/19',-0.18,2.37,0.71,4.5,9.93,96.33,'Strong Buy','Strong Buy','Strong Buy')," calcext:value-type="string">
            <text:p>( 442, 'The Travelers',94.61,95.38,94.61,-0.17,-0.18,4000000,'2014/09/19',-0.18,2.37,0.71,4.5,9.93,96.3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hermo-fisher-sc" xlink:type="simple">Thermo Fisher Scientific</text:a></text:p>
          </table:table-cell>
          <table:table-cell office:value-type="float" office:value="123.24" calcext:value-type="float">
            <text:p>123.24</text:p>
          </table:table-cell>
          <table:table-cell office:value-type="float" office:value="125.06" calcext:value-type="float">
            <text:p>125.06</text:p>
          </table:table-cell>
          <table:table-cell office:value-type="float" office:value="123.04" calcext:value-type="float">
            <text:p>123.04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-0.72%</text:p>
          </table:table-cell>
          <table:table-cell office:value-type="string" calcext:value-type="string">
            <text:p>1.1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2%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1.17%</text:p>
          </table:table-cell>
          <table:table-cell office:value-type="string" calcext:value-type="string">
            <text:p>10.68%</text:p>
          </table:table-cell>
          <table:table-cell office:value-type="string" calcext:value-type="string">
            <text:p>31.82%</text:p>
          </table:table-cell>
          <table:table-cell office:value-type="string" calcext:value-type="string">
            <text:p>140.05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44];1;LEN([.F444])-1))" office:value-type="float" office:value="-0.72" calcext:value-type="float">
            <text:p>-0.72</text:p>
          </table:table-cell>
          <table:table-cell table:formula="of:=VALUE(SUBSTITUTE(SUBSTITUTE(SUBSTITUTE([.G444];&quot;M&quot;;&quot;0000&quot;);&quot;K&quot;;&quot;0&quot;);&quot;.&quot;;&quot;&quot;))" office:value-type="float" office:value="1180000" calcext:value-type="float">
            <text:p>1180000</text:p>
          </table:table-cell>
          <table:table-cell table:formula="of:=IF([.I444]=&quot;-&quot;;&quot;NULL&quot;;VALUE(MID([.I444];1;LEN([.I444])-1)))" office:value-type="float" office:value="-0.72" calcext:value-type="float">
            <text:p>-0.72</text:p>
          </table:table-cell>
          <table:table-cell table:formula="of:=IF([.J444]=&quot;-&quot;;&quot;NULL&quot;;VALUE(MID([.J444];1;LEN([.J444])-1)))" office:value-type="float" office:value="-0.03" calcext:value-type="float">
            <text:p>-0.03</text:p>
          </table:table-cell>
          <table:table-cell table:formula="of:=IF([.K444]=&quot;-&quot;;&quot;NULL&quot;;VALUE(MID([.K444];1;LEN([.K444])-1)))" office:value-type="float" office:value="1.17" calcext:value-type="float">
            <text:p>1.17</text:p>
          </table:table-cell>
          <table:table-cell table:formula="of:=IF([.L444]=&quot;-&quot;;&quot;NULL&quot;;VALUE(MID([.L444];1;LEN([.L444])-1)))" office:value-type="float" office:value="10.68" calcext:value-type="float">
            <text:p>10.68</text:p>
          </table:table-cell>
          <table:table-cell table:formula="of:=IF([.M444]=&quot;-&quot;;&quot;NULL&quot;;VALUE(MID([.M444];1;LEN([.M444])-1)))" office:value-type="float" office:value="31.82" calcext:value-type="float">
            <text:p>31.82</text:p>
          </table:table-cell>
          <table:table-cell table:formula="of:=IF([.N444]=&quot;-&quot;;&quot;NULL&quot;;VALUE(MID([.N444];1;LEN([.N444])-1)))" office:value-type="float" office:value="140.05" calcext:value-type="float">
            <text:p>140.05</text:p>
          </table:table-cell>
          <table:table-cell table:formula="of:=&quot;( &quot; &amp; (ROW()-1) &amp; &quot;, '&quot; &amp; [.A444] &amp; &quot;',&quot; &amp; [.B444] &amp; &quot;,&quot; &amp; [.C444] &amp; &quot;,&quot; &amp; [.D444] &amp; &quot;,&quot; &amp; [.E444] &amp; &quot;,&quot; &amp; [.R444] &amp; &quot;,&quot; &amp; [.S444] &amp; &quot;,'2014/09/19',&quot; &amp; [.T444] &amp; &quot;,&quot; &amp; [.U444] &amp; &quot;,&quot; &amp; [.V444] &amp; &quot;,&quot; &amp; [.W444] &amp; &quot;,&quot; &amp; [.X444] &amp; &quot;,&quot; &amp; [.Y444] &amp; &quot;,'&quot; &amp; [.O444] &amp; &quot;','&quot; &amp; [.P444] &amp; &quot;','&quot; &amp; [.Q444] &amp; &quot;'),&quot;" office:value-type="string" office:string-value="( 443, 'Thermo Fisher Scientific',123.24,125.06,123.04,-0.89,-0.72,1180000,'2014/09/19',-0.72,-0.03,1.17,10.68,31.82,140.05,'Sell','Strong Buy','Strong Buy')," calcext:value-type="string">
            <text:p>( 443, 'Thermo Fisher Scientific',123.24,125.06,123.04,-0.89,-0.72,1180000,'2014/09/19',-0.72,-0.03,1.17,10.68,31.82,140.05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iffany---co" xlink:type="simple">Tiffany&amp;Co</text:a></text:p>
          </table:table-cell>
          <table:table-cell office:value-type="float" office:value="99.55" calcext:value-type="float">
            <text:p>99.55</text:p>
          </table:table-cell>
          <table:table-cell office:value-type="float" office:value="100.64" calcext:value-type="float">
            <text:p>100.64</text:p>
          </table:table-cell>
          <table:table-cell office:value-type="float" office:value="99.33" calcext:value-type="float">
            <text:p>99.33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1.0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0.33%</text:p>
          </table:table-cell>
          <table:table-cell office:value-type="string" calcext:value-type="string">
            <text:p>7.30%</text:p>
          </table:table-cell>
          <table:table-cell office:value-type="string" calcext:value-type="string">
            <text:p>25.38%</text:p>
          </table:table-cell>
          <table:table-cell office:value-type="string" calcext:value-type="string">
            <text:p>37.90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45];1;LEN([.F445])-1))" office:value-type="float" office:value="-0.44" calcext:value-type="float">
            <text:p>-0.44</text:p>
          </table:table-cell>
          <table:table-cell table:formula="of:=VALUE(SUBSTITUTE(SUBSTITUTE(SUBSTITUTE([.G445];&quot;M&quot;;&quot;0000&quot;);&quot;K&quot;;&quot;0&quot;);&quot;.&quot;;&quot;&quot;))" office:value-type="float" office:value="1030000" calcext:value-type="float">
            <text:p>1030000</text:p>
          </table:table-cell>
          <table:table-cell table:formula="of:=IF([.I445]=&quot;-&quot;;&quot;NULL&quot;;VALUE(MID([.I445];1;LEN([.I445])-1)))" office:value-type="float" office:value="-0.44" calcext:value-type="float">
            <text:p>-0.44</text:p>
          </table:table-cell>
          <table:table-cell table:formula="of:=IF([.J445]=&quot;-&quot;;&quot;NULL&quot;;VALUE(MID([.J445];1;LEN([.J445])-1)))" office:value-type="float" office:value="-1.58" calcext:value-type="float">
            <text:p>-1.58</text:p>
          </table:table-cell>
          <table:table-cell table:formula="of:=IF([.K445]=&quot;-&quot;;&quot;NULL&quot;;VALUE(MID([.K445];1;LEN([.K445])-1)))" office:value-type="float" office:value="0.33" calcext:value-type="float">
            <text:p>0.33</text:p>
          </table:table-cell>
          <table:table-cell table:formula="of:=IF([.L445]=&quot;-&quot;;&quot;NULL&quot;;VALUE(MID([.L445];1;LEN([.L445])-1)))" office:value-type="float" office:value="7.3" calcext:value-type="float">
            <text:p>7.3</text:p>
          </table:table-cell>
          <table:table-cell table:formula="of:=IF([.M445]=&quot;-&quot;;&quot;NULL&quot;;VALUE(MID([.M445];1;LEN([.M445])-1)))" office:value-type="float" office:value="25.38" calcext:value-type="float">
            <text:p>25.38</text:p>
          </table:table-cell>
          <table:table-cell table:formula="of:=IF([.N445]=&quot;-&quot;;&quot;NULL&quot;;VALUE(MID([.N445];1;LEN([.N445])-1)))" office:value-type="float" office:value="37.9" calcext:value-type="float">
            <text:p>37.9</text:p>
          </table:table-cell>
          <table:table-cell table:formula="of:=&quot;( &quot; &amp; (ROW()-1) &amp; &quot;, '&quot; &amp; [.A445] &amp; &quot;',&quot; &amp; [.B445] &amp; &quot;,&quot; &amp; [.C445] &amp; &quot;,&quot; &amp; [.D445] &amp; &quot;,&quot; &amp; [.E445] &amp; &quot;,&quot; &amp; [.R445] &amp; &quot;,&quot; &amp; [.S445] &amp; &quot;,'2014/09/19',&quot; &amp; [.T445] &amp; &quot;,&quot; &amp; [.U445] &amp; &quot;,&quot; &amp; [.V445] &amp; &quot;,&quot; &amp; [.W445] &amp; &quot;,&quot; &amp; [.X445] &amp; &quot;,&quot; &amp; [.Y445] &amp; &quot;,'&quot; &amp; [.O445] &amp; &quot;','&quot; &amp; [.P445] &amp; &quot;','&quot; &amp; [.Q445] &amp; &quot;'),&quot;" office:value-type="string" office:string-value="( 444, 'Tiffany&amp;Co',99.55,100.64,99.33,-0.44,-0.44,1030000,'2014/09/19',-0.44,-1.58,0.33,7.3,25.38,37.9,'Strong Sell','Strong Sell','Strong Buy')," calcext:value-type="string">
            <text:p>( 444, 'Tiffany&amp;Co',99.55,100.64,99.33,-0.44,-0.44,1030000,'2014/09/19',-0.44,-1.58,0.33,7.3,25.38,37.9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ime-warner-cable" xlink:type="simple">Time Warner Cable</text:a></text:p>
          </table:table-cell>
          <table:table-cell office:value-type="float" office:value="153.16" calcext:value-type="float">
            <text:p>153.16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2.54" calcext:value-type="float">
            <text:p>152.54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2.4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-0.75%</text:p>
          </table:table-cell>
          <table:table-cell office:value-type="string" calcext:value-type="string">
            <text:p>3.82%</text:p>
          </table:table-cell>
          <table:table-cell office:value-type="string" calcext:value-type="string">
            <text:p>13.03%</text:p>
          </table:table-cell>
          <table:table-cell office:value-type="string" calcext:value-type="string">
            <text:p>34.84%</text:p>
          </table:table-cell>
          <table:table-cell office:value-type="string" calcext:value-type="string">
            <text:p>139.95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46];1;LEN([.F446])-1))" office:value-type="float" office:value="-0.23" calcext:value-type="float">
            <text:p>-0.23</text:p>
          </table:table-cell>
          <table:table-cell table:formula="of:=VALUE(SUBSTITUTE(SUBSTITUTE(SUBSTITUTE([.G446];&quot;M&quot;;&quot;0000&quot;);&quot;K&quot;;&quot;0&quot;);&quot;.&quot;;&quot;&quot;))" office:value-type="float" office:value="2400000" calcext:value-type="float">
            <text:p>2400000</text:p>
          </table:table-cell>
          <table:table-cell table:formula="of:=IF([.I446]=&quot;-&quot;;&quot;NULL&quot;;VALUE(MID([.I446];1;LEN([.I446])-1)))" office:value-type="float" office:value="-0.23" calcext:value-type="float">
            <text:p>-0.23</text:p>
          </table:table-cell>
          <table:table-cell table:formula="of:=IF([.J446]=&quot;-&quot;;&quot;NULL&quot;;VALUE(MID([.J446];1;LEN([.J446])-1)))" office:value-type="float" office:value="-0.75" calcext:value-type="float">
            <text:p>-0.75</text:p>
          </table:table-cell>
          <table:table-cell table:formula="of:=IF([.K446]=&quot;-&quot;;&quot;NULL&quot;;VALUE(MID([.K446];1;LEN([.K446])-1)))" office:value-type="float" office:value="3.82" calcext:value-type="float">
            <text:p>3.82</text:p>
          </table:table-cell>
          <table:table-cell table:formula="of:=IF([.L446]=&quot;-&quot;;&quot;NULL&quot;;VALUE(MID([.L446];1;LEN([.L446])-1)))" office:value-type="float" office:value="13.03" calcext:value-type="float">
            <text:p>13.03</text:p>
          </table:table-cell>
          <table:table-cell table:formula="of:=IF([.M446]=&quot;-&quot;;&quot;NULL&quot;;VALUE(MID([.M446];1;LEN([.M446])-1)))" office:value-type="float" office:value="34.84" calcext:value-type="float">
            <text:p>34.84</text:p>
          </table:table-cell>
          <table:table-cell table:formula="of:=IF([.N446]=&quot;-&quot;;&quot;NULL&quot;;VALUE(MID([.N446];1;LEN([.N446])-1)))" office:value-type="float" office:value="139.95" calcext:value-type="float">
            <text:p>139.95</text:p>
          </table:table-cell>
          <table:table-cell table:formula="of:=&quot;( &quot; &amp; (ROW()-1) &amp; &quot;, '&quot; &amp; [.A446] &amp; &quot;',&quot; &amp; [.B446] &amp; &quot;,&quot; &amp; [.C446] &amp; &quot;,&quot; &amp; [.D446] &amp; &quot;,&quot; &amp; [.E446] &amp; &quot;,&quot; &amp; [.R446] &amp; &quot;,&quot; &amp; [.S446] &amp; &quot;,'2014/09/19',&quot; &amp; [.T446] &amp; &quot;,&quot; &amp; [.U446] &amp; &quot;,&quot; &amp; [.V446] &amp; &quot;,&quot; &amp; [.W446] &amp; &quot;,&quot; &amp; [.X446] &amp; &quot;,&quot; &amp; [.Y446] &amp; &quot;,'&quot; &amp; [.O446] &amp; &quot;','&quot; &amp; [.P446] &amp; &quot;','&quot; &amp; [.Q446] &amp; &quot;'),&quot;" office:value-type="string" office:string-value="( 445, 'Time Warner Cable',153.16,154.75,152.54,-0.35,-0.23,2400000,'2014/09/19',-0.23,-0.75,3.82,13.03,34.84,139.95,'Strong Sell','Strong Buy','Strong Buy')," calcext:value-type="string">
            <text:p>( 445, 'Time Warner Cable',153.16,154.75,152.54,-0.35,-0.23,2400000,'2014/09/19',-0.23,-0.75,3.82,13.03,34.84,139.95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ime-warner" xlink:type="simple">Time Warner</text:a></text:p>
          </table:table-cell>
          <table:table-cell office:value-type="float" office:value="77.8" calcext:value-type="float">
            <text:p>77.8</text:p>
          </table:table-cell>
          <table:table-cell office:value-type="float" office:value="78.22" calcext:value-type="float">
            <text:p>78.22</text:p>
          </table:table-cell>
          <table:table-cell office:value-type="float" office:value="77.46" calcext:value-type="float">
            <text:p>77.4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+0.54%</text:p>
          </table:table-cell>
          <table:table-cell office:value-type="string" calcext:value-type="string">
            <text:p>10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1.35%</text:p>
          </table:table-cell>
          <table:table-cell office:value-type="string" calcext:value-type="string">
            <text:p>11.59%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159.4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47];1;LEN([.F447])-1))" office:value-type="float" office:value="0.54" calcext:value-type="float">
            <text:p>0.54</text:p>
          </table:table-cell>
          <table:table-cell table:formula="of:=VALUE(SUBSTITUTE(SUBSTITUTE(SUBSTITUTE([.G447];&quot;M&quot;;&quot;0000&quot;);&quot;K&quot;;&quot;0&quot;);&quot;.&quot;;&quot;&quot;))" office:value-type="float" office:value="10070000" calcext:value-type="float">
            <text:p>10070000</text:p>
          </table:table-cell>
          <table:table-cell table:formula="of:=IF([.I447]=&quot;-&quot;;&quot;NULL&quot;;VALUE(MID([.I447];1;LEN([.I447])-1)))" office:value-type="float" office:value="0.54" calcext:value-type="float">
            <text:p>0.54</text:p>
          </table:table-cell>
          <table:table-cell table:formula="of:=IF([.J447]=&quot;-&quot;;&quot;NULL&quot;;VALUE(MID([.J447];1;LEN([.J447])-1)))" office:value-type="float" office:value="1.29" calcext:value-type="float">
            <text:p>1.29</text:p>
          </table:table-cell>
          <table:table-cell table:formula="of:=IF([.K447]=&quot;-&quot;;&quot;NULL&quot;;VALUE(MID([.K447];1;LEN([.K447])-1)))" office:value-type="float" office:value="1.35" calcext:value-type="float">
            <text:p>1.35</text:p>
          </table:table-cell>
          <table:table-cell table:formula="of:=IF([.L447]=&quot;-&quot;;&quot;NULL&quot;;VALUE(MID([.L447];1;LEN([.L447])-1)))" office:value-type="float" office:value="11.59" calcext:value-type="float">
            <text:p>11.59</text:p>
          </table:table-cell>
          <table:table-cell table:formula="of:=IF([.M447]=&quot;-&quot;;&quot;NULL&quot;;VALUE(MID([.M447];1;LEN([.M447])-1)))" office:value-type="float" office:value="21" calcext:value-type="float">
            <text:p>21</text:p>
          </table:table-cell>
          <table:table-cell table:formula="of:=IF([.N447]=&quot;-&quot;;&quot;NULL&quot;;VALUE(MID([.N447];1;LEN([.N447])-1)))" office:value-type="float" office:value="159.42" calcext:value-type="float">
            <text:p>159.42</text:p>
          </table:table-cell>
          <table:table-cell table:formula="of:=&quot;( &quot; &amp; (ROW()-1) &amp; &quot;, '&quot; &amp; [.A447] &amp; &quot;',&quot; &amp; [.B447] &amp; &quot;,&quot; &amp; [.C447] &amp; &quot;,&quot; &amp; [.D447] &amp; &quot;,&quot; &amp; [.E447] &amp; &quot;,&quot; &amp; [.R447] &amp; &quot;,&quot; &amp; [.S447] &amp; &quot;,'2014/09/19',&quot; &amp; [.T447] &amp; &quot;,&quot; &amp; [.U447] &amp; &quot;,&quot; &amp; [.V447] &amp; &quot;,&quot; &amp; [.W447] &amp; &quot;,&quot; &amp; [.X447] &amp; &quot;,&quot; &amp; [.Y447] &amp; &quot;,'&quot; &amp; [.O447] &amp; &quot;','&quot; &amp; [.P447] &amp; &quot;','&quot; &amp; [.Q447] &amp; &quot;'),&quot;" office:value-type="string" office:string-value="( 446, 'Time Warner',77.8,78.22,77.46,0.42,0.54,10070000,'2014/09/19',0.54,1.29,1.35,11.59,21,159.42,'Strong Buy','Strong Buy','Strong Buy')," calcext:value-type="string">
            <text:p>( 446, 'Time Warner',77.8,78.22,77.46,0.42,0.54,10070000,'2014/09/19',0.54,1.29,1.35,11.59,21,159.4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jx-co-inc" xlink:type="simple">TJX</text:a></text:p>
          </table:table-cell>
          <table:table-cell office:value-type="float" office:value="59.65" calcext:value-type="float">
            <text:p>59.65</text:p>
          </table:table-cell>
          <table:table-cell office:value-type="float" office:value="60.56" calcext:value-type="float">
            <text:p>60.56</text:p>
          </table:table-cell>
          <table:table-cell office:value-type="float" office:value="59.64" calcext:value-type="float">
            <text:p>59.64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4.1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1.26%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111.15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table:formula="of:=VALUE(MID([.F448];1;LEN([.F448])-1))" office:value-type="float" office:value="-0.95" calcext:value-type="float">
            <text:p>-0.95</text:p>
          </table:table-cell>
          <table:table-cell table:formula="of:=VALUE(SUBSTITUTE(SUBSTITUTE(SUBSTITUTE([.G448];&quot;M&quot;;&quot;0000&quot;);&quot;K&quot;;&quot;0&quot;);&quot;.&quot;;&quot;&quot;))" office:value-type="float" office:value="4190000" calcext:value-type="float">
            <text:p>4190000</text:p>
          </table:table-cell>
          <table:table-cell table:formula="of:=IF([.I448]=&quot;-&quot;;&quot;NULL&quot;;VALUE(MID([.I448];1;LEN([.I448])-1)))" office:value-type="float" office:value="-0.95" calcext:value-type="float">
            <text:p>-0.95</text:p>
          </table:table-cell>
          <table:table-cell table:formula="of:=IF([.J448]=&quot;-&quot;;&quot;NULL&quot;;VALUE(MID([.J448];1;LEN([.J448])-1)))" office:value-type="float" office:value="-0.4" calcext:value-type="float">
            <text:p>-0.4</text:p>
          </table:table-cell>
          <table:table-cell table:formula="of:=IF([.K448]=&quot;-&quot;;&quot;NULL&quot;;VALUE(MID([.K448];1;LEN([.K448])-1)))" office:value-type="float" office:value="1.26" calcext:value-type="float">
            <text:p>1.26</text:p>
          </table:table-cell>
          <table:table-cell table:formula="of:=IF([.L448]=&quot;-&quot;;&quot;NULL&quot;;VALUE(MID([.L448];1;LEN([.L448])-1)))" office:value-type="float" office:value="-6.4" calcext:value-type="float">
            <text:p>-6.4</text:p>
          </table:table-cell>
          <table:table-cell table:formula="of:=IF([.M448]=&quot;-&quot;;&quot;NULL&quot;;VALUE(MID([.M448];1;LEN([.M448])-1)))" office:value-type="float" office:value="5.39" calcext:value-type="float">
            <text:p>5.39</text:p>
          </table:table-cell>
          <table:table-cell table:formula="of:=IF([.N448]=&quot;-&quot;;&quot;NULL&quot;;VALUE(MID([.N448];1;LEN([.N448])-1)))" office:value-type="float" office:value="111.15" calcext:value-type="float">
            <text:p>111.15</text:p>
          </table:table-cell>
          <table:table-cell table:formula="of:=&quot;( &quot; &amp; (ROW()-1) &amp; &quot;, '&quot; &amp; [.A448] &amp; &quot;',&quot; &amp; [.B448] &amp; &quot;,&quot; &amp; [.C448] &amp; &quot;,&quot; &amp; [.D448] &amp; &quot;,&quot; &amp; [.E448] &amp; &quot;,&quot; &amp; [.R448] &amp; &quot;,&quot; &amp; [.S448] &amp; &quot;,'2014/09/19',&quot; &amp; [.T448] &amp; &quot;,&quot; &amp; [.U448] &amp; &quot;,&quot; &amp; [.V448] &amp; &quot;,&quot; &amp; [.W448] &amp; &quot;,&quot; &amp; [.X448] &amp; &quot;,&quot; &amp; [.Y448] &amp; &quot;,'&quot; &amp; [.O448] &amp; &quot;','&quot; &amp; [.P448] &amp; &quot;','&quot; &amp; [.Q448] &amp; &quot;'),&quot;" office:value-type="string" office:string-value="( 447, 'TJX',59.65,60.56,59.64,-0.57,-0.95,4190000,'2014/09/19',-0.95,-0.4,1.26,-6.4,5.39,111.15,'Strong Sell','Buy','Strong Buy')," calcext:value-type="string">
            <text:p>( 447, 'TJX',59.65,60.56,59.64,-0.57,-0.95,4190000,'2014/09/19',-0.95,-0.4,1.26,-6.4,5.39,111.15,'Strong Sell','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orchmark-corp" xlink:type="simple">Torchmark</text:a></text:p>
          </table:table-cell>
          <table:table-cell office:value-type="float" office:value="53.56" calcext:value-type="float">
            <text:p>53.56</text:p>
          </table:table-cell>
          <table:table-cell office:value-type="float" office:value="54.26" calcext:value-type="float">
            <text:p>54.26</text:p>
          </table:table-cell>
          <table:table-cell office:value-type="float" office:value="53.43" calcext:value-type="float">
            <text:p>53.43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856.45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-0.17%</text:p>
          </table:table-cell>
          <table:table-cell office:value-type="string" calcext:value-type="string">
            <text:p>-1.67%</text:p>
          </table:table-cell>
          <table:table-cell office:value-type="string" calcext:value-type="string">
            <text:p>-31.47%</text:p>
          </table:table-cell>
          <table:table-cell office:value-type="string" calcext:value-type="string">
            <text:p>-25.55%</text:p>
          </table:table-cell>
          <table:table-cell office:value-type="string" calcext:value-type="string">
            <text:p>56.0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49];1;LEN([.F449])-1))" office:value-type="float" office:value="-0.5" calcext:value-type="float">
            <text:p>-0.5</text:p>
          </table:table-cell>
          <table:table-cell table:formula="of:=VALUE(SUBSTITUTE(SUBSTITUTE(SUBSTITUTE([.G449];&quot;M&quot;;&quot;0000&quot;);&quot;K&quot;;&quot;0&quot;);&quot;.&quot;;&quot;&quot;))" office:value-type="float" office:value="856450" calcext:value-type="float">
            <text:p>856450</text:p>
          </table:table-cell>
          <table:table-cell table:formula="of:=IF([.I449]=&quot;-&quot;;&quot;NULL&quot;;VALUE(MID([.I449];1;LEN([.I449])-1)))" office:value-type="float" office:value="-0.5" calcext:value-type="float">
            <text:p>-0.5</text:p>
          </table:table-cell>
          <table:table-cell table:formula="of:=IF([.J449]=&quot;-&quot;;&quot;NULL&quot;;VALUE(MID([.J449];1;LEN([.J449])-1)))" office:value-type="float" office:value="-0.17" calcext:value-type="float">
            <text:p>-0.17</text:p>
          </table:table-cell>
          <table:table-cell table:formula="of:=IF([.K449]=&quot;-&quot;;&quot;NULL&quot;;VALUE(MID([.K449];1;LEN([.K449])-1)))" office:value-type="float" office:value="-1.67" calcext:value-type="float">
            <text:p>-1.67</text:p>
          </table:table-cell>
          <table:table-cell table:formula="of:=IF([.L449]=&quot;-&quot;;&quot;NULL&quot;;VALUE(MID([.L449];1;LEN([.L449])-1)))" office:value-type="float" office:value="-31.47" calcext:value-type="float">
            <text:p>-31.47</text:p>
          </table:table-cell>
          <table:table-cell table:formula="of:=IF([.M449]=&quot;-&quot;;&quot;NULL&quot;;VALUE(MID([.M449];1;LEN([.M449])-1)))" office:value-type="float" office:value="-25.55" calcext:value-type="float">
            <text:p>-25.55</text:p>
          </table:table-cell>
          <table:table-cell table:formula="of:=IF([.N449]=&quot;-&quot;;&quot;NULL&quot;;VALUE(MID([.N449];1;LEN([.N449])-1)))" office:value-type="float" office:value="56.06" calcext:value-type="float">
            <text:p>56.06</text:p>
          </table:table-cell>
          <table:table-cell table:formula="of:=&quot;( &quot; &amp; (ROW()-1) &amp; &quot;, '&quot; &amp; [.A449] &amp; &quot;',&quot; &amp; [.B449] &amp; &quot;,&quot; &amp; [.C449] &amp; &quot;,&quot; &amp; [.D449] &amp; &quot;,&quot; &amp; [.E449] &amp; &quot;,&quot; &amp; [.R449] &amp; &quot;,&quot; &amp; [.S449] &amp; &quot;,'2014/09/19',&quot; &amp; [.T449] &amp; &quot;,&quot; &amp; [.U449] &amp; &quot;,&quot; &amp; [.V449] &amp; &quot;,&quot; &amp; [.W449] &amp; &quot;,&quot; &amp; [.X449] &amp; &quot;,&quot; &amp; [.Y449] &amp; &quot;,'&quot; &amp; [.O449] &amp; &quot;','&quot; &amp; [.P449] &amp; &quot;','&quot; &amp; [.Q449] &amp; &quot;'),&quot;" office:value-type="string" office:string-value="( 448, 'Torchmark',53.56,54.26,53.43,-0.27,-0.5,856450,'2014/09/19',-0.5,-0.17,-1.67,-31.47,-25.55,56.06,'Strong Sell','Strong Sell','Strong Buy')," calcext:value-type="string">
            <text:p>( 448, 'Torchmark',53.56,54.26,53.43,-0.27,-0.5,856450,'2014/09/19',-0.5,-0.17,-1.67,-31.47,-25.55,56.0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otal-sys-svcs" xlink:type="simple">Total System Services</text:a></text:p>
          </table:table-cell>
          <table:table-cell office:value-type="float" office:value="31.79" calcext:value-type="float">
            <text:p>31.79</text:p>
          </table:table-cell>
          <table:table-cell office:value-type="float" office:value="31.95" calcext:value-type="float">
            <text:p>31.95</text:p>
          </table:table-cell>
          <table:table-cell office:value-type="float" office:value="31.61" calcext:value-type="float">
            <text:p>31.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+0.13%</text:p>
          </table:table-cell>
          <table:table-cell office:value-type="string" calcext:value-type="string">
            <text:p>1.03M</text:p>
          </table:table-cell>
          <table:table-cell office:value-type="string" calcext:value-type="string">
            <text:p>19/09</text:p>
          </table:table-cell>
          <table:table-cell table:number-columns-repeated="2" office:value-type="string" calcext:value-type="string">
            <text:p>0.13%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-4.48%</text:p>
          </table:table-cell>
          <table:table-cell office:value-type="string" calcext:value-type="string">
            <text:p>7.73%</text:p>
          </table:table-cell>
          <table:table-cell office:value-type="string" calcext:value-type="string">
            <text:p>80.9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50];1;LEN([.F450])-1))" office:value-type="float" office:value="0.13" calcext:value-type="float">
            <text:p>0.13</text:p>
          </table:table-cell>
          <table:table-cell table:formula="of:=VALUE(SUBSTITUTE(SUBSTITUTE(SUBSTITUTE([.G450];&quot;M&quot;;&quot;0000&quot;);&quot;K&quot;;&quot;0&quot;);&quot;.&quot;;&quot;&quot;))" office:value-type="float" office:value="1030000" calcext:value-type="float">
            <text:p>1030000</text:p>
          </table:table-cell>
          <table:table-cell table:formula="of:=IF([.I450]=&quot;-&quot;;&quot;NULL&quot;;VALUE(MID([.I450];1;LEN([.I450])-1)))" office:value-type="float" office:value="0.13" calcext:value-type="float">
            <text:p>0.13</text:p>
          </table:table-cell>
          <table:table-cell table:formula="of:=IF([.J450]=&quot;-&quot;;&quot;NULL&quot;;VALUE(MID([.J450];1;LEN([.J450])-1)))" office:value-type="float" office:value="0.13" calcext:value-type="float">
            <text:p>0.13</text:p>
          </table:table-cell>
          <table:table-cell table:formula="of:=IF([.K450]=&quot;-&quot;;&quot;NULL&quot;;VALUE(MID([.K450];1;LEN([.K450])-1)))" office:value-type="float" office:value="0.35" calcext:value-type="float">
            <text:p>0.35</text:p>
          </table:table-cell>
          <table:table-cell table:formula="of:=IF([.L450]=&quot;-&quot;;&quot;NULL&quot;;VALUE(MID([.L450];1;LEN([.L450])-1)))" office:value-type="float" office:value="-4.48" calcext:value-type="float">
            <text:p>-4.48</text:p>
          </table:table-cell>
          <table:table-cell table:formula="of:=IF([.M450]=&quot;-&quot;;&quot;NULL&quot;;VALUE(MID([.M450];1;LEN([.M450])-1)))" office:value-type="float" office:value="7.73" calcext:value-type="float">
            <text:p>7.73</text:p>
          </table:table-cell>
          <table:table-cell table:formula="of:=IF([.N450]=&quot;-&quot;;&quot;NULL&quot;;VALUE(MID([.N450];1;LEN([.N450])-1)))" office:value-type="float" office:value="80.93" calcext:value-type="float">
            <text:p>80.93</text:p>
          </table:table-cell>
          <table:table-cell table:formula="of:=&quot;( &quot; &amp; (ROW()-1) &amp; &quot;, '&quot; &amp; [.A450] &amp; &quot;',&quot; &amp; [.B450] &amp; &quot;,&quot; &amp; [.C450] &amp; &quot;,&quot; &amp; [.D450] &amp; &quot;,&quot; &amp; [.E450] &amp; &quot;,&quot; &amp; [.R450] &amp; &quot;,&quot; &amp; [.S450] &amp; &quot;,'2014/09/19',&quot; &amp; [.T450] &amp; &quot;,&quot; &amp; [.U450] &amp; &quot;,&quot; &amp; [.V450] &amp; &quot;,&quot; &amp; [.W450] &amp; &quot;,&quot; &amp; [.X450] &amp; &quot;,&quot; &amp; [.Y450] &amp; &quot;,'&quot; &amp; [.O450] &amp; &quot;','&quot; &amp; [.P450] &amp; &quot;','&quot; &amp; [.Q450] &amp; &quot;'),&quot;" office:value-type="string" office:string-value="( 449, 'Total System Services',31.79,31.95,31.61,0.04,0.13,1030000,'2014/09/19',0.13,0.13,0.35,-4.48,7.73,80.93,'Strong Buy','Strong Buy','Strong Buy')," calcext:value-type="string">
            <text:p>( 449, 'Total System Services',31.79,31.95,31.61,0.04,0.13,1030000,'2014/09/19',0.13,0.13,0.35,-4.48,7.73,80.9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ractor-supply-company" xlink:type="simple">Tractor Supply</text:a></text:p>
          </table:table-cell>
          <table:table-cell office:value-type="float" office:value="61.02" calcext:value-type="float">
            <text:p>61.02</text:p>
          </table:table-cell>
          <table:table-cell office:value-type="float" office:value="61.74" calcext:value-type="float">
            <text:p>61.74</text:p>
          </table:table-cell>
          <table:table-cell office:value-type="float" office:value="60.71" calcext:value-type="float">
            <text:p>60.71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1.7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-3.95%</text:p>
          </table:table-cell>
          <table:table-cell office:value-type="string" calcext:value-type="string">
            <text:p>-21.35%</text:p>
          </table:table-cell>
          <table:table-cell office:value-type="string" calcext:value-type="string">
            <text:p>-6.47%</text:p>
          </table:table-cell>
          <table:table-cell office:value-type="string" calcext:value-type="string">
            <text:p>84.63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451];1;LEN([.F451])-1))" office:value-type="float" office:value="-0.7" calcext:value-type="float">
            <text:p>-0.7</text:p>
          </table:table-cell>
          <table:table-cell table:formula="of:=VALUE(SUBSTITUTE(SUBSTITUTE(SUBSTITUTE([.G451];&quot;M&quot;;&quot;0000&quot;);&quot;K&quot;;&quot;0&quot;);&quot;.&quot;;&quot;&quot;))" office:value-type="float" office:value="1750000" calcext:value-type="float">
            <text:p>1750000</text:p>
          </table:table-cell>
          <table:table-cell table:formula="of:=IF([.I451]=&quot;-&quot;;&quot;NULL&quot;;VALUE(MID([.I451];1;LEN([.I451])-1)))" office:value-type="float" office:value="-0.7" calcext:value-type="float">
            <text:p>-0.7</text:p>
          </table:table-cell>
          <table:table-cell table:formula="of:=IF([.J451]=&quot;-&quot;;&quot;NULL&quot;;VALUE(MID([.J451];1;LEN([.J451])-1)))" office:value-type="float" office:value="-0.05" calcext:value-type="float">
            <text:p>-0.05</text:p>
          </table:table-cell>
          <table:table-cell table:formula="of:=IF([.K451]=&quot;-&quot;;&quot;NULL&quot;;VALUE(MID([.K451];1;LEN([.K451])-1)))" office:value-type="float" office:value="-3.95" calcext:value-type="float">
            <text:p>-3.95</text:p>
          </table:table-cell>
          <table:table-cell table:formula="of:=IF([.L451]=&quot;-&quot;;&quot;NULL&quot;;VALUE(MID([.L451];1;LEN([.L451])-1)))" office:value-type="float" office:value="-21.35" calcext:value-type="float">
            <text:p>-21.35</text:p>
          </table:table-cell>
          <table:table-cell table:formula="of:=IF([.M451]=&quot;-&quot;;&quot;NULL&quot;;VALUE(MID([.M451];1;LEN([.M451])-1)))" office:value-type="float" office:value="-6.47" calcext:value-type="float">
            <text:p>-6.47</text:p>
          </table:table-cell>
          <table:table-cell table:formula="of:=IF([.N451]=&quot;-&quot;;&quot;NULL&quot;;VALUE(MID([.N451];1;LEN([.N451])-1)))" office:value-type="float" office:value="84.63" calcext:value-type="float">
            <text:p>84.63</text:p>
          </table:table-cell>
          <table:table-cell table:formula="of:=&quot;( &quot; &amp; (ROW()-1) &amp; &quot;, '&quot; &amp; [.A451] &amp; &quot;',&quot; &amp; [.B451] &amp; &quot;,&quot; &amp; [.C451] &amp; &quot;,&quot; &amp; [.D451] &amp; &quot;,&quot; &amp; [.E451] &amp; &quot;,&quot; &amp; [.R451] &amp; &quot;,&quot; &amp; [.S451] &amp; &quot;,'2014/09/19',&quot; &amp; [.T451] &amp; &quot;,&quot; &amp; [.U451] &amp; &quot;,&quot; &amp; [.V451] &amp; &quot;,&quot; &amp; [.W451] &amp; &quot;,&quot; &amp; [.X451] &amp; &quot;,&quot; &amp; [.Y451] &amp; &quot;,'&quot; &amp; [.O451] &amp; &quot;','&quot; &amp; [.P451] &amp; &quot;','&quot; &amp; [.Q451] &amp; &quot;'),&quot;" office:value-type="string" office:string-value="( 450, 'Tractor Supply',61.02,61.74,60.71,-0.43,-0.7,1750000,'2014/09/19',-0.7,-0.05,-3.95,-21.35,-6.47,84.63,'Strong Sell','Strong Sell','Sell')," calcext:value-type="string">
            <text:p>( 450, 'Tractor Supply',61.02,61.74,60.71,-0.43,-0.7,1750000,'2014/09/19',-0.7,-0.05,-3.95,-21.35,-6.47,84.63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transocea-ltd" xlink:type="simple">Transocean</text:a></text:p>
          </table:table-cell>
          <table:table-cell office:value-type="float" office:value="34.08" calcext:value-type="float">
            <text:p>34.08</text:p>
          </table:table-cell>
          <table:table-cell office:value-type="float" office:value="35.5" calcext:value-type="float">
            <text:p>35.5</text:p>
          </table:table-cell>
          <table:table-cell office:value-type="float" office:value="33.76" calcext:value-type="float">
            <text:p>33.76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-3.04%</text:p>
          </table:table-cell>
          <table:table-cell office:value-type="string" calcext:value-type="string">
            <text:p>13.7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3.04%</text:p>
          </table:table-cell>
          <table:table-cell office:value-type="string" calcext:value-type="string">
            <text:p>-4.96%</text:p>
          </table:table-cell>
          <table:table-cell office:value-type="string" calcext:value-type="string">
            <text:p>-11.87%</text:p>
          </table:table-cell>
          <table:table-cell office:value-type="string" calcext:value-type="string">
            <text:p>-31.04%</text:p>
          </table:table-cell>
          <table:table-cell office:value-type="string" calcext:value-type="string">
            <text:p>-24.37%</text:p>
          </table:table-cell>
          <table:table-cell office:value-type="string" calcext:value-type="string">
            <text:p>-39.47%</text:p>
          </table:table-cell>
          <table:table-cell table:number-columns-repeated="3" office:value-type="string" calcext:value-type="string">
            <text:p>Strong Sell</text:p>
          </table:table-cell>
          <table:table-cell table:formula="of:=VALUE(MID([.F452];1;LEN([.F452])-1))" office:value-type="float" office:value="-3.04" calcext:value-type="float">
            <text:p>-3.04</text:p>
          </table:table-cell>
          <table:table-cell table:formula="of:=VALUE(SUBSTITUTE(SUBSTITUTE(SUBSTITUTE([.G452];&quot;M&quot;;&quot;0000&quot;);&quot;K&quot;;&quot;0&quot;);&quot;.&quot;;&quot;&quot;))" office:value-type="float" office:value="13710000" calcext:value-type="float">
            <text:p>13710000</text:p>
          </table:table-cell>
          <table:table-cell table:formula="of:=IF([.I452]=&quot;-&quot;;&quot;NULL&quot;;VALUE(MID([.I452];1;LEN([.I452])-1)))" office:value-type="float" office:value="-3.04" calcext:value-type="float">
            <text:p>-3.04</text:p>
          </table:table-cell>
          <table:table-cell table:formula="of:=IF([.J452]=&quot;-&quot;;&quot;NULL&quot;;VALUE(MID([.J452];1;LEN([.J452])-1)))" office:value-type="float" office:value="-4.96" calcext:value-type="float">
            <text:p>-4.96</text:p>
          </table:table-cell>
          <table:table-cell table:formula="of:=IF([.K452]=&quot;-&quot;;&quot;NULL&quot;;VALUE(MID([.K452];1;LEN([.K452])-1)))" office:value-type="float" office:value="-11.87" calcext:value-type="float">
            <text:p>-11.87</text:p>
          </table:table-cell>
          <table:table-cell table:formula="of:=IF([.L452]=&quot;-&quot;;&quot;NULL&quot;;VALUE(MID([.L452];1;LEN([.L452])-1)))" office:value-type="float" office:value="-31.04" calcext:value-type="float">
            <text:p>-31.04</text:p>
          </table:table-cell>
          <table:table-cell table:formula="of:=IF([.M452]=&quot;-&quot;;&quot;NULL&quot;;VALUE(MID([.M452];1;LEN([.M452])-1)))" office:value-type="float" office:value="-24.37" calcext:value-type="float">
            <text:p>-24.37</text:p>
          </table:table-cell>
          <table:table-cell table:formula="of:=IF([.N452]=&quot;-&quot;;&quot;NULL&quot;;VALUE(MID([.N452];1;LEN([.N452])-1)))" office:value-type="float" office:value="-39.47" calcext:value-type="float">
            <text:p>-39.47</text:p>
          </table:table-cell>
          <table:table-cell table:formula="of:=&quot;( &quot; &amp; (ROW()-1) &amp; &quot;, '&quot; &amp; [.A452] &amp; &quot;',&quot; &amp; [.B452] &amp; &quot;,&quot; &amp; [.C452] &amp; &quot;,&quot; &amp; [.D452] &amp; &quot;,&quot; &amp; [.E452] &amp; &quot;,&quot; &amp; [.R452] &amp; &quot;,&quot; &amp; [.S452] &amp; &quot;,'2014/09/19',&quot; &amp; [.T452] &amp; &quot;,&quot; &amp; [.U452] &amp; &quot;,&quot; &amp; [.V452] &amp; &quot;,&quot; &amp; [.W452] &amp; &quot;,&quot; &amp; [.X452] &amp; &quot;,&quot; &amp; [.Y452] &amp; &quot;,'&quot; &amp; [.O452] &amp; &quot;','&quot; &amp; [.P452] &amp; &quot;','&quot; &amp; [.Q452] &amp; &quot;'),&quot;" office:value-type="string" office:string-value="( 451, 'Transocean',34.08,35.5,33.76,-1.07,-3.04,13710000,'2014/09/19',-3.04,-4.96,-11.87,-31.04,-24.37,-39.47,'Strong Sell','Strong Sell','Strong Sell')," calcext:value-type="string">
            <text:p>( 451, 'Transocean',34.08,35.5,33.76,-1.07,-3.04,13710000,'2014/09/19',-3.04,-4.96,-11.87,-31.04,-24.37,-39.47,'Strong Sell','Strong Sell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tripadvisor" xlink:type="simple">TripAdvisor</text:a></text:p>
          </table:table-cell>
          <table:table-cell office:value-type="float" office:value="98.37" calcext:value-type="float">
            <text:p>98.37</text:p>
          </table:table-cell>
          <table:table-cell office:value-type="float" office:value="99.57" calcext:value-type="float">
            <text:p>99.57</text:p>
          </table:table-cell>
          <table:table-cell office:value-type="float" office:value="97.41" calcext:value-type="float">
            <text:p>97.4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+0.43%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-0.96%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18.76%</text:p>
          </table:table-cell>
          <table:table-cell office:value-type="string" calcext:value-type="string">
            <text:p>30.95%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53];1;LEN([.F453])-1))" office:value-type="float" office:value="0.43" calcext:value-type="float">
            <text:p>0.43</text:p>
          </table:table-cell>
          <table:table-cell table:formula="of:=VALUE(SUBSTITUTE(SUBSTITUTE(SUBSTITUTE([.G453];&quot;M&quot;;&quot;0000&quot;);&quot;K&quot;;&quot;0&quot;);&quot;.&quot;;&quot;&quot;))" office:value-type="float" office:value="1440000" calcext:value-type="float">
            <text:p>1440000</text:p>
          </table:table-cell>
          <table:table-cell table:formula="of:=IF([.I453]=&quot;-&quot;;&quot;NULL&quot;;VALUE(MID([.I453];1;LEN([.I453])-1)))" office:value-type="float" office:value="0.43" calcext:value-type="float">
            <text:p>0.43</text:p>
          </table:table-cell>
          <table:table-cell table:formula="of:=IF([.J453]=&quot;-&quot;;&quot;NULL&quot;;VALUE(MID([.J453];1;LEN([.J453])-1)))" office:value-type="float" office:value="-0.96" calcext:value-type="float">
            <text:p>-0.96</text:p>
          </table:table-cell>
          <table:table-cell table:formula="of:=IF([.K453]=&quot;-&quot;;&quot;NULL&quot;;VALUE(MID([.K453];1;LEN([.K453])-1)))" office:value-type="float" office:value="0.48" calcext:value-type="float">
            <text:p>0.48</text:p>
          </table:table-cell>
          <table:table-cell table:formula="of:=IF([.L453]=&quot;-&quot;;&quot;NULL&quot;;VALUE(MID([.L453];1;LEN([.L453])-1)))" office:value-type="float" office:value="18.76" calcext:value-type="float">
            <text:p>18.76</text:p>
          </table:table-cell>
          <table:table-cell table:formula="of:=IF([.M453]=&quot;-&quot;;&quot;NULL&quot;;VALUE(MID([.M453];1;LEN([.M453])-1)))" office:value-type="float" office:value="30.95" calcext:value-type="float">
            <text:p>30.95</text:p>
          </table:table-cell>
          <table:table-cell table:formula="of:=IF([.N453]=&quot;-&quot;;&quot;NULL&quot;;VALUE(MID([.N453];1;LEN([.N453])-1)))" office:value-type="string" office:string-value="NULL" calcext:value-type="string">
            <text:p>NULL</text:p>
          </table:table-cell>
          <table:table-cell table:formula="of:=&quot;( &quot; &amp; (ROW()-1) &amp; &quot;, '&quot; &amp; [.A453] &amp; &quot;',&quot; &amp; [.B453] &amp; &quot;,&quot; &amp; [.C453] &amp; &quot;,&quot; &amp; [.D453] &amp; &quot;,&quot; &amp; [.E453] &amp; &quot;,&quot; &amp; [.R453] &amp; &quot;,&quot; &amp; [.S453] &amp; &quot;,'2014/09/19',&quot; &amp; [.T453] &amp; &quot;,&quot; &amp; [.U453] &amp; &quot;,&quot; &amp; [.V453] &amp; &quot;,&quot; &amp; [.W453] &amp; &quot;,&quot; &amp; [.X453] &amp; &quot;,&quot; &amp; [.Y453] &amp; &quot;,'&quot; &amp; [.O453] &amp; &quot;','&quot; &amp; [.P453] &amp; &quot;','&quot; &amp; [.Q453] &amp; &quot;'),&quot;" office:value-type="string" office:string-value="( 452, 'TripAdvisor',98.37,99.57,97.41,0.42,0.43,1440000,'2014/09/19',0.43,-0.96,0.48,18.76,30.95,NULL,'Strong Buy','Strong Buy','Strong Buy')," calcext:value-type="string">
            <text:p>( 452, 'TripAdvisor',98.37,99.57,97.41,0.42,0.43,1440000,'2014/09/19',0.43,-0.96,0.48,18.76,30.95,NULL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fox-a-inc" xlink:type="simple">Fox A Inc</text:a>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6" calcext:value-type="float">
            <text:p>35.46</text:p>
          </table:table-cell>
          <table:table-cell office:value-type="float" office:value="34.63" calcext:value-type="float">
            <text:p>34.6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+0.69%</text:p>
          </table:table-cell>
          <table:table-cell office:value-type="string" calcext:value-type="string">
            <text:p>21.7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69%</text:p>
          </table:table-cell>
          <table:table-cell office:value-type="string" calcext:value-type="string">
            <text:p>0.29%</text:p>
          </table:table-cell>
          <table:table-cell office:value-type="string" calcext:value-type="string">
            <text:p>-1.62%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6.48%</text:p>
          </table:table-cell>
          <table:table-cell office:value-type="string" calcext:value-type="string">
            <text:p>118.0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54];1;LEN([.F454])-1))" office:value-type="float" office:value="0.69" calcext:value-type="float">
            <text:p>0.69</text:p>
          </table:table-cell>
          <table:table-cell table:formula="of:=VALUE(SUBSTITUTE(SUBSTITUTE(SUBSTITUTE([.G454];&quot;M&quot;;&quot;0000&quot;);&quot;K&quot;;&quot;0&quot;);&quot;.&quot;;&quot;&quot;))" office:value-type="float" office:value="21740000" calcext:value-type="float">
            <text:p>21740000</text:p>
          </table:table-cell>
          <table:table-cell table:formula="of:=IF([.I454]=&quot;-&quot;;&quot;NULL&quot;;VALUE(MID([.I454];1;LEN([.I454])-1)))" office:value-type="float" office:value="0.69" calcext:value-type="float">
            <text:p>0.69</text:p>
          </table:table-cell>
          <table:table-cell table:formula="of:=IF([.J454]=&quot;-&quot;;&quot;NULL&quot;;VALUE(MID([.J454];1;LEN([.J454])-1)))" office:value-type="float" office:value="0.29" calcext:value-type="float">
            <text:p>0.29</text:p>
          </table:table-cell>
          <table:table-cell table:formula="of:=IF([.K454]=&quot;-&quot;;&quot;NULL&quot;;VALUE(MID([.K454];1;LEN([.K454])-1)))" office:value-type="float" office:value="-1.62" calcext:value-type="float">
            <text:p>-1.62</text:p>
          </table:table-cell>
          <table:table-cell table:formula="of:=IF([.L454]=&quot;-&quot;;&quot;NULL&quot;;VALUE(MID([.L454];1;LEN([.L454])-1)))" office:value-type="float" office:value="-0.06" calcext:value-type="float">
            <text:p>-0.06</text:p>
          </table:table-cell>
          <table:table-cell table:formula="of:=IF([.M454]=&quot;-&quot;;&quot;NULL&quot;;VALUE(MID([.M454];1;LEN([.M454])-1)))" office:value-type="float" office:value="6.48" calcext:value-type="float">
            <text:p>6.48</text:p>
          </table:table-cell>
          <table:table-cell table:formula="of:=IF([.N454]=&quot;-&quot;;&quot;NULL&quot;;VALUE(MID([.N454];1;LEN([.N454])-1)))" office:value-type="float" office:value="118.05" calcext:value-type="float">
            <text:p>118.05</text:p>
          </table:table-cell>
          <table:table-cell table:formula="of:=&quot;( &quot; &amp; (ROW()-1) &amp; &quot;, '&quot; &amp; [.A454] &amp; &quot;',&quot; &amp; [.B454] &amp; &quot;,&quot; &amp; [.C454] &amp; &quot;,&quot; &amp; [.D454] &amp; &quot;,&quot; &amp; [.E454] &amp; &quot;,&quot; &amp; [.R454] &amp; &quot;,&quot; &amp; [.S454] &amp; &quot;,'2014/09/19',&quot; &amp; [.T454] &amp; &quot;,&quot; &amp; [.U454] &amp; &quot;,&quot; &amp; [.V454] &amp; &quot;,&quot; &amp; [.W454] &amp; &quot;,&quot; &amp; [.X454] &amp; &quot;,&quot; &amp; [.Y454] &amp; &quot;,'&quot; &amp; [.O454] &amp; &quot;','&quot; &amp; [.P454] &amp; &quot;','&quot; &amp; [.Q454] &amp; &quot;'),&quot;" office:value-type="string" office:string-value="( 453, 'Fox A Inc',35.15,35.46,34.63,0.24,0.69,21740000,'2014/09/19',0.69,0.29,-1.62,-0.06,6.48,118.05,'Strong Buy','Neutral','Strong Buy')," calcext:value-type="string">
            <text:p>( 453, 'Fox A Inc',35.15,35.46,34.63,0.24,0.69,21740000,'2014/09/19',0.69,0.29,-1.62,-0.06,6.48,118.05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yco-intl-ltd" xlink:type="simple">Tyco</text:a></text:p>
          </table:table-cell>
          <table:table-cell office:value-type="float" office:value="44.91" calcext:value-type="float">
            <text:p>44.91</text:p>
          </table:table-cell>
          <table:table-cell office:value-type="float" office:value="45.22" calcext:value-type="float">
            <text:p>45.22</text:p>
          </table:table-cell>
          <table:table-cell office:value-type="float" office:value="44.71" calcext:value-type="float">
            <text:p>44.7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5.4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9%</text:p>
          </table:table-cell>
          <table:table-cell office:value-type="string" calcext:value-type="string">
            <text:p>1.31%</text:p>
          </table:table-cell>
          <table:table-cell office:value-type="string" calcext:value-type="string">
            <text:p>-0.53%</text:p>
          </table:table-cell>
          <table:table-cell office:value-type="string" calcext:value-type="string">
            <text:p>9.43%</text:p>
          </table:table-cell>
          <table:table-cell office:value-type="string" calcext:value-type="string">
            <text:p>28.72%</text:p>
          </table:table-cell>
          <table:table-cell office:value-type="string" calcext:value-type="string">
            <text:p>107.9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55];1;LEN([.F455])-1))" office:value-type="float" office:value="-0.29" calcext:value-type="float">
            <text:p>-0.29</text:p>
          </table:table-cell>
          <table:table-cell table:formula="of:=VALUE(SUBSTITUTE(SUBSTITUTE(SUBSTITUTE([.G455];&quot;M&quot;;&quot;0000&quot;);&quot;K&quot;;&quot;0&quot;);&quot;.&quot;;&quot;&quot;))" office:value-type="float" office:value="5480000" calcext:value-type="float">
            <text:p>5480000</text:p>
          </table:table-cell>
          <table:table-cell table:formula="of:=IF([.I455]=&quot;-&quot;;&quot;NULL&quot;;VALUE(MID([.I455];1;LEN([.I455])-1)))" office:value-type="float" office:value="-0.29" calcext:value-type="float">
            <text:p>-0.29</text:p>
          </table:table-cell>
          <table:table-cell table:formula="of:=IF([.J455]=&quot;-&quot;;&quot;NULL&quot;;VALUE(MID([.J455];1;LEN([.J455])-1)))" office:value-type="float" office:value="1.31" calcext:value-type="float">
            <text:p>1.31</text:p>
          </table:table-cell>
          <table:table-cell table:formula="of:=IF([.K455]=&quot;-&quot;;&quot;NULL&quot;;VALUE(MID([.K455];1;LEN([.K455])-1)))" office:value-type="float" office:value="-0.53" calcext:value-type="float">
            <text:p>-0.53</text:p>
          </table:table-cell>
          <table:table-cell table:formula="of:=IF([.L455]=&quot;-&quot;;&quot;NULL&quot;;VALUE(MID([.L455];1;LEN([.L455])-1)))" office:value-type="float" office:value="9.43" calcext:value-type="float">
            <text:p>9.43</text:p>
          </table:table-cell>
          <table:table-cell table:formula="of:=IF([.M455]=&quot;-&quot;;&quot;NULL&quot;;VALUE(MID([.M455];1;LEN([.M455])-1)))" office:value-type="float" office:value="28.72" calcext:value-type="float">
            <text:p>28.72</text:p>
          </table:table-cell>
          <table:table-cell table:formula="of:=IF([.N455]=&quot;-&quot;;&quot;NULL&quot;;VALUE(MID([.N455];1;LEN([.N455])-1)))" office:value-type="float" office:value="107.92" calcext:value-type="float">
            <text:p>107.92</text:p>
          </table:table-cell>
          <table:table-cell table:formula="of:=&quot;( &quot; &amp; (ROW()-1) &amp; &quot;, '&quot; &amp; [.A455] &amp; &quot;',&quot; &amp; [.B455] &amp; &quot;,&quot; &amp; [.C455] &amp; &quot;,&quot; &amp; [.D455] &amp; &quot;,&quot; &amp; [.E455] &amp; &quot;,&quot; &amp; [.R455] &amp; &quot;,&quot; &amp; [.S455] &amp; &quot;,'2014/09/19',&quot; &amp; [.T455] &amp; &quot;,&quot; &amp; [.U455] &amp; &quot;,&quot; &amp; [.V455] &amp; &quot;,&quot; &amp; [.W455] &amp; &quot;,&quot; &amp; [.X455] &amp; &quot;,&quot; &amp; [.Y455] &amp; &quot;,'&quot; &amp; [.O455] &amp; &quot;','&quot; &amp; [.P455] &amp; &quot;','&quot; &amp; [.Q455] &amp; &quot;'),&quot;" office:value-type="string" office:string-value="( 454, 'Tyco',44.91,45.22,44.71,-0.13,-0.29,5480000,'2014/09/19',-0.29,1.31,-0.53,9.43,28.72,107.92,'Strong Buy','Strong Buy','Strong Buy')," calcext:value-type="string">
            <text:p>( 454, 'Tyco',44.91,45.22,44.71,-0.13,-0.29,5480000,'2014/09/19',-0.29,1.31,-0.53,9.43,28.72,107.9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tyson-foods" xlink:type="simple">Tyson Foods</text:a></text:p>
          </table:table-cell>
          <table:table-cell office:value-type="float" office:value="38.51" calcext:value-type="float">
            <text:p>38.51</text:p>
          </table:table-cell>
          <table:table-cell office:value-type="float" office:value="39.01" calcext:value-type="float">
            <text:p>39.01</text:p>
          </table:table-cell>
          <table:table-cell office:value-type="float" office:value="38.5" calcext:value-type="float">
            <text:p>38.5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3.7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0.65%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15.09%</text:p>
          </table:table-cell>
          <table:table-cell office:value-type="string" calcext:value-type="string">
            <text:p>27.01%</text:p>
          </table:table-cell>
          <table:table-cell office:value-type="string" calcext:value-type="string">
            <text:p>134.53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56];1;LEN([.F456])-1))" office:value-type="float" office:value="-0.7" calcext:value-type="float">
            <text:p>-0.7</text:p>
          </table:table-cell>
          <table:table-cell table:formula="of:=VALUE(SUBSTITUTE(SUBSTITUTE(SUBSTITUTE([.G456];&quot;M&quot;;&quot;0000&quot;);&quot;K&quot;;&quot;0&quot;);&quot;.&quot;;&quot;&quot;))" office:value-type="float" office:value="3740000" calcext:value-type="float">
            <text:p>3740000</text:p>
          </table:table-cell>
          <table:table-cell table:formula="of:=IF([.I456]=&quot;-&quot;;&quot;NULL&quot;;VALUE(MID([.I456];1;LEN([.I456])-1)))" office:value-type="float" office:value="-0.7" calcext:value-type="float">
            <text:p>-0.7</text:p>
          </table:table-cell>
          <table:table-cell table:formula="of:=IF([.J456]=&quot;-&quot;;&quot;NULL&quot;;VALUE(MID([.J456];1;LEN([.J456])-1)))" office:value-type="float" office:value="0.65" calcext:value-type="float">
            <text:p>0.65</text:p>
          </table:table-cell>
          <table:table-cell table:formula="of:=IF([.K456]=&quot;-&quot;;&quot;NULL&quot;;VALUE(MID([.K456];1;LEN([.K456])-1)))" office:value-type="float" office:value="2.83" calcext:value-type="float">
            <text:p>2.83</text:p>
          </table:table-cell>
          <table:table-cell table:formula="of:=IF([.L456]=&quot;-&quot;;&quot;NULL&quot;;VALUE(MID([.L456];1;LEN([.L456])-1)))" office:value-type="float" office:value="15.09" calcext:value-type="float">
            <text:p>15.09</text:p>
          </table:table-cell>
          <table:table-cell table:formula="of:=IF([.M456]=&quot;-&quot;;&quot;NULL&quot;;VALUE(MID([.M456];1;LEN([.M456])-1)))" office:value-type="float" office:value="27.01" calcext:value-type="float">
            <text:p>27.01</text:p>
          </table:table-cell>
          <table:table-cell table:formula="of:=IF([.N456]=&quot;-&quot;;&quot;NULL&quot;;VALUE(MID([.N456];1;LEN([.N456])-1)))" office:value-type="float" office:value="134.53" calcext:value-type="float">
            <text:p>134.53</text:p>
          </table:table-cell>
          <table:table-cell table:formula="of:=&quot;( &quot; &amp; (ROW()-1) &amp; &quot;, '&quot; &amp; [.A456] &amp; &quot;',&quot; &amp; [.B456] &amp; &quot;,&quot; &amp; [.C456] &amp; &quot;,&quot; &amp; [.D456] &amp; &quot;,&quot; &amp; [.E456] &amp; &quot;,&quot; &amp; [.R456] &amp; &quot;,&quot; &amp; [.S456] &amp; &quot;,'2014/09/19',&quot; &amp; [.T456] &amp; &quot;,&quot; &amp; [.U456] &amp; &quot;,&quot; &amp; [.V456] &amp; &quot;,&quot; &amp; [.W456] &amp; &quot;,&quot; &amp; [.X456] &amp; &quot;,&quot; &amp; [.Y456] &amp; &quot;,'&quot; &amp; [.O456] &amp; &quot;','&quot; &amp; [.P456] &amp; &quot;','&quot; &amp; [.Q456] &amp; &quot;'),&quot;" office:value-type="string" office:string-value="( 455, 'Tyson Foods',38.51,39.01,38.5,-0.27,-0.7,3740000,'2014/09/19',-0.7,0.65,2.83,15.09,27.01,134.53,'Strong Sell','Strong Buy','Strong Buy')," calcext:value-type="string">
            <text:p>( 455, 'Tyson Foods',38.51,39.01,38.5,-0.27,-0.7,3740000,'2014/09/19',-0.7,0.65,2.83,15.09,27.01,134.53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der-armour" xlink:type="simple">Under Armour</text:a></text:p>
          </table:table-cell>
          <table:table-cell office:value-type="float" office:value="68.41" calcext:value-type="float">
            <text:p>68.41</text:p>
          </table:table-cell>
          <table:table-cell office:value-type="float" office:value="70.16" calcext:value-type="float">
            <text:p>70.16</text:p>
          </table:table-cell>
          <table:table-cell office:value-type="float" office:value="68.25" calcext:value-type="float">
            <text:p>68.25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-1.67%</text:p>
          </table:table-cell>
          <table:table-cell office:value-type="string" calcext:value-type="string">
            <text:p>4.9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67%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-1.48%</text:p>
          </table:table-cell>
          <table:table-cell office:value-type="string" calcext:value-type="string">
            <text:p>56.72%</text:p>
          </table:table-cell>
          <table:table-cell office:value-type="string" calcext:value-type="string">
            <text:p>-12.16%</text:p>
          </table:table-cell>
          <table:table-cell office:value-type="string" calcext:value-type="string">
            <text:p>85.69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57];1;LEN([.F457])-1))" office:value-type="float" office:value="-1.67" calcext:value-type="float">
            <text:p>-1.67</text:p>
          </table:table-cell>
          <table:table-cell table:formula="of:=VALUE(SUBSTITUTE(SUBSTITUTE(SUBSTITUTE([.G457];&quot;M&quot;;&quot;0000&quot;);&quot;K&quot;;&quot;0&quot;);&quot;.&quot;;&quot;&quot;))" office:value-type="float" office:value="4900000" calcext:value-type="float">
            <text:p>4900000</text:p>
          </table:table-cell>
          <table:table-cell table:formula="of:=IF([.I457]=&quot;-&quot;;&quot;NULL&quot;;VALUE(MID([.I457];1;LEN([.I457])-1)))" office:value-type="float" office:value="-1.67" calcext:value-type="float">
            <text:p>-1.67</text:p>
          </table:table-cell>
          <table:table-cell table:formula="of:=IF([.J457]=&quot;-&quot;;&quot;NULL&quot;;VALUE(MID([.J457];1;LEN([.J457])-1)))" office:value-type="float" office:value="-1.2" calcext:value-type="float">
            <text:p>-1.2</text:p>
          </table:table-cell>
          <table:table-cell table:formula="of:=IF([.K457]=&quot;-&quot;;&quot;NULL&quot;;VALUE(MID([.K457];1;LEN([.K457])-1)))" office:value-type="float" office:value="-1.48" calcext:value-type="float">
            <text:p>-1.48</text:p>
          </table:table-cell>
          <table:table-cell table:formula="of:=IF([.L457]=&quot;-&quot;;&quot;NULL&quot;;VALUE(MID([.L457];1;LEN([.L457])-1)))" office:value-type="float" office:value="56.72" calcext:value-type="float">
            <text:p>56.72</text:p>
          </table:table-cell>
          <table:table-cell table:formula="of:=IF([.M457]=&quot;-&quot;;&quot;NULL&quot;;VALUE(MID([.M457];1;LEN([.M457])-1)))" office:value-type="float" office:value="-12.16" calcext:value-type="float">
            <text:p>-12.16</text:p>
          </table:table-cell>
          <table:table-cell table:formula="of:=IF([.N457]=&quot;-&quot;;&quot;NULL&quot;;VALUE(MID([.N457];1;LEN([.N457])-1)))" office:value-type="float" office:value="85.69" calcext:value-type="float">
            <text:p>85.69</text:p>
          </table:table-cell>
          <table:table-cell table:formula="of:=&quot;( &quot; &amp; (ROW()-1) &amp; &quot;, '&quot; &amp; [.A457] &amp; &quot;',&quot; &amp; [.B457] &amp; &quot;,&quot; &amp; [.C457] &amp; &quot;,&quot; &amp; [.D457] &amp; &quot;,&quot; &amp; [.E457] &amp; &quot;,&quot; &amp; [.R457] &amp; &quot;,&quot; &amp; [.S457] &amp; &quot;,'2014/09/19',&quot; &amp; [.T457] &amp; &quot;,&quot; &amp; [.U457] &amp; &quot;,&quot; &amp; [.V457] &amp; &quot;,&quot; &amp; [.W457] &amp; &quot;,&quot; &amp; [.X457] &amp; &quot;,&quot; &amp; [.Y457] &amp; &quot;,'&quot; &amp; [.O457] &amp; &quot;','&quot; &amp; [.P457] &amp; &quot;','&quot; &amp; [.Q457] &amp; &quot;'),&quot;" office:value-type="string" office:string-value="( 456, 'Under Armour',68.41,70.16,68.25,-1.16,-1.67,4900000,'2014/09/19',-1.67,-1.2,-1.48,56.72,-12.16,85.69,'Strong Sell','Neutral','Strong Buy')," calcext:value-type="string">
            <text:p>( 456, 'Under Armour',68.41,70.16,68.25,-1.16,-1.67,4900000,'2014/09/19',-1.67,-1.2,-1.48,56.72,-12.16,85.69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ion-pacific" xlink:type="simple">Union Pacific</text:a></text:p>
          </table:table-cell>
          <table:table-cell office:value-type="float" office:value="109.36" calcext:value-type="float">
            <text:p>109.36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9.02" calcext:value-type="float">
            <text:p>109.02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4.1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3.31%</text:p>
          </table:table-cell>
          <table:table-cell office:value-type="string" calcext:value-type="string">
            <text:p>-34.90%</text:p>
          </table:table-cell>
          <table:table-cell office:value-type="string" calcext:value-type="string">
            <text:p>-31.46%</text:p>
          </table:table-cell>
          <table:table-cell office:value-type="string" calcext:value-type="string">
            <text:p>31.6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58];1;LEN([.F458])-1))" office:value-type="float" office:value="-0.04" calcext:value-type="float">
            <text:p>-0.04</text:p>
          </table:table-cell>
          <table:table-cell table:formula="of:=VALUE(SUBSTITUTE(SUBSTITUTE(SUBSTITUTE([.G458];&quot;M&quot;;&quot;0000&quot;);&quot;K&quot;;&quot;0&quot;);&quot;.&quot;;&quot;&quot;))" office:value-type="float" office:value="4140000" calcext:value-type="float">
            <text:p>4140000</text:p>
          </table:table-cell>
          <table:table-cell table:formula="of:=IF([.I458]=&quot;-&quot;;&quot;NULL&quot;;VALUE(MID([.I458];1;LEN([.I458])-1)))" office:value-type="float" office:value="-0.04" calcext:value-type="float">
            <text:p>-0.04</text:p>
          </table:table-cell>
          <table:table-cell table:formula="of:=IF([.J458]=&quot;-&quot;;&quot;NULL&quot;;VALUE(MID([.J458];1;LEN([.J458])-1)))" office:value-type="float" office:value="2.2" calcext:value-type="float">
            <text:p>2.2</text:p>
          </table:table-cell>
          <table:table-cell table:formula="of:=IF([.K458]=&quot;-&quot;;&quot;NULL&quot;;VALUE(MID([.K458];1;LEN([.K458])-1)))" office:value-type="float" office:value="3.31" calcext:value-type="float">
            <text:p>3.31</text:p>
          </table:table-cell>
          <table:table-cell table:formula="of:=IF([.L458]=&quot;-&quot;;&quot;NULL&quot;;VALUE(MID([.L458];1;LEN([.L458])-1)))" office:value-type="float" office:value="-34.9" calcext:value-type="float">
            <text:p>-34.9</text:p>
          </table:table-cell>
          <table:table-cell table:formula="of:=IF([.M458]=&quot;-&quot;;&quot;NULL&quot;;VALUE(MID([.M458];1;LEN([.M458])-1)))" office:value-type="float" office:value="-31.46" calcext:value-type="float">
            <text:p>-31.46</text:p>
          </table:table-cell>
          <table:table-cell table:formula="of:=IF([.N458]=&quot;-&quot;;&quot;NULL&quot;;VALUE(MID([.N458];1;LEN([.N458])-1)))" office:value-type="float" office:value="31.65" calcext:value-type="float">
            <text:p>31.65</text:p>
          </table:table-cell>
          <table:table-cell table:formula="of:=&quot;( &quot; &amp; (ROW()-1) &amp; &quot;, '&quot; &amp; [.A458] &amp; &quot;',&quot; &amp; [.B458] &amp; &quot;,&quot; &amp; [.C458] &amp; &quot;,&quot; &amp; [.D458] &amp; &quot;,&quot; &amp; [.E458] &amp; &quot;,&quot; &amp; [.R458] &amp; &quot;,&quot; &amp; [.S458] &amp; &quot;,'2014/09/19',&quot; &amp; [.T458] &amp; &quot;,&quot; &amp; [.U458] &amp; &quot;,&quot; &amp; [.V458] &amp; &quot;,&quot; &amp; [.W458] &amp; &quot;,&quot; &amp; [.X458] &amp; &quot;,&quot; &amp; [.Y458] &amp; &quot;,'&quot; &amp; [.O458] &amp; &quot;','&quot; &amp; [.P458] &amp; &quot;','&quot; &amp; [.Q458] &amp; &quot;'),&quot;" office:value-type="string" office:string-value="( 457, 'Union Pacific',109.36,110.14,109.02,-0.04,-0.04,4140000,'2014/09/19',-0.04,2.2,3.31,-34.9,-31.46,31.65,'Neutral','Strong Buy','Strong Buy')," calcext:value-type="string">
            <text:p>( 457, 'Union Pacific',109.36,110.14,109.02,-0.04,-0.04,4140000,'2014/09/19',-0.04,2.2,3.31,-34.9,-31.46,31.6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ited-parcel" xlink:type="simple">United Parcel Service</text:a></text:p>
          </table:table-cell>
          <table:table-cell office:value-type="float" office:value="99.44" calcext:value-type="float">
            <text:p>99.44</text:p>
          </table:table-cell>
          <table:table-cell office:value-type="float" office:value="100.39" calcext:value-type="float">
            <text:p>100.39</text:p>
          </table:table-cell>
          <table:table-cell office:value-type="float" office:value="99.44" calcext:value-type="float">
            <text:p>99.4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3.5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9%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-5.37%</text:p>
          </table:table-cell>
          <table:table-cell office:value-type="string" calcext:value-type="string">
            <text:p>8.62%</text:p>
          </table:table-cell>
          <table:table-cell office:value-type="string" calcext:value-type="string">
            <text:p>54.55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59];1;LEN([.F459])-1))" office:value-type="float" office:value="-0.19" calcext:value-type="float">
            <text:p>-0.19</text:p>
          </table:table-cell>
          <table:table-cell table:formula="of:=VALUE(SUBSTITUTE(SUBSTITUTE(SUBSTITUTE([.G459];&quot;M&quot;;&quot;0000&quot;);&quot;K&quot;;&quot;0&quot;);&quot;.&quot;;&quot;&quot;))" office:value-type="float" office:value="3520000" calcext:value-type="float">
            <text:p>3520000</text:p>
          </table:table-cell>
          <table:table-cell table:formula="of:=IF([.I459]=&quot;-&quot;;&quot;NULL&quot;;VALUE(MID([.I459];1;LEN([.I459])-1)))" office:value-type="float" office:value="-0.19" calcext:value-type="float">
            <text:p>-0.19</text:p>
          </table:table-cell>
          <table:table-cell table:formula="of:=IF([.J459]=&quot;-&quot;;&quot;NULL&quot;;VALUE(MID([.J459];1;LEN([.J459])-1)))" office:value-type="float" office:value="1.42" calcext:value-type="float">
            <text:p>1.42</text:p>
          </table:table-cell>
          <table:table-cell table:formula="of:=IF([.K459]=&quot;-&quot;;&quot;NULL&quot;;VALUE(MID([.K459];1;LEN([.K459])-1)))" office:value-type="float" office:value="1.05" calcext:value-type="float">
            <text:p>1.05</text:p>
          </table:table-cell>
          <table:table-cell table:formula="of:=IF([.L459]=&quot;-&quot;;&quot;NULL&quot;;VALUE(MID([.L459];1;LEN([.L459])-1)))" office:value-type="float" office:value="-5.37" calcext:value-type="float">
            <text:p>-5.37</text:p>
          </table:table-cell>
          <table:table-cell table:formula="of:=IF([.M459]=&quot;-&quot;;&quot;NULL&quot;;VALUE(MID([.M459];1;LEN([.M459])-1)))" office:value-type="float" office:value="8.62" calcext:value-type="float">
            <text:p>8.62</text:p>
          </table:table-cell>
          <table:table-cell table:formula="of:=IF([.N459]=&quot;-&quot;;&quot;NULL&quot;;VALUE(MID([.N459];1;LEN([.N459])-1)))" office:value-type="float" office:value="54.55" calcext:value-type="float">
            <text:p>54.55</text:p>
          </table:table-cell>
          <table:table-cell table:formula="of:=&quot;( &quot; &amp; (ROW()-1) &amp; &quot;, '&quot; &amp; [.A459] &amp; &quot;',&quot; &amp; [.B459] &amp; &quot;,&quot; &amp; [.C459] &amp; &quot;,&quot; &amp; [.D459] &amp; &quot;,&quot; &amp; [.E459] &amp; &quot;,&quot; &amp; [.R459] &amp; &quot;,&quot; &amp; [.S459] &amp; &quot;,'2014/09/19',&quot; &amp; [.T459] &amp; &quot;,&quot; &amp; [.U459] &amp; &quot;,&quot; &amp; [.V459] &amp; &quot;,&quot; &amp; [.W459] &amp; &quot;,&quot; &amp; [.X459] &amp; &quot;,&quot; &amp; [.Y459] &amp; &quot;,'&quot; &amp; [.O459] &amp; &quot;','&quot; &amp; [.P459] &amp; &quot;','&quot; &amp; [.Q459] &amp; &quot;'),&quot;" office:value-type="string" office:string-value="( 458, 'United Parcel Service',99.44,100.39,99.44,-0.19,-0.19,3520000,'2014/09/19',-0.19,1.42,1.05,-5.37,8.62,54.55,'Neutral','Strong Buy','Strong Buy')," calcext:value-type="string">
            <text:p>( 458, 'United Parcel Service',99.44,100.39,99.44,-0.19,-0.19,3520000,'2014/09/19',-0.19,1.42,1.05,-5.37,8.62,54.5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ited-tech" xlink:type="simple">United Technologies</text:a></text:p>
          </table:table-cell>
          <table:table-cell office:value-type="float" office:value="108.45" calcext:value-type="float">
            <text:p>108.45</text:p>
          </table:table-cell>
          <table:table-cell office:value-type="float" office:value="109.2" calcext:value-type="float">
            <text:p>109.2</text:p>
          </table:table-cell>
          <table:table-cell office:value-type="float" office:value="108.16" calcext:value-type="float">
            <text:p>108.16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5.7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-1.03%</text:p>
          </table:table-cell>
          <table:table-cell office:value-type="string" calcext:value-type="string">
            <text:p>44.85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uy</text:p>
          </table:table-cell>
          <table:table-cell table:formula="of:=VALUE(MID([.F460];1;LEN([.F460])-1))" office:value-type="float" office:value="-0.06" calcext:value-type="float">
            <text:p>-0.06</text:p>
          </table:table-cell>
          <table:table-cell table:formula="of:=VALUE(SUBSTITUTE(SUBSTITUTE(SUBSTITUTE([.G460];&quot;M&quot;;&quot;0000&quot;);&quot;K&quot;;&quot;0&quot;);&quot;.&quot;;&quot;&quot;))" office:value-type="float" office:value="5720000" calcext:value-type="float">
            <text:p>5720000</text:p>
          </table:table-cell>
          <table:table-cell table:formula="of:=IF([.I460]=&quot;-&quot;;&quot;NULL&quot;;VALUE(MID([.I460];1;LEN([.I460])-1)))" office:value-type="float" office:value="-0.06" calcext:value-type="float">
            <text:p>-0.06</text:p>
          </table:table-cell>
          <table:table-cell table:formula="of:=IF([.J460]=&quot;-&quot;;&quot;NULL&quot;;VALUE(MID([.J460];1;LEN([.J460])-1)))" office:value-type="float" office:value="0.09" calcext:value-type="float">
            <text:p>0.09</text:p>
          </table:table-cell>
          <table:table-cell table:formula="of:=IF([.K460]=&quot;-&quot;;&quot;NULL&quot;;VALUE(MID([.K460];1;LEN([.K460])-1)))" office:value-type="float" office:value="-1.46" calcext:value-type="float">
            <text:p>-1.46</text:p>
          </table:table-cell>
          <table:table-cell table:formula="of:=IF([.L460]=&quot;-&quot;;&quot;NULL&quot;;VALUE(MID([.L460];1;LEN([.L460])-1)))" office:value-type="float" office:value="-4.7" calcext:value-type="float">
            <text:p>-4.7</text:p>
          </table:table-cell>
          <table:table-cell table:formula="of:=IF([.M460]=&quot;-&quot;;&quot;NULL&quot;;VALUE(MID([.M460];1;LEN([.M460])-1)))" office:value-type="float" office:value="-1.03" calcext:value-type="float">
            <text:p>-1.03</text:p>
          </table:table-cell>
          <table:table-cell table:formula="of:=IF([.N460]=&quot;-&quot;;&quot;NULL&quot;;VALUE(MID([.N460];1;LEN([.N460])-1)))" office:value-type="float" office:value="44.85" calcext:value-type="float">
            <text:p>44.85</text:p>
          </table:table-cell>
          <table:table-cell table:formula="of:=&quot;( &quot; &amp; (ROW()-1) &amp; &quot;, '&quot; &amp; [.A460] &amp; &quot;',&quot; &amp; [.B460] &amp; &quot;,&quot; &amp; [.C460] &amp; &quot;,&quot; &amp; [.D460] &amp; &quot;,&quot; &amp; [.E460] &amp; &quot;,&quot; &amp; [.R460] &amp; &quot;,&quot; &amp; [.S460] &amp; &quot;,'2014/09/19',&quot; &amp; [.T460] &amp; &quot;,&quot; &amp; [.U460] &amp; &quot;,&quot; &amp; [.V460] &amp; &quot;,&quot; &amp; [.W460] &amp; &quot;,&quot; &amp; [.X460] &amp; &quot;,&quot; &amp; [.Y460] &amp; &quot;,'&quot; &amp; [.O460] &amp; &quot;','&quot; &amp; [.P460] &amp; &quot;','&quot; &amp; [.Q460] &amp; &quot;'),&quot;" office:value-type="string" office:string-value="( 459, 'United Technologies',108.45,109.2,108.16,-0.07,-0.06,5720000,'2014/09/19',-0.06,0.09,-1.46,-4.7,-1.03,44.85,'Buy','Neutral','Buy')," calcext:value-type="string">
            <text:p>( 459, 'United Technologies',108.45,109.2,108.16,-0.07,-0.06,5720000,'2014/09/19',-0.06,0.09,-1.46,-4.7,-1.03,44.85,'Buy','Neutra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ited-health-group" xlink:type="simple">UnitedHealth</text:a></text:p>
          </table:table-cell>
          <table:table-cell office:value-type="float" office:value="87.8" calcext:value-type="float">
            <text:p>87.8</text:p>
          </table:table-cell>
          <table:table-cell office:value-type="float" office:value="88.72" calcext:value-type="float">
            <text:p>88.72</text:p>
          </table:table-cell>
          <table:table-cell office:value-type="float" office:value="87.64" calcext:value-type="float">
            <text:p>87.6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+0.19%</text:p>
          </table:table-cell>
          <table:table-cell office:value-type="string" calcext:value-type="string">
            <text:p>6.2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1.88%</text:p>
          </table:table-cell>
          <table:table-cell office:value-type="string" calcext:value-type="string">
            <text:p>4.81%</text:p>
          </table:table-cell>
          <table:table-cell office:value-type="string" calcext:value-type="string">
            <text:p>16.60%</text:p>
          </table:table-cell>
          <table:table-cell office:value-type="string" calcext:value-type="string">
            <text:p>24.42%</text:p>
          </table:table-cell>
          <table:table-cell office:value-type="string" calcext:value-type="string">
            <text:p>82.88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61];1;LEN([.F461])-1))" office:value-type="float" office:value="0.19" calcext:value-type="float">
            <text:p>0.19</text:p>
          </table:table-cell>
          <table:table-cell table:formula="of:=VALUE(SUBSTITUTE(SUBSTITUTE(SUBSTITUTE([.G461];&quot;M&quot;;&quot;0000&quot;);&quot;K&quot;;&quot;0&quot;);&quot;.&quot;;&quot;&quot;))" office:value-type="float" office:value="6200000" calcext:value-type="float">
            <text:p>6200000</text:p>
          </table:table-cell>
          <table:table-cell table:formula="of:=IF([.I461]=&quot;-&quot;;&quot;NULL&quot;;VALUE(MID([.I461];1;LEN([.I461])-1)))" office:value-type="float" office:value="0.19" calcext:value-type="float">
            <text:p>0.19</text:p>
          </table:table-cell>
          <table:table-cell table:formula="of:=IF([.J461]=&quot;-&quot;;&quot;NULL&quot;;VALUE(MID([.J461];1;LEN([.J461])-1)))" office:value-type="float" office:value="1.88" calcext:value-type="float">
            <text:p>1.88</text:p>
          </table:table-cell>
          <table:table-cell table:formula="of:=IF([.K461]=&quot;-&quot;;&quot;NULL&quot;;VALUE(MID([.K461];1;LEN([.K461])-1)))" office:value-type="float" office:value="4.81" calcext:value-type="float">
            <text:p>4.81</text:p>
          </table:table-cell>
          <table:table-cell table:formula="of:=IF([.L461]=&quot;-&quot;;&quot;NULL&quot;;VALUE(MID([.L461];1;LEN([.L461])-1)))" office:value-type="float" office:value="16.6" calcext:value-type="float">
            <text:p>16.6</text:p>
          </table:table-cell>
          <table:table-cell table:formula="of:=IF([.M461]=&quot;-&quot;;&quot;NULL&quot;;VALUE(MID([.M461];1;LEN([.M461])-1)))" office:value-type="float" office:value="24.42" calcext:value-type="float">
            <text:p>24.42</text:p>
          </table:table-cell>
          <table:table-cell table:formula="of:=IF([.N461]=&quot;-&quot;;&quot;NULL&quot;;VALUE(MID([.N461];1;LEN([.N461])-1)))" office:value-type="float" office:value="82.88" calcext:value-type="float">
            <text:p>82.88</text:p>
          </table:table-cell>
          <table:table-cell table:formula="of:=&quot;( &quot; &amp; (ROW()-1) &amp; &quot;, '&quot; &amp; [.A461] &amp; &quot;',&quot; &amp; [.B461] &amp; &quot;,&quot; &amp; [.C461] &amp; &quot;,&quot; &amp; [.D461] &amp; &quot;,&quot; &amp; [.E461] &amp; &quot;,&quot; &amp; [.R461] &amp; &quot;,&quot; &amp; [.S461] &amp; &quot;,'2014/09/19',&quot; &amp; [.T461] &amp; &quot;,&quot; &amp; [.U461] &amp; &quot;,&quot; &amp; [.V461] &amp; &quot;,&quot; &amp; [.W461] &amp; &quot;,&quot; &amp; [.X461] &amp; &quot;,&quot; &amp; [.Y461] &amp; &quot;,'&quot; &amp; [.O461] &amp; &quot;','&quot; &amp; [.P461] &amp; &quot;','&quot; &amp; [.Q461] &amp; &quot;'),&quot;" office:value-type="string" office:string-value="( 460, 'UnitedHealth',87.8,88.72,87.64,0.17,0.19,6200000,'2014/09/19',0.19,1.88,4.81,16.6,24.42,82.88,'Buy','Strong Buy','Strong Buy')," calcext:value-type="string">
            <text:p>( 460, 'UnitedHealth',87.8,88.72,87.64,0.17,0.19,6200000,'2014/09/19',0.19,1.88,4.81,16.6,24.42,82.88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num-group" xlink:type="simple">Unum</text:a></text:p>
          </table:table-cell>
          <table:table-cell office:value-type="float" office:value="36.09" calcext:value-type="float">
            <text:p>36.09</text:p>
          </table:table-cell>
          <table:table-cell office:value-type="float" office:value="36.63" calcext:value-type="float">
            <text:p>36.63</text:p>
          </table:table-cell>
          <table:table-cell office:value-type="float" office:value="36.05" calcext:value-type="float">
            <text:p>36.05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1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2.56%</text:p>
          </table:table-cell>
          <table:table-cell office:value-type="string" calcext:value-type="string">
            <text:p>2.88%</text:p>
          </table:table-cell>
          <table:table-cell office:value-type="string" calcext:value-type="string">
            <text:p>19.27%</text:p>
          </table:table-cell>
          <table:table-cell office:value-type="string" calcext:value-type="string">
            <text:p>71.86%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62];1;LEN([.F462])-1))" office:value-type="float" office:value="-0.88" calcext:value-type="float">
            <text:p>-0.88</text:p>
          </table:table-cell>
          <table:table-cell table:formula="of:=VALUE(SUBSTITUTE(SUBSTITUTE(SUBSTITUTE([.G462];&quot;M&quot;;&quot;0000&quot;);&quot;K&quot;;&quot;0&quot;);&quot;.&quot;;&quot;&quot;))" office:value-type="float" office:value="1270000" calcext:value-type="float">
            <text:p>1270000</text:p>
          </table:table-cell>
          <table:table-cell table:formula="of:=IF([.I462]=&quot;-&quot;;&quot;NULL&quot;;VALUE(MID([.I462];1;LEN([.I462])-1)))" office:value-type="float" office:value="-0.88" calcext:value-type="float">
            <text:p>-0.88</text:p>
          </table:table-cell>
          <table:table-cell table:formula="of:=IF([.J462]=&quot;-&quot;;&quot;NULL&quot;;VALUE(MID([.J462];1;LEN([.J462])-1)))" office:value-type="float" office:value="0.47" calcext:value-type="float">
            <text:p>0.47</text:p>
          </table:table-cell>
          <table:table-cell table:formula="of:=IF([.K462]=&quot;-&quot;;&quot;NULL&quot;;VALUE(MID([.K462];1;LEN([.K462])-1)))" office:value-type="float" office:value="2.56" calcext:value-type="float">
            <text:p>2.56</text:p>
          </table:table-cell>
          <table:table-cell table:formula="of:=IF([.L462]=&quot;-&quot;;&quot;NULL&quot;;VALUE(MID([.L462];1;LEN([.L462])-1)))" office:value-type="float" office:value="2.88" calcext:value-type="float">
            <text:p>2.88</text:p>
          </table:table-cell>
          <table:table-cell table:formula="of:=IF([.M462]=&quot;-&quot;;&quot;NULL&quot;;VALUE(MID([.M462];1;LEN([.M462])-1)))" office:value-type="float" office:value="19.27" calcext:value-type="float">
            <text:p>19.27</text:p>
          </table:table-cell>
          <table:table-cell table:formula="of:=IF([.N462]=&quot;-&quot;;&quot;NULL&quot;;VALUE(MID([.N462];1;LEN([.N462])-1)))" office:value-type="float" office:value="71.86" calcext:value-type="float">
            <text:p>71.86</text:p>
          </table:table-cell>
          <table:table-cell table:formula="of:=&quot;( &quot; &amp; (ROW()-1) &amp; &quot;, '&quot; &amp; [.A462] &amp; &quot;',&quot; &amp; [.B462] &amp; &quot;,&quot; &amp; [.C462] &amp; &quot;,&quot; &amp; [.D462] &amp; &quot;,&quot; &amp; [.E462] &amp; &quot;,&quot; &amp; [.R462] &amp; &quot;,&quot; &amp; [.S462] &amp; &quot;,'2014/09/19',&quot; &amp; [.T462] &amp; &quot;,&quot; &amp; [.U462] &amp; &quot;,&quot; &amp; [.V462] &amp; &quot;,&quot; &amp; [.W462] &amp; &quot;,&quot; &amp; [.X462] &amp; &quot;,&quot; &amp; [.Y462] &amp; &quot;,'&quot; &amp; [.O462] &amp; &quot;','&quot; &amp; [.P462] &amp; &quot;','&quot; &amp; [.Q462] &amp; &quot;'),&quot;" office:value-type="string" office:string-value="( 461, 'Unum',36.09,36.63,36.05,-0.32,-0.88,1270000,'2014/09/19',-0.88,0.47,2.56,2.88,19.27,71.86,'Sell','Strong Buy','Strong Buy')," calcext:value-type="string">
            <text:p>( 461, 'Unum',36.09,36.63,36.05,-0.32,-0.88,1270000,'2014/09/19',-0.88,0.47,2.56,2.88,19.27,71.86,'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rban-outfitters" xlink:type="simple">Urban Outfitters</text:a></text:p>
          </table:table-cell>
          <table:table-cell office:value-type="float" office:value="38.02" calcext:value-type="float">
            <text:p>38.02</text:p>
          </table:table-cell>
          <table:table-cell office:value-type="float" office:value="38.9" calcext:value-type="float">
            <text:p>38.9</text:p>
          </table:table-cell>
          <table:table-cell office:value-type="float" office:value="37.87" calcext:value-type="float">
            <text:p>37.87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2.4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14%</text:p>
          </table:table-cell>
          <table:table-cell office:value-type="string" calcext:value-type="string">
            <text:p>-2.06%</text:p>
          </table:table-cell>
          <table:table-cell office:value-type="string" calcext:value-type="string">
            <text:p>-3.18%</text:p>
          </table:table-cell>
          <table:table-cell office:value-type="string" calcext:value-type="string">
            <text:p>2.48%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59.82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Buy</text:p>
          </table:table-cell>
          <table:table-cell table:formula="of:=VALUE(MID([.F463];1;LEN([.F463])-1))" office:value-type="float" office:value="-1.14" calcext:value-type="float">
            <text:p>-1.14</text:p>
          </table:table-cell>
          <table:table-cell table:formula="of:=VALUE(SUBSTITUTE(SUBSTITUTE(SUBSTITUTE([.G463];&quot;M&quot;;&quot;0000&quot;);&quot;K&quot;;&quot;0&quot;);&quot;.&quot;;&quot;&quot;))" office:value-type="float" office:value="2490000" calcext:value-type="float">
            <text:p>2490000</text:p>
          </table:table-cell>
          <table:table-cell table:formula="of:=IF([.I463]=&quot;-&quot;;&quot;NULL&quot;;VALUE(MID([.I463];1;LEN([.I463])-1)))" office:value-type="float" office:value="-1.14" calcext:value-type="float">
            <text:p>-1.14</text:p>
          </table:table-cell>
          <table:table-cell table:formula="of:=IF([.J463]=&quot;-&quot;;&quot;NULL&quot;;VALUE(MID([.J463];1;LEN([.J463])-1)))" office:value-type="float" office:value="-2.06" calcext:value-type="float">
            <text:p>-2.06</text:p>
          </table:table-cell>
          <table:table-cell table:formula="of:=IF([.K463]=&quot;-&quot;;&quot;NULL&quot;;VALUE(MID([.K463];1;LEN([.K463])-1)))" office:value-type="float" office:value="-3.18" calcext:value-type="float">
            <text:p>-3.18</text:p>
          </table:table-cell>
          <table:table-cell table:formula="of:=IF([.L463]=&quot;-&quot;;&quot;NULL&quot;;VALUE(MID([.L463];1;LEN([.L463])-1)))" office:value-type="float" office:value="2.48" calcext:value-type="float">
            <text:p>2.48</text:p>
          </table:table-cell>
          <table:table-cell table:formula="of:=IF([.M463]=&quot;-&quot;;&quot;NULL&quot;;VALUE(MID([.M463];1;LEN([.M463])-1)))" office:value-type="float" office:value="-0.21" calcext:value-type="float">
            <text:p>-0.21</text:p>
          </table:table-cell>
          <table:table-cell table:formula="of:=IF([.N463]=&quot;-&quot;;&quot;NULL&quot;;VALUE(MID([.N463];1;LEN([.N463])-1)))" office:value-type="float" office:value="59.82" calcext:value-type="float">
            <text:p>59.82</text:p>
          </table:table-cell>
          <table:table-cell table:formula="of:=&quot;( &quot; &amp; (ROW()-1) &amp; &quot;, '&quot; &amp; [.A463] &amp; &quot;',&quot; &amp; [.B463] &amp; &quot;,&quot; &amp; [.C463] &amp; &quot;,&quot; &amp; [.D463] &amp; &quot;,&quot; &amp; [.E463] &amp; &quot;,&quot; &amp; [.R463] &amp; &quot;,&quot; &amp; [.S463] &amp; &quot;,'2014/09/19',&quot; &amp; [.T463] &amp; &quot;,&quot; &amp; [.U463] &amp; &quot;,&quot; &amp; [.V463] &amp; &quot;,&quot; &amp; [.W463] &amp; &quot;,&quot; &amp; [.X463] &amp; &quot;,&quot; &amp; [.Y463] &amp; &quot;,'&quot; &amp; [.O463] &amp; &quot;','&quot; &amp; [.P463] &amp; &quot;','&quot; &amp; [.Q463] &amp; &quot;'),&quot;" office:value-type="string" office:string-value="( 462, 'Urban Outfitters',38.02,38.9,37.87,-0.44,-1.14,2490000,'2014/09/19',-1.14,-2.06,-3.18,2.48,-0.21,59.82,'Strong Sell','Sell','Strong Buy')," calcext:value-type="string">
            <text:p>( 462, 'Urban Outfitters',38.02,38.9,37.87,-0.44,-1.14,2490000,'2014/09/19',-1.14,-2.06,-3.18,2.48,-0.21,59.82,'Strong Sell','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us-bancorp" xlink:type="simple">US Bancorp</text:a></text:p>
          </table:table-cell>
          <table:table-cell office:value-type="float" office:value="43.23" calcext:value-type="float">
            <text:p>43.23</text:p>
          </table:table-cell>
          <table:table-cell office:value-type="float" office:value="43.58" calcext:value-type="float">
            <text:p>43.58</text:p>
          </table:table-cell>
          <table:table-cell office:value-type="float" office:value="43.14" calcext:value-type="float">
            <text:p>43.1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+0.46%</text:p>
          </table:table-cell>
          <table:table-cell office:value-type="string" calcext:value-type="string">
            <text:p>8.9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2.44%</text:p>
          </table:table-cell>
          <table:table-cell office:value-type="string" calcext:value-type="string">
            <text:p>2.47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14.21%</text:p>
          </table:table-cell>
          <table:table-cell office:value-type="string" calcext:value-type="string">
            <text:p>89.11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64];1;LEN([.F464])-1))" office:value-type="float" office:value="0.46" calcext:value-type="float">
            <text:p>0.46</text:p>
          </table:table-cell>
          <table:table-cell table:formula="of:=VALUE(SUBSTITUTE(SUBSTITUTE(SUBSTITUTE([.G464];&quot;M&quot;;&quot;0000&quot;);&quot;K&quot;;&quot;0&quot;);&quot;.&quot;;&quot;&quot;))" office:value-type="float" office:value="8920000" calcext:value-type="float">
            <text:p>8920000</text:p>
          </table:table-cell>
          <table:table-cell table:formula="of:=IF([.I464]=&quot;-&quot;;&quot;NULL&quot;;VALUE(MID([.I464];1;LEN([.I464])-1)))" office:value-type="float" office:value="0.46" calcext:value-type="float">
            <text:p>0.46</text:p>
          </table:table-cell>
          <table:table-cell table:formula="of:=IF([.J464]=&quot;-&quot;;&quot;NULL&quot;;VALUE(MID([.J464];1;LEN([.J464])-1)))" office:value-type="float" office:value="2.44" calcext:value-type="float">
            <text:p>2.44</text:p>
          </table:table-cell>
          <table:table-cell table:formula="of:=IF([.K464]=&quot;-&quot;;&quot;NULL&quot;;VALUE(MID([.K464];1;LEN([.K464])-1)))" office:value-type="float" office:value="2.47" calcext:value-type="float">
            <text:p>2.47</text:p>
          </table:table-cell>
          <table:table-cell table:formula="of:=IF([.L464]=&quot;-&quot;;&quot;NULL&quot;;VALUE(MID([.L464];1;LEN([.L464])-1)))" office:value-type="float" office:value="7" calcext:value-type="float">
            <text:p>7</text:p>
          </table:table-cell>
          <table:table-cell table:formula="of:=IF([.M464]=&quot;-&quot;;&quot;NULL&quot;;VALUE(MID([.M464];1;LEN([.M464])-1)))" office:value-type="float" office:value="14.21" calcext:value-type="float">
            <text:p>14.21</text:p>
          </table:table-cell>
          <table:table-cell table:formula="of:=IF([.N464]=&quot;-&quot;;&quot;NULL&quot;;VALUE(MID([.N464];1;LEN([.N464])-1)))" office:value-type="float" office:value="89.11" calcext:value-type="float">
            <text:p>89.11</text:p>
          </table:table-cell>
          <table:table-cell table:formula="of:=&quot;( &quot; &amp; (ROW()-1) &amp; &quot;, '&quot; &amp; [.A464] &amp; &quot;',&quot; &amp; [.B464] &amp; &quot;,&quot; &amp; [.C464] &amp; &quot;,&quot; &amp; [.D464] &amp; &quot;,&quot; &amp; [.E464] &amp; &quot;,&quot; &amp; [.R464] &amp; &quot;,&quot; &amp; [.S464] &amp; &quot;,'2014/09/19',&quot; &amp; [.T464] &amp; &quot;,&quot; &amp; [.U464] &amp; &quot;,&quot; &amp; [.V464] &amp; &quot;,&quot; &amp; [.W464] &amp; &quot;,&quot; &amp; [.X464] &amp; &quot;,&quot; &amp; [.Y464] &amp; &quot;,'&quot; &amp; [.O464] &amp; &quot;','&quot; &amp; [.P464] &amp; &quot;','&quot; &amp; [.Q464] &amp; &quot;'),&quot;" office:value-type="string" office:string-value="( 463, 'US Bancorp',43.23,43.58,43.14,0.2,0.46,8920000,'2014/09/19',0.46,2.44,2.47,7,14.21,89.11,'Strong Buy','Strong Buy','Strong Buy')," calcext:value-type="string">
            <text:p>( 463, 'US Bancorp',43.23,43.58,43.14,0.2,0.46,8920000,'2014/09/19',0.46,2.44,2.47,7,14.21,89.11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alero-energy" xlink:type="simple">Valero Energy</text:a></text:p>
          </table:table-cell>
          <table:table-cell office:value-type="float" office:value="48.37" calcext:value-type="float">
            <text:p>48.37</text:p>
          </table:table-cell>
          <table:table-cell office:value-type="float" office:value="48.66" calcext:value-type="float">
            <text:p>48.66</text:p>
          </table:table-cell>
          <table:table-cell office:value-type="float" office:value="47.62" calcext:value-type="float">
            <text:p>47.6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+1.57%</text:p>
          </table:table-cell>
          <table:table-cell office:value-type="string" calcext:value-type="string">
            <text:p>10.4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-9.61%</text:p>
          </table:table-cell>
          <table:table-cell office:value-type="string" calcext:value-type="string">
            <text:p>-4.03%</text:p>
          </table:table-cell>
          <table:table-cell office:value-type="string" calcext:value-type="string">
            <text:p>40.45%</text:p>
          </table:table-cell>
          <table:table-cell office:value-type="string" calcext:value-type="string">
            <text:p>166.21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65];1;LEN([.F465])-1))" office:value-type="float" office:value="1.57" calcext:value-type="float">
            <text:p>1.57</text:p>
          </table:table-cell>
          <table:table-cell table:formula="of:=VALUE(SUBSTITUTE(SUBSTITUTE(SUBSTITUTE([.G465];&quot;M&quot;;&quot;0000&quot;);&quot;K&quot;;&quot;0&quot;);&quot;.&quot;;&quot;&quot;))" office:value-type="float" office:value="10420000" calcext:value-type="float">
            <text:p>10420000</text:p>
          </table:table-cell>
          <table:table-cell table:formula="of:=IF([.I465]=&quot;-&quot;;&quot;NULL&quot;;VALUE(MID([.I465];1;LEN([.I465])-1)))" office:value-type="float" office:value="1.57" calcext:value-type="float">
            <text:p>1.57</text:p>
          </table:table-cell>
          <table:table-cell table:formula="of:=IF([.J465]=&quot;-&quot;;&quot;NULL&quot;;VALUE(MID([.J465];1;LEN([.J465])-1)))" office:value-type="float" office:value="-0.1" calcext:value-type="float">
            <text:p>-0.1</text:p>
          </table:table-cell>
          <table:table-cell table:formula="of:=IF([.K465]=&quot;-&quot;;&quot;NULL&quot;;VALUE(MID([.K465];1;LEN([.K465])-1)))" office:value-type="float" office:value="-9.61" calcext:value-type="float">
            <text:p>-9.61</text:p>
          </table:table-cell>
          <table:table-cell table:formula="of:=IF([.L465]=&quot;-&quot;;&quot;NULL&quot;;VALUE(MID([.L465];1;LEN([.L465])-1)))" office:value-type="float" office:value="-4.03" calcext:value-type="float">
            <text:p>-4.03</text:p>
          </table:table-cell>
          <table:table-cell table:formula="of:=IF([.M465]=&quot;-&quot;;&quot;NULL&quot;;VALUE(MID([.M465];1;LEN([.M465])-1)))" office:value-type="float" office:value="40.45" calcext:value-type="float">
            <text:p>40.45</text:p>
          </table:table-cell>
          <table:table-cell table:formula="of:=IF([.N465]=&quot;-&quot;;&quot;NULL&quot;;VALUE(MID([.N465];1;LEN([.N465])-1)))" office:value-type="float" office:value="166.21" calcext:value-type="float">
            <text:p>166.21</text:p>
          </table:table-cell>
          <table:table-cell table:formula="of:=&quot;( &quot; &amp; (ROW()-1) &amp; &quot;, '&quot; &amp; [.A465] &amp; &quot;',&quot; &amp; [.B465] &amp; &quot;,&quot; &amp; [.C465] &amp; &quot;,&quot; &amp; [.D465] &amp; &quot;,&quot; &amp; [.E465] &amp; &quot;,&quot; &amp; [.R465] &amp; &quot;,&quot; &amp; [.S465] &amp; &quot;,'2014/09/19',&quot; &amp; [.T465] &amp; &quot;,&quot; &amp; [.U465] &amp; &quot;,&quot; &amp; [.V465] &amp; &quot;,&quot; &amp; [.W465] &amp; &quot;,&quot; &amp; [.X465] &amp; &quot;,&quot; &amp; [.Y465] &amp; &quot;,'&quot; &amp; [.O465] &amp; &quot;','&quot; &amp; [.P465] &amp; &quot;','&quot; &amp; [.Q465] &amp; &quot;'),&quot;" office:value-type="string" office:string-value="( 464, 'Valero Energy',48.37,48.66,47.62,0.75,1.57,10420000,'2014/09/19',1.57,-0.1,-9.61,-4.03,40.45,166.21,'Buy','Strong Sell','Strong Buy')," calcext:value-type="string">
            <text:p>( 464, 'Valero Energy',48.37,48.66,47.62,0.75,1.57,10420000,'2014/09/19',1.57,-0.1,-9.61,-4.03,40.45,166.21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arian-medical" xlink:type="simple">Varian</text:a></text:p>
          </table:table-cell>
          <table:table-cell office:value-type="float" office:value="82.63" calcext:value-type="float">
            <text:p>82.63</text:p>
          </table:table-cell>
          <table:table-cell office:value-type="float" office:value="83.27" calcext:value-type="float">
            <text:p>83.27</text:p>
          </table:table-cell>
          <table:table-cell office:value-type="float" office:value="82.42" calcext:value-type="float">
            <text:p>82.4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801.52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-2.22%</text:p>
          </table:table-cell>
          <table:table-cell office:value-type="string" calcext:value-type="string">
            <text:p>6.36%</text:p>
          </table:table-cell>
          <table:table-cell office:value-type="string" calcext:value-type="string">
            <text:p>8.58%</text:p>
          </table:table-cell>
          <table:table-cell office:value-type="string" calcext:value-type="string">
            <text:p>62.15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66];1;LEN([.F466])-1))" office:value-type="float" office:value="-0.12" calcext:value-type="float">
            <text:p>-0.12</text:p>
          </table:table-cell>
          <table:table-cell table:formula="of:=VALUE(SUBSTITUTE(SUBSTITUTE(SUBSTITUTE([.G466];&quot;M&quot;;&quot;0000&quot;);&quot;K&quot;;&quot;0&quot;);&quot;.&quot;;&quot;&quot;))" office:value-type="float" office:value="801520" calcext:value-type="float">
            <text:p>801520</text:p>
          </table:table-cell>
          <table:table-cell table:formula="of:=IF([.I466]=&quot;-&quot;;&quot;NULL&quot;;VALUE(MID([.I466];1;LEN([.I466])-1)))" office:value-type="float" office:value="-0.12" calcext:value-type="float">
            <text:p>-0.12</text:p>
          </table:table-cell>
          <table:table-cell table:formula="of:=IF([.J466]=&quot;-&quot;;&quot;NULL&quot;;VALUE(MID([.J466];1;LEN([.J466])-1)))" office:value-type="float" office:value="-3.16" calcext:value-type="float">
            <text:p>-3.16</text:p>
          </table:table-cell>
          <table:table-cell table:formula="of:=IF([.K466]=&quot;-&quot;;&quot;NULL&quot;;VALUE(MID([.K466];1;LEN([.K466])-1)))" office:value-type="float" office:value="-2.22" calcext:value-type="float">
            <text:p>-2.22</text:p>
          </table:table-cell>
          <table:table-cell table:formula="of:=IF([.L466]=&quot;-&quot;;&quot;NULL&quot;;VALUE(MID([.L466];1;LEN([.L466])-1)))" office:value-type="float" office:value="6.36" calcext:value-type="float">
            <text:p>6.36</text:p>
          </table:table-cell>
          <table:table-cell table:formula="of:=IF([.M466]=&quot;-&quot;;&quot;NULL&quot;;VALUE(MID([.M466];1;LEN([.M466])-1)))" office:value-type="float" office:value="8.58" calcext:value-type="float">
            <text:p>8.58</text:p>
          </table:table-cell>
          <table:table-cell table:formula="of:=IF([.N466]=&quot;-&quot;;&quot;NULL&quot;;VALUE(MID([.N466];1;LEN([.N466])-1)))" office:value-type="float" office:value="62.15" calcext:value-type="float">
            <text:p>62.15</text:p>
          </table:table-cell>
          <table:table-cell table:formula="of:=&quot;( &quot; &amp; (ROW()-1) &amp; &quot;, '&quot; &amp; [.A466] &amp; &quot;',&quot; &amp; [.B466] &amp; &quot;,&quot; &amp; [.C466] &amp; &quot;,&quot; &amp; [.D466] &amp; &quot;,&quot; &amp; [.E466] &amp; &quot;,&quot; &amp; [.R466] &amp; &quot;,&quot; &amp; [.S466] &amp; &quot;,'2014/09/19',&quot; &amp; [.T466] &amp; &quot;,&quot; &amp; [.U466] &amp; &quot;,&quot; &amp; [.V466] &amp; &quot;,&quot; &amp; [.W466] &amp; &quot;,&quot; &amp; [.X466] &amp; &quot;,&quot; &amp; [.Y466] &amp; &quot;,'&quot; &amp; [.O466] &amp; &quot;','&quot; &amp; [.P466] &amp; &quot;','&quot; &amp; [.Q466] &amp; &quot;'),&quot;" office:value-type="string" office:string-value="( 465, 'Varian',82.63,83.27,82.42,-0.1,-0.12,801520,'2014/09/19',-0.12,-3.16,-2.22,6.36,8.58,62.15,'Sell','Strong Sell','Strong Buy')," calcext:value-type="string">
            <text:p>( 465, 'Varian',82.63,83.27,82.42,-0.1,-0.12,801520,'2014/09/19',-0.12,-3.16,-2.22,6.36,8.58,62.15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entas-inc" xlink:type="simple">Ventas</text:a></text:p>
          </table:table-cell>
          <table:table-cell office:value-type="float" office:value="61.12" calcext:value-type="float">
            <text:p>61.12</text:p>
          </table:table-cell>
          <table:table-cell office:value-type="float" office:value="61.44" calcext:value-type="float">
            <text:p>61.44</text:p>
          </table:table-cell>
          <table:table-cell office:value-type="float" office:value="60.86" calcext:value-type="float">
            <text:p>60.8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+0.15%</text:p>
          </table:table-cell>
          <table:table-cell office:value-type="string" calcext:value-type="string">
            <text:p>2.6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-7.23%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-2.88%</text:p>
          </table:table-cell>
          <table:table-cell office:value-type="string" calcext:value-type="string">
            <text:p>21.17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table:formula="of:=VALUE(MID([.F467];1;LEN([.F467])-1))" office:value-type="float" office:value="0.15" calcext:value-type="float">
            <text:p>0.15</text:p>
          </table:table-cell>
          <table:table-cell table:formula="of:=VALUE(SUBSTITUTE(SUBSTITUTE(SUBSTITUTE([.G467];&quot;M&quot;;&quot;0000&quot;);&quot;K&quot;;&quot;0&quot;);&quot;.&quot;;&quot;&quot;))" office:value-type="float" office:value="2690000" calcext:value-type="float">
            <text:p>2690000</text:p>
          </table:table-cell>
          <table:table-cell table:formula="of:=IF([.I467]=&quot;-&quot;;&quot;NULL&quot;;VALUE(MID([.I467];1;LEN([.I467])-1)))" office:value-type="float" office:value="0.15" calcext:value-type="float">
            <text:p>0.15</text:p>
          </table:table-cell>
          <table:table-cell table:formula="of:=IF([.J467]=&quot;-&quot;;&quot;NULL&quot;;VALUE(MID([.J467];1;LEN([.J467])-1)))" office:value-type="float" office:value="-0.11" calcext:value-type="float">
            <text:p>-0.11</text:p>
          </table:table-cell>
          <table:table-cell table:formula="of:=IF([.K467]=&quot;-&quot;;&quot;NULL&quot;;VALUE(MID([.K467];1;LEN([.K467])-1)))" office:value-type="float" office:value="-7.23" calcext:value-type="float">
            <text:p>-7.23</text:p>
          </table:table-cell>
          <table:table-cell table:formula="of:=IF([.L467]=&quot;-&quot;;&quot;NULL&quot;;VALUE(MID([.L467];1;LEN([.L467])-1)))" office:value-type="float" office:value="6.7" calcext:value-type="float">
            <text:p>6.7</text:p>
          </table:table-cell>
          <table:table-cell table:formula="of:=IF([.M467]=&quot;-&quot;;&quot;NULL&quot;;VALUE(MID([.M467];1;LEN([.M467])-1)))" office:value-type="float" office:value="-2.88" calcext:value-type="float">
            <text:p>-2.88</text:p>
          </table:table-cell>
          <table:table-cell table:formula="of:=IF([.N467]=&quot;-&quot;;&quot;NULL&quot;;VALUE(MID([.N467];1;LEN([.N467])-1)))" office:value-type="float" office:value="21.17" calcext:value-type="float">
            <text:p>21.17</text:p>
          </table:table-cell>
          <table:table-cell table:formula="of:=&quot;( &quot; &amp; (ROW()-1) &amp; &quot;, '&quot; &amp; [.A467] &amp; &quot;',&quot; &amp; [.B467] &amp; &quot;,&quot; &amp; [.C467] &amp; &quot;,&quot; &amp; [.D467] &amp; &quot;,&quot; &amp; [.E467] &amp; &quot;,&quot; &amp; [.R467] &amp; &quot;,&quot; &amp; [.S467] &amp; &quot;,'2014/09/19',&quot; &amp; [.T467] &amp; &quot;,&quot; &amp; [.U467] &amp; &quot;,&quot; &amp; [.V467] &amp; &quot;,&quot; &amp; [.W467] &amp; &quot;,&quot; &amp; [.X467] &amp; &quot;,&quot; &amp; [.Y467] &amp; &quot;,'&quot; &amp; [.O467] &amp; &quot;','&quot; &amp; [.P467] &amp; &quot;','&quot; &amp; [.Q467] &amp; &quot;'),&quot;" office:value-type="string" office:string-value="( 466, 'Ventas',61.12,61.44,60.86,0.09,0.15,2690000,'2014/09/19',0.15,-0.11,-7.23,6.7,-2.88,21.17,'Strong Sell','Strong Sell','Neutral')," calcext:value-type="string">
            <text:p>( 466, 'Ventas',61.12,61.44,60.86,0.09,0.15,2690000,'2014/09/19',0.15,-0.11,-7.23,6.7,-2.88,21.17,'Strong Sell','Strong Sell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verisign-inc" xlink:type="simple">VeriSign</text:a></text:p>
          </table:table-cell>
          <table:table-cell office:value-type="float" office:value="55.84" calcext:value-type="float">
            <text:p>55.84</text:p>
          </table:table-cell>
          <table:table-cell office:value-type="float" office:value="55.94" calcext:value-type="float">
            <text:p>55.94</text:p>
          </table:table-cell>
          <table:table-cell office:value-type="float" office:value="54.81" calcext:value-type="float">
            <text:p>54.8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+0.10%</text:p>
          </table:table-cell>
          <table:table-cell office:value-type="string" calcext:value-type="string">
            <text:p>3.2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-1.12%</text:p>
          </table:table-cell>
          <table:table-cell office:value-type="string" calcext:value-type="string">
            <text:p>-6.59%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96.55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68];1;LEN([.F468])-1))" office:value-type="float" office:value="0.1" calcext:value-type="float">
            <text:p>0.1</text:p>
          </table:table-cell>
          <table:table-cell table:formula="of:=VALUE(SUBSTITUTE(SUBSTITUTE(SUBSTITUTE([.G468];&quot;M&quot;;&quot;0000&quot;);&quot;K&quot;;&quot;0&quot;);&quot;.&quot;;&quot;&quot;))" office:value-type="float" office:value="3270000" calcext:value-type="float">
            <text:p>3270000</text:p>
          </table:table-cell>
          <table:table-cell table:formula="of:=IF([.I468]=&quot;-&quot;;&quot;NULL&quot;;VALUE(MID([.I468];1;LEN([.I468])-1)))" office:value-type="float" office:value="0.1" calcext:value-type="float">
            <text:p>0.1</text:p>
          </table:table-cell>
          <table:table-cell table:formula="of:=IF([.J468]=&quot;-&quot;;&quot;NULL&quot;;VALUE(MID([.J468];1;LEN([.J468])-1)))" office:value-type="float" office:value="-0.55" calcext:value-type="float">
            <text:p>-0.55</text:p>
          </table:table-cell>
          <table:table-cell table:formula="of:=IF([.K468]=&quot;-&quot;;&quot;NULL&quot;;VALUE(MID([.K468];1;LEN([.K468])-1)))" office:value-type="float" office:value="-1.12" calcext:value-type="float">
            <text:p>-1.12</text:p>
          </table:table-cell>
          <table:table-cell table:formula="of:=IF([.L468]=&quot;-&quot;;&quot;NULL&quot;;VALUE(MID([.L468];1;LEN([.L468])-1)))" office:value-type="float" office:value="-6.59" calcext:value-type="float">
            <text:p>-6.59</text:p>
          </table:table-cell>
          <table:table-cell table:formula="of:=IF([.M468]=&quot;-&quot;;&quot;NULL&quot;;VALUE(MID([.M468];1;LEN([.M468])-1)))" office:value-type="float" office:value="8.01" calcext:value-type="float">
            <text:p>8.01</text:p>
          </table:table-cell>
          <table:table-cell table:formula="of:=IF([.N468]=&quot;-&quot;;&quot;NULL&quot;;VALUE(MID([.N468];1;LEN([.N468])-1)))" office:value-type="float" office:value="96.55" calcext:value-type="float">
            <text:p>96.55</text:p>
          </table:table-cell>
          <table:table-cell table:formula="of:=&quot;( &quot; &amp; (ROW()-1) &amp; &quot;, '&quot; &amp; [.A468] &amp; &quot;',&quot; &amp; [.B468] &amp; &quot;,&quot; &amp; [.C468] &amp; &quot;,&quot; &amp; [.D468] &amp; &quot;,&quot; &amp; [.E468] &amp; &quot;,&quot; &amp; [.R468] &amp; &quot;,&quot; &amp; [.S468] &amp; &quot;,'2014/09/19',&quot; &amp; [.T468] &amp; &quot;,&quot; &amp; [.U468] &amp; &quot;,&quot; &amp; [.V468] &amp; &quot;,&quot; &amp; [.W468] &amp; &quot;,&quot; &amp; [.X468] &amp; &quot;,&quot; &amp; [.Y468] &amp; &quot;,'&quot; &amp; [.O468] &amp; &quot;','&quot; &amp; [.P468] &amp; &quot;','&quot; &amp; [.Q468] &amp; &quot;'),&quot;" office:value-type="string" office:string-value="( 467, 'VeriSign',55.84,55.94,54.81,0.06,0.1,3270000,'2014/09/19',0.1,-0.55,-1.12,-6.59,8.01,96.55,'Strong Buy','Neutral','Strong Buy')," calcext:value-type="string">
            <text:p>( 467, 'VeriSign',55.84,55.94,54.81,0.06,0.1,3270000,'2014/09/19',0.1,-0.55,-1.12,-6.59,8.01,96.55,'Strong Buy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erizon-communications" xlink:type="simple">Verizon</text:a></text:p>
          </table:table-cell>
          <table:table-cell office:value-type="float" office:value="50.35" calcext:value-type="float">
            <text:p>50.35</text:p>
          </table:table-cell>
          <table:table-cell office:value-type="float" office:value="50.38" calcext:value-type="float">
            <text:p>50.38</text:p>
          </table:table-cell>
          <table:table-cell office:value-type="float" office:value="49.83" calcext:value-type="float">
            <text:p>49.8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+1.33%</text:p>
          </table:table-cell>
          <table:table-cell office:value-type="string" calcext:value-type="string">
            <text:p>30.1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3%</text:p>
          </table:table-cell>
          <table:table-cell office:value-type="string" calcext:value-type="string">
            <text:p>4.03%</text:p>
          </table:table-cell>
          <table:table-cell office:value-type="string" calcext:value-type="string">
            <text:p>3.03%</text:p>
          </table:table-cell>
          <table:table-cell office:value-type="string" calcext:value-type="string">
            <text:p>2.46%</text:p>
          </table:table-cell>
          <table:table-cell office:value-type="string" calcext:value-type="string">
            <text:p>5.38%</text:p>
          </table:table-cell>
          <table:table-cell office:value-type="string" calcext:value-type="string">
            <text:p>40.4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69];1;LEN([.F469])-1))" office:value-type="float" office:value="1.33" calcext:value-type="float">
            <text:p>1.33</text:p>
          </table:table-cell>
          <table:table-cell table:formula="of:=VALUE(SUBSTITUTE(SUBSTITUTE(SUBSTITUTE([.G469];&quot;M&quot;;&quot;0000&quot;);&quot;K&quot;;&quot;0&quot;);&quot;.&quot;;&quot;&quot;))" office:value-type="float" office:value="30100000" calcext:value-type="float">
            <text:p>30100000</text:p>
          </table:table-cell>
          <table:table-cell table:formula="of:=IF([.I469]=&quot;-&quot;;&quot;NULL&quot;;VALUE(MID([.I469];1;LEN([.I469])-1)))" office:value-type="float" office:value="1.33" calcext:value-type="float">
            <text:p>1.33</text:p>
          </table:table-cell>
          <table:table-cell table:formula="of:=IF([.J469]=&quot;-&quot;;&quot;NULL&quot;;VALUE(MID([.J469];1;LEN([.J469])-1)))" office:value-type="float" office:value="4.03" calcext:value-type="float">
            <text:p>4.03</text:p>
          </table:table-cell>
          <table:table-cell table:formula="of:=IF([.K469]=&quot;-&quot;;&quot;NULL&quot;;VALUE(MID([.K469];1;LEN([.K469])-1)))" office:value-type="float" office:value="3.03" calcext:value-type="float">
            <text:p>3.03</text:p>
          </table:table-cell>
          <table:table-cell table:formula="of:=IF([.L469]=&quot;-&quot;;&quot;NULL&quot;;VALUE(MID([.L469];1;LEN([.L469])-1)))" office:value-type="float" office:value="2.46" calcext:value-type="float">
            <text:p>2.46</text:p>
          </table:table-cell>
          <table:table-cell table:formula="of:=IF([.M469]=&quot;-&quot;;&quot;NULL&quot;;VALUE(MID([.M469];1;LEN([.M469])-1)))" office:value-type="float" office:value="5.38" calcext:value-type="float">
            <text:p>5.38</text:p>
          </table:table-cell>
          <table:table-cell table:formula="of:=IF([.N469]=&quot;-&quot;;&quot;NULL&quot;;VALUE(MID([.N469];1;LEN([.N469])-1)))" office:value-type="float" office:value="40.49" calcext:value-type="float">
            <text:p>40.49</text:p>
          </table:table-cell>
          <table:table-cell table:formula="of:=&quot;( &quot; &amp; (ROW()-1) &amp; &quot;, '&quot; &amp; [.A469] &amp; &quot;',&quot; &amp; [.B469] &amp; &quot;,&quot; &amp; [.C469] &amp; &quot;,&quot; &amp; [.D469] &amp; &quot;,&quot; &amp; [.E469] &amp; &quot;,&quot; &amp; [.R469] &amp; &quot;,&quot; &amp; [.S469] &amp; &quot;,'2014/09/19',&quot; &amp; [.T469] &amp; &quot;,&quot; &amp; [.U469] &amp; &quot;,&quot; &amp; [.V469] &amp; &quot;,&quot; &amp; [.W469] &amp; &quot;,&quot; &amp; [.X469] &amp; &quot;,&quot; &amp; [.Y469] &amp; &quot;,'&quot; &amp; [.O469] &amp; &quot;','&quot; &amp; [.P469] &amp; &quot;','&quot; &amp; [.Q469] &amp; &quot;'),&quot;" office:value-type="string" office:string-value="( 468, 'Verizon',50.35,50.38,49.83,0.66,1.33,30100000,'2014/09/19',1.33,4.03,3.03,2.46,5.38,40.49,'Strong Buy','Strong Buy','Strong Buy')," calcext:value-type="string">
            <text:p>( 468, 'Verizon',50.35,50.38,49.83,0.66,1.33,30100000,'2014/09/19',1.33,4.03,3.03,2.46,5.38,40.4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ertex-pharm" xlink:type="simple">Vertex</text:a>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5.53" calcext:value-type="float">
            <text:p>105.53</text:p>
          </table:table-cell>
          <table:table-cell office:value-type="float" office:value="97.54" calcext:value-type="float">
            <text:p>97.5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+6.57%</text:p>
          </table:table-cell>
          <table:table-cell office:value-type="string" calcext:value-type="string">
            <text:p>5.8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6.57%</text:p>
          </table:table-cell>
          <table:table-cell office:value-type="string" calcext:value-type="string">
            <text:p>11.57%</text:p>
          </table:table-cell>
          <table:table-cell office:value-type="string" calcext:value-type="string">
            <text:p>16.59%</text:p>
          </table:table-cell>
          <table:table-cell office:value-type="string" calcext:value-type="string">
            <text:p>39.64%</text:p>
          </table:table-cell>
          <table:table-cell office:value-type="string" calcext:value-type="string">
            <text:p>36.24%</text:p>
          </table:table-cell>
          <table:table-cell office:value-type="string" calcext:value-type="string">
            <text:p>95.09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70];1;LEN([.F470])-1))" office:value-type="float" office:value="6.57" calcext:value-type="float">
            <text:p>6.57</text:p>
          </table:table-cell>
          <table:table-cell table:formula="of:=VALUE(SUBSTITUTE(SUBSTITUTE(SUBSTITUTE([.G470];&quot;M&quot;;&quot;0000&quot;);&quot;K&quot;;&quot;0&quot;);&quot;.&quot;;&quot;&quot;))" office:value-type="float" office:value="5870000" calcext:value-type="float">
            <text:p>5870000</text:p>
          </table:table-cell>
          <table:table-cell table:formula="of:=IF([.I470]=&quot;-&quot;;&quot;NULL&quot;;VALUE(MID([.I470];1;LEN([.I470])-1)))" office:value-type="float" office:value="6.57" calcext:value-type="float">
            <text:p>6.57</text:p>
          </table:table-cell>
          <table:table-cell table:formula="of:=IF([.J470]=&quot;-&quot;;&quot;NULL&quot;;VALUE(MID([.J470];1;LEN([.J470])-1)))" office:value-type="float" office:value="11.57" calcext:value-type="float">
            <text:p>11.57</text:p>
          </table:table-cell>
          <table:table-cell table:formula="of:=IF([.K470]=&quot;-&quot;;&quot;NULL&quot;;VALUE(MID([.K470];1;LEN([.K470])-1)))" office:value-type="float" office:value="16.59" calcext:value-type="float">
            <text:p>16.59</text:p>
          </table:table-cell>
          <table:table-cell table:formula="of:=IF([.L470]=&quot;-&quot;;&quot;NULL&quot;;VALUE(MID([.L470];1;LEN([.L470])-1)))" office:value-type="float" office:value="39.64" calcext:value-type="float">
            <text:p>39.64</text:p>
          </table:table-cell>
          <table:table-cell table:formula="of:=IF([.M470]=&quot;-&quot;;&quot;NULL&quot;;VALUE(MID([.M470];1;LEN([.M470])-1)))" office:value-type="float" office:value="36.24" calcext:value-type="float">
            <text:p>36.24</text:p>
          </table:table-cell>
          <table:table-cell table:formula="of:=IF([.N470]=&quot;-&quot;;&quot;NULL&quot;;VALUE(MID([.N470];1;LEN([.N470])-1)))" office:value-type="float" office:value="95.09" calcext:value-type="float">
            <text:p>95.09</text:p>
          </table:table-cell>
          <table:table-cell table:formula="of:=&quot;( &quot; &amp; (ROW()-1) &amp; &quot;, '&quot; &amp; [.A470] &amp; &quot;',&quot; &amp; [.B470] &amp; &quot;,&quot; &amp; [.C470] &amp; &quot;,&quot; &amp; [.D470] &amp; &quot;,&quot; &amp; [.E470] &amp; &quot;,&quot; &amp; [.R470] &amp; &quot;,&quot; &amp; [.S470] &amp; &quot;,'2014/09/19',&quot; &amp; [.T470] &amp; &quot;,&quot; &amp; [.U470] &amp; &quot;,&quot; &amp; [.V470] &amp; &quot;,&quot; &amp; [.W470] &amp; &quot;,&quot; &amp; [.X470] &amp; &quot;,&quot; &amp; [.Y470] &amp; &quot;,'&quot; &amp; [.O470] &amp; &quot;','&quot; &amp; [.P470] &amp; &quot;','&quot; &amp; [.Q470] &amp; &quot;'),&quot;" office:value-type="string" office:string-value="( 469, 'Vertex',103.75,105.53,97.54,6.4,6.57,5870000,'2014/09/19',6.57,11.57,16.59,39.64,36.24,95.09,'Strong Buy','Strong Buy','Strong Buy')," calcext:value-type="string">
            <text:p>( 469, 'Vertex',103.75,105.53,97.54,6.4,6.57,5870000,'2014/09/19',6.57,11.57,16.59,39.64,36.24,95.0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f-corp" xlink:type="simple">VF</text:a></text:p>
          </table:table-cell>
          <table:table-cell office:value-type="float" office:value="67.17" calcext:value-type="float">
            <text:p>67.17</text:p>
          </table:table-cell>
          <table:table-cell office:value-type="float" office:value="67.82" calcext:value-type="float">
            <text:p>67.82</text:p>
          </table:table-cell>
          <table:table-cell office:value-type="float" office:value="67.07" calcext:value-type="float">
            <text:p>67.0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+0.19%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1.99%</text:p>
          </table:table-cell>
          <table:table-cell office:value-type="string" calcext:value-type="string">
            <text:p>5.75%</text:p>
          </table:table-cell>
          <table:table-cell office:value-type="string" calcext:value-type="string">
            <text:p>7.75%</text:p>
          </table:table-cell>
          <table:table-cell office:value-type="string" calcext:value-type="string">
            <text:p>32.15%</text:p>
          </table:table-cell>
          <table:table-cell office:value-type="string" calcext:value-type="string">
            <text:p>-44.4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71];1;LEN([.F471])-1))" office:value-type="float" office:value="0.19" calcext:value-type="float">
            <text:p>0.19</text:p>
          </table:table-cell>
          <table:table-cell table:formula="of:=VALUE(SUBSTITUTE(SUBSTITUTE(SUBSTITUTE([.G471];&quot;M&quot;;&quot;0000&quot;);&quot;K&quot;;&quot;0&quot;);&quot;.&quot;;&quot;&quot;))" office:value-type="float" office:value="2070000" calcext:value-type="float">
            <text:p>2070000</text:p>
          </table:table-cell>
          <table:table-cell table:formula="of:=IF([.I471]=&quot;-&quot;;&quot;NULL&quot;;VALUE(MID([.I471];1;LEN([.I471])-1)))" office:value-type="float" office:value="0.19" calcext:value-type="float">
            <text:p>0.19</text:p>
          </table:table-cell>
          <table:table-cell table:formula="of:=IF([.J471]=&quot;-&quot;;&quot;NULL&quot;;VALUE(MID([.J471];1;LEN([.J471])-1)))" office:value-type="float" office:value="1.99" calcext:value-type="float">
            <text:p>1.99</text:p>
          </table:table-cell>
          <table:table-cell table:formula="of:=IF([.K471]=&quot;-&quot;;&quot;NULL&quot;;VALUE(MID([.K471];1;LEN([.K471])-1)))" office:value-type="float" office:value="5.75" calcext:value-type="float">
            <text:p>5.75</text:p>
          </table:table-cell>
          <table:table-cell table:formula="of:=IF([.L471]=&quot;-&quot;;&quot;NULL&quot;;VALUE(MID([.L471];1;LEN([.L471])-1)))" office:value-type="float" office:value="7.75" calcext:value-type="float">
            <text:p>7.75</text:p>
          </table:table-cell>
          <table:table-cell table:formula="of:=IF([.M471]=&quot;-&quot;;&quot;NULL&quot;;VALUE(MID([.M471];1;LEN([.M471])-1)))" office:value-type="float" office:value="32.15" calcext:value-type="float">
            <text:p>32.15</text:p>
          </table:table-cell>
          <table:table-cell table:formula="of:=IF([.N471]=&quot;-&quot;;&quot;NULL&quot;;VALUE(MID([.N471];1;LEN([.N471])-1)))" office:value-type="float" office:value="-44.48" calcext:value-type="float">
            <text:p>-44.48</text:p>
          </table:table-cell>
          <table:table-cell table:formula="of:=&quot;( &quot; &amp; (ROW()-1) &amp; &quot;, '&quot; &amp; [.A471] &amp; &quot;',&quot; &amp; [.B471] &amp; &quot;,&quot; &amp; [.C471] &amp; &quot;,&quot; &amp; [.D471] &amp; &quot;,&quot; &amp; [.E471] &amp; &quot;,&quot; &amp; [.R471] &amp; &quot;,&quot; &amp; [.S471] &amp; &quot;,'2014/09/19',&quot; &amp; [.T471] &amp; &quot;,&quot; &amp; [.U471] &amp; &quot;,&quot; &amp; [.V471] &amp; &quot;,&quot; &amp; [.W471] &amp; &quot;,&quot; &amp; [.X471] &amp; &quot;,&quot; &amp; [.Y471] &amp; &quot;,'&quot; &amp; [.O471] &amp; &quot;','&quot; &amp; [.P471] &amp; &quot;','&quot; &amp; [.Q471] &amp; &quot;'),&quot;" office:value-type="string" office:string-value="( 470, 'VF',67.17,67.82,67.07,0.13,0.19,2070000,'2014/09/19',0.19,1.99,5.75,7.75,32.15,-44.48,'Strong Buy','Strong Buy','Strong Buy')," calcext:value-type="string">
            <text:p>( 470, 'VF',67.17,67.82,67.07,0.13,0.19,2070000,'2014/09/19',0.19,1.99,5.75,7.75,32.15,-44.4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iacom-cl-b" xlink:type="simple">Viacom B</text:a></text:p>
          </table:table-cell>
          <table:table-cell office:value-type="float" office:value="80.87" calcext:value-type="float">
            <text:p>80.87</text:p>
          </table:table-cell>
          <table:table-cell office:value-type="float" office:value="81.23" calcext:value-type="float">
            <text:p>81.23</text:p>
          </table:table-cell>
          <table:table-cell office:value-type="float" office:value="80.57" calcext:value-type="float">
            <text:p>80.5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+0.51%</text:p>
          </table:table-cell>
          <table:table-cell office:value-type="string" calcext:value-type="string">
            <text:p>4.6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1%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-7.41%</text:p>
          </table:table-cell>
          <table:table-cell office:value-type="string" calcext:value-type="string">
            <text:p>-2.73%</text:p>
          </table:table-cell>
          <table:table-cell office:value-type="string" calcext:value-type="string">
            <text:p>78.13%</text:p>
          </table:table-cell>
          <table:table-cell office:value-type="string" calcext:value-type="string">
            <text:p>Strong Buy</text:p>
          </table:table-cell>
          <table:table-cell table:number-columns-repeated="2" office:value-type="string" calcext:value-type="string">
            <text:p>Buy</text:p>
          </table:table-cell>
          <table:table-cell table:formula="of:=VALUE(MID([.F472];1;LEN([.F472])-1))" office:value-type="float" office:value="0.51" calcext:value-type="float">
            <text:p>0.51</text:p>
          </table:table-cell>
          <table:table-cell table:formula="of:=VALUE(SUBSTITUTE(SUBSTITUTE(SUBSTITUTE([.G472];&quot;M&quot;;&quot;0000&quot;);&quot;K&quot;;&quot;0&quot;);&quot;.&quot;;&quot;&quot;))" office:value-type="float" office:value="4610000" calcext:value-type="float">
            <text:p>4610000</text:p>
          </table:table-cell>
          <table:table-cell table:formula="of:=IF([.I472]=&quot;-&quot;;&quot;NULL&quot;;VALUE(MID([.I472];1;LEN([.I472])-1)))" office:value-type="float" office:value="0.51" calcext:value-type="float">
            <text:p>0.51</text:p>
          </table:table-cell>
          <table:table-cell table:formula="of:=IF([.J472]=&quot;-&quot;;&quot;NULL&quot;;VALUE(MID([.J472];1;LEN([.J472])-1)))" office:value-type="float" office:value="1.7" calcext:value-type="float">
            <text:p>1.7</text:p>
          </table:table-cell>
          <table:table-cell table:formula="of:=IF([.K472]=&quot;-&quot;;&quot;NULL&quot;;VALUE(MID([.K472];1;LEN([.K472])-1)))" office:value-type="float" office:value="0.15" calcext:value-type="float">
            <text:p>0.15</text:p>
          </table:table-cell>
          <table:table-cell table:formula="of:=IF([.L472]=&quot;-&quot;;&quot;NULL&quot;;VALUE(MID([.L472];1;LEN([.L472])-1)))" office:value-type="float" office:value="-7.41" calcext:value-type="float">
            <text:p>-7.41</text:p>
          </table:table-cell>
          <table:table-cell table:formula="of:=IF([.M472]=&quot;-&quot;;&quot;NULL&quot;;VALUE(MID([.M472];1;LEN([.M472])-1)))" office:value-type="float" office:value="-2.73" calcext:value-type="float">
            <text:p>-2.73</text:p>
          </table:table-cell>
          <table:table-cell table:formula="of:=IF([.N472]=&quot;-&quot;;&quot;NULL&quot;;VALUE(MID([.N472];1;LEN([.N472])-1)))" office:value-type="float" office:value="78.13" calcext:value-type="float">
            <text:p>78.13</text:p>
          </table:table-cell>
          <table:table-cell table:formula="of:=&quot;( &quot; &amp; (ROW()-1) &amp; &quot;, '&quot; &amp; [.A472] &amp; &quot;',&quot; &amp; [.B472] &amp; &quot;,&quot; &amp; [.C472] &amp; &quot;,&quot; &amp; [.D472] &amp; &quot;,&quot; &amp; [.E472] &amp; &quot;,&quot; &amp; [.R472] &amp; &quot;,&quot; &amp; [.S472] &amp; &quot;,'2014/09/19',&quot; &amp; [.T472] &amp; &quot;,&quot; &amp; [.U472] &amp; &quot;,&quot; &amp; [.V472] &amp; &quot;,&quot; &amp; [.W472] &amp; &quot;,&quot; &amp; [.X472] &amp; &quot;,&quot; &amp; [.Y472] &amp; &quot;,'&quot; &amp; [.O472] &amp; &quot;','&quot; &amp; [.P472] &amp; &quot;','&quot; &amp; [.Q472] &amp; &quot;'),&quot;" office:value-type="string" office:string-value="( 471, 'Viacom B',80.87,81.23,80.57,0.41,0.51,4610000,'2014/09/19',0.51,1.7,0.15,-7.41,-2.73,78.13,'Strong Buy','Buy','Buy')," calcext:value-type="string">
            <text:p>( 471, 'Viacom B',80.87,81.23,80.57,0.41,0.51,4610000,'2014/09/19',0.51,1.7,0.15,-7.41,-2.73,78.13,'Strong Buy','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isa-inc" xlink:type="simple">Visa</text:a></text:p>
          </table:table-cell>
          <table:table-cell office:value-type="float" office:value="216.25" calcext:value-type="float">
            <text:p>216.25</text:p>
          </table:table-cell>
          <table:table-cell office:value-type="float" office:value="218.15" calcext:value-type="float">
            <text:p>218.15</text:p>
          </table:table-cell>
          <table:table-cell office:value-type="float" office:value="215.49" calcext:value-type="float">
            <text:p>215.49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4.8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1.03%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-2.89%</text:p>
          </table:table-cell>
          <table:table-cell office:value-type="string" calcext:value-type="string">
            <text:p>8.76%</text:p>
          </table:table-cell>
          <table:table-cell office:value-type="string" calcext:value-type="string">
            <text:p>136.55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73];1;LEN([.F473])-1))" office:value-type="float" office:value="-0.09" calcext:value-type="float">
            <text:p>-0.09</text:p>
          </table:table-cell>
          <table:table-cell table:formula="of:=VALUE(SUBSTITUTE(SUBSTITUTE(SUBSTITUTE([.G473];&quot;M&quot;;&quot;0000&quot;);&quot;K&quot;;&quot;0&quot;);&quot;.&quot;;&quot;&quot;))" office:value-type="float" office:value="4890000" calcext:value-type="float">
            <text:p>4890000</text:p>
          </table:table-cell>
          <table:table-cell table:formula="of:=IF([.I473]=&quot;-&quot;;&quot;NULL&quot;;VALUE(MID([.I473];1;LEN([.I473])-1)))" office:value-type="float" office:value="-0.09" calcext:value-type="float">
            <text:p>-0.09</text:p>
          </table:table-cell>
          <table:table-cell table:formula="of:=IF([.J473]=&quot;-&quot;;&quot;NULL&quot;;VALUE(MID([.J473];1;LEN([.J473])-1)))" office:value-type="float" office:value="1.03" calcext:value-type="float">
            <text:p>1.03</text:p>
          </table:table-cell>
          <table:table-cell table:formula="of:=IF([.K473]=&quot;-&quot;;&quot;NULL&quot;;VALUE(MID([.K473];1;LEN([.K473])-1)))" office:value-type="float" office:value="0.23" calcext:value-type="float">
            <text:p>0.23</text:p>
          </table:table-cell>
          <table:table-cell table:formula="of:=IF([.L473]=&quot;-&quot;;&quot;NULL&quot;;VALUE(MID([.L473];1;LEN([.L473])-1)))" office:value-type="float" office:value="-2.89" calcext:value-type="float">
            <text:p>-2.89</text:p>
          </table:table-cell>
          <table:table-cell table:formula="of:=IF([.M473]=&quot;-&quot;;&quot;NULL&quot;;VALUE(MID([.M473];1;LEN([.M473])-1)))" office:value-type="float" office:value="8.76" calcext:value-type="float">
            <text:p>8.76</text:p>
          </table:table-cell>
          <table:table-cell table:formula="of:=IF([.N473]=&quot;-&quot;;&quot;NULL&quot;;VALUE(MID([.N473];1;LEN([.N473])-1)))" office:value-type="float" office:value="136.55" calcext:value-type="float">
            <text:p>136.55</text:p>
          </table:table-cell>
          <table:table-cell table:formula="of:=&quot;( &quot; &amp; (ROW()-1) &amp; &quot;, '&quot; &amp; [.A473] &amp; &quot;',&quot; &amp; [.B473] &amp; &quot;,&quot; &amp; [.C473] &amp; &quot;,&quot; &amp; [.D473] &amp; &quot;,&quot; &amp; [.E473] &amp; &quot;,&quot; &amp; [.R473] &amp; &quot;,&quot; &amp; [.S473] &amp; &quot;,'2014/09/19',&quot; &amp; [.T473] &amp; &quot;,&quot; &amp; [.U473] &amp; &quot;,&quot; &amp; [.V473] &amp; &quot;,&quot; &amp; [.W473] &amp; &quot;,&quot; &amp; [.X473] &amp; &quot;,&quot; &amp; [.Y473] &amp; &quot;,'&quot; &amp; [.O473] &amp; &quot;','&quot; &amp; [.P473] &amp; &quot;','&quot; &amp; [.Q473] &amp; &quot;'),&quot;" office:value-type="string" office:string-value="( 472, 'Visa',216.25,218.15,215.49,-0.19,-0.09,4890000,'2014/09/19',-0.09,1.03,0.23,-2.89,8.76,136.55,'Buy','Strong Buy','Strong Buy')," calcext:value-type="string">
            <text:p>( 472, 'Visa',216.25,218.15,215.49,-0.19,-0.09,4890000,'2014/09/19',-0.09,1.03,0.23,-2.89,8.76,136.55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ornado-realty" xlink:type="simple">Vornado</text:a></text:p>
          </table:table-cell>
          <table:table-cell office:value-type="float" office:value="102.17" calcext:value-type="float">
            <text:p>102.17</text:p>
          </table:table-cell>
          <table:table-cell office:value-type="float" office:value="103.46" calcext:value-type="float">
            <text:p>103.46</text:p>
          </table:table-cell>
          <table:table-cell office:value-type="float" office:value="101.56" calcext:value-type="float">
            <text:p>101.56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1.38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9%</text:p>
          </table:table-cell>
          <table:table-cell office:value-type="string" calcext:value-type="string">
            <text:p>-0.55%</text:p>
          </table:table-cell>
          <table:table-cell office:value-type="string" calcext:value-type="string">
            <text:p>-4.18%</text:p>
          </table:table-cell>
          <table:table-cell office:value-type="string" calcext:value-type="string">
            <text:p>15.07%</text:p>
          </table:table-cell>
          <table:table-cell office:value-type="string" calcext:value-type="string">
            <text:p>18.36%</text:p>
          </table:table-cell>
          <table:table-cell office:value-type="string" calcext:value-type="string">
            <text:p>28.9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74];1;LEN([.F474])-1))" office:value-type="float" office:value="-0.49" calcext:value-type="float">
            <text:p>-0.49</text:p>
          </table:table-cell>
          <table:table-cell table:formula="of:=VALUE(SUBSTITUTE(SUBSTITUTE(SUBSTITUTE([.G474];&quot;M&quot;;&quot;0000&quot;);&quot;K&quot;;&quot;0&quot;);&quot;.&quot;;&quot;&quot;))" office:value-type="float" office:value="1380000" calcext:value-type="float">
            <text:p>1380000</text:p>
          </table:table-cell>
          <table:table-cell table:formula="of:=IF([.I474]=&quot;-&quot;;&quot;NULL&quot;;VALUE(MID([.I474];1;LEN([.I474])-1)))" office:value-type="float" office:value="-0.49" calcext:value-type="float">
            <text:p>-0.49</text:p>
          </table:table-cell>
          <table:table-cell table:formula="of:=IF([.J474]=&quot;-&quot;;&quot;NULL&quot;;VALUE(MID([.J474];1;LEN([.J474])-1)))" office:value-type="float" office:value="-0.55" calcext:value-type="float">
            <text:p>-0.55</text:p>
          </table:table-cell>
          <table:table-cell table:formula="of:=IF([.K474]=&quot;-&quot;;&quot;NULL&quot;;VALUE(MID([.K474];1;LEN([.K474])-1)))" office:value-type="float" office:value="-4.18" calcext:value-type="float">
            <text:p>-4.18</text:p>
          </table:table-cell>
          <table:table-cell table:formula="of:=IF([.L474]=&quot;-&quot;;&quot;NULL&quot;;VALUE(MID([.L474];1;LEN([.L474])-1)))" office:value-type="float" office:value="15.07" calcext:value-type="float">
            <text:p>15.07</text:p>
          </table:table-cell>
          <table:table-cell table:formula="of:=IF([.M474]=&quot;-&quot;;&quot;NULL&quot;;VALUE(MID([.M474];1;LEN([.M474])-1)))" office:value-type="float" office:value="18.36" calcext:value-type="float">
            <text:p>18.36</text:p>
          </table:table-cell>
          <table:table-cell table:formula="of:=IF([.N474]=&quot;-&quot;;&quot;NULL&quot;;VALUE(MID([.N474];1;LEN([.N474])-1)))" office:value-type="float" office:value="28.95" calcext:value-type="float">
            <text:p>28.95</text:p>
          </table:table-cell>
          <table:table-cell table:formula="of:=&quot;( &quot; &amp; (ROW()-1) &amp; &quot;, '&quot; &amp; [.A474] &amp; &quot;',&quot; &amp; [.B474] &amp; &quot;,&quot; &amp; [.C474] &amp; &quot;,&quot; &amp; [.D474] &amp; &quot;,&quot; &amp; [.E474] &amp; &quot;,&quot; &amp; [.R474] &amp; &quot;,&quot; &amp; [.S474] &amp; &quot;,'2014/09/19',&quot; &amp; [.T474] &amp; &quot;,&quot; &amp; [.U474] &amp; &quot;,&quot; &amp; [.V474] &amp; &quot;,&quot; &amp; [.W474] &amp; &quot;,&quot; &amp; [.X474] &amp; &quot;,&quot; &amp; [.Y474] &amp; &quot;,'&quot; &amp; [.O474] &amp; &quot;','&quot; &amp; [.P474] &amp; &quot;','&quot; &amp; [.Q474] &amp; &quot;'),&quot;" office:value-type="string" office:string-value="( 473, 'Vornado',102.17,103.46,101.56,-0.5,-0.49,1380000,'2014/09/19',-0.49,-0.55,-4.18,15.07,18.36,28.95,'Strong Sell','Strong Sell','Strong Buy')," calcext:value-type="string">
            <text:p>( 473, 'Vornado',102.17,103.46,101.56,-0.5,-0.49,1380000,'2014/09/19',-0.49,-0.55,-4.18,15.07,18.36,28.9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vulcan-matrls" xlink:type="simple">Vulcan Materials</text:a>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6" calcext:value-type="float">
            <text:p>62.56</text:p>
          </table:table-cell>
          <table:table-cell office:value-type="float" office:value="61.84" calcext:value-type="float">
            <text:p>61.8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1.1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-0.59%</text:p>
          </table:table-cell>
          <table:table-cell office:value-type="string" calcext:value-type="string">
            <text:p>-1.32%</text:p>
          </table:table-cell>
          <table:table-cell office:value-type="string" calcext:value-type="string">
            <text:p>4.76%</text:p>
          </table:table-cell>
          <table:table-cell office:value-type="string" calcext:value-type="string">
            <text:p>19.73%</text:p>
          </table:table-cell>
          <table:table-cell office:value-type="string" calcext:value-type="string">
            <text:p>108.0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75];1;LEN([.F475])-1))" office:value-type="float" office:value="-0.3" calcext:value-type="float">
            <text:p>-0.3</text:p>
          </table:table-cell>
          <table:table-cell table:formula="of:=VALUE(SUBSTITUTE(SUBSTITUTE(SUBSTITUTE([.G475];&quot;M&quot;;&quot;0000&quot;);&quot;K&quot;;&quot;0&quot;);&quot;.&quot;;&quot;&quot;))" office:value-type="float" office:value="1190000" calcext:value-type="float">
            <text:p>1190000</text:p>
          </table:table-cell>
          <table:table-cell table:formula="of:=IF([.I475]=&quot;-&quot;;&quot;NULL&quot;;VALUE(MID([.I475];1;LEN([.I475])-1)))" office:value-type="float" office:value="-0.3" calcext:value-type="float">
            <text:p>-0.3</text:p>
          </table:table-cell>
          <table:table-cell table:formula="of:=IF([.J475]=&quot;-&quot;;&quot;NULL&quot;;VALUE(MID([.J475];1;LEN([.J475])-1)))" office:value-type="float" office:value="-0.59" calcext:value-type="float">
            <text:p>-0.59</text:p>
          </table:table-cell>
          <table:table-cell table:formula="of:=IF([.K475]=&quot;-&quot;;&quot;NULL&quot;;VALUE(MID([.K475];1;LEN([.K475])-1)))" office:value-type="float" office:value="-1.32" calcext:value-type="float">
            <text:p>-1.32</text:p>
          </table:table-cell>
          <table:table-cell table:formula="of:=IF([.L475]=&quot;-&quot;;&quot;NULL&quot;;VALUE(MID([.L475];1;LEN([.L475])-1)))" office:value-type="float" office:value="4.76" calcext:value-type="float">
            <text:p>4.76</text:p>
          </table:table-cell>
          <table:table-cell table:formula="of:=IF([.M475]=&quot;-&quot;;&quot;NULL&quot;;VALUE(MID([.M475];1;LEN([.M475])-1)))" office:value-type="float" office:value="19.73" calcext:value-type="float">
            <text:p>19.73</text:p>
          </table:table-cell>
          <table:table-cell table:formula="of:=IF([.N475]=&quot;-&quot;;&quot;NULL&quot;;VALUE(MID([.N475];1;LEN([.N475])-1)))" office:value-type="float" office:value="108.05" calcext:value-type="float">
            <text:p>108.05</text:p>
          </table:table-cell>
          <table:table-cell table:formula="of:=&quot;( &quot; &amp; (ROW()-1) &amp; &quot;, '&quot; &amp; [.A475] &amp; &quot;',&quot; &amp; [.B475] &amp; &quot;,&quot; &amp; [.C475] &amp; &quot;,&quot; &amp; [.D475] &amp; &quot;,&quot; &amp; [.E475] &amp; &quot;,&quot; &amp; [.R475] &amp; &quot;,&quot; &amp; [.S475] &amp; &quot;,'2014/09/19',&quot; &amp; [.T475] &amp; &quot;,&quot; &amp; [.U475] &amp; &quot;,&quot; &amp; [.V475] &amp; &quot;,&quot; &amp; [.W475] &amp; &quot;,&quot; &amp; [.X475] &amp; &quot;,&quot; &amp; [.Y475] &amp; &quot;,'&quot; &amp; [.O475] &amp; &quot;','&quot; &amp; [.P475] &amp; &quot;','&quot; &amp; [.Q475] &amp; &quot;'),&quot;" office:value-type="string" office:string-value="( 474, 'Vulcan Materials',62.25,62.56,61.84,-0.19,-0.3,1190000,'2014/09/19',-0.3,-0.59,-1.32,4.76,19.73,108.05,'Strong Sell','Strong Sell','Strong Buy')," calcext:value-type="string">
            <text:p>( 474, 'Vulcan Materials',62.25,62.56,61.84,-0.19,-0.3,1190000,'2014/09/19',-0.3,-0.59,-1.32,4.76,19.73,108.0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al-mart-stores" xlink:type="simple">Wal-Mart Stores</text:a></text:p>
          </table:table-cell>
          <table:table-cell office:value-type="float" office:value="76.84" calcext:value-type="float">
            <text:p>76.84</text:p>
          </table:table-cell>
          <table:table-cell office:value-type="float" office:value="77.07" calcext:value-type="float">
            <text:p>77.07</text:p>
          </table:table-cell>
          <table:table-cell office:value-type="float" office:value="76.38" calcext:value-type="float">
            <text:p>76.3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+0.81%</text:p>
          </table:table-cell>
          <table:table-cell office:value-type="string" calcext:value-type="string">
            <text:p>11.5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81%</text:p>
          </table:table-cell>
          <table:table-cell office:value-type="string" calcext:value-type="string">
            <text:p>1.41%</text:p>
          </table:table-cell>
          <table:table-cell office:value-type="string" calcext:value-type="string">
            <text:p>1.71%</text:p>
          </table:table-cell>
          <table:table-cell office:value-type="string" calcext:value-type="string">
            <text:p>-2.35%</text:p>
          </table:table-cell>
          <table:table-cell office:value-type="string" calcext:value-type="string">
            <text:p>1.33%</text:p>
          </table:table-cell>
          <table:table-cell office:value-type="string" calcext:value-type="string">
            <text:p>49.7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76];1;LEN([.F476])-1))" office:value-type="float" office:value="0.81" calcext:value-type="float">
            <text:p>0.81</text:p>
          </table:table-cell>
          <table:table-cell table:formula="of:=VALUE(SUBSTITUTE(SUBSTITUTE(SUBSTITUTE([.G476];&quot;M&quot;;&quot;0000&quot;);&quot;K&quot;;&quot;0&quot;);&quot;.&quot;;&quot;&quot;))" office:value-type="float" office:value="11530000" calcext:value-type="float">
            <text:p>11530000</text:p>
          </table:table-cell>
          <table:table-cell table:formula="of:=IF([.I476]=&quot;-&quot;;&quot;NULL&quot;;VALUE(MID([.I476];1;LEN([.I476])-1)))" office:value-type="float" office:value="0.81" calcext:value-type="float">
            <text:p>0.81</text:p>
          </table:table-cell>
          <table:table-cell table:formula="of:=IF([.J476]=&quot;-&quot;;&quot;NULL&quot;;VALUE(MID([.J476];1;LEN([.J476])-1)))" office:value-type="float" office:value="1.41" calcext:value-type="float">
            <text:p>1.41</text:p>
          </table:table-cell>
          <table:table-cell table:formula="of:=IF([.K476]=&quot;-&quot;;&quot;NULL&quot;;VALUE(MID([.K476];1;LEN([.K476])-1)))" office:value-type="float" office:value="1.71" calcext:value-type="float">
            <text:p>1.71</text:p>
          </table:table-cell>
          <table:table-cell table:formula="of:=IF([.L476]=&quot;-&quot;;&quot;NULL&quot;;VALUE(MID([.L476];1;LEN([.L476])-1)))" office:value-type="float" office:value="-2.35" calcext:value-type="float">
            <text:p>-2.35</text:p>
          </table:table-cell>
          <table:table-cell table:formula="of:=IF([.M476]=&quot;-&quot;;&quot;NULL&quot;;VALUE(MID([.M476];1;LEN([.M476])-1)))" office:value-type="float" office:value="1.33" calcext:value-type="float">
            <text:p>1.33</text:p>
          </table:table-cell>
          <table:table-cell table:formula="of:=IF([.N476]=&quot;-&quot;;&quot;NULL&quot;;VALUE(MID([.N476];1;LEN([.N476])-1)))" office:value-type="float" office:value="49.73" calcext:value-type="float">
            <text:p>49.73</text:p>
          </table:table-cell>
          <table:table-cell table:formula="of:=&quot;( &quot; &amp; (ROW()-1) &amp; &quot;, '&quot; &amp; [.A476] &amp; &quot;',&quot; &amp; [.B476] &amp; &quot;,&quot; &amp; [.C476] &amp; &quot;,&quot; &amp; [.D476] &amp; &quot;,&quot; &amp; [.E476] &amp; &quot;,&quot; &amp; [.R476] &amp; &quot;,&quot; &amp; [.S476] &amp; &quot;,'2014/09/19',&quot; &amp; [.T476] &amp; &quot;,&quot; &amp; [.U476] &amp; &quot;,&quot; &amp; [.V476] &amp; &quot;,&quot; &amp; [.W476] &amp; &quot;,&quot; &amp; [.X476] &amp; &quot;,&quot; &amp; [.Y476] &amp; &quot;,'&quot; &amp; [.O476] &amp; &quot;','&quot; &amp; [.P476] &amp; &quot;','&quot; &amp; [.Q476] &amp; &quot;'),&quot;" office:value-type="string" office:string-value="( 475, 'Wal-Mart Stores',76.84,77.07,76.38,0.62,0.81,11530000,'2014/09/19',0.81,1.41,1.71,-2.35,1.33,49.73,'Strong Buy','Strong Buy','Strong Buy')," calcext:value-type="string">
            <text:p>( 475, 'Wal-Mart Stores',76.84,77.07,76.38,0.62,0.81,11530000,'2014/09/19',0.81,1.41,1.71,-2.35,1.33,49.7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algreen-co" xlink:type="simple">Walgreen</text:a></text:p>
          </table:table-cell>
          <table:table-cell office:value-type="float" office:value="62.88" calcext:value-type="float">
            <text:p>62.88</text:p>
          </table:table-cell>
          <table:table-cell office:value-type="float" office:value="63.78" calcext:value-type="float">
            <text:p>63.78</text:p>
          </table:table-cell>
          <table:table-cell office:value-type="float" office:value="62.84" calcext:value-type="float">
            <text:p>62.8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5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2.96%</text:p>
          </table:table-cell>
          <table:table-cell office:value-type="string" calcext:value-type="string">
            <text:p>9.47%</text:p>
          </table:table-cell>
          <table:table-cell office:value-type="string" calcext:value-type="string">
            <text:p>13.26%</text:p>
          </table:table-cell>
          <table:table-cell office:value-type="string" calcext:value-type="string">
            <text:p>72.89%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table:formula="of:=VALUE(MID([.F477];1;LEN([.F477])-1))" office:value-type="float" office:value="-0.47" calcext:value-type="float">
            <text:p>-0.47</text:p>
          </table:table-cell>
          <table:table-cell table:formula="of:=VALUE(SUBSTITUTE(SUBSTITUTE(SUBSTITUTE([.G477];&quot;M&quot;;&quot;0000&quot;);&quot;K&quot;;&quot;0&quot;);&quot;.&quot;;&quot;&quot;))" office:value-type="float" office:value="5500000" calcext:value-type="float">
            <text:p>5500000</text:p>
          </table:table-cell>
          <table:table-cell table:formula="of:=IF([.I477]=&quot;-&quot;;&quot;NULL&quot;;VALUE(MID([.I477];1;LEN([.I477])-1)))" office:value-type="float" office:value="-0.47" calcext:value-type="float">
            <text:p>-0.47</text:p>
          </table:table-cell>
          <table:table-cell table:formula="of:=IF([.J477]=&quot;-&quot;;&quot;NULL&quot;;VALUE(MID([.J477];1;LEN([.J477])-1)))" office:value-type="float" office:value="0.1" calcext:value-type="float">
            <text:p>0.1</text:p>
          </table:table-cell>
          <table:table-cell table:formula="of:=IF([.K477]=&quot;-&quot;;&quot;NULL&quot;;VALUE(MID([.K477];1;LEN([.K477])-1)))" office:value-type="float" office:value="2.96" calcext:value-type="float">
            <text:p>2.96</text:p>
          </table:table-cell>
          <table:table-cell table:formula="of:=IF([.L477]=&quot;-&quot;;&quot;NULL&quot;;VALUE(MID([.L477];1;LEN([.L477])-1)))" office:value-type="float" office:value="9.47" calcext:value-type="float">
            <text:p>9.47</text:p>
          </table:table-cell>
          <table:table-cell table:formula="of:=IF([.M477]=&quot;-&quot;;&quot;NULL&quot;;VALUE(MID([.M477];1;LEN([.M477])-1)))" office:value-type="float" office:value="13.26" calcext:value-type="float">
            <text:p>13.26</text:p>
          </table:table-cell>
          <table:table-cell table:formula="of:=IF([.N477]=&quot;-&quot;;&quot;NULL&quot;;VALUE(MID([.N477];1;LEN([.N477])-1)))" office:value-type="float" office:value="72.89" calcext:value-type="float">
            <text:p>72.89</text:p>
          </table:table-cell>
          <table:table-cell table:formula="of:=&quot;( &quot; &amp; (ROW()-1) &amp; &quot;, '&quot; &amp; [.A477] &amp; &quot;',&quot; &amp; [.B477] &amp; &quot;,&quot; &amp; [.C477] &amp; &quot;,&quot; &amp; [.D477] &amp; &quot;,&quot; &amp; [.E477] &amp; &quot;,&quot; &amp; [.R477] &amp; &quot;,&quot; &amp; [.S477] &amp; &quot;,'2014/09/19',&quot; &amp; [.T477] &amp; &quot;,&quot; &amp; [.U477] &amp; &quot;,&quot; &amp; [.V477] &amp; &quot;,&quot; &amp; [.W477] &amp; &quot;,&quot; &amp; [.X477] &amp; &quot;,&quot; &amp; [.Y477] &amp; &quot;,'&quot; &amp; [.O477] &amp; &quot;','&quot; &amp; [.P477] &amp; &quot;','&quot; &amp; [.Q477] &amp; &quot;'),&quot;" office:value-type="string" office:string-value="( 476, 'Walgreen',62.88,63.78,62.84,-0.3,-0.47,5500000,'2014/09/19',-0.47,0.1,2.96,9.47,13.26,72.89,'Strong Sell','Neutral','Strong Buy')," calcext:value-type="string">
            <text:p>( 476, 'Walgreen',62.88,63.78,62.84,-0.3,-0.47,5500000,'2014/09/19',-0.47,0.1,2.96,9.47,13.26,72.89,'Strong Sell','Neutra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disney" xlink:type="simple">Walt Disney</text:a></text:p>
          </table:table-cell>
          <table:table-cell office:value-type="float" office:value="90.49" calcext:value-type="float">
            <text:p>90.49</text:p>
          </table:table-cell>
          <table:table-cell office:value-type="float" office:value="91.15" calcext:value-type="float">
            <text:p>91.15</text:p>
          </table:table-cell>
          <table:table-cell office:value-type="float" office:value="90.39" calcext:value-type="float">
            <text:p>90.3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+0.17%</text:p>
          </table:table-cell>
          <table:table-cell office:value-type="string" calcext:value-type="string">
            <text:p>12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0.91%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18.44%</text:p>
          </table:table-cell>
          <table:table-cell office:value-type="string" calcext:value-type="string">
            <text:p>39.19%</text:p>
          </table:table-cell>
          <table:table-cell office:value-type="string" calcext:value-type="string">
            <text:p>189.29%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78];1;LEN([.F478])-1))" office:value-type="float" office:value="0.17" calcext:value-type="float">
            <text:p>0.17</text:p>
          </table:table-cell>
          <table:table-cell table:formula="of:=VALUE(SUBSTITUTE(SUBSTITUTE(SUBSTITUTE([.G478];&quot;M&quot;;&quot;0000&quot;);&quot;K&quot;;&quot;0&quot;);&quot;.&quot;;&quot;&quot;))" office:value-type="float" office:value="12500000" calcext:value-type="float">
            <text:p>12500000</text:p>
          </table:table-cell>
          <table:table-cell table:formula="of:=IF([.I478]=&quot;-&quot;;&quot;NULL&quot;;VALUE(MID([.I478];1;LEN([.I478])-1)))" office:value-type="float" office:value="0.17" calcext:value-type="float">
            <text:p>0.17</text:p>
          </table:table-cell>
          <table:table-cell table:formula="of:=IF([.J478]=&quot;-&quot;;&quot;NULL&quot;;VALUE(MID([.J478];1;LEN([.J478])-1)))" office:value-type="float" office:value="0.91" calcext:value-type="float">
            <text:p>0.91</text:p>
          </table:table-cell>
          <table:table-cell table:formula="of:=IF([.K478]=&quot;-&quot;;&quot;NULL&quot;;VALUE(MID([.K478];1;LEN([.K478])-1)))" office:value-type="float" office:value="0.12" calcext:value-type="float">
            <text:p>0.12</text:p>
          </table:table-cell>
          <table:table-cell table:formula="of:=IF([.L478]=&quot;-&quot;;&quot;NULL&quot;;VALUE(MID([.L478];1;LEN([.L478])-1)))" office:value-type="float" office:value="18.44" calcext:value-type="float">
            <text:p>18.44</text:p>
          </table:table-cell>
          <table:table-cell table:formula="of:=IF([.M478]=&quot;-&quot;;&quot;NULL&quot;;VALUE(MID([.M478];1;LEN([.M478])-1)))" office:value-type="float" office:value="39.19" calcext:value-type="float">
            <text:p>39.19</text:p>
          </table:table-cell>
          <table:table-cell table:formula="of:=IF([.N478]=&quot;-&quot;;&quot;NULL&quot;;VALUE(MID([.N478];1;LEN([.N478])-1)))" office:value-type="float" office:value="189.29" calcext:value-type="float">
            <text:p>189.29</text:p>
          </table:table-cell>
          <table:table-cell table:formula="of:=&quot;( &quot; &amp; (ROW()-1) &amp; &quot;, '&quot; &amp; [.A478] &amp; &quot;',&quot; &amp; [.B478] &amp; &quot;,&quot; &amp; [.C478] &amp; &quot;,&quot; &amp; [.D478] &amp; &quot;,&quot; &amp; [.E478] &amp; &quot;,&quot; &amp; [.R478] &amp; &quot;,&quot; &amp; [.S478] &amp; &quot;,'2014/09/19',&quot; &amp; [.T478] &amp; &quot;,&quot; &amp; [.U478] &amp; &quot;,&quot; &amp; [.V478] &amp; &quot;,&quot; &amp; [.W478] &amp; &quot;,&quot; &amp; [.X478] &amp; &quot;,&quot; &amp; [.Y478] &amp; &quot;,'&quot; &amp; [.O478] &amp; &quot;','&quot; &amp; [.P478] &amp; &quot;','&quot; &amp; [.Q478] &amp; &quot;'),&quot;" office:value-type="string" office:string-value="( 477, 'Walt Disney',90.49,91.15,90.39,0.15,0.17,12500000,'2014/09/19',0.17,0.91,0.12,18.44,39.19,189.29,'Buy','Strong Buy','Strong Buy')," calcext:value-type="string">
            <text:p>( 477, 'Walt Disney',90.49,91.15,90.39,0.15,0.17,12500000,'2014/09/19',0.17,0.91,0.12,18.44,39.19,189.29,'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aste-managemnt" xlink:type="simple">Waste Management</text:a></text:p>
          </table:table-cell>
          <table:table-cell office:value-type="float" office:value="47.35" calcext:value-type="float">
            <text:p>47.35</text:p>
          </table:table-cell>
          <table:table-cell office:value-type="float" office:value="47.69" calcext:value-type="float">
            <text:p>47.69</text:p>
          </table:table-cell>
          <table:table-cell office:value-type="float" office:value="47.29" calcext:value-type="float">
            <text:p>47.29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1.6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1%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1.39%</text:p>
          </table:table-cell>
          <table:table-cell office:value-type="string" calcext:value-type="string">
            <text:p>5.53%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59.86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79];1;LEN([.F479])-1))" office:value-type="float" office:value="-0.11" calcext:value-type="float">
            <text:p>-0.11</text:p>
          </table:table-cell>
          <table:table-cell table:formula="of:=VALUE(SUBSTITUTE(SUBSTITUTE(SUBSTITUTE([.G479];&quot;M&quot;;&quot;0000&quot;);&quot;K&quot;;&quot;0&quot;);&quot;.&quot;;&quot;&quot;))" office:value-type="float" office:value="1670000" calcext:value-type="float">
            <text:p>1670000</text:p>
          </table:table-cell>
          <table:table-cell table:formula="of:=IF([.I479]=&quot;-&quot;;&quot;NULL&quot;;VALUE(MID([.I479];1;LEN([.I479])-1)))" office:value-type="float" office:value="-0.11" calcext:value-type="float">
            <text:p>-0.11</text:p>
          </table:table-cell>
          <table:table-cell table:formula="of:=IF([.J479]=&quot;-&quot;;&quot;NULL&quot;;VALUE(MID([.J479];1;LEN([.J479])-1)))" office:value-type="float" office:value="1.18" calcext:value-type="float">
            <text:p>1.18</text:p>
          </table:table-cell>
          <table:table-cell table:formula="of:=IF([.K479]=&quot;-&quot;;&quot;NULL&quot;;VALUE(MID([.K479];1;LEN([.K479])-1)))" office:value-type="float" office:value="1.39" calcext:value-type="float">
            <text:p>1.39</text:p>
          </table:table-cell>
          <table:table-cell table:formula="of:=IF([.L479]=&quot;-&quot;;&quot;NULL&quot;;VALUE(MID([.L479];1;LEN([.L479])-1)))" office:value-type="float" office:value="5.53" calcext:value-type="float">
            <text:p>5.53</text:p>
          </table:table-cell>
          <table:table-cell table:formula="of:=IF([.M479]=&quot;-&quot;;&quot;NULL&quot;;VALUE(MID([.M479];1;LEN([.M479])-1)))" office:value-type="float" office:value="12.5" calcext:value-type="float">
            <text:p>12.5</text:p>
          </table:table-cell>
          <table:table-cell table:formula="of:=IF([.N479]=&quot;-&quot;;&quot;NULL&quot;;VALUE(MID([.N479];1;LEN([.N479])-1)))" office:value-type="float" office:value="59.86" calcext:value-type="float">
            <text:p>59.86</text:p>
          </table:table-cell>
          <table:table-cell table:formula="of:=&quot;( &quot; &amp; (ROW()-1) &amp; &quot;, '&quot; &amp; [.A479] &amp; &quot;',&quot; &amp; [.B479] &amp; &quot;,&quot; &amp; [.C479] &amp; &quot;,&quot; &amp; [.D479] &amp; &quot;,&quot; &amp; [.E479] &amp; &quot;,&quot; &amp; [.R479] &amp; &quot;,&quot; &amp; [.S479] &amp; &quot;,'2014/09/19',&quot; &amp; [.T479] &amp; &quot;,&quot; &amp; [.U479] &amp; &quot;,&quot; &amp; [.V479] &amp; &quot;,&quot; &amp; [.W479] &amp; &quot;,&quot; &amp; [.X479] &amp; &quot;,&quot; &amp; [.Y479] &amp; &quot;,'&quot; &amp; [.O479] &amp; &quot;','&quot; &amp; [.P479] &amp; &quot;','&quot; &amp; [.Q479] &amp; &quot;'),&quot;" office:value-type="string" office:string-value="( 478, 'Waste Management',47.35,47.69,47.29,-0.05,-0.11,1670000,'2014/09/19',-0.11,1.18,1.39,5.53,12.5,59.86,'Neutral','Strong Buy','Strong Buy')," calcext:value-type="string">
            <text:p>( 478, 'Waste Management',47.35,47.69,47.29,-0.05,-0.11,1670000,'2014/09/19',-0.11,1.18,1.39,5.53,12.5,59.86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aters-corp" xlink:type="simple">Waters</text:a></text:p>
          </table:table-cell>
          <table:table-cell office:value-type="float" office:value="101.58" calcext:value-type="float">
            <text:p>101.58</text:p>
          </table:table-cell>
          <table:table-cell office:value-type="float" office:value="102.84" calcext:value-type="float">
            <text:p>102.84</text:p>
          </table:table-cell>
          <table:table-cell office:value-type="float" office:value="101.32" calcext:value-type="float">
            <text:p>101.32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689.43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54%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-1.67%</text:p>
          </table:table-cell>
          <table:table-cell office:value-type="string" calcext:value-type="string">
            <text:p>1.58%</text:p>
          </table:table-cell>
          <table:table-cell office:value-type="string" calcext:value-type="string">
            <text:p>-4.66%</text:p>
          </table:table-cell>
          <table:table-cell office:value-type="string" calcext:value-type="string">
            <text:p>31.65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Buy</text:p>
          </table:table-cell>
          <table:table-cell table:formula="of:=VALUE(MID([.F480];1;LEN([.F480])-1))" office:value-type="float" office:value="-0.54" calcext:value-type="float">
            <text:p>-0.54</text:p>
          </table:table-cell>
          <table:table-cell table:formula="of:=VALUE(SUBSTITUTE(SUBSTITUTE(SUBSTITUTE([.G480];&quot;M&quot;;&quot;0000&quot;);&quot;K&quot;;&quot;0&quot;);&quot;.&quot;;&quot;&quot;))" office:value-type="float" office:value="689430" calcext:value-type="float">
            <text:p>689430</text:p>
          </table:table-cell>
          <table:table-cell table:formula="of:=IF([.I480]=&quot;-&quot;;&quot;NULL&quot;;VALUE(MID([.I480];1;LEN([.I480])-1)))" office:value-type="float" office:value="-0.54" calcext:value-type="float">
            <text:p>-0.54</text:p>
          </table:table-cell>
          <table:table-cell table:formula="of:=IF([.J480]=&quot;-&quot;;&quot;NULL&quot;;VALUE(MID([.J480];1;LEN([.J480])-1)))" office:value-type="float" office:value="-0.2" calcext:value-type="float">
            <text:p>-0.2</text:p>
          </table:table-cell>
          <table:table-cell table:formula="of:=IF([.K480]=&quot;-&quot;;&quot;NULL&quot;;VALUE(MID([.K480];1;LEN([.K480])-1)))" office:value-type="float" office:value="-1.67" calcext:value-type="float">
            <text:p>-1.67</text:p>
          </table:table-cell>
          <table:table-cell table:formula="of:=IF([.L480]=&quot;-&quot;;&quot;NULL&quot;;VALUE(MID([.L480];1;LEN([.L480])-1)))" office:value-type="float" office:value="1.58" calcext:value-type="float">
            <text:p>1.58</text:p>
          </table:table-cell>
          <table:table-cell table:formula="of:=IF([.M480]=&quot;-&quot;;&quot;NULL&quot;;VALUE(MID([.M480];1;LEN([.M480])-1)))" office:value-type="float" office:value="-4.66" calcext:value-type="float">
            <text:p>-4.66</text:p>
          </table:table-cell>
          <table:table-cell table:formula="of:=IF([.N480]=&quot;-&quot;;&quot;NULL&quot;;VALUE(MID([.N480];1;LEN([.N480])-1)))" office:value-type="float" office:value="31.65" calcext:value-type="float">
            <text:p>31.65</text:p>
          </table:table-cell>
          <table:table-cell table:formula="of:=&quot;( &quot; &amp; (ROW()-1) &amp; &quot;, '&quot; &amp; [.A480] &amp; &quot;',&quot; &amp; [.B480] &amp; &quot;,&quot; &amp; [.C480] &amp; &quot;,&quot; &amp; [.D480] &amp; &quot;,&quot; &amp; [.E480] &amp; &quot;,&quot; &amp; [.R480] &amp; &quot;,&quot; &amp; [.S480] &amp; &quot;,'2014/09/19',&quot; &amp; [.T480] &amp; &quot;,&quot; &amp; [.U480] &amp; &quot;,&quot; &amp; [.V480] &amp; &quot;,&quot; &amp; [.W480] &amp; &quot;,&quot; &amp; [.X480] &amp; &quot;,&quot; &amp; [.Y480] &amp; &quot;,'&quot; &amp; [.O480] &amp; &quot;','&quot; &amp; [.P480] &amp; &quot;','&quot; &amp; [.Q480] &amp; &quot;'),&quot;" office:value-type="string" office:string-value="( 479, 'Waters',101.58,102.84,101.32,-0.55,-0.54,689430,'2014/09/19',-0.54,-0.2,-1.67,1.58,-4.66,31.65,'Sell','Strong Sell','Buy')," calcext:value-type="string">
            <text:p>( 479, 'Waters',101.58,102.84,101.32,-0.55,-0.54,689430,'2014/09/19',-0.54,-0.2,-1.67,1.58,-4.66,31.65,'Sell','Strong Sel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ellpoint-inc" xlink:type="simple">WellPoint</text:a></text:p>
          </table:table-cell>
          <table:table-cell office:value-type="float" office:value="122.04" calcext:value-type="float">
            <text:p>122.04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1.64" calcext:value-type="float">
            <text:p>121.64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2.88%</text:p>
          </table:table-cell>
          <table:table-cell office:value-type="string" calcext:value-type="string">
            <text:p>7.89%</text:p>
          </table:table-cell>
          <table:table-cell office:value-type="string" calcext:value-type="string">
            <text:p>32.09%</text:p>
          </table:table-cell>
          <table:table-cell office:value-type="string" calcext:value-type="string">
            <text:p>48.23%</text:p>
          </table:table-cell>
          <table:table-cell office:value-type="string" calcext:value-type="string">
            <text:p>87.3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81];1;LEN([.F481])-1))" office:value-type="float" office:value="-0.1" calcext:value-type="float">
            <text:p>-0.1</text:p>
          </table:table-cell>
          <table:table-cell table:formula="of:=VALUE(SUBSTITUTE(SUBSTITUTE(SUBSTITUTE([.G481];&quot;M&quot;;&quot;0000&quot;);&quot;K&quot;;&quot;0&quot;);&quot;.&quot;;&quot;&quot;))" office:value-type="float" office:value="2070000" calcext:value-type="float">
            <text:p>2070000</text:p>
          </table:table-cell>
          <table:table-cell table:formula="of:=IF([.I481]=&quot;-&quot;;&quot;NULL&quot;;VALUE(MID([.I481];1;LEN([.I481])-1)))" office:value-type="float" office:value="-0.1" calcext:value-type="float">
            <text:p>-0.1</text:p>
          </table:table-cell>
          <table:table-cell table:formula="of:=IF([.J481]=&quot;-&quot;;&quot;NULL&quot;;VALUE(MID([.J481];1;LEN([.J481])-1)))" office:value-type="float" office:value="2.88" calcext:value-type="float">
            <text:p>2.88</text:p>
          </table:table-cell>
          <table:table-cell table:formula="of:=IF([.K481]=&quot;-&quot;;&quot;NULL&quot;;VALUE(MID([.K481];1;LEN([.K481])-1)))" office:value-type="float" office:value="7.89" calcext:value-type="float">
            <text:p>7.89</text:p>
          </table:table-cell>
          <table:table-cell table:formula="of:=IF([.L481]=&quot;-&quot;;&quot;NULL&quot;;VALUE(MID([.L481];1;LEN([.L481])-1)))" office:value-type="float" office:value="32.09" calcext:value-type="float">
            <text:p>32.09</text:p>
          </table:table-cell>
          <table:table-cell table:formula="of:=IF([.M481]=&quot;-&quot;;&quot;NULL&quot;;VALUE(MID([.M481];1;LEN([.M481])-1)))" office:value-type="float" office:value="48.23" calcext:value-type="float">
            <text:p>48.23</text:p>
          </table:table-cell>
          <table:table-cell table:formula="of:=IF([.N481]=&quot;-&quot;;&quot;NULL&quot;;VALUE(MID([.N481];1;LEN([.N481])-1)))" office:value-type="float" office:value="87.35" calcext:value-type="float">
            <text:p>87.35</text:p>
          </table:table-cell>
          <table:table-cell table:formula="of:=&quot;( &quot; &amp; (ROW()-1) &amp; &quot;, '&quot; &amp; [.A481] &amp; &quot;',&quot; &amp; [.B481] &amp; &quot;,&quot; &amp; [.C481] &amp; &quot;,&quot; &amp; [.D481] &amp; &quot;,&quot; &amp; [.E481] &amp; &quot;,&quot; &amp; [.R481] &amp; &quot;,&quot; &amp; [.S481] &amp; &quot;,'2014/09/19',&quot; &amp; [.T481] &amp; &quot;,&quot; &amp; [.U481] &amp; &quot;,&quot; &amp; [.V481] &amp; &quot;,&quot; &amp; [.W481] &amp; &quot;,&quot; &amp; [.X481] &amp; &quot;,&quot; &amp; [.Y481] &amp; &quot;,'&quot; &amp; [.O481] &amp; &quot;','&quot; &amp; [.P481] &amp; &quot;','&quot; &amp; [.Q481] &amp; &quot;'),&quot;" office:value-type="string" office:string-value="( 480, 'WellPoint',122.04,122.86,121.64,-0.12,-0.1,2070000,'2014/09/19',-0.1,2.88,7.89,32.09,48.23,87.35,'Strong Buy','Strong Buy','Strong Buy')," calcext:value-type="string">
            <text:p>( 480, 'WellPoint',122.04,122.86,121.64,-0.12,-0.1,2070000,'2014/09/19',-0.1,2.88,7.89,32.09,48.23,87.3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ells-fargo" xlink:type="simple">Wells Fargo&amp;Co</text:a></text:p>
          </table:table-cell>
          <table:table-cell office:value-type="float" office:value="53.36" calcext:value-type="float">
            <text:p>53.36</text:p>
          </table:table-cell>
          <table:table-cell office:value-type="float" office:value="53.8" calcext:value-type="float">
            <text:p>53.8</text:p>
          </table:table-cell>
          <table:table-cell office:value-type="float" office:value="53.22" calcext:value-type="float">
            <text:p>53.2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+0.23%</text:p>
          </table:table-cell>
          <table:table-cell office:value-type="string" calcext:value-type="string">
            <text:p>21.6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3.21%</text:p>
          </table:table-cell>
          <table:table-cell office:value-type="string" calcext:value-type="string">
            <text:p>4.04%</text:p>
          </table:table-cell>
          <table:table-cell office:value-type="string" calcext:value-type="string">
            <text:p>17.53%</text:p>
          </table:table-cell>
          <table:table-cell office:value-type="string" calcext:value-type="string">
            <text:p>24.53%</text:p>
          </table:table-cell>
          <table:table-cell office:value-type="string" calcext:value-type="string">
            <text:p>125.0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82];1;LEN([.F482])-1))" office:value-type="float" office:value="0.23" calcext:value-type="float">
            <text:p>0.23</text:p>
          </table:table-cell>
          <table:table-cell table:formula="of:=VALUE(SUBSTITUTE(SUBSTITUTE(SUBSTITUTE([.G482];&quot;M&quot;;&quot;0000&quot;);&quot;K&quot;;&quot;0&quot;);&quot;.&quot;;&quot;&quot;))" office:value-type="float" office:value="21630000" calcext:value-type="float">
            <text:p>21630000</text:p>
          </table:table-cell>
          <table:table-cell table:formula="of:=IF([.I482]=&quot;-&quot;;&quot;NULL&quot;;VALUE(MID([.I482];1;LEN([.I482])-1)))" office:value-type="float" office:value="0.23" calcext:value-type="float">
            <text:p>0.23</text:p>
          </table:table-cell>
          <table:table-cell table:formula="of:=IF([.J482]=&quot;-&quot;;&quot;NULL&quot;;VALUE(MID([.J482];1;LEN([.J482])-1)))" office:value-type="float" office:value="3.21" calcext:value-type="float">
            <text:p>3.21</text:p>
          </table:table-cell>
          <table:table-cell table:formula="of:=IF([.K482]=&quot;-&quot;;&quot;NULL&quot;;VALUE(MID([.K482];1;LEN([.K482])-1)))" office:value-type="float" office:value="4.04" calcext:value-type="float">
            <text:p>4.04</text:p>
          </table:table-cell>
          <table:table-cell table:formula="of:=IF([.L482]=&quot;-&quot;;&quot;NULL&quot;;VALUE(MID([.L482];1;LEN([.L482])-1)))" office:value-type="float" office:value="17.53" calcext:value-type="float">
            <text:p>17.53</text:p>
          </table:table-cell>
          <table:table-cell table:formula="of:=IF([.M482]=&quot;-&quot;;&quot;NULL&quot;;VALUE(MID([.M482];1;LEN([.M482])-1)))" office:value-type="float" office:value="24.53" calcext:value-type="float">
            <text:p>24.53</text:p>
          </table:table-cell>
          <table:table-cell table:formula="of:=IF([.N482]=&quot;-&quot;;&quot;NULL&quot;;VALUE(MID([.N482];1;LEN([.N482])-1)))" office:value-type="float" office:value="125.05" calcext:value-type="float">
            <text:p>125.05</text:p>
          </table:table-cell>
          <table:table-cell table:formula="of:=&quot;( &quot; &amp; (ROW()-1) &amp; &quot;, '&quot; &amp; [.A482] &amp; &quot;',&quot; &amp; [.B482] &amp; &quot;,&quot; &amp; [.C482] &amp; &quot;,&quot; &amp; [.D482] &amp; &quot;,&quot; &amp; [.E482] &amp; &quot;,&quot; &amp; [.R482] &amp; &quot;,&quot; &amp; [.S482] &amp; &quot;,'2014/09/19',&quot; &amp; [.T482] &amp; &quot;,&quot; &amp; [.U482] &amp; &quot;,&quot; &amp; [.V482] &amp; &quot;,&quot; &amp; [.W482] &amp; &quot;,&quot; &amp; [.X482] &amp; &quot;,&quot; &amp; [.Y482] &amp; &quot;,'&quot; &amp; [.O482] &amp; &quot;','&quot; &amp; [.P482] &amp; &quot;','&quot; &amp; [.Q482] &amp; &quot;'),&quot;" office:value-type="string" office:string-value="( 481, 'Wells Fargo&amp;Co',53.36,53.8,53.22,0.12,0.23,21630000,'2014/09/19',0.23,3.21,4.04,17.53,24.53,125.05,'Strong Buy','Strong Buy','Strong Buy')," calcext:value-type="string">
            <text:p>( 481, 'Wells Fargo&amp;Co',53.36,53.8,53.22,0.12,0.23,21630000,'2014/09/19',0.23,3.21,4.04,17.53,24.53,125.0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estern-digital" xlink:type="simple">Western Digital</text:a></text:p>
          </table:table-cell>
          <table:table-cell office:value-type="float" office:value="98.52" calcext:value-type="float">
            <text:p>98.52</text:p>
          </table:table-cell>
          <table:table-cell office:value-type="float" office:value="100.15" calcext:value-type="float">
            <text:p>100.15</text:p>
          </table:table-cell>
          <table:table-cell office:value-type="float" office:value="98.13" calcext:value-type="float">
            <text:p>98.13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-1.06%</text:p>
          </table:table-cell>
          <table:table-cell office:value-type="string" calcext:value-type="string">
            <text:p>5.1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06%</text:p>
          </table:table-cell>
          <table:table-cell office:value-type="string" calcext:value-type="string">
            <text:p>-1.37%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54.71%</text:p>
          </table:table-cell>
          <table:table-cell office:value-type="string" calcext:value-type="string">
            <text:p>256.31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83];1;LEN([.F483])-1))" office:value-type="float" office:value="-1.06" calcext:value-type="float">
            <text:p>-1.06</text:p>
          </table:table-cell>
          <table:table-cell table:formula="of:=VALUE(SUBSTITUTE(SUBSTITUTE(SUBSTITUTE([.G483];&quot;M&quot;;&quot;0000&quot;);&quot;K&quot;;&quot;0&quot;);&quot;.&quot;;&quot;&quot;))" office:value-type="float" office:value="5150000" calcext:value-type="float">
            <text:p>5150000</text:p>
          </table:table-cell>
          <table:table-cell table:formula="of:=IF([.I483]=&quot;-&quot;;&quot;NULL&quot;;VALUE(MID([.I483];1;LEN([.I483])-1)))" office:value-type="float" office:value="-1.06" calcext:value-type="float">
            <text:p>-1.06</text:p>
          </table:table-cell>
          <table:table-cell table:formula="of:=IF([.J483]=&quot;-&quot;;&quot;NULL&quot;;VALUE(MID([.J483];1;LEN([.J483])-1)))" office:value-type="float" office:value="-1.37" calcext:value-type="float">
            <text:p>-1.37</text:p>
          </table:table-cell>
          <table:table-cell table:formula="of:=IF([.K483]=&quot;-&quot;;&quot;NULL&quot;;VALUE(MID([.K483];1;LEN([.K483])-1)))" office:value-type="float" office:value="-2.16" calcext:value-type="float">
            <text:p>-2.16</text:p>
          </table:table-cell>
          <table:table-cell table:formula="of:=IF([.L483]=&quot;-&quot;;&quot;NULL&quot;;VALUE(MID([.L483];1;LEN([.L483])-1)))" office:value-type="float" office:value="17.43" calcext:value-type="float">
            <text:p>17.43</text:p>
          </table:table-cell>
          <table:table-cell table:formula="of:=IF([.M483]=&quot;-&quot;;&quot;NULL&quot;;VALUE(MID([.M483];1;LEN([.M483])-1)))" office:value-type="float" office:value="54.71" calcext:value-type="float">
            <text:p>54.71</text:p>
          </table:table-cell>
          <table:table-cell table:formula="of:=IF([.N483]=&quot;-&quot;;&quot;NULL&quot;;VALUE(MID([.N483];1;LEN([.N483])-1)))" office:value-type="float" office:value="256.31" calcext:value-type="float">
            <text:p>256.31</text:p>
          </table:table-cell>
          <table:table-cell table:formula="of:=&quot;( &quot; &amp; (ROW()-1) &amp; &quot;, '&quot; &amp; [.A483] &amp; &quot;',&quot; &amp; [.B483] &amp; &quot;,&quot; &amp; [.C483] &amp; &quot;,&quot; &amp; [.D483] &amp; &quot;,&quot; &amp; [.E483] &amp; &quot;,&quot; &amp; [.R483] &amp; &quot;,&quot; &amp; [.S483] &amp; &quot;,'2014/09/19',&quot; &amp; [.T483] &amp; &quot;,&quot; &amp; [.U483] &amp; &quot;,&quot; &amp; [.V483] &amp; &quot;,&quot; &amp; [.W483] &amp; &quot;,&quot; &amp; [.X483] &amp; &quot;,&quot; &amp; [.Y483] &amp; &quot;,'&quot; &amp; [.O483] &amp; &quot;','&quot; &amp; [.P483] &amp; &quot;','&quot; &amp; [.Q483] &amp; &quot;'),&quot;" office:value-type="string" office:string-value="( 482, 'Western Digital',98.52,100.15,98.13,-1.06,-1.06,5150000,'2014/09/19',-1.06,-1.37,-2.16,17.43,54.71,256.31,'Strong Sell','Strong Sell','Strong Buy')," calcext:value-type="string">
            <text:p>( 482, 'Western Digital',98.52,100.15,98.13,-1.06,-1.06,5150000,'2014/09/19',-1.06,-1.37,-2.16,17.43,54.71,256.31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estern-union" xlink:type="simple">Western Union</text:a></text:p>
          </table:table-cell>
          <table:table-cell office:value-type="float" office:value="16.72" calcext:value-type="float">
            <text:p>16.72</text:p>
          </table:table-cell>
          <table:table-cell office:value-type="float" office:value="16.88" calcext:value-type="float">
            <text:p>16.88</text:p>
          </table:table-cell>
          <table:table-cell office:value-type="float" office:value="16.62" calcext:value-type="float">
            <text:p>16.6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5.1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7%</text:p>
          </table:table-cell>
          <table:table-cell office:value-type="string" calcext:value-type="string">
            <text:p>-0.36%</text:p>
          </table:table-cell>
          <table:table-cell office:value-type="string" calcext:value-type="string">
            <text:p>-5.75%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-10.30%</text:p>
          </table:table-cell>
          <table:table-cell office:value-type="string" calcext:value-type="string">
            <text:p>4.24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ell</text:p>
          </table:table-cell>
          <table:table-cell table:formula="of:=VALUE(MID([.F484];1;LEN([.F484])-1))" office:value-type="float" office:value="-0.77" calcext:value-type="float">
            <text:p>-0.77</text:p>
          </table:table-cell>
          <table:table-cell table:formula="of:=VALUE(SUBSTITUTE(SUBSTITUTE(SUBSTITUTE([.G484];&quot;M&quot;;&quot;0000&quot;);&quot;K&quot;;&quot;0&quot;);&quot;.&quot;;&quot;&quot;))" office:value-type="float" office:value="5120000" calcext:value-type="float">
            <text:p>5120000</text:p>
          </table:table-cell>
          <table:table-cell table:formula="of:=IF([.I484]=&quot;-&quot;;&quot;NULL&quot;;VALUE(MID([.I484];1;LEN([.I484])-1)))" office:value-type="float" office:value="-0.77" calcext:value-type="float">
            <text:p>-0.77</text:p>
          </table:table-cell>
          <table:table-cell table:formula="of:=IF([.J484]=&quot;-&quot;;&quot;NULL&quot;;VALUE(MID([.J484];1;LEN([.J484])-1)))" office:value-type="float" office:value="-0.36" calcext:value-type="float">
            <text:p>-0.36</text:p>
          </table:table-cell>
          <table:table-cell table:formula="of:=IF([.K484]=&quot;-&quot;;&quot;NULL&quot;;VALUE(MID([.K484];1;LEN([.K484])-1)))" office:value-type="float" office:value="-5.75" calcext:value-type="float">
            <text:p>-5.75</text:p>
          </table:table-cell>
          <table:table-cell table:formula="of:=IF([.L484]=&quot;-&quot;;&quot;NULL&quot;;VALUE(MID([.L484];1;LEN([.L484])-1)))" office:value-type="float" office:value="-3.07" calcext:value-type="float">
            <text:p>-3.07</text:p>
          </table:table-cell>
          <table:table-cell table:formula="of:=IF([.M484]=&quot;-&quot;;&quot;NULL&quot;;VALUE(MID([.M484];1;LEN([.M484])-1)))" office:value-type="float" office:value="-10.3" calcext:value-type="float">
            <text:p>-10.3</text:p>
          </table:table-cell>
          <table:table-cell table:formula="of:=IF([.N484]=&quot;-&quot;;&quot;NULL&quot;;VALUE(MID([.N484];1;LEN([.N484])-1)))" office:value-type="float" office:value="4.24" calcext:value-type="float">
            <text:p>4.24</text:p>
          </table:table-cell>
          <table:table-cell table:formula="of:=&quot;( &quot; &amp; (ROW()-1) &amp; &quot;, '&quot; &amp; [.A484] &amp; &quot;',&quot; &amp; [.B484] &amp; &quot;,&quot; &amp; [.C484] &amp; &quot;,&quot; &amp; [.D484] &amp; &quot;,&quot; &amp; [.E484] &amp; &quot;,&quot; &amp; [.R484] &amp; &quot;,&quot; &amp; [.S484] &amp; &quot;,'2014/09/19',&quot; &amp; [.T484] &amp; &quot;,&quot; &amp; [.U484] &amp; &quot;,&quot; &amp; [.V484] &amp; &quot;,&quot; &amp; [.W484] &amp; &quot;,&quot; &amp; [.X484] &amp; &quot;,&quot; &amp; [.Y484] &amp; &quot;,'&quot; &amp; [.O484] &amp; &quot;','&quot; &amp; [.P484] &amp; &quot;','&quot; &amp; [.Q484] &amp; &quot;'),&quot;" office:value-type="string" office:string-value="( 483, 'Western Union',16.72,16.88,16.62,-0.13,-0.77,5120000,'2014/09/19',-0.77,-0.36,-5.75,-3.07,-10.3,4.24,'Strong Sell','Strong Sell','Sell')," calcext:value-type="string">
            <text:p>( 483, 'Western Union',16.72,16.88,16.62,-0.13,-0.77,5120000,'2014/09/19',-0.77,-0.36,-5.75,-3.07,-10.3,4.24,'Strong Sell','Strong Sell','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weyerhaeuser" xlink:type="simple">Weyerhaeuser</text:a></text:p>
          </table:table-cell>
          <table:table-cell office:value-type="float" office:value="32.39" calcext:value-type="float">
            <text:p>32.39</text:p>
          </table:table-cell>
          <table:table-cell office:value-type="float" office:value="32.83" calcext:value-type="float">
            <text:p>32.83</text:p>
          </table:table-cell>
          <table:table-cell office:value-type="float" office:value="32.34" calcext:value-type="float">
            <text:p>32.34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4.6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-2.12%</text:p>
          </table:table-cell>
          <table:table-cell office:value-type="string" calcext:value-type="string">
            <text:p>-5.79%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12.43%</text:p>
          </table:table-cell>
          <table:table-cell office:value-type="string" calcext:value-type="string">
            <text:p>91.66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85];1;LEN([.F485])-1))" office:value-type="float" office:value="-0.74" calcext:value-type="float">
            <text:p>-0.74</text:p>
          </table:table-cell>
          <table:table-cell table:formula="of:=VALUE(SUBSTITUTE(SUBSTITUTE(SUBSTITUTE([.G485];&quot;M&quot;;&quot;0000&quot;);&quot;K&quot;;&quot;0&quot;);&quot;.&quot;;&quot;&quot;))" office:value-type="float" office:value="4600000" calcext:value-type="float">
            <text:p>4600000</text:p>
          </table:table-cell>
          <table:table-cell table:formula="of:=IF([.I485]=&quot;-&quot;;&quot;NULL&quot;;VALUE(MID([.I485];1;LEN([.I485])-1)))" office:value-type="float" office:value="-0.74" calcext:value-type="float">
            <text:p>-0.74</text:p>
          </table:table-cell>
          <table:table-cell table:formula="of:=IF([.J485]=&quot;-&quot;;&quot;NULL&quot;;VALUE(MID([.J485];1;LEN([.J485])-1)))" office:value-type="float" office:value="-2.12" calcext:value-type="float">
            <text:p>-2.12</text:p>
          </table:table-cell>
          <table:table-cell table:formula="of:=IF([.K485]=&quot;-&quot;;&quot;NULL&quot;;VALUE(MID([.K485];1;LEN([.K485])-1)))" office:value-type="float" office:value="-5.79" calcext:value-type="float">
            <text:p>-5.79</text:p>
          </table:table-cell>
          <table:table-cell table:formula="of:=IF([.L485]=&quot;-&quot;;&quot;NULL&quot;;VALUE(MID([.L485];1;LEN([.L485])-1)))" office:value-type="float" office:value="2.6" calcext:value-type="float">
            <text:p>2.6</text:p>
          </table:table-cell>
          <table:table-cell table:formula="of:=IF([.M485]=&quot;-&quot;;&quot;NULL&quot;;VALUE(MID([.M485];1;LEN([.M485])-1)))" office:value-type="float" office:value="12.43" calcext:value-type="float">
            <text:p>12.43</text:p>
          </table:table-cell>
          <table:table-cell table:formula="of:=IF([.N485]=&quot;-&quot;;&quot;NULL&quot;;VALUE(MID([.N485];1;LEN([.N485])-1)))" office:value-type="float" office:value="91.66" calcext:value-type="float">
            <text:p>91.66</text:p>
          </table:table-cell>
          <table:table-cell table:formula="of:=&quot;( &quot; &amp; (ROW()-1) &amp; &quot;, '&quot; &amp; [.A485] &amp; &quot;',&quot; &amp; [.B485] &amp; &quot;,&quot; &amp; [.C485] &amp; &quot;,&quot; &amp; [.D485] &amp; &quot;,&quot; &amp; [.E485] &amp; &quot;,&quot; &amp; [.R485] &amp; &quot;,&quot; &amp; [.S485] &amp; &quot;,'2014/09/19',&quot; &amp; [.T485] &amp; &quot;,&quot; &amp; [.U485] &amp; &quot;,&quot; &amp; [.V485] &amp; &quot;,&quot; &amp; [.W485] &amp; &quot;,&quot; &amp; [.X485] &amp; &quot;,&quot; &amp; [.Y485] &amp; &quot;,'&quot; &amp; [.O485] &amp; &quot;','&quot; &amp; [.P485] &amp; &quot;','&quot; &amp; [.Q485] &amp; &quot;'),&quot;" office:value-type="string" office:string-value="( 484, 'Weyerhaeuser',32.39,32.83,32.34,-0.24,-0.74,4600000,'2014/09/19',-0.74,-2.12,-5.79,2.6,12.43,91.66,'Strong Sell','Strong Sell','Strong Buy')," calcext:value-type="string">
            <text:p>( 484, 'Weyerhaeuser',32.39,32.83,32.34,-0.24,-0.74,4600000,'2014/09/19',-0.74,-2.12,-5.79,2.6,12.43,91.66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hirl-pool-corp" xlink:type="simple">Whirlpool</text:a></text:p>
          </table:table-cell>
          <table:table-cell office:value-type="float" office:value="155.82" calcext:value-type="float">
            <text:p>155.82</text:p>
          </table:table-cell>
          <table:table-cell office:value-type="float" office:value="156.13" calcext:value-type="float">
            <text:p>156.13</text:p>
          </table:table-cell>
          <table:table-cell office:value-type="float" office:value="154" calcext:value-type="float">
            <text:p>154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+1.25%</text:p>
          </table:table-cell>
          <table:table-cell office:value-type="string" calcext:value-type="string">
            <text:p>1.0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2.44%</text:p>
          </table:table-cell>
          <table:table-cell office:value-type="string" calcext:value-type="string">
            <text:p>2.59%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5.25%</text:p>
          </table:table-cell>
          <table:table-cell office:value-type="string" calcext:value-type="string">
            <text:p>211.52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86];1;LEN([.F486])-1))" office:value-type="float" office:value="1.25" calcext:value-type="float">
            <text:p>1.25</text:p>
          </table:table-cell>
          <table:table-cell table:formula="of:=VALUE(SUBSTITUTE(SUBSTITUTE(SUBSTITUTE([.G486];&quot;M&quot;;&quot;0000&quot;);&quot;K&quot;;&quot;0&quot;);&quot;.&quot;;&quot;&quot;))" office:value-type="float" office:value="1060000" calcext:value-type="float">
            <text:p>1060000</text:p>
          </table:table-cell>
          <table:table-cell table:formula="of:=IF([.I486]=&quot;-&quot;;&quot;NULL&quot;;VALUE(MID([.I486];1;LEN([.I486])-1)))" office:value-type="float" office:value="1.25" calcext:value-type="float">
            <text:p>1.25</text:p>
          </table:table-cell>
          <table:table-cell table:formula="of:=IF([.J486]=&quot;-&quot;;&quot;NULL&quot;;VALUE(MID([.J486];1;LEN([.J486])-1)))" office:value-type="float" office:value="2.44" calcext:value-type="float">
            <text:p>2.44</text:p>
          </table:table-cell>
          <table:table-cell table:formula="of:=IF([.K486]=&quot;-&quot;;&quot;NULL&quot;;VALUE(MID([.K486];1;LEN([.K486])-1)))" office:value-type="float" office:value="2.59" calcext:value-type="float">
            <text:p>2.59</text:p>
          </table:table-cell>
          <table:table-cell table:formula="of:=IF([.L486]=&quot;-&quot;;&quot;NULL&quot;;VALUE(MID([.L486];1;LEN([.L486])-1)))" office:value-type="float" office:value="-0.66" calcext:value-type="float">
            <text:p>-0.66</text:p>
          </table:table-cell>
          <table:table-cell table:formula="of:=IF([.M486]=&quot;-&quot;;&quot;NULL&quot;;VALUE(MID([.M486];1;LEN([.M486])-1)))" office:value-type="float" office:value="5.25" calcext:value-type="float">
            <text:p>5.25</text:p>
          </table:table-cell>
          <table:table-cell table:formula="of:=IF([.N486]=&quot;-&quot;;&quot;NULL&quot;;VALUE(MID([.N486];1;LEN([.N486])-1)))" office:value-type="float" office:value="211.52" calcext:value-type="float">
            <text:p>211.52</text:p>
          </table:table-cell>
          <table:table-cell table:formula="of:=&quot;( &quot; &amp; (ROW()-1) &amp; &quot;, '&quot; &amp; [.A486] &amp; &quot;',&quot; &amp; [.B486] &amp; &quot;,&quot; &amp; [.C486] &amp; &quot;,&quot; &amp; [.D486] &amp; &quot;,&quot; &amp; [.E486] &amp; &quot;,&quot; &amp; [.R486] &amp; &quot;,&quot; &amp; [.S486] &amp; &quot;,'2014/09/19',&quot; &amp; [.T486] &amp; &quot;,&quot; &amp; [.U486] &amp; &quot;,&quot; &amp; [.V486] &amp; &quot;,&quot; &amp; [.W486] &amp; &quot;,&quot; &amp; [.X486] &amp; &quot;,&quot; &amp; [.Y486] &amp; &quot;,'&quot; &amp; [.O486] &amp; &quot;','&quot; &amp; [.P486] &amp; &quot;','&quot; &amp; [.Q486] &amp; &quot;'),&quot;" office:value-type="string" office:string-value="( 485, 'Whirlpool',155.82,156.13,154,1.93,1.25,1060000,'2014/09/19',1.25,2.44,2.59,-0.66,5.25,211.52,'Strong Buy','Strong Buy','Strong Buy')," calcext:value-type="string">
            <text:p>( 485, 'Whirlpool',155.82,156.13,154,1.93,1.25,1060000,'2014/09/19',1.25,2.44,2.59,-0.66,5.25,211.52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hole-foods-mkt-inc" xlink:type="simple">Whole Foods Market</text:a></text:p>
          </table:table-cell>
          <table:table-cell office:value-type="float" office:value="39.17" calcext:value-type="float">
            <text:p>39.17</text:p>
          </table:table-cell>
          <table:table-cell office:value-type="float" office:value="40" calcext:value-type="float">
            <text:p>40</text:p>
          </table:table-cell>
          <table:table-cell office:value-type="float" office:value="38.61" calcext:value-type="float">
            <text:p>38.61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-1.56%</text:p>
          </table:table-cell>
          <table:table-cell office:value-type="string" calcext:value-type="string">
            <text:p>7.0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56%</text:p>
          </table:table-cell>
          <table:table-cell office:value-type="string" calcext:value-type="string">
            <text:p>2.84%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-32.27%</text:p>
          </table:table-cell>
          <table:table-cell office:value-type="string" calcext:value-type="string">
            <text:p>-32.29%</text:p>
          </table:table-cell>
          <table:table-cell office:value-type="string" calcext:value-type="string">
            <text:p>-44.21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Strong Sell</text:p>
          </table:table-cell>
          <table:table-cell table:formula="of:=VALUE(MID([.F487];1;LEN([.F487])-1))" office:value-type="float" office:value="-1.56" calcext:value-type="float">
            <text:p>-1.56</text:p>
          </table:table-cell>
          <table:table-cell table:formula="of:=VALUE(SUBSTITUTE(SUBSTITUTE(SUBSTITUTE([.G487];&quot;M&quot;;&quot;0000&quot;);&quot;K&quot;;&quot;0&quot;);&quot;.&quot;;&quot;&quot;))" office:value-type="float" office:value="7090000" calcext:value-type="float">
            <text:p>7090000</text:p>
          </table:table-cell>
          <table:table-cell table:formula="of:=IF([.I487]=&quot;-&quot;;&quot;NULL&quot;;VALUE(MID([.I487];1;LEN([.I487])-1)))" office:value-type="float" office:value="-1.56" calcext:value-type="float">
            <text:p>-1.56</text:p>
          </table:table-cell>
          <table:table-cell table:formula="of:=IF([.J487]=&quot;-&quot;;&quot;NULL&quot;;VALUE(MID([.J487];1;LEN([.J487])-1)))" office:value-type="float" office:value="2.84" calcext:value-type="float">
            <text:p>2.84</text:p>
          </table:table-cell>
          <table:table-cell table:formula="of:=IF([.K487]=&quot;-&quot;;&quot;NULL&quot;;VALUE(MID([.K487];1;LEN([.K487])-1)))" office:value-type="float" office:value="3.3" calcext:value-type="float">
            <text:p>3.3</text:p>
          </table:table-cell>
          <table:table-cell table:formula="of:=IF([.L487]=&quot;-&quot;;&quot;NULL&quot;;VALUE(MID([.L487];1;LEN([.L487])-1)))" office:value-type="float" office:value="-32.27" calcext:value-type="float">
            <text:p>-32.27</text:p>
          </table:table-cell>
          <table:table-cell table:formula="of:=IF([.M487]=&quot;-&quot;;&quot;NULL&quot;;VALUE(MID([.M487];1;LEN([.M487])-1)))" office:value-type="float" office:value="-32.29" calcext:value-type="float">
            <text:p>-32.29</text:p>
          </table:table-cell>
          <table:table-cell table:formula="of:=IF([.N487]=&quot;-&quot;;&quot;NULL&quot;;VALUE(MID([.N487];1;LEN([.N487])-1)))" office:value-type="float" office:value="-44.21" calcext:value-type="float">
            <text:p>-44.21</text:p>
          </table:table-cell>
          <table:table-cell table:formula="of:=&quot;( &quot; &amp; (ROW()-1) &amp; &quot;, '&quot; &amp; [.A487] &amp; &quot;',&quot; &amp; [.B487] &amp; &quot;,&quot; &amp; [.C487] &amp; &quot;,&quot; &amp; [.D487] &amp; &quot;,&quot; &amp; [.E487] &amp; &quot;,&quot; &amp; [.R487] &amp; &quot;,&quot; &amp; [.S487] &amp; &quot;,'2014/09/19',&quot; &amp; [.T487] &amp; &quot;,&quot; &amp; [.U487] &amp; &quot;,&quot; &amp; [.V487] &amp; &quot;,&quot; &amp; [.W487] &amp; &quot;,&quot; &amp; [.X487] &amp; &quot;,&quot; &amp; [.Y487] &amp; &quot;,'&quot; &amp; [.O487] &amp; &quot;','&quot; &amp; [.P487] &amp; &quot;','&quot; &amp; [.Q487] &amp; &quot;'),&quot;" office:value-type="string" office:string-value="( 486, 'Whole Foods Market',39.17,40,38.61,-0.62,-1.56,7090000,'2014/09/19',-1.56,2.84,3.3,-32.27,-32.29,-44.21,'Neutral','Strong Buy','Strong Sell')," calcext:value-type="string">
            <text:p>( 486, 'Whole Foods Market',39.17,40,38.61,-0.62,-1.56,7090000,'2014/09/19',-1.56,2.84,3.3,-32.27,-32.29,-44.21,'Neutral','Strong Buy','Strong Sell'),</text:p>
          </table:table-cell>
        </table:table-row>
        <table:table-row table:style-name="ro1">
          <table:table-cell office:value-type="string" calcext:value-type="string">
            <text:p><text:a xlink:href="http://www.investing.com/equities/williams-cos" xlink:type="simple">Williams</text:a></text:p>
          </table:table-cell>
          <table:table-cell office:value-type="float" office:value="56.42" calcext:value-type="float">
            <text:p>56.42</text:p>
          </table:table-cell>
          <table:table-cell office:value-type="float" office:value="56.66" calcext:value-type="float">
            <text:p>56.66</text:p>
          </table:table-cell>
          <table:table-cell office:value-type="float" office:value="56.04" calcext:value-type="float">
            <text:p>56.04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12.8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0.39%</text:p>
          </table:table-cell>
          <table:table-cell office:value-type="string" calcext:value-type="string">
            <text:p>-3.26%</text:p>
          </table:table-cell>
          <table:table-cell office:value-type="string" calcext:value-type="string">
            <text:p>46.28%</text:p>
          </table:table-cell>
          <table:table-cell office:value-type="string" calcext:value-type="string">
            <text:p>54.03%</text:p>
          </table:table-cell>
          <table:table-cell office:value-type="string" calcext:value-type="string">
            <text:p>162.05%</text:p>
          </table:table-cell>
          <table:table-cell table:number-columns-repeated="2"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88];1;LEN([.F488])-1))" office:value-type="float" office:value="-0.14" calcext:value-type="float">
            <text:p>-0.14</text:p>
          </table:table-cell>
          <table:table-cell table:formula="of:=VALUE(SUBSTITUTE(SUBSTITUTE(SUBSTITUTE([.G488];&quot;M&quot;;&quot;0000&quot;);&quot;K&quot;;&quot;0&quot;);&quot;.&quot;;&quot;&quot;))" office:value-type="float" office:value="12850000" calcext:value-type="float">
            <text:p>12850000</text:p>
          </table:table-cell>
          <table:table-cell table:formula="of:=IF([.I488]=&quot;-&quot;;&quot;NULL&quot;;VALUE(MID([.I488];1;LEN([.I488])-1)))" office:value-type="float" office:value="-0.14" calcext:value-type="float">
            <text:p>-0.14</text:p>
          </table:table-cell>
          <table:table-cell table:formula="of:=IF([.J488]=&quot;-&quot;;&quot;NULL&quot;;VALUE(MID([.J488];1;LEN([.J488])-1)))" office:value-type="float" office:value="0.39" calcext:value-type="float">
            <text:p>0.39</text:p>
          </table:table-cell>
          <table:table-cell table:formula="of:=IF([.K488]=&quot;-&quot;;&quot;NULL&quot;;VALUE(MID([.K488];1;LEN([.K488])-1)))" office:value-type="float" office:value="-3.26" calcext:value-type="float">
            <text:p>-3.26</text:p>
          </table:table-cell>
          <table:table-cell table:formula="of:=IF([.L488]=&quot;-&quot;;&quot;NULL&quot;;VALUE(MID([.L488];1;LEN([.L488])-1)))" office:value-type="float" office:value="46.28" calcext:value-type="float">
            <text:p>46.28</text:p>
          </table:table-cell>
          <table:table-cell table:formula="of:=IF([.M488]=&quot;-&quot;;&quot;NULL&quot;;VALUE(MID([.M488];1;LEN([.M488])-1)))" office:value-type="float" office:value="54.03" calcext:value-type="float">
            <text:p>54.03</text:p>
          </table:table-cell>
          <table:table-cell table:formula="of:=IF([.N488]=&quot;-&quot;;&quot;NULL&quot;;VALUE(MID([.N488];1;LEN([.N488])-1)))" office:value-type="float" office:value="162.05" calcext:value-type="float">
            <text:p>162.05</text:p>
          </table:table-cell>
          <table:table-cell table:formula="of:=&quot;( &quot; &amp; (ROW()-1) &amp; &quot;, '&quot; &amp; [.A488] &amp; &quot;',&quot; &amp; [.B488] &amp; &quot;,&quot; &amp; [.C488] &amp; &quot;,&quot; &amp; [.D488] &amp; &quot;,&quot; &amp; [.E488] &amp; &quot;,&quot; &amp; [.R488] &amp; &quot;,&quot; &amp; [.S488] &amp; &quot;,'2014/09/19',&quot; &amp; [.T488] &amp; &quot;,&quot; &amp; [.U488] &amp; &quot;,&quot; &amp; [.V488] &amp; &quot;,&quot; &amp; [.W488] &amp; &quot;,&quot; &amp; [.X488] &amp; &quot;,&quot; &amp; [.Y488] &amp; &quot;,'&quot; &amp; [.O488] &amp; &quot;','&quot; &amp; [.P488] &amp; &quot;','&quot; &amp; [.Q488] &amp; &quot;'),&quot;" office:value-type="string" office:string-value="( 487, 'Williams',56.42,56.66,56.04,-0.08,-0.14,12850000,'2014/09/19',-0.14,0.39,-3.26,46.28,54.03,162.05,'Strong Sell','Strong Sell','Strong Buy')," calcext:value-type="string">
            <text:p>( 487, 'Williams',56.42,56.66,56.04,-0.08,-0.14,12850000,'2014/09/19',-0.14,0.39,-3.26,46.28,54.03,162.05,'Strong 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indstream-corp" xlink:type="simple">Windstream</text:a>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2" calcext:value-type="float">
            <text:p>11.32</text:p>
          </table:table-cell>
          <table:table-cell office:value-type="float" office:value="11.19" calcext:value-type="float">
            <text:p>11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+0.45%</text:p>
          </table:table-cell>
          <table:table-cell office:value-type="string" calcext:value-type="string">
            <text:p>7.14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41.35%</text:p>
          </table:table-cell>
          <table:table-cell office:value-type="string" calcext:value-type="string">
            <text:p>33.02%</text:p>
          </table:table-cell>
          <table:table-cell office:value-type="string" calcext:value-type="string">
            <text:p>-9.90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89];1;LEN([.F489])-1))" office:value-type="float" office:value="0.45" calcext:value-type="float">
            <text:p>0.45</text:p>
          </table:table-cell>
          <table:table-cell table:formula="of:=VALUE(SUBSTITUTE(SUBSTITUTE(SUBSTITUTE([.G489];&quot;M&quot;;&quot;0000&quot;);&quot;K&quot;;&quot;0&quot;);&quot;.&quot;;&quot;&quot;))" office:value-type="float" office:value="7140000" calcext:value-type="float">
            <text:p>7140000</text:p>
          </table:table-cell>
          <table:table-cell table:formula="of:=IF([.I489]=&quot;-&quot;;&quot;NULL&quot;;VALUE(MID([.I489];1;LEN([.I489])-1)))" office:value-type="float" office:value="0.45" calcext:value-type="float">
            <text:p>0.45</text:p>
          </table:table-cell>
          <table:table-cell table:formula="of:=IF([.J489]=&quot;-&quot;;&quot;NULL&quot;;VALUE(MID([.J489];1;LEN([.J489])-1)))" office:value-type="float" office:value="1.9" calcext:value-type="float">
            <text:p>1.9</text:p>
          </table:table-cell>
          <table:table-cell table:formula="of:=IF([.K489]=&quot;-&quot;;&quot;NULL&quot;;VALUE(MID([.K489];1;LEN([.K489])-1)))" office:value-type="float" office:value="0.62" calcext:value-type="float">
            <text:p>0.62</text:p>
          </table:table-cell>
          <table:table-cell table:formula="of:=IF([.L489]=&quot;-&quot;;&quot;NULL&quot;;VALUE(MID([.L489];1;LEN([.L489])-1)))" office:value-type="float" office:value="41.35" calcext:value-type="float">
            <text:p>41.35</text:p>
          </table:table-cell>
          <table:table-cell table:formula="of:=IF([.M489]=&quot;-&quot;;&quot;NULL&quot;;VALUE(MID([.M489];1;LEN([.M489])-1)))" office:value-type="float" office:value="33.02" calcext:value-type="float">
            <text:p>33.02</text:p>
          </table:table-cell>
          <table:table-cell table:formula="of:=IF([.N489]=&quot;-&quot;;&quot;NULL&quot;;VALUE(MID([.N489];1;LEN([.N489])-1)))" office:value-type="float" office:value="-9.9" calcext:value-type="float">
            <text:p>-9.9</text:p>
          </table:table-cell>
          <table:table-cell table:formula="of:=&quot;( &quot; &amp; (ROW()-1) &amp; &quot;, '&quot; &amp; [.A489] &amp; &quot;',&quot; &amp; [.B489] &amp; &quot;,&quot; &amp; [.C489] &amp; &quot;,&quot; &amp; [.D489] &amp; &quot;,&quot; &amp; [.E489] &amp; &quot;,&quot; &amp; [.R489] &amp; &quot;,&quot; &amp; [.S489] &amp; &quot;,'2014/09/19',&quot; &amp; [.T489] &amp; &quot;,&quot; &amp; [.U489] &amp; &quot;,&quot; &amp; [.V489] &amp; &quot;,&quot; &amp; [.W489] &amp; &quot;,&quot; &amp; [.X489] &amp; &quot;,&quot; &amp; [.Y489] &amp; &quot;,'&quot; &amp; [.O489] &amp; &quot;','&quot; &amp; [.P489] &amp; &quot;','&quot; &amp; [.Q489] &amp; &quot;'),&quot;" office:value-type="string" office:string-value="( 488, 'Windstream',11.28,11.32,11.19,0.05,0.45,7140000,'2014/09/19',0.45,1.9,0.62,41.35,33.02,-9.9,'Strong Buy','Strong Buy','Strong Buy')," calcext:value-type="string">
            <text:p>( 488, 'Windstream',11.28,11.32,11.19,0.05,0.45,7140000,'2014/09/19',0.45,1.9,0.62,41.35,33.02,-9.9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isconsin-energy-corp" xlink:type="simple">Wisconsin Energy</text:a></text:p>
          </table:table-cell>
          <table:table-cell office:value-type="float" office:value="44.2" calcext:value-type="float">
            <text:p>44.2</text:p>
          </table:table-cell>
          <table:table-cell office:value-type="float" office:value="44.42" calcext:value-type="float">
            <text:p>44.42</text:p>
          </table:table-cell>
          <table:table-cell office:value-type="float" office:value="44.01" calcext:value-type="float">
            <text:p>44.0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+0.43%</text:p>
          </table:table-cell>
          <table:table-cell office:value-type="string" calcext:value-type="string">
            <text:p>2.46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6.92%</text:p>
          </table:table-cell>
          <table:table-cell office:value-type="string" calcext:value-type="string">
            <text:p>8.87%</text:p>
          </table:table-cell>
          <table:table-cell office:value-type="string" calcext:value-type="string">
            <text:p>41.08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90];1;LEN([.F490])-1))" office:value-type="float" office:value="0.43" calcext:value-type="float">
            <text:p>0.43</text:p>
          </table:table-cell>
          <table:table-cell table:formula="of:=VALUE(SUBSTITUTE(SUBSTITUTE(SUBSTITUTE([.G490];&quot;M&quot;;&quot;0000&quot;);&quot;K&quot;;&quot;0&quot;);&quot;.&quot;;&quot;&quot;))" office:value-type="float" office:value="2460000" calcext:value-type="float">
            <text:p>2460000</text:p>
          </table:table-cell>
          <table:table-cell table:formula="of:=IF([.I490]=&quot;-&quot;;&quot;NULL&quot;;VALUE(MID([.I490];1;LEN([.I490])-1)))" office:value-type="float" office:value="0.43" calcext:value-type="float">
            <text:p>0.43</text:p>
          </table:table-cell>
          <table:table-cell table:formula="of:=IF([.J490]=&quot;-&quot;;&quot;NULL&quot;;VALUE(MID([.J490];1;LEN([.J490])-1)))" office:value-type="float" office:value="0.2" calcext:value-type="float">
            <text:p>0.2</text:p>
          </table:table-cell>
          <table:table-cell table:formula="of:=IF([.K490]=&quot;-&quot;;&quot;NULL&quot;;VALUE(MID([.K490];1;LEN([.K490])-1)))" office:value-type="float" office:value="0.32" calcext:value-type="float">
            <text:p>0.32</text:p>
          </table:table-cell>
          <table:table-cell table:formula="of:=IF([.L490]=&quot;-&quot;;&quot;NULL&quot;;VALUE(MID([.L490];1;LEN([.L490])-1)))" office:value-type="float" office:value="6.92" calcext:value-type="float">
            <text:p>6.92</text:p>
          </table:table-cell>
          <table:table-cell table:formula="of:=IF([.M490]=&quot;-&quot;;&quot;NULL&quot;;VALUE(MID([.M490];1;LEN([.M490])-1)))" office:value-type="float" office:value="8.87" calcext:value-type="float">
            <text:p>8.87</text:p>
          </table:table-cell>
          <table:table-cell table:formula="of:=IF([.N490]=&quot;-&quot;;&quot;NULL&quot;;VALUE(MID([.N490];1;LEN([.N490])-1)))" office:value-type="float" office:value="41.08" calcext:value-type="float">
            <text:p>41.08</text:p>
          </table:table-cell>
          <table:table-cell table:formula="of:=&quot;( &quot; &amp; (ROW()-1) &amp; &quot;, '&quot; &amp; [.A490] &amp; &quot;',&quot; &amp; [.B490] &amp; &quot;,&quot; &amp; [.C490] &amp; &quot;,&quot; &amp; [.D490] &amp; &quot;,&quot; &amp; [.E490] &amp; &quot;,&quot; &amp; [.R490] &amp; &quot;,&quot; &amp; [.S490] &amp; &quot;,'2014/09/19',&quot; &amp; [.T490] &amp; &quot;,&quot; &amp; [.U490] &amp; &quot;,&quot; &amp; [.V490] &amp; &quot;,&quot; &amp; [.W490] &amp; &quot;,&quot; &amp; [.X490] &amp; &quot;,&quot; &amp; [.Y490] &amp; &quot;,'&quot; &amp; [.O490] &amp; &quot;','&quot; &amp; [.P490] &amp; &quot;','&quot; &amp; [.Q490] &amp; &quot;'),&quot;" office:value-type="string" office:string-value="( 489, 'Wisconsin Energy',44.2,44.42,44.01,0.19,0.43,2460000,'2014/09/19',0.43,0.2,0.32,6.92,8.87,41.08,'Sell','Strong Sell','Strong Buy')," calcext:value-type="string">
            <text:p>( 489, 'Wisconsin Energy',44.2,44.42,44.01,0.19,0.43,2460000,'2014/09/19',0.43,0.2,0.32,6.92,8.87,41.08,'Sell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-w-grainger-inc" xlink:type="simple">WW Grainger</text:a></text:p>
          </table:table-cell>
          <table:table-cell office:value-type="float" office:value="253.42" calcext:value-type="float">
            <text:p>253.42</text:p>
          </table:table-cell>
          <table:table-cell office:value-type="float" office:value="254.57" calcext:value-type="float">
            <text:p>254.57</text:p>
          </table:table-cell>
          <table:table-cell office:value-type="float" office:value="252.17" calcext:value-type="float">
            <text:p>252.1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13%</text:p>
          </table:table-cell>
          <table:table-cell office:value-type="string" calcext:value-type="string">
            <text:p>384.23K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2.24%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-6.19%</text:p>
          </table:table-cell>
          <table:table-cell office:value-type="string" calcext:value-type="string">
            <text:p>61.36%</text:p>
          </table:table-cell>
          <table:table-cell table:number-columns-repeated="2"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491];1;LEN([.F491])-1))" office:value-type="float" office:value="0.13" calcext:value-type="float">
            <text:p>0.13</text:p>
          </table:table-cell>
          <table:table-cell table:formula="of:=VALUE(SUBSTITUTE(SUBSTITUTE(SUBSTITUTE([.G491];&quot;M&quot;;&quot;0000&quot;);&quot;K&quot;;&quot;0&quot;);&quot;.&quot;;&quot;&quot;))" office:value-type="float" office:value="384230" calcext:value-type="float">
            <text:p>384230</text:p>
          </table:table-cell>
          <table:table-cell table:formula="of:=IF([.I491]=&quot;-&quot;;&quot;NULL&quot;;VALUE(MID([.I491];1;LEN([.I491])-1)))" office:value-type="float" office:value="0.13" calcext:value-type="float">
            <text:p>0.13</text:p>
          </table:table-cell>
          <table:table-cell table:formula="of:=IF([.J491]=&quot;-&quot;;&quot;NULL&quot;;VALUE(MID([.J491];1;LEN([.J491])-1)))" office:value-type="float" office:value="2" calcext:value-type="float">
            <text:p>2</text:p>
          </table:table-cell>
          <table:table-cell table:formula="of:=IF([.K491]=&quot;-&quot;;&quot;NULL&quot;;VALUE(MID([.K491];1;LEN([.K491])-1)))" office:value-type="float" office:value="2.24" calcext:value-type="float">
            <text:p>2.24</text:p>
          </table:table-cell>
          <table:table-cell table:formula="of:=IF([.L491]=&quot;-&quot;;&quot;NULL&quot;;VALUE(MID([.L491];1;LEN([.L491])-1)))" office:value-type="float" office:value="-0.78" calcext:value-type="float">
            <text:p>-0.78</text:p>
          </table:table-cell>
          <table:table-cell table:formula="of:=IF([.M491]=&quot;-&quot;;&quot;NULL&quot;;VALUE(MID([.M491];1;LEN([.M491])-1)))" office:value-type="float" office:value="-6.19" calcext:value-type="float">
            <text:p>-6.19</text:p>
          </table:table-cell>
          <table:table-cell table:formula="of:=IF([.N491]=&quot;-&quot;;&quot;NULL&quot;;VALUE(MID([.N491];1;LEN([.N491])-1)))" office:value-type="float" office:value="61.36" calcext:value-type="float">
            <text:p>61.36</text:p>
          </table:table-cell>
          <table:table-cell table:formula="of:=&quot;( &quot; &amp; (ROW()-1) &amp; &quot;, '&quot; &amp; [.A491] &amp; &quot;',&quot; &amp; [.B491] &amp; &quot;,&quot; &amp; [.C491] &amp; &quot;,&quot; &amp; [.D491] &amp; &quot;,&quot; &amp; [.E491] &amp; &quot;,&quot; &amp; [.R491] &amp; &quot;,&quot; &amp; [.S491] &amp; &quot;,'2014/09/19',&quot; &amp; [.T491] &amp; &quot;,&quot; &amp; [.U491] &amp; &quot;,&quot; &amp; [.V491] &amp; &quot;,&quot; &amp; [.W491] &amp; &quot;,&quot; &amp; [.X491] &amp; &quot;,&quot; &amp; [.Y491] &amp; &quot;,'&quot; &amp; [.O491] &amp; &quot;','&quot; &amp; [.P491] &amp; &quot;','&quot; &amp; [.Q491] &amp; &quot;'),&quot;" office:value-type="string" office:string-value="( 490, 'WW Grainger',253.42,254.57,252.17,0.34,0.13,384230,'2014/09/19',0.13,2,2.24,-0.78,-6.19,61.36,'Strong Buy','Strong Buy','Buy')," calcext:value-type="string">
            <text:p>( 490, 'WW Grainger',253.42,254.57,252.17,0.34,0.13,384230,'2014/09/19',0.13,2,2.24,-0.78,-6.19,61.36,'Strong 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yndham-world" xlink:type="simple">Wyndham</text:a></text:p>
          </table:table-cell>
          <table:table-cell office:value-type="float" office:value="82.39" calcext:value-type="float">
            <text:p>82.39</text:p>
          </table:table-cell>
          <table:table-cell office:value-type="float" office:value="82.94" calcext:value-type="float">
            <text:p>82.94</text:p>
          </table:table-cell>
          <table:table-cell office:value-type="float" office:value="81.71" calcext:value-type="float">
            <text:p>81.7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+0.55%</text:p>
          </table:table-cell>
          <table:table-cell office:value-type="string" calcext:value-type="string">
            <text:p>1.11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2.34%</text:p>
          </table:table-cell>
          <table:table-cell office:value-type="string" calcext:value-type="string">
            <text:p>3.52%</text:p>
          </table:table-cell>
          <table:table-cell office:value-type="string" calcext:value-type="string">
            <text:p>11.81%</text:p>
          </table:table-cell>
          <table:table-cell office:value-type="string" calcext:value-type="string">
            <text:p>31.97%</text:p>
          </table:table-cell>
          <table:table-cell office:value-type="string" calcext:value-type="string">
            <text:p>166.63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92];1;LEN([.F492])-1))" office:value-type="float" office:value="0.55" calcext:value-type="float">
            <text:p>0.55</text:p>
          </table:table-cell>
          <table:table-cell table:formula="of:=VALUE(SUBSTITUTE(SUBSTITUTE(SUBSTITUTE([.G492];&quot;M&quot;;&quot;0000&quot;);&quot;K&quot;;&quot;0&quot;);&quot;.&quot;;&quot;&quot;))" office:value-type="float" office:value="1110000" calcext:value-type="float">
            <text:p>1110000</text:p>
          </table:table-cell>
          <table:table-cell table:formula="of:=IF([.I492]=&quot;-&quot;;&quot;NULL&quot;;VALUE(MID([.I492];1;LEN([.I492])-1)))" office:value-type="float" office:value="0.55" calcext:value-type="float">
            <text:p>0.55</text:p>
          </table:table-cell>
          <table:table-cell table:formula="of:=IF([.J492]=&quot;-&quot;;&quot;NULL&quot;;VALUE(MID([.J492];1;LEN([.J492])-1)))" office:value-type="float" office:value="2.34" calcext:value-type="float">
            <text:p>2.34</text:p>
          </table:table-cell>
          <table:table-cell table:formula="of:=IF([.K492]=&quot;-&quot;;&quot;NULL&quot;;VALUE(MID([.K492];1;LEN([.K492])-1)))" office:value-type="float" office:value="3.52" calcext:value-type="float">
            <text:p>3.52</text:p>
          </table:table-cell>
          <table:table-cell table:formula="of:=IF([.L492]=&quot;-&quot;;&quot;NULL&quot;;VALUE(MID([.L492];1;LEN([.L492])-1)))" office:value-type="float" office:value="11.81" calcext:value-type="float">
            <text:p>11.81</text:p>
          </table:table-cell>
          <table:table-cell table:formula="of:=IF([.M492]=&quot;-&quot;;&quot;NULL&quot;;VALUE(MID([.M492];1;LEN([.M492])-1)))" office:value-type="float" office:value="31.97" calcext:value-type="float">
            <text:p>31.97</text:p>
          </table:table-cell>
          <table:table-cell table:formula="of:=IF([.N492]=&quot;-&quot;;&quot;NULL&quot;;VALUE(MID([.N492];1;LEN([.N492])-1)))" office:value-type="float" office:value="166.63" calcext:value-type="float">
            <text:p>166.63</text:p>
          </table:table-cell>
          <table:table-cell table:formula="of:=&quot;( &quot; &amp; (ROW()-1) &amp; &quot;, '&quot; &amp; [.A492] &amp; &quot;',&quot; &amp; [.B492] &amp; &quot;,&quot; &amp; [.C492] &amp; &quot;,&quot; &amp; [.D492] &amp; &quot;,&quot; &amp; [.E492] &amp; &quot;,&quot; &amp; [.R492] &amp; &quot;,&quot; &amp; [.S492] &amp; &quot;,'2014/09/19',&quot; &amp; [.T492] &amp; &quot;,&quot; &amp; [.U492] &amp; &quot;,&quot; &amp; [.V492] &amp; &quot;,&quot; &amp; [.W492] &amp; &quot;,&quot; &amp; [.X492] &amp; &quot;,&quot; &amp; [.Y492] &amp; &quot;,'&quot; &amp; [.O492] &amp; &quot;','&quot; &amp; [.P492] &amp; &quot;','&quot; &amp; [.Q492] &amp; &quot;'),&quot;" office:value-type="string" office:string-value="( 491, 'Wyndham',82.39,82.94,81.71,0.45,0.55,1110000,'2014/09/19',0.55,2.34,3.52,11.81,31.97,166.63,'Strong Buy','Strong Buy','Strong Buy')," calcext:value-type="string">
            <text:p>( 491, 'Wyndham',82.39,82.94,81.71,0.45,0.55,1110000,'2014/09/19',0.55,2.34,3.52,11.81,31.97,166.63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wynn-resorts-ltd" xlink:type="simple">Wynn Resorts</text:a></text:p>
          </table:table-cell>
          <table:table-cell office:value-type="float" office:value="185.28" calcext:value-type="float">
            <text:p>185.28</text:p>
          </table:table-cell>
          <table:table-cell office:value-type="float" office:value="189.52" calcext:value-type="float">
            <text:p>189.52</text:p>
          </table:table-cell>
          <table:table-cell office:value-type="float" office:value="183.73" calcext:value-type="float">
            <text:p>183.73</text:p>
          </table:table-cell>
          <table:table-cell office:value-type="float" office:value="-2.55" calcext:value-type="float">
            <text:p>-2.55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1.8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1.51%</text:p>
          </table:table-cell>
          <table:table-cell office:value-type="string" calcext:value-type="string">
            <text:p>-7.60%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21.56%</text:p>
          </table:table-cell>
          <table:table-cell office:value-type="string" calcext:value-type="string">
            <text:p>25.86%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uy</text:p>
          </table:table-cell>
          <table:table-cell table:formula="of:=VALUE(MID([.F493];1;LEN([.F493])-1))" office:value-type="float" office:value="-1.36" calcext:value-type="float">
            <text:p>-1.36</text:p>
          </table:table-cell>
          <table:table-cell table:formula="of:=VALUE(SUBSTITUTE(SUBSTITUTE(SUBSTITUTE([.G493];&quot;M&quot;;&quot;0000&quot;);&quot;K&quot;;&quot;0&quot;);&quot;.&quot;;&quot;&quot;))" office:value-type="float" office:value="1800000" calcext:value-type="float">
            <text:p>1800000</text:p>
          </table:table-cell>
          <table:table-cell table:formula="of:=IF([.I493]=&quot;-&quot;;&quot;NULL&quot;;VALUE(MID([.I493];1;LEN([.I493])-1)))" office:value-type="float" office:value="-1.36" calcext:value-type="float">
            <text:p>-1.36</text:p>
          </table:table-cell>
          <table:table-cell table:formula="of:=IF([.J493]=&quot;-&quot;;&quot;NULL&quot;;VALUE(MID([.J493];1;LEN([.J493])-1)))" office:value-type="float" office:value="1.51" calcext:value-type="float">
            <text:p>1.51</text:p>
          </table:table-cell>
          <table:table-cell table:formula="of:=IF([.K493]=&quot;-&quot;;&quot;NULL&quot;;VALUE(MID([.K493];1;LEN([.K493])-1)))" office:value-type="float" office:value="-7.6" calcext:value-type="float">
            <text:p>-7.6</text:p>
          </table:table-cell>
          <table:table-cell table:formula="of:=IF([.L493]=&quot;-&quot;;&quot;NULL&quot;;VALUE(MID([.L493];1;LEN([.L493])-1)))" office:value-type="float" office:value="-4.6" calcext:value-type="float">
            <text:p>-4.6</text:p>
          </table:table-cell>
          <table:table-cell table:formula="of:=IF([.M493]=&quot;-&quot;;&quot;NULL&quot;;VALUE(MID([.M493];1;LEN([.M493])-1)))" office:value-type="float" office:value="21.56" calcext:value-type="float">
            <text:p>21.56</text:p>
          </table:table-cell>
          <table:table-cell table:formula="of:=IF([.N493]=&quot;-&quot;;&quot;NULL&quot;;VALUE(MID([.N493];1;LEN([.N493])-1)))" office:value-type="float" office:value="25.86" calcext:value-type="float">
            <text:p>25.86</text:p>
          </table:table-cell>
          <table:table-cell table:formula="of:=&quot;( &quot; &amp; (ROW()-1) &amp; &quot;, '&quot; &amp; [.A493] &amp; &quot;',&quot; &amp; [.B493] &amp; &quot;,&quot; &amp; [.C493] &amp; &quot;,&quot; &amp; [.D493] &amp; &quot;,&quot; &amp; [.E493] &amp; &quot;,&quot; &amp; [.R493] &amp; &quot;,&quot; &amp; [.S493] &amp; &quot;,'2014/09/19',&quot; &amp; [.T493] &amp; &quot;,&quot; &amp; [.U493] &amp; &quot;,&quot; &amp; [.V493] &amp; &quot;,&quot; &amp; [.W493] &amp; &quot;,&quot; &amp; [.X493] &amp; &quot;,&quot; &amp; [.Y493] &amp; &quot;,'&quot; &amp; [.O493] &amp; &quot;','&quot; &amp; [.P493] &amp; &quot;','&quot; &amp; [.Q493] &amp; &quot;'),&quot;" office:value-type="string" office:string-value="( 492, 'Wynn Resorts',185.28,189.52,183.73,-2.55,-1.36,1800000,'2014/09/19',-1.36,1.51,-7.6,-4.6,21.56,25.86,'Sell','Neutral','Buy')," calcext:value-type="string">
            <text:p>( 492, 'Wynn Resorts',185.28,189.52,183.73,-2.55,-1.36,1800000,'2014/09/19',-1.36,1.51,-7.6,-4.6,21.56,25.86,'Sell','Neutra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xcel-energy" xlink:type="simple">Xcel Energy</text:a></text:p>
          </table:table-cell>
          <table:table-cell office:value-type="float" office:value="31.19" calcext:value-type="float">
            <text:p>31.19</text:p>
          </table:table-cell>
          <table:table-cell office:value-type="float" office:value="31.23" calcext:value-type="float">
            <text:p>31.23</text:p>
          </table:table-cell>
          <table:table-cell office:value-type="float" office:value="30.97" calcext:value-type="float">
            <text:p>30.9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+0.74%</text:p>
          </table:table-cell>
          <table:table-cell office:value-type="string" calcext:value-type="string">
            <text:p>2.3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4%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11.63%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25.46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Sell</text:p>
          </table:table-cell>
          <table:table-cell office:value-type="string" calcext:value-type="string">
            <text:p>Strong Buy</text:p>
          </table:table-cell>
          <table:table-cell table:formula="of:=VALUE(MID([.F494];1;LEN([.F494])-1))" office:value-type="float" office:value="0.74" calcext:value-type="float">
            <text:p>0.74</text:p>
          </table:table-cell>
          <table:table-cell table:formula="of:=VALUE(SUBSTITUTE(SUBSTITUTE(SUBSTITUTE([.G494];&quot;M&quot;;&quot;0000&quot;);&quot;K&quot;;&quot;0&quot;);&quot;.&quot;;&quot;&quot;))" office:value-type="float" office:value="2390000" calcext:value-type="float">
            <text:p>2390000</text:p>
          </table:table-cell>
          <table:table-cell table:formula="of:=IF([.I494]=&quot;-&quot;;&quot;NULL&quot;;VALUE(MID([.I494];1;LEN([.I494])-1)))" office:value-type="float" office:value="0.74" calcext:value-type="float">
            <text:p>0.74</text:p>
          </table:table-cell>
          <table:table-cell table:formula="of:=IF([.J494]=&quot;-&quot;;&quot;NULL&quot;;VALUE(MID([.J494];1;LEN([.J494])-1)))" office:value-type="float" office:value="-0.26" calcext:value-type="float">
            <text:p>-0.26</text:p>
          </table:table-cell>
          <table:table-cell table:formula="of:=IF([.K494]=&quot;-&quot;;&quot;NULL&quot;;VALUE(MID([.K494];1;LEN([.K494])-1)))" office:value-type="float" office:value="-0.73" calcext:value-type="float">
            <text:p>-0.73</text:p>
          </table:table-cell>
          <table:table-cell table:formula="of:=IF([.L494]=&quot;-&quot;;&quot;NULL&quot;;VALUE(MID([.L494];1;LEN([.L494])-1)))" office:value-type="float" office:value="11.63" calcext:value-type="float">
            <text:p>11.63</text:p>
          </table:table-cell>
          <table:table-cell table:formula="of:=IF([.M494]=&quot;-&quot;;&quot;NULL&quot;;VALUE(MID([.M494];1;LEN([.M494])-1)))" office:value-type="float" office:value="12.4" calcext:value-type="float">
            <text:p>12.4</text:p>
          </table:table-cell>
          <table:table-cell table:formula="of:=IF([.N494]=&quot;-&quot;;&quot;NULL&quot;;VALUE(MID([.N494];1;LEN([.N494])-1)))" office:value-type="float" office:value="25.46" calcext:value-type="float">
            <text:p>25.46</text:p>
          </table:table-cell>
          <table:table-cell table:formula="of:=&quot;( &quot; &amp; (ROW()-1) &amp; &quot;, '&quot; &amp; [.A494] &amp; &quot;',&quot; &amp; [.B494] &amp; &quot;,&quot; &amp; [.C494] &amp; &quot;,&quot; &amp; [.D494] &amp; &quot;,&quot; &amp; [.E494] &amp; &quot;,&quot; &amp; [.R494] &amp; &quot;,&quot; &amp; [.S494] &amp; &quot;,'2014/09/19',&quot; &amp; [.T494] &amp; &quot;,&quot; &amp; [.U494] &amp; &quot;,&quot; &amp; [.V494] &amp; &quot;,&quot; &amp; [.W494] &amp; &quot;,&quot; &amp; [.X494] &amp; &quot;,&quot; &amp; [.Y494] &amp; &quot;,'&quot; &amp; [.O494] &amp; &quot;','&quot; &amp; [.P494] &amp; &quot;','&quot; &amp; [.Q494] &amp; &quot;'),&quot;" office:value-type="string" office:string-value="( 493, 'Xcel Energy',31.19,31.23,30.97,0.23,0.74,2390000,'2014/09/19',0.74,-0.26,-0.73,11.63,12.4,25.46,'Buy','Strong Sell','Strong Buy')," calcext:value-type="string">
            <text:p>( 493, 'Xcel Energy',31.19,31.23,30.97,0.23,0.74,2390000,'2014/09/19',0.74,-0.26,-0.73,11.63,12.4,25.46,'Buy','Strong Sell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xerox-corp" xlink:type="simple">Xerox</text:a></text:p>
          </table:table-cell>
          <table:table-cell office:value-type="float" office:value="13.98" calcext:value-type="float">
            <text:p>13.98</text:p>
          </table:table-cell>
          <table:table-cell office:value-type="float" office:value="14.06" calcext:value-type="float">
            <text:p>14.06</text:p>
          </table:table-cell>
          <table:table-cell office:value-type="float" office:value="13.89" calcext:value-type="float">
            <text:p>13.8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+0.72%</text:p>
          </table:table-cell>
          <table:table-cell office:value-type="string" calcext:value-type="string">
            <text:p>11.5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3.17%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14.87%</text:p>
          </table:table-cell>
          <table:table-cell office:value-type="string" calcext:value-type="string">
            <text:p>37.87%</text:p>
          </table:table-cell>
          <table:table-cell office:value-type="string" calcext:value-type="string">
            <text:p>86.65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95];1;LEN([.F495])-1))" office:value-type="float" office:value="0.72" calcext:value-type="float">
            <text:p>0.72</text:p>
          </table:table-cell>
          <table:table-cell table:formula="of:=VALUE(SUBSTITUTE(SUBSTITUTE(SUBSTITUTE([.G495];&quot;M&quot;;&quot;0000&quot;);&quot;K&quot;;&quot;0&quot;);&quot;.&quot;;&quot;&quot;))" office:value-type="float" office:value="11590000" calcext:value-type="float">
            <text:p>11590000</text:p>
          </table:table-cell>
          <table:table-cell table:formula="of:=IF([.I495]=&quot;-&quot;;&quot;NULL&quot;;VALUE(MID([.I495];1;LEN([.I495])-1)))" office:value-type="float" office:value="0.72" calcext:value-type="float">
            <text:p>0.72</text:p>
          </table:table-cell>
          <table:table-cell table:formula="of:=IF([.J495]=&quot;-&quot;;&quot;NULL&quot;;VALUE(MID([.J495];1;LEN([.J495])-1)))" office:value-type="float" office:value="3.17" calcext:value-type="float">
            <text:p>3.17</text:p>
          </table:table-cell>
          <table:table-cell table:formula="of:=IF([.K495]=&quot;-&quot;;&quot;NULL&quot;;VALUE(MID([.K495];1;LEN([.K495])-1)))" office:value-type="float" office:value="2.79" calcext:value-type="float">
            <text:p>2.79</text:p>
          </table:table-cell>
          <table:table-cell table:formula="of:=IF([.L495]=&quot;-&quot;;&quot;NULL&quot;;VALUE(MID([.L495];1;LEN([.L495])-1)))" office:value-type="float" office:value="14.87" calcext:value-type="float">
            <text:p>14.87</text:p>
          </table:table-cell>
          <table:table-cell table:formula="of:=IF([.M495]=&quot;-&quot;;&quot;NULL&quot;;VALUE(MID([.M495];1;LEN([.M495])-1)))" office:value-type="float" office:value="37.87" calcext:value-type="float">
            <text:p>37.87</text:p>
          </table:table-cell>
          <table:table-cell table:formula="of:=IF([.N495]=&quot;-&quot;;&quot;NULL&quot;;VALUE(MID([.N495];1;LEN([.N495])-1)))" office:value-type="float" office:value="86.65" calcext:value-type="float">
            <text:p>86.65</text:p>
          </table:table-cell>
          <table:table-cell table:formula="of:=&quot;( &quot; &amp; (ROW()-1) &amp; &quot;, '&quot; &amp; [.A495] &amp; &quot;',&quot; &amp; [.B495] &amp; &quot;,&quot; &amp; [.C495] &amp; &quot;,&quot; &amp; [.D495] &amp; &quot;,&quot; &amp; [.E495] &amp; &quot;,&quot; &amp; [.R495] &amp; &quot;,&quot; &amp; [.S495] &amp; &quot;,'2014/09/19',&quot; &amp; [.T495] &amp; &quot;,&quot; &amp; [.U495] &amp; &quot;,&quot; &amp; [.V495] &amp; &quot;,&quot; &amp; [.W495] &amp; &quot;,&quot; &amp; [.X495] &amp; &quot;,&quot; &amp; [.Y495] &amp; &quot;,'&quot; &amp; [.O495] &amp; &quot;','&quot; &amp; [.P495] &amp; &quot;','&quot; &amp; [.Q495] &amp; &quot;'),&quot;" office:value-type="string" office:string-value="( 494, 'Xerox',13.98,14.06,13.89,0.1,0.72,11590000,'2014/09/19',0.72,3.17,2.79,14.87,37.87,86.65,'Strong Buy','Strong Buy','Strong Buy')," calcext:value-type="string">
            <text:p>( 494, 'Xerox',13.98,14.06,13.89,0.1,0.72,11590000,'2014/09/19',0.72,3.17,2.79,14.87,37.87,86.65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xilinx-inc" xlink:type="simple">Xilinx</text:a></text:p>
          </table:table-cell>
          <table:table-cell office:value-type="float" office:value="44.09" calcext:value-type="float">
            <text:p>44.09</text:p>
          </table:table-cell>
          <table:table-cell office:value-type="float" office:value="44.82" calcext:value-type="float">
            <text:p>44.82</text:p>
          </table:table-cell>
          <table:table-cell office:value-type="float" office:value="43.88" calcext:value-type="float">
            <text:p>43.88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0.85%</text:p>
          </table:table-cell>
          <table:table-cell office:value-type="string" calcext:value-type="string">
            <text:p>3.5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85%</text:p>
          </table:table-cell>
          <table:table-cell office:value-type="string" calcext:value-type="string">
            <text:p>3.86%</text:p>
          </table:table-cell>
          <table:table-cell office:value-type="string" calcext:value-type="string">
            <text:p>3.33%</text:p>
          </table:table-cell>
          <table:table-cell office:value-type="string" calcext:value-type="string">
            <text:p>-3.99%</text:p>
          </table:table-cell>
          <table:table-cell office:value-type="string" calcext:value-type="string">
            <text:p>-6.43%</text:p>
          </table:table-cell>
          <table:table-cell office:value-type="string" calcext:value-type="string">
            <text:p>50.79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table:formula="of:=VALUE(MID([.F496];1;LEN([.F496])-1))" office:value-type="float" office:value="-0.85" calcext:value-type="float">
            <text:p>-0.85</text:p>
          </table:table-cell>
          <table:table-cell table:formula="of:=VALUE(SUBSTITUTE(SUBSTITUTE(SUBSTITUTE([.G496];&quot;M&quot;;&quot;0000&quot;);&quot;K&quot;;&quot;0&quot;);&quot;.&quot;;&quot;&quot;))" office:value-type="float" office:value="3550000" calcext:value-type="float">
            <text:p>3550000</text:p>
          </table:table-cell>
          <table:table-cell table:formula="of:=IF([.I496]=&quot;-&quot;;&quot;NULL&quot;;VALUE(MID([.I496];1;LEN([.I496])-1)))" office:value-type="float" office:value="-0.85" calcext:value-type="float">
            <text:p>-0.85</text:p>
          </table:table-cell>
          <table:table-cell table:formula="of:=IF([.J496]=&quot;-&quot;;&quot;NULL&quot;;VALUE(MID([.J496];1;LEN([.J496])-1)))" office:value-type="float" office:value="3.86" calcext:value-type="float">
            <text:p>3.86</text:p>
          </table:table-cell>
          <table:table-cell table:formula="of:=IF([.K496]=&quot;-&quot;;&quot;NULL&quot;;VALUE(MID([.K496];1;LEN([.K496])-1)))" office:value-type="float" office:value="3.33" calcext:value-type="float">
            <text:p>3.33</text:p>
          </table:table-cell>
          <table:table-cell table:formula="of:=IF([.L496]=&quot;-&quot;;&quot;NULL&quot;;VALUE(MID([.L496];1;LEN([.L496])-1)))" office:value-type="float" office:value="-3.99" calcext:value-type="float">
            <text:p>-3.99</text:p>
          </table:table-cell>
          <table:table-cell table:formula="of:=IF([.M496]=&quot;-&quot;;&quot;NULL&quot;;VALUE(MID([.M496];1;LEN([.M496])-1)))" office:value-type="float" office:value="-6.43" calcext:value-type="float">
            <text:p>-6.43</text:p>
          </table:table-cell>
          <table:table-cell table:formula="of:=IF([.N496]=&quot;-&quot;;&quot;NULL&quot;;VALUE(MID([.N496];1;LEN([.N496])-1)))" office:value-type="float" office:value="50.79" calcext:value-type="float">
            <text:p>50.79</text:p>
          </table:table-cell>
          <table:table-cell table:formula="of:=&quot;( &quot; &amp; (ROW()-1) &amp; &quot;, '&quot; &amp; [.A496] &amp; &quot;',&quot; &amp; [.B496] &amp; &quot;,&quot; &amp; [.C496] &amp; &quot;,&quot; &amp; [.D496] &amp; &quot;,&quot; &amp; [.E496] &amp; &quot;,&quot; &amp; [.R496] &amp; &quot;,&quot; &amp; [.S496] &amp; &quot;,'2014/09/19',&quot; &amp; [.T496] &amp; &quot;,&quot; &amp; [.U496] &amp; &quot;,&quot; &amp; [.V496] &amp; &quot;,&quot; &amp; [.W496] &amp; &quot;,&quot; &amp; [.X496] &amp; &quot;,&quot; &amp; [.Y496] &amp; &quot;,'&quot; &amp; [.O496] &amp; &quot;','&quot; &amp; [.P496] &amp; &quot;','&quot; &amp; [.Q496] &amp; &quot;'),&quot;" office:value-type="string" office:string-value="( 495, 'Xilinx',44.09,44.82,43.88,-0.38,-0.85,3550000,'2014/09/19',-0.85,3.86,3.33,-3.99,-6.43,50.79,'Neutral','Strong Buy','Neutral')," calcext:value-type="string">
            <text:p>( 495, 'Xilinx',44.09,44.82,43.88,-0.38,-0.85,3550000,'2014/09/19',-0.85,3.86,3.33,-3.99,-6.43,50.79,'Neutral','Strong Buy','Neutral'),</text:p>
          </table:table-cell>
        </table:table-row>
        <table:table-row table:style-name="ro1">
          <table:table-cell office:value-type="string" calcext:value-type="string">
            <text:p><text:a xlink:href="http://www.investing.com/equities/xl-capital-ltd" xlink:type="simple">XL</text:a></text:p>
          </table:table-cell>
          <table:table-cell office:value-type="float" office:value="34.04" calcext:value-type="float">
            <text:p>34.04</text:p>
          </table:table-cell>
          <table:table-cell office:value-type="float" office:value="34.21" calcext:value-type="float">
            <text:p>34.21</text:p>
          </table:table-cell>
          <table:table-cell office:value-type="float" office:value="33.92" calcext:value-type="float">
            <text:p>33.9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9%</text:p>
          </table:table-cell>
          <table:table-cell office:value-type="string" calcext:value-type="string">
            <text:p>1.85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6.91%</text:p>
          </table:table-cell>
          <table:table-cell office:value-type="string" calcext:value-type="string">
            <text:p>8.27%</text:p>
          </table:table-cell>
          <table:table-cell office:value-type="string" calcext:value-type="string">
            <text:p>78.88%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97];1;LEN([.F497])-1))" office:value-type="float" office:value="0.09" calcext:value-type="float">
            <text:p>0.09</text:p>
          </table:table-cell>
          <table:table-cell table:formula="of:=VALUE(SUBSTITUTE(SUBSTITUTE(SUBSTITUTE([.G497];&quot;M&quot;;&quot;0000&quot;);&quot;K&quot;;&quot;0&quot;);&quot;.&quot;;&quot;&quot;))" office:value-type="float" office:value="1850000" calcext:value-type="float">
            <text:p>1850000</text:p>
          </table:table-cell>
          <table:table-cell table:formula="of:=IF([.I497]=&quot;-&quot;;&quot;NULL&quot;;VALUE(MID([.I497];1;LEN([.I497])-1)))" office:value-type="float" office:value="0.09" calcext:value-type="float">
            <text:p>0.09</text:p>
          </table:table-cell>
          <table:table-cell table:formula="of:=IF([.J497]=&quot;-&quot;;&quot;NULL&quot;;VALUE(MID([.J497];1;LEN([.J497])-1)))" office:value-type="float" office:value="1.82" calcext:value-type="float">
            <text:p>1.82</text:p>
          </table:table-cell>
          <table:table-cell table:formula="of:=IF([.K497]=&quot;-&quot;;&quot;NULL&quot;;VALUE(MID([.K497];1;LEN([.K497])-1)))" office:value-type="float" office:value="0.89" calcext:value-type="float">
            <text:p>0.89</text:p>
          </table:table-cell>
          <table:table-cell table:formula="of:=IF([.L497]=&quot;-&quot;;&quot;NULL&quot;;VALUE(MID([.L497];1;LEN([.L497])-1)))" office:value-type="float" office:value="6.91" calcext:value-type="float">
            <text:p>6.91</text:p>
          </table:table-cell>
          <table:table-cell table:formula="of:=IF([.M497]=&quot;-&quot;;&quot;NULL&quot;;VALUE(MID([.M497];1;LEN([.M497])-1)))" office:value-type="float" office:value="8.27" calcext:value-type="float">
            <text:p>8.27</text:p>
          </table:table-cell>
          <table:table-cell table:formula="of:=IF([.N497]=&quot;-&quot;;&quot;NULL&quot;;VALUE(MID([.N497];1;LEN([.N497])-1)))" office:value-type="float" office:value="78.88" calcext:value-type="float">
            <text:p>78.88</text:p>
          </table:table-cell>
          <table:table-cell table:formula="of:=&quot;( &quot; &amp; (ROW()-1) &amp; &quot;, '&quot; &amp; [.A497] &amp; &quot;',&quot; &amp; [.B497] &amp; &quot;,&quot; &amp; [.C497] &amp; &quot;,&quot; &amp; [.D497] &amp; &quot;,&quot; &amp; [.E497] &amp; &quot;,&quot; &amp; [.R497] &amp; &quot;,&quot; &amp; [.S497] &amp; &quot;,'2014/09/19',&quot; &amp; [.T497] &amp; &quot;,&quot; &amp; [.U497] &amp; &quot;,&quot; &amp; [.V497] &amp; &quot;,&quot; &amp; [.W497] &amp; &quot;,&quot; &amp; [.X497] &amp; &quot;,&quot; &amp; [.Y497] &amp; &quot;,'&quot; &amp; [.O497] &amp; &quot;','&quot; &amp; [.P497] &amp; &quot;','&quot; &amp; [.Q497] &amp; &quot;'),&quot;" office:value-type="string" office:string-value="( 496, 'XL',34.04,34.21,33.92,0.03,0.09,1850000,'2014/09/19',0.09,1.82,0.89,6.91,8.27,78.88,'Strong Buy','Strong Buy','Strong Buy')," calcext:value-type="string">
            <text:p>( 496, 'XL',34.04,34.21,33.92,0.03,0.09,1850000,'2014/09/19',0.09,1.82,0.89,6.91,8.27,78.88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xylem" xlink:type="simple">Xylem</text:a></text:p>
          </table:table-cell>
          <table:table-cell office:value-type="float" office:value="37.77" calcext:value-type="float">
            <text:p>37.77</text:p>
          </table:table-cell>
          <table:table-cell office:value-type="float" office:value="37.95" calcext:value-type="float">
            <text:p>37.95</text:p>
          </table:table-cell>
          <table:table-cell office:value-type="float" office:value="37.48" calcext:value-type="float">
            <text:p>37.4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8%</text:p>
          </table:table-cell>
          <table:table-cell office:value-type="string" calcext:value-type="string">
            <text:p>1.3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1.67%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9.16%</text:p>
          </table:table-cell>
          <table:table-cell office:value-type="string" calcext:value-type="string">
            <text:p>39.01%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498];1;LEN([.F498])-1))" office:value-type="float" office:value="0.08" calcext:value-type="float">
            <text:p>0.08</text:p>
          </table:table-cell>
          <table:table-cell table:formula="of:=VALUE(SUBSTITUTE(SUBSTITUTE(SUBSTITUTE([.G498];&quot;M&quot;;&quot;0000&quot;);&quot;K&quot;;&quot;0&quot;);&quot;.&quot;;&quot;&quot;))" office:value-type="float" office:value="1330000" calcext:value-type="float">
            <text:p>1330000</text:p>
          </table:table-cell>
          <table:table-cell table:formula="of:=IF([.I498]=&quot;-&quot;;&quot;NULL&quot;;VALUE(MID([.I498];1;LEN([.I498])-1)))" office:value-type="float" office:value="0.08" calcext:value-type="float">
            <text:p>0.08</text:p>
          </table:table-cell>
          <table:table-cell table:formula="of:=IF([.J498]=&quot;-&quot;;&quot;NULL&quot;;VALUE(MID([.J498];1;LEN([.J498])-1)))" office:value-type="float" office:value="1.67" calcext:value-type="float">
            <text:p>1.67</text:p>
          </table:table-cell>
          <table:table-cell table:formula="of:=IF([.K498]=&quot;-&quot;;&quot;NULL&quot;;VALUE(MID([.K498];1;LEN([.K498])-1)))" office:value-type="float" office:value="-0.03" calcext:value-type="float">
            <text:p>-0.03</text:p>
          </table:table-cell>
          <table:table-cell table:formula="of:=IF([.L498]=&quot;-&quot;;&quot;NULL&quot;;VALUE(MID([.L498];1;LEN([.L498])-1)))" office:value-type="float" office:value="9.16" calcext:value-type="float">
            <text:p>9.16</text:p>
          </table:table-cell>
          <table:table-cell table:formula="of:=IF([.M498]=&quot;-&quot;;&quot;NULL&quot;;VALUE(MID([.M498];1;LEN([.M498])-1)))" office:value-type="float" office:value="39.01" calcext:value-type="float">
            <text:p>39.01</text:p>
          </table:table-cell>
          <table:table-cell table:formula="of:=IF([.N498]=&quot;-&quot;;&quot;NULL&quot;;VALUE(MID([.N498];1;LEN([.N498])-1)))" office:value-type="string" office:string-value="NULL" calcext:value-type="string">
            <text:p>NULL</text:p>
          </table:table-cell>
          <table:table-cell table:formula="of:=&quot;( &quot; &amp; (ROW()-1) &amp; &quot;, '&quot; &amp; [.A498] &amp; &quot;',&quot; &amp; [.B498] &amp; &quot;,&quot; &amp; [.C498] &amp; &quot;,&quot; &amp; [.D498] &amp; &quot;,&quot; &amp; [.E498] &amp; &quot;,&quot; &amp; [.R498] &amp; &quot;,&quot; &amp; [.S498] &amp; &quot;,'2014/09/19',&quot; &amp; [.T498] &amp; &quot;,&quot; &amp; [.U498] &amp; &quot;,&quot; &amp; [.V498] &amp; &quot;,&quot; &amp; [.W498] &amp; &quot;,&quot; &amp; [.X498] &amp; &quot;,&quot; &amp; [.Y498] &amp; &quot;,'&quot; &amp; [.O498] &amp; &quot;','&quot; &amp; [.P498] &amp; &quot;','&quot; &amp; [.Q498] &amp; &quot;'),&quot;" office:value-type="string" office:string-value="( 497, 'Xylem',37.77,37.95,37.48,0.03,0.08,1330000,'2014/09/19',0.08,1.67,-0.03,9.16,39.01,NULL,'Strong Buy','Strong Buy','Strong Buy')," calcext:value-type="string">
            <text:p>( 497, 'Xylem',37.77,37.95,37.48,0.03,0.08,1330000,'2014/09/19',0.08,1.67,-0.03,9.16,39.01,NULL,'Strong Buy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yahoo-inc" xlink:type="simple">Yahoo!</text:a></text:p>
          </table:table-cell>
          <table:table-cell office:value-type="float" office:value="40.93" calcext:value-type="float">
            <text:p>40.93</text:p>
          </table:table-cell>
          <table:table-cell office:value-type="float" office:value="43.19" calcext:value-type="float">
            <text:p>43.19</text:p>
          </table:table-cell>
          <table:table-cell office:value-type="float" office:value="39.55" calcext:value-type="float">
            <text:p>39.55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-2.74%</text:p>
          </table:table-cell>
          <table:table-cell office:value-type="string" calcext:value-type="string">
            <text:p>231.50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2.74%</text:p>
          </table:table-cell>
          <table:table-cell office:value-type="string" calcext:value-type="string">
            <text:p>-4.55%</text:p>
          </table:table-cell>
          <table:table-cell office:value-type="string" calcext:value-type="string">
            <text:p>8.74%</text:p>
          </table:table-cell>
          <table:table-cell office:value-type="string" calcext:value-type="string">
            <text:p>1.21%</text:p>
          </table:table-cell>
          <table:table-cell office:value-type="string" calcext:value-type="string">
            <text:p>32.33%</text:p>
          </table:table-cell>
          <table:table-cell office:value-type="string" calcext:value-type="string">
            <text:p>193.19%</text:p>
          </table:table-cell>
          <table:table-cell office:value-type="string" calcext:value-type="string">
            <text:p>Strong Sel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499];1;LEN([.F499])-1))" office:value-type="float" office:value="-2.74" calcext:value-type="float">
            <text:p>-2.74</text:p>
          </table:table-cell>
          <table:table-cell table:formula="of:=VALUE(SUBSTITUTE(SUBSTITUTE(SUBSTITUTE([.G499];&quot;M&quot;;&quot;0000&quot;);&quot;K&quot;;&quot;0&quot;);&quot;.&quot;;&quot;&quot;))" office:value-type="float" office:value="231500000" calcext:value-type="float">
            <text:p>231500000</text:p>
          </table:table-cell>
          <table:table-cell table:formula="of:=IF([.I499]=&quot;-&quot;;&quot;NULL&quot;;VALUE(MID([.I499];1;LEN([.I499])-1)))" office:value-type="float" office:value="-2.74" calcext:value-type="float">
            <text:p>-2.74</text:p>
          </table:table-cell>
          <table:table-cell table:formula="of:=IF([.J499]=&quot;-&quot;;&quot;NULL&quot;;VALUE(MID([.J499];1;LEN([.J499])-1)))" office:value-type="float" office:value="-4.55" calcext:value-type="float">
            <text:p>-4.55</text:p>
          </table:table-cell>
          <table:table-cell table:formula="of:=IF([.K499]=&quot;-&quot;;&quot;NULL&quot;;VALUE(MID([.K499];1;LEN([.K499])-1)))" office:value-type="float" office:value="8.74" calcext:value-type="float">
            <text:p>8.74</text:p>
          </table:table-cell>
          <table:table-cell table:formula="of:=IF([.L499]=&quot;-&quot;;&quot;NULL&quot;;VALUE(MID([.L499];1;LEN([.L499])-1)))" office:value-type="float" office:value="1.21" calcext:value-type="float">
            <text:p>1.21</text:p>
          </table:table-cell>
          <table:table-cell table:formula="of:=IF([.M499]=&quot;-&quot;;&quot;NULL&quot;;VALUE(MID([.M499];1;LEN([.M499])-1)))" office:value-type="float" office:value="32.33" calcext:value-type="float">
            <text:p>32.33</text:p>
          </table:table-cell>
          <table:table-cell table:formula="of:=IF([.N499]=&quot;-&quot;;&quot;NULL&quot;;VALUE(MID([.N499];1;LEN([.N499])-1)))" office:value-type="float" office:value="193.19" calcext:value-type="float">
            <text:p>193.19</text:p>
          </table:table-cell>
          <table:table-cell table:formula="of:=&quot;( &quot; &amp; (ROW()-1) &amp; &quot;, '&quot; &amp; [.A499] &amp; &quot;',&quot; &amp; [.B499] &amp; &quot;,&quot; &amp; [.C499] &amp; &quot;,&quot; &amp; [.D499] &amp; &quot;,&quot; &amp; [.E499] &amp; &quot;,&quot; &amp; [.R499] &amp; &quot;,&quot; &amp; [.S499] &amp; &quot;,'2014/09/19',&quot; &amp; [.T499] &amp; &quot;,&quot; &amp; [.U499] &amp; &quot;,&quot; &amp; [.V499] &amp; &quot;,&quot; &amp; [.W499] &amp; &quot;,&quot; &amp; [.X499] &amp; &quot;,&quot; &amp; [.Y499] &amp; &quot;,'&quot; &amp; [.O499] &amp; &quot;','&quot; &amp; [.P499] &amp; &quot;','&quot; &amp; [.Q499] &amp; &quot;'),&quot;" office:value-type="string" office:string-value="( 498, 'Yahoo!',40.93,43.19,39.55,-1.16,-2.74,231500000,'2014/09/19',-2.74,-4.55,8.74,1.21,32.33,193.19,'Strong Sell','Strong Buy','Strong Buy')," calcext:value-type="string">
            <text:p>( 498, 'Yahoo!',40.93,43.19,39.55,-1.16,-2.74,231500000,'2014/09/19',-2.74,-4.55,8.74,1.21,32.33,193.19,'Strong Sel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yum%21-brands-inc" xlink:type="simple">Yum! Brands</text:a></text:p>
          </table:table-cell>
          <table:table-cell office:value-type="float" office:value="72.98" calcext:value-type="float">
            <text:p>72.98</text:p>
          </table:table-cell>
          <table:table-cell office:value-type="float" office:value="73.35" calcext:value-type="float">
            <text:p>73.35</text:p>
          </table:table-cell>
          <table:table-cell office:value-type="float" office:value="72.65" calcext:value-type="float">
            <text:p>72.6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+0.47%</text:p>
          </table:table-cell>
          <table:table-cell office:value-type="string" calcext:value-type="string">
            <text:p>3.02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1.96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-3.48%</text:p>
          </table:table-cell>
          <table:table-cell office:value-type="string" calcext:value-type="string">
            <text:p>1.23%</text:p>
          </table:table-cell>
          <table:table-cell office:value-type="string" calcext:value-type="string">
            <text:p>38.88%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uy</text:p>
          </table:table-cell>
          <table:table-cell table:formula="of:=VALUE(MID([.F500];1;LEN([.F500])-1))" office:value-type="float" office:value="0.47" calcext:value-type="float">
            <text:p>0.47</text:p>
          </table:table-cell>
          <table:table-cell table:formula="of:=VALUE(SUBSTITUTE(SUBSTITUTE(SUBSTITUTE([.G500];&quot;M&quot;;&quot;0000&quot;);&quot;K&quot;;&quot;0&quot;);&quot;.&quot;;&quot;&quot;))" office:value-type="float" office:value="3020000" calcext:value-type="float">
            <text:p>3020000</text:p>
          </table:table-cell>
          <table:table-cell table:formula="of:=IF([.I500]=&quot;-&quot;;&quot;NULL&quot;;VALUE(MID([.I500];1;LEN([.I500])-1)))" office:value-type="float" office:value="0.47" calcext:value-type="float">
            <text:p>0.47</text:p>
          </table:table-cell>
          <table:table-cell table:formula="of:=IF([.J500]=&quot;-&quot;;&quot;NULL&quot;;VALUE(MID([.J500];1;LEN([.J500])-1)))" office:value-type="float" office:value="1.96" calcext:value-type="float">
            <text:p>1.96</text:p>
          </table:table-cell>
          <table:table-cell table:formula="of:=IF([.K500]=&quot;-&quot;;&quot;NULL&quot;;VALUE(MID([.K500];1;LEN([.K500])-1)))" office:value-type="float" office:value="0.97" calcext:value-type="float">
            <text:p>0.97</text:p>
          </table:table-cell>
          <table:table-cell table:formula="of:=IF([.L500]=&quot;-&quot;;&quot;NULL&quot;;VALUE(MID([.L500];1;LEN([.L500])-1)))" office:value-type="float" office:value="-3.48" calcext:value-type="float">
            <text:p>-3.48</text:p>
          </table:table-cell>
          <table:table-cell table:formula="of:=IF([.M500]=&quot;-&quot;;&quot;NULL&quot;;VALUE(MID([.M500];1;LEN([.M500])-1)))" office:value-type="float" office:value="1.23" calcext:value-type="float">
            <text:p>1.23</text:p>
          </table:table-cell>
          <table:table-cell table:formula="of:=IF([.N500]=&quot;-&quot;;&quot;NULL&quot;;VALUE(MID([.N500];1;LEN([.N500])-1)))" office:value-type="float" office:value="38.88" calcext:value-type="float">
            <text:p>38.88</text:p>
          </table:table-cell>
          <table:table-cell table:formula="of:=&quot;( &quot; &amp; (ROW()-1) &amp; &quot;, '&quot; &amp; [.A500] &amp; &quot;',&quot; &amp; [.B500] &amp; &quot;,&quot; &amp; [.C500] &amp; &quot;,&quot; &amp; [.D500] &amp; &quot;,&quot; &amp; [.E500] &amp; &quot;,&quot; &amp; [.R500] &amp; &quot;,&quot; &amp; [.S500] &amp; &quot;,'2014/09/19',&quot; &amp; [.T500] &amp; &quot;,&quot; &amp; [.U500] &amp; &quot;,&quot; &amp; [.V500] &amp; &quot;,&quot; &amp; [.W500] &amp; &quot;,&quot; &amp; [.X500] &amp; &quot;,&quot; &amp; [.Y500] &amp; &quot;,'&quot; &amp; [.O500] &amp; &quot;','&quot; &amp; [.P500] &amp; &quot;','&quot; &amp; [.Q500] &amp; &quot;'),&quot;" office:value-type="string" office:string-value="( 499, 'Yum! Brands',72.98,73.35,72.65,0.34,0.47,3020000,'2014/09/19',0.47,1.96,0.97,-3.48,1.23,38.88,'Strong Buy','Neutral','Buy')," calcext:value-type="string">
            <text:p>( 499, 'Yum! Brands',72.98,73.35,72.65,0.34,0.47,3020000,'2014/09/19',0.47,1.96,0.97,-3.48,1.23,38.88,'Strong Buy','Neutral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zimmer-hldgs" xlink:type="simple">Zimmer</text:a>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92" calcext:value-type="float">
            <text:p>104.92</text:p>
          </table:table-cell>
          <table:table-cell office:value-type="float" office:value="103.5" calcext:value-type="float">
            <text:p>103.5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1.23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-0.25%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3.35%</text:p>
          </table:table-cell>
          <table:table-cell office:value-type="string" calcext:value-type="string">
            <text:p>11.59%</text:p>
          </table:table-cell>
          <table:table-cell office:value-type="string" calcext:value-type="string">
            <text:p>25.12%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 Buy</text:p>
          </table:table-cell>
          <table:table-cell table:formula="of:=VALUE(MID([.F501];1;LEN([.F501])-1))" office:value-type="float" office:value="-0.25" calcext:value-type="float">
            <text:p>-0.25</text:p>
          </table:table-cell>
          <table:table-cell table:formula="of:=VALUE(SUBSTITUTE(SUBSTITUTE(SUBSTITUTE([.G501];&quot;M&quot;;&quot;0000&quot;);&quot;K&quot;;&quot;0&quot;);&quot;.&quot;;&quot;&quot;))" office:value-type="float" office:value="1230000" calcext:value-type="float">
            <text:p>1230000</text:p>
          </table:table-cell>
          <table:table-cell table:formula="of:=IF([.I501]=&quot;-&quot;;&quot;NULL&quot;;VALUE(MID([.I501];1;LEN([.I501])-1)))" office:value-type="float" office:value="-0.25" calcext:value-type="float">
            <text:p>-0.25</text:p>
          </table:table-cell>
          <table:table-cell table:formula="of:=IF([.J501]=&quot;-&quot;;&quot;NULL&quot;;VALUE(MID([.J501];1;LEN([.J501])-1)))" office:value-type="float" office:value="-0.91" calcext:value-type="float">
            <text:p>-0.91</text:p>
          </table:table-cell>
          <table:table-cell table:formula="of:=IF([.K501]=&quot;-&quot;;&quot;NULL&quot;;VALUE(MID([.K501];1;LEN([.K501])-1)))" office:value-type="float" office:value="3.35" calcext:value-type="float">
            <text:p>3.35</text:p>
          </table:table-cell>
          <table:table-cell table:formula="of:=IF([.L501]=&quot;-&quot;;&quot;NULL&quot;;VALUE(MID([.L501];1;LEN([.L501])-1)))" office:value-type="float" office:value="11.59" calcext:value-type="float">
            <text:p>11.59</text:p>
          </table:table-cell>
          <table:table-cell table:formula="of:=IF([.M501]=&quot;-&quot;;&quot;NULL&quot;;VALUE(MID([.M501];1;LEN([.M501])-1)))" office:value-type="float" office:value="25.12" calcext:value-type="float">
            <text:p>25.12</text:p>
          </table:table-cell>
          <table:table-cell table:formula="of:=IF([.N501]=&quot;-&quot;;&quot;NULL&quot;;VALUE(MID([.N501];1;LEN([.N501])-1)))" office:value-type="float" office:value="87.5" calcext:value-type="float">
            <text:p>87.5</text:p>
          </table:table-cell>
          <table:table-cell table:formula="of:=&quot;( &quot; &amp; (ROW()-1) &amp; &quot;, '&quot; &amp; [.A501] &amp; &quot;',&quot; &amp; [.B501] &amp; &quot;,&quot; &amp; [.C501] &amp; &quot;,&quot; &amp; [.D501] &amp; &quot;,&quot; &amp; [.E501] &amp; &quot;,&quot; &amp; [.R501] &amp; &quot;,&quot; &amp; [.S501] &amp; &quot;,'2014/09/19',&quot; &amp; [.T501] &amp; &quot;,&quot; &amp; [.U501] &amp; &quot;,&quot; &amp; [.V501] &amp; &quot;,&quot; &amp; [.W501] &amp; &quot;,&quot; &amp; [.X501] &amp; &quot;,&quot; &amp; [.Y501] &amp; &quot;,'&quot; &amp; [.O501] &amp; &quot;','&quot; &amp; [.P501] &amp; &quot;','&quot; &amp; [.Q501] &amp; &quot;'),&quot;" office:value-type="string" office:string-value="( 500, 'Zimmer',103.99,104.92,103.5,-0.26,-0.25,1230000,'2014/09/19',-0.25,-0.91,3.35,11.59,25.12,87.5,'Neutral','Strong Buy','Strong Buy')," calcext:value-type="string">
            <text:p>( 500, 'Zimmer',103.99,104.92,103.5,-0.26,-0.25,1230000,'2014/09/19',-0.25,-0.91,3.35,11.59,25.12,87.5,'Neutral','Strong Buy','Strong 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zions-bancorp" xlink:type="simple">Zions</text:a></text:p>
          </table:table-cell>
          <table:table-cell office:value-type="float" office:value="30.01" calcext:value-type="float">
            <text:p>30.01</text:p>
          </table:table-cell>
          <table:table-cell office:value-type="float" office:value="30.46" calcext:value-type="float">
            <text:p>30.46</text:p>
          </table:table-cell>
          <table:table-cell office:value-type="float" office:value="29.79" calcext:value-type="float">
            <text:p>29.7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+0.47%</text:p>
          </table:table-cell>
          <table:table-cell office:value-type="string" calcext:value-type="string">
            <text:p>4.79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0.47%</text:p>
          </table:table-cell>
          <table:table-cell office:value-type="string" calcext:value-type="string">
            <text:p>1.45%</text:p>
          </table:table-cell>
          <table:table-cell office:value-type="string" calcext:value-type="string">
            <text:p>3.45%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7.29%</text:p>
          </table:table-cell>
          <table:table-cell office:value-type="string" calcext:value-type="string">
            <text:p>95.38%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trong Buy</text:p>
          </table:table-cell>
          <table:table-cell office:value-type="string" calcext:value-type="string">
            <text:p>Buy</text:p>
          </table:table-cell>
          <table:table-cell table:formula="of:=VALUE(MID([.F502];1;LEN([.F502])-1))" office:value-type="float" office:value="0.47" calcext:value-type="float">
            <text:p>0.47</text:p>
          </table:table-cell>
          <table:table-cell table:formula="of:=VALUE(SUBSTITUTE(SUBSTITUTE(SUBSTITUTE([.G502];&quot;M&quot;;&quot;0000&quot;);&quot;K&quot;;&quot;0&quot;);&quot;.&quot;;&quot;&quot;))" office:value-type="float" office:value="4790000" calcext:value-type="float">
            <text:p>4790000</text:p>
          </table:table-cell>
          <table:table-cell table:formula="of:=IF([.I502]=&quot;-&quot;;&quot;NULL&quot;;VALUE(MID([.I502];1;LEN([.I502])-1)))" office:value-type="float" office:value="0.47" calcext:value-type="float">
            <text:p>0.47</text:p>
          </table:table-cell>
          <table:table-cell table:formula="of:=IF([.J502]=&quot;-&quot;;&quot;NULL&quot;;VALUE(MID([.J502];1;LEN([.J502])-1)))" office:value-type="float" office:value="1.45" calcext:value-type="float">
            <text:p>1.45</text:p>
          </table:table-cell>
          <table:table-cell table:formula="of:=IF([.K502]=&quot;-&quot;;&quot;NULL&quot;;VALUE(MID([.K502];1;LEN([.K502])-1)))" office:value-type="float" office:value="3.45" calcext:value-type="float">
            <text:p>3.45</text:p>
          </table:table-cell>
          <table:table-cell table:formula="of:=IF([.L502]=&quot;-&quot;;&quot;NULL&quot;;VALUE(MID([.L502];1;LEN([.L502])-1)))" office:value-type="float" office:value="0.17" calcext:value-type="float">
            <text:p>0.17</text:p>
          </table:table-cell>
          <table:table-cell table:formula="of:=IF([.M502]=&quot;-&quot;;&quot;NULL&quot;;VALUE(MID([.M502];1;LEN([.M502])-1)))" office:value-type="float" office:value="7.29" calcext:value-type="float">
            <text:p>7.29</text:p>
          </table:table-cell>
          <table:table-cell table:formula="of:=IF([.N502]=&quot;-&quot;;&quot;NULL&quot;;VALUE(MID([.N502];1;LEN([.N502])-1)))" office:value-type="float" office:value="95.38" calcext:value-type="float">
            <text:p>95.38</text:p>
          </table:table-cell>
          <table:table-cell table:formula="of:=&quot;( &quot; &amp; (ROW()-1) &amp; &quot;, '&quot; &amp; [.A502] &amp; &quot;',&quot; &amp; [.B502] &amp; &quot;,&quot; &amp; [.C502] &amp; &quot;,&quot; &amp; [.D502] &amp; &quot;,&quot; &amp; [.E502] &amp; &quot;,&quot; &amp; [.R502] &amp; &quot;,&quot; &amp; [.S502] &amp; &quot;,'2014/09/19',&quot; &amp; [.T502] &amp; &quot;,&quot; &amp; [.U502] &amp; &quot;,&quot; &amp; [.V502] &amp; &quot;,&quot; &amp; [.W502] &amp; &quot;,&quot; &amp; [.X502] &amp; &quot;,&quot; &amp; [.Y502] &amp; &quot;,'&quot; &amp; [.O502] &amp; &quot;','&quot; &amp; [.P502] &amp; &quot;','&quot; &amp; [.Q502] &amp; &quot;'),&quot;" office:value-type="string" office:string-value="( 501, 'Zions',30.01,30.46,29.79,0.14,0.47,4790000,'2014/09/19',0.47,1.45,3.45,0.17,7.29,95.38,'Buy','Strong Buy','Buy')," calcext:value-type="string">
            <text:p>( 501, 'Zions',30.01,30.46,29.79,0.14,0.47,4790000,'2014/09/19',0.47,1.45,3.45,0.17,7.29,95.38,'Buy','Strong Buy','Buy'),</text:p>
          </table:table-cell>
        </table:table-row>
        <table:table-row table:style-name="ro1">
          <table:table-cell office:value-type="string" calcext:value-type="string">
            <text:p><text:a xlink:href="http://www.investing.com/equities/zoetis-inc" xlink:type="simple">Zoetis Inc</text:a></text:p>
          </table:table-cell>
          <table:table-cell office:value-type="float" office:value="37.2" calcext:value-type="float">
            <text:p>37.2</text:p>
          </table:table-cell>
          <table:table-cell office:value-type="float" office:value="37.31" calcext:value-type="float">
            <text:p>37.31</text:p>
          </table:table-cell>
          <table:table-cell office:value-type="float" office:value="36.84" calcext:value-type="float">
            <text:p>36.8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1.36%</text:p>
          </table:table-cell>
          <table:table-cell office:value-type="string" calcext:value-type="string">
            <text:p>5.97M</text:p>
          </table:table-cell>
          <table:table-cell office:value-type="string" calcext:value-type="string">
            <text:p>19/09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2.82%</text:p>
          </table:table-cell>
          <table:table-cell office:value-type="string" calcext:value-type="string">
            <text:p>6.62%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15.56%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Strong Buy</text:p>
          </table:table-cell>
          <table:table-cell table:formula="of:=VALUE(MID([.F503];1;LEN([.F503])-1))" office:value-type="float" office:value="1.36" calcext:value-type="float">
            <text:p>1.36</text:p>
          </table:table-cell>
          <table:table-cell table:formula="of:=VALUE(SUBSTITUTE(SUBSTITUTE(SUBSTITUTE([.G503];&quot;M&quot;;&quot;0000&quot;);&quot;K&quot;;&quot;0&quot;);&quot;.&quot;;&quot;&quot;))" office:value-type="float" office:value="5970000" calcext:value-type="float">
            <text:p>5970000</text:p>
          </table:table-cell>
          <table:table-cell table:formula="of:=IF([.I503]=&quot;-&quot;;&quot;NULL&quot;;VALUE(MID([.I503];1;LEN([.I503])-1)))" office:value-type="float" office:value="1.36" calcext:value-type="float">
            <text:p>1.36</text:p>
          </table:table-cell>
          <table:table-cell table:formula="of:=IF([.J503]=&quot;-&quot;;&quot;NULL&quot;;VALUE(MID([.J503];1;LEN([.J503])-1)))" office:value-type="float" office:value="2.82" calcext:value-type="float">
            <text:p>2.82</text:p>
          </table:table-cell>
          <table:table-cell table:formula="of:=IF([.K503]=&quot;-&quot;;&quot;NULL&quot;;VALUE(MID([.K503];1;LEN([.K503])-1)))" office:value-type="float" office:value="6.62" calcext:value-type="float">
            <text:p>6.62</text:p>
          </table:table-cell>
          <table:table-cell table:formula="of:=IF([.L503]=&quot;-&quot;;&quot;NULL&quot;;VALUE(MID([.L503];1;LEN([.L503])-1)))" office:value-type="float" office:value="13.8" calcext:value-type="float">
            <text:p>13.8</text:p>
          </table:table-cell>
          <table:table-cell table:formula="of:=IF([.M503]=&quot;-&quot;;&quot;NULL&quot;;VALUE(MID([.M503];1;LEN([.M503])-1)))" office:value-type="float" office:value="15.56" calcext:value-type="float">
            <text:p>15.56</text:p>
          </table:table-cell>
          <table:table-cell table:formula="of:=IF([.N503]=&quot;-&quot;;&quot;NULL&quot;;VALUE(MID([.N503];1;LEN([.N503])-1)))" office:value-type="string" office:string-value="NULL" calcext:value-type="string">
            <text:p>NULL</text:p>
          </table:table-cell>
          <table:table-cell table:formula="of:=&quot;( &quot; &amp; (ROW()-1) &amp; &quot;, '&quot; &amp; [.A503] &amp; &quot;',&quot; &amp; [.B503] &amp; &quot;,&quot; &amp; [.C503] &amp; &quot;,&quot; &amp; [.D503] &amp; &quot;,&quot; &amp; [.E503] &amp; &quot;,&quot; &amp; [.R503] &amp; &quot;,&quot; &amp; [.S503] &amp; &quot;,'2014/09/19',&quot; &amp; [.T503] &amp; &quot;,&quot; &amp; [.U503] &amp; &quot;,&quot; &amp; [.V503] &amp; &quot;,&quot; &amp; [.W503] &amp; &quot;,&quot; &amp; [.X503] &amp; &quot;,&quot; &amp; [.Y503] &amp; &quot;,'&quot; &amp; [.O503] &amp; &quot;','&quot; &amp; [.P503] &amp; &quot;','&quot; &amp; [.Q503] &amp; &quot;'),&quot;" office:value-type="string" office:string-value="( 502, 'Zoetis Inc',37.2,37.31,36.84,0.5,1.36,5970000,'2014/09/19',1.36,2.82,6.62,13.8,15.56,NULL,'Strong Buy','Strong Buy','Strong Buy')," calcext:value-type="string">
            <text:p>( 502, 'Zoetis Inc',37.2,37.31,36.84,0.5,1.36,5970000,'2014/09/19',1.36,2.82,6.62,13.8,15.56,NULL,'Strong Buy','Strong Buy','Strong Buy'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1:00:13.570488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0:08:14.730543406</meta:creation-date>
    <dc:date>2014-09-20T11:14:34.330682255</dc:date>
    <meta:editing-duration>PT34M12S</meta:editing-duration>
    <meta:editing-cycles>4</meta:editing-cycles>
    <meta:generator>LibreOffice/4.3.1.2$Linux_X86_64 LibreOffice_project/430m0$Build-2</meta:generator>
    <meta:document-statistic meta:table-count="1" meta:cell-count="13077" meta:object-count="0"/>
  </office:meta>
</office:document-meta>
</file>